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Object 14/content.xml"/>
  <manifest:file-entry manifest:media-type="text/xml" manifest:full-path="Object 14/styles.xml"/>
  <manifest:file-entry manifest:media-type="text/xml" manifest:full-path="Object 14/meta.xml"/>
  <manifest:file-entry manifest:media-type="application/vnd.oasis.opendocument.char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meta.xml"/>
  <manifest:file-entry manifest:media-type="application/vnd.oasis.opendocument.chart" manifest:full-path="Object 15/"/>
  <manifest:file-entry manifest:media-type="text/xml" manifest:full-path="Object 16/content.xml"/>
  <manifest:file-entry manifest:media-type="text/xml" manifest:full-path="Object 16/styles.xml"/>
  <manifest:file-entry manifest:media-type="text/xml" manifest:full-path="Object 16/meta.xml"/>
  <manifest:file-entry manifest:media-type="application/vnd.oasis.opendocument.chart" manifest:full-path="Object 16/"/>
  <manifest:file-entry manifest:media-type="text/xml" manifest:full-path="Object 17/content.xml"/>
  <manifest:file-entry manifest:media-type="text/xml" manifest:full-path="Object 17/styles.xml"/>
  <manifest:file-entry manifest:media-type="text/xml" manifest:full-path="Object 17/meta.xml"/>
  <manifest:file-entry manifest:media-type="application/vnd.oasis.opendocument.chart" manifest:full-path="Object 17/"/>
  <manifest:file-entry manifest:media-type="text/xml" manifest:full-path="Object 18/content.xml"/>
  <manifest:file-entry manifest:media-type="text/xml" manifest:full-path="Object 18/styles.xml"/>
  <manifest:file-entry manifest:media-type="text/xml" manifest:full-path="Object 18/meta.xml"/>
  <manifest:file-entry manifest:media-type="application/vnd.oasis.opendocument.chart" manifest:full-path="Object 18/"/>
  <manifest:file-entry manifest:media-type="text/xml" manifest:full-path="Object 19/content.xml"/>
  <manifest:file-entry manifest:media-type="text/xml" manifest:full-path="Object 19/styles.xml"/>
  <manifest:file-entry manifest:media-type="text/xml" manifest:full-path="Object 19/meta.xml"/>
  <manifest:file-entry manifest:media-type="application/vnd.oasis.opendocument.chart" manifest:full-path="Object 19/"/>
  <manifest:file-entry manifest:media-type="text/xml" manifest:full-path="Object 20/content.xml"/>
  <manifest:file-entry manifest:media-type="text/xml" manifest:full-path="Object 20/styles.xml"/>
  <manifest:file-entry manifest:media-type="text/xml" manifest:full-path="Object 20/meta.xml"/>
  <manifest:file-entry manifest:media-type="application/vnd.oasis.opendocument.chart" manifest:full-path="Object 20/"/>
  <manifest:file-entry manifest:media-type="text/xml" manifest:full-path="Object 21/content.xml"/>
  <manifest:file-entry manifest:media-type="text/xml" manifest:full-path="Object 21/styles.xml"/>
  <manifest:file-entry manifest:media-type="text/xml" manifest:full-path="Object 21/meta.xml"/>
  <manifest:file-entry manifest:media-type="application/vnd.oasis.opendocument.chart" manifest:full-path="Object 21/"/>
  <manifest:file-entry manifest:media-type="text/xml" manifest:full-path="Object 22/content.xml"/>
  <manifest:file-entry manifest:media-type="text/xml" manifest:full-path="Object 22/styles.xml"/>
  <manifest:file-entry manifest:media-type="text/xml" manifest:full-path="Object 22/meta.xml"/>
  <manifest:file-entry manifest:media-type="application/vnd.oasis.opendocument.chart" manifest:full-path="Object 22/"/>
  <manifest:file-entry manifest:media-type="text/xml" manifest:full-path="Object 23/content.xml"/>
  <manifest:file-entry manifest:media-type="text/xml" manifest:full-path="Object 23/styles.xml"/>
  <manifest:file-entry manifest:media-type="text/xml" manifest:full-path="Object 23/meta.xml"/>
  <manifest:file-entry manifest:media-type="application/vnd.oasis.opendocument.chart" manifest:full-path="Object 23/"/>
  <manifest:file-entry manifest:media-type="text/xml" manifest:full-path="Object 24/content.xml"/>
  <manifest:file-entry manifest:media-type="text/xml" manifest:full-path="Object 24/styles.xml"/>
  <manifest:file-entry manifest:media-type="text/xml" manifest:full-path="Object 24/meta.xml"/>
  <manifest:file-entry manifest:media-type="application/vnd.oasis.opendocument.chart" manifest:full-path="Object 24/"/>
  <manifest:file-entry manifest:media-type="text/xml" manifest:full-path="Object 25/content.xml"/>
  <manifest:file-entry manifest:media-type="text/xml" manifest:full-path="Object 25/styles.xml"/>
  <manifest:file-entry manifest:media-type="text/xml" manifest:full-path="Object 25/meta.xml"/>
  <manifest:file-entry manifest:media-type="application/vnd.oasis.opendocument.chart" manifest:full-path="Object 25/"/>
  <manifest:file-entry manifest:media-type="text/xml" manifest:full-path="Object 26/content.xml"/>
  <manifest:file-entry manifest:media-type="text/xml" manifest:full-path="Object 26/styles.xml"/>
  <manifest:file-entry manifest:media-type="text/xml" manifest:full-path="Object 26/meta.xml"/>
  <manifest:file-entry manifest:media-type="application/vnd.oasis.opendocument.chart" manifest:full-path="Object 26/"/>
  <manifest:file-entry manifest:media-type="text/xml" manifest:full-path="Object 27/content.xml"/>
  <manifest:file-entry manifest:media-type="text/xml" manifest:full-path="Object 27/styles.xml"/>
  <manifest:file-entry manifest:media-type="text/xml" manifest:full-path="Object 27/meta.xml"/>
  <manifest:file-entry manifest:media-type="application/vnd.oasis.opendocument.chart" manifest:full-path="Object 27/"/>
  <manifest:file-entry manifest:media-type="text/xml" manifest:full-path="Object 28/content.xml"/>
  <manifest:file-entry manifest:media-type="text/xml" manifest:full-path="Object 28/styles.xml"/>
  <manifest:file-entry manifest:media-type="text/xml" manifest:full-path="Object 28/meta.xml"/>
  <manifest:file-entry manifest:media-type="application/vnd.oasis.opendocument.chart" manifest:full-path="Object 28/"/>
  <manifest:file-entry manifest:media-type="text/xml" manifest:full-path="Object 29/content.xml"/>
  <manifest:file-entry manifest:media-type="text/xml" manifest:full-path="Object 29/styles.xml"/>
  <manifest:file-entry manifest:media-type="text/xml" manifest:full-path="Object 29/meta.xml"/>
  <manifest:file-entry manifest:media-type="application/vnd.oasis.opendocument.chart" manifest:full-path="Object 29/"/>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meta.xml"/>
  <manifest:file-entry manifest:media-type="application/vnd.oasis.opendocument.chart" manifest:full-path="Object 30/"/>
  <manifest:file-entry manifest:media-type="text/xml" manifest:full-path="Object 31/content.xml"/>
  <manifest:file-entry manifest:media-type="text/xml" manifest:full-path="Object 31/styles.xml"/>
  <manifest:file-entry manifest:media-type="text/xml" manifest:full-path="Object 31/meta.xml"/>
  <manifest:file-entry manifest:media-type="application/vnd.oasis.opendocument.chart" manifest:full-path="Object 31/"/>
  <manifest:file-entry manifest:media-type="text/xml" manifest:full-path="Object 32/content.xml"/>
  <manifest:file-entry manifest:media-type="text/xml" manifest:full-path="Object 32/styles.xml"/>
  <manifest:file-entry manifest:media-type="text/xml" manifest:full-path="Object 32/meta.xml"/>
  <manifest:file-entry manifest:media-type="application/vnd.oasis.opendocument.chart" manifest:full-path="Object 3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icrosoft Sans Serif" svg:font-family="'Microsoft Sans Serif'"/>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256in"/>
    </style:style>
    <style:style style:name="co2" style:family="table-column">
      <style:table-column-properties fo:break-before="auto" style:column-width="2.7528in"/>
    </style:style>
    <style:style style:name="co3" style:family="table-column">
      <style:table-column-properties fo:break-before="auto" style:column-width="1.0571in"/>
    </style:style>
    <style:style style:name="co4" style:family="table-column">
      <style:table-column-properties fo:break-before="auto" style:column-width="0.7047in"/>
    </style:style>
    <style:style style:name="co5" style:family="table-column">
      <style:table-column-properties fo:break-before="auto" style:column-width="0.6984in"/>
    </style:style>
    <style:style style:name="ro1" style:family="table-row">
      <style:table-row-properties style:row-height="0.4862in" fo:break-before="auto" style:use-optimal-row-height="false"/>
    </style:style>
    <style:style style:name="ro2" style:family="table-row">
      <style:table-row-properties style:row-height="0.3472in" fo:break-before="auto" style:use-optimal-row-height="false"/>
    </style:style>
    <style:style style:name="ro3" style:family="table-row">
      <style:table-row-properties style:row-height="0.4165in" fo:break-before="auto" style:use-optimal-row-height="false"/>
    </style:style>
    <style:style style:name="ro4" style:family="table-row">
      <style:table-row-properties style:row-height="0.1772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1.5752in" fo:break-before="auto" style:use-optimal-row-height="true"/>
    </style:style>
    <style:style style:name="ta1" style:family="table" style:master-page-name="PageStyle_5f_Question_20_1">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ackground-color="#dddddd"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ackground-color="#dee9f7" style:text-align-source="value-type" style:repeat-content="false"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eeeee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 style:family="table-cell" style:parent-style-name="Default">
      <style:table-cell-properties style:glyph-orientation-vertical="0" fo:background-color="#cdd8e6"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 style:family="table-cell" style:parent-style-name="Default">
      <style:table-cell-properties style:glyph-orientation-vertical="0" fo:background-color="#dddddd"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 style:family="table-cell" style:parent-style-name="Default">
      <style:table-cell-properties style:glyph-orientation-vertical="0" fo:background-color="#dddddd"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1">
      <style:table-cell-properties fo:background-color="#eeeee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fo:background-color="#dddddd"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ackground-color="#dee9f7"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ackground-color="#eeeeee" style:text-align-source="value-type" style:repeat-content="false" fo:wrap-option="wrap" style:direction="ltr" style:rotation-angle="0" style:rotation-align="none" style:shrink-to-fit="false" style:vertical-align="automatic"/>
      <style:paragraph-properties fo:margin-left="0in" style:writing-mode="page"/>
    </style:style>
    <style:style style:name="ce13"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4"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5" style:family="table-cell" style:parent-style-name="Default" style:data-style-name="N144">
      <style:table-cell-properties fo:background-color="#eeeee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fo:background-color="#cdd8e6"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data-style-name="N143">
      <style:table-cell-properties style:glyph-orientation-vertical="0" fo:background-color="#dee9f7"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8" style:family="table-cell" style:parent-style-name="Default">
      <style:table-cell-properties style:glyph-orientation-vertical="0" fo:background-color="#dee9f7"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19" style:family="table-cell" style:parent-style-name="Default" style:data-style-name="N1">
      <style:table-cell-properties style:glyph-orientation-vertical="0" fo:background-color="#dee9f7"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20" style:family="table-cell" style:parent-style-name="Default">
      <style:table-cell-properties style:glyph-orientation-vertical="0" fo:background-color="#dee9f7"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21"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glyph-orientation-vertical="0" fo:background-color="#dee9f7"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ackground-color="#eeeee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25" style:family="table-cell" style:parent-style-name="Default" style:data-style-name="N2">
      <style:table-cell-properties style:glyph-orientation-vertical="0" fo:background-color="#eeeee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26" style:family="table-cell" style:parent-style-name="Default" style:data-style-name="N143">
      <style:table-cell-properties style:glyph-orientation-vertical="0" fo:background-color="#dee9f7" style:text-align-source="fix" style:repeat-content="false" fo:wrap-option="no-wrap"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gr1" style:family="graphic">
      <style:graphic-properties draw:ole-draw-aspect="1"/>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Question 1" table:style-name="ta1" table:print="false">
        <office:forms form:automatic-focus="false" form:apply-design-mode="false"/>
        <table:table-column table:style-name="co1" table:default-cell-style-name="ce8"/>
        <table:table-column table:style-name="co2" table:default-cell-style-name="ce15"/>
        <table:table-column table:style-name="co3" table:number-columns-repeated="2" table:default-cell-style-name="Default"/>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How did you first get involved with open-source hardware?</text:p>
          </table:table-cell>
          <table:covered-table-cell table:style-name="ce10" office:value-type="string">
            <text:p>How did you first get involved with open-source hardware?</text:p>
          </table:covered-table-cell>
          <table:covered-table-cell table:style-name="ce10" office:value-type="string">
            <text:p>How did you first get involved with open-source hardware?</text:p>
          </table:covered-table-cell>
          <table:covered-table-cell table:style-name="ce10" office:value-type="string">
            <text:p>How did you first get involved with open-source hardwar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table:style-name="ce4" office:value-type="string" table:number-columns-spanned="2" table:number-rows-spanned="1">
            <text:p>By reading about it</text:p>
          </table:table-cell>
          <table:covered-table-cell table:style-name="ce12" office:value-type="string">
            <text:p>By reading about it</text:p>
          </table:covered-table-cell>
          <table:table-cell table:style-name="ce17" office:value-type="percentage" office:value="0.303">
            <text:p>30.3%</text:p>
          </table:table-cell>
          <table:table-cell table:style-name="ce19" office:value-type="float" office:value="291">
            <text:p>291</text:p>
          </table:table-cell>
          <table:table-cell table:number-columns-repeated="1020"/>
        </table:table-row>
        <table:table-row table:style-name="ro4">
          <table:table-cell table:style-name="ce4" office:value-type="string" table:number-columns-spanned="2" table:number-rows-spanned="1">
            <text:p>Through use of open-source hardware products</text:p>
          </table:table-cell>
          <table:covered-table-cell table:style-name="ce12" office:value-type="string">
            <text:p>Through use of open-source hardware products</text:p>
          </table:covered-table-cell>
          <table:table-cell table:style-name="ce17" office:value-type="percentage" office:value="0.309">
            <text:p>30.9%</text:p>
          </table:table-cell>
          <table:table-cell table:style-name="ce19" office:value-type="float" office:value="297">
            <text:p>297</text:p>
          </table:table-cell>
          <table:table-cell table:number-columns-repeated="1020"/>
        </table:table-row>
        <table:table-row table:style-name="ro4">
          <table:table-cell table:style-name="ce4" office:value-type="string" table:number-columns-spanned="2" table:number-rows-spanned="1">
            <text:p>Through involvement with open-source software</text:p>
          </table:table-cell>
          <table:covered-table-cell table:style-name="ce12" office:value-type="string">
            <text:p>Through involvement with open-source software</text:p>
          </table:covered-table-cell>
          <table:table-cell table:style-name="ce17" office:value-type="percentage" office:value="0.146">
            <text:p>14.6%</text:p>
          </table:table-cell>
          <table:table-cell table:style-name="ce19" office:value-type="float" office:value="140">
            <text:p>140</text:p>
          </table:table-cell>
          <table:table-cell table:number-columns-repeated="1020"/>
        </table:table-row>
        <table:table-row table:style-name="ro4">
          <table:table-cell table:style-name="ce4" office:value-type="string" table:number-columns-spanned="2" table:number-rows-spanned="1">
            <text:p>By looking up hardware designs</text:p>
          </table:table-cell>
          <table:covered-table-cell table:style-name="ce12" office:value-type="string">
            <text:p>By looking up hardware designs</text:p>
          </table:covered-table-cell>
          <table:table-cell table:style-name="ce17" office:value-type="percentage" office:value="0.104">
            <text:p>10.4%</text:p>
          </table:table-cell>
          <table:table-cell table:style-name="ce19" office:value-type="float" office:value="100">
            <text:p>100</text:p>
          </table:table-cell>
          <table:table-cell table:number-columns-repeated="1020"/>
        </table:table-row>
        <table:table-row table:style-name="ro4">
          <table:table-cell table:style-name="ce4" office:value-type="string" table:number-columns-spanned="2" table:number-rows-spanned="1">
            <text:p>Through events, conferences, etc.</text:p>
          </table:table-cell>
          <table:covered-table-cell table:style-name="ce12" office:value-type="string">
            <text:p>Through events, conferences, etc.</text:p>
          </table:covered-table-cell>
          <table:table-cell table:style-name="ce17" office:value-type="percentage" office:value="0.031">
            <text:p>3.1%</text:p>
          </table:table-cell>
          <table:table-cell table:style-name="ce19" office:value-type="float" office:value="30">
            <text:p>30</text:p>
          </table:table-cell>
          <table:table-cell table:number-columns-repeated="2"/>
          <table:table-cell>
            <draw:frame table:end-cell-address="'Question 1'.P27" table:end-x="0.0012in" table:end-y="0.1768in" draw:z-index="0" draw:name="Chart 1" draw:style-name="gr1" svg:width="6.3209in" svg:height="3.6917in" svg:x="0.0004in" svg:y="0.0004in">
              <draw:object draw:notify-on-update-of-ranges="'Question 1'.A4:'Question 1'.A10 'Question 1'.C4:'Question 1'.C10" xlink:href="./Object 1" xlink:type="simple" xlink:show="embed" xlink:actuate="onLoad"/>
              <draw:image xlink:href="./ObjectReplacements/Object 1" xlink:type="simple" xlink:show="embed" xlink:actuate="onLoad"/>
            </draw:frame>
          </table:table-cell>
          <table:table-cell table:number-columns-repeated="1017"/>
        </table:table-row>
        <table:table-row table:style-name="ro4">
          <table:table-cell table:style-name="ce4" office:value-type="string" table:number-columns-spanned="2" table:number-rows-spanned="1">
            <text:p>Through conversations with other people</text:p>
          </table:table-cell>
          <table:covered-table-cell table:style-name="ce12" office:value-type="string">
            <text:p>Through conversations with other people</text:p>
          </table:covered-table-cell>
          <table:table-cell table:style-name="ce17" office:value-type="percentage" office:value="0.098">
            <text:p>9.8%</text:p>
          </table:table-cell>
          <table:table-cell table:style-name="ce19" office:value-type="float" office:value="94">
            <text:p>94</text:p>
          </table:table-cell>
          <table:table-cell table:number-columns-repeated="1020"/>
        </table:table-row>
        <table:table-row table:style-name="ro4">
          <table:table-cell table:style-name="ce4" office:value-type="string" table:number-columns-spanned="2" table:number-rows-spanned="1">
            <text:p>I don't really know what open-source hardware is</text:p>
          </table:table-cell>
          <table:covered-table-cell table:style-name="ce12" office:value-type="string">
            <text:p>I don't really know what open-source hardware is</text:p>
          </table:covered-table-cell>
          <table:table-cell table:style-name="ce17" office:value-type="percentage" office:value="0.008">
            <text:p>0.8%</text:p>
          </table:table-cell>
          <table:table-cell table:style-name="ce19" office:value-type="float" office:value="8">
            <text:p>8</text:p>
          </table:table-cell>
          <table:table-cell table:number-columns-repeated="1020"/>
        </table:table-row>
        <table:table-row table:style-name="ro4">
          <table:table-cell table:style-name="ce4" office:value-type="string" table:number-columns-spanned="3" table:number-rows-spanned="1">
            <text:p>Other (please specify)</text:p>
          </table:table-cell>
          <table:covered-table-cell table:style-name="ce12" office:value-type="string">
            <text:p>Other (please specify)</text:p>
          </table:covered-table-cell>
          <table:covered-table-cell table:style-name="ce18" office:value-type="float" office:value="51">
            <text:p>51</text:p>
          </table:covered-table-cell>
          <table:table-cell table:style-name="ce20" office:value-type="float" office:value="51">
            <text:p>51</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960">
            <text:p>960</text:p>
          </table:covered-table-cell>
          <table:table-cell table:style-name="ce21" office:value-type="float" office:value="960">
            <text:p>960</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47">
            <text:p>47</text:p>
          </table:covered-table-cell>
          <table:table-cell table:style-name="ce22" office:value-type="float" office:value="47">
            <text:p>47</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7" office:value-type="string">
            <text:p>Number</text:p>
          </table:table-cell>
          <table:table-cell table:style-name="ce7" office:value-type="string">
            <text:p>Response Date</text:p>
          </table:table-cell>
          <table:table-cell table:style-name="ce7" office:value-type="string">
            <text:p>Other (please specify)</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4-01-09T22:57:00">
            <text:p>Jan 9, 2014 10:57 PM</text:p>
          </table:table-cell>
          <table:table-cell office:value-type="string">
            <text:p>in my undergrad.</text:p>
          </table:table-cell>
          <table:table-cell table:number-columns-repeated="1021"/>
        </table:table-row>
        <table:table-row table:style-name="ro5">
          <table:table-cell office:value-type="float" office:value="2">
            <text:p>2</text:p>
          </table:table-cell>
          <table:table-cell office:value-type="date" office:date-value="2013-12-09T09:28:00">
            <text:p>Dec 9, 2013 9:28 AM</text:p>
          </table:table-cell>
          <table:table-cell office:value-type="string">
            <text:p>I didn`t know about hardware. but i really want to know :), maybe able to build it to :)</text:p>
          </table:table-cell>
          <table:table-cell table:number-columns-repeated="1021"/>
        </table:table-row>
        <table:table-row table:style-name="ro5">
          <table:table-cell office:value-type="float" office:value="3">
            <text:p>3</text:p>
          </table:table-cell>
          <table:table-cell office:value-type="date" office:date-value="2013-11-13T01:17:00">
            <text:p>Nov 13, 2013 1:17 AM</text:p>
          </table:table-cell>
          <table:table-cell office:value-type="string">
            <text:p>friends</text:p>
          </table:table-cell>
          <table:table-cell table:number-columns-repeated="1021"/>
        </table:table-row>
        <table:table-row table:style-name="ro5">
          <table:table-cell office:value-type="float" office:value="4">
            <text:p>4</text:p>
          </table:table-cell>
          <table:table-cell office:value-type="date" office:date-value="2013-11-03T20:35:00">
            <text:p>Nov 3, 2013 8:35 PM</text:p>
          </table:table-cell>
          <table:table-cell office:value-type="string">
            <text:p>by making open-source hardware</text:p>
          </table:table-cell>
          <table:table-cell table:number-columns-repeated="1021"/>
        </table:table-row>
        <table:table-row table:style-name="ro5">
          <table:table-cell office:value-type="float" office:value="5">
            <text:p>5</text:p>
          </table:table-cell>
          <table:table-cell office:value-type="date" office:date-value="2013-10-30T17:08:00.000001">
            <text:p>Oct 30, 2013 5:08 PM</text:p>
          </table:table-cell>
          <table:table-cell office:value-type="string">
            <text:p>Through my local hackerspace.</text:p>
          </table:table-cell>
          <table:table-cell table:number-columns-repeated="1021"/>
        </table:table-row>
        <table:table-row table:style-name="ro5">
          <table:table-cell office:value-type="float" office:value="6">
            <text:p>6</text:p>
          </table:table-cell>
          <table:table-cell office:value-type="date" office:date-value="2013-10-30T03:57:00">
            <text:p>Oct 30, 2013 3:57 AM</text:p>
          </table:table-cell>
          <table:table-cell office:value-type="string">
            <text:p>By ecountering the maker community online.</text:p>
          </table:table-cell>
          <table:table-cell table:number-columns-repeated="1021"/>
        </table:table-row>
        <table:table-row table:style-name="ro5">
          <table:table-cell office:value-type="float" office:value="7">
            <text:p>7</text:p>
          </table:table-cell>
          <table:table-cell office:value-type="date" office:date-value="2013-10-29T15:22:00">
            <text:p>Oct 29, 2013 3:22 PM</text:p>
          </table:table-cell>
          <table:table-cell office:value-type="string">
            <text:p>By working at SparkFun</text:p>
          </table:table-cell>
          <table:table-cell table:number-columns-repeated="1021"/>
        </table:table-row>
        <table:table-row table:style-name="ro5">
          <table:table-cell office:value-type="float" office:value="8">
            <text:p>8</text:p>
          </table:table-cell>
          <table:table-cell office:value-type="date" office:date-value="2013-10-29T02:32:00">
            <text:p>Oct 29, 2013 2:32 AM</text:p>
          </table:table-cell>
          <table:table-cell office:value-type="string">
            <text:p>Popular Electronics and Electronics Now magazines provided open-source hardware designs before it was called such.</text:p>
          </table:table-cell>
          <table:table-cell table:number-columns-repeated="1021"/>
        </table:table-row>
        <table:table-row table:style-name="ro5">
          <table:table-cell office:value-type="float" office:value="9">
            <text:p>9</text:p>
          </table:table-cell>
          <table:table-cell office:value-type="date" office:date-value="2013-10-28T22:24:00">
            <text:p>Oct 28, 2013 10:24 PM</text:p>
          </table:table-cell>
          <table:table-cell office:value-type="string">
            <text:p>School, ITP</text:p>
          </table:table-cell>
          <table:table-cell table:number-columns-repeated="1021"/>
        </table:table-row>
        <table:table-row table:style-name="ro5">
          <table:table-cell office:value-type="float" office:value="10">
            <text:p>10</text:p>
          </table:table-cell>
          <table:table-cell office:value-type="date" office:date-value="2013-10-28T21:56:00">
            <text:p>Oct 28, 2013 9:56 PM</text:p>
          </table:table-cell>
          <table:table-cell office:value-type="string">
            <text:p>Working with an open source hardware vendor (Bug Labs)</text:p>
          </table:table-cell>
          <table:table-cell table:number-columns-repeated="1021"/>
        </table:table-row>
        <table:table-row table:style-name="ro5">
          <table:table-cell office:value-type="float" office:value="11">
            <text:p>11</text:p>
          </table:table-cell>
          <table:table-cell office:value-type="date" office:date-value="2013-10-28T21:51:00">
            <text:p>Oct 28, 2013 9:51 PM</text:p>
          </table:table-cell>
          <table:table-cell office:value-type="string">
            <text:p>Through my company</text:p>
          </table:table-cell>
          <table:table-cell table:number-columns-repeated="1021"/>
        </table:table-row>
        <table:table-row table:style-name="ro5">
          <table:table-cell office:value-type="float" office:value="12">
            <text:p>12</text:p>
          </table:table-cell>
          <table:table-cell office:value-type="date" office:date-value="2013-10-28T21:31:00">
            <text:p>Oct 28, 2013 9:31 PM</text:p>
          </table:table-cell>
          <table:table-cell office:value-type="string">
            <text:p>Been doing it for almost 20 years. Was giving my source designs away as part of the project.</text:p>
          </table:table-cell>
          <table:table-cell table:number-columns-repeated="1021"/>
        </table:table-row>
        <table:table-row table:style-name="ro5">
          <table:table-cell office:value-type="float" office:value="13">
            <text:p>13</text:p>
          </table:table-cell>
          <table:table-cell office:value-type="date" office:date-value="2013-10-28T21:29:00">
            <text:p>Oct 28, 2013 9:29 PM</text:p>
          </table:table-cell>
          <table:table-cell office:value-type="string">
            <text:p>I met Addie through Facebook.</text:p>
          </table:table-cell>
          <table:table-cell table:number-columns-repeated="1021"/>
        </table:table-row>
        <table:table-row table:style-name="ro5">
          <table:table-cell office:value-type="float" office:value="14">
            <text:p>14</text:p>
          </table:table-cell>
          <table:table-cell office:value-type="date" office:date-value="2013-10-28T21:11:00">
            <text:p>Oct 28, 2013 9:11 PM</text:p>
          </table:table-cell>
          <table:table-cell office:value-type="string">
            <text:p>Maker Faire NY - I travelled from far away and it seemed like a prudent thing to attend the pre-faire events.</text:p>
          </table:table-cell>
          <table:table-cell table:number-columns-repeated="1021"/>
        </table:table-row>
        <table:table-row table:style-name="ro5">
          <table:table-cell office:value-type="float" office:value="15">
            <text:p>15</text:p>
          </table:table-cell>
          <table:table-cell office:value-type="date" office:date-value="2013-10-28T21:10:00">
            <text:p>Oct 28, 2013 9:10 PM</text:p>
          </table:table-cell>
          <table:table-cell office:value-type="string">
            <text:p>I was invited to share my work at OHS 2012</text:p>
          </table:table-cell>
          <table:table-cell table:number-columns-repeated="1021"/>
        </table:table-row>
        <table:table-row table:style-name="ro5">
          <table:table-cell office:value-type="float" office:value="16">
            <text:p>16</text:p>
          </table:table-cell>
          <table:table-cell office:value-type="date" office:date-value="2013-10-28T21:09:00">
            <text:p>Oct 28, 2013 9:09 PM</text:p>
          </table:table-cell>
          <table:table-cell office:value-type="string">
            <text:p>I wanted something that I could not afford to buy.</text:p>
          </table:table-cell>
          <table:table-cell table:number-columns-repeated="1021"/>
        </table:table-row>
        <table:table-row table:style-name="ro5">
          <table:table-cell office:value-type="float" office:value="17">
            <text:p>17</text:p>
          </table:table-cell>
          <table:table-cell office:value-type="date" office:date-value="2013-10-28T21:07:00">
            <text:p>Oct 28, 2013 9:07 PM</text:p>
          </table:table-cell>
          <table:table-cell office:value-type="string">
            <text:p>facebook</text:p>
          </table:table-cell>
          <table:table-cell table:number-columns-repeated="1021"/>
        </table:table-row>
        <table:table-row table:style-name="ro5">
          <table:table-cell office:value-type="float" office:value="18">
            <text:p>18</text:p>
          </table:table-cell>
          <table:table-cell office:value-type="date" office:date-value="2013-10-28T21:06:00">
            <text:p>Oct 28, 2013 9:06 PM</text:p>
          </table:table-cell>
          <table:table-cell office:value-type="string">
            <text:p>Searching for an open hardware event</text:p>
          </table:table-cell>
          <table:table-cell table:number-columns-repeated="1021"/>
        </table:table-row>
        <table:table-row table:style-name="ro5">
          <table:table-cell office:value-type="float" office:value="19">
            <text:p>19</text:p>
          </table:table-cell>
          <table:table-cell office:value-type="date" office:date-value="2013-10-01T20:32:00">
            <text:p>Oct 1, 2013 8:32 PM</text:p>
          </table:table-cell>
          <table:table-cell office:value-type="string">
            <text:p>From porter and Chester institute</text:p>
          </table:table-cell>
          <table:table-cell table:number-columns-repeated="1021"/>
        </table:table-row>
        <table:table-row table:style-name="ro5">
          <table:table-cell office:value-type="float" office:value="20">
            <text:p>20</text:p>
          </table:table-cell>
          <table:table-cell office:value-type="date" office:date-value="2013-08-22T14:34:00">
            <text:p>Aug 22, 2013 2:34 PM</text:p>
          </table:table-cell>
          <table:table-cell office:value-type="string">
            <text:p>Arduino and Raspberry Pi looking for Interfaces and sensor circuit descriptions</text:p>
          </table:table-cell>
          <table:table-cell table:number-columns-repeated="1021"/>
        </table:table-row>
        <table:table-row table:style-name="ro5">
          <table:table-cell office:value-type="float" office:value="21">
            <text:p>21</text:p>
          </table:table-cell>
          <table:table-cell office:value-type="date" office:date-value="2013-08-16T19:01:00">
            <text:p>Aug 16, 2013 7:01 PM</text:p>
          </table:table-cell>
          <table:table-cell office:value-type="string">
            <text:p>I started back in the days before we thought about putting licenses on designs we were giving away.</text:p>
          </table:table-cell>
          <table:table-cell table:number-columns-repeated="1021"/>
        </table:table-row>
        <table:table-row table:style-name="ro5">
          <table:table-cell office:value-type="float" office:value="22">
            <text:p>22</text:p>
          </table:table-cell>
          <table:table-cell office:value-type="date" office:date-value="2013-08-10T07:35:00">
            <text:p>Aug 10, 2013 7:35 AM</text:p>
          </table:table-cell>
          <table:table-cell office:value-type="string">
            <text:p>By coming up with new ideas and not being stingey</text:p>
          </table:table-cell>
          <table:table-cell table:number-columns-repeated="1021"/>
        </table:table-row>
        <table:table-row table:style-name="ro5">
          <table:table-cell office:value-type="float" office:value="23">
            <text:p>23</text:p>
          </table:table-cell>
          <table:table-cell office:value-type="date" office:date-value="2013-08-09T07:33:00">
            <text:p>Aug 9, 2013 7:33 AM</text:p>
          </table:table-cell>
          <table:table-cell office:value-type="string">
            <text:p>I think I heard about Arduino and then soon after Open Source Ecology!</text:p>
          </table:table-cell>
          <table:table-cell table:number-columns-repeated="1021"/>
        </table:table-row>
        <table:table-row table:style-name="ro5">
          <table:table-cell office:value-type="float" office:value="24">
            <text:p>24</text:p>
          </table:table-cell>
          <table:table-cell office:value-type="date" office:date-value="2013-08-02T05:18:00">
            <text:p>Aug 2, 2013 5:18 AM</text:p>
          </table:table-cell>
          <table:table-cell office:value-type="string">
            <text:p>Through communities in which it was common (ham radio, hobby robotics)</text:p>
          </table:table-cell>
          <table:table-cell table:number-columns-repeated="1021"/>
        </table:table-row>
        <table:table-row table:style-name="ro5">
          <table:table-cell office:value-type="float" office:value="25">
            <text:p>25</text:p>
          </table:table-cell>
          <table:table-cell office:value-type="date" office:date-value="2013-08-01T20:04:00">
            <text:p>Aug 1, 2013 8:04 PM</text:p>
          </table:table-cell>
          <table:table-cell office:value-type="string">
            <text:p>Saw an Arduino at RadioShack and was hooked from that point on.</text:p>
          </table:table-cell>
          <table:table-cell table:number-columns-repeated="1021"/>
        </table:table-row>
        <table:table-row table:style-name="ro5">
          <table:table-cell office:value-type="float" office:value="26">
            <text:p>26</text:p>
          </table:table-cell>
          <table:table-cell office:value-type="date" office:date-value="2013-08-01T06:43:00">
            <text:p>Aug 1, 2013 6:43 AM</text:p>
          </table:table-cell>
          <table:table-cell office:value-type="string">
            <text:p>I don't know, that must be a really long time ago</text:p>
          </table:table-cell>
          <table:table-cell table:number-columns-repeated="1021"/>
        </table:table-row>
        <table:table-row table:style-name="ro5">
          <table:table-cell office:value-type="float" office:value="27">
            <text:p>27</text:p>
          </table:table-cell>
          <table:table-cell office:value-type="date" office:date-value="2013-08-01T03:12:00">
            <text:p>Aug 1, 2013 3:12 AM</text:p>
          </table:table-cell>
          <table:table-cell office:value-type="string">
            <text:p>By releasing my designs as open hardware</text:p>
          </table:table-cell>
          <table:table-cell table:number-columns-repeated="1021"/>
        </table:table-row>
        <table:table-row table:style-name="ro5">
          <table:table-cell office:value-type="float" office:value="28">
            <text:p>28</text:p>
          </table:table-cell>
          <table:table-cell office:value-type="date" office:date-value="2013-08-01T01:16:00">
            <text:p>Aug 1, 2013 1:16 AM</text:p>
          </table:table-cell>
          <table:table-cell office:value-type="string">
            <text:p>To accomplish a personal project</text:p>
          </table:table-cell>
          <table:table-cell table:number-columns-repeated="1021"/>
        </table:table-row>
        <table:table-row table:style-name="ro5">
          <table:table-cell office:value-type="float" office:value="29">
            <text:p>29</text:p>
          </table:table-cell>
          <table:table-cell office:value-type="date" office:date-value="2013-07-31T22:45:00">
            <text:p>Jul 31, 2013 10:45 PM</text:p>
          </table:table-cell>
          <table:table-cell office:value-type="string">
            <text:p>taking shit appart</text:p>
          </table:table-cell>
          <table:table-cell table:number-columns-repeated="1021"/>
        </table:table-row>
        <table:table-row table:style-name="ro5">
          <table:table-cell office:value-type="float" office:value="30">
            <text:p>30</text:p>
          </table:table-cell>
          <table:table-cell office:value-type="date" office:date-value="2013-07-31T21:37:00">
            <text:p>Jul 31, 2013 9:37 PM</text:p>
          </table:table-cell>
          <table:table-cell office:value-type="string">
            <text:p>a Christmas gift from my brother!</text:p>
          </table:table-cell>
          <table:table-cell table:number-columns-repeated="1021"/>
        </table:table-row>
        <table:table-row table:style-name="ro5">
          <table:table-cell office:value-type="float" office:value="31">
            <text:p>31</text:p>
          </table:table-cell>
          <table:table-cell office:value-type="date" office:date-value="2013-07-31T20:58:00">
            <text:p>Jul 31, 2013 8:58 PM</text:p>
          </table:table-cell>
          <table:table-cell office:value-type="string">
            <text:p>Employment.</text:p>
          </table:table-cell>
          <table:table-cell table:number-columns-repeated="1021"/>
        </table:table-row>
        <table:table-row table:style-name="ro5">
          <table:table-cell office:value-type="float" office:value="32">
            <text:p>32</text:p>
          </table:table-cell>
          <table:table-cell office:value-type="date" office:date-value="2013-07-31T17:10:00">
            <text:p>Jul 31, 2013 5:10 PM</text:p>
          </table:table-cell>
          <table:table-cell office:value-type="string">
            <text:p>By doing it.</text:p>
          </table:table-cell>
          <table:table-cell table:number-columns-repeated="1021"/>
        </table:table-row>
        <table:table-row table:style-name="ro5">
          <table:table-cell office:value-type="float" office:value="33">
            <text:p>33</text:p>
          </table:table-cell>
          <table:table-cell office:value-type="date" office:date-value="2013-07-30T17:44:00">
            <text:p>Jul 30, 2013 5:44 PM</text:p>
          </table:table-cell>
          <table:table-cell office:value-type="string">
            <text:p>Being asked for legal advice</text:p>
          </table:table-cell>
          <table:table-cell table:number-columns-repeated="1021"/>
        </table:table-row>
        <table:table-row table:style-name="ro5">
          <table:table-cell office:value-type="float" office:value="34">
            <text:p>34</text:p>
          </table:table-cell>
          <table:table-cell office:value-type="date" office:date-value="2013-07-30T10:24:00">
            <text:p>Jul 30, 2013 10:24 AM</text:p>
          </table:table-cell>
          <table:table-cell office:value-type="string">
            <text:p>I wanted to solve a problem and needed a control unit for this</text:p>
          </table:table-cell>
          <table:table-cell table:number-columns-repeated="1021"/>
        </table:table-row>
        <table:table-row table:style-name="ro5">
          <table:table-cell office:value-type="float" office:value="35">
            <text:p>35</text:p>
          </table:table-cell>
          <table:table-cell office:value-type="date" office:date-value="2013-07-30T04:36:00">
            <text:p>Jul 30, 2013 4:36 AM</text:p>
          </table:table-cell>
          <table:table-cell office:value-type="string">
            <text:p>Maker Faire</text:p>
          </table:table-cell>
          <table:table-cell table:number-columns-repeated="1021"/>
        </table:table-row>
        <table:table-row table:style-name="ro5">
          <table:table-cell office:value-type="float" office:value="36">
            <text:p>36</text:p>
          </table:table-cell>
          <table:table-cell office:value-type="date" office:date-value="2013-07-30T01:49:00">
            <text:p>Jul 30, 2013 1:49 AM</text:p>
          </table:table-cell>
          <table:table-cell office:value-type="string">
            <text:p>Advanced amateur radio operator expanding knowledge.</text:p>
          </table:table-cell>
          <table:table-cell table:number-columns-repeated="1021"/>
        </table:table-row>
        <table:table-row table:style-name="ro5">
          <table:table-cell office:value-type="float" office:value="37">
            <text:p>37</text:p>
          </table:table-cell>
          <table:table-cell office:value-type="date" office:date-value="2013-07-29T21:40:00">
            <text:p>Jul 29, 2013 9:40 PM</text:p>
          </table:table-cell>
          <table:table-cell office:value-type="string">
            <text:p>Through a company I work for.</text:p>
          </table:table-cell>
          <table:table-cell table:number-columns-repeated="1021"/>
        </table:table-row>
        <table:table-row table:style-name="ro5">
          <table:table-cell office:value-type="float" office:value="38">
            <text:p>38</text:p>
          </table:table-cell>
          <table:table-cell office:value-type="date" office:date-value="2013-07-29T13:27:00">
            <text:p>Jul 29, 2013 1:27 PM</text:p>
          </table:table-cell>
          <table:table-cell office:value-type="string">
            <text:p>Crowdfunding Openn Source Hardware</text:p>
          </table:table-cell>
          <table:table-cell table:number-columns-repeated="1021"/>
        </table:table-row>
        <table:table-row table:style-name="ro5">
          <table:table-cell office:value-type="float" office:value="39">
            <text:p>39</text:p>
          </table:table-cell>
          <table:table-cell office:value-type="date" office:date-value="2013-07-27T21:36:00">
            <text:p>Jul 27, 2013 9:36 PM</text:p>
          </table:table-cell>
          <table:table-cell office:value-type="string">
            <text:p>stumbled across open source ecology on the web</text:p>
          </table:table-cell>
          <table:table-cell table:number-columns-repeated="1021"/>
        </table:table-row>
        <table:table-row table:style-name="ro5">
          <table:table-cell office:value-type="float" office:value="40">
            <text:p>40</text:p>
          </table:table-cell>
          <table:table-cell office:value-type="date" office:date-value="2013-07-27T01:55:00">
            <text:p>Jul 27, 2013 1:55 AM</text:p>
          </table:table-cell>
          <table:table-cell office:value-type="string">
            <text:p>via a TED presentation by Marcin Jakubowski on open source ecology</text:p>
          </table:table-cell>
          <table:table-cell table:number-columns-repeated="1021"/>
        </table:table-row>
        <table:table-row table:style-name="ro5">
          <table:table-cell office:value-type="float" office:value="41">
            <text:p>41</text:p>
          </table:table-cell>
          <table:table-cell office:value-type="date" office:date-value="2013-07-25T16:39:00">
            <text:p>Jul 25, 2013 4:39 PM</text:p>
          </table:table-cell>
          <table:table-cell office:value-type="string">
            <text:p>It wasn't named Open Source Hardware then, but we did the same in the good old mailbox times...</text:p>
          </table:table-cell>
          <table:table-cell table:number-columns-repeated="1021"/>
        </table:table-row>
        <table:table-row table:style-name="ro5">
          <table:table-cell office:value-type="float" office:value="42">
            <text:p>42</text:p>
          </table:table-cell>
          <table:table-cell office:value-type="date" office:date-value="2013-07-25T14:19:00">
            <text:p>Jul 25, 2013 2:19 PM</text:p>
          </table:table-cell>
          <table:table-cell office:value-type="string">
            <text:p>Arduino Mainly</text:p>
          </table:table-cell>
          <table:table-cell table:number-columns-repeated="1021"/>
        </table:table-row>
        <table:table-row table:style-name="ro5">
          <table:table-cell office:value-type="float" office:value="43">
            <text:p>43</text:p>
          </table:table-cell>
          <table:table-cell office:value-type="date" office:date-value="2013-07-25T05:24:00.000001">
            <text:p>Jul 25, 2013 5:24 AM</text:p>
          </table:table-cell>
          <table:table-cell office:value-type="string">
            <text:p>i wanted to build wrist based computer and somehow fell in.</text:p>
          </table:table-cell>
          <table:table-cell table:number-columns-repeated="1021"/>
        </table:table-row>
        <table:table-row table:style-name="ro5">
          <table:table-cell office:value-type="float" office:value="44">
            <text:p>44</text:p>
          </table:table-cell>
          <table:table-cell office:value-type="date" office:date-value="2013-07-25T05:02:00">
            <text:p>Jul 25, 2013 5:02 AM</text:p>
          </table:table-cell>
          <table:table-cell office:value-type="string">
            <text:p>Published source for hardware before there was a term for it. <text:s/>Heard about the first open-hardware summit through business relations.</text:p>
          </table:table-cell>
          <table:table-cell table:number-columns-repeated="1021"/>
        </table:table-row>
        <table:table-row table:style-name="ro5">
          <table:table-cell office:value-type="float" office:value="45">
            <text:p>45</text:p>
          </table:table-cell>
          <table:table-cell office:value-type="date" office:date-value="2013-07-25T00:21:00">
            <text:p>Jul 25, 2013 12:21 AM</text:p>
          </table:table-cell>
          <table:table-cell office:value-type="string">
            <text:p>wanted to share my designs</text:p>
          </table:table-cell>
          <table:table-cell table:number-columns-repeated="1021"/>
        </table:table-row>
        <table:table-row table:style-name="ro5">
          <table:table-cell office:value-type="float" office:value="46">
            <text:p>46</text:p>
          </table:table-cell>
          <table:table-cell office:value-type="date" office:date-value="2013-07-24T23:17:00">
            <text:p>Jul 24, 2013 11:17 PM</text:p>
          </table:table-cell>
          <table:table-cell office:value-type="string">
            <text:p>Classes at ITP</text:p>
          </table:table-cell>
          <table:table-cell table:number-columns-repeated="1021"/>
        </table:table-row>
        <table:table-row table:style-name="ro5">
          <table:table-cell office:value-type="float" office:value="47">
            <text:p>47</text:p>
          </table:table-cell>
          <table:table-cell office:value-type="date" office:date-value="2013-07-24T22:33:00">
            <text:p>Jul 24, 2013 10:33 PM</text:p>
          </table:table-cell>
          <table:table-cell office:value-type="string">
            <text:p>Designing my own PCBs to teach embedded programming using FOSS</text:p>
          </table:table-cell>
          <table:table-cell table:number-columns-repeated="1021"/>
        </table:table-row>
        <table:table-row table:style-name="ro5">
          <table:table-cell office:value-type="float" office:value="48">
            <text:p>48</text:p>
          </table:table-cell>
          <table:table-cell office:value-type="date" office:date-value="2013-07-24T22:05:00">
            <text:p>Jul 24, 2013 10:05 PM</text:p>
          </table:table-cell>
          <table:table-cell office:value-type="string">
            <text:p>I was looking at a camera rail and it mentioned powered by arduino so I followed that topic</text:p>
          </table:table-cell>
          <table:table-cell table:number-columns-repeated="1021"/>
        </table:table-row>
        <table:table-row table:style-name="ro5">
          <table:table-cell office:value-type="float" office:value="49">
            <text:p>49</text:p>
          </table:table-cell>
          <table:table-cell office:value-type="date" office:date-value="2013-07-24T21:12:00">
            <text:p>Jul 24, 2013 9:12 PM</text:p>
          </table:table-cell>
          <table:table-cell office:value-type="string">
            <text:p>Taught about it at work for prototyping purposes.</text:p>
          </table:table-cell>
          <table:table-cell table:number-columns-repeated="1021"/>
        </table:table-row>
        <table:table-row table:style-name="ro5">
          <table:table-cell office:value-type="float" office:value="50">
            <text:p>50</text:p>
          </table:table-cell>
          <table:table-cell office:value-type="date" office:date-value="2013-07-24T18:49:00">
            <text:p>Jul 24, 2013 6:49 PM</text:p>
          </table:table-cell>
          <table:table-cell office:value-type="string">
            <text:p>Diaspora</text:p>
          </table:table-cell>
          <table:table-cell table:number-columns-repeated="1021"/>
        </table:table-row>
        <table:table-row table:style-name="ro5">
          <table:table-cell office:value-type="float" office:value="51">
            <text:p>51</text:p>
          </table:table-cell>
          <table:table-cell office:value-type="date" office:date-value="2013-07-24T13:09:00">
            <text:p>Jul 24, 2013 1:09 PM</text:p>
          </table:table-cell>
          <table:table-cell office:value-type="string">
            <text:p>through use of open-source hardware products &amp; open-source software</text:p>
          </table:table-cell>
          <table:table-cell table:number-columns-repeated="1021"/>
        </table:table-row>
      </table:table>
      <table:table table:name="Question 2"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Have you ever used open-source hardware products?</text:p>
          </table:table-cell>
          <table:covered-table-cell table:style-name="ce10" office:value-type="string">
            <text:p>Have you ever used open-source hardware products?</text:p>
          </table:covered-table-cell>
          <table:covered-table-cell table:style-name="ce10" office:value-type="string">
            <text:p>Have you ever used open-source hardware products?</text:p>
          </table:covered-table-cell>
          <table:covered-table-cell table:style-name="ce10" office:value-type="string">
            <text:p>Have you ever used open-source hardware products?</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Yes</text:p>
          </table:table-cell>
          <table:covered-table-cell office:value-type="string">
            <text:p>Yes</text:p>
          </table:covered-table-cell>
          <table:table-cell office:value-type="percentage" office:value="0.903">
            <text:p>90.3%</text:p>
          </table:table-cell>
          <table:table-cell office:value-type="float" office:value="894">
            <text:p>894</text:p>
          </table:table-cell>
          <table:table-cell table:number-columns-repeated="1020"/>
        </table:table-row>
        <table:table-row table:style-name="ro4">
          <table:table-cell office:value-type="string" table:number-columns-spanned="2" table:number-rows-spanned="1">
            <text:p>No</text:p>
          </table:table-cell>
          <table:covered-table-cell office:value-type="string">
            <text:p>No</text:p>
          </table:covered-table-cell>
          <table:table-cell office:value-type="percentage" office:value="0.097">
            <text:p>9.7%</text:p>
          </table:table-cell>
          <table:table-cell office:value-type="float" office:value="96">
            <text:p>96</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990">
            <text:p>990</text:p>
          </table:covered-table-cell>
          <table:table-cell table:style-name="ce21" office:value-type="float" office:value="990">
            <text:p>990</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17">
            <text:p>17</text:p>
          </table:covered-table-cell>
          <table:table-cell table:style-name="ce22" office:value-type="float" office:value="17">
            <text:p>17</text:p>
          </table:table-cell>
          <table:table-cell table:number-columns-repeated="1020"/>
        </table:table-row>
        <table:table-row table:style-name="ro5">
          <table:table-cell table:style-name="Default" table:number-columns-repeated="4"/>
          <table:table-cell table:number-columns-repeated="2"/>
          <table:table-cell>
            <draw:frame table:end-cell-address="'Question 2'.P27" table:end-x="0.0012in" table:end-y="0.1768in" draw:z-index="0" draw:name="Chart 1" draw:style-name="gr1" svg:width="6.3209in" svg:height="3.5413in" svg:x="0.0004in" svg:y="0.0004in">
              <draw:object draw:notify-on-update-of-ranges="'Question 2'.A4:'Question 2'.A5 'Question 2'.C4:'Question 2'.C5" xlink:href="./Object 2" xlink:type="simple" xlink:show="embed" xlink:actuate="onLoad"/>
              <draw:image xlink:href="./ObjectReplacements/Object 2" xlink:type="simple" xlink:show="embed" xlink:actuate="onLoad"/>
            </draw:frame>
          </table:table-cell>
          <table:table-cell table:number-columns-repeated="1017"/>
        </table:table-row>
      </table:table>
      <table:table table:name="Question 3" table:style-name="ta2" table:print="false">
        <office:forms form:automatic-focus="false" form:apply-design-mode="false"/>
        <table:table-column table:style-name="co1" table:default-cell-style-name="ce8"/>
        <table:table-column table:style-name="co2" table:default-cell-style-name="ce15"/>
        <table:table-column table:style-name="co3" table:number-columns-repeated="2" table:default-cell-style-name="Default"/>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How do you use open-source hardware products? (check all that apply)</text:p>
          </table:table-cell>
          <table:covered-table-cell table:style-name="ce10" office:value-type="string">
            <text:p>How do you use open-source hardware products? (check all that apply)</text:p>
          </table:covered-table-cell>
          <table:covered-table-cell table:style-name="ce10" office:value-type="string">
            <text:p>How do you use open-source hardware products? (check all that apply)</text:p>
          </table:covered-table-cell>
          <table:covered-table-cell table:style-name="ce10" office:value-type="string">
            <text:p>How do you use open-source hardware products? (check all that apply)</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table:style-name="ce4" office:value-type="string" table:number-columns-spanned="2" table:number-rows-spanned="1">
            <text:p>As consumer products (watch, car, washing machine, etc.)</text:p>
          </table:table-cell>
          <table:covered-table-cell table:style-name="ce12" office:value-type="string">
            <text:p>As consumer products (watch, car, washing machine, etc.)</text:p>
          </table:covered-table-cell>
          <table:table-cell table:style-name="ce17" office:value-type="percentage" office:value="0.235">
            <text:p>23.5%</text:p>
          </table:table-cell>
          <table:table-cell table:style-name="ce19" office:value-type="float" office:value="174">
            <text:p>174</text:p>
          </table:table-cell>
          <table:table-cell table:number-columns-repeated="1020"/>
        </table:table-row>
        <table:table-row table:style-name="ro4">
          <table:table-cell table:style-name="ce4" office:value-type="string" table:number-columns-spanned="2" table:number-rows-spanned="1">
            <text:p>As production tools (3D printer, CNC router, loom, etc.)</text:p>
          </table:table-cell>
          <table:covered-table-cell table:style-name="ce12" office:value-type="string">
            <text:p>As production tools (3D printer, CNC router, loom, etc.)</text:p>
          </table:covered-table-cell>
          <table:table-cell table:style-name="ce17" office:value-type="percentage" office:value="0.389">
            <text:p>38.9%</text:p>
          </table:table-cell>
          <table:table-cell table:style-name="ce19" office:value-type="float" office:value="289">
            <text:p>289</text:p>
          </table:table-cell>
          <table:table-cell table:number-columns-repeated="1020"/>
        </table:table-row>
        <table:table-row table:style-name="ro4">
          <table:table-cell table:style-name="ce4" office:value-type="string" table:number-columns-spanned="2" table:number-rows-spanned="1">
            <text:p>As scientific or other instrumentation / measurement tools</text:p>
          </table:table-cell>
          <table:covered-table-cell table:style-name="ce12" office:value-type="string">
            <text:p>As scientific or other instrumentation / measurement tools</text:p>
          </table:covered-table-cell>
          <table:table-cell table:style-name="ce17" office:value-type="percentage" office:value="0.342">
            <text:p>34.2%</text:p>
          </table:table-cell>
          <table:table-cell table:style-name="ce19" office:value-type="float" office:value="254">
            <text:p>254</text:p>
          </table:table-cell>
          <table:table-cell table:number-columns-repeated="1020"/>
        </table:table-row>
        <table:table-row table:style-name="ro4">
          <table:table-cell table:style-name="ce4" office:value-type="string" table:number-columns-spanned="2" table:number-rows-spanned="1">
            <text:p>As building blocks for personal / hobby projects</text:p>
          </table:table-cell>
          <table:covered-table-cell table:style-name="ce12" office:value-type="string">
            <text:p>As building blocks for personal / hobby projects</text:p>
          </table:covered-table-cell>
          <table:table-cell table:style-name="ce17" office:value-type="percentage" office:value="0.877">
            <text:p>87.7%</text:p>
          </table:table-cell>
          <table:table-cell table:style-name="ce19" office:value-type="float" office:value="651">
            <text:p>651</text:p>
          </table:table-cell>
          <table:table-cell table:number-columns-repeated="1020"/>
        </table:table-row>
        <table:table-row table:style-name="ro4">
          <table:table-cell table:style-name="ce4" office:value-type="string" table:number-columns-spanned="2" table:number-rows-spanned="1">
            <text:p>As building blocks for professional / work projects</text:p>
          </table:table-cell>
          <table:covered-table-cell table:style-name="ce12" office:value-type="string">
            <text:p>As building blocks for professional / work projects</text:p>
          </table:covered-table-cell>
          <table:table-cell table:style-name="ce17" office:value-type="percentage" office:value="0.504">
            <text:p>50.4%</text:p>
          </table:table-cell>
          <table:table-cell table:style-name="ce19" office:value-type="float" office:value="374">
            <text:p>374</text:p>
          </table:table-cell>
          <table:table-cell table:number-columns-repeated="2"/>
          <table:table-cell>
            <draw:frame table:end-cell-address="'Question 3'.P27" table:end-x="0.0012in" table:end-y="0.1768in" draw:z-index="0" draw:name="Chart 1" draw:style-name="gr1" svg:width="6.3209in" svg:height="3.6917in" svg:x="0.0004in" svg:y="0.0004in">
              <draw:object draw:notify-on-update-of-ranges="'Question 3'.A4:'Question 3'.A10 'Question 3'.C4:'Question 3'.C10" xlink:href="./Object 3" xlink:type="simple" xlink:show="embed" xlink:actuate="onLoad"/>
              <draw:image xlink:href="./ObjectReplacements/Object 3" xlink:type="simple" xlink:show="embed" xlink:actuate="onLoad"/>
            </draw:frame>
          </table:table-cell>
          <table:table-cell table:number-columns-repeated="1017"/>
        </table:table-row>
        <table:table-row table:style-name="ro4">
          <table:table-cell table:style-name="ce4" office:value-type="string" table:number-columns-spanned="2" table:number-rows-spanned="1">
            <text:p>To learn about hardware</text:p>
          </table:table-cell>
          <table:covered-table-cell table:style-name="ce12" office:value-type="string">
            <text:p>To learn about hardware</text:p>
          </table:covered-table-cell>
          <table:table-cell table:style-name="ce17" office:value-type="percentage" office:value="0.66">
            <text:p>66.0%</text:p>
          </table:table-cell>
          <table:table-cell table:style-name="ce19" office:value-type="float" office:value="490">
            <text:p>490</text:p>
          </table:table-cell>
          <table:table-cell table:number-columns-repeated="1020"/>
        </table:table-row>
        <table:table-row table:style-name="ro4">
          <table:table-cell table:style-name="ce4" office:value-type="string" table:number-columns-spanned="2" table:number-rows-spanned="1">
            <text:p>To teach</text:p>
          </table:table-cell>
          <table:covered-table-cell table:style-name="ce12" office:value-type="string">
            <text:p>To teach</text:p>
          </table:covered-table-cell>
          <table:table-cell table:style-name="ce17" office:value-type="percentage" office:value="0.267">
            <text:p>26.7%</text:p>
          </table:table-cell>
          <table:table-cell table:style-name="ce19" office:value-type="float" office:value="198">
            <text:p>198</text:p>
          </table:table-cell>
          <table:table-cell table:number-columns-repeated="1020"/>
        </table:table-row>
        <table:table-row table:style-name="ro4">
          <table:table-cell table:style-name="ce4" office:value-type="string" table:number-columns-spanned="3" table:number-rows-spanned="1">
            <text:p>Other (please specify)</text:p>
          </table:table-cell>
          <table:covered-table-cell table:style-name="ce12" office:value-type="string">
            <text:p>Other (please specify)</text:p>
          </table:covered-table-cell>
          <table:covered-table-cell table:style-name="ce18" office:value-type="float" office:value="15">
            <text:p>15</text:p>
          </table:covered-table-cell>
          <table:table-cell table:style-name="ce20" office:value-type="float" office:value="15">
            <text:p>15</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742">
            <text:p>742</text:p>
          </table:covered-table-cell>
          <table:table-cell table:style-name="ce21" office:value-type="float" office:value="742">
            <text:p>742</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265">
            <text:p>265</text:p>
          </table:covered-table-cell>
          <table:table-cell table:style-name="ce22" office:value-type="float" office:value="265">
            <text:p>265</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7" office:value-type="string">
            <text:p>Number</text:p>
          </table:table-cell>
          <table:table-cell table:style-name="ce7" office:value-type="string">
            <text:p>Response Date</text:p>
          </table:table-cell>
          <table:table-cell table:style-name="ce7" office:value-type="string">
            <text:p>Other (please specify)</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3-11-01T01:25:00">
            <text:p>Nov 1, 2013 1:25 AM</text:p>
          </table:table-cell>
          <table:table-cell office:value-type="string">
            <text:p>Eventual World Domination</text:p>
          </table:table-cell>
          <table:table-cell table:number-columns-repeated="1021"/>
        </table:table-row>
        <table:table-row table:style-name="ro5">
          <table:table-cell office:value-type="float" office:value="2">
            <text:p>2</text:p>
          </table:table-cell>
          <table:table-cell office:value-type="date" office:date-value="2013-10-29T02:50:00">
            <text:p>Oct 29, 2013 2:50 AM</text:p>
          </table:table-cell>
          <table:table-cell office:value-type="string">
            <text:p>As development tools for work</text:p>
          </table:table-cell>
          <table:table-cell table:number-columns-repeated="1021"/>
        </table:table-row>
        <table:table-row table:style-name="ro5">
          <table:table-cell office:value-type="float" office:value="3">
            <text:p>3</text:p>
          </table:table-cell>
          <table:table-cell office:value-type="date" office:date-value="2013-10-28T21:08:00">
            <text:p>Oct 28, 2013 9:08 PM</text:p>
          </table:table-cell>
          <table:table-cell office:value-type="string">
            <text:p>to make art</text:p>
          </table:table-cell>
          <table:table-cell table:number-columns-repeated="1021"/>
        </table:table-row>
        <table:table-row table:style-name="ro5">
          <table:table-cell office:value-type="float" office:value="4">
            <text:p>4</text:p>
          </table:table-cell>
          <table:table-cell office:value-type="date" office:date-value="2013-10-28T21:08:00">
            <text:p>Oct 28, 2013 9:08 PM</text:p>
          </table:table-cell>
          <table:table-cell office:value-type="string">
            <text:p>Researching as building blocks for work projects</text:p>
          </table:table-cell>
          <table:table-cell table:number-columns-repeated="1021"/>
        </table:table-row>
        <table:table-row table:style-name="ro5">
          <table:table-cell office:value-type="float" office:value="5">
            <text:p>5</text:p>
          </table:table-cell>
          <table:table-cell office:value-type="date" office:date-value="2013-08-09T07:35:00">
            <text:p>Aug 9, 2013 7:35 AM</text:p>
          </table:table-cell>
          <table:table-cell office:value-type="string">
            <text:p>I wish I had used it for other things</text:p>
          </table:table-cell>
          <table:table-cell table:number-columns-repeated="1021"/>
        </table:table-row>
        <table:table-row table:style-name="ro5">
          <table:table-cell office:value-type="float" office:value="6">
            <text:p>6</text:p>
          </table:table-cell>
          <table:table-cell office:value-type="date" office:date-value="2013-08-03T14:09:00">
            <text:p>Aug 3, 2013 2:09 PM</text:p>
          </table:table-cell>
          <table:table-cell office:value-type="string">
            <text:p>I am also one of the founding members of the KC Open Hardware group and a sponsor of the OHS</text:p>
          </table:table-cell>
          <table:table-cell table:number-columns-repeated="1021"/>
        </table:table-row>
        <table:table-row table:style-name="ro5">
          <table:table-cell office:value-type="float" office:value="7">
            <text:p>7</text:p>
          </table:table-cell>
          <table:table-cell office:value-type="date" office:date-value="2013-07-31T23:34:00">
            <text:p>Jul 31, 2013 11:34 PM</text:p>
          </table:table-cell>
          <table:table-cell office:value-type="string">
            <text:p>Furnitures!</text:p>
          </table:table-cell>
          <table:table-cell table:number-columns-repeated="1021"/>
        </table:table-row>
        <table:table-row table:style-name="ro5">
          <table:table-cell office:value-type="float" office:value="8">
            <text:p>8</text:p>
          </table:table-cell>
          <table:table-cell office:value-type="date" office:date-value="2013-07-26T01:30:00">
            <text:p>Jul 26, 2013 1:30 AM</text:p>
          </table:table-cell>
          <table:table-cell office:value-type="string">
            <text:p>In a research project in my undergraduate course.</text:p>
          </table:table-cell>
          <table:table-cell table:number-columns-repeated="1021"/>
        </table:table-row>
        <table:table-row table:style-name="ro5">
          <table:table-cell office:value-type="float" office:value="9">
            <text:p>9</text:p>
          </table:table-cell>
          <table:table-cell office:value-type="date" office:date-value="2013-07-24T20:08:00.000001">
            <text:p>Jul 24, 2013 8:08 PM</text:p>
          </table:table-cell>
          <table:table-cell office:value-type="string">
            <text:p>I use LibraryBox</text:p>
          </table:table-cell>
          <table:table-cell table:number-columns-repeated="1021"/>
        </table:table-row>
        <table:table-row table:style-name="ro5">
          <table:table-cell office:value-type="float" office:value="10">
            <text:p>10</text:p>
          </table:table-cell>
          <table:table-cell office:value-type="date" office:date-value="2013-07-24T20:05:00">
            <text:p>Jul 24, 2013 8:05 PM</text:p>
          </table:table-cell>
          <table:table-cell office:value-type="string">
            <text:p>Cheap development boards so I don't have to spin a PCB.</text:p>
          </table:table-cell>
          <table:table-cell table:number-columns-repeated="1021"/>
        </table:table-row>
        <table:table-row table:style-name="ro5">
          <table:table-cell office:value-type="float" office:value="11">
            <text:p>11</text:p>
          </table:table-cell>
          <table:table-cell office:value-type="date" office:date-value="2013-07-24T19:35:00">
            <text:p>Jul 24, 2013 7:35 PM</text:p>
          </table:table-cell>
          <table:table-cell office:value-type="string">
            <text:p>As film props</text:p>
          </table:table-cell>
          <table:table-cell table:number-columns-repeated="1021"/>
        </table:table-row>
        <table:table-row table:style-name="ro5">
          <table:table-cell office:value-type="float" office:value="12">
            <text:p>12</text:p>
          </table:table-cell>
          <table:table-cell office:value-type="date" office:date-value="2013-07-24T18:12:00">
            <text:p>Jul 24, 2013 6:12 PM</text:p>
          </table:table-cell>
          <table:table-cell office:value-type="string">
            <text:p>I design and manufacture OSH for my OSH company</text:p>
          </table:table-cell>
          <table:table-cell table:number-columns-repeated="1021"/>
        </table:table-row>
        <table:table-row table:style-name="ro5">
          <table:table-cell office:value-type="float" office:value="13">
            <text:p>13</text:p>
          </table:table-cell>
          <table:table-cell office:value-type="date" office:date-value="2013-07-24T16:19:00">
            <text:p>Jul 24, 2013 4:19 PM</text:p>
          </table:table-cell>
          <table:table-cell office:value-type="string">
            <text:p>As development tools.</text:p>
          </table:table-cell>
          <table:table-cell table:number-columns-repeated="1021"/>
        </table:table-row>
        <table:table-row table:style-name="ro5">
          <table:table-cell office:value-type="float" office:value="14">
            <text:p>14</text:p>
          </table:table-cell>
          <table:table-cell office:value-type="date" office:date-value="2013-07-24T16:03:00">
            <text:p>Jul 24, 2013 4:03 PM</text:p>
          </table:table-cell>
          <table:table-cell office:value-type="string">
            <text:p>College Classes</text:p>
          </table:table-cell>
          <table:table-cell table:number-columns-repeated="1021"/>
        </table:table-row>
        <table:table-row table:style-name="ro5">
          <table:table-cell office:value-type="float" office:value="15">
            <text:p>15</text:p>
          </table:table-cell>
          <table:table-cell office:value-type="date" office:date-value="2013-07-24T14:44:00">
            <text:p>Jul 24, 2013 2:44 PM</text:p>
          </table:table-cell>
          <table:table-cell office:value-type="string">
            <text:p>I would use more consumer level open hardware products if they were available</text:p>
          </table:table-cell>
          <table:table-cell table:number-columns-repeated="1021"/>
        </table:table-row>
      </table:table>
      <table:table table:name="Question 4" table:style-name="ta2" table:print="false">
        <office:forms form:automatic-focus="false" form:apply-design-mode="false"/>
        <table:table-column table:style-name="co1" table:default-cell-style-name="ce8"/>
        <table:table-column table:style-name="co2" table:default-cell-style-name="ce15"/>
        <table:table-column table:style-name="co3" table:number-columns-repeated="7" table:default-cell-style-name="Default"/>
        <table:table-column table:style-name="co4" table:number-columns-repeated="247" table:default-cell-style-name="Default"/>
        <table:table-column table:style-name="co5" table:number-columns-repeated="768" table:default-cell-style-name="Default"/>
        <table:table-row table:style-name="ro1">
          <table:table-cell table:style-name="ce1" office:value-type="string" table:number-columns-spanned="9"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15"/>
        </table:table-row>
        <table:table-row table:style-name="ro2">
          <table:table-cell table:style-name="ce2" office:value-type="string" table:number-columns-spanned="9" table:number-rows-spanned="1">
            <text:p>For the open-source hardware products that you use, how important were each of the following criteria in your decision to use an open-source hardware product instead of a proprietary one? (please rate the importance to you of each of the following)</text:p>
          </table:table-cell>
          <table:covered-table-cell table:style-name="ce10" office:value-type="string">
            <text:p>For the open-source hardware products that you use, how important were each of the following criteria in your decision to use an open-source hardware product instead of a proprietary one? (please rate the importance to you of each of the following)</text:p>
          </table:covered-table-cell>
          <table:covered-table-cell table:style-name="ce10" office:value-type="string">
            <text:p>For the open-source hardware products that you use, how important were each of the following criteria in your decision to use an open-source hardware product instead of a proprietary one? (please rate the importance to you of each of the following)</text:p>
          </table:covered-table-cell>
          <table:covered-table-cell table:style-name="ce10" office:value-type="string">
            <text:p>For the open-source hardware products that you use, how important were each of the following criteria in your decision to use an open-source hardware product instead of a proprietary one? (please rate the importance to you of each of the following)</text:p>
          </table:covered-table-cell>
          <table:covered-table-cell table:style-name="ce10" office:value-type="string">
            <text:p>For the open-source hardware products that you use, how important were each of the following criteria in your decision to use an open-source hardware product instead of a proprietary one? (please rate the importance to you of each of the following)</text:p>
          </table:covered-table-cell>
          <table:covered-table-cell table:style-name="ce10" office:value-type="string">
            <text:p>For the open-source hardware products that you use, how important were each of the following criteria in your decision to use an open-source hardware product instead of a proprietary one? (please rate the importance to you of each of the following)</text:p>
          </table:covered-table-cell>
          <table:covered-table-cell table:style-name="ce10" office:value-type="string">
            <text:p>For the open-source hardware products that you use, how important were each of the following criteria in your decision to use an open-source hardware product instead of a proprietary one? (please rate the importance to you of each of the following)</text:p>
          </table:covered-table-cell>
          <table:covered-table-cell table:style-name="ce10" office:value-type="string">
            <text:p>For the open-source hardware products that you use, how important were each of the following criteria in your decision to use an open-source hardware product instead of a proprietary one? (please rate the importance to you of each of the following)</text:p>
          </table:covered-table-cell>
          <table:covered-table-cell table:style-name="ce10" office:value-type="string">
            <text:p>For the open-source hardware products that you use, how important were each of the following criteria in your decision to use an open-source hardware product instead of a proprietary one? (please rate the importance to you of each of the following)</text:p>
          </table:covered-table-cell>
          <table:table-cell table:number-columns-repeated="1015"/>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23" office:value-type="string">
            <text:p>unimportant</text:p>
          </table:table-cell>
          <table:table-cell table:style-name="ce23" office:value-type="string">
            <text:p>of little importance</text:p>
          </table:table-cell>
          <table:table-cell table:style-name="ce23" office:value-type="string">
            <text:p>moderately important</text:p>
          </table:table-cell>
          <table:table-cell table:style-name="ce23" office:value-type="string">
            <text:p>important</text:p>
          </table:table-cell>
          <table:table-cell table:style-name="ce23" office:value-type="string">
            <text:p>very important</text:p>
          </table:table-cell>
          <table:table-cell table:style-name="ce16" office:value-type="string">
            <text:p>Rating Average</text:p>
          </table:table-cell>
          <table:table-cell table:style-name="ce16" office:value-type="string">
            <text:p>Response Count</text:p>
          </table:table-cell>
          <table:table-cell table:number-columns-repeated="1015"/>
        </table:table-row>
        <table:table-row table:style-name="ro4">
          <table:table-cell table:style-name="ce4" office:value-type="string" table:number-columns-spanned="2" table:number-rows-spanned="1">
            <text:p>Lack of equivalent proprietary product</text:p>
          </table:table-cell>
          <table:covered-table-cell table:style-name="ce12" office:value-type="string">
            <text:p>Lack of equivalent proprietary product</text:p>
          </table:covered-table-cell>
          <table:table-cell table:style-name="ce24" office:value-type="float" office:value="164">
            <text:p>164</text:p>
          </table:table-cell>
          <table:table-cell table:style-name="ce24" office:value-type="float" office:value="185">
            <text:p>185</text:p>
          </table:table-cell>
          <table:table-cell table:style-name="ce24" office:value-type="float" office:value="182">
            <text:p>182</text:p>
          </table:table-cell>
          <table:table-cell table:style-name="ce24" office:value-type="float" office:value="134">
            <text:p>134</text:p>
          </table:table-cell>
          <table:table-cell table:style-name="ce24" office:value-type="float" office:value="72">
            <text:p>72</text:p>
          </table:table-cell>
          <table:table-cell table:style-name="ce25" office:value-type="float" office:value="2.68">
            <text:p>2.68</text:p>
          </table:table-cell>
          <table:table-cell table:style-name="ce19" office:value-type="float" office:value="737">
            <text:p>737</text:p>
          </table:table-cell>
          <table:table-cell table:number-columns-repeated="1015"/>
        </table:table-row>
        <table:table-row table:style-name="ro4">
          <table:table-cell table:style-name="ce4" office:value-type="string" table:number-columns-spanned="2" table:number-rows-spanned="1">
            <text:p>Product quality</text:p>
          </table:table-cell>
          <table:covered-table-cell table:style-name="ce12" office:value-type="string">
            <text:p>Product quality</text:p>
          </table:covered-table-cell>
          <table:table-cell table:style-name="ce24" office:value-type="float" office:value="10">
            <text:p>10</text:p>
          </table:table-cell>
          <table:table-cell table:style-name="ce24" office:value-type="float" office:value="28">
            <text:p>28</text:p>
          </table:table-cell>
          <table:table-cell table:style-name="ce24" office:value-type="float" office:value="183">
            <text:p>183</text:p>
          </table:table-cell>
          <table:table-cell table:style-name="ce24" office:value-type="float" office:value="331">
            <text:p>331</text:p>
          </table:table-cell>
          <table:table-cell table:style-name="ce24" office:value-type="float" office:value="187">
            <text:p>187</text:p>
          </table:table-cell>
          <table:table-cell table:style-name="ce25" office:value-type="float" office:value="3.89">
            <text:p>3.89</text:p>
          </table:table-cell>
          <table:table-cell table:style-name="ce19" office:value-type="float" office:value="739">
            <text:p>739</text:p>
          </table:table-cell>
          <table:table-cell table:number-columns-repeated="1015"/>
        </table:table-row>
        <table:table-row table:style-name="ro4">
          <table:table-cell table:style-name="ce4" office:value-type="string" table:number-columns-spanned="2" table:number-rows-spanned="1">
            <text:p>Product cost</text:p>
          </table:table-cell>
          <table:covered-table-cell table:style-name="ce12" office:value-type="string">
            <text:p>Product cost</text:p>
          </table:covered-table-cell>
          <table:table-cell table:style-name="ce24" office:value-type="float" office:value="10">
            <text:p>10</text:p>
          </table:table-cell>
          <table:table-cell table:style-name="ce24" office:value-type="float" office:value="58">
            <text:p>58</text:p>
          </table:table-cell>
          <table:table-cell table:style-name="ce24" office:value-type="float" office:value="216">
            <text:p>216</text:p>
          </table:table-cell>
          <table:table-cell table:style-name="ce24" office:value-type="float" office:value="268">
            <text:p>268</text:p>
          </table:table-cell>
          <table:table-cell table:style-name="ce24" office:value-type="float" office:value="188">
            <text:p>188</text:p>
          </table:table-cell>
          <table:table-cell table:style-name="ce25" office:value-type="float" office:value="3.76">
            <text:p>3.76</text:p>
          </table:table-cell>
          <table:table-cell table:style-name="ce19" office:value-type="float" office:value="740">
            <text:p>740</text:p>
          </table:table-cell>
          <table:table-cell table:number-columns-repeated="1015"/>
        </table:table-row>
        <table:table-row table:style-name="ro4">
          <table:table-cell table:style-name="ce4" office:value-type="string" table:number-columns-spanned="2" table:number-rows-spanned="1">
            <text:p>Community support</text:p>
          </table:table-cell>
          <table:covered-table-cell table:style-name="ce12" office:value-type="string">
            <text:p>Community support</text:p>
          </table:covered-table-cell>
          <table:table-cell table:style-name="ce24" office:value-type="float" office:value="12">
            <text:p>12</text:p>
          </table:table-cell>
          <table:table-cell table:style-name="ce24" office:value-type="float" office:value="25">
            <text:p>25</text:p>
          </table:table-cell>
          <table:table-cell table:style-name="ce24" office:value-type="float" office:value="103">
            <text:p>103</text:p>
          </table:table-cell>
          <table:table-cell table:style-name="ce24" office:value-type="float" office:value="251">
            <text:p>251</text:p>
          </table:table-cell>
          <table:table-cell table:style-name="ce24" office:value-type="float" office:value="346">
            <text:p>346</text:p>
          </table:table-cell>
          <table:table-cell table:style-name="ce25" office:value-type="float" office:value="4.21">
            <text:p>4.21</text:p>
          </table:table-cell>
          <table:table-cell table:style-name="ce19" office:value-type="float" office:value="737">
            <text:p>737</text:p>
          </table:table-cell>
          <table:table-cell table:number-columns-repeated="1015"/>
        </table:table-row>
        <table:table-row table:style-name="ro4">
          <table:table-cell table:style-name="ce4" office:value-type="string" table:number-columns-spanned="2" table:number-rows-spanned="1">
            <text:p>Availability of design files and documentation</text:p>
          </table:table-cell>
          <table:covered-table-cell table:style-name="ce12" office:value-type="string">
            <text:p>Availability of design files and documentation</text:p>
          </table:covered-table-cell>
          <table:table-cell table:style-name="ce24" office:value-type="float" office:value="11">
            <text:p>11</text:p>
          </table:table-cell>
          <table:table-cell table:style-name="ce24" office:value-type="float" office:value="23">
            <text:p>23</text:p>
          </table:table-cell>
          <table:table-cell table:style-name="ce24" office:value-type="float" office:value="88">
            <text:p>88</text:p>
          </table:table-cell>
          <table:table-cell table:style-name="ce24" office:value-type="float" office:value="240">
            <text:p>240</text:p>
          </table:table-cell>
          <table:table-cell table:style-name="ce24" office:value-type="float" office:value="377">
            <text:p>377</text:p>
            <draw:frame table:end-cell-address="'Question 4'.O27" table:end-x="0.7031in" table:end-y="0.1768in" draw:z-index="0" draw:name="Chart 1" draw:style-name="gr1" svg:width="7.3728in" svg:height="3.6909in" svg:x="0.0004in" svg:y="0.0004in">
              <draw:object draw:notify-on-update-of-ranges="'Question 4'.A4:'Question 4'.A11 'Question 4'.H4:'Question 4'.H11" xlink:href="./Object 4" xlink:type="simple" xlink:show="embed" xlink:actuate="onLoad"/>
              <draw:image xlink:href="./ObjectReplacements/Object 4" xlink:type="simple" xlink:show="embed" xlink:actuate="onLoad"/>
            </draw:frame>
          </table:table-cell>
          <table:table-cell table:style-name="ce25" office:value-type="float" office:value="4.28">
            <text:p>4.28</text:p>
          </table:table-cell>
          <table:table-cell table:style-name="ce19" office:value-type="float" office:value="739">
            <text:p>739</text:p>
          </table:table-cell>
          <table:table-cell table:number-columns-repeated="1015"/>
        </table:table-row>
        <table:table-row table:style-name="ro4">
          <table:table-cell table:style-name="ce4" office:value-type="string" table:number-columns-spanned="2" table:number-rows-spanned="1">
            <text:p>General preference for open-source products</text:p>
          </table:table-cell>
          <table:covered-table-cell table:style-name="ce12" office:value-type="string">
            <text:p>General preference for open-source products</text:p>
          </table:covered-table-cell>
          <table:table-cell table:style-name="ce24" office:value-type="float" office:value="21">
            <text:p>21</text:p>
          </table:table-cell>
          <table:table-cell table:style-name="ce24" office:value-type="float" office:value="47">
            <text:p>47</text:p>
          </table:table-cell>
          <table:table-cell table:style-name="ce24" office:value-type="float" office:value="173">
            <text:p>173</text:p>
          </table:table-cell>
          <table:table-cell table:style-name="ce24" office:value-type="float" office:value="260">
            <text:p>260</text:p>
          </table:table-cell>
          <table:table-cell table:style-name="ce24" office:value-type="float" office:value="233">
            <text:p>233</text:p>
          </table:table-cell>
          <table:table-cell table:style-name="ce25" office:value-type="float" office:value="3.87">
            <text:p>3.87</text:p>
          </table:table-cell>
          <table:table-cell table:style-name="ce19" office:value-type="float" office:value="734">
            <text:p>734</text:p>
          </table:table-cell>
          <table:table-cell table:number-columns-repeated="1015"/>
        </table:table-row>
        <table:table-row table:style-name="ro4">
          <table:table-cell table:style-name="ce4" office:value-type="string" table:number-columns-spanned="2" table:number-rows-spanned="1">
            <text:p>Reducing dependence on a single supplier</text:p>
          </table:table-cell>
          <table:covered-table-cell table:style-name="ce12" office:value-type="string">
            <text:p>Reducing dependence on a single supplier</text:p>
          </table:covered-table-cell>
          <table:table-cell table:style-name="ce24" office:value-type="float" office:value="90">
            <text:p>90</text:p>
          </table:table-cell>
          <table:table-cell table:style-name="ce24" office:value-type="float" office:value="148">
            <text:p>148</text:p>
          </table:table-cell>
          <table:table-cell table:style-name="ce24" office:value-type="float" office:value="187">
            <text:p>187</text:p>
          </table:table-cell>
          <table:table-cell table:style-name="ce24" office:value-type="float" office:value="174">
            <text:p>174</text:p>
          </table:table-cell>
          <table:table-cell table:style-name="ce24" office:value-type="float" office:value="131">
            <text:p>131</text:p>
          </table:table-cell>
          <table:table-cell table:style-name="ce25" office:value-type="float" office:value="3.15">
            <text:p>3.15</text:p>
          </table:table-cell>
          <table:table-cell table:style-name="ce19" office:value-type="float" office:value="730">
            <text:p>730</text:p>
          </table:table-cell>
          <table:table-cell table:number-columns-repeated="1015"/>
        </table:table-row>
        <table:table-row table:style-name="ro4">
          <table:table-cell table:style-name="ce4" office:value-type="string" table:number-columns-spanned="2" table:number-rows-spanned="1">
            <text:p>Ability to personalize, repurpose, and customize product</text:p>
          </table:table-cell>
          <table:covered-table-cell table:style-name="ce12" office:value-type="string">
            <text:p>Ability to personalize, repurpose, and customize product</text:p>
          </table:covered-table-cell>
          <table:table-cell table:style-name="ce24" office:value-type="float" office:value="7">
            <text:p>7</text:p>
          </table:table-cell>
          <table:table-cell table:style-name="ce24" office:value-type="float" office:value="24">
            <text:p>24</text:p>
          </table:table-cell>
          <table:table-cell table:style-name="ce24" office:value-type="float" office:value="96">
            <text:p>96</text:p>
          </table:table-cell>
          <table:table-cell table:style-name="ce24" office:value-type="float" office:value="224">
            <text:p>224</text:p>
          </table:table-cell>
          <table:table-cell table:style-name="ce24" office:value-type="float" office:value="386">
            <text:p>386</text:p>
          </table:table-cell>
          <table:table-cell table:style-name="ce25" office:value-type="float" office:value="4.3">
            <text:p>4.30</text:p>
          </table:table-cell>
          <table:table-cell table:style-name="ce19" office:value-type="float" office:value="737">
            <text:p>737</text:p>
          </table:table-cell>
          <table:table-cell table:number-columns-repeated="1015"/>
        </table:table-row>
        <table:table-row table:style-name="ro4">
          <table:table-cell table:style-name="ce4" office:value-type="string" table:number-columns-spanned="8" table:number-rows-spanned="1">
            <text:p>Other (please specify)</text:p>
          </table: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8" office:value-type="float" office:value="11">
            <text:p>11</text:p>
          </table:covered-table-cell>
          <table:table-cell table:style-name="ce20" office:value-type="float" office:value="11">
            <text:p>11</text:p>
          </table:table-cell>
          <table:table-cell table:number-columns-repeated="1015"/>
        </table:table-row>
        <table:table-row table:style-name="ro5">
          <table:table-cell table:style-name="ce5" office:value-type="string" table:number-columns-spanned="8" table:number-rows-spanned="1">
            <text:p>answered question</text:p>
          </table: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float" office:value="742">
            <text:p>742</text:p>
          </table:covered-table-cell>
          <table:table-cell table:style-name="ce21" office:value-type="float" office:value="742">
            <text:p>742</text:p>
          </table:table-cell>
          <table:table-cell table:number-columns-repeated="1015"/>
        </table:table-row>
        <table:table-row table:style-name="ro5">
          <table:table-cell table:style-name="ce6" office:value-type="string" table:number-columns-spanned="8" table:number-rows-spanned="1">
            <text:p>skipped question</text:p>
          </table: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float" office:value="265">
            <text:p>265</text:p>
          </table:covered-table-cell>
          <table:table-cell table:style-name="ce22" office:value-type="float" office:value="265">
            <text:p>265</text:p>
          </table:table-cell>
          <table:table-cell table:number-columns-repeated="1015"/>
        </table:table-row>
        <table:table-row table:style-name="ro5">
          <table:table-cell table:style-name="Default" table:number-columns-repeated="2"/>
          <table:table-cell table:number-columns-repeated="1022"/>
        </table:table-row>
        <table:table-row table:style-name="ro6">
          <table:table-cell table:style-name="ce7" office:value-type="string">
            <text:p>Number</text:p>
          </table:table-cell>
          <table:table-cell table:style-name="ce7" office:value-type="string">
            <text:p>Response Date</text:p>
          </table:table-cell>
          <table:table-cell table:style-name="ce7" office:value-type="string">
            <text:p>Other (please specify)</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3-10-29T00:41:00">
            <text:p>Oct 29, 2013 12:41 AM</text:p>
          </table:table-cell>
          <table:table-cell office:value-type="string">
            <text:p>Easy to learn for non coder</text:p>
          </table:table-cell>
          <table:table-cell table:number-columns-repeated="1021"/>
        </table:table-row>
        <table:table-row table:style-name="ro5">
          <table:table-cell office:value-type="float" office:value="2">
            <text:p>2</text:p>
          </table:table-cell>
          <table:table-cell office:value-type="date" office:date-value="2013-09-10T21:38:00">
            <text:p>Sep 10, 2013 9:38 PM</text:p>
          </table:table-cell>
          <table:table-cell office:value-type="string">
            <text:p>Real Ownership of the product or the item it is a component of.</text:p>
          </table:table-cell>
          <table:table-cell table:number-columns-repeated="1021"/>
        </table:table-row>
        <table:table-row table:style-name="ro5">
          <table:table-cell office:value-type="float" office:value="3">
            <text:p>3</text:p>
          </table:table-cell>
          <table:table-cell office:value-type="date" office:date-value="2013-07-31T23:34:00">
            <text:p>Jul 31, 2013 11:34 PM</text:p>
          </table:table-cell>
          <table:table-cell office:value-type="string">
            <text:p>Social experiment</text:p>
          </table:table-cell>
          <table:table-cell table:number-columns-repeated="1021"/>
        </table:table-row>
        <table:table-row table:style-name="ro5">
          <table:table-cell office:value-type="float" office:value="4">
            <text:p>4</text:p>
          </table:table-cell>
          <table:table-cell office:value-type="date" office:date-value="2013-07-31T18:50:00">
            <text:p>Jul 31, 2013 6:50 PM</text:p>
          </table:table-cell>
          <table:table-cell office:value-type="string">
            <text:p>Ability to increase my knowledge and skills for developing my own products/projects.</text:p>
          </table:table-cell>
          <table:table-cell table:number-columns-repeated="1021"/>
        </table:table-row>
        <table:table-row table:style-name="ro5">
          <table:table-cell office:value-type="float" office:value="5">
            <text:p>5</text:p>
          </table:table-cell>
          <table:table-cell office:value-type="date" office:date-value="2013-07-31T17:12:00">
            <text:p>Jul 31, 2013 5:12 PM</text:p>
          </table:table-cell>
          <table:table-cell office:value-type="string">
            <text:p>Ability to fix and update the product as needed.</text:p>
          </table:table-cell>
          <table:table-cell table:number-columns-repeated="1021"/>
        </table:table-row>
        <table:table-row table:style-name="ro5">
          <table:table-cell office:value-type="float" office:value="6">
            <text:p>6</text:p>
          </table:table-cell>
          <table:table-cell office:value-type="date" office:date-value="2013-07-30T20:10:00">
            <text:p>Jul 30, 2013 8:10 PM</text:p>
          </table:table-cell>
          <table:table-cell office:value-type="string">
            <text:p>Easy lernt</text:p>
          </table:table-cell>
          <table:table-cell table:number-columns-repeated="1021"/>
        </table:table-row>
        <table:table-row table:style-name="ro5">
          <table:table-cell office:value-type="float" office:value="7">
            <text:p>7</text:p>
          </table:table-cell>
          <table:table-cell office:value-type="date" office:date-value="2013-07-25T09:49:00">
            <text:p>Jul 25, 2013 9:49 AM</text:p>
          </table:table-cell>
          <table:table-cell office:value-type="string">
            <text:p>I want all my hardware to be open hardware - access to repairing and hacking is very important</text:p>
          </table:table-cell>
          <table:table-cell table:number-columns-repeated="1021"/>
        </table:table-row>
        <table:table-row table:style-name="ro5">
          <table:table-cell office:value-type="float" office:value="8">
            <text:p>8</text:p>
          </table:table-cell>
          <table:table-cell office:value-type="date" office:date-value="2013-07-25T07:28:00">
            <text:p>Jul 25, 2013 7:28 AM</text:p>
          </table:table-cell>
          <table:table-cell office:value-type="string">
            <text:p>wish to give back to the community that has helped me learn about hobby electronics and making generally</text:p>
          </table:table-cell>
          <table:table-cell table:number-columns-repeated="1021"/>
        </table:table-row>
        <table:table-row table:style-name="ro5">
          <table:table-cell office:value-type="float" office:value="9">
            <text:p>9</text:p>
          </table:table-cell>
          <table:table-cell office:value-type="date" office:date-value="2013-07-25T05:28:00">
            <text:p>Jul 25, 2013 5:28 AM</text:p>
          </table:table-cell>
          <table:table-cell office:value-type="string">
            <text:p>i could actualy use it to make something that i could call my own</text:p>
          </table:table-cell>
          <table:table-cell table:number-columns-repeated="1021"/>
        </table:table-row>
        <table:table-row table:style-name="ro5">
          <table:table-cell office:value-type="float" office:value="10">
            <text:p>10</text:p>
          </table:table-cell>
          <table:table-cell office:value-type="date" office:date-value="2013-07-24T19:46:00">
            <text:p>Jul 24, 2013 7:46 PM</text:p>
          </table:table-cell>
          <table:table-cell office:value-type="string">
            <text:p>Ease to purchase it</text:p>
          </table:table-cell>
          <table:table-cell table:number-columns-repeated="1021"/>
        </table:table-row>
        <table:table-row table:style-name="ro5">
          <table:table-cell office:value-type="float" office:value="11">
            <text:p>11</text:p>
          </table:table-cell>
          <table:table-cell office:value-type="date" office:date-value="2013-07-24T18:50:00">
            <text:p>Jul 24, 2013 6:50 PM</text:p>
          </table:table-cell>
          <table:table-cell office:value-type="string">
            <text:p>Product design</text:p>
          </table:table-cell>
          <table:table-cell table:number-columns-repeated="1021"/>
        </table:table-row>
      </table:table>
      <table:table table:name="Question 5" table:style-name="ta2" table:print="false">
        <office:forms form:automatic-focus="false" form:apply-design-mode="false"/>
        <table:table-column table:style-name="co1" table:default-cell-style-name="ce8"/>
        <table:table-column table:style-name="co2" table:default-cell-style-name="ce15"/>
        <table:table-column table:style-name="co3" table:number-columns-repeated="7" table:default-cell-style-name="Default"/>
        <table:table-column table:style-name="co4" table:number-columns-repeated="247" table:default-cell-style-name="Default"/>
        <table:table-column table:style-name="co5" table:number-columns-repeated="768" table:default-cell-style-name="Default"/>
        <table:table-row table:style-name="ro1">
          <table:table-cell table:style-name="ce1" office:value-type="string" table:number-columns-spanned="9"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15"/>
        </table:table-row>
        <table:table-row table:style-name="ro2">
          <table:table-cell table:style-name="ce2" office:value-type="string" table:number-columns-spanned="9" table:number-rows-spanned="1">
            <text:p>For situations in which you'd like to use an open-source hardware product but currently use a proprietary one instead, how important are each of the following factors in preventing you from using an open-source product? (please rate the importance to you of each of the following)</text:p>
          </table:table-cell>
          <table:covered-table-cell table:style-name="ce10" office:value-type="string">
            <text:p>For situations in which you'd like to use an open-source hardware product but currently use a proprietary one instead, how important are each of the following factors in preventing you from using an open-source product? (please rate the importance to you of each of the following)</text:p>
          </table:covered-table-cell>
          <table:covered-table-cell table:style-name="ce10" office:value-type="string">
            <text:p>For situations in which you'd like to use an open-source hardware product but currently use a proprietary one instead, how important are each of the following factors in preventing you from using an open-source product? (please rate the importance to you of each of the following)</text:p>
          </table:covered-table-cell>
          <table:covered-table-cell table:style-name="ce10" office:value-type="string">
            <text:p>For situations in which you'd like to use an open-source hardware product but currently use a proprietary one instead, how important are each of the following factors in preventing you from using an open-source product? (please rate the importance to you of each of the following)</text:p>
          </table:covered-table-cell>
          <table:covered-table-cell table:style-name="ce10" office:value-type="string">
            <text:p>For situations in which you'd like to use an open-source hardware product but currently use a proprietary one instead, how important are each of the following factors in preventing you from using an open-source product? (please rate the importance to you of each of the following)</text:p>
          </table:covered-table-cell>
          <table:covered-table-cell table:style-name="ce10" office:value-type="string">
            <text:p>For situations in which you'd like to use an open-source hardware product but currently use a proprietary one instead, how important are each of the following factors in preventing you from using an open-source product? (please rate the importance to you of each of the following)</text:p>
          </table:covered-table-cell>
          <table:covered-table-cell table:style-name="ce10" office:value-type="string">
            <text:p>For situations in which you'd like to use an open-source hardware product but currently use a proprietary one instead, how important are each of the following factors in preventing you from using an open-source product? (please rate the importance to you of each of the following)</text:p>
          </table:covered-table-cell>
          <table:covered-table-cell table:style-name="ce10" office:value-type="string">
            <text:p>For situations in which you'd like to use an open-source hardware product but currently use a proprietary one instead, how important are each of the following factors in preventing you from using an open-source product? (please rate the importance to you of each of the following)</text:p>
          </table:covered-table-cell>
          <table:covered-table-cell table:style-name="ce10" office:value-type="string">
            <text:p>For situations in which you'd like to use an open-source hardware product but currently use a proprietary one instead, how important are each of the following factors in preventing you from using an open-source product? (please rate the importance to you of each of the following)</text:p>
          </table:covered-table-cell>
          <table:table-cell table:number-columns-repeated="1015"/>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23" office:value-type="string">
            <text:p>unimportant</text:p>
          </table:table-cell>
          <table:table-cell table:style-name="ce23" office:value-type="string">
            <text:p>of little importance</text:p>
          </table:table-cell>
          <table:table-cell table:style-name="ce23" office:value-type="string">
            <text:p>moderately important</text:p>
          </table:table-cell>
          <table:table-cell table:style-name="ce23" office:value-type="string">
            <text:p>important</text:p>
          </table:table-cell>
          <table:table-cell table:style-name="ce23" office:value-type="string">
            <text:p>very important</text:p>
          </table:table-cell>
          <table:table-cell table:style-name="ce16" office:value-type="string">
            <text:p>Rating Average</text:p>
          </table:table-cell>
          <table:table-cell table:style-name="ce16" office:value-type="string">
            <text:p>Response Count</text:p>
          </table:table-cell>
          <table:table-cell table:number-columns-repeated="1015"/>
        </table:table-row>
        <table:table-row table:style-name="ro4">
          <table:table-cell table:style-name="ce4" office:value-type="string" table:number-columns-spanned="2" table:number-rows-spanned="1">
            <text:p>Lack of availability of a suitable open-source hardware replacement</text:p>
          </table:table-cell>
          <table:covered-table-cell table:style-name="ce12" office:value-type="string">
            <text:p>Lack of availability of a suitable open-source hardware replacement</text:p>
          </table:covered-table-cell>
          <table:table-cell table:style-name="ce24" office:value-type="float" office:value="15">
            <text:p>15</text:p>
          </table:table-cell>
          <table:table-cell table:style-name="ce24" office:value-type="float" office:value="23">
            <text:p>23</text:p>
          </table:table-cell>
          <table:table-cell table:style-name="ce24" office:value-type="float" office:value="101">
            <text:p>101</text:p>
          </table:table-cell>
          <table:table-cell table:style-name="ce24" office:value-type="float" office:value="283">
            <text:p>283</text:p>
          </table:table-cell>
          <table:table-cell table:style-name="ce24" office:value-type="float" office:value="273">
            <text:p>273</text:p>
          </table:table-cell>
          <table:table-cell table:style-name="ce25" office:value-type="float" office:value="4.12">
            <text:p>4.12</text:p>
          </table:table-cell>
          <table:table-cell table:style-name="ce19" office:value-type="float" office:value="695">
            <text:p>695</text:p>
          </table:table-cell>
          <table:table-cell table:number-columns-repeated="1015"/>
        </table:table-row>
        <table:table-row table:style-name="ro4">
          <table:table-cell table:style-name="ce4" office:value-type="string" table:number-columns-spanned="2" table:number-rows-spanned="1">
            <text:p>Lack of quality of available open-source hardware replacements</text:p>
          </table:table-cell>
          <table:covered-table-cell table:style-name="ce12" office:value-type="string">
            <text:p>Lack of quality of available open-source hardware replacements</text:p>
          </table:covered-table-cell>
          <table:table-cell table:style-name="ce24" office:value-type="float" office:value="31">
            <text:p>31</text:p>
          </table:table-cell>
          <table:table-cell table:style-name="ce24" office:value-type="float" office:value="63">
            <text:p>63</text:p>
          </table:table-cell>
          <table:table-cell table:style-name="ce24" office:value-type="float" office:value="176">
            <text:p>176</text:p>
          </table:table-cell>
          <table:table-cell table:style-name="ce24" office:value-type="float" office:value="275">
            <text:p>275</text:p>
          </table:table-cell>
          <table:table-cell table:style-name="ce24" office:value-type="float" office:value="148">
            <text:p>148</text:p>
          </table:table-cell>
          <table:table-cell table:style-name="ce25" office:value-type="float" office:value="3.64">
            <text:p>3.64</text:p>
          </table:table-cell>
          <table:table-cell table:style-name="ce19" office:value-type="float" office:value="693">
            <text:p>693</text:p>
          </table:table-cell>
          <table:table-cell table:number-columns-repeated="1015"/>
        </table:table-row>
        <table:table-row table:style-name="ro4">
          <table:table-cell table:style-name="ce4" office:value-type="string" table:number-columns-spanned="2" table:number-rows-spanned="1">
            <text:p>Cost of available open-source hardware replacements</text:p>
          </table:table-cell>
          <table:covered-table-cell table:style-name="ce12" office:value-type="string">
            <text:p>Cost of available open-source hardware replacements</text:p>
          </table:covered-table-cell>
          <table:table-cell table:style-name="ce24" office:value-type="float" office:value="68">
            <text:p>68</text:p>
          </table:table-cell>
          <table:table-cell table:style-name="ce24" office:value-type="float" office:value="159">
            <text:p>159</text:p>
          </table:table-cell>
          <table:table-cell table:style-name="ce24" office:value-type="float" office:value="233">
            <text:p>233</text:p>
          </table:table-cell>
          <table:table-cell table:style-name="ce24" office:value-type="float" office:value="173">
            <text:p>173</text:p>
          </table:table-cell>
          <table:table-cell table:style-name="ce24" office:value-type="float" office:value="59">
            <text:p>59</text:p>
          </table:table-cell>
          <table:table-cell table:style-name="ce25" office:value-type="float" office:value="2.99">
            <text:p>2.99</text:p>
          </table:table-cell>
          <table:table-cell table:style-name="ce19" office:value-type="float" office:value="692">
            <text:p>692</text:p>
          </table:table-cell>
          <table:table-cell table:number-columns-repeated="1015"/>
        </table:table-row>
        <table:table-row table:style-name="ro4">
          <table:table-cell table:style-name="ce4" office:value-type="string" table:number-columns-spanned="2" table:number-rows-spanned="1">
            <text:p>Lack of documentation for available open-source replacements</text:p>
          </table:table-cell>
          <table:covered-table-cell table:style-name="ce12" office:value-type="string">
            <text:p>Lack of documentation for available open-source replacements</text:p>
          </table:covered-table-cell>
          <table:table-cell table:style-name="ce24" office:value-type="float" office:value="47">
            <text:p>47</text:p>
          </table:table-cell>
          <table:table-cell table:style-name="ce24" office:value-type="float" office:value="126">
            <text:p>126</text:p>
          </table:table-cell>
          <table:table-cell table:style-name="ce24" office:value-type="float" office:value="191">
            <text:p>191</text:p>
          </table:table-cell>
          <table:table-cell table:style-name="ce24" office:value-type="float" office:value="185">
            <text:p>185</text:p>
          </table:table-cell>
          <table:table-cell table:style-name="ce24" office:value-type="float" office:value="142">
            <text:p>142</text:p>
          </table:table-cell>
          <table:table-cell table:style-name="ce25" office:value-type="float" office:value="3.36">
            <text:p>3.36</text:p>
          </table:table-cell>
          <table:table-cell table:style-name="ce19" office:value-type="float" office:value="691">
            <text:p>691</text:p>
          </table:table-cell>
          <table:table-cell table:number-columns-repeated="1015"/>
        </table:table-row>
        <table:table-row table:style-name="ro4">
          <table:table-cell table:style-name="ce4" office:value-type="string" table:number-columns-spanned="2" table:number-rows-spanned="1">
            <text:p>Lack of support for available open-source hardware replacements</text:p>
          </table:table-cell>
          <table:covered-table-cell table:style-name="ce12" office:value-type="string">
            <text:p>Lack of support for available open-source hardware replacements</text:p>
          </table:covered-table-cell>
          <table:table-cell table:style-name="ce24" office:value-type="float" office:value="60">
            <text:p>60</text:p>
          </table:table-cell>
          <table:table-cell table:style-name="ce24" office:value-type="float" office:value="142">
            <text:p>142</text:p>
          </table:table-cell>
          <table:table-cell table:style-name="ce24" office:value-type="float" office:value="190">
            <text:p>190</text:p>
          </table:table-cell>
          <table:table-cell table:style-name="ce24" office:value-type="float" office:value="189">
            <text:p>189</text:p>
          </table:table-cell>
          <table:table-cell table:style-name="ce24" office:value-type="float" office:value="109">
            <text:p>109</text:p>
            <draw:frame table:end-cell-address="'Question 5'.O27" table:end-x="0.7031in" table:end-y="0.1768in" draw:z-index="0" draw:name="Chart 1" draw:style-name="gr1" svg:width="7.3728in" svg:height="3.6909in" svg:x="0.0004in" svg:y="0.0004in">
              <draw:object draw:notify-on-update-of-ranges="'Question 5'.A4:'Question 5'.A11 'Question 5'.H4:'Question 5'.H11" xlink:href="./Object 5" xlink:type="simple" xlink:show="embed" xlink:actuate="onLoad"/>
              <draw:image xlink:href="./ObjectReplacements/Object 5" xlink:type="simple" xlink:show="embed" xlink:actuate="onLoad"/>
            </draw:frame>
          </table:table-cell>
          <table:table-cell table:style-name="ce25" office:value-type="float" office:value="3.21">
            <text:p>3.21</text:p>
          </table:table-cell>
          <table:table-cell table:style-name="ce19" office:value-type="float" office:value="690">
            <text:p>690</text:p>
          </table:table-cell>
          <table:table-cell table:number-columns-repeated="1015"/>
        </table:table-row>
        <table:table-row table:style-name="ro4">
          <table:table-cell table:style-name="ce4" office:value-type="string" table:number-columns-spanned="2" table:number-rows-spanned="1">
            <text:p>Unsuitability of licensing terms for available open-source hardware replacements</text:p>
          </table:table-cell>
          <table:covered-table-cell table:style-name="ce12" office:value-type="string">
            <text:p>Unsuitability of licensing terms for available open-source hardware replacements</text:p>
          </table:covered-table-cell>
          <table:table-cell table:style-name="ce24" office:value-type="float" office:value="158">
            <text:p>158</text:p>
          </table:table-cell>
          <table:table-cell table:style-name="ce24" office:value-type="float" office:value="183">
            <text:p>183</text:p>
          </table:table-cell>
          <table:table-cell table:style-name="ce24" office:value-type="float" office:value="176">
            <text:p>176</text:p>
          </table:table-cell>
          <table:table-cell table:style-name="ce24" office:value-type="float" office:value="101">
            <text:p>101</text:p>
          </table:table-cell>
          <table:table-cell table:style-name="ce24" office:value-type="float" office:value="71">
            <text:p>71</text:p>
          </table:table-cell>
          <table:table-cell table:style-name="ce25" office:value-type="float" office:value="2.63">
            <text:p>2.63</text:p>
          </table:table-cell>
          <table:table-cell table:style-name="ce19" office:value-type="float" office:value="689">
            <text:p>689</text:p>
          </table:table-cell>
          <table:table-cell table:number-columns-repeated="1015"/>
        </table:table-row>
        <table:table-row table:style-name="ro4">
          <table:table-cell table:style-name="ce4" office:value-type="string" table:number-columns-spanned="2" table:number-rows-spanned="1">
            <text:p>Intellectual property (e.g. patent) concerns about the use of open-source hardware</text:p>
          </table:table-cell>
          <table:covered-table-cell table:style-name="ce12" office:value-type="string">
            <text:p>Intellectual property (e.g. patent) concerns about the use of open-source hardware</text:p>
          </table:covered-table-cell>
          <table:table-cell table:style-name="ce24" office:value-type="float" office:value="218">
            <text:p>218</text:p>
          </table:table-cell>
          <table:table-cell table:style-name="ce24" office:value-type="float" office:value="190">
            <text:p>190</text:p>
          </table:table-cell>
          <table:table-cell table:style-name="ce24" office:value-type="float" office:value="130">
            <text:p>130</text:p>
          </table:table-cell>
          <table:table-cell table:style-name="ce24" office:value-type="float" office:value="85">
            <text:p>85</text:p>
          </table:table-cell>
          <table:table-cell table:style-name="ce24" office:value-type="float" office:value="68">
            <text:p>68</text:p>
          </table:table-cell>
          <table:table-cell table:style-name="ce25" office:value-type="float" office:value="2.41">
            <text:p>2.41</text:p>
          </table:table-cell>
          <table:table-cell table:style-name="ce19" office:value-type="float" office:value="691">
            <text:p>691</text:p>
          </table:table-cell>
          <table:table-cell table:number-columns-repeated="1015"/>
        </table:table-row>
        <table:table-row table:style-name="ro4">
          <table:table-cell table:style-name="ce4" office:value-type="string" table:number-columns-spanned="2" table:number-rows-spanned="1">
            <text:p>Institutional or other objection to use of open-source hardware</text:p>
          </table:table-cell>
          <table:covered-table-cell table:style-name="ce12" office:value-type="string">
            <text:p>Institutional or other objection to use of open-source hardware</text:p>
          </table:covered-table-cell>
          <table:table-cell table:style-name="ce24" office:value-type="float" office:value="317">
            <text:p>317</text:p>
          </table:table-cell>
          <table:table-cell table:style-name="ce24" office:value-type="float" office:value="149">
            <text:p>149</text:p>
          </table:table-cell>
          <table:table-cell table:style-name="ce24" office:value-type="float" office:value="110">
            <text:p>110</text:p>
          </table:table-cell>
          <table:table-cell table:style-name="ce24" office:value-type="float" office:value="66">
            <text:p>66</text:p>
          </table:table-cell>
          <table:table-cell table:style-name="ce24" office:value-type="float" office:value="46">
            <text:p>46</text:p>
          </table:table-cell>
          <table:table-cell table:style-name="ce25" office:value-type="float" office:value="2.09">
            <text:p>2.09</text:p>
          </table:table-cell>
          <table:table-cell table:style-name="ce19" office:value-type="float" office:value="688">
            <text:p>688</text:p>
          </table:table-cell>
          <table:table-cell table:number-columns-repeated="1015"/>
        </table:table-row>
        <table:table-row table:style-name="ro4">
          <table:table-cell table:style-name="ce4" office:value-type="string" table:number-columns-spanned="8" table:number-rows-spanned="1">
            <text:p>Other (please specify)</text:p>
          </table: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8" office:value-type="float" office:value="20">
            <text:p>20</text:p>
          </table:covered-table-cell>
          <table:table-cell table:style-name="ce20" office:value-type="float" office:value="20">
            <text:p>20</text:p>
          </table:table-cell>
          <table:table-cell table:number-columns-repeated="1015"/>
        </table:table-row>
        <table:table-row table:style-name="ro5">
          <table:table-cell table:style-name="ce5" office:value-type="string" table:number-columns-spanned="8" table:number-rows-spanned="1">
            <text:p>answered question</text:p>
          </table: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float" office:value="700">
            <text:p>700</text:p>
          </table:covered-table-cell>
          <table:table-cell table:style-name="ce21" office:value-type="float" office:value="700">
            <text:p>700</text:p>
          </table:table-cell>
          <table:table-cell table:number-columns-repeated="1015"/>
        </table:table-row>
        <table:table-row table:style-name="ro5">
          <table:table-cell table:style-name="ce6" office:value-type="string" table:number-columns-spanned="8" table:number-rows-spanned="1">
            <text:p>skipped question</text:p>
          </table: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float" office:value="307">
            <text:p>307</text:p>
          </table:covered-table-cell>
          <table:table-cell table:style-name="ce22" office:value-type="float" office:value="307">
            <text:p>307</text:p>
          </table:table-cell>
          <table:table-cell table:number-columns-repeated="1015"/>
        </table:table-row>
        <table:table-row table:style-name="ro5">
          <table:table-cell table:style-name="Default" table:number-columns-repeated="2"/>
          <table:table-cell table:number-columns-repeated="1022"/>
        </table:table-row>
        <table:table-row table:style-name="ro6">
          <table:table-cell table:style-name="ce7" office:value-type="string">
            <text:p>Number</text:p>
          </table:table-cell>
          <table:table-cell table:style-name="ce7" office:value-type="string">
            <text:p>Response Date</text:p>
          </table:table-cell>
          <table:table-cell table:style-name="ce7" office:value-type="string">
            <text:p>Other (please specify)</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3-10-29T00:41:00">
            <text:p>Oct 29, 2013 12:41 AM</text:p>
          </table:table-cell>
          <table:table-cell office:value-type="string">
            <text:p>Hasn't affected me yet</text:p>
          </table:table-cell>
          <table:table-cell table:number-columns-repeated="1021"/>
        </table:table-row>
        <table:table-row table:style-name="ro5">
          <table:table-cell office:value-type="float" office:value="2">
            <text:p>2</text:p>
          </table:table-cell>
          <table:table-cell office:value-type="date" office:date-value="2013-10-28T21:35:00">
            <text:p>Oct 28, 2013 9:35 PM</text:p>
          </table:table-cell>
          <table:table-cell office:value-type="string">
            <text:p>BOY this question is worded with excessive complexicitiousness</text:p>
          </table:table-cell>
          <table:table-cell table:number-columns-repeated="1021"/>
        </table:table-row>
        <table:table-row table:style-name="ro5">
          <table:table-cell office:value-type="float" office:value="3">
            <text:p>3</text:p>
          </table:table-cell>
          <table:table-cell office:value-type="date" office:date-value="2013-10-28T21:11:00">
            <text:p>Oct 28, 2013 9:11 PM</text:p>
          </table:table-cell>
          <table:table-cell office:value-type="string">
            <text:p>fear of software</text:p>
          </table:table-cell>
          <table:table-cell table:number-columns-repeated="1021"/>
        </table:table-row>
        <table:table-row table:style-name="ro5">
          <table:table-cell office:value-type="float" office:value="4">
            <text:p>4</text:p>
          </table:table-cell>
          <table:table-cell office:value-type="date" office:date-value="2013-08-07T19:58:00">
            <text:p>Aug 7, 2013 7:58 PM</text:p>
          </table:table-cell>
          <table:table-cell office:value-type="string">
            <text:p>I dont use OSH at work (mfg eng) because of different reasons than hobby or home use. <text:s/>Work is more about support, reliability and reputation (#1). <text:s/>I cannot chose osPID over a delta controller because if ANYTHING goes wrong, Im on the hook in a big way.</text:p>
          </table:table-cell>
          <table:table-cell table:number-columns-repeated="1021"/>
        </table:table-row>
        <table:table-row table:style-name="ro5">
          <table:table-cell office:value-type="float" office:value="5">
            <text:p>5</text:p>
          </table:table-cell>
          <table:table-cell office:value-type="date" office:date-value="2013-08-05T16:33:00">
            <text:p>Aug 5, 2013 4:33 PM</text:p>
          </table:table-cell>
          <table:table-cell office:value-type="string">
            <text:p>Very few open source solutions are UL or otherwise certified. <text:s/>Proprietary products are certified, usually.</text:p>
          </table:table-cell>
          <table:table-cell table:number-columns-repeated="1021"/>
        </table:table-row>
        <table:table-row table:style-name="ro5">
          <table:table-cell office:value-type="float" office:value="6">
            <text:p>6</text:p>
          </table:table-cell>
          <table:table-cell office:value-type="date" office:date-value="2013-08-04T15:22:00">
            <text:p>Aug 4, 2013 3:22 PM</text:p>
          </table:table-cell>
          <table:table-cell office:value-type="string">
            <text:p>Safety concerns, reliability</text:p>
          </table:table-cell>
          <table:table-cell table:number-columns-repeated="1021"/>
        </table:table-row>
        <table:table-row table:style-name="ro5">
          <table:table-cell office:value-type="float" office:value="7">
            <text:p>7</text:p>
          </table:table-cell>
          <table:table-cell office:value-type="date" office:date-value="2013-07-31T20:55:00">
            <text:p>Jul 31, 2013 8:55 PM</text:p>
          </table:table-cell>
          <table:table-cell office:value-type="string">
            <text:p>I don't use proprietary hardware products (I think?)</text:p>
          </table:table-cell>
          <table:table-cell table:number-columns-repeated="1021"/>
        </table:table-row>
        <table:table-row table:style-name="ro5">
          <table:table-cell office:value-type="float" office:value="8">
            <text:p>8</text:p>
          </table:table-cell>
          <table:table-cell office:value-type="date" office:date-value="2013-07-31T18:50:00">
            <text:p>Jul 31, 2013 6:50 PM</text:p>
          </table:table-cell>
          <table:table-cell office:value-type="string">
            <text:p>Let David beat Goliath!</text:p>
          </table:table-cell>
          <table:table-cell table:number-columns-repeated="1021"/>
        </table:table-row>
        <table:table-row table:style-name="ro5">
          <table:table-cell office:value-type="float" office:value="9">
            <text:p>9</text:p>
          </table:table-cell>
          <table:table-cell office:value-type="date" office:date-value="2013-07-31T17:40:00">
            <text:p>Jul 31, 2013 5:40 PM</text:p>
          </table:table-cell>
          <table:table-cell office:value-type="string">
            <text:p>this question lack clarity, please reformulate for next survey</text:p>
          </table:table-cell>
          <table:table-cell table:number-columns-repeated="1021"/>
        </table:table-row>
        <table:table-row table:style-name="ro5">
          <table:table-cell office:value-type="float" office:value="10">
            <text:p>10</text:p>
          </table:table-cell>
          <table:table-cell office:value-type="date" office:date-value="2013-07-30T09:52:00">
            <text:p>Jul 30, 2013 9:52 AM</text:p>
          </table:table-cell>
          <table:table-cell office:value-type="string">
            <text:p>Lack of certification/safety issue</text:p>
          </table:table-cell>
          <table:table-cell table:number-columns-repeated="1021"/>
        </table:table-row>
        <table:table-row table:style-name="ro5">
          <table:table-cell office:value-type="float" office:value="11">
            <text:p>11</text:p>
          </table:table-cell>
          <table:table-cell office:value-type="date" office:date-value="2013-07-30T08:50:00">
            <text:p>Jul 30, 2013 8:50 AM</text:p>
          </table:table-cell>
          <table:table-cell office:value-type="string">
            <text:p>Question is far to complicated</text:p>
          </table:table-cell>
          <table:table-cell table:number-columns-repeated="1021"/>
        </table:table-row>
        <table:table-row table:style-name="ro5">
          <table:table-cell office:value-type="float" office:value="12">
            <text:p>12</text:p>
          </table:table-cell>
          <table:table-cell office:value-type="date" office:date-value="2013-07-29T21:51:00">
            <text:p>Jul 29, 2013 9:51 PM</text:p>
          </table:table-cell>
          <table:table-cell office:value-type="string">
            <text:p>Lack of software</text:p>
          </table:table-cell>
          <table:table-cell table:number-columns-repeated="1021"/>
        </table:table-row>
        <table:table-row table:style-name="ro5">
          <table:table-cell office:value-type="float" office:value="13">
            <text:p>13</text:p>
          </table:table-cell>
          <table:table-cell office:value-type="date" office:date-value="2013-07-27T06:10:00">
            <text:p>Jul 27, 2013 6:10 AM</text:p>
          </table:table-cell>
          <table:table-cell office:value-type="string">
            <text:p>I don't currently use proprietary hardware</text:p>
          </table:table-cell>
          <table:table-cell table:number-columns-repeated="1021"/>
        </table:table-row>
        <table:table-row table:style-name="ro5">
          <table:table-cell office:value-type="float" office:value="14">
            <text:p>14</text:p>
          </table:table-cell>
          <table:table-cell office:value-type="date" office:date-value="2013-07-25T14:28:00">
            <text:p>Jul 25, 2013 2:28 PM</text:p>
          </table:table-cell>
          <table:table-cell office:value-type="string">
            <text:p>If an open-source hardware product is available, great, but I'm not against using a proprietary one instead, if it does what I need..</text:p>
          </table:table-cell>
          <table:table-cell table:number-columns-repeated="1021"/>
        </table:table-row>
        <table:table-row table:style-name="ro5">
          <table:table-cell office:value-type="float" office:value="15">
            <text:p>15</text:p>
          </table:table-cell>
          <table:table-cell office:value-type="date" office:date-value="2013-07-25T11:13:00">
            <text:p>Jul 25, 2013 11:13 AM</text:p>
          </table:table-cell>
          <table:table-cell office:value-type="string">
            <text:p>My own lack of (or "developing") skills</text:p>
          </table:table-cell>
          <table:table-cell table:number-columns-repeated="1021"/>
        </table:table-row>
        <table:table-row table:style-name="ro5">
          <table:table-cell office:value-type="float" office:value="16">
            <text:p>16</text:p>
          </table:table-cell>
          <table:table-cell office:value-type="date" office:date-value="2013-07-25T01:30:00">
            <text:p>Jul 25, 2013 1:30 AM</text:p>
          </table:table-cell>
          <table:table-cell office:value-type="string">
            <text:p>Regulatory Issues (medical)</text:p>
          </table:table-cell>
          <table:table-cell table:number-columns-repeated="1021"/>
        </table:table-row>
        <table:table-row table:style-name="ro5">
          <table:table-cell office:value-type="float" office:value="17">
            <text:p>17</text:p>
          </table:table-cell>
          <table:table-cell office:value-type="date" office:date-value="2013-07-24T22:08:00">
            <text:p>Jul 24, 2013 10:08 PM</text:p>
          </table:table-cell>
          <table:table-cell office:value-type="string">
            <text:p>impossible to answer because this is ficticious</text:p>
          </table:table-cell>
          <table:table-cell table:number-columns-repeated="1021"/>
        </table:table-row>
        <table:table-row table:style-name="ro5">
          <table:table-cell office:value-type="float" office:value="18">
            <text:p>18</text:p>
          </table:table-cell>
          <table:table-cell office:value-type="date" office:date-value="2013-07-24T19:36:59.999999">
            <text:p>Jul 24, 2013 7:37 PM</text:p>
          </table:table-cell>
          <table:table-cell office:value-type="string">
            <text:p>Lack of support for my preferred OS</text:p>
          </table:table-cell>
          <table:table-cell table:number-columns-repeated="1021"/>
        </table:table-row>
        <table:table-row table:style-name="ro5">
          <table:table-cell office:value-type="float" office:value="19">
            <text:p>19</text:p>
          </table:table-cell>
          <table:table-cell office:value-type="date" office:date-value="2013-07-24T19:01:00">
            <text:p>Jul 24, 2013 7:01 PM</text:p>
          </table:table-cell>
          <table:table-cell office:value-type="string">
            <text:p>no such situation in my case</text:p>
          </table:table-cell>
          <table:table-cell table:number-columns-repeated="1021"/>
        </table:table-row>
        <table:table-row table:style-name="ro5">
          <table:table-cell office:value-type="float" office:value="20">
            <text:p>20</text:p>
          </table:table-cell>
          <table:table-cell office:value-type="date" office:date-value="2013-07-24T16:19:00">
            <text:p>Jul 24, 2013 4:19 PM</text:p>
          </table:table-cell>
          <table:table-cell office:value-type="string">
            <text:p>Just needed anything that would work, quickly.</text:p>
          </table:table-cell>
          <table:table-cell table:number-columns-repeated="1021"/>
        </table:table-row>
      </table:table>
      <table:table table:name="Question 6"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Have you ever used others' open-source hardware designs to...? (check all that apply)</text:p>
          </table:table-cell>
          <table:covered-table-cell table:style-name="ce10" office:value-type="string">
            <text:p>Have you ever used others' open-source hardware designs to...? (check all that apply)</text:p>
          </table:covered-table-cell>
          <table:covered-table-cell table:style-name="ce10" office:value-type="string">
            <text:p>Have you ever used others' open-source hardware designs to...? (check all that apply)</text:p>
          </table:covered-table-cell>
          <table:covered-table-cell table:style-name="ce10" office:value-type="string">
            <text:p>Have you ever used others' open-source hardware designs to...? (check all that apply)</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Manufacture the device/object for use in a personal or professional context</text:p>
          </table:table-cell>
          <table:covered-table-cell office:value-type="string">
            <text:p>Manufacture the device/object for use in a personal or professional context</text:p>
          </table:covered-table-cell>
          <table:table-cell office:value-type="percentage" office:value="0.463">
            <text:p>46.3%</text:p>
          </table:table-cell>
          <table:table-cell office:value-type="float" office:value="376">
            <text:p>376</text:p>
          </table:table-cell>
          <table:table-cell table:number-columns-repeated="1020"/>
        </table:table-row>
        <table:table-row table:style-name="ro4">
          <table:table-cell office:value-type="string" table:number-columns-spanned="2" table:number-rows-spanned="1">
            <text:p>Manufacture the product for commercial distribution</text:p>
          </table:table-cell>
          <table:covered-table-cell office:value-type="string">
            <text:p>Manufacture the product for commercial distribution</text:p>
          </table:covered-table-cell>
          <table:table-cell office:value-type="percentage" office:value="0.099">
            <text:p>9.9%</text:p>
          </table:table-cell>
          <table:table-cell office:value-type="float" office:value="80">
            <text:p>80</text:p>
          </table:table-cell>
          <table:table-cell table:number-columns-repeated="1020"/>
        </table:table-row>
        <table:table-row table:style-name="ro4">
          <table:table-cell office:value-type="string" table:number-columns-spanned="2" table:number-rows-spanned="1">
            <text:p>Adapt the design to my needs</text:p>
          </table:table-cell>
          <table:covered-table-cell office:value-type="string">
            <text:p>Adapt the design to my needs</text:p>
          </table:covered-table-cell>
          <table:table-cell office:value-type="percentage" office:value="0.645">
            <text:p>64.5%</text:p>
          </table:table-cell>
          <table:table-cell office:value-type="float" office:value="524">
            <text:p>524</text:p>
          </table:table-cell>
          <table:table-cell table:number-columns-repeated="1020"/>
        </table:table-row>
        <table:table-row table:style-name="ro4">
          <table:table-cell office:value-type="string" table:number-columns-spanned="2" table:number-rows-spanned="1">
            <text:p>Extract a portion of the design for use in another design</text:p>
          </table:table-cell>
          <table:covered-table-cell office:value-type="string">
            <text:p>Extract a portion of the design for use in another design</text:p>
          </table:covered-table-cell>
          <table:table-cell office:value-type="percentage" office:value="0.584">
            <text:p>58.4%</text:p>
          </table:table-cell>
          <table:table-cell office:value-type="float" office:value="474">
            <text:p>474</text:p>
          </table:table-cell>
          <table:table-cell table:number-columns-repeated="1020"/>
        </table:table-row>
        <table:table-row table:style-name="ro4">
          <table:table-cell office:value-type="string" table:number-columns-spanned="2" table:number-rows-spanned="1">
            <text:p>Modify or customize or hack an open-source hardware product</text:p>
          </table:table-cell>
          <table:covered-table-cell office:value-type="string">
            <text:p>Modify or customize or hack an open-source hardware product</text:p>
          </table:covered-table-cell>
          <table:table-cell office:value-type="percentage" office:value="0.523">
            <text:p>52.3%</text:p>
          </table:table-cell>
          <table:table-cell office:value-type="float" office:value="425">
            <text:p>425</text:p>
          </table:table-cell>
          <table:table-cell table:number-columns-repeated="2"/>
          <table:table-cell>
            <draw:frame table:end-cell-address="'Question 6'.P27" table:end-x="0.0012in" table:end-y="0.1768in" draw:z-index="0" draw:name="Chart 1" draw:style-name="gr1" svg:width="6.3209in" svg:height="3.6902in" svg:x="0.0004in" svg:y="0.0004in">
              <draw:object draw:notify-on-update-of-ranges="'Question 6'.A4:'Question 6'.A12 'Question 6'.C4:'Question 6'.C12" xlink:href="./Object 6" xlink:type="simple" xlink:show="embed" xlink:actuate="onLoad"/>
              <draw:image xlink:href="./ObjectReplacements/Object 6" xlink:type="simple" xlink:show="embed" xlink:actuate="onLoad"/>
            </draw:frame>
          </table:table-cell>
          <table:table-cell table:number-columns-repeated="1017"/>
        </table:table-row>
        <table:table-row table:style-name="ro4">
          <table:table-cell office:value-type="string" table:number-columns-spanned="2" table:number-rows-spanned="1">
            <text:p>Understand the functionality of an open-source hardware product</text:p>
          </table:table-cell>
          <table:covered-table-cell office:value-type="string">
            <text:p>Understand the functionality of an open-source hardware product</text:p>
          </table:covered-table-cell>
          <table:table-cell office:value-type="percentage" office:value="0.709">
            <text:p>70.9%</text:p>
          </table:table-cell>
          <table:table-cell office:value-type="float" office:value="576">
            <text:p>576</text:p>
          </table:table-cell>
          <table:table-cell table:number-columns-repeated="1020"/>
        </table:table-row>
        <table:table-row table:style-name="ro4">
          <table:table-cell office:value-type="string" table:number-columns-spanned="2" table:number-rows-spanned="1">
            <text:p>Study the design</text:p>
          </table:table-cell>
          <table:covered-table-cell office:value-type="string">
            <text:p>Study the design</text:p>
          </table:covered-table-cell>
          <table:table-cell office:value-type="percentage" office:value="0.719">
            <text:p>71.9%</text:p>
          </table:table-cell>
          <table:table-cell office:value-type="float" office:value="584">
            <text:p>584</text:p>
          </table:table-cell>
          <table:table-cell table:number-columns-repeated="1020"/>
        </table:table-row>
        <table:table-row table:style-name="ro4">
          <table:table-cell office:value-type="string" table:number-columns-spanned="2" table:number-rows-spanned="1">
            <text:p>Teach</text:p>
          </table:table-cell>
          <table:covered-table-cell office:value-type="string">
            <text:p>Teach</text:p>
          </table:covered-table-cell>
          <table:table-cell office:value-type="percentage" office:value="0.267">
            <text:p>26.7%</text:p>
          </table:table-cell>
          <table:table-cell office:value-type="float" office:value="217">
            <text:p>217</text:p>
          </table:table-cell>
          <table:table-cell table:number-columns-repeated="1020"/>
        </table:table-row>
        <table:table-row table:style-name="ro4">
          <table:table-cell office:value-type="string" table:number-columns-spanned="2" table:number-rows-spanned="1">
            <text:p>None of the above</text:p>
          </table:table-cell>
          <table:covered-table-cell office:value-type="string">
            <text:p>None of the above</text:p>
          </table:covered-table-cell>
          <table:table-cell office:value-type="percentage" office:value="0.083">
            <text:p>8.3%</text:p>
          </table:table-cell>
          <table:table-cell office:value-type="float" office:value="67">
            <text:p>67</text:p>
          </table:table-cell>
          <table:table-cell table:number-columns-repeated="1020"/>
        </table:table-row>
        <table:table-row table:style-name="ro4">
          <table:table-cell office:value-type="string" table:number-columns-spanned="3" table:number-rows-spanned="1">
            <text:p>Other (please specify)</text:p>
          </table:table-cell>
          <table:covered-table-cell office:value-type="string">
            <text:p>Other (please specify)</text:p>
          </table:covered-table-cell>
          <table:covered-table-cell table:style-name="ce18" office:value-type="float" office:value="3">
            <text:p>3</text:p>
          </table:covered-table-cell>
          <table:table-cell table:style-name="ce20" office:value-type="float" office:value="3">
            <text:p>3</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812">
            <text:p>812</text:p>
          </table:covered-table-cell>
          <table:table-cell table:style-name="ce21" office:value-type="float" office:value="812">
            <text:p>812</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195">
            <text:p>195</text:p>
          </table:covered-table-cell>
          <table:table-cell table:style-name="ce22" office:value-type="float" office:value="195">
            <text:p>195</text:p>
          </table:table-cell>
          <table:table-cell table:number-columns-repeated="1020"/>
        </table:table-row>
        <table:table-row table:style-name="ro5">
          <table:table-cell table:style-name="Default" table:number-columns-repeated="4"/>
          <table:table-cell table:number-columns-repeated="1020"/>
        </table:table-row>
        <table:table-row table:style-name="ro6">
          <table:table-cell table:style-name="ce7" office:value-type="string">
            <text:p>Number</text:p>
          </table:table-cell>
          <table:table-cell table:style-name="ce7" office:value-type="string">
            <text:p>Response Date</text:p>
          </table:table-cell>
          <table:table-cell table:style-name="ce7" office:value-type="string">
            <text:p>Other (please specify)</text:p>
          </table:table-cell>
          <table:table-cell table:style-name="ce7" office:value-type="string">
            <text:p>Categories</text:p>
          </table:table-cell>
          <table:table-cell table:number-columns-repeated="1020"/>
        </table:table-row>
        <table:table-row table:style-name="ro5">
          <table:table-cell table:style-name="ce8" office:value-type="float" office:value="1">
            <text:p>1</text:p>
          </table:table-cell>
          <table:table-cell table:style-name="ce15" office:value-type="date" office:date-value="2013-08-22T14:38:00">
            <text:p>Aug 22, 2013 2:38 PM</text:p>
          </table:table-cell>
          <table:table-cell table:style-name="Default" office:value-type="string">
            <text:p>I purchased open source hardware only.</text:p>
          </table:table-cell>
          <table:table-cell table:style-name="Default"/>
          <table:table-cell table:number-columns-repeated="1020"/>
        </table:table-row>
        <table:table-row table:style-name="ro5">
          <table:table-cell table:style-name="ce8" office:value-type="float" office:value="2">
            <text:p>2</text:p>
          </table:table-cell>
          <table:table-cell table:style-name="ce15" office:value-type="date" office:date-value="2013-08-09T07:35:00">
            <text:p>Aug 9, 2013 7:35 AM</text:p>
          </table:table-cell>
          <table:table-cell table:style-name="Default" office:value-type="string">
            <text:p>I wish!!!</text:p>
          </table:table-cell>
          <table:table-cell table:style-name="Default"/>
          <table:table-cell table:number-columns-repeated="1020"/>
        </table:table-row>
        <table:table-row table:style-name="ro5">
          <table:table-cell table:style-name="ce8" office:value-type="float" office:value="3">
            <text:p>3</text:p>
          </table:table-cell>
          <table:table-cell table:style-name="ce15" office:value-type="date" office:date-value="2013-08-07T19:59:00">
            <text:p>Aug 7, 2013 7:59 PM</text:p>
          </table:table-cell>
          <table:table-cell table:style-name="Default" office:value-type="string">
            <text:p>isnt this a bunch of ways to say almost the same thing?</text:p>
          </table:table-cell>
          <table:table-cell table:style-name="Default"/>
          <table:table-cell table:number-columns-repeated="1020"/>
        </table:table-row>
      </table:table>
      <table:table table:name="Question 7"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Have you ever worked on or contributed to an open-source hardware project or design?</text:p>
          </table:table-cell>
          <table:covered-table-cell table:style-name="ce10" office:value-type="string">
            <text:p>Have you ever worked on or contributed to an open-source hardware project or design?</text:p>
          </table:covered-table-cell>
          <table:covered-table-cell table:style-name="ce10" office:value-type="string">
            <text:p>Have you ever worked on or contributed to an open-source hardware project or design?</text:p>
          </table:covered-table-cell>
          <table:covered-table-cell table:style-name="ce10" office:value-type="string">
            <text:p>Have you ever worked on or contributed to an open-source hardware project or design?</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Yes</text:p>
          </table:table-cell>
          <table:covered-table-cell office:value-type="string">
            <text:p>Yes</text:p>
          </table:covered-table-cell>
          <table:table-cell office:value-type="percentage" office:value="0.428">
            <text:p>42.8%</text:p>
          </table:table-cell>
          <table:table-cell office:value-type="float" office:value="349">
            <text:p>349</text:p>
          </table:table-cell>
          <table:table-cell table:number-columns-repeated="1020"/>
        </table:table-row>
        <table:table-row table:style-name="ro4">
          <table:table-cell office:value-type="string" table:number-columns-spanned="2" table:number-rows-spanned="1">
            <text:p>No</text:p>
          </table:table-cell>
          <table:covered-table-cell office:value-type="string">
            <text:p>No</text:p>
          </table:covered-table-cell>
          <table:table-cell office:value-type="percentage" office:value="0.572">
            <text:p>57.2%</text:p>
          </table:table-cell>
          <table:table-cell office:value-type="float" office:value="466">
            <text:p>466</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815">
            <text:p>815</text:p>
          </table:covered-table-cell>
          <table:table-cell table:style-name="ce21" office:value-type="float" office:value="815">
            <text:p>815</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192">
            <text:p>192</text:p>
          </table:covered-table-cell>
          <table:table-cell table:style-name="ce22" office:value-type="float" office:value="192">
            <text:p>192</text:p>
          </table:table-cell>
          <table:table-cell table:number-columns-repeated="1020"/>
        </table:table-row>
        <table:table-row table:style-name="ro5">
          <table:table-cell table:style-name="Default">
            <draw:frame table:end-cell-address="'Question 7'.E28" table:end-x="0.65in" table:end-y="0.0524in" draw:z-index="0" draw:name="Chart 1" draw:style-name="gr1" svg:width="6.3209in" svg:height="3.5421in" svg:x="0in" svg:y="0.0524in">
              <draw:object draw:notify-on-update-of-ranges="'Question 7'.A4:'Question 7'.A5 'Question 7'.C4:'Question 7'.C5" xlink:href="./Object 7" xlink:type="simple" xlink:show="embed" xlink:actuate="onLoad"/>
              <draw:image xlink:href="./ObjectReplacements/Object 7" xlink:type="simple" xlink:show="embed" xlink:actuate="onLoad"/>
            </draw:frame>
          </table:table-cell>
          <table:table-cell table:style-name="Default" table:number-columns-repeated="3"/>
          <table:table-cell table:number-columns-repeated="1020"/>
        </table:table-row>
      </table:table>
      <table:table table:name="Question 8"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What year did you first begin working on or contributing to open-source hardware projects or designs?</text:p>
          </table:table-cell>
          <table:covered-table-cell table:style-name="ce10" office:value-type="string">
            <text:p>What year did you first begin working on or contributing to open-source hardware projects or designs?</text:p>
          </table:covered-table-cell>
          <table:covered-table-cell table:style-name="ce10" office:value-type="string">
            <text:p>What year did you first begin working on or contributing to open-source hardware projects or designs?</text:p>
          </table:covered-table-cell>
          <table:covered-table-cell table:style-name="ce10" office:value-type="string">
            <text:p>What year did you first begin working on or contributing to open-source hardware projects or designs?</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2013</text:p>
          </table:table-cell>
          <table:covered-table-cell office:value-type="string">
            <text:p>2013</text:p>
          </table:covered-table-cell>
          <table:table-cell office:value-type="percentage" office:value="0.081">
            <text:p>8.1%</text:p>
          </table:table-cell>
          <table:table-cell office:value-type="float" office:value="26">
            <text:p>26</text:p>
          </table:table-cell>
          <table:table-cell table:number-columns-repeated="1020"/>
        </table:table-row>
        <table:table-row table:style-name="ro4">
          <table:table-cell office:value-type="string" table:number-columns-spanned="2" table:number-rows-spanned="1">
            <text:p>2012</text:p>
          </table:table-cell>
          <table:covered-table-cell office:value-type="string">
            <text:p>2012</text:p>
          </table:covered-table-cell>
          <table:table-cell office:value-type="percentage" office:value="0.159">
            <text:p>15.9%</text:p>
          </table:table-cell>
          <table:table-cell office:value-type="float" office:value="51">
            <text:p>51</text:p>
          </table:table-cell>
          <table:table-cell table:number-columns-repeated="1020"/>
        </table:table-row>
        <table:table-row table:style-name="ro4">
          <table:table-cell office:value-type="string" table:number-columns-spanned="2" table:number-rows-spanned="1">
            <text:p>2011</text:p>
          </table:table-cell>
          <table:covered-table-cell office:value-type="string">
            <text:p>2011</text:p>
          </table:covered-table-cell>
          <table:table-cell office:value-type="percentage" office:value="0.213">
            <text:p>21.3%</text:p>
          </table:table-cell>
          <table:table-cell office:value-type="float" office:value="68">
            <text:p>68</text:p>
          </table:table-cell>
          <table:table-cell table:number-columns-repeated="1020"/>
        </table:table-row>
        <table:table-row table:style-name="ro4">
          <table:table-cell office:value-type="string" table:number-columns-spanned="2" table:number-rows-spanned="1">
            <text:p>2010</text:p>
          </table:table-cell>
          <table:covered-table-cell office:value-type="string">
            <text:p>2010</text:p>
          </table:covered-table-cell>
          <table:table-cell office:value-type="percentage" office:value="0.188">
            <text:p>18.8%</text:p>
          </table:table-cell>
          <table:table-cell office:value-type="float" office:value="60">
            <text:p>60</text:p>
          </table:table-cell>
          <table:table-cell table:number-columns-repeated="1020"/>
        </table:table-row>
        <table:table-row table:style-name="ro4">
          <table:table-cell office:value-type="string" table:number-columns-spanned="2" table:number-rows-spanned="1">
            <text:p>2009</text:p>
          </table:table-cell>
          <table:covered-table-cell office:value-type="string">
            <text:p>2009</text:p>
          </table:covered-table-cell>
          <table:table-cell office:value-type="percentage" office:value="0.088">
            <text:p>8.8%</text:p>
          </table:table-cell>
          <table:table-cell office:value-type="float" office:value="28">
            <text:p>28</text:p>
          </table:table-cell>
          <table:table-cell table:number-columns-repeated="2"/>
          <table:table-cell>
            <draw:frame table:end-cell-address="'Question 8'.P27" table:end-x="0.0012in" table:end-y="0.1768in" draw:z-index="0" draw:name="Chart 1" draw:style-name="gr1" svg:width="6.3209in" svg:height="3.5283in" svg:x="0.0004in" svg:y="0.0004in">
              <draw:object draw:notify-on-update-of-ranges="'Question 8'.A4:'Question 8'.A104 'Question 8'.C4:'Question 8'.C104" xlink:href="./Object 8" xlink:type="simple" xlink:show="embed" xlink:actuate="onLoad"/>
              <draw:image xlink:href="./ObjectReplacements/Object 8" xlink:type="simple" xlink:show="embed" xlink:actuate="onLoad"/>
            </draw:frame>
          </table:table-cell>
          <table:table-cell table:number-columns-repeated="1017"/>
        </table:table-row>
        <table:table-row table:style-name="ro4">
          <table:table-cell office:value-type="string" table:number-columns-spanned="2" table:number-rows-spanned="1">
            <text:p>2008</text:p>
          </table:table-cell>
          <table:covered-table-cell office:value-type="string">
            <text:p>2008</text:p>
          </table:covered-table-cell>
          <table:table-cell office:value-type="percentage" office:value="0.078">
            <text:p>7.8%</text:p>
          </table:table-cell>
          <table:table-cell office:value-type="float" office:value="25">
            <text:p>25</text:p>
          </table:table-cell>
          <table:table-cell table:number-columns-repeated="1020"/>
        </table:table-row>
        <table:table-row table:style-name="ro4">
          <table:table-cell office:value-type="string" table:number-columns-spanned="2" table:number-rows-spanned="1">
            <text:p>2007</text:p>
          </table:table-cell>
          <table:covered-table-cell office:value-type="string">
            <text:p>2007</text:p>
          </table:covered-table-cell>
          <table:table-cell office:value-type="percentage" office:value="0.05">
            <text:p>5.0%</text:p>
          </table:table-cell>
          <table:table-cell office:value-type="float" office:value="16">
            <text:p>16</text:p>
          </table:table-cell>
          <table:table-cell table:number-columns-repeated="1020"/>
        </table:table-row>
        <table:table-row table:style-name="ro4">
          <table:table-cell office:value-type="string" table:number-columns-spanned="2" table:number-rows-spanned="1">
            <text:p>2006</text:p>
          </table:table-cell>
          <table:covered-table-cell office:value-type="string">
            <text:p>2006</text:p>
          </table:covered-table-cell>
          <table:table-cell office:value-type="percentage" office:value="0.044">
            <text:p>4.4%</text:p>
          </table:table-cell>
          <table:table-cell office:value-type="float" office:value="14">
            <text:p>14</text:p>
          </table:table-cell>
          <table:table-cell table:number-columns-repeated="1020"/>
        </table:table-row>
        <table:table-row table:style-name="ro4">
          <table:table-cell office:value-type="string" table:number-columns-spanned="2" table:number-rows-spanned="1">
            <text:p>2005</text:p>
          </table:table-cell>
          <table:covered-table-cell office:value-type="string">
            <text:p>2005</text:p>
          </table:covered-table-cell>
          <table:table-cell office:value-type="percentage" office:value="0.013">
            <text:p>1.3%</text:p>
          </table:table-cell>
          <table:table-cell office:value-type="float" office:value="4">
            <text:p>4</text:p>
          </table:table-cell>
          <table:table-cell table:number-columns-repeated="1020"/>
        </table:table-row>
        <table:table-row table:style-name="ro4">
          <table:table-cell office:value-type="string" table:number-columns-spanned="2" table:number-rows-spanned="1">
            <text:p>2004</text:p>
          </table:table-cell>
          <table:covered-table-cell office:value-type="string">
            <text:p>2004</text:p>
          </table:covered-table-cell>
          <table:table-cell office:value-type="percentage" office:value="0.019">
            <text:p>1.9%</text:p>
          </table:table-cell>
          <table:table-cell office:value-type="float" office:value="6">
            <text:p>6</text:p>
          </table:table-cell>
          <table:table-cell table:number-columns-repeated="1020"/>
        </table:table-row>
        <table:table-row table:style-name="ro4">
          <table:table-cell office:value-type="string" table:number-columns-spanned="2" table:number-rows-spanned="1">
            <text:p>2003</text:p>
          </table:table-cell>
          <table:covered-table-cell office:value-type="string">
            <text:p>2003</text:p>
          </table:covered-table-cell>
          <table:table-cell office:value-type="percentage" office:value="0.013">
            <text:p>1.3%</text:p>
          </table:table-cell>
          <table:table-cell office:value-type="float" office:value="4">
            <text:p>4</text:p>
          </table:table-cell>
          <table:table-cell table:number-columns-repeated="1020"/>
        </table:table-row>
        <table:table-row table:style-name="ro4">
          <table:table-cell office:value-type="string" table:number-columns-spanned="2" table:number-rows-spanned="1">
            <text:p>2002</text:p>
          </table:table-cell>
          <table:covered-table-cell office:value-type="string">
            <text:p>2002</text:p>
          </table:covered-table-cell>
          <table:table-cell office:value-type="percentage" office:value="0.006">
            <text:p>0.6%</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2001</text:p>
          </table:table-cell>
          <table:covered-table-cell office:value-type="string">
            <text:p>2001</text:p>
          </table:covered-table-cell>
          <table:table-cell office:value-type="percentage" office:value="0.006">
            <text:p>0.6%</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2000</text:p>
          </table:table-cell>
          <table:covered-table-cell office:value-type="string">
            <text:p>2000</text:p>
          </table:covered-table-cell>
          <table:table-cell office:value-type="percentage" office:value="0.009">
            <text:p>0.9%</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1999</text:p>
          </table:table-cell>
          <table:covered-table-cell office:value-type="string">
            <text:p>1999</text:p>
          </table:covered-table-cell>
          <table:table-cell office:value-type="percentage" office:value="0.009">
            <text:p>0.9%</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1998</text:p>
          </table:table-cell>
          <table:covered-table-cell office:value-type="string">
            <text:p>1998</text:p>
          </table:covered-table-cell>
          <table:table-cell office:value-type="percentage" office:value="0.006">
            <text:p>0.6%</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1997</text:p>
          </table:table-cell>
          <table:covered-table-cell office:value-type="string">
            <text:p>1997</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96</text:p>
          </table:table-cell>
          <table:covered-table-cell office:value-type="string">
            <text:p>1996</text:p>
          </table:covered-table-cell>
          <table:table-cell office:value-type="percentage" office:value="0.003">
            <text:p>0.3%</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1995</text:p>
          </table:table-cell>
          <table:covered-table-cell office:value-type="string">
            <text:p>1995</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94</text:p>
          </table:table-cell>
          <table:covered-table-cell office:value-type="string">
            <text:p>1994</text:p>
          </table:covered-table-cell>
          <table:table-cell office:value-type="percentage" office:value="0.003">
            <text:p>0.3%</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1993</text:p>
          </table:table-cell>
          <table:covered-table-cell office:value-type="string">
            <text:p>1993</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92</text:p>
          </table:table-cell>
          <table:covered-table-cell office:value-type="string">
            <text:p>1992</text:p>
          </table:covered-table-cell>
          <table:table-cell office:value-type="percentage" office:value="0.003">
            <text:p>0.3%</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1991</text:p>
          </table:table-cell>
          <table:covered-table-cell office:value-type="string">
            <text:p>1991</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90</text:p>
          </table:table-cell>
          <table:covered-table-cell office:value-type="string">
            <text:p>1990</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89</text:p>
          </table:table-cell>
          <table:covered-table-cell office:value-type="string">
            <text:p>1989</text:p>
          </table:covered-table-cell>
          <table:table-cell office:value-type="percentage" office:value="0.003">
            <text:p>0.3%</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1988</text:p>
          </table:table-cell>
          <table:covered-table-cell office:value-type="string">
            <text:p>1988</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87</text:p>
          </table:table-cell>
          <table:covered-table-cell office:value-type="string">
            <text:p>1987</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86</text:p>
          </table:table-cell>
          <table:covered-table-cell office:value-type="string">
            <text:p>1986</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85</text:p>
          </table:table-cell>
          <table:covered-table-cell office:value-type="string">
            <text:p>1985</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84</text:p>
          </table:table-cell>
          <table:covered-table-cell office:value-type="string">
            <text:p>1984</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83</text:p>
          </table:table-cell>
          <table:covered-table-cell office:value-type="string">
            <text:p>1983</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82</text:p>
          </table:table-cell>
          <table:covered-table-cell office:value-type="string">
            <text:p>1982</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81</text:p>
          </table:table-cell>
          <table:covered-table-cell office:value-type="string">
            <text:p>1981</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80</text:p>
          </table:table-cell>
          <table:covered-table-cell office:value-type="string">
            <text:p>1980</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79</text:p>
          </table:table-cell>
          <table:covered-table-cell office:value-type="string">
            <text:p>1979</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78</text:p>
          </table:table-cell>
          <table:covered-table-cell office:value-type="string">
            <text:p>1978</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77</text:p>
          </table:table-cell>
          <table:covered-table-cell office:value-type="string">
            <text:p>1977</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76</text:p>
          </table:table-cell>
          <table:covered-table-cell office:value-type="string">
            <text:p>1976</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75</text:p>
          </table:table-cell>
          <table:covered-table-cell office:value-type="string">
            <text:p>1975</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74</text:p>
          </table:table-cell>
          <table:covered-table-cell office:value-type="string">
            <text:p>1974</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73</text:p>
          </table:table-cell>
          <table:covered-table-cell office:value-type="string">
            <text:p>1973</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72</text:p>
          </table:table-cell>
          <table:covered-table-cell office:value-type="string">
            <text:p>1972</text:p>
          </table:covered-table-cell>
          <table:table-cell office:value-type="percentage" office:value="0.003">
            <text:p>0.3%</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1971</text:p>
          </table:table-cell>
          <table:covered-table-cell office:value-type="string">
            <text:p>1971</text:p>
          </table:covered-table-cell>
          <table:table-cell office:value-type="percentage" office:value="0.003">
            <text:p>0.3%</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1970</text:p>
          </table:table-cell>
          <table:covered-table-cell office:value-type="string">
            <text:p>1970</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69</text:p>
          </table:table-cell>
          <table:covered-table-cell office:value-type="string">
            <text:p>1969</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68</text:p>
          </table:table-cell>
          <table:covered-table-cell office:value-type="string">
            <text:p>1968</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67</text:p>
          </table:table-cell>
          <table:covered-table-cell office:value-type="string">
            <text:p>1967</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66</text:p>
          </table:table-cell>
          <table:covered-table-cell office:value-type="string">
            <text:p>1966</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65</text:p>
          </table:table-cell>
          <table:covered-table-cell office:value-type="string">
            <text:p>1965</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64</text:p>
          </table:table-cell>
          <table:covered-table-cell office:value-type="string">
            <text:p>1964</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63</text:p>
          </table:table-cell>
          <table:covered-table-cell office:value-type="string">
            <text:p>1963</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62</text:p>
          </table:table-cell>
          <table:covered-table-cell office:value-type="string">
            <text:p>1962</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61</text:p>
          </table:table-cell>
          <table:covered-table-cell office:value-type="string">
            <text:p>1961</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60</text:p>
          </table:table-cell>
          <table:covered-table-cell office:value-type="string">
            <text:p>1960</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59</text:p>
          </table:table-cell>
          <table:covered-table-cell office:value-type="string">
            <text:p>1959</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58</text:p>
          </table:table-cell>
          <table:covered-table-cell office:value-type="string">
            <text:p>1958</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57</text:p>
          </table:table-cell>
          <table:covered-table-cell office:value-type="string">
            <text:p>1957</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56</text:p>
          </table:table-cell>
          <table:covered-table-cell office:value-type="string">
            <text:p>1956</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55</text:p>
          </table:table-cell>
          <table:covered-table-cell office:value-type="string">
            <text:p>1955</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54</text:p>
          </table:table-cell>
          <table:covered-table-cell office:value-type="string">
            <text:p>1954</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53</text:p>
          </table:table-cell>
          <table:covered-table-cell office:value-type="string">
            <text:p>1953</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52</text:p>
          </table:table-cell>
          <table:covered-table-cell office:value-type="string">
            <text:p>1952</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51</text:p>
          </table:table-cell>
          <table:covered-table-cell office:value-type="string">
            <text:p>1951</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50</text:p>
          </table:table-cell>
          <table:covered-table-cell office:value-type="string">
            <text:p>1950</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49</text:p>
          </table:table-cell>
          <table:covered-table-cell office:value-type="string">
            <text:p>1949</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48</text:p>
          </table:table-cell>
          <table:covered-table-cell office:value-type="string">
            <text:p>1948</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47</text:p>
          </table:table-cell>
          <table:covered-table-cell office:value-type="string">
            <text:p>1947</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46</text:p>
          </table:table-cell>
          <table:covered-table-cell office:value-type="string">
            <text:p>1946</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45</text:p>
          </table:table-cell>
          <table:covered-table-cell office:value-type="string">
            <text:p>1945</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44</text:p>
          </table:table-cell>
          <table:covered-table-cell office:value-type="string">
            <text:p>1944</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43</text:p>
          </table:table-cell>
          <table:covered-table-cell office:value-type="string">
            <text:p>1943</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42</text:p>
          </table:table-cell>
          <table:covered-table-cell office:value-type="string">
            <text:p>1942</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41</text:p>
          </table:table-cell>
          <table:covered-table-cell office:value-type="string">
            <text:p>1941</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40</text:p>
          </table:table-cell>
          <table:covered-table-cell office:value-type="string">
            <text:p>1940</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39</text:p>
          </table:table-cell>
          <table:covered-table-cell office:value-type="string">
            <text:p>1939</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38</text:p>
          </table:table-cell>
          <table:covered-table-cell office:value-type="string">
            <text:p>1938</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37</text:p>
          </table:table-cell>
          <table:covered-table-cell office:value-type="string">
            <text:p>1937</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36</text:p>
          </table:table-cell>
          <table:covered-table-cell office:value-type="string">
            <text:p>1936</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35</text:p>
          </table:table-cell>
          <table:covered-table-cell office:value-type="string">
            <text:p>1935</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34</text:p>
          </table:table-cell>
          <table:covered-table-cell office:value-type="string">
            <text:p>1934</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33</text:p>
          </table:table-cell>
          <table:covered-table-cell office:value-type="string">
            <text:p>1933</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32</text:p>
          </table:table-cell>
          <table:covered-table-cell office:value-type="string">
            <text:p>1932</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31</text:p>
          </table:table-cell>
          <table:covered-table-cell office:value-type="string">
            <text:p>1931</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30</text:p>
          </table:table-cell>
          <table:covered-table-cell office:value-type="string">
            <text:p>1930</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29</text:p>
          </table:table-cell>
          <table:covered-table-cell office:value-type="string">
            <text:p>1929</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28</text:p>
          </table:table-cell>
          <table:covered-table-cell office:value-type="string">
            <text:p>1928</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27</text:p>
          </table:table-cell>
          <table:covered-table-cell office:value-type="string">
            <text:p>1927</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26</text:p>
          </table:table-cell>
          <table:covered-table-cell office:value-type="string">
            <text:p>1926</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25</text:p>
          </table:table-cell>
          <table:covered-table-cell office:value-type="string">
            <text:p>1925</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24</text:p>
          </table:table-cell>
          <table:covered-table-cell office:value-type="string">
            <text:p>1924</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23</text:p>
          </table:table-cell>
          <table:covered-table-cell office:value-type="string">
            <text:p>1923</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22</text:p>
          </table:table-cell>
          <table:covered-table-cell office:value-type="string">
            <text:p>1922</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21</text:p>
          </table:table-cell>
          <table:covered-table-cell office:value-type="string">
            <text:p>1921</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20</text:p>
          </table:table-cell>
          <table:covered-table-cell office:value-type="string">
            <text:p>1920</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19</text:p>
          </table:table-cell>
          <table:covered-table-cell office:value-type="string">
            <text:p>1919</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18</text:p>
          </table:table-cell>
          <table:covered-table-cell office:value-type="string">
            <text:p>1918</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17</text:p>
          </table:table-cell>
          <table:covered-table-cell office:value-type="string">
            <text:p>1917</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16</text:p>
          </table:table-cell>
          <table:covered-table-cell office:value-type="string">
            <text:p>1916</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15</text:p>
          </table:table-cell>
          <table:covered-table-cell office:value-type="string">
            <text:p>1915</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14</text:p>
          </table:table-cell>
          <table:covered-table-cell office:value-type="string">
            <text:p>1914</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913</text:p>
          </table:table-cell>
          <table:covered-table-cell office:value-type="string">
            <text:p>1913</text:p>
          </table:covered-table-cell>
          <table:table-cell office:value-type="percentage" office:value="0">
            <text:p>0.0%</text:p>
          </table:table-cell>
          <table:table-cell office:value-type="float" office:value="0">
            <text:p>0</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320">
            <text:p>320</text:p>
          </table:covered-table-cell>
          <table:table-cell table:style-name="ce21" office:value-type="float" office:value="320">
            <text:p>320</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687">
            <text:p>687</text:p>
          </table:covered-table-cell>
          <table:table-cell table:style-name="ce22" office:value-type="float" office:value="687">
            <text:p>687</text:p>
          </table:table-cell>
          <table:table-cell table:number-columns-repeated="1020"/>
        </table:table-row>
      </table:table>
      <table:table table:name="Question 9"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On average, how many hours per week do you spend working on or contributing to open-source hardware projects or designs?</text:p>
          </table:table-cell>
          <table:covered-table-cell table:style-name="ce10" office:value-type="string">
            <text:p>On average, how many hours per week do you spend working on or contributing to open-source hardware projects or designs?</text:p>
          </table:covered-table-cell>
          <table:covered-table-cell table:style-name="ce10" office:value-type="string">
            <text:p>On average, how many hours per week do you spend working on or contributing to open-source hardware projects or designs?</text:p>
          </table:covered-table-cell>
          <table:covered-table-cell table:style-name="ce10" office:value-type="string">
            <text:p>On average, how many hours per week do you spend working on or contributing to open-source hardware projects or designs?</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less than 5 hours</text:p>
          </table:table-cell>
          <table:covered-table-cell office:value-type="string">
            <text:p>less than 5 hours</text:p>
          </table:covered-table-cell>
          <table:table-cell office:value-type="percentage" office:value="0.486">
            <text:p>48.6%</text:p>
          </table:table-cell>
          <table:table-cell office:value-type="float" office:value="161">
            <text:p>161</text:p>
          </table:table-cell>
          <table:table-cell table:number-columns-repeated="1020"/>
        </table:table-row>
        <table:table-row table:style-name="ro4">
          <table:table-cell office:value-type="string" table:number-columns-spanned="2" table:number-rows-spanned="1">
            <text:p>5 to 10 hours</text:p>
          </table:table-cell>
          <table:covered-table-cell office:value-type="string">
            <text:p>5 to 10 hours</text:p>
          </table:covered-table-cell>
          <table:table-cell office:value-type="percentage" office:value="0.233">
            <text:p>23.3%</text:p>
          </table:table-cell>
          <table:table-cell office:value-type="float" office:value="77">
            <text:p>77</text:p>
          </table:table-cell>
          <table:table-cell table:number-columns-repeated="1020"/>
        </table:table-row>
        <table:table-row table:style-name="ro4">
          <table:table-cell office:value-type="string" table:number-columns-spanned="2" table:number-rows-spanned="1">
            <text:p>10 to 20 hours</text:p>
          </table:table-cell>
          <table:covered-table-cell office:value-type="string">
            <text:p>10 to 20 hours</text:p>
          </table:covered-table-cell>
          <table:table-cell office:value-type="percentage" office:value="0.112">
            <text:p>11.2%</text:p>
          </table:table-cell>
          <table:table-cell office:value-type="float" office:value="37">
            <text:p>37</text:p>
          </table:table-cell>
          <table:table-cell table:number-columns-repeated="1020"/>
        </table:table-row>
        <table:table-row table:style-name="ro4">
          <table:table-cell office:value-type="string" table:number-columns-spanned="2" table:number-rows-spanned="1">
            <text:p>20 to 30 hours</text:p>
          </table:table-cell>
          <table:covered-table-cell office:value-type="string">
            <text:p>20 to 30 hours</text:p>
          </table:covered-table-cell>
          <table:table-cell office:value-type="percentage" office:value="0.069">
            <text:p>6.9%</text:p>
          </table:table-cell>
          <table:table-cell office:value-type="float" office:value="23">
            <text:p>23</text:p>
          </table:table-cell>
          <table:table-cell table:number-columns-repeated="1020"/>
        </table:table-row>
        <table:table-row table:style-name="ro4">
          <table:table-cell office:value-type="string" table:number-columns-spanned="2" table:number-rows-spanned="1">
            <text:p>30 to 40 hours</text:p>
          </table:table-cell>
          <table:covered-table-cell office:value-type="string">
            <text:p>30 to 40 hours</text:p>
          </table:covered-table-cell>
          <table:table-cell office:value-type="percentage" office:value="0.057">
            <text:p>5.7%</text:p>
          </table:table-cell>
          <table:table-cell office:value-type="float" office:value="19">
            <text:p>19</text:p>
          </table:table-cell>
          <table:table-cell table:number-columns-repeated="2"/>
          <table:table-cell>
            <draw:frame table:end-cell-address="'Question 9'.P27" table:end-x="0.0012in" table:end-y="0.1768in" draw:z-index="0" draw:name="Chart 1" draw:style-name="gr1" svg:width="6.3209in" svg:height="3.5402in" svg:x="0.0004in" svg:y="0.0004in">
              <draw:object draw:notify-on-update-of-ranges="'Question 9'.A4:'Question 9'.A9 'Question 9'.C4:'Question 9'.C9" xlink:href="./Object 9" xlink:type="simple" xlink:show="embed" xlink:actuate="onLoad"/>
              <draw:image xlink:href="./ObjectReplacements/Object 9" xlink:type="simple" xlink:show="embed" xlink:actuate="onLoad"/>
            </draw:frame>
          </table:table-cell>
          <table:table-cell table:number-columns-repeated="1017"/>
        </table:table-row>
        <table:table-row table:style-name="ro4">
          <table:table-cell office:value-type="string" table:number-columns-spanned="2" table:number-rows-spanned="1">
            <text:p>more than 40 hours</text:p>
          </table:table-cell>
          <table:covered-table-cell office:value-type="string">
            <text:p>more than 40 hours</text:p>
          </table:covered-table-cell>
          <table:table-cell office:value-type="percentage" office:value="0.042">
            <text:p>4.2%</text:p>
          </table:table-cell>
          <table:table-cell office:value-type="float" office:value="14">
            <text:p>14</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331">
            <text:p>331</text:p>
          </table:covered-table-cell>
          <table:table-cell table:style-name="ce21" office:value-type="float" office:value="331">
            <text:p>331</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676">
            <text:p>676</text:p>
          </table:covered-table-cell>
          <table:table-cell table:style-name="ce22" office:value-type="float" office:value="676">
            <text:p>676</text:p>
          </table:table-cell>
          <table:table-cell table:number-columns-repeated="1020"/>
        </table:table-row>
      </table:table>
      <table:table table:name="Question 10" table:style-name="ta2" table:print="false">
        <office:forms form:automatic-focus="false" form:apply-design-mode="false"/>
        <table:table-column table:style-name="co1" table:default-cell-style-name="ce8"/>
        <table:table-column table:style-name="co2" table:default-cell-style-name="ce15"/>
        <table:table-column table:style-name="co3" table:number-columns-repeated="2" table:default-cell-style-name="Default"/>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Why do you work on or contribute to hardware projects and/or designs?? (check all that apply)</text:p>
          </table:table-cell>
          <table:covered-table-cell table:style-name="ce10" office:value-type="string">
            <text:p>Why do you work on or contribute to hardware projects and/or designs?? (check all that apply)</text:p>
          </table:covered-table-cell>
          <table:covered-table-cell table:style-name="ce10" office:value-type="string">
            <text:p>Why do you work on or contribute to hardware projects and/or designs?? (check all that apply)</text:p>
          </table:covered-table-cell>
          <table:covered-table-cell table:style-name="ce10" office:value-type="string">
            <text:p>Why do you work on or contribute to hardware projects and/or designs?? (check all that apply)</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table:style-name="ce4" office:value-type="string" table:number-columns-spanned="2" table:number-rows-spanned="1">
            <text:p>For work / as a business</text:p>
          </table:table-cell>
          <table:covered-table-cell table:style-name="ce12" office:value-type="string">
            <text:p>For work / as a business</text:p>
          </table:covered-table-cell>
          <table:table-cell table:style-name="ce17" office:value-type="percentage" office:value="0.479">
            <text:p>47.9%</text:p>
          </table:table-cell>
          <table:table-cell table:style-name="ce19" office:value-type="float" office:value="158">
            <text:p>158</text:p>
          </table:table-cell>
          <table:table-cell table:number-columns-repeated="1020"/>
        </table:table-row>
        <table:table-row table:style-name="ro4">
          <table:table-cell table:style-name="ce4" office:value-type="string" table:number-columns-spanned="2" table:number-rows-spanned="1">
            <text:p>For fun</text:p>
          </table:table-cell>
          <table:covered-table-cell table:style-name="ce12" office:value-type="string">
            <text:p>For fun</text:p>
          </table:covered-table-cell>
          <table:table-cell table:style-name="ce17" office:value-type="percentage" office:value="0.827">
            <text:p>82.7%</text:p>
          </table:table-cell>
          <table:table-cell table:style-name="ce19" office:value-type="float" office:value="273">
            <text:p>273</text:p>
          </table:table-cell>
          <table:table-cell table:number-columns-repeated="1020"/>
        </table:table-row>
        <table:table-row table:style-name="ro4">
          <table:table-cell table:style-name="ce4" office:value-type="string" table:number-columns-spanned="2" table:number-rows-spanned="1">
            <text:p>As art / self-expression</text:p>
          </table:table-cell>
          <table:covered-table-cell table:style-name="ce12" office:value-type="string">
            <text:p>As art / self-expression</text:p>
          </table:covered-table-cell>
          <table:table-cell table:style-name="ce17" office:value-type="percentage" office:value="0.403">
            <text:p>40.3%</text:p>
          </table:table-cell>
          <table:table-cell table:style-name="ce19" office:value-type="float" office:value="133">
            <text:p>133</text:p>
          </table:table-cell>
          <table:table-cell table:number-columns-repeated="1020"/>
        </table:table-row>
        <table:table-row table:style-name="ro4">
          <table:table-cell table:style-name="ce4" office:value-type="string" table:number-columns-spanned="2" table:number-rows-spanned="1">
            <text:p>To create products that weren't otherwise available</text:p>
          </table:table-cell>
          <table:covered-table-cell table:style-name="ce12" office:value-type="string">
            <text:p>To create products that weren't otherwise available</text:p>
          </table:covered-table-cell>
          <table:table-cell table:style-name="ce17" office:value-type="percentage" office:value="0.588">
            <text:p>58.8%</text:p>
          </table:table-cell>
          <table:table-cell table:style-name="ce19" office:value-type="float" office:value="194">
            <text:p>194</text:p>
          </table:table-cell>
          <table:table-cell table:number-columns-repeated="1020"/>
        </table:table-row>
        <table:table-row table:style-name="ro4">
          <table:table-cell table:style-name="ce4" office:value-type="string" table:number-columns-spanned="2" table:number-rows-spanned="1">
            <text:p>To create better / cheaper products</text:p>
          </table:table-cell>
          <table:covered-table-cell table:style-name="ce12" office:value-type="string">
            <text:p>To create better / cheaper products</text:p>
          </table:covered-table-cell>
          <table:table-cell table:style-name="ce17" office:value-type="percentage" office:value="0.548">
            <text:p>54.8%</text:p>
          </table:table-cell>
          <table:table-cell table:style-name="ce19" office:value-type="float" office:value="181">
            <text:p>181</text:p>
          </table:table-cell>
          <table:table-cell table:number-columns-repeated="2"/>
          <table:table-cell>
            <draw:frame table:end-cell-address="'Question 10'.P27" table:end-x="0.0012in" table:end-y="0.1768in" draw:z-index="0" draw:name="Chart 1" draw:style-name="gr1" svg:width="6.3209in" svg:height="3.6925in" svg:x="0.0004in" svg:y="0.0004in">
              <draw:object draw:notify-on-update-of-ranges="'Question 10'.A4:'Question 10'.A9 'Question 10'.C4:'Question 10'.C9" xlink:href="./Object 10" xlink:type="simple" xlink:show="embed" xlink:actuate="onLoad"/>
              <draw:image xlink:href="./ObjectReplacements/Object 10" xlink:type="simple" xlink:show="embed" xlink:actuate="onLoad"/>
            </draw:frame>
          </table:table-cell>
          <table:table-cell table:number-columns-repeated="1017"/>
        </table:table-row>
        <table:table-row table:style-name="ro4">
          <table:table-cell table:style-name="ce4" office:value-type="string" table:number-columns-spanned="2" table:number-rows-spanned="1">
            <text:p>To develop my skills and learn</text:p>
          </table:table-cell>
          <table:covered-table-cell table:style-name="ce12" office:value-type="string">
            <text:p>To develop my skills and learn</text:p>
          </table:covered-table-cell>
          <table:table-cell table:style-name="ce17" office:value-type="percentage" office:value="0.803">
            <text:p>80.3%</text:p>
          </table:table-cell>
          <table:table-cell table:style-name="ce19" office:value-type="float" office:value="265">
            <text:p>265</text:p>
          </table:table-cell>
          <table:table-cell table:number-columns-repeated="1020"/>
        </table:table-row>
        <table:table-row table:style-name="ro4">
          <table:table-cell table:style-name="ce4" office:value-type="string" table:number-columns-spanned="3" table:number-rows-spanned="1">
            <text:p>Other (please specify)</text:p>
          </table:table-cell>
          <table:covered-table-cell table:style-name="ce12" office:value-type="string">
            <text:p>Other (please specify)</text:p>
          </table:covered-table-cell>
          <table:covered-table-cell table:style-name="ce18" office:value-type="float" office:value="21">
            <text:p>21</text:p>
          </table:covered-table-cell>
          <table:table-cell table:style-name="ce20" office:value-type="float" office:value="21">
            <text:p>21</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330">
            <text:p>330</text:p>
          </table:covered-table-cell>
          <table:table-cell table:style-name="ce21" office:value-type="float" office:value="330">
            <text:p>330</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677">
            <text:p>677</text:p>
          </table:covered-table-cell>
          <table:table-cell table:style-name="ce22" office:value-type="float" office:value="677">
            <text:p>677</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7" office:value-type="string">
            <text:p>Number</text:p>
          </table:table-cell>
          <table:table-cell table:style-name="ce7" office:value-type="string">
            <text:p>Response Date</text:p>
          </table:table-cell>
          <table:table-cell table:style-name="ce7" office:value-type="string">
            <text:p>Other (please specify)</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3-10-29T02:54:00">
            <text:p>Oct 29, 2013 2:54 AM</text:p>
          </table:table-cell>
          <table:table-cell office:value-type="string">
            <text:p>My company's products have always had open documentation including schematics, and example source code</text:p>
          </table:table-cell>
          <table:table-cell table:number-columns-repeated="1021"/>
        </table:table-row>
        <table:table-row table:style-name="ro5">
          <table:table-cell office:value-type="float" office:value="2">
            <text:p>2</text:p>
          </table:table-cell>
          <table:table-cell office:value-type="date" office:date-value="2013-08-24T14:21:00">
            <text:p>Aug 24, 2013 2:21 PM</text:p>
          </table:table-cell>
          <table:table-cell office:value-type="string">
            <text:p>It's good to support a community that values cooperation, sharing of idea, making tech and knowledge more accessible.</text:p>
          </table:table-cell>
          <table:table-cell table:number-columns-repeated="1021"/>
        </table:table-row>
        <table:table-row table:style-name="ro5">
          <table:table-cell office:value-type="float" office:value="3">
            <text:p>3</text:p>
          </table:table-cell>
          <table:table-cell office:value-type="date" office:date-value="2013-08-10T07:48:00">
            <text:p>Aug 10, 2013 7:48 AM</text:p>
          </table:table-cell>
          <table:table-cell office:value-type="string">
            <text:p>Save the world</text:p>
          </table:table-cell>
          <table:table-cell table:number-columns-repeated="1021"/>
        </table:table-row>
        <table:table-row table:style-name="ro5">
          <table:table-cell office:value-type="float" office:value="4">
            <text:p>4</text:p>
          </table:table-cell>
          <table:table-cell office:value-type="date" office:date-value="2013-08-07T12:46:00">
            <text:p>Aug 7, 2013 12:46 PM</text:p>
          </table:table-cell>
          <table:table-cell office:value-type="string">
            <text:p>4 a better world</text:p>
          </table:table-cell>
          <table:table-cell table:number-columns-repeated="1021"/>
        </table:table-row>
        <table:table-row table:style-name="ro5">
          <table:table-cell office:value-type="float" office:value="5">
            <text:p>5</text:p>
          </table:table-cell>
          <table:table-cell office:value-type="date" office:date-value="2013-08-06T19:42:00">
            <text:p>Aug 6, 2013 7:42 PM</text:p>
          </table:table-cell>
          <table:table-cell office:value-type="string">
            <text:p>To share with others and thus develop faster</text:p>
          </table:table-cell>
          <table:table-cell table:number-columns-repeated="1021"/>
        </table:table-row>
        <table:table-row table:style-name="ro5">
          <table:table-cell office:value-type="float" office:value="6">
            <text:p>6</text:p>
          </table:table-cell>
          <table:table-cell office:value-type="date" office:date-value="2013-08-02T18:19:00">
            <text:p>Aug 2, 2013 6:19 PM</text:p>
          </table:table-cell>
          <table:table-cell office:value-type="string">
            <text:p>To interface with working products considered obsolete by the manufacturer and no longer supported.</text:p>
          </table:table-cell>
          <table:table-cell table:number-columns-repeated="1021"/>
        </table:table-row>
        <table:table-row table:style-name="ro5">
          <table:table-cell office:value-type="float" office:value="7">
            <text:p>7</text:p>
          </table:table-cell>
          <table:table-cell office:value-type="date" office:date-value="2013-08-01T10:50:00">
            <text:p>Aug 1, 2013 10:50 AM</text:p>
          </table:table-cell>
          <table:table-cell office:value-type="string">
            <text:p>To create inexpensive teaching tools to accompany open-source university courses and texts</text:p>
          </table:table-cell>
          <table:table-cell table:number-columns-repeated="1021"/>
        </table:table-row>
        <table:table-row table:style-name="ro5">
          <table:table-cell office:value-type="float" office:value="8">
            <text:p>8</text:p>
          </table:table-cell>
          <table:table-cell office:value-type="date" office:date-value="2013-08-01T01:25:00">
            <text:p>Aug 1, 2013 1:25 AM</text:p>
          </table:table-cell>
          <table:table-cell office:value-type="string">
            <text:p>To developt devices for personal use.</text:p>
          </table:table-cell>
          <table:table-cell table:number-columns-repeated="1021"/>
        </table:table-row>
        <table:table-row table:style-name="ro5">
          <table:table-cell office:value-type="float" office:value="9">
            <text:p>9</text:p>
          </table:table-cell>
          <table:table-cell office:value-type="date" office:date-value="2013-07-31T22:48:00">
            <text:p>Jul 31, 2013 10:48 PM</text:p>
          </table:table-cell>
          <table:table-cell office:value-type="string">
            <text:p>I like the idea of open source hardware.</text:p>
          </table:table-cell>
          <table:table-cell table:number-columns-repeated="1021"/>
        </table:table-row>
        <table:table-row table:style-name="ro5">
          <table:table-cell office:value-type="float" office:value="10">
            <text:p>10</text:p>
          </table:table-cell>
          <table:table-cell office:value-type="date" office:date-value="2013-07-31T22:25:00">
            <text:p>Jul 31, 2013 10:25 PM</text:p>
          </table:table-cell>
          <table:table-cell office:value-type="string">
            <text:p>to dent the universe</text:p>
          </table:table-cell>
          <table:table-cell table:number-columns-repeated="1021"/>
        </table:table-row>
        <table:table-row table:style-name="ro5">
          <table:table-cell office:value-type="float" office:value="11">
            <text:p>11</text:p>
          </table:table-cell>
          <table:table-cell office:value-type="date" office:date-value="2013-07-31T21:19:00">
            <text:p>Jul 31, 2013 9:19 PM</text:p>
          </table:table-cell>
          <table:table-cell office:value-type="string">
            <text:p>Improve documentation &amp; support</text:p>
          </table:table-cell>
          <table:table-cell table:number-columns-repeated="1021"/>
        </table:table-row>
        <table:table-row table:style-name="ro5">
          <table:table-cell office:value-type="float" office:value="12">
            <text:p>12</text:p>
          </table:table-cell>
          <table:table-cell office:value-type="date" office:date-value="2013-07-31T17:17:00">
            <text:p>Jul 31, 2013 5:17 PM</text:p>
          </table:table-cell>
          <table:table-cell office:value-type="string">
            <text:p>Knowledge should be free and it leverages technology advancement</text:p>
          </table:table-cell>
          <table:table-cell table:number-columns-repeated="1021"/>
        </table:table-row>
        <table:table-row table:style-name="ro5">
          <table:table-cell office:value-type="float" office:value="13">
            <text:p>13</text:p>
          </table:table-cell>
          <table:table-cell office:value-type="date" office:date-value="2013-07-29T13:36:00">
            <text:p>Jul 29, 2013 1:36 PM</text:p>
          </table:table-cell>
          <table:table-cell office:value-type="string">
            <text:p>Contribute to humanity tecnological freedom</text:p>
          </table:table-cell>
          <table:table-cell table:number-columns-repeated="1021"/>
        </table:table-row>
        <table:table-row table:style-name="ro5">
          <table:table-cell office:value-type="float" office:value="14">
            <text:p>14</text:p>
          </table:table-cell>
          <table:table-cell office:value-type="date" office:date-value="2013-07-27T21:42:00">
            <text:p>Jul 27, 2013 9:42 PM</text:p>
          </table:table-cell>
          <table:table-cell office:value-type="string">
            <text:p>i want an affordable CEB press and tractor.</text:p>
          </table:table-cell>
          <table:table-cell table:number-columns-repeated="1021"/>
        </table:table-row>
        <table:table-row table:style-name="ro5">
          <table:table-cell office:value-type="float" office:value="15">
            <text:p>15</text:p>
          </table:table-cell>
          <table:table-cell office:value-type="date" office:date-value="2013-07-26T15:27:00">
            <text:p>Jul 26, 2013 3:27 PM</text:p>
          </table:table-cell>
          <table:table-cell office:value-type="string">
            <text:p>Just contributing money (I'm not skilled or experienced enough technically)</text:p>
          </table:table-cell>
          <table:table-cell table:number-columns-repeated="1021"/>
        </table:table-row>
        <table:table-row table:style-name="ro5">
          <table:table-cell office:value-type="float" office:value="16">
            <text:p>16</text:p>
          </table:table-cell>
          <table:table-cell office:value-type="date" office:date-value="2013-07-25T10:33:00">
            <text:p>Jul 25, 2013 10:33 AM</text:p>
          </table:table-cell>
          <table:table-cell office:value-type="string">
            <text:p>For scientific purposes</text:p>
          </table:table-cell>
          <table:table-cell table:number-columns-repeated="1021"/>
        </table:table-row>
        <table:table-row table:style-name="ro5">
          <table:table-cell office:value-type="float" office:value="17">
            <text:p>17</text:p>
          </table:table-cell>
          <table:table-cell office:value-type="date" office:date-value="2013-07-25T08:41:00">
            <text:p>Jul 25, 2013 8:41 AM</text:p>
          </table:table-cell>
          <table:table-cell office:value-type="string">
            <text:p>phd research</text:p>
          </table:table-cell>
          <table:table-cell table:number-columns-repeated="1021"/>
        </table:table-row>
        <table:table-row table:style-name="ro5">
          <table:table-cell office:value-type="float" office:value="18">
            <text:p>18</text:p>
          </table:table-cell>
          <table:table-cell office:value-type="date" office:date-value="2013-07-25T07:31:00">
            <text:p>Jul 25, 2013 7:31 AM</text:p>
          </table:table-cell>
          <table:table-cell office:value-type="string">
            <text:p>to give back to the community that has helped me learn about electronics and making generally</text:p>
          </table:table-cell>
          <table:table-cell table:number-columns-repeated="1021"/>
        </table:table-row>
        <table:table-row table:style-name="ro5">
          <table:table-cell office:value-type="float" office:value="19">
            <text:p>19</text:p>
          </table:table-cell>
          <table:table-cell office:value-type="date" office:date-value="2013-07-24T22:39:00">
            <text:p>Jul 24, 2013 10:39 PM</text:p>
          </table:table-cell>
          <table:table-cell office:value-type="string">
            <text:p>Highly important for societal development</text:p>
          </table:table-cell>
          <table:table-cell table:number-columns-repeated="1021"/>
        </table:table-row>
        <table:table-row table:style-name="ro5">
          <table:table-cell office:value-type="float" office:value="20">
            <text:p>20</text:p>
          </table:table-cell>
          <table:table-cell office:value-type="date" office:date-value="2013-07-24T19:50:00">
            <text:p>Jul 24, 2013 7:50 PM</text:p>
          </table:table-cell>
          <table:table-cell office:value-type="string">
            <text:p>To give back to the community</text:p>
          </table:table-cell>
          <table:table-cell table:number-columns-repeated="1021"/>
        </table:table-row>
        <table:table-row table:style-name="ro5">
          <table:table-cell office:value-type="float" office:value="21">
            <text:p>21</text:p>
          </table:table-cell>
          <table:table-cell office:value-type="date" office:date-value="2013-07-24T14:51:00">
            <text:p>Jul 24, 2013 2:51 PM</text:p>
          </table:table-cell>
          <table:table-cell office:value-type="string">
            <text:p>To make sure users have rights to distribute, alter, and examine the hardware and software they use</text:p>
          </table:table-cell>
          <table:table-cell table:number-columns-repeated="1021"/>
        </table:table-row>
      </table:table>
      <table:table table:name="Question 11" table:style-name="ta2" table:print="false">
        <office:forms form:automatic-focus="false" form:apply-design-mode="false"/>
        <table:table-column table:style-name="co1" table:default-cell-style-name="ce8"/>
        <table:table-column table:style-name="co2" table:default-cell-style-name="ce12"/>
        <table:table-column table:style-name="co3" table:number-columns-repeated="7" table:default-cell-style-name="Default"/>
        <table:table-column table:style-name="co4" table:number-columns-repeated="247" table:default-cell-style-name="Default"/>
        <table:table-column table:style-name="co5" table:number-columns-repeated="768" table:default-cell-style-name="Default"/>
        <table:table-row table:style-name="ro1">
          <table:table-cell table:style-name="ce1" office:value-type="string" table:number-columns-spanned="9"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15"/>
        </table:table-row>
        <table:table-row table:style-name="ro2">
          <table:table-cell table:style-name="ce2" office:value-type="string" table:number-columns-spanned="9" table:number-rows-spanned="1">
            <text:p>For hardware projects or designs which you decided to open-source, how important were each of the following criteria in the decision?</text:p>
          </table:table-cell>
          <table:covered-table-cell table:style-name="ce10" office:value-type="string">
            <text:p>For hardware projects or designs which you decided to open-source, how important were each of the following criteria in the decision?</text:p>
          </table:covered-table-cell>
          <table:covered-table-cell table:style-name="ce10" office:value-type="string">
            <text:p>For hardware projects or designs which you decided to open-source, how important were each of the following criteria in the decision?</text:p>
          </table:covered-table-cell>
          <table:covered-table-cell table:style-name="ce10" office:value-type="string">
            <text:p>For hardware projects or designs which you decided to open-source, how important were each of the following criteria in the decision?</text:p>
          </table:covered-table-cell>
          <table:covered-table-cell table:style-name="ce10" office:value-type="string">
            <text:p>For hardware projects or designs which you decided to open-source, how important were each of the following criteria in the decision?</text:p>
          </table:covered-table-cell>
          <table:covered-table-cell table:style-name="ce10" office:value-type="string">
            <text:p>For hardware projects or designs which you decided to open-source, how important were each of the following criteria in the decision?</text:p>
          </table:covered-table-cell>
          <table:covered-table-cell table:style-name="ce10" office:value-type="string">
            <text:p>For hardware projects or designs which you decided to open-source, how important were each of the following criteria in the decision?</text:p>
          </table:covered-table-cell>
          <table:covered-table-cell table:style-name="ce10" office:value-type="string">
            <text:p>For hardware projects or designs which you decided to open-source, how important were each of the following criteria in the decision?</text:p>
          </table:covered-table-cell>
          <table:covered-table-cell table:style-name="ce10" office:value-type="string">
            <text:p>For hardware projects or designs which you decided to open-source, how important were each of the following criteria in the decision?</text:p>
          </table:covered-table-cell>
          <table:table-cell table:number-columns-repeated="1015"/>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23" office:value-type="string">
            <text:p>unimportant</text:p>
          </table:table-cell>
          <table:table-cell table:style-name="ce23" office:value-type="string">
            <text:p>of little importance</text:p>
          </table:table-cell>
          <table:table-cell table:style-name="ce23" office:value-type="string">
            <text:p>moderately important</text:p>
          </table:table-cell>
          <table:table-cell table:style-name="ce23" office:value-type="string">
            <text:p>important</text:p>
          </table:table-cell>
          <table:table-cell table:style-name="ce23" office:value-type="string">
            <text:p>very important</text:p>
          </table:table-cell>
          <table:table-cell table:style-name="ce16" office:value-type="string">
            <text:p>Rating Average</text:p>
          </table:table-cell>
          <table:table-cell table:style-name="ce16" office:value-type="string">
            <text:p>Response Count</text:p>
          </table:table-cell>
          <table:table-cell table:number-columns-repeated="1015"/>
        </table:table-row>
        <table:table-row table:style-name="ro4">
          <table:table-cell table:style-name="ce4" office:value-type="string" table:number-columns-spanned="2" table:number-rows-spanned="1">
            <text:p>Encourage contributions to the design</text:p>
          </table:table-cell>
          <table:covered-table-cell office:value-type="string">
            <text:p>Encourage contributions to the design</text:p>
          </table:covered-table-cell>
          <table:table-cell table:style-name="ce24" office:value-type="float" office:value="13">
            <text:p>13</text:p>
          </table:table-cell>
          <table:table-cell table:style-name="ce24" office:value-type="float" office:value="40">
            <text:p>40</text:p>
          </table:table-cell>
          <table:table-cell table:style-name="ce24" office:value-type="float" office:value="66">
            <text:p>66</text:p>
          </table:table-cell>
          <table:table-cell table:style-name="ce24" office:value-type="float" office:value="113">
            <text:p>113</text:p>
          </table:table-cell>
          <table:table-cell table:style-name="ce24" office:value-type="float" office:value="81">
            <text:p>81</text:p>
          </table:table-cell>
          <table:table-cell table:style-name="ce25" office:value-type="float" office:value="3.67">
            <text:p>3.67</text:p>
          </table:table-cell>
          <table:table-cell table:style-name="ce19" office:value-type="float" office:value="313">
            <text:p>313</text:p>
          </table:table-cell>
          <table:table-cell table:number-columns-repeated="1015"/>
        </table:table-row>
        <table:table-row table:style-name="ro4">
          <table:table-cell table:style-name="ce4" office:value-type="string" table:number-columns-spanned="2" table:number-rows-spanned="1">
            <text:p>Allow others to learn from the design</text:p>
          </table:table-cell>
          <table:covered-table-cell office:value-type="string">
            <text:p>Allow others to learn from the design</text:p>
          </table:covered-table-cell>
          <table:table-cell table:style-name="ce24" office:value-type="float" office:value="5">
            <text:p>5</text:p>
          </table:table-cell>
          <table:table-cell table:style-name="ce24" office:value-type="float" office:value="8">
            <text:p>8</text:p>
          </table:table-cell>
          <table:table-cell table:style-name="ce24" office:value-type="float" office:value="49">
            <text:p>49</text:p>
          </table:table-cell>
          <table:table-cell table:style-name="ce24" office:value-type="float" office:value="126">
            <text:p>126</text:p>
          </table:table-cell>
          <table:table-cell table:style-name="ce24" office:value-type="float" office:value="123">
            <text:p>123</text:p>
          </table:table-cell>
          <table:table-cell table:style-name="ce25" office:value-type="float" office:value="4.14">
            <text:p>4.14</text:p>
          </table:table-cell>
          <table:table-cell table:style-name="ce19" office:value-type="float" office:value="311">
            <text:p>311</text:p>
          </table:table-cell>
          <table:table-cell table:number-columns-repeated="1015"/>
        </table:table-row>
        <table:table-row table:style-name="ro4">
          <table:table-cell table:style-name="ce4" office:value-type="string" table:number-columns-spanned="2" table:number-rows-spanned="1">
            <text:p>Allow others to manufacture hardware based on the design</text:p>
          </table:table-cell>
          <table:covered-table-cell office:value-type="string">
            <text:p>Allow others to manufacture hardware based on the design</text:p>
          </table:covered-table-cell>
          <table:table-cell table:style-name="ce24" office:value-type="float" office:value="26">
            <text:p>26</text:p>
          </table:table-cell>
          <table:table-cell table:style-name="ce24" office:value-type="float" office:value="50">
            <text:p>50</text:p>
          </table:table-cell>
          <table:table-cell table:style-name="ce24" office:value-type="float" office:value="84">
            <text:p>84</text:p>
          </table:table-cell>
          <table:table-cell table:style-name="ce24" office:value-type="float" office:value="92">
            <text:p>92</text:p>
          </table:table-cell>
          <table:table-cell table:style-name="ce24" office:value-type="float" office:value="62">
            <text:p>62</text:p>
          </table:table-cell>
          <table:table-cell table:style-name="ce25" office:value-type="float" office:value="3.36">
            <text:p>3.36</text:p>
          </table:table-cell>
          <table:table-cell table:style-name="ce19" office:value-type="float" office:value="314">
            <text:p>314</text:p>
          </table:table-cell>
          <table:table-cell table:number-columns-repeated="1015"/>
        </table:table-row>
        <table:table-row table:style-name="ro4">
          <table:table-cell table:style-name="ce4" office:value-type="string" table:number-columns-spanned="2" table:number-rows-spanned="1">
            <text:p>Allow users of my products to customize them</text:p>
          </table:table-cell>
          <table:covered-table-cell office:value-type="string">
            <text:p>Allow users of my products to customize them</text:p>
          </table:covered-table-cell>
          <table:table-cell table:style-name="ce24" office:value-type="float" office:value="8">
            <text:p>8</text:p>
          </table:table-cell>
          <table:table-cell table:style-name="ce24" office:value-type="float" office:value="26">
            <text:p>26</text:p>
          </table:table-cell>
          <table:table-cell table:style-name="ce24" office:value-type="float" office:value="72">
            <text:p>72</text:p>
          </table:table-cell>
          <table:table-cell table:style-name="ce24" office:value-type="float" office:value="109">
            <text:p>109</text:p>
          </table:table-cell>
          <table:table-cell table:style-name="ce24" office:value-type="float" office:value="97">
            <text:p>97</text:p>
          </table:table-cell>
          <table:table-cell table:style-name="ce25" office:value-type="float" office:value="3.84">
            <text:p>3.84</text:p>
          </table:table-cell>
          <table:table-cell table:style-name="ce19" office:value-type="float" office:value="312">
            <text:p>312</text:p>
          </table:table-cell>
          <table:table-cell table:number-columns-repeated="1015"/>
        </table:table-row>
        <table:table-row table:style-name="ro4">
          <table:table-cell table:style-name="ce4" office:value-type="string" table:number-columns-spanned="2" table:number-rows-spanned="1">
            <text:p>Contribute to the community</text:p>
          </table:table-cell>
          <table:covered-table-cell office:value-type="string">
            <text:p>Contribute to the community</text:p>
          </table:covered-table-cell>
          <table:table-cell table:style-name="ce24" office:value-type="float" office:value="4">
            <text:p>4</text:p>
          </table:table-cell>
          <table:table-cell table:style-name="ce24" office:value-type="float" office:value="10">
            <text:p>10</text:p>
          </table:table-cell>
          <table:table-cell table:style-name="ce24" office:value-type="float" office:value="42">
            <text:p>42</text:p>
          </table:table-cell>
          <table:table-cell table:style-name="ce24" office:value-type="float" office:value="124">
            <text:p>124</text:p>
          </table:table-cell>
          <table:table-cell table:style-name="ce24" office:value-type="float" office:value="132">
            <text:p>132</text:p>
            <draw:frame table:end-cell-address="'Question 11'.O27" table:end-x="0.7031in" table:end-y="0.1768in" draw:z-index="0" draw:name="Chart 1" draw:style-name="gr1" svg:width="7.3728in" svg:height="3.6909in" svg:x="0.0004in" svg:y="0.0004in">
              <draw:object draw:notify-on-update-of-ranges="'Question 11'.A4:'Question 11'.A11 'Question 11'.H4:'Question 11'.H11" xlink:href="./Object 11" xlink:type="simple" xlink:show="embed" xlink:actuate="onLoad"/>
              <draw:image xlink:href="./ObjectReplacements/Object 11" xlink:type="simple" xlink:show="embed" xlink:actuate="onLoad"/>
            </draw:frame>
          </table:table-cell>
          <table:table-cell table:style-name="ce25" office:value-type="float" office:value="4.19">
            <text:p>4.19</text:p>
          </table:table-cell>
          <table:table-cell table:style-name="ce19" office:value-type="float" office:value="312">
            <text:p>312</text:p>
          </table:table-cell>
          <table:table-cell table:number-columns-repeated="1015"/>
        </table:table-row>
        <table:table-row table:style-name="ro4">
          <table:table-cell table:style-name="ce4" office:value-type="string" table:number-columns-spanned="2" table:number-rows-spanned="1">
            <text:p>Leverage an existing body of knowledge and peer-to-peer support</text:p>
          </table:table-cell>
          <table:covered-table-cell office:value-type="string">
            <text:p>Leverage an existing body of knowledge and peer-to-peer support</text:p>
          </table:covered-table-cell>
          <table:table-cell table:style-name="ce24" office:value-type="float" office:value="6">
            <text:p>6</text:p>
          </table:table-cell>
          <table:table-cell table:style-name="ce24" office:value-type="float" office:value="21">
            <text:p>21</text:p>
          </table:table-cell>
          <table:table-cell table:style-name="ce24" office:value-type="float" office:value="65">
            <text:p>65</text:p>
          </table:table-cell>
          <table:table-cell table:style-name="ce24" office:value-type="float" office:value="120">
            <text:p>120</text:p>
          </table:table-cell>
          <table:table-cell table:style-name="ce24" office:value-type="float" office:value="98">
            <text:p>98</text:p>
          </table:table-cell>
          <table:table-cell table:style-name="ce25" office:value-type="float" office:value="3.91">
            <text:p>3.91</text:p>
          </table:table-cell>
          <table:table-cell table:style-name="ce19" office:value-type="float" office:value="310">
            <text:p>310</text:p>
          </table:table-cell>
          <table:table-cell table:number-columns-repeated="1015"/>
        </table:table-row>
        <table:table-row table:style-name="ro4">
          <table:table-cell table:style-name="ce4" office:value-type="string" table:number-columns-spanned="2" table:number-rows-spanned="1">
            <text:p>Showcase ideas and skills</text:p>
          </table:table-cell>
          <table:covered-table-cell office:value-type="string">
            <text:p>Showcase ideas and skills</text:p>
          </table:covered-table-cell>
          <table:table-cell table:style-name="ce24" office:value-type="float" office:value="7">
            <text:p>7</text:p>
          </table:table-cell>
          <table:table-cell table:style-name="ce24" office:value-type="float" office:value="32">
            <text:p>32</text:p>
          </table:table-cell>
          <table:table-cell table:style-name="ce24" office:value-type="float" office:value="73">
            <text:p>73</text:p>
          </table:table-cell>
          <table:table-cell table:style-name="ce24" office:value-type="float" office:value="101">
            <text:p>101</text:p>
          </table:table-cell>
          <table:table-cell table:style-name="ce24" office:value-type="float" office:value="98">
            <text:p>98</text:p>
          </table:table-cell>
          <table:table-cell table:style-name="ce25" office:value-type="float" office:value="3.81">
            <text:p>3.81</text:p>
          </table:table-cell>
          <table:table-cell table:style-name="ce19" office:value-type="float" office:value="311">
            <text:p>311</text:p>
          </table:table-cell>
          <table:table-cell table:number-columns-repeated="1015"/>
        </table:table-row>
        <table:table-row table:style-name="ro4">
          <table:table-cell table:style-name="ce4" office:value-type="string" table:number-columns-spanned="2" table:number-rows-spanned="1">
            <text:p>Hardware should be open</text:p>
          </table:table-cell>
          <table:covered-table-cell office:value-type="string">
            <text:p>Hardware should be open</text:p>
          </table:covered-table-cell>
          <table:table-cell table:style-name="ce24" office:value-type="float" office:value="12">
            <text:p>12</text:p>
          </table:table-cell>
          <table:table-cell table:style-name="ce24" office:value-type="float" office:value="29">
            <text:p>29</text:p>
          </table:table-cell>
          <table:table-cell table:style-name="ce24" office:value-type="float" office:value="52">
            <text:p>52</text:p>
          </table:table-cell>
          <table:table-cell table:style-name="ce24" office:value-type="float" office:value="85">
            <text:p>85</text:p>
          </table:table-cell>
          <table:table-cell table:style-name="ce24" office:value-type="float" office:value="131">
            <text:p>131</text:p>
          </table:table-cell>
          <table:table-cell table:style-name="ce25" office:value-type="float" office:value="3.95">
            <text:p>3.95</text:p>
          </table:table-cell>
          <table:table-cell table:style-name="ce19" office:value-type="float" office:value="309">
            <text:p>309</text:p>
          </table:table-cell>
          <table:table-cell table:number-columns-repeated="1015"/>
        </table:table-row>
        <table:table-row table:style-name="ro4">
          <table:table-cell table:style-name="ce4" office:value-type="string" table:number-columns-spanned="8" table:number-rows-spanned="1">
            <text:p>Other (please specify)</text:p>
          </table:table-cell>
          <table:covered-table-cell office:value-type="string">
            <text:p>Other (please specify)</text:p>
          </table:covered-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8" office:value-type="float" office:value="9">
            <text:p>9</text:p>
          </table:covered-table-cell>
          <table:table-cell table:style-name="ce20" office:value-type="float" office:value="9">
            <text:p>9</text:p>
          </table:table-cell>
          <table:table-cell table:number-columns-repeated="1015"/>
        </table:table-row>
        <table:table-row table:style-name="ro5">
          <table:table-cell table:style-name="ce5" office:value-type="string" table:number-columns-spanned="8" table:number-rows-spanned="1">
            <text:p>answered question</text:p>
          </table: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float" office:value="315">
            <text:p>315</text:p>
          </table:covered-table-cell>
          <table:table-cell table:style-name="ce21" office:value-type="float" office:value="315">
            <text:p>315</text:p>
          </table:table-cell>
          <table:table-cell table:number-columns-repeated="1015"/>
        </table:table-row>
        <table:table-row table:style-name="ro5">
          <table:table-cell table:style-name="ce6" office:value-type="string" table:number-columns-spanned="8" table:number-rows-spanned="1">
            <text:p>skipped question</text:p>
          </table: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float" office:value="692">
            <text:p>692</text:p>
          </table:covered-table-cell>
          <table:table-cell table:style-name="ce22" office:value-type="float" office:value="692">
            <text:p>692</text:p>
          </table:table-cell>
          <table:table-cell table:number-columns-repeated="1015"/>
        </table:table-row>
        <table:table-row table:style-name="ro5">
          <table:table-cell table:style-name="Default" table:number-columns-repeated="2"/>
          <table:table-cell table:number-columns-repeated="1022"/>
        </table:table-row>
        <table:table-row table:style-name="ro6">
          <table:table-cell table:style-name="ce7" office:value-type="string">
            <text:p>Number</text:p>
          </table:table-cell>
          <table:table-cell table:style-name="ce7" office:value-type="string">
            <text:p>Response Date</text:p>
          </table:table-cell>
          <table:table-cell table:style-name="ce7" office:value-type="string">
            <text:p>Other (please specify)</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table:style-name="ce15" office:value-type="date" office:date-value="2013-10-29T23:23:00">
            <text:p>Oct 29, 2013 11:23 PM</text:p>
          </table:table-cell>
          <table:table-cell office:value-type="string">
            <text:p>Lots of people reinventing the wheel (want to encourage collaboration around a common purpose/common platform)</text:p>
          </table:table-cell>
          <table:table-cell table:number-columns-repeated="1021"/>
        </table:table-row>
        <table:table-row table:style-name="ro5">
          <table:table-cell office:value-type="float" office:value="2">
            <text:p>2</text:p>
          </table:table-cell>
          <table:table-cell table:style-name="ce15" office:value-type="date" office:date-value="2013-10-29T02:54:00">
            <text:p>Oct 29, 2013 2:54 AM</text:p>
          </table:table-cell>
          <table:table-cell office:value-type="string">
            <text:p>Open hardware doesn't necessarily mean hardware design files are free. User support is different from cloner support.</text:p>
          </table:table-cell>
          <table:table-cell table:number-columns-repeated="1021"/>
        </table:table-row>
        <table:table-row table:style-name="ro5">
          <table:table-cell office:value-type="float" office:value="3">
            <text:p>3</text:p>
          </table:table-cell>
          <table:table-cell table:style-name="ce15" office:value-type="date" office:date-value="2013-10-29T02:50:00">
            <text:p>Oct 29, 2013 2:50 AM</text:p>
          </table:table-cell>
          <table:table-cell office:value-type="string">
            <text:p>lack of openness and discussion of technique in art circles</text:p>
          </table:table-cell>
          <table:table-cell table:number-columns-repeated="1021"/>
        </table:table-row>
        <table:table-row table:style-name="ro5">
          <table:table-cell office:value-type="float" office:value="4">
            <text:p>4</text:p>
          </table:table-cell>
          <table:table-cell table:style-name="ce15" office:value-type="date" office:date-value="2013-10-29T00:47:00">
            <text:p>Oct 29, 2013 12:47 AM</text:p>
          </table:table-cell>
          <table:table-cell office:value-type="string">
            <text:p>Still in process of documenting projects</text:p>
          </table:table-cell>
          <table:table-cell table:number-columns-repeated="1021"/>
        </table:table-row>
        <table:table-row table:style-name="ro5">
          <table:table-cell office:value-type="float" office:value="5">
            <text:p>5</text:p>
          </table:table-cell>
          <table:table-cell table:style-name="ce15" office:value-type="date" office:date-value="2013-08-10T07:48:00">
            <text:p>Aug 10, 2013 7:48 AM</text:p>
          </table:table-cell>
          <table:table-cell office:value-type="string">
            <text:p>Can't abide patent nonsense</text:p>
          </table:table-cell>
          <table:table-cell table:number-columns-repeated="1021"/>
        </table:table-row>
        <table:table-row table:style-name="ro5">
          <table:table-cell office:value-type="float" office:value="6">
            <text:p>6</text:p>
          </table:table-cell>
          <table:table-cell table:style-name="ce15" office:value-type="date" office:date-value="2013-08-06T12:40:00">
            <text:p>Aug 6, 2013 12:40 PM</text:p>
          </table:table-cell>
          <table:table-cell office:value-type="string">
            <text:p>third world applications to reduce capital expenditures</text:p>
          </table:table-cell>
          <table:table-cell table:number-columns-repeated="1021"/>
        </table:table-row>
        <table:table-row table:style-name="ro5">
          <table:table-cell office:value-type="float" office:value="7">
            <text:p>7</text:p>
          </table:table-cell>
          <table:table-cell table:style-name="ce15" office:value-type="date" office:date-value="2013-07-26T21:05:00">
            <text:p>Jul 26, 2013 9:05 PM</text:p>
          </table:table-cell>
          <table:table-cell office:value-type="string">
            <text:p>By open sourcing the design I force myself to improve the design or run the risk of someone else creating/selling something better.</text:p>
          </table:table-cell>
          <table:table-cell table:number-columns-repeated="1021"/>
        </table:table-row>
        <table:table-row table:style-name="ro5">
          <table:table-cell office:value-type="float" office:value="8">
            <text:p>8</text:p>
          </table:table-cell>
          <table:table-cell table:style-name="ce15" office:value-type="date" office:date-value="2013-07-26T15:27:00">
            <text:p>Jul 26, 2013 3:27 PM</text:p>
          </table:table-cell>
          <table:table-cell office:value-type="string">
            <text:p>Contribute to the funding</text:p>
          </table:table-cell>
          <table:table-cell table:number-columns-repeated="1021"/>
        </table:table-row>
        <table:table-row table:style-name="ro5">
          <table:table-cell office:value-type="float" office:value="9">
            <text:p>9</text:p>
          </table:table-cell>
          <table:table-cell table:style-name="ce15" office:value-type="date" office:date-value="2013-07-25T19:07:00">
            <text:p>Jul 25, 2013 7:07 PM</text:p>
          </table:table-cell>
          <table:table-cell office:value-type="string">
            <text:p>"Pay it forward" to previous work in the community</text:p>
          </table:table-cell>
          <table:table-cell table:number-columns-repeated="1021"/>
        </table:table-row>
      </table:table>
      <table:table table:name="Question 12"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Have you ever...?</text:p>
          </table:table-cell>
          <table:covered-table-cell table:style-name="ce10" office:value-type="string">
            <text:p>Have you ever...?</text:p>
          </table:covered-table-cell>
          <table:covered-table-cell table:style-name="ce10" office:value-type="string">
            <text:p>Have you ever...?</text:p>
          </table:covered-table-cell>
          <table:covered-table-cell table:style-name="ce10" office:value-type="string">
            <text:p>Have you ever...?</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Incorporated user's suggestions into your designs</text:p>
          </table:table-cell>
          <table:covered-table-cell office:value-type="string">
            <text:p>Incorporated user's suggestions into your designs</text:p>
          </table:covered-table-cell>
          <table:table-cell office:value-type="percentage" office:value="0.696">
            <text:p>69.6%</text:p>
          </table:table-cell>
          <table:table-cell office:value-type="float" office:value="224">
            <text:p>224</text:p>
          </table:table-cell>
          <table:table-cell table:number-columns-repeated="1020"/>
        </table:table-row>
        <table:table-row table:style-name="ro4">
          <table:table-cell office:value-type="string" table:number-columns-spanned="2" table:number-rows-spanned="1">
            <text:p>Incorporated features developed by competitors into your designs</text:p>
          </table:table-cell>
          <table:covered-table-cell office:value-type="string">
            <text:p>Incorporated features developed by competitors into your designs</text:p>
          </table:covered-table-cell>
          <table:table-cell office:value-type="percentage" office:value="0.382">
            <text:p>38.2%</text:p>
          </table:table-cell>
          <table:table-cell office:value-type="float" office:value="123">
            <text:p>123</text:p>
          </table:table-cell>
          <table:table-cell table:number-columns-repeated="1020"/>
        </table:table-row>
        <table:table-row table:style-name="ro4">
          <table:table-cell office:value-type="string" table:number-columns-spanned="2" table:number-rows-spanned="1">
            <text:p>Replicated and redistributed others' designs without making any modifications to them</text:p>
          </table:table-cell>
          <table:covered-table-cell office:value-type="string">
            <text:p>Replicated and redistributed others' designs without making any modifications to them</text:p>
          </table:covered-table-cell>
          <table:table-cell office:value-type="percentage" office:value="0.127">
            <text:p>12.7%</text:p>
          </table:table-cell>
          <table:table-cell office:value-type="float" office:value="41">
            <text:p>41</text:p>
          </table:table-cell>
          <table:table-cell table:number-columns-repeated="1020"/>
        </table:table-row>
        <table:table-row table:style-name="ro4">
          <table:table-cell office:value-type="string" table:number-columns-spanned="2" table:number-rows-spanned="1">
            <text:p>Mashed up two or more designs to make your own</text:p>
          </table:table-cell>
          <table:covered-table-cell office:value-type="string">
            <text:p>Mashed up two or more designs to make your own</text:p>
          </table:covered-table-cell>
          <table:table-cell office:value-type="percentage" office:value="0.602">
            <text:p>60.2%</text:p>
          </table:table-cell>
          <table:table-cell office:value-type="float" office:value="194">
            <text:p>194</text:p>
          </table:table-cell>
          <table:table-cell table:number-columns-repeated="1020"/>
        </table:table-row>
        <table:table-row table:style-name="ro4">
          <table:table-cell office:value-type="string" table:number-columns-spanned="2" table:number-rows-spanned="1">
            <text:p>Contributed modifications or improvements to an open-source hardware project</text:p>
          </table:table-cell>
          <table:covered-table-cell office:value-type="string">
            <text:p>Contributed modifications or improvements to an open-source hardware project</text:p>
          </table:covered-table-cell>
          <table:table-cell office:value-type="percentage" office:value="0.534">
            <text:p>53.4%</text:p>
          </table:table-cell>
          <table:table-cell office:value-type="float" office:value="172">
            <text:p>172</text:p>
          </table:table-cell>
          <table:table-cell table:number-columns-repeated="2"/>
          <table:table-cell>
            <draw:frame table:end-cell-address="'Question 12'.P27" table:end-x="0.0012in" table:end-y="0.1768in" draw:z-index="0" draw:name="Chart 1" draw:style-name="gr1" svg:width="6.3209in" svg:height="3.539in" svg:x="0.0004in" svg:y="0.0004in">
              <draw:object draw:notify-on-update-of-ranges="'Question 12'.A4:'Question 12'.A11 'Question 12'.C4:'Question 12'.C11" xlink:href="./Object 12" xlink:type="simple" xlink:show="embed" xlink:actuate="onLoad"/>
              <draw:image xlink:href="./ObjectReplacements/Object 12" xlink:type="simple" xlink:show="embed" xlink:actuate="onLoad"/>
            </draw:frame>
          </table:table-cell>
          <table:table-cell table:number-columns-repeated="1017"/>
        </table:table-row>
        <table:table-row table:style-name="ro4">
          <table:table-cell office:value-type="string" table:number-columns-spanned="2" table:number-rows-spanned="1">
            <text:p>Designed new hardware based on a preexisting open-source hardware design</text:p>
          </table:table-cell>
          <table:covered-table-cell office:value-type="string">
            <text:p>Designed new hardware based on a preexisting open-source hardware design</text:p>
          </table:covered-table-cell>
          <table:table-cell office:value-type="percentage" office:value="0.599">
            <text:p>59.9%</text:p>
          </table:table-cell>
          <table:table-cell office:value-type="float" office:value="193">
            <text:p>193</text:p>
          </table:table-cell>
          <table:table-cell table:number-columns-repeated="1020"/>
        </table:table-row>
        <table:table-row table:style-name="ro4">
          <table:table-cell office:value-type="string" table:number-columns-spanned="2" table:number-rows-spanned="1">
            <text:p>Started a new open-source hardware project</text:p>
          </table:table-cell>
          <table:covered-table-cell office:value-type="string">
            <text:p>Started a new open-source hardware project</text:p>
          </table:covered-table-cell>
          <table:table-cell office:value-type="percentage" office:value="0.581">
            <text:p>58.1%</text:p>
          </table:table-cell>
          <table:table-cell office:value-type="float" office:value="187">
            <text:p>187</text:p>
          </table:table-cell>
          <table:table-cell table:number-columns-repeated="1020"/>
        </table:table-row>
        <table:table-row table:style-name="ro4">
          <table:table-cell office:value-type="string" table:number-columns-spanned="2" table:number-rows-spanned="1">
            <text:p>None of the above</text:p>
          </table:table-cell>
          <table:covered-table-cell office:value-type="string">
            <text:p>None of the above</text:p>
          </table:covered-table-cell>
          <table:table-cell office:value-type="percentage" office:value="0.028">
            <text:p>2.8%</text:p>
          </table:table-cell>
          <table:table-cell office:value-type="float" office:value="9">
            <text:p>9</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322">
            <text:p>322</text:p>
          </table:covered-table-cell>
          <table:table-cell table:style-name="ce21" office:value-type="float" office:value="322">
            <text:p>322</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685">
            <text:p>685</text:p>
          </table:covered-table-cell>
          <table:table-cell table:style-name="ce22" office:value-type="float" office:value="685">
            <text:p>685</text:p>
          </table:table-cell>
          <table:table-cell table:number-columns-repeated="1020"/>
        </table:table-row>
      </table:table>
      <table:table table:name="Question 13" table:style-name="ta2" table:print="false">
        <office:forms form:automatic-focus="false" form:apply-design-mode="false"/>
        <table:table-column table:style-name="co1" table:default-cell-style-name="ce8"/>
        <table:table-column table:style-name="co2" table:default-cell-style-name="ce15"/>
        <table:table-column table:style-name="co3" table:number-columns-repeated="2" table:default-cell-style-name="Default"/>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Tell us more about how you publish and document your open source hardware. Have you...? (check all that apply)</text:p>
          </table:table-cell>
          <table:covered-table-cell table:style-name="ce10" office:value-type="string">
            <text:p>Tell us more about how you publish and document your open source hardware. Have you...? (check all that apply)</text:p>
          </table:covered-table-cell>
          <table:covered-table-cell table:style-name="ce10" office:value-type="string">
            <text:p>Tell us more about how you publish and document your open source hardware. Have you...? (check all that apply)</text:p>
          </table:covered-table-cell>
          <table:covered-table-cell table:style-name="ce10" office:value-type="string">
            <text:p>Tell us more about how you publish and document your open source hardware. Have you...? (check all that apply)</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table:style-name="ce4" office:value-type="string" table:number-columns-spanned="2" table:number-rows-spanned="1">
            <text:p>Published design files for an open-source hardware project on your blog/website</text:p>
          </table:table-cell>
          <table:covered-table-cell table:style-name="ce12" office:value-type="string">
            <text:p>Published design files for an open-source hardware project on your blog/website</text:p>
          </table:covered-table-cell>
          <table:table-cell table:style-name="ce17" office:value-type="percentage" office:value="0.624">
            <text:p>62.4%</text:p>
          </table:table-cell>
          <table:table-cell table:style-name="ce19" office:value-type="float" office:value="189">
            <text:p>189</text:p>
          </table:table-cell>
          <table:table-cell table:number-columns-repeated="1020"/>
        </table:table-row>
        <table:table-row table:style-name="ro4">
          <table:table-cell table:style-name="ce4" office:value-type="string" table:number-columns-spanned="2" table:number-rows-spanned="1">
            <text:p>Published design files for an open-source hardware project on a communal blog/website (such as Instructables or Make: Projects)</text:p>
          </table:table-cell>
          <table:covered-table-cell table:style-name="ce12" office:value-type="string">
            <text:p>Published design files for an open-source hardware project on a communal blog/website (such as Instructables or Make: Projects)</text:p>
          </table:covered-table-cell>
          <table:table-cell table:style-name="ce17" office:value-type="percentage" office:value="0.386">
            <text:p>38.6%</text:p>
          </table:table-cell>
          <table:table-cell table:style-name="ce19" office:value-type="float" office:value="117">
            <text:p>117</text:p>
          </table:table-cell>
          <table:table-cell table:number-columns-repeated="1020"/>
        </table:table-row>
        <table:table-row table:style-name="ro4">
          <table:table-cell table:style-name="ce4" office:value-type="string" table:number-columns-spanned="2" table:number-rows-spanned="1">
            <text:p>Hosted design files for an open-source hardware project in a public repository (such as GitHub or Subversion)</text:p>
          </table:table-cell>
          <table:covered-table-cell table:style-name="ce12" office:value-type="string">
            <text:p>Hosted design files for an open-source hardware project in a public repository (such as GitHub or Subversion)</text:p>
          </table:covered-table-cell>
          <table:table-cell table:style-name="ce17" office:value-type="percentage" office:value="0.574">
            <text:p>57.4%</text:p>
          </table:table-cell>
          <table:table-cell table:style-name="ce19" office:value-type="float" office:value="174">
            <text:p>174</text:p>
          </table:table-cell>
          <table:table-cell table:number-columns-repeated="1020"/>
        </table:table-row>
        <table:table-row table:style-name="ro4">
          <table:table-cell table:style-name="ce4" office:value-type="string" table:number-columns-spanned="2" table:number-rows-spanned="1">
            <text:p>Published hardware designs in online databases (such as Thingiverse)</text:p>
          </table:table-cell>
          <table:covered-table-cell table:style-name="ce12" office:value-type="string">
            <text:p>Published hardware designs in online databases (such as Thingiverse)</text:p>
          </table:covered-table-cell>
          <table:table-cell table:style-name="ce17" office:value-type="percentage" office:value="0.31">
            <text:p>31.0%</text:p>
          </table:table-cell>
          <table:table-cell table:style-name="ce19" office:value-type="float" office:value="94">
            <text:p>94</text:p>
          </table:table-cell>
          <table:table-cell table:number-columns-repeated="1020"/>
        </table:table-row>
        <table:table-row table:style-name="ro4">
          <table:table-cell table:style-name="ce4" office:value-type="string" table:number-columns-spanned="2" table:number-rows-spanned="1">
            <text:p>Developed software tools or libraries to support an open-source hardware project</text:p>
          </table:table-cell>
          <table:covered-table-cell table:style-name="ce12" office:value-type="string">
            <text:p>Developed software tools or libraries to support an open-source hardware project</text:p>
          </table:covered-table-cell>
          <table:table-cell table:style-name="ce17" office:value-type="percentage" office:value="0.472">
            <text:p>47.2%</text:p>
          </table:table-cell>
          <table:table-cell table:style-name="ce19" office:value-type="float" office:value="143">
            <text:p>143</text:p>
          </table:table-cell>
          <table:table-cell table:number-columns-repeated="2"/>
          <table:table-cell>
            <draw:frame table:end-cell-address="'Question 13'.P27" table:end-x="0.0012in" table:end-y="0.1768in" draw:z-index="0" draw:name="Chart 1" draw:style-name="gr1" svg:width="6.3209in" svg:height="3.8472in" svg:x="0.0004in" svg:y="0.0004in">
              <draw:object draw:notify-on-update-of-ranges="'Question 13'.A4:'Question 13'.A9 'Question 13'.C4:'Question 13'.C9" xlink:href="./Object 13" xlink:type="simple" xlink:show="embed" xlink:actuate="onLoad"/>
              <draw:image xlink:href="./ObjectReplacements/Object 13" xlink:type="simple" xlink:show="embed" xlink:actuate="onLoad"/>
            </draw:frame>
          </table:table-cell>
          <table:table-cell table:number-columns-repeated="1017"/>
        </table:table-row>
        <table:table-row table:style-name="ro4">
          <table:table-cell table:style-name="ce4" office:value-type="string" table:number-columns-spanned="2" table:number-rows-spanned="1">
            <text:p>Created tutorials or other educational resources to accompany an open-source hardware design</text:p>
          </table:table-cell>
          <table:covered-table-cell table:style-name="ce12" office:value-type="string">
            <text:p>Created tutorials or other educational resources to accompany an open-source hardware design</text:p>
          </table:covered-table-cell>
          <table:table-cell table:style-name="ce17" office:value-type="percentage" office:value="0.528">
            <text:p>52.8%</text:p>
          </table:table-cell>
          <table:table-cell table:style-name="ce19" office:value-type="float" office:value="160">
            <text:p>160</text:p>
          </table:table-cell>
          <table:table-cell table:number-columns-repeated="1020"/>
        </table:table-row>
        <table:table-row table:style-name="ro4">
          <table:table-cell table:style-name="ce4" office:value-type="string" table:number-columns-spanned="3" table:number-rows-spanned="1">
            <text:p>Other Comments on Documentation</text:p>
          </table:table-cell>
          <table:covered-table-cell table:style-name="ce12" office:value-type="string">
            <text:p>Other Comments on Documentation</text:p>
          </table:covered-table-cell>
          <table:covered-table-cell table:style-name="ce18" office:value-type="float" office:value="16">
            <text:p>16</text:p>
          </table:covered-table-cell>
          <table:table-cell table:style-name="ce20" office:value-type="float" office:value="16">
            <text:p>16</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303">
            <text:p>303</text:p>
          </table:covered-table-cell>
          <table:table-cell table:style-name="ce21" office:value-type="float" office:value="303">
            <text:p>303</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704">
            <text:p>704</text:p>
          </table:covered-table-cell>
          <table:table-cell table:style-name="ce22" office:value-type="float" office:value="704">
            <text:p>704</text:p>
          </table:table-cell>
          <table:table-cell table:number-columns-repeated="1020"/>
        </table:table-row>
        <table:table-row table:style-name="ro5">
          <table:table-cell table:style-name="Default" table:number-columns-repeated="2"/>
          <table:table-cell table:number-columns-repeated="1022"/>
        </table:table-row>
        <table:table-row table:style-name="ro7">
          <table:table-cell table:style-name="ce7" office:value-type="string">
            <text:p>Number</text:p>
          </table:table-cell>
          <table:table-cell table:style-name="ce7" office:value-type="string">
            <text:p>Response Date</text:p>
          </table:table-cell>
          <table:table-cell table:style-name="ce7" office:value-type="string">
            <text:p>Other Comments on Documentation</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3-10-29T00:47:00">
            <text:p>Oct 29, 2013 12:47 AM</text:p>
          </table:table-cell>
          <table:table-cell office:value-type="string">
            <text:p>Still working on documenting. <text:s/>Not ready for this step yet.</text:p>
          </table:table-cell>
          <table:table-cell table:number-columns-repeated="1021"/>
        </table:table-row>
        <table:table-row table:style-name="ro5">
          <table:table-cell office:value-type="float" office:value="2">
            <text:p>2</text:p>
          </table:table-cell>
          <table:table-cell office:value-type="date" office:date-value="2013-09-12T11:56:00">
            <text:p>Sep 12, 2013 11:56 AM</text:p>
          </table:table-cell>
          <table:table-cell office:value-type="string">
            <text:p>www.dreamups.org</text:p>
          </table:table-cell>
          <table:table-cell table:number-columns-repeated="1021"/>
        </table:table-row>
        <table:table-row table:style-name="ro5">
          <table:table-cell office:value-type="float" office:value="3">
            <text:p>3</text:p>
          </table:table-cell>
          <table:table-cell office:value-type="date" office:date-value="2013-09-10T20:31:00">
            <text:p>Sep 10, 2013 8:31 PM</text:p>
          </table:table-cell>
          <table:table-cell office:value-type="string">
            <text:p>We run opendesignengine.net which is a free web project hosting site for OSHW</text:p>
          </table:table-cell>
          <table:table-cell table:number-columns-repeated="1021"/>
        </table:table-row>
        <table:table-row table:style-name="ro5">
          <table:table-cell office:value-type="float" office:value="4">
            <text:p>4</text:p>
          </table:table-cell>
          <table:table-cell office:value-type="date" office:date-value="2013-08-10T07:48:00">
            <text:p>Aug 10, 2013 7:48 AM</text:p>
          </table:table-cell>
          <table:table-cell office:value-type="string">
            <text:p>Youtube videos</text:p>
          </table:table-cell>
          <table:table-cell table:number-columns-repeated="1021"/>
        </table:table-row>
        <table:table-row table:style-name="ro5">
          <table:table-cell office:value-type="float" office:value="5">
            <text:p>5</text:p>
          </table:table-cell>
          <table:table-cell office:value-type="date" office:date-value="2013-08-06T12:40:00">
            <text:p>Aug 6, 2013 12:40 PM</text:p>
          </table:table-cell>
          <table:table-cell office:value-type="string">
            <text:p>np publication</text:p>
          </table:table-cell>
          <table:table-cell table:number-columns-repeated="1021"/>
        </table:table-row>
        <table:table-row table:style-name="ro5">
          <table:table-cell office:value-type="float" office:value="6">
            <text:p>6</text:p>
          </table:table-cell>
          <table:table-cell office:value-type="date" office:date-value="2013-08-01T02:37:00">
            <text:p>Aug 1, 2013 2:37 AM</text:p>
          </table:table-cell>
          <table:table-cell office:value-type="string">
            <text:p>I mostly share my projects through personal means, not public ones.</text:p>
          </table:table-cell>
          <table:table-cell table:number-columns-repeated="1021"/>
        </table:table-row>
        <table:table-row table:style-name="ro5">
          <table:table-cell office:value-type="float" office:value="7">
            <text:p>7</text:p>
          </table:table-cell>
          <table:table-cell office:value-type="date" office:date-value="2013-07-31T17:17:00">
            <text:p>Jul 31, 2013 5:17 PM</text:p>
          </table:table-cell>
          <table:table-cell office:value-type="string">
            <text:p>Published in Circuit Cellar magazine</text:p>
          </table:table-cell>
          <table:table-cell table:number-columns-repeated="1021"/>
        </table:table-row>
        <table:table-row table:style-name="ro5">
          <table:table-cell office:value-type="float" office:value="8">
            <text:p>8</text:p>
          </table:table-cell>
          <table:table-cell office:value-type="date" office:date-value="2013-07-31T16:14:00">
            <text:p>Jul 31, 2013 4:14 PM</text:p>
          </table:table-cell>
          <table:table-cell office:value-type="string">
            <text:p>Not yet</text:p>
          </table:table-cell>
          <table:table-cell table:number-columns-repeated="1021"/>
        </table:table-row>
        <table:table-row table:style-name="ro5">
          <table:table-cell office:value-type="float" office:value="9">
            <text:p>9</text:p>
          </table:table-cell>
          <table:table-cell office:value-type="date" office:date-value="2013-07-30T17:47:00">
            <text:p>Jul 30, 2013 5:47 PM</text:p>
          </table:table-cell>
          <table:table-cell office:value-type="string">
            <text:p>Gave legal advice and created licence</text:p>
          </table:table-cell>
          <table:table-cell table:number-columns-repeated="1021"/>
        </table:table-row>
        <table:table-row table:style-name="ro5">
          <table:table-cell office:value-type="float" office:value="10">
            <text:p>10</text:p>
          </table:table-cell>
          <table:table-cell office:value-type="date" office:date-value="2013-07-27T21:42:00">
            <text:p>Jul 27, 2013 9:42 PM</text:p>
          </table:table-cell>
          <table:table-cell office:value-type="string">
            <text:p>only once; posted an idea in Sketchup</text:p>
          </table:table-cell>
          <table:table-cell table:number-columns-repeated="1021"/>
        </table:table-row>
        <table:table-row table:style-name="ro5">
          <table:table-cell office:value-type="float" office:value="11">
            <text:p>11</text:p>
          </table:table-cell>
          <table:table-cell office:value-type="date" office:date-value="2013-07-27T18:36:00">
            <text:p>Jul 27, 2013 6:36 PM</text:p>
          </table:table-cell>
          <table:table-cell office:value-type="string">
            <text:p>none of the above, because the project is still in work</text:p>
          </table:table-cell>
          <table:table-cell table:number-columns-repeated="1021"/>
        </table:table-row>
        <table:table-row table:style-name="ro5">
          <table:table-cell office:value-type="float" office:value="12">
            <text:p>12</text:p>
          </table:table-cell>
          <table:table-cell office:value-type="date" office:date-value="2013-07-27T11:19:00">
            <text:p>Jul 27, 2013 11:19 AM</text:p>
          </table:table-cell>
          <table:table-cell office:value-type="string">
            <text:p>Work in progress not yet totaly published</text:p>
          </table:table-cell>
          <table:table-cell table:number-columns-repeated="1021"/>
        </table:table-row>
        <table:table-row table:style-name="ro5">
          <table:table-cell office:value-type="float" office:value="13">
            <text:p>13</text:p>
          </table:table-cell>
          <table:table-cell office:value-type="date" office:date-value="2013-07-26T15:27:00">
            <text:p>Jul 26, 2013 3:27 PM</text:p>
          </table:table-cell>
          <table:table-cell office:value-type="string">
            <text:p>We'll do all the above when company makes products</text:p>
          </table:table-cell>
          <table:table-cell table:number-columns-repeated="1021"/>
        </table:table-row>
        <table:table-row table:style-name="ro5">
          <table:table-cell office:value-type="float" office:value="14">
            <text:p>14</text:p>
          </table:table-cell>
          <table:table-cell office:value-type="date" office:date-value="2013-07-24T18:09:00">
            <text:p>Jul 24, 2013 6:09 PM</text:p>
          </table:table-cell>
          <table:table-cell office:value-type="string">
            <text:p>I see all of the above as very important and will definitely be doing so on upcoming products!</text:p>
          </table:table-cell>
          <table:table-cell table:number-columns-repeated="1021"/>
        </table:table-row>
        <table:table-row table:style-name="ro5">
          <table:table-cell office:value-type="float" office:value="15">
            <text:p>15</text:p>
          </table:table-cell>
          <table:table-cell office:value-type="date" office:date-value="2013-07-24T16:33:00">
            <text:p>Jul 24, 2013 4:33 PM</text:p>
          </table:table-cell>
          <table:table-cell office:value-type="string">
            <text:p>Documentation is still a work in progress for my project because of the barriers involved</text:p>
          </table:table-cell>
          <table:table-cell table:number-columns-repeated="1021"/>
        </table:table-row>
        <table:table-row table:style-name="ro5">
          <table:table-cell office:value-type="float" office:value="16">
            <text:p>16</text:p>
          </table:table-cell>
          <table:table-cell office:value-type="date" office:date-value="2013-07-24T14:00:00">
            <text:p>Jul 24, 2013 2:00 PM</text:p>
          </table:table-cell>
          <table:table-cell office:value-type="string">
            <text:p>We run http://www.ohwr.org</text:p>
          </table:table-cell>
          <table:table-cell table:number-columns-repeated="1021"/>
        </table:table-row>
      </table:table>
      <table:table table:name="Question 14" table:style-name="ta2" table:print="false">
        <office:forms form:automatic-focus="false" form:apply-design-mode="false"/>
        <table:table-column table:style-name="co1" table:default-cell-style-name="ce8"/>
        <table:table-column table:style-name="co2" table:default-cell-style-name="ce15"/>
        <table:table-column table:style-name="co3" table:number-columns-repeated="2" table:default-cell-style-name="Default"/>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What licenses have you used to release hardware files? (check all that apply)</text:p>
          </table:table-cell>
          <table:covered-table-cell table:style-name="ce10" office:value-type="string">
            <text:p>What licenses have you used to release hardware files? (check all that apply)</text:p>
          </table:covered-table-cell>
          <table:covered-table-cell table:style-name="ce10" office:value-type="string">
            <text:p>What licenses have you used to release hardware files? (check all that apply)</text:p>
          </table:covered-table-cell>
          <table:covered-table-cell table:style-name="ce10" office:value-type="string">
            <text:p>What licenses have you used to release hardware files? (check all that apply)</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table:style-name="ce4" office:value-type="string" table:number-columns-spanned="2" table:number-rows-spanned="1">
            <text:p>I have released files without an explicit license</text:p>
          </table:table-cell>
          <table:covered-table-cell table:style-name="ce12" office:value-type="string">
            <text:p>I have released files without an explicit license</text:p>
          </table:covered-table-cell>
          <table:table-cell table:style-name="ce17" office:value-type="percentage" office:value="0.474">
            <text:p>47.4%</text:p>
          </table:table-cell>
          <table:table-cell table:style-name="ce19" office:value-type="float" office:value="139">
            <text:p>139</text:p>
          </table:table-cell>
          <table:table-cell table:number-columns-repeated="1020"/>
        </table:table-row>
        <table:table-row table:style-name="ro4">
          <table:table-cell table:style-name="ce4" office:value-type="string" table:number-columns-spanned="2" table:number-rows-spanned="1">
            <text:p>Public domain</text:p>
          </table:table-cell>
          <table:covered-table-cell table:style-name="ce12" office:value-type="string">
            <text:p>Public domain</text:p>
          </table:covered-table-cell>
          <table:table-cell table:style-name="ce17" office:value-type="percentage" office:value="0.266">
            <text:p>26.6%</text:p>
          </table:table-cell>
          <table:table-cell table:style-name="ce19" office:value-type="float" office:value="78">
            <text:p>78</text:p>
          </table:table-cell>
          <table:table-cell table:number-columns-repeated="1020"/>
        </table:table-row>
        <table:table-row table:style-name="ro4">
          <table:table-cell table:style-name="ce4" office:value-type="string" table:number-columns-spanned="2" table:number-rows-spanned="1">
            <text:p>BSD</text:p>
          </table:table-cell>
          <table:covered-table-cell table:style-name="ce12" office:value-type="string">
            <text:p>BSD</text:p>
          </table:covered-table-cell>
          <table:table-cell table:style-name="ce17" office:value-type="percentage" office:value="0.085">
            <text:p>8.5%</text:p>
          </table:table-cell>
          <table:table-cell table:style-name="ce19" office:value-type="float" office:value="25">
            <text:p>25</text:p>
          </table:table-cell>
          <table:table-cell table:number-columns-repeated="1020"/>
        </table:table-row>
        <table:table-row table:style-name="ro4">
          <table:table-cell table:style-name="ce4" office:value-type="string" table:number-columns-spanned="2" table:number-rows-spanned="1">
            <text:p>MIT</text:p>
          </table:table-cell>
          <table:covered-table-cell table:style-name="ce12" office:value-type="string">
            <text:p>MIT</text:p>
          </table:covered-table-cell>
          <table:table-cell table:style-name="ce17" office:value-type="percentage" office:value="0.14">
            <text:p>14.0%</text:p>
          </table:table-cell>
          <table:table-cell table:style-name="ce19" office:value-type="float" office:value="41">
            <text:p>41</text:p>
          </table:table-cell>
          <table:table-cell table:number-columns-repeated="1020"/>
        </table:table-row>
        <table:table-row table:style-name="ro4">
          <table:table-cell table:style-name="ce4" office:value-type="string" table:number-columns-spanned="2" table:number-rows-spanned="1">
            <text:p>Creative Commons Attribution</text:p>
          </table:table-cell>
          <table:covered-table-cell table:style-name="ce12" office:value-type="string">
            <text:p>Creative Commons Attribution</text:p>
          </table:covered-table-cell>
          <table:table-cell table:style-name="ce17" office:value-type="percentage" office:value="0.355">
            <text:p>35.5%</text:p>
          </table:table-cell>
          <table:table-cell table:style-name="ce19" office:value-type="float" office:value="104">
            <text:p>104</text:p>
          </table:table-cell>
          <table:table-cell table:number-columns-repeated="2"/>
          <table:table-cell>
            <draw:frame table:end-cell-address="'Question 14'.P27" table:end-x="0.0012in" table:end-y="0.1768in" draw:z-index="0" draw:name="Chart 1" draw:style-name="gr1" svg:width="6.3209in" svg:height="3.6874in" svg:x="0.0004in" svg:y="0.0004in">
              <draw:object draw:notify-on-update-of-ranges="'Question 14'.A4:'Question 14'.A16 'Question 14'.C4:'Question 14'.C16" xlink:href="./Object 14" xlink:type="simple" xlink:show="embed" xlink:actuate="onLoad"/>
              <draw:image xlink:href="./ObjectReplacements/Object 14" xlink:type="simple" xlink:show="embed" xlink:actuate="onLoad"/>
            </draw:frame>
          </table:table-cell>
          <table:table-cell table:number-columns-repeated="1017"/>
        </table:table-row>
        <table:table-row table:style-name="ro4">
          <table:table-cell table:style-name="ce4" office:value-type="string" table:number-columns-spanned="2" table:number-rows-spanned="1">
            <text:p>Other “gift license” (i.e. allowing use without a share-alike / copyleft / viral clause)</text:p>
          </table:table-cell>
          <table:covered-table-cell table:style-name="ce12" office:value-type="string">
            <text:p>Other “gift license” (i.e. allowing use without a share-alike / copyleft / viral clause)</text:p>
          </table:covered-table-cell>
          <table:table-cell table:style-name="ce17" office:value-type="percentage" office:value="0.058">
            <text:p>5.8%</text:p>
          </table:table-cell>
          <table:table-cell table:style-name="ce19" office:value-type="float" office:value="17">
            <text:p>17</text:p>
          </table:table-cell>
          <table:table-cell table:number-columns-repeated="1020"/>
        </table:table-row>
        <table:table-row table:style-name="ro4">
          <table:table-cell table:style-name="ce4" office:value-type="string" table:number-columns-spanned="2" table:number-rows-spanned="1">
            <text:p>GNU General Public License (GPL)</text:p>
          </table:table-cell>
          <table:covered-table-cell table:style-name="ce12" office:value-type="string">
            <text:p>GNU General Public License (GPL)</text:p>
          </table:covered-table-cell>
          <table:table-cell table:style-name="ce17" office:value-type="percentage" office:value="0.28">
            <text:p>28.0%</text:p>
          </table:table-cell>
          <table:table-cell table:style-name="ce19" office:value-type="float" office:value="82">
            <text:p>82</text:p>
          </table:table-cell>
          <table:table-cell table:number-columns-repeated="1020"/>
        </table:table-row>
        <table:table-row table:style-name="ro4">
          <table:table-cell table:style-name="ce4" office:value-type="string" table:number-columns-spanned="2" table:number-rows-spanned="1">
            <text:p>TAPR OHL</text:p>
          </table:table-cell>
          <table:covered-table-cell table:style-name="ce12" office:value-type="string">
            <text:p>TAPR OHL</text:p>
          </table:covered-table-cell>
          <table:table-cell table:style-name="ce17" office:value-type="percentage" office:value="0.024">
            <text:p>2.4%</text:p>
          </table:table-cell>
          <table:table-cell table:style-name="ce19" office:value-type="float" office:value="7">
            <text:p>7</text:p>
          </table:table-cell>
          <table:table-cell table:number-columns-repeated="1020"/>
        </table:table-row>
        <table:table-row table:style-name="ro4">
          <table:table-cell table:style-name="ce4" office:value-type="string" table:number-columns-spanned="2" table:number-rows-spanned="1">
            <text:p>CERN OHL</text:p>
          </table:table-cell>
          <table:covered-table-cell table:style-name="ce12" office:value-type="string">
            <text:p>CERN OHL</text:p>
          </table:covered-table-cell>
          <table:table-cell table:style-name="ce17" office:value-type="percentage" office:value="0.065">
            <text:p>6.5%</text:p>
          </table:table-cell>
          <table:table-cell table:style-name="ce19" office:value-type="float" office:value="19">
            <text:p>19</text:p>
          </table:table-cell>
          <table:table-cell table:number-columns-repeated="1020"/>
        </table:table-row>
        <table:table-row table:style-name="ro4">
          <table:table-cell table:style-name="ce4" office:value-type="string" table:number-columns-spanned="2" table:number-rows-spanned="1">
            <text:p>Creative Commons Attribution Share-Alike</text:p>
          </table:table-cell>
          <table:covered-table-cell table:style-name="ce12" office:value-type="string">
            <text:p>Creative Commons Attribution Share-Alike</text:p>
          </table:covered-table-cell>
          <table:table-cell table:style-name="ce17" office:value-type="percentage" office:value="0.375">
            <text:p>37.5%</text:p>
          </table:table-cell>
          <table:table-cell table:style-name="ce19" office:value-type="float" office:value="110">
            <text:p>110</text:p>
          </table:table-cell>
          <table:table-cell table:number-columns-repeated="1020"/>
        </table:table-row>
        <table:table-row table:style-name="ro4">
          <table:table-cell table:style-name="ce4" office:value-type="string" table:number-columns-spanned="2" table:number-rows-spanned="1">
            <text:p>Other license with a share-alike / copy-left / viral clause</text:p>
          </table:table-cell>
          <table:covered-table-cell table:style-name="ce12" office:value-type="string">
            <text:p>Other license with a share-alike / copy-left / viral clause</text:p>
          </table:covered-table-cell>
          <table:table-cell table:style-name="ce17" office:value-type="percentage" office:value="0.041">
            <text:p>4.1%</text:p>
          </table:table-cell>
          <table:table-cell table:style-name="ce19" office:value-type="float" office:value="12">
            <text:p>12</text:p>
          </table:table-cell>
          <table:table-cell table:number-columns-repeated="1020"/>
        </table:table-row>
        <table:table-row table:style-name="ro4">
          <table:table-cell table:style-name="ce4" office:value-type="string" table:number-columns-spanned="2" table:number-rows-spanned="1">
            <text:p>Other Creative Commons license (i.e. w/ a non-commercial or no derivatives clause)</text:p>
          </table:table-cell>
          <table:covered-table-cell table:style-name="ce12" office:value-type="string">
            <text:p>Other Creative Commons license (i.e. w/ a non-commercial or no derivatives clause)</text:p>
          </table:covered-table-cell>
          <table:table-cell table:style-name="ce17" office:value-type="percentage" office:value="0.147">
            <text:p>14.7%</text:p>
          </table:table-cell>
          <table:table-cell table:style-name="ce19" office:value-type="float" office:value="43">
            <text:p>43</text:p>
          </table:table-cell>
          <table:table-cell table:number-columns-repeated="1020"/>
        </table:table-row>
        <table:table-row table:style-name="ro4">
          <table:table-cell table:style-name="ce4" office:value-type="string" table:number-columns-spanned="2" table:number-rows-spanned="1">
            <text:p>Other license w/ a non-commercial use or no derivatives clause</text:p>
          </table:table-cell>
          <table:covered-table-cell table:style-name="ce12" office:value-type="string">
            <text:p>Other license w/ a non-commercial use or no derivatives clause</text:p>
          </table:covered-table-cell>
          <table:table-cell table:style-name="ce17" office:value-type="percentage" office:value="0.038">
            <text:p>3.8%</text:p>
          </table:table-cell>
          <table:table-cell table:style-name="ce19" office:value-type="float" office:value="11">
            <text:p>11</text:p>
          </table:table-cell>
          <table:table-cell table:number-columns-repeated="1020"/>
        </table:table-row>
        <table:table-row table:style-name="ro4">
          <table:table-cell table:style-name="ce4" office:value-type="string" table:number-columns-spanned="3" table:number-rows-spanned="1">
            <text:p>Other (please specify)</text:p>
          </table:table-cell>
          <table:covered-table-cell table:style-name="ce12" office:value-type="string">
            <text:p>Other (please specify)</text:p>
          </table:covered-table-cell>
          <table:covered-table-cell table:style-name="ce18" office:value-type="float" office:value="22">
            <text:p>22</text:p>
          </table:covered-table-cell>
          <table:table-cell table:style-name="ce20" office:value-type="float" office:value="22">
            <text:p>22</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293">
            <text:p>293</text:p>
          </table:covered-table-cell>
          <table:table-cell table:style-name="ce21" office:value-type="float" office:value="293">
            <text:p>293</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714">
            <text:p>714</text:p>
          </table:covered-table-cell>
          <table:table-cell table:style-name="ce22" office:value-type="float" office:value="714">
            <text:p>714</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7" office:value-type="string">
            <text:p>Number</text:p>
          </table:table-cell>
          <table:table-cell table:style-name="ce7" office:value-type="string">
            <text:p>Response Date</text:p>
          </table:table-cell>
          <table:table-cell table:style-name="ce7" office:value-type="string">
            <text:p>Other (please specify)</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3-10-28T21:42:00">
            <text:p>Oct 28, 2013 9:42 PM</text:p>
          </table:table-cell>
          <table:table-cell office:value-type="string">
            <text:p>own version originally based on CC</text:p>
          </table:table-cell>
          <table:table-cell table:number-columns-repeated="1021"/>
        </table:table-row>
        <table:table-row table:style-name="ro5">
          <table:table-cell office:value-type="float" office:value="2">
            <text:p>2</text:p>
          </table:table-cell>
          <table:table-cell office:value-type="date" office:date-value="2013-10-28T21:33:00">
            <text:p>Oct 28, 2013 9:33 PM</text:p>
          </table:table-cell>
          <table:table-cell office:value-type="string">
            <text:p>ISC, zlib</text:p>
          </table:table-cell>
          <table:table-cell table:number-columns-repeated="1021"/>
        </table:table-row>
        <table:table-row table:style-name="ro5">
          <table:table-cell office:value-type="float" office:value="3">
            <text:p>3</text:p>
          </table:table-cell>
          <table:table-cell office:value-type="date" office:date-value="2013-10-28T21:23:00">
            <text:p>Oct 28, 2013 9:23 PM</text:p>
          </table:table-cell>
          <table:table-cell office:value-type="string">
            <text:p>CERN Open Hardware Licence</text:p>
          </table:table-cell>
          <table:table-cell table:number-columns-repeated="1021"/>
        </table:table-row>
        <table:table-row table:style-name="ro5">
          <table:table-cell office:value-type="float" office:value="4">
            <text:p>4</text:p>
          </table:table-cell>
          <table:table-cell office:value-type="date" office:date-value="2013-09-10T20:32:00">
            <text:p>Sep 10, 2013 8:32 PM</text:p>
          </table:table-cell>
          <table:table-cell office:value-type="string">
            <text:p>Mach 30 Open Design Pledge</text:p>
          </table:table-cell>
          <table:table-cell table:number-columns-repeated="1021"/>
        </table:table-row>
        <table:table-row table:style-name="ro5">
          <table:table-cell office:value-type="float" office:value="5">
            <text:p>5</text:p>
          </table:table-cell>
          <table:table-cell office:value-type="date" office:date-value="2013-08-09T16:22:00">
            <text:p>Aug 9, 2013 4:22 PM</text:p>
          </table:table-cell>
          <table:table-cell office:value-type="string">
            <text:p>MIT modified with a non-military use clause.</text:p>
          </table:table-cell>
          <table:table-cell table:number-columns-repeated="1021"/>
        </table:table-row>
        <table:table-row table:style-name="ro5">
          <table:table-cell office:value-type="float" office:value="6">
            <text:p>6</text:p>
          </table:table-cell>
          <table:table-cell office:value-type="date" office:date-value="2013-08-06T12:40:00">
            <text:p>Aug 6, 2013 12:40 PM</text:p>
          </table:table-cell>
          <table:table-cell office:value-type="string">
            <text:p>none</text:p>
          </table:table-cell>
          <table:table-cell table:number-columns-repeated="1021"/>
        </table:table-row>
        <table:table-row table:style-name="ro5">
          <table:table-cell office:value-type="float" office:value="7">
            <text:p>7</text:p>
          </table:table-cell>
          <table:table-cell office:value-type="date" office:date-value="2013-08-01T01:38:00">
            <text:p>Aug 1, 2013 1:38 AM</text:p>
          </table:table-cell>
          <table:table-cell office:value-type="string">
            <text:p>most specifically BY-NC</text:p>
          </table:table-cell>
          <table:table-cell table:number-columns-repeated="1021"/>
        </table:table-row>
        <table:table-row table:style-name="ro5">
          <table:table-cell office:value-type="float" office:value="8">
            <text:p>8</text:p>
          </table:table-cell>
          <table:table-cell office:value-type="date" office:date-value="2013-08-01T00:13:00">
            <text:p>Aug 1, 2013 12:13 AM</text:p>
          </table:table-cell>
          <table:table-cell office:value-type="string">
            <text:p>Beer License</text:p>
          </table:table-cell>
          <table:table-cell table:number-columns-repeated="1021"/>
        </table:table-row>
        <table:table-row table:style-name="ro5">
          <table:table-cell office:value-type="float" office:value="9">
            <text:p>9</text:p>
          </table:table-cell>
          <table:table-cell office:value-type="date" office:date-value="2013-07-31T21:01:00">
            <text:p>Jul 31, 2013 9:01 PM</text:p>
          </table:table-cell>
          <table:table-cell office:value-type="string">
            <text:p>These licences don't yet legally apply to hardware which is confusing to people</text:p>
          </table:table-cell>
          <table:table-cell table:number-columns-repeated="1021"/>
        </table:table-row>
        <table:table-row table:style-name="ro5">
          <table:table-cell office:value-type="float" office:value="10">
            <text:p>10</text:p>
          </table:table-cell>
          <table:table-cell office:value-type="date" office:date-value="2013-07-31T19:16:00">
            <text:p>Jul 31, 2013 7:16 PM</text:p>
          </table:table-cell>
          <table:table-cell office:value-type="string">
            <text:p>Whatever license was on Thingiverse</text:p>
          </table:table-cell>
          <table:table-cell table:number-columns-repeated="1021"/>
        </table:table-row>
        <table:table-row table:style-name="ro5">
          <table:table-cell office:value-type="float" office:value="11">
            <text:p>11</text:p>
          </table:table-cell>
          <table:table-cell office:value-type="date" office:date-value="2013-07-31T17:33:00">
            <text:p>Jul 31, 2013 5:33 PM</text:p>
          </table:table-cell>
          <table:table-cell office:value-type="string">
            <text:p>Apache 2 code license</text:p>
          </table:table-cell>
          <table:table-cell table:number-columns-repeated="1021"/>
        </table:table-row>
        <table:table-row table:style-name="ro5">
          <table:table-cell office:value-type="float" office:value="12">
            <text:p>12</text:p>
          </table:table-cell>
          <table:table-cell office:value-type="date" office:date-value="2013-07-31T17:18:00">
            <text:p>Jul 31, 2013 5:18 PM</text:p>
          </table:table-cell>
          <table:table-cell office:value-type="string">
            <text:p>Licenses and patents are for those with small minds and/or small dicks</text:p>
          </table:table-cell>
          <table:table-cell table:number-columns-repeated="1021"/>
        </table:table-row>
        <table:table-row table:style-name="ro5">
          <table:table-cell office:value-type="float" office:value="13">
            <text:p>13</text:p>
          </table:table-cell>
          <table:table-cell office:value-type="date" office:date-value="2013-07-31T17:15:00">
            <text:p>Jul 31, 2013 5:15 PM</text:p>
          </table:table-cell>
          <table:table-cell office:value-type="string">
            <text:p>Solder Pad Hardware Licence, v.51</text:p>
          </table:table-cell>
          <table:table-cell table:number-columns-repeated="1021"/>
        </table:table-row>
        <table:table-row table:style-name="ro5">
          <table:table-cell office:value-type="float" office:value="14">
            <text:p>14</text:p>
          </table:table-cell>
          <table:table-cell office:value-type="date" office:date-value="2013-07-30T17:48:00">
            <text:p>Jul 30, 2013 5:48 PM</text:p>
          </table:table-cell>
          <table:table-cell office:value-type="string">
            <text:p>Open Source Ecology Distributional Economcis Licence</text:p>
          </table:table-cell>
          <table:table-cell table:number-columns-repeated="1021"/>
        </table:table-row>
        <table:table-row table:style-name="ro5">
          <table:table-cell office:value-type="float" office:value="15">
            <text:p>15</text:p>
          </table:table-cell>
          <table:table-cell office:value-type="date" office:date-value="2013-07-30T14:17:00">
            <text:p>Jul 30, 2013 2:17 PM</text:p>
          </table:table-cell>
          <table:table-cell office:value-type="string">
            <text:p>Apache</text:p>
          </table:table-cell>
          <table:table-cell table:number-columns-repeated="1021"/>
        </table:table-row>
        <table:table-row table:style-name="ro5">
          <table:table-cell office:value-type="float" office:value="16">
            <text:p>16</text:p>
          </table:table-cell>
          <table:table-cell office:value-type="date" office:date-value="2013-07-30T12:18:00">
            <text:p>Jul 30, 2013 12:18 PM</text:p>
          </table:table-cell>
          <table:table-cell office:value-type="string">
            <text:p>AGPL</text:p>
          </table:table-cell>
          <table:table-cell table:number-columns-repeated="1021"/>
        </table:table-row>
        <table:table-row table:style-name="ro5">
          <table:table-cell office:value-type="float" office:value="17">
            <text:p>17</text:p>
          </table:table-cell>
          <table:table-cell office:value-type="date" office:date-value="2013-07-26T15:33:00">
            <text:p>Jul 26, 2013 3:33 PM</text:p>
          </table:table-cell>
          <table:table-cell office:value-type="string">
            <text:p>Will go with a permissive license or something like a Mozilla MPL type of tri-license</text:p>
          </table:table-cell>
          <table:table-cell table:number-columns-repeated="1021"/>
        </table:table-row>
        <table:table-row table:style-name="ro5">
          <table:table-cell office:value-type="float" office:value="18">
            <text:p>18</text:p>
          </table:table-cell>
          <table:table-cell office:value-type="date" office:date-value="2013-07-25T19:31:00">
            <text:p>Jul 25, 2013 7:31 PM</text:p>
          </table:table-cell>
          <table:table-cell office:value-type="string">
            <text:p>Beer-ware (if it was useful and you find me, buy me a beer)</text:p>
          </table:table-cell>
          <table:table-cell table:number-columns-repeated="1021"/>
        </table:table-row>
        <table:table-row table:style-name="ro5">
          <table:table-cell office:value-type="float" office:value="19">
            <text:p>19</text:p>
          </table:table-cell>
          <table:table-cell office:value-type="date" office:date-value="2013-07-24T19:51:00">
            <text:p>Jul 24, 2013 7:51 PM</text:p>
          </table:table-cell>
          <table:table-cell office:value-type="string">
            <text:p>Reuse the license of the project i contribute to</text:p>
          </table:table-cell>
          <table:table-cell table:number-columns-repeated="1021"/>
        </table:table-row>
        <table:table-row table:style-name="ro5">
          <table:table-cell office:value-type="float" office:value="20">
            <text:p>20</text:p>
          </table:table-cell>
          <table:table-cell office:value-type="date" office:date-value="2013-07-24T18:16:00">
            <text:p>Jul 24, 2013 6:16 PM</text:p>
          </table:table-cell>
          <table:table-cell office:value-type="string">
            <text:p>WTF License</text:p>
          </table:table-cell>
          <table:table-cell table:number-columns-repeated="1021"/>
        </table:table-row>
        <table:table-row table:style-name="ro5">
          <table:table-cell office:value-type="float" office:value="21">
            <text:p>21</text:p>
          </table:table-cell>
          <table:table-cell office:value-type="date" office:date-value="2013-07-24T16:39:00">
            <text:p>Jul 24, 2013 4:39 PM</text:p>
          </table:table-cell>
          <table:table-cell office:value-type="string">
            <text:p>This is one of the main barriers for me in releasing documentation as many of the aforementioned licences have no established or perceived effectiveness</text:p>
          </table:table-cell>
          <table:table-cell table:number-columns-repeated="1021"/>
        </table:table-row>
        <table:table-row table:style-name="ro5">
          <table:table-cell office:value-type="float" office:value="22">
            <text:p>22</text:p>
          </table:table-cell>
          <table:table-cell office:value-type="date" office:date-value="2013-07-24T15:18:00">
            <text:p>Jul 24, 2013 3:18 PM</text:p>
          </table:table-cell>
          <table:table-cell office:value-type="string">
            <text:p>agpl</text:p>
          </table:table-cell>
          <table:table-cell table:number-columns-repeated="1021"/>
        </table:table-row>
      </table:table>
      <table:table table:name="Question 15"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Do you use the Open Source Hardware (blue gear) logo on your hardware?</text:p>
          </table:table-cell>
          <table:covered-table-cell table:style-name="ce10" office:value-type="string">
            <text:p>Do you use the Open Source Hardware (blue gear) logo on your hardware?</text:p>
          </table:covered-table-cell>
          <table:covered-table-cell table:style-name="ce10" office:value-type="string">
            <text:p>Do you use the Open Source Hardware (blue gear) logo on your hardware?</text:p>
          </table:covered-table-cell>
          <table:covered-table-cell table:style-name="ce10" office:value-type="string">
            <text:p>Do you use the Open Source Hardware (blue gear) logo on your hardwar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Yes</text:p>
          </table:table-cell>
          <table:covered-table-cell office:value-type="string">
            <text:p>Yes</text:p>
          </table:covered-table-cell>
          <table:table-cell office:value-type="percentage" office:value="0.347">
            <text:p>34.7%</text:p>
          </table:table-cell>
          <table:table-cell office:value-type="float" office:value="104">
            <text:p>104</text:p>
          </table:table-cell>
          <table:table-cell table:number-columns-repeated="1020"/>
        </table:table-row>
        <table:table-row table:style-name="ro4">
          <table:table-cell office:value-type="string" table:number-columns-spanned="2" table:number-rows-spanned="1">
            <text:p>No</text:p>
          </table:table-cell>
          <table:covered-table-cell office:value-type="string">
            <text:p>No</text:p>
          </table:covered-table-cell>
          <table:table-cell office:value-type="percentage" office:value="0.653">
            <text:p>65.3%</text:p>
          </table:table-cell>
          <table:table-cell office:value-type="float" office:value="196">
            <text:p>196</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300">
            <text:p>300</text:p>
          </table:covered-table-cell>
          <table:table-cell table:style-name="ce21" office:value-type="float" office:value="300">
            <text:p>300</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707">
            <text:p>707</text:p>
          </table:covered-table-cell>
          <table:table-cell table:style-name="ce22" office:value-type="float" office:value="707">
            <text:p>707</text:p>
          </table:table-cell>
          <table:table-cell table:number-columns-repeated="1020"/>
        </table:table-row>
        <table:table-row table:style-name="ro5">
          <table:table-cell table:style-name="Default" table:number-columns-repeated="4"/>
          <table:table-cell table:number-columns-repeated="2"/>
          <table:table-cell>
            <draw:frame table:end-cell-address="'Question 15'.P27" table:end-x="0.0012in" table:end-y="0.1768in" draw:z-index="0" draw:name="Chart 1" draw:style-name="gr1" svg:width="6.3209in" svg:height="3.5413in" svg:x="0.0004in" svg:y="0.0004in">
              <draw:object draw:notify-on-update-of-ranges="'Question 15'.A4:'Question 15'.A5 'Question 15'.C4:'Question 15'.C5" xlink:href="./Object 15" xlink:type="simple" xlink:show="embed" xlink:actuate="onLoad"/>
              <draw:image xlink:href="./ObjectReplacements/Object 15" xlink:type="simple" xlink:show="embed" xlink:actuate="onLoad"/>
            </draw:frame>
          </table:table-cell>
          <table:table-cell table:number-columns-repeated="1017"/>
        </table:table-row>
      </table:table>
      <table:table table:name="Question 16"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Does any of your income come from open-source hardware (e.g. developing it, distributing it, working or consulting for an open-source hardware company, etc)?</text:p>
          </table:table-cell>
          <table:covered-table-cell table:style-name="ce10" office:value-type="string">
            <text:p>Does any of your income come from open-source hardware (e.g. developing it, distributing it, working or consulting for an open-source hardware company, etc)?</text:p>
          </table:covered-table-cell>
          <table:covered-table-cell table:style-name="ce10" office:value-type="string">
            <text:p>Does any of your income come from open-source hardware (e.g. developing it, distributing it, working or consulting for an open-source hardware company, etc)?</text:p>
          </table:covered-table-cell>
          <table:covered-table-cell table:style-name="ce10" office:value-type="string">
            <text:p>Does any of your income come from open-source hardware (e.g. developing it, distributing it, working or consulting for an open-source hardware company, etc)?</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Yes</text:p>
          </table:table-cell>
          <table:covered-table-cell office:value-type="string">
            <text:p>Yes</text:p>
          </table:covered-table-cell>
          <table:table-cell office:value-type="percentage" office:value="0.351">
            <text:p>35.1%</text:p>
          </table:table-cell>
          <table:table-cell office:value-type="float" office:value="110">
            <text:p>110</text:p>
          </table:table-cell>
          <table:table-cell table:number-columns-repeated="1020"/>
        </table:table-row>
        <table:table-row table:style-name="ro4">
          <table:table-cell office:value-type="string" table:number-columns-spanned="2" table:number-rows-spanned="1">
            <text:p>No</text:p>
          </table:table-cell>
          <table:covered-table-cell office:value-type="string">
            <text:p>No</text:p>
          </table:covered-table-cell>
          <table:table-cell office:value-type="percentage" office:value="0.649">
            <text:p>64.9%</text:p>
          </table:table-cell>
          <table:table-cell office:value-type="float" office:value="203">
            <text:p>203</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313">
            <text:p>313</text:p>
          </table:covered-table-cell>
          <table:table-cell table:style-name="ce21" office:value-type="float" office:value="313">
            <text:p>313</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694">
            <text:p>694</text:p>
          </table:covered-table-cell>
          <table:table-cell table:style-name="ce22" office:value-type="float" office:value="694">
            <text:p>694</text:p>
          </table:table-cell>
          <table:table-cell table:number-columns-repeated="1020"/>
        </table:table-row>
        <table:table-row table:style-name="ro5">
          <table:table-cell table:style-name="Default" table:number-columns-repeated="4"/>
          <table:table-cell table:number-columns-repeated="2"/>
          <table:table-cell>
            <draw:frame table:end-cell-address="'Question 16'.P27" table:end-x="0.0012in" table:end-y="0.1768in" draw:z-index="0" draw:name="Chart 1" draw:style-name="gr1" svg:width="6.3209in" svg:height="3.5413in" svg:x="0.0004in" svg:y="0.0004in">
              <draw:object draw:notify-on-update-of-ranges="'Question 16'.A4:'Question 16'.A5 'Question 16'.C4:'Question 16'.C5" xlink:href="./Object 16" xlink:type="simple" xlink:show="embed" xlink:actuate="onLoad"/>
              <draw:image xlink:href="./ObjectReplacements/Object 16" xlink:type="simple" xlink:show="embed" xlink:actuate="onLoad"/>
            </draw:frame>
          </table:table-cell>
          <table:table-cell table:number-columns-repeated="1017"/>
        </table:table-row>
      </table:table>
      <table:table table:name="Question 17"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How much of your income does your work on open-source hardware represent? (if you develop open-source hardware for/at a company, please include that income)</text:p>
          </table:table-cell>
          <table:covered-table-cell table:style-name="ce10" office:value-type="string">
            <text:p>How much of your income does your work on open-source hardware represent? (if you develop open-source hardware for/at a company, please include that income)</text:p>
          </table:covered-table-cell>
          <table:covered-table-cell table:style-name="ce10" office:value-type="string">
            <text:p>How much of your income does your work on open-source hardware represent? (if you develop open-source hardware for/at a company, please include that income)</text:p>
          </table:covered-table-cell>
          <table:covered-table-cell table:style-name="ce10" office:value-type="string">
            <text:p>How much of your income does your work on open-source hardware represent? (if you develop open-source hardware for/at a company, please include that incom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lt; 20%</text:p>
          </table:table-cell>
          <table:covered-table-cell office:value-type="string">
            <text:p>&lt; 20%</text:p>
          </table:covered-table-cell>
          <table:table-cell office:value-type="percentage" office:value="0.509">
            <text:p>50.9%</text:p>
          </table:table-cell>
          <table:table-cell office:value-type="float" office:value="54">
            <text:p>54</text:p>
          </table:table-cell>
          <table:table-cell table:number-columns-repeated="1020"/>
        </table:table-row>
        <table:table-row table:style-name="ro4">
          <table:table-cell office:value-type="string" table:number-columns-spanned="2" table:number-rows-spanned="1">
            <text:p>20% to 40%</text:p>
          </table:table-cell>
          <table:covered-table-cell office:value-type="string">
            <text:p>20% to 40%</text:p>
          </table:covered-table-cell>
          <table:table-cell office:value-type="percentage" office:value="0.104">
            <text:p>10.4%</text:p>
          </table:table-cell>
          <table:table-cell office:value-type="float" office:value="11">
            <text:p>11</text:p>
          </table:table-cell>
          <table:table-cell table:number-columns-repeated="1020"/>
        </table:table-row>
        <table:table-row table:style-name="ro4">
          <table:table-cell office:value-type="string" table:number-columns-spanned="2" table:number-rows-spanned="1">
            <text:p>40% to 60%</text:p>
          </table:table-cell>
          <table:covered-table-cell office:value-type="string">
            <text:p>40% to 60%</text:p>
          </table:covered-table-cell>
          <table:table-cell office:value-type="percentage" office:value="0.113">
            <text:p>11.3%</text:p>
          </table:table-cell>
          <table:table-cell office:value-type="float" office:value="12">
            <text:p>12</text:p>
          </table:table-cell>
          <table:table-cell table:number-columns-repeated="1020"/>
        </table:table-row>
        <table:table-row table:style-name="ro4">
          <table:table-cell office:value-type="string" table:number-columns-spanned="2" table:number-rows-spanned="1">
            <text:p>60% to 80%</text:p>
          </table:table-cell>
          <table:covered-table-cell office:value-type="string">
            <text:p>60% to 80%</text:p>
          </table:covered-table-cell>
          <table:table-cell office:value-type="percentage" office:value="0.085">
            <text:p>8.5%</text:p>
          </table:table-cell>
          <table:table-cell office:value-type="float" office:value="9">
            <text:p>9</text:p>
          </table:table-cell>
          <table:table-cell table:number-columns-repeated="1020"/>
        </table:table-row>
        <table:table-row table:style-name="ro4">
          <table:table-cell office:value-type="string" table:number-columns-spanned="2" table:number-rows-spanned="1">
            <text:p>80% to 100%</text:p>
          </table:table-cell>
          <table:covered-table-cell office:value-type="string">
            <text:p>80% to 100%</text:p>
          </table:covered-table-cell>
          <table:table-cell office:value-type="percentage" office:value="0.189">
            <text:p>18.9%</text:p>
          </table:table-cell>
          <table:table-cell office:value-type="float" office:value="20">
            <text:p>20</text:p>
          </table:table-cell>
          <table:table-cell table:number-columns-repeated="2"/>
          <table:table-cell>
            <draw:frame table:end-cell-address="'Question 17'.P27" table:end-x="0.0012in" table:end-y="0.1768in" draw:z-index="0" draw:name="Chart 1" draw:style-name="gr1" svg:width="6.3209in" svg:height="3.5409in" svg:x="0.0004in" svg:y="0.0004in">
              <draw:object draw:notify-on-update-of-ranges="'Question 17'.A4:'Question 17'.A8 'Question 17'.C4:'Question 17'.C8" xlink:href="./Object 17" xlink:type="simple" xlink:show="embed" xlink:actuate="onLoad"/>
              <draw:image xlink:href="./ObjectReplacements/Object 17" xlink:type="simple" xlink:show="embed" xlink:actuate="onLoad"/>
            </draw:frame>
          </table:table-cell>
          <table:table-cell table:number-columns-repeated="1017"/>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106">
            <text:p>106</text:p>
          </table:covered-table-cell>
          <table:table-cell table:style-name="ce21" office:value-type="float" office:value="106">
            <text:p>106</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901">
            <text:p>901</text:p>
          </table:covered-table-cell>
          <table:table-cell table:style-name="ce22" office:value-type="float" office:value="901">
            <text:p>901</text:p>
          </table:table-cell>
          <table:table-cell table:number-columns-repeated="1020"/>
        </table:table-row>
      </table:table>
      <table:table table:name="Question 18" table:style-name="ta2" table:print="false">
        <office:forms form:automatic-focus="false" form:apply-design-mode="false"/>
        <table:table-column table:style-name="co1" table:default-cell-style-name="ce8"/>
        <table:table-column table:style-name="co2" table:default-cell-style-name="ce15"/>
        <table:table-column table:style-name="co3" table:number-columns-repeated="2" table:default-cell-style-name="Default"/>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In 2012 what was your total personal income resulting from work on open-source hardware? (if you develop open-source hardware for/at a company, please include that income)</text:p>
          </table:table-cell>
          <table:covered-table-cell table:style-name="ce10" office:value-type="string">
            <text:p>In 2012 what was your total personal income resulting from work on open-source hardware? (if you develop open-source hardware for/at a company, please include that income)</text:p>
          </table:covered-table-cell>
          <table:covered-table-cell table:style-name="ce10" office:value-type="string">
            <text:p>In 2012 what was your total personal income resulting from work on open-source hardware? (if you develop open-source hardware for/at a company, please include that income)</text:p>
          </table:covered-table-cell>
          <table:covered-table-cell table:style-name="ce10" office:value-type="string">
            <text:p>In 2012 what was your total personal income resulting from work on open-source hardware? (if you develop open-source hardware for/at a company, please include that incom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table:style-name="ce4" office:value-type="string" table:number-columns-spanned="2" table:number-rows-spanned="1">
            <text:p>Income</text:p>
          </table:table-cell>
          <table:covered-table-cell table:style-name="ce12" office:value-type="string">
            <text:p>Income</text:p>
          </table:covered-table-cell>
          <table:table-cell table:style-name="ce17" office:value-type="percentage" office:value="1">
            <text:p>100.0%</text:p>
          </table:table-cell>
          <table:table-cell table:style-name="ce19" office:value-type="float" office:value="61">
            <text:p>61</text:p>
          </table:table-cell>
          <table:table-cell table:number-columns-repeated="1020"/>
        </table:table-row>
        <table:table-row table:style-name="ro4">
          <table:table-cell table:style-name="ce4" office:value-type="string" table:number-columns-spanned="2" table:number-rows-spanned="1">
            <text:p>Currency</text:p>
          </table:table-cell>
          <table:covered-table-cell table:style-name="ce12" office:value-type="string">
            <text:p>Currency</text:p>
          </table:covered-table-cell>
          <table:table-cell table:style-name="ce17" office:value-type="percentage" office:value="0.918">
            <text:p>91.8%</text:p>
          </table:table-cell>
          <table:table-cell table:style-name="ce19" office:value-type="float" office:value="56">
            <text:p>56</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61">
            <text:p>61</text:p>
          </table:covered-table-cell>
          <table:table-cell table:style-name="ce21" office:value-type="float" office:value="61">
            <text:p>61</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946">
            <text:p>946</text:p>
          </table:covered-table-cell>
          <table:table-cell table:style-name="ce22" office:value-type="float" office:value="946">
            <text:p>946</text:p>
          </table:table-cell>
          <table:table-cell table:number-columns-repeated="1020"/>
        </table:table-row>
        <table:table-row table:style-name="ro5">
          <table:table-cell table:style-name="Default" table:number-columns-repeated="2"/>
          <table:table-cell table:number-columns-repeated="4"/>
          <table:table-cell>
            <draw:frame table:end-cell-address="'Question 18'.P27" table:end-x="0.0012in" table:end-y="0.1768in" draw:z-index="0" draw:name="Chart 1" draw:style-name="gr1" svg:width="6.3209in" svg:height="3.5413in" svg:x="0.0004in" svg:y="0.0004in">
              <draw:object draw:notify-on-update-of-ranges="'Question 18'.A4:'Question 18'.A5 'Question 18'.C4:'Question 18'.C5" xlink:href="./Object 18" xlink:type="simple" xlink:show="embed" xlink:actuate="onLoad"/>
              <draw:image xlink:href="./ObjectReplacements/Object 18" xlink:type="simple" xlink:show="embed" xlink:actuate="onLoad"/>
            </draw:frame>
          </table:table-cell>
          <table:table-cell table:number-columns-repeated="1017"/>
        </table:table-row>
        <table:table-row table:style-name="ro5">
          <table:table-cell table:style-name="ce7" office:value-type="string">
            <text:p>Number</text:p>
          </table:table-cell>
          <table:table-cell table:style-name="ce7" office:value-type="string">
            <text:p>Response Date</text:p>
          </table:table-cell>
          <table:table-cell table:style-name="ce7" office:value-type="string">
            <text:p>Income</text:p>
          </table:table-cell>
          <table:table-cell table:style-name="ce7" office:value-type="string">
            <text:p>Categories</text:p>
          </table:table-cell>
          <table:table-cell table:style-name="ce7" office:value-type="string">
            <text:p>Currency</text:p>
          </table:table-cell>
          <table:table-cell table:style-name="ce7" office:value-type="string">
            <text:p>Categories</text:p>
          </table:table-cell>
          <table:table-cell table:number-columns-repeated="1018"/>
        </table:table-row>
        <table:table-row table:style-name="ro5">
          <table:table-cell office:value-type="float" office:value="1">
            <text:p>1</text:p>
          </table:table-cell>
          <table:table-cell office:value-type="date" office:date-value="2014-01-09T23:12:00">
            <text:p>Jan 9, 2014 11:12 PM</text:p>
          </table:table-cell>
          <table:table-cell office:value-type="string">
            <text:p>approx. $9,000</text:p>
          </table:table-cell>
          <table:table-cell/>
          <table:table-cell office:value-type="string">
            <text:p>Canadian dollars</text:p>
          </table:table-cell>
          <table:table-cell table:number-columns-repeated="1019"/>
        </table:table-row>
        <table:table-row table:style-name="ro5">
          <table:table-cell office:value-type="float" office:value="2">
            <text:p>2</text:p>
          </table:table-cell>
          <table:table-cell office:value-type="date" office:date-value="2013-11-03T20:39:00">
            <text:p>Nov 3, 2013 8:39 PM</text:p>
          </table:table-cell>
          <table:table-cell office:value-type="string">
            <text:p>$50k</text:p>
          </table:table-cell>
          <table:table-cell/>
          <table:table-cell office:value-type="string">
            <text:p>USD</text:p>
          </table:table-cell>
          <table:table-cell table:number-columns-repeated="1019"/>
        </table:table-row>
        <table:table-row table:style-name="ro5">
          <table:table-cell office:value-type="float" office:value="3">
            <text:p>3</text:p>
          </table:table-cell>
          <table:table-cell office:value-type="date" office:date-value="2013-10-29T18:16:00">
            <text:p>Oct 29, 2013 6:16 PM</text:p>
          </table:table-cell>
          <table:table-cell office:value-type="float" office:value="200000">
            <text:p>200000</text:p>
          </table:table-cell>
          <table:table-cell/>
          <table:table-cell office:value-type="string">
            <text:p>usd</text:p>
          </table:table-cell>
          <table:table-cell table:number-columns-repeated="1019"/>
        </table:table-row>
        <table:table-row table:style-name="ro5">
          <table:table-cell office:value-type="float" office:value="4">
            <text:p>4</text:p>
          </table:table-cell>
          <table:table-cell office:value-type="date" office:date-value="2013-10-29T16:20:00">
            <text:p>Oct 29, 2013 4:20 PM</text:p>
          </table:table-cell>
          <table:table-cell office:value-type="string">
            <text:p>$15k</text:p>
          </table:table-cell>
          <table:table-cell/>
          <table:table-cell office:value-type="string">
            <text:p>USD</text:p>
          </table:table-cell>
          <table:table-cell table:number-columns-repeated="1019"/>
        </table:table-row>
        <table:table-row table:style-name="ro5">
          <table:table-cell office:value-type="float" office:value="5">
            <text:p>5</text:p>
          </table:table-cell>
          <table:table-cell office:value-type="date" office:date-value="2013-10-29T15:28:00">
            <text:p>Oct 29, 2013 3:28 PM</text:p>
          </table:table-cell>
          <table:table-cell office:value-type="float" office:value="35000">
            <text:p>35000</text:p>
          </table:table-cell>
          <table:table-cell/>
          <table:table-cell office:value-type="string">
            <text:p>USD</text:p>
          </table:table-cell>
          <table:table-cell table:number-columns-repeated="1019"/>
        </table:table-row>
        <table:table-row table:style-name="ro5">
          <table:table-cell office:value-type="float" office:value="6">
            <text:p>6</text:p>
          </table:table-cell>
          <table:table-cell office:value-type="date" office:date-value="2013-10-29T04:25:00">
            <text:p>Oct 29, 2013 4:25 AM</text:p>
          </table:table-cell>
          <table:table-cell office:value-type="float" office:value="15000">
            <text:p>15000</text:p>
          </table:table-cell>
          <table:table-cell/>
          <table:table-cell office:value-type="string">
            <text:p>usd</text:p>
          </table:table-cell>
          <table:table-cell table:number-columns-repeated="1019"/>
        </table:table-row>
        <table:table-row table:style-name="ro5">
          <table:table-cell office:value-type="float" office:value="7">
            <text:p>7</text:p>
          </table:table-cell>
          <table:table-cell office:value-type="date" office:date-value="2013-10-29T03:13:00">
            <text:p>Oct 29, 2013 3:13 AM</text:p>
          </table:table-cell>
          <table:table-cell office:value-type="string">
            <text:p>$20K</text:p>
          </table:table-cell>
          <table:table-cell table:number-columns-repeated="1021"/>
        </table:table-row>
        <table:table-row table:style-name="ro5">
          <table:table-cell office:value-type="float" office:value="8">
            <text:p>8</text:p>
          </table:table-cell>
          <table:table-cell office:value-type="date" office:date-value="2013-10-28T22:25:00">
            <text:p>Oct 28, 2013 10:25 PM</text:p>
          </table:table-cell>
          <table:table-cell office:value-type="float" office:value="3500">
            <text:p>3500</text:p>
          </table:table-cell>
          <table:table-cell/>
          <table:table-cell office:value-type="string">
            <text:p>USD</text:p>
          </table:table-cell>
          <table:table-cell table:number-columns-repeated="1019"/>
        </table:table-row>
        <table:table-row table:style-name="ro5">
          <table:table-cell office:value-type="float" office:value="9">
            <text:p>9</text:p>
          </table:table-cell>
          <table:table-cell office:value-type="date" office:date-value="2013-10-28T21:42:00">
            <text:p>Oct 28, 2013 9:42 PM</text:p>
          </table:table-cell>
          <table:table-cell office:value-type="string">
            <text:p>50,000 to 60,000</text:p>
          </table:table-cell>
          <table:table-cell/>
          <table:table-cell office:value-type="string">
            <text:p>USD</text:p>
          </table:table-cell>
          <table:table-cell table:number-columns-repeated="1019"/>
        </table:table-row>
        <table:table-row table:style-name="ro5">
          <table:table-cell office:value-type="float" office:value="10">
            <text:p>10</text:p>
          </table:table-cell>
          <table:table-cell office:value-type="date" office:date-value="2013-10-28T21:38:00">
            <text:p>Oct 28, 2013 9:38 PM</text:p>
          </table:table-cell>
          <table:table-cell office:value-type="float" office:value="60000">
            <text:p>60000</text:p>
          </table:table-cell>
          <table:table-cell/>
          <table:table-cell office:value-type="string">
            <text:p>CAD</text:p>
          </table:table-cell>
          <table:table-cell table:number-columns-repeated="1019"/>
        </table:table-row>
        <table:table-row table:style-name="ro5">
          <table:table-cell office:value-type="float" office:value="11">
            <text:p>11</text:p>
          </table:table-cell>
          <table:table-cell office:value-type="date" office:date-value="2013-10-28T21:24:00">
            <text:p>Oct 28, 2013 9:24 PM</text:p>
          </table:table-cell>
          <table:table-cell office:value-type="string">
            <text:p>a little</text:p>
          </table:table-cell>
          <table:table-cell/>
          <table:table-cell office:value-type="string">
            <text:p>USD</text:p>
          </table:table-cell>
          <table:table-cell table:number-columns-repeated="1019"/>
        </table:table-row>
        <table:table-row table:style-name="ro5">
          <table:table-cell office:value-type="float" office:value="12">
            <text:p>12</text:p>
          </table:table-cell>
          <table:table-cell office:value-type="date" office:date-value="2013-10-28T21:22:00">
            <text:p>Oct 28, 2013 9:22 PM</text:p>
          </table:table-cell>
          <table:table-cell office:value-type="float" office:value="5000">
            <text:p>5000</text:p>
          </table:table-cell>
          <table:table-cell/>
          <table:table-cell office:value-type="string">
            <text:p>USD</text:p>
          </table:table-cell>
          <table:table-cell table:number-columns-repeated="1019"/>
        </table:table-row>
        <table:table-row table:style-name="ro5">
          <table:table-cell office:value-type="float" office:value="13">
            <text:p>13</text:p>
          </table:table-cell>
          <table:table-cell office:value-type="date" office:date-value="2013-10-28T21:17:00">
            <text:p>Oct 28, 2013 9:17 PM</text:p>
          </table:table-cell>
          <table:table-cell office:value-type="float" office:value="8000">
            <text:p>8000</text:p>
          </table:table-cell>
          <table:table-cell/>
          <table:table-cell office:value-type="string">
            <text:p>USD</text:p>
          </table:table-cell>
          <table:table-cell table:number-columns-repeated="1019"/>
        </table:table-row>
        <table:table-row table:style-name="ro5">
          <table:table-cell office:value-type="float" office:value="14">
            <text:p>14</text:p>
          </table:table-cell>
          <table:table-cell office:value-type="date" office:date-value="2013-09-10T21:42:00">
            <text:p>Sep 10, 2013 9:42 PM</text:p>
          </table:table-cell>
          <table:table-cell office:value-type="float" office:value="7500">
            <text:p>7500</text:p>
          </table:table-cell>
          <table:table-cell/>
          <table:table-cell office:value-type="string">
            <text:p>USD</text:p>
          </table:table-cell>
          <table:table-cell table:number-columns-repeated="1019"/>
        </table:table-row>
        <table:table-row table:style-name="ro5">
          <table:table-cell office:value-type="float" office:value="15">
            <text:p>15</text:p>
          </table:table-cell>
          <table:table-cell office:value-type="date" office:date-value="2013-09-04T15:28:00">
            <text:p>Sep 4, 2013 3:28 PM</text:p>
          </table:table-cell>
          <table:table-cell office:value-type="float" office:value="0">
            <text:p>0</text:p>
          </table:table-cell>
          <table:table-cell/>
          <table:table-cell office:value-type="float" office:value="0">
            <text:p>0</text:p>
          </table:table-cell>
          <table:table-cell table:number-columns-repeated="1019"/>
        </table:table-row>
        <table:table-row table:style-name="ro5">
          <table:table-cell office:value-type="float" office:value="16">
            <text:p>16</text:p>
          </table:table-cell>
          <table:table-cell office:value-type="date" office:date-value="2013-08-27T15:44:00">
            <text:p>Aug 27, 2013 3:44 PM</text:p>
          </table:table-cell>
          <table:table-cell office:value-type="float" office:value="150">
            <text:p>150</text:p>
          </table:table-cell>
          <table:table-cell/>
          <table:table-cell office:value-type="string">
            <text:p>USD</text:p>
          </table:table-cell>
          <table:table-cell table:number-columns-repeated="1019"/>
        </table:table-row>
        <table:table-row table:style-name="ro5">
          <table:table-cell office:value-type="float" office:value="17">
            <text:p>17</text:p>
          </table:table-cell>
          <table:table-cell office:value-type="date" office:date-value="2013-08-09T16:23:00">
            <text:p>Aug 9, 2013 4:23 PM</text:p>
          </table:table-cell>
          <table:table-cell office:value-type="float" office:value="16000">
            <text:p>16000</text:p>
          </table:table-cell>
          <table:table-cell/>
          <table:table-cell office:value-type="string">
            <text:p>USD</text:p>
          </table:table-cell>
          <table:table-cell table:number-columns-repeated="1019"/>
        </table:table-row>
        <table:table-row table:style-name="ro5">
          <table:table-cell office:value-type="float" office:value="18">
            <text:p>18</text:p>
          </table:table-cell>
          <table:table-cell office:value-type="date" office:date-value="2013-08-07T21:32:00">
            <text:p>Aug 7, 2013 9:32 PM</text:p>
          </table:table-cell>
          <table:table-cell office:value-type="float" office:value="50000">
            <text:p>50000</text:p>
          </table:table-cell>
          <table:table-cell/>
          <table:table-cell office:value-type="string">
            <text:p>Euro</text:p>
          </table:table-cell>
          <table:table-cell table:number-columns-repeated="1019"/>
        </table:table-row>
        <table:table-row table:style-name="ro5">
          <table:table-cell office:value-type="float" office:value="19">
            <text:p>19</text:p>
          </table:table-cell>
          <table:table-cell office:value-type="date" office:date-value="2013-08-06T19:43:00">
            <text:p>Aug 6, 2013 7:43 PM</text:p>
          </table:table-cell>
          <table:table-cell office:value-type="float" office:value="0">
            <text:p>0</text:p>
          </table:table-cell>
          <table:table-cell/>
          <table:table-cell office:value-type="float" office:value="0">
            <text:p>0</text:p>
          </table:table-cell>
          <table:table-cell table:number-columns-repeated="1019"/>
        </table:table-row>
        <table:table-row table:style-name="ro5">
          <table:table-cell office:value-type="float" office:value="20">
            <text:p>20</text:p>
          </table:table-cell>
          <table:table-cell office:value-type="date" office:date-value="2013-08-03T17:25:00">
            <text:p>Aug 3, 2013 5:25 PM</text:p>
          </table:table-cell>
          <table:table-cell office:value-type="float" office:value="20000">
            <text:p>20000</text:p>
          </table:table-cell>
          <table:table-cell/>
          <table:table-cell office:value-type="string">
            <text:p>USD</text:p>
          </table:table-cell>
          <table:table-cell table:number-columns-repeated="1019"/>
        </table:table-row>
        <table:table-row table:style-name="ro5">
          <table:table-cell office:value-type="float" office:value="21">
            <text:p>21</text:p>
          </table:table-cell>
          <table:table-cell office:value-type="date" office:date-value="2013-08-01T22:19:00">
            <text:p>Aug 1, 2013 10:19 PM</text:p>
          </table:table-cell>
          <table:table-cell office:value-type="float" office:value="1000">
            <text:p>1000</text:p>
          </table:table-cell>
          <table:table-cell/>
          <table:table-cell office:value-type="string">
            <text:p>euro</text:p>
          </table:table-cell>
          <table:table-cell table:number-columns-repeated="1019"/>
        </table:table-row>
        <table:table-row table:style-name="ro5">
          <table:table-cell office:value-type="float" office:value="22">
            <text:p>22</text:p>
          </table:table-cell>
          <table:table-cell office:value-type="date" office:date-value="2013-08-01T05:18:00">
            <text:p>Aug 1, 2013 5:18 AM</text:p>
          </table:table-cell>
          <table:table-cell office:value-type="float" office:value="0">
            <text:p>0</text:p>
          </table:table-cell>
          <table:table-cell table:number-columns-repeated="1021"/>
        </table:table-row>
        <table:table-row table:style-name="ro5">
          <table:table-cell office:value-type="float" office:value="23">
            <text:p>23</text:p>
          </table:table-cell>
          <table:table-cell office:value-type="date" office:date-value="2013-08-01T03:43:00">
            <text:p>Aug 1, 2013 3:43 AM</text:p>
          </table:table-cell>
          <table:table-cell office:value-type="float" office:value="5000">
            <text:p>5000</text:p>
          </table:table-cell>
          <table:table-cell/>
          <table:table-cell office:value-type="string">
            <text:p>USD</text:p>
          </table:table-cell>
          <table:table-cell table:number-columns-repeated="1019"/>
        </table:table-row>
        <table:table-row table:style-name="ro5">
          <table:table-cell office:value-type="float" office:value="24">
            <text:p>24</text:p>
          </table:table-cell>
          <table:table-cell office:value-type="date" office:date-value="2013-08-01T01:50:00">
            <text:p>Aug 1, 2013 1:50 AM</text:p>
          </table:table-cell>
          <table:table-cell office:value-type="float" office:value="20000">
            <text:p>20000</text:p>
          </table:table-cell>
          <table:table-cell/>
          <table:table-cell office:value-type="string">
            <text:p>USD</text:p>
          </table:table-cell>
          <table:table-cell table:number-columns-repeated="1019"/>
        </table:table-row>
        <table:table-row table:style-name="ro5">
          <table:table-cell office:value-type="float" office:value="25">
            <text:p>25</text:p>
          </table:table-cell>
          <table:table-cell office:value-type="date" office:date-value="2013-08-01T00:14:00">
            <text:p>Aug 1, 2013 12:14 AM</text:p>
          </table:table-cell>
          <table:table-cell office:value-type="float" office:value="35000">
            <text:p>35000</text:p>
          </table:table-cell>
          <table:table-cell/>
          <table:table-cell office:value-type="string">
            <text:p>$</text:p>
          </table:table-cell>
          <table:table-cell table:number-columns-repeated="1019"/>
        </table:table-row>
        <table:table-row table:style-name="ro5">
          <table:table-cell office:value-type="float" office:value="26">
            <text:p>26</text:p>
          </table:table-cell>
          <table:table-cell office:value-type="date" office:date-value="2013-07-31T22:27:00">
            <text:p>Jul 31, 2013 10:27 PM</text:p>
          </table:table-cell>
          <table:table-cell office:value-type="float" office:value="300">
            <text:p>300</text:p>
          </table:table-cell>
          <table:table-cell/>
          <table:table-cell office:value-type="string">
            <text:p>USD</text:p>
          </table:table-cell>
          <table:table-cell table:number-columns-repeated="1019"/>
        </table:table-row>
        <table:table-row table:style-name="ro5">
          <table:table-cell office:value-type="float" office:value="27">
            <text:p>27</text:p>
          </table:table-cell>
          <table:table-cell office:value-type="date" office:date-value="2013-07-31T22:11:00">
            <text:p>Jul 31, 2013 10:11 PM</text:p>
          </table:table-cell>
          <table:table-cell office:value-type="float" office:value="50000">
            <text:p>50000</text:p>
          </table:table-cell>
          <table:table-cell/>
          <table:table-cell office:value-type="string">
            <text:p>USD</text:p>
          </table:table-cell>
          <table:table-cell table:number-columns-repeated="1019"/>
        </table:table-row>
        <table:table-row table:style-name="ro5">
          <table:table-cell office:value-type="float" office:value="28">
            <text:p>28</text:p>
          </table:table-cell>
          <table:table-cell office:value-type="date" office:date-value="2013-07-31T21:02:00">
            <text:p>Jul 31, 2013 9:02 PM</text:p>
          </table:table-cell>
          <table:table-cell office:value-type="string">
            <text:p>xx</text:p>
          </table:table-cell>
          <table:table-cell/>
          <table:table-cell office:value-type="string">
            <text:p>xx</text:p>
          </table:table-cell>
          <table:table-cell table:number-columns-repeated="1019"/>
        </table:table-row>
        <table:table-row table:style-name="ro5">
          <table:table-cell office:value-type="float" office:value="29">
            <text:p>29</text:p>
          </table:table-cell>
          <table:table-cell office:value-type="date" office:date-value="2013-07-31T18:10:00">
            <text:p>Jul 31, 2013 6:10 PM</text:p>
          </table:table-cell>
          <table:table-cell office:value-type="float" office:value="700">
            <text:p>700</text:p>
          </table:table-cell>
          <table:table-cell/>
          <table:table-cell office:value-type="string">
            <text:p>USD</text:p>
          </table:table-cell>
          <table:table-cell table:number-columns-repeated="1019"/>
        </table:table-row>
        <table:table-row table:style-name="ro5">
          <table:table-cell office:value-type="float" office:value="30">
            <text:p>30</text:p>
          </table:table-cell>
          <table:table-cell office:value-type="date" office:date-value="2013-07-31T17:48:00">
            <text:p>Jul 31, 2013 5:48 PM</text:p>
          </table:table-cell>
          <table:table-cell office:value-type="float" office:value="1000">
            <text:p>1000</text:p>
          </table:table-cell>
          <table:table-cell/>
          <table:table-cell office:value-type="string">
            <text:p>$</text:p>
          </table:table-cell>
          <table:table-cell table:number-columns-repeated="1019"/>
        </table:table-row>
        <table:table-row table:style-name="ro5">
          <table:table-cell office:value-type="float" office:value="31">
            <text:p>31</text:p>
          </table:table-cell>
          <table:table-cell office:value-type="date" office:date-value="2013-07-31T17:37:00">
            <text:p>Jul 31, 2013 5:37 PM</text:p>
          </table:table-cell>
          <table:table-cell office:value-type="float" office:value="0">
            <text:p>0</text:p>
          </table:table-cell>
          <table:table-cell table:number-columns-repeated="1021"/>
        </table:table-row>
        <table:table-row table:style-name="ro5">
          <table:table-cell office:value-type="float" office:value="32">
            <text:p>32</text:p>
          </table:table-cell>
          <table:table-cell office:value-type="date" office:date-value="2013-07-31T17:16:00">
            <text:p>Jul 31, 2013 5:16 PM</text:p>
          </table:table-cell>
          <table:table-cell office:value-type="float" office:value="12000">
            <text:p>12000</text:p>
          </table:table-cell>
          <table:table-cell/>
          <table:table-cell office:value-type="string">
            <text:p>USD</text:p>
          </table:table-cell>
          <table:table-cell table:number-columns-repeated="1019"/>
        </table:table-row>
        <table:table-row table:style-name="ro5">
          <table:table-cell office:value-type="float" office:value="33">
            <text:p>33</text:p>
          </table:table-cell>
          <table:table-cell office:value-type="date" office:date-value="2013-07-31T16:15:00">
            <text:p>Jul 31, 2013 4:15 PM</text:p>
          </table:table-cell>
          <table:table-cell office:value-type="float" office:value="0">
            <text:p>0</text:p>
          </table:table-cell>
          <table:table-cell table:number-columns-repeated="1021"/>
        </table:table-row>
        <table:table-row table:style-name="ro5">
          <table:table-cell office:value-type="float" office:value="34">
            <text:p>34</text:p>
          </table:table-cell>
          <table:table-cell office:value-type="date" office:date-value="2013-07-30T16:59:00">
            <text:p>Jul 30, 2013 4:59 PM</text:p>
          </table:table-cell>
          <table:table-cell office:value-type="float" office:value="50000">
            <text:p>50000</text:p>
          </table:table-cell>
          <table:table-cell/>
          <table:table-cell office:value-type="string">
            <text:p>USD</text:p>
          </table:table-cell>
          <table:table-cell table:number-columns-repeated="1019"/>
        </table:table-row>
        <table:table-row table:style-name="ro5">
          <table:table-cell office:value-type="float" office:value="35">
            <text:p>35</text:p>
          </table:table-cell>
          <table:table-cell office:value-type="date" office:date-value="2013-07-30T12:19:00">
            <text:p>Jul 30, 2013 12:19 PM</text:p>
          </table:table-cell>
          <table:table-cell office:value-type="float" office:value="4000">
            <text:p>4000</text:p>
          </table:table-cell>
          <table:table-cell/>
          <table:table-cell office:value-type="string">
            <text:p>USD</text:p>
          </table:table-cell>
          <table:table-cell table:number-columns-repeated="1019"/>
        </table:table-row>
        <table:table-row table:style-name="ro5">
          <table:table-cell office:value-type="float" office:value="36">
            <text:p>36</text:p>
          </table:table-cell>
          <table:table-cell office:value-type="date" office:date-value="2013-07-30T10:22:00">
            <text:p>Jul 30, 2013 10:22 AM</text:p>
          </table:table-cell>
          <table:table-cell office:value-type="float" office:value="0">
            <text:p>0</text:p>
          </table:table-cell>
          <table:table-cell/>
          <table:table-cell office:value-type="string">
            <text:p>Euro</text:p>
          </table:table-cell>
          <table:table-cell table:number-columns-repeated="1019"/>
        </table:table-row>
        <table:table-row table:style-name="ro5">
          <table:table-cell office:value-type="float" office:value="37">
            <text:p>37</text:p>
          </table:table-cell>
          <table:table-cell office:value-type="date" office:date-value="2013-07-29T23:19:00">
            <text:p>Jul 29, 2013 11:19 PM</text:p>
          </table:table-cell>
          <table:table-cell office:value-type="float" office:value="50000">
            <text:p>50000</text:p>
          </table:table-cell>
          <table:table-cell/>
          <table:table-cell office:value-type="string">
            <text:p>USD</text:p>
          </table:table-cell>
          <table:table-cell table:number-columns-repeated="1019"/>
        </table:table-row>
        <table:table-row table:style-name="ro5">
          <table:table-cell office:value-type="float" office:value="38">
            <text:p>38</text:p>
          </table:table-cell>
          <table:table-cell office:value-type="date" office:date-value="2013-07-29T22:23:00">
            <text:p>Jul 29, 2013 10:23 PM</text:p>
          </table:table-cell>
          <table:table-cell office:value-type="float" office:value="0">
            <text:p>0</text:p>
          </table:table-cell>
          <table:table-cell/>
          <table:table-cell office:value-type="float" office:value="0">
            <text:p>0</text:p>
          </table:table-cell>
          <table:table-cell table:number-columns-repeated="1019"/>
        </table:table-row>
        <table:table-row table:style-name="ro5">
          <table:table-cell office:value-type="float" office:value="39">
            <text:p>39</text:p>
          </table:table-cell>
          <table:table-cell office:value-type="date" office:date-value="2013-07-29T21:49:00">
            <text:p>Jul 29, 2013 9:49 PM</text:p>
          </table:table-cell>
          <table:table-cell office:value-type="float" office:value="22500">
            <text:p>22500</text:p>
          </table:table-cell>
          <table:table-cell/>
          <table:table-cell office:value-type="string">
            <text:p>US Dollar</text:p>
          </table:table-cell>
          <table:table-cell table:number-columns-repeated="1019"/>
        </table:table-row>
        <table:table-row table:style-name="ro5">
          <table:table-cell office:value-type="float" office:value="40">
            <text:p>40</text:p>
          </table:table-cell>
          <table:table-cell office:value-type="date" office:date-value="2013-07-29T21:25:00">
            <text:p>Jul 29, 2013 9:25 PM</text:p>
          </table:table-cell>
          <table:table-cell office:value-type="float" office:value="24000">
            <text:p>24000</text:p>
          </table:table-cell>
          <table:table-cell/>
          <table:table-cell office:value-type="string">
            <text:p>USD</text:p>
          </table:table-cell>
          <table:table-cell table:number-columns-repeated="1019"/>
        </table:table-row>
        <table:table-row table:style-name="ro5">
          <table:table-cell office:value-type="float" office:value="41">
            <text:p>41</text:p>
          </table:table-cell>
          <table:table-cell office:value-type="date" office:date-value="2013-07-28T01:16:00">
            <text:p>Jul 28, 2013 1:16 AM</text:p>
          </table:table-cell>
          <table:table-cell office:value-type="float" office:value="145000">
            <text:p>145000</text:p>
          </table:table-cell>
          <table:table-cell/>
          <table:table-cell office:value-type="string">
            <text:p>USD</text:p>
          </table:table-cell>
          <table:table-cell table:number-columns-repeated="1019"/>
        </table:table-row>
        <table:table-row table:style-name="ro5">
          <table:table-cell office:value-type="float" office:value="42">
            <text:p>42</text:p>
          </table:table-cell>
          <table:table-cell office:value-type="date" office:date-value="2013-07-26T21:08:00">
            <text:p>Jul 26, 2013 9:08 PM</text:p>
          </table:table-cell>
          <table:table-cell office:value-type="float" office:value="120000">
            <text:p>120000</text:p>
          </table:table-cell>
          <table:table-cell/>
          <table:table-cell office:value-type="string">
            <text:p>USD</text:p>
          </table:table-cell>
          <table:table-cell table:number-columns-repeated="1019"/>
        </table:table-row>
        <table:table-row table:style-name="ro5">
          <table:table-cell office:value-type="float" office:value="43">
            <text:p>43</text:p>
          </table:table-cell>
          <table:table-cell office:value-type="date" office:date-value="2013-07-26T15:32:00">
            <text:p>Jul 26, 2013 3:32 PM</text:p>
          </table:table-cell>
          <table:table-cell office:value-type="float" office:value="60000">
            <text:p>60000</text:p>
          </table:table-cell>
          <table:table-cell/>
          <table:table-cell office:value-type="string">
            <text:p>GBP</text:p>
          </table:table-cell>
          <table:table-cell table:number-columns-repeated="1019"/>
        </table:table-row>
        <table:table-row table:style-name="ro5">
          <table:table-cell office:value-type="float" office:value="44">
            <text:p>44</text:p>
          </table:table-cell>
          <table:table-cell office:value-type="date" office:date-value="2013-07-25T19:03:00">
            <text:p>Jul 25, 2013 7:03 PM</text:p>
          </table:table-cell>
          <table:table-cell office:value-type="float" office:value="70000">
            <text:p>70000</text:p>
          </table:table-cell>
          <table:table-cell/>
          <table:table-cell office:value-type="string">
            <text:p>USD</text:p>
          </table:table-cell>
          <table:table-cell table:number-columns-repeated="1019"/>
        </table:table-row>
        <table:table-row table:style-name="ro5">
          <table:table-cell office:value-type="float" office:value="45">
            <text:p>45</text:p>
          </table:table-cell>
          <table:table-cell office:value-type="date" office:date-value="2013-07-25T15:47:00">
            <text:p>Jul 25, 2013 3:47 PM</text:p>
          </table:table-cell>
          <table:table-cell office:value-type="float" office:value="20000">
            <text:p>20000</text:p>
          </table:table-cell>
          <table:table-cell/>
          <table:table-cell office:value-type="string">
            <text:p>USD</text:p>
          </table:table-cell>
          <table:table-cell table:number-columns-repeated="1019"/>
        </table:table-row>
        <table:table-row table:style-name="ro5">
          <table:table-cell office:value-type="float" office:value="46">
            <text:p>46</text:p>
          </table:table-cell>
          <table:table-cell office:value-type="date" office:date-value="2013-07-25T14:22:00">
            <text:p>Jul 25, 2013 2:22 PM</text:p>
          </table:table-cell>
          <table:table-cell office:value-type="float" office:value="35000">
            <text:p>35000</text:p>
          </table:table-cell>
          <table:table-cell/>
          <table:table-cell office:value-type="string">
            <text:p>usd</text:p>
          </table:table-cell>
          <table:table-cell table:number-columns-repeated="1019"/>
        </table:table-row>
        <table:table-row table:style-name="ro5">
          <table:table-cell office:value-type="float" office:value="47">
            <text:p>47</text:p>
          </table:table-cell>
          <table:table-cell office:value-type="date" office:date-value="2013-07-25T08:44:00">
            <text:p>Jul 25, 2013 8:44 AM</text:p>
          </table:table-cell>
          <table:table-cell office:value-type="float" office:value="5000">
            <text:p>5000</text:p>
          </table:table-cell>
          <table:table-cell/>
          <table:table-cell office:value-type="string">
            <text:p>£</text:p>
          </table:table-cell>
          <table:table-cell table:number-columns-repeated="1019"/>
        </table:table-row>
        <table:table-row table:style-name="ro5">
          <table:table-cell office:value-type="float" office:value="48">
            <text:p>48</text:p>
          </table:table-cell>
          <table:table-cell office:value-type="date" office:date-value="2013-07-25T05:11:00">
            <text:p>Jul 25, 2013 5:11 AM</text:p>
          </table:table-cell>
          <table:table-cell office:value-type="float" office:value="52000">
            <text:p>52000</text:p>
          </table:table-cell>
          <table:table-cell table:number-columns-repeated="1021"/>
        </table:table-row>
        <table:table-row table:style-name="ro5">
          <table:table-cell office:value-type="float" office:value="49">
            <text:p>49</text:p>
          </table:table-cell>
          <table:table-cell office:value-type="date" office:date-value="2013-07-24T22:47:00">
            <text:p>Jul 24, 2013 10:47 PM</text:p>
          </table:table-cell>
          <table:table-cell office:value-type="float" office:value="2500">
            <text:p>2500</text:p>
          </table:table-cell>
          <table:table-cell/>
          <table:table-cell office:value-type="string">
            <text:p>euros</text:p>
          </table:table-cell>
          <table:table-cell table:number-columns-repeated="1019"/>
        </table:table-row>
        <table:table-row table:style-name="ro5">
          <table:table-cell office:value-type="float" office:value="50">
            <text:p>50</text:p>
          </table:table-cell>
          <table:table-cell office:value-type="date" office:date-value="2013-07-24T22:16:00">
            <text:p>Jul 24, 2013 10:16 PM</text:p>
          </table:table-cell>
          <table:table-cell office:value-type="float" office:value="400">
            <text:p>400</text:p>
          </table:table-cell>
          <table:table-cell/>
          <table:table-cell office:value-type="string">
            <text:p>euro</text:p>
          </table:table-cell>
          <table:table-cell table:number-columns-repeated="1019"/>
        </table:table-row>
        <table:table-row table:style-name="ro5">
          <table:table-cell office:value-type="float" office:value="51">
            <text:p>51</text:p>
          </table:table-cell>
          <table:table-cell office:value-type="date" office:date-value="2013-07-24T21:41:00">
            <text:p>Jul 24, 2013 9:41 PM</text:p>
          </table:table-cell>
          <table:table-cell office:value-type="float" office:value="40000">
            <text:p>40000</text:p>
          </table:table-cell>
          <table:table-cell/>
          <table:table-cell office:value-type="string">
            <text:p>USD</text:p>
          </table:table-cell>
          <table:table-cell table:number-columns-repeated="1019"/>
        </table:table-row>
        <table:table-row table:style-name="ro5">
          <table:table-cell office:value-type="float" office:value="52">
            <text:p>52</text:p>
          </table:table-cell>
          <table:table-cell office:value-type="date" office:date-value="2013-07-24T20:28:00">
            <text:p>Jul 24, 2013 8:28 PM</text:p>
          </table:table-cell>
          <table:table-cell office:value-type="float" office:value="0">
            <text:p>0</text:p>
          </table:table-cell>
          <table:table-cell/>
          <table:table-cell office:value-type="string">
            <text:p>n/a</text:p>
          </table:table-cell>
          <table:table-cell table:number-columns-repeated="1019"/>
        </table:table-row>
        <table:table-row table:style-name="ro5">
          <table:table-cell office:value-type="float" office:value="53">
            <text:p>53</text:p>
          </table:table-cell>
          <table:table-cell office:value-type="date" office:date-value="2013-07-24T20:28:00">
            <text:p>Jul 24, 2013 8:28 PM</text:p>
          </table:table-cell>
          <table:table-cell office:value-type="float" office:value="400">
            <text:p>400</text:p>
          </table:table-cell>
          <table:table-cell/>
          <table:table-cell office:value-type="string">
            <text:p>€</text:p>
          </table:table-cell>
          <table:table-cell table:number-columns-repeated="1019"/>
        </table:table-row>
        <table:table-row table:style-name="ro5">
          <table:table-cell office:value-type="float" office:value="54">
            <text:p>54</text:p>
          </table:table-cell>
          <table:table-cell office:value-type="date" office:date-value="2013-07-24T19:43:00">
            <text:p>Jul 24, 2013 7:43 PM</text:p>
          </table:table-cell>
          <table:table-cell office:value-type="float" office:value="-600">
            <text:p>-600</text:p>
          </table:table-cell>
          <table:table-cell/>
          <table:table-cell office:value-type="string">
            <text:p>USD</text:p>
          </table:table-cell>
          <table:table-cell table:number-columns-repeated="1019"/>
        </table:table-row>
        <table:table-row table:style-name="ro5">
          <table:table-cell office:value-type="float" office:value="55">
            <text:p>55</text:p>
          </table:table-cell>
          <table:table-cell office:value-type="date" office:date-value="2013-07-24T18:12:00">
            <text:p>Jul 24, 2013 6:12 PM</text:p>
          </table:table-cell>
          <table:table-cell office:value-type="float" office:value="100">
            <text:p>100</text:p>
          </table:table-cell>
          <table:table-cell/>
          <table:table-cell office:value-type="string">
            <text:p>USD</text:p>
          </table:table-cell>
          <table:table-cell table:number-columns-repeated="1019"/>
        </table:table-row>
        <table:table-row table:style-name="ro5">
          <table:table-cell office:value-type="float" office:value="56">
            <text:p>56</text:p>
          </table:table-cell>
          <table:table-cell office:value-type="date" office:date-value="2013-07-24T18:00:00">
            <text:p>Jul 24, 2013 6:00 PM</text:p>
          </table:table-cell>
          <table:table-cell office:value-type="float" office:value="0">
            <text:p>0</text:p>
          </table:table-cell>
          <table:table-cell/>
          <table:table-cell office:value-type="string">
            <text:p>$</text:p>
          </table:table-cell>
          <table:table-cell table:number-columns-repeated="1019"/>
        </table:table-row>
        <table:table-row table:style-name="ro5">
          <table:table-cell office:value-type="float" office:value="57">
            <text:p>57</text:p>
          </table:table-cell>
          <table:table-cell office:value-type="date" office:date-value="2013-07-24T17:53:00.000001">
            <text:p>Jul 24, 2013 5:53 PM</text:p>
          </table:table-cell>
          <table:table-cell office:value-type="float" office:value="0">
            <text:p>0</text:p>
          </table:table-cell>
          <table:table-cell/>
          <table:table-cell office:value-type="string">
            <text:p>Rupiah</text:p>
          </table:table-cell>
          <table:table-cell table:number-columns-repeated="1019"/>
        </table:table-row>
        <table:table-row table:style-name="ro5">
          <table:table-cell office:value-type="float" office:value="58">
            <text:p>58</text:p>
          </table:table-cell>
          <table:table-cell office:value-type="date" office:date-value="2013-07-24T16:42:00">
            <text:p>Jul 24, 2013 4:42 PM</text:p>
          </table:table-cell>
          <table:table-cell office:value-type="float" office:value="100000">
            <text:p>100000</text:p>
          </table:table-cell>
          <table:table-cell/>
          <table:table-cell office:value-type="string">
            <text:p>eur</text:p>
          </table:table-cell>
          <table:table-cell table:number-columns-repeated="1019"/>
        </table:table-row>
        <table:table-row table:style-name="ro5">
          <table:table-cell office:value-type="float" office:value="59">
            <text:p>59</text:p>
          </table:table-cell>
          <table:table-cell office:value-type="date" office:date-value="2013-07-24T15:59:00">
            <text:p>Jul 24, 2013 3:59 PM</text:p>
          </table:table-cell>
          <table:table-cell office:value-type="float" office:value="5000">
            <text:p>5000</text:p>
          </table:table-cell>
          <table:table-cell/>
          <table:table-cell office:value-type="string">
            <text:p>Euros</text:p>
          </table:table-cell>
          <table:table-cell table:number-columns-repeated="1019"/>
        </table:table-row>
        <table:table-row table:style-name="ro5">
          <table:table-cell office:value-type="float" office:value="60">
            <text:p>60</text:p>
          </table:table-cell>
          <table:table-cell office:value-type="date" office:date-value="2013-07-24T14:25:00">
            <text:p>Jul 24, 2013 2:25 PM</text:p>
          </table:table-cell>
          <table:table-cell office:value-type="float" office:value="15000">
            <text:p>15000</text:p>
          </table:table-cell>
          <table:table-cell/>
          <table:table-cell office:value-type="string">
            <text:p>euros</text:p>
          </table:table-cell>
          <table:table-cell table:number-columns-repeated="1019"/>
        </table:table-row>
        <table:table-row table:style-name="ro5">
          <table:table-cell office:value-type="float" office:value="61">
            <text:p>61</text:p>
          </table:table-cell>
          <table:table-cell office:value-type="date" office:date-value="2013-07-24T13:38:00">
            <text:p>Jul 24, 2013 1:38 PM</text:p>
          </table:table-cell>
          <table:table-cell office:value-type="float" office:value="120000">
            <text:p>120000</text:p>
          </table:table-cell>
          <table:table-cell/>
          <table:table-cell office:value-type="string">
            <text:p>gbp</text:p>
          </table:table-cell>
          <table:table-cell table:number-columns-repeated="1019"/>
        </table:table-row>
      </table:table>
      <table:table table:name="Question 19" table:style-name="ta2" table:print="false">
        <office:forms form:automatic-focus="false" form:apply-design-mode="false"/>
        <table:table-column table:style-name="co1" table:default-cell-style-name="ce8"/>
        <table:table-column table:style-name="co2" table:default-cell-style-name="ce15"/>
        <table:table-column table:style-name="co3" table:number-columns-repeated="2" table:default-cell-style-name="Default"/>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Does your open-source hardware related income come from...</text:p>
          </table:table-cell>
          <table:covered-table-cell table:style-name="ce10" office:value-type="string">
            <text:p>Does your open-source hardware related income come from...</text:p>
          </table:covered-table-cell>
          <table:covered-table-cell table:style-name="ce10" office:value-type="string">
            <text:p>Does your open-source hardware related income come from...</text:p>
          </table:covered-table-cell>
          <table:covered-table-cell table:style-name="ce10" office:value-type="string">
            <text:p>Does your open-source hardware related income come from...</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table:style-name="ce4" office:value-type="string" table:number-columns-spanned="2" table:number-rows-spanned="1">
            <text:p>Selling my own open-source hardware products</text:p>
          </table:table-cell>
          <table:covered-table-cell table:style-name="ce12" office:value-type="string">
            <text:p>Selling my own open-source hardware products</text:p>
          </table:covered-table-cell>
          <table:table-cell table:style-name="ce17" office:value-type="percentage" office:value="0.657">
            <text:p>65.7%</text:p>
          </table:table-cell>
          <table:table-cell table:style-name="ce19" office:value-type="float" office:value="65">
            <text:p>65</text:p>
          </table:table-cell>
          <table:table-cell table:number-columns-repeated="1020"/>
        </table:table-row>
        <table:table-row table:style-name="ro4">
          <table:table-cell table:style-name="ce4" office:value-type="string" table:number-columns-spanned="2" table:number-rows-spanned="1">
            <text:p>Retailing or distributing open-source hardware products designed by others</text:p>
          </table:table-cell>
          <table:covered-table-cell table:style-name="ce12" office:value-type="string">
            <text:p>Retailing or distributing open-source hardware products designed by others</text:p>
          </table:covered-table-cell>
          <table:table-cell table:style-name="ce17" office:value-type="percentage" office:value="0.131">
            <text:p>13.1%</text:p>
          </table:table-cell>
          <table:table-cell table:style-name="ce19" office:value-type="float" office:value="13">
            <text:p>13</text:p>
          </table:table-cell>
          <table:table-cell table:number-columns-repeated="1020"/>
        </table:table-row>
        <table:table-row table:style-name="ro4">
          <table:table-cell table:style-name="ce4" office:value-type="string" table:number-columns-spanned="2" table:number-rows-spanned="1">
            <text:p>Providing paid support or consulting for open-source hardware products</text:p>
          </table:table-cell>
          <table:covered-table-cell table:style-name="ce12" office:value-type="string">
            <text:p>Providing paid support or consulting for open-source hardware products</text:p>
          </table:covered-table-cell>
          <table:table-cell table:style-name="ce17" office:value-type="percentage" office:value="0.343">
            <text:p>34.3%</text:p>
          </table:table-cell>
          <table:table-cell table:style-name="ce19" office:value-type="float" office:value="34">
            <text:p>34</text:p>
          </table:table-cell>
          <table:table-cell table:number-columns-repeated="1020"/>
        </table:table-row>
        <table:table-row table:style-name="ro4">
          <table:table-cell table:style-name="ce4" office:value-type="string" table:number-columns-spanned="2" table:number-rows-spanned="1">
            <text:p>Income from a company that produces open-source hardware products</text:p>
          </table:table-cell>
          <table:covered-table-cell table:style-name="ce12" office:value-type="string">
            <text:p>Income from a company that produces open-source hardware products</text:p>
          </table:covered-table-cell>
          <table:table-cell table:style-name="ce17" office:value-type="percentage" office:value="0.434">
            <text:p>43.4%</text:p>
          </table:table-cell>
          <table:table-cell table:style-name="ce19" office:value-type="float" office:value="43">
            <text:p>43</text:p>
          </table:table-cell>
          <table:table-cell table:number-columns-repeated="1020"/>
        </table:table-row>
        <table:table-row table:style-name="ro4">
          <table:table-cell table:style-name="ce4" office:value-type="string" table:number-columns-spanned="3" table:number-rows-spanned="1">
            <text:p>Other (please specify)</text:p>
          </table:table-cell>
          <table:covered-table-cell table:style-name="ce12" office:value-type="string">
            <text:p>Other (please specify)</text:p>
          </table:covered-table-cell>
          <table:covered-table-cell table:style-name="ce18" office:value-type="float" office:value="7">
            <text:p>7</text:p>
          </table:covered-table-cell>
          <table:table-cell table:style-name="ce20" office:value-type="float" office:value="7">
            <text:p>7</text:p>
          </table:table-cell>
          <table:table-cell table:number-columns-repeated="2"/>
          <table:table-cell>
            <draw:frame table:end-cell-address="'Question 19'.P27" table:end-x="0.0012in" table:end-y="0.1768in" draw:z-index="0" draw:name="Chart 1" draw:style-name="gr1" svg:width="6.3209in" svg:height="3.6937in" svg:x="0.0004in" svg:y="0.0004in">
              <draw:object draw:notify-on-update-of-ranges="'Question 19'.A4:'Question 19'.A7 'Question 19'.C4:'Question 19'.C7" xlink:href="./Object 19" xlink:type="simple" xlink:show="embed" xlink:actuate="onLoad"/>
              <draw:image xlink:href="./ObjectReplacements/Object 19" xlink:type="simple" xlink:show="embed" xlink:actuate="onLoad"/>
            </draw:frame>
          </table:table-cell>
          <table:table-cell table:number-columns-repeated="1017"/>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99">
            <text:p>99</text:p>
          </table:covered-table-cell>
          <table:table-cell table:style-name="ce21" office:value-type="float" office:value="99">
            <text:p>99</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908">
            <text:p>908</text:p>
          </table:covered-table-cell>
          <table:table-cell table:style-name="ce22" office:value-type="float" office:value="908">
            <text:p>908</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7" office:value-type="string">
            <text:p>Number</text:p>
          </table:table-cell>
          <table:table-cell table:style-name="ce7" office:value-type="string">
            <text:p>Response Date</text:p>
          </table:table-cell>
          <table:table-cell table:style-name="ce7" office:value-type="string">
            <text:p>Other (please specify)</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4-01-09T23:12:00">
            <text:p>Jan 9, 2014 11:12 PM</text:p>
          </table:table-cell>
          <table:table-cell office:value-type="string">
            <text:p>art</text:p>
          </table:table-cell>
          <table:table-cell table:number-columns-repeated="1021"/>
        </table:table-row>
        <table:table-row table:style-name="ro5">
          <table:table-cell office:value-type="float" office:value="2">
            <text:p>2</text:p>
          </table:table-cell>
          <table:table-cell office:value-type="date" office:date-value="2013-08-10T07:51:00">
            <text:p>Aug 10, 2013 7:51 AM</text:p>
          </table:table-cell>
          <table:table-cell office:value-type="string">
            <text:p>Preparation for market</text:p>
          </table:table-cell>
          <table:table-cell table:number-columns-repeated="1021"/>
        </table:table-row>
        <table:table-row table:style-name="ro5">
          <table:table-cell office:value-type="float" office:value="3">
            <text:p>3</text:p>
          </table:table-cell>
          <table:table-cell office:value-type="date" office:date-value="2013-07-31T17:37:00">
            <text:p>Jul 31, 2013 5:37 PM</text:p>
          </table:table-cell>
          <table:table-cell office:value-type="string">
            <text:p>Teaching</text:p>
          </table:table-cell>
          <table:table-cell table:number-columns-repeated="1021"/>
        </table:table-row>
        <table:table-row table:style-name="ro5">
          <table:table-cell office:value-type="float" office:value="4">
            <text:p>4</text:p>
          </table:table-cell>
          <table:table-cell office:value-type="date" office:date-value="2013-07-25T15:47:00">
            <text:p>Jul 25, 2013 3:47 PM</text:p>
          </table:table-cell>
          <table:table-cell office:value-type="string">
            <text:p>Teaching the digital fabrication of open source hardware designs</text:p>
          </table:table-cell>
          <table:table-cell table:number-columns-repeated="1021"/>
        </table:table-row>
        <table:table-row table:style-name="ro5">
          <table:table-cell office:value-type="float" office:value="5">
            <text:p>5</text:p>
          </table:table-cell>
          <table:table-cell office:value-type="date" office:date-value="2013-07-25T08:44:00">
            <text:p>Jul 25, 2013 8:44 AM</text:p>
          </table:table-cell>
          <table:table-cell office:value-type="string">
            <text:p>workshops</text:p>
          </table:table-cell>
          <table:table-cell table:number-columns-repeated="1021"/>
        </table:table-row>
        <table:table-row table:style-name="ro5">
          <table:table-cell office:value-type="float" office:value="6">
            <text:p>6</text:p>
          </table:table-cell>
          <table:table-cell office:value-type="date" office:date-value="2013-07-25T02:43:00">
            <text:p>Jul 25, 2013 2:43 AM</text:p>
          </table:table-cell>
          <table:table-cell office:value-type="string">
            <text:p>I just started engineering for Adafruit Industries</text:p>
          </table:table-cell>
          <table:table-cell table:number-columns-repeated="1021"/>
        </table:table-row>
        <table:table-row table:style-name="ro5">
          <table:table-cell office:value-type="float" office:value="7">
            <text:p>7</text:p>
          </table:table-cell>
          <table:table-cell office:value-type="date" office:date-value="2013-07-24T17:53:00.000001">
            <text:p>Jul 24, 2013 5:53 PM</text:p>
          </table:table-cell>
          <table:table-cell office:value-type="string">
            <text:p>i'm just study</text:p>
          </table:table-cell>
          <table:table-cell table:number-columns-repeated="1021"/>
        </table:table-row>
      </table:table>
      <table:table table:name="Question 20" table:style-name="ta2" table:print="false">
        <office:forms form:automatic-focus="false" form:apply-design-mode="false"/>
        <table:table-column table:style-name="co1" table:default-cell-style-name="ce8"/>
        <table:table-column table:style-name="co2" table:default-cell-style-name="ce15"/>
        <table:table-column table:style-name="co3" table:default-cell-style-name="Default"/>
        <table:table-column table:style-name="co4" table:number-columns-repeated="253" table:default-cell-style-name="Default"/>
        <table:table-column table:style-name="co5" table:number-columns-repeated="768" table:default-cell-style-name="Default"/>
        <table:table-row table:style-name="ro1">
          <table:table-cell table:style-name="ce1" office:value-type="string" table:number-columns-spanned="3"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1"/>
        </table:table-row>
        <table:table-row table:style-name="ro2">
          <table:table-cell table:style-name="ce2" office:value-type="string" table:number-columns-spanned="3" table:number-rows-spanned="1">
            <text:p>Do you have any comments, thoughts or stories about open source hardware you’d like to share?</text:p>
          </table:table-cell>
          <table:covered-table-cell table:style-name="ce10" office:value-type="string">
            <text:p>Do you have any comments, thoughts or stories about open source hardware you’d like to share?</text:p>
          </table:covered-table-cell>
          <table:covered-table-cell table:style-name="ce10" office:value-type="string">
            <text:p>Do you have any comments, thoughts or stories about open source hardware you’d like to share?</text:p>
          </table:covered-table-cell>
          <table:table-cell table:number-columns-repeated="1021"/>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Count</text:p>
          </table:table-cell>
          <table:table-cell table:number-columns-repeated="1021"/>
        </table:table-row>
        <table:table-row table:style-name="ro4">
          <table:table-cell table:style-name="ce4" table:number-columns-spanned="2" table:number-rows-spanned="1"/>
          <table:covered-table-cell table:style-name="ce12"/>
          <table:table-cell table:style-name="ce19" office:value-type="float" office:value="142">
            <text:p>142</text:p>
          </table:table-cell>
          <table:table-cell table:number-columns-repeated="1021"/>
        </table:table-row>
        <table:table-row table:style-name="ro5">
          <table:table-cell table:style-name="ce5" office:value-type="string" table:number-columns-spanned="2" table:number-rows-spanned="1">
            <text:p>answered question</text:p>
          </table:table-cell>
          <table:covered-table-cell table:style-name="ce13" office:value-type="float" office:value="142">
            <text:p>142</text:p>
          </table:covered-table-cell>
          <table:table-cell table:style-name="ce21" office:value-type="float" office:value="142">
            <text:p>142</text:p>
          </table:table-cell>
          <table:table-cell table:number-columns-repeated="1021"/>
        </table:table-row>
        <table:table-row table:style-name="ro5">
          <table:table-cell table:style-name="ce6" office:value-type="string" table:number-columns-spanned="2" table:number-rows-spanned="1">
            <text:p>skipped question</text:p>
          </table:table-cell>
          <table:covered-table-cell table:style-name="ce14" office:value-type="float" office:value="865">
            <text:p>865</text:p>
          </table:covered-table-cell>
          <table:table-cell table:style-name="ce22" office:value-type="float" office:value="865">
            <text:p>865</text:p>
          </table:table-cell>
          <table:table-cell table:number-columns-repeated="1021"/>
        </table:table-row>
        <table:table-row table:style-name="ro5">
          <table:table-cell table:style-name="Default" table:number-columns-repeated="2"/>
          <table:table-cell table:number-columns-repeated="1022"/>
        </table:table-row>
        <table:table-row table:style-name="ro5">
          <table:table-cell table:style-name="ce7" office:value-type="string">
            <text:p>Number</text:p>
          </table:table-cell>
          <table:table-cell table:style-name="ce7" office:value-type="string">
            <text:p>Response Date</text:p>
          </table:table-cell>
          <table:table-cell table:style-name="ce7" office:value-type="string">
            <text:p>Response Text</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4-01-09T23:13:00">
            <text:p>Jan 9, 2014 11:13 PM</text:p>
          </table:table-cell>
          <table:table-cell office:value-type="string">
            <text:p>none</text:p>
          </table:table-cell>
          <table:table-cell table:number-columns-repeated="1021"/>
        </table:table-row>
        <table:table-row table:style-name="ro5">
          <table:table-cell office:value-type="float" office:value="2">
            <text:p>2</text:p>
          </table:table-cell>
          <table:table-cell office:value-type="date" office:date-value="2013-11-13T01:29:00">
            <text:p>Nov 13, 2013 1:29 AM</text:p>
          </table:table-cell>
          <table:table-cell office:value-type="string">
            <text:p>The Open Hardware Community needs to become more inclusive of women and people of color. For example, I attended the Open Hardware Summit and found that only 20% of speakers were female. I think you can bring this up to 50% by 2014.</text:p>
          </table:table-cell>
          <table:table-cell table:number-columns-repeated="1021"/>
        </table:table-row>
        <table:table-row table:style-name="ro5">
          <table:table-cell office:value-type="float" office:value="3">
            <text:p>3</text:p>
          </table:table-cell>
          <table:table-cell office:value-type="date" office:date-value="2013-11-10T23:31:00">
            <text:p>Nov 10, 2013 11:31 PM</text:p>
          </table:table-cell>
          <table:table-cell office:value-type="string">
            <text:p>s</text:p>
          </table:table-cell>
          <table:table-cell table:number-columns-repeated="1021"/>
        </table:table-row>
        <table:table-row table:style-name="ro5">
          <table:table-cell office:value-type="float" office:value="4">
            <text:p>4</text:p>
          </table:table-cell>
          <table:table-cell office:value-type="date" office:date-value="2013-11-04T14:56:00">
            <text:p>Nov 4, 2013 2:56 PM</text:p>
          </table:table-cell>
          <table:table-cell office:value-type="string">
            <text:p>I'm new to this area, but am extremely excited about the community and the possibilities. I've been doing work around environmental justice, and the ability to share &amp; replicate designs for sensors and monitoring devices is important not just for doing work in one area, but in building a movement more broadly.</text:p>
          </table:table-cell>
          <table:table-cell table:number-columns-repeated="1021"/>
        </table:table-row>
        <table:table-row table:style-name="ro5">
          <table:table-cell office:value-type="float" office:value="5">
            <text:p>5</text:p>
          </table:table-cell>
          <table:table-cell office:value-type="date" office:date-value="2013-11-03T20:41:00">
            <text:p>Nov 3, 2013 8:41 PM</text:p>
          </table:table-cell>
          <table:table-cell office:value-type="string">
            <text:p>We need better design tools for hardware; open source software is about 20 years ahead of us in this respect. This might get better as more software people learn about hardware.</text:p>
          </table:table-cell>
          <table:table-cell table:number-columns-repeated="1021"/>
        </table:table-row>
        <table:table-row table:style-name="ro5">
          <table:table-cell office:value-type="float" office:value="6">
            <text:p>6</text:p>
          </table:table-cell>
          <table:table-cell office:value-type="date" office:date-value="2013-11-01T01:28:00">
            <text:p>Nov 1, 2013 1:28 AM</text:p>
          </table:table-cell>
          <table:table-cell office:value-type="string">
            <text:p>None yet, but they're coming...</text:p>
          </table:table-cell>
          <table:table-cell table:number-columns-repeated="1021"/>
        </table:table-row>
        <table:table-row table:style-name="ro5">
          <table:table-cell office:value-type="float" office:value="7">
            <text:p>7</text:p>
          </table:table-cell>
          <table:table-cell office:value-type="date" office:date-value="2013-10-29T03:26:00">
            <text:p>Oct 29, 2013 3:26 AM</text:p>
          </table:table-cell>
          <table:table-cell office:value-type="string">
            <text:p>Truly fantastic event. <text:s/>I'll be back.</text:p>
          </table:table-cell>
          <table:table-cell table:number-columns-repeated="1021"/>
        </table:table-row>
        <table:table-row table:style-name="ro5">
          <table:table-cell office:value-type="float" office:value="8">
            <text:p>8</text:p>
          </table:table-cell>
          <table:table-cell office:value-type="date" office:date-value="2013-10-29T03:14:00">
            <text:p>Oct 29, 2013 3:14 AM</text:p>
          </table:table-cell>
          <table:table-cell office:value-type="string">
            <text:p>It's pretty exciting to be a part of and has really expanded my professional horizons.</text:p>
          </table:table-cell>
          <table:table-cell table:number-columns-repeated="1021"/>
        </table:table-row>
        <table:table-row table:style-name="ro5">
          <table:table-cell office:value-type="float" office:value="9">
            <text:p>9</text:p>
          </table:table-cell>
          <table:table-cell office:value-type="date" office:date-value="2013-10-29T03:02:00">
            <text:p>Oct 29, 2013 3:02 AM</text:p>
          </table:table-cell>
          <table:table-cell office:value-type="string">
            <text:p>We have always supported our customers with detailed user manuals, schematics, and example source code. We do not give away the hardware design files, but they are available for sale. It's one thing for vendors such as Texas Instruments to give away a reference design in order to sell their chips: that makes sense and is helpful to me as a system engineer. I do not see a sustainable business model for hardware <text:s/>developers who are not IC vendors, where cloners contribute nothing to the engineering effort and just make cheap copies, paying no royalty to the designers.</text:p>
          </table:table-cell>
          <table:table-cell table:number-columns-repeated="1021"/>
        </table:table-row>
        <table:table-row table:style-name="ro5">
          <table:table-cell office:value-type="float" office:value="10">
            <text:p>10</text:p>
          </table:table-cell>
          <table:table-cell office:value-type="date" office:date-value="2013-10-29T01:47:00">
            <text:p>Oct 29, 2013 1:47 AM</text:p>
          </table:table-cell>
          <table:table-cell office:value-type="string">
            <text:p>NA</text:p>
          </table:table-cell>
          <table:table-cell table:number-columns-repeated="1021"/>
        </table:table-row>
        <table:table-row table:style-name="ro5">
          <table:table-cell office:value-type="float" office:value="11">
            <text:p>11</text:p>
          </table:table-cell>
          <table:table-cell office:value-type="date" office:date-value="2013-10-29T00:53:00">
            <text:p>Oct 29, 2013 12:53 AM</text:p>
          </table:table-cell>
          <table:table-cell office:value-type="string">
            <text:p>I am still learning about microcontrollers like FLORA and Lilypad. <text:s/>The Open Hardware Summit I attended was my first. <text:s/>It has encouraged me to now pursue this field of work. <text:s/>Visiting Bolt during the summit blew my mind! <text:s/>Ty to Adafruit and OHS for my grant!!</text:p>
          </table:table-cell>
          <table:table-cell table:number-columns-repeated="1021"/>
        </table:table-row>
        <table:table-row table:style-name="ro5">
          <table:table-cell office:value-type="float" office:value="12">
            <text:p>12</text:p>
          </table:table-cell>
          <table:table-cell office:value-type="date" office:date-value="2013-10-28T22:49:00">
            <text:p>Oct 28, 2013 10:49 PM</text:p>
          </table:table-cell>
          <table:table-cell office:value-type="string">
            <text:p>Very much enjoyed the Boston conference.</text:p>
          </table:table-cell>
          <table:table-cell table:number-columns-repeated="1021"/>
        </table:table-row>
        <table:table-row table:style-name="ro8">
          <table:table-cell office:value-type="float" office:value="13">
            <text:p>13</text:p>
          </table:table-cell>
          <table:table-cell office:value-type="date" office:date-value="2013-10-28T22:04:00">
            <text:p>Oct 28, 2013 10:04 PM</text:p>
          </table:table-cell>
          <table:table-cell office:value-type="string">
            <text:p>I really hope to see OSH as an outlet for experts in the industry to share their knowledge. As a student, what scares me the most about businesses is best summed up here: </text:p>
            <text:p>http://xkcd.com/664/</text:p>
            <text:p>or worse that the business will suppress advancement in the direction of the new technology.</text:p>
            <text:p/>
            <text:p>I also enjoy seeing projects like open ecology which are taking advantage of volunteered technical knowledge</text:p>
          </table:table-cell>
          <table:table-cell table:number-columns-repeated="1021"/>
        </table:table-row>
        <table:table-row table:style-name="ro5">
          <table:table-cell office:value-type="float" office:value="14">
            <text:p>14</text:p>
          </table:table-cell>
          <table:table-cell office:value-type="date" office:date-value="2013-10-28T21:52:00">
            <text:p>Oct 28, 2013 9:52 PM</text:p>
          </table:table-cell>
          <table:table-cell office:value-type="string">
            <text:p>I make release and steal. Licenses aren't high priorities in my mind when I want to make something. Maybe one day if I'll need to make money off them, perhaps...</text:p>
          </table:table-cell>
          <table:table-cell table:number-columns-repeated="1021"/>
        </table:table-row>
        <table:table-row table:style-name="ro5">
          <table:table-cell office:value-type="float" office:value="15">
            <text:p>15</text:p>
          </table:table-cell>
          <table:table-cell office:value-type="date" office:date-value="2013-10-28T21:44:00">
            <text:p>Oct 28, 2013 9:44 PM</text:p>
          </table:table-cell>
          <table:table-cell office:value-type="string">
            <text:p>I would like to get help from OSHWA to work with IEEE in projects I lead or maange</text:p>
          </table:table-cell>
          <table:table-cell table:number-columns-repeated="1021"/>
        </table:table-row>
        <table:table-row table:style-name="ro5">
          <table:table-cell office:value-type="float" office:value="16">
            <text:p>16</text:p>
          </table:table-cell>
          <table:table-cell office:value-type="date" office:date-value="2013-10-28T21:24:00">
            <text:p>Oct 28, 2013 9:24 PM</text:p>
          </table:table-cell>
          <table:table-cell office:value-type="string">
            <text:p>no, sorry</text:p>
          </table:table-cell>
          <table:table-cell table:number-columns-repeated="1021"/>
        </table:table-row>
        <table:table-row table:style-name="ro5">
          <table:table-cell office:value-type="float" office:value="17">
            <text:p>17</text:p>
          </table:table-cell>
          <table:table-cell office:value-type="date" office:date-value="2013-10-28T21:23:00">
            <text:p>Oct 28, 2013 9:23 PM</text:p>
          </table:table-cell>
          <table:table-cell office:value-type="string">
            <text:p>OHSummit was great, I'll definitely attend again!</text:p>
          </table:table-cell>
          <table:table-cell table:number-columns-repeated="1021"/>
        </table:table-row>
        <table:table-row table:style-name="ro5">
          <table:table-cell office:value-type="float" office:value="18">
            <text:p>18</text:p>
          </table:table-cell>
          <table:table-cell office:value-type="date" office:date-value="2013-10-28T21:15:00">
            <text:p>Oct 28, 2013 9:15 PM</text:p>
          </table:table-cell>
          <table:table-cell office:value-type="string">
            <text:p>I would like to know how to get the blue open hardware gear logo to put on my stuff</text:p>
          </table:table-cell>
          <table:table-cell table:number-columns-repeated="1021"/>
        </table:table-row>
        <table:table-row table:style-name="ro7">
          <table:table-cell office:value-type="float" office:value="19">
            <text:p>19</text:p>
          </table:table-cell>
          <table:table-cell office:value-type="date" office:date-value="2013-10-28T21:11:00">
            <text:p>Oct 28, 2013 9:11 PM</text:p>
          </table:table-cell>
          <table:table-cell office:value-type="string">
            <text:p>More inclusive of communities</text:p>
            <text:p>( outreach immigrants, etc. etc.)</text:p>
            <text:p>I am an inmigrant and would love to see more diversity</text:p>
          </table:table-cell>
          <table:table-cell table:number-columns-repeated="1021"/>
        </table:table-row>
        <table:table-row table:style-name="ro5">
          <table:table-cell office:value-type="float" office:value="20">
            <text:p>20</text:p>
          </table:table-cell>
          <table:table-cell office:value-type="date" office:date-value="2013-10-28T21:07:00">
            <text:p>Oct 28, 2013 9:07 PM</text:p>
          </table:table-cell>
          <table:table-cell office:value-type="string">
            <text:p>Amazing conference, as always! As an architect, I am mostly interested in the movement and community through friends and an academic/philosophical interest, and the conference is always an amazing and inspiring event.</text:p>
          </table:table-cell>
          <table:table-cell table:number-columns-repeated="1021"/>
        </table:table-row>
        <table:table-row table:style-name="ro5">
          <table:table-cell office:value-type="float" office:value="21">
            <text:p>21</text:p>
          </table:table-cell>
          <table:table-cell office:value-type="date" office:date-value="2013-10-01T20:32:00">
            <text:p>Oct 1, 2013 8:32 PM</text:p>
          </table:table-cell>
          <table:table-cell office:value-type="string">
            <text:p>No</text:p>
          </table:table-cell>
          <table:table-cell table:number-columns-repeated="1021"/>
        </table:table-row>
        <table:table-row table:style-name="ro5">
          <table:table-cell office:value-type="float" office:value="22">
            <text:p>22</text:p>
          </table:table-cell>
          <table:table-cell office:value-type="date" office:date-value="2013-08-27T14:43:00">
            <text:p>Aug 27, 2013 2:43 PM</text:p>
          </table:table-cell>
          <table:table-cell office:value-type="string">
            <text:p>For this moment no, but I hope to told you about my work in the future</text:p>
          </table:table-cell>
          <table:table-cell table:number-columns-repeated="1021"/>
        </table:table-row>
        <table:table-row table:style-name="ro5">
          <table:table-cell office:value-type="float" office:value="23">
            <text:p>23</text:p>
          </table:table-cell>
          <table:table-cell office:value-type="date" office:date-value="2013-08-24T17:11:00">
            <text:p>Aug 24, 2013 5:11 PM</text:p>
          </table:table-cell>
          <table:table-cell office:value-type="string">
            <text:p>Comong from the open source software side I'm fascinated by the open source hardware movement. I hope it becomes for hardware and hacking at home <text:s/>what open source software is for programming.</text:p>
          </table:table-cell>
          <table:table-cell table:number-columns-repeated="1021"/>
        </table:table-row>
        <table:table-row table:style-name="ro5">
          <table:table-cell office:value-type="float" office:value="24">
            <text:p>24</text:p>
          </table:table-cell>
          <table:table-cell office:value-type="date" office:date-value="2013-08-24T14:26:00">
            <text:p>Aug 24, 2013 2:26 PM</text:p>
          </table:table-cell>
          <table:table-cell office:value-type="string">
            <text:p>Open source hardware is excellent. <text:s/>It does have its limitations however. There is no 'open source' equivalent for manipulating the chemistry needed to make every more complex devices/ machines. For example, I experiment with micro fluid chip manufacturing and all the tools needed to make the hardware are open source. <text:s/>There is just no cost effective way to manipulate the chemistry needed without having to buy proprietary chemicals.</text:p>
          </table:table-cell>
          <table:table-cell table:number-columns-repeated="1021"/>
        </table:table-row>
        <table:table-row table:style-name="ro5">
          <table:table-cell office:value-type="float" office:value="25">
            <text:p>25</text:p>
          </table:table-cell>
          <table:table-cell office:value-type="date" office:date-value="2013-08-23T06:06:00">
            <text:p>Aug 23, 2013 6:06 AM</text:p>
          </table:table-cell>
          <table:table-cell office:value-type="string">
            <text:p>no</text:p>
          </table:table-cell>
          <table:table-cell table:number-columns-repeated="1021"/>
        </table:table-row>
        <table:table-row table:style-name="ro5">
          <table:table-cell office:value-type="float" office:value="26">
            <text:p>26</text:p>
          </table:table-cell>
          <table:table-cell office:value-type="date" office:date-value="2013-08-22T20:13:00">
            <text:p>Aug 22, 2013 8:13 PM</text:p>
          </table:table-cell>
          <table:table-cell office:value-type="string">
            <text:p>I feel that open source community, idea and products is just there for great purpose and great purpose only. And, I feel I have to get involve or contribute in some way. I think this is the future and I want to be a part of it.</text:p>
          </table:table-cell>
          <table:table-cell table:number-columns-repeated="1021"/>
        </table:table-row>
        <table:table-row table:style-name="ro6">
          <table:table-cell office:value-type="float" office:value="27">
            <text:p>27</text:p>
          </table:table-cell>
          <table:table-cell office:value-type="date" office:date-value="2013-08-22T14:39:00">
            <text:p>Aug 22, 2013 2:39 PM</text:p>
          </table:table-cell>
          <table:table-cell office:value-type="string">
            <text:p>It is cool to have a hardware you can understand what it is doing and how it would be build.</text:p>
            <text:p>Thank you.</text:p>
          </table:table-cell>
          <table:table-cell table:number-columns-repeated="1021"/>
        </table:table-row>
        <table:table-row table:style-name="ro5">
          <table:table-cell office:value-type="float" office:value="28">
            <text:p>28</text:p>
          </table:table-cell>
          <table:table-cell office:value-type="date" office:date-value="2013-08-12T13:55:00">
            <text:p>Aug 12, 2013 1:55 PM</text:p>
          </table:table-cell>
          <table:table-cell office:value-type="string">
            <text:p>I love using open source software and hardware, but as an entrepreneur I am nervous about building an open source business.</text:p>
          </table:table-cell>
          <table:table-cell table:number-columns-repeated="1021"/>
        </table:table-row>
        <table:table-row table:style-name="ro5">
          <table:table-cell office:value-type="float" office:value="29">
            <text:p>29</text:p>
          </table:table-cell>
          <table:table-cell office:value-type="date" office:date-value="2013-08-10T21:06:00">
            <text:p>Aug 10, 2013 9:06 PM</text:p>
          </table:table-cell>
          <table:table-cell office:value-type="string">
            <text:p>For it to take off we need to organize and empower. Give fabricators the transparency they require to actually be able to decide to produce from plans... by that I mean they in order to convert the "free" bits into atoms they need to be able to see clearly what a product is, how it performs and what its cost to them is.</text:p>
          </table:table-cell>
          <table:table-cell table:number-columns-repeated="1021"/>
        </table:table-row>
        <table:table-row table:style-name="ro9">
          <table:table-cell office:value-type="float" office:value="30">
            <text:p>30</text:p>
          </table:table-cell>
          <table:table-cell office:value-type="date" office:date-value="2013-08-10T16:01:00">
            <text:p>Aug 10, 2013 4:01 PM</text:p>
          </table:table-cell>
          <table:table-cell office:value-type="string">
            <text:p>well look at these links to inspire ideas on the construction of an open source H/Sware hearing device / cochlear implant</text:p>
            <text:p>-- 6 companies holding 98% global marketshare</text:p>
            <text:p>http://hearinghealthatters.org/hearingnewswatch/2013/research-firm-analyzes-market-share-retail-stores-prospects-of-major-hearing-aid-makers/</text:p>
            <text:p>-- 360 million people worldwide have disabling hearing loss</text:p>
            <text:p>- http://www.who.int/mediacentre/factsheets/fs300/en/</text:p>
            <text:p/>
            <text:p>me having hoh (hard of hearing) and master special education. Regards https://www.facebook.com/fu.bu.77</text:p>
          </table:table-cell>
          <table:table-cell table:number-columns-repeated="1021"/>
        </table:table-row>
        <table:table-row table:style-name="ro5">
          <table:table-cell office:value-type="float" office:value="31">
            <text:p>31</text:p>
          </table:table-cell>
          <table:table-cell office:value-type="date" office:date-value="2013-08-10T00:38:00">
            <text:p>Aug 10, 2013 12:38 AM</text:p>
          </table:table-cell>
          <table:table-cell office:value-type="string">
            <text:p>We need more main stream products replacement ie cell phones, cars, tv, etc..</text:p>
          </table:table-cell>
          <table:table-cell table:number-columns-repeated="1021"/>
        </table:table-row>
        <table:table-row table:style-name="ro5">
          <table:table-cell office:value-type="float" office:value="32">
            <text:p>32</text:p>
          </table:table-cell>
          <table:table-cell office:value-type="date" office:date-value="2013-08-09T13:35:00">
            <text:p>Aug 9, 2013 1:35 PM</text:p>
          </table:table-cell>
          <table:table-cell office:value-type="string">
            <text:p>To reduced the language barrier, localization should be needed and Tools have to support 2 bytes languages (Asian language).</text:p>
          </table:table-cell>
          <table:table-cell table:number-columns-repeated="1021"/>
        </table:table-row>
        <table:table-row table:style-name="ro5">
          <table:table-cell office:value-type="float" office:value="33">
            <text:p>33</text:p>
          </table:table-cell>
          <table:table-cell office:value-type="date" office:date-value="2013-08-08T22:30:00">
            <text:p>Aug 8, 2013 10:30 PM</text:p>
          </table:table-cell>
          <table:table-cell office:value-type="string">
            <text:p>get real</text:p>
          </table:table-cell>
          <table:table-cell table:number-columns-repeated="1021"/>
        </table:table-row>
        <table:table-row table:style-name="ro5">
          <table:table-cell office:value-type="float" office:value="34">
            <text:p>34</text:p>
          </table:table-cell>
          <table:table-cell office:value-type="date" office:date-value="2013-08-08T16:29:00">
            <text:p>Aug 8, 2013 4:29 PM</text:p>
          </table:table-cell>
          <table:table-cell office:value-type="string">
            <text:p>The best story to tell in the general open source diaspora of which open source hardware is a part is the open documentation and open designs foster creativity and innovation from non-traditional sectors of a thriving economy.</text:p>
          </table:table-cell>
          <table:table-cell table:number-columns-repeated="1021"/>
        </table:table-row>
        <table:table-row table:style-name="ro5">
          <table:table-cell office:value-type="float" office:value="35">
            <text:p>35</text:p>
          </table:table-cell>
          <table:table-cell office:value-type="date" office:date-value="2013-08-08T11:19:00">
            <text:p>Aug 8, 2013 11:19 AM</text:p>
          </table:table-cell>
          <table:table-cell office:value-type="string">
            <text:p>Open source hardware is a revolution, i can tweak the hardware to my needs and use it in a project!</text:p>
          </table:table-cell>
          <table:table-cell table:number-columns-repeated="1021"/>
        </table:table-row>
        <table:table-row table:style-name="ro5">
          <table:table-cell office:value-type="float" office:value="36">
            <text:p>36</text:p>
          </table:table-cell>
          <table:table-cell office:value-type="date" office:date-value="2013-08-07T20:03:00">
            <text:p>Aug 7, 2013 8:03 PM</text:p>
          </table:table-cell>
          <table:table-cell office:value-type="string">
            <text:p>Really want to push for standardization of FreeCAD (or simmilar, though I dont think anything else out there is as advanced) as an opensource parametric modeling tool for non-PCB hardware design. <text:s/>STL is no more a source file than a pdf of code is.</text:p>
          </table:table-cell>
          <table:table-cell table:number-columns-repeated="1021"/>
        </table:table-row>
        <table:table-row table:style-name="ro5">
          <table:table-cell office:value-type="float" office:value="37">
            <text:p>37</text:p>
          </table:table-cell>
          <table:table-cell office:value-type="date" office:date-value="2013-08-06T20:09:00">
            <text:p>Aug 6, 2013 8:09 PM</text:p>
          </table:table-cell>
          <table:table-cell office:value-type="string">
            <text:p>If it wasn't for open source hardware I wouldn't be where I am today making and selling my own designs on Tindie.com, Friedcircuits.us.</text:p>
          </table:table-cell>
          <table:table-cell table:number-columns-repeated="1021"/>
        </table:table-row>
        <table:table-row table:style-name="ro5">
          <table:table-cell office:value-type="float" office:value="38">
            <text:p>38</text:p>
          </table:table-cell>
          <table:table-cell office:value-type="date" office:date-value="2013-08-06T12:42:00">
            <text:p>Aug 6, 2013 12:42 PM</text:p>
          </table:table-cell>
          <table:table-cell office:value-type="string">
            <text:p>I am looking for open source vegetable <text:s/>oil extractors to make bio diesel in the Philippines.</text:p>
          </table:table-cell>
          <table:table-cell table:number-columns-repeated="1021"/>
        </table:table-row>
        <table:table-row table:style-name="ro5">
          <table:table-cell office:value-type="float" office:value="39">
            <text:p>39</text:p>
          </table:table-cell>
          <table:table-cell office:value-type="date" office:date-value="2013-08-06T09:10:00">
            <text:p>Aug 6, 2013 9:10 AM</text:p>
          </table:table-cell>
          <table:table-cell office:value-type="string">
            <text:p>Tremendously exciting. I hope it takes off like open source software.</text:p>
          </table:table-cell>
          <table:table-cell table:number-columns-repeated="1021"/>
        </table:table-row>
        <table:table-row table:style-name="ro5">
          <table:table-cell office:value-type="float" office:value="40">
            <text:p>40</text:p>
          </table:table-cell>
          <table:table-cell office:value-type="date" office:date-value="2013-08-05T16:39:00">
            <text:p>Aug 5, 2013 4:39 PM</text:p>
          </table:table-cell>
          <table:table-cell office:value-type="string">
            <text:p>Open Source Hardware legal issue should be explained in a easy way to understand for all people. Now Open Source Hardware is related to hacking everything and that is not true.</text:p>
          </table:table-cell>
          <table:table-cell table:number-columns-repeated="1021"/>
        </table:table-row>
        <table:table-row table:style-name="ro5">
          <table:table-cell office:value-type="float" office:value="41">
            <text:p>41</text:p>
          </table:table-cell>
          <table:table-cell office:value-type="date" office:date-value="2013-08-04T15:36:00">
            <text:p>Aug 4, 2013 3:36 PM</text:p>
          </table:table-cell>
          <table:table-cell office:value-type="string">
            <text:p>A practical guideline as a reference to open source a project would improve the undertanding of licensing for makers that are willing to open source their inventions.</text:p>
          </table:table-cell>
          <table:table-cell table:number-columns-repeated="1021"/>
        </table:table-row>
        <table:table-row table:style-name="ro5">
          <table:table-cell office:value-type="float" office:value="42">
            <text:p>42</text:p>
          </table:table-cell>
          <table:table-cell office:value-type="date" office:date-value="2013-08-04T10:20:59.999999">
            <text:p>Aug 4, 2013 10:21 AM</text:p>
          </table:table-cell>
          <table:table-cell office:value-type="string">
            <text:p>I love it and will definitely use it in the future</text:p>
          </table:table-cell>
          <table:table-cell table:number-columns-repeated="1021"/>
        </table:table-row>
        <table:table-row table:style-name="ro5">
          <table:table-cell office:value-type="float" office:value="43">
            <text:p>43</text:p>
          </table:table-cell>
          <table:table-cell office:value-type="date" office:date-value="2013-08-03T17:26:00">
            <text:p>Aug 3, 2013 5:26 PM</text:p>
          </table:table-cell>
          <table:table-cell office:value-type="string">
            <text:p>You rock!</text:p>
          </table:table-cell>
          <table:table-cell table:number-columns-repeated="1021"/>
        </table:table-row>
        <table:table-row table:style-name="ro5">
          <table:table-cell office:value-type="float" office:value="44">
            <text:p>44</text:p>
          </table:table-cell>
          <table:table-cell office:value-type="date" office:date-value="2013-08-02T22:46:00">
            <text:p>Aug 2, 2013 10:46 PM</text:p>
          </table:table-cell>
          <table:table-cell office:value-type="string">
            <text:p>In 2011, I had learned about SCADA open source hardware in my internship and I bringed to the Enterprise Junior of Mechatronics at my university. Today, we use it in different projects and workshops because it's easy to learn and buid things.</text:p>
          </table:table-cell>
          <table:table-cell table:number-columns-repeated="1021"/>
        </table:table-row>
        <table:table-row table:style-name="ro5">
          <table:table-cell office:value-type="float" office:value="45">
            <text:p>45</text:p>
          </table:table-cell>
          <table:table-cell office:value-type="date" office:date-value="2013-08-02T18:22:00">
            <text:p>Aug 2, 2013 6:22 PM</text:p>
          </table:table-cell>
          <table:table-cell office:value-type="string">
            <text:p>It is challenging to choose design tools for an open source project, especially if no open-source tools are readily available (e.g. CAD on Macintosh platform) or if the preponderance of users select proprietary software over open (e.g. EAGLE over KiCAD).</text:p>
          </table:table-cell>
          <table:table-cell table:number-columns-repeated="1021"/>
        </table:table-row>
        <table:table-row table:style-name="ro5">
          <table:table-cell office:value-type="float" office:value="46">
            <text:p>46</text:p>
          </table:table-cell>
          <table:table-cell office:value-type="date" office:date-value="2013-08-02T18:17:00">
            <text:p>Aug 2, 2013 6:17 PM</text:p>
          </table:table-cell>
          <table:table-cell office:value-type="string">
            <text:p>Some projects still need the kind of size and coordination that is hard to do in an open-source, loosely-associated way. One of the tasks for tool-builders is to increase the size of projects that can be done without a huge corporate structure.</text:p>
          </table:table-cell>
          <table:table-cell table:number-columns-repeated="1021"/>
        </table:table-row>
        <table:table-row table:style-name="ro5">
          <table:table-cell office:value-type="float" office:value="47">
            <text:p>47</text:p>
          </table:table-cell>
          <table:table-cell office:value-type="date" office:date-value="2013-08-02T15:05:00">
            <text:p>Aug 2, 2013 3:05 PM</text:p>
          </table:table-cell>
          <table:table-cell office:value-type="string">
            <text:p>It would be good if there would be a crackdown on "false" open source hardware, stuff where BOM is a circular reference to the publisher as the only source for a part, or where a sketch is considered "source" even when a fully spec'd blueprint is available and obviously being used for mass production.</text:p>
          </table:table-cell>
          <table:table-cell table:number-columns-repeated="1021"/>
        </table:table-row>
        <table:table-row table:style-name="ro5">
          <table:table-cell office:value-type="float" office:value="48">
            <text:p>48</text:p>
          </table:table-cell>
          <table:table-cell office:value-type="date" office:date-value="2013-08-02T06:57:00">
            <text:p>Aug 2, 2013 6:57 AM</text:p>
          </table:table-cell>
          <table:table-cell office:value-type="string">
            <text:p>Open Source hardware gives me new ideas for new designs. I prefer them to create new designs. Some times I see that an equivalent commercial product can costs too much. Cost is important when you work as a hobbyist.</text:p>
          </table:table-cell>
          <table:table-cell table:number-columns-repeated="1021"/>
        </table:table-row>
        <table:table-row table:style-name="ro5">
          <table:table-cell office:value-type="float" office:value="49">
            <text:p>49</text:p>
          </table:table-cell>
          <table:table-cell office:value-type="date" office:date-value="2013-08-02T02:24:00.000001">
            <text:p>Aug 2, 2013 2:24 AM</text:p>
          </table:table-cell>
          <table:table-cell office:value-type="string">
            <text:p>We need more OSH</text:p>
          </table:table-cell>
          <table:table-cell table:number-columns-repeated="1021"/>
        </table:table-row>
        <table:table-row table:style-name="ro5">
          <table:table-cell office:value-type="float" office:value="50">
            <text:p>50</text:p>
          </table:table-cell>
          <table:table-cell office:value-type="date" office:date-value="2013-08-01T22:02:00">
            <text:p>Aug 1, 2013 10:02 PM</text:p>
          </table:table-cell>
          <table:table-cell office:value-type="string">
            <text:p>It'll take over, finally.</text:p>
          </table:table-cell>
          <table:table-cell table:number-columns-repeated="1021"/>
        </table:table-row>
        <table:table-row table:style-name="ro5">
          <table:table-cell office:value-type="float" office:value="51">
            <text:p>51</text:p>
          </table:table-cell>
          <table:table-cell office:value-type="date" office:date-value="2013-08-01T21:37:00">
            <text:p>Aug 1, 2013 9:37 PM</text:p>
          </table:table-cell>
          <table:table-cell office:value-type="string">
            <text:p>I'd like to see a licence that permits modification, redistribution, etc. for not-for-profit/non-commercial use, but prohibits commercial/for-profit use, redistribution, etc. as a licencing option for open-source hardware.</text:p>
          </table:table-cell>
          <table:table-cell table:number-columns-repeated="1021"/>
        </table:table-row>
        <table:table-row table:style-name="ro5">
          <table:table-cell office:value-type="float" office:value="52">
            <text:p>52</text:p>
          </table:table-cell>
          <table:table-cell office:value-type="date" office:date-value="2013-08-01T20:43:00">
            <text:p>Aug 1, 2013 8:43 PM</text:p>
          </table:table-cell>
          <table:table-cell office:value-type="string">
            <text:p>I love open source hardware and software. i dream of a world where knowledge is free and everything can be hacked and customized</text:p>
          </table:table-cell>
          <table:table-cell table:number-columns-repeated="1021"/>
        </table:table-row>
        <table:table-row table:style-name="ro5">
          <table:table-cell office:value-type="float" office:value="53">
            <text:p>53</text:p>
          </table:table-cell>
          <table:table-cell office:value-type="date" office:date-value="2013-08-01T17:54:00">
            <text:p>Aug 1, 2013 5:54 PM</text:p>
          </table:table-cell>
          <table:table-cell office:value-type="string">
            <text:p>I hated that patents were a litigation tool. <text:s/>Now as a strategic tool to dissuade others from competing it is even worse. <text:s/>The open source community may well be the only thing that will save us from ourselves (especially if a business is an individual, my friend).</text:p>
          </table:table-cell>
          <table:table-cell table:number-columns-repeated="1021"/>
        </table:table-row>
        <table:table-row table:style-name="ro5">
          <table:table-cell office:value-type="float" office:value="54">
            <text:p>54</text:p>
          </table:table-cell>
          <table:table-cell office:value-type="date" office:date-value="2013-08-01T15:03:00">
            <text:p>Aug 1, 2013 3:03 PM</text:p>
          </table:table-cell>
          <table:table-cell office:value-type="string">
            <text:p>open source was how I learned everything I know about electronics and hardware. I want to give back to the community that taught me so I can teach others.</text:p>
          </table:table-cell>
          <table:table-cell table:number-columns-repeated="1021"/>
        </table:table-row>
        <table:table-row table:style-name="ro5">
          <table:table-cell office:value-type="float" office:value="55">
            <text:p>55</text:p>
          </table:table-cell>
          <table:table-cell office:value-type="date" office:date-value="2013-08-01T12:18:00">
            <text:p>Aug 1, 2013 12:18 PM</text:p>
          </table:table-cell>
          <table:table-cell office:value-type="string">
            <text:p>OH is a great way to allow people build and use technology where they want, the way they want despite large corporations' control.</text:p>
          </table:table-cell>
          <table:table-cell table:number-columns-repeated="1021"/>
        </table:table-row>
        <table:table-row table:style-name="ro5">
          <table:table-cell office:value-type="float" office:value="56">
            <text:p>56</text:p>
          </table:table-cell>
          <table:table-cell office:value-type="date" office:date-value="2013-08-01T11:48:00">
            <text:p>Aug 1, 2013 11:48 AM</text:p>
          </table:table-cell>
          <table:table-cell office:value-type="string">
            <text:p>-</text:p>
          </table:table-cell>
          <table:table-cell table:number-columns-repeated="1021"/>
        </table:table-row>
        <table:table-row table:style-name="ro5">
          <table:table-cell office:value-type="float" office:value="57">
            <text:p>57</text:p>
          </table:table-cell>
          <table:table-cell office:value-type="date" office:date-value="2013-08-01T11:44:00">
            <text:p>Aug 1, 2013 11:44 AM</text:p>
          </table:table-cell>
          <table:table-cell office:value-type="string">
            <text:p>Open-source hardware is a cool idea (and is awesome too)</text:p>
          </table:table-cell>
          <table:table-cell table:number-columns-repeated="1021"/>
        </table:table-row>
        <table:table-row table:style-name="ro5">
          <table:table-cell office:value-type="float" office:value="58">
            <text:p>58</text:p>
          </table:table-cell>
          <table:table-cell office:value-type="date" office:date-value="2013-08-01T05:59:00">
            <text:p>Aug 1, 2013 5:59 AM</text:p>
          </table:table-cell>
          <table:table-cell office:value-type="string">
            <text:p>No.</text:p>
          </table:table-cell>
          <table:table-cell table:number-columns-repeated="1021"/>
        </table:table-row>
        <table:table-row table:style-name="ro5">
          <table:table-cell office:value-type="float" office:value="59">
            <text:p>59</text:p>
          </table:table-cell>
          <table:table-cell office:value-type="date" office:date-value="2013-08-01T05:19:00">
            <text:p>Aug 1, 2013 5:19 AM</text:p>
          </table:table-cell>
          <table:table-cell office:value-type="string">
            <text:p>I love open source</text:p>
          </table:table-cell>
          <table:table-cell table:number-columns-repeated="1021"/>
        </table:table-row>
        <table:table-row table:style-name="ro5">
          <table:table-cell office:value-type="float" office:value="60">
            <text:p>60</text:p>
          </table:table-cell>
          <table:table-cell office:value-type="date" office:date-value="2013-08-01T03:07:00">
            <text:p>Aug 1, 2013 3:07 AM</text:p>
          </table:table-cell>
          <table:table-cell office:value-type="string">
            <text:p>I was given an old OSH part(sanguino) as a 'party favor'. I was able to search for the part on the web and find an up-to-date module <text:s/>available to use this with a modern IDE (arduino). This would be unheard-of in the non-OSH world. The ability to reuse thing, to keep them useful and to be able to study them and use them to teach with, these are the possibilities that I look forward to and a community that makes it possible.</text:p>
          </table:table-cell>
          <table:table-cell table:number-columns-repeated="1021"/>
        </table:table-row>
        <table:table-row table:style-name="ro5">
          <table:table-cell office:value-type="float" office:value="61">
            <text:p>61</text:p>
          </table:table-cell>
          <table:table-cell office:value-type="date" office:date-value="2013-08-01T02:56:00">
            <text:p>Aug 1, 2013 2:56 AM</text:p>
          </table:table-cell>
          <table:table-cell office:value-type="string">
            <text:p>Even though we use a liberal license for others to manufacture and sell, most established open hardware projects hate others selling an identical copy. The popularity of that hardware is due to its licensing terms. The best way for them to protect their investment and continue their development is by announcing a easy way to contribute a royalty if others sell their design. Most projects like Arduino complain about clones and does not have easy mechanism to contribute a royalty. In many cases a local variant is very cheaper than importing original item due to customs duty.</text:p>
          </table:table-cell>
          <table:table-cell table:number-columns-repeated="1021"/>
        </table:table-row>
        <table:table-row table:style-name="ro5">
          <table:table-cell office:value-type="float" office:value="62">
            <text:p>62</text:p>
          </table:table-cell>
          <table:table-cell office:value-type="date" office:date-value="2013-08-01T02:13:00">
            <text:p>Aug 1, 2013 2:13 AM</text:p>
          </table:table-cell>
          <table:table-cell office:value-type="string">
            <text:p>I am happy that the early heathkit and computer culture is making a serious rebound. The entire open source hardware and software 'movement' is what it always should have been. The problem back in the day was we had to rely on magazines and BBSes to share information, if the Internet had existed back then proprietary hardware wouldn't have stood a chance (probably.....). Today there is so much knowledge and help easily available plus retailers (sparkfun et al), small count distributors (mouser, digi, etc), services (boards houses et al) that it is a GREAT time to be a geek.</text:p>
          </table:table-cell>
          <table:table-cell table:number-columns-repeated="1021"/>
        </table:table-row>
        <table:table-row table:style-name="ro5">
          <table:table-cell office:value-type="float" office:value="63">
            <text:p>63</text:p>
          </table:table-cell>
          <table:table-cell office:value-type="date" office:date-value="2013-08-01T01:24:00">
            <text:p>Aug 1, 2013 1:24 AM</text:p>
          </table:table-cell>
          <table:table-cell office:value-type="string">
            <text:p>I look at how far we've from having little to no control over products we produce and use to be able to design products with less controls. The fact that I can take some thing someone else designed or built and use it in my project without having a law suit files on me is huge. And that someone can take my design and do the same shows how far we'ven but also how far we have to go.</text:p>
          </table:table-cell>
          <table:table-cell table:number-columns-repeated="1021"/>
        </table:table-row>
        <table:table-row table:style-name="ro6">
          <table:table-cell office:value-type="float" office:value="64">
            <text:p>64</text:p>
          </table:table-cell>
          <table:table-cell office:value-type="date" office:date-value="2013-07-31T23:00:00">
            <text:p>Jul 31, 2013 11:00 PM</text:p>
          </table:table-cell>
          <table:table-cell office:value-type="string">
            <text:p>In my country inflation is so high that everything doubles it's price about once a year. Also, it is virtually impossible to import products from other countries. So, of the few options left, looking up desgins on internet, and attempting to replicate them (with whatever is available) is a very common solution.</text:p>
            <text:p>So hurray for open source!</text:p>
          </table:table-cell>
          <table:table-cell table:number-columns-repeated="1021"/>
        </table:table-row>
        <table:table-row table:style-name="ro5">
          <table:table-cell office:value-type="float" office:value="65">
            <text:p>65</text:p>
          </table:table-cell>
          <table:table-cell office:value-type="date" office:date-value="2013-07-31T22:28:00">
            <text:p>Jul 31, 2013 10:28 PM</text:p>
          </table:table-cell>
          <table:table-cell office:value-type="string">
            <text:p>FLOSS is a concept that I feel very happy to promote.... <text:s text:c="2"/>it expands the universe <text:s/>.... I like to have friends who do FLOSS</text:p>
          </table:table-cell>
          <table:table-cell table:number-columns-repeated="1021"/>
        </table:table-row>
        <table:table-row table:style-name="ro6">
          <table:table-cell office:value-type="float" office:value="66">
            <text:p>66</text:p>
          </table:table-cell>
          <table:table-cell office:value-type="date" office:date-value="2013-07-31T21:39:00">
            <text:p>Jul 31, 2013 9:39 PM</text:p>
          </table:table-cell>
          <table:table-cell office:value-type="string">
            <text:p>As a teacher using open source hardware <text:s/>it is a great experience for my</text:p>
            <text:p>Students and me.</text:p>
          </table:table-cell>
          <table:table-cell table:number-columns-repeated="1021"/>
        </table:table-row>
        <table:table-row table:style-name="ro5">
          <table:table-cell office:value-type="float" office:value="67">
            <text:p>67</text:p>
          </table:table-cell>
          <table:table-cell office:value-type="date" office:date-value="2013-07-31T21:22:00">
            <text:p>Jul 31, 2013 9:22 PM</text:p>
          </table:table-cell>
          <table:table-cell office:value-type="string">
            <text:p>I think the nature of open source leads to poor or incomplete documentation - commercially this increases testing requirements and sometimes means extra support.</text:p>
          </table:table-cell>
          <table:table-cell table:number-columns-repeated="1021"/>
        </table:table-row>
        <table:table-row table:style-name="ro5">
          <table:table-cell office:value-type="float" office:value="68">
            <text:p>68</text:p>
          </table:table-cell>
          <table:table-cell office:value-type="date" office:date-value="2013-07-31T21:06:00">
            <text:p>Jul 31, 2013 9:06 PM</text:p>
          </table:table-cell>
          <table:table-cell office:value-type="string">
            <text:p>I have used open source software for a long time and was very excited to find that there was an open source hardware movement too. <text:s/>I am really looking forward to getting more involved, by creating my own projects and hopefully creating something worth sharing!</text:p>
          </table:table-cell>
          <table:table-cell table:number-columns-repeated="1021"/>
        </table:table-row>
        <table:table-row table:style-name="ro5">
          <table:table-cell office:value-type="float" office:value="69">
            <text:p>69</text:p>
          </table:table-cell>
          <table:table-cell office:value-type="date" office:date-value="2013-07-31T20:39:00">
            <text:p>Jul 31, 2013 8:39 PM</text:p>
          </table:table-cell>
          <table:table-cell office:value-type="string">
            <text:p>We are trying to integrate the Open Hardware Community in my country to teach about it's benefits and possibilities</text:p>
          </table:table-cell>
          <table:table-cell table:number-columns-repeated="1021"/>
        </table:table-row>
        <table:table-row table:style-name="ro5">
          <table:table-cell office:value-type="float" office:value="70">
            <text:p>70</text:p>
          </table:table-cell>
          <table:table-cell office:value-type="date" office:date-value="2013-07-31T18:57:00">
            <text:p>Jul 31, 2013 6:57 PM</text:p>
          </table:table-cell>
          <table:table-cell office:value-type="string">
            <text:p>Open source is going to lead to an explosion of creativity and I want to be part of it!</text:p>
          </table:table-cell>
          <table:table-cell table:number-columns-repeated="1021"/>
        </table:table-row>
        <table:table-row table:style-name="ro5">
          <table:table-cell office:value-type="float" office:value="71">
            <text:p>71</text:p>
          </table:table-cell>
          <table:table-cell office:value-type="date" office:date-value="2013-07-31T18:50:00">
            <text:p>Jul 31, 2013 6:50 PM</text:p>
          </table:table-cell>
          <table:table-cell office:value-type="string">
            <text:p>Documentation/tutorials are KEY to my buying a product.</text:p>
          </table:table-cell>
          <table:table-cell table:number-columns-repeated="1021"/>
        </table:table-row>
        <table:table-row table:style-name="ro5">
          <table:table-cell office:value-type="float" office:value="72">
            <text:p>72</text:p>
          </table:table-cell>
          <table:table-cell office:value-type="date" office:date-value="2013-07-31T18:34:00">
            <text:p>Jul 31, 2013 6:34 PM</text:p>
          </table:table-cell>
          <table:table-cell office:value-type="string">
            <text:p>Open source hardware is just great, you can pretty much do what you want for a project that you need to suit you.</text:p>
          </table:table-cell>
          <table:table-cell table:number-columns-repeated="1021"/>
        </table:table-row>
        <table:table-row table:style-name="ro5">
          <table:table-cell office:value-type="float" office:value="73">
            <text:p>73</text:p>
          </table:table-cell>
          <table:table-cell office:value-type="date" office:date-value="2013-07-31T18:11:00">
            <text:p>Jul 31, 2013 6:11 PM</text:p>
          </table:table-cell>
          <table:table-cell office:value-type="string">
            <text:p>Open source is awesome, and I believe that more and more people will make their project open over the years.</text:p>
          </table:table-cell>
          <table:table-cell table:number-columns-repeated="1021"/>
        </table:table-row>
        <table:table-row table:style-name="ro5">
          <table:table-cell office:value-type="float" office:value="74">
            <text:p>74</text:p>
          </table:table-cell>
          <table:table-cell office:value-type="date" office:date-value="2013-07-31T17:54:00">
            <text:p>Jul 31, 2013 5:54 PM</text:p>
          </table:table-cell>
          <table:table-cell office:value-type="string">
            <text:p>The Arduino platform has been my go-to device for most logic projects and automation for about a year now.</text:p>
          </table:table-cell>
          <table:table-cell table:number-columns-repeated="1021"/>
        </table:table-row>
        <table:table-row table:style-name="ro5">
          <table:table-cell office:value-type="float" office:value="75">
            <text:p>75</text:p>
          </table:table-cell>
          <table:table-cell office:value-type="date" office:date-value="2013-07-31T16:56:00">
            <text:p>Jul 31, 2013 4:56 PM</text:p>
          </table:table-cell>
          <table:table-cell office:value-type="string">
            <text:p>Im a 15 year old guy going into my junior of high school. When I was in my freshman year of high school, I saw a 3D printer in our engineering classroom. I became obsessed with 3D printers and wanted sorely to have one. I could not find an affordable one until I stumbled upon the reprap, and open source 3D printer. I built one and now keep building and designing things, learning a lot along the way (which is the important part for me). Without open-source hard/soft-ware, I could not have done/design/build/learn what I have.</text:p>
          </table:table-cell>
          <table:table-cell table:number-columns-repeated="1021"/>
        </table:table-row>
        <table:table-row table:style-name="ro5">
          <table:table-cell office:value-type="float" office:value="76">
            <text:p>76</text:p>
          </table:table-cell>
          <table:table-cell office:value-type="date" office:date-value="2013-07-31T16:34:00">
            <text:p>Jul 31, 2013 4:34 PM</text:p>
          </table:table-cell>
          <table:table-cell office:value-type="string">
            <text:p>I like how open source hardware enables more innovation. I started out with arduino. It was nice that other people could make their own versions of the arduino boards. It allowed me to find specific hardware that suits my needs, but is familiar at the same time.</text:p>
          </table:table-cell>
          <table:table-cell table:number-columns-repeated="1021"/>
        </table:table-row>
        <table:table-row table:style-name="ro5">
          <table:table-cell office:value-type="float" office:value="77">
            <text:p>77</text:p>
          </table:table-cell>
          <table:table-cell office:value-type="date" office:date-value="2013-07-31T15:26:00">
            <text:p>Jul 31, 2013 3:26 PM</text:p>
          </table:table-cell>
          <table:table-cell office:value-type="string">
            <text:p>I am an avid DIY'er from way back. I believe this is the way to go for multiple future designs and how hardware should work</text:p>
          </table:table-cell>
          <table:table-cell table:number-columns-repeated="1021"/>
        </table:table-row>
        <table:table-row table:style-name="ro6">
          <table:table-cell office:value-type="float" office:value="78">
            <text:p>78</text:p>
          </table:table-cell>
          <table:table-cell office:value-type="date" office:date-value="2013-07-31T13:22:00">
            <text:p>Jul 31, 2013 1:22 PM</text:p>
          </table:table-cell>
          <table:table-cell office:value-type="string">
            <text:p>Nothing to comment, but i'm only for my hobbies and try it.</text:p>
            <text:p>Otherwise i try from other people about they project.</text:p>
          </table:table-cell>
          <table:table-cell table:number-columns-repeated="1021"/>
        </table:table-row>
        <table:table-row table:style-name="ro8">
          <table:table-cell office:value-type="float" office:value="79">
            <text:p>79</text:p>
          </table:table-cell>
          <table:table-cell office:value-type="date" office:date-value="2013-07-30T22:36:00">
            <text:p>Jul 30, 2013 10:36 PM</text:p>
          </table:table-cell>
          <table:table-cell office:value-type="string">
            <text:p>Hi, I'm a fan of electronics, so I studied electronic engineering in Madrid.</text:p>
            <text:p><text:s/>I've never worked on open source hardware project. But I have used and hacked a lot of developments such as Arduino and Raspberry Pi.</text:p>
            <text:p><text:s/>As I said before I studied electronics but I specialized in digital design with VHDL. I would like to collaborate on projects developed in VHDL, because from my point of view with a FPGA could make high quality solutions that hardly can be obtained from current developments, augmented reality for example.</text:p>
            <text:p/>
            <text:p><text:s text:c="2"/>thank you very much</text:p>
          </table:table-cell>
          <table:table-cell table:number-columns-repeated="1021"/>
        </table:table-row>
        <table:table-row table:style-name="ro5">
          <table:table-cell office:value-type="float" office:value="80">
            <text:p>80</text:p>
          </table:table-cell>
          <table:table-cell office:value-type="date" office:date-value="2013-07-30T21:29:00">
            <text:p>Jul 30, 2013 9:29 PM</text:p>
          </table:table-cell>
          <table:table-cell office:value-type="string">
            <text:p>I use 3D printing (makerbot + commercial services --Shapeways) to make parts for my model railroad which aren't available commercially. <text:s/>I also buy parts based on other people's Shapeways models. <text:s/>I use Arduinos to do various signaling, control and animation applications on my model railroad, most notably RFID car tracking.</text:p>
          </table:table-cell>
          <table:table-cell table:number-columns-repeated="1021"/>
        </table:table-row>
        <table:table-row table:style-name="ro5">
          <table:table-cell office:value-type="float" office:value="81">
            <text:p>81</text:p>
          </table:table-cell>
          <table:table-cell office:value-type="date" office:date-value="2013-07-30T20:11:00">
            <text:p>Jul 30, 2013 8:11 PM</text:p>
          </table:table-cell>
          <table:table-cell office:value-type="string">
            <text:p>It is important to the future</text:p>
          </table:table-cell>
          <table:table-cell table:number-columns-repeated="1021"/>
        </table:table-row>
        <table:table-row table:style-name="ro5">
          <table:table-cell office:value-type="float" office:value="82">
            <text:p>82</text:p>
          </table:table-cell>
          <table:table-cell office:value-type="date" office:date-value="2013-07-30T17:49:00">
            <text:p>Jul 30, 2013 5:49 PM</text:p>
          </table:table-cell>
          <table:table-cell office:value-type="string">
            <text:p>The issue of licensing requires urgent attention especially creating a licence that is enforceable outside the United States, in many other jurisdictions utilitarian aspects of designs are copyrightable and may also be resgistered (registered designs).</text:p>
          </table:table-cell>
          <table:table-cell table:number-columns-repeated="1021"/>
        </table:table-row>
        <table:table-row table:style-name="ro6">
          <table:table-cell office:value-type="float" office:value="83">
            <text:p>83</text:p>
          </table:table-cell>
          <table:table-cell office:value-type="date" office:date-value="2013-07-30T10:01:00">
            <text:p>Jul 30, 2013 10:01 AM</text:p>
          </table:table-cell>
          <table:table-cell office:value-type="string">
            <text:p>Thanks to Arduino I started developing in C++ after having left it alone for several years.</text:p>
            <text:p>Plus it's a great learning tool as a platform as you can compare the MCU internals with the platform code to understand how to properly cross the line between hardware and software.</text:p>
          </table:table-cell>
          <table:table-cell table:number-columns-repeated="1021"/>
        </table:table-row>
        <table:table-row table:style-name="ro5">
          <table:table-cell office:value-type="float" office:value="84">
            <text:p>84</text:p>
          </table:table-cell>
          <table:table-cell office:value-type="date" office:date-value="2013-07-30T07:32:00">
            <text:p>Jul 30, 2013 7:32 AM</text:p>
          </table:table-cell>
          <table:table-cell office:value-type="string">
            <text:p>There is so much community support out there that I can find hardware designs and software libraries for just about anything. <text:s/>I feel more like a system integrator than a developer -- which is a good thing! <text:s/>It means I get to spend more time implementing the logic of my projects instead of dealing with low-level hardware details.</text:p>
          </table:table-cell>
          <table:table-cell table:number-columns-repeated="1021"/>
        </table:table-row>
        <table:table-row table:style-name="ro5">
          <table:table-cell office:value-type="float" office:value="85">
            <text:p>85</text:p>
          </table:table-cell>
          <table:table-cell office:value-type="date" office:date-value="2013-07-30T07:15:00">
            <text:p>Jul 30, 2013 7:15 AM</text:p>
          </table:table-cell>
          <table:table-cell office:value-type="string">
            <text:p>Ardunio etc have been very useful in test and development at work</text:p>
          </table:table-cell>
          <table:table-cell table:number-columns-repeated="1021"/>
        </table:table-row>
        <table:table-row table:style-name="ro5">
          <table:table-cell office:value-type="float" office:value="86">
            <text:p>86</text:p>
          </table:table-cell>
          <table:table-cell office:value-type="date" office:date-value="2013-07-30T06:07:00">
            <text:p>Jul 30, 2013 6:07 AM</text:p>
          </table:table-cell>
          <table:table-cell office:value-type="string">
            <text:p>It opens up a whole new world of knowledge and experience that was once reserved only for those in expensive academic institutions and industries! Thank you!</text:p>
          </table:table-cell>
          <table:table-cell table:number-columns-repeated="1021"/>
        </table:table-row>
        <table:table-row table:style-name="ro5">
          <table:table-cell office:value-type="float" office:value="87">
            <text:p>87</text:p>
          </table:table-cell>
          <table:table-cell office:value-type="date" office:date-value="2013-07-30T01:57:00">
            <text:p>Jul 30, 2013 1:57 AM</text:p>
          </table:table-cell>
          <table:table-cell office:value-type="string">
            <text:p>Share and let share.</text:p>
          </table:table-cell>
          <table:table-cell table:number-columns-repeated="1021"/>
        </table:table-row>
        <table:table-row table:style-name="ro5">
          <table:table-cell office:value-type="float" office:value="88">
            <text:p>88</text:p>
          </table:table-cell>
          <table:table-cell office:value-type="date" office:date-value="2013-07-30T01:07:00">
            <text:p>Jul 30, 2013 1:07 AM</text:p>
          </table:table-cell>
          <table:table-cell office:value-type="string">
            <text:p>Arduino as an example is cool n it's super that u make yourself accessible to novices in case there r questions or problems. My professor forced us to hook it to our computer n program for it to have the computer do something it may not b able to do w/o it - I was intimidated at first but figured out how to do something novel with it on my own and that was a huge confidence boost. I would love to see what high school students could do w some of these tools and it'd b great if they would collaborate with teachers to advance international communication and education thru use of such tools.</text:p>
          </table:table-cell>
          <table:table-cell table:number-columns-repeated="1021"/>
        </table:table-row>
        <table:table-row table:style-name="ro5">
          <table:table-cell office:value-type="float" office:value="89">
            <text:p>89</text:p>
          </table:table-cell>
          <table:table-cell office:value-type="date" office:date-value="2013-07-29T23:13:00">
            <text:p>Jul 29, 2013 11:13 PM</text:p>
          </table:table-cell>
          <table:table-cell office:value-type="string">
            <text:p>I first got into the DIY community through building and overclocking my own PC. <text:s/>My interest has only grown since then.</text:p>
          </table:table-cell>
          <table:table-cell table:number-columns-repeated="1021"/>
        </table:table-row>
        <table:table-row table:style-name="ro5">
          <table:table-cell office:value-type="float" office:value="90">
            <text:p>90</text:p>
          </table:table-cell>
          <table:table-cell office:value-type="date" office:date-value="2013-07-29T22:46:00">
            <text:p>Jul 29, 2013 10:46 PM</text:p>
          </table:table-cell>
          <table:table-cell office:value-type="string">
            <text:p>I Want open source commodity apparel: arduino dishwasher anyone ?</text:p>
          </table:table-cell>
          <table:table-cell table:number-columns-repeated="1021"/>
        </table:table-row>
        <table:table-row table:style-name="ro5">
          <table:table-cell office:value-type="float" office:value="91">
            <text:p>91</text:p>
          </table:table-cell>
          <table:table-cell office:value-type="date" office:date-value="2013-07-29T21:56:00">
            <text:p>Jul 29, 2013 9:56 PM</text:p>
          </table:table-cell>
          <table:table-cell office:value-type="string">
            <text:p>My boss seems to think that people will magically pop out of the woodwork to help open source hardware projects.</text:p>
          </table:table-cell>
          <table:table-cell table:number-columns-repeated="1021"/>
        </table:table-row>
        <table:table-row table:style-name="ro5">
          <table:table-cell office:value-type="float" office:value="92">
            <text:p>92</text:p>
          </table:table-cell>
          <table:table-cell office:value-type="date" office:date-value="2013-07-29T03:38:00">
            <text:p>Jul 29, 2013 3:38 AM</text:p>
          </table:table-cell>
          <table:table-cell office:value-type="string">
            <text:p>I'm interested from the point of view of teaching self-sufficiency and developing occupations.</text:p>
          </table:table-cell>
          <table:table-cell table:number-columns-repeated="1021"/>
        </table:table-row>
        <table:table-row table:style-name="ro5">
          <table:table-cell office:value-type="float" office:value="93">
            <text:p>93</text:p>
          </table:table-cell>
          <table:table-cell office:value-type="date" office:date-value="2013-07-29T02:06:00">
            <text:p>Jul 29, 2013 2:06 AM</text:p>
          </table:table-cell>
          <table:table-cell office:value-type="string">
            <text:p>Open Source is the way everything should be. I hope to be able to contribute more in the future.</text:p>
          </table:table-cell>
          <table:table-cell table:number-columns-repeated="1021"/>
        </table:table-row>
        <table:table-row table:style-name="ro5">
          <table:table-cell office:value-type="float" office:value="94">
            <text:p>94</text:p>
          </table:table-cell>
          <table:table-cell office:value-type="date" office:date-value="2013-07-27T21:51:00">
            <text:p>Jul 27, 2013 9:51 PM</text:p>
          </table:table-cell>
          <table:table-cell office:value-type="string">
            <text:p>In my limited experience (O.S.E.), <text:s/>people tend to extol the virtues of what they have produced and are offering, but there is a lack of independent, third-party review and assessment of the products. <text:s/>When this independent confirmation is lacking I am very reluctant to invest the time and money into buying or trying to make something big like a CEB press or tractor.</text:p>
          </table:table-cell>
          <table:table-cell table:number-columns-repeated="1021"/>
        </table:table-row>
        <table:table-row table:style-name="ro5">
          <table:table-cell office:value-type="float" office:value="95">
            <text:p>95</text:p>
          </table:table-cell>
          <table:table-cell office:value-type="date" office:date-value="2013-07-27T18:20:00">
            <text:p>Jul 27, 2013 6:20 PM</text:p>
          </table:table-cell>
          <table:table-cell office:value-type="string">
            <text:p>I believe it is a good thing to do, a new ethic.</text:p>
          </table:table-cell>
          <table:table-cell table:number-columns-repeated="1021"/>
        </table:table-row>
        <table:table-row table:style-name="ro5">
          <table:table-cell office:value-type="float" office:value="96">
            <text:p>96</text:p>
          </table:table-cell>
          <table:table-cell office:value-type="date" office:date-value="2013-07-27T14:59:00">
            <text:p>Jul 27, 2013 2:59 PM</text:p>
          </table:table-cell>
          <table:table-cell office:value-type="string">
            <text:p>I like Ardunio plataform</text:p>
          </table:table-cell>
          <table:table-cell table:number-columns-repeated="1021"/>
        </table:table-row>
        <table:table-row table:style-name="ro5">
          <table:table-cell office:value-type="float" office:value="97">
            <text:p>97</text:p>
          </table:table-cell>
          <table:table-cell office:value-type="date" office:date-value="2013-07-27T06:12:00">
            <text:p>Jul 27, 2013 6:12 AM</text:p>
          </table:table-cell>
          <table:table-cell office:value-type="string">
            <text:p>I think open source hardware is an excellent idea and is of benefit to the electronics industry.</text:p>
          </table:table-cell>
          <table:table-cell table:number-columns-repeated="1021"/>
        </table:table-row>
        <table:table-row table:style-name="ro5">
          <table:table-cell office:value-type="float" office:value="98">
            <text:p>98</text:p>
          </table:table-cell>
          <table:table-cell office:value-type="date" office:date-value="2013-07-27T01:56:00">
            <text:p>Jul 27, 2013 1:56 AM</text:p>
          </table:table-cell>
          <table:table-cell office:value-type="string">
            <text:p>i´m still pretty new to open source hardware, but from what i can tell, its definitely worth keeping informed about and an area i look forward to getting more active in</text:p>
          </table:table-cell>
          <table:table-cell table:number-columns-repeated="1021"/>
        </table:table-row>
        <table:table-row table:style-name="ro5">
          <table:table-cell office:value-type="float" office:value="99">
            <text:p>99</text:p>
          </table:table-cell>
          <table:table-cell office:value-type="date" office:date-value="2013-07-26T21:38:00">
            <text:p>Jul 26, 2013 9:38 PM</text:p>
          </table:table-cell>
          <table:table-cell office:value-type="string">
            <text:p>Best thing since sliced bread.</text:p>
          </table:table-cell>
          <table:table-cell table:number-columns-repeated="1021"/>
        </table:table-row>
        <table:table-row table:style-name="ro5">
          <table:table-cell office:value-type="float" office:value="100">
            <text:p>100</text:p>
          </table:table-cell>
          <table:table-cell office:value-type="date" office:date-value="2013-07-26T18:34:00">
            <text:p>Jul 26, 2013 6:34 PM</text:p>
          </table:table-cell>
          <table:table-cell office:value-type="string">
            <text:p>No thanks. It's great job guys. Congratulations.</text:p>
          </table:table-cell>
          <table:table-cell table:number-columns-repeated="1021"/>
        </table:table-row>
        <table:table-row table:style-name="ro5">
          <table:table-cell office:value-type="float" office:value="101">
            <text:p>101</text:p>
          </table:table-cell>
          <table:table-cell office:value-type="date" office:date-value="2013-07-26T15:49:00">
            <text:p>Jul 26, 2013 3:49 PM</text:p>
          </table:table-cell>
          <table:table-cell office:value-type="string">
            <text:p>Make it far more obvious, that the community is about more than just people who are technically inclined: that it also includes and needs people who illustrate, animate, write, copywrite, edit, market, advertise, manage, lead, speak publicly, organize, share, etc. Our movement would explode! ~Marino</text:p>
          </table:table-cell>
          <table:table-cell table:number-columns-repeated="1021"/>
        </table:table-row>
        <table:table-row table:style-name="ro5">
          <table:table-cell office:value-type="float" office:value="102">
            <text:p>102</text:p>
          </table:table-cell>
          <table:table-cell office:value-type="date" office:date-value="2013-07-26T13:59:00">
            <text:p>Jul 26, 2013 1:59 PM</text:p>
          </table:table-cell>
          <table:table-cell office:value-type="string">
            <text:p>Used open source hardware for my robotics projects and has exposed me to new fresh ideas other than robotics (hacking, being plain creative in mad-scientist sense).</text:p>
          </table:table-cell>
          <table:table-cell table:number-columns-repeated="1021"/>
        </table:table-row>
        <table:table-row table:style-name="ro6">
          <table:table-cell office:value-type="float" office:value="103">
            <text:p>103</text:p>
          </table:table-cell>
          <table:table-cell office:value-type="date" office:date-value="2013-07-25T20:21:00">
            <text:p>Jul 25, 2013 8:21 PM</text:p>
          </table:table-cell>
          <table:table-cell office:value-type="string">
            <text:p>Only comment is that if the product is open source then the quality must be maintained so as to encourage people to use the products for experimentation. <text:s/></text:p>
            <text:p>Nothing worse than find you have a bug and after much searching and checking finding that it is the product at fault not what you have done</text:p>
          </table:table-cell>
          <table:table-cell table:number-columns-repeated="1021"/>
        </table:table-row>
        <table:table-row table:style-name="ro5">
          <table:table-cell office:value-type="float" office:value="104">
            <text:p>104</text:p>
          </table:table-cell>
          <table:table-cell office:value-type="date" office:date-value="2013-07-25T16:01:00">
            <text:p>Jul 25, 2013 4:01 PM</text:p>
          </table:table-cell>
          <table:table-cell office:value-type="string">
            <text:p>Open source hardware let me connect art, technology and social inclusion, and now it makes me feel that I have found a nice path to walk in my life.</text:p>
          </table:table-cell>
          <table:table-cell table:number-columns-repeated="1021"/>
        </table:table-row>
        <table:table-row table:style-name="ro5">
          <table:table-cell office:value-type="float" office:value="105">
            <text:p>105</text:p>
          </table:table-cell>
          <table:table-cell office:value-type="date" office:date-value="2013-07-25T15:58:00">
            <text:p>Jul 25, 2013 3:58 PM</text:p>
          </table:table-cell>
          <table:table-cell office:value-type="string">
            <text:p>Two years ago I knew nothing about electrical engineering or writing code, today I use an arduino based platform in my work as a photographer &amp; film maker everyday.</text:p>
          </table:table-cell>
          <table:table-cell table:number-columns-repeated="1021"/>
        </table:table-row>
        <table:table-row table:style-name="ro5">
          <table:table-cell office:value-type="float" office:value="106">
            <text:p>106</text:p>
          </table:table-cell>
          <table:table-cell office:value-type="date" office:date-value="2013-07-25T15:45:00">
            <text:p>Jul 25, 2013 3:45 PM</text:p>
          </table:table-cell>
          <table:table-cell office:value-type="string">
            <text:p>I wish it was easier/cheaper to stay involved in Open Source Hardware. <text:s/>Once one gets past the introductory level, it's easy to get overwhelmed with mid-range mediocre projects that aren't awesome to work on.</text:p>
          </table:table-cell>
          <table:table-cell table:number-columns-repeated="1021"/>
        </table:table-row>
        <table:table-row table:style-name="ro5">
          <table:table-cell office:value-type="float" office:value="107">
            <text:p>107</text:p>
          </table:table-cell>
          <table:table-cell office:value-type="date" office:date-value="2013-07-25T14:55:00">
            <text:p>Jul 25, 2013 2:55 PM</text:p>
          </table:table-cell>
          <table:table-cell office:value-type="string">
            <text:p>I think the first open source hardware I ever heard about was the failed open source phone project.</text:p>
          </table:table-cell>
          <table:table-cell table:number-columns-repeated="1021"/>
        </table:table-row>
        <table:table-row table:style-name="ro5">
          <table:table-cell office:value-type="float" office:value="108">
            <text:p>108</text:p>
          </table:table-cell>
          <table:table-cell office:value-type="date" office:date-value="2013-07-25T14:40:00">
            <text:p>Jul 25, 2013 2:40 PM</text:p>
          </table:table-cell>
          <table:table-cell office:value-type="string">
            <text:p>I do not fully grasp the open source hardware belief system. <text:s/>I would love to read (or watch) a more complete theory on why someone should go open source with all they have spent time, money, and sweat developing. <text:s/>Someone else with better marketing skills and/or resources can take all you have created and leave you high and dry. <text:s/>Seems like a great way to DIS-courage innovation; but maybe again, I do not fully grasp the open source hardware</text:p>
          </table:table-cell>
          <table:table-cell table:number-columns-repeated="1021"/>
        </table:table-row>
        <table:table-row table:style-name="ro7">
          <table:table-cell office:value-type="float" office:value="109">
            <text:p>109</text:p>
          </table:table-cell>
          <table:table-cell office:value-type="date" office:date-value="2013-07-25T09:56:00">
            <text:p>Jul 25, 2013 9:56 AM</text:p>
          </table:table-cell>
          <table:table-cell office:value-type="string">
            <text:p>As an avid Free Software user, I would like all of my hardware to be open - and I am willing to pay for service (good documentation, support, compatability). When I buy Open Hardware I also look at the place of production (are the workers well payed, working under decent conditions - this is all very hard to know, of course). Some Open Hardware products have a kind of Fair Trade potential, which I find important.</text:p>
            <text:p>Open Hardware is very nice to teach with as it often combines coding with electronics (to quote Rushkoff: program or be programmed).</text:p>
            <text:p>I have never and hopefully never have to buy products which have an entirely closed hard-and software ecosystem.</text:p>
          </table:table-cell>
          <table:table-cell table:number-columns-repeated="1021"/>
        </table:table-row>
        <table:table-row table:style-name="ro5">
          <table:table-cell office:value-type="float" office:value="110">
            <text:p>110</text:p>
          </table:table-cell>
          <table:table-cell office:value-type="date" office:date-value="2013-07-25T09:32:00">
            <text:p>Jul 25, 2013 9:32 AM</text:p>
          </table:table-cell>
          <table:table-cell office:value-type="string">
            <text:p>I firmly believe that open source hardware leads into a more democratic distribution of knowledge. This makes people to be interested in technology and allows them to improve it with their contributions.</text:p>
          </table:table-cell>
          <table:table-cell table:number-columns-repeated="1021"/>
        </table:table-row>
        <table:table-row table:style-name="ro5">
          <table:table-cell office:value-type="float" office:value="111">
            <text:p>111</text:p>
          </table:table-cell>
          <table:table-cell office:value-type="date" office:date-value="2013-07-25T08:50:00">
            <text:p>Jul 25, 2013 8:50 AM</text:p>
          </table:table-cell>
          <table:table-cell office:value-type="string">
            <text:p>My primary interest in OSH centers around freedom of information and sharing knowledge.</text:p>
          </table:table-cell>
          <table:table-cell table:number-columns-repeated="1021"/>
        </table:table-row>
        <table:table-row table:style-name="ro5">
          <table:table-cell office:value-type="float" office:value="112">
            <text:p>112</text:p>
          </table:table-cell>
          <table:table-cell office:value-type="date" office:date-value="2013-07-25T08:38:00">
            <text:p>Jul 25, 2013 8:38 AM</text:p>
          </table:table-cell>
          <table:table-cell office:value-type="string">
            <text:p>At the moment, it seems to be mainly about the people, building community and trust. <text:s/>Open Source hardware needs more (financial) commitment than software so you need more trust.</text:p>
          </table:table-cell>
          <table:table-cell table:number-columns-repeated="1021"/>
        </table:table-row>
        <table:table-row table:style-name="ro5">
          <table:table-cell office:value-type="float" office:value="113">
            <text:p>113</text:p>
          </table:table-cell>
          <table:table-cell office:value-type="date" office:date-value="2013-07-25T07:56:00">
            <text:p>Jul 25, 2013 7:56 AM</text:p>
          </table:table-cell>
          <table:table-cell office:value-type="string">
            <text:p>Easy to develop and prototype, difficult to evolve in to finished product</text:p>
          </table:table-cell>
          <table:table-cell table:number-columns-repeated="1021"/>
        </table:table-row>
        <table:table-row table:style-name="ro7">
          <table:table-cell office:value-type="float" office:value="114">
            <text:p>114</text:p>
          </table:table-cell>
          <table:table-cell office:value-type="date" office:date-value="2013-07-25T03:49:00">
            <text:p>Jul 25, 2013 3:49 AM</text:p>
          </table:table-cell>
          <table:table-cell office:value-type="string">
            <text:p>Personally I feel like I know that the building blocks are out there but there isn't any good place to learn to put them all together. Similarly some of the "blocks" don't interconnect. Arduino doesn't quite match up with Raspberry Pi doesn't quite match up with BeagleBone doesn't quite match up with...</text:p>
            <text:p/>
            <text:p>And that's just in the realm of microcontrollers/embedded boards.</text:p>
          </table:table-cell>
          <table:table-cell table:number-columns-repeated="1021"/>
        </table:table-row>
        <table:table-row table:style-name="ro7">
          <table:table-cell office:value-type="float" office:value="115">
            <text:p>115</text:p>
          </table:table-cell>
          <table:table-cell office:value-type="date" office:date-value="2013-07-25T03:35:00">
            <text:p>Jul 25, 2013 3:35 AM</text:p>
          </table:table-cell>
          <table:table-cell office:value-type="string">
            <text:p>licensing is a mess and getting worse as more people try to address the current issues - more licences and confusion occurs :(</text:p>
            <text:p/>
            <text:p>there needs to be much more encouragement on getting people to publish their work - without this the movement is NULL ! Everything depends on publishing (sharing) and all other aspects are dependant on this and thus secondary.</text:p>
          </table:table-cell>
          <table:table-cell table:number-columns-repeated="1021"/>
        </table:table-row>
        <table:table-row table:style-name="ro5">
          <table:table-cell office:value-type="float" office:value="116">
            <text:p>116</text:p>
          </table:table-cell>
          <table:table-cell office:value-type="date" office:date-value="2013-07-25T02:44:00">
            <text:p>Jul 25, 2013 2:44 AM</text:p>
          </table:table-cell>
          <table:table-cell office:value-type="string">
            <text:p>I appreciate open source but I'm not a zealot. I still like using Windows, and paying for proprietary tools when they are better. Also I'm starting to get weary of people who claim to be open source just to get attention and publicity.</text:p>
          </table:table-cell>
          <table:table-cell table:number-columns-repeated="1021"/>
        </table:table-row>
        <table:table-row table:style-name="ro5">
          <table:table-cell office:value-type="float" office:value="117">
            <text:p>117</text:p>
          </table:table-cell>
          <table:table-cell office:value-type="date" office:date-value="2013-07-25T01:32:00">
            <text:p>Jul 25, 2013 1:32 AM</text:p>
          </table:table-cell>
          <table:table-cell office:value-type="string">
            <text:p>Kickstarter is awesome as long as the projects have documentation at the level of arduino/development environment</text:p>
          </table:table-cell>
          <table:table-cell table:number-columns-repeated="1021"/>
        </table:table-row>
        <table:table-row table:style-name="ro7">
          <table:table-cell office:value-type="float" office:value="118">
            <text:p>118</text:p>
          </table:table-cell>
          <table:table-cell office:value-type="date" office:date-value="2013-07-24T23:42:00">
            <text:p>Jul 24, 2013 11:42 PM</text:p>
          </table:table-cell>
          <table:table-cell office:value-type="string">
            <text:p>wiring.org.co</text:p>
            <text:p>one of the first, and still going strong despite an unethical thesis director.</text:p>
            <text:p>http://www.urbandictionary.com/define.php?term=banzi</text:p>
          </table:table-cell>
          <table:table-cell table:number-columns-repeated="1021"/>
        </table:table-row>
        <table:table-row table:style-name="ro5">
          <table:table-cell office:value-type="float" office:value="119">
            <text:p>119</text:p>
          </table:table-cell>
          <table:table-cell office:value-type="date" office:date-value="2013-07-24T23:09:00">
            <text:p>Jul 24, 2013 11:09 PM</text:p>
          </table:table-cell>
          <table:table-cell office:value-type="string">
            <text:p>I wish that organizers of open source hardware would be more often open to community technical involvement during design phase.</text:p>
          </table:table-cell>
          <table:table-cell table:number-columns-repeated="1021"/>
        </table:table-row>
        <table:table-row table:style-name="ro5">
          <table:table-cell office:value-type="float" office:value="120">
            <text:p>120</text:p>
          </table:table-cell>
          <table:table-cell office:value-type="date" office:date-value="2013-07-24T22:51:00">
            <text:p>Jul 24, 2013 10:51 PM</text:p>
          </table:table-cell>
          <table:table-cell office:value-type="string">
            <text:p>I'm very excited managing www.electronics.cat (developing an ecosystem of PCBs to be connected easily to Raspberry Pi, BeagleBoard, Arduino and other own devices). Some extra info at twitter.com/jordibinefa</text:p>
          </table:table-cell>
          <table:table-cell table:number-columns-repeated="1021"/>
        </table:table-row>
        <table:table-row table:style-name="ro5">
          <table:table-cell office:value-type="float" office:value="121">
            <text:p>121</text:p>
          </table:table-cell>
          <table:table-cell office:value-type="date" office:date-value="2013-07-24T22:44:00">
            <text:p>Jul 24, 2013 10:44 PM</text:p>
          </table:table-cell>
          <table:table-cell office:value-type="string">
            <text:p>I like very much the idea of open source HW.</text:p>
          </table:table-cell>
          <table:table-cell table:number-columns-repeated="1021"/>
        </table:table-row>
        <table:table-row table:style-name="ro6">
          <table:table-cell office:value-type="float" office:value="122">
            <text:p>122</text:p>
          </table:table-cell>
          <table:table-cell office:value-type="date" office:date-value="2013-07-24T22:09:00">
            <text:p>Jul 24, 2013 10:09 PM</text:p>
          </table:table-cell>
          <table:table-cell office:value-type="string">
            <text:p>follow arduino intently</text:p>
            <text:p>would consider being involved and contributing</text:p>
          </table:table-cell>
          <table:table-cell table:number-columns-repeated="1021"/>
        </table:table-row>
        <table:table-row table:style-name="ro5">
          <table:table-cell office:value-type="float" office:value="123">
            <text:p>123</text:p>
          </table:table-cell>
          <table:table-cell office:value-type="date" office:date-value="2013-07-24T22:06:00">
            <text:p>Jul 24, 2013 10:06 PM</text:p>
          </table:table-cell>
          <table:table-cell office:value-type="string">
            <text:p>My only thought is to lower any barriers to entry into the open source movement that may exist. Lack of materials, lack access to technical knowledge, lack of proper documentation and support turn many people away who would otherwise be on board. <text:s/>In order for the open source model to perpetuate itself the building and operation of any open source hardware needs to be as accessible as possible.</text:p>
          </table:table-cell>
          <table:table-cell table:number-columns-repeated="1021"/>
        </table:table-row>
        <table:table-row table:style-name="ro5">
          <table:table-cell office:value-type="float" office:value="124">
            <text:p>124</text:p>
          </table:table-cell>
          <table:table-cell office:value-type="date" office:date-value="2013-07-24T22:02:00">
            <text:p>Jul 24, 2013 10:02 PM</text:p>
          </table:table-cell>
          <table:table-cell office:value-type="string">
            <text:p>Patents pose a big threat to an OSHW ecosystem.</text:p>
          </table:table-cell>
          <table:table-cell table:number-columns-repeated="1021"/>
        </table:table-row>
        <table:table-row table:style-name="ro5">
          <table:table-cell office:value-type="float" office:value="125">
            <text:p>125</text:p>
          </table:table-cell>
          <table:table-cell office:value-type="date" office:date-value="2013-07-24T22:02:00">
            <text:p>Jul 24, 2013 10:02 PM</text:p>
          </table:table-cell>
          <table:table-cell office:value-type="string">
            <text:p>My current experiance is that only a small fraction of open source hardware development is done on cutting edge of technology. Most of the projects create another blinky shield or another arduino like development platform. This is mostly being propelled by the blogs that follow the community. (Makezine, Hack a Day and so on) All very nice for beginners but in essence very boring hardware. There is little open source hardware that shows off and increases the community knowledge and trying to make final products. Like the HackRF, Paparazzi UAV autopilots or Bunnie's open source laptop are rare examples of complicated high quality hardware that can not be designed by 12 year olds. I hope that our community will finally grow up and start creating hardware that is competitive with the proprietary market. For example where is the 100MHZ 4 channel open source oscilloscope with good computer interface. This is a great place for open hardware to shine through ability to interface and be usable in applications where proprietary protocols and designs are lacking. On another note I hope that companies like MakerBot will be proven wrong that selling out to proprietary business after coming to age on the shoulders of open hardware is the way to go.</text:p>
          </table:table-cell>
          <table:table-cell table:number-columns-repeated="1021"/>
        </table:table-row>
        <table:table-row table:style-name="ro5">
          <table:table-cell office:value-type="float" office:value="126">
            <text:p>126</text:p>
          </table:table-cell>
          <table:table-cell office:value-type="date" office:date-value="2013-07-24T21:49:00">
            <text:p>Jul 24, 2013 9:49 PM</text:p>
          </table:table-cell>
          <table:table-cell office:value-type="string">
            <text:p>I use Arduino and craeate a temperature sensor for datacenter monitoring over ethernet.</text:p>
          </table:table-cell>
          <table:table-cell table:number-columns-repeated="1021"/>
        </table:table-row>
        <table:table-row table:style-name="ro5">
          <table:table-cell office:value-type="float" office:value="127">
            <text:p>127</text:p>
          </table:table-cell>
          <table:table-cell office:value-type="date" office:date-value="2013-07-24T21:48:00">
            <text:p>Jul 24, 2013 9:48 PM</text:p>
          </table:table-cell>
          <table:table-cell office:value-type="string">
            <text:p>When I choose open-source products to use, it's because of the community of support and availability of information. I want products popular enough that I can find answers to my questions.</text:p>
          </table:table-cell>
          <table:table-cell table:number-columns-repeated="1021"/>
        </table:table-row>
        <table:table-row table:style-name="ro5">
          <table:table-cell office:value-type="float" office:value="128">
            <text:p>128</text:p>
          </table:table-cell>
          <table:table-cell office:value-type="date" office:date-value="2013-07-24T21:44:00">
            <text:p>Jul 24, 2013 9:44 PM</text:p>
          </table:table-cell>
          <table:table-cell office:value-type="string">
            <text:p>Achilles heel of OSH is lack of feature-complete/easy-to-use open source CAD tools.</text:p>
          </table:table-cell>
          <table:table-cell table:number-columns-repeated="1021"/>
        </table:table-row>
        <table:table-row table:style-name="ro5">
          <table:table-cell office:value-type="float" office:value="129">
            <text:p>129</text:p>
          </table:table-cell>
          <table:table-cell office:value-type="date" office:date-value="2013-07-24T20:30:00">
            <text:p>Jul 24, 2013 8:30 PM</text:p>
          </table:table-cell>
          <table:table-cell office:value-type="string">
            <text:p>The most important issue right now is the case of setting up a business based on open source hardware. Business cases, success-stories, etc. would be very helpful to spread open source hardware. Some mentoring or business tips would also be great. Lately I read the book Wikinomics, and it provides some insights in the difficult field of earning money with opensource hardware/software.</text:p>
          </table:table-cell>
          <table:table-cell table:number-columns-repeated="1021"/>
        </table:table-row>
        <table:table-row table:style-name="ro5">
          <table:table-cell office:value-type="float" office:value="130">
            <text:p>130</text:p>
          </table:table-cell>
          <table:table-cell office:value-type="date" office:date-value="2013-07-24T20:09:00">
            <text:p>Jul 24, 2013 8:09 PM</text:p>
          </table:table-cell>
          <table:table-cell office:value-type="string">
            <text:p>I love the idea of open source hardware extending the values of open source software and making consumers less beholden to large corporations -- who often treat us poorly on a whim.</text:p>
          </table:table-cell>
          <table:table-cell table:number-columns-repeated="1021"/>
        </table:table-row>
        <table:table-row table:style-name="ro5">
          <table:table-cell office:value-type="float" office:value="131">
            <text:p>131</text:p>
          </table:table-cell>
          <table:table-cell office:value-type="date" office:date-value="2013-07-24T20:03:00">
            <text:p>Jul 24, 2013 8:03 PM</text:p>
          </table:table-cell>
          <table:table-cell office:value-type="string">
            <text:p>I have some ideas for some items I would like to develop as OSHW, but haven't made the time for it.</text:p>
          </table:table-cell>
          <table:table-cell table:number-columns-repeated="1021"/>
        </table:table-row>
        <table:table-row table:style-name="ro5">
          <table:table-cell office:value-type="float" office:value="132">
            <text:p>132</text:p>
          </table:table-cell>
          <table:table-cell office:value-type="date" office:date-value="2013-07-24T19:51:00">
            <text:p>Jul 24, 2013 7:51 PM</text:p>
          </table:table-cell>
          <table:table-cell office:value-type="string">
            <text:p>I'm still very new and learning. I think I'd like to share designs in the future and make them open source, but not sure how to do it. But I'm sure there's tutorials out there! :)</text:p>
          </table:table-cell>
          <table:table-cell table:number-columns-repeated="1021"/>
        </table:table-row>
        <table:table-row table:style-name="ro5">
          <table:table-cell office:value-type="float" office:value="133">
            <text:p>133</text:p>
          </table:table-cell>
          <table:table-cell office:value-type="date" office:date-value="2013-07-24T19:35:00">
            <text:p>Jul 24, 2013 7:35 PM</text:p>
          </table:table-cell>
          <table:table-cell office:value-type="string">
            <text:p>It's an uphill battle, but damn, if we can make open hardware work . . .</text:p>
          </table:table-cell>
          <table:table-cell table:number-columns-repeated="1021"/>
        </table:table-row>
        <table:table-row table:style-name="ro5">
          <table:table-cell office:value-type="float" office:value="134">
            <text:p>134</text:p>
          </table:table-cell>
          <table:table-cell office:value-type="date" office:date-value="2013-07-24T19:31:00">
            <text:p>Jul 24, 2013 7:31 PM</text:p>
          </table:table-cell>
          <table:table-cell office:value-type="string">
            <text:p>No</text:p>
          </table:table-cell>
          <table:table-cell table:number-columns-repeated="1021"/>
        </table:table-row>
        <table:table-row table:style-name="ro5">
          <table:table-cell office:value-type="float" office:value="135">
            <text:p>135</text:p>
          </table:table-cell>
          <table:table-cell office:value-type="date" office:date-value="2013-07-24T19:11:00">
            <text:p>Jul 24, 2013 7:11 PM</text:p>
          </table:table-cell>
          <table:table-cell office:value-type="string">
            <text:p>I think that open source hardware is extremely important. Open source hardware is creating a situation the common man has access to the means of production, just as the PC has given the common man access to information and the production and distribution of information. <text:s/>But as we are beginning to see with the advent of UEFI Restricted Boot and other malicious tactics implemented at the hardware level, a situation may soon arise that would stop the playing field from leveling. It may soon become increasingly difficult to run open-source software on closed-source hardware. The more open-source hardware there is in the world, the more people will be able to use open-source software, and the better off everyone will be.</text:p>
          </table:table-cell>
          <table:table-cell table:number-columns-repeated="1021"/>
        </table:table-row>
        <table:table-row table:style-name="ro5">
          <table:table-cell office:value-type="float" office:value="136">
            <text:p>136</text:p>
          </table:table-cell>
          <table:table-cell office:value-type="date" office:date-value="2013-07-24T18:49:00">
            <text:p>Jul 24, 2013 6:49 PM</text:p>
          </table:table-cell>
          <table:table-cell office:value-type="string">
            <text:p>Awesome idea,greetings from the Pirate Party of Germany ^_^</text:p>
          </table:table-cell>
          <table:table-cell table:number-columns-repeated="1021"/>
        </table:table-row>
        <table:table-row table:style-name="ro7">
          <table:table-cell office:value-type="float" office:value="137">
            <text:p>137</text:p>
          </table:table-cell>
          <table:table-cell office:value-type="date" office:date-value="2013-07-24T18:23:00">
            <text:p>Jul 24, 2013 6:23 PM</text:p>
          </table:table-cell>
          <table:table-cell office:value-type="string">
            <text:p>In 2012, my company included a couple of its open source products in a larger system, but the direct income from those parts was relatively low. In 2013, we've put much more focus onto open source hardware products, both designing and selling our own and providing consulting and customization services for products sold by others. </text:p>
            <text:p/>
            <text:p>As an example, we used an existing open-source widget in a system that was built for a client. The widget wasn't exactly what we wanted, but it was "close enough," off the shelf, and cheaply hackable - perfect for prototyping. We have since designed our own open-source widget to fit that system and contribute back to the community.</text:p>
          </table:table-cell>
          <table:table-cell table:number-columns-repeated="1021"/>
        </table:table-row>
        <table:table-row table:style-name="ro5">
          <table:table-cell office:value-type="float" office:value="138">
            <text:p>138</text:p>
          </table:table-cell>
          <table:table-cell office:value-type="date" office:date-value="2013-07-24T18:20:00">
            <text:p>Jul 24, 2013 6:20 PM</text:p>
          </table:table-cell>
          <table:table-cell office:value-type="string">
            <text:p>We initially founded Snootlab because we thought that the electronic we were able to create in our hackerspace would be helpful for lot of people who are not in a hackerspace and have not the electronic skills but want to do great things.</text:p>
          </table:table-cell>
          <table:table-cell table:number-columns-repeated="1021"/>
        </table:table-row>
        <table:table-row table:style-name="ro7">
          <table:table-cell office:value-type="float" office:value="139">
            <text:p>139</text:p>
          </table:table-cell>
          <table:table-cell office:value-type="date" office:date-value="2013-07-24T17:49:00">
            <text:p>Jul 24, 2013 5:49 PM</text:p>
          </table:table-cell>
          <table:table-cell office:value-type="string">
            <text:p>Right now I am in the process of potentially building a business around open source hardware stemming form my own gesture based typing device project based on Arduino called JesterType (github). The challenges I see are in fostering the same type collaborative behavior as in OSS because of the greater barriers to entry. For example, I met someone who was interested in helping me with an aspect of the project but he had different Arduino that wasn't compatible with the libraries I was using. Sounds non trivial until you factor in the fact that most folks that would like to help on a casual basis don't even have similar hardware or domain knowledge. Main not many are particularly enthused about doling out $40+ to obtain the necessary hardware to help out, or rather test interest in involvement as would be done in an OSS project.</text:p>
            <text:p/>
            <text:p>For the sake of brevity I'll omit thoughts on licencing. My main concern is to bring up concrete issues involving barriers to entry like my example and maybe even the fact that hardware does not document itself where as software source is often assumed self explanatory. Not that I'm saying poor documentation is ok, its is just yet another thing that makes open-source hardware a different animal than open-source software through having much higher barriers to entry.</text:p>
          </table:table-cell>
          <table:table-cell table:number-columns-repeated="1021"/>
        </table:table-row>
        <table:table-row table:style-name="ro5">
          <table:table-cell office:value-type="float" office:value="140">
            <text:p>140</text:p>
          </table:table-cell>
          <table:table-cell office:value-type="date" office:date-value="2013-07-24T14:24:00.000001">
            <text:p>Jul 24, 2013 2:24 PM</text:p>
          </table:table-cell>
          <table:table-cell office:value-type="string">
            <text:p>RAspberry Pi and Arduino the biginners</text:p>
          </table:table-cell>
          <table:table-cell table:number-columns-repeated="1021"/>
        </table:table-row>
        <table:table-row table:style-name="ro7">
          <table:table-cell office:value-type="float" office:value="141">
            <text:p>141</text:p>
          </table:table-cell>
          <table:table-cell office:value-type="date" office:date-value="2013-07-24T13:38:00">
            <text:p>Jul 24, 2013 1:38 PM</text:p>
          </table:table-cell>
          <table:table-cell office:value-type="string">
            <text:p>I love open hardware, it's opened my eyes to a cool way of working and has taught me a great deal. However there are a few aspects that have recently disappointed me, when open design isn't really open.</text:p>
            <text:p/>
            <text:p>Part of what is great about open hardware is that you can build other people's designs and learn from the experience, you then feed back into the system, improving the design even send money back up the chain to the originator. When using a design I've always been respectful, made sure to attribute and pay a royalty. However when contacting some OH contributors regarding products released under CC-BY-SA licences the response has come back "we / I'd rather you didn't" - which is somewhat surprising, as by asking those that do ask not to copy you're giving further advantage to those who don't ask and don't attribute. It's odd and to me suggests a counter motive to releasing under an open licence.</text:p>
          </table:table-cell>
          <table:table-cell table:number-columns-repeated="1021"/>
        </table:table-row>
        <table:table-row table:style-name="ro5">
          <table:table-cell office:value-type="float" office:value="142">
            <text:p>142</text:p>
          </table:table-cell>
          <table:table-cell office:value-type="date" office:date-value="2013-07-24T13:26:00">
            <text:p>Jul 24, 2013 1:26 PM</text:p>
          </table:table-cell>
          <table:table-cell office:value-type="string">
            <text:p>I wish the OHS stayed in NYC!</text:p>
          </table:table-cell>
          <table:table-cell table:number-columns-repeated="1021"/>
        </table:table-row>
      </table:table>
      <table:table table:name="Question 21"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Did you attend the Open Hardware Summit in 2012?</text:p>
          </table:table-cell>
          <table:covered-table-cell table:style-name="ce10" office:value-type="string">
            <text:p>Did you attend the Open Hardware Summit in 2012?</text:p>
          </table:covered-table-cell>
          <table:covered-table-cell table:style-name="ce10" office:value-type="string">
            <text:p>Did you attend the Open Hardware Summit in 2012?</text:p>
          </table:covered-table-cell>
          <table:covered-table-cell table:style-name="ce10" office:value-type="string">
            <text:p>Did you attend the Open Hardware Summit in 2012?</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Yes</text:p>
          </table:table-cell>
          <table:covered-table-cell office:value-type="string">
            <text:p>Yes</text:p>
          </table:covered-table-cell>
          <table:table-cell office:value-type="percentage" office:value="0.07">
            <text:p>7.0%</text:p>
          </table:table-cell>
          <table:table-cell office:value-type="float" office:value="54">
            <text:p>54</text:p>
          </table:table-cell>
          <table:table-cell table:number-columns-repeated="1020"/>
        </table:table-row>
        <table:table-row table:style-name="ro4">
          <table:table-cell office:value-type="string" table:number-columns-spanned="2" table:number-rows-spanned="1">
            <text:p>No</text:p>
          </table:table-cell>
          <table:covered-table-cell office:value-type="string">
            <text:p>No</text:p>
          </table:covered-table-cell>
          <table:table-cell office:value-type="percentage" office:value="0.93">
            <text:p>93.0%</text:p>
          </table:table-cell>
          <table:table-cell office:value-type="float" office:value="713">
            <text:p>713</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767">
            <text:p>767</text:p>
          </table:covered-table-cell>
          <table:table-cell table:style-name="ce21" office:value-type="float" office:value="767">
            <text:p>767</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240">
            <text:p>240</text:p>
          </table:covered-table-cell>
          <table:table-cell table:style-name="ce22" office:value-type="float" office:value="240">
            <text:p>240</text:p>
          </table:table-cell>
          <table:table-cell table:number-columns-repeated="1020"/>
        </table:table-row>
        <table:table-row table:style-name="ro5">
          <table:table-cell table:style-name="Default" table:number-columns-repeated="4"/>
          <table:table-cell table:number-columns-repeated="2"/>
          <table:table-cell>
            <draw:frame table:end-cell-address="'Question 21'.P27" table:end-x="0.0012in" table:end-y="0.1768in" draw:z-index="0" draw:name="Chart 1" draw:style-name="gr1" svg:width="6.3209in" svg:height="3.5413in" svg:x="0.0004in" svg:y="0.0004in">
              <draw:object draw:notify-on-update-of-ranges="'Question 21'.A4:'Question 21'.A5 'Question 21'.C4:'Question 21'.C5" xlink:href="./Object 20" xlink:type="simple" xlink:show="embed" xlink:actuate="onLoad"/>
              <draw:image xlink:href="./ObjectReplacements/Object 20" xlink:type="simple" xlink:show="embed" xlink:actuate="onLoad"/>
            </draw:frame>
          </table:table-cell>
          <table:table-cell table:number-columns-repeated="1017"/>
        </table:table-row>
      </table:table>
      <table:table table:name="Question 22"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Did you attend the Open-Hardware Summit in 2011?</text:p>
          </table:table-cell>
          <table:covered-table-cell table:style-name="ce10" office:value-type="string">
            <text:p>Did you attend the Open-Hardware Summit in 2011?</text:p>
          </table:covered-table-cell>
          <table:covered-table-cell table:style-name="ce10" office:value-type="string">
            <text:p>Did you attend the Open-Hardware Summit in 2011?</text:p>
          </table:covered-table-cell>
          <table:covered-table-cell table:style-name="ce10" office:value-type="string">
            <text:p>Did you attend the Open-Hardware Summit in 2011?</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Yes</text:p>
          </table:table-cell>
          <table:covered-table-cell office:value-type="string">
            <text:p>Yes</text:p>
          </table:covered-table-cell>
          <table:table-cell office:value-type="percentage" office:value="0.051">
            <text:p>5.1%</text:p>
          </table:table-cell>
          <table:table-cell office:value-type="float" office:value="39">
            <text:p>39</text:p>
          </table:table-cell>
          <table:table-cell table:number-columns-repeated="1020"/>
        </table:table-row>
        <table:table-row table:style-name="ro4">
          <table:table-cell office:value-type="string" table:number-columns-spanned="2" table:number-rows-spanned="1">
            <text:p>No</text:p>
          </table:table-cell>
          <table:covered-table-cell office:value-type="string">
            <text:p>No</text:p>
          </table:covered-table-cell>
          <table:table-cell office:value-type="percentage" office:value="0.949">
            <text:p>94.9%</text:p>
          </table:table-cell>
          <table:table-cell office:value-type="float" office:value="729">
            <text:p>729</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768">
            <text:p>768</text:p>
          </table:covered-table-cell>
          <table:table-cell table:style-name="ce21" office:value-type="float" office:value="768">
            <text:p>768</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239">
            <text:p>239</text:p>
          </table:covered-table-cell>
          <table:table-cell table:style-name="ce22" office:value-type="float" office:value="239">
            <text:p>239</text:p>
          </table:table-cell>
          <table:table-cell table:number-columns-repeated="1020"/>
        </table:table-row>
        <table:table-row table:style-name="ro5">
          <table:table-cell table:style-name="Default" table:number-columns-repeated="4"/>
          <table:table-cell table:number-columns-repeated="2"/>
          <table:table-cell>
            <draw:frame table:end-cell-address="'Question 22'.P27" table:end-x="0.0012in" table:end-y="0.1768in" draw:z-index="0" draw:name="Chart 1" draw:style-name="gr1" svg:width="6.3209in" svg:height="3.5413in" svg:x="0.0004in" svg:y="0.0004in">
              <draw:object draw:notify-on-update-of-ranges="'Question 22'.A4:'Question 22'.A5 'Question 22'.C4:'Question 22'.C5" xlink:href="./Object 21" xlink:type="simple" xlink:show="embed" xlink:actuate="onLoad"/>
              <draw:image xlink:href="./ObjectReplacements/Object 21" xlink:type="simple" xlink:show="embed" xlink:actuate="onLoad"/>
            </draw:frame>
          </table:table-cell>
          <table:table-cell table:number-columns-repeated="1017"/>
        </table:table-row>
      </table:table>
      <table:table table:name="Question 23"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Did you attend the Open-Hardware Summit in 2010?</text:p>
          </table:table-cell>
          <table:covered-table-cell table:style-name="ce10" office:value-type="string">
            <text:p>Did you attend the Open-Hardware Summit in 2010?</text:p>
          </table:covered-table-cell>
          <table:covered-table-cell table:style-name="ce10" office:value-type="string">
            <text:p>Did you attend the Open-Hardware Summit in 2010?</text:p>
          </table:covered-table-cell>
          <table:covered-table-cell table:style-name="ce10" office:value-type="string">
            <text:p>Did you attend the Open-Hardware Summit in 2010?</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Yes</text:p>
          </table:table-cell>
          <table:covered-table-cell office:value-type="string">
            <text:p>Yes</text:p>
          </table:covered-table-cell>
          <table:table-cell office:value-type="percentage" office:value="0.027">
            <text:p>2.7%</text:p>
          </table:table-cell>
          <table:table-cell office:value-type="float" office:value="21">
            <text:p>21</text:p>
          </table:table-cell>
          <table:table-cell table:number-columns-repeated="1020"/>
        </table:table-row>
        <table:table-row table:style-name="ro4">
          <table:table-cell office:value-type="string" table:number-columns-spanned="2" table:number-rows-spanned="1">
            <text:p>No</text:p>
          </table:table-cell>
          <table:covered-table-cell office:value-type="string">
            <text:p>No</text:p>
          </table:covered-table-cell>
          <table:table-cell office:value-type="percentage" office:value="0.973">
            <text:p>97.3%</text:p>
          </table:table-cell>
          <table:table-cell office:value-type="float" office:value="743">
            <text:p>743</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764">
            <text:p>764</text:p>
          </table:covered-table-cell>
          <table:table-cell table:style-name="ce21" office:value-type="float" office:value="764">
            <text:p>764</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243">
            <text:p>243</text:p>
          </table:covered-table-cell>
          <table:table-cell table:style-name="ce22" office:value-type="float" office:value="243">
            <text:p>243</text:p>
          </table:table-cell>
          <table:table-cell table:number-columns-repeated="1020"/>
        </table:table-row>
        <table:table-row table:style-name="ro5">
          <table:table-cell table:style-name="Default" table:number-columns-repeated="4"/>
          <table:table-cell table:number-columns-repeated="2"/>
          <table:table-cell>
            <draw:frame table:end-cell-address="'Question 23'.P27" table:end-x="0.0012in" table:end-y="0.1768in" draw:z-index="0" draw:name="Chart 1" draw:style-name="gr1" svg:width="6.3209in" svg:height="3.5413in" svg:x="0.0004in" svg:y="0.0004in">
              <draw:object draw:notify-on-update-of-ranges="'Question 23'.A4:'Question 23'.A5 'Question 23'.C4:'Question 23'.C5" xlink:href="./Object 22" xlink:type="simple" xlink:show="embed" xlink:actuate="onLoad"/>
              <draw:image xlink:href="./ObjectReplacements/Object 22" xlink:type="simple" xlink:show="embed" xlink:actuate="onLoad"/>
            </draw:frame>
          </table:table-cell>
          <table:table-cell table:number-columns-repeated="1017"/>
        </table:table-row>
      </table:table>
      <table:table table:name="Question 24"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Regarding your work with hardware, do you consider yourself a... (check all that apply)</text:p>
          </table:table-cell>
          <table:covered-table-cell table:style-name="ce10" office:value-type="string">
            <text:p>Regarding your work with hardware, do you consider yourself a... (check all that apply)</text:p>
          </table:covered-table-cell>
          <table:covered-table-cell table:style-name="ce10" office:value-type="string">
            <text:p>Regarding your work with hardware, do you consider yourself a... (check all that apply)</text:p>
          </table:covered-table-cell>
          <table:covered-table-cell table:style-name="ce10" office:value-type="string">
            <text:p>Regarding your work with hardware, do you consider yourself a... (check all that apply)</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Hacker</text:p>
          </table:table-cell>
          <table:covered-table-cell office:value-type="string">
            <text:p>Hacker</text:p>
          </table:covered-table-cell>
          <table:table-cell office:value-type="percentage" office:value="0.472">
            <text:p>47.2%</text:p>
          </table:table-cell>
          <table:table-cell office:value-type="float" office:value="356">
            <text:p>356</text:p>
          </table:table-cell>
          <table:table-cell table:number-columns-repeated="1020"/>
        </table:table-row>
        <table:table-row table:style-name="ro4">
          <table:table-cell office:value-type="string" table:number-columns-spanned="2" table:number-rows-spanned="1">
            <text:p>Maker</text:p>
          </table:table-cell>
          <table:covered-table-cell office:value-type="string">
            <text:p>Maker</text:p>
          </table:covered-table-cell>
          <table:table-cell office:value-type="percentage" office:value="0.503">
            <text:p>50.3%</text:p>
          </table:table-cell>
          <table:table-cell office:value-type="float" office:value="379">
            <text:p>379</text:p>
          </table:table-cell>
          <table:table-cell table:number-columns-repeated="1020"/>
        </table:table-row>
        <table:table-row table:style-name="ro4">
          <table:table-cell office:value-type="string" table:number-columns-spanned="2" table:number-rows-spanned="1">
            <text:p>Artisan</text:p>
          </table:table-cell>
          <table:covered-table-cell office:value-type="string">
            <text:p>Artisan</text:p>
          </table:covered-table-cell>
          <table:table-cell office:value-type="percentage" office:value="0.074">
            <text:p>7.4%</text:p>
          </table:table-cell>
          <table:table-cell office:value-type="float" office:value="56">
            <text:p>56</text:p>
          </table:table-cell>
          <table:table-cell table:number-columns-repeated="1020"/>
        </table:table-row>
        <table:table-row table:style-name="ro4">
          <table:table-cell office:value-type="string" table:number-columns-spanned="2" table:number-rows-spanned="1">
            <text:p>Crafter</text:p>
          </table:table-cell>
          <table:covered-table-cell office:value-type="string">
            <text:p>Crafter</text:p>
          </table:covered-table-cell>
          <table:table-cell office:value-type="percentage" office:value="0.134">
            <text:p>13.4%</text:p>
          </table:table-cell>
          <table:table-cell office:value-type="float" office:value="101">
            <text:p>101</text:p>
          </table:table-cell>
          <table:table-cell table:number-columns-repeated="1020"/>
        </table:table-row>
        <table:table-row table:style-name="ro4">
          <table:table-cell office:value-type="string" table:number-columns-spanned="2" table:number-rows-spanned="1">
            <text:p>Tinkerer</text:p>
          </table:table-cell>
          <table:covered-table-cell office:value-type="string">
            <text:p>Tinkerer</text:p>
          </table:covered-table-cell>
          <table:table-cell office:value-type="percentage" office:value="0.475">
            <text:p>47.5%</text:p>
          </table:table-cell>
          <table:table-cell office:value-type="float" office:value="358">
            <text:p>358</text:p>
          </table:table-cell>
          <table:table-cell table:number-columns-repeated="2"/>
          <table:table-cell>
            <draw:frame table:end-cell-address="'Question 24'.P27" table:end-x="0.0012in" table:end-y="0.1768in" draw:z-index="0" draw:name="Chart 1" draw:style-name="gr1" svg:width="6.3209in" svg:height="3.5283in" svg:x="0.0004in" svg:y="0.0004in">
              <draw:object draw:notify-on-update-of-ranges="'Question 1'.A4:'Question 1'.A27 'Question 1'.C4:'Question 1'.C27" xlink:href="./Object 23" xlink:type="simple" xlink:show="embed" xlink:actuate="onLoad"/>
              <draw:image xlink:href="./ObjectReplacements/Object 23" xlink:type="simple" xlink:show="embed" xlink:actuate="onLoad"/>
            </draw:frame>
          </table:table-cell>
          <table:table-cell table:number-columns-repeated="1017"/>
        </table:table-row>
        <table:table-row table:style-name="ro4">
          <table:table-cell office:value-type="string" table:number-columns-spanned="2" table:number-rows-spanned="1">
            <text:p>Hobbyist</text:p>
          </table:table-cell>
          <table:covered-table-cell office:value-type="string">
            <text:p>Hobbyist</text:p>
          </table:covered-table-cell>
          <table:table-cell office:value-type="percentage" office:value="0.708">
            <text:p>70.8%</text:p>
          </table:table-cell>
          <table:table-cell office:value-type="float" office:value="534">
            <text:p>534</text:p>
          </table:table-cell>
          <table:table-cell table:number-columns-repeated="1020"/>
        </table:table-row>
        <table:table-row table:style-name="ro4">
          <table:table-cell office:value-type="string" table:number-columns-spanned="2" table:number-rows-spanned="1">
            <text:p>Artist</text:p>
          </table:table-cell>
          <table:covered-table-cell office:value-type="string">
            <text:p>Artist</text:p>
          </table:covered-table-cell>
          <table:table-cell office:value-type="percentage" office:value="0.164">
            <text:p>16.4%</text:p>
          </table:table-cell>
          <table:table-cell office:value-type="float" office:value="124">
            <text:p>124</text:p>
          </table:table-cell>
          <table:table-cell table:number-columns-repeated="1020"/>
        </table:table-row>
        <table:table-row table:style-name="ro4">
          <table:table-cell office:value-type="string" table:number-columns-spanned="2" table:number-rows-spanned="1">
            <text:p>Designer</text:p>
          </table:table-cell>
          <table:covered-table-cell office:value-type="string">
            <text:p>Designer</text:p>
          </table:covered-table-cell>
          <table:table-cell office:value-type="percentage" office:value="0.349">
            <text:p>34.9%</text:p>
          </table:table-cell>
          <table:table-cell office:value-type="float" office:value="263">
            <text:p>263</text:p>
          </table:table-cell>
          <table:table-cell table:number-columns-repeated="1020"/>
        </table:table-row>
        <table:table-row table:style-name="ro4">
          <table:table-cell office:value-type="string" table:number-columns-spanned="2" table:number-rows-spanned="1">
            <text:p>Educator</text:p>
          </table:table-cell>
          <table:covered-table-cell office:value-type="string">
            <text:p>Educator</text:p>
          </table:covered-table-cell>
          <table:table-cell office:value-type="percentage" office:value="0.215">
            <text:p>21.5%</text:p>
          </table:table-cell>
          <table:table-cell office:value-type="float" office:value="162">
            <text:p>162</text:p>
          </table:table-cell>
          <table:table-cell table:number-columns-repeated="1020"/>
        </table:table-row>
        <table:table-row table:style-name="ro4">
          <table:table-cell office:value-type="string" table:number-columns-spanned="2" table:number-rows-spanned="1">
            <text:p>Student</text:p>
          </table:table-cell>
          <table:covered-table-cell office:value-type="string">
            <text:p>Student</text:p>
          </table:covered-table-cell>
          <table:table-cell office:value-type="percentage" office:value="0.308">
            <text:p>30.8%</text:p>
          </table:table-cell>
          <table:table-cell office:value-type="float" office:value="232">
            <text:p>232</text:p>
          </table:table-cell>
          <table:table-cell table:number-columns-repeated="1020"/>
        </table:table-row>
        <table:table-row table:style-name="ro4">
          <table:table-cell office:value-type="string" table:number-columns-spanned="2" table:number-rows-spanned="1">
            <text:p>Scientist</text:p>
          </table:table-cell>
          <table:covered-table-cell office:value-type="string">
            <text:p>Scientist</text:p>
          </table:covered-table-cell>
          <table:table-cell office:value-type="percentage" office:value="0.199">
            <text:p>19.9%</text:p>
          </table:table-cell>
          <table:table-cell office:value-type="float" office:value="150">
            <text:p>150</text:p>
          </table:table-cell>
          <table:table-cell table:number-columns-repeated="1020"/>
        </table:table-row>
        <table:table-row table:style-name="ro4">
          <table:table-cell office:value-type="string" table:number-columns-spanned="2" table:number-rows-spanned="1">
            <text:p>Researcher</text:p>
          </table:table-cell>
          <table:covered-table-cell office:value-type="string">
            <text:p>Researcher</text:p>
          </table:covered-table-cell>
          <table:table-cell office:value-type="percentage" office:value="0.281">
            <text:p>28.1%</text:p>
          </table:table-cell>
          <table:table-cell office:value-type="float" office:value="212">
            <text:p>212</text:p>
          </table:table-cell>
          <table:table-cell table:number-columns-repeated="1020"/>
        </table:table-row>
        <table:table-row table:style-name="ro4">
          <table:table-cell office:value-type="string" table:number-columns-spanned="2" table:number-rows-spanned="1">
            <text:p>Programmer</text:p>
          </table:table-cell>
          <table:covered-table-cell office:value-type="string">
            <text:p>Programmer</text:p>
          </table:covered-table-cell>
          <table:table-cell office:value-type="percentage" office:value="0.566">
            <text:p>56.6%</text:p>
          </table:table-cell>
          <table:table-cell office:value-type="float" office:value="427">
            <text:p>427</text:p>
          </table:table-cell>
          <table:table-cell table:number-columns-repeated="1020"/>
        </table:table-row>
        <table:table-row table:style-name="ro4">
          <table:table-cell office:value-type="string" table:number-columns-spanned="2" table:number-rows-spanned="1">
            <text:p>Engineer</text:p>
          </table:table-cell>
          <table:covered-table-cell office:value-type="string">
            <text:p>Engineer</text:p>
          </table:covered-table-cell>
          <table:table-cell office:value-type="percentage" office:value="0.528">
            <text:p>52.8%</text:p>
          </table:table-cell>
          <table:table-cell office:value-type="float" office:value="398">
            <text:p>398</text:p>
          </table:table-cell>
          <table:table-cell table:number-columns-repeated="1020"/>
        </table:table-row>
        <table:table-row table:style-name="ro4">
          <table:table-cell office:value-type="string" table:number-columns-spanned="2" table:number-rows-spanned="1">
            <text:p>Entrepreneur</text:p>
          </table:table-cell>
          <table:covered-table-cell office:value-type="string">
            <text:p>Entrepreneur</text:p>
          </table:covered-table-cell>
          <table:table-cell office:value-type="percentage" office:value="0.285">
            <text:p>28.5%</text:p>
          </table:table-cell>
          <table:table-cell office:value-type="float" office:value="215">
            <text:p>215</text:p>
          </table:table-cell>
          <table:table-cell table:number-columns-repeated="1020"/>
        </table:table-row>
        <table:table-row table:style-name="ro4">
          <table:table-cell office:value-type="string" table:number-columns-spanned="2" table:number-rows-spanned="1">
            <text:p>Activist</text:p>
          </table:table-cell>
          <table:covered-table-cell office:value-type="string">
            <text:p>Activist</text:p>
          </table:covered-table-cell>
          <table:table-cell office:value-type="percentage" office:value="0.115">
            <text:p>11.5%</text:p>
          </table:table-cell>
          <table:table-cell office:value-type="float" office:value="87">
            <text:p>87</text:p>
          </table:table-cell>
          <table:table-cell table:number-columns-repeated="1020"/>
        </table:table-row>
        <table:table-row table:style-name="ro4">
          <table:table-cell office:value-type="string" table:number-columns-spanned="2" table:number-rows-spanned="1">
            <text:p>Fabricator</text:p>
          </table:table-cell>
          <table:covered-table-cell office:value-type="string">
            <text:p>Fabricator</text:p>
          </table:covered-table-cell>
          <table:table-cell office:value-type="percentage" office:value="0.172">
            <text:p>17.2%</text:p>
          </table:table-cell>
          <table:table-cell office:value-type="float" office:value="130">
            <text:p>130</text:p>
          </table:table-cell>
          <table:table-cell table:number-columns-repeated="1020"/>
        </table:table-row>
        <table:table-row table:style-name="ro4">
          <table:table-cell office:value-type="string" table:number-columns-spanned="2" table:number-rows-spanned="1">
            <text:p>Machinist</text:p>
          </table:table-cell>
          <table:covered-table-cell office:value-type="string">
            <text:p>Machinist</text:p>
          </table:covered-table-cell>
          <table:table-cell office:value-type="percentage" office:value="0.097">
            <text:p>9.7%</text:p>
          </table:table-cell>
          <table:table-cell office:value-type="float" office:value="73">
            <text:p>73</text:p>
          </table:table-cell>
          <table:table-cell table:number-columns-repeated="1020"/>
        </table:table-row>
        <table:table-row table:style-name="ro4">
          <table:table-cell office:value-type="string" table:number-columns-spanned="2" table:number-rows-spanned="1">
            <text:p>Organizer</text:p>
          </table:table-cell>
          <table:covered-table-cell office:value-type="string">
            <text:p>Organizer</text:p>
          </table:covered-table-cell>
          <table:table-cell office:value-type="percentage" office:value="0.088">
            <text:p>8.8%</text:p>
          </table:table-cell>
          <table:table-cell office:value-type="float" office:value="66">
            <text:p>66</text:p>
          </table:table-cell>
          <table:table-cell table:number-columns-repeated="1020"/>
        </table:table-row>
        <table:table-row table:style-name="ro4">
          <table:table-cell office:value-type="string" table:number-columns-spanned="2" table:number-rows-spanned="1">
            <text:p>Manager</text:p>
          </table:table-cell>
          <table:covered-table-cell office:value-type="string">
            <text:p>Manager</text:p>
          </table:covered-table-cell>
          <table:table-cell office:value-type="percentage" office:value="0.103">
            <text:p>10.3%</text:p>
          </table:table-cell>
          <table:table-cell office:value-type="float" office:value="78">
            <text:p>78</text:p>
          </table:table-cell>
          <table:table-cell table:number-columns-repeated="1020"/>
        </table:table-row>
        <table:table-row table:style-name="ro4">
          <table:table-cell office:value-type="string" table:number-columns-spanned="2" table:number-rows-spanned="1">
            <text:p>Technician</text:p>
          </table:table-cell>
          <table:covered-table-cell office:value-type="string">
            <text:p>Technician</text:p>
          </table:covered-table-cell>
          <table:table-cell office:value-type="percentage" office:value="0.263">
            <text:p>26.3%</text:p>
          </table:table-cell>
          <table:table-cell office:value-type="float" office:value="198">
            <text:p>198</text:p>
          </table:table-cell>
          <table:table-cell table:number-columns-repeated="1020"/>
        </table:table-row>
        <table:table-row table:style-name="ro4">
          <table:table-cell office:value-type="string" table:number-columns-spanned="2" table:number-rows-spanned="1">
            <text:p>Farmer</text:p>
          </table:table-cell>
          <table:covered-table-cell office:value-type="string">
            <text:p>Farmer</text:p>
          </table:covered-table-cell>
          <table:table-cell office:value-type="percentage" office:value="0.041">
            <text:p>4.1%</text:p>
          </table:table-cell>
          <table:table-cell office:value-type="float" office:value="31">
            <text:p>31</text:p>
          </table:table-cell>
          <table:table-cell table:number-columns-repeated="1020"/>
        </table:table-row>
        <table:table-row table:style-name="ro4">
          <table:table-cell office:value-type="string" table:number-columns-spanned="2" table:number-rows-spanned="1">
            <text:p>Manufacturer</text:p>
          </table:table-cell>
          <table:covered-table-cell office:value-type="string">
            <text:p>Manufacturer</text:p>
          </table:covered-table-cell>
          <table:table-cell office:value-type="percentage" office:value="0.127">
            <text:p>12.7%</text:p>
          </table:table-cell>
          <table:table-cell office:value-type="float" office:value="96">
            <text:p>96</text:p>
          </table:table-cell>
          <table:table-cell table:number-columns-repeated="1020"/>
        </table:table-row>
        <table:table-row table:style-name="ro4">
          <table:table-cell office:value-type="string" table:number-columns-spanned="2" table:number-rows-spanned="1">
            <text:p>Inventor</text:p>
          </table:table-cell>
          <table:covered-table-cell office:value-type="string">
            <text:p>Inventor</text:p>
          </table:covered-table-cell>
          <table:table-cell office:value-type="percentage" office:value="0.334">
            <text:p>33.4%</text:p>
          </table:table-cell>
          <table:table-cell office:value-type="float" office:value="252">
            <text:p>252</text:p>
          </table:table-cell>
          <table:table-cell table:number-columns-repeated="1020"/>
        </table:table-row>
        <table:table-row table:style-name="ro4">
          <table:table-cell office:value-type="string" table:number-columns-spanned="3" table:number-rows-spanned="1">
            <text:p>Other (please specify)</text:p>
          </table:table-cell>
          <table:covered-table-cell office:value-type="string">
            <text:p>Other (please specify)</text:p>
          </table:covered-table-cell>
          <table:covered-table-cell table:style-name="ce18" office:value-type="float" office:value="18">
            <text:p>18</text:p>
          </table:covered-table-cell>
          <table:table-cell table:style-name="ce20" office:value-type="float" office:value="18">
            <text:p>18</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754">
            <text:p>754</text:p>
          </table:covered-table-cell>
          <table:table-cell table:style-name="ce21" office:value-type="float" office:value="754">
            <text:p>754</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253">
            <text:p>253</text:p>
          </table:covered-table-cell>
          <table:table-cell table:style-name="ce22" office:value-type="float" office:value="253">
            <text:p>253</text:p>
          </table:table-cell>
          <table:table-cell table:number-columns-repeated="1020"/>
        </table:table-row>
        <table:table-row table:style-name="ro5">
          <table:table-cell table:style-name="Default" table:number-columns-repeated="4"/>
          <table:table-cell table:number-columns-repeated="1020"/>
        </table:table-row>
        <table:table-row table:style-name="ro6">
          <table:table-cell table:style-name="ce7" office:value-type="string">
            <text:p>Number</text:p>
          </table:table-cell>
          <table:table-cell table:style-name="ce7" office:value-type="string">
            <text:p>Response Date</text:p>
          </table:table-cell>
          <table:table-cell table:style-name="ce7" office:value-type="string">
            <text:p>Other (please specify)</text:p>
          </table:table-cell>
          <table:table-cell table:style-name="ce7" office:value-type="string">
            <text:p>Categories</text:p>
          </table:table-cell>
          <table:table-cell table:number-columns-repeated="1020"/>
        </table:table-row>
        <table:table-row table:style-name="ro5">
          <table:table-cell table:style-name="ce8" office:value-type="float" office:value="1">
            <text:p>1</text:p>
          </table:table-cell>
          <table:table-cell table:style-name="ce15" office:value-type="date" office:date-value="2013-11-13T01:33:00">
            <text:p>Nov 13, 2013 1:33 AM</text:p>
          </table:table-cell>
          <table:table-cell table:style-name="Default" office:value-type="string">
            <text:p>technofeminist</text:p>
          </table:table-cell>
          <table:table-cell table:style-name="Default"/>
          <table:table-cell table:number-columns-repeated="1020"/>
        </table:table-row>
        <table:table-row table:style-name="ro5">
          <table:table-cell table:style-name="ce8" office:value-type="float" office:value="2">
            <text:p>2</text:p>
          </table:table-cell>
          <table:table-cell table:style-name="ce15" office:value-type="date" office:date-value="2013-11-01T01:31:00">
            <text:p>Nov 1, 2013 1:31 AM</text:p>
          </table:table-cell>
          <table:table-cell table:style-name="Default" office:value-type="string">
            <text:p>Knocker</text:p>
          </table:table-cell>
          <table:table-cell table:style-name="Default"/>
          <table:table-cell table:number-columns-repeated="1020"/>
        </table:table-row>
        <table:table-row table:style-name="ro5">
          <table:table-cell table:style-name="ce8" office:value-type="float" office:value="3">
            <text:p>3</text:p>
          </table:table-cell>
          <table:table-cell table:style-name="ce15" office:value-type="date" office:date-value="2013-10-01T20:38:00">
            <text:p>Oct 1, 2013 8:38 PM</text:p>
          </table:table-cell>
          <table:table-cell table:style-name="Default" office:value-type="string">
            <text:p>Dental Assistant</text:p>
          </table:table-cell>
          <table:table-cell table:style-name="Default"/>
          <table:table-cell table:number-columns-repeated="1020"/>
        </table:table-row>
        <table:table-row table:style-name="ro5">
          <table:table-cell table:style-name="ce8" office:value-type="float" office:value="4">
            <text:p>4</text:p>
          </table:table-cell>
          <table:table-cell table:style-name="ce15" office:value-type="date" office:date-value="2013-08-06T12:46:00">
            <text:p>Aug 6, 2013 12:46 PM</text:p>
          </table:table-cell>
          <table:table-cell table:style-name="Default" office:value-type="string">
            <text:p>job creator</text:p>
          </table:table-cell>
          <table:table-cell table:style-name="Default"/>
          <table:table-cell table:number-columns-repeated="1020"/>
        </table:table-row>
        <table:table-row table:style-name="ro5">
          <table:table-cell table:style-name="ce8" office:value-type="float" office:value="5">
            <text:p>5</text:p>
          </table:table-cell>
          <table:table-cell table:style-name="ce15" office:value-type="date" office:date-value="2013-08-02T18:21:00">
            <text:p>Aug 2, 2013 6:21 PM</text:p>
          </table:table-cell>
          <table:table-cell table:style-name="Default" office:value-type="string">
            <text:p>writer</text:p>
          </table:table-cell>
          <table:table-cell table:style-name="Default"/>
          <table:table-cell table:number-columns-repeated="1020"/>
        </table:table-row>
        <table:table-row table:style-name="ro5">
          <table:table-cell table:style-name="ce8" office:value-type="float" office:value="6">
            <text:p>6</text:p>
          </table:table-cell>
          <table:table-cell table:style-name="ce15" office:value-type="date" office:date-value="2013-08-01T13:57:00">
            <text:p>Aug 1, 2013 1:57 PM</text:p>
          </table:table-cell>
          <table:table-cell table:style-name="Default" office:value-type="string">
            <text:p>Architect</text:p>
          </table:table-cell>
          <table:table-cell table:style-name="Default"/>
          <table:table-cell table:number-columns-repeated="1020"/>
        </table:table-row>
        <table:table-row table:style-name="ro5">
          <table:table-cell table:style-name="ce8" office:value-type="float" office:value="7">
            <text:p>7</text:p>
          </table:table-cell>
          <table:table-cell table:style-name="ce15" office:value-type="date" office:date-value="2013-07-31T21:25:00">
            <text:p>Jul 31, 2013 9:25 PM</text:p>
          </table:table-cell>
          <table:table-cell table:style-name="Default" office:value-type="string">
            <text:p>Software architect</text:p>
          </table:table-cell>
          <table:table-cell table:style-name="Default"/>
          <table:table-cell table:number-columns-repeated="1020"/>
        </table:table-row>
        <table:table-row table:style-name="ro5">
          <table:table-cell table:style-name="ce8" office:value-type="float" office:value="8">
            <text:p>8</text:p>
          </table:table-cell>
          <table:table-cell table:style-name="ce15" office:value-type="date" office:date-value="2013-07-31T17:23:00">
            <text:p>Jul 31, 2013 5:23 PM</text:p>
          </table:table-cell>
          <table:table-cell table:style-name="Default" office:value-type="string">
            <text:p>Accountant, purchasing agent, consultant, administrator, webmaster, critic</text:p>
          </table:table-cell>
          <table:table-cell table:style-name="Default"/>
          <table:table-cell table:number-columns-repeated="1020"/>
        </table:table-row>
        <table:table-row table:style-name="ro5">
          <table:table-cell table:style-name="ce8" office:value-type="float" office:value="9">
            <text:p>9</text:p>
          </table:table-cell>
          <table:table-cell table:style-name="ce15" office:value-type="date" office:date-value="2013-07-30T17:51:00">
            <text:p>Jul 30, 2013 5:51 PM</text:p>
          </table:table-cell>
          <table:table-cell table:style-name="Default" office:value-type="string">
            <text:p>Legal Advisor</text:p>
          </table:table-cell>
          <table:table-cell table:style-name="Default"/>
          <table:table-cell table:number-columns-repeated="1020"/>
        </table:table-row>
        <table:table-row table:style-name="ro5">
          <table:table-cell table:style-name="ce8" office:value-type="float" office:value="10">
            <text:p>10</text:p>
          </table:table-cell>
          <table:table-cell table:style-name="ce15" office:value-type="date" office:date-value="2013-07-29T03:41:00">
            <text:p>Jul 29, 2013 3:41 AM</text:p>
          </table:table-cell>
          <table:table-cell table:style-name="Default" office:value-type="string">
            <text:p>advisor</text:p>
          </table:table-cell>
          <table:table-cell table:style-name="Default"/>
          <table:table-cell table:number-columns-repeated="1020"/>
        </table:table-row>
        <table:table-row table:style-name="ro5">
          <table:table-cell table:style-name="ce8" office:value-type="float" office:value="11">
            <text:p>11</text:p>
          </table:table-cell>
          <table:table-cell table:style-name="ce15" office:value-type="date" office:date-value="2013-07-27T12:02:00">
            <text:p>Jul 27, 2013 12:02 PM</text:p>
          </table:table-cell>
          <table:table-cell table:style-name="Default" office:value-type="string">
            <text:p>Teacher</text:p>
          </table:table-cell>
          <table:table-cell table:style-name="Default"/>
          <table:table-cell table:number-columns-repeated="1020"/>
        </table:table-row>
        <table:table-row table:style-name="ro5">
          <table:table-cell table:style-name="ce8" office:value-type="float" office:value="12">
            <text:p>12</text:p>
          </table:table-cell>
          <table:table-cell table:style-name="ce15" office:value-type="date" office:date-value="2013-07-26T15:49:00">
            <text:p>Jul 26, 2013 3:49 PM</text:p>
          </table:table-cell>
          <table:table-cell table:style-name="Default" office:value-type="string">
            <text:p>Concept inventor</text:p>
          </table:table-cell>
          <table:table-cell table:style-name="Default"/>
          <table:table-cell table:number-columns-repeated="1020"/>
        </table:table-row>
        <table:table-row table:style-name="ro5">
          <table:table-cell table:style-name="ce8" office:value-type="float" office:value="13">
            <text:p>13</text:p>
          </table:table-cell>
          <table:table-cell table:style-name="ce15" office:value-type="date" office:date-value="2013-07-25T16:01:00">
            <text:p>Jul 25, 2013 4:01 PM</text:p>
          </table:table-cell>
          <table:table-cell table:style-name="Default" office:value-type="string">
            <text:p>Photographer</text:p>
          </table:table-cell>
          <table:table-cell table:style-name="Default"/>
          <table:table-cell table:number-columns-repeated="1020"/>
        </table:table-row>
        <table:table-row table:style-name="ro5">
          <table:table-cell table:style-name="ce8" office:value-type="float" office:value="14">
            <text:p>14</text:p>
          </table:table-cell>
          <table:table-cell table:style-name="ce15" office:value-type="date" office:date-value="2013-07-25T09:35:00">
            <text:p>Jul 25, 2013 9:35 AM</text:p>
          </table:table-cell>
          <table:table-cell table:style-name="Default" office:value-type="string">
            <text:p>Geek</text:p>
          </table:table-cell>
          <table:table-cell table:style-name="Default"/>
          <table:table-cell table:number-columns-repeated="1020"/>
        </table:table-row>
        <table:table-row table:style-name="ro5">
          <table:table-cell table:style-name="ce8" office:value-type="float" office:value="15">
            <text:p>15</text:p>
          </table:table-cell>
          <table:table-cell table:style-name="ce15" office:value-type="date" office:date-value="2013-07-25T07:40:00">
            <text:p>Jul 25, 2013 7:40 AM</text:p>
          </table:table-cell>
          <table:table-cell table:style-name="Default" office:value-type="string">
            <text:p>n00b</text:p>
          </table:table-cell>
          <table:table-cell table:style-name="Default"/>
          <table:table-cell table:number-columns-repeated="1020"/>
        </table:table-row>
        <table:table-row table:style-name="ro5">
          <table:table-cell table:style-name="ce8" office:value-type="float" office:value="16">
            <text:p>16</text:p>
          </table:table-cell>
          <table:table-cell table:style-name="ce15" office:value-type="date" office:date-value="2013-07-25T00:59:00">
            <text:p>Jul 25, 2013 12:59 AM</text:p>
          </table:table-cell>
          <table:table-cell table:style-name="Default" office:value-type="string">
            <text:p>Librarian</text:p>
          </table:table-cell>
          <table:table-cell table:style-name="Default"/>
          <table:table-cell table:number-columns-repeated="1020"/>
        </table:table-row>
        <table:table-row table:style-name="ro5">
          <table:table-cell table:style-name="ce8" office:value-type="float" office:value="17">
            <text:p>17</text:p>
          </table:table-cell>
          <table:table-cell table:style-name="ce15" office:value-type="date" office:date-value="2013-07-25T00:25:00">
            <text:p>Jul 25, 2013 12:25 AM</text:p>
          </table:table-cell>
          <table:table-cell table:style-name="Default" office:value-type="string">
            <text:p>Fixer</text:p>
          </table:table-cell>
          <table:table-cell table:style-name="Default"/>
          <table:table-cell table:number-columns-repeated="1020"/>
        </table:table-row>
        <table:table-row table:style-name="ro5">
          <table:table-cell table:style-name="ce8" office:value-type="float" office:value="18">
            <text:p>18</text:p>
          </table:table-cell>
          <table:table-cell table:style-name="ce15" office:value-type="date" office:date-value="2013-07-24T20:34:00">
            <text:p>Jul 24, 2013 8:34 PM</text:p>
          </table:table-cell>
          <table:table-cell table:style-name="Default" office:value-type="string">
            <text:p>journalist</text:p>
          </table:table-cell>
          <table:table-cell table:style-name="Default"/>
          <table:table-cell table:number-columns-repeated="1020"/>
        </table:table-row>
      </table:table>
      <table:table table:name="Question 25"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Are you a member of a hackerspace/makerspace?</text:p>
          </table:table-cell>
          <table:covered-table-cell table:style-name="ce10" office:value-type="string">
            <text:p>Are you a member of a hackerspace/makerspace?</text:p>
          </table:covered-table-cell>
          <table:covered-table-cell table:style-name="ce10" office:value-type="string">
            <text:p>Are you a member of a hackerspace/makerspace?</text:p>
          </table:covered-table-cell>
          <table:covered-table-cell table:style-name="ce10" office:value-type="string">
            <text:p>Are you a member of a hackerspace/makerspac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Yes</text:p>
          </table:table-cell>
          <table:covered-table-cell office:value-type="string">
            <text:p>Yes</text:p>
          </table:covered-table-cell>
          <table:table-cell office:value-type="percentage" office:value="0.177">
            <text:p>17.7%</text:p>
          </table:table-cell>
          <table:table-cell office:value-type="float" office:value="133">
            <text:p>133</text:p>
          </table:table-cell>
          <table:table-cell table:number-columns-repeated="1020"/>
        </table:table-row>
        <table:table-row table:style-name="ro4">
          <table:table-cell office:value-type="string" table:number-columns-spanned="2" table:number-rows-spanned="1">
            <text:p>No</text:p>
          </table:table-cell>
          <table:covered-table-cell office:value-type="string">
            <text:p>No</text:p>
          </table:covered-table-cell>
          <table:table-cell office:value-type="percentage" office:value="0.691">
            <text:p>69.1%</text:p>
          </table:table-cell>
          <table:table-cell office:value-type="float" office:value="518">
            <text:p>518</text:p>
          </table:table-cell>
          <table:table-cell table:number-columns-repeated="1020"/>
        </table:table-row>
        <table:table-row table:style-name="ro4">
          <table:table-cell office:value-type="string" table:number-columns-spanned="2" table:number-rows-spanned="1">
            <text:p>￼I'm not a member but I often go to a hackerspace/makerspace</text:p>
          </table:table-cell>
          <table:covered-table-cell office:value-type="string">
            <text:p>￼I'm not a member but I often go to a hackerspace/makerspace</text:p>
          </table:covered-table-cell>
          <table:table-cell office:value-type="percentage" office:value="0.132">
            <text:p>13.2%</text:p>
          </table:table-cell>
          <table:table-cell office:value-type="float" office:value="99">
            <text:p>99</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750">
            <text:p>750</text:p>
          </table:covered-table-cell>
          <table:table-cell table:style-name="ce21" office:value-type="float" office:value="750">
            <text:p>750</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257">
            <text:p>257</text:p>
          </table:covered-table-cell>
          <table:table-cell table:style-name="ce22" office:value-type="float" office:value="257">
            <text:p>257</text:p>
          </table:table-cell>
          <table:table-cell table:number-columns-repeated="2"/>
          <table:table-cell>
            <draw:frame table:end-cell-address="'Question 25'.P27" table:end-x="0.0012in" table:end-y="0.1768in" draw:z-index="0" draw:name="Chart 1" draw:style-name="gr1" svg:width="6.3209in" svg:height="3.5413in" svg:x="0.0004in" svg:y="0.0004in">
              <draw:object draw:notify-on-update-of-ranges="'Question 25'.A4:'Question 25'.A6 'Question 25'.C4:'Question 25'.C6" xlink:href="./Object 24" xlink:type="simple" xlink:show="embed" xlink:actuate="onLoad"/>
              <draw:image xlink:href="./ObjectReplacements/Object 24" xlink:type="simple" xlink:show="embed" xlink:actuate="onLoad"/>
            </draw:frame>
          </table:table-cell>
          <table:table-cell table:number-columns-repeated="1017"/>
        </table:table-row>
      </table:table>
      <table:table table:name="Question 26"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How old are you?</text:p>
          </table:table-cell>
          <table:covered-table-cell table:style-name="ce10" office:value-type="string">
            <text:p>How old are you?</text:p>
          </table:covered-table-cell>
          <table:covered-table-cell table:style-name="ce10" office:value-type="string">
            <text:p>How old are you?</text:p>
          </table:covered-table-cell>
          <table:covered-table-cell table:style-name="ce10" office:value-type="string">
            <text:p>How old are you?</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7</text:p>
          </table:table-cell>
          <table:covered-table-cell office:value-type="string">
            <text:p>7</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8</text:p>
          </table:table-cell>
          <table:covered-table-cell office:value-type="string">
            <text:p>8</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9</text:p>
          </table:table-cell>
          <table:covered-table-cell office:value-type="string">
            <text:p>9</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0</text:p>
          </table:table-cell>
          <table:covered-table-cell office:value-type="string">
            <text:p>10</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1</text:p>
          </table:table-cell>
          <table:covered-table-cell office:value-type="string">
            <text:p>11</text:p>
          </table:covered-table-cell>
          <table:table-cell office:value-type="percentage" office:value="0">
            <text:p>0.0%</text:p>
          </table:table-cell>
          <table:table-cell office:value-type="float" office:value="0">
            <text:p>0</text:p>
          </table:table-cell>
          <table:table-cell table:number-columns-repeated="2"/>
          <table:table-cell>
            <draw:frame table:end-cell-address="'Question 26'.P31" table:end-x="0.0012in" table:end-y="0.0024in" draw:z-index="0" draw:name="Chart 1" draw:style-name="gr1" svg:width="6.3209in" svg:height="4.0598in" svg:x="0.0004in" svg:y="0.0004in">
              <draw:object draw:notify-on-update-of-ranges="'Question 1'.A4:'Question 1'.A103 'Question 1'.C4:'Question 1'.C103" xlink:href="./Object 25" xlink:type="simple" xlink:show="embed" xlink:actuate="onLoad"/>
              <draw:image xlink:href="./ObjectReplacements/Object 25" xlink:type="simple" xlink:show="embed" xlink:actuate="onLoad"/>
            </draw:frame>
          </table:table-cell>
          <table:table-cell table:number-columns-repeated="1017"/>
        </table:table-row>
        <table:table-row table:style-name="ro4">
          <table:table-cell office:value-type="string" table:number-columns-spanned="2" table:number-rows-spanned="1">
            <text:p>12</text:p>
          </table:table-cell>
          <table:covered-table-cell office:value-type="string">
            <text:p>12</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13</text:p>
          </table:table-cell>
          <table:covered-table-cell office:value-type="string">
            <text:p>13</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14</text:p>
          </table:table-cell>
          <table:covered-table-cell office:value-type="string">
            <text:p>14</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5</text:p>
          </table:table-cell>
          <table:covered-table-cell office:value-type="string">
            <text:p>15</text:p>
          </table:covered-table-cell>
          <table:table-cell office:value-type="percentage" office:value="0.015">
            <text:p>1.5%</text:p>
          </table:table-cell>
          <table:table-cell office:value-type="float" office:value="11">
            <text:p>11</text:p>
          </table:table-cell>
          <table:table-cell table:number-columns-repeated="1020"/>
        </table:table-row>
        <table:table-row table:style-name="ro4">
          <table:table-cell office:value-type="string" table:number-columns-spanned="2" table:number-rows-spanned="1">
            <text:p>16</text:p>
          </table:table-cell>
          <table:covered-table-cell office:value-type="string">
            <text:p>16</text:p>
          </table:covered-table-cell>
          <table:table-cell office:value-type="percentage" office:value="0.008">
            <text:p>0.8%</text:p>
          </table:table-cell>
          <table:table-cell office:value-type="float" office:value="6">
            <text:p>6</text:p>
          </table:table-cell>
          <table:table-cell table:number-columns-repeated="1020"/>
        </table:table-row>
        <table:table-row table:style-name="ro4">
          <table:table-cell office:value-type="string" table:number-columns-spanned="2" table:number-rows-spanned="1">
            <text:p>17</text:p>
          </table:table-cell>
          <table:covered-table-cell office:value-type="string">
            <text:p>17</text:p>
          </table:covered-table-cell>
          <table:table-cell office:value-type="percentage" office:value="0.009">
            <text:p>0.9%</text:p>
          </table:table-cell>
          <table:table-cell office:value-type="float" office:value="7">
            <text:p>7</text:p>
          </table:table-cell>
          <table:table-cell table:number-columns-repeated="1020"/>
        </table:table-row>
        <table:table-row table:style-name="ro4">
          <table:table-cell/>
          <table:table-cell office:value-type="string">
            <text:p>17 AND YOUNGER</text:p>
          </table:table-cell>
          <table:table-cell table:style-name="ce26" table:formula="of:=SUM([.C4:.C14])" office:value-type="percentage" office:value="0.038">
            <text:p>3.8%</text:p>
          </table:table-cell>
          <table:table-cell table:number-columns-repeated="1021"/>
        </table:table-row>
        <table:table-row table:style-name="ro4">
          <table:table-cell office:value-type="string" table:number-columns-spanned="2" table:number-rows-spanned="1">
            <text:p>18</text:p>
          </table:table-cell>
          <table:covered-table-cell office:value-type="string">
            <text:p>18</text:p>
          </table:covered-table-cell>
          <table:table-cell office:value-type="percentage" office:value="0.007">
            <text:p>0.7%</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19</text:p>
          </table:table-cell>
          <table:covered-table-cell office:value-type="string">
            <text:p>19</text:p>
          </table:covered-table-cell>
          <table:table-cell office:value-type="percentage" office:value="0.011">
            <text:p>1.1%</text:p>
          </table:table-cell>
          <table:table-cell office:value-type="float" office:value="8">
            <text:p>8</text:p>
          </table:table-cell>
          <table:table-cell table:number-columns-repeated="1020"/>
        </table:table-row>
        <table:table-row table:style-name="ro4">
          <table:table-cell office:value-type="string" table:number-columns-spanned="2" table:number-rows-spanned="1">
            <text:p>20</text:p>
          </table:table-cell>
          <table:covered-table-cell office:value-type="string">
            <text:p>20</text:p>
          </table:covered-table-cell>
          <table:table-cell office:value-type="percentage" office:value="0.019">
            <text:p>1.9%</text:p>
          </table:table-cell>
          <table:table-cell office:value-type="float" office:value="14">
            <text:p>14</text:p>
          </table:table-cell>
          <table:table-cell table:number-columns-repeated="1020"/>
        </table:table-row>
        <table:table-row table:style-name="ro4">
          <table:table-cell/>
          <table:table-cell office:value-type="string">
            <text:p>18-20</text:p>
          </table:table-cell>
          <table:table-cell table:formula="of:=SUM([.C16:.C18])" office:value-type="percentage" office:value="0.037">
            <text:p>3.7%</text:p>
          </table:table-cell>
          <table:table-cell table:number-columns-repeated="1021"/>
        </table:table-row>
        <table:table-row table:style-name="ro4">
          <table:table-cell office:value-type="string" table:number-columns-spanned="2" table:number-rows-spanned="1">
            <text:p>21</text:p>
          </table:table-cell>
          <table:covered-table-cell office:value-type="string">
            <text:p>21</text:p>
          </table:covered-table-cell>
          <table:table-cell office:value-type="percentage" office:value="0.026">
            <text:p>2.6%</text:p>
          </table:table-cell>
          <table:table-cell office:value-type="float" office:value="19">
            <text:p>19</text:p>
          </table:table-cell>
          <table:table-cell table:number-columns-repeated="1020"/>
        </table:table-row>
        <table:table-row table:style-name="ro4">
          <table:table-cell office:value-type="string" table:number-columns-spanned="2" table:number-rows-spanned="1">
            <text:p>22</text:p>
          </table:table-cell>
          <table:covered-table-cell office:value-type="string">
            <text:p>22</text:p>
          </table:covered-table-cell>
          <table:table-cell office:value-type="percentage" office:value="0.019">
            <text:p>1.9%</text:p>
          </table:table-cell>
          <table:table-cell office:value-type="float" office:value="14">
            <text:p>14</text:p>
          </table:table-cell>
          <table:table-cell table:number-columns-repeated="1020"/>
        </table:table-row>
        <table:table-row table:style-name="ro4">
          <table:table-cell office:value-type="string" table:number-columns-spanned="2" table:number-rows-spanned="1">
            <text:p>23</text:p>
          </table:table-cell>
          <table:covered-table-cell office:value-type="string">
            <text:p>23</text:p>
          </table:covered-table-cell>
          <table:table-cell office:value-type="percentage" office:value="0.042">
            <text:p>4.2%</text:p>
          </table:table-cell>
          <table:table-cell office:value-type="float" office:value="31">
            <text:p>31</text:p>
          </table:table-cell>
          <table:table-cell table:number-columns-repeated="1020"/>
        </table:table-row>
        <table:table-row table:style-name="ro4">
          <table:table-cell office:value-type="string" table:number-columns-spanned="2" table:number-rows-spanned="1">
            <text:p>24</text:p>
          </table:table-cell>
          <table:covered-table-cell office:value-type="string">
            <text:p>24</text:p>
          </table:covered-table-cell>
          <table:table-cell office:value-type="percentage" office:value="0.034">
            <text:p>3.4%</text:p>
          </table:table-cell>
          <table:table-cell office:value-type="float" office:value="25">
            <text:p>25</text:p>
          </table:table-cell>
          <table:table-cell table:number-columns-repeated="1020"/>
        </table:table-row>
        <table:table-row table:style-name="ro4">
          <table:table-cell office:value-type="string" table:number-columns-spanned="2" table:number-rows-spanned="1">
            <text:p>25</text:p>
          </table:table-cell>
          <table:covered-table-cell office:value-type="string">
            <text:p>25</text:p>
          </table:covered-table-cell>
          <table:table-cell office:value-type="percentage" office:value="0.038">
            <text:p>3.8%</text:p>
          </table:table-cell>
          <table:table-cell office:value-type="float" office:value="28">
            <text:p>28</text:p>
          </table:table-cell>
          <table:table-cell table:number-columns-repeated="1020"/>
        </table:table-row>
        <table:table-row table:style-name="ro4">
          <table:table-cell office:value-type="string" table:number-columns-spanned="2" table:number-rows-spanned="1">
            <text:p>26</text:p>
          </table:table-cell>
          <table:covered-table-cell office:value-type="string">
            <text:p>26</text:p>
          </table:covered-table-cell>
          <table:table-cell office:value-type="percentage" office:value="0.024">
            <text:p>2.4%</text:p>
          </table:table-cell>
          <table:table-cell office:value-type="float" office:value="18">
            <text:p>18</text:p>
          </table:table-cell>
          <table:table-cell table:number-columns-repeated="1020"/>
        </table:table-row>
        <table:table-row table:style-name="ro4">
          <table:table-cell office:value-type="string" table:number-columns-spanned="2" table:number-rows-spanned="1">
            <text:p>27</text:p>
          </table:table-cell>
          <table:covered-table-cell office:value-type="string">
            <text:p>27</text:p>
          </table:covered-table-cell>
          <table:table-cell office:value-type="percentage" office:value="0.041">
            <text:p>4.1%</text:p>
          </table:table-cell>
          <table:table-cell office:value-type="float" office:value="30">
            <text:p>30</text:p>
          </table:table-cell>
          <table:table-cell table:number-columns-repeated="1020"/>
        </table:table-row>
        <table:table-row table:style-name="ro4">
          <table:table-cell office:value-type="string" table:number-columns-spanned="2" table:number-rows-spanned="1">
            <text:p>28</text:p>
          </table:table-cell>
          <table:covered-table-cell office:value-type="string">
            <text:p>28</text:p>
          </table:covered-table-cell>
          <table:table-cell office:value-type="percentage" office:value="0.03">
            <text:p>3.0%</text:p>
          </table:table-cell>
          <table:table-cell office:value-type="float" office:value="22">
            <text:p>22</text:p>
          </table:table-cell>
          <table:table-cell table:number-columns-repeated="1020"/>
        </table:table-row>
        <table:table-row table:style-name="ro4">
          <table:table-cell office:value-type="string" table:number-columns-spanned="2" table:number-rows-spanned="1">
            <text:p>29</text:p>
          </table:table-cell>
          <table:covered-table-cell office:value-type="string">
            <text:p>29</text:p>
          </table:covered-table-cell>
          <table:table-cell office:value-type="percentage" office:value="0.054">
            <text:p>5.4%</text:p>
          </table:table-cell>
          <table:table-cell office:value-type="float" office:value="40">
            <text:p>40</text:p>
          </table:table-cell>
          <table:table-cell table:number-columns-repeated="1020"/>
        </table:table-row>
        <table:table-row table:style-name="ro4">
          <table:table-cell/>
          <table:table-cell office:value-type="string">
            <text:p>21-29</text:p>
          </table:table-cell>
          <table:table-cell table:formula="of:=SUM([.C20:.C28])" office:value-type="percentage" office:value="0.308">
            <text:p>30.8%</text:p>
          </table:table-cell>
          <table:table-cell table:number-columns-repeated="1021"/>
        </table:table-row>
        <table:table-row table:style-name="ro4">
          <table:table-cell office:value-type="string" table:number-columns-spanned="2" table:number-rows-spanned="1">
            <text:p>30</text:p>
          </table:table-cell>
          <table:covered-table-cell office:value-type="string">
            <text:p>30</text:p>
          </table:covered-table-cell>
          <table:table-cell office:value-type="percentage" office:value="0.039">
            <text:p>3.9%</text:p>
          </table:table-cell>
          <table:table-cell office:value-type="float" office:value="29">
            <text:p>29</text:p>
          </table:table-cell>
          <table:table-cell table:number-columns-repeated="1020"/>
        </table:table-row>
        <table:table-row table:style-name="ro4">
          <table:table-cell office:value-type="string" table:number-columns-spanned="2" table:number-rows-spanned="1">
            <text:p>31</text:p>
          </table:table-cell>
          <table:covered-table-cell office:value-type="string">
            <text:p>31</text:p>
          </table:covered-table-cell>
          <table:table-cell office:value-type="percentage" office:value="0.035">
            <text:p>3.5%</text:p>
          </table:table-cell>
          <table:table-cell office:value-type="float" office:value="26">
            <text:p>26</text:p>
          </table:table-cell>
          <table:table-cell table:number-columns-repeated="1020"/>
        </table:table-row>
        <table:table-row table:style-name="ro4">
          <table:table-cell office:value-type="string" table:number-columns-spanned="2" table:number-rows-spanned="1">
            <text:p>32</text:p>
          </table:table-cell>
          <table:covered-table-cell office:value-type="string">
            <text:p>32</text:p>
          </table:covered-table-cell>
          <table:table-cell office:value-type="percentage" office:value="0.03">
            <text:p>3.0%</text:p>
          </table:table-cell>
          <table:table-cell office:value-type="float" office:value="22">
            <text:p>22</text:p>
          </table:table-cell>
          <table:table-cell table:number-columns-repeated="1020"/>
        </table:table-row>
        <table:table-row table:style-name="ro4">
          <table:table-cell office:value-type="string" table:number-columns-spanned="2" table:number-rows-spanned="1">
            <text:p>33</text:p>
          </table:table-cell>
          <table:covered-table-cell office:value-type="string">
            <text:p>33</text:p>
          </table:covered-table-cell>
          <table:table-cell office:value-type="percentage" office:value="0.042">
            <text:p>4.2%</text:p>
          </table:table-cell>
          <table:table-cell office:value-type="float" office:value="31">
            <text:p>31</text:p>
          </table:table-cell>
          <table:table-cell table:number-columns-repeated="1020"/>
        </table:table-row>
        <table:table-row table:style-name="ro4">
          <table:table-cell office:value-type="string" table:number-columns-spanned="2" table:number-rows-spanned="1">
            <text:p>34</text:p>
          </table:table-cell>
          <table:covered-table-cell office:value-type="string">
            <text:p>34</text:p>
          </table:covered-table-cell>
          <table:table-cell office:value-type="percentage" office:value="0.034">
            <text:p>3.4%</text:p>
          </table:table-cell>
          <table:table-cell office:value-type="float" office:value="25">
            <text:p>25</text:p>
          </table:table-cell>
          <table:table-cell table:number-columns-repeated="1020"/>
        </table:table-row>
        <table:table-row table:style-name="ro4">
          <table:table-cell office:value-type="string" table:number-columns-spanned="2" table:number-rows-spanned="1">
            <text:p>35</text:p>
          </table:table-cell>
          <table:covered-table-cell office:value-type="string">
            <text:p>35</text:p>
          </table:covered-table-cell>
          <table:table-cell office:value-type="percentage" office:value="0.024">
            <text:p>2.4%</text:p>
          </table:table-cell>
          <table:table-cell office:value-type="float" office:value="18">
            <text:p>18</text:p>
          </table:table-cell>
          <table:table-cell table:number-columns-repeated="1020"/>
        </table:table-row>
        <table:table-row table:style-name="ro4">
          <table:table-cell office:value-type="string" table:number-columns-spanned="2" table:number-rows-spanned="1">
            <text:p>36</text:p>
          </table:table-cell>
          <table:covered-table-cell office:value-type="string">
            <text:p>36</text:p>
          </table:covered-table-cell>
          <table:table-cell office:value-type="percentage" office:value="0.023">
            <text:p>2.3%</text:p>
          </table:table-cell>
          <table:table-cell office:value-type="float" office:value="17">
            <text:p>17</text:p>
          </table:table-cell>
          <table:table-cell table:number-columns-repeated="1020"/>
        </table:table-row>
        <table:table-row table:style-name="ro4">
          <table:table-cell office:value-type="string" table:number-columns-spanned="2" table:number-rows-spanned="1">
            <text:p>37</text:p>
          </table:table-cell>
          <table:covered-table-cell office:value-type="string">
            <text:p>37</text:p>
          </table:covered-table-cell>
          <table:table-cell office:value-type="percentage" office:value="0.026">
            <text:p>2.6%</text:p>
          </table:table-cell>
          <table:table-cell office:value-type="float" office:value="19">
            <text:p>19</text:p>
          </table:table-cell>
          <table:table-cell table:number-columns-repeated="1020"/>
        </table:table-row>
        <table:table-row table:style-name="ro4">
          <table:table-cell office:value-type="string" table:number-columns-spanned="2" table:number-rows-spanned="1">
            <text:p>38</text:p>
          </table:table-cell>
          <table:covered-table-cell office:value-type="string">
            <text:p>38</text:p>
          </table:covered-table-cell>
          <table:table-cell office:value-type="percentage" office:value="0.031">
            <text:p>3.1%</text:p>
          </table:table-cell>
          <table:table-cell office:value-type="float" office:value="23">
            <text:p>23</text:p>
          </table:table-cell>
          <table:table-cell table:number-columns-repeated="1020"/>
        </table:table-row>
        <table:table-row table:style-name="ro4">
          <table:table-cell office:value-type="string" table:number-columns-spanned="2" table:number-rows-spanned="1">
            <text:p>39</text:p>
          </table:table-cell>
          <table:covered-table-cell office:value-type="string">
            <text:p>39</text:p>
          </table:covered-table-cell>
          <table:table-cell office:value-type="percentage" office:value="0.026">
            <text:p>2.6%</text:p>
          </table:table-cell>
          <table:table-cell office:value-type="float" office:value="19">
            <text:p>19</text:p>
          </table:table-cell>
          <table:table-cell table:number-columns-repeated="1020"/>
        </table:table-row>
        <table:table-row table:style-name="ro4">
          <table:table-cell/>
          <table:table-cell office:value-type="string">
            <text:p>30-39</text:p>
          </table:table-cell>
          <table:table-cell table:formula="of:=SUM([.C30:.C39])" office:value-type="percentage" office:value="0.31">
            <text:p>31.0%</text:p>
          </table:table-cell>
          <table:table-cell table:number-columns-repeated="1021"/>
        </table:table-row>
        <table:table-row table:style-name="ro4">
          <table:table-cell office:value-type="string" table:number-columns-spanned="2" table:number-rows-spanned="1">
            <text:p>40</text:p>
          </table:table-cell>
          <table:covered-table-cell office:value-type="string">
            <text:p>40</text:p>
          </table:covered-table-cell>
          <table:table-cell office:value-type="percentage" office:value="0.026">
            <text:p>2.6%</text:p>
          </table:table-cell>
          <table:table-cell office:value-type="float" office:value="19">
            <text:p>19</text:p>
          </table:table-cell>
          <table:table-cell table:number-columns-repeated="1020"/>
        </table:table-row>
        <table:table-row table:style-name="ro4">
          <table:table-cell office:value-type="string" table:number-columns-spanned="2" table:number-rows-spanned="1">
            <text:p>41</text:p>
          </table:table-cell>
          <table:covered-table-cell office:value-type="string">
            <text:p>41</text:p>
          </table:covered-table-cell>
          <table:table-cell office:value-type="percentage" office:value="0.015">
            <text:p>1.5%</text:p>
          </table:table-cell>
          <table:table-cell office:value-type="float" office:value="11">
            <text:p>11</text:p>
          </table:table-cell>
          <table:table-cell table:number-columns-repeated="1020"/>
        </table:table-row>
        <table:table-row table:style-name="ro4">
          <table:table-cell office:value-type="string" table:number-columns-spanned="2" table:number-rows-spanned="1">
            <text:p>42</text:p>
          </table:table-cell>
          <table:covered-table-cell office:value-type="string">
            <text:p>42</text:p>
          </table:covered-table-cell>
          <table:table-cell office:value-type="percentage" office:value="0.026">
            <text:p>2.6%</text:p>
          </table:table-cell>
          <table:table-cell office:value-type="float" office:value="19">
            <text:p>19</text:p>
          </table:table-cell>
          <table:table-cell table:number-columns-repeated="1020"/>
        </table:table-row>
        <table:table-row table:style-name="ro4">
          <table:table-cell office:value-type="string" table:number-columns-spanned="2" table:number-rows-spanned="1">
            <text:p>43</text:p>
          </table:table-cell>
          <table:covered-table-cell office:value-type="string">
            <text:p>43</text:p>
          </table:covered-table-cell>
          <table:table-cell office:value-type="percentage" office:value="0.019">
            <text:p>1.9%</text:p>
          </table:table-cell>
          <table:table-cell office:value-type="float" office:value="14">
            <text:p>14</text:p>
          </table:table-cell>
          <table:table-cell table:number-columns-repeated="1020"/>
        </table:table-row>
        <table:table-row table:style-name="ro4">
          <table:table-cell office:value-type="string" table:number-columns-spanned="2" table:number-rows-spanned="1">
            <text:p>44</text:p>
          </table:table-cell>
          <table:covered-table-cell office:value-type="string">
            <text:p>44</text:p>
          </table:covered-table-cell>
          <table:table-cell office:value-type="percentage" office:value="0.019">
            <text:p>1.9%</text:p>
          </table:table-cell>
          <table:table-cell office:value-type="float" office:value="14">
            <text:p>14</text:p>
          </table:table-cell>
          <table:table-cell table:number-columns-repeated="1020"/>
        </table:table-row>
        <table:table-row table:style-name="ro4">
          <table:table-cell office:value-type="string" table:number-columns-spanned="2" table:number-rows-spanned="1">
            <text:p>45</text:p>
          </table:table-cell>
          <table:covered-table-cell office:value-type="string">
            <text:p>45</text:p>
          </table:covered-table-cell>
          <table:table-cell office:value-type="percentage" office:value="0.014">
            <text:p>1.4%</text:p>
          </table:table-cell>
          <table:table-cell office:value-type="float" office:value="10">
            <text:p>10</text:p>
          </table:table-cell>
          <table:table-cell table:number-columns-repeated="1020"/>
        </table:table-row>
        <table:table-row table:style-name="ro4">
          <table:table-cell office:value-type="string" table:number-columns-spanned="2" table:number-rows-spanned="1">
            <text:p>46</text:p>
          </table:table-cell>
          <table:covered-table-cell office:value-type="string">
            <text:p>46</text:p>
          </table:covered-table-cell>
          <table:table-cell office:value-type="percentage" office:value="0.016">
            <text:p>1.6%</text:p>
          </table:table-cell>
          <table:table-cell office:value-type="float" office:value="12">
            <text:p>12</text:p>
          </table:table-cell>
          <table:table-cell table:number-columns-repeated="1020"/>
        </table:table-row>
        <table:table-row table:style-name="ro4">
          <table:table-cell office:value-type="string" table:number-columns-spanned="2" table:number-rows-spanned="1">
            <text:p>47</text:p>
          </table:table-cell>
          <table:covered-table-cell office:value-type="string">
            <text:p>47</text:p>
          </table:covered-table-cell>
          <table:table-cell office:value-type="percentage" office:value="0.02">
            <text:p>2.0%</text:p>
          </table:table-cell>
          <table:table-cell office:value-type="float" office:value="15">
            <text:p>15</text:p>
          </table:table-cell>
          <table:table-cell table:number-columns-repeated="1020"/>
        </table:table-row>
        <table:table-row table:style-name="ro4">
          <table:table-cell office:value-type="string" table:number-columns-spanned="2" table:number-rows-spanned="1">
            <text:p>48</text:p>
          </table:table-cell>
          <table:covered-table-cell office:value-type="string">
            <text:p>48</text:p>
          </table:covered-table-cell>
          <table:table-cell office:value-type="percentage" office:value="0.014">
            <text:p>1.4%</text:p>
          </table:table-cell>
          <table:table-cell office:value-type="float" office:value="10">
            <text:p>10</text:p>
          </table:table-cell>
          <table:table-cell table:number-columns-repeated="1020"/>
        </table:table-row>
        <table:table-row table:style-name="ro4">
          <table:table-cell office:value-type="string" table:number-columns-spanned="2" table:number-rows-spanned="1">
            <text:p>49</text:p>
          </table:table-cell>
          <table:covered-table-cell office:value-type="string">
            <text:p>49</text:p>
          </table:covered-table-cell>
          <table:table-cell office:value-type="percentage" office:value="0.016">
            <text:p>1.6%</text:p>
          </table:table-cell>
          <table:table-cell office:value-type="float" office:value="12">
            <text:p>12</text:p>
          </table:table-cell>
          <table:table-cell table:number-columns-repeated="1020"/>
        </table:table-row>
        <table:table-row table:style-name="ro4">
          <table:table-cell/>
          <table:table-cell office:value-type="string">
            <text:p>40-49</text:p>
          </table:table-cell>
          <table:table-cell table:formula="of:=SUM([.C41:.C50])" office:value-type="percentage" office:value="0.185">
            <text:p>18.5%</text:p>
          </table:table-cell>
          <table:table-cell table:number-columns-repeated="1021"/>
        </table:table-row>
        <table:table-row table:style-name="ro4">
          <table:table-cell office:value-type="string" table:number-columns-spanned="2" table:number-rows-spanned="1">
            <text:p>50</text:p>
          </table:table-cell>
          <table:covered-table-cell office:value-type="string">
            <text:p>50</text:p>
          </table:covered-table-cell>
          <table:table-cell office:value-type="percentage" office:value="0.015">
            <text:p>1.5%</text:p>
          </table:table-cell>
          <table:table-cell office:value-type="float" office:value="11">
            <text:p>11</text:p>
          </table:table-cell>
          <table:table-cell table:number-columns-repeated="1020"/>
        </table:table-row>
        <table:table-row table:style-name="ro4">
          <table:table-cell office:value-type="string" table:number-columns-spanned="2" table:number-rows-spanned="1">
            <text:p>51</text:p>
          </table:table-cell>
          <table:covered-table-cell office:value-type="string">
            <text:p>51</text:p>
          </table:covered-table-cell>
          <table:table-cell office:value-type="percentage" office:value="0.009">
            <text:p>0.9%</text:p>
          </table:table-cell>
          <table:table-cell office:value-type="float" office:value="7">
            <text:p>7</text:p>
          </table:table-cell>
          <table:table-cell table:number-columns-repeated="1020"/>
        </table:table-row>
        <table:table-row table:style-name="ro4">
          <table:table-cell office:value-type="string" table:number-columns-spanned="2" table:number-rows-spanned="1">
            <text:p>52</text:p>
          </table:table-cell>
          <table:covered-table-cell office:value-type="string">
            <text:p>52</text:p>
          </table:covered-table-cell>
          <table:table-cell office:value-type="percentage" office:value="0.02">
            <text:p>2.0%</text:p>
          </table:table-cell>
          <table:table-cell office:value-type="float" office:value="15">
            <text:p>15</text:p>
          </table:table-cell>
          <table:table-cell table:number-columns-repeated="1020"/>
        </table:table-row>
        <table:table-row table:style-name="ro4">
          <table:table-cell office:value-type="string" table:number-columns-spanned="2" table:number-rows-spanned="1">
            <text:p>53</text:p>
          </table:table-cell>
          <table:covered-table-cell office:value-type="string">
            <text:p>53</text:p>
          </table:covered-table-cell>
          <table:table-cell office:value-type="percentage" office:value="0.007">
            <text:p>0.7%</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54</text:p>
          </table:table-cell>
          <table:covered-table-cell office:value-type="string">
            <text:p>54</text:p>
          </table:covered-table-cell>
          <table:table-cell office:value-type="percentage" office:value="0.008">
            <text:p>0.8%</text:p>
          </table:table-cell>
          <table:table-cell office:value-type="float" office:value="6">
            <text:p>6</text:p>
          </table:table-cell>
          <table:table-cell table:number-columns-repeated="1020"/>
        </table:table-row>
        <table:table-row table:style-name="ro4">
          <table:table-cell office:value-type="string" table:number-columns-spanned="2" table:number-rows-spanned="1">
            <text:p>55</text:p>
          </table:table-cell>
          <table:covered-table-cell office:value-type="string">
            <text:p>55</text:p>
          </table:covered-table-cell>
          <table:table-cell office:value-type="percentage" office:value="0.009">
            <text:p>0.9%</text:p>
          </table:table-cell>
          <table:table-cell office:value-type="float" office:value="7">
            <text:p>7</text:p>
          </table:table-cell>
          <table:table-cell table:number-columns-repeated="1020"/>
        </table:table-row>
        <table:table-row table:style-name="ro4">
          <table:table-cell office:value-type="string" table:number-columns-spanned="2" table:number-rows-spanned="1">
            <text:p>56</text:p>
          </table:table-cell>
          <table:covered-table-cell office:value-type="string">
            <text:p>56</text:p>
          </table:covered-table-cell>
          <table:table-cell office:value-type="percentage" office:value="0.011">
            <text:p>1.1%</text:p>
          </table:table-cell>
          <table:table-cell office:value-type="float" office:value="8">
            <text:p>8</text:p>
          </table:table-cell>
          <table:table-cell table:number-columns-repeated="1020"/>
        </table:table-row>
        <table:table-row table:style-name="ro4">
          <table:table-cell office:value-type="string" table:number-columns-spanned="2" table:number-rows-spanned="1">
            <text:p>57</text:p>
          </table:table-cell>
          <table:covered-table-cell office:value-type="string">
            <text:p>57</text:p>
          </table:covered-table-cell>
          <table:table-cell office:value-type="percentage" office:value="0.008">
            <text:p>0.8%</text:p>
          </table:table-cell>
          <table:table-cell office:value-type="float" office:value="6">
            <text:p>6</text:p>
          </table:table-cell>
          <table:table-cell table:number-columns-repeated="1020"/>
        </table:table-row>
        <table:table-row table:style-name="ro4">
          <table:table-cell office:value-type="string" table:number-columns-spanned="2" table:number-rows-spanned="1">
            <text:p>58</text:p>
          </table:table-cell>
          <table:covered-table-cell office:value-type="string">
            <text:p>58</text:p>
          </table:covered-table-cell>
          <table:table-cell office:value-type="percentage" office:value="0.004">
            <text:p>0.4%</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59</text:p>
          </table:table-cell>
          <table:covered-table-cell office:value-type="string">
            <text:p>59</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table:table-cell office:value-type="string">
            <text:p>50-59</text:p>
          </table:table-cell>
          <table:table-cell table:formula="of:=SUM([.C52:.C61])" office:value-type="percentage" office:value="0.094">
            <text:p>9.4%</text:p>
          </table:table-cell>
          <table:table-cell table:number-columns-repeated="1021"/>
        </table:table-row>
        <table:table-row table:style-name="ro4">
          <table:table-cell office:value-type="string" table:number-columns-spanned="2" table:number-rows-spanned="1">
            <text:p>60</text:p>
          </table:table-cell>
          <table:covered-table-cell office:value-type="string">
            <text:p>60</text:p>
          </table:covered-table-cell>
          <table:table-cell office:value-type="percentage" office:value="0.005">
            <text:p>0.5%</text:p>
          </table:table-cell>
          <table:table-cell office:value-type="float" office:value="4">
            <text:p>4</text:p>
          </table:table-cell>
          <table:table-cell table:number-columns-repeated="1020"/>
        </table:table-row>
        <table:table-row table:style-name="ro4">
          <table:table-cell office:value-type="string" table:number-columns-spanned="2" table:number-rows-spanned="1">
            <text:p>61</text:p>
          </table:table-cell>
          <table:covered-table-cell office:value-type="string">
            <text:p>61</text:p>
          </table:covered-table-cell>
          <table:table-cell office:value-type="percentage" office:value="0.004">
            <text:p>0.4%</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62</text:p>
          </table:table-cell>
          <table:covered-table-cell office:value-type="string">
            <text:p>62</text:p>
          </table:covered-table-cell>
          <table:table-cell office:value-type="percentage" office:value="0.004">
            <text:p>0.4%</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63</text:p>
          </table:table-cell>
          <table:covered-table-cell office:value-type="string">
            <text:p>63</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64</text:p>
          </table:table-cell>
          <table:covered-table-cell office:value-type="string">
            <text:p>64</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65</text:p>
          </table:table-cell>
          <table:covered-table-cell office:value-type="string">
            <text:p>65</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66</text:p>
          </table:table-cell>
          <table:covered-table-cell office:value-type="string">
            <text:p>66</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67</text:p>
          </table:table-cell>
          <table:covered-table-cell office:value-type="string">
            <text:p>67</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68</text:p>
          </table:table-cell>
          <table:covered-table-cell office:value-type="string">
            <text:p>68</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69</text:p>
          </table:table-cell>
          <table:covered-table-cell office:value-type="string">
            <text:p>69</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70</text:p>
          </table:table-cell>
          <table:covered-table-cell office:value-type="string">
            <text:p>70</text:p>
          </table:covered-table-cell>
          <table:table-cell office:value-type="percentage" office:value="0.004">
            <text:p>0.4%</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71</text:p>
          </table:table-cell>
          <table:covered-table-cell office:value-type="string">
            <text:p>71</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72</text:p>
          </table:table-cell>
          <table:covered-table-cell office:value-type="string">
            <text:p>72</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73</text:p>
          </table:table-cell>
          <table:covered-table-cell office:value-type="string">
            <text:p>73</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74</text:p>
          </table:table-cell>
          <table:covered-table-cell office:value-type="string">
            <text:p>74</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75</text:p>
          </table:table-cell>
          <table:covered-table-cell office:value-type="string">
            <text:p>75</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76</text:p>
          </table:table-cell>
          <table:covered-table-cell office:value-type="string">
            <text:p>76</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77</text:p>
          </table:table-cell>
          <table:covered-table-cell office:value-type="string">
            <text:p>77</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78</text:p>
          </table:table-cell>
          <table:covered-table-cell office:value-type="string">
            <text:p>78</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79</text:p>
          </table:table-cell>
          <table:covered-table-cell office:value-type="string">
            <text:p>79</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80</text:p>
          </table:table-cell>
          <table:covered-table-cell office:value-type="string">
            <text:p>80</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81</text:p>
          </table:table-cell>
          <table:covered-table-cell office:value-type="string">
            <text:p>81</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82</text:p>
          </table:table-cell>
          <table:covered-table-cell office:value-type="string">
            <text:p>82</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83</text:p>
          </table:table-cell>
          <table:covered-table-cell office:value-type="string">
            <text:p>83</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84</text:p>
          </table:table-cell>
          <table:covered-table-cell office:value-type="string">
            <text:p>84</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85</text:p>
          </table:table-cell>
          <table:covered-table-cell office:value-type="string">
            <text:p>85</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86</text:p>
          </table:table-cell>
          <table:covered-table-cell office:value-type="string">
            <text:p>86</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87</text:p>
          </table:table-cell>
          <table:covered-table-cell office:value-type="string">
            <text:p>87</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88</text:p>
          </table:table-cell>
          <table:covered-table-cell office:value-type="string">
            <text:p>88</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89</text:p>
          </table:table-cell>
          <table:covered-table-cell office:value-type="string">
            <text:p>89</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90</text:p>
          </table:table-cell>
          <table:covered-table-cell office:value-type="string">
            <text:p>90</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91</text:p>
          </table:table-cell>
          <table:covered-table-cell office:value-type="string">
            <text:p>91</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92</text:p>
          </table:table-cell>
          <table:covered-table-cell office:value-type="string">
            <text:p>92</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93</text:p>
          </table:table-cell>
          <table:covered-table-cell office:value-type="string">
            <text:p>93</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94</text:p>
          </table:table-cell>
          <table:covered-table-cell office:value-type="string">
            <text:p>94</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95</text:p>
          </table:table-cell>
          <table:covered-table-cell office:value-type="string">
            <text:p>95</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96</text:p>
          </table:table-cell>
          <table:covered-table-cell office:value-type="string">
            <text:p>96</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97</text:p>
          </table:table-cell>
          <table:covered-table-cell office:value-type="string">
            <text:p>97</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98</text:p>
          </table:table-cell>
          <table:covered-table-cell office:value-type="string">
            <text:p>98</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99</text:p>
          </table:table-cell>
          <table:covered-table-cell office:value-type="string">
            <text:p>99</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100</text:p>
          </table:table-cell>
          <table:covered-table-cell office:value-type="string">
            <text:p>100</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table:table-cell office:value-type="string">
            <text:p>60 AND OLDER</text:p>
          </table:table-cell>
          <table:table-cell table:formula="of:=SUM([.C63:.C103])" office:value-type="percentage" office:value="0.025">
            <text:p>2.5%</text:p>
          </table:table-cell>
          <table:table-cell table:number-columns-repeated="1021"/>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737">
            <text:p>737</text:p>
          </table:covered-table-cell>
          <table:table-cell table:style-name="ce21" office:value-type="float" office:value="737">
            <text:p>737</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270">
            <text:p>270</text:p>
          </table:covered-table-cell>
          <table:table-cell table:style-name="ce22" office:value-type="float" office:value="270">
            <text:p>270</text:p>
          </table:table-cell>
          <table:table-cell table:number-columns-repeated="1020"/>
        </table:table-row>
      </table:table>
      <table:table table:name="Question 27"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What country do you live in?</text:p>
          </table:table-cell>
          <table:covered-table-cell table:style-name="ce10" office:value-type="string">
            <text:p>What country do you live in?</text:p>
          </table:covered-table-cell>
          <table:covered-table-cell table:style-name="ce10" office:value-type="string">
            <text:p>What country do you live in?</text:p>
          </table:covered-table-cell>
          <table:covered-table-cell table:style-name="ce10" office:value-type="string">
            <text:p>What country do you live in?</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ac – Ascension Island</text:p>
          </table:table-cell>
          <table:covered-table-cell office:value-type="string">
            <text:p>ac – Ascension Is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d – Andorra</text:p>
          </table:table-cell>
          <table:covered-table-cell office:value-type="string">
            <text:p>ad – Andorr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e – United Arab Emirates</text:p>
          </table:table-cell>
          <table:covered-table-cell office:value-type="string">
            <text:p>ae – United Arab Emirate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f – Afghanistan</text:p>
          </table:table-cell>
          <table:covered-table-cell office:value-type="string">
            <text:p>af – Afghanist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g – Antigua and Barbuda</text:p>
          </table:table-cell>
          <table:covered-table-cell office:value-type="string">
            <text:p>ag – Antigua and Barbud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i – Anguillaal</text:p>
          </table:table-cell>
          <table:covered-table-cell office:value-type="string">
            <text:p>ai – Anguillaal</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l – Albania</text:p>
          </table:table-cell>
          <table:covered-table-cell office:value-type="string">
            <text:p>al – Alban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m – Armenia</text:p>
          </table:table-cell>
          <table:covered-table-cell office:value-type="string">
            <text:p>am – Armen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n – Netherlands Antilles</text:p>
          </table:table-cell>
          <table:covered-table-cell office:value-type="string">
            <text:p>an – Netherlands Antille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o – Angola</text:p>
          </table:table-cell>
          <table:covered-table-cell office:value-type="string">
            <text:p>ao – Angol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q – Antarctica</text:p>
          </table:table-cell>
          <table:covered-table-cell office:value-type="string">
            <text:p>aq – Antarctic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r – Argentina</text:p>
          </table:table-cell>
          <table:covered-table-cell office:value-type="string">
            <text:p>ar – Argentina</text:p>
          </table:covered-table-cell>
          <table:table-cell office:value-type="percentage" office:value="0.007">
            <text:p>0.7%</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as – American Samoa</text:p>
          </table:table-cell>
          <table:covered-table-cell office:value-type="string">
            <text:p>as – American Samo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t – Austria</text:p>
          </table:table-cell>
          <table:covered-table-cell office:value-type="string">
            <text:p>at – Austria</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au – Australia</text:p>
          </table:table-cell>
          <table:covered-table-cell office:value-type="string">
            <text:p>au – Australia</text:p>
          </table:covered-table-cell>
          <table:table-cell office:value-type="percentage" office:value="0.018">
            <text:p>1.8%</text:p>
          </table:table-cell>
          <table:table-cell office:value-type="float" office:value="13">
            <text:p>13</text:p>
          </table:table-cell>
          <table:table-cell table:number-columns-repeated="1020"/>
        </table:table-row>
        <table:table-row table:style-name="ro4">
          <table:table-cell office:value-type="string" table:number-columns-spanned="2" table:number-rows-spanned="1">
            <text:p>aw – Aruba</text:p>
          </table:table-cell>
          <table:covered-table-cell office:value-type="string">
            <text:p>aw – Arub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x – Aland Islands</text:p>
          </table:table-cell>
          <table:covered-table-cell office:value-type="string">
            <text:p>ax – Aland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z – Azerbaijan</text:p>
          </table:table-cell>
          <table:covered-table-cell office:value-type="string">
            <text:p>az – Azerbaij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a – Bosnia and Herzegovina</text:p>
          </table:table-cell>
          <table:covered-table-cell office:value-type="string">
            <text:p>ba – Bosnia and Herzegovin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b – Barbados</text:p>
          </table:table-cell>
          <table:covered-table-cell office:value-type="string">
            <text:p>bb – Barbado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d – Bangladesh</text:p>
          </table:table-cell>
          <table:covered-table-cell office:value-type="string">
            <text:p>bd – Bangladesh</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be – Belgium</text:p>
          </table:table-cell>
          <table:covered-table-cell office:value-type="string">
            <text:p>be – Belgium</text:p>
          </table:covered-table-cell>
          <table:table-cell office:value-type="percentage" office:value="0.009">
            <text:p>0.9%</text:p>
          </table:table-cell>
          <table:table-cell office:value-type="float" office:value="7">
            <text:p>7</text:p>
          </table:table-cell>
          <table:table-cell table:number-columns-repeated="1020"/>
        </table:table-row>
        <table:table-row table:style-name="ro4">
          <table:table-cell office:value-type="string" table:number-columns-spanned="2" table:number-rows-spanned="1">
            <text:p>bf – Burkina Faso</text:p>
          </table:table-cell>
          <table:covered-table-cell office:value-type="string">
            <text:p>bf – Burkina Fas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g – Bulgaria</text:p>
          </table:table-cell>
          <table:covered-table-cell office:value-type="string">
            <text:p>bg – Bulgaria</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bh – Bahrain</text:p>
          </table:table-cell>
          <table:covered-table-cell office:value-type="string">
            <text:p>bh – Bahrai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i – Burundi</text:p>
          </table:table-cell>
          <table:covered-table-cell office:value-type="string">
            <text:p>bi – Burundi</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j – Benin</text:p>
          </table:table-cell>
          <table:covered-table-cell office:value-type="string">
            <text:p>bj – Beni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m – Bermuda</text:p>
          </table:table-cell>
          <table:covered-table-cell office:value-type="string">
            <text:p>bm – Bermud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n – Brunei Darussalam</text:p>
          </table:table-cell>
          <table:covered-table-cell office:value-type="string">
            <text:p>bn – Brunei Darussalam</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o – Bolivia</text:p>
          </table:table-cell>
          <table:covered-table-cell office:value-type="string">
            <text:p>bo – Bolivia</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br – Brazil</text:p>
          </table:table-cell>
          <table:covered-table-cell office:value-type="string">
            <text:p>br – Brazil</text:p>
          </table:covered-table-cell>
          <table:table-cell office:value-type="percentage" office:value="0.024">
            <text:p>2.4%</text:p>
          </table:table-cell>
          <table:table-cell office:value-type="float" office:value="18">
            <text:p>18</text:p>
          </table:table-cell>
          <table:table-cell table:number-columns-repeated="1020"/>
        </table:table-row>
        <table:table-row table:style-name="ro4">
          <table:table-cell office:value-type="string" table:number-columns-spanned="2" table:number-rows-spanned="1">
            <text:p>bs – Bahamas</text:p>
          </table:table-cell>
          <table:covered-table-cell office:value-type="string">
            <text:p>bs – Bahama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t – Bhutan</text:p>
          </table:table-cell>
          <table:covered-table-cell office:value-type="string">
            <text:p>bt – Bhut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v – Bouvet Island</text:p>
          </table:table-cell>
          <table:covered-table-cell office:value-type="string">
            <text:p>bv – Bouvet Is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w – Botswana</text:p>
          </table:table-cell>
          <table:covered-table-cell office:value-type="string">
            <text:p>bw – Botswan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y – Belarus</text:p>
          </table:table-cell>
          <table:covered-table-cell office:value-type="string">
            <text:p>by – Belaru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z – Belize</text:p>
          </table:table-cell>
          <table:covered-table-cell office:value-type="string">
            <text:p>bz – Beliz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a – Canada</text:p>
          </table:table-cell>
          <table:covered-table-cell office:value-type="string">
            <text:p>ca – Canada</text:p>
          </table:covered-table-cell>
          <table:table-cell office:value-type="percentage" office:value="0.043">
            <text:p>4.3%</text:p>
          </table:table-cell>
          <table:table-cell office:value-type="float" office:value="32">
            <text:p>32</text:p>
          </table:table-cell>
          <table:table-cell table:number-columns-repeated="1020"/>
        </table:table-row>
        <table:table-row table:style-name="ro4">
          <table:table-cell office:value-type="string" table:number-columns-spanned="2" table:number-rows-spanned="1">
            <text:p>cc – Cocos (Keeling) Islands</text:p>
          </table:table-cell>
          <table:covered-table-cell office:value-type="string">
            <text:p>cc – Cocos (Keeling)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d – Congo, The Democratic Republic of the</text:p>
          </table:table-cell>
          <table:covered-table-cell office:value-type="string">
            <text:p>cd – Congo, The Democratic Republic of th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f – Central African Republic</text:p>
          </table:table-cell>
          <table:covered-table-cell office:value-type="string">
            <text:p>cf – Central African Republic</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g – Congo, Republic of</text:p>
          </table:table-cell>
          <table:covered-table-cell office:value-type="string">
            <text:p>cg – Congo, Republic of</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h – Switzerlandci</text:p>
          </table:table-cell>
          <table:covered-table-cell office:value-type="string">
            <text:p>ch – Switzerlandci</text:p>
          </table:covered-table-cell>
          <table:table-cell office:value-type="percentage" office:value="0.016">
            <text:p>1.6%</text:p>
          </table:table-cell>
          <table:table-cell office:value-type="float" office:value="12">
            <text:p>12</text:p>
          </table:table-cell>
          <table:table-cell table:number-columns-repeated="1020"/>
        </table:table-row>
        <table:table-row table:style-name="ro4">
          <table:table-cell office:value-type="string" table:number-columns-spanned="2" table:number-rows-spanned="1">
            <text:p>ci – Cote d'Ivoire</text:p>
          </table:table-cell>
          <table:covered-table-cell office:value-type="string">
            <text:p>ci – Cote d'Ivoir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k – Cook Islands</text:p>
          </table:table-cell>
          <table:covered-table-cell office:value-type="string">
            <text:p>ck – Cook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l – Chile</text:p>
          </table:table-cell>
          <table:covered-table-cell office:value-type="string">
            <text:p>cl – Chile</text:p>
          </table:covered-table-cell>
          <table:table-cell office:value-type="percentage" office:value="0.005">
            <text:p>0.5%</text:p>
          </table:table-cell>
          <table:table-cell office:value-type="float" office:value="4">
            <text:p>4</text:p>
          </table:table-cell>
          <table:table-cell table:number-columns-repeated="1020"/>
        </table:table-row>
        <table:table-row table:style-name="ro4">
          <table:table-cell office:value-type="string" table:number-columns-spanned="2" table:number-rows-spanned="1">
            <text:p>cm – Cameroon</text:p>
          </table:table-cell>
          <table:covered-table-cell office:value-type="string">
            <text:p>cm – Cameroo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n – China</text:p>
          </table:table-cell>
          <table:covered-table-cell office:value-type="string">
            <text:p>cn – China</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co – Colombia</text:p>
          </table:table-cell>
          <table:covered-table-cell office:value-type="string">
            <text:p>co – Colombia</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cr – Costa Rica</text:p>
          </table:table-cell>
          <table:covered-table-cell office:value-type="string">
            <text:p>cr – Costa Ric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u – Cuba</text:p>
          </table:table-cell>
          <table:covered-table-cell office:value-type="string">
            <text:p>cu – Cub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v – Cape Verde</text:p>
          </table:table-cell>
          <table:covered-table-cell office:value-type="string">
            <text:p>cv – Cape Verd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x – Christmas Island</text:p>
          </table:table-cell>
          <table:covered-table-cell office:value-type="string">
            <text:p>cx – Christmas Is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y – Cyprus</text:p>
          </table:table-cell>
          <table:covered-table-cell office:value-type="string">
            <text:p>cy – Cypru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z – Czech Republic</text:p>
          </table:table-cell>
          <table:covered-table-cell office:value-type="string">
            <text:p>cz – Czech Republic</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de – Germany</text:p>
          </table:table-cell>
          <table:covered-table-cell office:value-type="string">
            <text:p>de – Germany</text:p>
          </table:covered-table-cell>
          <table:table-cell office:value-type="percentage" office:value="0.045">
            <text:p>4.5%</text:p>
          </table:table-cell>
          <table:table-cell office:value-type="float" office:value="33">
            <text:p>33</text:p>
          </table:table-cell>
          <table:table-cell table:number-columns-repeated="1020"/>
        </table:table-row>
        <table:table-row table:style-name="ro4">
          <table:table-cell office:value-type="string" table:number-columns-spanned="2" table:number-rows-spanned="1">
            <text:p>dj – Djibouti</text:p>
          </table:table-cell>
          <table:covered-table-cell office:value-type="string">
            <text:p>dj – Djibouti</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dk – Denmark</text:p>
          </table:table-cell>
          <table:covered-table-cell office:value-type="string">
            <text:p>dk – Denmark</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dm – Dominica</text:p>
          </table:table-cell>
          <table:covered-table-cell office:value-type="string">
            <text:p>dm – Dominic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do – Dominican Republic</text:p>
          </table:table-cell>
          <table:covered-table-cell office:value-type="string">
            <text:p>do – Dominican Republic</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dz – Algeria</text:p>
          </table:table-cell>
          <table:covered-table-cell office:value-type="string">
            <text:p>dz – Alger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ec – Ecuador</text:p>
          </table:table-cell>
          <table:covered-table-cell office:value-type="string">
            <text:p>ec – Ecuador</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ee – Estonia</text:p>
          </table:table-cell>
          <table:covered-table-cell office:value-type="string">
            <text:p>ee – Eston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eg – Egypt</text:p>
          </table:table-cell>
          <table:covered-table-cell office:value-type="string">
            <text:p>eg – Egypt</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eh – Western Sahara</text:p>
          </table:table-cell>
          <table:covered-table-cell office:value-type="string">
            <text:p>eh – Western Sahar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er – Eritrea</text:p>
          </table:table-cell>
          <table:covered-table-cell office:value-type="string">
            <text:p>er – Eritre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es – Spain</text:p>
          </table:table-cell>
          <table:covered-table-cell office:value-type="string">
            <text:p>es – Spain</text:p>
          </table:covered-table-cell>
          <table:table-cell office:value-type="percentage" office:value="0.022">
            <text:p>2.2%</text:p>
          </table:table-cell>
          <table:table-cell office:value-type="float" office:value="16">
            <text:p>16</text:p>
          </table:table-cell>
          <table:table-cell table:number-columns-repeated="1020"/>
        </table:table-row>
        <table:table-row table:style-name="ro4">
          <table:table-cell office:value-type="string" table:number-columns-spanned="2" table:number-rows-spanned="1">
            <text:p>et – Ethiopia</text:p>
          </table:table-cell>
          <table:covered-table-cell office:value-type="string">
            <text:p>et – Ethiop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eu – European Union</text:p>
          </table:table-cell>
          <table:covered-table-cell office:value-type="string">
            <text:p>eu – European Union</text:p>
          </table:covered-table-cell>
          <table:table-cell office:value-type="percentage" office:value="0.004">
            <text:p>0.4%</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fi – Finland</text:p>
          </table:table-cell>
          <table:covered-table-cell office:value-type="string">
            <text:p>fi – Finland</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fj – Fiji</text:p>
          </table:table-cell>
          <table:covered-table-cell office:value-type="string">
            <text:p>fj – Fiji</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fk – Falkland Islands (Malvinas)</text:p>
          </table:table-cell>
          <table:covered-table-cell office:value-type="string">
            <text:p>fk – Falkland Islands (Malvina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fm – Micronesia, Federated States of</text:p>
          </table:table-cell>
          <table:covered-table-cell office:value-type="string">
            <text:p>fm – Micronesia, Federated States of</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fo – Faroe Islands</text:p>
          </table:table-cell>
          <table:covered-table-cell office:value-type="string">
            <text:p>fo – Faroe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fr – France</text:p>
          </table:table-cell>
          <table:covered-table-cell office:value-type="string">
            <text:p>fr – France</text:p>
          </table:covered-table-cell>
          <table:table-cell office:value-type="percentage" office:value="0.033">
            <text:p>3.3%</text:p>
          </table:table-cell>
          <table:table-cell office:value-type="float" office:value="24">
            <text:p>24</text:p>
          </table:table-cell>
          <table:table-cell table:number-columns-repeated="1020"/>
        </table:table-row>
        <table:table-row table:style-name="ro4">
          <table:table-cell office:value-type="string" table:number-columns-spanned="2" table:number-rows-spanned="1">
            <text:p>ga – Gabon</text:p>
          </table:table-cell>
          <table:covered-table-cell office:value-type="string">
            <text:p>ga – Gabo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b – United Kingdom</text:p>
          </table:table-cell>
          <table:covered-table-cell office:value-type="string">
            <text:p>gb – United Kingdom</text:p>
          </table:covered-table-cell>
          <table:table-cell office:value-type="percentage" office:value="0.015">
            <text:p>1.5%</text:p>
          </table:table-cell>
          <table:table-cell office:value-type="float" office:value="11">
            <text:p>11</text:p>
          </table:table-cell>
          <table:table-cell table:number-columns-repeated="1020"/>
        </table:table-row>
        <table:table-row table:style-name="ro4">
          <table:table-cell office:value-type="string" table:number-columns-spanned="2" table:number-rows-spanned="1">
            <text:p>gd – Grenada</text:p>
          </table:table-cell>
          <table:covered-table-cell office:value-type="string">
            <text:p>gd – Grenad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e – Georgia</text:p>
          </table:table-cell>
          <table:covered-table-cell office:value-type="string">
            <text:p>ge – Georg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f – French Guiana</text:p>
          </table:table-cell>
          <table:covered-table-cell office:value-type="string">
            <text:p>gf – French Guian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g – Guernsey</text:p>
          </table:table-cell>
          <table:covered-table-cell office:value-type="string">
            <text:p>gg – Guernsey</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h – Ghana</text:p>
          </table:table-cell>
          <table:covered-table-cell office:value-type="string">
            <text:p>gh – Ghan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i – Gibraltar</text:p>
          </table:table-cell>
          <table:covered-table-cell office:value-type="string">
            <text:p>gi – Gibraltar</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l – Greenland</text:p>
          </table:table-cell>
          <table:covered-table-cell office:value-type="string">
            <text:p>gl – Green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m – Gambia</text:p>
          </table:table-cell>
          <table:covered-table-cell office:value-type="string">
            <text:p>gm – Gamb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n – Guinea</text:p>
          </table:table-cell>
          <table:covered-table-cell office:value-type="string">
            <text:p>gn – Guine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p – Guadeloupe</text:p>
          </table:table-cell>
          <table:covered-table-cell office:value-type="string">
            <text:p>gp – Guadeloup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q – Equatorial Guinea</text:p>
          </table:table-cell>
          <table:covered-table-cell office:value-type="string">
            <text:p>gq – Equatorial Guine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r – Greece</text:p>
          </table:table-cell>
          <table:covered-table-cell office:value-type="string">
            <text:p>gr – Greece</text:p>
          </table:covered-table-cell>
          <table:table-cell office:value-type="percentage" office:value="0.004">
            <text:p>0.4%</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gs – South Georgia and the South Sandwich Islands</text:p>
          </table:table-cell>
          <table:covered-table-cell office:value-type="string">
            <text:p>gs – South Georgia and the South Sandwich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t – Guatemala</text:p>
          </table:table-cell>
          <table:covered-table-cell office:value-type="string">
            <text:p>gt – Guatemala</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gu – Guam</text:p>
          </table:table-cell>
          <table:covered-table-cell office:value-type="string">
            <text:p>gu – Guam</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w – Guinea-Bissau</text:p>
          </table:table-cell>
          <table:covered-table-cell office:value-type="string">
            <text:p>gw – Guinea-Bissau</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y – Guyana</text:p>
          </table:table-cell>
          <table:covered-table-cell office:value-type="string">
            <text:p>gy – Guyan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hk – Hong Kong</text:p>
          </table:table-cell>
          <table:covered-table-cell office:value-type="string">
            <text:p>hk – Hong Kong</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hm – Heard and McDonald Islands</text:p>
          </table:table-cell>
          <table:covered-table-cell office:value-type="string">
            <text:p>hm – Heard and McDonald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hn – Honduras</text:p>
          </table:table-cell>
          <table:covered-table-cell office:value-type="string">
            <text:p>hn – Hondura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hr – Croatia/Hrvatska</text:p>
          </table:table-cell>
          <table:covered-table-cell office:value-type="string">
            <text:p>hr – Croatia/Hrvatsk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ht – Haiti</text:p>
          </table:table-cell>
          <table:covered-table-cell office:value-type="string">
            <text:p>ht – Haiti</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hu – Hungary</text:p>
          </table:table-cell>
          <table:covered-table-cell office:value-type="string">
            <text:p>hu – Hungary</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id – Indonesia</text:p>
          </table:table-cell>
          <table:covered-table-cell office:value-type="string">
            <text:p>id – Indonesia</text:p>
          </table:covered-table-cell>
          <table:table-cell office:value-type="percentage" office:value="0.007">
            <text:p>0.7%</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ie – Ireland</text:p>
          </table:table-cell>
          <table:covered-table-cell office:value-type="string">
            <text:p>ie – Ireland</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il – Israel</text:p>
          </table:table-cell>
          <table:covered-table-cell office:value-type="string">
            <text:p>il – Israel</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im – Isle of Man</text:p>
          </table:table-cell>
          <table:covered-table-cell office:value-type="string">
            <text:p>im – Isle of M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in – India</text:p>
          </table:table-cell>
          <table:covered-table-cell office:value-type="string">
            <text:p>in – India</text:p>
          </table:covered-table-cell>
          <table:table-cell office:value-type="percentage" office:value="0.012">
            <text:p>1.2%</text:p>
          </table:table-cell>
          <table:table-cell office:value-type="float" office:value="9">
            <text:p>9</text:p>
          </table:table-cell>
          <table:table-cell table:number-columns-repeated="1020"/>
        </table:table-row>
        <table:table-row table:style-name="ro4">
          <table:table-cell office:value-type="string" table:number-columns-spanned="2" table:number-rows-spanned="1">
            <text:p>io – British Indian Ocean Territory</text:p>
          </table:table-cell>
          <table:covered-table-cell office:value-type="string">
            <text:p>io – British Indian Ocean Territory</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iq – Iraq</text:p>
          </table:table-cell>
          <table:covered-table-cell office:value-type="string">
            <text:p>iq – Iraq</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ir – Iran, Islamic Republic of</text:p>
          </table:table-cell>
          <table:covered-table-cell office:value-type="string">
            <text:p>ir – Iran, Islamic Republic of</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is – Iceland</text:p>
          </table:table-cell>
          <table:covered-table-cell office:value-type="string">
            <text:p>is – Ice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it – Italy</text:p>
          </table:table-cell>
          <table:covered-table-cell office:value-type="string">
            <text:p>it – Italy</text:p>
          </table:covered-table-cell>
          <table:table-cell office:value-type="percentage" office:value="0.028">
            <text:p>2.8%</text:p>
          </table:table-cell>
          <table:table-cell office:value-type="float" office:value="21">
            <text:p>21</text:p>
          </table:table-cell>
          <table:table-cell table:number-columns-repeated="1020"/>
        </table:table-row>
        <table:table-row table:style-name="ro4">
          <table:table-cell office:value-type="string" table:number-columns-spanned="2" table:number-rows-spanned="1">
            <text:p>je – Jersey</text:p>
          </table:table-cell>
          <table:covered-table-cell office:value-type="string">
            <text:p>je – Jersey</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jm – Jamaica</text:p>
          </table:table-cell>
          <table:covered-table-cell office:value-type="string">
            <text:p>jm – Jamaic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jo – Jordan</text:p>
          </table:table-cell>
          <table:covered-table-cell office:value-type="string">
            <text:p>jo – Jord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jp – Japan</text:p>
          </table:table-cell>
          <table:covered-table-cell office:value-type="string">
            <text:p>jp – Jap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ke – Kenya</text:p>
          </table:table-cell>
          <table:covered-table-cell office:value-type="string">
            <text:p>ke – Keny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kg – Kyrgyzstan</text:p>
          </table:table-cell>
          <table:covered-table-cell office:value-type="string">
            <text:p>kg – Kyrgyzst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kh – Cambodia</text:p>
          </table:table-cell>
          <table:covered-table-cell office:value-type="string">
            <text:p>kh – Cambod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ki – Kiribati</text:p>
          </table:table-cell>
          <table:covered-table-cell office:value-type="string">
            <text:p>ki – Kiribati</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km – Comoros</text:p>
          </table:table-cell>
          <table:covered-table-cell office:value-type="string">
            <text:p>km – Comoro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kn – Saint Kitts and Nevis</text:p>
          </table:table-cell>
          <table:covered-table-cell office:value-type="string">
            <text:p>kn – Saint Kitts and Nevi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kp – Korea, Democratic People's Republic</text:p>
          </table:table-cell>
          <table:covered-table-cell office:value-type="string">
            <text:p>kp – Korea, Democratic People's Republic</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kr – Korea, Republic of</text:p>
          </table:table-cell>
          <table:covered-table-cell office:value-type="string">
            <text:p>kr – Korea, Republic of</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kw – Kuwait</text:p>
          </table:table-cell>
          <table:covered-table-cell office:value-type="string">
            <text:p>kw – Kuwait</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ky – Cayman Islands</text:p>
          </table:table-cell>
          <table:covered-table-cell office:value-type="string">
            <text:p>ky – Cayman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kz – Kazakhstan</text:p>
          </table:table-cell>
          <table:covered-table-cell office:value-type="string">
            <text:p>kz – Kazakhst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a – Lao People's Democratic Republic</text:p>
          </table:table-cell>
          <table:covered-table-cell office:value-type="string">
            <text:p>la – Lao People's Democratic Republic</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b – Lebanon</text:p>
          </table:table-cell>
          <table:covered-table-cell office:value-type="string">
            <text:p>lb – Lebano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c – Saint Lucia</text:p>
          </table:table-cell>
          <table:covered-table-cell office:value-type="string">
            <text:p>lc – Saint Luc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i – Liechtenstein</text:p>
          </table:table-cell>
          <table:covered-table-cell office:value-type="string">
            <text:p>li – Liechtenstei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k – Sri Lanka</text:p>
          </table:table-cell>
          <table:covered-table-cell office:value-type="string">
            <text:p>lk – Sri Lanka</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lr – Liberia</text:p>
          </table:table-cell>
          <table:covered-table-cell office:value-type="string">
            <text:p>lr – Liber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s – Lesotho</text:p>
          </table:table-cell>
          <table:covered-table-cell office:value-type="string">
            <text:p>ls – Lesoth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t – Lithuania</text:p>
          </table:table-cell>
          <table:covered-table-cell office:value-type="string">
            <text:p>lt – Lithuan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u – Luxembourg</text:p>
          </table:table-cell>
          <table:covered-table-cell office:value-type="string">
            <text:p>lu – Luxembourg</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v – Latvia</text:p>
          </table:table-cell>
          <table:covered-table-cell office:value-type="string">
            <text:p>lv – Latvia</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ly – Libyan Arab Jamahiriya</text:p>
          </table:table-cell>
          <table:covered-table-cell office:value-type="string">
            <text:p>ly – Libyan Arab Jamahiriy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a – Morocco</text:p>
          </table:table-cell>
          <table:covered-table-cell office:value-type="string">
            <text:p>ma – Morocc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c – Monaco</text:p>
          </table:table-cell>
          <table:covered-table-cell office:value-type="string">
            <text:p>mc – Monac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d – Moldova, Republic of</text:p>
          </table:table-cell>
          <table:covered-table-cell office:value-type="string">
            <text:p>md – Moldova, Republic of</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e – Montenegro</text:p>
          </table:table-cell>
          <table:covered-table-cell office:value-type="string">
            <text:p>me – Montenegr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g – Madagascar</text:p>
          </table:table-cell>
          <table:covered-table-cell office:value-type="string">
            <text:p>mg – Madagascar</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h – Marshall Islands</text:p>
          </table:table-cell>
          <table:covered-table-cell office:value-type="string">
            <text:p>mh – Marshall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k – Macedonia, The Former Yugoslav Republic of</text:p>
          </table:table-cell>
          <table:covered-table-cell office:value-type="string">
            <text:p>mk – Macedonia, The Former Yugoslav Republic of</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l – Mali</text:p>
          </table:table-cell>
          <table:covered-table-cell office:value-type="string">
            <text:p>ml – Mali</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m – Myanmar</text:p>
          </table:table-cell>
          <table:covered-table-cell office:value-type="string">
            <text:p>mm – Myanmar</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n – Mongolia</text:p>
          </table:table-cell>
          <table:covered-table-cell office:value-type="string">
            <text:p>mn – Mongolia</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mo – Macao</text:p>
          </table:table-cell>
          <table:covered-table-cell office:value-type="string">
            <text:p>mo – Maca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p – Northern Mariana Islands</text:p>
          </table:table-cell>
          <table:covered-table-cell office:value-type="string">
            <text:p>mp – Northern Mariana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q – Martinique</text:p>
          </table:table-cell>
          <table:covered-table-cell office:value-type="string">
            <text:p>mq – Martiniqu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r – Mauritania</text:p>
          </table:table-cell>
          <table:covered-table-cell office:value-type="string">
            <text:p>mr – Mauritan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s – Montserrat</text:p>
          </table:table-cell>
          <table:covered-table-cell office:value-type="string">
            <text:p>ms – Montserrat</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t – Malta</text:p>
          </table:table-cell>
          <table:covered-table-cell office:value-type="string">
            <text:p>mt – Malt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u – Mauritius</text:p>
          </table:table-cell>
          <table:covered-table-cell office:value-type="string">
            <text:p>mu – Mauritiu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v – Maldives</text:p>
          </table:table-cell>
          <table:covered-table-cell office:value-type="string">
            <text:p>mv – Maldive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w – Malawi</text:p>
          </table:table-cell>
          <table:covered-table-cell office:value-type="string">
            <text:p>mw – Malawi</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x – Mexico</text:p>
          </table:table-cell>
          <table:covered-table-cell office:value-type="string">
            <text:p>mx – Mexico</text:p>
          </table:covered-table-cell>
          <table:table-cell office:value-type="percentage" office:value="0.008">
            <text:p>0.8%</text:p>
          </table:table-cell>
          <table:table-cell office:value-type="float" office:value="6">
            <text:p>6</text:p>
          </table:table-cell>
          <table:table-cell table:number-columns-repeated="1020"/>
        </table:table-row>
        <table:table-row table:style-name="ro4">
          <table:table-cell office:value-type="string" table:number-columns-spanned="2" table:number-rows-spanned="1">
            <text:p>my – Malaysia</text:p>
          </table:table-cell>
          <table:covered-table-cell office:value-type="string">
            <text:p>my – Malaysia</text:p>
          </table:covered-table-cell>
          <table:table-cell office:value-type="percentage" office:value="0.004">
            <text:p>0.4%</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mz – Mozambique</text:p>
          </table:table-cell>
          <table:covered-table-cell office:value-type="string">
            <text:p>mz – Mozambiqu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a – Namibia</text:p>
          </table:table-cell>
          <table:covered-table-cell office:value-type="string">
            <text:p>na – Namib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c – New Caledonia</text:p>
          </table:table-cell>
          <table:covered-table-cell office:value-type="string">
            <text:p>nc – New Caledonia</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ne – Niger</text:p>
          </table:table-cell>
          <table:covered-table-cell office:value-type="string">
            <text:p>ne – Niger</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f – Norfolk Island</text:p>
          </table:table-cell>
          <table:covered-table-cell office:value-type="string">
            <text:p>nf – Norfolk Is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g – Nigeria</text:p>
          </table:table-cell>
          <table:covered-table-cell office:value-type="string">
            <text:p>ng – Niger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i – Nicaragua</text:p>
          </table:table-cell>
          <table:covered-table-cell office:value-type="string">
            <text:p>ni – Nicaragu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l – Netherlands</text:p>
          </table:table-cell>
          <table:covered-table-cell office:value-type="string">
            <text:p>nl – Netherlands</text:p>
          </table:covered-table-cell>
          <table:table-cell office:value-type="percentage" office:value="0.018">
            <text:p>1.8%</text:p>
          </table:table-cell>
          <table:table-cell office:value-type="float" office:value="13">
            <text:p>13</text:p>
          </table:table-cell>
          <table:table-cell table:number-columns-repeated="1020"/>
        </table:table-row>
        <table:table-row table:style-name="ro4">
          <table:table-cell office:value-type="string" table:number-columns-spanned="2" table:number-rows-spanned="1">
            <text:p>no – Norway</text:p>
          </table:table-cell>
          <table:covered-table-cell office:value-type="string">
            <text:p>no – Norway</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np – Nepal</text:p>
          </table:table-cell>
          <table:covered-table-cell office:value-type="string">
            <text:p>np – Nepal</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r – Nauru</text:p>
          </table:table-cell>
          <table:covered-table-cell office:value-type="string">
            <text:p>nr – Nauru</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u – Niue</text:p>
          </table:table-cell>
          <table:covered-table-cell office:value-type="string">
            <text:p>nu – Niu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z – New Zealand</text:p>
          </table:table-cell>
          <table:covered-table-cell office:value-type="string">
            <text:p>nz – New Zealand</text:p>
          </table:covered-table-cell>
          <table:table-cell office:value-type="percentage" office:value="0.009">
            <text:p>0.9%</text:p>
          </table:table-cell>
          <table:table-cell office:value-type="float" office:value="7">
            <text:p>7</text:p>
          </table:table-cell>
          <table:table-cell table:number-columns-repeated="1020"/>
        </table:table-row>
        <table:table-row table:style-name="ro4">
          <table:table-cell office:value-type="string" table:number-columns-spanned="2" table:number-rows-spanned="1">
            <text:p>om – Oman</text:p>
          </table:table-cell>
          <table:covered-table-cell office:value-type="string">
            <text:p>om – Om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a – Panama</text:p>
          </table:table-cell>
          <table:covered-table-cell office:value-type="string">
            <text:p>pa – Panam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e – Peru</text:p>
          </table:table-cell>
          <table:covered-table-cell office:value-type="string">
            <text:p>pe – Peru</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pf – French Polynesia</text:p>
          </table:table-cell>
          <table:covered-table-cell office:value-type="string">
            <text:p>pf – French Polynes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g – Papua New Guinea</text:p>
          </table:table-cell>
          <table:covered-table-cell office:value-type="string">
            <text:p>pg – Papua New Guine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h – Philippines</text:p>
          </table:table-cell>
          <table:covered-table-cell office:value-type="string">
            <text:p>ph – Philippines</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pk – Pakistan</text:p>
          </table:table-cell>
          <table:covered-table-cell office:value-type="string">
            <text:p>pk – Pakist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l – Poland</text:p>
          </table:table-cell>
          <table:covered-table-cell office:value-type="string">
            <text:p>pl – Poland</text:p>
          </table:covered-table-cell>
          <table:table-cell office:value-type="percentage" office:value="0.007">
            <text:p>0.7%</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pm – Saint Pierre and Miquelon</text:p>
          </table:table-cell>
          <table:covered-table-cell office:value-type="string">
            <text:p>pm – Saint Pierre and Miquelo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n – Pitcairn Island</text:p>
          </table:table-cell>
          <table:covered-table-cell office:value-type="string">
            <text:p>pn – Pitcairn Is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r – Puerto Rico</text:p>
          </table:table-cell>
          <table:covered-table-cell office:value-type="string">
            <text:p>pr – Puerto Rico</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ps – Palestinian Territory, Occupied</text:p>
          </table:table-cell>
          <table:covered-table-cell office:value-type="string">
            <text:p>ps – Palestinian Territory, Occupie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t – Portugal</text:p>
          </table:table-cell>
          <table:covered-table-cell office:value-type="string">
            <text:p>pt – Portugal</text:p>
          </table:covered-table-cell>
          <table:table-cell office:value-type="percentage" office:value="0.026">
            <text:p>2.6%</text:p>
          </table:table-cell>
          <table:table-cell office:value-type="float" office:value="19">
            <text:p>19</text:p>
          </table:table-cell>
          <table:table-cell table:number-columns-repeated="1020"/>
        </table:table-row>
        <table:table-row table:style-name="ro4">
          <table:table-cell office:value-type="string" table:number-columns-spanned="2" table:number-rows-spanned="1">
            <text:p>pw – Palau</text:p>
          </table:table-cell>
          <table:covered-table-cell office:value-type="string">
            <text:p>pw – Palau</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y – Paraguay</text:p>
          </table:table-cell>
          <table:covered-table-cell office:value-type="string">
            <text:p>py – Paraguay</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qa – Qatar</text:p>
          </table:table-cell>
          <table:covered-table-cell office:value-type="string">
            <text:p>qa – Qatar</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re – Reunion Island</text:p>
          </table:table-cell>
          <table:covered-table-cell office:value-type="string">
            <text:p>re – Reunion Is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ro – Romania</text:p>
          </table:table-cell>
          <table:covered-table-cell office:value-type="string">
            <text:p>ro – Romania</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rs – Serbia</text:p>
          </table:table-cell>
          <table:covered-table-cell office:value-type="string">
            <text:p>rs – Serb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ru – Russian Federation</text:p>
          </table:table-cell>
          <table:covered-table-cell office:value-type="string">
            <text:p>ru – Russian Federation</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rw – Rwanda</text:p>
          </table:table-cell>
          <table:covered-table-cell office:value-type="string">
            <text:p>rw – Rwand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a – Saudi Arabia</text:p>
          </table:table-cell>
          <table:covered-table-cell office:value-type="string">
            <text:p>sa – Saudi Arab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b – Solomon Islands</text:p>
          </table:table-cell>
          <table:covered-table-cell office:value-type="string">
            <text:p>sb – Solomon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c – Seychelles</text:p>
          </table:table-cell>
          <table:covered-table-cell office:value-type="string">
            <text:p>sc – Seychelle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d – Sudan</text:p>
          </table:table-cell>
          <table:covered-table-cell office:value-type="string">
            <text:p>sd – Sud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e – Sweden</text:p>
          </table:table-cell>
          <table:covered-table-cell office:value-type="string">
            <text:p>se – Sweden</text:p>
          </table:covered-table-cell>
          <table:table-cell office:value-type="percentage" office:value="0.011">
            <text:p>1.1%</text:p>
          </table:table-cell>
          <table:table-cell office:value-type="float" office:value="8">
            <text:p>8</text:p>
          </table:table-cell>
          <table:table-cell table:number-columns-repeated="1020"/>
        </table:table-row>
        <table:table-row table:style-name="ro4">
          <table:table-cell office:value-type="string" table:number-columns-spanned="2" table:number-rows-spanned="1">
            <text:p>sg – Singapore</text:p>
          </table:table-cell>
          <table:covered-table-cell office:value-type="string">
            <text:p>sg – Singapore</text:p>
          </table:covered-table-cell>
          <table:table-cell office:value-type="percentage" office:value="0.004">
            <text:p>0.4%</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sh – Saint Helena</text:p>
          </table:table-cell>
          <table:covered-table-cell office:value-type="string">
            <text:p>sh – Saint Helen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i – Slovenia</text:p>
          </table:table-cell>
          <table:covered-table-cell office:value-type="string">
            <text:p>si – Slovenia</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sj – Svalbard and Jan Mayen Islands</text:p>
          </table:table-cell>
          <table:covered-table-cell office:value-type="string">
            <text:p>sj – Svalbard and Jan Mayen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k – Slovak Republic</text:p>
          </table:table-cell>
          <table:covered-table-cell office:value-type="string">
            <text:p>sk – Slovak Republic</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sl – Sierra Leone</text:p>
          </table:table-cell>
          <table:covered-table-cell office:value-type="string">
            <text:p>sl – Sierra Leon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m – San Marino</text:p>
          </table:table-cell>
          <table:covered-table-cell office:value-type="string">
            <text:p>sm – San Marin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n – Senegal</text:p>
          </table:table-cell>
          <table:covered-table-cell office:value-type="string">
            <text:p>sn – Senegal</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o – Somalia</text:p>
          </table:table-cell>
          <table:covered-table-cell office:value-type="string">
            <text:p>so – Somal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r – Suriname</text:p>
          </table:table-cell>
          <table:covered-table-cell office:value-type="string">
            <text:p>sr – Surinam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t – Sao Tome and Principe</text:p>
          </table:table-cell>
          <table:covered-table-cell office:value-type="string">
            <text:p>st – Sao Tome and Princip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u – Soviet Union</text:p>
          </table:table-cell>
          <table:covered-table-cell office:value-type="string">
            <text:p>su – Soviet Unio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v – El Salvador</text:p>
          </table:table-cell>
          <table:covered-table-cell office:value-type="string">
            <text:p>sv – El Salvador</text:p>
          </table:covered-table-cell>
          <table:table-cell office:value-type="percentage" office:value="0.004">
            <text:p>0.4%</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sy – Syrian Arab Republic</text:p>
          </table:table-cell>
          <table:covered-table-cell office:value-type="string">
            <text:p>sy – Syrian Arab Republic</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z – Swaziland</text:p>
          </table:table-cell>
          <table:covered-table-cell office:value-type="string">
            <text:p>sz – Swazi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c – Turks and Caicos Islands</text:p>
          </table:table-cell>
          <table:covered-table-cell office:value-type="string">
            <text:p>tc – Turks and Caicos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d – Chad</text:p>
          </table:table-cell>
          <table:covered-table-cell office:value-type="string">
            <text:p>td – Cha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f – French Southern Territories</text:p>
          </table:table-cell>
          <table:covered-table-cell office:value-type="string">
            <text:p>tf – French Southern Territorie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g – Togo</text:p>
          </table:table-cell>
          <table:covered-table-cell office:value-type="string">
            <text:p>tg – Tog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h – Thailand</text:p>
          </table:table-cell>
          <table:covered-table-cell office:value-type="string">
            <text:p>th – Thailand</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tj – Tajikistan</text:p>
          </table:table-cell>
          <table:covered-table-cell office:value-type="string">
            <text:p>tj – Tajikist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k – Tokelau</text:p>
          </table:table-cell>
          <table:covered-table-cell office:value-type="string">
            <text:p>tk – Tokelau</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l – Timor-Leste</text:p>
          </table:table-cell>
          <table:covered-table-cell office:value-type="string">
            <text:p>tl – Timor-Lest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m – Turkmenistan</text:p>
          </table:table-cell>
          <table:covered-table-cell office:value-type="string">
            <text:p>tm – Turkmenist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n – Tunisia</text:p>
          </table:table-cell>
          <table:covered-table-cell office:value-type="string">
            <text:p>tn – Tunis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o – Tonga</text:p>
          </table:table-cell>
          <table:covered-table-cell office:value-type="string">
            <text:p>to – Tong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p – East Timor</text:p>
          </table:table-cell>
          <table:covered-table-cell office:value-type="string">
            <text:p>tp – East Timor</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r – Turkey</text:p>
          </table:table-cell>
          <table:covered-table-cell office:value-type="string">
            <text:p>tr – Turkey</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tt – Trinidad and Tobago</text:p>
          </table:table-cell>
          <table:covered-table-cell office:value-type="string">
            <text:p>tt – Trinidad and Tobag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v – Tuvalu</text:p>
          </table:table-cell>
          <table:covered-table-cell office:value-type="string">
            <text:p>tv – Tuvalu</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w – Taiwan</text:p>
          </table:table-cell>
          <table:covered-table-cell office:value-type="string">
            <text:p>tw – Taiw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z – Tanzania</text:p>
          </table:table-cell>
          <table:covered-table-cell office:value-type="string">
            <text:p>tz – Tanzan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ua – Ukraine</text:p>
          </table:table-cell>
          <table:covered-table-cell office:value-type="string">
            <text:p>ua – Ukraine</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ug – Uganda</text:p>
          </table:table-cell>
          <table:covered-table-cell office:value-type="string">
            <text:p>ug – Ugand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uk – United Kingdom</text:p>
          </table:table-cell>
          <table:covered-table-cell office:value-type="string">
            <text:p>uk – United Kingdom</text:p>
          </table:covered-table-cell>
          <table:table-cell office:value-type="percentage" office:value="0.034">
            <text:p>3.4%</text:p>
          </table:table-cell>
          <table:table-cell office:value-type="float" office:value="25">
            <text:p>25</text:p>
          </table:table-cell>
          <table:table-cell table:number-columns-repeated="1020"/>
        </table:table-row>
        <table:table-row table:style-name="ro4">
          <table:table-cell office:value-type="string" table:number-columns-spanned="2" table:number-rows-spanned="1">
            <text:p>um – United States Minor Outlying Islands</text:p>
          </table:table-cell>
          <table:covered-table-cell office:value-type="string">
            <text:p>um – United States Minor Outlying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us – United States</text:p>
          </table:table-cell>
          <table:covered-table-cell office:value-type="string">
            <text:p>us – United States</text:p>
          </table:covered-table-cell>
          <table:table-cell office:value-type="percentage" office:value="0.523">
            <text:p>52.3%</text:p>
          </table:table-cell>
          <table:table-cell office:value-type="float" office:value="386">
            <text:p>386</text:p>
          </table:table-cell>
          <table:table-cell table:number-columns-repeated="1020"/>
        </table:table-row>
        <table:table-row table:style-name="ro4">
          <table:table-cell office:value-type="string" table:number-columns-spanned="2" table:number-rows-spanned="1">
            <text:p>uy – Uruguay</text:p>
          </table:table-cell>
          <table:covered-table-cell office:value-type="string">
            <text:p>uy – Uruguay</text:p>
          </table:covered-table-cell>
          <table:table-cell office:value-type="percentage" office:value="0.001">
            <text:p>0.1%</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uz – Uzbekistan</text:p>
          </table:table-cell>
          <table:covered-table-cell office:value-type="string">
            <text:p>uz – Uzbekist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va – Holy See (Vatican City State)</text:p>
          </table:table-cell>
          <table:covered-table-cell office:value-type="string">
            <text:p>va – Holy See (Vatican City Stat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vc – Saint Vincent and the Grenadines</text:p>
          </table:table-cell>
          <table:covered-table-cell office:value-type="string">
            <text:p>vc – Saint Vincent and the Grenadine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ve – Venezuela</text:p>
          </table:table-cell>
          <table:covered-table-cell office:value-type="string">
            <text:p>ve – Venezuela</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vg – Virgin Islands, British</text:p>
          </table:table-cell>
          <table:covered-table-cell office:value-type="string">
            <text:p>vg – Virgin Islands, British</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vi – Virgin Islands, U.S.</text:p>
          </table:table-cell>
          <table:covered-table-cell office:value-type="string">
            <text:p>vi – Virgin Islands, U.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vn – Vietnam</text:p>
          </table:table-cell>
          <table:covered-table-cell office:value-type="string">
            <text:p>vn – Vietnam</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vu – Vanuatu</text:p>
          </table:table-cell>
          <table:covered-table-cell office:value-type="string">
            <text:p>vu – Vanuatu</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wf – Wallis and Futuna Islands</text:p>
          </table:table-cell>
          <table:covered-table-cell office:value-type="string">
            <text:p>wf – Wallis and Futuna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ws – Samoa</text:p>
          </table:table-cell>
          <table:covered-table-cell office:value-type="string">
            <text:p>ws – Samo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ye – Yemen</text:p>
          </table:table-cell>
          <table:covered-table-cell office:value-type="string">
            <text:p>ye – Yeme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yt – Mayotte</text:p>
          </table:table-cell>
          <table:covered-table-cell office:value-type="string">
            <text:p>yt – Mayott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yu – Yugoslavia</text:p>
          </table:table-cell>
          <table:covered-table-cell office:value-type="string">
            <text:p>yu – Yugoslav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za – South Africa</text:p>
          </table:table-cell>
          <table:covered-table-cell office:value-type="string">
            <text:p>za – South Africa</text:p>
          </table:covered-table-cell>
          <table:table-cell office:value-type="percentage" office:value="0.004">
            <text:p>0.4%</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zm – Zambia</text:p>
          </table:table-cell>
          <table:covered-table-cell office:value-type="string">
            <text:p>zm – Zamb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zw – Zimbabwe</text:p>
          </table:table-cell>
          <table:covered-table-cell office:value-type="string">
            <text:p>zw – Zimbabw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3" table:number-rows-spanned="1">
            <text:p>Other (please specify)</text:p>
          </table:table-cell>
          <table:covered-table-cell office:value-type="string">
            <text:p>Other (please specify)</text:p>
          </table:covered-table-cell>
          <table:covered-table-cell table:style-name="ce18" office:value-type="float" office:value="7">
            <text:p>7</text:p>
          </table:covered-table-cell>
          <table:table-cell table:style-name="ce20" office:value-type="float" office:value="7">
            <text:p>7</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738">
            <text:p>738</text:p>
          </table:covered-table-cell>
          <table:table-cell table:style-name="ce21" office:value-type="float" office:value="738">
            <text:p>738</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269">
            <text:p>269</text:p>
          </table:covered-table-cell>
          <table:table-cell table:style-name="ce22" office:value-type="float" office:value="269">
            <text:p>269</text:p>
          </table:table-cell>
          <table:table-cell table:number-columns-repeated="1020"/>
        </table:table-row>
        <table:table-row table:style-name="ro5">
          <table:table-cell table:style-name="Default" table:number-columns-repeated="4"/>
          <table:table-cell table:number-columns-repeated="1020"/>
        </table:table-row>
        <table:table-row table:style-name="ro6">
          <table:table-cell table:style-name="ce7" office:value-type="string">
            <text:p>Number</text:p>
          </table:table-cell>
          <table:table-cell table:style-name="ce7" office:value-type="string">
            <text:p>Response Date</text:p>
          </table:table-cell>
          <table:table-cell table:style-name="ce7" office:value-type="string">
            <text:p>Other (please specify)</text:p>
          </table:table-cell>
          <table:table-cell table:style-name="ce7" office:value-type="string">
            <text:p>Categories</text:p>
          </table:table-cell>
          <table:table-cell table:number-columns-repeated="1020"/>
        </table:table-row>
        <table:table-row table:style-name="ro5">
          <table:table-cell table:style-name="ce8" office:value-type="float" office:value="1">
            <text:p>1</text:p>
          </table:table-cell>
          <table:table-cell table:style-name="ce15" office:value-type="date" office:date-value="2013-10-28T21:12:00">
            <text:p>Oct 28, 2013 9:12 PM</text:p>
          </table:table-cell>
          <table:table-cell table:style-name="Default" office:value-type="string">
            <text:p>Usa</text:p>
          </table:table-cell>
          <table:table-cell table:style-name="Default"/>
          <table:table-cell table:number-columns-repeated="1020"/>
        </table:table-row>
        <table:table-row table:style-name="ro5">
          <table:table-cell table:style-name="ce8" office:value-type="float" office:value="2">
            <text:p>2</text:p>
          </table:table-cell>
          <table:table-cell table:style-name="ce15" office:value-type="date" office:date-value="2013-10-01T20:38:00">
            <text:p>Oct 1, 2013 8:38 PM</text:p>
          </table:table-cell>
          <table:table-cell table:style-name="Default" office:value-type="string">
            <text:p>Massachusetts</text:p>
          </table:table-cell>
          <table:table-cell table:style-name="Default"/>
          <table:table-cell table:number-columns-repeated="1020"/>
        </table:table-row>
        <table:table-row table:style-name="ro5">
          <table:table-cell table:style-name="ce8" office:value-type="float" office:value="3">
            <text:p>3</text:p>
          </table:table-cell>
          <table:table-cell table:style-name="ce15" office:value-type="date" office:date-value="2013-08-27T15:48:00">
            <text:p>Aug 27, 2013 3:48 PM</text:p>
          </table:table-cell>
          <table:table-cell table:style-name="Default" office:value-type="string">
            <text:p>Switzerland (dropdown says Switzerlandci)</text:p>
          </table:table-cell>
          <table:table-cell table:style-name="Default"/>
          <table:table-cell table:number-columns-repeated="1020"/>
        </table:table-row>
        <table:table-row table:style-name="ro5">
          <table:table-cell table:style-name="ce8" office:value-type="float" office:value="4">
            <text:p>4</text:p>
          </table:table-cell>
          <table:table-cell table:style-name="ce15" office:value-type="date" office:date-value="2013-08-06T16:14:00">
            <text:p>Aug 6, 2013 4:14 PM</text:p>
          </table:table-cell>
          <table:table-cell table:style-name="Default" office:value-type="string">
            <text:p>Italy</text:p>
          </table:table-cell>
          <table:table-cell table:style-name="Default"/>
          <table:table-cell table:number-columns-repeated="1020"/>
        </table:table-row>
        <table:table-row table:style-name="ro5">
          <table:table-cell table:style-name="ce8" office:value-type="float" office:value="5">
            <text:p>5</text:p>
          </table:table-cell>
          <table:table-cell table:style-name="ce15" office:value-type="date" office:date-value="2013-07-26T18:01:00">
            <text:p>Jul 26, 2013 6:01 PM</text:p>
          </table:table-cell>
          <table:table-cell table:style-name="Default" office:value-type="string">
            <text:p>pl <text:s/>- Poland</text:p>
          </table:table-cell>
          <table:table-cell table:style-name="Default"/>
          <table:table-cell table:number-columns-repeated="1020"/>
        </table:table-row>
        <table:table-row table:style-name="ro5">
          <table:table-cell table:style-name="ce8" office:value-type="float" office:value="6">
            <text:p>6</text:p>
          </table:table-cell>
          <table:table-cell table:style-name="ce15" office:value-type="date" office:date-value="2013-07-25T03:37:00">
            <text:p>Jul 25, 2013 3:37 AM</text:p>
          </table:table-cell>
          <table:table-cell table:style-name="Default" office:value-type="string">
            <text:p>Australia AND China</text:p>
          </table:table-cell>
          <table:table-cell table:style-name="Default"/>
          <table:table-cell table:number-columns-repeated="1020"/>
        </table:table-row>
        <table:table-row table:style-name="ro5">
          <table:table-cell table:style-name="ce8" office:value-type="float" office:value="7">
            <text:p>7</text:p>
          </table:table-cell>
          <table:table-cell table:style-name="ce15" office:value-type="date" office:date-value="2013-07-24T23:00:00">
            <text:p>Jul 24, 2013 11:00 PM</text:p>
          </table:table-cell>
          <table:table-cell table:style-name="Default" office:value-type="string">
            <text:p>Catalonia</text:p>
          </table:table-cell>
          <table:table-cell table:style-name="Default"/>
          <table:table-cell table:number-columns-repeated="1020"/>
        </table:table-row>
      </table:table>
      <table:table table:name="Question 28" table:style-name="ta2" table:print="false">
        <office:forms form:automatic-focus="false" form:apply-design-mode="false"/>
        <table:table-column table:style-name="co1" table:default-cell-style-name="ce8"/>
        <table:table-column table:style-name="co2" table:default-cell-style-name="ce15"/>
        <table:table-column table:style-name="co3" table:default-cell-style-name="Default"/>
        <table:table-column table:style-name="co4" table:number-columns-repeated="253" table:default-cell-style-name="Default"/>
        <table:table-column table:style-name="co5" table:number-columns-repeated="768" table:default-cell-style-name="Default"/>
        <table:table-row table:style-name="ro1">
          <table:table-cell table:style-name="ce1" office:value-type="string" table:number-columns-spanned="3"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1"/>
        </table:table-row>
        <table:table-row table:style-name="ro2">
          <table:table-cell table:style-name="ce2" office:value-type="string" table:number-columns-spanned="3" table:number-rows-spanned="1">
            <text:p>What city do you live in?</text:p>
          </table:table-cell>
          <table:covered-table-cell table:style-name="ce10" office:value-type="string">
            <text:p>What city do you live in?</text:p>
          </table:covered-table-cell>
          <table:covered-table-cell table:style-name="ce10" office:value-type="string">
            <text:p>What city do you live in?</text:p>
          </table:covered-table-cell>
          <table:table-cell table:number-columns-repeated="1021"/>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Count</text:p>
          </table:table-cell>
          <table:table-cell table:number-columns-repeated="1021"/>
        </table:table-row>
        <table:table-row table:style-name="ro4">
          <table:table-cell table:style-name="ce4" table:number-columns-spanned="2" table:number-rows-spanned="1"/>
          <table:covered-table-cell table:style-name="ce12"/>
          <table:table-cell table:style-name="ce19" office:value-type="float" office:value="625">
            <text:p>625</text:p>
          </table:table-cell>
          <table:table-cell table:number-columns-repeated="1021"/>
        </table:table-row>
        <table:table-row table:style-name="ro5">
          <table:table-cell table:style-name="ce5" office:value-type="string" table:number-columns-spanned="2" table:number-rows-spanned="1">
            <text:p>answered question</text:p>
          </table:table-cell>
          <table:covered-table-cell table:style-name="ce13" office:value-type="float" office:value="625">
            <text:p>625</text:p>
          </table:covered-table-cell>
          <table:table-cell table:style-name="ce21" office:value-type="float" office:value="625">
            <text:p>625</text:p>
          </table:table-cell>
          <table:table-cell table:number-columns-repeated="1021"/>
        </table:table-row>
        <table:table-row table:style-name="ro5">
          <table:table-cell table:style-name="ce6" office:value-type="string" table:number-columns-spanned="2" table:number-rows-spanned="1">
            <text:p>skipped question</text:p>
          </table:table-cell>
          <table:covered-table-cell table:style-name="ce14" office:value-type="float" office:value="382">
            <text:p>382</text:p>
          </table:covered-table-cell>
          <table:table-cell table:style-name="ce22" office:value-type="float" office:value="382">
            <text:p>382</text:p>
          </table:table-cell>
          <table:table-cell table:number-columns-repeated="1021"/>
        </table:table-row>
        <table:table-row table:style-name="ro5">
          <table:table-cell table:style-name="Default" table:number-columns-repeated="2"/>
          <table:table-cell table:number-columns-repeated="1022"/>
        </table:table-row>
        <table:table-row table:style-name="ro5">
          <table:table-cell table:style-name="ce7" office:value-type="string">
            <text:p>Number</text:p>
          </table:table-cell>
          <table:table-cell table:style-name="ce7" office:value-type="string">
            <text:p>Response Date</text:p>
          </table:table-cell>
          <table:table-cell table:style-name="ce7" office:value-type="string">
            <text:p>Response Text</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4-01-09T23:17:00">
            <text:p>Jan 9, 2014 11:17 PM</text:p>
          </table:table-cell>
          <table:table-cell office:value-type="string">
            <text:p>calgary</text:p>
          </table:table-cell>
          <table:table-cell table:number-columns-repeated="1021"/>
        </table:table-row>
        <table:table-row table:style-name="ro5">
          <table:table-cell office:value-type="float" office:value="2">
            <text:p>2</text:p>
          </table:table-cell>
          <table:table-cell office:value-type="date" office:date-value="2014-01-09T18:41:00">
            <text:p>Jan 9, 2014 6:41 PM</text:p>
          </table:table-cell>
          <table:table-cell office:value-type="string">
            <text:p>Massa Lombarda</text:p>
          </table:table-cell>
          <table:table-cell table:number-columns-repeated="1021"/>
        </table:table-row>
        <table:table-row table:style-name="ro5">
          <table:table-cell office:value-type="float" office:value="3">
            <text:p>3</text:p>
          </table:table-cell>
          <table:table-cell office:value-type="date" office:date-value="2013-12-04T10:36:00">
            <text:p>Dec 4, 2013 10:36 AM</text:p>
          </table:table-cell>
          <table:table-cell office:value-type="string">
            <text:p>livingston</text:p>
          </table:table-cell>
          <table:table-cell table:number-columns-repeated="1021"/>
        </table:table-row>
        <table:table-row table:style-name="ro5">
          <table:table-cell office:value-type="float" office:value="4">
            <text:p>4</text:p>
          </table:table-cell>
          <table:table-cell office:value-type="date" office:date-value="2013-11-13T01:33:00">
            <text:p>Nov 13, 2013 1:33 AM</text:p>
          </table:table-cell>
          <table:table-cell office:value-type="string">
            <text:p>it varies</text:p>
          </table:table-cell>
          <table:table-cell table:number-columns-repeated="1021"/>
        </table:table-row>
        <table:table-row table:style-name="ro5">
          <table:table-cell office:value-type="float" office:value="5">
            <text:p>5</text:p>
          </table:table-cell>
          <table:table-cell office:value-type="date" office:date-value="2013-11-08T00:11:00">
            <text:p>Nov 8, 2013 12:11 AM</text:p>
          </table:table-cell>
          <table:table-cell office:value-type="string">
            <text:p>Florianópolis</text:p>
          </table:table-cell>
          <table:table-cell table:number-columns-repeated="1021"/>
        </table:table-row>
        <table:table-row table:style-name="ro5">
          <table:table-cell office:value-type="float" office:value="6">
            <text:p>6</text:p>
          </table:table-cell>
          <table:table-cell office:value-type="date" office:date-value="2013-11-04T23:51:00">
            <text:p>Nov 4, 2013 11:51 PM</text:p>
          </table:table-cell>
          <table:table-cell office:value-type="string">
            <text:p>denver</text:p>
          </table:table-cell>
          <table:table-cell table:number-columns-repeated="1021"/>
        </table:table-row>
        <table:table-row table:style-name="ro5">
          <table:table-cell office:value-type="float" office:value="7">
            <text:p>7</text:p>
          </table:table-cell>
          <table:table-cell office:value-type="date" office:date-value="2013-11-04T15:07:00">
            <text:p>Nov 4, 2013 3:07 PM</text:p>
          </table:table-cell>
          <table:table-cell office:value-type="string">
            <text:p>San Francisco, CA</text:p>
          </table:table-cell>
          <table:table-cell table:number-columns-repeated="1021"/>
        </table:table-row>
        <table:table-row table:style-name="ro5">
          <table:table-cell office:value-type="float" office:value="8">
            <text:p>8</text:p>
          </table:table-cell>
          <table:table-cell office:value-type="date" office:date-value="2013-11-03T20:44:00">
            <text:p>Nov 3, 2013 8:44 PM</text:p>
          </table:table-cell>
          <table:table-cell office:value-type="string">
            <text:p>Boston</text:p>
          </table:table-cell>
          <table:table-cell table:number-columns-repeated="1021"/>
        </table:table-row>
        <table:table-row table:style-name="ro5">
          <table:table-cell office:value-type="float" office:value="9">
            <text:p>9</text:p>
          </table:table-cell>
          <table:table-cell office:value-type="date" office:date-value="2013-11-01T01:31:00">
            <text:p>Nov 1, 2013 1:31 AM</text:p>
          </table:table-cell>
          <table:table-cell office:value-type="string">
            <text:p>Old Town</text:p>
          </table:table-cell>
          <table:table-cell table:number-columns-repeated="1021"/>
        </table:table-row>
        <table:table-row table:style-name="ro5">
          <table:table-cell office:value-type="float" office:value="10">
            <text:p>10</text:p>
          </table:table-cell>
          <table:table-cell office:value-type="date" office:date-value="2013-10-31T02:07:00">
            <text:p>Oct 31, 2013 2:07 AM</text:p>
          </table:table-cell>
          <table:table-cell office:value-type="string">
            <text:p>woodbridge</text:p>
          </table:table-cell>
          <table:table-cell table:number-columns-repeated="1021"/>
        </table:table-row>
        <table:table-row table:style-name="ro5">
          <table:table-cell office:value-type="float" office:value="11">
            <text:p>11</text:p>
          </table:table-cell>
          <table:table-cell office:value-type="date" office:date-value="2013-10-30T17:32:00">
            <text:p>Oct 30, 2013 5:32 PM</text:p>
          </table:table-cell>
          <table:table-cell office:value-type="string">
            <text:p>Copenhagen</text:p>
          </table:table-cell>
          <table:table-cell table:number-columns-repeated="1021"/>
        </table:table-row>
        <table:table-row table:style-name="ro5">
          <table:table-cell office:value-type="float" office:value="12">
            <text:p>12</text:p>
          </table:table-cell>
          <table:table-cell office:value-type="date" office:date-value="2013-10-30T12:18:00">
            <text:p>Oct 30, 2013 12:18 PM</text:p>
          </table:table-cell>
          <table:table-cell office:value-type="string">
            <text:p>Boston</text:p>
          </table:table-cell>
          <table:table-cell table:number-columns-repeated="1021"/>
        </table:table-row>
        <table:table-row table:style-name="ro5">
          <table:table-cell office:value-type="float" office:value="13">
            <text:p>13</text:p>
          </table:table-cell>
          <table:table-cell office:value-type="date" office:date-value="2013-10-29T23:26:00">
            <text:p>Oct 29, 2013 11:26 PM</text:p>
          </table:table-cell>
          <table:table-cell office:value-type="string">
            <text:p>Toronto</text:p>
          </table:table-cell>
          <table:table-cell table:number-columns-repeated="1021"/>
        </table:table-row>
        <table:table-row table:style-name="ro5">
          <table:table-cell office:value-type="float" office:value="14">
            <text:p>14</text:p>
          </table:table-cell>
          <table:table-cell office:value-type="date" office:date-value="2013-10-29T18:19:00">
            <text:p>Oct 29, 2013 6:19 PM</text:p>
          </table:table-cell>
          <table:table-cell office:value-type="string">
            <text:p>Washington DC</text:p>
          </table:table-cell>
          <table:table-cell table:number-columns-repeated="1021"/>
        </table:table-row>
        <table:table-row table:style-name="ro5">
          <table:table-cell office:value-type="float" office:value="15">
            <text:p>15</text:p>
          </table:table-cell>
          <table:table-cell office:value-type="date" office:date-value="2013-10-29T17:56:00">
            <text:p>Oct 29, 2013 5:56 PM</text:p>
          </table:table-cell>
          <table:table-cell office:value-type="string">
            <text:p>Montreal</text:p>
          </table:table-cell>
          <table:table-cell table:number-columns-repeated="1021"/>
        </table:table-row>
        <table:table-row table:style-name="ro5">
          <table:table-cell office:value-type="float" office:value="16">
            <text:p>16</text:p>
          </table:table-cell>
          <table:table-cell office:value-type="date" office:date-value="2013-10-29T16:48:00">
            <text:p>Oct 29, 2013 4:48 PM</text:p>
          </table:table-cell>
          <table:table-cell office:value-type="string">
            <text:p>Harpswell Maine</text:p>
          </table:table-cell>
          <table:table-cell table:number-columns-repeated="1021"/>
        </table:table-row>
        <table:table-row table:style-name="ro5">
          <table:table-cell office:value-type="float" office:value="17">
            <text:p>17</text:p>
          </table:table-cell>
          <table:table-cell office:value-type="date" office:date-value="2013-10-29T16:23:00">
            <text:p>Oct 29, 2013 4:23 PM</text:p>
          </table:table-cell>
          <table:table-cell office:value-type="string">
            <text:p>San Francisco</text:p>
          </table:table-cell>
          <table:table-cell table:number-columns-repeated="1021"/>
        </table:table-row>
        <table:table-row table:style-name="ro5">
          <table:table-cell office:value-type="float" office:value="18">
            <text:p>18</text:p>
          </table:table-cell>
          <table:table-cell office:value-type="date" office:date-value="2013-10-29T15:35:00">
            <text:p>Oct 29, 2013 3:35 PM</text:p>
          </table:table-cell>
          <table:table-cell office:value-type="string">
            <text:p>brooklyn, ny</text:p>
          </table:table-cell>
          <table:table-cell table:number-columns-repeated="1021"/>
        </table:table-row>
        <table:table-row table:style-name="ro5">
          <table:table-cell office:value-type="float" office:value="19">
            <text:p>19</text:p>
          </table:table-cell>
          <table:table-cell office:value-type="date" office:date-value="2013-10-29T15:31:00">
            <text:p>Oct 29, 2013 3:31 PM</text:p>
          </table:table-cell>
          <table:table-cell office:value-type="string">
            <text:p>Boulder</text:p>
          </table:table-cell>
          <table:table-cell table:number-columns-repeated="1021"/>
        </table:table-row>
        <table:table-row table:style-name="ro5">
          <table:table-cell office:value-type="float" office:value="20">
            <text:p>20</text:p>
          </table:table-cell>
          <table:table-cell office:value-type="date" office:date-value="2013-10-29T15:22:00">
            <text:p>Oct 29, 2013 3:22 PM</text:p>
          </table:table-cell>
          <table:table-cell office:value-type="string">
            <text:p>Cambridge, MA</text:p>
          </table:table-cell>
          <table:table-cell table:number-columns-repeated="1021"/>
        </table:table-row>
        <table:table-row table:style-name="ro5">
          <table:table-cell office:value-type="float" office:value="21">
            <text:p>21</text:p>
          </table:table-cell>
          <table:table-cell office:value-type="date" office:date-value="2013-10-29T15:15:00">
            <text:p>Oct 29, 2013 3:15 PM</text:p>
          </table:table-cell>
          <table:table-cell office:value-type="string">
            <text:p>port washington</text:p>
          </table:table-cell>
          <table:table-cell table:number-columns-repeated="1021"/>
        </table:table-row>
        <table:table-row table:style-name="ro5">
          <table:table-cell office:value-type="float" office:value="22">
            <text:p>22</text:p>
          </table:table-cell>
          <table:table-cell office:value-type="date" office:date-value="2013-10-29T14:22:00">
            <text:p>Oct 29, 2013 2:22 PM</text:p>
          </table:table-cell>
          <table:table-cell office:value-type="string">
            <text:p>Okemos</text:p>
          </table:table-cell>
          <table:table-cell table:number-columns-repeated="1021"/>
        </table:table-row>
        <table:table-row table:style-name="ro5">
          <table:table-cell office:value-type="float" office:value="23">
            <text:p>23</text:p>
          </table:table-cell>
          <table:table-cell office:value-type="date" office:date-value="2013-10-29T14:06:00">
            <text:p>Oct 29, 2013 2:06 PM</text:p>
          </table:table-cell>
          <table:table-cell office:value-type="string">
            <text:p>Somerville MA</text:p>
          </table:table-cell>
          <table:table-cell table:number-columns-repeated="1021"/>
        </table:table-row>
        <table:table-row table:style-name="ro5">
          <table:table-cell office:value-type="float" office:value="24">
            <text:p>24</text:p>
          </table:table-cell>
          <table:table-cell office:value-type="date" office:date-value="2013-10-29T13:25:00">
            <text:p>Oct 29, 2013 1:25 PM</text:p>
          </table:table-cell>
          <table:table-cell office:value-type="string">
            <text:p>Raleigh</text:p>
          </table:table-cell>
          <table:table-cell table:number-columns-repeated="1021"/>
        </table:table-row>
        <table:table-row table:style-name="ro5">
          <table:table-cell office:value-type="float" office:value="25">
            <text:p>25</text:p>
          </table:table-cell>
          <table:table-cell office:value-type="date" office:date-value="2013-10-29T06:09:00">
            <text:p>Oct 29, 2013 6:09 AM</text:p>
          </table:table-cell>
          <table:table-cell office:value-type="string">
            <text:p>Chicago</text:p>
          </table:table-cell>
          <table:table-cell table:number-columns-repeated="1021"/>
        </table:table-row>
        <table:table-row table:style-name="ro5">
          <table:table-cell office:value-type="float" office:value="26">
            <text:p>26</text:p>
          </table:table-cell>
          <table:table-cell office:value-type="date" office:date-value="2013-10-29T05:54:00">
            <text:p>Oct 29, 2013 5:54 AM</text:p>
          </table:table-cell>
          <table:table-cell office:value-type="string">
            <text:p>Seattle</text:p>
          </table:table-cell>
          <table:table-cell table:number-columns-repeated="1021"/>
        </table:table-row>
        <table:table-row table:style-name="ro5">
          <table:table-cell office:value-type="float" office:value="27">
            <text:p>27</text:p>
          </table:table-cell>
          <table:table-cell office:value-type="date" office:date-value="2013-10-29T04:27:00">
            <text:p>Oct 29, 2013 4:27 AM</text:p>
          </table:table-cell>
          <table:table-cell office:value-type="string">
            <text:p>albany, ny</text:p>
          </table:table-cell>
          <table:table-cell table:number-columns-repeated="1021"/>
        </table:table-row>
        <table:table-row table:style-name="ro5">
          <table:table-cell office:value-type="float" office:value="28">
            <text:p>28</text:p>
          </table:table-cell>
          <table:table-cell office:value-type="date" office:date-value="2013-10-29T03:28:00">
            <text:p>Oct 29, 2013 3:28 AM</text:p>
          </table:table-cell>
          <table:table-cell office:value-type="string">
            <text:p>Atlanta, GA</text:p>
          </table:table-cell>
          <table:table-cell table:number-columns-repeated="1021"/>
        </table:table-row>
        <table:table-row table:style-name="ro5">
          <table:table-cell office:value-type="float" office:value="29">
            <text:p>29</text:p>
          </table:table-cell>
          <table:table-cell office:value-type="date" office:date-value="2013-10-29T03:18:00">
            <text:p>Oct 29, 2013 3:18 AM</text:p>
          </table:table-cell>
          <table:table-cell office:value-type="string">
            <text:p>Princeton NJ</text:p>
          </table:table-cell>
          <table:table-cell table:number-columns-repeated="1021"/>
        </table:table-row>
        <table:table-row table:style-name="ro5">
          <table:table-cell office:value-type="float" office:value="30">
            <text:p>30</text:p>
          </table:table-cell>
          <table:table-cell office:value-type="date" office:date-value="2013-10-29T03:10:00">
            <text:p>Oct 29, 2013 3:10 AM</text:p>
          </table:table-cell>
          <table:table-cell office:value-type="string">
            <text:p>Portland</text:p>
          </table:table-cell>
          <table:table-cell table:number-columns-repeated="1021"/>
        </table:table-row>
        <table:table-row table:style-name="ro5">
          <table:table-cell office:value-type="float" office:value="31">
            <text:p>31</text:p>
          </table:table-cell>
          <table:table-cell office:value-type="date" office:date-value="2013-10-29T03:05:00">
            <text:p>Oct 29, 2013 3:05 AM</text:p>
          </table:table-cell>
          <table:table-cell office:value-type="string">
            <text:p>Salt Lake City</text:p>
          </table:table-cell>
          <table:table-cell table:number-columns-repeated="1021"/>
        </table:table-row>
        <table:table-row table:style-name="ro5">
          <table:table-cell office:value-type="float" office:value="32">
            <text:p>32</text:p>
          </table:table-cell>
          <table:table-cell office:value-type="date" office:date-value="2013-10-29T02:59:00">
            <text:p>Oct 29, 2013 2:59 AM</text:p>
          </table:table-cell>
          <table:table-cell office:value-type="string">
            <text:p>Midlothian</text:p>
          </table:table-cell>
          <table:table-cell table:number-columns-repeated="1021"/>
        </table:table-row>
        <table:table-row table:style-name="ro5">
          <table:table-cell office:value-type="float" office:value="33">
            <text:p>33</text:p>
          </table:table-cell>
          <table:table-cell office:value-type="date" office:date-value="2013-10-29T02:40:00">
            <text:p>Oct 29, 2013 2:40 AM</text:p>
          </table:table-cell>
          <table:table-cell office:value-type="string">
            <text:p>New York</text:p>
          </table:table-cell>
          <table:table-cell table:number-columns-repeated="1021"/>
        </table:table-row>
        <table:table-row table:style-name="ro5">
          <table:table-cell office:value-type="float" office:value="34">
            <text:p>34</text:p>
          </table:table-cell>
          <table:table-cell office:value-type="date" office:date-value="2013-10-29T02:28:00">
            <text:p>Oct 29, 2013 2:28 AM</text:p>
          </table:table-cell>
          <table:table-cell office:value-type="string">
            <text:p>Chicago</text:p>
          </table:table-cell>
          <table:table-cell table:number-columns-repeated="1021"/>
        </table:table-row>
        <table:table-row table:style-name="ro5">
          <table:table-cell office:value-type="float" office:value="35">
            <text:p>35</text:p>
          </table:table-cell>
          <table:table-cell office:value-type="date" office:date-value="2013-10-29T01:59:00">
            <text:p>Oct 29, 2013 1:59 AM</text:p>
          </table:table-cell>
          <table:table-cell office:value-type="string">
            <text:p>Boston</text:p>
          </table:table-cell>
          <table:table-cell table:number-columns-repeated="1021"/>
        </table:table-row>
        <table:table-row table:style-name="ro5">
          <table:table-cell office:value-type="float" office:value="36">
            <text:p>36</text:p>
          </table:table-cell>
          <table:table-cell office:value-type="date" office:date-value="2013-10-29T01:56:00">
            <text:p>Oct 29, 2013 1:56 AM</text:p>
          </table:table-cell>
          <table:table-cell office:value-type="string">
            <text:p>Cambridge</text:p>
          </table:table-cell>
          <table:table-cell table:number-columns-repeated="1021"/>
        </table:table-row>
        <table:table-row table:style-name="ro5">
          <table:table-cell office:value-type="float" office:value="37">
            <text:p>37</text:p>
          </table:table-cell>
          <table:table-cell office:value-type="date" office:date-value="2013-10-29T01:49:00">
            <text:p>Oct 29, 2013 1:49 AM</text:p>
          </table:table-cell>
          <table:table-cell office:value-type="string">
            <text:p>Oak Hill</text:p>
          </table:table-cell>
          <table:table-cell table:number-columns-repeated="1021"/>
        </table:table-row>
        <table:table-row table:style-name="ro5">
          <table:table-cell office:value-type="float" office:value="38">
            <text:p>38</text:p>
          </table:table-cell>
          <table:table-cell office:value-type="date" office:date-value="2013-10-29T01:31:00">
            <text:p>Oct 29, 2013 1:31 AM</text:p>
          </table:table-cell>
          <table:table-cell office:value-type="string">
            <text:p>Brooklyn</text:p>
          </table:table-cell>
          <table:table-cell table:number-columns-repeated="1021"/>
        </table:table-row>
        <table:table-row table:style-name="ro5">
          <table:table-cell office:value-type="float" office:value="39">
            <text:p>39</text:p>
          </table:table-cell>
          <table:table-cell office:value-type="date" office:date-value="2013-10-29T01:29:00">
            <text:p>Oct 29, 2013 1:29 AM</text:p>
          </table:table-cell>
          <table:table-cell office:value-type="string">
            <text:p>New Britain</text:p>
          </table:table-cell>
          <table:table-cell table:number-columns-repeated="1021"/>
        </table:table-row>
        <table:table-row table:style-name="ro5">
          <table:table-cell office:value-type="float" office:value="40">
            <text:p>40</text:p>
          </table:table-cell>
          <table:table-cell office:value-type="date" office:date-value="2013-10-29T01:25:00">
            <text:p>Oct 29, 2013 1:25 AM</text:p>
          </table:table-cell>
          <table:table-cell office:value-type="string">
            <text:p>Somerville</text:p>
          </table:table-cell>
          <table:table-cell table:number-columns-repeated="1021"/>
        </table:table-row>
        <table:table-row table:style-name="ro5">
          <table:table-cell office:value-type="float" office:value="41">
            <text:p>41</text:p>
          </table:table-cell>
          <table:table-cell office:value-type="date" office:date-value="2013-10-29T01:24:00">
            <text:p>Oct 29, 2013 1:24 AM</text:p>
          </table:table-cell>
          <table:table-cell office:value-type="string">
            <text:p>Goshen, in</text:p>
          </table:table-cell>
          <table:table-cell table:number-columns-repeated="1021"/>
        </table:table-row>
        <table:table-row table:style-name="ro5">
          <table:table-cell office:value-type="float" office:value="42">
            <text:p>42</text:p>
          </table:table-cell>
          <table:table-cell office:value-type="date" office:date-value="2013-10-29T01:20:00">
            <text:p>Oct 29, 2013 1:20 AM</text:p>
          </table:table-cell>
          <table:table-cell office:value-type="string">
            <text:p>Acton, ma</text:p>
          </table:table-cell>
          <table:table-cell table:number-columns-repeated="1021"/>
        </table:table-row>
        <table:table-row table:style-name="ro5">
          <table:table-cell office:value-type="float" office:value="43">
            <text:p>43</text:p>
          </table:table-cell>
          <table:table-cell office:value-type="date" office:date-value="2013-10-29T01:00:00">
            <text:p>Oct 29, 2013 1:00 AM</text:p>
          </table:table-cell>
          <table:table-cell office:value-type="string">
            <text:p>Madison Heights</text:p>
          </table:table-cell>
          <table:table-cell table:number-columns-repeated="1021"/>
        </table:table-row>
        <table:table-row table:style-name="ro5">
          <table:table-cell office:value-type="float" office:value="44">
            <text:p>44</text:p>
          </table:table-cell>
          <table:table-cell office:value-type="date" office:date-value="2013-10-29T00:57:00">
            <text:p>Oct 29, 2013 12:57 AM</text:p>
          </table:table-cell>
          <table:table-cell office:value-type="string">
            <text:p>Philadelphia</text:p>
          </table:table-cell>
          <table:table-cell table:number-columns-repeated="1021"/>
        </table:table-row>
        <table:table-row table:style-name="ro5">
          <table:table-cell office:value-type="float" office:value="45">
            <text:p>45</text:p>
          </table:table-cell>
          <table:table-cell office:value-type="date" office:date-value="2013-10-28T22:58:00">
            <text:p>Oct 28, 2013 10:58 PM</text:p>
          </table:table-cell>
          <table:table-cell office:value-type="string">
            <text:p>Cambridge, MA</text:p>
          </table:table-cell>
          <table:table-cell table:number-columns-repeated="1021"/>
        </table:table-row>
        <table:table-row table:style-name="ro5">
          <table:table-cell office:value-type="float" office:value="46">
            <text:p>46</text:p>
          </table:table-cell>
          <table:table-cell office:value-type="date" office:date-value="2013-10-28T22:54:00">
            <text:p>Oct 28, 2013 10:54 PM</text:p>
          </table:table-cell>
          <table:table-cell office:value-type="string">
            <text:p>Glenville</text:p>
          </table:table-cell>
          <table:table-cell table:number-columns-repeated="1021"/>
        </table:table-row>
        <table:table-row table:style-name="ro5">
          <table:table-cell office:value-type="float" office:value="47">
            <text:p>47</text:p>
          </table:table-cell>
          <table:table-cell office:value-type="date" office:date-value="2013-10-28T22:48:00">
            <text:p>Oct 28, 2013 10:48 PM</text:p>
          </table:table-cell>
          <table:table-cell office:value-type="string">
            <text:p>Manchester</text:p>
          </table:table-cell>
          <table:table-cell table:number-columns-repeated="1021"/>
        </table:table-row>
        <table:table-row table:style-name="ro5">
          <table:table-cell office:value-type="float" office:value="48">
            <text:p>48</text:p>
          </table:table-cell>
          <table:table-cell office:value-type="date" office:date-value="2013-10-28T22:28:00">
            <text:p>Oct 28, 2013 10:28 PM</text:p>
          </table:table-cell>
          <table:table-cell office:value-type="string">
            <text:p>Atlanta</text:p>
          </table:table-cell>
          <table:table-cell table:number-columns-repeated="1021"/>
        </table:table-row>
        <table:table-row table:style-name="ro5">
          <table:table-cell office:value-type="float" office:value="49">
            <text:p>49</text:p>
          </table:table-cell>
          <table:table-cell office:value-type="date" office:date-value="2013-10-28T22:28:00">
            <text:p>Oct 28, 2013 10:28 PM</text:p>
          </table:table-cell>
          <table:table-cell office:value-type="string">
            <text:p>Baltimore, MD</text:p>
          </table:table-cell>
          <table:table-cell table:number-columns-repeated="1021"/>
        </table:table-row>
        <table:table-row table:style-name="ro5">
          <table:table-cell office:value-type="float" office:value="50">
            <text:p>50</text:p>
          </table:table-cell>
          <table:table-cell office:value-type="date" office:date-value="2013-10-28T22:10:00">
            <text:p>Oct 28, 2013 10:10 PM</text:p>
          </table:table-cell>
          <table:table-cell office:value-type="string">
            <text:p>New York</text:p>
          </table:table-cell>
          <table:table-cell table:number-columns-repeated="1021"/>
        </table:table-row>
        <table:table-row table:style-name="ro5">
          <table:table-cell office:value-type="float" office:value="51">
            <text:p>51</text:p>
          </table:table-cell>
          <table:table-cell office:value-type="date" office:date-value="2013-10-28T22:06:00">
            <text:p>Oct 28, 2013 10:06 PM</text:p>
          </table:table-cell>
          <table:table-cell office:value-type="string">
            <text:p>Columbia, SC</text:p>
          </table:table-cell>
          <table:table-cell table:number-columns-repeated="1021"/>
        </table:table-row>
        <table:table-row table:style-name="ro5">
          <table:table-cell office:value-type="float" office:value="52">
            <text:p>52</text:p>
          </table:table-cell>
          <table:table-cell office:value-type="date" office:date-value="2013-10-28T21:55:00">
            <text:p>Oct 28, 2013 9:55 PM</text:p>
          </table:table-cell>
          <table:table-cell office:value-type="string">
            <text:p>Boulder, CO</text:p>
          </table:table-cell>
          <table:table-cell table:number-columns-repeated="1021"/>
        </table:table-row>
        <table:table-row table:style-name="ro5">
          <table:table-cell office:value-type="float" office:value="53">
            <text:p>53</text:p>
          </table:table-cell>
          <table:table-cell office:value-type="date" office:date-value="2013-10-28T21:54:00">
            <text:p>Oct 28, 2013 9:54 PM</text:p>
          </table:table-cell>
          <table:table-cell office:value-type="string">
            <text:p>Boston</text:p>
          </table:table-cell>
          <table:table-cell table:number-columns-repeated="1021"/>
        </table:table-row>
        <table:table-row table:style-name="ro5">
          <table:table-cell office:value-type="float" office:value="54">
            <text:p>54</text:p>
          </table:table-cell>
          <table:table-cell office:value-type="date" office:date-value="2013-10-28T21:54:00">
            <text:p>Oct 28, 2013 9:54 PM</text:p>
          </table:table-cell>
          <table:table-cell office:value-type="string">
            <text:p>San Francisco</text:p>
          </table:table-cell>
          <table:table-cell table:number-columns-repeated="1021"/>
        </table:table-row>
        <table:table-row table:style-name="ro5">
          <table:table-cell office:value-type="float" office:value="55">
            <text:p>55</text:p>
          </table:table-cell>
          <table:table-cell office:value-type="date" office:date-value="2013-10-28T21:50:00">
            <text:p>Oct 28, 2013 9:50 PM</text:p>
          </table:table-cell>
          <table:table-cell office:value-type="string">
            <text:p>Ithaca</text:p>
          </table:table-cell>
          <table:table-cell table:number-columns-repeated="1021"/>
        </table:table-row>
        <table:table-row table:style-name="ro5">
          <table:table-cell office:value-type="float" office:value="56">
            <text:p>56</text:p>
          </table:table-cell>
          <table:table-cell office:value-type="date" office:date-value="2013-10-28T21:50:00">
            <text:p>Oct 28, 2013 9:50 PM</text:p>
          </table:table-cell>
          <table:table-cell office:value-type="string">
            <text:p>Roseville</text:p>
          </table:table-cell>
          <table:table-cell table:number-columns-repeated="1021"/>
        </table:table-row>
        <table:table-row table:style-name="ro5">
          <table:table-cell office:value-type="float" office:value="57">
            <text:p>57</text:p>
          </table:table-cell>
          <table:table-cell office:value-type="date" office:date-value="2013-10-28T21:50:00">
            <text:p>Oct 28, 2013 9:50 PM</text:p>
          </table:table-cell>
          <table:table-cell office:value-type="string">
            <text:p>Ottawa</text:p>
          </table:table-cell>
          <table:table-cell table:number-columns-repeated="1021"/>
        </table:table-row>
        <table:table-row table:style-name="ro5">
          <table:table-cell office:value-type="float" office:value="58">
            <text:p>58</text:p>
          </table:table-cell>
          <table:table-cell office:value-type="date" office:date-value="2013-10-28T21:46:00">
            <text:p>Oct 28, 2013 9:46 PM</text:p>
          </table:table-cell>
          <table:table-cell office:value-type="string">
            <text:p>Providence</text:p>
          </table:table-cell>
          <table:table-cell table:number-columns-repeated="1021"/>
        </table:table-row>
        <table:table-row table:style-name="ro5">
          <table:table-cell office:value-type="float" office:value="59">
            <text:p>59</text:p>
          </table:table-cell>
          <table:table-cell office:value-type="date" office:date-value="2013-10-28T21:46:00">
            <text:p>Oct 28, 2013 9:46 PM</text:p>
          </table:table-cell>
          <table:table-cell office:value-type="string">
            <text:p>San Diego</text:p>
          </table:table-cell>
          <table:table-cell table:number-columns-repeated="1021"/>
        </table:table-row>
        <table:table-row table:style-name="ro5">
          <table:table-cell office:value-type="float" office:value="60">
            <text:p>60</text:p>
          </table:table-cell>
          <table:table-cell office:value-type="date" office:date-value="2013-10-28T21:41:00">
            <text:p>Oct 28, 2013 9:41 PM</text:p>
          </table:table-cell>
          <table:table-cell office:value-type="string">
            <text:p>San Antonio</text:p>
          </table:table-cell>
          <table:table-cell table:number-columns-repeated="1021"/>
        </table:table-row>
        <table:table-row table:style-name="ro5">
          <table:table-cell office:value-type="float" office:value="61">
            <text:p>61</text:p>
          </table:table-cell>
          <table:table-cell office:value-type="date" office:date-value="2013-10-28T21:41:00">
            <text:p>Oct 28, 2013 9:41 PM</text:p>
          </table:table-cell>
          <table:table-cell office:value-type="string">
            <text:p>Calgary</text:p>
          </table:table-cell>
          <table:table-cell table:number-columns-repeated="1021"/>
        </table:table-row>
        <table:table-row table:style-name="ro5">
          <table:table-cell office:value-type="float" office:value="62">
            <text:p>62</text:p>
          </table:table-cell>
          <table:table-cell office:value-type="date" office:date-value="2013-10-28T21:39:00">
            <text:p>Oct 28, 2013 9:39 PM</text:p>
          </table:table-cell>
          <table:table-cell office:value-type="string">
            <text:p>Boston</text:p>
          </table:table-cell>
          <table:table-cell table:number-columns-repeated="1021"/>
        </table:table-row>
        <table:table-row table:style-name="ro5">
          <table:table-cell office:value-type="float" office:value="63">
            <text:p>63</text:p>
          </table:table-cell>
          <table:table-cell office:value-type="date" office:date-value="2013-10-28T21:39:00">
            <text:p>Oct 28, 2013 9:39 PM</text:p>
          </table:table-cell>
          <table:table-cell office:value-type="string">
            <text:p>Austin</text:p>
          </table:table-cell>
          <table:table-cell table:number-columns-repeated="1021"/>
        </table:table-row>
        <table:table-row table:style-name="ro5">
          <table:table-cell office:value-type="float" office:value="64">
            <text:p>64</text:p>
          </table:table-cell>
          <table:table-cell office:value-type="date" office:date-value="2013-10-28T21:39:00">
            <text:p>Oct 28, 2013 9:39 PM</text:p>
          </table:table-cell>
          <table:table-cell office:value-type="string">
            <text:p>bogota</text:p>
          </table:table-cell>
          <table:table-cell table:number-columns-repeated="1021"/>
        </table:table-row>
        <table:table-row table:style-name="ro5">
          <table:table-cell office:value-type="float" office:value="65">
            <text:p>65</text:p>
          </table:table-cell>
          <table:table-cell office:value-type="date" office:date-value="2013-10-28T21:34:00">
            <text:p>Oct 28, 2013 9:34 PM</text:p>
          </table:table-cell>
          <table:table-cell office:value-type="string">
            <text:p>Grand Rapids, MI</text:p>
          </table:table-cell>
          <table:table-cell table:number-columns-repeated="1021"/>
        </table:table-row>
        <table:table-row table:style-name="ro5">
          <table:table-cell office:value-type="float" office:value="66">
            <text:p>66</text:p>
          </table:table-cell>
          <table:table-cell office:value-type="date" office:date-value="2013-10-28T21:27:00">
            <text:p>Oct 28, 2013 9:27 PM</text:p>
          </table:table-cell>
          <table:table-cell office:value-type="string">
            <text:p>New York</text:p>
          </table:table-cell>
          <table:table-cell table:number-columns-repeated="1021"/>
        </table:table-row>
        <table:table-row table:style-name="ro5">
          <table:table-cell office:value-type="float" office:value="67">
            <text:p>67</text:p>
          </table:table-cell>
          <table:table-cell office:value-type="date" office:date-value="2013-10-28T21:24:00">
            <text:p>Oct 28, 2013 9:24 PM</text:p>
          </table:table-cell>
          <table:table-cell office:value-type="string">
            <text:p>Cambridge</text:p>
          </table:table-cell>
          <table:table-cell table:number-columns-repeated="1021"/>
        </table:table-row>
        <table:table-row table:style-name="ro5">
          <table:table-cell office:value-type="float" office:value="68">
            <text:p>68</text:p>
          </table:table-cell>
          <table:table-cell office:value-type="date" office:date-value="2013-10-28T21:24:00">
            <text:p>Oct 28, 2013 9:24 PM</text:p>
          </table:table-cell>
          <table:table-cell office:value-type="string">
            <text:p>Ithaca, NY</text:p>
          </table:table-cell>
          <table:table-cell table:number-columns-repeated="1021"/>
        </table:table-row>
        <table:table-row table:style-name="ro5">
          <table:table-cell office:value-type="float" office:value="69">
            <text:p>69</text:p>
          </table:table-cell>
          <table:table-cell office:value-type="date" office:date-value="2013-10-28T21:23:00">
            <text:p>Oct 28, 2013 9:23 PM</text:p>
          </table:table-cell>
          <table:table-cell office:value-type="string">
            <text:p>Livinston, nj</text:p>
          </table:table-cell>
          <table:table-cell table:number-columns-repeated="1021"/>
        </table:table-row>
        <table:table-row table:style-name="ro5">
          <table:table-cell office:value-type="float" office:value="70">
            <text:p>70</text:p>
          </table:table-cell>
          <table:table-cell office:value-type="date" office:date-value="2013-10-28T21:22:00">
            <text:p>Oct 28, 2013 9:22 PM</text:p>
          </table:table-cell>
          <table:table-cell office:value-type="string">
            <text:p>Somerville, MA</text:p>
          </table:table-cell>
          <table:table-cell table:number-columns-repeated="1021"/>
        </table:table-row>
        <table:table-row table:style-name="ro5">
          <table:table-cell office:value-type="float" office:value="71">
            <text:p>71</text:p>
          </table:table-cell>
          <table:table-cell office:value-type="date" office:date-value="2013-10-28T21:20:00">
            <text:p>Oct 28, 2013 9:20 PM</text:p>
          </table:table-cell>
          <table:table-cell office:value-type="string">
            <text:p>Seattle, WA</text:p>
          </table:table-cell>
          <table:table-cell table:number-columns-repeated="1021"/>
        </table:table-row>
        <table:table-row table:style-name="ro5">
          <table:table-cell office:value-type="float" office:value="72">
            <text:p>72</text:p>
          </table:table-cell>
          <table:table-cell office:value-type="date" office:date-value="2013-10-28T21:20:00">
            <text:p>Oct 28, 2013 9:20 PM</text:p>
          </table:table-cell>
          <table:table-cell office:value-type="string">
            <text:p>Austin</text:p>
          </table:table-cell>
          <table:table-cell table:number-columns-repeated="1021"/>
        </table:table-row>
        <table:table-row table:style-name="ro5">
          <table:table-cell office:value-type="float" office:value="73">
            <text:p>73</text:p>
          </table:table-cell>
          <table:table-cell office:value-type="date" office:date-value="2013-10-28T21:17:00">
            <text:p>Oct 28, 2013 9:17 PM</text:p>
          </table:table-cell>
          <table:table-cell office:value-type="string">
            <text:p>cullowhee, nc (boonies)</text:p>
          </table:table-cell>
          <table:table-cell table:number-columns-repeated="1021"/>
        </table:table-row>
        <table:table-row table:style-name="ro5">
          <table:table-cell office:value-type="float" office:value="74">
            <text:p>74</text:p>
          </table:table-cell>
          <table:table-cell office:value-type="date" office:date-value="2013-10-28T21:16:00">
            <text:p>Oct 28, 2013 9:16 PM</text:p>
          </table:table-cell>
          <table:table-cell office:value-type="string">
            <text:p>milford</text:p>
          </table:table-cell>
          <table:table-cell table:number-columns-repeated="1021"/>
        </table:table-row>
        <table:table-row table:style-name="ro5">
          <table:table-cell office:value-type="float" office:value="75">
            <text:p>75</text:p>
          </table:table-cell>
          <table:table-cell office:value-type="date" office:date-value="2013-10-28T21:12:00">
            <text:p>Oct 28, 2013 9:12 PM</text:p>
          </table:table-cell>
          <table:table-cell office:value-type="string">
            <text:p>Hartford</text:p>
          </table:table-cell>
          <table:table-cell table:number-columns-repeated="1021"/>
        </table:table-row>
        <table:table-row table:style-name="ro5">
          <table:table-cell office:value-type="float" office:value="76">
            <text:p>76</text:p>
          </table:table-cell>
          <table:table-cell office:value-type="date" office:date-value="2013-10-28T21:11:00">
            <text:p>Oct 28, 2013 9:11 PM</text:p>
          </table:table-cell>
          <table:table-cell office:value-type="string">
            <text:p>Portland</text:p>
          </table:table-cell>
          <table:table-cell table:number-columns-repeated="1021"/>
        </table:table-row>
        <table:table-row table:style-name="ro5">
          <table:table-cell office:value-type="float" office:value="77">
            <text:p>77</text:p>
          </table:table-cell>
          <table:table-cell office:value-type="date" office:date-value="2013-10-28T21:09:00">
            <text:p>Oct 28, 2013 9:09 PM</text:p>
          </table:table-cell>
          <table:table-cell office:value-type="string">
            <text:p>Austin</text:p>
          </table:table-cell>
          <table:table-cell table:number-columns-repeated="1021"/>
        </table:table-row>
        <table:table-row table:style-name="ro5">
          <table:table-cell office:value-type="float" office:value="78">
            <text:p>78</text:p>
          </table:table-cell>
          <table:table-cell office:value-type="date" office:date-value="2013-10-28T21:09:00">
            <text:p>Oct 28, 2013 9:09 PM</text:p>
          </table:table-cell>
          <table:table-cell office:value-type="string">
            <text:p>Boston</text:p>
          </table:table-cell>
          <table:table-cell table:number-columns-repeated="1021"/>
        </table:table-row>
        <table:table-row table:style-name="ro5">
          <table:table-cell office:value-type="float" office:value="79">
            <text:p>79</text:p>
          </table:table-cell>
          <table:table-cell office:value-type="date" office:date-value="2013-10-01T20:38:00">
            <text:p>Oct 1, 2013 8:38 PM</text:p>
          </table:table-cell>
          <table:table-cell office:value-type="string">
            <text:p>Braintree mass</text:p>
          </table:table-cell>
          <table:table-cell table:number-columns-repeated="1021"/>
        </table:table-row>
        <table:table-row table:style-name="ro5">
          <table:table-cell office:value-type="float" office:value="80">
            <text:p>80</text:p>
          </table:table-cell>
          <table:table-cell office:value-type="date" office:date-value="2013-09-18T23:35:00">
            <text:p>Sep 18, 2013 11:35 PM</text:p>
          </table:table-cell>
          <table:table-cell office:value-type="string">
            <text:p>New York City</text:p>
          </table:table-cell>
          <table:table-cell table:number-columns-repeated="1021"/>
        </table:table-row>
        <table:table-row table:style-name="ro5">
          <table:table-cell office:value-type="float" office:value="81">
            <text:p>81</text:p>
          </table:table-cell>
          <table:table-cell office:value-type="date" office:date-value="2013-09-10T21:44:00">
            <text:p>Sep 10, 2013 9:44 PM</text:p>
          </table:table-cell>
          <table:table-cell office:value-type="string">
            <text:p>Walsenburg, CO</text:p>
          </table:table-cell>
          <table:table-cell table:number-columns-repeated="1021"/>
        </table:table-row>
        <table:table-row table:style-name="ro5">
          <table:table-cell office:value-type="float" office:value="82">
            <text:p>82</text:p>
          </table:table-cell>
          <table:table-cell office:value-type="date" office:date-value="2013-09-10T20:35:00">
            <text:p>Sep 10, 2013 8:35 PM</text:p>
          </table:table-cell>
          <table:table-cell office:value-type="string">
            <text:p>Dayton, OH</text:p>
          </table:table-cell>
          <table:table-cell table:number-columns-repeated="1021"/>
        </table:table-row>
        <table:table-row table:style-name="ro5">
          <table:table-cell office:value-type="float" office:value="83">
            <text:p>83</text:p>
          </table:table-cell>
          <table:table-cell office:value-type="date" office:date-value="2013-09-06T19:19:00">
            <text:p>Sep 6, 2013 7:19 PM</text:p>
          </table:table-cell>
          <table:table-cell office:value-type="string">
            <text:p>Boston</text:p>
          </table:table-cell>
          <table:table-cell table:number-columns-repeated="1021"/>
        </table:table-row>
        <table:table-row table:style-name="ro5">
          <table:table-cell office:value-type="float" office:value="84">
            <text:p>84</text:p>
          </table:table-cell>
          <table:table-cell office:value-type="date" office:date-value="2013-09-04T15:32:00">
            <text:p>Sep 4, 2013 3:32 PM</text:p>
          </table:table-cell>
          <table:table-cell office:value-type="string">
            <text:p>shanghai</text:p>
          </table:table-cell>
          <table:table-cell table:number-columns-repeated="1021"/>
        </table:table-row>
        <table:table-row table:style-name="ro5">
          <table:table-cell office:value-type="float" office:value="85">
            <text:p>85</text:p>
          </table:table-cell>
          <table:table-cell office:value-type="date" office:date-value="2013-09-03T01:11:00">
            <text:p>Sep 3, 2013 1:11 AM</text:p>
          </table:table-cell>
          <table:table-cell office:value-type="string">
            <text:p>Chernihiv</text:p>
          </table:table-cell>
          <table:table-cell table:number-columns-repeated="1021"/>
        </table:table-row>
        <table:table-row table:style-name="ro5">
          <table:table-cell office:value-type="float" office:value="86">
            <text:p>86</text:p>
          </table:table-cell>
          <table:table-cell office:value-type="date" office:date-value="2013-09-01T21:16:00">
            <text:p>Sep 1, 2013 9:16 PM</text:p>
          </table:table-cell>
          <table:table-cell office:value-type="string">
            <text:p>Newcastle</text:p>
          </table:table-cell>
          <table:table-cell table:number-columns-repeated="1021"/>
        </table:table-row>
        <table:table-row table:style-name="ro5">
          <table:table-cell office:value-type="float" office:value="87">
            <text:p>87</text:p>
          </table:table-cell>
          <table:table-cell office:value-type="date" office:date-value="2013-09-01T04:52:00">
            <text:p>Sep 1, 2013 4:52 AM</text:p>
          </table:table-cell>
          <table:table-cell office:value-type="string">
            <text:p>Chicago</text:p>
          </table:table-cell>
          <table:table-cell table:number-columns-repeated="1021"/>
        </table:table-row>
        <table:table-row table:style-name="ro5">
          <table:table-cell office:value-type="float" office:value="88">
            <text:p>88</text:p>
          </table:table-cell>
          <table:table-cell office:value-type="date" office:date-value="2013-08-31T12:29:00">
            <text:p>Aug 31, 2013 12:29 PM</text:p>
          </table:table-cell>
          <table:table-cell office:value-type="string">
            <text:p>Four Oaks</text:p>
          </table:table-cell>
          <table:table-cell table:number-columns-repeated="1021"/>
        </table:table-row>
        <table:table-row table:style-name="ro5">
          <table:table-cell office:value-type="float" office:value="89">
            <text:p>89</text:p>
          </table:table-cell>
          <table:table-cell office:value-type="date" office:date-value="2013-08-30T21:28:00">
            <text:p>Aug 30, 2013 9:28 PM</text:p>
          </table:table-cell>
          <table:table-cell office:value-type="string">
            <text:p>Dhaka</text:p>
          </table:table-cell>
          <table:table-cell table:number-columns-repeated="1021"/>
        </table:table-row>
        <table:table-row table:style-name="ro5">
          <table:table-cell office:value-type="float" office:value="90">
            <text:p>90</text:p>
          </table:table-cell>
          <table:table-cell office:value-type="date" office:date-value="2013-08-27T15:48:00">
            <text:p>Aug 27, 2013 3:48 PM</text:p>
          </table:table-cell>
          <table:table-cell office:value-type="string">
            <text:p>Zurich</text:p>
          </table:table-cell>
          <table:table-cell table:number-columns-repeated="1021"/>
        </table:table-row>
        <table:table-row table:style-name="ro5">
          <table:table-cell office:value-type="float" office:value="91">
            <text:p>91</text:p>
          </table:table-cell>
          <table:table-cell office:value-type="date" office:date-value="2013-08-27T14:45:00">
            <text:p>Aug 27, 2013 2:45 PM</text:p>
          </table:table-cell>
          <table:table-cell office:value-type="string">
            <text:p>Cuneo</text:p>
          </table:table-cell>
          <table:table-cell table:number-columns-repeated="1021"/>
        </table:table-row>
        <table:table-row table:style-name="ro5">
          <table:table-cell office:value-type="float" office:value="92">
            <text:p>92</text:p>
          </table:table-cell>
          <table:table-cell office:value-type="date" office:date-value="2013-08-25T19:25:00">
            <text:p>Aug 25, 2013 7:25 PM</text:p>
          </table:table-cell>
          <table:table-cell office:value-type="string">
            <text:p>Dresden</text:p>
          </table:table-cell>
          <table:table-cell table:number-columns-repeated="1021"/>
        </table:table-row>
        <table:table-row table:style-name="ro5">
          <table:table-cell office:value-type="float" office:value="93">
            <text:p>93</text:p>
          </table:table-cell>
          <table:table-cell office:value-type="date" office:date-value="2013-08-25T12:53:00">
            <text:p>Aug 25, 2013 12:53 PM</text:p>
          </table:table-cell>
          <table:table-cell office:value-type="string">
            <text:p>Dallas</text:p>
          </table:table-cell>
          <table:table-cell table:number-columns-repeated="1021"/>
        </table:table-row>
        <table:table-row table:style-name="ro5">
          <table:table-cell office:value-type="float" office:value="94">
            <text:p>94</text:p>
          </table:table-cell>
          <table:table-cell office:value-type="date" office:date-value="2013-08-24T14:29:00">
            <text:p>Aug 24, 2013 2:29 PM</text:p>
          </table:table-cell>
          <table:table-cell office:value-type="string">
            <text:p>Philadelphia</text:p>
          </table:table-cell>
          <table:table-cell table:number-columns-repeated="1021"/>
        </table:table-row>
        <table:table-row table:style-name="ro5">
          <table:table-cell office:value-type="float" office:value="95">
            <text:p>95</text:p>
          </table:table-cell>
          <table:table-cell office:value-type="date" office:date-value="2013-08-23T21:00:00">
            <text:p>Aug 23, 2013 9:00 PM</text:p>
          </table:table-cell>
          <table:table-cell office:value-type="string">
            <text:p>Nice</text:p>
          </table:table-cell>
          <table:table-cell table:number-columns-repeated="1021"/>
        </table:table-row>
        <table:table-row table:style-name="ro5">
          <table:table-cell office:value-type="float" office:value="96">
            <text:p>96</text:p>
          </table:table-cell>
          <table:table-cell office:value-type="date" office:date-value="2013-08-23T06:10:00">
            <text:p>Aug 23, 2013 6:10 AM</text:p>
          </table:table-cell>
          <table:table-cell office:value-type="string">
            <text:p>kurali</text:p>
          </table:table-cell>
          <table:table-cell table:number-columns-repeated="1021"/>
        </table:table-row>
        <table:table-row table:style-name="ro5">
          <table:table-cell office:value-type="float" office:value="97">
            <text:p>97</text:p>
          </table:table-cell>
          <table:table-cell office:value-type="date" office:date-value="2013-08-22T20:16:00">
            <text:p>Aug 22, 2013 8:16 PM</text:p>
          </table:table-cell>
          <table:table-cell office:value-type="string">
            <text:p>Moorhead</text:p>
          </table:table-cell>
          <table:table-cell table:number-columns-repeated="1021"/>
        </table:table-row>
        <table:table-row table:style-name="ro5">
          <table:table-cell office:value-type="float" office:value="98">
            <text:p>98</text:p>
          </table:table-cell>
          <table:table-cell office:value-type="date" office:date-value="2013-08-22T08:41:00">
            <text:p>Aug 22, 2013 8:41 AM</text:p>
          </table:table-cell>
          <table:table-cell office:value-type="string">
            <text:p>Paris</text:p>
          </table:table-cell>
          <table:table-cell table:number-columns-repeated="1021"/>
        </table:table-row>
        <table:table-row table:style-name="ro5">
          <table:table-cell office:value-type="float" office:value="99">
            <text:p>99</text:p>
          </table:table-cell>
          <table:table-cell office:value-type="date" office:date-value="2013-08-22T08:38:00">
            <text:p>Aug 22, 2013 8:38 AM</text:p>
          </table:table-cell>
          <table:table-cell office:value-type="string">
            <text:p>Barcelona</text:p>
          </table:table-cell>
          <table:table-cell table:number-columns-repeated="1021"/>
        </table:table-row>
        <table:table-row table:style-name="ro5">
          <table:table-cell office:value-type="float" office:value="100">
            <text:p>100</text:p>
          </table:table-cell>
          <table:table-cell office:value-type="date" office:date-value="2013-08-19T21:42:00">
            <text:p>Aug 19, 2013 9:42 PM</text:p>
          </table:table-cell>
          <table:table-cell office:value-type="string">
            <text:p>Milwaukee</text:p>
          </table:table-cell>
          <table:table-cell table:number-columns-repeated="1021"/>
        </table:table-row>
        <table:table-row table:style-name="ro5">
          <table:table-cell office:value-type="float" office:value="101">
            <text:p>101</text:p>
          </table:table-cell>
          <table:table-cell office:value-type="date" office:date-value="2013-08-19T14:20:00">
            <text:p>Aug 19, 2013 2:20 PM</text:p>
          </table:table-cell>
          <table:table-cell office:value-type="string">
            <text:p>northville</text:p>
          </table:table-cell>
          <table:table-cell table:number-columns-repeated="1021"/>
        </table:table-row>
        <table:table-row table:style-name="ro5">
          <table:table-cell office:value-type="float" office:value="102">
            <text:p>102</text:p>
          </table:table-cell>
          <table:table-cell office:value-type="date" office:date-value="2013-08-19T05:30:00">
            <text:p>Aug 19, 2013 5:30 AM</text:p>
          </table:table-cell>
          <table:table-cell office:value-type="string">
            <text:p>Athens, Greece</text:p>
          </table:table-cell>
          <table:table-cell table:number-columns-repeated="1021"/>
        </table:table-row>
        <table:table-row table:style-name="ro5">
          <table:table-cell office:value-type="float" office:value="103">
            <text:p>103</text:p>
          </table:table-cell>
          <table:table-cell office:value-type="date" office:date-value="2013-08-17T05:14:00">
            <text:p>Aug 17, 2013 5:14 AM</text:p>
          </table:table-cell>
          <table:table-cell office:value-type="string">
            <text:p>seattle</text:p>
          </table:table-cell>
          <table:table-cell table:number-columns-repeated="1021"/>
        </table:table-row>
        <table:table-row table:style-name="ro5">
          <table:table-cell office:value-type="float" office:value="104">
            <text:p>104</text:p>
          </table:table-cell>
          <table:table-cell office:value-type="date" office:date-value="2013-08-16T22:14:00">
            <text:p>Aug 16, 2013 10:14 PM</text:p>
          </table:table-cell>
          <table:table-cell office:value-type="string">
            <text:p>Flensburg</text:p>
          </table:table-cell>
          <table:table-cell table:number-columns-repeated="1021"/>
        </table:table-row>
        <table:table-row table:style-name="ro5">
          <table:table-cell office:value-type="float" office:value="105">
            <text:p>105</text:p>
          </table:table-cell>
          <table:table-cell office:value-type="date" office:date-value="2013-08-16T21:41:00">
            <text:p>Aug 16, 2013 9:41 PM</text:p>
          </table:table-cell>
          <table:table-cell office:value-type="string">
            <text:p>Phoenix, AZ</text:p>
          </table:table-cell>
          <table:table-cell table:number-columns-repeated="1021"/>
        </table:table-row>
        <table:table-row table:style-name="ro5">
          <table:table-cell office:value-type="float" office:value="106">
            <text:p>106</text:p>
          </table:table-cell>
          <table:table-cell office:value-type="date" office:date-value="2013-08-15T19:24:00">
            <text:p>Aug 15, 2013 7:24 PM</text:p>
          </table:table-cell>
          <table:table-cell office:value-type="string">
            <text:p>Zofingen</text:p>
          </table:table-cell>
          <table:table-cell table:number-columns-repeated="1021"/>
        </table:table-row>
        <table:table-row table:style-name="ro5">
          <table:table-cell office:value-type="float" office:value="107">
            <text:p>107</text:p>
          </table:table-cell>
          <table:table-cell office:value-type="date" office:date-value="2013-08-12T16:15:00">
            <text:p>Aug 12, 2013 4:15 PM</text:p>
          </table:table-cell>
          <table:table-cell office:value-type="string">
            <text:p>Madrid</text:p>
          </table:table-cell>
          <table:table-cell table:number-columns-repeated="1021"/>
        </table:table-row>
        <table:table-row table:style-name="ro5">
          <table:table-cell office:value-type="float" office:value="108">
            <text:p>108</text:p>
          </table:table-cell>
          <table:table-cell office:value-type="date" office:date-value="2013-08-12T13:57:00">
            <text:p>Aug 12, 2013 1:57 PM</text:p>
          </table:table-cell>
          <table:table-cell office:value-type="string">
            <text:p>Boulder, CO</text:p>
          </table:table-cell>
          <table:table-cell table:number-columns-repeated="1021"/>
        </table:table-row>
        <table:table-row table:style-name="ro5">
          <table:table-cell office:value-type="float" office:value="109">
            <text:p>109</text:p>
          </table:table-cell>
          <table:table-cell office:value-type="date" office:date-value="2013-08-12T08:55:00">
            <text:p>Aug 12, 2013 8:55 AM</text:p>
          </table:table-cell>
          <table:table-cell office:value-type="string">
            <text:p>Christchurch</text:p>
          </table:table-cell>
          <table:table-cell table:number-columns-repeated="1021"/>
        </table:table-row>
        <table:table-row table:style-name="ro5">
          <table:table-cell office:value-type="float" office:value="110">
            <text:p>110</text:p>
          </table:table-cell>
          <table:table-cell office:value-type="date" office:date-value="2013-08-10T21:12:00">
            <text:p>Aug 10, 2013 9:12 PM</text:p>
          </table:table-cell>
          <table:table-cell office:value-type="string">
            <text:p>Cartagena</text:p>
          </table:table-cell>
          <table:table-cell table:number-columns-repeated="1021"/>
        </table:table-row>
        <table:table-row table:style-name="ro5">
          <table:table-cell office:value-type="float" office:value="111">
            <text:p>111</text:p>
          </table:table-cell>
          <table:table-cell office:value-type="date" office:date-value="2013-08-10T20:46:00">
            <text:p>Aug 10, 2013 8:46 PM</text:p>
          </table:table-cell>
          <table:table-cell office:value-type="string">
            <text:p>Gent</text:p>
          </table:table-cell>
          <table:table-cell table:number-columns-repeated="1021"/>
        </table:table-row>
        <table:table-row table:style-name="ro5">
          <table:table-cell office:value-type="float" office:value="112">
            <text:p>112</text:p>
          </table:table-cell>
          <table:table-cell office:value-type="date" office:date-value="2013-08-10T16:12:00">
            <text:p>Aug 10, 2013 4:12 PM</text:p>
          </table:table-cell>
          <table:table-cell office:value-type="string">
            <text:p>ostend</text:p>
          </table:table-cell>
          <table:table-cell table:number-columns-repeated="1021"/>
        </table:table-row>
        <table:table-row table:style-name="ro5">
          <table:table-cell office:value-type="float" office:value="113">
            <text:p>113</text:p>
          </table:table-cell>
          <table:table-cell office:value-type="date" office:date-value="2013-08-10T00:42:00">
            <text:p>Aug 10, 2013 12:42 AM</text:p>
          </table:table-cell>
          <table:table-cell office:value-type="string">
            <text:p>longmont</text:p>
          </table:table-cell>
          <table:table-cell table:number-columns-repeated="1021"/>
        </table:table-row>
        <table:table-row table:style-name="ro5">
          <table:table-cell office:value-type="float" office:value="114">
            <text:p>114</text:p>
          </table:table-cell>
          <table:table-cell office:value-type="date" office:date-value="2013-08-09T19:32:00">
            <text:p>Aug 9, 2013 7:32 PM</text:p>
          </table:table-cell>
          <table:table-cell office:value-type="string">
            <text:p>Boulder, CO</text:p>
          </table:table-cell>
          <table:table-cell table:number-columns-repeated="1021"/>
        </table:table-row>
        <table:table-row table:style-name="ro5">
          <table:table-cell office:value-type="float" office:value="115">
            <text:p>115</text:p>
          </table:table-cell>
          <table:table-cell office:value-type="date" office:date-value="2013-08-09T16:26:00">
            <text:p>Aug 9, 2013 4:26 PM</text:p>
          </table:table-cell>
          <table:table-cell office:value-type="string">
            <text:p>Buenos Aires</text:p>
          </table:table-cell>
          <table:table-cell table:number-columns-repeated="1021"/>
        </table:table-row>
        <table:table-row table:style-name="ro5">
          <table:table-cell office:value-type="float" office:value="116">
            <text:p>116</text:p>
          </table:table-cell>
          <table:table-cell office:value-type="date" office:date-value="2013-08-09T15:03:00">
            <text:p>Aug 9, 2013 3:03 PM</text:p>
          </table:table-cell>
          <table:table-cell office:value-type="string">
            <text:p>Halmstad</text:p>
          </table:table-cell>
          <table:table-cell table:number-columns-repeated="1021"/>
        </table:table-row>
        <table:table-row table:style-name="ro5">
          <table:table-cell office:value-type="float" office:value="117">
            <text:p>117</text:p>
          </table:table-cell>
          <table:table-cell office:value-type="date" office:date-value="2013-08-09T13:57:00">
            <text:p>Aug 9, 2013 1:57 PM</text:p>
          </table:table-cell>
          <table:table-cell office:value-type="string">
            <text:p>Leeds</text:p>
          </table:table-cell>
          <table:table-cell table:number-columns-repeated="1021"/>
        </table:table-row>
        <table:table-row table:style-name="ro5">
          <table:table-cell office:value-type="float" office:value="118">
            <text:p>118</text:p>
          </table:table-cell>
          <table:table-cell office:value-type="date" office:date-value="2013-08-09T13:41:00">
            <text:p>Aug 9, 2013 1:41 PM</text:p>
          </table:table-cell>
          <table:table-cell office:value-type="string">
            <text:p>SEOUL</text:p>
          </table:table-cell>
          <table:table-cell table:number-columns-repeated="1021"/>
        </table:table-row>
        <table:table-row table:style-name="ro5">
          <table:table-cell office:value-type="float" office:value="119">
            <text:p>119</text:p>
          </table:table-cell>
          <table:table-cell office:value-type="date" office:date-value="2013-08-09T09:22:00">
            <text:p>Aug 9, 2013 9:22 AM</text:p>
          </table:table-cell>
          <table:table-cell office:value-type="string">
            <text:p>Delft</text:p>
          </table:table-cell>
          <table:table-cell table:number-columns-repeated="1021"/>
        </table:table-row>
        <table:table-row table:style-name="ro5">
          <table:table-cell office:value-type="float" office:value="120">
            <text:p>120</text:p>
          </table:table-cell>
          <table:table-cell office:value-type="date" office:date-value="2013-08-09T07:38:00">
            <text:p>Aug 9, 2013 7:38 AM</text:p>
          </table:table-cell>
          <table:table-cell office:value-type="string">
            <text:p>Cincinnati</text:p>
          </table:table-cell>
          <table:table-cell table:number-columns-repeated="1021"/>
        </table:table-row>
        <table:table-row table:style-name="ro5">
          <table:table-cell office:value-type="float" office:value="121">
            <text:p>121</text:p>
          </table:table-cell>
          <table:table-cell office:value-type="date" office:date-value="2013-08-09T05:52:00">
            <text:p>Aug 9, 2013 5:52 AM</text:p>
          </table:table-cell>
          <table:table-cell office:value-type="string">
            <text:p>Sacramento</text:p>
          </table:table-cell>
          <table:table-cell table:number-columns-repeated="1021"/>
        </table:table-row>
        <table:table-row table:style-name="ro5">
          <table:table-cell office:value-type="float" office:value="122">
            <text:p>122</text:p>
          </table:table-cell>
          <table:table-cell office:value-type="date" office:date-value="2013-08-08T18:03:00">
            <text:p>Aug 8, 2013 6:03 PM</text:p>
          </table:table-cell>
          <table:table-cell office:value-type="string">
            <text:p>Springfield, MO</text:p>
          </table:table-cell>
          <table:table-cell table:number-columns-repeated="1021"/>
        </table:table-row>
        <table:table-row table:style-name="ro5">
          <table:table-cell office:value-type="float" office:value="123">
            <text:p>123</text:p>
          </table:table-cell>
          <table:table-cell office:value-type="date" office:date-value="2013-08-08T16:34:00">
            <text:p>Aug 8, 2013 4:34 PM</text:p>
          </table:table-cell>
          <table:table-cell office:value-type="string">
            <text:p>San Francisco</text:p>
          </table:table-cell>
          <table:table-cell table:number-columns-repeated="1021"/>
        </table:table-row>
        <table:table-row table:style-name="ro5">
          <table:table-cell office:value-type="float" office:value="124">
            <text:p>124</text:p>
          </table:table-cell>
          <table:table-cell office:value-type="date" office:date-value="2013-08-08T15:00:00">
            <text:p>Aug 8, 2013 3:00 PM</text:p>
          </table:table-cell>
          <table:table-cell office:value-type="string">
            <text:p>Temple City</text:p>
          </table:table-cell>
          <table:table-cell table:number-columns-repeated="1021"/>
        </table:table-row>
        <table:table-row table:style-name="ro5">
          <table:table-cell office:value-type="float" office:value="125">
            <text:p>125</text:p>
          </table:table-cell>
          <table:table-cell office:value-type="date" office:date-value="2013-08-08T11:22:00">
            <text:p>Aug 8, 2013 11:22 AM</text:p>
          </table:table-cell>
          <table:table-cell office:value-type="string">
            <text:p>london</text:p>
          </table:table-cell>
          <table:table-cell table:number-columns-repeated="1021"/>
        </table:table-row>
        <table:table-row table:style-name="ro5">
          <table:table-cell office:value-type="float" office:value="126">
            <text:p>126</text:p>
          </table:table-cell>
          <table:table-cell office:value-type="date" office:date-value="2013-08-08T04:56:00">
            <text:p>Aug 8, 2013 4:56 AM</text:p>
          </table:table-cell>
          <table:table-cell office:value-type="string">
            <text:p>Mel</text:p>
          </table:table-cell>
          <table:table-cell table:number-columns-repeated="1021"/>
        </table:table-row>
        <table:table-row table:style-name="ro5">
          <table:table-cell office:value-type="float" office:value="127">
            <text:p>127</text:p>
          </table:table-cell>
          <table:table-cell office:value-type="date" office:date-value="2013-08-07T21:34:00">
            <text:p>Aug 7, 2013 9:34 PM</text:p>
          </table:table-cell>
          <table:table-cell office:value-type="string">
            <text:p>Rome</text:p>
          </table:table-cell>
          <table:table-cell table:number-columns-repeated="1021"/>
        </table:table-row>
        <table:table-row table:style-name="ro5">
          <table:table-cell office:value-type="float" office:value="128">
            <text:p>128</text:p>
          </table:table-cell>
          <table:table-cell office:value-type="date" office:date-value="2013-08-07T20:06:00">
            <text:p>Aug 7, 2013 8:06 PM</text:p>
          </table:table-cell>
          <table:table-cell office:value-type="string">
            <text:p>Concord, CA</text:p>
          </table:table-cell>
          <table:table-cell table:number-columns-repeated="1021"/>
        </table:table-row>
        <table:table-row table:style-name="ro5">
          <table:table-cell office:value-type="float" office:value="129">
            <text:p>129</text:p>
          </table:table-cell>
          <table:table-cell office:value-type="date" office:date-value="2013-08-07T12:50:00">
            <text:p>Aug 7, 2013 12:50 PM</text:p>
          </table:table-cell>
          <table:table-cell office:value-type="string">
            <text:p>Genoa</text:p>
          </table:table-cell>
          <table:table-cell table:number-columns-repeated="1021"/>
        </table:table-row>
        <table:table-row table:style-name="ro5">
          <table:table-cell office:value-type="float" office:value="130">
            <text:p>130</text:p>
          </table:table-cell>
          <table:table-cell office:value-type="date" office:date-value="2013-08-07T11:26:00">
            <text:p>Aug 7, 2013 11:26 AM</text:p>
          </table:table-cell>
          <table:table-cell office:value-type="string">
            <text:p>Chicago</text:p>
          </table:table-cell>
          <table:table-cell table:number-columns-repeated="1021"/>
        </table:table-row>
        <table:table-row table:style-name="ro5">
          <table:table-cell office:value-type="float" office:value="131">
            <text:p>131</text:p>
          </table:table-cell>
          <table:table-cell office:value-type="date" office:date-value="2013-08-07T04:13:00">
            <text:p>Aug 7, 2013 4:13 AM</text:p>
          </table:table-cell>
          <table:table-cell office:value-type="string">
            <text:p>Indianapolis</text:p>
          </table:table-cell>
          <table:table-cell table:number-columns-repeated="1021"/>
        </table:table-row>
        <table:table-row table:style-name="ro5">
          <table:table-cell office:value-type="float" office:value="132">
            <text:p>132</text:p>
          </table:table-cell>
          <table:table-cell office:value-type="date" office:date-value="2013-08-07T01:32:00">
            <text:p>Aug 7, 2013 1:32 AM</text:p>
          </table:table-cell>
          <table:table-cell office:value-type="string">
            <text:p>Temecula</text:p>
          </table:table-cell>
          <table:table-cell table:number-columns-repeated="1021"/>
        </table:table-row>
        <table:table-row table:style-name="ro5">
          <table:table-cell office:value-type="float" office:value="133">
            <text:p>133</text:p>
          </table:table-cell>
          <table:table-cell office:value-type="date" office:date-value="2013-08-07T00:28:00">
            <text:p>Aug 7, 2013 12:28 AM</text:p>
          </table:table-cell>
          <table:table-cell office:value-type="string">
            <text:p>Salt Lake</text:p>
          </table:table-cell>
          <table:table-cell table:number-columns-repeated="1021"/>
        </table:table-row>
        <table:table-row table:style-name="ro5">
          <table:table-cell office:value-type="float" office:value="134">
            <text:p>134</text:p>
          </table:table-cell>
          <table:table-cell office:value-type="date" office:date-value="2013-08-06T23:45:00">
            <text:p>Aug 6, 2013 11:45 PM</text:p>
          </table:table-cell>
          <table:table-cell office:value-type="string">
            <text:p>Seattle</text:p>
          </table:table-cell>
          <table:table-cell table:number-columns-repeated="1021"/>
        </table:table-row>
        <table:table-row table:style-name="ro5">
          <table:table-cell office:value-type="float" office:value="135">
            <text:p>135</text:p>
          </table:table-cell>
          <table:table-cell office:value-type="date" office:date-value="2013-08-06T21:26:00">
            <text:p>Aug 6, 2013 9:26 PM</text:p>
          </table:table-cell>
          <table:table-cell office:value-type="string">
            <text:p>Trento</text:p>
          </table:table-cell>
          <table:table-cell table:number-columns-repeated="1021"/>
        </table:table-row>
        <table:table-row table:style-name="ro5">
          <table:table-cell office:value-type="float" office:value="136">
            <text:p>136</text:p>
          </table:table-cell>
          <table:table-cell office:value-type="date" office:date-value="2013-08-06T21:24:00">
            <text:p>Aug 6, 2013 9:24 PM</text:p>
          </table:table-cell>
          <table:table-cell office:value-type="string">
            <text:p>Vancouver</text:p>
          </table:table-cell>
          <table:table-cell table:number-columns-repeated="1021"/>
        </table:table-row>
        <table:table-row table:style-name="ro5">
          <table:table-cell office:value-type="float" office:value="137">
            <text:p>137</text:p>
          </table:table-cell>
          <table:table-cell office:value-type="date" office:date-value="2013-08-06T21:12:00">
            <text:p>Aug 6, 2013 9:12 PM</text:p>
          </table:table-cell>
          <table:table-cell office:value-type="string">
            <text:p>barcelona</text:p>
          </table:table-cell>
          <table:table-cell table:number-columns-repeated="1021"/>
        </table:table-row>
        <table:table-row table:style-name="ro5">
          <table:table-cell office:value-type="float" office:value="138">
            <text:p>138</text:p>
          </table:table-cell>
          <table:table-cell office:value-type="date" office:date-value="2013-08-06T20:26:00">
            <text:p>Aug 6, 2013 8:26 PM</text:p>
          </table:table-cell>
          <table:table-cell office:value-type="string">
            <text:p>Guatemala</text:p>
          </table:table-cell>
          <table:table-cell table:number-columns-repeated="1021"/>
        </table:table-row>
        <table:table-row table:style-name="ro5">
          <table:table-cell office:value-type="float" office:value="139">
            <text:p>139</text:p>
          </table:table-cell>
          <table:table-cell office:value-type="date" office:date-value="2013-08-06T20:24:00.000001">
            <text:p>Aug 6, 2013 8:24 PM</text:p>
          </table:table-cell>
          <table:table-cell office:value-type="string">
            <text:p>Lyon</text:p>
          </table:table-cell>
          <table:table-cell table:number-columns-repeated="1021"/>
        </table:table-row>
        <table:table-row table:style-name="ro5">
          <table:table-cell office:value-type="float" office:value="140">
            <text:p>140</text:p>
          </table:table-cell>
          <table:table-cell office:value-type="date" office:date-value="2013-08-06T20:11:00">
            <text:p>Aug 6, 2013 8:11 PM</text:p>
          </table:table-cell>
          <table:table-cell office:value-type="string">
            <text:p>Marina</text:p>
          </table:table-cell>
          <table:table-cell table:number-columns-repeated="1021"/>
        </table:table-row>
        <table:table-row table:style-name="ro5">
          <table:table-cell office:value-type="float" office:value="141">
            <text:p>141</text:p>
          </table:table-cell>
          <table:table-cell office:value-type="date" office:date-value="2013-08-06T19:44:00">
            <text:p>Aug 6, 2013 7:44 PM</text:p>
          </table:table-cell>
          <table:table-cell office:value-type="string">
            <text:p>longmont</text:p>
          </table:table-cell>
          <table:table-cell table:number-columns-repeated="1021"/>
        </table:table-row>
        <table:table-row table:style-name="ro5">
          <table:table-cell office:value-type="float" office:value="142">
            <text:p>142</text:p>
          </table:table-cell>
          <table:table-cell office:value-type="date" office:date-value="2013-08-06T18:46:00">
            <text:p>Aug 6, 2013 6:46 PM</text:p>
          </table:table-cell>
          <table:table-cell office:value-type="string">
            <text:p>Heraklion</text:p>
          </table:table-cell>
          <table:table-cell table:number-columns-repeated="1021"/>
        </table:table-row>
        <table:table-row table:style-name="ro5">
          <table:table-cell office:value-type="float" office:value="143">
            <text:p>143</text:p>
          </table:table-cell>
          <table:table-cell office:value-type="date" office:date-value="2013-08-06T18:40:00">
            <text:p>Aug 6, 2013 6:40 PM</text:p>
          </table:table-cell>
          <table:table-cell office:value-type="string">
            <text:p>Salt Lake City</text:p>
          </table:table-cell>
          <table:table-cell table:number-columns-repeated="1021"/>
        </table:table-row>
        <table:table-row table:style-name="ro5">
          <table:table-cell office:value-type="float" office:value="144">
            <text:p>144</text:p>
          </table:table-cell>
          <table:table-cell office:value-type="date" office:date-value="2013-08-06T18:06:00">
            <text:p>Aug 6, 2013 6:06 PM</text:p>
          </table:table-cell>
          <table:table-cell office:value-type="string">
            <text:p>Hamburg</text:p>
          </table:table-cell>
          <table:table-cell table:number-columns-repeated="1021"/>
        </table:table-row>
        <table:table-row table:style-name="ro5">
          <table:table-cell office:value-type="float" office:value="145">
            <text:p>145</text:p>
          </table:table-cell>
          <table:table-cell office:value-type="date" office:date-value="2013-08-06T16:28:00">
            <text:p>Aug 6, 2013 4:28 PM</text:p>
          </table:table-cell>
          <table:table-cell office:value-type="string">
            <text:p>Amsterdam</text:p>
          </table:table-cell>
          <table:table-cell table:number-columns-repeated="1021"/>
        </table:table-row>
        <table:table-row table:style-name="ro5">
          <table:table-cell office:value-type="float" office:value="146">
            <text:p>146</text:p>
          </table:table-cell>
          <table:table-cell office:value-type="date" office:date-value="2013-08-06T16:14:00">
            <text:p>Aug 6, 2013 4:14 PM</text:p>
          </table:table-cell>
          <table:table-cell office:value-type="string">
            <text:p>Udine</text:p>
          </table:table-cell>
          <table:table-cell table:number-columns-repeated="1021"/>
        </table:table-row>
        <table:table-row table:style-name="ro5">
          <table:table-cell office:value-type="float" office:value="147">
            <text:p>147</text:p>
          </table:table-cell>
          <table:table-cell office:value-type="date" office:date-value="2013-08-06T15:55:00">
            <text:p>Aug 6, 2013 3:55 PM</text:p>
          </table:table-cell>
          <table:table-cell office:value-type="string">
            <text:p>Santiago</text:p>
          </table:table-cell>
          <table:table-cell table:number-columns-repeated="1021"/>
        </table:table-row>
        <table:table-row table:style-name="ro5">
          <table:table-cell office:value-type="float" office:value="148">
            <text:p>148</text:p>
          </table:table-cell>
          <table:table-cell office:value-type="date" office:date-value="2013-08-06T15:46:00">
            <text:p>Aug 6, 2013 3:46 PM</text:p>
          </table:table-cell>
          <table:table-cell office:value-type="string">
            <text:p>Milan</text:p>
          </table:table-cell>
          <table:table-cell table:number-columns-repeated="1021"/>
        </table:table-row>
        <table:table-row table:style-name="ro5">
          <table:table-cell office:value-type="float" office:value="149">
            <text:p>149</text:p>
          </table:table-cell>
          <table:table-cell office:value-type="date" office:date-value="2013-08-06T15:41:00">
            <text:p>Aug 6, 2013 3:41 PM</text:p>
          </table:table-cell>
          <table:table-cell office:value-type="string">
            <text:p>barcelona</text:p>
          </table:table-cell>
          <table:table-cell table:number-columns-repeated="1021"/>
        </table:table-row>
        <table:table-row table:style-name="ro5">
          <table:table-cell office:value-type="float" office:value="150">
            <text:p>150</text:p>
          </table:table-cell>
          <table:table-cell office:value-type="date" office:date-value="2013-08-06T15:39:00">
            <text:p>Aug 6, 2013 3:39 PM</text:p>
          </table:table-cell>
          <table:table-cell office:value-type="string">
            <text:p>Rome</text:p>
          </table:table-cell>
          <table:table-cell table:number-columns-repeated="1021"/>
        </table:table-row>
        <table:table-row table:style-name="ro5">
          <table:table-cell office:value-type="float" office:value="151">
            <text:p>151</text:p>
          </table:table-cell>
          <table:table-cell office:value-type="date" office:date-value="2013-08-06T14:38:00">
            <text:p>Aug 6, 2013 2:38 PM</text:p>
          </table:table-cell>
          <table:table-cell office:value-type="string">
            <text:p>Swindon</text:p>
          </table:table-cell>
          <table:table-cell table:number-columns-repeated="1021"/>
        </table:table-row>
        <table:table-row table:style-name="ro5">
          <table:table-cell office:value-type="float" office:value="152">
            <text:p>152</text:p>
          </table:table-cell>
          <table:table-cell office:value-type="date" office:date-value="2013-08-06T12:46:00">
            <text:p>Aug 6, 2013 12:46 PM</text:p>
          </table:table-cell>
          <table:table-cell office:value-type="string">
            <text:p>Daytona Beach</text:p>
          </table:table-cell>
          <table:table-cell table:number-columns-repeated="1021"/>
        </table:table-row>
        <table:table-row table:style-name="ro5">
          <table:table-cell office:value-type="float" office:value="153">
            <text:p>153</text:p>
          </table:table-cell>
          <table:table-cell office:value-type="date" office:date-value="2013-08-06T11:07:00">
            <text:p>Aug 6, 2013 11:07 AM</text:p>
          </table:table-cell>
          <table:table-cell office:value-type="string">
            <text:p>Cambridge, MA</text:p>
          </table:table-cell>
          <table:table-cell table:number-columns-repeated="1021"/>
        </table:table-row>
        <table:table-row table:style-name="ro5">
          <table:table-cell office:value-type="float" office:value="154">
            <text:p>154</text:p>
          </table:table-cell>
          <table:table-cell office:value-type="date" office:date-value="2013-08-06T10:52:00">
            <text:p>Aug 6, 2013 10:52 AM</text:p>
          </table:table-cell>
          <table:table-cell office:value-type="string">
            <text:p>Erlangen</text:p>
          </table:table-cell>
          <table:table-cell table:number-columns-repeated="1021"/>
        </table:table-row>
        <table:table-row table:style-name="ro5">
          <table:table-cell office:value-type="float" office:value="155">
            <text:p>155</text:p>
          </table:table-cell>
          <table:table-cell office:value-type="date" office:date-value="2013-08-06T09:12:00">
            <text:p>Aug 6, 2013 9:12 AM</text:p>
          </table:table-cell>
          <table:table-cell office:value-type="string">
            <text:p>San Francisco</text:p>
          </table:table-cell>
          <table:table-cell table:number-columns-repeated="1021"/>
        </table:table-row>
        <table:table-row table:style-name="ro5">
          <table:table-cell office:value-type="float" office:value="156">
            <text:p>156</text:p>
          </table:table-cell>
          <table:table-cell office:value-type="date" office:date-value="2013-08-06T07:36:00">
            <text:p>Aug 6, 2013 7:36 AM</text:p>
          </table:table-cell>
          <table:table-cell office:value-type="string">
            <text:p>Paris</text:p>
          </table:table-cell>
          <table:table-cell table:number-columns-repeated="1021"/>
        </table:table-row>
        <table:table-row table:style-name="ro5">
          <table:table-cell office:value-type="float" office:value="157">
            <text:p>157</text:p>
          </table:table-cell>
          <table:table-cell office:value-type="date" office:date-value="2013-08-06T04:27:00">
            <text:p>Aug 6, 2013 4:27 AM</text:p>
          </table:table-cell>
          <table:table-cell office:value-type="string">
            <text:p>Kitchener</text:p>
          </table:table-cell>
          <table:table-cell table:number-columns-repeated="1021"/>
        </table:table-row>
        <table:table-row table:style-name="ro5">
          <table:table-cell office:value-type="float" office:value="158">
            <text:p>158</text:p>
          </table:table-cell>
          <table:table-cell office:value-type="date" office:date-value="2013-08-06T03:16:00">
            <text:p>Aug 6, 2013 3:16 AM</text:p>
          </table:table-cell>
          <table:table-cell office:value-type="string">
            <text:p>Summerfield</text:p>
          </table:table-cell>
          <table:table-cell table:number-columns-repeated="1021"/>
        </table:table-row>
        <table:table-row table:style-name="ro5">
          <table:table-cell office:value-type="float" office:value="159">
            <text:p>159</text:p>
          </table:table-cell>
          <table:table-cell office:value-type="date" office:date-value="2013-08-05T21:35:00">
            <text:p>Aug 5, 2013 9:35 PM</text:p>
          </table:table-cell>
          <table:table-cell office:value-type="string">
            <text:p>tel aviv</text:p>
          </table:table-cell>
          <table:table-cell table:number-columns-repeated="1021"/>
        </table:table-row>
        <table:table-row table:style-name="ro5">
          <table:table-cell office:value-type="float" office:value="160">
            <text:p>160</text:p>
          </table:table-cell>
          <table:table-cell office:value-type="date" office:date-value="2013-08-05T21:21:00">
            <text:p>Aug 5, 2013 9:21 PM</text:p>
          </table:table-cell>
          <table:table-cell office:value-type="string">
            <text:p>Houston</text:p>
          </table:table-cell>
          <table:table-cell table:number-columns-repeated="1021"/>
        </table:table-row>
        <table:table-row table:style-name="ro5">
          <table:table-cell office:value-type="float" office:value="161">
            <text:p>161</text:p>
          </table:table-cell>
          <table:table-cell office:value-type="date" office:date-value="2013-08-05T21:15:00">
            <text:p>Aug 5, 2013 9:15 PM</text:p>
          </table:table-cell>
          <table:table-cell office:value-type="string">
            <text:p>Aveiro</text:p>
          </table:table-cell>
          <table:table-cell table:number-columns-repeated="1021"/>
        </table:table-row>
        <table:table-row table:style-name="ro5">
          <table:table-cell office:value-type="float" office:value="162">
            <text:p>162</text:p>
          </table:table-cell>
          <table:table-cell office:value-type="date" office:date-value="2013-08-05T21:04:00">
            <text:p>Aug 5, 2013 9:04 PM</text:p>
          </table:table-cell>
          <table:table-cell office:value-type="string">
            <text:p>Gyeonggi do</text:p>
          </table:table-cell>
          <table:table-cell table:number-columns-repeated="1021"/>
        </table:table-row>
        <table:table-row table:style-name="ro5">
          <table:table-cell office:value-type="float" office:value="163">
            <text:p>163</text:p>
          </table:table-cell>
          <table:table-cell office:value-type="date" office:date-value="2013-08-05T16:42:00">
            <text:p>Aug 5, 2013 4:42 PM</text:p>
          </table:table-cell>
          <table:table-cell office:value-type="string">
            <text:p>Tijuana</text:p>
          </table:table-cell>
          <table:table-cell table:number-columns-repeated="1021"/>
        </table:table-row>
        <table:table-row table:style-name="ro5">
          <table:table-cell office:value-type="float" office:value="164">
            <text:p>164</text:p>
          </table:table-cell>
          <table:table-cell office:value-type="date" office:date-value="2013-08-05T16:40:00">
            <text:p>Aug 5, 2013 4:40 PM</text:p>
          </table:table-cell>
          <table:table-cell office:value-type="string">
            <text:p>Rochester</text:p>
          </table:table-cell>
          <table:table-cell table:number-columns-repeated="1021"/>
        </table:table-row>
        <table:table-row table:style-name="ro5">
          <table:table-cell office:value-type="float" office:value="165">
            <text:p>165</text:p>
          </table:table-cell>
          <table:table-cell office:value-type="date" office:date-value="2013-08-05T14:22:00">
            <text:p>Aug 5, 2013 2:22 PM</text:p>
          </table:table-cell>
          <table:table-cell office:value-type="string">
            <text:p>Mauá</text:p>
          </table:table-cell>
          <table:table-cell table:number-columns-repeated="1021"/>
        </table:table-row>
        <table:table-row table:style-name="ro5">
          <table:table-cell office:value-type="float" office:value="166">
            <text:p>166</text:p>
          </table:table-cell>
          <table:table-cell office:value-type="date" office:date-value="2013-08-05T08:37:00">
            <text:p>Aug 5, 2013 8:37 AM</text:p>
          </table:table-cell>
          <table:table-cell office:value-type="string">
            <text:p>Marseille</text:p>
          </table:table-cell>
          <table:table-cell table:number-columns-repeated="1021"/>
        </table:table-row>
        <table:table-row table:style-name="ro5">
          <table:table-cell office:value-type="float" office:value="167">
            <text:p>167</text:p>
          </table:table-cell>
          <table:table-cell office:value-type="date" office:date-value="2013-08-05T03:52:00">
            <text:p>Aug 5, 2013 3:52 AM</text:p>
          </table:table-cell>
          <table:table-cell office:value-type="string">
            <text:p>Burien</text:p>
          </table:table-cell>
          <table:table-cell table:number-columns-repeated="1021"/>
        </table:table-row>
        <table:table-row table:style-name="ro5">
          <table:table-cell office:value-type="float" office:value="168">
            <text:p>168</text:p>
          </table:table-cell>
          <table:table-cell office:value-type="date" office:date-value="2013-08-04T22:52:00">
            <text:p>Aug 4, 2013 10:52 PM</text:p>
          </table:table-cell>
          <table:table-cell office:value-type="string">
            <text:p>Stockholm</text:p>
          </table:table-cell>
          <table:table-cell table:number-columns-repeated="1021"/>
        </table:table-row>
        <table:table-row table:style-name="ro5">
          <table:table-cell office:value-type="float" office:value="169">
            <text:p>169</text:p>
          </table:table-cell>
          <table:table-cell office:value-type="date" office:date-value="2013-08-04T21:38:00">
            <text:p>Aug 4, 2013 9:38 PM</text:p>
          </table:table-cell>
          <table:table-cell office:value-type="string">
            <text:p>bristol</text:p>
          </table:table-cell>
          <table:table-cell table:number-columns-repeated="1021"/>
        </table:table-row>
        <table:table-row table:style-name="ro5">
          <table:table-cell office:value-type="float" office:value="170">
            <text:p>170</text:p>
          </table:table-cell>
          <table:table-cell office:value-type="date" office:date-value="2013-08-04T15:40:00">
            <text:p>Aug 4, 2013 3:40 PM</text:p>
          </table:table-cell>
          <table:table-cell office:value-type="string">
            <text:p>Madrid</text:p>
          </table:table-cell>
          <table:table-cell table:number-columns-repeated="1021"/>
        </table:table-row>
        <table:table-row table:style-name="ro5">
          <table:table-cell office:value-type="float" office:value="171">
            <text:p>171</text:p>
          </table:table-cell>
          <table:table-cell office:value-type="date" office:date-value="2013-08-04T14:55:00">
            <text:p>Aug 4, 2013 2:55 PM</text:p>
          </table:table-cell>
          <table:table-cell office:value-type="string">
            <text:p>Belo Horizonte</text:p>
          </table:table-cell>
          <table:table-cell table:number-columns-repeated="1021"/>
        </table:table-row>
        <table:table-row table:style-name="ro5">
          <table:table-cell office:value-type="float" office:value="172">
            <text:p>172</text:p>
          </table:table-cell>
          <table:table-cell office:value-type="date" office:date-value="2013-08-04T12:25:00">
            <text:p>Aug 4, 2013 12:25 PM</text:p>
          </table:table-cell>
          <table:table-cell office:value-type="string">
            <text:p>Adelaide</text:p>
          </table:table-cell>
          <table:table-cell table:number-columns-repeated="1021"/>
        </table:table-row>
        <table:table-row table:style-name="ro5">
          <table:table-cell office:value-type="float" office:value="173">
            <text:p>173</text:p>
          </table:table-cell>
          <table:table-cell office:value-type="date" office:date-value="2013-08-04T10:24:00">
            <text:p>Aug 4, 2013 10:24 AM</text:p>
          </table:table-cell>
          <table:table-cell office:value-type="string">
            <text:p>lille</text:p>
          </table:table-cell>
          <table:table-cell table:number-columns-repeated="1021"/>
        </table:table-row>
        <table:table-row table:style-name="ro5">
          <table:table-cell office:value-type="float" office:value="174">
            <text:p>174</text:p>
          </table:table-cell>
          <table:table-cell office:value-type="date" office:date-value="2013-08-04T08:57:00">
            <text:p>Aug 4, 2013 8:57 AM</text:p>
          </table:table-cell>
          <table:table-cell office:value-type="string">
            <text:p>Athens</text:p>
          </table:table-cell>
          <table:table-cell table:number-columns-repeated="1021"/>
        </table:table-row>
        <table:table-row table:style-name="ro5">
          <table:table-cell office:value-type="float" office:value="175">
            <text:p>175</text:p>
          </table:table-cell>
          <table:table-cell office:value-type="date" office:date-value="2013-08-04T07:28:00">
            <text:p>Aug 4, 2013 7:28 AM</text:p>
          </table:table-cell>
          <table:table-cell office:value-type="string">
            <text:p>warrington</text:p>
          </table:table-cell>
          <table:table-cell table:number-columns-repeated="1021"/>
        </table:table-row>
        <table:table-row table:style-name="ro5">
          <table:table-cell office:value-type="float" office:value="176">
            <text:p>176</text:p>
          </table:table-cell>
          <table:table-cell office:value-type="date" office:date-value="2013-08-04T01:05:00">
            <text:p>Aug 4, 2013 1:05 AM</text:p>
          </table:table-cell>
          <table:table-cell office:value-type="string">
            <text:p>Hamilton</text:p>
          </table:table-cell>
          <table:table-cell table:number-columns-repeated="1021"/>
        </table:table-row>
        <table:table-row table:style-name="ro5">
          <table:table-cell office:value-type="float" office:value="177">
            <text:p>177</text:p>
          </table:table-cell>
          <table:table-cell office:value-type="date" office:date-value="2013-08-03T22:43:00">
            <text:p>Aug 3, 2013 10:43 PM</text:p>
          </table:table-cell>
          <table:table-cell office:value-type="string">
            <text:p>Boston, MA</text:p>
          </table:table-cell>
          <table:table-cell table:number-columns-repeated="1021"/>
        </table:table-row>
        <table:table-row table:style-name="ro5">
          <table:table-cell office:value-type="float" office:value="178">
            <text:p>178</text:p>
          </table:table-cell>
          <table:table-cell office:value-type="date" office:date-value="2013-08-03T21:02:00">
            <text:p>Aug 3, 2013 9:02 PM</text:p>
          </table:table-cell>
          <table:table-cell office:value-type="string">
            <text:p>hannover</text:p>
          </table:table-cell>
          <table:table-cell table:number-columns-repeated="1021"/>
        </table:table-row>
        <table:table-row table:style-name="ro5">
          <table:table-cell office:value-type="float" office:value="179">
            <text:p>179</text:p>
          </table:table-cell>
          <table:table-cell office:value-type="date" office:date-value="2013-08-03T18:18:00">
            <text:p>Aug 3, 2013 6:18 PM</text:p>
          </table:table-cell>
          <table:table-cell office:value-type="string">
            <text:p>toulouse</text:p>
          </table:table-cell>
          <table:table-cell table:number-columns-repeated="1021"/>
        </table:table-row>
        <table:table-row table:style-name="ro5">
          <table:table-cell office:value-type="float" office:value="180">
            <text:p>180</text:p>
          </table:table-cell>
          <table:table-cell office:value-type="date" office:date-value="2013-08-03T17:28:00">
            <text:p>Aug 3, 2013 5:28 PM</text:p>
          </table:table-cell>
          <table:table-cell office:value-type="string">
            <text:p>Seattle, WA</text:p>
          </table:table-cell>
          <table:table-cell table:number-columns-repeated="1021"/>
        </table:table-row>
        <table:table-row table:style-name="ro5">
          <table:table-cell office:value-type="float" office:value="181">
            <text:p>181</text:p>
          </table:table-cell>
          <table:table-cell office:value-type="date" office:date-value="2013-08-03T13:47:00">
            <text:p>Aug 3, 2013 1:47 PM</text:p>
          </table:table-cell>
          <table:table-cell office:value-type="string">
            <text:p>Baltimore</text:p>
          </table:table-cell>
          <table:table-cell table:number-columns-repeated="1021"/>
        </table:table-row>
        <table:table-row table:style-name="ro5">
          <table:table-cell office:value-type="float" office:value="182">
            <text:p>182</text:p>
          </table:table-cell>
          <table:table-cell office:value-type="date" office:date-value="2013-08-03T05:07:00">
            <text:p>Aug 3, 2013 5:07 AM</text:p>
          </table:table-cell>
          <table:table-cell office:value-type="string">
            <text:p>Singapore</text:p>
          </table:table-cell>
          <table:table-cell table:number-columns-repeated="1021"/>
        </table:table-row>
        <table:table-row table:style-name="ro5">
          <table:table-cell office:value-type="float" office:value="183">
            <text:p>183</text:p>
          </table:table-cell>
          <table:table-cell office:value-type="date" office:date-value="2013-08-02T23:13:00">
            <text:p>Aug 2, 2013 11:13 PM</text:p>
          </table:table-cell>
          <table:table-cell office:value-type="string">
            <text:p>Trondheim</text:p>
          </table:table-cell>
          <table:table-cell table:number-columns-repeated="1021"/>
        </table:table-row>
        <table:table-row table:style-name="ro5">
          <table:table-cell office:value-type="float" office:value="184">
            <text:p>184</text:p>
          </table:table-cell>
          <table:table-cell office:value-type="date" office:date-value="2013-08-02T22:50:00">
            <text:p>Aug 2, 2013 10:50 PM</text:p>
          </table:table-cell>
          <table:table-cell office:value-type="string">
            <text:p>Oxford</text:p>
          </table:table-cell>
          <table:table-cell table:number-columns-repeated="1021"/>
        </table:table-row>
        <table:table-row table:style-name="ro5">
          <table:table-cell office:value-type="float" office:value="185">
            <text:p>185</text:p>
          </table:table-cell>
          <table:table-cell office:value-type="date" office:date-value="2013-08-02T22:48:00">
            <text:p>Aug 2, 2013 10:48 PM</text:p>
          </table:table-cell>
          <table:table-cell office:value-type="string">
            <text:p>Brasília</text:p>
          </table:table-cell>
          <table:table-cell table:number-columns-repeated="1021"/>
        </table:table-row>
        <table:table-row table:style-name="ro5">
          <table:table-cell office:value-type="float" office:value="186">
            <text:p>186</text:p>
          </table:table-cell>
          <table:table-cell office:value-type="date" office:date-value="2013-08-02T18:56:00">
            <text:p>Aug 2, 2013 6:56 PM</text:p>
          </table:table-cell>
          <table:table-cell office:value-type="string">
            <text:p>Brooklyn</text:p>
          </table:table-cell>
          <table:table-cell table:number-columns-repeated="1021"/>
        </table:table-row>
        <table:table-row table:style-name="ro5">
          <table:table-cell office:value-type="float" office:value="187">
            <text:p>187</text:p>
          </table:table-cell>
          <table:table-cell office:value-type="date" office:date-value="2013-08-02T18:24:00">
            <text:p>Aug 2, 2013 6:24 PM</text:p>
          </table:table-cell>
          <table:table-cell office:value-type="string">
            <text:p>Rochester, NY</text:p>
          </table:table-cell>
          <table:table-cell table:number-columns-repeated="1021"/>
        </table:table-row>
        <table:table-row table:style-name="ro5">
          <table:table-cell office:value-type="float" office:value="188">
            <text:p>188</text:p>
          </table:table-cell>
          <table:table-cell office:value-type="date" office:date-value="2013-08-02T18:21:00">
            <text:p>Aug 2, 2013 6:21 PM</text:p>
          </table:table-cell>
          <table:table-cell office:value-type="string">
            <text:p>n/a</text:p>
          </table:table-cell>
          <table:table-cell table:number-columns-repeated="1021"/>
        </table:table-row>
        <table:table-row table:style-name="ro5">
          <table:table-cell office:value-type="float" office:value="189">
            <text:p>189</text:p>
          </table:table-cell>
          <table:table-cell office:value-type="date" office:date-value="2013-08-02T16:47:00">
            <text:p>Aug 2, 2013 4:47 PM</text:p>
          </table:table-cell>
          <table:table-cell office:value-type="string">
            <text:p>Fairfax va</text:p>
          </table:table-cell>
          <table:table-cell table:number-columns-repeated="1021"/>
        </table:table-row>
        <table:table-row table:style-name="ro5">
          <table:table-cell office:value-type="float" office:value="190">
            <text:p>190</text:p>
          </table:table-cell>
          <table:table-cell office:value-type="date" office:date-value="2013-08-02T16:44:00">
            <text:p>Aug 2, 2013 4:44 PM</text:p>
          </table:table-cell>
          <table:table-cell office:value-type="string">
            <text:p>San Francisco</text:p>
          </table:table-cell>
          <table:table-cell table:number-columns-repeated="1021"/>
        </table:table-row>
        <table:table-row table:style-name="ro5">
          <table:table-cell office:value-type="float" office:value="191">
            <text:p>191</text:p>
          </table:table-cell>
          <table:table-cell office:value-type="date" office:date-value="2013-08-02T15:24:00">
            <text:p>Aug 2, 2013 3:24 PM</text:p>
          </table:table-cell>
          <table:table-cell office:value-type="string">
            <text:p>Tilton</text:p>
          </table:table-cell>
          <table:table-cell table:number-columns-repeated="1021"/>
        </table:table-row>
        <table:table-row table:style-name="ro5">
          <table:table-cell office:value-type="float" office:value="192">
            <text:p>192</text:p>
          </table:table-cell>
          <table:table-cell office:value-type="date" office:date-value="2013-08-02T14:26:00">
            <text:p>Aug 2, 2013 2:26 PM</text:p>
          </table:table-cell>
          <table:table-cell office:value-type="string">
            <text:p>Tuscaloosa, AL</text:p>
          </table:table-cell>
          <table:table-cell table:number-columns-repeated="1021"/>
        </table:table-row>
        <table:table-row table:style-name="ro5">
          <table:table-cell office:value-type="float" office:value="193">
            <text:p>193</text:p>
          </table:table-cell>
          <table:table-cell office:value-type="date" office:date-value="2013-08-02T14:01:00">
            <text:p>Aug 2, 2013 2:01 PM</text:p>
          </table:table-cell>
          <table:table-cell office:value-type="string">
            <text:p>Erie</text:p>
          </table:table-cell>
          <table:table-cell table:number-columns-repeated="1021"/>
        </table:table-row>
        <table:table-row table:style-name="ro5">
          <table:table-cell office:value-type="float" office:value="194">
            <text:p>194</text:p>
          </table:table-cell>
          <table:table-cell office:value-type="date" office:date-value="2013-08-02T13:44:00">
            <text:p>Aug 2, 2013 1:44 PM</text:p>
          </table:table-cell>
          <table:table-cell office:value-type="string">
            <text:p>Tahlequah</text:p>
          </table:table-cell>
          <table:table-cell table:number-columns-repeated="1021"/>
        </table:table-row>
        <table:table-row table:style-name="ro5">
          <table:table-cell office:value-type="float" office:value="195">
            <text:p>195</text:p>
          </table:table-cell>
          <table:table-cell office:value-type="date" office:date-value="2013-08-02T13:43:00">
            <text:p>Aug 2, 2013 1:43 PM</text:p>
          </table:table-cell>
          <table:table-cell office:value-type="string">
            <text:p>Cleveland</text:p>
          </table:table-cell>
          <table:table-cell table:number-columns-repeated="1021"/>
        </table:table-row>
        <table:table-row table:style-name="ro5">
          <table:table-cell office:value-type="float" office:value="196">
            <text:p>196</text:p>
          </table:table-cell>
          <table:table-cell office:value-type="date" office:date-value="2013-08-02T12:25:00">
            <text:p>Aug 2, 2013 12:25 PM</text:p>
          </table:table-cell>
          <table:table-cell office:value-type="string">
            <text:p>Putney VT</text:p>
          </table:table-cell>
          <table:table-cell table:number-columns-repeated="1021"/>
        </table:table-row>
        <table:table-row table:style-name="ro5">
          <table:table-cell office:value-type="float" office:value="197">
            <text:p>197</text:p>
          </table:table-cell>
          <table:table-cell office:value-type="date" office:date-value="2013-08-02T10:51:00">
            <text:p>Aug 2, 2013 10:51 AM</text:p>
          </table:table-cell>
          <table:table-cell office:value-type="string">
            <text:p>Geneva</text:p>
          </table:table-cell>
          <table:table-cell table:number-columns-repeated="1021"/>
        </table:table-row>
        <table:table-row table:style-name="ro5">
          <table:table-cell office:value-type="float" office:value="198">
            <text:p>198</text:p>
          </table:table-cell>
          <table:table-cell office:value-type="date" office:date-value="2013-08-02T10:13:00">
            <text:p>Aug 2, 2013 10:13 AM</text:p>
          </table:table-cell>
          <table:table-cell office:value-type="string">
            <text:p>Aalst</text:p>
          </table:table-cell>
          <table:table-cell table:number-columns-repeated="1021"/>
        </table:table-row>
        <table:table-row table:style-name="ro5">
          <table:table-cell office:value-type="float" office:value="199">
            <text:p>199</text:p>
          </table:table-cell>
          <table:table-cell office:value-type="date" office:date-value="2013-08-02T05:22:00">
            <text:p>Aug 2, 2013 5:22 AM</text:p>
          </table:table-cell>
          <table:table-cell office:value-type="string">
            <text:p>Seattle</text:p>
          </table:table-cell>
          <table:table-cell table:number-columns-repeated="1021"/>
        </table:table-row>
        <table:table-row table:style-name="ro5">
          <table:table-cell office:value-type="float" office:value="200">
            <text:p>200</text:p>
          </table:table-cell>
          <table:table-cell office:value-type="date" office:date-value="2013-08-02T04:47:00">
            <text:p>Aug 2, 2013 4:47 AM</text:p>
          </table:table-cell>
          <table:table-cell office:value-type="string">
            <text:p>Vancouver</text:p>
          </table:table-cell>
          <table:table-cell table:number-columns-repeated="1021"/>
        </table:table-row>
        <table:table-row table:style-name="ro5">
          <table:table-cell office:value-type="float" office:value="201">
            <text:p>201</text:p>
          </table:table-cell>
          <table:table-cell office:value-type="date" office:date-value="2013-08-02T02:28:00">
            <text:p>Aug 2, 2013 2:28 AM</text:p>
          </table:table-cell>
          <table:table-cell office:value-type="string">
            <text:p>Fort Mill</text:p>
          </table:table-cell>
          <table:table-cell table:number-columns-repeated="1021"/>
        </table:table-row>
        <table:table-row table:style-name="ro5">
          <table:table-cell office:value-type="float" office:value="202">
            <text:p>202</text:p>
          </table:table-cell>
          <table:table-cell office:value-type="date" office:date-value="2013-08-02T02:23:00">
            <text:p>Aug 2, 2013 2:23 AM</text:p>
          </table:table-cell>
          <table:table-cell office:value-type="string">
            <text:p>Montreal</text:p>
          </table:table-cell>
          <table:table-cell table:number-columns-repeated="1021"/>
        </table:table-row>
        <table:table-row table:style-name="ro5">
          <table:table-cell office:value-type="float" office:value="203">
            <text:p>203</text:p>
          </table:table-cell>
          <table:table-cell office:value-type="date" office:date-value="2013-08-02T01:53:00">
            <text:p>Aug 2, 2013 1:53 AM</text:p>
          </table:table-cell>
          <table:table-cell office:value-type="string">
            <text:p>Zephyrhills</text:p>
          </table:table-cell>
          <table:table-cell table:number-columns-repeated="1021"/>
        </table:table-row>
        <table:table-row table:style-name="ro5">
          <table:table-cell office:value-type="float" office:value="204">
            <text:p>204</text:p>
          </table:table-cell>
          <table:table-cell office:value-type="date" office:date-value="2013-08-01T22:23:00">
            <text:p>Aug 1, 2013 10:23 PM</text:p>
          </table:table-cell>
          <table:table-cell office:value-type="string">
            <text:p>Lisbon</text:p>
          </table:table-cell>
          <table:table-cell table:number-columns-repeated="1021"/>
        </table:table-row>
        <table:table-row table:style-name="ro5">
          <table:table-cell office:value-type="float" office:value="205">
            <text:p>205</text:p>
          </table:table-cell>
          <table:table-cell office:value-type="date" office:date-value="2013-08-01T21:38:00">
            <text:p>Aug 1, 2013 9:38 PM</text:p>
          </table:table-cell>
          <table:table-cell office:value-type="string">
            <text:p>Athens, Georgia</text:p>
          </table:table-cell>
          <table:table-cell table:number-columns-repeated="1021"/>
        </table:table-row>
        <table:table-row table:style-name="ro5">
          <table:table-cell office:value-type="float" office:value="206">
            <text:p>206</text:p>
          </table:table-cell>
          <table:table-cell office:value-type="date" office:date-value="2013-08-01T21:22:00">
            <text:p>Aug 1, 2013 9:22 PM</text:p>
          </table:table-cell>
          <table:table-cell office:value-type="string">
            <text:p>Salt Lake City</text:p>
          </table:table-cell>
          <table:table-cell table:number-columns-repeated="1021"/>
        </table:table-row>
        <table:table-row table:style-name="ro5">
          <table:table-cell office:value-type="float" office:value="207">
            <text:p>207</text:p>
          </table:table-cell>
          <table:table-cell office:value-type="date" office:date-value="2013-08-01T20:54:00">
            <text:p>Aug 1, 2013 8:54 PM</text:p>
          </table:table-cell>
          <table:table-cell office:value-type="string">
            <text:p>Miami, Fl</text:p>
          </table:table-cell>
          <table:table-cell table:number-columns-repeated="1021"/>
        </table:table-row>
        <table:table-row table:style-name="ro5">
          <table:table-cell office:value-type="float" office:value="208">
            <text:p>208</text:p>
          </table:table-cell>
          <table:table-cell office:value-type="date" office:date-value="2013-08-01T20:45:00">
            <text:p>Aug 1, 2013 8:45 PM</text:p>
          </table:table-cell>
          <table:table-cell office:value-type="string">
            <text:p>Severn, MD</text:p>
          </table:table-cell>
          <table:table-cell table:number-columns-repeated="1021"/>
        </table:table-row>
        <table:table-row table:style-name="ro5">
          <table:table-cell office:value-type="float" office:value="209">
            <text:p>209</text:p>
          </table:table-cell>
          <table:table-cell office:value-type="date" office:date-value="2013-08-01T20:40:00">
            <text:p>Aug 1, 2013 8:40 PM</text:p>
          </table:table-cell>
          <table:table-cell office:value-type="string">
            <text:p>Columbia, Missouri</text:p>
          </table:table-cell>
          <table:table-cell table:number-columns-repeated="1021"/>
        </table:table-row>
        <table:table-row table:style-name="ro5">
          <table:table-cell office:value-type="float" office:value="210">
            <text:p>210</text:p>
          </table:table-cell>
          <table:table-cell office:value-type="date" office:date-value="2013-08-01T20:12:00">
            <text:p>Aug 1, 2013 8:12 PM</text:p>
          </table:table-cell>
          <table:table-cell office:value-type="string">
            <text:p>Turlock</text:p>
          </table:table-cell>
          <table:table-cell table:number-columns-repeated="1021"/>
        </table:table-row>
        <table:table-row table:style-name="ro5">
          <table:table-cell office:value-type="float" office:value="211">
            <text:p>211</text:p>
          </table:table-cell>
          <table:table-cell office:value-type="date" office:date-value="2013-08-01T20:10:00">
            <text:p>Aug 1, 2013 8:10 PM</text:p>
          </table:table-cell>
          <table:table-cell office:value-type="string">
            <text:p>Aachen</text:p>
          </table:table-cell>
          <table:table-cell table:number-columns-repeated="1021"/>
        </table:table-row>
        <table:table-row table:style-name="ro5">
          <table:table-cell office:value-type="float" office:value="212">
            <text:p>212</text:p>
          </table:table-cell>
          <table:table-cell office:value-type="date" office:date-value="2013-08-01T19:42:00">
            <text:p>Aug 1, 2013 7:42 PM</text:p>
          </table:table-cell>
          <table:table-cell office:value-type="string">
            <text:p>Seattle</text:p>
          </table:table-cell>
          <table:table-cell table:number-columns-repeated="1021"/>
        </table:table-row>
        <table:table-row table:style-name="ro5">
          <table:table-cell office:value-type="float" office:value="213">
            <text:p>213</text:p>
          </table:table-cell>
          <table:table-cell office:value-type="date" office:date-value="2013-08-01T19:28:00">
            <text:p>Aug 1, 2013 7:28 PM</text:p>
          </table:table-cell>
          <table:table-cell office:value-type="string">
            <text:p>Austin</text:p>
          </table:table-cell>
          <table:table-cell table:number-columns-repeated="1021"/>
        </table:table-row>
        <table:table-row table:style-name="ro5">
          <table:table-cell office:value-type="float" office:value="214">
            <text:p>214</text:p>
          </table:table-cell>
          <table:table-cell office:value-type="date" office:date-value="2013-08-01T19:20:59.999999">
            <text:p>Aug 1, 2013 7:21 PM</text:p>
          </table:table-cell>
          <table:table-cell office:value-type="string">
            <text:p>Denver</text:p>
          </table:table-cell>
          <table:table-cell table:number-columns-repeated="1021"/>
        </table:table-row>
        <table:table-row table:style-name="ro5">
          <table:table-cell office:value-type="float" office:value="215">
            <text:p>215</text:p>
          </table:table-cell>
          <table:table-cell office:value-type="date" office:date-value="2013-08-01T18:44:00">
            <text:p>Aug 1, 2013 6:44 PM</text:p>
          </table:table-cell>
          <table:table-cell office:value-type="string">
            <text:p>Durban</text:p>
          </table:table-cell>
          <table:table-cell table:number-columns-repeated="1021"/>
        </table:table-row>
        <table:table-row table:style-name="ro5">
          <table:table-cell office:value-type="float" office:value="216">
            <text:p>216</text:p>
          </table:table-cell>
          <table:table-cell office:value-type="date" office:date-value="2013-08-01T18:01:00">
            <text:p>Aug 1, 2013 6:01 PM</text:p>
          </table:table-cell>
          <table:table-cell office:value-type="string">
            <text:p>Chascomús</text:p>
          </table:table-cell>
          <table:table-cell table:number-columns-repeated="1021"/>
        </table:table-row>
        <table:table-row table:style-name="ro5">
          <table:table-cell office:value-type="float" office:value="217">
            <text:p>217</text:p>
          </table:table-cell>
          <table:table-cell office:value-type="date" office:date-value="2013-08-01T17:59:00">
            <text:p>Aug 1, 2013 5:59 PM</text:p>
          </table:table-cell>
          <table:table-cell office:value-type="string">
            <text:p>Champaign, IL</text:p>
          </table:table-cell>
          <table:table-cell table:number-columns-repeated="1021"/>
        </table:table-row>
        <table:table-row table:style-name="ro5">
          <table:table-cell office:value-type="float" office:value="218">
            <text:p>218</text:p>
          </table:table-cell>
          <table:table-cell office:value-type="date" office:date-value="2013-08-01T16:57:00">
            <text:p>Aug 1, 2013 4:57 PM</text:p>
          </table:table-cell>
          <table:table-cell office:value-type="string">
            <text:p>Hamilton</text:p>
          </table:table-cell>
          <table:table-cell table:number-columns-repeated="1021"/>
        </table:table-row>
        <table:table-row table:style-name="ro5">
          <table:table-cell office:value-type="float" office:value="219">
            <text:p>219</text:p>
          </table:table-cell>
          <table:table-cell office:value-type="date" office:date-value="2013-08-01T16:03:00">
            <text:p>Aug 1, 2013 4:03 PM</text:p>
          </table:table-cell>
          <table:table-cell office:value-type="string">
            <text:p>roggen</text:p>
          </table:table-cell>
          <table:table-cell table:number-columns-repeated="1021"/>
        </table:table-row>
        <table:table-row table:style-name="ro5">
          <table:table-cell office:value-type="float" office:value="220">
            <text:p>220</text:p>
          </table:table-cell>
          <table:table-cell office:value-type="date" office:date-value="2013-08-01T15:37:00">
            <text:p>Aug 1, 2013 3:37 PM</text:p>
          </table:table-cell>
          <table:table-cell office:value-type="string">
            <text:p>Wichita</text:p>
          </table:table-cell>
          <table:table-cell table:number-columns-repeated="1021"/>
        </table:table-row>
        <table:table-row table:style-name="ro5">
          <table:table-cell office:value-type="float" office:value="221">
            <text:p>221</text:p>
          </table:table-cell>
          <table:table-cell office:value-type="date" office:date-value="2013-08-01T15:32:00">
            <text:p>Aug 1, 2013 3:32 PM</text:p>
          </table:table-cell>
          <table:table-cell office:value-type="string">
            <text:p>Westlake village</text:p>
          </table:table-cell>
          <table:table-cell table:number-columns-repeated="1021"/>
        </table:table-row>
        <table:table-row table:style-name="ro5">
          <table:table-cell office:value-type="float" office:value="222">
            <text:p>222</text:p>
          </table:table-cell>
          <table:table-cell office:value-type="date" office:date-value="2013-08-01T15:24:00">
            <text:p>Aug 1, 2013 3:24 PM</text:p>
          </table:table-cell>
          <table:table-cell office:value-type="string">
            <text:p>Portland</text:p>
          </table:table-cell>
          <table:table-cell table:number-columns-repeated="1021"/>
        </table:table-row>
        <table:table-row table:style-name="ro5">
          <table:table-cell office:value-type="float" office:value="223">
            <text:p>223</text:p>
          </table:table-cell>
          <table:table-cell office:value-type="date" office:date-value="2013-08-01T15:20:00">
            <text:p>Aug 1, 2013 3:20 PM</text:p>
          </table:table-cell>
          <table:table-cell office:value-type="string">
            <text:p>Pune</text:p>
          </table:table-cell>
          <table:table-cell table:number-columns-repeated="1021"/>
        </table:table-row>
        <table:table-row table:style-name="ro5">
          <table:table-cell office:value-type="float" office:value="224">
            <text:p>224</text:p>
          </table:table-cell>
          <table:table-cell office:value-type="date" office:date-value="2013-08-01T15:06:00">
            <text:p>Aug 1, 2013 3:06 PM</text:p>
          </table:table-cell>
          <table:table-cell office:value-type="string">
            <text:p>Ontario</text:p>
          </table:table-cell>
          <table:table-cell table:number-columns-repeated="1021"/>
        </table:table-row>
        <table:table-row table:style-name="ro5">
          <table:table-cell office:value-type="float" office:value="225">
            <text:p>225</text:p>
          </table:table-cell>
          <table:table-cell office:value-type="date" office:date-value="2013-08-01T13:57:00">
            <text:p>Aug 1, 2013 1:57 PM</text:p>
          </table:table-cell>
          <table:table-cell office:value-type="string">
            <text:p>Denver</text:p>
          </table:table-cell>
          <table:table-cell table:number-columns-repeated="1021"/>
        </table:table-row>
        <table:table-row table:style-name="ro5">
          <table:table-cell office:value-type="float" office:value="226">
            <text:p>226</text:p>
          </table:table-cell>
          <table:table-cell office:value-type="date" office:date-value="2013-08-01T13:35:00">
            <text:p>Aug 1, 2013 1:35 PM</text:p>
          </table:table-cell>
          <table:table-cell office:value-type="string">
            <text:p>San Francisco</text:p>
          </table:table-cell>
          <table:table-cell table:number-columns-repeated="1021"/>
        </table:table-row>
        <table:table-row table:style-name="ro5">
          <table:table-cell office:value-type="float" office:value="227">
            <text:p>227</text:p>
          </table:table-cell>
          <table:table-cell office:value-type="date" office:date-value="2013-08-01T12:49:00">
            <text:p>Aug 1, 2013 12:49 PM</text:p>
          </table:table-cell>
          <table:table-cell office:value-type="string">
            <text:p>Buenos Aires</text:p>
          </table:table-cell>
          <table:table-cell table:number-columns-repeated="1021"/>
        </table:table-row>
        <table:table-row table:style-name="ro5">
          <table:table-cell office:value-type="float" office:value="228">
            <text:p>228</text:p>
          </table:table-cell>
          <table:table-cell office:value-type="date" office:date-value="2013-08-01T12:32:00">
            <text:p>Aug 1, 2013 12:32 PM</text:p>
          </table:table-cell>
          <table:table-cell office:value-type="string">
            <text:p>Södertälje</text:p>
          </table:table-cell>
          <table:table-cell table:number-columns-repeated="1021"/>
        </table:table-row>
        <table:table-row table:style-name="ro5">
          <table:table-cell office:value-type="float" office:value="229">
            <text:p>229</text:p>
          </table:table-cell>
          <table:table-cell office:value-type="date" office:date-value="2013-08-01T12:23:00">
            <text:p>Aug 1, 2013 12:23 PM</text:p>
          </table:table-cell>
          <table:table-cell office:value-type="string">
            <text:p>Crown point</text:p>
          </table:table-cell>
          <table:table-cell table:number-columns-repeated="1021"/>
        </table:table-row>
        <table:table-row table:style-name="ro5">
          <table:table-cell office:value-type="float" office:value="230">
            <text:p>230</text:p>
          </table:table-cell>
          <table:table-cell office:value-type="date" office:date-value="2013-08-01T12:21:00">
            <text:p>Aug 1, 2013 12:21 PM</text:p>
          </table:table-cell>
          <table:table-cell office:value-type="string">
            <text:p>Brasília-DF</text:p>
          </table:table-cell>
          <table:table-cell table:number-columns-repeated="1021"/>
        </table:table-row>
        <table:table-row table:style-name="ro5">
          <table:table-cell office:value-type="float" office:value="231">
            <text:p>231</text:p>
          </table:table-cell>
          <table:table-cell office:value-type="date" office:date-value="2013-08-01T11:50:00">
            <text:p>Aug 1, 2013 11:50 AM</text:p>
          </table:table-cell>
          <table:table-cell office:value-type="string">
            <text:p>Athens</text:p>
          </table:table-cell>
          <table:table-cell table:number-columns-repeated="1021"/>
        </table:table-row>
        <table:table-row table:style-name="ro5">
          <table:table-cell office:value-type="float" office:value="232">
            <text:p>232</text:p>
          </table:table-cell>
          <table:table-cell office:value-type="date" office:date-value="2013-08-01T11:46:00">
            <text:p>Aug 1, 2013 11:46 AM</text:p>
          </table:table-cell>
          <table:table-cell office:value-type="string">
            <text:p>One of them</text:p>
          </table:table-cell>
          <table:table-cell table:number-columns-repeated="1021"/>
        </table:table-row>
        <table:table-row table:style-name="ro5">
          <table:table-cell office:value-type="float" office:value="233">
            <text:p>233</text:p>
          </table:table-cell>
          <table:table-cell office:value-type="date" office:date-value="2013-08-01T11:41:00">
            <text:p>Aug 1, 2013 11:41 AM</text:p>
          </table:table-cell>
          <table:table-cell office:value-type="string">
            <text:p>Ulaanbaatar</text:p>
          </table:table-cell>
          <table:table-cell table:number-columns-repeated="1021"/>
        </table:table-row>
        <table:table-row table:style-name="ro5">
          <table:table-cell office:value-type="float" office:value="234">
            <text:p>234</text:p>
          </table:table-cell>
          <table:table-cell office:value-type="date" office:date-value="2013-08-01T10:52:00">
            <text:p>Aug 1, 2013 10:52 AM</text:p>
          </table:table-cell>
          <table:table-cell office:value-type="string">
            <text:p>Endicott</text:p>
          </table:table-cell>
          <table:table-cell table:number-columns-repeated="1021"/>
        </table:table-row>
        <table:table-row table:style-name="ro5">
          <table:table-cell office:value-type="float" office:value="235">
            <text:p>235</text:p>
          </table:table-cell>
          <table:table-cell office:value-type="date" office:date-value="2013-08-01T10:51:00">
            <text:p>Aug 1, 2013 10:51 AM</text:p>
          </table:table-cell>
          <table:table-cell office:value-type="string">
            <text:p>St. Clair Shores</text:p>
          </table:table-cell>
          <table:table-cell table:number-columns-repeated="1021"/>
        </table:table-row>
        <table:table-row table:style-name="ro5">
          <table:table-cell office:value-type="float" office:value="236">
            <text:p>236</text:p>
          </table:table-cell>
          <table:table-cell office:value-type="date" office:date-value="2013-08-01T10:48:00">
            <text:p>Aug 1, 2013 10:48 AM</text:p>
          </table:table-cell>
          <table:table-cell office:value-type="string">
            <text:p>Vienna</text:p>
          </table:table-cell>
          <table:table-cell table:number-columns-repeated="1021"/>
        </table:table-row>
        <table:table-row table:style-name="ro5">
          <table:table-cell office:value-type="float" office:value="237">
            <text:p>237</text:p>
          </table:table-cell>
          <table:table-cell office:value-type="date" office:date-value="2013-08-01T09:50:00">
            <text:p>Aug 1, 2013 9:50 AM</text:p>
          </table:table-cell>
          <table:table-cell office:value-type="string">
            <text:p>Pirkkala</text:p>
          </table:table-cell>
          <table:table-cell table:number-columns-repeated="1021"/>
        </table:table-row>
        <table:table-row table:style-name="ro5">
          <table:table-cell office:value-type="float" office:value="238">
            <text:p>238</text:p>
          </table:table-cell>
          <table:table-cell office:value-type="date" office:date-value="2013-08-01T09:27:00">
            <text:p>Aug 1, 2013 9:27 AM</text:p>
          </table:table-cell>
          <table:table-cell office:value-type="string">
            <text:p>Adelaide</text:p>
          </table:table-cell>
          <table:table-cell table:number-columns-repeated="1021"/>
        </table:table-row>
        <table:table-row table:style-name="ro5">
          <table:table-cell office:value-type="float" office:value="239">
            <text:p>239</text:p>
          </table:table-cell>
          <table:table-cell office:value-type="date" office:date-value="2013-08-01T09:10:00">
            <text:p>Aug 1, 2013 9:10 AM</text:p>
          </table:table-cell>
          <table:table-cell office:value-type="string">
            <text:p>Prague</text:p>
          </table:table-cell>
          <table:table-cell table:number-columns-repeated="1021"/>
        </table:table-row>
        <table:table-row table:style-name="ro5">
          <table:table-cell office:value-type="float" office:value="240">
            <text:p>240</text:p>
          </table:table-cell>
          <table:table-cell office:value-type="date" office:date-value="2013-08-01T07:38:00">
            <text:p>Aug 1, 2013 7:38 AM</text:p>
          </table:table-cell>
          <table:table-cell office:value-type="string">
            <text:p>singapore</text:p>
          </table:table-cell>
          <table:table-cell table:number-columns-repeated="1021"/>
        </table:table-row>
        <table:table-row table:style-name="ro5">
          <table:table-cell office:value-type="float" office:value="241">
            <text:p>241</text:p>
          </table:table-cell>
          <table:table-cell office:value-type="date" office:date-value="2013-08-01T07:28:00">
            <text:p>Aug 1, 2013 7:28 AM</text:p>
          </table:table-cell>
          <table:table-cell office:value-type="string">
            <text:p>London</text:p>
          </table:table-cell>
          <table:table-cell table:number-columns-repeated="1021"/>
        </table:table-row>
        <table:table-row table:style-name="ro5">
          <table:table-cell office:value-type="float" office:value="242">
            <text:p>242</text:p>
          </table:table-cell>
          <table:table-cell office:value-type="date" office:date-value="2013-08-01T07:28:00">
            <text:p>Aug 1, 2013 7:28 AM</text:p>
          </table:table-cell>
          <table:table-cell office:value-type="string">
            <text:p>North Ogden</text:p>
          </table:table-cell>
          <table:table-cell table:number-columns-repeated="1021"/>
        </table:table-row>
        <table:table-row table:style-name="ro5">
          <table:table-cell office:value-type="float" office:value="243">
            <text:p>243</text:p>
          </table:table-cell>
          <table:table-cell office:value-type="date" office:date-value="2013-08-01T07:01:00">
            <text:p>Aug 1, 2013 7:01 AM</text:p>
          </table:table-cell>
          <table:table-cell office:value-type="string">
            <text:p>Christchurch</text:p>
          </table:table-cell>
          <table:table-cell table:number-columns-repeated="1021"/>
        </table:table-row>
        <table:table-row table:style-name="ro5">
          <table:table-cell office:value-type="float" office:value="244">
            <text:p>244</text:p>
          </table:table-cell>
          <table:table-cell office:value-type="date" office:date-value="2013-08-01T06:50:00">
            <text:p>Aug 1, 2013 6:50 AM</text:p>
          </table:table-cell>
          <table:table-cell office:value-type="string">
            <text:p>Near The Hague</text:p>
          </table:table-cell>
          <table:table-cell table:number-columns-repeated="1021"/>
        </table:table-row>
        <table:table-row table:style-name="ro5">
          <table:table-cell office:value-type="float" office:value="245">
            <text:p>245</text:p>
          </table:table-cell>
          <table:table-cell office:value-type="date" office:date-value="2013-08-01T06:30:00">
            <text:p>Aug 1, 2013 6:30 AM</text:p>
          </table:table-cell>
          <table:table-cell office:value-type="string">
            <text:p>Auckland</text:p>
          </table:table-cell>
          <table:table-cell table:number-columns-repeated="1021"/>
        </table:table-row>
        <table:table-row table:style-name="ro5">
          <table:table-cell office:value-type="float" office:value="246">
            <text:p>246</text:p>
          </table:table-cell>
          <table:table-cell office:value-type="date" office:date-value="2013-08-01T05:56:00">
            <text:p>Aug 1, 2013 5:56 AM</text:p>
          </table:table-cell>
          <table:table-cell office:value-type="string">
            <text:p>Sunnyvale</text:p>
          </table:table-cell>
          <table:table-cell table:number-columns-repeated="1021"/>
        </table:table-row>
        <table:table-row table:style-name="ro5">
          <table:table-cell office:value-type="float" office:value="247">
            <text:p>247</text:p>
          </table:table-cell>
          <table:table-cell office:value-type="date" office:date-value="2013-08-01T05:21:00">
            <text:p>Aug 1, 2013 5:21 AM</text:p>
          </table:table-cell>
          <table:table-cell office:value-type="string">
            <text:p>Houston</text:p>
          </table:table-cell>
          <table:table-cell table:number-columns-repeated="1021"/>
        </table:table-row>
        <table:table-row table:style-name="ro5">
          <table:table-cell office:value-type="float" office:value="248">
            <text:p>248</text:p>
          </table:table-cell>
          <table:table-cell office:value-type="date" office:date-value="2013-08-01T03:55:00">
            <text:p>Aug 1, 2013 3:55 AM</text:p>
          </table:table-cell>
          <table:table-cell office:value-type="string">
            <text:p>Griffin</text:p>
          </table:table-cell>
          <table:table-cell table:number-columns-repeated="1021"/>
        </table:table-row>
        <table:table-row table:style-name="ro5">
          <table:table-cell office:value-type="float" office:value="249">
            <text:p>249</text:p>
          </table:table-cell>
          <table:table-cell office:value-type="date" office:date-value="2013-08-01T03:46:00">
            <text:p>Aug 1, 2013 3:46 AM</text:p>
          </table:table-cell>
          <table:table-cell office:value-type="string">
            <text:p>Perth</text:p>
          </table:table-cell>
          <table:table-cell table:number-columns-repeated="1021"/>
        </table:table-row>
        <table:table-row table:style-name="ro5">
          <table:table-cell office:value-type="float" office:value="250">
            <text:p>250</text:p>
          </table:table-cell>
          <table:table-cell office:value-type="date" office:date-value="2013-08-01T03:42:00">
            <text:p>Aug 1, 2013 3:42 AM</text:p>
          </table:table-cell>
          <table:table-cell office:value-type="string">
            <text:p>Alhambra</text:p>
          </table:table-cell>
          <table:table-cell table:number-columns-repeated="1021"/>
        </table:table-row>
        <table:table-row table:style-name="ro5">
          <table:table-cell office:value-type="float" office:value="251">
            <text:p>251</text:p>
          </table:table-cell>
          <table:table-cell office:value-type="date" office:date-value="2013-08-01T03:41:00">
            <text:p>Aug 1, 2013 3:41 AM</text:p>
          </table:table-cell>
          <table:table-cell office:value-type="string">
            <text:p>Beaufort</text:p>
          </table:table-cell>
          <table:table-cell table:number-columns-repeated="1021"/>
        </table:table-row>
        <table:table-row table:style-name="ro5">
          <table:table-cell office:value-type="float" office:value="252">
            <text:p>252</text:p>
          </table:table-cell>
          <table:table-cell office:value-type="date" office:date-value="2013-08-01T03:18:00">
            <text:p>Aug 1, 2013 3:18 AM</text:p>
          </table:table-cell>
          <table:table-cell office:value-type="string">
            <text:p>Bunbury</text:p>
          </table:table-cell>
          <table:table-cell table:number-columns-repeated="1021"/>
        </table:table-row>
        <table:table-row table:style-name="ro5">
          <table:table-cell office:value-type="float" office:value="253">
            <text:p>253</text:p>
          </table:table-cell>
          <table:table-cell office:value-type="date" office:date-value="2013-08-01T03:11:00">
            <text:p>Aug 1, 2013 3:11 AM</text:p>
          </table:table-cell>
          <table:table-cell office:value-type="string">
            <text:p>Brooklyn</text:p>
          </table:table-cell>
          <table:table-cell table:number-columns-repeated="1021"/>
        </table:table-row>
        <table:table-row table:style-name="ro5">
          <table:table-cell office:value-type="float" office:value="254">
            <text:p>254</text:p>
          </table:table-cell>
          <table:table-cell office:value-type="date" office:date-value="2013-08-01T03:04:00">
            <text:p>Aug 1, 2013 3:04 AM</text:p>
          </table:table-cell>
          <table:table-cell office:value-type="string">
            <text:p>Nashville</text:p>
          </table:table-cell>
          <table:table-cell table:number-columns-repeated="1021"/>
        </table:table-row>
        <table:table-row table:style-name="ro5">
          <table:table-cell office:value-type="float" office:value="255">
            <text:p>255</text:p>
          </table:table-cell>
          <table:table-cell office:value-type="date" office:date-value="2013-08-01T03:03:00">
            <text:p>Aug 1, 2013 3:03 AM</text:p>
          </table:table-cell>
          <table:table-cell office:value-type="string">
            <text:p>San Salvador</text:p>
          </table:table-cell>
          <table:table-cell table:number-columns-repeated="1021"/>
        </table:table-row>
        <table:table-row table:style-name="ro5">
          <table:table-cell office:value-type="float" office:value="256">
            <text:p>256</text:p>
          </table:table-cell>
          <table:table-cell office:value-type="date" office:date-value="2013-08-01T02:58:00">
            <text:p>Aug 1, 2013 2:58 AM</text:p>
          </table:table-cell>
          <table:table-cell office:value-type="string">
            <text:p>coimbatore</text:p>
          </table:table-cell>
          <table:table-cell table:number-columns-repeated="1021"/>
        </table:table-row>
        <table:table-row table:style-name="ro5">
          <table:table-cell office:value-type="float" office:value="257">
            <text:p>257</text:p>
          </table:table-cell>
          <table:table-cell office:value-type="date" office:date-value="2013-08-01T02:47:00">
            <text:p>Aug 1, 2013 2:47 AM</text:p>
          </table:table-cell>
          <table:table-cell office:value-type="string">
            <text:p>San Salvador</text:p>
          </table:table-cell>
          <table:table-cell table:number-columns-repeated="1021"/>
        </table:table-row>
        <table:table-row table:style-name="ro5">
          <table:table-cell office:value-type="float" office:value="258">
            <text:p>258</text:p>
          </table:table-cell>
          <table:table-cell office:value-type="date" office:date-value="2013-08-01T02:39:00">
            <text:p>Aug 1, 2013 2:39 AM</text:p>
          </table:table-cell>
          <table:table-cell office:value-type="string">
            <text:p>Tempe, AZ</text:p>
          </table:table-cell>
          <table:table-cell table:number-columns-repeated="1021"/>
        </table:table-row>
        <table:table-row table:style-name="ro5">
          <table:table-cell office:value-type="float" office:value="259">
            <text:p>259</text:p>
          </table:table-cell>
          <table:table-cell office:value-type="date" office:date-value="2013-08-01T01:53:00">
            <text:p>Aug 1, 2013 1:53 AM</text:p>
          </table:table-cell>
          <table:table-cell office:value-type="string">
            <text:p>Kuala Lumpur</text:p>
          </table:table-cell>
          <table:table-cell table:number-columns-repeated="1021"/>
        </table:table-row>
        <table:table-row table:style-name="ro5">
          <table:table-cell office:value-type="float" office:value="260">
            <text:p>260</text:p>
          </table:table-cell>
          <table:table-cell office:value-type="date" office:date-value="2013-08-01T01:31:00">
            <text:p>Aug 1, 2013 1:31 AM</text:p>
          </table:table-cell>
          <table:table-cell office:value-type="string">
            <text:p>San Vicente</text:p>
          </table:table-cell>
          <table:table-cell table:number-columns-repeated="1021"/>
        </table:table-row>
        <table:table-row table:style-name="ro5">
          <table:table-cell office:value-type="float" office:value="261">
            <text:p>261</text:p>
          </table:table-cell>
          <table:table-cell office:value-type="date" office:date-value="2013-08-01T01:29:00">
            <text:p>Aug 1, 2013 1:29 AM</text:p>
          </table:table-cell>
          <table:table-cell office:value-type="string">
            <text:p>Sacramento</text:p>
          </table:table-cell>
          <table:table-cell table:number-columns-repeated="1021"/>
        </table:table-row>
        <table:table-row table:style-name="ro5">
          <table:table-cell office:value-type="float" office:value="262">
            <text:p>262</text:p>
          </table:table-cell>
          <table:table-cell office:value-type="date" office:date-value="2013-08-01T00:47:00">
            <text:p>Aug 1, 2013 12:47 AM</text:p>
          </table:table-cell>
          <table:table-cell office:value-type="string">
            <text:p>San Ramon</text:p>
          </table:table-cell>
          <table:table-cell table:number-columns-repeated="1021"/>
        </table:table-row>
        <table:table-row table:style-name="ro5">
          <table:table-cell office:value-type="float" office:value="263">
            <text:p>263</text:p>
          </table:table-cell>
          <table:table-cell office:value-type="date" office:date-value="2013-08-01T00:16:00">
            <text:p>Aug 1, 2013 12:16 AM</text:p>
          </table:table-cell>
          <table:table-cell office:value-type="string">
            <text:p>Hampton</text:p>
          </table:table-cell>
          <table:table-cell table:number-columns-repeated="1021"/>
        </table:table-row>
        <table:table-row table:style-name="ro5">
          <table:table-cell office:value-type="float" office:value="264">
            <text:p>264</text:p>
          </table:table-cell>
          <table:table-cell office:value-type="date" office:date-value="2013-08-01T00:14:00">
            <text:p>Aug 1, 2013 12:14 AM</text:p>
          </table:table-cell>
          <table:table-cell office:value-type="string">
            <text:p>Fargo, ND</text:p>
          </table:table-cell>
          <table:table-cell table:number-columns-repeated="1021"/>
        </table:table-row>
        <table:table-row table:style-name="ro5">
          <table:table-cell office:value-type="float" office:value="265">
            <text:p>265</text:p>
          </table:table-cell>
          <table:table-cell office:value-type="date" office:date-value="2013-07-31T23:45:00">
            <text:p>Jul 31, 2013 11:45 PM</text:p>
          </table:table-cell>
          <table:table-cell office:value-type="string">
            <text:p>Paris</text:p>
          </table:table-cell>
          <table:table-cell table:number-columns-repeated="1021"/>
        </table:table-row>
        <table:table-row table:style-name="ro5">
          <table:table-cell office:value-type="float" office:value="266">
            <text:p>266</text:p>
          </table:table-cell>
          <table:table-cell office:value-type="date" office:date-value="2013-07-31T23:23:00">
            <text:p>Jul 31, 2013 11:23 PM</text:p>
          </table:table-cell>
          <table:table-cell office:value-type="string">
            <text:p>Indianapolis</text:p>
          </table:table-cell>
          <table:table-cell table:number-columns-repeated="1021"/>
        </table:table-row>
        <table:table-row table:style-name="ro5">
          <table:table-cell office:value-type="float" office:value="267">
            <text:p>267</text:p>
          </table:table-cell>
          <table:table-cell office:value-type="date" office:date-value="2013-07-31T23:08:00.000001">
            <text:p>Jul 31, 2013 11:08 PM</text:p>
          </table:table-cell>
          <table:table-cell office:value-type="string">
            <text:p>Oceanside</text:p>
          </table:table-cell>
          <table:table-cell table:number-columns-repeated="1021"/>
        </table:table-row>
        <table:table-row table:style-name="ro5">
          <table:table-cell office:value-type="float" office:value="268">
            <text:p>268</text:p>
          </table:table-cell>
          <table:table-cell office:value-type="date" office:date-value="2013-07-31T23:07:00">
            <text:p>Jul 31, 2013 11:07 PM</text:p>
          </table:table-cell>
          <table:table-cell office:value-type="string">
            <text:p>Caracas</text:p>
          </table:table-cell>
          <table:table-cell table:number-columns-repeated="1021"/>
        </table:table-row>
        <table:table-row table:style-name="ro5">
          <table:table-cell office:value-type="float" office:value="269">
            <text:p>269</text:p>
          </table:table-cell>
          <table:table-cell office:value-type="date" office:date-value="2013-07-31T23:03:00">
            <text:p>Jul 31, 2013 11:03 PM</text:p>
          </table:table-cell>
          <table:table-cell office:value-type="string">
            <text:p>Montreal</text:p>
          </table:table-cell>
          <table:table-cell table:number-columns-repeated="1021"/>
        </table:table-row>
        <table:table-row table:style-name="ro5">
          <table:table-cell office:value-type="float" office:value="270">
            <text:p>270</text:p>
          </table:table-cell>
          <table:table-cell office:value-type="date" office:date-value="2013-07-31T22:55:00">
            <text:p>Jul 31, 2013 10:55 PM</text:p>
          </table:table-cell>
          <table:table-cell office:value-type="string">
            <text:p>Santa Clara</text:p>
          </table:table-cell>
          <table:table-cell table:number-columns-repeated="1021"/>
        </table:table-row>
        <table:table-row table:style-name="ro5">
          <table:table-cell office:value-type="float" office:value="271">
            <text:p>271</text:p>
          </table:table-cell>
          <table:table-cell office:value-type="date" office:date-value="2013-07-31T22:38:00">
            <text:p>Jul 31, 2013 10:38 PM</text:p>
          </table:table-cell>
          <table:table-cell office:value-type="string">
            <text:p>Seattle</text:p>
          </table:table-cell>
          <table:table-cell table:number-columns-repeated="1021"/>
        </table:table-row>
        <table:table-row table:style-name="ro5">
          <table:table-cell office:value-type="float" office:value="272">
            <text:p>272</text:p>
          </table:table-cell>
          <table:table-cell office:value-type="date" office:date-value="2013-07-31T22:31:00">
            <text:p>Jul 31, 2013 10:31 PM</text:p>
          </table:table-cell>
          <table:table-cell office:value-type="string">
            <text:p>Denver <text:s/>, CO</text:p>
          </table:table-cell>
          <table:table-cell table:number-columns-repeated="1021"/>
        </table:table-row>
        <table:table-row table:style-name="ro5">
          <table:table-cell office:value-type="float" office:value="273">
            <text:p>273</text:p>
          </table:table-cell>
          <table:table-cell office:value-type="date" office:date-value="2013-07-31T22:13:00">
            <text:p>Jul 31, 2013 10:13 PM</text:p>
          </table:table-cell>
          <table:table-cell office:value-type="string">
            <text:p>Tijuana</text:p>
          </table:table-cell>
          <table:table-cell table:number-columns-repeated="1021"/>
        </table:table-row>
        <table:table-row table:style-name="ro5">
          <table:table-cell office:value-type="float" office:value="274">
            <text:p>274</text:p>
          </table:table-cell>
          <table:table-cell office:value-type="date" office:date-value="2013-07-31T21:50:00">
            <text:p>Jul 31, 2013 9:50 PM</text:p>
          </table:table-cell>
          <table:table-cell office:value-type="string">
            <text:p>Washington, DC</text:p>
          </table:table-cell>
          <table:table-cell table:number-columns-repeated="1021"/>
        </table:table-row>
        <table:table-row table:style-name="ro5">
          <table:table-cell office:value-type="float" office:value="275">
            <text:p>275</text:p>
          </table:table-cell>
          <table:table-cell office:value-type="date" office:date-value="2013-07-31T21:50:00">
            <text:p>Jul 31, 2013 9:50 PM</text:p>
          </table:table-cell>
          <table:table-cell office:value-type="string">
            <text:p>Lincoln, MO</text:p>
          </table:table-cell>
          <table:table-cell table:number-columns-repeated="1021"/>
        </table:table-row>
        <table:table-row table:style-name="ro5">
          <table:table-cell office:value-type="float" office:value="276">
            <text:p>276</text:p>
          </table:table-cell>
          <table:table-cell office:value-type="date" office:date-value="2013-07-31T21:43:00">
            <text:p>Jul 31, 2013 9:43 PM</text:p>
          </table:table-cell>
          <table:table-cell office:value-type="string">
            <text:p>santa cruz</text:p>
          </table:table-cell>
          <table:table-cell table:number-columns-repeated="1021"/>
        </table:table-row>
        <table:table-row table:style-name="ro5">
          <table:table-cell office:value-type="float" office:value="277">
            <text:p>277</text:p>
          </table:table-cell>
          <table:table-cell office:value-type="date" office:date-value="2013-07-31T21:40:00">
            <text:p>Jul 31, 2013 9:40 PM</text:p>
          </table:table-cell>
          <table:table-cell office:value-type="string">
            <text:p>Nashville</text:p>
          </table:table-cell>
          <table:table-cell table:number-columns-repeated="1021"/>
        </table:table-row>
        <table:table-row table:style-name="ro5">
          <table:table-cell office:value-type="float" office:value="278">
            <text:p>278</text:p>
          </table:table-cell>
          <table:table-cell office:value-type="date" office:date-value="2013-07-31T21:27:00">
            <text:p>Jul 31, 2013 9:27 PM</text:p>
          </table:table-cell>
          <table:table-cell office:value-type="string">
            <text:p>Washington DC</text:p>
          </table:table-cell>
          <table:table-cell table:number-columns-repeated="1021"/>
        </table:table-row>
        <table:table-row table:style-name="ro5">
          <table:table-cell office:value-type="float" office:value="279">
            <text:p>279</text:p>
          </table:table-cell>
          <table:table-cell office:value-type="date" office:date-value="2013-07-31T21:25:00">
            <text:p>Jul 31, 2013 9:25 PM</text:p>
          </table:table-cell>
          <table:table-cell office:value-type="string">
            <text:p>Amsterdam</text:p>
          </table:table-cell>
          <table:table-cell table:number-columns-repeated="1021"/>
        </table:table-row>
        <table:table-row table:style-name="ro5">
          <table:table-cell office:value-type="float" office:value="280">
            <text:p>280</text:p>
          </table:table-cell>
          <table:table-cell office:value-type="date" office:date-value="2013-07-31T21:18:00">
            <text:p>Jul 31, 2013 9:18 PM</text:p>
          </table:table-cell>
          <table:table-cell office:value-type="string">
            <text:p>Atlanta, GA</text:p>
          </table:table-cell>
          <table:table-cell table:number-columns-repeated="1021"/>
        </table:table-row>
        <table:table-row table:style-name="ro5">
          <table:table-cell office:value-type="float" office:value="281">
            <text:p>281</text:p>
          </table:table-cell>
          <table:table-cell office:value-type="date" office:date-value="2013-07-31T21:11:00">
            <text:p>Jul 31, 2013 9:11 PM</text:p>
          </table:table-cell>
          <table:table-cell office:value-type="string">
            <text:p>Auckland</text:p>
          </table:table-cell>
          <table:table-cell table:number-columns-repeated="1021"/>
        </table:table-row>
        <table:table-row table:style-name="ro5">
          <table:table-cell office:value-type="float" office:value="282">
            <text:p>282</text:p>
          </table:table-cell>
          <table:table-cell office:value-type="date" office:date-value="2013-07-31T20:51:00">
            <text:p>Jul 31, 2013 8:51 PM</text:p>
          </table:table-cell>
          <table:table-cell office:value-type="string">
            <text:p>Henderson</text:p>
          </table:table-cell>
          <table:table-cell table:number-columns-repeated="1021"/>
        </table:table-row>
        <table:table-row table:style-name="ro5">
          <table:table-cell office:value-type="float" office:value="283">
            <text:p>283</text:p>
          </table:table-cell>
          <table:table-cell office:value-type="date" office:date-value="2013-07-31T20:41:00">
            <text:p>Jul 31, 2013 8:41 PM</text:p>
          </table:table-cell>
          <table:table-cell office:value-type="string">
            <text:p>Soyapango</text:p>
          </table:table-cell>
          <table:table-cell table:number-columns-repeated="1021"/>
        </table:table-row>
        <table:table-row table:style-name="ro5">
          <table:table-cell office:value-type="float" office:value="284">
            <text:p>284</text:p>
          </table:table-cell>
          <table:table-cell office:value-type="date" office:date-value="2013-07-31T20:23:00">
            <text:p>Jul 31, 2013 8:23 PM</text:p>
          </table:table-cell>
          <table:table-cell office:value-type="string">
            <text:p>Hilversum</text:p>
          </table:table-cell>
          <table:table-cell table:number-columns-repeated="1021"/>
        </table:table-row>
        <table:table-row table:style-name="ro5">
          <table:table-cell office:value-type="float" office:value="285">
            <text:p>285</text:p>
          </table:table-cell>
          <table:table-cell office:value-type="date" office:date-value="2013-07-31T20:17:00">
            <text:p>Jul 31, 2013 8:17 PM</text:p>
          </table:table-cell>
          <table:table-cell office:value-type="string">
            <text:p>Granite Bay</text:p>
          </table:table-cell>
          <table:table-cell table:number-columns-repeated="1021"/>
        </table:table-row>
        <table:table-row table:style-name="ro5">
          <table:table-cell office:value-type="float" office:value="286">
            <text:p>286</text:p>
          </table:table-cell>
          <table:table-cell office:value-type="date" office:date-value="2013-07-31T20:16:00">
            <text:p>Jul 31, 2013 8:16 PM</text:p>
          </table:table-cell>
          <table:table-cell office:value-type="string">
            <text:p>Santiago</text:p>
          </table:table-cell>
          <table:table-cell table:number-columns-repeated="1021"/>
        </table:table-row>
        <table:table-row table:style-name="ro5">
          <table:table-cell office:value-type="float" office:value="287">
            <text:p>287</text:p>
          </table:table-cell>
          <table:table-cell office:value-type="date" office:date-value="2013-07-31T20:16:00">
            <text:p>Jul 31, 2013 8:16 PM</text:p>
          </table:table-cell>
          <table:table-cell office:value-type="string">
            <text:p>Brasilia</text:p>
          </table:table-cell>
          <table:table-cell table:number-columns-repeated="1021"/>
        </table:table-row>
        <table:table-row table:style-name="ro5">
          <table:table-cell office:value-type="float" office:value="288">
            <text:p>288</text:p>
          </table:table-cell>
          <table:table-cell office:value-type="date" office:date-value="2013-07-31T20:12:00">
            <text:p>Jul 31, 2013 8:12 PM</text:p>
          </table:table-cell>
          <table:table-cell office:value-type="string">
            <text:p>Columbia, SC</text:p>
          </table:table-cell>
          <table:table-cell table:number-columns-repeated="1021"/>
        </table:table-row>
        <table:table-row table:style-name="ro5">
          <table:table-cell office:value-type="float" office:value="289">
            <text:p>289</text:p>
          </table:table-cell>
          <table:table-cell office:value-type="date" office:date-value="2013-07-31T20:12:00">
            <text:p>Jul 31, 2013 8:12 PM</text:p>
          </table:table-cell>
          <table:table-cell office:value-type="string">
            <text:p>Vancouver</text:p>
          </table:table-cell>
          <table:table-cell table:number-columns-repeated="1021"/>
        </table:table-row>
        <table:table-row table:style-name="ro5">
          <table:table-cell office:value-type="float" office:value="290">
            <text:p>290</text:p>
          </table:table-cell>
          <table:table-cell office:value-type="date" office:date-value="2013-07-31T20:05:00">
            <text:p>Jul 31, 2013 8:05 PM</text:p>
          </table:table-cell>
          <table:table-cell office:value-type="string">
            <text:p>Rochester, MN</text:p>
          </table:table-cell>
          <table:table-cell table:number-columns-repeated="1021"/>
        </table:table-row>
        <table:table-row table:style-name="ro5">
          <table:table-cell office:value-type="float" office:value="291">
            <text:p>291</text:p>
          </table:table-cell>
          <table:table-cell office:value-type="date" office:date-value="2013-07-31T20:01:00">
            <text:p>Jul 31, 2013 8:01 PM</text:p>
          </table:table-cell>
          <table:table-cell office:value-type="string">
            <text:p>Saint Louis</text:p>
          </table:table-cell>
          <table:table-cell table:number-columns-repeated="1021"/>
        </table:table-row>
        <table:table-row table:style-name="ro5">
          <table:table-cell office:value-type="float" office:value="292">
            <text:p>292</text:p>
          </table:table-cell>
          <table:table-cell office:value-type="date" office:date-value="2013-07-31T19:58:00">
            <text:p>Jul 31, 2013 7:58 PM</text:p>
          </table:table-cell>
          <table:table-cell office:value-type="string">
            <text:p>San Francisco</text:p>
          </table:table-cell>
          <table:table-cell table:number-columns-repeated="1021"/>
        </table:table-row>
        <table:table-row table:style-name="ro5">
          <table:table-cell office:value-type="float" office:value="293">
            <text:p>293</text:p>
          </table:table-cell>
          <table:table-cell office:value-type="date" office:date-value="2013-07-31T19:53:00">
            <text:p>Jul 31, 2013 7:53 PM</text:p>
          </table:table-cell>
          <table:table-cell office:value-type="string">
            <text:p>Ajaccio</text:p>
          </table:table-cell>
          <table:table-cell table:number-columns-repeated="1021"/>
        </table:table-row>
        <table:table-row table:style-name="ro5">
          <table:table-cell office:value-type="float" office:value="294">
            <text:p>294</text:p>
          </table:table-cell>
          <table:table-cell office:value-type="date" office:date-value="2013-07-31T19:49:00">
            <text:p>Jul 31, 2013 7:49 PM</text:p>
          </table:table-cell>
          <table:table-cell office:value-type="string">
            <text:p>BRASÍLIA</text:p>
          </table:table-cell>
          <table:table-cell table:number-columns-repeated="1021"/>
        </table:table-row>
        <table:table-row table:style-name="ro5">
          <table:table-cell office:value-type="float" office:value="295">
            <text:p>295</text:p>
          </table:table-cell>
          <table:table-cell office:value-type="date" office:date-value="2013-07-31T19:40:00">
            <text:p>Jul 31, 2013 7:40 PM</text:p>
          </table:table-cell>
          <table:table-cell office:value-type="string">
            <text:p>Malmö</text:p>
          </table:table-cell>
          <table:table-cell table:number-columns-repeated="1021"/>
        </table:table-row>
        <table:table-row table:style-name="ro5">
          <table:table-cell office:value-type="float" office:value="296">
            <text:p>296</text:p>
          </table:table-cell>
          <table:table-cell office:value-type="date" office:date-value="2013-07-31T19:38:00">
            <text:p>Jul 31, 2013 7:38 PM</text:p>
          </table:table-cell>
          <table:table-cell office:value-type="string">
            <text:p>Wausau</text:p>
          </table:table-cell>
          <table:table-cell table:number-columns-repeated="1021"/>
        </table:table-row>
        <table:table-row table:style-name="ro5">
          <table:table-cell office:value-type="float" office:value="297">
            <text:p>297</text:p>
          </table:table-cell>
          <table:table-cell office:value-type="date" office:date-value="2013-07-31T19:36:00">
            <text:p>Jul 31, 2013 7:36 PM</text:p>
          </table:table-cell>
          <table:table-cell office:value-type="string">
            <text:p>Snohomish</text:p>
          </table:table-cell>
          <table:table-cell table:number-columns-repeated="1021"/>
        </table:table-row>
        <table:table-row table:style-name="ro5">
          <table:table-cell office:value-type="float" office:value="298">
            <text:p>298</text:p>
          </table:table-cell>
          <table:table-cell office:value-type="date" office:date-value="2013-07-31T19:32:00">
            <text:p>Jul 31, 2013 7:32 PM</text:p>
          </table:table-cell>
          <table:table-cell office:value-type="string">
            <text:p>Calhan</text:p>
          </table:table-cell>
          <table:table-cell table:number-columns-repeated="1021"/>
        </table:table-row>
        <table:table-row table:style-name="ro5">
          <table:table-cell office:value-type="float" office:value="299">
            <text:p>299</text:p>
          </table:table-cell>
          <table:table-cell office:value-type="date" office:date-value="2013-07-31T19:27:00">
            <text:p>Jul 31, 2013 7:27 PM</text:p>
          </table:table-cell>
          <table:table-cell office:value-type="string">
            <text:p>Groningen</text:p>
          </table:table-cell>
          <table:table-cell table:number-columns-repeated="1021"/>
        </table:table-row>
        <table:table-row table:style-name="ro5">
          <table:table-cell office:value-type="float" office:value="300">
            <text:p>300</text:p>
          </table:table-cell>
          <table:table-cell office:value-type="date" office:date-value="2013-07-31T19:24:00">
            <text:p>Jul 31, 2013 7:24 PM</text:p>
          </table:table-cell>
          <table:table-cell office:value-type="string">
            <text:p>Aix</text:p>
          </table:table-cell>
          <table:table-cell table:number-columns-repeated="1021"/>
        </table:table-row>
        <table:table-row table:style-name="ro5">
          <table:table-cell office:value-type="float" office:value="301">
            <text:p>301</text:p>
          </table:table-cell>
          <table:table-cell office:value-type="date" office:date-value="2013-07-31T19:20:59.999999">
            <text:p>Jul 31, 2013 7:21 PM</text:p>
          </table:table-cell>
          <table:table-cell office:value-type="string">
            <text:p>St Louis</text:p>
          </table:table-cell>
          <table:table-cell table:number-columns-repeated="1021"/>
        </table:table-row>
        <table:table-row table:style-name="ro5">
          <table:table-cell office:value-type="float" office:value="302">
            <text:p>302</text:p>
          </table:table-cell>
          <table:table-cell office:value-type="date" office:date-value="2013-07-31T19:19:00">
            <text:p>Jul 31, 2013 7:19 PM</text:p>
          </table:table-cell>
          <table:table-cell office:value-type="string">
            <text:p>Salt Lake City</text:p>
          </table:table-cell>
          <table:table-cell table:number-columns-repeated="1021"/>
        </table:table-row>
        <table:table-row table:style-name="ro5">
          <table:table-cell office:value-type="float" office:value="303">
            <text:p>303</text:p>
          </table:table-cell>
          <table:table-cell office:value-type="date" office:date-value="2013-07-31T19:13:00">
            <text:p>Jul 31, 2013 7:13 PM</text:p>
          </table:table-cell>
          <table:table-cell office:value-type="string">
            <text:p>Glasgow</text:p>
          </table:table-cell>
          <table:table-cell table:number-columns-repeated="1021"/>
        </table:table-row>
        <table:table-row table:style-name="ro5">
          <table:table-cell office:value-type="float" office:value="304">
            <text:p>304</text:p>
          </table:table-cell>
          <table:table-cell office:value-type="date" office:date-value="2013-07-31T19:13:00">
            <text:p>Jul 31, 2013 7:13 PM</text:p>
          </table:table-cell>
          <table:table-cell office:value-type="string">
            <text:p>Austell, Ga</text:p>
          </table:table-cell>
          <table:table-cell table:number-columns-repeated="1021"/>
        </table:table-row>
        <table:table-row table:style-name="ro5">
          <table:table-cell office:value-type="float" office:value="305">
            <text:p>305</text:p>
          </table:table-cell>
          <table:table-cell office:value-type="date" office:date-value="2013-07-31T19:06:00">
            <text:p>Jul 31, 2013 7:06 PM</text:p>
          </table:table-cell>
          <table:table-cell office:value-type="string">
            <text:p>Cashton, WI</text:p>
          </table:table-cell>
          <table:table-cell table:number-columns-repeated="1021"/>
        </table:table-row>
        <table:table-row table:style-name="ro5">
          <table:table-cell office:value-type="float" office:value="306">
            <text:p>306</text:p>
          </table:table-cell>
          <table:table-cell office:value-type="date" office:date-value="2013-07-31T19:01:00">
            <text:p>Jul 31, 2013 7:01 PM</text:p>
          </table:table-cell>
          <table:table-cell office:value-type="string">
            <text:p>small town Pennsylvania!</text:p>
          </table:table-cell>
          <table:table-cell table:number-columns-repeated="1021"/>
        </table:table-row>
        <table:table-row table:style-name="ro5">
          <table:table-cell office:value-type="float" office:value="307">
            <text:p>307</text:p>
          </table:table-cell>
          <table:table-cell office:value-type="date" office:date-value="2013-07-31T18:54:00">
            <text:p>Jul 31, 2013 6:54 PM</text:p>
          </table:table-cell>
          <table:table-cell office:value-type="string">
            <text:p>New Orleans</text:p>
          </table:table-cell>
          <table:table-cell table:number-columns-repeated="1021"/>
        </table:table-row>
        <table:table-row table:style-name="ro5">
          <table:table-cell office:value-type="float" office:value="308">
            <text:p>308</text:p>
          </table:table-cell>
          <table:table-cell office:value-type="date" office:date-value="2013-07-31T18:52:00">
            <text:p>Jul 31, 2013 6:52 PM</text:p>
          </table:table-cell>
          <table:table-cell office:value-type="string">
            <text:p>Boston, MA</text:p>
          </table:table-cell>
          <table:table-cell table:number-columns-repeated="1021"/>
        </table:table-row>
        <table:table-row table:style-name="ro5">
          <table:table-cell office:value-type="float" office:value="309">
            <text:p>309</text:p>
          </table:table-cell>
          <table:table-cell office:value-type="date" office:date-value="2013-07-31T18:49:00">
            <text:p>Jul 31, 2013 6:49 PM</text:p>
          </table:table-cell>
          <table:table-cell office:value-type="string">
            <text:p>Los Angles</text:p>
          </table:table-cell>
          <table:table-cell table:number-columns-repeated="1021"/>
        </table:table-row>
        <table:table-row table:style-name="ro5">
          <table:table-cell office:value-type="float" office:value="310">
            <text:p>310</text:p>
          </table:table-cell>
          <table:table-cell office:value-type="date" office:date-value="2013-07-31T18:49:00">
            <text:p>Jul 31, 2013 6:49 PM</text:p>
          </table:table-cell>
          <table:table-cell office:value-type="string">
            <text:p>Brasília</text:p>
          </table:table-cell>
          <table:table-cell table:number-columns-repeated="1021"/>
        </table:table-row>
        <table:table-row table:style-name="ro5">
          <table:table-cell office:value-type="float" office:value="311">
            <text:p>311</text:p>
          </table:table-cell>
          <table:table-cell office:value-type="date" office:date-value="2013-07-31T18:44:00">
            <text:p>Jul 31, 2013 6:44 PM</text:p>
          </table:table-cell>
          <table:table-cell office:value-type="string">
            <text:p>Boston, MA</text:p>
          </table:table-cell>
          <table:table-cell table:number-columns-repeated="1021"/>
        </table:table-row>
        <table:table-row table:style-name="ro5">
          <table:table-cell office:value-type="float" office:value="312">
            <text:p>312</text:p>
          </table:table-cell>
          <table:table-cell office:value-type="date" office:date-value="2013-07-31T18:41:00">
            <text:p>Jul 31, 2013 6:41 PM</text:p>
          </table:table-cell>
          <table:table-cell office:value-type="string">
            <text:p>Minneapolis</text:p>
          </table:table-cell>
          <table:table-cell table:number-columns-repeated="1021"/>
        </table:table-row>
        <table:table-row table:style-name="ro5">
          <table:table-cell office:value-type="float" office:value="313">
            <text:p>313</text:p>
          </table:table-cell>
          <table:table-cell office:value-type="date" office:date-value="2013-07-31T18:41:00">
            <text:p>Jul 31, 2013 6:41 PM</text:p>
          </table:table-cell>
          <table:table-cell office:value-type="string">
            <text:p>Stillwater</text:p>
          </table:table-cell>
          <table:table-cell table:number-columns-repeated="1021"/>
        </table:table-row>
        <table:table-row table:style-name="ro5">
          <table:table-cell office:value-type="float" office:value="314">
            <text:p>314</text:p>
          </table:table-cell>
          <table:table-cell office:value-type="date" office:date-value="2013-07-31T18:36:00">
            <text:p>Jul 31, 2013 6:36 PM</text:p>
          </table:table-cell>
          <table:table-cell office:value-type="string">
            <text:p>Picton</text:p>
          </table:table-cell>
          <table:table-cell table:number-columns-repeated="1021"/>
        </table:table-row>
        <table:table-row table:style-name="ro5">
          <table:table-cell office:value-type="float" office:value="315">
            <text:p>315</text:p>
          </table:table-cell>
          <table:table-cell office:value-type="date" office:date-value="2013-07-31T18:36:00">
            <text:p>Jul 31, 2013 6:36 PM</text:p>
          </table:table-cell>
          <table:table-cell office:value-type="string">
            <text:p>Brasilia</text:p>
          </table:table-cell>
          <table:table-cell table:number-columns-repeated="1021"/>
        </table:table-row>
        <table:table-row table:style-name="ro5">
          <table:table-cell office:value-type="float" office:value="316">
            <text:p>316</text:p>
          </table:table-cell>
          <table:table-cell office:value-type="date" office:date-value="2013-07-31T18:25:00">
            <text:p>Jul 31, 2013 6:25 PM</text:p>
          </table:table-cell>
          <table:table-cell office:value-type="string">
            <text:p>Boulder</text:p>
          </table:table-cell>
          <table:table-cell table:number-columns-repeated="1021"/>
        </table:table-row>
        <table:table-row table:style-name="ro5">
          <table:table-cell office:value-type="float" office:value="317">
            <text:p>317</text:p>
          </table:table-cell>
          <table:table-cell office:value-type="date" office:date-value="2013-07-31T18:16:00">
            <text:p>Jul 31, 2013 6:16 PM</text:p>
          </table:table-cell>
          <table:table-cell office:value-type="string">
            <text:p>dc</text:p>
          </table:table-cell>
          <table:table-cell table:number-columns-repeated="1021"/>
        </table:table-row>
        <table:table-row table:style-name="ro5">
          <table:table-cell office:value-type="float" office:value="318">
            <text:p>318</text:p>
          </table:table-cell>
          <table:table-cell office:value-type="date" office:date-value="2013-07-31T18:13:00">
            <text:p>Jul 31, 2013 6:13 PM</text:p>
          </table:table-cell>
          <table:table-cell office:value-type="string">
            <text:p>Arroyo Grande, CA</text:p>
          </table:table-cell>
          <table:table-cell table:number-columns-repeated="1021"/>
        </table:table-row>
        <table:table-row table:style-name="ro5">
          <table:table-cell office:value-type="float" office:value="319">
            <text:p>319</text:p>
          </table:table-cell>
          <table:table-cell office:value-type="date" office:date-value="2013-07-31T18:03:00">
            <text:p>Jul 31, 2013 6:03 PM</text:p>
          </table:table-cell>
          <table:table-cell office:value-type="string">
            <text:p>Denver</text:p>
          </table:table-cell>
          <table:table-cell table:number-columns-repeated="1021"/>
        </table:table-row>
        <table:table-row table:style-name="ro5">
          <table:table-cell office:value-type="float" office:value="320">
            <text:p>320</text:p>
          </table:table-cell>
          <table:table-cell office:value-type="date" office:date-value="2013-07-31T18:00:00">
            <text:p>Jul 31, 2013 6:00 PM</text:p>
          </table:table-cell>
          <table:table-cell office:value-type="string">
            <text:p>Orlando</text:p>
          </table:table-cell>
          <table:table-cell table:number-columns-repeated="1021"/>
        </table:table-row>
        <table:table-row table:style-name="ro5">
          <table:table-cell office:value-type="float" office:value="321">
            <text:p>321</text:p>
          </table:table-cell>
          <table:table-cell office:value-type="date" office:date-value="2013-07-31T17:56:00">
            <text:p>Jul 31, 2013 5:56 PM</text:p>
          </table:table-cell>
          <table:table-cell office:value-type="string">
            <text:p>Miami</text:p>
          </table:table-cell>
          <table:table-cell table:number-columns-repeated="1021"/>
        </table:table-row>
        <table:table-row table:style-name="ro5">
          <table:table-cell office:value-type="float" office:value="322">
            <text:p>322</text:p>
          </table:table-cell>
          <table:table-cell office:value-type="date" office:date-value="2013-07-31T17:54:00">
            <text:p>Jul 31, 2013 5:54 PM</text:p>
          </table:table-cell>
          <table:table-cell office:value-type="string">
            <text:p>Brasília</text:p>
          </table:table-cell>
          <table:table-cell table:number-columns-repeated="1021"/>
        </table:table-row>
        <table:table-row table:style-name="ro5">
          <table:table-cell office:value-type="float" office:value="323">
            <text:p>323</text:p>
          </table:table-cell>
          <table:table-cell office:value-type="date" office:date-value="2013-07-31T17:53:00.000001">
            <text:p>Jul 31, 2013 5:53 PM</text:p>
          </table:table-cell>
          <table:table-cell office:value-type="string">
            <text:p>Washington DC</text:p>
          </table:table-cell>
          <table:table-cell table:number-columns-repeated="1021"/>
        </table:table-row>
        <table:table-row table:style-name="ro5">
          <table:table-cell office:value-type="float" office:value="324">
            <text:p>324</text:p>
          </table:table-cell>
          <table:table-cell office:value-type="date" office:date-value="2013-07-31T17:53:00.000001">
            <text:p>Jul 31, 2013 5:53 PM</text:p>
          </table:table-cell>
          <table:table-cell office:value-type="string">
            <text:p>bali</text:p>
          </table:table-cell>
          <table:table-cell table:number-columns-repeated="1021"/>
        </table:table-row>
        <table:table-row table:style-name="ro5">
          <table:table-cell office:value-type="float" office:value="325">
            <text:p>325</text:p>
          </table:table-cell>
          <table:table-cell office:value-type="date" office:date-value="2013-07-31T17:42:00">
            <text:p>Jul 31, 2013 5:42 PM</text:p>
          </table:table-cell>
          <table:table-cell office:value-type="string">
            <text:p>Philadelphia</text:p>
          </table:table-cell>
          <table:table-cell table:number-columns-repeated="1021"/>
        </table:table-row>
        <table:table-row table:style-name="ro5">
          <table:table-cell office:value-type="float" office:value="326">
            <text:p>326</text:p>
          </table:table-cell>
          <table:table-cell office:value-type="date" office:date-value="2013-07-31T17:39:00">
            <text:p>Jul 31, 2013 5:39 PM</text:p>
          </table:table-cell>
          <table:table-cell office:value-type="string">
            <text:p>Brasilia</text:p>
          </table:table-cell>
          <table:table-cell table:number-columns-repeated="1021"/>
        </table:table-row>
        <table:table-row table:style-name="ro5">
          <table:table-cell office:value-type="float" office:value="327">
            <text:p>327</text:p>
          </table:table-cell>
          <table:table-cell office:value-type="date" office:date-value="2013-07-31T17:38:00">
            <text:p>Jul 31, 2013 5:38 PM</text:p>
          </table:table-cell>
          <table:table-cell office:value-type="string">
            <text:p>Denver</text:p>
          </table:table-cell>
          <table:table-cell table:number-columns-repeated="1021"/>
        </table:table-row>
        <table:table-row table:style-name="ro5">
          <table:table-cell office:value-type="float" office:value="328">
            <text:p>328</text:p>
          </table:table-cell>
          <table:table-cell office:value-type="date" office:date-value="2013-07-31T17:38:00">
            <text:p>Jul 31, 2013 5:38 PM</text:p>
          </table:table-cell>
          <table:table-cell office:value-type="string">
            <text:p>Pittsburgh</text:p>
          </table:table-cell>
          <table:table-cell table:number-columns-repeated="1021"/>
        </table:table-row>
        <table:table-row table:style-name="ro5">
          <table:table-cell office:value-type="float" office:value="329">
            <text:p>329</text:p>
          </table:table-cell>
          <table:table-cell office:value-type="date" office:date-value="2013-07-31T17:36:00">
            <text:p>Jul 31, 2013 5:36 PM</text:p>
          </table:table-cell>
          <table:table-cell office:value-type="string">
            <text:p>Hoboken</text:p>
          </table:table-cell>
          <table:table-cell table:number-columns-repeated="1021"/>
        </table:table-row>
        <table:table-row table:style-name="ro5">
          <table:table-cell office:value-type="float" office:value="330">
            <text:p>330</text:p>
          </table:table-cell>
          <table:table-cell office:value-type="date" office:date-value="2013-07-31T17:35:00">
            <text:p>Jul 31, 2013 5:35 PM</text:p>
          </table:table-cell>
          <table:table-cell office:value-type="string">
            <text:p>Oxford</text:p>
          </table:table-cell>
          <table:table-cell table:number-columns-repeated="1021"/>
        </table:table-row>
        <table:table-row table:style-name="ro5">
          <table:table-cell office:value-type="float" office:value="331">
            <text:p>331</text:p>
          </table:table-cell>
          <table:table-cell office:value-type="date" office:date-value="2013-07-31T17:35:00">
            <text:p>Jul 31, 2013 5:35 PM</text:p>
          </table:table-cell>
          <table:table-cell office:value-type="string">
            <text:p>Detroit</text:p>
          </table:table-cell>
          <table:table-cell table:number-columns-repeated="1021"/>
        </table:table-row>
        <table:table-row table:style-name="ro5">
          <table:table-cell office:value-type="float" office:value="332">
            <text:p>332</text:p>
          </table:table-cell>
          <table:table-cell office:value-type="date" office:date-value="2013-07-31T17:29:00">
            <text:p>Jul 31, 2013 5:29 PM</text:p>
          </table:table-cell>
          <table:table-cell office:value-type="string">
            <text:p>Rochester</text:p>
          </table:table-cell>
          <table:table-cell table:number-columns-repeated="1021"/>
        </table:table-row>
        <table:table-row table:style-name="ro5">
          <table:table-cell office:value-type="float" office:value="333">
            <text:p>333</text:p>
          </table:table-cell>
          <table:table-cell office:value-type="date" office:date-value="2013-07-31T17:27:00">
            <text:p>Jul 31, 2013 5:27 PM</text:p>
          </table:table-cell>
          <table:table-cell office:value-type="string">
            <text:p>Ashland, KY</text:p>
          </table:table-cell>
          <table:table-cell table:number-columns-repeated="1021"/>
        </table:table-row>
        <table:table-row table:style-name="ro5">
          <table:table-cell office:value-type="float" office:value="334">
            <text:p>334</text:p>
          </table:table-cell>
          <table:table-cell office:value-type="date" office:date-value="2013-07-31T17:26:00">
            <text:p>Jul 31, 2013 5:26 PM</text:p>
          </table:table-cell>
          <table:table-cell office:value-type="string">
            <text:p>Fairbanks</text:p>
          </table:table-cell>
          <table:table-cell table:number-columns-repeated="1021"/>
        </table:table-row>
        <table:table-row table:style-name="ro5">
          <table:table-cell office:value-type="float" office:value="335">
            <text:p>335</text:p>
          </table:table-cell>
          <table:table-cell office:value-type="date" office:date-value="2013-07-31T17:19:00">
            <text:p>Jul 31, 2013 5:19 PM</text:p>
          </table:table-cell>
          <table:table-cell office:value-type="string">
            <text:p>St Louis</text:p>
          </table:table-cell>
          <table:table-cell table:number-columns-repeated="1021"/>
        </table:table-row>
        <table:table-row table:style-name="ro5">
          <table:table-cell office:value-type="float" office:value="336">
            <text:p>336</text:p>
          </table:table-cell>
          <table:table-cell office:value-type="date" office:date-value="2013-07-31T17:08:00.000001">
            <text:p>Jul 31, 2013 5:08 PM</text:p>
          </table:table-cell>
          <table:table-cell office:value-type="string">
            <text:p>Louisville</text:p>
          </table:table-cell>
          <table:table-cell table:number-columns-repeated="1021"/>
        </table:table-row>
        <table:table-row table:style-name="ro5">
          <table:table-cell office:value-type="float" office:value="337">
            <text:p>337</text:p>
          </table:table-cell>
          <table:table-cell office:value-type="date" office:date-value="2013-07-31T17:05:00">
            <text:p>Jul 31, 2013 5:05 PM</text:p>
          </table:table-cell>
          <table:table-cell office:value-type="string">
            <text:p>pekin</text:p>
          </table:table-cell>
          <table:table-cell table:number-columns-repeated="1021"/>
        </table:table-row>
        <table:table-row table:style-name="ro5">
          <table:table-cell office:value-type="float" office:value="338">
            <text:p>338</text:p>
          </table:table-cell>
          <table:table-cell office:value-type="date" office:date-value="2013-07-31T17:05:00">
            <text:p>Jul 31, 2013 5:05 PM</text:p>
          </table:table-cell>
          <table:table-cell office:value-type="string">
            <text:p>SUDBURY</text:p>
          </table:table-cell>
          <table:table-cell table:number-columns-repeated="1021"/>
        </table:table-row>
        <table:table-row table:style-name="ro5">
          <table:table-cell office:value-type="float" office:value="339">
            <text:p>339</text:p>
          </table:table-cell>
          <table:table-cell office:value-type="date" office:date-value="2013-07-31T16:59:00">
            <text:p>Jul 31, 2013 4:59 PM</text:p>
          </table:table-cell>
          <table:table-cell office:value-type="string">
            <text:p>Grand Haven</text:p>
          </table:table-cell>
          <table:table-cell table:number-columns-repeated="1021"/>
        </table:table-row>
        <table:table-row table:style-name="ro5">
          <table:table-cell office:value-type="float" office:value="340">
            <text:p>340</text:p>
          </table:table-cell>
          <table:table-cell office:value-type="date" office:date-value="2013-07-31T16:44:00">
            <text:p>Jul 31, 2013 4:44 PM</text:p>
          </table:table-cell>
          <table:table-cell office:value-type="string">
            <text:p>boulder</text:p>
          </table:table-cell>
          <table:table-cell table:number-columns-repeated="1021"/>
        </table:table-row>
        <table:table-row table:style-name="ro5">
          <table:table-cell office:value-type="float" office:value="341">
            <text:p>341</text:p>
          </table:table-cell>
          <table:table-cell office:value-type="date" office:date-value="2013-07-31T16:40:00">
            <text:p>Jul 31, 2013 4:40 PM</text:p>
          </table:table-cell>
          <table:table-cell office:value-type="string">
            <text:p>Goleta</text:p>
          </table:table-cell>
          <table:table-cell table:number-columns-repeated="1021"/>
        </table:table-row>
        <table:table-row table:style-name="ro5">
          <table:table-cell office:value-type="float" office:value="342">
            <text:p>342</text:p>
          </table:table-cell>
          <table:table-cell office:value-type="date" office:date-value="2013-07-31T16:39:00">
            <text:p>Jul 31, 2013 4:39 PM</text:p>
          </table:table-cell>
          <table:table-cell office:value-type="string">
            <text:p>Pueblo</text:p>
          </table:table-cell>
          <table:table-cell table:number-columns-repeated="1021"/>
        </table:table-row>
        <table:table-row table:style-name="ro5">
          <table:table-cell office:value-type="float" office:value="343">
            <text:p>343</text:p>
          </table:table-cell>
          <table:table-cell office:value-type="date" office:date-value="2013-07-31T16:36:59.999999">
            <text:p>Jul 31, 2013 4:37 PM</text:p>
          </table:table-cell>
          <table:table-cell office:value-type="string">
            <text:p>Tucson</text:p>
          </table:table-cell>
          <table:table-cell table:number-columns-repeated="1021"/>
        </table:table-row>
        <table:table-row table:style-name="ro5">
          <table:table-cell office:value-type="float" office:value="344">
            <text:p>344</text:p>
          </table:table-cell>
          <table:table-cell office:value-type="date" office:date-value="2013-07-31T16:36:00">
            <text:p>Jul 31, 2013 4:36 PM</text:p>
          </table:table-cell>
          <table:table-cell office:value-type="string">
            <text:p>Fort Collins, CO</text:p>
          </table:table-cell>
          <table:table-cell table:number-columns-repeated="1021"/>
        </table:table-row>
        <table:table-row table:style-name="ro5">
          <table:table-cell office:value-type="float" office:value="345">
            <text:p>345</text:p>
          </table:table-cell>
          <table:table-cell office:value-type="date" office:date-value="2013-07-31T16:27:00">
            <text:p>Jul 31, 2013 4:27 PM</text:p>
          </table:table-cell>
          <table:table-cell office:value-type="string">
            <text:p>Oley</text:p>
          </table:table-cell>
          <table:table-cell table:number-columns-repeated="1021"/>
        </table:table-row>
        <table:table-row table:style-name="ro5">
          <table:table-cell office:value-type="float" office:value="346">
            <text:p>346</text:p>
          </table:table-cell>
          <table:table-cell office:value-type="date" office:date-value="2013-07-31T16:26:00">
            <text:p>Jul 31, 2013 4:26 PM</text:p>
          </table:table-cell>
          <table:table-cell office:value-type="string">
            <text:p>Raleigh</text:p>
          </table:table-cell>
          <table:table-cell table:number-columns-repeated="1021"/>
        </table:table-row>
        <table:table-row table:style-name="ro5">
          <table:table-cell office:value-type="float" office:value="347">
            <text:p>347</text:p>
          </table:table-cell>
          <table:table-cell office:value-type="date" office:date-value="2013-07-31T16:18:00">
            <text:p>Jul 31, 2013 4:18 PM</text:p>
          </table:table-cell>
          <table:table-cell office:value-type="string">
            <text:p>Houston</text:p>
          </table:table-cell>
          <table:table-cell table:number-columns-repeated="1021"/>
        </table:table-row>
        <table:table-row table:style-name="ro5">
          <table:table-cell office:value-type="float" office:value="348">
            <text:p>348</text:p>
          </table:table-cell>
          <table:table-cell office:value-type="date" office:date-value="2013-07-31T15:28:00">
            <text:p>Jul 31, 2013 3:28 PM</text:p>
          </table:table-cell>
          <table:table-cell office:value-type="string">
            <text:p>dallas</text:p>
          </table:table-cell>
          <table:table-cell table:number-columns-repeated="1021"/>
        </table:table-row>
        <table:table-row table:style-name="ro5">
          <table:table-cell office:value-type="float" office:value="349">
            <text:p>349</text:p>
          </table:table-cell>
          <table:table-cell office:value-type="date" office:date-value="2013-07-31T13:44:00">
            <text:p>Jul 31, 2013 1:44 PM</text:p>
          </table:table-cell>
          <table:table-cell office:value-type="string">
            <text:p>Milano</text:p>
          </table:table-cell>
          <table:table-cell table:number-columns-repeated="1021"/>
        </table:table-row>
        <table:table-row table:style-name="ro5">
          <table:table-cell office:value-type="float" office:value="350">
            <text:p>350</text:p>
          </table:table-cell>
          <table:table-cell office:value-type="date" office:date-value="2013-07-31T13:29:00">
            <text:p>Jul 31, 2013 1:29 PM</text:p>
          </table:table-cell>
          <table:table-cell office:value-type="string">
            <text:p>barito timur</text:p>
          </table:table-cell>
          <table:table-cell table:number-columns-repeated="1021"/>
        </table:table-row>
        <table:table-row table:style-name="ro5">
          <table:table-cell office:value-type="float" office:value="351">
            <text:p>351</text:p>
          </table:table-cell>
          <table:table-cell office:value-type="date" office:date-value="2013-07-31T10:53:00">
            <text:p>Jul 31, 2013 10:53 AM</text:p>
          </table:table-cell>
          <table:table-cell office:value-type="string">
            <text:p>stuttgart</text:p>
          </table:table-cell>
          <table:table-cell table:number-columns-repeated="1021"/>
        </table:table-row>
        <table:table-row table:style-name="ro5">
          <table:table-cell office:value-type="float" office:value="352">
            <text:p>352</text:p>
          </table:table-cell>
          <table:table-cell office:value-type="date" office:date-value="2013-07-31T08:44:00">
            <text:p>Jul 31, 2013 8:44 AM</text:p>
          </table:table-cell>
          <table:table-cell office:value-type="string">
            <text:p>Bangalore</text:p>
          </table:table-cell>
          <table:table-cell table:number-columns-repeated="1021"/>
        </table:table-row>
        <table:table-row table:style-name="ro5">
          <table:table-cell office:value-type="float" office:value="353">
            <text:p>353</text:p>
          </table:table-cell>
          <table:table-cell office:value-type="date" office:date-value="2013-07-31T08:10:00">
            <text:p>Jul 31, 2013 8:10 AM</text:p>
          </table:table-cell>
          <table:table-cell office:value-type="string">
            <text:p>Eindhoven</text:p>
          </table:table-cell>
          <table:table-cell table:number-columns-repeated="1021"/>
        </table:table-row>
        <table:table-row table:style-name="ro5">
          <table:table-cell office:value-type="float" office:value="354">
            <text:p>354</text:p>
          </table:table-cell>
          <table:table-cell office:value-type="date" office:date-value="2013-07-31T07:10:00">
            <text:p>Jul 31, 2013 7:10 AM</text:p>
          </table:table-cell>
          <table:table-cell office:value-type="string">
            <text:p>Ьщысщц</text:p>
          </table:table-cell>
          <table:table-cell table:number-columns-repeated="1021"/>
        </table:table-row>
        <table:table-row table:style-name="ro5">
          <table:table-cell office:value-type="float" office:value="355">
            <text:p>355</text:p>
          </table:table-cell>
          <table:table-cell office:value-type="date" office:date-value="2013-07-31T02:15:00">
            <text:p>Jul 31, 2013 2:15 AM</text:p>
          </table:table-cell>
          <table:table-cell office:value-type="string">
            <text:p>Curitiba</text:p>
          </table:table-cell>
          <table:table-cell table:number-columns-repeated="1021"/>
        </table:table-row>
        <table:table-row table:style-name="ro5">
          <table:table-cell office:value-type="float" office:value="356">
            <text:p>356</text:p>
          </table:table-cell>
          <table:table-cell office:value-type="date" office:date-value="2013-07-31T00:24:00">
            <text:p>Jul 31, 2013 12:24 AM</text:p>
          </table:table-cell>
          <table:table-cell office:value-type="string">
            <text:p>Riga</text:p>
          </table:table-cell>
          <table:table-cell table:number-columns-repeated="1021"/>
        </table:table-row>
        <table:table-row table:style-name="ro5">
          <table:table-cell office:value-type="float" office:value="357">
            <text:p>357</text:p>
          </table:table-cell>
          <table:table-cell office:value-type="date" office:date-value="2013-07-30T22:39:00">
            <text:p>Jul 30, 2013 10:39 PM</text:p>
          </table:table-cell>
          <table:table-cell office:value-type="string">
            <text:p>Madrid</text:p>
          </table:table-cell>
          <table:table-cell table:number-columns-repeated="1021"/>
        </table:table-row>
        <table:table-row table:style-name="ro5">
          <table:table-cell office:value-type="float" office:value="358">
            <text:p>358</text:p>
          </table:table-cell>
          <table:table-cell office:value-type="date" office:date-value="2013-07-30T20:15:00">
            <text:p>Jul 30, 2013 8:15 PM</text:p>
          </table:table-cell>
          <table:table-cell office:value-type="string">
            <text:p>Santiago</text:p>
          </table:table-cell>
          <table:table-cell table:number-columns-repeated="1021"/>
        </table:table-row>
        <table:table-row table:style-name="ro5">
          <table:table-cell office:value-type="float" office:value="359">
            <text:p>359</text:p>
          </table:table-cell>
          <table:table-cell office:value-type="date" office:date-value="2013-07-30T20:07:00">
            <text:p>Jul 30, 2013 8:07 PM</text:p>
          </table:table-cell>
          <table:table-cell office:value-type="string">
            <text:p>bangkok</text:p>
          </table:table-cell>
          <table:table-cell table:number-columns-repeated="1021"/>
        </table:table-row>
        <table:table-row table:style-name="ro5">
          <table:table-cell office:value-type="float" office:value="360">
            <text:p>360</text:p>
          </table:table-cell>
          <table:table-cell office:value-type="date" office:date-value="2013-07-30T18:20:00">
            <text:p>Jul 30, 2013 6:20 PM</text:p>
          </table:table-cell>
          <table:table-cell office:value-type="string">
            <text:p>Champaign, IL</text:p>
          </table:table-cell>
          <table:table-cell table:number-columns-repeated="1021"/>
        </table:table-row>
        <table:table-row table:style-name="ro5">
          <table:table-cell office:value-type="float" office:value="361">
            <text:p>361</text:p>
          </table:table-cell>
          <table:table-cell office:value-type="date" office:date-value="2013-07-30T17:51:00">
            <text:p>Jul 30, 2013 5:51 PM</text:p>
          </table:table-cell>
          <table:table-cell office:value-type="string">
            <text:p>Durham NC</text:p>
          </table:table-cell>
          <table:table-cell table:number-columns-repeated="1021"/>
        </table:table-row>
        <table:table-row table:style-name="ro5">
          <table:table-cell office:value-type="float" office:value="362">
            <text:p>362</text:p>
          </table:table-cell>
          <table:table-cell office:value-type="date" office:date-value="2013-07-30T17:26:00">
            <text:p>Jul 30, 2013 5:26 PM</text:p>
          </table:table-cell>
          <table:table-cell office:value-type="string">
            <text:p>Munich</text:p>
          </table:table-cell>
          <table:table-cell table:number-columns-repeated="1021"/>
        </table:table-row>
        <table:table-row table:style-name="ro5">
          <table:table-cell office:value-type="float" office:value="363">
            <text:p>363</text:p>
          </table:table-cell>
          <table:table-cell office:value-type="date" office:date-value="2013-07-30T17:06:00">
            <text:p>Jul 30, 2013 5:06 PM</text:p>
          </table:table-cell>
          <table:table-cell office:value-type="string">
            <text:p>Cape Town</text:p>
          </table:table-cell>
          <table:table-cell table:number-columns-repeated="1021"/>
        </table:table-row>
        <table:table-row table:style-name="ro5">
          <table:table-cell office:value-type="float" office:value="364">
            <text:p>364</text:p>
          </table:table-cell>
          <table:table-cell office:value-type="date" office:date-value="2013-07-30T17:03:00">
            <text:p>Jul 30, 2013 5:03 PM</text:p>
          </table:table-cell>
          <table:table-cell office:value-type="string">
            <text:p>bognor reigis</text:p>
          </table:table-cell>
          <table:table-cell table:number-columns-repeated="1021"/>
        </table:table-row>
        <table:table-row table:style-name="ro5">
          <table:table-cell office:value-type="float" office:value="365">
            <text:p>365</text:p>
          </table:table-cell>
          <table:table-cell office:value-type="date" office:date-value="2013-07-30T16:11:00">
            <text:p>Jul 30, 2013 4:11 PM</text:p>
          </table:table-cell>
          <table:table-cell office:value-type="string">
            <text:p>Lima</text:p>
          </table:table-cell>
          <table:table-cell table:number-columns-repeated="1021"/>
        </table:table-row>
        <table:table-row table:style-name="ro5">
          <table:table-cell office:value-type="float" office:value="366">
            <text:p>366</text:p>
          </table:table-cell>
          <table:table-cell office:value-type="date" office:date-value="2013-07-30T14:47:00">
            <text:p>Jul 30, 2013 2:47 PM</text:p>
          </table:table-cell>
          <table:table-cell office:value-type="string">
            <text:p>Diepoldsau</text:p>
          </table:table-cell>
          <table:table-cell table:number-columns-repeated="1021"/>
        </table:table-row>
        <table:table-row table:style-name="ro5">
          <table:table-cell office:value-type="float" office:value="367">
            <text:p>367</text:p>
          </table:table-cell>
          <table:table-cell office:value-type="date" office:date-value="2013-07-30T14:19:00">
            <text:p>Jul 30, 2013 2:19 PM</text:p>
          </table:table-cell>
          <table:table-cell office:value-type="string">
            <text:p>Seattle</text:p>
          </table:table-cell>
          <table:table-cell table:number-columns-repeated="1021"/>
        </table:table-row>
        <table:table-row table:style-name="ro5">
          <table:table-cell office:value-type="float" office:value="368">
            <text:p>368</text:p>
          </table:table-cell>
          <table:table-cell office:value-type="date" office:date-value="2013-07-30T13:31:00">
            <text:p>Jul 30, 2013 1:31 PM</text:p>
          </table:table-cell>
          <table:table-cell office:value-type="string">
            <text:p>New York</text:p>
          </table:table-cell>
          <table:table-cell table:number-columns-repeated="1021"/>
        </table:table-row>
        <table:table-row table:style-name="ro5">
          <table:table-cell office:value-type="float" office:value="369">
            <text:p>369</text:p>
          </table:table-cell>
          <table:table-cell office:value-type="date" office:date-value="2013-07-30T12:26:00">
            <text:p>Jul 30, 2013 12:26 PM</text:p>
          </table:table-cell>
          <table:table-cell office:value-type="string">
            <text:p>Gaylord</text:p>
          </table:table-cell>
          <table:table-cell table:number-columns-repeated="1021"/>
        </table:table-row>
        <table:table-row table:style-name="ro5">
          <table:table-cell office:value-type="float" office:value="370">
            <text:p>370</text:p>
          </table:table-cell>
          <table:table-cell office:value-type="date" office:date-value="2013-07-30T12:23:00">
            <text:p>Jul 30, 2013 12:23 PM</text:p>
          </table:table-cell>
          <table:table-cell office:value-type="string">
            <text:p>Philadelphia</text:p>
          </table:table-cell>
          <table:table-cell table:number-columns-repeated="1021"/>
        </table:table-row>
        <table:table-row table:style-name="ro5">
          <table:table-cell office:value-type="float" office:value="371">
            <text:p>371</text:p>
          </table:table-cell>
          <table:table-cell office:value-type="date" office:date-value="2013-07-30T11:48:00">
            <text:p>Jul 30, 2013 11:48 AM</text:p>
          </table:table-cell>
          <table:table-cell office:value-type="string">
            <text:p>Bielefeld</text:p>
          </table:table-cell>
          <table:table-cell table:number-columns-repeated="1021"/>
        </table:table-row>
        <table:table-row table:style-name="ro5">
          <table:table-cell office:value-type="float" office:value="372">
            <text:p>372</text:p>
          </table:table-cell>
          <table:table-cell office:value-type="date" office:date-value="2013-07-30T11:36:00">
            <text:p>Jul 30, 2013 11:36 AM</text:p>
          </table:table-cell>
          <table:table-cell office:value-type="string">
            <text:p>paris</text:p>
          </table:table-cell>
          <table:table-cell table:number-columns-repeated="1021"/>
        </table:table-row>
        <table:table-row table:style-name="ro5">
          <table:table-cell office:value-type="float" office:value="373">
            <text:p>373</text:p>
          </table:table-cell>
          <table:table-cell office:value-type="date" office:date-value="2013-07-30T10:47:00">
            <text:p>Jul 30, 2013 10:47 AM</text:p>
          </table:table-cell>
          <table:table-cell office:value-type="string">
            <text:p>Sydney</text:p>
          </table:table-cell>
          <table:table-cell table:number-columns-repeated="1021"/>
        </table:table-row>
        <table:table-row table:style-name="ro5">
          <table:table-cell office:value-type="float" office:value="374">
            <text:p>374</text:p>
          </table:table-cell>
          <table:table-cell office:value-type="date" office:date-value="2013-07-30T10:25:00">
            <text:p>Jul 30, 2013 10:25 AM</text:p>
          </table:table-cell>
          <table:table-cell office:value-type="string">
            <text:p>Liege</text:p>
          </table:table-cell>
          <table:table-cell table:number-columns-repeated="1021"/>
        </table:table-row>
        <table:table-row table:style-name="ro5">
          <table:table-cell office:value-type="float" office:value="375">
            <text:p>375</text:p>
          </table:table-cell>
          <table:table-cell office:value-type="date" office:date-value="2013-07-30T10:08:00">
            <text:p>Jul 30, 2013 10:08 AM</text:p>
          </table:table-cell>
          <table:table-cell office:value-type="string">
            <text:p>Palermo</text:p>
          </table:table-cell>
          <table:table-cell table:number-columns-repeated="1021"/>
        </table:table-row>
        <table:table-row table:style-name="ro5">
          <table:table-cell office:value-type="float" office:value="376">
            <text:p>376</text:p>
          </table:table-cell>
          <table:table-cell office:value-type="date" office:date-value="2013-07-30T10:07:00">
            <text:p>Jul 30, 2013 10:07 AM</text:p>
          </table:table-cell>
          <table:table-cell office:value-type="string">
            <text:p>Steyr</text:p>
          </table:table-cell>
          <table:table-cell table:number-columns-repeated="1021"/>
        </table:table-row>
        <table:table-row table:style-name="ro5">
          <table:table-cell office:value-type="float" office:value="377">
            <text:p>377</text:p>
          </table:table-cell>
          <table:table-cell office:value-type="date" office:date-value="2013-07-30T10:03:00">
            <text:p>Jul 30, 2013 10:03 AM</text:p>
          </table:table-cell>
          <table:table-cell office:value-type="string">
            <text:p>Reggio Emilia</text:p>
          </table:table-cell>
          <table:table-cell table:number-columns-repeated="1021"/>
        </table:table-row>
        <table:table-row table:style-name="ro5">
          <table:table-cell office:value-type="float" office:value="378">
            <text:p>378</text:p>
          </table:table-cell>
          <table:table-cell office:value-type="date" office:date-value="2013-07-30T09:40:00">
            <text:p>Jul 30, 2013 9:40 AM</text:p>
          </table:table-cell>
          <table:table-cell office:value-type="string">
            <text:p>Falun</text:p>
          </table:table-cell>
          <table:table-cell table:number-columns-repeated="1021"/>
        </table:table-row>
        <table:table-row table:style-name="ro5">
          <table:table-cell office:value-type="float" office:value="379">
            <text:p>379</text:p>
          </table:table-cell>
          <table:table-cell office:value-type="date" office:date-value="2013-07-30T08:54:00">
            <text:p>Jul 30, 2013 8:54 AM</text:p>
          </table:table-cell>
          <table:table-cell office:value-type="string">
            <text:p>Cambridge</text:p>
          </table:table-cell>
          <table:table-cell table:number-columns-repeated="1021"/>
        </table:table-row>
        <table:table-row table:style-name="ro5">
          <table:table-cell office:value-type="float" office:value="380">
            <text:p>380</text:p>
          </table:table-cell>
          <table:table-cell office:value-type="date" office:date-value="2013-07-30T08:13:00">
            <text:p>Jul 30, 2013 8:13 AM</text:p>
          </table:table-cell>
          <table:table-cell office:value-type="string">
            <text:p>Gravedona ed uniti</text:p>
          </table:table-cell>
          <table:table-cell table:number-columns-repeated="1021"/>
        </table:table-row>
        <table:table-row table:style-name="ro5">
          <table:table-cell office:value-type="float" office:value="381">
            <text:p>381</text:p>
          </table:table-cell>
          <table:table-cell office:value-type="date" office:date-value="2013-07-30T08:01:00">
            <text:p>Jul 30, 2013 8:01 AM</text:p>
          </table:table-cell>
          <table:table-cell office:value-type="string">
            <text:p>Bracknell</text:p>
          </table:table-cell>
          <table:table-cell table:number-columns-repeated="1021"/>
        </table:table-row>
        <table:table-row table:style-name="ro5">
          <table:table-cell office:value-type="float" office:value="382">
            <text:p>382</text:p>
          </table:table-cell>
          <table:table-cell office:value-type="date" office:date-value="2013-07-30T07:45:00">
            <text:p>Jul 30, 2013 7:45 AM</text:p>
          </table:table-cell>
          <table:table-cell office:value-type="string">
            <text:p>Macerata</text:p>
          </table:table-cell>
          <table:table-cell table:number-columns-repeated="1021"/>
        </table:table-row>
        <table:table-row table:style-name="ro5">
          <table:table-cell office:value-type="float" office:value="383">
            <text:p>383</text:p>
          </table:table-cell>
          <table:table-cell office:value-type="date" office:date-value="2013-07-30T07:30:00">
            <text:p>Jul 30, 2013 7:30 AM</text:p>
          </table:table-cell>
          <table:table-cell office:value-type="string">
            <text:p>edb</text:p>
          </table:table-cell>
          <table:table-cell table:number-columns-repeated="1021"/>
        </table:table-row>
        <table:table-row table:style-name="ro5">
          <table:table-cell office:value-type="float" office:value="384">
            <text:p>384</text:p>
          </table:table-cell>
          <table:table-cell office:value-type="date" office:date-value="2013-07-30T07:22:00">
            <text:p>Jul 30, 2013 7:22 AM</text:p>
          </table:table-cell>
          <table:table-cell office:value-type="string">
            <text:p>Stuttgart</text:p>
          </table:table-cell>
          <table:table-cell table:number-columns-repeated="1021"/>
        </table:table-row>
        <table:table-row table:style-name="ro5">
          <table:table-cell office:value-type="float" office:value="385">
            <text:p>385</text:p>
          </table:table-cell>
          <table:table-cell office:value-type="date" office:date-value="2013-07-30T06:48:00">
            <text:p>Jul 30, 2013 6:48 AM</text:p>
          </table:table-cell>
          <table:table-cell office:value-type="string">
            <text:p>Bad Aibling</text:p>
          </table:table-cell>
          <table:table-cell table:number-columns-repeated="1021"/>
        </table:table-row>
        <table:table-row table:style-name="ro5">
          <table:table-cell office:value-type="float" office:value="386">
            <text:p>386</text:p>
          </table:table-cell>
          <table:table-cell office:value-type="date" office:date-value="2013-07-30T06:12:00">
            <text:p>Jul 30, 2013 6:12 AM</text:p>
          </table:table-cell>
          <table:table-cell office:value-type="string">
            <text:p>Medellín</text:p>
          </table:table-cell>
          <table:table-cell table:number-columns-repeated="1021"/>
        </table:table-row>
        <table:table-row table:style-name="ro5">
          <table:table-cell office:value-type="float" office:value="387">
            <text:p>387</text:p>
          </table:table-cell>
          <table:table-cell office:value-type="date" office:date-value="2013-07-30T06:11:00">
            <text:p>Jul 30, 2013 6:11 AM</text:p>
          </table:table-cell>
          <table:table-cell office:value-type="string">
            <text:p>Kuala Lumpur</text:p>
          </table:table-cell>
          <table:table-cell table:number-columns-repeated="1021"/>
        </table:table-row>
        <table:table-row table:style-name="ro5">
          <table:table-cell office:value-type="float" office:value="388">
            <text:p>388</text:p>
          </table:table-cell>
          <table:table-cell office:value-type="date" office:date-value="2013-07-30T05:36:00">
            <text:p>Jul 30, 2013 5:36 AM</text:p>
          </table:table-cell>
          <table:table-cell office:value-type="string">
            <text:p>Nottingham</text:p>
          </table:table-cell>
          <table:table-cell table:number-columns-repeated="1021"/>
        </table:table-row>
        <table:table-row table:style-name="ro5">
          <table:table-cell office:value-type="float" office:value="389">
            <text:p>389</text:p>
          </table:table-cell>
          <table:table-cell office:value-type="date" office:date-value="2013-07-30T05:30:00">
            <text:p>Jul 30, 2013 5:30 AM</text:p>
          </table:table-cell>
          <table:table-cell office:value-type="string">
            <text:p>Bern</text:p>
          </table:table-cell>
          <table:table-cell table:number-columns-repeated="1021"/>
        </table:table-row>
        <table:table-row table:style-name="ro5">
          <table:table-cell office:value-type="float" office:value="390">
            <text:p>390</text:p>
          </table:table-cell>
          <table:table-cell office:value-type="date" office:date-value="2013-07-30T05:13:00">
            <text:p>Jul 30, 2013 5:13 AM</text:p>
          </table:table-cell>
          <table:table-cell office:value-type="string">
            <text:p>Bangalore</text:p>
          </table:table-cell>
          <table:table-cell table:number-columns-repeated="1021"/>
        </table:table-row>
        <table:table-row table:style-name="ro5">
          <table:table-cell office:value-type="float" office:value="391">
            <text:p>391</text:p>
          </table:table-cell>
          <table:table-cell office:value-type="date" office:date-value="2013-07-30T04:47:00">
            <text:p>Jul 30, 2013 4:47 AM</text:p>
          </table:table-cell>
          <table:table-cell office:value-type="string">
            <text:p>san francisco</text:p>
          </table:table-cell>
          <table:table-cell table:number-columns-repeated="1021"/>
        </table:table-row>
        <table:table-row table:style-name="ro5">
          <table:table-cell office:value-type="float" office:value="392">
            <text:p>392</text:p>
          </table:table-cell>
          <table:table-cell office:value-type="date" office:date-value="2013-07-30T03:35:00">
            <text:p>Jul 30, 2013 3:35 AM</text:p>
          </table:table-cell>
          <table:table-cell office:value-type="string">
            <text:p>Chennai</text:p>
          </table:table-cell>
          <table:table-cell table:number-columns-repeated="1021"/>
        </table:table-row>
        <table:table-row table:style-name="ro5">
          <table:table-cell office:value-type="float" office:value="393">
            <text:p>393</text:p>
          </table:table-cell>
          <table:table-cell office:value-type="date" office:date-value="2013-07-30T03:00:00">
            <text:p>Jul 30, 2013 3:00 AM</text:p>
          </table:table-cell>
          <table:table-cell office:value-type="string">
            <text:p>Wichita, KS</text:p>
          </table:table-cell>
          <table:table-cell table:number-columns-repeated="1021"/>
        </table:table-row>
        <table:table-row table:style-name="ro5">
          <table:table-cell office:value-type="float" office:value="394">
            <text:p>394</text:p>
          </table:table-cell>
          <table:table-cell office:value-type="date" office:date-value="2013-07-30T02:59:00">
            <text:p>Jul 30, 2013 2:59 AM</text:p>
          </table:table-cell>
          <table:table-cell office:value-type="string">
            <text:p>San Diego</text:p>
          </table:table-cell>
          <table:table-cell table:number-columns-repeated="1021"/>
        </table:table-row>
        <table:table-row table:style-name="ro5">
          <table:table-cell office:value-type="float" office:value="395">
            <text:p>395</text:p>
          </table:table-cell>
          <table:table-cell office:value-type="date" office:date-value="2013-07-30T02:52:00">
            <text:p>Jul 30, 2013 2:52 AM</text:p>
          </table:table-cell>
          <table:table-cell office:value-type="string">
            <text:p>Tempe, AZ</text:p>
          </table:table-cell>
          <table:table-cell table:number-columns-repeated="1021"/>
        </table:table-row>
        <table:table-row table:style-name="ro5">
          <table:table-cell office:value-type="float" office:value="396">
            <text:p>396</text:p>
          </table:table-cell>
          <table:table-cell office:value-type="date" office:date-value="2013-07-30T02:49:00">
            <text:p>Jul 30, 2013 2:49 AM</text:p>
          </table:table-cell>
          <table:table-cell office:value-type="string">
            <text:p>Jacksonville</text:p>
          </table:table-cell>
          <table:table-cell table:number-columns-repeated="1021"/>
        </table:table-row>
        <table:table-row table:style-name="ro5">
          <table:table-cell office:value-type="float" office:value="397">
            <text:p>397</text:p>
          </table:table-cell>
          <table:table-cell office:value-type="date" office:date-value="2013-07-30T02:00:00">
            <text:p>Jul 30, 2013 2:00 AM</text:p>
          </table:table-cell>
          <table:table-cell office:value-type="string">
            <text:p>Calgary</text:p>
          </table:table-cell>
          <table:table-cell table:number-columns-repeated="1021"/>
        </table:table-row>
        <table:table-row table:style-name="ro5">
          <table:table-cell office:value-type="float" office:value="398">
            <text:p>398</text:p>
          </table:table-cell>
          <table:table-cell office:value-type="date" office:date-value="2013-07-30T01:10:00">
            <text:p>Jul 30, 2013 1:10 AM</text:p>
          </table:table-cell>
          <table:table-cell office:value-type="string">
            <text:p>State college, pa</text:p>
          </table:table-cell>
          <table:table-cell table:number-columns-repeated="1021"/>
        </table:table-row>
        <table:table-row table:style-name="ro5">
          <table:table-cell office:value-type="float" office:value="399">
            <text:p>399</text:p>
          </table:table-cell>
          <table:table-cell office:value-type="date" office:date-value="2013-07-29T23:23:00">
            <text:p>Jul 29, 2013 11:23 PM</text:p>
          </table:table-cell>
          <table:table-cell office:value-type="string">
            <text:p>Serra</text:p>
          </table:table-cell>
          <table:table-cell table:number-columns-repeated="1021"/>
        </table:table-row>
        <table:table-row table:style-name="ro5">
          <table:table-cell office:value-type="float" office:value="400">
            <text:p>400</text:p>
          </table:table-cell>
          <table:table-cell office:value-type="date" office:date-value="2013-07-29T23:22:00">
            <text:p>Jul 29, 2013 11:22 PM</text:p>
          </table:table-cell>
          <table:table-cell office:value-type="string">
            <text:p>Baltimore</text:p>
          </table:table-cell>
          <table:table-cell table:number-columns-repeated="1021"/>
        </table:table-row>
        <table:table-row table:style-name="ro5">
          <table:table-cell office:value-type="float" office:value="401">
            <text:p>401</text:p>
          </table:table-cell>
          <table:table-cell office:value-type="date" office:date-value="2013-07-29T23:20:00">
            <text:p>Jul 29, 2013 11:20 PM</text:p>
          </table:table-cell>
          <table:table-cell office:value-type="string">
            <text:p>New York</text:p>
          </table:table-cell>
          <table:table-cell table:number-columns-repeated="1021"/>
        </table:table-row>
        <table:table-row table:style-name="ro5">
          <table:table-cell office:value-type="float" office:value="402">
            <text:p>402</text:p>
          </table:table-cell>
          <table:table-cell office:value-type="date" office:date-value="2013-07-29T23:15:00">
            <text:p>Jul 29, 2013 11:15 PM</text:p>
          </table:table-cell>
          <table:table-cell office:value-type="string">
            <text:p>Chicago</text:p>
          </table:table-cell>
          <table:table-cell table:number-columns-repeated="1021"/>
        </table:table-row>
        <table:table-row table:style-name="ro5">
          <table:table-cell office:value-type="float" office:value="403">
            <text:p>403</text:p>
          </table:table-cell>
          <table:table-cell office:value-type="date" office:date-value="2013-07-29T22:52:00">
            <text:p>Jul 29, 2013 10:52 PM</text:p>
          </table:table-cell>
          <table:table-cell office:value-type="string">
            <text:p>Vancouver</text:p>
          </table:table-cell>
          <table:table-cell table:number-columns-repeated="1021"/>
        </table:table-row>
        <table:table-row table:style-name="ro5">
          <table:table-cell office:value-type="float" office:value="404">
            <text:p>404</text:p>
          </table:table-cell>
          <table:table-cell office:value-type="date" office:date-value="2013-07-29T22:48:00">
            <text:p>Jul 29, 2013 10:48 PM</text:p>
          </table:table-cell>
          <table:table-cell office:value-type="string">
            <text:p>marseille</text:p>
          </table:table-cell>
          <table:table-cell table:number-columns-repeated="1021"/>
        </table:table-row>
        <table:table-row table:style-name="ro5">
          <table:table-cell office:value-type="float" office:value="405">
            <text:p>405</text:p>
          </table:table-cell>
          <table:table-cell office:value-type="date" office:date-value="2013-07-29T22:38:00">
            <text:p>Jul 29, 2013 10:38 PM</text:p>
          </table:table-cell>
          <table:table-cell office:value-type="string">
            <text:p>Lugano</text:p>
          </table:table-cell>
          <table:table-cell table:number-columns-repeated="1021"/>
        </table:table-row>
        <table:table-row table:style-name="ro5">
          <table:table-cell office:value-type="float" office:value="406">
            <text:p>406</text:p>
          </table:table-cell>
          <table:table-cell office:value-type="date" office:date-value="2013-07-29T22:25:00">
            <text:p>Jul 29, 2013 10:25 PM</text:p>
          </table:table-cell>
          <table:table-cell office:value-type="string">
            <text:p>Kearney</text:p>
          </table:table-cell>
          <table:table-cell table:number-columns-repeated="1021"/>
        </table:table-row>
        <table:table-row table:style-name="ro5">
          <table:table-cell office:value-type="float" office:value="407">
            <text:p>407</text:p>
          </table:table-cell>
          <table:table-cell office:value-type="date" office:date-value="2013-07-29T22:22:00">
            <text:p>Jul 29, 2013 10:22 PM</text:p>
          </table:table-cell>
          <table:table-cell office:value-type="string">
            <text:p>Vacaville, CA</text:p>
          </table:table-cell>
          <table:table-cell table:number-columns-repeated="1021"/>
        </table:table-row>
        <table:table-row table:style-name="ro5">
          <table:table-cell office:value-type="float" office:value="408">
            <text:p>408</text:p>
          </table:table-cell>
          <table:table-cell office:value-type="date" office:date-value="2013-07-29T22:14:00">
            <text:p>Jul 29, 2013 10:14 PM</text:p>
          </table:table-cell>
          <table:table-cell office:value-type="string">
            <text:p>Hobart</text:p>
          </table:table-cell>
          <table:table-cell table:number-columns-repeated="1021"/>
        </table:table-row>
        <table:table-row table:style-name="ro5">
          <table:table-cell office:value-type="float" office:value="409">
            <text:p>409</text:p>
          </table:table-cell>
          <table:table-cell office:value-type="date" office:date-value="2013-07-29T22:01:00">
            <text:p>Jul 29, 2013 10:01 PM</text:p>
          </table:table-cell>
          <table:table-cell office:value-type="string">
            <text:p>Uppsala</text:p>
          </table:table-cell>
          <table:table-cell table:number-columns-repeated="1021"/>
        </table:table-row>
        <table:table-row table:style-name="ro5">
          <table:table-cell office:value-type="float" office:value="410">
            <text:p>410</text:p>
          </table:table-cell>
          <table:table-cell office:value-type="date" office:date-value="2013-07-29T21:58:00">
            <text:p>Jul 29, 2013 9:58 PM</text:p>
          </table:table-cell>
          <table:table-cell office:value-type="string">
            <text:p>Milwaukee, Wisconsin</text:p>
          </table:table-cell>
          <table:table-cell table:number-columns-repeated="1021"/>
        </table:table-row>
        <table:table-row table:style-name="ro5">
          <table:table-cell office:value-type="float" office:value="411">
            <text:p>411</text:p>
          </table:table-cell>
          <table:table-cell office:value-type="date" office:date-value="2013-07-29T21:55:00">
            <text:p>Jul 29, 2013 9:55 PM</text:p>
          </table:table-cell>
          <table:table-cell office:value-type="string">
            <text:p>Belfort</text:p>
          </table:table-cell>
          <table:table-cell table:number-columns-repeated="1021"/>
        </table:table-row>
        <table:table-row table:style-name="ro5">
          <table:table-cell office:value-type="float" office:value="412">
            <text:p>412</text:p>
          </table:table-cell>
          <table:table-cell office:value-type="date" office:date-value="2013-07-29T21:54:00">
            <text:p>Jul 29, 2013 9:54 PM</text:p>
          </table:table-cell>
          <table:table-cell office:value-type="string">
            <text:p>NA</text:p>
          </table:table-cell>
          <table:table-cell table:number-columns-repeated="1021"/>
        </table:table-row>
        <table:table-row table:style-name="ro5">
          <table:table-cell office:value-type="float" office:value="413">
            <text:p>413</text:p>
          </table:table-cell>
          <table:table-cell office:value-type="date" office:date-value="2013-07-29T21:52:00">
            <text:p>Jul 29, 2013 9:52 PM</text:p>
          </table:table-cell>
          <table:table-cell office:value-type="string">
            <text:p>Dublin</text:p>
          </table:table-cell>
          <table:table-cell table:number-columns-repeated="1021"/>
        </table:table-row>
        <table:table-row table:style-name="ro5">
          <table:table-cell office:value-type="float" office:value="414">
            <text:p>414</text:p>
          </table:table-cell>
          <table:table-cell office:value-type="date" office:date-value="2013-07-29T21:26:00">
            <text:p>Jul 29, 2013 9:26 PM</text:p>
          </table:table-cell>
          <table:table-cell office:value-type="string">
            <text:p>Brooklyn</text:p>
          </table:table-cell>
          <table:table-cell table:number-columns-repeated="1021"/>
        </table:table-row>
        <table:table-row table:style-name="ro5">
          <table:table-cell office:value-type="float" office:value="415">
            <text:p>415</text:p>
          </table:table-cell>
          <table:table-cell office:value-type="date" office:date-value="2013-07-29T21:22:00">
            <text:p>Jul 29, 2013 9:22 PM</text:p>
          </table:table-cell>
          <table:table-cell office:value-type="string">
            <text:p>Stoke-on-Trent</text:p>
          </table:table-cell>
          <table:table-cell table:number-columns-repeated="1021"/>
        </table:table-row>
        <table:table-row table:style-name="ro5">
          <table:table-cell office:value-type="float" office:value="416">
            <text:p>416</text:p>
          </table:table-cell>
          <table:table-cell office:value-type="date" office:date-value="2013-07-29T21:21:00">
            <text:p>Jul 29, 2013 9:21 PM</text:p>
          </table:table-cell>
          <table:table-cell office:value-type="string">
            <text:p>Cleveland</text:p>
          </table:table-cell>
          <table:table-cell table:number-columns-repeated="1021"/>
        </table:table-row>
        <table:table-row table:style-name="ro5">
          <table:table-cell office:value-type="float" office:value="417">
            <text:p>417</text:p>
          </table:table-cell>
          <table:table-cell office:value-type="date" office:date-value="2013-07-29T21:20:00">
            <text:p>Jul 29, 2013 9:20 PM</text:p>
          </table:table-cell>
          <table:table-cell office:value-type="string">
            <text:p>Mexico City</text:p>
          </table:table-cell>
          <table:table-cell table:number-columns-repeated="1021"/>
        </table:table-row>
        <table:table-row table:style-name="ro5">
          <table:table-cell office:value-type="float" office:value="418">
            <text:p>418</text:p>
          </table:table-cell>
          <table:table-cell office:value-type="date" office:date-value="2013-07-29T21:19:00">
            <text:p>Jul 29, 2013 9:19 PM</text:p>
          </table:table-cell>
          <table:table-cell office:value-type="string">
            <text:p>Jackson</text:p>
          </table:table-cell>
          <table:table-cell table:number-columns-repeated="1021"/>
        </table:table-row>
        <table:table-row table:style-name="ro5">
          <table:table-cell office:value-type="float" office:value="419">
            <text:p>419</text:p>
          </table:table-cell>
          <table:table-cell office:value-type="date" office:date-value="2013-07-29T21:18:00">
            <text:p>Jul 29, 2013 9:18 PM</text:p>
          </table:table-cell>
          <table:table-cell office:value-type="string">
            <text:p>london</text:p>
          </table:table-cell>
          <table:table-cell table:number-columns-repeated="1021"/>
        </table:table-row>
        <table:table-row table:style-name="ro5">
          <table:table-cell office:value-type="float" office:value="420">
            <text:p>420</text:p>
          </table:table-cell>
          <table:table-cell office:value-type="date" office:date-value="2013-07-29T21:03:00">
            <text:p>Jul 29, 2013 9:03 PM</text:p>
          </table:table-cell>
          <table:table-cell office:value-type="string">
            <text:p>toulouse</text:p>
          </table:table-cell>
          <table:table-cell table:number-columns-repeated="1021"/>
        </table:table-row>
        <table:table-row table:style-name="ro5">
          <table:table-cell office:value-type="float" office:value="421">
            <text:p>421</text:p>
          </table:table-cell>
          <table:table-cell office:value-type="date" office:date-value="2013-07-29T20:57:00">
            <text:p>Jul 29, 2013 8:57 PM</text:p>
          </table:table-cell>
          <table:table-cell office:value-type="string">
            <text:p>Beaverton, OR</text:p>
          </table:table-cell>
          <table:table-cell table:number-columns-repeated="1021"/>
        </table:table-row>
        <table:table-row table:style-name="ro5">
          <table:table-cell office:value-type="float" office:value="422">
            <text:p>422</text:p>
          </table:table-cell>
          <table:table-cell office:value-type="date" office:date-value="2013-07-29T19:34:00">
            <text:p>Jul 29, 2013 7:34 PM</text:p>
          </table:table-cell>
          <table:table-cell office:value-type="string">
            <text:p>Austin</text:p>
          </table:table-cell>
          <table:table-cell table:number-columns-repeated="1021"/>
        </table:table-row>
        <table:table-row table:style-name="ro5">
          <table:table-cell office:value-type="float" office:value="423">
            <text:p>423</text:p>
          </table:table-cell>
          <table:table-cell office:value-type="date" office:date-value="2013-07-29T04:03:00">
            <text:p>Jul 29, 2013 4:03 AM</text:p>
          </table:table-cell>
          <table:table-cell office:value-type="string">
            <text:p>Cadiz City</text:p>
          </table:table-cell>
          <table:table-cell table:number-columns-repeated="1021"/>
        </table:table-row>
        <table:table-row table:style-name="ro5">
          <table:table-cell office:value-type="float" office:value="424">
            <text:p>424</text:p>
          </table:table-cell>
          <table:table-cell office:value-type="date" office:date-value="2013-07-29T03:41:00">
            <text:p>Jul 29, 2013 3:41 AM</text:p>
          </table:table-cell>
          <table:table-cell office:value-type="string">
            <text:p>Fort Lauderdale</text:p>
          </table:table-cell>
          <table:table-cell table:number-columns-repeated="1021"/>
        </table:table-row>
        <table:table-row table:style-name="ro5">
          <table:table-cell office:value-type="float" office:value="425">
            <text:p>425</text:p>
          </table:table-cell>
          <table:table-cell office:value-type="date" office:date-value="2013-07-29T02:08:00.000001">
            <text:p>Jul 29, 2013 2:08 AM</text:p>
          </table:table-cell>
          <table:table-cell office:value-type="string">
            <text:p>Boston</text:p>
          </table:table-cell>
          <table:table-cell table:number-columns-repeated="1021"/>
        </table:table-row>
        <table:table-row table:style-name="ro5">
          <table:table-cell office:value-type="float" office:value="426">
            <text:p>426</text:p>
          </table:table-cell>
          <table:table-cell office:value-type="date" office:date-value="2013-07-29T01:32:00">
            <text:p>Jul 29, 2013 1:32 AM</text:p>
          </table:table-cell>
          <table:table-cell office:value-type="string">
            <text:p>Des Moines, IA</text:p>
          </table:table-cell>
          <table:table-cell table:number-columns-repeated="1021"/>
        </table:table-row>
        <table:table-row table:style-name="ro5">
          <table:table-cell office:value-type="float" office:value="427">
            <text:p>427</text:p>
          </table:table-cell>
          <table:table-cell office:value-type="date" office:date-value="2013-07-28T21:25:00">
            <text:p>Jul 28, 2013 9:25 PM</text:p>
          </table:table-cell>
          <table:table-cell office:value-type="string">
            <text:p>San Francisco</text:p>
          </table:table-cell>
          <table:table-cell table:number-columns-repeated="1021"/>
        </table:table-row>
        <table:table-row table:style-name="ro5">
          <table:table-cell office:value-type="float" office:value="428">
            <text:p>428</text:p>
          </table:table-cell>
          <table:table-cell office:value-type="date" office:date-value="2013-07-28T17:28:00">
            <text:p>Jul 28, 2013 5:28 PM</text:p>
          </table:table-cell>
          <table:table-cell office:value-type="string">
            <text:p>Pullman, WA</text:p>
          </table:table-cell>
          <table:table-cell table:number-columns-repeated="1021"/>
        </table:table-row>
        <table:table-row table:style-name="ro5">
          <table:table-cell office:value-type="float" office:value="429">
            <text:p>429</text:p>
          </table:table-cell>
          <table:table-cell office:value-type="date" office:date-value="2013-07-28T11:35:00">
            <text:p>Jul 28, 2013 11:35 AM</text:p>
          </table:table-cell>
          <table:table-cell office:value-type="string">
            <text:p>Melbourne</text:p>
          </table:table-cell>
          <table:table-cell table:number-columns-repeated="1021"/>
        </table:table-row>
        <table:table-row table:style-name="ro5">
          <table:table-cell office:value-type="float" office:value="430">
            <text:p>430</text:p>
          </table:table-cell>
          <table:table-cell office:value-type="date" office:date-value="2013-07-28T08:09:00">
            <text:p>Jul 28, 2013 8:09 AM</text:p>
          </table:table-cell>
          <table:table-cell office:value-type="string">
            <text:p>San Francisco</text:p>
          </table:table-cell>
          <table:table-cell table:number-columns-repeated="1021"/>
        </table:table-row>
        <table:table-row table:style-name="ro5">
          <table:table-cell office:value-type="float" office:value="431">
            <text:p>431</text:p>
          </table:table-cell>
          <table:table-cell office:value-type="date" office:date-value="2013-07-28T01:18:00">
            <text:p>Jul 28, 2013 1:18 AM</text:p>
          </table:table-cell>
          <table:table-cell office:value-type="string">
            <text:p>Dallas</text:p>
          </table:table-cell>
          <table:table-cell table:number-columns-repeated="1021"/>
        </table:table-row>
        <table:table-row table:style-name="ro5">
          <table:table-cell office:value-type="float" office:value="432">
            <text:p>432</text:p>
          </table:table-cell>
          <table:table-cell office:value-type="date" office:date-value="2013-07-28T00:37:00">
            <text:p>Jul 28, 2013 12:37 AM</text:p>
          </table:table-cell>
          <table:table-cell office:value-type="string">
            <text:p>London</text:p>
          </table:table-cell>
          <table:table-cell table:number-columns-repeated="1021"/>
        </table:table-row>
        <table:table-row table:style-name="ro5">
          <table:table-cell office:value-type="float" office:value="433">
            <text:p>433</text:p>
          </table:table-cell>
          <table:table-cell office:value-type="date" office:date-value="2013-07-27T21:55:00">
            <text:p>Jul 27, 2013 9:55 PM</text:p>
          </table:table-cell>
          <table:table-cell office:value-type="string">
            <text:p>jefferson city tennessee</text:p>
          </table:table-cell>
          <table:table-cell table:number-columns-repeated="1021"/>
        </table:table-row>
        <table:table-row table:style-name="ro5">
          <table:table-cell office:value-type="float" office:value="434">
            <text:p>434</text:p>
          </table:table-cell>
          <table:table-cell office:value-type="date" office:date-value="2013-07-27T18:46:00">
            <text:p>Jul 27, 2013 6:46 PM</text:p>
          </table:table-cell>
          <table:table-cell office:value-type="string">
            <text:p>Moenchengladbach</text:p>
          </table:table-cell>
          <table:table-cell table:number-columns-repeated="1021"/>
        </table:table-row>
        <table:table-row table:style-name="ro5">
          <table:table-cell office:value-type="float" office:value="435">
            <text:p>435</text:p>
          </table:table-cell>
          <table:table-cell office:value-type="date" office:date-value="2013-07-27T18:27:00">
            <text:p>Jul 27, 2013 6:27 PM</text:p>
          </table:table-cell>
          <table:table-cell office:value-type="string">
            <text:p>Columbus,TX</text:p>
          </table:table-cell>
          <table:table-cell table:number-columns-repeated="1021"/>
        </table:table-row>
        <table:table-row table:style-name="ro5">
          <table:table-cell office:value-type="float" office:value="436">
            <text:p>436</text:p>
          </table:table-cell>
          <table:table-cell office:value-type="date" office:date-value="2013-07-27T15:02:00">
            <text:p>Jul 27, 2013 3:02 PM</text:p>
          </table:table-cell>
          <table:table-cell office:value-type="string">
            <text:p>Nuevo Laredo</text:p>
          </table:table-cell>
          <table:table-cell table:number-columns-repeated="1021"/>
        </table:table-row>
        <table:table-row table:style-name="ro5">
          <table:table-cell office:value-type="float" office:value="437">
            <text:p>437</text:p>
          </table:table-cell>
          <table:table-cell office:value-type="date" office:date-value="2013-07-27T12:44:00">
            <text:p>Jul 27, 2013 12:44 PM</text:p>
          </table:table-cell>
          <table:table-cell office:value-type="string">
            <text:p>Copenhagen</text:p>
          </table:table-cell>
          <table:table-cell table:number-columns-repeated="1021"/>
        </table:table-row>
        <table:table-row table:style-name="ro5">
          <table:table-cell office:value-type="float" office:value="438">
            <text:p>438</text:p>
          </table:table-cell>
          <table:table-cell office:value-type="date" office:date-value="2013-07-27T12:02:00">
            <text:p>Jul 27, 2013 12:02 PM</text:p>
          </table:table-cell>
          <table:table-cell office:value-type="string">
            <text:p>Eindhoven</text:p>
          </table:table-cell>
          <table:table-cell table:number-columns-repeated="1021"/>
        </table:table-row>
        <table:table-row table:style-name="ro5">
          <table:table-cell office:value-type="float" office:value="439">
            <text:p>439</text:p>
          </table:table-cell>
          <table:table-cell office:value-type="date" office:date-value="2013-07-27T11:41:00">
            <text:p>Jul 27, 2013 11:41 AM</text:p>
          </table:table-cell>
          <table:table-cell office:value-type="string">
            <text:p>Oconomowoc,WI</text:p>
          </table:table-cell>
          <table:table-cell table:number-columns-repeated="1021"/>
        </table:table-row>
        <table:table-row table:style-name="ro5">
          <table:table-cell office:value-type="float" office:value="440">
            <text:p>440</text:p>
          </table:table-cell>
          <table:table-cell office:value-type="date" office:date-value="2013-07-27T11:23:00">
            <text:p>Jul 27, 2013 11:23 AM</text:p>
          </table:table-cell>
          <table:table-cell office:value-type="string">
            <text:p>Lyon</text:p>
          </table:table-cell>
          <table:table-cell table:number-columns-repeated="1021"/>
        </table:table-row>
        <table:table-row table:style-name="ro5">
          <table:table-cell office:value-type="float" office:value="441">
            <text:p>441</text:p>
          </table:table-cell>
          <table:table-cell office:value-type="date" office:date-value="2013-07-27T06:14:00">
            <text:p>Jul 27, 2013 6:14 AM</text:p>
          </table:table-cell>
          <table:table-cell office:value-type="string">
            <text:p>Workington</text:p>
          </table:table-cell>
          <table:table-cell table:number-columns-repeated="1021"/>
        </table:table-row>
        <table:table-row table:style-name="ro5">
          <table:table-cell office:value-type="float" office:value="442">
            <text:p>442</text:p>
          </table:table-cell>
          <table:table-cell office:value-type="date" office:date-value="2013-07-27T04:59:00">
            <text:p>Jul 27, 2013 4:59 AM</text:p>
          </table:table-cell>
          <table:table-cell office:value-type="string">
            <text:p>Grenoble</text:p>
          </table:table-cell>
          <table:table-cell table:number-columns-repeated="1021"/>
        </table:table-row>
        <table:table-row table:style-name="ro5">
          <table:table-cell office:value-type="float" office:value="443">
            <text:p>443</text:p>
          </table:table-cell>
          <table:table-cell office:value-type="date" office:date-value="2013-07-27T01:57:00">
            <text:p>Jul 27, 2013 1:57 AM</text:p>
          </table:table-cell>
          <table:table-cell office:value-type="string">
            <text:p>santiago</text:p>
          </table:table-cell>
          <table:table-cell table:number-columns-repeated="1021"/>
        </table:table-row>
        <table:table-row table:style-name="ro5">
          <table:table-cell office:value-type="float" office:value="444">
            <text:p>444</text:p>
          </table:table-cell>
          <table:table-cell office:value-type="date" office:date-value="2013-07-27T00:29:00">
            <text:p>Jul 27, 2013 12:29 AM</text:p>
          </table:table-cell>
          <table:table-cell office:value-type="string">
            <text:p>lisbon</text:p>
          </table:table-cell>
          <table:table-cell table:number-columns-repeated="1021"/>
        </table:table-row>
        <table:table-row table:style-name="ro5">
          <table:table-cell office:value-type="float" office:value="445">
            <text:p>445</text:p>
          </table:table-cell>
          <table:table-cell office:value-type="date" office:date-value="2013-07-26T23:47:00">
            <text:p>Jul 26, 2013 11:47 PM</text:p>
          </table:table-cell>
          <table:table-cell office:value-type="string">
            <text:p>Provo</text:p>
          </table:table-cell>
          <table:table-cell table:number-columns-repeated="1021"/>
        </table:table-row>
        <table:table-row table:style-name="ro5">
          <table:table-cell office:value-type="float" office:value="446">
            <text:p>446</text:p>
          </table:table-cell>
          <table:table-cell office:value-type="date" office:date-value="2013-07-26T23:13:00">
            <text:p>Jul 26, 2013 11:13 PM</text:p>
          </table:table-cell>
          <table:table-cell office:value-type="string">
            <text:p>Sao Paulo</text:p>
          </table:table-cell>
          <table:table-cell table:number-columns-repeated="1021"/>
        </table:table-row>
        <table:table-row table:style-name="ro5">
          <table:table-cell office:value-type="float" office:value="447">
            <text:p>447</text:p>
          </table:table-cell>
          <table:table-cell office:value-type="date" office:date-value="2013-07-26T21:41:00">
            <text:p>Jul 26, 2013 9:41 PM</text:p>
          </table:table-cell>
          <table:table-cell office:value-type="string">
            <text:p>Glasgow</text:p>
          </table:table-cell>
          <table:table-cell table:number-columns-repeated="1021"/>
        </table:table-row>
        <table:table-row table:style-name="ro5">
          <table:table-cell office:value-type="float" office:value="448">
            <text:p>448</text:p>
          </table:table-cell>
          <table:table-cell office:value-type="date" office:date-value="2013-07-26T21:16:00">
            <text:p>Jul 26, 2013 9:16 PM</text:p>
          </table:table-cell>
          <table:table-cell office:value-type="string">
            <text:p>Lisbon</text:p>
          </table:table-cell>
          <table:table-cell table:number-columns-repeated="1021"/>
        </table:table-row>
        <table:table-row table:style-name="ro5">
          <table:table-cell office:value-type="float" office:value="449">
            <text:p>449</text:p>
          </table:table-cell>
          <table:table-cell office:value-type="date" office:date-value="2013-07-26T21:10:00">
            <text:p>Jul 26, 2013 9:10 PM</text:p>
          </table:table-cell>
          <table:table-cell office:value-type="string">
            <text:p>Boulder</text:p>
          </table:table-cell>
          <table:table-cell table:number-columns-repeated="1021"/>
        </table:table-row>
        <table:table-row table:style-name="ro5">
          <table:table-cell office:value-type="float" office:value="450">
            <text:p>450</text:p>
          </table:table-cell>
          <table:table-cell office:value-type="date" office:date-value="2013-07-26T20:56:00">
            <text:p>Jul 26, 2013 8:56 PM</text:p>
          </table:table-cell>
          <table:table-cell office:value-type="string">
            <text:p>Fortaleza</text:p>
          </table:table-cell>
          <table:table-cell table:number-columns-repeated="1021"/>
        </table:table-row>
        <table:table-row table:style-name="ro5">
          <table:table-cell office:value-type="float" office:value="451">
            <text:p>451</text:p>
          </table:table-cell>
          <table:table-cell office:value-type="date" office:date-value="2013-07-26T18:38:00">
            <text:p>Jul 26, 2013 6:38 PM</text:p>
          </table:table-cell>
          <table:table-cell office:value-type="string">
            <text:p>Belo Horizonte</text:p>
          </table:table-cell>
          <table:table-cell table:number-columns-repeated="1021"/>
        </table:table-row>
        <table:table-row table:style-name="ro5">
          <table:table-cell office:value-type="float" office:value="452">
            <text:p>452</text:p>
          </table:table-cell>
          <table:table-cell office:value-type="date" office:date-value="2013-07-26T15:49:00">
            <text:p>Jul 26, 2013 3:49 PM</text:p>
          </table:table-cell>
          <table:table-cell office:value-type="string">
            <text:p>Bethlehem</text:p>
          </table:table-cell>
          <table:table-cell table:number-columns-repeated="1021"/>
        </table:table-row>
        <table:table-row table:style-name="ro5">
          <table:table-cell office:value-type="float" office:value="453">
            <text:p>453</text:p>
          </table:table-cell>
          <table:table-cell office:value-type="date" office:date-value="2013-07-26T15:34:00">
            <text:p>Jul 26, 2013 3:34 PM</text:p>
          </table:table-cell>
          <table:table-cell office:value-type="string">
            <text:p>London</text:p>
          </table:table-cell>
          <table:table-cell table:number-columns-repeated="1021"/>
        </table:table-row>
        <table:table-row table:style-name="ro5">
          <table:table-cell office:value-type="float" office:value="454">
            <text:p>454</text:p>
          </table:table-cell>
          <table:table-cell office:value-type="date" office:date-value="2013-07-26T15:26:00">
            <text:p>Jul 26, 2013 3:26 PM</text:p>
          </table:table-cell>
          <table:table-cell office:value-type="string">
            <text:p>Encinitas, CA (San Diego area)</text:p>
          </table:table-cell>
          <table:table-cell table:number-columns-repeated="1021"/>
        </table:table-row>
        <table:table-row table:style-name="ro5">
          <table:table-cell office:value-type="float" office:value="455">
            <text:p>455</text:p>
          </table:table-cell>
          <table:table-cell office:value-type="date" office:date-value="2013-07-26T15:06:00">
            <text:p>Jul 26, 2013 3:06 PM</text:p>
          </table:table-cell>
          <table:table-cell office:value-type="string">
            <text:p>New Smyrna Beach</text:p>
          </table:table-cell>
          <table:table-cell table:number-columns-repeated="1021"/>
        </table:table-row>
        <table:table-row table:style-name="ro5">
          <table:table-cell office:value-type="float" office:value="456">
            <text:p>456</text:p>
          </table:table-cell>
          <table:table-cell office:value-type="date" office:date-value="2013-07-26T14:03:00">
            <text:p>Jul 26, 2013 2:03 PM</text:p>
          </table:table-cell>
          <table:table-cell office:value-type="string">
            <text:p>Bogor</text:p>
          </table:table-cell>
          <table:table-cell table:number-columns-repeated="1021"/>
        </table:table-row>
        <table:table-row table:style-name="ro5">
          <table:table-cell office:value-type="float" office:value="457">
            <text:p>457</text:p>
          </table:table-cell>
          <table:table-cell office:value-type="date" office:date-value="2013-07-26T08:56:00">
            <text:p>Jul 26, 2013 8:56 AM</text:p>
          </table:table-cell>
          <table:table-cell office:value-type="string">
            <text:p>san francisco</text:p>
          </table:table-cell>
          <table:table-cell table:number-columns-repeated="1021"/>
        </table:table-row>
        <table:table-row table:style-name="ro5">
          <table:table-cell office:value-type="float" office:value="458">
            <text:p>458</text:p>
          </table:table-cell>
          <table:table-cell office:value-type="date" office:date-value="2013-07-26T07:27:00">
            <text:p>Jul 26, 2013 7:27 AM</text:p>
          </table:table-cell>
          <table:table-cell office:value-type="string">
            <text:p>Eindhoven</text:p>
          </table:table-cell>
          <table:table-cell table:number-columns-repeated="1021"/>
        </table:table-row>
        <table:table-row table:style-name="ro5">
          <table:table-cell office:value-type="float" office:value="459">
            <text:p>459</text:p>
          </table:table-cell>
          <table:table-cell office:value-type="date" office:date-value="2013-07-26T06:41:00">
            <text:p>Jul 26, 2013 6:41 AM</text:p>
          </table:table-cell>
          <table:table-cell office:value-type="string">
            <text:p>Kuala Lumpur</text:p>
          </table:table-cell>
          <table:table-cell table:number-columns-repeated="1021"/>
        </table:table-row>
        <table:table-row table:style-name="ro5">
          <table:table-cell office:value-type="float" office:value="460">
            <text:p>460</text:p>
          </table:table-cell>
          <table:table-cell office:value-type="date" office:date-value="2013-07-26T01:36:00">
            <text:p>Jul 26, 2013 1:36 AM</text:p>
          </table:table-cell>
          <table:table-cell office:value-type="string">
            <text:p>Natal</text:p>
          </table:table-cell>
          <table:table-cell table:number-columns-repeated="1021"/>
        </table:table-row>
        <table:table-row table:style-name="ro5">
          <table:table-cell office:value-type="float" office:value="461">
            <text:p>461</text:p>
          </table:table-cell>
          <table:table-cell office:value-type="date" office:date-value="2013-07-26T01:03:00">
            <text:p>Jul 26, 2013 1:03 AM</text:p>
          </table:table-cell>
          <table:table-cell office:value-type="string">
            <text:p>Rishon Le Zion</text:p>
          </table:table-cell>
          <table:table-cell table:number-columns-repeated="1021"/>
        </table:table-row>
        <table:table-row table:style-name="ro5">
          <table:table-cell office:value-type="float" office:value="462">
            <text:p>462</text:p>
          </table:table-cell>
          <table:table-cell office:value-type="date" office:date-value="2013-07-25T23:26:00">
            <text:p>Jul 25, 2013 11:26 PM</text:p>
          </table:table-cell>
          <table:table-cell office:value-type="string">
            <text:p>Saint Louis</text:p>
          </table:table-cell>
          <table:table-cell table:number-columns-repeated="1021"/>
        </table:table-row>
        <table:table-row table:style-name="ro5">
          <table:table-cell office:value-type="float" office:value="463">
            <text:p>463</text:p>
          </table:table-cell>
          <table:table-cell office:value-type="date" office:date-value="2013-07-25T22:43:00">
            <text:p>Jul 25, 2013 10:43 PM</text:p>
          </table:table-cell>
          <table:table-cell office:value-type="string">
            <text:p>Cedar Rapids</text:p>
          </table:table-cell>
          <table:table-cell table:number-columns-repeated="1021"/>
        </table:table-row>
        <table:table-row table:style-name="ro5">
          <table:table-cell office:value-type="float" office:value="464">
            <text:p>464</text:p>
          </table:table-cell>
          <table:table-cell office:value-type="date" office:date-value="2013-07-25T22:41:00">
            <text:p>Jul 25, 2013 10:41 PM</text:p>
          </table:table-cell>
          <table:table-cell office:value-type="string">
            <text:p>Cambridge</text:p>
          </table:table-cell>
          <table:table-cell table:number-columns-repeated="1021"/>
        </table:table-row>
        <table:table-row table:style-name="ro5">
          <table:table-cell office:value-type="float" office:value="465">
            <text:p>465</text:p>
          </table:table-cell>
          <table:table-cell office:value-type="date" office:date-value="2013-07-25T21:28:00">
            <text:p>Jul 25, 2013 9:28 PM</text:p>
          </table:table-cell>
          <table:table-cell office:value-type="string">
            <text:p>Waltham MA</text:p>
          </table:table-cell>
          <table:table-cell table:number-columns-repeated="1021"/>
        </table:table-row>
        <table:table-row table:style-name="ro5">
          <table:table-cell office:value-type="float" office:value="466">
            <text:p>466</text:p>
          </table:table-cell>
          <table:table-cell office:value-type="date" office:date-value="2013-07-25T21:11:00">
            <text:p>Jul 25, 2013 9:11 PM</text:p>
          </table:table-cell>
          <table:table-cell office:value-type="string">
            <text:p>Norman</text:p>
          </table:table-cell>
          <table:table-cell table:number-columns-repeated="1021"/>
        </table:table-row>
        <table:table-row table:style-name="ro5">
          <table:table-cell office:value-type="float" office:value="467">
            <text:p>467</text:p>
          </table:table-cell>
          <table:table-cell office:value-type="date" office:date-value="2013-07-25T20:26:00">
            <text:p>Jul 25, 2013 8:26 PM</text:p>
          </table:table-cell>
          <table:table-cell office:value-type="string">
            <text:p>Lancaster</text:p>
          </table:table-cell>
          <table:table-cell table:number-columns-repeated="1021"/>
        </table:table-row>
        <table:table-row table:style-name="ro5">
          <table:table-cell office:value-type="float" office:value="468">
            <text:p>468</text:p>
          </table:table-cell>
          <table:table-cell office:value-type="date" office:date-value="2013-07-25T19:42:00">
            <text:p>Jul 25, 2013 7:42 PM</text:p>
          </table:table-cell>
          <table:table-cell office:value-type="string">
            <text:p>San Jose</text:p>
          </table:table-cell>
          <table:table-cell table:number-columns-repeated="1021"/>
        </table:table-row>
        <table:table-row table:style-name="ro5">
          <table:table-cell office:value-type="float" office:value="469">
            <text:p>469</text:p>
          </table:table-cell>
          <table:table-cell office:value-type="date" office:date-value="2013-07-25T19:09:00">
            <text:p>Jul 25, 2013 7:09 PM</text:p>
          </table:table-cell>
          <table:table-cell office:value-type="string">
            <text:p>Bloomfield, NJ</text:p>
          </table:table-cell>
          <table:table-cell table:number-columns-repeated="1021"/>
        </table:table-row>
        <table:table-row table:style-name="ro5">
          <table:table-cell office:value-type="float" office:value="470">
            <text:p>470</text:p>
          </table:table-cell>
          <table:table-cell office:value-type="date" office:date-value="2013-07-25T19:06:00">
            <text:p>Jul 25, 2013 7:06 PM</text:p>
          </table:table-cell>
          <table:table-cell office:value-type="string">
            <text:p>Boulder</text:p>
          </table:table-cell>
          <table:table-cell table:number-columns-repeated="1021"/>
        </table:table-row>
        <table:table-row table:style-name="ro5">
          <table:table-cell office:value-type="float" office:value="471">
            <text:p>471</text:p>
          </table:table-cell>
          <table:table-cell office:value-type="date" office:date-value="2013-07-25T18:51:00">
            <text:p>Jul 25, 2013 6:51 PM</text:p>
          </table:table-cell>
          <table:table-cell office:value-type="string">
            <text:p>Spokane</text:p>
          </table:table-cell>
          <table:table-cell table:number-columns-repeated="1021"/>
        </table:table-row>
        <table:table-row table:style-name="ro5">
          <table:table-cell office:value-type="float" office:value="472">
            <text:p>472</text:p>
          </table:table-cell>
          <table:table-cell office:value-type="date" office:date-value="2013-07-25T18:44:00">
            <text:p>Jul 25, 2013 6:44 PM</text:p>
          </table:table-cell>
          <table:table-cell office:value-type="string">
            <text:p>Spalding</text:p>
          </table:table-cell>
          <table:table-cell table:number-columns-repeated="1021"/>
        </table:table-row>
        <table:table-row table:style-name="ro5">
          <table:table-cell office:value-type="float" office:value="473">
            <text:p>473</text:p>
          </table:table-cell>
          <table:table-cell office:value-type="date" office:date-value="2013-07-25T18:43:00">
            <text:p>Jul 25, 2013 6:43 PM</text:p>
          </table:table-cell>
          <table:table-cell office:value-type="string">
            <text:p>Naperville, IL</text:p>
          </table:table-cell>
          <table:table-cell table:number-columns-repeated="1021"/>
        </table:table-row>
        <table:table-row table:style-name="ro5">
          <table:table-cell office:value-type="float" office:value="474">
            <text:p>474</text:p>
          </table:table-cell>
          <table:table-cell office:value-type="date" office:date-value="2013-07-25T18:18:00">
            <text:p>Jul 25, 2013 6:18 PM</text:p>
          </table:table-cell>
          <table:table-cell office:value-type="string">
            <text:p>Tampa</text:p>
          </table:table-cell>
          <table:table-cell table:number-columns-repeated="1021"/>
        </table:table-row>
        <table:table-row table:style-name="ro5">
          <table:table-cell office:value-type="float" office:value="475">
            <text:p>475</text:p>
          </table:table-cell>
          <table:table-cell office:value-type="date" office:date-value="2013-07-25T18:12:00">
            <text:p>Jul 25, 2013 6:12 PM</text:p>
          </table:table-cell>
          <table:table-cell office:value-type="string">
            <text:p>Ciudad de México</text:p>
          </table:table-cell>
          <table:table-cell table:number-columns-repeated="1021"/>
        </table:table-row>
        <table:table-row table:style-name="ro5">
          <table:table-cell office:value-type="float" office:value="476">
            <text:p>476</text:p>
          </table:table-cell>
          <table:table-cell office:value-type="date" office:date-value="2013-07-25T17:06:00">
            <text:p>Jul 25, 2013 5:06 PM</text:p>
          </table:table-cell>
          <table:table-cell office:value-type="string">
            <text:p>Vienna, VA</text:p>
          </table:table-cell>
          <table:table-cell table:number-columns-repeated="1021"/>
        </table:table-row>
        <table:table-row table:style-name="ro5">
          <table:table-cell office:value-type="float" office:value="477">
            <text:p>477</text:p>
          </table:table-cell>
          <table:table-cell office:value-type="date" office:date-value="2013-07-25T16:18:00">
            <text:p>Jul 25, 2013 4:18 PM</text:p>
          </table:table-cell>
          <table:table-cell office:value-type="string">
            <text:p>Omaha</text:p>
          </table:table-cell>
          <table:table-cell table:number-columns-repeated="1021"/>
        </table:table-row>
        <table:table-row table:style-name="ro5">
          <table:table-cell office:value-type="float" office:value="478">
            <text:p>478</text:p>
          </table:table-cell>
          <table:table-cell office:value-type="date" office:date-value="2013-07-25T16:04:00">
            <text:p>Jul 25, 2013 4:04 PM</text:p>
          </table:table-cell>
          <table:table-cell office:value-type="string">
            <text:p>San Carlos de Bariloche</text:p>
          </table:table-cell>
          <table:table-cell table:number-columns-repeated="1021"/>
        </table:table-row>
        <table:table-row table:style-name="ro5">
          <table:table-cell office:value-type="float" office:value="479">
            <text:p>479</text:p>
          </table:table-cell>
          <table:table-cell office:value-type="date" office:date-value="2013-07-25T16:01:00">
            <text:p>Jul 25, 2013 4:01 PM</text:p>
          </table:table-cell>
          <table:table-cell office:value-type="string">
            <text:p>NYC</text:p>
          </table:table-cell>
          <table:table-cell table:number-columns-repeated="1021"/>
        </table:table-row>
        <table:table-row table:style-name="ro5">
          <table:table-cell office:value-type="float" office:value="480">
            <text:p>480</text:p>
          </table:table-cell>
          <table:table-cell office:value-type="date" office:date-value="2013-07-25T16:00:00">
            <text:p>Jul 25, 2013 4:00 PM</text:p>
          </table:table-cell>
          <table:table-cell office:value-type="string">
            <text:p>Seattle</text:p>
          </table:table-cell>
          <table:table-cell table:number-columns-repeated="1021"/>
        </table:table-row>
        <table:table-row table:style-name="ro5">
          <table:table-cell office:value-type="float" office:value="481">
            <text:p>481</text:p>
          </table:table-cell>
          <table:table-cell office:value-type="date" office:date-value="2013-07-25T15:51:00">
            <text:p>Jul 25, 2013 3:51 PM</text:p>
          </table:table-cell>
          <table:table-cell office:value-type="string">
            <text:p>Vancouver</text:p>
          </table:table-cell>
          <table:table-cell table:number-columns-repeated="1021"/>
        </table:table-row>
        <table:table-row table:style-name="ro5">
          <table:table-cell office:value-type="float" office:value="482">
            <text:p>482</text:p>
          </table:table-cell>
          <table:table-cell office:value-type="date" office:date-value="2013-07-25T15:50:00">
            <text:p>Jul 25, 2013 3:50 PM</text:p>
          </table:table-cell>
          <table:table-cell office:value-type="string">
            <text:p>Providence, RI</text:p>
          </table:table-cell>
          <table:table-cell table:number-columns-repeated="1021"/>
        </table:table-row>
        <table:table-row table:style-name="ro5">
          <table:table-cell office:value-type="float" office:value="483">
            <text:p>483</text:p>
          </table:table-cell>
          <table:table-cell office:value-type="date" office:date-value="2013-07-25T15:47:00">
            <text:p>Jul 25, 2013 3:47 PM</text:p>
          </table:table-cell>
          <table:table-cell office:value-type="string">
            <text:p>Vancouver</text:p>
          </table:table-cell>
          <table:table-cell table:number-columns-repeated="1021"/>
        </table:table-row>
        <table:table-row table:style-name="ro5">
          <table:table-cell office:value-type="float" office:value="484">
            <text:p>484</text:p>
          </table:table-cell>
          <table:table-cell office:value-type="date" office:date-value="2013-07-25T15:32:00">
            <text:p>Jul 25, 2013 3:32 PM</text:p>
          </table:table-cell>
          <table:table-cell office:value-type="string">
            <text:p>valencia</text:p>
          </table:table-cell>
          <table:table-cell table:number-columns-repeated="1021"/>
        </table:table-row>
        <table:table-row table:style-name="ro5">
          <table:table-cell office:value-type="float" office:value="485">
            <text:p>485</text:p>
          </table:table-cell>
          <table:table-cell office:value-type="date" office:date-value="2013-07-25T15:24:00">
            <text:p>Jul 25, 2013 3:24 PM</text:p>
          </table:table-cell>
          <table:table-cell office:value-type="string">
            <text:p>Los Angeles</text:p>
          </table:table-cell>
          <table:table-cell table:number-columns-repeated="1021"/>
        </table:table-row>
        <table:table-row table:style-name="ro5">
          <table:table-cell office:value-type="float" office:value="486">
            <text:p>486</text:p>
          </table:table-cell>
          <table:table-cell office:value-type="date" office:date-value="2013-07-25T14:58:00">
            <text:p>Jul 25, 2013 2:58 PM</text:p>
          </table:table-cell>
          <table:table-cell office:value-type="string">
            <text:p>Seattle</text:p>
          </table:table-cell>
          <table:table-cell table:number-columns-repeated="1021"/>
        </table:table-row>
        <table:table-row table:style-name="ro5">
          <table:table-cell office:value-type="float" office:value="487">
            <text:p>487</text:p>
          </table:table-cell>
          <table:table-cell office:value-type="date" office:date-value="2013-07-25T14:44:00">
            <text:p>Jul 25, 2013 2:44 PM</text:p>
          </table:table-cell>
          <table:table-cell office:value-type="string">
            <text:p>Thief River Falls</text:p>
          </table:table-cell>
          <table:table-cell table:number-columns-repeated="1021"/>
        </table:table-row>
        <table:table-row table:style-name="ro5">
          <table:table-cell office:value-type="float" office:value="488">
            <text:p>488</text:p>
          </table:table-cell>
          <table:table-cell office:value-type="date" office:date-value="2013-07-25T14:28:00">
            <text:p>Jul 25, 2013 2:28 PM</text:p>
          </table:table-cell>
          <table:table-cell office:value-type="string">
            <text:p>New York</text:p>
          </table:table-cell>
          <table:table-cell table:number-columns-repeated="1021"/>
        </table:table-row>
        <table:table-row table:style-name="ro5">
          <table:table-cell office:value-type="float" office:value="489">
            <text:p>489</text:p>
          </table:table-cell>
          <table:table-cell office:value-type="date" office:date-value="2013-07-25T14:14:00">
            <text:p>Jul 25, 2013 2:14 PM</text:p>
          </table:table-cell>
          <table:table-cell office:value-type="string">
            <text:p>East Coast Virginia</text:p>
          </table:table-cell>
          <table:table-cell table:number-columns-repeated="1021"/>
        </table:table-row>
        <table:table-row table:style-name="ro5">
          <table:table-cell office:value-type="float" office:value="490">
            <text:p>490</text:p>
          </table:table-cell>
          <table:table-cell office:value-type="date" office:date-value="2013-07-25T14:11:00">
            <text:p>Jul 25, 2013 2:11 PM</text:p>
          </table:table-cell>
          <table:table-cell office:value-type="string">
            <text:p>Phoenix</text:p>
          </table:table-cell>
          <table:table-cell table:number-columns-repeated="1021"/>
        </table:table-row>
        <table:table-row table:style-name="ro5">
          <table:table-cell office:value-type="float" office:value="491">
            <text:p>491</text:p>
          </table:table-cell>
          <table:table-cell office:value-type="date" office:date-value="2013-07-25T13:50:00">
            <text:p>Jul 25, 2013 1:50 PM</text:p>
          </table:table-cell>
          <table:table-cell office:value-type="string">
            <text:p>St. Louis</text:p>
          </table:table-cell>
          <table:table-cell table:number-columns-repeated="1021"/>
        </table:table-row>
        <table:table-row table:style-name="ro5">
          <table:table-cell office:value-type="float" office:value="492">
            <text:p>492</text:p>
          </table:table-cell>
          <table:table-cell office:value-type="date" office:date-value="2013-07-25T13:32:00">
            <text:p>Jul 25, 2013 1:32 PM</text:p>
          </table:table-cell>
          <table:table-cell office:value-type="string">
            <text:p>Geneva</text:p>
          </table:table-cell>
          <table:table-cell table:number-columns-repeated="1021"/>
        </table:table-row>
        <table:table-row table:style-name="ro5">
          <table:table-cell office:value-type="float" office:value="493">
            <text:p>493</text:p>
          </table:table-cell>
          <table:table-cell office:value-type="date" office:date-value="2013-07-25T12:51:00">
            <text:p>Jul 25, 2013 12:51 PM</text:p>
          </table:table-cell>
          <table:table-cell office:value-type="string">
            <text:p>CGN</text:p>
          </table:table-cell>
          <table:table-cell table:number-columns-repeated="1021"/>
        </table:table-row>
        <table:table-row table:style-name="ro5">
          <table:table-cell office:value-type="float" office:value="494">
            <text:p>494</text:p>
          </table:table-cell>
          <table:table-cell office:value-type="date" office:date-value="2013-07-25T12:24:00">
            <text:p>Jul 25, 2013 12:24 PM</text:p>
          </table:table-cell>
          <table:table-cell office:value-type="string">
            <text:p>Thunder Bay</text:p>
          </table:table-cell>
          <table:table-cell table:number-columns-repeated="1021"/>
        </table:table-row>
        <table:table-row table:style-name="ro5">
          <table:table-cell office:value-type="float" office:value="495">
            <text:p>495</text:p>
          </table:table-cell>
          <table:table-cell office:value-type="date" office:date-value="2013-07-25T12:15:00">
            <text:p>Jul 25, 2013 12:15 PM</text:p>
          </table:table-cell>
          <table:table-cell office:value-type="string">
            <text:p>Kalamazoo</text:p>
          </table:table-cell>
          <table:table-cell table:number-columns-repeated="1021"/>
        </table:table-row>
        <table:table-row table:style-name="ro5">
          <table:table-cell office:value-type="float" office:value="496">
            <text:p>496</text:p>
          </table:table-cell>
          <table:table-cell office:value-type="date" office:date-value="2013-07-25T11:47:00">
            <text:p>Jul 25, 2013 11:47 AM</text:p>
          </table:table-cell>
          <table:table-cell office:value-type="string">
            <text:p>Fort Wayne</text:p>
          </table:table-cell>
          <table:table-cell table:number-columns-repeated="1021"/>
        </table:table-row>
        <table:table-row table:style-name="ro5">
          <table:table-cell office:value-type="float" office:value="497">
            <text:p>497</text:p>
          </table:table-cell>
          <table:table-cell office:value-type="date" office:date-value="2013-07-25T11:34:00">
            <text:p>Jul 25, 2013 11:34 AM</text:p>
          </table:table-cell>
          <table:table-cell office:value-type="string">
            <text:p>Melbourne</text:p>
          </table:table-cell>
          <table:table-cell table:number-columns-repeated="1021"/>
        </table:table-row>
        <table:table-row table:style-name="ro5">
          <table:table-cell office:value-type="float" office:value="498">
            <text:p>498</text:p>
          </table:table-cell>
          <table:table-cell office:value-type="date" office:date-value="2013-07-25T11:16:00">
            <text:p>Jul 25, 2013 11:16 AM</text:p>
          </table:table-cell>
          <table:table-cell office:value-type="string">
            <text:p>madison, WI</text:p>
          </table:table-cell>
          <table:table-cell table:number-columns-repeated="1021"/>
        </table:table-row>
        <table:table-row table:style-name="ro5">
          <table:table-cell office:value-type="float" office:value="499">
            <text:p>499</text:p>
          </table:table-cell>
          <table:table-cell office:value-type="date" office:date-value="2013-07-25T11:08:00.000001">
            <text:p>Jul 25, 2013 11:08 AM</text:p>
          </table:table-cell>
          <table:table-cell office:value-type="string">
            <text:p>Zürich</text:p>
          </table:table-cell>
          <table:table-cell table:number-columns-repeated="1021"/>
        </table:table-row>
        <table:table-row table:style-name="ro5">
          <table:table-cell office:value-type="float" office:value="500">
            <text:p>500</text:p>
          </table:table-cell>
          <table:table-cell office:value-type="date" office:date-value="2013-07-25T10:46:00">
            <text:p>Jul 25, 2013 10:46 AM</text:p>
          </table:table-cell>
          <table:table-cell office:value-type="string">
            <text:p>Moscow</text:p>
          </table:table-cell>
          <table:table-cell table:number-columns-repeated="1021"/>
        </table:table-row>
        <table:table-row table:style-name="ro5">
          <table:table-cell office:value-type="float" office:value="501">
            <text:p>501</text:p>
          </table:table-cell>
          <table:table-cell office:value-type="date" office:date-value="2013-07-25T10:35:00">
            <text:p>Jul 25, 2013 10:35 AM</text:p>
          </table:table-cell>
          <table:table-cell office:value-type="string">
            <text:p>Karlsruhe</text:p>
          </table:table-cell>
          <table:table-cell table:number-columns-repeated="1021"/>
        </table:table-row>
        <table:table-row table:style-name="ro5">
          <table:table-cell office:value-type="float" office:value="502">
            <text:p>502</text:p>
          </table:table-cell>
          <table:table-cell office:value-type="date" office:date-value="2013-07-25T10:34:00">
            <text:p>Jul 25, 2013 10:34 AM</text:p>
          </table:table-cell>
          <table:table-cell office:value-type="string">
            <text:p>Colombo</text:p>
          </table:table-cell>
          <table:table-cell table:number-columns-repeated="1021"/>
        </table:table-row>
        <table:table-row table:style-name="ro5">
          <table:table-cell office:value-type="float" office:value="503">
            <text:p>503</text:p>
          </table:table-cell>
          <table:table-cell office:value-type="date" office:date-value="2013-07-25T10:25:00">
            <text:p>Jul 25, 2013 10:25 AM</text:p>
          </table:table-cell>
          <table:table-cell office:value-type="string">
            <text:p>Chicago</text:p>
          </table:table-cell>
          <table:table-cell table:number-columns-repeated="1021"/>
        </table:table-row>
        <table:table-row table:style-name="ro5">
          <table:table-cell office:value-type="float" office:value="504">
            <text:p>504</text:p>
          </table:table-cell>
          <table:table-cell office:value-type="date" office:date-value="2013-07-25T10:13:00">
            <text:p>Jul 25, 2013 10:13 AM</text:p>
          </table:table-cell>
          <table:table-cell office:value-type="string">
            <text:p>Don't live in a city</text:p>
          </table:table-cell>
          <table:table-cell table:number-columns-repeated="1021"/>
        </table:table-row>
        <table:table-row table:style-name="ro5">
          <table:table-cell office:value-type="float" office:value="505">
            <text:p>505</text:p>
          </table:table-cell>
          <table:table-cell office:value-type="date" office:date-value="2013-07-25T09:58:00">
            <text:p>Jul 25, 2013 9:58 AM</text:p>
          </table:table-cell>
          <table:table-cell office:value-type="string">
            <text:p>Brussels</text:p>
          </table:table-cell>
          <table:table-cell table:number-columns-repeated="1021"/>
        </table:table-row>
        <table:table-row table:style-name="ro5">
          <table:table-cell office:value-type="float" office:value="506">
            <text:p>506</text:p>
          </table:table-cell>
          <table:table-cell office:value-type="date" office:date-value="2013-07-25T09:35:00">
            <text:p>Jul 25, 2013 9:35 AM</text:p>
          </table:table-cell>
          <table:table-cell office:value-type="string">
            <text:p>Alicante</text:p>
          </table:table-cell>
          <table:table-cell table:number-columns-repeated="1021"/>
        </table:table-row>
        <table:table-row table:style-name="ro5">
          <table:table-cell office:value-type="float" office:value="507">
            <text:p>507</text:p>
          </table:table-cell>
          <table:table-cell office:value-type="date" office:date-value="2013-07-25T09:05:00">
            <text:p>Jul 25, 2013 9:05 AM</text:p>
          </table:table-cell>
          <table:table-cell office:value-type="string">
            <text:p>Bucharest</text:p>
          </table:table-cell>
          <table:table-cell table:number-columns-repeated="1021"/>
        </table:table-row>
        <table:table-row table:style-name="ro5">
          <table:table-cell office:value-type="float" office:value="508">
            <text:p>508</text:p>
          </table:table-cell>
          <table:table-cell office:value-type="date" office:date-value="2013-07-25T08:54:00">
            <text:p>Jul 25, 2013 8:54 AM</text:p>
          </table:table-cell>
          <table:table-cell office:value-type="string">
            <text:p>leicester</text:p>
          </table:table-cell>
          <table:table-cell table:number-columns-repeated="1021"/>
        </table:table-row>
        <table:table-row table:style-name="ro5">
          <table:table-cell office:value-type="float" office:value="509">
            <text:p>509</text:p>
          </table:table-cell>
          <table:table-cell office:value-type="date" office:date-value="2013-07-25T08:40:00">
            <text:p>Jul 25, 2013 8:40 AM</text:p>
          </table:table-cell>
          <table:table-cell office:value-type="string">
            <text:p>Ferney-Voltaire</text:p>
          </table:table-cell>
          <table:table-cell table:number-columns-repeated="1021"/>
        </table:table-row>
        <table:table-row table:style-name="ro5">
          <table:table-cell office:value-type="float" office:value="510">
            <text:p>510</text:p>
          </table:table-cell>
          <table:table-cell office:value-type="date" office:date-value="2013-07-25T08:34:00">
            <text:p>Jul 25, 2013 8:34 AM</text:p>
          </table:table-cell>
          <table:table-cell office:value-type="string">
            <text:p>Wiesbaden</text:p>
          </table:table-cell>
          <table:table-cell table:number-columns-repeated="1021"/>
        </table:table-row>
        <table:table-row table:style-name="ro5">
          <table:table-cell office:value-type="float" office:value="511">
            <text:p>511</text:p>
          </table:table-cell>
          <table:table-cell office:value-type="date" office:date-value="2013-07-25T08:29:00">
            <text:p>Jul 25, 2013 8:29 AM</text:p>
          </table:table-cell>
          <table:table-cell office:value-type="string">
            <text:p>Wokingham</text:p>
          </table:table-cell>
          <table:table-cell table:number-columns-repeated="1021"/>
        </table:table-row>
        <table:table-row table:style-name="ro5">
          <table:table-cell office:value-type="float" office:value="512">
            <text:p>512</text:p>
          </table:table-cell>
          <table:table-cell office:value-type="date" office:date-value="2013-07-25T08:00:00">
            <text:p>Jul 25, 2013 8:00 AM</text:p>
          </table:table-cell>
          <table:table-cell office:value-type="string">
            <text:p>London</text:p>
          </table:table-cell>
          <table:table-cell table:number-columns-repeated="1021"/>
        </table:table-row>
        <table:table-row table:style-name="ro5">
          <table:table-cell office:value-type="float" office:value="513">
            <text:p>513</text:p>
          </table:table-cell>
          <table:table-cell office:value-type="date" office:date-value="2013-07-25T07:40:00">
            <text:p>Jul 25, 2013 7:40 AM</text:p>
          </table:table-cell>
          <table:table-cell office:value-type="string">
            <text:p>Brisbane</text:p>
          </table:table-cell>
          <table:table-cell table:number-columns-repeated="1021"/>
        </table:table-row>
        <table:table-row table:style-name="ro5">
          <table:table-cell office:value-type="float" office:value="514">
            <text:p>514</text:p>
          </table:table-cell>
          <table:table-cell office:value-type="date" office:date-value="2013-07-25T07:02:00">
            <text:p>Jul 25, 2013 7:02 AM</text:p>
          </table:table-cell>
          <table:table-cell office:value-type="string">
            <text:p>Murcia</text:p>
          </table:table-cell>
          <table:table-cell table:number-columns-repeated="1021"/>
        </table:table-row>
        <table:table-row table:style-name="ro5">
          <table:table-cell office:value-type="float" office:value="515">
            <text:p>515</text:p>
          </table:table-cell>
          <table:table-cell office:value-type="date" office:date-value="2013-07-25T06:55:00">
            <text:p>Jul 25, 2013 6:55 AM</text:p>
          </table:table-cell>
          <table:table-cell office:value-type="string">
            <text:p>Canberra</text:p>
          </table:table-cell>
          <table:table-cell table:number-columns-repeated="1021"/>
        </table:table-row>
        <table:table-row table:style-name="ro5">
          <table:table-cell office:value-type="float" office:value="516">
            <text:p>516</text:p>
          </table:table-cell>
          <table:table-cell office:value-type="date" office:date-value="2013-07-25T06:46:00">
            <text:p>Jul 25, 2013 6:46 AM</text:p>
          </table:table-cell>
          <table:table-cell office:value-type="string">
            <text:p>Wellington</text:p>
          </table:table-cell>
          <table:table-cell table:number-columns-repeated="1021"/>
        </table:table-row>
        <table:table-row table:style-name="ro5">
          <table:table-cell office:value-type="float" office:value="517">
            <text:p>517</text:p>
          </table:table-cell>
          <table:table-cell office:value-type="date" office:date-value="2013-07-25T06:20:00">
            <text:p>Jul 25, 2013 6:20 AM</text:p>
          </table:table-cell>
          <table:table-cell office:value-type="string">
            <text:p>Wellington</text:p>
          </table:table-cell>
          <table:table-cell table:number-columns-repeated="1021"/>
        </table:table-row>
        <table:table-row table:style-name="ro5">
          <table:table-cell office:value-type="float" office:value="518">
            <text:p>518</text:p>
          </table:table-cell>
          <table:table-cell office:value-type="date" office:date-value="2013-07-25T05:56:00">
            <text:p>Jul 25, 2013 5:56 AM</text:p>
          </table:table-cell>
          <table:table-cell office:value-type="string">
            <text:p>Cambridge</text:p>
          </table:table-cell>
          <table:table-cell table:number-columns-repeated="1021"/>
        </table:table-row>
        <table:table-row table:style-name="ro5">
          <table:table-cell office:value-type="float" office:value="519">
            <text:p>519</text:p>
          </table:table-cell>
          <table:table-cell office:value-type="date" office:date-value="2013-07-25T05:32:00">
            <text:p>Jul 25, 2013 5:32 AM</text:p>
          </table:table-cell>
          <table:table-cell office:value-type="string">
            <text:p>plant city</text:p>
          </table:table-cell>
          <table:table-cell table:number-columns-repeated="1021"/>
        </table:table-row>
        <table:table-row table:style-name="ro5">
          <table:table-cell office:value-type="float" office:value="520">
            <text:p>520</text:p>
          </table:table-cell>
          <table:table-cell office:value-type="date" office:date-value="2013-07-25T05:13:00">
            <text:p>Jul 25, 2013 5:13 AM</text:p>
          </table:table-cell>
          <table:table-cell office:value-type="string">
            <text:p>Roseville, CA</text:p>
          </table:table-cell>
          <table:table-cell table:number-columns-repeated="1021"/>
        </table:table-row>
        <table:table-row table:style-name="ro5">
          <table:table-cell office:value-type="float" office:value="521">
            <text:p>521</text:p>
          </table:table-cell>
          <table:table-cell office:value-type="date" office:date-value="2013-07-25T04:29:00">
            <text:p>Jul 25, 2013 4:29 AM</text:p>
          </table:table-cell>
          <table:table-cell office:value-type="string">
            <text:p>Lima</text:p>
          </table:table-cell>
          <table:table-cell table:number-columns-repeated="1021"/>
        </table:table-row>
        <table:table-row table:style-name="ro5">
          <table:table-cell office:value-type="float" office:value="522">
            <text:p>522</text:p>
          </table:table-cell>
          <table:table-cell office:value-type="date" office:date-value="2013-07-25T04:29:00">
            <text:p>Jul 25, 2013 4:29 AM</text:p>
          </table:table-cell>
          <table:table-cell office:value-type="string">
            <text:p>Krefeld</text:p>
          </table:table-cell>
          <table:table-cell table:number-columns-repeated="1021"/>
        </table:table-row>
        <table:table-row table:style-name="ro5">
          <table:table-cell office:value-type="float" office:value="523">
            <text:p>523</text:p>
          </table:table-cell>
          <table:table-cell office:value-type="date" office:date-value="2013-07-25T04:19:00">
            <text:p>Jul 25, 2013 4:19 AM</text:p>
          </table:table-cell>
          <table:table-cell office:value-type="string">
            <text:p>Philadelphia</text:p>
          </table:table-cell>
          <table:table-cell table:number-columns-repeated="1021"/>
        </table:table-row>
        <table:table-row table:style-name="ro5">
          <table:table-cell office:value-type="float" office:value="524">
            <text:p>524</text:p>
          </table:table-cell>
          <table:table-cell office:value-type="date" office:date-value="2013-07-25T03:58:00">
            <text:p>Jul 25, 2013 3:58 AM</text:p>
          </table:table-cell>
          <table:table-cell office:value-type="string">
            <text:p>Trivandrum</text:p>
          </table:table-cell>
          <table:table-cell table:number-columns-repeated="1021"/>
        </table:table-row>
        <table:table-row table:style-name="ro5">
          <table:table-cell office:value-type="float" office:value="525">
            <text:p>525</text:p>
          </table:table-cell>
          <table:table-cell office:value-type="date" office:date-value="2013-07-25T03:52:00">
            <text:p>Jul 25, 2013 3:52 AM</text:p>
          </table:table-cell>
          <table:table-cell office:value-type="string">
            <text:p>Pittsburgh, PA</text:p>
          </table:table-cell>
          <table:table-cell table:number-columns-repeated="1021"/>
        </table:table-row>
        <table:table-row table:style-name="ro5">
          <table:table-cell office:value-type="float" office:value="526">
            <text:p>526</text:p>
          </table:table-cell>
          <table:table-cell office:value-type="date" office:date-value="2013-07-25T03:37:00">
            <text:p>Jul 25, 2013 3:37 AM</text:p>
          </table:table-cell>
          <table:table-cell office:value-type="string">
            <text:p>Canberra AND Shanghai</text:p>
          </table:table-cell>
          <table:table-cell table:number-columns-repeated="1021"/>
        </table:table-row>
        <table:table-row table:style-name="ro5">
          <table:table-cell office:value-type="float" office:value="527">
            <text:p>527</text:p>
          </table:table-cell>
          <table:table-cell office:value-type="date" office:date-value="2013-07-25T03:05:00">
            <text:p>Jul 25, 2013 3:05 AM</text:p>
          </table:table-cell>
          <table:table-cell office:value-type="string">
            <text:p>Bethel</text:p>
          </table:table-cell>
          <table:table-cell table:number-columns-repeated="1021"/>
        </table:table-row>
        <table:table-row table:style-name="ro5">
          <table:table-cell office:value-type="float" office:value="528">
            <text:p>528</text:p>
          </table:table-cell>
          <table:table-cell office:value-type="date" office:date-value="2013-07-25T02:53:00.000001">
            <text:p>Jul 25, 2013 2:53 AM</text:p>
          </table:table-cell>
          <table:table-cell office:value-type="string">
            <text:p>Maracaibo</text:p>
          </table:table-cell>
          <table:table-cell table:number-columns-repeated="1021"/>
        </table:table-row>
        <table:table-row table:style-name="ro5">
          <table:table-cell office:value-type="float" office:value="529">
            <text:p>529</text:p>
          </table:table-cell>
          <table:table-cell office:value-type="date" office:date-value="2013-07-25T02:49:00">
            <text:p>Jul 25, 2013 2:49 AM</text:p>
          </table:table-cell>
          <table:table-cell office:value-type="string">
            <text:p>New Paltz</text:p>
          </table:table-cell>
          <table:table-cell table:number-columns-repeated="1021"/>
        </table:table-row>
        <table:table-row table:style-name="ro5">
          <table:table-cell office:value-type="float" office:value="530">
            <text:p>530</text:p>
          </table:table-cell>
          <table:table-cell office:value-type="date" office:date-value="2013-07-25T02:46:00">
            <text:p>Jul 25, 2013 2:46 AM</text:p>
          </table:table-cell>
          <table:table-cell office:value-type="string">
            <text:p>Toronto</text:p>
          </table:table-cell>
          <table:table-cell table:number-columns-repeated="1021"/>
        </table:table-row>
        <table:table-row table:style-name="ro5">
          <table:table-cell office:value-type="float" office:value="531">
            <text:p>531</text:p>
          </table:table-cell>
          <table:table-cell office:value-type="date" office:date-value="2013-07-25T02:35:00">
            <text:p>Jul 25, 2013 2:35 AM</text:p>
          </table:table-cell>
          <table:table-cell office:value-type="string">
            <text:p>Portland</text:p>
          </table:table-cell>
          <table:table-cell table:number-columns-repeated="1021"/>
        </table:table-row>
        <table:table-row table:style-name="ro5">
          <table:table-cell office:value-type="float" office:value="532">
            <text:p>532</text:p>
          </table:table-cell>
          <table:table-cell office:value-type="date" office:date-value="2013-07-25T02:24:00.000001">
            <text:p>Jul 25, 2013 2:24 AM</text:p>
          </table:table-cell>
          <table:table-cell office:value-type="string">
            <text:p>Fayetteville, Arkansas</text:p>
          </table:table-cell>
          <table:table-cell table:number-columns-repeated="1021"/>
        </table:table-row>
        <table:table-row table:style-name="ro5">
          <table:table-cell office:value-type="float" office:value="533">
            <text:p>533</text:p>
          </table:table-cell>
          <table:table-cell office:value-type="date" office:date-value="2013-07-25T01:34:00">
            <text:p>Jul 25, 2013 1:34 AM</text:p>
          </table:table-cell>
          <table:table-cell office:value-type="string">
            <text:p>St. Paul, MN</text:p>
          </table:table-cell>
          <table:table-cell table:number-columns-repeated="1021"/>
        </table:table-row>
        <table:table-row table:style-name="ro5">
          <table:table-cell office:value-type="float" office:value="534">
            <text:p>534</text:p>
          </table:table-cell>
          <table:table-cell office:value-type="date" office:date-value="2013-07-25T00:59:00">
            <text:p>Jul 25, 2013 12:59 AM</text:p>
          </table:table-cell>
          <table:table-cell office:value-type="string">
            <text:p>Gold River</text:p>
          </table:table-cell>
          <table:table-cell table:number-columns-repeated="1021"/>
        </table:table-row>
        <table:table-row table:style-name="ro5">
          <table:table-cell office:value-type="float" office:value="535">
            <text:p>535</text:p>
          </table:table-cell>
          <table:table-cell office:value-type="date" office:date-value="2013-07-25T00:46:00">
            <text:p>Jul 25, 2013 12:46 AM</text:p>
          </table:table-cell>
          <table:table-cell office:value-type="string">
            <text:p>Mexico City</text:p>
          </table:table-cell>
          <table:table-cell table:number-columns-repeated="1021"/>
        </table:table-row>
        <table:table-row table:style-name="ro5">
          <table:table-cell office:value-type="float" office:value="536">
            <text:p>536</text:p>
          </table:table-cell>
          <table:table-cell office:value-type="date" office:date-value="2013-07-25T00:35:00">
            <text:p>Jul 25, 2013 12:35 AM</text:p>
          </table:table-cell>
          <table:table-cell office:value-type="string">
            <text:p>Newark,DE</text:p>
          </table:table-cell>
          <table:table-cell table:number-columns-repeated="1021"/>
        </table:table-row>
        <table:table-row table:style-name="ro5">
          <table:table-cell office:value-type="float" office:value="537">
            <text:p>537</text:p>
          </table:table-cell>
          <table:table-cell office:value-type="date" office:date-value="2013-07-25T00:25:00">
            <text:p>Jul 25, 2013 12:25 AM</text:p>
          </table:table-cell>
          <table:table-cell office:value-type="string">
            <text:p>Praia da Vitoria</text:p>
          </table:table-cell>
          <table:table-cell table:number-columns-repeated="1021"/>
        </table:table-row>
        <table:table-row table:style-name="ro5">
          <table:table-cell office:value-type="float" office:value="538">
            <text:p>538</text:p>
          </table:table-cell>
          <table:table-cell office:value-type="date" office:date-value="2013-07-25T00:18:00">
            <text:p>Jul 25, 2013 12:18 AM</text:p>
          </table:table-cell>
          <table:table-cell office:value-type="string">
            <text:p>Baltimore</text:p>
          </table:table-cell>
          <table:table-cell table:number-columns-repeated="1021"/>
        </table:table-row>
        <table:table-row table:style-name="ro5">
          <table:table-cell office:value-type="float" office:value="539">
            <text:p>539</text:p>
          </table:table-cell>
          <table:table-cell office:value-type="date" office:date-value="2013-07-24T23:46:00">
            <text:p>Jul 24, 2013 11:46 PM</text:p>
          </table:table-cell>
          <table:table-cell office:value-type="string">
            <text:p>Quebec</text:p>
          </table:table-cell>
          <table:table-cell table:number-columns-repeated="1021"/>
        </table:table-row>
        <table:table-row table:style-name="ro5">
          <table:table-cell office:value-type="float" office:value="540">
            <text:p>540</text:p>
          </table:table-cell>
          <table:table-cell office:value-type="date" office:date-value="2013-07-24T23:41:00">
            <text:p>Jul 24, 2013 11:41 PM</text:p>
          </table:table-cell>
          <table:table-cell office:value-type="string">
            <text:p>Lisbon</text:p>
          </table:table-cell>
          <table:table-cell table:number-columns-repeated="1021"/>
        </table:table-row>
        <table:table-row table:style-name="ro5">
          <table:table-cell office:value-type="float" office:value="541">
            <text:p>541</text:p>
          </table:table-cell>
          <table:table-cell office:value-type="date" office:date-value="2013-07-24T23:35:00">
            <text:p>Jul 24, 2013 11:35 PM</text:p>
          </table:table-cell>
          <table:table-cell office:value-type="string">
            <text:p>crepon</text:p>
          </table:table-cell>
          <table:table-cell table:number-columns-repeated="1021"/>
        </table:table-row>
        <table:table-row table:style-name="ro5">
          <table:table-cell office:value-type="float" office:value="542">
            <text:p>542</text:p>
          </table:table-cell>
          <table:table-cell office:value-type="date" office:date-value="2013-07-24T23:29:00">
            <text:p>Jul 24, 2013 11:29 PM</text:p>
          </table:table-cell>
          <table:table-cell office:value-type="string">
            <text:p>Ílhavo</text:p>
          </table:table-cell>
          <table:table-cell table:number-columns-repeated="1021"/>
        </table:table-row>
        <table:table-row table:style-name="ro5">
          <table:table-cell office:value-type="float" office:value="543">
            <text:p>543</text:p>
          </table:table-cell>
          <table:table-cell office:value-type="date" office:date-value="2013-07-24T23:21:00">
            <text:p>Jul 24, 2013 11:21 PM</text:p>
          </table:table-cell>
          <table:table-cell office:value-type="string">
            <text:p>Atlanta</text:p>
          </table:table-cell>
          <table:table-cell table:number-columns-repeated="1021"/>
        </table:table-row>
        <table:table-row table:style-name="ro5">
          <table:table-cell office:value-type="float" office:value="544">
            <text:p>544</text:p>
          </table:table-cell>
          <table:table-cell office:value-type="date" office:date-value="2013-07-24T23:00:00">
            <text:p>Jul 24, 2013 11:00 PM</text:p>
          </table:table-cell>
          <table:table-cell office:value-type="string">
            <text:p>Barcelona</text:p>
          </table:table-cell>
          <table:table-cell table:number-columns-repeated="1021"/>
        </table:table-row>
        <table:table-row table:style-name="ro5">
          <table:table-cell office:value-type="float" office:value="545">
            <text:p>545</text:p>
          </table:table-cell>
          <table:table-cell office:value-type="date" office:date-value="2013-07-24T22:48:00">
            <text:p>Jul 24, 2013 10:48 PM</text:p>
          </table:table-cell>
          <table:table-cell office:value-type="string">
            <text:p>Tychy</text:p>
          </table:table-cell>
          <table:table-cell table:number-columns-repeated="1021"/>
        </table:table-row>
        <table:table-row table:style-name="ro5">
          <table:table-cell office:value-type="float" office:value="546">
            <text:p>546</text:p>
          </table:table-cell>
          <table:table-cell office:value-type="date" office:date-value="2013-07-24T22:42:00">
            <text:p>Jul 24, 2013 10:42 PM</text:p>
          </table:table-cell>
          <table:table-cell office:value-type="string">
            <text:p>Berlin</text:p>
          </table:table-cell>
          <table:table-cell table:number-columns-repeated="1021"/>
        </table:table-row>
        <table:table-row table:style-name="ro5">
          <table:table-cell office:value-type="float" office:value="547">
            <text:p>547</text:p>
          </table:table-cell>
          <table:table-cell office:value-type="date" office:date-value="2013-07-24T22:33:00">
            <text:p>Jul 24, 2013 10:33 PM</text:p>
          </table:table-cell>
          <table:table-cell office:value-type="string">
            <text:p>Hobbs</text:p>
          </table:table-cell>
          <table:table-cell table:number-columns-repeated="1021"/>
        </table:table-row>
        <table:table-row table:style-name="ro5">
          <table:table-cell office:value-type="float" office:value="548">
            <text:p>548</text:p>
          </table:table-cell>
          <table:table-cell office:value-type="date" office:date-value="2013-07-24T22:31:00">
            <text:p>Jul 24, 2013 10:31 PM</text:p>
          </table:table-cell>
          <table:table-cell office:value-type="string">
            <text:p>Auckland</text:p>
          </table:table-cell>
          <table:table-cell table:number-columns-repeated="1021"/>
        </table:table-row>
        <table:table-row table:style-name="ro5">
          <table:table-cell office:value-type="float" office:value="549">
            <text:p>549</text:p>
          </table:table-cell>
          <table:table-cell office:value-type="date" office:date-value="2013-07-24T22:20:00">
            <text:p>Jul 24, 2013 10:20 PM</text:p>
          </table:table-cell>
          <table:table-cell office:value-type="string">
            <text:p>Mesa</text:p>
          </table:table-cell>
          <table:table-cell table:number-columns-repeated="1021"/>
        </table:table-row>
        <table:table-row table:style-name="ro5">
          <table:table-cell office:value-type="float" office:value="550">
            <text:p>550</text:p>
          </table:table-cell>
          <table:table-cell office:value-type="date" office:date-value="2013-07-24T22:19:00">
            <text:p>Jul 24, 2013 10:19 PM</text:p>
          </table:table-cell>
          <table:table-cell office:value-type="string">
            <text:p>coimbra</text:p>
          </table:table-cell>
          <table:table-cell table:number-columns-repeated="1021"/>
        </table:table-row>
        <table:table-row table:style-name="ro5">
          <table:table-cell office:value-type="float" office:value="551">
            <text:p>551</text:p>
          </table:table-cell>
          <table:table-cell office:value-type="date" office:date-value="2013-07-24T22:12:00">
            <text:p>Jul 24, 2013 10:12 PM</text:p>
          </table:table-cell>
          <table:table-cell office:value-type="string">
            <text:p>Toronto area</text:p>
          </table:table-cell>
          <table:table-cell table:number-columns-repeated="1021"/>
        </table:table-row>
        <table:table-row table:style-name="ro5">
          <table:table-cell office:value-type="float" office:value="552">
            <text:p>552</text:p>
          </table:table-cell>
          <table:table-cell office:value-type="date" office:date-value="2013-07-24T22:02:00">
            <text:p>Jul 24, 2013 10:02 PM</text:p>
          </table:table-cell>
          <table:table-cell office:value-type="string">
            <text:p>Eugene, OR</text:p>
          </table:table-cell>
          <table:table-cell table:number-columns-repeated="1021"/>
        </table:table-row>
        <table:table-row table:style-name="ro5">
          <table:table-cell office:value-type="float" office:value="553">
            <text:p>553</text:p>
          </table:table-cell>
          <table:table-cell office:value-type="date" office:date-value="2013-07-24T21:54:00">
            <text:p>Jul 24, 2013 9:54 PM</text:p>
          </table:table-cell>
          <table:table-cell office:value-type="string">
            <text:p>Victoria</text:p>
          </table:table-cell>
          <table:table-cell table:number-columns-repeated="1021"/>
        </table:table-row>
        <table:table-row table:style-name="ro5">
          <table:table-cell office:value-type="float" office:value="554">
            <text:p>554</text:p>
          </table:table-cell>
          <table:table-cell office:value-type="date" office:date-value="2013-07-24T21:53:00">
            <text:p>Jul 24, 2013 9:53 PM</text:p>
          </table:table-cell>
          <table:table-cell office:value-type="string">
            <text:p>Brasilia</text:p>
          </table:table-cell>
          <table:table-cell table:number-columns-repeated="1021"/>
        </table:table-row>
        <table:table-row table:style-name="ro5">
          <table:table-cell office:value-type="float" office:value="555">
            <text:p>555</text:p>
          </table:table-cell>
          <table:table-cell office:value-type="date" office:date-value="2013-07-24T21:52:00">
            <text:p>Jul 24, 2013 9:52 PM</text:p>
          </table:table-cell>
          <table:table-cell office:value-type="string">
            <text:p>Raleigh</text:p>
          </table:table-cell>
          <table:table-cell table:number-columns-repeated="1021"/>
        </table:table-row>
        <table:table-row table:style-name="ro5">
          <table:table-cell office:value-type="float" office:value="556">
            <text:p>556</text:p>
          </table:table-cell>
          <table:table-cell office:value-type="date" office:date-value="2013-07-24T21:48:00">
            <text:p>Jul 24, 2013 9:48 PM</text:p>
          </table:table-cell>
          <table:table-cell office:value-type="string">
            <text:p>Seattle</text:p>
          </table:table-cell>
          <table:table-cell table:number-columns-repeated="1021"/>
        </table:table-row>
        <table:table-row table:style-name="ro5">
          <table:table-cell office:value-type="float" office:value="557">
            <text:p>557</text:p>
          </table:table-cell>
          <table:table-cell office:value-type="date" office:date-value="2013-07-24T21:46:00">
            <text:p>Jul 24, 2013 9:46 PM</text:p>
          </table:table-cell>
          <table:table-cell office:value-type="string">
            <text:p>Boston, MA</text:p>
          </table:table-cell>
          <table:table-cell table:number-columns-repeated="1021"/>
        </table:table-row>
        <table:table-row table:style-name="ro5">
          <table:table-cell office:value-type="float" office:value="558">
            <text:p>558</text:p>
          </table:table-cell>
          <table:table-cell office:value-type="date" office:date-value="2013-07-24T21:42:00">
            <text:p>Jul 24, 2013 9:42 PM</text:p>
          </table:table-cell>
          <table:table-cell office:value-type="string">
            <text:p>Lisbon</text:p>
          </table:table-cell>
          <table:table-cell table:number-columns-repeated="1021"/>
        </table:table-row>
        <table:table-row table:style-name="ro5">
          <table:table-cell office:value-type="float" office:value="559">
            <text:p>559</text:p>
          </table:table-cell>
          <table:table-cell office:value-type="date" office:date-value="2013-07-24T21:33:00">
            <text:p>Jul 24, 2013 9:33 PM</text:p>
          </table:table-cell>
          <table:table-cell office:value-type="string">
            <text:p>Talavera de la Reina</text:p>
          </table:table-cell>
          <table:table-cell table:number-columns-repeated="1021"/>
        </table:table-row>
        <table:table-row table:style-name="ro5">
          <table:table-cell office:value-type="float" office:value="560">
            <text:p>560</text:p>
          </table:table-cell>
          <table:table-cell office:value-type="date" office:date-value="2013-07-24T21:33:00">
            <text:p>Jul 24, 2013 9:33 PM</text:p>
          </table:table-cell>
          <table:table-cell office:value-type="string">
            <text:p>london</text:p>
          </table:table-cell>
          <table:table-cell table:number-columns-repeated="1021"/>
        </table:table-row>
        <table:table-row table:style-name="ro5">
          <table:table-cell office:value-type="float" office:value="561">
            <text:p>561</text:p>
          </table:table-cell>
          <table:table-cell office:value-type="date" office:date-value="2013-07-24T21:30:00">
            <text:p>Jul 24, 2013 9:30 PM</text:p>
          </table:table-cell>
          <table:table-cell office:value-type="string">
            <text:p>Berlin</text:p>
          </table:table-cell>
          <table:table-cell table:number-columns-repeated="1021"/>
        </table:table-row>
        <table:table-row table:style-name="ro5">
          <table:table-cell office:value-type="float" office:value="562">
            <text:p>562</text:p>
          </table:table-cell>
          <table:table-cell office:value-type="date" office:date-value="2013-07-24T21:27:00">
            <text:p>Jul 24, 2013 9:27 PM</text:p>
          </table:table-cell>
          <table:table-cell office:value-type="string">
            <text:p>Logan, Utah</text:p>
          </table:table-cell>
          <table:table-cell table:number-columns-repeated="1021"/>
        </table:table-row>
        <table:table-row table:style-name="ro5">
          <table:table-cell office:value-type="float" office:value="563">
            <text:p>563</text:p>
          </table:table-cell>
          <table:table-cell office:value-type="date" office:date-value="2013-07-24T21:19:00">
            <text:p>Jul 24, 2013 9:19 PM</text:p>
          </table:table-cell>
          <table:table-cell office:value-type="string">
            <text:p>Braga</text:p>
          </table:table-cell>
          <table:table-cell table:number-columns-repeated="1021"/>
        </table:table-row>
        <table:table-row table:style-name="ro5">
          <table:table-cell office:value-type="float" office:value="564">
            <text:p>564</text:p>
          </table:table-cell>
          <table:table-cell office:value-type="date" office:date-value="2013-07-24T20:34:00">
            <text:p>Jul 24, 2013 8:34 PM</text:p>
          </table:table-cell>
          <table:table-cell office:value-type="string">
            <text:p>boston</text:p>
          </table:table-cell>
          <table:table-cell table:number-columns-repeated="1021"/>
        </table:table-row>
        <table:table-row table:style-name="ro5">
          <table:table-cell office:value-type="float" office:value="565">
            <text:p>565</text:p>
          </table:table-cell>
          <table:table-cell office:value-type="date" office:date-value="2013-07-24T20:33:00">
            <text:p>Jul 24, 2013 8:33 PM</text:p>
          </table:table-cell>
          <table:table-cell office:value-type="string">
            <text:p>Rotterdam</text:p>
          </table:table-cell>
          <table:table-cell table:number-columns-repeated="1021"/>
        </table:table-row>
        <table:table-row table:style-name="ro5">
          <table:table-cell office:value-type="float" office:value="566">
            <text:p>566</text:p>
          </table:table-cell>
          <table:table-cell office:value-type="date" office:date-value="2013-07-24T20:30:00">
            <text:p>Jul 24, 2013 8:30 PM</text:p>
          </table:table-cell>
          <table:table-cell office:value-type="string">
            <text:p>Cary</text:p>
          </table:table-cell>
          <table:table-cell table:number-columns-repeated="1021"/>
        </table:table-row>
        <table:table-row table:style-name="ro5">
          <table:table-cell office:value-type="float" office:value="567">
            <text:p>567</text:p>
          </table:table-cell>
          <table:table-cell office:value-type="date" office:date-value="2013-07-24T20:29:00">
            <text:p>Jul 24, 2013 8:29 PM</text:p>
          </table:table-cell>
          <table:table-cell office:value-type="string">
            <text:p>Darnstadt</text:p>
          </table:table-cell>
          <table:table-cell table:number-columns-repeated="1021"/>
        </table:table-row>
        <table:table-row table:style-name="ro5">
          <table:table-cell office:value-type="float" office:value="568">
            <text:p>568</text:p>
          </table:table-cell>
          <table:table-cell office:value-type="date" office:date-value="2013-07-24T20:28:00">
            <text:p>Jul 24, 2013 8:28 PM</text:p>
          </table:table-cell>
          <table:table-cell office:value-type="string">
            <text:p>the one at which I live</text:p>
          </table:table-cell>
          <table:table-cell table:number-columns-repeated="1021"/>
        </table:table-row>
        <table:table-row table:style-name="ro5">
          <table:table-cell office:value-type="float" office:value="569">
            <text:p>569</text:p>
          </table:table-cell>
          <table:table-cell office:value-type="date" office:date-value="2013-07-24T20:28:00">
            <text:p>Jul 24, 2013 8:28 PM</text:p>
          </table:table-cell>
          <table:table-cell office:value-type="string">
            <text:p>Jesenice</text:p>
          </table:table-cell>
          <table:table-cell table:number-columns-repeated="1021"/>
        </table:table-row>
        <table:table-row table:style-name="ro5">
          <table:table-cell office:value-type="float" office:value="570">
            <text:p>570</text:p>
          </table:table-cell>
          <table:table-cell office:value-type="date" office:date-value="2013-07-24T20:27:00">
            <text:p>Jul 24, 2013 8:27 PM</text:p>
          </table:table-cell>
          <table:table-cell office:value-type="string">
            <text:p>Bratislava</text:p>
          </table:table-cell>
          <table:table-cell table:number-columns-repeated="1021"/>
        </table:table-row>
        <table:table-row table:style-name="ro5">
          <table:table-cell office:value-type="float" office:value="571">
            <text:p>571</text:p>
          </table:table-cell>
          <table:table-cell office:value-type="date" office:date-value="2013-07-24T20:15:00">
            <text:p>Jul 24, 2013 8:15 PM</text:p>
          </table:table-cell>
          <table:table-cell office:value-type="string">
            <text:p>Washington DC</text:p>
          </table:table-cell>
          <table:table-cell table:number-columns-repeated="1021"/>
        </table:table-row>
        <table:table-row table:style-name="ro5">
          <table:table-cell office:value-type="float" office:value="572">
            <text:p>572</text:p>
          </table:table-cell>
          <table:table-cell office:value-type="date" office:date-value="2013-07-24T20:14:00">
            <text:p>Jul 24, 2013 8:14 PM</text:p>
          </table:table-cell>
          <table:table-cell office:value-type="string">
            <text:p>London</text:p>
          </table:table-cell>
          <table:table-cell table:number-columns-repeated="1021"/>
        </table:table-row>
        <table:table-row table:style-name="ro5">
          <table:table-cell office:value-type="float" office:value="573">
            <text:p>573</text:p>
          </table:table-cell>
          <table:table-cell office:value-type="date" office:date-value="2013-07-24T20:08:00.000001">
            <text:p>Jul 24, 2013 8:08 PM</text:p>
          </table:table-cell>
          <table:table-cell office:value-type="string">
            <text:p>Leicester</text:p>
          </table:table-cell>
          <table:table-cell table:number-columns-repeated="1021"/>
        </table:table-row>
        <table:table-row table:style-name="ro5">
          <table:table-cell office:value-type="float" office:value="574">
            <text:p>574</text:p>
          </table:table-cell>
          <table:table-cell office:value-type="date" office:date-value="2013-07-24T20:07:00">
            <text:p>Jul 24, 2013 8:07 PM</text:p>
          </table:table-cell>
          <table:table-cell office:value-type="string">
            <text:p>Tucson</text:p>
          </table:table-cell>
          <table:table-cell table:number-columns-repeated="1021"/>
        </table:table-row>
        <table:table-row table:style-name="ro5">
          <table:table-cell office:value-type="float" office:value="575">
            <text:p>575</text:p>
          </table:table-cell>
          <table:table-cell office:value-type="date" office:date-value="2013-07-24T20:06:00">
            <text:p>Jul 24, 2013 8:06 PM</text:p>
          </table:table-cell>
          <table:table-cell office:value-type="string">
            <text:p>Denver</text:p>
          </table:table-cell>
          <table:table-cell table:number-columns-repeated="1021"/>
        </table:table-row>
        <table:table-row table:style-name="ro5">
          <table:table-cell office:value-type="float" office:value="576">
            <text:p>576</text:p>
          </table:table-cell>
          <table:table-cell office:value-type="date" office:date-value="2013-07-24T20:06:00">
            <text:p>Jul 24, 2013 8:06 PM</text:p>
          </table:table-cell>
          <table:table-cell office:value-type="string">
            <text:p>Stillwater, OK</text:p>
          </table:table-cell>
          <table:table-cell table:number-columns-repeated="1021"/>
        </table:table-row>
        <table:table-row table:style-name="ro5">
          <table:table-cell office:value-type="float" office:value="577">
            <text:p>577</text:p>
          </table:table-cell>
          <table:table-cell office:value-type="date" office:date-value="2013-07-24T20:03:00">
            <text:p>Jul 24, 2013 8:03 PM</text:p>
          </table:table-cell>
          <table:table-cell office:value-type="string">
            <text:p>Oshawa</text:p>
          </table:table-cell>
          <table:table-cell table:number-columns-repeated="1021"/>
        </table:table-row>
        <table:table-row table:style-name="ro5">
          <table:table-cell office:value-type="float" office:value="578">
            <text:p>578</text:p>
          </table:table-cell>
          <table:table-cell office:value-type="date" office:date-value="2013-07-24T19:55:00">
            <text:p>Jul 24, 2013 7:55 PM</text:p>
          </table:table-cell>
          <table:table-cell office:value-type="string">
            <text:p>Madrid</text:p>
          </table:table-cell>
          <table:table-cell table:number-columns-repeated="1021"/>
        </table:table-row>
        <table:table-row table:style-name="ro5">
          <table:table-cell office:value-type="float" office:value="579">
            <text:p>579</text:p>
          </table:table-cell>
          <table:table-cell office:value-type="date" office:date-value="2013-07-24T19:54:00">
            <text:p>Jul 24, 2013 7:54 PM</text:p>
          </table:table-cell>
          <table:table-cell office:value-type="string">
            <text:p>McLean, VA</text:p>
          </table:table-cell>
          <table:table-cell table:number-columns-repeated="1021"/>
        </table:table-row>
        <table:table-row table:style-name="ro5">
          <table:table-cell office:value-type="float" office:value="580">
            <text:p>580</text:p>
          </table:table-cell>
          <table:table-cell office:value-type="date" office:date-value="2013-07-24T19:53:00">
            <text:p>Jul 24, 2013 7:53 PM</text:p>
          </table:table-cell>
          <table:table-cell office:value-type="string">
            <text:p>Strongsville</text:p>
          </table:table-cell>
          <table:table-cell table:number-columns-repeated="1021"/>
        </table:table-row>
        <table:table-row table:style-name="ro5">
          <table:table-cell office:value-type="float" office:value="581">
            <text:p>581</text:p>
          </table:table-cell>
          <table:table-cell office:value-type="date" office:date-value="2013-07-24T19:49:00">
            <text:p>Jul 24, 2013 7:49 PM</text:p>
          </table:table-cell>
          <table:table-cell office:value-type="string">
            <text:p>Herndon, VA</text:p>
          </table:table-cell>
          <table:table-cell table:number-columns-repeated="1021"/>
        </table:table-row>
        <table:table-row table:style-name="ro5">
          <table:table-cell office:value-type="float" office:value="582">
            <text:p>582</text:p>
          </table:table-cell>
          <table:table-cell office:value-type="date" office:date-value="2013-07-24T19:45:00">
            <text:p>Jul 24, 2013 7:45 PM</text:p>
          </table:table-cell>
          <table:table-cell office:value-type="string">
            <text:p>Bellingham</text:p>
          </table:table-cell>
          <table:table-cell table:number-columns-repeated="1021"/>
        </table:table-row>
        <table:table-row table:style-name="ro5">
          <table:table-cell office:value-type="float" office:value="583">
            <text:p>583</text:p>
          </table:table-cell>
          <table:table-cell office:value-type="date" office:date-value="2013-07-24T19:45:00">
            <text:p>Jul 24, 2013 7:45 PM</text:p>
          </table:table-cell>
          <table:table-cell office:value-type="string">
            <text:p>Pearland, TX</text:p>
          </table:table-cell>
          <table:table-cell table:number-columns-repeated="1021"/>
        </table:table-row>
        <table:table-row table:style-name="ro5">
          <table:table-cell office:value-type="float" office:value="584">
            <text:p>584</text:p>
          </table:table-cell>
          <table:table-cell office:value-type="date" office:date-value="2013-07-24T19:39:00">
            <text:p>Jul 24, 2013 7:39 PM</text:p>
          </table:table-cell>
          <table:table-cell office:value-type="string">
            <text:p>Boston</text:p>
          </table:table-cell>
          <table:table-cell table:number-columns-repeated="1021"/>
        </table:table-row>
        <table:table-row table:style-name="ro5">
          <table:table-cell office:value-type="float" office:value="585">
            <text:p>585</text:p>
          </table:table-cell>
          <table:table-cell office:value-type="date" office:date-value="2013-07-24T19:38:00">
            <text:p>Jul 24, 2013 7:38 PM</text:p>
          </table:table-cell>
          <table:table-cell office:value-type="string">
            <text:p>Tyler, TX</text:p>
          </table:table-cell>
          <table:table-cell table:number-columns-repeated="1021"/>
        </table:table-row>
        <table:table-row table:style-name="ro5">
          <table:table-cell office:value-type="float" office:value="586">
            <text:p>586</text:p>
          </table:table-cell>
          <table:table-cell office:value-type="date" office:date-value="2013-07-24T19:34:00">
            <text:p>Jul 24, 2013 7:34 PM</text:p>
          </table:table-cell>
          <table:table-cell office:value-type="string">
            <text:p>Alessandria</text:p>
          </table:table-cell>
          <table:table-cell table:number-columns-repeated="1021"/>
        </table:table-row>
        <table:table-row table:style-name="ro5">
          <table:table-cell office:value-type="float" office:value="587">
            <text:p>587</text:p>
          </table:table-cell>
          <table:table-cell office:value-type="date" office:date-value="2013-07-24T18:41:00">
            <text:p>Jul 24, 2013 6:41 PM</text:p>
          </table:table-cell>
          <table:table-cell office:value-type="string">
            <text:p>seattle</text:p>
          </table:table-cell>
          <table:table-cell table:number-columns-repeated="1021"/>
        </table:table-row>
        <table:table-row table:style-name="ro5">
          <table:table-cell office:value-type="float" office:value="588">
            <text:p>588</text:p>
          </table:table-cell>
          <table:table-cell office:value-type="date" office:date-value="2013-07-24T18:27:00">
            <text:p>Jul 24, 2013 6:27 PM</text:p>
          </table:table-cell>
          <table:table-cell office:value-type="string">
            <text:p>Las Cruces</text:p>
          </table:table-cell>
          <table:table-cell table:number-columns-repeated="1021"/>
        </table:table-row>
        <table:table-row table:style-name="ro5">
          <table:table-cell office:value-type="float" office:value="589">
            <text:p>589</text:p>
          </table:table-cell>
          <table:table-cell office:value-type="date" office:date-value="2013-07-24T18:23:00">
            <text:p>Jul 24, 2013 6:23 PM</text:p>
          </table:table-cell>
          <table:table-cell office:value-type="string">
            <text:p>Toulouse</text:p>
          </table:table-cell>
          <table:table-cell table:number-columns-repeated="1021"/>
        </table:table-row>
        <table:table-row table:style-name="ro5">
          <table:table-cell office:value-type="float" office:value="590">
            <text:p>590</text:p>
          </table:table-cell>
          <table:table-cell office:value-type="date" office:date-value="2013-07-24T18:13:00">
            <text:p>Jul 24, 2013 6:13 PM</text:p>
          </table:table-cell>
          <table:table-cell office:value-type="string">
            <text:p>Stockholm</text:p>
          </table:table-cell>
          <table:table-cell table:number-columns-repeated="1021"/>
        </table:table-row>
        <table:table-row table:style-name="ro5">
          <table:table-cell office:value-type="float" office:value="591">
            <text:p>591</text:p>
          </table:table-cell>
          <table:table-cell office:value-type="date" office:date-value="2013-07-24T18:03:00">
            <text:p>Jul 24, 2013 6:03 PM</text:p>
          </table:table-cell>
          <table:table-cell office:value-type="string">
            <text:p>Ivres</text:p>
          </table:table-cell>
          <table:table-cell table:number-columns-repeated="1021"/>
        </table:table-row>
        <table:table-row table:style-name="ro5">
          <table:table-cell office:value-type="float" office:value="592">
            <text:p>592</text:p>
          </table:table-cell>
          <table:table-cell office:value-type="date" office:date-value="2013-07-24T18:01:00">
            <text:p>Jul 24, 2013 6:01 PM</text:p>
          </table:table-cell>
          <table:table-cell office:value-type="string">
            <text:p>Wołomin</text:p>
          </table:table-cell>
          <table:table-cell table:number-columns-repeated="1021"/>
        </table:table-row>
        <table:table-row table:style-name="ro5">
          <table:table-cell office:value-type="float" office:value="593">
            <text:p>593</text:p>
          </table:table-cell>
          <table:table-cell office:value-type="date" office:date-value="2013-07-24T17:58:00">
            <text:p>Jul 24, 2013 5:58 PM</text:p>
          </table:table-cell>
          <table:table-cell office:value-type="string">
            <text:p>Manchester NH</text:p>
          </table:table-cell>
          <table:table-cell table:number-columns-repeated="1021"/>
        </table:table-row>
        <table:table-row table:style-name="ro5">
          <table:table-cell office:value-type="float" office:value="594">
            <text:p>594</text:p>
          </table:table-cell>
          <table:table-cell office:value-type="date" office:date-value="2013-07-24T17:55:00">
            <text:p>Jul 24, 2013 5:55 PM</text:p>
          </table:table-cell>
          <table:table-cell office:value-type="string">
            <text:p>Malang</text:p>
          </table:table-cell>
          <table:table-cell table:number-columns-repeated="1021"/>
        </table:table-row>
        <table:table-row table:style-name="ro5">
          <table:table-cell office:value-type="float" office:value="595">
            <text:p>595</text:p>
          </table:table-cell>
          <table:table-cell office:value-type="date" office:date-value="2013-07-24T17:48:00">
            <text:p>Jul 24, 2013 5:48 PM</text:p>
          </table:table-cell>
          <table:table-cell office:value-type="string">
            <text:p>Dundee</text:p>
          </table:table-cell>
          <table:table-cell table:number-columns-repeated="1021"/>
        </table:table-row>
        <table:table-row table:style-name="ro5">
          <table:table-cell office:value-type="float" office:value="596">
            <text:p>596</text:p>
          </table:table-cell>
          <table:table-cell office:value-type="date" office:date-value="2013-07-24T17:44:00">
            <text:p>Jul 24, 2013 5:44 PM</text:p>
          </table:table-cell>
          <table:table-cell office:value-type="string">
            <text:p>Eugene, Oregon</text:p>
          </table:table-cell>
          <table:table-cell table:number-columns-repeated="1021"/>
        </table:table-row>
        <table:table-row table:style-name="ro5">
          <table:table-cell office:value-type="float" office:value="597">
            <text:p>597</text:p>
          </table:table-cell>
          <table:table-cell office:value-type="date" office:date-value="2013-07-24T17:32:00">
            <text:p>Jul 24, 2013 5:32 PM</text:p>
          </table:table-cell>
          <table:table-cell office:value-type="string">
            <text:p>Grenoble</text:p>
          </table:table-cell>
          <table:table-cell table:number-columns-repeated="1021"/>
        </table:table-row>
        <table:table-row table:style-name="ro5">
          <table:table-cell office:value-type="float" office:value="598">
            <text:p>598</text:p>
          </table:table-cell>
          <table:table-cell office:value-type="date" office:date-value="2013-07-24T16:47:00">
            <text:p>Jul 24, 2013 4:47 PM</text:p>
          </table:table-cell>
          <table:table-cell office:value-type="string">
            <text:p>Orlando, Fl</text:p>
          </table:table-cell>
          <table:table-cell table:number-columns-repeated="1021"/>
        </table:table-row>
        <table:table-row table:style-name="ro5">
          <table:table-cell office:value-type="float" office:value="599">
            <text:p>599</text:p>
          </table:table-cell>
          <table:table-cell office:value-type="date" office:date-value="2013-07-24T16:45:00">
            <text:p>Jul 24, 2013 4:45 PM</text:p>
          </table:table-cell>
          <table:table-cell office:value-type="string">
            <text:p>Warsaw</text:p>
          </table:table-cell>
          <table:table-cell table:number-columns-repeated="1021"/>
        </table:table-row>
        <table:table-row table:style-name="ro5">
          <table:table-cell office:value-type="float" office:value="600">
            <text:p>600</text:p>
          </table:table-cell>
          <table:table-cell office:value-type="date" office:date-value="2013-07-24T16:34:00">
            <text:p>Jul 24, 2013 4:34 PM</text:p>
          </table:table-cell>
          <table:table-cell office:value-type="string">
            <text:p>aveiro</text:p>
          </table:table-cell>
          <table:table-cell table:number-columns-repeated="1021"/>
        </table:table-row>
        <table:table-row table:style-name="ro5">
          <table:table-cell office:value-type="float" office:value="601">
            <text:p>601</text:p>
          </table:table-cell>
          <table:table-cell office:value-type="date" office:date-value="2013-07-24T16:24:00">
            <text:p>Jul 24, 2013 4:24 PM</text:p>
          </table:table-cell>
          <table:table-cell office:value-type="string">
            <text:p>Bristol</text:p>
          </table:table-cell>
          <table:table-cell table:number-columns-repeated="1021"/>
        </table:table-row>
        <table:table-row table:style-name="ro5">
          <table:table-cell office:value-type="float" office:value="602">
            <text:p>602</text:p>
          </table:table-cell>
          <table:table-cell office:value-type="date" office:date-value="2013-07-24T16:07:00">
            <text:p>Jul 24, 2013 4:07 PM</text:p>
          </table:table-cell>
          <table:table-cell office:value-type="string">
            <text:p>Livonia - MI</text:p>
          </table:table-cell>
          <table:table-cell table:number-columns-repeated="1021"/>
        </table:table-row>
        <table:table-row table:style-name="ro5">
          <table:table-cell office:value-type="float" office:value="603">
            <text:p>603</text:p>
          </table:table-cell>
          <table:table-cell office:value-type="date" office:date-value="2013-07-24T16:02:00">
            <text:p>Jul 24, 2013 4:02 PM</text:p>
          </table:table-cell>
          <table:table-cell office:value-type="string">
            <text:p>Granada</text:p>
          </table:table-cell>
          <table:table-cell table:number-columns-repeated="1021"/>
        </table:table-row>
        <table:table-row table:style-name="ro5">
          <table:table-cell office:value-type="float" office:value="604">
            <text:p>604</text:p>
          </table:table-cell>
          <table:table-cell office:value-type="date" office:date-value="2013-07-24T16:00:00">
            <text:p>Jul 24, 2013 4:00 PM</text:p>
          </table:table-cell>
          <table:table-cell office:value-type="string">
            <text:p>Mumbai</text:p>
          </table:table-cell>
          <table:table-cell table:number-columns-repeated="1021"/>
        </table:table-row>
        <table:table-row table:style-name="ro5">
          <table:table-cell office:value-type="float" office:value="605">
            <text:p>605</text:p>
          </table:table-cell>
          <table:table-cell office:value-type="date" office:date-value="2013-07-24T15:56:00">
            <text:p>Jul 24, 2013 3:56 PM</text:p>
          </table:table-cell>
          <table:table-cell office:value-type="string">
            <text:p>Geneva</text:p>
          </table:table-cell>
          <table:table-cell table:number-columns-repeated="1021"/>
        </table:table-row>
        <table:table-row table:style-name="ro5">
          <table:table-cell office:value-type="float" office:value="606">
            <text:p>606</text:p>
          </table:table-cell>
          <table:table-cell office:value-type="date" office:date-value="2013-07-24T15:55:00">
            <text:p>Jul 24, 2013 3:55 PM</text:p>
          </table:table-cell>
          <table:table-cell office:value-type="string">
            <text:p>Greenville, SC</text:p>
          </table:table-cell>
          <table:table-cell table:number-columns-repeated="1021"/>
        </table:table-row>
        <table:table-row table:style-name="ro5">
          <table:table-cell office:value-type="float" office:value="607">
            <text:p>607</text:p>
          </table:table-cell>
          <table:table-cell office:value-type="date" office:date-value="2013-07-24T15:53:00">
            <text:p>Jul 24, 2013 3:53 PM</text:p>
          </table:table-cell>
          <table:table-cell office:value-type="string">
            <text:p>Rendsburg</text:p>
          </table:table-cell>
          <table:table-cell table:number-columns-repeated="1021"/>
        </table:table-row>
        <table:table-row table:style-name="ro5">
          <table:table-cell office:value-type="float" office:value="608">
            <text:p>608</text:p>
          </table:table-cell>
          <table:table-cell office:value-type="date" office:date-value="2013-07-24T15:52:00">
            <text:p>Jul 24, 2013 3:52 PM</text:p>
          </table:table-cell>
          <table:table-cell office:value-type="string">
            <text:p>Eau Claire</text:p>
          </table:table-cell>
          <table:table-cell table:number-columns-repeated="1021"/>
        </table:table-row>
        <table:table-row table:style-name="ro5">
          <table:table-cell office:value-type="float" office:value="609">
            <text:p>609</text:p>
          </table:table-cell>
          <table:table-cell office:value-type="date" office:date-value="2013-07-24T15:46:00">
            <text:p>Jul 24, 2013 3:46 PM</text:p>
          </table:table-cell>
          <table:table-cell office:value-type="string">
            <text:p>Lisboa</text:p>
          </table:table-cell>
          <table:table-cell table:number-columns-repeated="1021"/>
        </table:table-row>
        <table:table-row table:style-name="ro5">
          <table:table-cell office:value-type="float" office:value="610">
            <text:p>610</text:p>
          </table:table-cell>
          <table:table-cell office:value-type="date" office:date-value="2013-07-24T15:45:00">
            <text:p>Jul 24, 2013 3:45 PM</text:p>
          </table:table-cell>
          <table:table-cell office:value-type="string">
            <text:p>Singapore</text:p>
          </table:table-cell>
          <table:table-cell table:number-columns-repeated="1021"/>
        </table:table-row>
        <table:table-row table:style-name="ro5">
          <table:table-cell office:value-type="float" office:value="611">
            <text:p>611</text:p>
          </table:table-cell>
          <table:table-cell office:value-type="date" office:date-value="2013-07-24T15:40:00">
            <text:p>Jul 24, 2013 3:40 PM</text:p>
          </table:table-cell>
          <table:table-cell office:value-type="string">
            <text:p>Goa</text:p>
          </table:table-cell>
          <table:table-cell table:number-columns-repeated="1021"/>
        </table:table-row>
        <table:table-row table:style-name="ro5">
          <table:table-cell office:value-type="float" office:value="612">
            <text:p>612</text:p>
          </table:table-cell>
          <table:table-cell office:value-type="date" office:date-value="2013-07-24T15:39:00">
            <text:p>Jul 24, 2013 3:39 PM</text:p>
          </table:table-cell>
          <table:table-cell office:value-type="string">
            <text:p>Newcastle upon Tyne</text:p>
          </table:table-cell>
          <table:table-cell table:number-columns-repeated="1021"/>
        </table:table-row>
        <table:table-row table:style-name="ro5">
          <table:table-cell office:value-type="float" office:value="613">
            <text:p>613</text:p>
          </table:table-cell>
          <table:table-cell office:value-type="date" office:date-value="2013-07-24T15:24:00">
            <text:p>Jul 24, 2013 3:24 PM</text:p>
          </table:table-cell>
          <table:table-cell office:value-type="string">
            <text:p>Faro</text:p>
          </table:table-cell>
          <table:table-cell table:number-columns-repeated="1021"/>
        </table:table-row>
        <table:table-row table:style-name="ro5">
          <table:table-cell office:value-type="float" office:value="614">
            <text:p>614</text:p>
          </table:table-cell>
          <table:table-cell office:value-type="date" office:date-value="2013-07-24T15:16:00">
            <text:p>Jul 24, 2013 3:16 PM</text:p>
          </table:table-cell>
          <table:table-cell office:value-type="string">
            <text:p>Houston</text:p>
          </table:table-cell>
          <table:table-cell table:number-columns-repeated="1021"/>
        </table:table-row>
        <table:table-row table:style-name="ro5">
          <table:table-cell office:value-type="float" office:value="615">
            <text:p>615</text:p>
          </table:table-cell>
          <table:table-cell office:value-type="date" office:date-value="2013-07-24T15:11:00">
            <text:p>Jul 24, 2013 3:11 PM</text:p>
          </table:table-cell>
          <table:table-cell office:value-type="string">
            <text:p>Ithaca, NY</text:p>
          </table:table-cell>
          <table:table-cell table:number-columns-repeated="1021"/>
        </table:table-row>
        <table:table-row table:style-name="ro5">
          <table:table-cell office:value-type="float" office:value="616">
            <text:p>616</text:p>
          </table:table-cell>
          <table:table-cell office:value-type="date" office:date-value="2013-07-24T14:57:00">
            <text:p>Jul 24, 2013 2:57 PM</text:p>
          </table:table-cell>
          <table:table-cell office:value-type="string">
            <text:p>Lisbon</text:p>
          </table:table-cell>
          <table:table-cell table:number-columns-repeated="1021"/>
        </table:table-row>
        <table:table-row table:style-name="ro5">
          <table:table-cell office:value-type="float" office:value="617">
            <text:p>617</text:p>
          </table:table-cell>
          <table:table-cell office:value-type="date" office:date-value="2013-07-24T14:32:00">
            <text:p>Jul 24, 2013 2:32 PM</text:p>
          </table:table-cell>
          <table:table-cell office:value-type="string">
            <text:p>Belas</text:p>
          </table:table-cell>
          <table:table-cell table:number-columns-repeated="1021"/>
        </table:table-row>
        <table:table-row table:style-name="ro5">
          <table:table-cell office:value-type="float" office:value="618">
            <text:p>618</text:p>
          </table:table-cell>
          <table:table-cell office:value-type="date" office:date-value="2013-07-24T14:28:00">
            <text:p>Jul 24, 2013 2:28 PM</text:p>
          </table:table-cell>
          <table:table-cell office:value-type="string">
            <text:p>Almada</text:p>
          </table:table-cell>
          <table:table-cell table:number-columns-repeated="1021"/>
        </table:table-row>
        <table:table-row table:style-name="ro5">
          <table:table-cell office:value-type="float" office:value="619">
            <text:p>619</text:p>
          </table:table-cell>
          <table:table-cell office:value-type="date" office:date-value="2013-07-24T14:27:00">
            <text:p>Jul 24, 2013 2:27 PM</text:p>
          </table:table-cell>
          <table:table-cell office:value-type="string">
            <text:p>Lajes</text:p>
          </table:table-cell>
          <table:table-cell table:number-columns-repeated="1021"/>
        </table:table-row>
        <table:table-row table:style-name="ro5">
          <table:table-cell office:value-type="float" office:value="620">
            <text:p>620</text:p>
          </table:table-cell>
          <table:table-cell office:value-type="date" office:date-value="2013-07-24T14:26:00">
            <text:p>Jul 24, 2013 2:26 PM</text:p>
          </table:table-cell>
          <table:table-cell office:value-type="string">
            <text:p>Coimbra</text:p>
          </table:table-cell>
          <table:table-cell table:number-columns-repeated="1021"/>
        </table:table-row>
        <table:table-row table:style-name="ro5">
          <table:table-cell office:value-type="float" office:value="621">
            <text:p>621</text:p>
          </table:table-cell>
          <table:table-cell office:value-type="date" office:date-value="2013-07-24T14:03:00">
            <text:p>Jul 24, 2013 2:03 PM</text:p>
          </table:table-cell>
          <table:table-cell office:value-type="string">
            <text:p>Ottawa</text:p>
          </table:table-cell>
          <table:table-cell table:number-columns-repeated="1021"/>
        </table:table-row>
        <table:table-row table:style-name="ro5">
          <table:table-cell office:value-type="float" office:value="622">
            <text:p>622</text:p>
          </table:table-cell>
          <table:table-cell office:value-type="date" office:date-value="2013-07-24T13:39:00">
            <text:p>Jul 24, 2013 1:39 PM</text:p>
          </table:table-cell>
          <table:table-cell office:value-type="string">
            <text:p>Nottingham</text:p>
          </table:table-cell>
          <table:table-cell table:number-columns-repeated="1021"/>
        </table:table-row>
        <table:table-row table:style-name="ro5">
          <table:table-cell office:value-type="float" office:value="623">
            <text:p>623</text:p>
          </table:table-cell>
          <table:table-cell office:value-type="date" office:date-value="2013-07-24T13:27:00">
            <text:p>Jul 24, 2013 1:27 PM</text:p>
          </table:table-cell>
          <table:table-cell office:value-type="string">
            <text:p>Glen Mills, PA</text:p>
          </table:table-cell>
          <table:table-cell table:number-columns-repeated="1021"/>
        </table:table-row>
        <table:table-row table:style-name="ro5">
          <table:table-cell office:value-type="float" office:value="624">
            <text:p>624</text:p>
          </table:table-cell>
          <table:table-cell office:value-type="date" office:date-value="2013-07-24T13:08:00">
            <text:p>Jul 24, 2013 1:08 PM</text:p>
          </table:table-cell>
          <table:table-cell office:value-type="string">
            <text:p>Syracuse</text:p>
          </table:table-cell>
          <table:table-cell table:number-columns-repeated="1021"/>
        </table:table-row>
        <table:table-row table:style-name="ro5">
          <table:table-cell office:value-type="float" office:value="625">
            <text:p>625</text:p>
          </table:table-cell>
          <table:table-cell office:value-type="date" office:date-value="2013-07-24T12:42:00">
            <text:p>Jul 24, 2013 12:42 PM</text:p>
          </table:table-cell>
          <table:table-cell office:value-type="string">
            <text:p>NYC</text:p>
          </table:table-cell>
          <table:table-cell table:number-columns-repeated="1021"/>
        </table:table-row>
      </table:table>
      <table:table table:name="Question 29"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What’s your gender?</text:p>
          </table:table-cell>
          <table:covered-table-cell table:style-name="ce10" office:value-type="string">
            <text:p>What’s your gender?</text:p>
          </table:covered-table-cell>
          <table:covered-table-cell table:style-name="ce10" office:value-type="string">
            <text:p>What’s your gender?</text:p>
          </table:covered-table-cell>
          <table:covered-table-cell table:style-name="ce10" office:value-type="string">
            <text:p>What’s your gender?</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Female</text:p>
          </table:table-cell>
          <table:covered-table-cell office:value-type="string">
            <text:p>Female</text:p>
          </table:covered-table-cell>
          <table:table-cell office:value-type="percentage" office:value="0.066">
            <text:p>6.6%</text:p>
          </table:table-cell>
          <table:table-cell office:value-type="float" office:value="49">
            <text:p>49</text:p>
          </table:table-cell>
          <table:table-cell table:number-columns-repeated="1020"/>
        </table:table-row>
        <table:table-row table:style-name="ro4">
          <table:table-cell office:value-type="string" table:number-columns-spanned="2" table:number-rows-spanned="1">
            <text:p>Male</text:p>
          </table:table-cell>
          <table:covered-table-cell office:value-type="string">
            <text:p>Male</text:p>
          </table:covered-table-cell>
          <table:table-cell office:value-type="percentage" office:value="0.928">
            <text:p>92.8%</text:p>
          </table:table-cell>
          <table:table-cell office:value-type="float" office:value="691">
            <text:p>691</text:p>
          </table:table-cell>
          <table:table-cell table:number-columns-repeated="1020"/>
        </table:table-row>
        <table:table-row table:style-name="ro4">
          <table:table-cell office:value-type="string" table:number-columns-spanned="2" table:number-rows-spanned="1">
            <text:p>Other</text:p>
          </table:table-cell>
          <table:covered-table-cell office:value-type="string">
            <text:p>Other</text:p>
          </table:covered-table-cell>
          <table:table-cell office:value-type="percentage" office:value="0.007">
            <text:p>0.7%</text:p>
          </table:table-cell>
          <table:table-cell office:value-type="float" office:value="5">
            <text:p>5</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745">
            <text:p>745</text:p>
          </table:covered-table-cell>
          <table:table-cell table:style-name="ce21" office:value-type="float" office:value="745">
            <text:p>745</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262">
            <text:p>262</text:p>
          </table:covered-table-cell>
          <table:table-cell table:style-name="ce22" office:value-type="float" office:value="262">
            <text:p>262</text:p>
          </table:table-cell>
          <table:table-cell table:number-columns-repeated="2"/>
          <table:table-cell>
            <draw:frame table:end-cell-address="'Question 29'.P27" table:end-x="0.0012in" table:end-y="0.1768in" draw:z-index="0" draw:name="Chart 1" draw:style-name="gr1" svg:width="6.3209in" svg:height="3.5413in" svg:x="0.0004in" svg:y="0.0004in">
              <draw:object draw:notify-on-update-of-ranges="'Question 29'.A4:'Question 29'.A6 'Question 29'.C4:'Question 29'.C6" xlink:href="./Object 26" xlink:type="simple" xlink:show="embed" xlink:actuate="onLoad"/>
              <draw:image xlink:href="./ObjectReplacements/Object 26" xlink:type="simple" xlink:show="embed" xlink:actuate="onLoad"/>
            </draw:frame>
          </table:table-cell>
          <table:table-cell table:number-columns-repeated="1017"/>
        </table:table-row>
      </table:table>
      <table:table table:name="Question 30" table:style-name="ta2" table:print="false">
        <office:forms form:automatic-focus="false" form:apply-design-mode="false"/>
        <table:table-column table:style-name="co1" table:default-cell-style-name="ce8"/>
        <table:table-column table:style-name="co2" table:default-cell-style-name="ce15"/>
        <table:table-column table:style-name="co3" table:number-columns-repeated="2" table:default-cell-style-name="Default"/>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What's you marital status?</text:p>
          </table:table-cell>
          <table:covered-table-cell table:style-name="ce10" office:value-type="string">
            <text:p>What's you marital status?</text:p>
          </table:covered-table-cell>
          <table:covered-table-cell table:style-name="ce10" office:value-type="string">
            <text:p>What's you marital status?</text:p>
          </table:covered-table-cell>
          <table:covered-table-cell table:style-name="ce10" office:value-type="string">
            <text:p>What's you marital status?</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table:style-name="ce4" office:value-type="string" table:number-columns-spanned="2" table:number-rows-spanned="1">
            <text:p>Single, never married</text:p>
          </table:table-cell>
          <table:covered-table-cell table:style-name="ce12" office:value-type="string">
            <text:p>Single, never married</text:p>
          </table:covered-table-cell>
          <table:table-cell table:style-name="ce17" office:value-type="percentage" office:value="0.434">
            <text:p>43.4%</text:p>
          </table:table-cell>
          <table:table-cell table:style-name="ce19" office:value-type="float" office:value="314">
            <text:p>314</text:p>
          </table:table-cell>
          <table:table-cell table:number-columns-repeated="1020"/>
        </table:table-row>
        <table:table-row table:style-name="ro4">
          <table:table-cell table:style-name="ce4" office:value-type="string" table:number-columns-spanned="2" table:number-rows-spanned="1">
            <text:p>Married or domestic partnership</text:p>
          </table:table-cell>
          <table:covered-table-cell table:style-name="ce12" office:value-type="string">
            <text:p>Married or domestic partnership</text:p>
          </table:covered-table-cell>
          <table:table-cell table:style-name="ce17" office:value-type="percentage" office:value="0.526">
            <text:p>52.6%</text:p>
          </table:table-cell>
          <table:table-cell table:style-name="ce19" office:value-type="float" office:value="380">
            <text:p>380</text:p>
          </table:table-cell>
          <table:table-cell table:number-columns-repeated="1020"/>
        </table:table-row>
        <table:table-row table:style-name="ro4">
          <table:table-cell table:style-name="ce4" office:value-type="string" table:number-columns-spanned="2" table:number-rows-spanned="1">
            <text:p>Widowed</text:p>
          </table:table-cell>
          <table:covered-table-cell table:style-name="ce12" office:value-type="string">
            <text:p>Widowed</text:p>
          </table:covered-table-cell>
          <table:table-cell table:style-name="ce17" office:value-type="percentage" office:value="0.004">
            <text:p>0.4%</text:p>
          </table:table-cell>
          <table:table-cell table:style-name="ce19" office:value-type="float" office:value="3">
            <text:p>3</text:p>
          </table:table-cell>
          <table:table-cell table:number-columns-repeated="1020"/>
        </table:table-row>
        <table:table-row table:style-name="ro4">
          <table:table-cell table:style-name="ce4" office:value-type="string" table:number-columns-spanned="2" table:number-rows-spanned="1">
            <text:p>Divorced</text:p>
          </table:table-cell>
          <table:covered-table-cell table:style-name="ce12" office:value-type="string">
            <text:p>Divorced</text:p>
          </table:covered-table-cell>
          <table:table-cell table:style-name="ce17" office:value-type="percentage" office:value="0.032">
            <text:p>3.2%</text:p>
          </table:table-cell>
          <table:table-cell table:style-name="ce19" office:value-type="float" office:value="23">
            <text:p>23</text:p>
          </table:table-cell>
          <table:table-cell table:number-columns-repeated="1020"/>
        </table:table-row>
        <table:table-row table:style-name="ro4">
          <table:table-cell table:style-name="ce4" office:value-type="string" table:number-columns-spanned="2" table:number-rows-spanned="1">
            <text:p>Separated</text:p>
          </table:table-cell>
          <table:covered-table-cell table:style-name="ce12" office:value-type="string">
            <text:p>Separated</text:p>
          </table:covered-table-cell>
          <table:table-cell table:style-name="ce17" office:value-type="percentage" office:value="0.004">
            <text:p>0.4%</text:p>
          </table:table-cell>
          <table:table-cell table:style-name="ce19" office:value-type="float" office:value="3">
            <text:p>3</text:p>
          </table:table-cell>
          <table:table-cell table:number-columns-repeated="2"/>
          <table:table-cell>
            <draw:frame table:end-cell-address="'Question 30'.P27" table:end-x="0.0012in" table:end-y="0.1768in" draw:z-index="0" draw:name="Chart 1" draw:style-name="gr1" svg:width="6.3209in" svg:height="3.5402in" svg:x="0.0004in" svg:y="0.0004in">
              <draw:object draw:notify-on-update-of-ranges="'Question 30'.A4:'Question 30'.A8 'Question 30'.C4:'Question 30'.C8" xlink:href="./Object 27" xlink:type="simple" xlink:show="embed" xlink:actuate="onLoad"/>
              <draw:image xlink:href="./ObjectReplacements/Object 27" xlink:type="simple" xlink:show="embed" xlink:actuate="onLoad"/>
            </draw:frame>
          </table:table-cell>
          <table:table-cell table:number-columns-repeated="1017"/>
        </table:table-row>
        <table:table-row table:style-name="ro4">
          <table:table-cell table:style-name="ce4" office:value-type="string" table:number-columns-spanned="3" table:number-rows-spanned="1">
            <text:p>Other</text:p>
          </table:table-cell>
          <table:covered-table-cell table:style-name="ce12" office:value-type="string">
            <text:p>Other</text:p>
          </table:covered-table-cell>
          <table:covered-table-cell table:style-name="ce18" office:value-type="float" office:value="8">
            <text:p>8</text:p>
          </table:covered-table-cell>
          <table:table-cell table:style-name="ce20" office:value-type="float" office:value="8">
            <text:p>8</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723">
            <text:p>723</text:p>
          </table:covered-table-cell>
          <table:table-cell table:style-name="ce21" office:value-type="float" office:value="723">
            <text:p>723</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284">
            <text:p>284</text:p>
          </table:covered-table-cell>
          <table:table-cell table:style-name="ce22" office:value-type="float" office:value="284">
            <text:p>284</text:p>
          </table:table-cell>
          <table:table-cell table:number-columns-repeated="1020"/>
        </table:table-row>
        <table:table-row table:style-name="ro5">
          <table:table-cell table:style-name="Default" table:number-columns-repeated="2"/>
          <table:table-cell table:number-columns-repeated="1022"/>
        </table:table-row>
        <table:table-row table:style-name="ro5">
          <table:table-cell table:style-name="ce7" office:value-type="string">
            <text:p>Number</text:p>
          </table:table-cell>
          <table:table-cell table:style-name="ce7" office:value-type="string">
            <text:p>Response Date</text:p>
          </table:table-cell>
          <table:table-cell table:style-name="ce7" office:value-type="string">
            <text:p>Other</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3-11-13T01:33:00">
            <text:p>Nov 13, 2013 1:33 AM</text:p>
          </table:table-cell>
          <table:table-cell office:value-type="string">
            <text:p>none of your damn business</text:p>
          </table:table-cell>
          <table:table-cell table:number-columns-repeated="1021"/>
        </table:table-row>
        <table:table-row table:style-name="ro5">
          <table:table-cell office:value-type="float" office:value="2">
            <text:p>2</text:p>
          </table:table-cell>
          <table:table-cell office:value-type="date" office:date-value="2013-08-23T06:10:00">
            <text:p>Aug 23, 2013 6:10 AM</text:p>
          </table:table-cell>
          <table:table-cell office:value-type="string">
            <text:p>single</text:p>
          </table:table-cell>
          <table:table-cell table:number-columns-repeated="1021"/>
        </table:table-row>
        <table:table-row table:style-name="ro5">
          <table:table-cell office:value-type="float" office:value="3">
            <text:p>3</text:p>
          </table:table-cell>
          <table:table-cell office:value-type="date" office:date-value="2013-08-01T03:46:00">
            <text:p>Aug 1, 2013 3:46 AM</text:p>
          </table:table-cell>
          <table:table-cell office:value-type="string">
            <text:p>Polyamorous relationships.</text:p>
          </table:table-cell>
          <table:table-cell table:number-columns-repeated="1021"/>
        </table:table-row>
        <table:table-row table:style-name="ro5">
          <table:table-cell office:value-type="float" office:value="4">
            <text:p>4</text:p>
          </table:table-cell>
          <table:table-cell office:value-type="date" office:date-value="2013-07-31T18:13:00">
            <text:p>Jul 31, 2013 6:13 PM</text:p>
          </table:table-cell>
          <table:table-cell office:value-type="string">
            <text:p>I'm 12 years old!</text:p>
          </table:table-cell>
          <table:table-cell table:number-columns-repeated="1021"/>
        </table:table-row>
        <table:table-row table:style-name="ro5">
          <table:table-cell office:value-type="float" office:value="5">
            <text:p>5</text:p>
          </table:table-cell>
          <table:table-cell office:value-type="date" office:date-value="2013-07-31T16:44:00">
            <text:p>Jul 31, 2013 4:44 PM</text:p>
          </table:table-cell>
          <table:table-cell office:value-type="string">
            <text:p>N/A</text:p>
          </table:table-cell>
          <table:table-cell table:number-columns-repeated="1021"/>
        </table:table-row>
        <table:table-row table:style-name="ro5">
          <table:table-cell office:value-type="float" office:value="6">
            <text:p>6</text:p>
          </table:table-cell>
          <table:table-cell office:value-type="date" office:date-value="2013-07-24T23:29:00">
            <text:p>Jul 24, 2013 11:29 PM</text:p>
          </table:table-cell>
          <table:table-cell office:value-type="string">
            <text:p>No "Open-Relationship" option? :-)</text:p>
          </table:table-cell>
          <table:table-cell table:number-columns-repeated="1021"/>
        </table:table-row>
        <table:table-row table:style-name="ro5">
          <table:table-cell office:value-type="float" office:value="7">
            <text:p>7</text:p>
          </table:table-cell>
          <table:table-cell office:value-type="date" office:date-value="2013-07-24T19:15:00">
            <text:p>Jul 24, 2013 7:15 PM</text:p>
          </table:table-cell>
          <table:table-cell office:value-type="string">
            <text:p>cohabitating</text:p>
          </table:table-cell>
          <table:table-cell table:number-columns-repeated="1021"/>
        </table:table-row>
        <table:table-row table:style-name="ro5">
          <table:table-cell office:value-type="float" office:value="8">
            <text:p>8</text:p>
          </table:table-cell>
          <table:table-cell office:value-type="date" office:date-value="2013-07-24T17:55:00">
            <text:p>Jul 24, 2013 5:55 PM</text:p>
          </table:table-cell>
          <table:table-cell office:value-type="string">
            <text:p>in a relationship</text:p>
          </table:table-cell>
          <table:table-cell table:number-columns-repeated="1021"/>
        </table:table-row>
      </table:table>
      <table:table table:name="Question 31" table:style-name="ta2" table:print="false">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3" table:default-cell-style-name="ce19"/>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Do you have children?</text:p>
          </table:table-cell>
          <table:covered-table-cell table:style-name="ce10" office:value-type="string">
            <text:p>Do you have children?</text:p>
          </table:covered-table-cell>
          <table:covered-table-cell table:style-name="ce10" office:value-type="string">
            <text:p>Do you have children?</text:p>
          </table:covered-table-cell>
          <table:covered-table-cell table:style-name="ce10" office:value-type="string">
            <text:p>Do you have children?</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office:value-type="string" table:number-columns-spanned="2" table:number-rows-spanned="1">
            <text:p>Yes</text:p>
          </table:table-cell>
          <table:covered-table-cell office:value-type="string">
            <text:p>Yes</text:p>
          </table:covered-table-cell>
          <table:table-cell office:value-type="percentage" office:value="0.316">
            <text:p>31.6%</text:p>
          </table:table-cell>
          <table:table-cell office:value-type="float" office:value="232">
            <text:p>232</text:p>
          </table:table-cell>
          <table:table-cell table:number-columns-repeated="1020"/>
        </table:table-row>
        <table:table-row table:style-name="ro4">
          <table:table-cell office:value-type="string" table:number-columns-spanned="2" table:number-rows-spanned="1">
            <text:p>No</text:p>
          </table:table-cell>
          <table:covered-table-cell office:value-type="string">
            <text:p>No</text:p>
          </table:covered-table-cell>
          <table:table-cell office:value-type="percentage" office:value="0.684">
            <text:p>68.4%</text:p>
          </table:table-cell>
          <table:table-cell office:value-type="float" office:value="502">
            <text:p>502</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734">
            <text:p>734</text:p>
          </table:covered-table-cell>
          <table:table-cell table:style-name="ce21" office:value-type="float" office:value="734">
            <text:p>734</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273">
            <text:p>273</text:p>
          </table:covered-table-cell>
          <table:table-cell table:style-name="ce22" office:value-type="float" office:value="273">
            <text:p>273</text:p>
          </table:table-cell>
          <table:table-cell table:number-columns-repeated="1020"/>
        </table:table-row>
        <table:table-row table:style-name="ro5">
          <table:table-cell table:style-name="Default" table:number-columns-repeated="4"/>
          <table:table-cell table:number-columns-repeated="2"/>
          <table:table-cell>
            <draw:frame table:end-cell-address="'Question 31'.P27" table:end-x="0.0012in" table:end-y="0.1768in" draw:z-index="0" draw:name="Chart 1" draw:style-name="gr1" svg:width="6.3209in" svg:height="3.5413in" svg:x="0.0004in" svg:y="0.0004in">
              <draw:object draw:notify-on-update-of-ranges="'Question 1'.A4:'Question 1'.A5 'Question 1'.C4:'Question 1'.C5" xlink:href="./Object 28" xlink:type="simple" xlink:show="embed" xlink:actuate="onLoad"/>
              <draw:image xlink:href="./ObjectReplacements/Object 28" xlink:type="simple" xlink:show="embed" xlink:actuate="onLoad"/>
            </draw:frame>
          </table:table-cell>
          <table:table-cell table:number-columns-repeated="1017"/>
        </table:table-row>
      </table:table>
      <table:table table:name="Question 32" table:style-name="ta2" table:print="false">
        <office:forms form:automatic-focus="false" form:apply-design-mode="false"/>
        <table:table-column table:style-name="co1" table:default-cell-style-name="ce8"/>
        <table:table-column table:style-name="co2" table:default-cell-style-name="ce15"/>
        <table:table-column table:style-name="co3" table:number-columns-repeated="2" table:default-cell-style-name="Default"/>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What is the highest level of school you have completed or the highest degree you have received?</text:p>
          </table:table-cell>
          <table:covered-table-cell table:style-name="ce10" office:value-type="string">
            <text:p>What is the highest level of school you have completed or the highest degree you have received?</text:p>
          </table:covered-table-cell>
          <table:covered-table-cell table:style-name="ce10" office:value-type="string">
            <text:p>What is the highest level of school you have completed or the highest degree you have received?</text:p>
          </table:covered-table-cell>
          <table:covered-table-cell table:style-name="ce10" office:value-type="string">
            <text:p>What is the highest level of school you have completed or the highest degree you have received?</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table:style-name="ce4" office:value-type="string" table:number-columns-spanned="2" table:number-rows-spanned="1">
            <text:p>Elementary school or lower</text:p>
          </table:table-cell>
          <table:covered-table-cell table:style-name="ce12" office:value-type="string">
            <text:p>Elementary school or lower</text:p>
          </table:covered-table-cell>
          <table:table-cell table:style-name="ce17" office:value-type="percentage" office:value="0.012">
            <text:p>1.2%</text:p>
          </table:table-cell>
          <table:table-cell table:style-name="ce19" office:value-type="float" office:value="9">
            <text:p>9</text:p>
          </table:table-cell>
          <table:table-cell table:number-columns-repeated="1020"/>
        </table:table-row>
        <table:table-row table:style-name="ro4">
          <table:table-cell table:style-name="ce4" office:value-type="string" table:number-columns-spanned="2" table:number-rows-spanned="1">
            <text:p>High School / Secondary School</text:p>
          </table:table-cell>
          <table:covered-table-cell table:style-name="ce12" office:value-type="string">
            <text:p>High School / Secondary School</text:p>
          </table:covered-table-cell>
          <table:table-cell table:style-name="ce17" office:value-type="percentage" office:value="0.137">
            <text:p>13.7%</text:p>
          </table:table-cell>
          <table:table-cell table:style-name="ce19" office:value-type="float" office:value="101">
            <text:p>101</text:p>
          </table:table-cell>
          <table:table-cell table:number-columns-repeated="1020"/>
        </table:table-row>
        <table:table-row table:style-name="ro4">
          <table:table-cell table:style-name="ce4" office:value-type="string" table:number-columns-spanned="2" table:number-rows-spanned="1">
            <text:p>Technical / Vocational / Professional Certificate</text:p>
          </table:table-cell>
          <table:covered-table-cell table:style-name="ce12" office:value-type="string">
            <text:p>Technical / Vocational / Professional Certificate</text:p>
          </table:covered-table-cell>
          <table:table-cell table:style-name="ce17" office:value-type="percentage" office:value="0.098">
            <text:p>9.8%</text:p>
          </table:table-cell>
          <table:table-cell table:style-name="ce19" office:value-type="float" office:value="72">
            <text:p>72</text:p>
          </table:table-cell>
          <table:table-cell table:number-columns-repeated="1020"/>
        </table:table-row>
        <table:table-row table:style-name="ro4">
          <table:table-cell table:style-name="ce4" office:value-type="string" table:number-columns-spanned="2" table:number-rows-spanned="1">
            <text:p>Bachelor's / Undergraduate Degree / Baccalaureate / College</text:p>
          </table:table-cell>
          <table:covered-table-cell table:style-name="ce12" office:value-type="string">
            <text:p>Bachelor's / Undergraduate Degree / Baccalaureate / College</text:p>
          </table:covered-table-cell>
          <table:table-cell table:style-name="ce17" office:value-type="percentage" office:value="0.405">
            <text:p>40.5%</text:p>
          </table:table-cell>
          <table:table-cell table:style-name="ce19" office:value-type="float" office:value="298">
            <text:p>298</text:p>
          </table:table-cell>
          <table:table-cell table:number-columns-repeated="1020"/>
        </table:table-row>
        <table:table-row table:style-name="ro4">
          <table:table-cell table:style-name="ce4" office:value-type="string" table:number-columns-spanned="2" table:number-rows-spanned="1">
            <text:p>Master's / Graduate Degree</text:p>
          </table:table-cell>
          <table:covered-table-cell table:style-name="ce12" office:value-type="string">
            <text:p>Master's / Graduate Degree</text:p>
          </table:covered-table-cell>
          <table:table-cell table:style-name="ce17" office:value-type="percentage" office:value="0.288">
            <text:p>28.8%</text:p>
          </table:table-cell>
          <table:table-cell table:style-name="ce19" office:value-type="float" office:value="212">
            <text:p>212</text:p>
          </table:table-cell>
          <table:table-cell table:number-columns-repeated="2"/>
          <table:table-cell>
            <draw:frame table:end-cell-address="'Question 32'.P27" table:end-x="0.0012in" table:end-y="0.1768in" draw:z-index="0" draw:name="Chart 1" draw:style-name="gr1" svg:width="6.3209in" svg:height="3.6917in" svg:x="0.0004in" svg:y="0.0004in">
              <draw:object draw:notify-on-update-of-ranges="'Question 1'.A4:'Question 1'.A10 'Question 1'.C4:'Question 1'.C10" xlink:href="./Object 29" xlink:type="simple" xlink:show="embed" xlink:actuate="onLoad"/>
              <draw:image xlink:href="./ObjectReplacements/Object 29" xlink:type="simple" xlink:show="embed" xlink:actuate="onLoad"/>
            </draw:frame>
          </table:table-cell>
          <table:table-cell table:number-columns-repeated="1017"/>
        </table:table-row>
        <table:table-row table:style-name="ro4">
          <table:table-cell table:style-name="ce4" office:value-type="string" table:number-columns-spanned="2" table:number-rows-spanned="1">
            <text:p>Doctoral</text:p>
          </table:table-cell>
          <table:covered-table-cell table:style-name="ce12" office:value-type="string">
            <text:p>Doctoral</text:p>
          </table:covered-table-cell>
          <table:table-cell table:style-name="ce17" office:value-type="percentage" office:value="0.038">
            <text:p>3.8%</text:p>
          </table:table-cell>
          <table:table-cell table:style-name="ce19" office:value-type="float" office:value="28">
            <text:p>28</text:p>
          </table:table-cell>
          <table:table-cell table:number-columns-repeated="1020"/>
        </table:table-row>
        <table:table-row table:style-name="ro4">
          <table:table-cell table:style-name="ce4" office:value-type="string" table:number-columns-spanned="2" table:number-rows-spanned="1">
            <text:p>Post-Doctoral</text:p>
          </table:table-cell>
          <table:covered-table-cell table:style-name="ce12" office:value-type="string">
            <text:p>Post-Doctoral</text:p>
          </table:covered-table-cell>
          <table:table-cell table:style-name="ce17" office:value-type="percentage" office:value="0.022">
            <text:p>2.2%</text:p>
          </table:table-cell>
          <table:table-cell table:style-name="ce19" office:value-type="float" office:value="16">
            <text:p>16</text:p>
          </table:table-cell>
          <table:table-cell table:number-columns-repeated="1020"/>
        </table:table-row>
        <table:table-row table:style-name="ro4">
          <table:table-cell table:style-name="ce4" office:value-type="string" table:number-columns-spanned="3" table:number-rows-spanned="1">
            <text:p>Other (please specify)</text:p>
          </table:table-cell>
          <table:covered-table-cell table:style-name="ce12" office:value-type="string">
            <text:p>Other (please specify)</text:p>
          </table:covered-table-cell>
          <table:covered-table-cell table:style-name="ce18" office:value-type="float" office:value="21">
            <text:p>21</text:p>
          </table:covered-table-cell>
          <table:table-cell table:style-name="ce20" office:value-type="float" office:value="21">
            <text:p>21</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736">
            <text:p>736</text:p>
          </table:covered-table-cell>
          <table:table-cell table:style-name="ce21" office:value-type="float" office:value="736">
            <text:p>736</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271">
            <text:p>271</text:p>
          </table:covered-table-cell>
          <table:table-cell table:style-name="ce22" office:value-type="float" office:value="271">
            <text:p>271</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7" office:value-type="string">
            <text:p>Number</text:p>
          </table:table-cell>
          <table:table-cell table:style-name="ce7" office:value-type="string">
            <text:p>Response Date</text:p>
          </table:table-cell>
          <table:table-cell table:style-name="ce7" office:value-type="string">
            <text:p>Other (please specify)</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3-10-29T06:09:00">
            <text:p>Oct 29, 2013 6:09 AM</text:p>
          </table:table-cell>
          <table:table-cell office:value-type="string">
            <text:p>some college</text:p>
          </table:table-cell>
          <table:table-cell table:number-columns-repeated="1021"/>
        </table:table-row>
        <table:table-row table:style-name="ro5">
          <table:table-cell office:value-type="float" office:value="2">
            <text:p>2</text:p>
          </table:table-cell>
          <table:table-cell office:value-type="date" office:date-value="2013-10-28T21:20:00">
            <text:p>Oct 28, 2013 9:20 PM</text:p>
          </table:table-cell>
          <table:table-cell office:value-type="string">
            <text:p>Almost done with an MSEE</text:p>
          </table:table-cell>
          <table:table-cell table:number-columns-repeated="1021"/>
        </table:table-row>
        <table:table-row table:style-name="ro5">
          <table:table-cell office:value-type="float" office:value="3">
            <text:p>3</text:p>
          </table:table-cell>
          <table:table-cell office:value-type="date" office:date-value="2013-10-28T21:12:00">
            <text:p>Oct 28, 2013 9:12 PM</text:p>
          </table:table-cell>
          <table:table-cell office:value-type="string">
            <text:p>some University</text:p>
          </table:table-cell>
          <table:table-cell table:number-columns-repeated="1021"/>
        </table:table-row>
        <table:table-row table:style-name="ro5">
          <table:table-cell office:value-type="float" office:value="4">
            <text:p>4</text:p>
          </table:table-cell>
          <table:table-cell office:value-type="date" office:date-value="2013-09-10T20:35:00">
            <text:p>Sep 10, 2013 8:35 PM</text:p>
          </table:table-cell>
          <table:table-cell office:value-type="string">
            <text:p>And in a PhD program</text:p>
          </table:table-cell>
          <table:table-cell table:number-columns-repeated="1021"/>
        </table:table-row>
        <table:table-row table:style-name="ro5">
          <table:table-cell office:value-type="float" office:value="5">
            <text:p>5</text:p>
          </table:table-cell>
          <table:table-cell office:value-type="date" office:date-value="2013-09-01T21:16:00">
            <text:p>Sep 1, 2013 9:16 PM</text:p>
          </table:table-cell>
          <table:table-cell office:value-type="string">
            <text:p>Going into upper school now</text:p>
          </table:table-cell>
          <table:table-cell table:number-columns-repeated="1021"/>
        </table:table-row>
        <table:table-row table:style-name="ro5">
          <table:table-cell office:value-type="float" office:value="6">
            <text:p>6</text:p>
          </table:table-cell>
          <table:table-cell office:value-type="date" office:date-value="2013-08-23T06:10:00">
            <text:p>Aug 23, 2013 6:10 AM</text:p>
          </table:table-cell>
          <table:table-cell office:value-type="string">
            <text:p>b.tech final year <text:s/>under electronics and communication</text:p>
          </table:table-cell>
          <table:table-cell table:number-columns-repeated="1021"/>
        </table:table-row>
        <table:table-row table:style-name="ro5">
          <table:table-cell office:value-type="float" office:value="7">
            <text:p>7</text:p>
          </table:table-cell>
          <table:table-cell office:value-type="date" office:date-value="2013-08-09T13:57:00">
            <text:p>Aug 9, 2013 1:57 PM</text:p>
          </table:table-cell>
          <table:table-cell office:value-type="string">
            <text:p>Foundation Degree</text:p>
          </table:table-cell>
          <table:table-cell table:number-columns-repeated="1021"/>
        </table:table-row>
        <table:table-row table:style-name="ro5">
          <table:table-cell office:value-type="float" office:value="8">
            <text:p>8</text:p>
          </table:table-cell>
          <table:table-cell office:value-type="date" office:date-value="2013-08-06T15:55:00">
            <text:p>Aug 6, 2013 3:55 PM</text:p>
          </table:table-cell>
          <table:table-cell office:value-type="string">
            <text:p>Engineer degree</text:p>
          </table:table-cell>
          <table:table-cell table:number-columns-repeated="1021"/>
        </table:table-row>
        <table:table-row table:style-name="ro5">
          <table:table-cell office:value-type="float" office:value="9">
            <text:p>9</text:p>
          </table:table-cell>
          <table:table-cell office:value-type="date" office:date-value="2013-08-06T09:12:00">
            <text:p>Aug 6, 2013 9:12 AM</text:p>
          </table:table-cell>
          <table:table-cell office:value-type="string">
            <text:p>J.D. (law degree)</text:p>
          </table:table-cell>
          <table:table-cell table:number-columns-repeated="1021"/>
        </table:table-row>
        <table:table-row table:style-name="ro5">
          <table:table-cell office:value-type="float" office:value="10">
            <text:p>10</text:p>
          </table:table-cell>
          <table:table-cell office:value-type="date" office:date-value="2013-08-01T21:38:00">
            <text:p>Aug 1, 2013 9:38 PM</text:p>
          </table:table-cell>
          <table:table-cell office:value-type="string">
            <text:p>Currently working on doctorate but have M.S.</text:p>
          </table:table-cell>
          <table:table-cell table:number-columns-repeated="1021"/>
        </table:table-row>
        <table:table-row table:style-name="ro5">
          <table:table-cell office:value-type="float" office:value="11">
            <text:p>11</text:p>
          </table:table-cell>
          <table:table-cell office:value-type="date" office:date-value="2013-08-01T09:50:00">
            <text:p>Aug 1, 2013 9:50 AM</text:p>
          </table:table-cell>
          <table:table-cell office:value-type="string">
            <text:p>Peruskoulu</text:p>
          </table:table-cell>
          <table:table-cell table:number-columns-repeated="1021"/>
        </table:table-row>
        <table:table-row table:style-name="ro5">
          <table:table-cell office:value-type="float" office:value="12">
            <text:p>12</text:p>
          </table:table-cell>
          <table:table-cell office:value-type="date" office:date-value="2013-08-01T05:09:00">
            <text:p>Aug 1, 2013 5:09 AM</text:p>
          </table:table-cell>
          <table:table-cell office:value-type="string">
            <text:p>Homeschool</text:p>
          </table:table-cell>
          <table:table-cell table:number-columns-repeated="1021"/>
        </table:table-row>
        <table:table-row table:style-name="ro5">
          <table:table-cell office:value-type="float" office:value="13">
            <text:p>13</text:p>
          </table:table-cell>
          <table:table-cell office:value-type="date" office:date-value="2013-07-31T21:27:00">
            <text:p>Jul 31, 2013 9:27 PM</text:p>
          </table:table-cell>
          <table:table-cell office:value-type="string">
            <text:p>Working on High School</text:p>
          </table:table-cell>
          <table:table-cell table:number-columns-repeated="1021"/>
        </table:table-row>
        <table:table-row table:style-name="ro5">
          <table:table-cell office:value-type="float" office:value="14">
            <text:p>14</text:p>
          </table:table-cell>
          <table:table-cell office:value-type="date" office:date-value="2013-07-31T18:13:00">
            <text:p>Jul 31, 2013 6:13 PM</text:p>
          </table:table-cell>
          <table:table-cell office:value-type="string">
            <text:p>I'm currently going into 8th grade.</text:p>
          </table:table-cell>
          <table:table-cell table:number-columns-repeated="1021"/>
        </table:table-row>
        <table:table-row table:style-name="ro5">
          <table:table-cell office:value-type="float" office:value="15">
            <text:p>15</text:p>
          </table:table-cell>
          <table:table-cell office:value-type="date" office:date-value="2013-07-30T18:20:00">
            <text:p>Jul 30, 2013 6:20 PM</text:p>
          </table:table-cell>
          <table:table-cell office:value-type="string">
            <text:p>In college?</text:p>
          </table:table-cell>
          <table:table-cell table:number-columns-repeated="1021"/>
        </table:table-row>
        <table:table-row table:style-name="ro5">
          <table:table-cell office:value-type="float" office:value="16">
            <text:p>16</text:p>
          </table:table-cell>
          <table:table-cell office:value-type="date" office:date-value="2013-07-29T23:15:00">
            <text:p>Jul 29, 2013 11:15 PM</text:p>
          </table:table-cell>
          <table:table-cell office:value-type="string">
            <text:p>Some college but no full bachelors.</text:p>
          </table:table-cell>
          <table:table-cell table:number-columns-repeated="1021"/>
        </table:table-row>
        <table:table-row table:style-name="ro5">
          <table:table-cell office:value-type="float" office:value="17">
            <text:p>17</text:p>
          </table:table-cell>
          <table:table-cell office:value-type="date" office:date-value="2013-07-27T21:55:00">
            <text:p>Jul 27, 2013 9:55 PM</text:p>
          </table:table-cell>
          <table:table-cell office:value-type="string">
            <text:p>chemistry</text:p>
          </table:table-cell>
          <table:table-cell table:number-columns-repeated="1021"/>
        </table:table-row>
        <table:table-row table:style-name="ro5">
          <table:table-cell office:value-type="float" office:value="18">
            <text:p>18</text:p>
          </table:table-cell>
          <table:table-cell office:value-type="date" office:date-value="2013-07-25T00:35:00">
            <text:p>Jul 25, 2013 12:35 AM</text:p>
          </table:table-cell>
          <table:table-cell office:value-type="string">
            <text:p>Some college</text:p>
          </table:table-cell>
          <table:table-cell table:number-columns-repeated="1021"/>
        </table:table-row>
        <table:table-row table:style-name="ro5">
          <table:table-cell office:value-type="float" office:value="19">
            <text:p>19</text:p>
          </table:table-cell>
          <table:table-cell office:value-type="date" office:date-value="2013-07-24T20:08:00.000001">
            <text:p>Jul 24, 2013 8:08 PM</text:p>
          </table:table-cell>
          <table:table-cell office:value-type="string">
            <text:p>Working on my BS in EE</text:p>
          </table:table-cell>
          <table:table-cell table:number-columns-repeated="1021"/>
        </table:table-row>
        <table:table-row table:style-name="ro5">
          <table:table-cell office:value-type="float" office:value="20">
            <text:p>20</text:p>
          </table:table-cell>
          <table:table-cell office:value-type="date" office:date-value="2013-07-24T19:51:00">
            <text:p>Jul 24, 2013 7:51 PM</text:p>
          </table:table-cell>
          <table:table-cell office:value-type="string">
            <text:p>7th grade</text:p>
          </table:table-cell>
          <table:table-cell table:number-columns-repeated="1021"/>
        </table:table-row>
        <table:table-row table:style-name="ro5">
          <table:table-cell office:value-type="float" office:value="21">
            <text:p>21</text:p>
          </table:table-cell>
          <table:table-cell office:value-type="date" office:date-value="2013-07-24T17:58:00">
            <text:p>Jul 24, 2013 5:58 PM</text:p>
          </table:table-cell>
          <table:table-cell office:value-type="string">
            <text:p>Honestly, public schools in the US are so abysmal I feel ashamed mentioning that I went, I'm Self-Educated.</text:p>
          </table:table-cell>
          <table:table-cell table:number-columns-repeated="1021"/>
        </table:table-row>
      </table:table>
      <table:table table:name="Question 33" table:style-name="ta2" table:print="false">
        <office:forms form:automatic-focus="false" form:apply-design-mode="false"/>
        <table:table-column table:style-name="co1" table:default-cell-style-name="ce8"/>
        <table:table-column table:style-name="co2" table:default-cell-style-name="ce15"/>
        <table:table-column table:style-name="co3" table:number-columns-repeated="2" table:default-cell-style-name="Default"/>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The Open Hardware community is made up of many creative individuals coming from diverse backgrounds. Which fields would you consider your areas of experience? (check all that apply)</text:p>
          </table:table-cell>
          <table:covered-table-cell table:style-name="ce10" office:value-type="string">
            <text:p>The Open Hardware community is made up of many creative individuals coming from diverse backgrounds. Which fields would you consider your areas of experience? (check all that apply)</text:p>
          </table:covered-table-cell>
          <table:covered-table-cell table:style-name="ce10" office:value-type="string">
            <text:p>The Open Hardware community is made up of many creative individuals coming from diverse backgrounds. Which fields would you consider your areas of experience? (check all that apply)</text:p>
          </table:covered-table-cell>
          <table:covered-table-cell table:style-name="ce10" office:value-type="string">
            <text:p>The Open Hardware community is made up of many creative individuals coming from diverse backgrounds. Which fields would you consider your areas of experience? (check all that apply)</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table:style-name="ce4" office:value-type="string" table:number-columns-spanned="2" table:number-rows-spanned="1">
            <text:p>Engineering</text:p>
          </table:table-cell>
          <table:covered-table-cell table:style-name="ce12" office:value-type="string">
            <text:p>Engineering</text:p>
          </table:covered-table-cell>
          <table:table-cell table:style-name="ce17" office:value-type="percentage" office:value="0.803">
            <text:p>80.3%</text:p>
          </table:table-cell>
          <table:table-cell table:style-name="ce19" office:value-type="float" office:value="583">
            <text:p>583</text:p>
          </table:table-cell>
          <table:table-cell table:number-columns-repeated="1020"/>
        </table:table-row>
        <table:table-row table:style-name="ro4">
          <table:table-cell table:style-name="ce4" office:value-type="string" table:number-columns-spanned="2" table:number-rows-spanned="1">
            <text:p>Humanities</text:p>
          </table:table-cell>
          <table:covered-table-cell table:style-name="ce12" office:value-type="string">
            <text:p>Humanities</text:p>
          </table:covered-table-cell>
          <table:table-cell table:style-name="ce17" office:value-type="percentage" office:value="0.114">
            <text:p>11.4%</text:p>
          </table:table-cell>
          <table:table-cell table:style-name="ce19" office:value-type="float" office:value="83">
            <text:p>83</text:p>
          </table:table-cell>
          <table:table-cell table:number-columns-repeated="1020"/>
        </table:table-row>
        <table:table-row table:style-name="ro4">
          <table:table-cell table:style-name="ce4" office:value-type="string" table:number-columns-spanned="2" table:number-rows-spanned="1">
            <text:p>The Arts</text:p>
          </table:table-cell>
          <table:covered-table-cell table:style-name="ce12" office:value-type="string">
            <text:p>The Arts</text:p>
          </table:covered-table-cell>
          <table:table-cell table:style-name="ce17" office:value-type="percentage" office:value="0.175">
            <text:p>17.5%</text:p>
          </table:table-cell>
          <table:table-cell table:style-name="ce19" office:value-type="float" office:value="127">
            <text:p>127</text:p>
          </table:table-cell>
          <table:table-cell table:number-columns-repeated="1020"/>
        </table:table-row>
        <table:table-row table:style-name="ro4">
          <table:table-cell table:style-name="ce4" office:value-type="string" table:number-columns-spanned="2" table:number-rows-spanned="1">
            <text:p>Science</text:p>
          </table:table-cell>
          <table:covered-table-cell table:style-name="ce12" office:value-type="string">
            <text:p>Science</text:p>
          </table:covered-table-cell>
          <table:table-cell table:style-name="ce17" office:value-type="percentage" office:value="0.412">
            <text:p>41.2%</text:p>
          </table:table-cell>
          <table:table-cell table:style-name="ce19" office:value-type="float" office:value="299">
            <text:p>299</text:p>
          </table:table-cell>
          <table:table-cell table:number-columns-repeated="1020"/>
        </table:table-row>
        <table:table-row table:style-name="ro4">
          <table:table-cell table:style-name="ce4" office:value-type="string" table:number-columns-spanned="2" table:number-rows-spanned="1">
            <text:p>Education</text:p>
          </table:table-cell>
          <table:covered-table-cell table:style-name="ce12" office:value-type="string">
            <text:p>Education</text:p>
          </table:covered-table-cell>
          <table:table-cell table:style-name="ce17" office:value-type="percentage" office:value="0.197">
            <text:p>19.7%</text:p>
          </table:table-cell>
          <table:table-cell table:style-name="ce19" office:value-type="float" office:value="143">
            <text:p>143</text:p>
          </table:table-cell>
          <table:table-cell table:number-columns-repeated="2"/>
          <table:table-cell>
            <draw:frame table:end-cell-address="'Question 33'.P27" table:end-x="0.0012in" table:end-y="0.1768in" draw:z-index="0" draw:name="Chart 1" draw:style-name="gr1" svg:width="6.3209in" svg:height="3.6929in" svg:x="0.0004in" svg:y="0.0004in">
              <draw:object draw:notify-on-update-of-ranges="'Question 1'.A4:'Question 1'.A8 'Question 1'.C4:'Question 1'.C8" xlink:href="./Object 30" xlink:type="simple" xlink:show="embed" xlink:actuate="onLoad"/>
              <draw:image xlink:href="./ObjectReplacements/Object 30" xlink:type="simple" xlink:show="embed" xlink:actuate="onLoad"/>
            </draw:frame>
          </table:table-cell>
          <table:table-cell table:number-columns-repeated="1017"/>
        </table:table-row>
        <table:table-row table:style-name="ro4">
          <table:table-cell table:style-name="ce4" office:value-type="string" table:number-columns-spanned="3" table:number-rows-spanned="1">
            <text:p>Other (please specify)</text:p>
          </table:table-cell>
          <table:covered-table-cell table:style-name="ce12" office:value-type="string">
            <text:p>Other (please specify)</text:p>
          </table:covered-table-cell>
          <table:covered-table-cell table:style-name="ce18" office:value-type="float" office:value="33">
            <text:p>33</text:p>
          </table:covered-table-cell>
          <table:table-cell table:style-name="ce20" office:value-type="float" office:value="33">
            <text:p>33</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726">
            <text:p>726</text:p>
          </table:covered-table-cell>
          <table:table-cell table:style-name="ce21" office:value-type="float" office:value="726">
            <text:p>726</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281">
            <text:p>281</text:p>
          </table:covered-table-cell>
          <table:table-cell table:style-name="ce22" office:value-type="float" office:value="281">
            <text:p>281</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7" office:value-type="string">
            <text:p>Number</text:p>
          </table:table-cell>
          <table:table-cell table:style-name="ce7" office:value-type="string">
            <text:p>Response Date</text:p>
          </table:table-cell>
          <table:table-cell table:style-name="ce7" office:value-type="string">
            <text:p>Other (please specify)</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3-11-01T01:31:00">
            <text:p>Nov 1, 2013 1:31 AM</text:p>
          </table:table-cell>
          <table:table-cell office:value-type="string">
            <text:p>General Mischief</text:p>
          </table:table-cell>
          <table:table-cell table:number-columns-repeated="1021"/>
        </table:table-row>
        <table:table-row table:style-name="ro5">
          <table:table-cell office:value-type="float" office:value="2">
            <text:p>2</text:p>
          </table:table-cell>
          <table:table-cell office:value-type="date" office:date-value="2013-10-29T14:06:00">
            <text:p>Oct 29, 2013 2:06 PM</text:p>
          </table:table-cell>
          <table:table-cell office:value-type="string">
            <text:p>Curiosity</text:p>
          </table:table-cell>
          <table:table-cell table:number-columns-repeated="1021"/>
        </table:table-row>
        <table:table-row table:style-name="ro5">
          <table:table-cell office:value-type="float" office:value="3">
            <text:p>3</text:p>
          </table:table-cell>
          <table:table-cell office:value-type="date" office:date-value="2013-10-28T21:54:00">
            <text:p>Oct 28, 2013 9:54 PM</text:p>
          </table:table-cell>
          <table:table-cell office:value-type="string">
            <text:p>Entrepreneurship</text:p>
          </table:table-cell>
          <table:table-cell table:number-columns-repeated="1021"/>
        </table:table-row>
        <table:table-row table:style-name="ro5">
          <table:table-cell office:value-type="float" office:value="4">
            <text:p>4</text:p>
          </table:table-cell>
          <table:table-cell office:value-type="date" office:date-value="2013-10-28T21:16:00">
            <text:p>Oct 28, 2013 9:16 PM</text:p>
          </table:table-cell>
          <table:table-cell office:value-type="string">
            <text:p>I work as a programmer and systems engineer, developing distributed software applications.</text:p>
          </table:table-cell>
          <table:table-cell table:number-columns-repeated="1021"/>
        </table:table-row>
        <table:table-row table:style-name="ro5">
          <table:table-cell office:value-type="float" office:value="5">
            <text:p>5</text:p>
          </table:table-cell>
          <table:table-cell office:value-type="date" office:date-value="2013-10-28T21:11:00">
            <text:p>Oct 28, 2013 9:11 PM</text:p>
          </table:table-cell>
          <table:table-cell office:value-type="string">
            <text:p>Management</text:p>
          </table:table-cell>
          <table:table-cell table:number-columns-repeated="1021"/>
        </table:table-row>
        <table:table-row table:style-name="ro5">
          <table:table-cell office:value-type="float" office:value="6">
            <text:p>6</text:p>
          </table:table-cell>
          <table:table-cell office:value-type="date" office:date-value="2013-10-01T20:38:00">
            <text:p>Oct 1, 2013 8:38 PM</text:p>
          </table:table-cell>
          <table:table-cell office:value-type="string">
            <text:p>Dental</text:p>
          </table:table-cell>
          <table:table-cell table:number-columns-repeated="1021"/>
        </table:table-row>
        <table:table-row table:style-name="ro5">
          <table:table-cell office:value-type="float" office:value="7">
            <text:p>7</text:p>
          </table:table-cell>
          <table:table-cell office:value-type="date" office:date-value="2013-09-01T21:16:00">
            <text:p>Sep 1, 2013 9:16 PM</text:p>
          </table:table-cell>
          <table:table-cell office:value-type="string">
            <text:p>Tinkering :D</text:p>
          </table:table-cell>
          <table:table-cell table:number-columns-repeated="1021"/>
        </table:table-row>
        <table:table-row table:style-name="ro5">
          <table:table-cell office:value-type="float" office:value="8">
            <text:p>8</text:p>
          </table:table-cell>
          <table:table-cell office:value-type="date" office:date-value="2013-08-16T22:14:00">
            <text:p>Aug 16, 2013 10:14 PM</text:p>
          </table:table-cell>
          <table:table-cell office:value-type="string">
            <text:p>Disassembly</text:p>
          </table:table-cell>
          <table:table-cell table:number-columns-repeated="1021"/>
        </table:table-row>
        <table:table-row table:style-name="ro5">
          <table:table-cell office:value-type="float" office:value="9">
            <text:p>9</text:p>
          </table:table-cell>
          <table:table-cell office:value-type="date" office:date-value="2013-08-10T21:12:00">
            <text:p>Aug 10, 2013 9:12 PM</text:p>
          </table:table-cell>
          <table:table-cell office:value-type="string">
            <text:p>3d industrial design</text:p>
          </table:table-cell>
          <table:table-cell table:number-columns-repeated="1021"/>
        </table:table-row>
        <table:table-row table:style-name="ro5">
          <table:table-cell office:value-type="float" office:value="10">
            <text:p>10</text:p>
          </table:table-cell>
          <table:table-cell office:value-type="date" office:date-value="2013-08-08T18:03:00">
            <text:p>Aug 8, 2013 6:03 PM</text:p>
          </table:table-cell>
          <table:table-cell office:value-type="string">
            <text:p>Information Technology</text:p>
          </table:table-cell>
          <table:table-cell table:number-columns-repeated="1021"/>
        </table:table-row>
        <table:table-row table:style-name="ro5">
          <table:table-cell office:value-type="float" office:value="11">
            <text:p>11</text:p>
          </table:table-cell>
          <table:table-cell office:value-type="date" office:date-value="2013-08-08T04:56:00">
            <text:p>Aug 8, 2013 4:56 AM</text:p>
          </table:table-cell>
          <table:table-cell office:value-type="string">
            <text:p>Optometry</text:p>
          </table:table-cell>
          <table:table-cell table:number-columns-repeated="1021"/>
        </table:table-row>
        <table:table-row table:style-name="ro5">
          <table:table-cell office:value-type="float" office:value="12">
            <text:p>12</text:p>
          </table:table-cell>
          <table:table-cell office:value-type="date" office:date-value="2013-08-06T20:11:00">
            <text:p>Aug 6, 2013 8:11 PM</text:p>
          </table:table-cell>
          <table:table-cell office:value-type="string">
            <text:p>IT\IS</text:p>
          </table:table-cell>
          <table:table-cell table:number-columns-repeated="1021"/>
        </table:table-row>
        <table:table-row table:style-name="ro5">
          <table:table-cell office:value-type="float" office:value="13">
            <text:p>13</text:p>
          </table:table-cell>
          <table:table-cell office:value-type="date" office:date-value="2013-08-06T15:46:00">
            <text:p>Aug 6, 2013 3:46 PM</text:p>
          </table:table-cell>
          <table:table-cell office:value-type="string">
            <text:p>Interior design, product design</text:p>
          </table:table-cell>
          <table:table-cell table:number-columns-repeated="1021"/>
        </table:table-row>
        <table:table-row table:style-name="ro5">
          <table:table-cell office:value-type="float" office:value="14">
            <text:p>14</text:p>
          </table:table-cell>
          <table:table-cell office:value-type="date" office:date-value="2013-08-06T12:46:00">
            <text:p>Aug 6, 2013 12:46 PM</text:p>
          </table:table-cell>
          <table:table-cell office:value-type="string">
            <text:p>45 years in Health care</text:p>
          </table:table-cell>
          <table:table-cell table:number-columns-repeated="1021"/>
        </table:table-row>
        <table:table-row table:style-name="ro5">
          <table:table-cell office:value-type="float" office:value="15">
            <text:p>15</text:p>
          </table:table-cell>
          <table:table-cell office:value-type="date" office:date-value="2013-08-06T09:12:00">
            <text:p>Aug 6, 2013 9:12 AM</text:p>
          </table:table-cell>
          <table:table-cell office:value-type="string">
            <text:p>Law</text:p>
          </table:table-cell>
          <table:table-cell table:number-columns-repeated="1021"/>
        </table:table-row>
        <table:table-row table:style-name="ro5">
          <table:table-cell office:value-type="float" office:value="16">
            <text:p>16</text:p>
          </table:table-cell>
          <table:table-cell office:value-type="date" office:date-value="2013-08-02T17:03:00">
            <text:p>Aug 2, 2013 5:03 PM</text:p>
          </table:table-cell>
          <table:table-cell office:value-type="string">
            <text:p>IT</text:p>
          </table:table-cell>
          <table:table-cell table:number-columns-repeated="1021"/>
        </table:table-row>
        <table:table-row table:style-name="ro5">
          <table:table-cell office:value-type="float" office:value="17">
            <text:p>17</text:p>
          </table:table-cell>
          <table:table-cell office:value-type="date" office:date-value="2013-08-01T11:41:00">
            <text:p>Aug 1, 2013 11:41 AM</text:p>
          </table:table-cell>
          <table:table-cell office:value-type="string">
            <text:p>Computer science</text:p>
          </table:table-cell>
          <table:table-cell table:number-columns-repeated="1021"/>
        </table:table-row>
        <table:table-row table:style-name="ro5">
          <table:table-cell office:value-type="float" office:value="18">
            <text:p>18</text:p>
          </table:table-cell>
          <table:table-cell office:value-type="date" office:date-value="2013-07-31T21:11:00">
            <text:p>Jul 31, 2013 9:11 PM</text:p>
          </table:table-cell>
          <table:table-cell office:value-type="string">
            <text:p>IT</text:p>
          </table:table-cell>
          <table:table-cell table:number-columns-repeated="1021"/>
        </table:table-row>
        <table:table-row table:style-name="ro5">
          <table:table-cell office:value-type="float" office:value="19">
            <text:p>19</text:p>
          </table:table-cell>
          <table:table-cell office:value-type="date" office:date-value="2013-07-31T18:54:00">
            <text:p>Jul 31, 2013 6:54 PM</text:p>
          </table:table-cell>
          <table:table-cell office:value-type="string">
            <text:p>Computer Science</text:p>
          </table:table-cell>
          <table:table-cell table:number-columns-repeated="1021"/>
        </table:table-row>
        <table:table-row table:style-name="ro5">
          <table:table-cell office:value-type="float" office:value="20">
            <text:p>20</text:p>
          </table:table-cell>
          <table:table-cell office:value-type="date" office:date-value="2013-07-31T18:36:00">
            <text:p>Jul 31, 2013 6:36 PM</text:p>
          </table:table-cell>
          <table:table-cell office:value-type="string">
            <text:p>IT</text:p>
          </table:table-cell>
          <table:table-cell table:number-columns-repeated="1021"/>
        </table:table-row>
        <table:table-row table:style-name="ro5">
          <table:table-cell office:value-type="float" office:value="21">
            <text:p>21</text:p>
          </table:table-cell>
          <table:table-cell office:value-type="date" office:date-value="2013-07-30T17:51:00">
            <text:p>Jul 30, 2013 5:51 PM</text:p>
          </table:table-cell>
          <table:table-cell office:value-type="string">
            <text:p>Law</text:p>
          </table:table-cell>
          <table:table-cell table:number-columns-repeated="1021"/>
        </table:table-row>
        <table:table-row table:style-name="ro5">
          <table:table-cell office:value-type="float" office:value="22">
            <text:p>22</text:p>
          </table:table-cell>
          <table:table-cell office:value-type="date" office:date-value="2013-07-29T21:18:00">
            <text:p>Jul 29, 2013 9:18 PM</text:p>
          </table:table-cell>
          <table:table-cell office:value-type="string">
            <text:p>Finance</text:p>
          </table:table-cell>
          <table:table-cell table:number-columns-repeated="1021"/>
        </table:table-row>
        <table:table-row table:style-name="ro5">
          <table:table-cell office:value-type="float" office:value="23">
            <text:p>23</text:p>
          </table:table-cell>
          <table:table-cell office:value-type="date" office:date-value="2013-07-29T03:41:00">
            <text:p>Jul 29, 2013 3:41 AM</text:p>
          </table:table-cell>
          <table:table-cell office:value-type="string">
            <text:p>Finance and Business</text:p>
          </table:table-cell>
          <table:table-cell table:number-columns-repeated="1021"/>
        </table:table-row>
        <table:table-row table:style-name="ro5">
          <table:table-cell office:value-type="float" office:value="24">
            <text:p>24</text:p>
          </table:table-cell>
          <table:table-cell office:value-type="date" office:date-value="2013-07-27T12:02:00">
            <text:p>Jul 27, 2013 12:02 PM</text:p>
          </table:table-cell>
          <table:table-cell office:value-type="string">
            <text:p>Design</text:p>
          </table:table-cell>
          <table:table-cell table:number-columns-repeated="1021"/>
        </table:table-row>
        <table:table-row table:style-name="ro5">
          <table:table-cell office:value-type="float" office:value="25">
            <text:p>25</text:p>
          </table:table-cell>
          <table:table-cell office:value-type="date" office:date-value="2013-07-26T21:16:00">
            <text:p>Jul 26, 2013 9:16 PM</text:p>
          </table:table-cell>
          <table:table-cell office:value-type="string">
            <text:p>Theater</text:p>
          </table:table-cell>
          <table:table-cell table:number-columns-repeated="1021"/>
        </table:table-row>
        <table:table-row table:style-name="ro5">
          <table:table-cell office:value-type="float" office:value="26">
            <text:p>26</text:p>
          </table:table-cell>
          <table:table-cell office:value-type="date" office:date-value="2013-07-26T15:26:00">
            <text:p>Jul 26, 2013 3:26 PM</text:p>
          </table:table-cell>
          <table:table-cell office:value-type="string">
            <text:p>Management, Applied Economics</text:p>
          </table:table-cell>
          <table:table-cell table:number-columns-repeated="1021"/>
        </table:table-row>
        <table:table-row table:style-name="ro5">
          <table:table-cell office:value-type="float" office:value="27">
            <text:p>27</text:p>
          </table:table-cell>
          <table:table-cell office:value-type="date" office:date-value="2013-07-25T18:44:00">
            <text:p>Jul 25, 2013 6:44 PM</text:p>
          </table:table-cell>
          <table:table-cell office:value-type="string">
            <text:p>It</text:p>
          </table:table-cell>
          <table:table-cell table:number-columns-repeated="1021"/>
        </table:table-row>
        <table:table-row table:style-name="ro5">
          <table:table-cell office:value-type="float" office:value="28">
            <text:p>28</text:p>
          </table:table-cell>
          <table:table-cell office:value-type="date" office:date-value="2013-07-25T15:50:00">
            <text:p>Jul 25, 2013 3:50 PM</text:p>
          </table:table-cell>
          <table:table-cell office:value-type="string">
            <text:p>Social Science / Tech intersection</text:p>
          </table:table-cell>
          <table:table-cell table:number-columns-repeated="1021"/>
        </table:table-row>
        <table:table-row table:style-name="ro5">
          <table:table-cell office:value-type="float" office:value="29">
            <text:p>29</text:p>
          </table:table-cell>
          <table:table-cell office:value-type="date" office:date-value="2013-07-24T23:44:00">
            <text:p>Jul 24, 2013 11:44 PM</text:p>
          </table:table-cell>
          <table:table-cell office:value-type="string">
            <text:p>Social Sciences</text:p>
          </table:table-cell>
          <table:table-cell table:number-columns-repeated="1021"/>
        </table:table-row>
        <table:table-row table:style-name="ro5">
          <table:table-cell office:value-type="float" office:value="30">
            <text:p>30</text:p>
          </table:table-cell>
          <table:table-cell office:value-type="date" office:date-value="2013-07-24T23:29:00">
            <text:p>Jul 24, 2013 11:29 PM</text:p>
          </table:table-cell>
          <table:table-cell office:value-type="string">
            <text:p>General management</text:p>
          </table:table-cell>
          <table:table-cell table:number-columns-repeated="1021"/>
        </table:table-row>
        <table:table-row table:style-name="ro5">
          <table:table-cell office:value-type="float" office:value="31">
            <text:p>31</text:p>
          </table:table-cell>
          <table:table-cell office:value-type="date" office:date-value="2013-07-24T22:12:00">
            <text:p>Jul 24, 2013 10:12 PM</text:p>
          </table:table-cell>
          <table:table-cell office:value-type="string">
            <text:p>Finance</text:p>
          </table:table-cell>
          <table:table-cell table:number-columns-repeated="1021"/>
        </table:table-row>
        <table:table-row table:style-name="ro5">
          <table:table-cell office:value-type="float" office:value="32">
            <text:p>32</text:p>
          </table:table-cell>
          <table:table-cell office:value-type="date" office:date-value="2013-07-24T20:15:00">
            <text:p>Jul 24, 2013 8:15 PM</text:p>
          </table:table-cell>
          <table:table-cell office:value-type="string">
            <text:p>Open content creator - creative writer</text:p>
          </table:table-cell>
          <table:table-cell table:number-columns-repeated="1021"/>
        </table:table-row>
        <table:table-row table:style-name="ro5">
          <table:table-cell office:value-type="float" office:value="33">
            <text:p>33</text:p>
          </table:table-cell>
          <table:table-cell office:value-type="date" office:date-value="2013-07-24T17:58:00">
            <text:p>Jul 24, 2013 5:58 PM</text:p>
          </table:table-cell>
          <table:table-cell office:value-type="string">
            <text:p>Design Science and practical game theory</text:p>
          </table:table-cell>
          <table:table-cell table:number-columns-repeated="1021"/>
        </table:table-row>
      </table:table>
      <table:table table:name="Question 34" table:style-name="ta2" table:print="false">
        <office:forms form:automatic-focus="false" form:apply-design-mode="false"/>
        <table:table-column table:style-name="co1" table:default-cell-style-name="ce8"/>
        <table:table-column table:style-name="co2" table:default-cell-style-name="ce15"/>
        <table:table-column table:style-name="co3" table:default-cell-style-name="Default"/>
        <table:table-column table:style-name="co4" table:number-columns-repeated="253" table:default-cell-style-name="Default"/>
        <table:table-column table:style-name="co5" table:number-columns-repeated="768" table:default-cell-style-name="Default"/>
        <table:table-row table:style-name="ro1">
          <table:table-cell table:style-name="ce1" office:value-type="string" table:number-columns-spanned="3"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1"/>
        </table:table-row>
        <table:table-row table:style-name="ro2">
          <table:table-cell table:style-name="ce2" office:value-type="string" table:number-columns-spanned="3" table:number-rows-spanned="1">
            <text:p>What’s your profession?</text:p>
          </table:table-cell>
          <table:covered-table-cell table:style-name="ce10" office:value-type="string">
            <text:p>What’s your profession?</text:p>
          </table:covered-table-cell>
          <table:covered-table-cell table:style-name="ce10" office:value-type="string">
            <text:p>What’s your profession?</text:p>
          </table:covered-table-cell>
          <table:table-cell table:number-columns-repeated="1021"/>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Count</text:p>
          </table:table-cell>
          <table:table-cell table:number-columns-repeated="1021"/>
        </table:table-row>
        <table:table-row table:style-name="ro4">
          <table:table-cell table:style-name="ce4" table:number-columns-spanned="2" table:number-rows-spanned="1"/>
          <table:covered-table-cell table:style-name="ce12"/>
          <table:table-cell table:style-name="ce19" office:value-type="float" office:value="630">
            <text:p>630</text:p>
          </table:table-cell>
          <table:table-cell table:number-columns-repeated="1021"/>
        </table:table-row>
        <table:table-row table:style-name="ro5">
          <table:table-cell table:style-name="ce5" office:value-type="string" table:number-columns-spanned="2" table:number-rows-spanned="1">
            <text:p>answered question</text:p>
          </table:table-cell>
          <table:covered-table-cell table:style-name="ce13" office:value-type="float" office:value="630">
            <text:p>630</text:p>
          </table:covered-table-cell>
          <table:table-cell table:style-name="ce21" office:value-type="float" office:value="630">
            <text:p>630</text:p>
          </table:table-cell>
          <table:table-cell table:number-columns-repeated="1021"/>
        </table:table-row>
        <table:table-row table:style-name="ro5">
          <table:table-cell table:style-name="ce6" office:value-type="string" table:number-columns-spanned="2" table:number-rows-spanned="1">
            <text:p>skipped question</text:p>
          </table:table-cell>
          <table:covered-table-cell table:style-name="ce14" office:value-type="float" office:value="377">
            <text:p>377</text:p>
          </table:covered-table-cell>
          <table:table-cell table:style-name="ce22" office:value-type="float" office:value="377">
            <text:p>377</text:p>
          </table:table-cell>
          <table:table-cell table:number-columns-repeated="1021"/>
        </table:table-row>
        <table:table-row table:style-name="ro5">
          <table:table-cell table:style-name="Default" table:number-columns-repeated="2"/>
          <table:table-cell table:number-columns-repeated="1022"/>
        </table:table-row>
        <table:table-row table:style-name="ro5">
          <table:table-cell table:style-name="ce7" office:value-type="string">
            <text:p>Number</text:p>
          </table:table-cell>
          <table:table-cell table:style-name="ce7" office:value-type="string">
            <text:p>Response Date</text:p>
          </table:table-cell>
          <table:table-cell table:style-name="ce7" office:value-type="string">
            <text:p>Response Text</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4-01-09T23:17:00">
            <text:p>Jan 9, 2014 11:17 PM</text:p>
          </table:table-cell>
          <table:table-cell office:value-type="string">
            <text:p>professional artist/technician</text:p>
          </table:table-cell>
          <table:table-cell table:number-columns-repeated="1021"/>
        </table:table-row>
        <table:table-row table:style-name="ro5">
          <table:table-cell office:value-type="float" office:value="2">
            <text:p>2</text:p>
          </table:table-cell>
          <table:table-cell office:value-type="date" office:date-value="2014-01-09T18:41:00">
            <text:p>Jan 9, 2014 6:41 PM</text:p>
          </table:table-cell>
          <table:table-cell office:value-type="string">
            <text:p>electronic engineering student</text:p>
          </table:table-cell>
          <table:table-cell table:number-columns-repeated="1021"/>
        </table:table-row>
        <table:table-row table:style-name="ro5">
          <table:table-cell office:value-type="float" office:value="3">
            <text:p>3</text:p>
          </table:table-cell>
          <table:table-cell office:value-type="date" office:date-value="2013-12-04T10:36:00">
            <text:p>Dec 4, 2013 10:36 AM</text:p>
          </table:table-cell>
          <table:table-cell office:value-type="string">
            <text:p>student</text:p>
          </table:table-cell>
          <table:table-cell table:number-columns-repeated="1021"/>
        </table:table-row>
        <table:table-row table:style-name="ro5">
          <table:table-cell office:value-type="float" office:value="4">
            <text:p>4</text:p>
          </table:table-cell>
          <table:table-cell office:value-type="date" office:date-value="2013-11-13T01:33:00">
            <text:p>Nov 13, 2013 1:33 AM</text:p>
          </table:table-cell>
          <table:table-cell office:value-type="string">
            <text:p>professor</text:p>
          </table:table-cell>
          <table:table-cell table:number-columns-repeated="1021"/>
        </table:table-row>
        <table:table-row table:style-name="ro5">
          <table:table-cell office:value-type="float" office:value="5">
            <text:p>5</text:p>
          </table:table-cell>
          <table:table-cell office:value-type="date" office:date-value="2013-11-08T00:11:00">
            <text:p>Nov 8, 2013 12:11 AM</text:p>
          </table:table-cell>
          <table:table-cell office:value-type="string">
            <text:p>Student</text:p>
          </table:table-cell>
          <table:table-cell table:number-columns-repeated="1021"/>
        </table:table-row>
        <table:table-row table:style-name="ro5">
          <table:table-cell office:value-type="float" office:value="6">
            <text:p>6</text:p>
          </table:table-cell>
          <table:table-cell office:value-type="date" office:date-value="2013-11-04T23:51:00">
            <text:p>Nov 4, 2013 11:51 PM</text:p>
          </table:table-cell>
          <table:table-cell office:value-type="string">
            <text:p>Designer</text:p>
          </table:table-cell>
          <table:table-cell table:number-columns-repeated="1021"/>
        </table:table-row>
        <table:table-row table:style-name="ro5">
          <table:table-cell office:value-type="float" office:value="7">
            <text:p>7</text:p>
          </table:table-cell>
          <table:table-cell office:value-type="date" office:date-value="2013-11-04T15:07:00">
            <text:p>Nov 4, 2013 3:07 PM</text:p>
          </table:table-cell>
          <table:table-cell office:value-type="string">
            <text:p>geographer</text:p>
          </table:table-cell>
          <table:table-cell table:number-columns-repeated="1021"/>
        </table:table-row>
        <table:table-row table:style-name="ro5">
          <table:table-cell office:value-type="float" office:value="8">
            <text:p>8</text:p>
          </table:table-cell>
          <table:table-cell office:value-type="date" office:date-value="2013-11-03T20:44:00">
            <text:p>Nov 3, 2013 8:44 PM</text:p>
          </table:table-cell>
          <table:table-cell office:value-type="string">
            <text:p>Electrical Engineer</text:p>
          </table:table-cell>
          <table:table-cell table:number-columns-repeated="1021"/>
        </table:table-row>
        <table:table-row table:style-name="ro5">
          <table:table-cell office:value-type="float" office:value="9">
            <text:p>9</text:p>
          </table:table-cell>
          <table:table-cell office:value-type="date" office:date-value="2013-11-01T01:31:00">
            <text:p>Nov 1, 2013 1:31 AM</text:p>
          </table:table-cell>
          <table:table-cell office:value-type="string">
            <text:p>Still don't know what I want to be when I grow up...</text:p>
          </table:table-cell>
          <table:table-cell table:number-columns-repeated="1021"/>
        </table:table-row>
        <table:table-row table:style-name="ro5">
          <table:table-cell office:value-type="float" office:value="10">
            <text:p>10</text:p>
          </table:table-cell>
          <table:table-cell office:value-type="date" office:date-value="2013-10-31T02:07:00">
            <text:p>Oct 31, 2013 2:07 AM</text:p>
          </table:table-cell>
          <table:table-cell office:value-type="string">
            <text:p>software engineer</text:p>
          </table:table-cell>
          <table:table-cell table:number-columns-repeated="1021"/>
        </table:table-row>
        <table:table-row table:style-name="ro5">
          <table:table-cell office:value-type="float" office:value="11">
            <text:p>11</text:p>
          </table:table-cell>
          <table:table-cell office:value-type="date" office:date-value="2013-10-30T17:32:00">
            <text:p>Oct 30, 2013 5:32 PM</text:p>
          </table:table-cell>
          <table:table-cell office:value-type="string">
            <text:p>Systems Developer</text:p>
          </table:table-cell>
          <table:table-cell table:number-columns-repeated="1021"/>
        </table:table-row>
        <table:table-row table:style-name="ro5">
          <table:table-cell office:value-type="float" office:value="12">
            <text:p>12</text:p>
          </table:table-cell>
          <table:table-cell office:value-type="date" office:date-value="2013-10-30T12:18:00">
            <text:p>Oct 30, 2013 12:18 PM</text:p>
          </table:table-cell>
          <table:table-cell office:value-type="string">
            <text:p>Development Operations Administrator</text:p>
          </table:table-cell>
          <table:table-cell table:number-columns-repeated="1021"/>
        </table:table-row>
        <table:table-row table:style-name="ro5">
          <table:table-cell office:value-type="float" office:value="13">
            <text:p>13</text:p>
          </table:table-cell>
          <table:table-cell office:value-type="date" office:date-value="2013-10-30T06:39:00">
            <text:p>Oct 30, 2013 6:39 AM</text:p>
          </table:table-cell>
          <table:table-cell office:value-type="string">
            <text:p>teacher</text:p>
          </table:table-cell>
          <table:table-cell table:number-columns-repeated="1021"/>
        </table:table-row>
        <table:table-row table:style-name="ro5">
          <table:table-cell office:value-type="float" office:value="14">
            <text:p>14</text:p>
          </table:table-cell>
          <table:table-cell office:value-type="date" office:date-value="2013-10-29T23:26:00">
            <text:p>Oct 29, 2013 11:26 PM</text:p>
          </table:table-cell>
          <table:table-cell office:value-type="string">
            <text:p>PhD student</text:p>
          </table:table-cell>
          <table:table-cell table:number-columns-repeated="1021"/>
        </table:table-row>
        <table:table-row table:style-name="ro5">
          <table:table-cell office:value-type="float" office:value="15">
            <text:p>15</text:p>
          </table:table-cell>
          <table:table-cell office:value-type="date" office:date-value="2013-10-29T17:56:00">
            <text:p>Oct 29, 2013 5:56 PM</text:p>
          </table:table-cell>
          <table:table-cell office:value-type="string">
            <text:p>Electrical Engineer</text:p>
          </table:table-cell>
          <table:table-cell table:number-columns-repeated="1021"/>
        </table:table-row>
        <table:table-row table:style-name="ro5">
          <table:table-cell office:value-type="float" office:value="16">
            <text:p>16</text:p>
          </table:table-cell>
          <table:table-cell office:value-type="date" office:date-value="2013-10-29T16:23:00">
            <text:p>Oct 29, 2013 4:23 PM</text:p>
          </table:table-cell>
          <table:table-cell office:value-type="string">
            <text:p>Hardware Engineer</text:p>
          </table:table-cell>
          <table:table-cell table:number-columns-repeated="1021"/>
        </table:table-row>
        <table:table-row table:style-name="ro5">
          <table:table-cell office:value-type="float" office:value="17">
            <text:p>17</text:p>
          </table:table-cell>
          <table:table-cell office:value-type="date" office:date-value="2013-10-29T15:35:00">
            <text:p>Oct 29, 2013 3:35 PM</text:p>
          </table:table-cell>
          <table:table-cell office:value-type="string">
            <text:p>freelance project management, web development</text:p>
          </table:table-cell>
          <table:table-cell table:number-columns-repeated="1021"/>
        </table:table-row>
        <table:table-row table:style-name="ro5">
          <table:table-cell office:value-type="float" office:value="18">
            <text:p>18</text:p>
          </table:table-cell>
          <table:table-cell office:value-type="date" office:date-value="2013-10-29T15:31:00">
            <text:p>Oct 29, 2013 3:31 PM</text:p>
          </table:table-cell>
          <table:table-cell office:value-type="string">
            <text:p>Quality Assurance Engineer</text:p>
          </table:table-cell>
          <table:table-cell table:number-columns-repeated="1021"/>
        </table:table-row>
        <table:table-row table:style-name="ro5">
          <table:table-cell office:value-type="float" office:value="19">
            <text:p>19</text:p>
          </table:table-cell>
          <table:table-cell office:value-type="date" office:date-value="2013-10-29T15:22:00">
            <text:p>Oct 29, 2013 3:22 PM</text:p>
          </table:table-cell>
          <table:table-cell office:value-type="string">
            <text:p>User Experience Designer</text:p>
          </table:table-cell>
          <table:table-cell table:number-columns-repeated="1021"/>
        </table:table-row>
        <table:table-row table:style-name="ro5">
          <table:table-cell office:value-type="float" office:value="20">
            <text:p>20</text:p>
          </table:table-cell>
          <table:table-cell office:value-type="date" office:date-value="2013-10-29T15:15:00">
            <text:p>Oct 29, 2013 3:15 PM</text:p>
          </table:table-cell>
          <table:table-cell office:value-type="string">
            <text:p>Systems Engineer</text:p>
          </table:table-cell>
          <table:table-cell table:number-columns-repeated="1021"/>
        </table:table-row>
        <table:table-row table:style-name="ro5">
          <table:table-cell office:value-type="float" office:value="21">
            <text:p>21</text:p>
          </table:table-cell>
          <table:table-cell office:value-type="date" office:date-value="2013-10-29T14:22:00">
            <text:p>Oct 29, 2013 2:22 PM</text:p>
          </table:table-cell>
          <table:table-cell office:value-type="string">
            <text:p>Electronic Designer</text:p>
          </table:table-cell>
          <table:table-cell table:number-columns-repeated="1021"/>
        </table:table-row>
        <table:table-row table:style-name="ro5">
          <table:table-cell office:value-type="float" office:value="22">
            <text:p>22</text:p>
          </table:table-cell>
          <table:table-cell office:value-type="date" office:date-value="2013-10-29T14:06:00">
            <text:p>Oct 29, 2013 2:06 PM</text:p>
          </table:table-cell>
          <table:table-cell office:value-type="string">
            <text:p>Workshop Manager</text:p>
          </table:table-cell>
          <table:table-cell table:number-columns-repeated="1021"/>
        </table:table-row>
        <table:table-row table:style-name="ro5">
          <table:table-cell office:value-type="float" office:value="23">
            <text:p>23</text:p>
          </table:table-cell>
          <table:table-cell office:value-type="date" office:date-value="2013-10-29T13:35:00">
            <text:p>Oct 29, 2013 1:35 PM</text:p>
          </table:table-cell>
          <table:table-cell office:value-type="string">
            <text:p>Electrical Engineering</text:p>
          </table:table-cell>
          <table:table-cell table:number-columns-repeated="1021"/>
        </table:table-row>
        <table:table-row table:style-name="ro5">
          <table:table-cell office:value-type="float" office:value="24">
            <text:p>24</text:p>
          </table:table-cell>
          <table:table-cell office:value-type="date" office:date-value="2013-10-29T13:25:00">
            <text:p>Oct 29, 2013 1:25 PM</text:p>
          </table:table-cell>
          <table:table-cell office:value-type="string">
            <text:p>Community relationship management</text:p>
          </table:table-cell>
          <table:table-cell table:number-columns-repeated="1021"/>
        </table:table-row>
        <table:table-row table:style-name="ro5">
          <table:table-cell office:value-type="float" office:value="25">
            <text:p>25</text:p>
          </table:table-cell>
          <table:table-cell office:value-type="date" office:date-value="2013-10-29T13:08:00">
            <text:p>Oct 29, 2013 1:08 PM</text:p>
          </table:table-cell>
          <table:table-cell office:value-type="string">
            <text:p>Human Rights Technologist</text:p>
          </table:table-cell>
          <table:table-cell table:number-columns-repeated="1021"/>
        </table:table-row>
        <table:table-row table:style-name="ro5">
          <table:table-cell office:value-type="float" office:value="26">
            <text:p>26</text:p>
          </table:table-cell>
          <table:table-cell office:value-type="date" office:date-value="2013-10-29T06:09:00">
            <text:p>Oct 29, 2013 6:09 AM</text:p>
          </table:table-cell>
          <table:table-cell office:value-type="string">
            <text:p>Softeware Developer</text:p>
          </table:table-cell>
          <table:table-cell table:number-columns-repeated="1021"/>
        </table:table-row>
        <table:table-row table:style-name="ro5">
          <table:table-cell office:value-type="float" office:value="27">
            <text:p>27</text:p>
          </table:table-cell>
          <table:table-cell office:value-type="date" office:date-value="2013-10-29T05:54:00">
            <text:p>Oct 29, 2013 5:54 AM</text:p>
          </table:table-cell>
          <table:table-cell office:value-type="string">
            <text:p>Software architect</text:p>
          </table:table-cell>
          <table:table-cell table:number-columns-repeated="1021"/>
        </table:table-row>
        <table:table-row table:style-name="ro5">
          <table:table-cell office:value-type="float" office:value="28">
            <text:p>28</text:p>
          </table:table-cell>
          <table:table-cell office:value-type="date" office:date-value="2013-10-29T04:27:00">
            <text:p>Oct 29, 2013 4:27 AM</text:p>
          </table:table-cell>
          <table:table-cell office:value-type="string">
            <text:p>engineer/artist</text:p>
          </table:table-cell>
          <table:table-cell table:number-columns-repeated="1021"/>
        </table:table-row>
        <table:table-row table:style-name="ro5">
          <table:table-cell office:value-type="float" office:value="29">
            <text:p>29</text:p>
          </table:table-cell>
          <table:table-cell office:value-type="date" office:date-value="2013-10-29T03:28:00">
            <text:p>Oct 29, 2013 3:28 AM</text:p>
          </table:table-cell>
          <table:table-cell office:value-type="string">
            <text:p>Entrepreneur</text:p>
          </table:table-cell>
          <table:table-cell table:number-columns-repeated="1021"/>
        </table:table-row>
        <table:table-row table:style-name="ro5">
          <table:table-cell office:value-type="float" office:value="30">
            <text:p>30</text:p>
          </table:table-cell>
          <table:table-cell office:value-type="date" office:date-value="2013-10-29T03:18:00">
            <text:p>Oct 29, 2013 3:18 AM</text:p>
          </table:table-cell>
          <table:table-cell office:value-type="string">
            <text:p>Environmental scientists</text:p>
          </table:table-cell>
          <table:table-cell table:number-columns-repeated="1021"/>
        </table:table-row>
        <table:table-row table:style-name="ro5">
          <table:table-cell office:value-type="float" office:value="31">
            <text:p>31</text:p>
          </table:table-cell>
          <table:table-cell office:value-type="date" office:date-value="2013-10-29T03:10:00">
            <text:p>Oct 29, 2013 3:10 AM</text:p>
          </table:table-cell>
          <table:table-cell office:value-type="string">
            <text:p>Web developer</text:p>
          </table:table-cell>
          <table:table-cell table:number-columns-repeated="1021"/>
        </table:table-row>
        <table:table-row table:style-name="ro5">
          <table:table-cell office:value-type="float" office:value="32">
            <text:p>32</text:p>
          </table:table-cell>
          <table:table-cell office:value-type="date" office:date-value="2013-10-29T03:05:00">
            <text:p>Oct 29, 2013 3:05 AM</text:p>
          </table:table-cell>
          <table:table-cell office:value-type="string">
            <text:p>Electrical Engineer</text:p>
          </table:table-cell>
          <table:table-cell table:number-columns-repeated="1021"/>
        </table:table-row>
        <table:table-row table:style-name="ro5">
          <table:table-cell office:value-type="float" office:value="33">
            <text:p>33</text:p>
          </table:table-cell>
          <table:table-cell office:value-type="date" office:date-value="2013-10-29T02:59:00">
            <text:p>Oct 29, 2013 2:59 AM</text:p>
          </table:table-cell>
          <table:table-cell office:value-type="string">
            <text:p>Not employed</text:p>
          </table:table-cell>
          <table:table-cell table:number-columns-repeated="1021"/>
        </table:table-row>
        <table:table-row table:style-name="ro5">
          <table:table-cell office:value-type="float" office:value="34">
            <text:p>34</text:p>
          </table:table-cell>
          <table:table-cell office:value-type="date" office:date-value="2013-10-29T02:39:00">
            <text:p>Oct 29, 2013 2:39 AM</text:p>
          </table:table-cell>
          <table:table-cell office:value-type="string">
            <text:p>Engineer</text:p>
          </table:table-cell>
          <table:table-cell table:number-columns-repeated="1021"/>
        </table:table-row>
        <table:table-row table:style-name="ro5">
          <table:table-cell office:value-type="float" office:value="35">
            <text:p>35</text:p>
          </table:table-cell>
          <table:table-cell office:value-type="date" office:date-value="2013-10-29T02:28:00">
            <text:p>Oct 29, 2013 2:28 AM</text:p>
          </table:table-cell>
          <table:table-cell office:value-type="string">
            <text:p>Professor</text:p>
          </table:table-cell>
          <table:table-cell table:number-columns-repeated="1021"/>
        </table:table-row>
        <table:table-row table:style-name="ro5">
          <table:table-cell office:value-type="float" office:value="36">
            <text:p>36</text:p>
          </table:table-cell>
          <table:table-cell office:value-type="date" office:date-value="2013-10-29T01:59:00">
            <text:p>Oct 29, 2013 1:59 AM</text:p>
          </table:table-cell>
          <table:table-cell office:value-type="string">
            <text:p>college student</text:p>
          </table:table-cell>
          <table:table-cell table:number-columns-repeated="1021"/>
        </table:table-row>
        <table:table-row table:style-name="ro5">
          <table:table-cell office:value-type="float" office:value="37">
            <text:p>37</text:p>
          </table:table-cell>
          <table:table-cell office:value-type="date" office:date-value="2013-10-29T01:56:00">
            <text:p>Oct 29, 2013 1:56 AM</text:p>
          </table:table-cell>
          <table:table-cell office:value-type="string">
            <text:p>researcher</text:p>
          </table:table-cell>
          <table:table-cell table:number-columns-repeated="1021"/>
        </table:table-row>
        <table:table-row table:style-name="ro5">
          <table:table-cell office:value-type="float" office:value="38">
            <text:p>38</text:p>
          </table:table-cell>
          <table:table-cell office:value-type="date" office:date-value="2013-10-29T01:49:00">
            <text:p>Oct 29, 2013 1:49 AM</text:p>
          </table:table-cell>
          <table:table-cell office:value-type="string">
            <text:p>IT Architect</text:p>
          </table:table-cell>
          <table:table-cell table:number-columns-repeated="1021"/>
        </table:table-row>
        <table:table-row table:style-name="ro5">
          <table:table-cell office:value-type="float" office:value="39">
            <text:p>39</text:p>
          </table:table-cell>
          <table:table-cell office:value-type="date" office:date-value="2013-10-29T01:31:00">
            <text:p>Oct 29, 2013 1:31 AM</text:p>
          </table:table-cell>
          <table:table-cell office:value-type="string">
            <text:p>Professor</text:p>
          </table:table-cell>
          <table:table-cell table:number-columns-repeated="1021"/>
        </table:table-row>
        <table:table-row table:style-name="ro5">
          <table:table-cell office:value-type="float" office:value="40">
            <text:p>40</text:p>
          </table:table-cell>
          <table:table-cell office:value-type="date" office:date-value="2013-10-29T01:29:00">
            <text:p>Oct 29, 2013 1:29 AM</text:p>
          </table:table-cell>
          <table:table-cell office:value-type="string">
            <text:p>It</text:p>
          </table:table-cell>
          <table:table-cell table:number-columns-repeated="1021"/>
        </table:table-row>
        <table:table-row table:style-name="ro5">
          <table:table-cell office:value-type="float" office:value="41">
            <text:p>41</text:p>
          </table:table-cell>
          <table:table-cell office:value-type="date" office:date-value="2013-10-29T01:25:00">
            <text:p>Oct 29, 2013 1:25 AM</text:p>
          </table:table-cell>
          <table:table-cell office:value-type="string">
            <text:p>Computational Designer</text:p>
          </table:table-cell>
          <table:table-cell table:number-columns-repeated="1021"/>
        </table:table-row>
        <table:table-row table:style-name="ro5">
          <table:table-cell office:value-type="float" office:value="42">
            <text:p>42</text:p>
          </table:table-cell>
          <table:table-cell office:value-type="date" office:date-value="2013-10-29T01:24:00">
            <text:p>Oct 29, 2013 1:24 AM</text:p>
          </table:table-cell>
          <table:table-cell office:value-type="string">
            <text:p>entrepeneur</text:p>
          </table:table-cell>
          <table:table-cell table:number-columns-repeated="1021"/>
        </table:table-row>
        <table:table-row table:style-name="ro5">
          <table:table-cell office:value-type="float" office:value="43">
            <text:p>43</text:p>
          </table:table-cell>
          <table:table-cell office:value-type="date" office:date-value="2013-10-29T01:20:00">
            <text:p>Oct 29, 2013 1:20 AM</text:p>
          </table:table-cell>
          <table:table-cell office:value-type="string">
            <text:p>Software programmer</text:p>
          </table:table-cell>
          <table:table-cell table:number-columns-repeated="1021"/>
        </table:table-row>
        <table:table-row table:style-name="ro5">
          <table:table-cell office:value-type="float" office:value="44">
            <text:p>44</text:p>
          </table:table-cell>
          <table:table-cell office:value-type="date" office:date-value="2013-10-29T01:00:00">
            <text:p>Oct 29, 2013 1:00 AM</text:p>
          </table:table-cell>
          <table:table-cell office:value-type="string">
            <text:p>Software Engineer</text:p>
          </table:table-cell>
          <table:table-cell table:number-columns-repeated="1021"/>
        </table:table-row>
        <table:table-row table:style-name="ro5">
          <table:table-cell office:value-type="float" office:value="45">
            <text:p>45</text:p>
          </table:table-cell>
          <table:table-cell office:value-type="date" office:date-value="2013-10-29T00:57:00">
            <text:p>Oct 29, 2013 12:57 AM</text:p>
          </table:table-cell>
          <table:table-cell office:value-type="string">
            <text:p>Filmmaker for nonprofits</text:p>
          </table:table-cell>
          <table:table-cell table:number-columns-repeated="1021"/>
        </table:table-row>
        <table:table-row table:style-name="ro5">
          <table:table-cell office:value-type="float" office:value="46">
            <text:p>46</text:p>
          </table:table-cell>
          <table:table-cell office:value-type="date" office:date-value="2013-10-28T22:58:00">
            <text:p>Oct 28, 2013 10:58 PM</text:p>
          </table:table-cell>
          <table:table-cell office:value-type="string">
            <text:p>Electrical Engineer</text:p>
          </table:table-cell>
          <table:table-cell table:number-columns-repeated="1021"/>
        </table:table-row>
        <table:table-row table:style-name="ro5">
          <table:table-cell office:value-type="float" office:value="47">
            <text:p>47</text:p>
          </table:table-cell>
          <table:table-cell office:value-type="date" office:date-value="2013-10-28T22:54:00">
            <text:p>Oct 28, 2013 10:54 PM</text:p>
          </table:table-cell>
          <table:table-cell office:value-type="string">
            <text:p>Layout Engineer</text:p>
          </table:table-cell>
          <table:table-cell table:number-columns-repeated="1021"/>
        </table:table-row>
        <table:table-row table:style-name="ro5">
          <table:table-cell office:value-type="float" office:value="48">
            <text:p>48</text:p>
          </table:table-cell>
          <table:table-cell office:value-type="date" office:date-value="2013-10-28T22:48:00">
            <text:p>Oct 28, 2013 10:48 PM</text:p>
          </table:table-cell>
          <table:table-cell office:value-type="string">
            <text:p>Automation Engineer</text:p>
          </table:table-cell>
          <table:table-cell table:number-columns-repeated="1021"/>
        </table:table-row>
        <table:table-row table:style-name="ro5">
          <table:table-cell office:value-type="float" office:value="49">
            <text:p>49</text:p>
          </table:table-cell>
          <table:table-cell office:value-type="date" office:date-value="2013-10-28T22:28:00">
            <text:p>Oct 28, 2013 10:28 PM</text:p>
          </table:table-cell>
          <table:table-cell office:value-type="string">
            <text:p>PhD Student</text:p>
          </table:table-cell>
          <table:table-cell table:number-columns-repeated="1021"/>
        </table:table-row>
        <table:table-row table:style-name="ro5">
          <table:table-cell office:value-type="float" office:value="50">
            <text:p>50</text:p>
          </table:table-cell>
          <table:table-cell office:value-type="date" office:date-value="2013-10-28T22:28:00">
            <text:p>Oct 28, 2013 10:28 PM</text:p>
          </table:table-cell>
          <table:table-cell office:value-type="string">
            <text:p>Web Engineering and IT</text:p>
          </table:table-cell>
          <table:table-cell table:number-columns-repeated="1021"/>
        </table:table-row>
        <table:table-row table:style-name="ro5">
          <table:table-cell office:value-type="float" office:value="51">
            <text:p>51</text:p>
          </table:table-cell>
          <table:table-cell office:value-type="date" office:date-value="2013-10-28T22:10:00">
            <text:p>Oct 28, 2013 10:10 PM</text:p>
          </table:table-cell>
          <table:table-cell office:value-type="string">
            <text:p>Author</text:p>
          </table:table-cell>
          <table:table-cell table:number-columns-repeated="1021"/>
        </table:table-row>
        <table:table-row table:style-name="ro5">
          <table:table-cell office:value-type="float" office:value="52">
            <text:p>52</text:p>
          </table:table-cell>
          <table:table-cell office:value-type="date" office:date-value="2013-10-28T22:06:00">
            <text:p>Oct 28, 2013 10:06 PM</text:p>
          </table:table-cell>
          <table:table-cell office:value-type="string">
            <text:p>Research Assistant</text:p>
          </table:table-cell>
          <table:table-cell table:number-columns-repeated="1021"/>
        </table:table-row>
        <table:table-row table:style-name="ro5">
          <table:table-cell office:value-type="float" office:value="53">
            <text:p>53</text:p>
          </table:table-cell>
          <table:table-cell office:value-type="date" office:date-value="2013-10-28T21:55:00">
            <text:p>Oct 28, 2013 9:55 PM</text:p>
          </table:table-cell>
          <table:table-cell office:value-type="string">
            <text:p>consulting scientist</text:p>
          </table:table-cell>
          <table:table-cell table:number-columns-repeated="1021"/>
        </table:table-row>
        <table:table-row table:style-name="ro5">
          <table:table-cell office:value-type="float" office:value="54">
            <text:p>54</text:p>
          </table:table-cell>
          <table:table-cell office:value-type="date" office:date-value="2013-10-28T21:54:00">
            <text:p>Oct 28, 2013 9:54 PM</text:p>
          </table:table-cell>
          <table:table-cell office:value-type="string">
            <text:p>Activist writer</text:p>
          </table:table-cell>
          <table:table-cell table:number-columns-repeated="1021"/>
        </table:table-row>
        <table:table-row table:style-name="ro5">
          <table:table-cell office:value-type="float" office:value="55">
            <text:p>55</text:p>
          </table:table-cell>
          <table:table-cell office:value-type="date" office:date-value="2013-10-28T21:50:00">
            <text:p>Oct 28, 2013 9:50 PM</text:p>
          </table:table-cell>
          <table:table-cell office:value-type="string">
            <text:p>Student</text:p>
          </table:table-cell>
          <table:table-cell table:number-columns-repeated="1021"/>
        </table:table-row>
        <table:table-row table:style-name="ro5">
          <table:table-cell office:value-type="float" office:value="56">
            <text:p>56</text:p>
          </table:table-cell>
          <table:table-cell office:value-type="date" office:date-value="2013-10-28T21:50:00">
            <text:p>Oct 28, 2013 9:50 PM</text:p>
          </table:table-cell>
          <table:table-cell office:value-type="string">
            <text:p>Applications Engineer</text:p>
          </table:table-cell>
          <table:table-cell table:number-columns-repeated="1021"/>
        </table:table-row>
        <table:table-row table:style-name="ro5">
          <table:table-cell office:value-type="float" office:value="57">
            <text:p>57</text:p>
          </table:table-cell>
          <table:table-cell office:value-type="date" office:date-value="2013-10-28T21:50:00">
            <text:p>Oct 28, 2013 9:50 PM</text:p>
          </table:table-cell>
          <table:table-cell office:value-type="string">
            <text:p>Engineer, currently completing Masters on OSHW</text:p>
          </table:table-cell>
          <table:table-cell table:number-columns-repeated="1021"/>
        </table:table-row>
        <table:table-row table:style-name="ro5">
          <table:table-cell office:value-type="float" office:value="58">
            <text:p>58</text:p>
          </table:table-cell>
          <table:table-cell office:value-type="date" office:date-value="2013-10-28T21:49:00">
            <text:p>Oct 28, 2013 9:49 PM</text:p>
          </table:table-cell>
          <table:table-cell office:value-type="string">
            <text:p>AV integrator/engineer</text:p>
          </table:table-cell>
          <table:table-cell table:number-columns-repeated="1021"/>
        </table:table-row>
        <table:table-row table:style-name="ro5">
          <table:table-cell office:value-type="float" office:value="59">
            <text:p>59</text:p>
          </table:table-cell>
          <table:table-cell office:value-type="date" office:date-value="2013-10-28T21:46:00">
            <text:p>Oct 28, 2013 9:46 PM</text:p>
          </table:table-cell>
          <table:table-cell office:value-type="string">
            <text:p>Programmer</text:p>
          </table:table-cell>
          <table:table-cell table:number-columns-repeated="1021"/>
        </table:table-row>
        <table:table-row table:style-name="ro5">
          <table:table-cell office:value-type="float" office:value="60">
            <text:p>60</text:p>
          </table:table-cell>
          <table:table-cell office:value-type="date" office:date-value="2013-10-28T21:46:00">
            <text:p>Oct 28, 2013 9:46 PM</text:p>
          </table:table-cell>
          <table:table-cell office:value-type="string">
            <text:p>NA</text:p>
          </table:table-cell>
          <table:table-cell table:number-columns-repeated="1021"/>
        </table:table-row>
        <table:table-row table:style-name="ro5">
          <table:table-cell office:value-type="float" office:value="61">
            <text:p>61</text:p>
          </table:table-cell>
          <table:table-cell office:value-type="date" office:date-value="2013-10-28T21:41:00">
            <text:p>Oct 28, 2013 9:41 PM</text:p>
          </table:table-cell>
          <table:table-cell office:value-type="string">
            <text:p>lawyer</text:p>
          </table:table-cell>
          <table:table-cell table:number-columns-repeated="1021"/>
        </table:table-row>
        <table:table-row table:style-name="ro5">
          <table:table-cell office:value-type="float" office:value="62">
            <text:p>62</text:p>
          </table:table-cell>
          <table:table-cell office:value-type="date" office:date-value="2013-10-28T21:41:00">
            <text:p>Oct 28, 2013 9:41 PM</text:p>
          </table:table-cell>
          <table:table-cell office:value-type="string">
            <text:p>CEO</text:p>
          </table:table-cell>
          <table:table-cell table:number-columns-repeated="1021"/>
        </table:table-row>
        <table:table-row table:style-name="ro5">
          <table:table-cell office:value-type="float" office:value="63">
            <text:p>63</text:p>
          </table:table-cell>
          <table:table-cell office:value-type="date" office:date-value="2013-10-28T21:39:00">
            <text:p>Oct 28, 2013 9:39 PM</text:p>
          </table:table-cell>
          <table:table-cell office:value-type="string">
            <text:p>Searching</text:p>
          </table:table-cell>
          <table:table-cell table:number-columns-repeated="1021"/>
        </table:table-row>
        <table:table-row table:style-name="ro5">
          <table:table-cell office:value-type="float" office:value="64">
            <text:p>64</text:p>
          </table:table-cell>
          <table:table-cell office:value-type="date" office:date-value="2013-10-28T21:39:00">
            <text:p>Oct 28, 2013 9:39 PM</text:p>
          </table:table-cell>
          <table:table-cell office:value-type="string">
            <text:p>Jeweler, Art Teacher</text:p>
          </table:table-cell>
          <table:table-cell table:number-columns-repeated="1021"/>
        </table:table-row>
        <table:table-row table:style-name="ro5">
          <table:table-cell office:value-type="float" office:value="65">
            <text:p>65</text:p>
          </table:table-cell>
          <table:table-cell office:value-type="date" office:date-value="2013-10-28T21:39:00">
            <text:p>Oct 28, 2013 9:39 PM</text:p>
          </table:table-cell>
          <table:table-cell office:value-type="string">
            <text:p>electronic engineer</text:p>
          </table:table-cell>
          <table:table-cell table:number-columns-repeated="1021"/>
        </table:table-row>
        <table:table-row table:style-name="ro5">
          <table:table-cell office:value-type="float" office:value="66">
            <text:p>66</text:p>
          </table:table-cell>
          <table:table-cell office:value-type="date" office:date-value="2013-10-28T21:34:00">
            <text:p>Oct 28, 2013 9:34 PM</text:p>
          </table:table-cell>
          <table:table-cell office:value-type="string">
            <text:p>Software &amp; Firmware Developer, Consultant</text:p>
          </table:table-cell>
          <table:table-cell table:number-columns-repeated="1021"/>
        </table:table-row>
        <table:table-row table:style-name="ro5">
          <table:table-cell office:value-type="float" office:value="67">
            <text:p>67</text:p>
          </table:table-cell>
          <table:table-cell office:value-type="date" office:date-value="2013-10-28T21:27:00">
            <text:p>Oct 28, 2013 9:27 PM</text:p>
          </table:table-cell>
          <table:table-cell office:value-type="string">
            <text:p>software developer</text:p>
          </table:table-cell>
          <table:table-cell table:number-columns-repeated="1021"/>
        </table:table-row>
        <table:table-row table:style-name="ro5">
          <table:table-cell office:value-type="float" office:value="68">
            <text:p>68</text:p>
          </table:table-cell>
          <table:table-cell office:value-type="date" office:date-value="2013-10-28T21:24:00">
            <text:p>Oct 28, 2013 9:24 PM</text:p>
          </table:table-cell>
          <table:table-cell office:value-type="string">
            <text:p>Electrical Engineer, Blogger</text:p>
          </table:table-cell>
          <table:table-cell table:number-columns-repeated="1021"/>
        </table:table-row>
        <table:table-row table:style-name="ro5">
          <table:table-cell office:value-type="float" office:value="69">
            <text:p>69</text:p>
          </table:table-cell>
          <table:table-cell office:value-type="date" office:date-value="2013-10-28T21:24:00">
            <text:p>Oct 28, 2013 9:24 PM</text:p>
          </table:table-cell>
          <table:table-cell office:value-type="string">
            <text:p>Engineer</text:p>
          </table:table-cell>
          <table:table-cell table:number-columns-repeated="1021"/>
        </table:table-row>
        <table:table-row table:style-name="ro5">
          <table:table-cell office:value-type="float" office:value="70">
            <text:p>70</text:p>
          </table:table-cell>
          <table:table-cell office:value-type="date" office:date-value="2013-10-28T21:23:00">
            <text:p>Oct 28, 2013 9:23 PM</text:p>
          </table:table-cell>
          <table:table-cell office:value-type="string">
            <text:p>Hardware design engineer</text:p>
          </table:table-cell>
          <table:table-cell table:number-columns-repeated="1021"/>
        </table:table-row>
        <table:table-row table:style-name="ro5">
          <table:table-cell office:value-type="float" office:value="71">
            <text:p>71</text:p>
          </table:table-cell>
          <table:table-cell office:value-type="date" office:date-value="2013-10-28T21:22:00">
            <text:p>Oct 28, 2013 9:22 PM</text:p>
          </table:table-cell>
          <table:table-cell office:value-type="string">
            <text:p>Hardware design engineer</text:p>
          </table:table-cell>
          <table:table-cell table:number-columns-repeated="1021"/>
        </table:table-row>
        <table:table-row table:style-name="ro5">
          <table:table-cell office:value-type="float" office:value="72">
            <text:p>72</text:p>
          </table:table-cell>
          <table:table-cell office:value-type="date" office:date-value="2013-10-28T21:20:00">
            <text:p>Oct 28, 2013 9:20 PM</text:p>
          </table:table-cell>
          <table:table-cell office:value-type="string">
            <text:p>Engineer</text:p>
          </table:table-cell>
          <table:table-cell table:number-columns-repeated="1021"/>
        </table:table-row>
        <table:table-row table:style-name="ro5">
          <table:table-cell office:value-type="float" office:value="73">
            <text:p>73</text:p>
          </table:table-cell>
          <table:table-cell office:value-type="date" office:date-value="2013-10-28T21:20:00">
            <text:p>Oct 28, 2013 9:20 PM</text:p>
          </table:table-cell>
          <table:table-cell office:value-type="string">
            <text:p>Software Developer</text:p>
          </table:table-cell>
          <table:table-cell table:number-columns-repeated="1021"/>
        </table:table-row>
        <table:table-row table:style-name="ro5">
          <table:table-cell office:value-type="float" office:value="74">
            <text:p>74</text:p>
          </table:table-cell>
          <table:table-cell office:value-type="date" office:date-value="2013-10-28T21:17:00">
            <text:p>Oct 28, 2013 9:17 PM</text:p>
          </table:table-cell>
          <table:table-cell office:value-type="string">
            <text:p>chemistry professor</text:p>
          </table:table-cell>
          <table:table-cell table:number-columns-repeated="1021"/>
        </table:table-row>
        <table:table-row table:style-name="ro5">
          <table:table-cell office:value-type="float" office:value="75">
            <text:p>75</text:p>
          </table:table-cell>
          <table:table-cell office:value-type="date" office:date-value="2013-10-28T21:16:00">
            <text:p>Oct 28, 2013 9:16 PM</text:p>
          </table:table-cell>
          <table:table-cell office:value-type="string">
            <text:p>Programmer, Systems Engineer.</text:p>
          </table:table-cell>
          <table:table-cell table:number-columns-repeated="1021"/>
        </table:table-row>
        <table:table-row table:style-name="ro5">
          <table:table-cell office:value-type="float" office:value="76">
            <text:p>76</text:p>
          </table:table-cell>
          <table:table-cell office:value-type="date" office:date-value="2013-10-28T21:12:00">
            <text:p>Oct 28, 2013 9:12 PM</text:p>
          </table:table-cell>
          <table:table-cell office:value-type="string">
            <text:p>Artist</text:p>
          </table:table-cell>
          <table:table-cell table:number-columns-repeated="1021"/>
        </table:table-row>
        <table:table-row table:style-name="ro5">
          <table:table-cell office:value-type="float" office:value="77">
            <text:p>77</text:p>
          </table:table-cell>
          <table:table-cell office:value-type="date" office:date-value="2013-10-28T21:11:00">
            <text:p>Oct 28, 2013 9:11 PM</text:p>
          </table:table-cell>
          <table:table-cell office:value-type="string">
            <text:p>CEO of EMS company</text:p>
          </table:table-cell>
          <table:table-cell table:number-columns-repeated="1021"/>
        </table:table-row>
        <table:table-row table:style-name="ro5">
          <table:table-cell office:value-type="float" office:value="78">
            <text:p>78</text:p>
          </table:table-cell>
          <table:table-cell office:value-type="date" office:date-value="2013-10-28T21:09:00">
            <text:p>Oct 28, 2013 9:09 PM</text:p>
          </table:table-cell>
          <table:table-cell office:value-type="string">
            <text:p>Hardware Developer</text:p>
          </table:table-cell>
          <table:table-cell table:number-columns-repeated="1021"/>
        </table:table-row>
        <table:table-row table:style-name="ro5">
          <table:table-cell office:value-type="float" office:value="79">
            <text:p>79</text:p>
          </table:table-cell>
          <table:table-cell office:value-type="date" office:date-value="2013-10-28T21:09:00">
            <text:p>Oct 28, 2013 9:09 PM</text:p>
          </table:table-cell>
          <table:table-cell office:value-type="string">
            <text:p>Architect</text:p>
          </table:table-cell>
          <table:table-cell table:number-columns-repeated="1021"/>
        </table:table-row>
        <table:table-row table:style-name="ro5">
          <table:table-cell office:value-type="float" office:value="80">
            <text:p>80</text:p>
          </table:table-cell>
          <table:table-cell office:value-type="date" office:date-value="2013-10-24T16:58:00">
            <text:p>Oct 24, 2013 4:58 PM</text:p>
          </table:table-cell>
          <table:table-cell office:value-type="string">
            <text:p>historic preservation</text:p>
          </table:table-cell>
          <table:table-cell table:number-columns-repeated="1021"/>
        </table:table-row>
        <table:table-row table:style-name="ro5">
          <table:table-cell office:value-type="float" office:value="81">
            <text:p>81</text:p>
          </table:table-cell>
          <table:table-cell office:value-type="date" office:date-value="2013-10-01T20:38:00">
            <text:p>Oct 1, 2013 8:38 PM</text:p>
          </table:table-cell>
          <table:table-cell office:value-type="string">
            <text:p>Certified nurses aide. <text:s text:c="2"/>Dentist Assistant</text:p>
          </table:table-cell>
          <table:table-cell table:number-columns-repeated="1021"/>
        </table:table-row>
        <table:table-row table:style-name="ro5">
          <table:table-cell office:value-type="float" office:value="82">
            <text:p>82</text:p>
          </table:table-cell>
          <table:table-cell office:value-type="date" office:date-value="2013-09-18T23:35:00">
            <text:p>Sep 18, 2013 11:35 PM</text:p>
          </table:table-cell>
          <table:table-cell office:value-type="string">
            <text:p>Computer Programmer</text:p>
          </table:table-cell>
          <table:table-cell table:number-columns-repeated="1021"/>
        </table:table-row>
        <table:table-row table:style-name="ro5">
          <table:table-cell office:value-type="float" office:value="83">
            <text:p>83</text:p>
          </table:table-cell>
          <table:table-cell office:value-type="date" office:date-value="2013-09-10T21:44:00">
            <text:p>Sep 10, 2013 9:44 PM</text:p>
          </table:table-cell>
          <table:table-cell office:value-type="string">
            <text:p>Engineer</text:p>
          </table:table-cell>
          <table:table-cell table:number-columns-repeated="1021"/>
        </table:table-row>
        <table:table-row table:style-name="ro5">
          <table:table-cell office:value-type="float" office:value="84">
            <text:p>84</text:p>
          </table:table-cell>
          <table:table-cell office:value-type="date" office:date-value="2013-09-10T20:35:00">
            <text:p>Sep 10, 2013 8:35 PM</text:p>
          </table:table-cell>
          <table:table-cell office:value-type="string">
            <text:p>Space Systems Engineer/Consultant</text:p>
          </table:table-cell>
          <table:table-cell table:number-columns-repeated="1021"/>
        </table:table-row>
        <table:table-row table:style-name="ro5">
          <table:table-cell office:value-type="float" office:value="85">
            <text:p>85</text:p>
          </table:table-cell>
          <table:table-cell office:value-type="date" office:date-value="2013-09-06T19:19:00">
            <text:p>Sep 6, 2013 7:19 PM</text:p>
          </table:table-cell>
          <table:table-cell office:value-type="string">
            <text:p>User Experience Design</text:p>
          </table:table-cell>
          <table:table-cell table:number-columns-repeated="1021"/>
        </table:table-row>
        <table:table-row table:style-name="ro5">
          <table:table-cell office:value-type="float" office:value="86">
            <text:p>86</text:p>
          </table:table-cell>
          <table:table-cell office:value-type="date" office:date-value="2013-09-03T01:11:00">
            <text:p>Sep 3, 2013 1:11 AM</text:p>
          </table:table-cell>
          <table:table-cell office:value-type="string">
            <text:p>front-end web developer</text:p>
          </table:table-cell>
          <table:table-cell table:number-columns-repeated="1021"/>
        </table:table-row>
        <table:table-row table:style-name="ro5">
          <table:table-cell office:value-type="float" office:value="87">
            <text:p>87</text:p>
          </table:table-cell>
          <table:table-cell office:value-type="date" office:date-value="2013-09-01T21:16:00">
            <text:p>Sep 1, 2013 9:16 PM</text:p>
          </table:table-cell>
          <table:table-cell office:value-type="string">
            <text:p>Student at school</text:p>
          </table:table-cell>
          <table:table-cell table:number-columns-repeated="1021"/>
        </table:table-row>
        <table:table-row table:style-name="ro5">
          <table:table-cell office:value-type="float" office:value="88">
            <text:p>88</text:p>
          </table:table-cell>
          <table:table-cell office:value-type="date" office:date-value="2013-09-01T04:52:00">
            <text:p>Sep 1, 2013 4:52 AM</text:p>
          </table:table-cell>
          <table:table-cell office:value-type="string">
            <text:p>software developer</text:p>
          </table:table-cell>
          <table:table-cell table:number-columns-repeated="1021"/>
        </table:table-row>
        <table:table-row table:style-name="ro5">
          <table:table-cell office:value-type="float" office:value="89">
            <text:p>89</text:p>
          </table:table-cell>
          <table:table-cell office:value-type="date" office:date-value="2013-08-31T12:29:00">
            <text:p>Aug 31, 2013 12:29 PM</text:p>
          </table:table-cell>
          <table:table-cell office:value-type="string">
            <text:p>Student</text:p>
          </table:table-cell>
          <table:table-cell table:number-columns-repeated="1021"/>
        </table:table-row>
        <table:table-row table:style-name="ro5">
          <table:table-cell office:value-type="float" office:value="90">
            <text:p>90</text:p>
          </table:table-cell>
          <table:table-cell office:value-type="date" office:date-value="2013-08-30T21:28:00">
            <text:p>Aug 30, 2013 9:28 PM</text:p>
          </table:table-cell>
          <table:table-cell office:value-type="string">
            <text:p>Tech Entreprenuer</text:p>
          </table:table-cell>
          <table:table-cell table:number-columns-repeated="1021"/>
        </table:table-row>
        <table:table-row table:style-name="ro5">
          <table:table-cell office:value-type="float" office:value="91">
            <text:p>91</text:p>
          </table:table-cell>
          <table:table-cell office:value-type="date" office:date-value="2013-08-27T15:48:00">
            <text:p>Aug 27, 2013 3:48 PM</text:p>
          </table:table-cell>
          <table:table-cell office:value-type="string">
            <text:p>Developer</text:p>
          </table:table-cell>
          <table:table-cell table:number-columns-repeated="1021"/>
        </table:table-row>
        <table:table-row table:style-name="ro5">
          <table:table-cell office:value-type="float" office:value="92">
            <text:p>92</text:p>
          </table:table-cell>
          <table:table-cell office:value-type="date" office:date-value="2013-08-27T14:45:00">
            <text:p>Aug 27, 2013 2:45 PM</text:p>
          </table:table-cell>
          <table:table-cell office:value-type="string">
            <text:p>electronic engineer</text:p>
          </table:table-cell>
          <table:table-cell table:number-columns-repeated="1021"/>
        </table:table-row>
        <table:table-row table:style-name="ro5">
          <table:table-cell office:value-type="float" office:value="93">
            <text:p>93</text:p>
          </table:table-cell>
          <table:table-cell office:value-type="date" office:date-value="2013-08-25T19:25:00">
            <text:p>Aug 25, 2013 7:25 PM</text:p>
          </table:table-cell>
          <table:table-cell office:value-type="string">
            <text:p>Electrical engineer</text:p>
          </table:table-cell>
          <table:table-cell table:number-columns-repeated="1021"/>
        </table:table-row>
        <table:table-row table:style-name="ro5">
          <table:table-cell office:value-type="float" office:value="94">
            <text:p>94</text:p>
          </table:table-cell>
          <table:table-cell office:value-type="date" office:date-value="2013-08-25T18:47:00">
            <text:p>Aug 25, 2013 6:47 PM</text:p>
          </table:table-cell>
          <table:table-cell office:value-type="string">
            <text:p>IT Project Manager</text:p>
          </table:table-cell>
          <table:table-cell table:number-columns-repeated="1021"/>
        </table:table-row>
        <table:table-row table:style-name="ro5">
          <table:table-cell office:value-type="float" office:value="95">
            <text:p>95</text:p>
          </table:table-cell>
          <table:table-cell office:value-type="date" office:date-value="2013-08-25T12:53:00">
            <text:p>Aug 25, 2013 12:53 PM</text:p>
          </table:table-cell>
          <table:table-cell office:value-type="string">
            <text:p>Software engineer</text:p>
          </table:table-cell>
          <table:table-cell table:number-columns-repeated="1021"/>
        </table:table-row>
        <table:table-row table:style-name="ro5">
          <table:table-cell office:value-type="float" office:value="96">
            <text:p>96</text:p>
          </table:table-cell>
          <table:table-cell office:value-type="date" office:date-value="2013-08-24T14:29:00">
            <text:p>Aug 24, 2013 2:29 PM</text:p>
          </table:table-cell>
          <table:table-cell office:value-type="string">
            <text:p>Ph D. Student Researcher in Computer Sceince</text:p>
          </table:table-cell>
          <table:table-cell table:number-columns-repeated="1021"/>
        </table:table-row>
        <table:table-row table:style-name="ro5">
          <table:table-cell office:value-type="float" office:value="97">
            <text:p>97</text:p>
          </table:table-cell>
          <table:table-cell office:value-type="date" office:date-value="2013-08-23T21:00:00">
            <text:p>Aug 23, 2013 9:00 PM</text:p>
          </table:table-cell>
          <table:table-cell office:value-type="string">
            <text:p>Mecanical ingeneer</text:p>
          </table:table-cell>
          <table:table-cell table:number-columns-repeated="1021"/>
        </table:table-row>
        <table:table-row table:style-name="ro5">
          <table:table-cell office:value-type="float" office:value="98">
            <text:p>98</text:p>
          </table:table-cell>
          <table:table-cell office:value-type="date" office:date-value="2013-08-23T06:10:00">
            <text:p>Aug 23, 2013 6:10 AM</text:p>
          </table:table-cell>
          <table:table-cell office:value-type="string">
            <text:p>student</text:p>
          </table:table-cell>
          <table:table-cell table:number-columns-repeated="1021"/>
        </table:table-row>
        <table:table-row table:style-name="ro5">
          <table:table-cell office:value-type="float" office:value="99">
            <text:p>99</text:p>
          </table:table-cell>
          <table:table-cell office:value-type="date" office:date-value="2013-08-22T20:16:00">
            <text:p>Aug 22, 2013 8:16 PM</text:p>
          </table:table-cell>
          <table:table-cell office:value-type="string">
            <text:p>Software Engineer.</text:p>
          </table:table-cell>
          <table:table-cell table:number-columns-repeated="1021"/>
        </table:table-row>
        <table:table-row table:style-name="ro5">
          <table:table-cell office:value-type="float" office:value="100">
            <text:p>100</text:p>
          </table:table-cell>
          <table:table-cell office:value-type="date" office:date-value="2013-08-22T08:41:00">
            <text:p>Aug 22, 2013 8:41 AM</text:p>
          </table:table-cell>
          <table:table-cell office:value-type="string">
            <text:p>Entrepreneur</text:p>
          </table:table-cell>
          <table:table-cell table:number-columns-repeated="1021"/>
        </table:table-row>
        <table:table-row table:style-name="ro5">
          <table:table-cell office:value-type="float" office:value="101">
            <text:p>101</text:p>
          </table:table-cell>
          <table:table-cell office:value-type="date" office:date-value="2013-08-22T08:38:00">
            <text:p>Aug 22, 2013 8:38 AM</text:p>
          </table:table-cell>
          <table:table-cell office:value-type="string">
            <text:p>Computer Engineer</text:p>
          </table:table-cell>
          <table:table-cell table:number-columns-repeated="1021"/>
        </table:table-row>
        <table:table-row table:style-name="ro5">
          <table:table-cell office:value-type="float" office:value="102">
            <text:p>102</text:p>
          </table:table-cell>
          <table:table-cell office:value-type="date" office:date-value="2013-08-22T08:22:00">
            <text:p>Aug 22, 2013 8:22 AM</text:p>
          </table:table-cell>
          <table:table-cell office:value-type="string">
            <text:p>retired</text:p>
          </table:table-cell>
          <table:table-cell table:number-columns-repeated="1021"/>
        </table:table-row>
        <table:table-row table:style-name="ro5">
          <table:table-cell office:value-type="float" office:value="103">
            <text:p>103</text:p>
          </table:table-cell>
          <table:table-cell office:value-type="date" office:date-value="2013-08-19T21:42:00">
            <text:p>Aug 19, 2013 9:42 PM</text:p>
          </table:table-cell>
          <table:table-cell office:value-type="string">
            <text:p>Software Engineer</text:p>
          </table:table-cell>
          <table:table-cell table:number-columns-repeated="1021"/>
        </table:table-row>
        <table:table-row table:style-name="ro5">
          <table:table-cell office:value-type="float" office:value="104">
            <text:p>104</text:p>
          </table:table-cell>
          <table:table-cell office:value-type="date" office:date-value="2013-08-19T05:30:00">
            <text:p>Aug 19, 2013 5:30 AM</text:p>
          </table:table-cell>
          <table:table-cell office:value-type="string">
            <text:p>Electrical and Computer Engineer</text:p>
          </table:table-cell>
          <table:table-cell table:number-columns-repeated="1021"/>
        </table:table-row>
        <table:table-row table:style-name="ro5">
          <table:table-cell office:value-type="float" office:value="105">
            <text:p>105</text:p>
          </table:table-cell>
          <table:table-cell office:value-type="date" office:date-value="2013-08-17T05:14:00">
            <text:p>Aug 17, 2013 5:14 AM</text:p>
          </table:table-cell>
          <table:table-cell office:value-type="string">
            <text:p>programmer</text:p>
          </table:table-cell>
          <table:table-cell table:number-columns-repeated="1021"/>
        </table:table-row>
        <table:table-row table:style-name="ro5">
          <table:table-cell office:value-type="float" office:value="106">
            <text:p>106</text:p>
          </table:table-cell>
          <table:table-cell office:value-type="date" office:date-value="2013-08-16T22:14:00">
            <text:p>Aug 16, 2013 10:14 PM</text:p>
          </table:table-cell>
          <table:table-cell office:value-type="string">
            <text:p>IT Student</text:p>
          </table:table-cell>
          <table:table-cell table:number-columns-repeated="1021"/>
        </table:table-row>
        <table:table-row table:style-name="ro5">
          <table:table-cell office:value-type="float" office:value="107">
            <text:p>107</text:p>
          </table:table-cell>
          <table:table-cell office:value-type="date" office:date-value="2013-08-16T21:41:00">
            <text:p>Aug 16, 2013 9:41 PM</text:p>
          </table:table-cell>
          <table:table-cell office:value-type="string">
            <text:p>Software Engineer</text:p>
          </table:table-cell>
          <table:table-cell table:number-columns-repeated="1021"/>
        </table:table-row>
        <table:table-row table:style-name="ro5">
          <table:table-cell office:value-type="float" office:value="108">
            <text:p>108</text:p>
          </table:table-cell>
          <table:table-cell office:value-type="date" office:date-value="2013-08-15T19:24:00">
            <text:p>Aug 15, 2013 7:24 PM</text:p>
          </table:table-cell>
          <table:table-cell office:value-type="string">
            <text:p>Computational Biologist</text:p>
          </table:table-cell>
          <table:table-cell table:number-columns-repeated="1021"/>
        </table:table-row>
        <table:table-row table:style-name="ro5">
          <table:table-cell office:value-type="float" office:value="109">
            <text:p>109</text:p>
          </table:table-cell>
          <table:table-cell office:value-type="date" office:date-value="2013-08-15T12:52:00">
            <text:p>Aug 15, 2013 12:52 PM</text:p>
          </table:table-cell>
          <table:table-cell office:value-type="string">
            <text:p>webdeveloper</text:p>
          </table:table-cell>
          <table:table-cell table:number-columns-repeated="1021"/>
        </table:table-row>
        <table:table-row table:style-name="ro5">
          <table:table-cell office:value-type="float" office:value="110">
            <text:p>110</text:p>
          </table:table-cell>
          <table:table-cell office:value-type="date" office:date-value="2013-08-12T16:15:00">
            <text:p>Aug 12, 2013 4:15 PM</text:p>
          </table:table-cell>
          <table:table-cell office:value-type="string">
            <text:p>Software developer</text:p>
          </table:table-cell>
          <table:table-cell table:number-columns-repeated="1021"/>
        </table:table-row>
        <table:table-row table:style-name="ro5">
          <table:table-cell office:value-type="float" office:value="111">
            <text:p>111</text:p>
          </table:table-cell>
          <table:table-cell office:value-type="date" office:date-value="2013-08-12T13:57:00">
            <text:p>Aug 12, 2013 1:57 PM</text:p>
          </table:table-cell>
          <table:table-cell office:value-type="string">
            <text:p>Entrepreneur</text:p>
          </table:table-cell>
          <table:table-cell table:number-columns-repeated="1021"/>
        </table:table-row>
        <table:table-row table:style-name="ro5">
          <table:table-cell office:value-type="float" office:value="112">
            <text:p>112</text:p>
          </table:table-cell>
          <table:table-cell office:value-type="date" office:date-value="2013-08-12T08:55:00">
            <text:p>Aug 12, 2013 8:55 AM</text:p>
          </table:table-cell>
          <table:table-cell office:value-type="string">
            <text:p>Programmer analyst</text:p>
          </table:table-cell>
          <table:table-cell table:number-columns-repeated="1021"/>
        </table:table-row>
        <table:table-row table:style-name="ro5">
          <table:table-cell office:value-type="float" office:value="113">
            <text:p>113</text:p>
          </table:table-cell>
          <table:table-cell office:value-type="date" office:date-value="2013-08-10T21:12:00">
            <text:p>Aug 10, 2013 9:12 PM</text:p>
          </table:table-cell>
          <table:table-cell office:value-type="string">
            <text:p>Businessman</text:p>
          </table:table-cell>
          <table:table-cell table:number-columns-repeated="1021"/>
        </table:table-row>
        <table:table-row table:style-name="ro5">
          <table:table-cell office:value-type="float" office:value="114">
            <text:p>114</text:p>
          </table:table-cell>
          <table:table-cell office:value-type="date" office:date-value="2013-08-10T00:42:00">
            <text:p>Aug 10, 2013 12:42 AM</text:p>
          </table:table-cell>
          <table:table-cell office:value-type="string">
            <text:p>engineer</text:p>
          </table:table-cell>
          <table:table-cell table:number-columns-repeated="1021"/>
        </table:table-row>
        <table:table-row table:style-name="ro5">
          <table:table-cell office:value-type="float" office:value="115">
            <text:p>115</text:p>
          </table:table-cell>
          <table:table-cell office:value-type="date" office:date-value="2013-08-09T19:32:00">
            <text:p>Aug 9, 2013 7:32 PM</text:p>
          </table:table-cell>
          <table:table-cell office:value-type="string">
            <text:p>Computer Scientist</text:p>
          </table:table-cell>
          <table:table-cell table:number-columns-repeated="1021"/>
        </table:table-row>
        <table:table-row table:style-name="ro5">
          <table:table-cell office:value-type="float" office:value="116">
            <text:p>116</text:p>
          </table:table-cell>
          <table:table-cell office:value-type="date" office:date-value="2013-08-09T16:26:00">
            <text:p>Aug 9, 2013 4:26 PM</text:p>
          </table:table-cell>
          <table:table-cell office:value-type="string">
            <text:p>CTO</text:p>
          </table:table-cell>
          <table:table-cell table:number-columns-repeated="1021"/>
        </table:table-row>
        <table:table-row table:style-name="ro5">
          <table:table-cell office:value-type="float" office:value="117">
            <text:p>117</text:p>
          </table:table-cell>
          <table:table-cell office:value-type="date" office:date-value="2013-08-09T15:03:00">
            <text:p>Aug 9, 2013 3:03 PM</text:p>
          </table:table-cell>
          <table:table-cell office:value-type="string">
            <text:p>software developer</text:p>
          </table:table-cell>
          <table:table-cell table:number-columns-repeated="1021"/>
        </table:table-row>
        <table:table-row table:style-name="ro5">
          <table:table-cell office:value-type="float" office:value="118">
            <text:p>118</text:p>
          </table:table-cell>
          <table:table-cell office:value-type="date" office:date-value="2013-08-09T13:57:00">
            <text:p>Aug 9, 2013 1:57 PM</text:p>
          </table:table-cell>
          <table:table-cell office:value-type="string">
            <text:p>Teaching Space Technician</text:p>
          </table:table-cell>
          <table:table-cell table:number-columns-repeated="1021"/>
        </table:table-row>
        <table:table-row table:style-name="ro5">
          <table:table-cell office:value-type="float" office:value="119">
            <text:p>119</text:p>
          </table:table-cell>
          <table:table-cell office:value-type="date" office:date-value="2013-08-09T13:41:00">
            <text:p>Aug 9, 2013 1:41 PM</text:p>
          </table:table-cell>
          <table:table-cell office:value-type="string">
            <text:p>employee (Biz development director)</text:p>
          </table:table-cell>
          <table:table-cell table:number-columns-repeated="1021"/>
        </table:table-row>
        <table:table-row table:style-name="ro5">
          <table:table-cell office:value-type="float" office:value="120">
            <text:p>120</text:p>
          </table:table-cell>
          <table:table-cell office:value-type="date" office:date-value="2013-08-09T09:22:00">
            <text:p>Aug 9, 2013 9:22 AM</text:p>
          </table:table-cell>
          <table:table-cell office:value-type="string">
            <text:p>Forensic Scientist</text:p>
          </table:table-cell>
          <table:table-cell table:number-columns-repeated="1021"/>
        </table:table-row>
        <table:table-row table:style-name="ro5">
          <table:table-cell office:value-type="float" office:value="121">
            <text:p>121</text:p>
          </table:table-cell>
          <table:table-cell office:value-type="date" office:date-value="2013-08-09T07:38:00">
            <text:p>Aug 9, 2013 7:38 AM</text:p>
          </table:table-cell>
          <table:table-cell office:value-type="string">
            <text:p>Sustainability entrepreneur</text:p>
          </table:table-cell>
          <table:table-cell table:number-columns-repeated="1021"/>
        </table:table-row>
        <table:table-row table:style-name="ro5">
          <table:table-cell office:value-type="float" office:value="122">
            <text:p>122</text:p>
          </table:table-cell>
          <table:table-cell office:value-type="date" office:date-value="2013-08-09T05:52:00">
            <text:p>Aug 9, 2013 5:52 AM</text:p>
          </table:table-cell>
          <table:table-cell office:value-type="string">
            <text:p>test technician at a contract manufacturer</text:p>
          </table:table-cell>
          <table:table-cell table:number-columns-repeated="1021"/>
        </table:table-row>
        <table:table-row table:style-name="ro5">
          <table:table-cell office:value-type="float" office:value="123">
            <text:p>123</text:p>
          </table:table-cell>
          <table:table-cell office:value-type="date" office:date-value="2013-08-08T18:03:00">
            <text:p>Aug 8, 2013 6:03 PM</text:p>
          </table:table-cell>
          <table:table-cell office:value-type="string">
            <text:p>Systems Analyst</text:p>
          </table:table-cell>
          <table:table-cell table:number-columns-repeated="1021"/>
        </table:table-row>
        <table:table-row table:style-name="ro5">
          <table:table-cell office:value-type="float" office:value="124">
            <text:p>124</text:p>
          </table:table-cell>
          <table:table-cell office:value-type="date" office:date-value="2013-08-08T16:34:00">
            <text:p>Aug 8, 2013 4:34 PM</text:p>
          </table:table-cell>
          <table:table-cell office:value-type="string">
            <text:p>Strategy Consultant</text:p>
          </table:table-cell>
          <table:table-cell table:number-columns-repeated="1021"/>
        </table:table-row>
        <table:table-row table:style-name="ro5">
          <table:table-cell office:value-type="float" office:value="125">
            <text:p>125</text:p>
          </table:table-cell>
          <table:table-cell office:value-type="date" office:date-value="2013-08-08T15:00:00">
            <text:p>Aug 8, 2013 3:00 PM</text:p>
          </table:table-cell>
          <table:table-cell office:value-type="string">
            <text:p>Student</text:p>
          </table:table-cell>
          <table:table-cell table:number-columns-repeated="1021"/>
        </table:table-row>
        <table:table-row table:style-name="ro5">
          <table:table-cell office:value-type="float" office:value="126">
            <text:p>126</text:p>
          </table:table-cell>
          <table:table-cell office:value-type="date" office:date-value="2013-08-08T11:22:00">
            <text:p>Aug 8, 2013 11:22 AM</text:p>
          </table:table-cell>
          <table:table-cell office:value-type="string">
            <text:p>Hobbiest/Student</text:p>
          </table:table-cell>
          <table:table-cell table:number-columns-repeated="1021"/>
        </table:table-row>
        <table:table-row table:style-name="ro5">
          <table:table-cell office:value-type="float" office:value="127">
            <text:p>127</text:p>
          </table:table-cell>
          <table:table-cell office:value-type="date" office:date-value="2013-08-08T04:56:00">
            <text:p>Aug 8, 2013 4:56 AM</text:p>
          </table:table-cell>
          <table:table-cell office:value-type="string">
            <text:p>Optician/optometrist</text:p>
          </table:table-cell>
          <table:table-cell table:number-columns-repeated="1021"/>
        </table:table-row>
        <table:table-row table:style-name="ro5">
          <table:table-cell office:value-type="float" office:value="128">
            <text:p>128</text:p>
          </table:table-cell>
          <table:table-cell office:value-type="date" office:date-value="2013-08-07T21:34:00">
            <text:p>Aug 7, 2013 9:34 PM</text:p>
          </table:table-cell>
          <table:table-cell office:value-type="string">
            <text:p>Entrapreneur</text:p>
          </table:table-cell>
          <table:table-cell table:number-columns-repeated="1021"/>
        </table:table-row>
        <table:table-row table:style-name="ro5">
          <table:table-cell office:value-type="float" office:value="129">
            <text:p>129</text:p>
          </table:table-cell>
          <table:table-cell office:value-type="date" office:date-value="2013-08-07T20:06:00">
            <text:p>Aug 7, 2013 8:06 PM</text:p>
          </table:table-cell>
          <table:table-cell office:value-type="string">
            <text:p>Manufacturing Engineer (Medical devices)</text:p>
          </table:table-cell>
          <table:table-cell table:number-columns-repeated="1021"/>
        </table:table-row>
        <table:table-row table:style-name="ro5">
          <table:table-cell office:value-type="float" office:value="130">
            <text:p>130</text:p>
          </table:table-cell>
          <table:table-cell office:value-type="date" office:date-value="2013-08-07T12:50:00">
            <text:p>Aug 7, 2013 12:50 PM</text:p>
          </table:table-cell>
          <table:table-cell office:value-type="string">
            <text:p>IT consultant</text:p>
          </table:table-cell>
          <table:table-cell table:number-columns-repeated="1021"/>
        </table:table-row>
        <table:table-row table:style-name="ro5">
          <table:table-cell office:value-type="float" office:value="131">
            <text:p>131</text:p>
          </table:table-cell>
          <table:table-cell office:value-type="date" office:date-value="2013-08-07T11:26:00">
            <text:p>Aug 7, 2013 11:26 AM</text:p>
          </table:table-cell>
          <table:table-cell office:value-type="string">
            <text:p>IT Manager</text:p>
          </table:table-cell>
          <table:table-cell table:number-columns-repeated="1021"/>
        </table:table-row>
        <table:table-row table:style-name="ro5">
          <table:table-cell office:value-type="float" office:value="132">
            <text:p>132</text:p>
          </table:table-cell>
          <table:table-cell office:value-type="date" office:date-value="2013-08-07T09:26:00">
            <text:p>Aug 7, 2013 9:26 AM</text:p>
          </table:table-cell>
          <table:table-cell office:value-type="string">
            <text:p>Embedded Software Engineer</text:p>
          </table:table-cell>
          <table:table-cell table:number-columns-repeated="1021"/>
        </table:table-row>
        <table:table-row table:style-name="ro5">
          <table:table-cell office:value-type="float" office:value="133">
            <text:p>133</text:p>
          </table:table-cell>
          <table:table-cell office:value-type="date" office:date-value="2013-08-07T04:13:00">
            <text:p>Aug 7, 2013 4:13 AM</text:p>
          </table:table-cell>
          <table:table-cell office:value-type="string">
            <text:p>Software Architect</text:p>
          </table:table-cell>
          <table:table-cell table:number-columns-repeated="1021"/>
        </table:table-row>
        <table:table-row table:style-name="ro5">
          <table:table-cell office:value-type="float" office:value="134">
            <text:p>134</text:p>
          </table:table-cell>
          <table:table-cell office:value-type="date" office:date-value="2013-08-07T01:32:00">
            <text:p>Aug 7, 2013 1:32 AM</text:p>
          </table:table-cell>
          <table:table-cell office:value-type="string">
            <text:p>Project Manager</text:p>
          </table:table-cell>
          <table:table-cell table:number-columns-repeated="1021"/>
        </table:table-row>
        <table:table-row table:style-name="ro5">
          <table:table-cell office:value-type="float" office:value="135">
            <text:p>135</text:p>
          </table:table-cell>
          <table:table-cell office:value-type="date" office:date-value="2013-08-07T00:28:00">
            <text:p>Aug 7, 2013 12:28 AM</text:p>
          </table:table-cell>
          <table:table-cell office:value-type="string">
            <text:p>Design Director/Interactive Designer</text:p>
          </table:table-cell>
          <table:table-cell table:number-columns-repeated="1021"/>
        </table:table-row>
        <table:table-row table:style-name="ro5">
          <table:table-cell office:value-type="float" office:value="136">
            <text:p>136</text:p>
          </table:table-cell>
          <table:table-cell office:value-type="date" office:date-value="2013-08-06T23:45:00">
            <text:p>Aug 6, 2013 11:45 PM</text:p>
          </table:table-cell>
          <table:table-cell office:value-type="string">
            <text:p>University instructional engineer</text:p>
          </table:table-cell>
          <table:table-cell table:number-columns-repeated="1021"/>
        </table:table-row>
        <table:table-row table:style-name="ro5">
          <table:table-cell office:value-type="float" office:value="137">
            <text:p>137</text:p>
          </table:table-cell>
          <table:table-cell office:value-type="date" office:date-value="2013-08-06T21:26:00">
            <text:p>Aug 6, 2013 9:26 PM</text:p>
          </table:table-cell>
          <table:table-cell office:value-type="string">
            <text:p>clerk</text:p>
          </table:table-cell>
          <table:table-cell table:number-columns-repeated="1021"/>
        </table:table-row>
        <table:table-row table:style-name="ro5">
          <table:table-cell office:value-type="float" office:value="138">
            <text:p>138</text:p>
          </table:table-cell>
          <table:table-cell office:value-type="date" office:date-value="2013-08-06T21:24:00">
            <text:p>Aug 6, 2013 9:24 PM</text:p>
          </table:table-cell>
          <table:table-cell office:value-type="string">
            <text:p>Software Developer</text:p>
          </table:table-cell>
          <table:table-cell table:number-columns-repeated="1021"/>
        </table:table-row>
        <table:table-row table:style-name="ro5">
          <table:table-cell office:value-type="float" office:value="139">
            <text:p>139</text:p>
          </table:table-cell>
          <table:table-cell office:value-type="date" office:date-value="2013-08-06T21:12:00">
            <text:p>Aug 6, 2013 9:12 PM</text:p>
          </table:table-cell>
          <table:table-cell office:value-type="string">
            <text:p>interior designer</text:p>
          </table:table-cell>
          <table:table-cell table:number-columns-repeated="1021"/>
        </table:table-row>
        <table:table-row table:style-name="ro5">
          <table:table-cell office:value-type="float" office:value="140">
            <text:p>140</text:p>
          </table:table-cell>
          <table:table-cell office:value-type="date" office:date-value="2013-08-06T20:26:00">
            <text:p>Aug 6, 2013 8:26 PM</text:p>
          </table:table-cell>
          <table:table-cell office:value-type="string">
            <text:p>IT</text:p>
          </table:table-cell>
          <table:table-cell table:number-columns-repeated="1021"/>
        </table:table-row>
        <table:table-row table:style-name="ro5">
          <table:table-cell office:value-type="float" office:value="141">
            <text:p>141</text:p>
          </table:table-cell>
          <table:table-cell office:value-type="date" office:date-value="2013-08-06T20:24:00.000001">
            <text:p>Aug 6, 2013 8:24 PM</text:p>
          </table:table-cell>
          <table:table-cell office:value-type="string">
            <text:p>Designer</text:p>
          </table:table-cell>
          <table:table-cell table:number-columns-repeated="1021"/>
        </table:table-row>
        <table:table-row table:style-name="ro5">
          <table:table-cell office:value-type="float" office:value="142">
            <text:p>142</text:p>
          </table:table-cell>
          <table:table-cell office:value-type="date" office:date-value="2013-08-06T20:11:00">
            <text:p>Aug 6, 2013 8:11 PM</text:p>
          </table:table-cell>
          <table:table-cell office:value-type="string">
            <text:p>IT</text:p>
          </table:table-cell>
          <table:table-cell table:number-columns-repeated="1021"/>
        </table:table-row>
        <table:table-row table:style-name="ro5">
          <table:table-cell office:value-type="float" office:value="143">
            <text:p>143</text:p>
          </table:table-cell>
          <table:table-cell office:value-type="date" office:date-value="2013-08-06T19:44:00">
            <text:p>Aug 6, 2013 7:44 PM</text:p>
          </table:table-cell>
          <table:table-cell office:value-type="string">
            <text:p>Pick and Place Operator</text:p>
          </table:table-cell>
          <table:table-cell table:number-columns-repeated="1021"/>
        </table:table-row>
        <table:table-row table:style-name="ro5">
          <table:table-cell office:value-type="float" office:value="144">
            <text:p>144</text:p>
          </table:table-cell>
          <table:table-cell office:value-type="date" office:date-value="2013-08-06T19:00:00">
            <text:p>Aug 6, 2013 7:00 PM</text:p>
          </table:table-cell>
          <table:table-cell office:value-type="string">
            <text:p>engineering</text:p>
          </table:table-cell>
          <table:table-cell table:number-columns-repeated="1021"/>
        </table:table-row>
        <table:table-row table:style-name="ro5">
          <table:table-cell office:value-type="float" office:value="145">
            <text:p>145</text:p>
          </table:table-cell>
          <table:table-cell office:value-type="date" office:date-value="2013-08-06T18:46:00">
            <text:p>Aug 6, 2013 6:46 PM</text:p>
          </table:table-cell>
          <table:table-cell office:value-type="string">
            <text:p>Volunteer</text:p>
          </table:table-cell>
          <table:table-cell table:number-columns-repeated="1021"/>
        </table:table-row>
        <table:table-row table:style-name="ro5">
          <table:table-cell office:value-type="float" office:value="146">
            <text:p>146</text:p>
          </table:table-cell>
          <table:table-cell office:value-type="date" office:date-value="2013-08-06T18:40:00">
            <text:p>Aug 6, 2013 6:40 PM</text:p>
          </table:table-cell>
          <table:table-cell office:value-type="string">
            <text:p>Research Assistant</text:p>
          </table:table-cell>
          <table:table-cell table:number-columns-repeated="1021"/>
        </table:table-row>
        <table:table-row table:style-name="ro5">
          <table:table-cell office:value-type="float" office:value="147">
            <text:p>147</text:p>
          </table:table-cell>
          <table:table-cell office:value-type="date" office:date-value="2013-08-06T18:06:00">
            <text:p>Aug 6, 2013 6:06 PM</text:p>
          </table:table-cell>
          <table:table-cell office:value-type="string">
            <text:p>it contractor</text:p>
          </table:table-cell>
          <table:table-cell table:number-columns-repeated="1021"/>
        </table:table-row>
        <table:table-row table:style-name="ro5">
          <table:table-cell office:value-type="float" office:value="148">
            <text:p>148</text:p>
          </table:table-cell>
          <table:table-cell office:value-type="date" office:date-value="2013-08-06T15:55:00">
            <text:p>Aug 6, 2013 3:55 PM</text:p>
          </table:table-cell>
          <table:table-cell office:value-type="string">
            <text:p>Mechanical engineer</text:p>
          </table:table-cell>
          <table:table-cell table:number-columns-repeated="1021"/>
        </table:table-row>
        <table:table-row table:style-name="ro5">
          <table:table-cell office:value-type="float" office:value="149">
            <text:p>149</text:p>
          </table:table-cell>
          <table:table-cell office:value-type="date" office:date-value="2013-08-06T15:46:00">
            <text:p>Aug 6, 2013 3:46 PM</text:p>
          </table:table-cell>
          <table:table-cell office:value-type="string">
            <text:p>Interior designer</text:p>
          </table:table-cell>
          <table:table-cell table:number-columns-repeated="1021"/>
        </table:table-row>
        <table:table-row table:style-name="ro5">
          <table:table-cell office:value-type="float" office:value="150">
            <text:p>150</text:p>
          </table:table-cell>
          <table:table-cell office:value-type="date" office:date-value="2013-08-06T15:41:00">
            <text:p>Aug 6, 2013 3:41 PM</text:p>
          </table:table-cell>
          <table:table-cell office:value-type="string">
            <text:p>software architect</text:p>
          </table:table-cell>
          <table:table-cell table:number-columns-repeated="1021"/>
        </table:table-row>
        <table:table-row table:style-name="ro5">
          <table:table-cell office:value-type="float" office:value="151">
            <text:p>151</text:p>
          </table:table-cell>
          <table:table-cell office:value-type="date" office:date-value="2013-08-06T15:39:00">
            <text:p>Aug 6, 2013 3:39 PM</text:p>
          </table:table-cell>
          <table:table-cell office:value-type="string">
            <text:p>Architect</text:p>
          </table:table-cell>
          <table:table-cell table:number-columns-repeated="1021"/>
        </table:table-row>
        <table:table-row table:style-name="ro5">
          <table:table-cell office:value-type="float" office:value="152">
            <text:p>152</text:p>
          </table:table-cell>
          <table:table-cell office:value-type="date" office:date-value="2013-08-06T14:38:00">
            <text:p>Aug 6, 2013 2:38 PM</text:p>
          </table:table-cell>
          <table:table-cell office:value-type="string">
            <text:p>Chartered Electronics Engineer</text:p>
          </table:table-cell>
          <table:table-cell table:number-columns-repeated="1021"/>
        </table:table-row>
        <table:table-row table:style-name="ro5">
          <table:table-cell office:value-type="float" office:value="153">
            <text:p>153</text:p>
          </table:table-cell>
          <table:table-cell office:value-type="date" office:date-value="2013-08-06T12:46:00">
            <text:p>Aug 6, 2013 12:46 PM</text:p>
          </table:table-cell>
          <table:table-cell office:value-type="string">
            <text:p>Speech/language pathologist</text:p>
          </table:table-cell>
          <table:table-cell table:number-columns-repeated="1021"/>
        </table:table-row>
        <table:table-row table:style-name="ro5">
          <table:table-cell office:value-type="float" office:value="154">
            <text:p>154</text:p>
          </table:table-cell>
          <table:table-cell office:value-type="date" office:date-value="2013-08-06T11:53:00.000001">
            <text:p>Aug 6, 2013 11:53 AM</text:p>
          </table:table-cell>
          <table:table-cell office:value-type="string">
            <text:p>mechanic</text:p>
          </table:table-cell>
          <table:table-cell table:number-columns-repeated="1021"/>
        </table:table-row>
        <table:table-row table:style-name="ro5">
          <table:table-cell office:value-type="float" office:value="155">
            <text:p>155</text:p>
          </table:table-cell>
          <table:table-cell office:value-type="date" office:date-value="2013-08-06T11:07:00">
            <text:p>Aug 6, 2013 11:07 AM</text:p>
          </table:table-cell>
          <table:table-cell office:value-type="string">
            <text:p>student/research assistant</text:p>
          </table:table-cell>
          <table:table-cell table:number-columns-repeated="1021"/>
        </table:table-row>
        <table:table-row table:style-name="ro5">
          <table:table-cell office:value-type="float" office:value="156">
            <text:p>156</text:p>
          </table:table-cell>
          <table:table-cell office:value-type="date" office:date-value="2013-08-06T10:52:00">
            <text:p>Aug 6, 2013 10:52 AM</text:p>
          </table:table-cell>
          <table:table-cell office:value-type="string">
            <text:p>Project Manager / Production Management</text:p>
          </table:table-cell>
          <table:table-cell table:number-columns-repeated="1021"/>
        </table:table-row>
        <table:table-row table:style-name="ro5">
          <table:table-cell office:value-type="float" office:value="157">
            <text:p>157</text:p>
          </table:table-cell>
          <table:table-cell office:value-type="date" office:date-value="2013-08-06T09:12:00">
            <text:p>Aug 6, 2013 9:12 AM</text:p>
          </table:table-cell>
          <table:table-cell office:value-type="string">
            <text:p>Lawyer</text:p>
          </table:table-cell>
          <table:table-cell table:number-columns-repeated="1021"/>
        </table:table-row>
        <table:table-row table:style-name="ro5">
          <table:table-cell office:value-type="float" office:value="158">
            <text:p>158</text:p>
          </table:table-cell>
          <table:table-cell office:value-type="date" office:date-value="2013-08-06T07:36:00">
            <text:p>Aug 6, 2013 7:36 AM</text:p>
          </table:table-cell>
          <table:table-cell office:value-type="string">
            <text:p>Embedded / Mobile Developer</text:p>
          </table:table-cell>
          <table:table-cell table:number-columns-repeated="1021"/>
        </table:table-row>
        <table:table-row table:style-name="ro5">
          <table:table-cell office:value-type="float" office:value="159">
            <text:p>159</text:p>
          </table:table-cell>
          <table:table-cell office:value-type="date" office:date-value="2013-08-06T04:27:00">
            <text:p>Aug 6, 2013 4:27 AM</text:p>
          </table:table-cell>
          <table:table-cell office:value-type="string">
            <text:p>Manufacturing</text:p>
          </table:table-cell>
          <table:table-cell table:number-columns-repeated="1021"/>
        </table:table-row>
        <table:table-row table:style-name="ro5">
          <table:table-cell office:value-type="float" office:value="160">
            <text:p>160</text:p>
          </table:table-cell>
          <table:table-cell office:value-type="date" office:date-value="2013-08-06T03:16:00">
            <text:p>Aug 6, 2013 3:16 AM</text:p>
          </table:table-cell>
          <table:table-cell office:value-type="string">
            <text:p>Theatre and Entertainment Technologies</text:p>
          </table:table-cell>
          <table:table-cell table:number-columns-repeated="1021"/>
        </table:table-row>
        <table:table-row table:style-name="ro5">
          <table:table-cell office:value-type="float" office:value="161">
            <text:p>161</text:p>
          </table:table-cell>
          <table:table-cell office:value-type="date" office:date-value="2013-08-05T21:35:00">
            <text:p>Aug 5, 2013 9:35 PM</text:p>
          </table:table-cell>
          <table:table-cell office:value-type="string">
            <text:p>student</text:p>
          </table:table-cell>
          <table:table-cell table:number-columns-repeated="1021"/>
        </table:table-row>
        <table:table-row table:style-name="ro5">
          <table:table-cell office:value-type="float" office:value="162">
            <text:p>162</text:p>
          </table:table-cell>
          <table:table-cell office:value-type="date" office:date-value="2013-08-05T21:21:00">
            <text:p>Aug 5, 2013 9:21 PM</text:p>
          </table:table-cell>
          <table:table-cell office:value-type="string">
            <text:p>Graduate Student</text:p>
          </table:table-cell>
          <table:table-cell table:number-columns-repeated="1021"/>
        </table:table-row>
        <table:table-row table:style-name="ro5">
          <table:table-cell office:value-type="float" office:value="163">
            <text:p>163</text:p>
          </table:table-cell>
          <table:table-cell office:value-type="date" office:date-value="2013-08-05T21:15:00">
            <text:p>Aug 5, 2013 9:15 PM</text:p>
          </table:table-cell>
          <table:table-cell office:value-type="string">
            <text:p>Embedded Software Engineer</text:p>
          </table:table-cell>
          <table:table-cell table:number-columns-repeated="1021"/>
        </table:table-row>
        <table:table-row table:style-name="ro5">
          <table:table-cell office:value-type="float" office:value="164">
            <text:p>164</text:p>
          </table:table-cell>
          <table:table-cell office:value-type="date" office:date-value="2013-08-05T19:10:00">
            <text:p>Aug 5, 2013 7:10 PM</text:p>
          </table:table-cell>
          <table:table-cell office:value-type="string">
            <text:p>Software Engineer</text:p>
          </table:table-cell>
          <table:table-cell table:number-columns-repeated="1021"/>
        </table:table-row>
        <table:table-row table:style-name="ro5">
          <table:table-cell office:value-type="float" office:value="165">
            <text:p>165</text:p>
          </table:table-cell>
          <table:table-cell office:value-type="date" office:date-value="2013-08-05T16:42:00">
            <text:p>Aug 5, 2013 4:42 PM</text:p>
          </table:table-cell>
          <table:table-cell office:value-type="string">
            <text:p>Teacher</text:p>
          </table:table-cell>
          <table:table-cell table:number-columns-repeated="1021"/>
        </table:table-row>
        <table:table-row table:style-name="ro5">
          <table:table-cell office:value-type="float" office:value="166">
            <text:p>166</text:p>
          </table:table-cell>
          <table:table-cell office:value-type="date" office:date-value="2013-08-05T16:40:00">
            <text:p>Aug 5, 2013 4:40 PM</text:p>
          </table:table-cell>
          <table:table-cell office:value-type="string">
            <text:p>Systems Administrator</text:p>
          </table:table-cell>
          <table:table-cell table:number-columns-repeated="1021"/>
        </table:table-row>
        <table:table-row table:style-name="ro5">
          <table:table-cell office:value-type="float" office:value="167">
            <text:p>167</text:p>
          </table:table-cell>
          <table:table-cell office:value-type="date" office:date-value="2013-08-05T15:04:00">
            <text:p>Aug 5, 2013 3:04 PM</text:p>
          </table:table-cell>
          <table:table-cell office:value-type="string">
            <text:p>Electrical Engineer</text:p>
          </table:table-cell>
          <table:table-cell table:number-columns-repeated="1021"/>
        </table:table-row>
        <table:table-row table:style-name="ro5">
          <table:table-cell office:value-type="float" office:value="168">
            <text:p>168</text:p>
          </table:table-cell>
          <table:table-cell office:value-type="date" office:date-value="2013-08-05T14:22:00">
            <text:p>Aug 5, 2013 2:22 PM</text:p>
          </table:table-cell>
          <table:table-cell office:value-type="string">
            <text:p>Chief Hardware Officer</text:p>
          </table:table-cell>
          <table:table-cell table:number-columns-repeated="1021"/>
        </table:table-row>
        <table:table-row table:style-name="ro5">
          <table:table-cell office:value-type="float" office:value="169">
            <text:p>169</text:p>
          </table:table-cell>
          <table:table-cell office:value-type="date" office:date-value="2013-08-05T08:37:00">
            <text:p>Aug 5, 2013 8:37 AM</text:p>
          </table:table-cell>
          <table:table-cell office:value-type="string">
            <text:p>Communication and contents manager in Ultra-lab</text:p>
          </table:table-cell>
          <table:table-cell table:number-columns-repeated="1021"/>
        </table:table-row>
        <table:table-row table:style-name="ro5">
          <table:table-cell office:value-type="float" office:value="170">
            <text:p>170</text:p>
          </table:table-cell>
          <table:table-cell office:value-type="date" office:date-value="2013-08-05T03:52:00">
            <text:p>Aug 5, 2013 3:52 AM</text:p>
          </table:table-cell>
          <table:table-cell office:value-type="string">
            <text:p>Production Engineer</text:p>
          </table:table-cell>
          <table:table-cell table:number-columns-repeated="1021"/>
        </table:table-row>
        <table:table-row table:style-name="ro5">
          <table:table-cell office:value-type="float" office:value="171">
            <text:p>171</text:p>
          </table:table-cell>
          <table:table-cell office:value-type="date" office:date-value="2013-08-04T22:52:00">
            <text:p>Aug 4, 2013 10:52 PM</text:p>
          </table:table-cell>
          <table:table-cell office:value-type="string">
            <text:p>Student</text:p>
          </table:table-cell>
          <table:table-cell table:number-columns-repeated="1021"/>
        </table:table-row>
        <table:table-row table:style-name="ro5">
          <table:table-cell office:value-type="float" office:value="172">
            <text:p>172</text:p>
          </table:table-cell>
          <table:table-cell office:value-type="date" office:date-value="2013-08-04T21:38:00">
            <text:p>Aug 4, 2013 9:38 PM</text:p>
          </table:table-cell>
          <table:table-cell office:value-type="string">
            <text:p>retired hardware and software engineer</text:p>
          </table:table-cell>
          <table:table-cell table:number-columns-repeated="1021"/>
        </table:table-row>
        <table:table-row table:style-name="ro5">
          <table:table-cell office:value-type="float" office:value="173">
            <text:p>173</text:p>
          </table:table-cell>
          <table:table-cell office:value-type="date" office:date-value="2013-08-04T15:40:00">
            <text:p>Aug 4, 2013 3:40 PM</text:p>
          </table:table-cell>
          <table:table-cell office:value-type="string">
            <text:p>Electronic engineer</text:p>
          </table:table-cell>
          <table:table-cell table:number-columns-repeated="1021"/>
        </table:table-row>
        <table:table-row table:style-name="ro5">
          <table:table-cell office:value-type="float" office:value="174">
            <text:p>174</text:p>
          </table:table-cell>
          <table:table-cell office:value-type="date" office:date-value="2013-08-04T14:55:00">
            <text:p>Aug 4, 2013 2:55 PM</text:p>
          </table:table-cell>
          <table:table-cell office:value-type="string">
            <text:p>Graphic Designer</text:p>
          </table:table-cell>
          <table:table-cell table:number-columns-repeated="1021"/>
        </table:table-row>
        <table:table-row table:style-name="ro5">
          <table:table-cell office:value-type="float" office:value="175">
            <text:p>175</text:p>
          </table:table-cell>
          <table:table-cell office:value-type="date" office:date-value="2013-08-04T12:25:00">
            <text:p>Aug 4, 2013 12:25 PM</text:p>
          </table:table-cell>
          <table:table-cell office:value-type="string">
            <text:p>System/Network Administrator</text:p>
          </table:table-cell>
          <table:table-cell table:number-columns-repeated="1021"/>
        </table:table-row>
        <table:table-row table:style-name="ro5">
          <table:table-cell office:value-type="float" office:value="176">
            <text:p>176</text:p>
          </table:table-cell>
          <table:table-cell office:value-type="date" office:date-value="2013-08-04T10:24:00">
            <text:p>Aug 4, 2013 10:24 AM</text:p>
          </table:table-cell>
          <table:table-cell office:value-type="string">
            <text:p>translator</text:p>
          </table:table-cell>
          <table:table-cell table:number-columns-repeated="1021"/>
        </table:table-row>
        <table:table-row table:style-name="ro5">
          <table:table-cell office:value-type="float" office:value="177">
            <text:p>177</text:p>
          </table:table-cell>
          <table:table-cell office:value-type="date" office:date-value="2013-08-04T08:57:00">
            <text:p>Aug 4, 2013 8:57 AM</text:p>
          </table:table-cell>
          <table:table-cell office:value-type="string">
            <text:p>developer</text:p>
          </table:table-cell>
          <table:table-cell table:number-columns-repeated="1021"/>
        </table:table-row>
        <table:table-row table:style-name="ro5">
          <table:table-cell office:value-type="float" office:value="178">
            <text:p>178</text:p>
          </table:table-cell>
          <table:table-cell office:value-type="date" office:date-value="2013-08-04T07:28:00">
            <text:p>Aug 4, 2013 7:28 AM</text:p>
          </table:table-cell>
          <table:table-cell office:value-type="string">
            <text:p>Electronic designer</text:p>
          </table:table-cell>
          <table:table-cell table:number-columns-repeated="1021"/>
        </table:table-row>
        <table:table-row table:style-name="ro5">
          <table:table-cell office:value-type="float" office:value="179">
            <text:p>179</text:p>
          </table:table-cell>
          <table:table-cell office:value-type="date" office:date-value="2013-08-04T01:05:00">
            <text:p>Aug 4, 2013 1:05 AM</text:p>
          </table:table-cell>
          <table:table-cell office:value-type="string">
            <text:p>Student</text:p>
          </table:table-cell>
          <table:table-cell table:number-columns-repeated="1021"/>
        </table:table-row>
        <table:table-row table:style-name="ro5">
          <table:table-cell office:value-type="float" office:value="180">
            <text:p>180</text:p>
          </table:table-cell>
          <table:table-cell office:value-type="date" office:date-value="2013-08-04T01:00:00">
            <text:p>Aug 4, 2013 1:00 AM</text:p>
          </table:table-cell>
          <table:table-cell office:value-type="string">
            <text:p>student studying mechanical engineering</text:p>
          </table:table-cell>
          <table:table-cell table:number-columns-repeated="1021"/>
        </table:table-row>
        <table:table-row table:style-name="ro5">
          <table:table-cell office:value-type="float" office:value="181">
            <text:p>181</text:p>
          </table:table-cell>
          <table:table-cell office:value-type="date" office:date-value="2013-08-03T22:43:00">
            <text:p>Aug 3, 2013 10:43 PM</text:p>
          </table:table-cell>
          <table:table-cell office:value-type="string">
            <text:p>Research computing</text:p>
          </table:table-cell>
          <table:table-cell table:number-columns-repeated="1021"/>
        </table:table-row>
        <table:table-row table:style-name="ro5">
          <table:table-cell office:value-type="float" office:value="182">
            <text:p>182</text:p>
          </table:table-cell>
          <table:table-cell office:value-type="date" office:date-value="2013-08-03T21:02:00">
            <text:p>Aug 3, 2013 9:02 PM</text:p>
          </table:table-cell>
          <table:table-cell office:value-type="string">
            <text:p>ee</text:p>
          </table:table-cell>
          <table:table-cell table:number-columns-repeated="1021"/>
        </table:table-row>
        <table:table-row table:style-name="ro5">
          <table:table-cell office:value-type="float" office:value="183">
            <text:p>183</text:p>
          </table:table-cell>
          <table:table-cell office:value-type="date" office:date-value="2013-08-03T17:28:00">
            <text:p>Aug 3, 2013 5:28 PM</text:p>
          </table:table-cell>
          <table:table-cell office:value-type="string">
            <text:p>Electrical Engineer</text:p>
          </table:table-cell>
          <table:table-cell table:number-columns-repeated="1021"/>
        </table:table-row>
        <table:table-row table:style-name="ro5">
          <table:table-cell office:value-type="float" office:value="184">
            <text:p>184</text:p>
          </table:table-cell>
          <table:table-cell office:value-type="date" office:date-value="2013-08-03T13:47:00">
            <text:p>Aug 3, 2013 1:47 PM</text:p>
          </table:table-cell>
          <table:table-cell office:value-type="string">
            <text:p>Student</text:p>
          </table:table-cell>
          <table:table-cell table:number-columns-repeated="1021"/>
        </table:table-row>
        <table:table-row table:style-name="ro5">
          <table:table-cell office:value-type="float" office:value="185">
            <text:p>185</text:p>
          </table:table-cell>
          <table:table-cell office:value-type="date" office:date-value="2013-08-03T05:07:00">
            <text:p>Aug 3, 2013 5:07 AM</text:p>
          </table:table-cell>
          <table:table-cell office:value-type="string">
            <text:p>Retired technician/teacher</text:p>
          </table:table-cell>
          <table:table-cell table:number-columns-repeated="1021"/>
        </table:table-row>
        <table:table-row table:style-name="ro5">
          <table:table-cell office:value-type="float" office:value="186">
            <text:p>186</text:p>
          </table:table-cell>
          <table:table-cell office:value-type="date" office:date-value="2013-08-02T23:13:00">
            <text:p>Aug 2, 2013 11:13 PM</text:p>
          </table:table-cell>
          <table:table-cell office:value-type="string">
            <text:p>comm sys researcher</text:p>
          </table:table-cell>
          <table:table-cell table:number-columns-repeated="1021"/>
        </table:table-row>
        <table:table-row table:style-name="ro5">
          <table:table-cell office:value-type="float" office:value="187">
            <text:p>187</text:p>
          </table:table-cell>
          <table:table-cell office:value-type="date" office:date-value="2013-08-02T22:58:00">
            <text:p>Aug 2, 2013 10:58 PM</text:p>
          </table:table-cell>
          <table:table-cell office:value-type="string">
            <text:p>programmer</text:p>
          </table:table-cell>
          <table:table-cell table:number-columns-repeated="1021"/>
        </table:table-row>
        <table:table-row table:style-name="ro5">
          <table:table-cell office:value-type="float" office:value="188">
            <text:p>188</text:p>
          </table:table-cell>
          <table:table-cell office:value-type="date" office:date-value="2013-08-02T22:48:00">
            <text:p>Aug 2, 2013 10:48 PM</text:p>
          </table:table-cell>
          <table:table-cell office:value-type="string">
            <text:p>Master's Student</text:p>
          </table:table-cell>
          <table:table-cell table:number-columns-repeated="1021"/>
        </table:table-row>
        <table:table-row table:style-name="ro5">
          <table:table-cell office:value-type="float" office:value="189">
            <text:p>189</text:p>
          </table:table-cell>
          <table:table-cell office:value-type="date" office:date-value="2013-08-02T22:44:00">
            <text:p>Aug 2, 2013 10:44 PM</text:p>
          </table:table-cell>
          <table:table-cell office:value-type="string">
            <text:p>Teacher</text:p>
          </table:table-cell>
          <table:table-cell table:number-columns-repeated="1021"/>
        </table:table-row>
        <table:table-row table:style-name="ro5">
          <table:table-cell office:value-type="float" office:value="190">
            <text:p>190</text:p>
          </table:table-cell>
          <table:table-cell office:value-type="date" office:date-value="2013-08-02T18:56:00">
            <text:p>Aug 2, 2013 6:56 PM</text:p>
          </table:table-cell>
          <table:table-cell office:value-type="string">
            <text:p>Designer/Engineer/Business Owner</text:p>
          </table:table-cell>
          <table:table-cell table:number-columns-repeated="1021"/>
        </table:table-row>
        <table:table-row table:style-name="ro5">
          <table:table-cell office:value-type="float" office:value="191">
            <text:p>191</text:p>
          </table:table-cell>
          <table:table-cell office:value-type="date" office:date-value="2013-08-02T18:24:00">
            <text:p>Aug 2, 2013 6:24 PM</text:p>
          </table:table-cell>
          <table:table-cell office:value-type="string">
            <text:p>self-employed</text:p>
          </table:table-cell>
          <table:table-cell table:number-columns-repeated="1021"/>
        </table:table-row>
        <table:table-row table:style-name="ro5">
          <table:table-cell office:value-type="float" office:value="192">
            <text:p>192</text:p>
          </table:table-cell>
          <table:table-cell office:value-type="date" office:date-value="2013-08-02T18:21:00">
            <text:p>Aug 2, 2013 6:21 PM</text:p>
          </table:table-cell>
          <table:table-cell office:value-type="string">
            <text:p>journalist</text:p>
          </table:table-cell>
          <table:table-cell table:number-columns-repeated="1021"/>
        </table:table-row>
        <table:table-row table:style-name="ro5">
          <table:table-cell office:value-type="float" office:value="193">
            <text:p>193</text:p>
          </table:table-cell>
          <table:table-cell office:value-type="date" office:date-value="2013-08-02T17:03:00">
            <text:p>Aug 2, 2013 5:03 PM</text:p>
          </table:table-cell>
          <table:table-cell office:value-type="string">
            <text:p>Software Eng.</text:p>
          </table:table-cell>
          <table:table-cell table:number-columns-repeated="1021"/>
        </table:table-row>
        <table:table-row table:style-name="ro5">
          <table:table-cell office:value-type="float" office:value="194">
            <text:p>194</text:p>
          </table:table-cell>
          <table:table-cell office:value-type="date" office:date-value="2013-08-02T16:47:00">
            <text:p>Aug 2, 2013 4:47 PM</text:p>
          </table:table-cell>
          <table:table-cell office:value-type="string">
            <text:p>Software Developer</text:p>
          </table:table-cell>
          <table:table-cell table:number-columns-repeated="1021"/>
        </table:table-row>
        <table:table-row table:style-name="ro5">
          <table:table-cell office:value-type="float" office:value="195">
            <text:p>195</text:p>
          </table:table-cell>
          <table:table-cell office:value-type="date" office:date-value="2013-08-02T16:44:00">
            <text:p>Aug 2, 2013 4:44 PM</text:p>
          </table:table-cell>
          <table:table-cell office:value-type="string">
            <text:p>Software Engineer</text:p>
          </table:table-cell>
          <table:table-cell table:number-columns-repeated="1021"/>
        </table:table-row>
        <table:table-row table:style-name="ro5">
          <table:table-cell office:value-type="float" office:value="196">
            <text:p>196</text:p>
          </table:table-cell>
          <table:table-cell office:value-type="date" office:date-value="2013-08-02T15:24:00">
            <text:p>Aug 2, 2013 3:24 PM</text:p>
          </table:table-cell>
          <table:table-cell office:value-type="string">
            <text:p>electronic tech / Electrician</text:p>
          </table:table-cell>
          <table:table-cell table:number-columns-repeated="1021"/>
        </table:table-row>
        <table:table-row table:style-name="ro5">
          <table:table-cell office:value-type="float" office:value="197">
            <text:p>197</text:p>
          </table:table-cell>
          <table:table-cell office:value-type="date" office:date-value="2013-08-02T14:17:00">
            <text:p>Aug 2, 2013 2:17 PM</text:p>
          </table:table-cell>
          <table:table-cell office:value-type="string">
            <text:p>IT</text:p>
          </table:table-cell>
          <table:table-cell table:number-columns-repeated="1021"/>
        </table:table-row>
        <table:table-row table:style-name="ro5">
          <table:table-cell office:value-type="float" office:value="198">
            <text:p>198</text:p>
          </table:table-cell>
          <table:table-cell office:value-type="date" office:date-value="2013-08-02T14:01:00">
            <text:p>Aug 2, 2013 2:01 PM</text:p>
          </table:table-cell>
          <table:table-cell office:value-type="string">
            <text:p>Electrical and Computer Engineering Student</text:p>
          </table:table-cell>
          <table:table-cell table:number-columns-repeated="1021"/>
        </table:table-row>
        <table:table-row table:style-name="ro5">
          <table:table-cell office:value-type="float" office:value="199">
            <text:p>199</text:p>
          </table:table-cell>
          <table:table-cell office:value-type="date" office:date-value="2013-08-02T13:44:00">
            <text:p>Aug 2, 2013 1:44 PM</text:p>
          </table:table-cell>
          <table:table-cell office:value-type="string">
            <text:p>retired</text:p>
          </table:table-cell>
          <table:table-cell table:number-columns-repeated="1021"/>
        </table:table-row>
        <table:table-row table:style-name="ro5">
          <table:table-cell office:value-type="float" office:value="200">
            <text:p>200</text:p>
          </table:table-cell>
          <table:table-cell office:value-type="date" office:date-value="2013-08-02T13:43:00">
            <text:p>Aug 2, 2013 1:43 PM</text:p>
          </table:table-cell>
          <table:table-cell office:value-type="string">
            <text:p>EE</text:p>
          </table:table-cell>
          <table:table-cell table:number-columns-repeated="1021"/>
        </table:table-row>
        <table:table-row table:style-name="ro5">
          <table:table-cell office:value-type="float" office:value="201">
            <text:p>201</text:p>
          </table:table-cell>
          <table:table-cell office:value-type="date" office:date-value="2013-08-02T12:25:00">
            <text:p>Aug 2, 2013 12:25 PM</text:p>
          </table:table-cell>
          <table:table-cell office:value-type="string">
            <text:p>Engineer</text:p>
          </table:table-cell>
          <table:table-cell table:number-columns-repeated="1021"/>
        </table:table-row>
        <table:table-row table:style-name="ro5">
          <table:table-cell office:value-type="float" office:value="202">
            <text:p>202</text:p>
          </table:table-cell>
          <table:table-cell office:value-type="date" office:date-value="2013-08-02T10:51:00">
            <text:p>Aug 2, 2013 10:51 AM</text:p>
          </table:table-cell>
          <table:table-cell office:value-type="string">
            <text:p>Physicist, Renaissance man</text:p>
          </table:table-cell>
          <table:table-cell table:number-columns-repeated="1021"/>
        </table:table-row>
        <table:table-row table:style-name="ro5">
          <table:table-cell office:value-type="float" office:value="203">
            <text:p>203</text:p>
          </table:table-cell>
          <table:table-cell office:value-type="date" office:date-value="2013-08-02T10:13:00">
            <text:p>Aug 2, 2013 10:13 AM</text:p>
          </table:table-cell>
          <table:table-cell office:value-type="string">
            <text:p>Electrical Design ir</text:p>
          </table:table-cell>
          <table:table-cell table:number-columns-repeated="1021"/>
        </table:table-row>
        <table:table-row table:style-name="ro5">
          <table:table-cell office:value-type="float" office:value="204">
            <text:p>204</text:p>
          </table:table-cell>
          <table:table-cell office:value-type="date" office:date-value="2013-08-02T07:03:00">
            <text:p>Aug 2, 2013 7:03 AM</text:p>
          </table:table-cell>
          <table:table-cell office:value-type="string">
            <text:p>Education</text:p>
          </table:table-cell>
          <table:table-cell table:number-columns-repeated="1021"/>
        </table:table-row>
        <table:table-row table:style-name="ro5">
          <table:table-cell office:value-type="float" office:value="205">
            <text:p>205</text:p>
          </table:table-cell>
          <table:table-cell office:value-type="date" office:date-value="2013-08-02T05:22:00">
            <text:p>Aug 2, 2013 5:22 AM</text:p>
          </table:table-cell>
          <table:table-cell office:value-type="string">
            <text:p>Software development</text:p>
          </table:table-cell>
          <table:table-cell table:number-columns-repeated="1021"/>
        </table:table-row>
        <table:table-row table:style-name="ro5">
          <table:table-cell office:value-type="float" office:value="206">
            <text:p>206</text:p>
          </table:table-cell>
          <table:table-cell office:value-type="date" office:date-value="2013-08-02T04:47:00">
            <text:p>Aug 2, 2013 4:47 AM</text:p>
          </table:table-cell>
          <table:table-cell office:value-type="string">
            <text:p>Electrical Engineer</text:p>
          </table:table-cell>
          <table:table-cell table:number-columns-repeated="1021"/>
        </table:table-row>
        <table:table-row table:style-name="ro5">
          <table:table-cell office:value-type="float" office:value="207">
            <text:p>207</text:p>
          </table:table-cell>
          <table:table-cell office:value-type="date" office:date-value="2013-08-02T02:28:00">
            <text:p>Aug 2, 2013 2:28 AM</text:p>
          </table:table-cell>
          <table:table-cell office:value-type="string">
            <text:p>Data Center Management</text:p>
          </table:table-cell>
          <table:table-cell table:number-columns-repeated="1021"/>
        </table:table-row>
        <table:table-row table:style-name="ro5">
          <table:table-cell office:value-type="float" office:value="208">
            <text:p>208</text:p>
          </table:table-cell>
          <table:table-cell office:value-type="date" office:date-value="2013-08-02T01:53:00">
            <text:p>Aug 2, 2013 1:53 AM</text:p>
          </table:table-cell>
          <table:table-cell office:value-type="string">
            <text:p>Supervisor</text:p>
          </table:table-cell>
          <table:table-cell table:number-columns-repeated="1021"/>
        </table:table-row>
        <table:table-row table:style-name="ro5">
          <table:table-cell office:value-type="float" office:value="209">
            <text:p>209</text:p>
          </table:table-cell>
          <table:table-cell office:value-type="date" office:date-value="2013-08-01T22:23:00">
            <text:p>Aug 1, 2013 10:23 PM</text:p>
          </table:table-cell>
          <table:table-cell office:value-type="string">
            <text:p>Electrical Engineer</text:p>
          </table:table-cell>
          <table:table-cell table:number-columns-repeated="1021"/>
        </table:table-row>
        <table:table-row table:style-name="ro5">
          <table:table-cell office:value-type="float" office:value="210">
            <text:p>210</text:p>
          </table:table-cell>
          <table:table-cell office:value-type="date" office:date-value="2013-08-01T21:38:00">
            <text:p>Aug 1, 2013 9:38 PM</text:p>
          </table:table-cell>
          <table:table-cell office:value-type="string">
            <text:p>Graduate Student</text:p>
          </table:table-cell>
          <table:table-cell table:number-columns-repeated="1021"/>
        </table:table-row>
        <table:table-row table:style-name="ro5">
          <table:table-cell office:value-type="float" office:value="211">
            <text:p>211</text:p>
          </table:table-cell>
          <table:table-cell office:value-type="date" office:date-value="2013-08-01T21:22:00">
            <text:p>Aug 1, 2013 9:22 PM</text:p>
          </table:table-cell>
          <table:table-cell office:value-type="string">
            <text:p>Automation Engineer for a medical laboratory</text:p>
          </table:table-cell>
          <table:table-cell table:number-columns-repeated="1021"/>
        </table:table-row>
        <table:table-row table:style-name="ro5">
          <table:table-cell office:value-type="float" office:value="212">
            <text:p>212</text:p>
          </table:table-cell>
          <table:table-cell office:value-type="date" office:date-value="2013-08-01T21:15:00">
            <text:p>Aug 1, 2013 9:15 PM</text:p>
          </table:table-cell>
          <table:table-cell office:value-type="string">
            <text:p>Engineer</text:p>
          </table:table-cell>
          <table:table-cell table:number-columns-repeated="1021"/>
        </table:table-row>
        <table:table-row table:style-name="ro5">
          <table:table-cell office:value-type="float" office:value="213">
            <text:p>213</text:p>
          </table:table-cell>
          <table:table-cell office:value-type="date" office:date-value="2013-08-01T20:54:00">
            <text:p>Aug 1, 2013 8:54 PM</text:p>
          </table:table-cell>
          <table:table-cell office:value-type="string">
            <text:p>IT</text:p>
          </table:table-cell>
          <table:table-cell table:number-columns-repeated="1021"/>
        </table:table-row>
        <table:table-row table:style-name="ro5">
          <table:table-cell office:value-type="float" office:value="214">
            <text:p>214</text:p>
          </table:table-cell>
          <table:table-cell office:value-type="date" office:date-value="2013-08-01T20:45:00">
            <text:p>Aug 1, 2013 8:45 PM</text:p>
          </table:table-cell>
          <table:table-cell office:value-type="string">
            <text:p>Military</text:p>
          </table:table-cell>
          <table:table-cell table:number-columns-repeated="1021"/>
        </table:table-row>
        <table:table-row table:style-name="ro5">
          <table:table-cell office:value-type="float" office:value="215">
            <text:p>215</text:p>
          </table:table-cell>
          <table:table-cell office:value-type="date" office:date-value="2013-08-01T20:40:00">
            <text:p>Aug 1, 2013 8:40 PM</text:p>
          </table:table-cell>
          <table:table-cell office:value-type="string">
            <text:p>Programmer</text:p>
          </table:table-cell>
          <table:table-cell table:number-columns-repeated="1021"/>
        </table:table-row>
        <table:table-row table:style-name="ro5">
          <table:table-cell office:value-type="float" office:value="216">
            <text:p>216</text:p>
          </table:table-cell>
          <table:table-cell office:value-type="date" office:date-value="2013-08-01T20:12:00">
            <text:p>Aug 1, 2013 8:12 PM</text:p>
          </table:table-cell>
          <table:table-cell office:value-type="string">
            <text:p>Teacher</text:p>
          </table:table-cell>
          <table:table-cell table:number-columns-repeated="1021"/>
        </table:table-row>
        <table:table-row table:style-name="ro5">
          <table:table-cell office:value-type="float" office:value="217">
            <text:p>217</text:p>
          </table:table-cell>
          <table:table-cell office:value-type="date" office:date-value="2013-08-01T20:10:00">
            <text:p>Aug 1, 2013 8:10 PM</text:p>
          </table:table-cell>
          <table:table-cell office:value-type="string">
            <text:p>University Student</text:p>
          </table:table-cell>
          <table:table-cell table:number-columns-repeated="1021"/>
        </table:table-row>
        <table:table-row table:style-name="ro5">
          <table:table-cell office:value-type="float" office:value="218">
            <text:p>218</text:p>
          </table:table-cell>
          <table:table-cell office:value-type="date" office:date-value="2013-08-01T19:42:00">
            <text:p>Aug 1, 2013 7:42 PM</text:p>
          </table:table-cell>
          <table:table-cell office:value-type="string">
            <text:p>Electrical Engineer</text:p>
          </table:table-cell>
          <table:table-cell table:number-columns-repeated="1021"/>
        </table:table-row>
        <table:table-row table:style-name="ro5">
          <table:table-cell office:value-type="float" office:value="219">
            <text:p>219</text:p>
          </table:table-cell>
          <table:table-cell office:value-type="date" office:date-value="2013-08-01T19:28:00">
            <text:p>Aug 1, 2013 7:28 PM</text:p>
          </table:table-cell>
          <table:table-cell office:value-type="string">
            <text:p>Test Engineer</text:p>
          </table:table-cell>
          <table:table-cell table:number-columns-repeated="1021"/>
        </table:table-row>
        <table:table-row table:style-name="ro5">
          <table:table-cell office:value-type="float" office:value="220">
            <text:p>220</text:p>
          </table:table-cell>
          <table:table-cell office:value-type="date" office:date-value="2013-08-01T18:49:00">
            <text:p>Aug 1, 2013 6:49 PM</text:p>
          </table:table-cell>
          <table:table-cell office:value-type="string">
            <text:p>Programmer</text:p>
          </table:table-cell>
          <table:table-cell table:number-columns-repeated="1021"/>
        </table:table-row>
        <table:table-row table:style-name="ro5">
          <table:table-cell office:value-type="float" office:value="221">
            <text:p>221</text:p>
          </table:table-cell>
          <table:table-cell office:value-type="date" office:date-value="2013-08-01T18:44:00">
            <text:p>Aug 1, 2013 6:44 PM</text:p>
          </table:table-cell>
          <table:table-cell office:value-type="string">
            <text:p>test analyst software company</text:p>
          </table:table-cell>
          <table:table-cell table:number-columns-repeated="1021"/>
        </table:table-row>
        <table:table-row table:style-name="ro5">
          <table:table-cell office:value-type="float" office:value="222">
            <text:p>222</text:p>
          </table:table-cell>
          <table:table-cell office:value-type="date" office:date-value="2013-08-01T17:59:00">
            <text:p>Aug 1, 2013 5:59 PM</text:p>
          </table:table-cell>
          <table:table-cell office:value-type="string">
            <text:p>computer technician converting to sql programmer</text:p>
          </table:table-cell>
          <table:table-cell table:number-columns-repeated="1021"/>
        </table:table-row>
        <table:table-row table:style-name="ro5">
          <table:table-cell office:value-type="float" office:value="223">
            <text:p>223</text:p>
          </table:table-cell>
          <table:table-cell office:value-type="date" office:date-value="2013-08-01T16:57:00">
            <text:p>Aug 1, 2013 4:57 PM</text:p>
          </table:table-cell>
          <table:table-cell office:value-type="string">
            <text:p>Student</text:p>
          </table:table-cell>
          <table:table-cell table:number-columns-repeated="1021"/>
        </table:table-row>
        <table:table-row table:style-name="ro5">
          <table:table-cell office:value-type="float" office:value="224">
            <text:p>224</text:p>
          </table:table-cell>
          <table:table-cell office:value-type="date" office:date-value="2013-08-01T16:03:00">
            <text:p>Aug 1, 2013 4:03 PM</text:p>
          </table:table-cell>
          <table:table-cell office:value-type="string">
            <text:p>none</text:p>
          </table:table-cell>
          <table:table-cell table:number-columns-repeated="1021"/>
        </table:table-row>
        <table:table-row table:style-name="ro5">
          <table:table-cell office:value-type="float" office:value="225">
            <text:p>225</text:p>
          </table:table-cell>
          <table:table-cell office:value-type="date" office:date-value="2013-08-01T15:49:00">
            <text:p>Aug 1, 2013 3:49 PM</text:p>
          </table:table-cell>
          <table:table-cell office:value-type="string">
            <text:p>Engineering Grad Student</text:p>
          </table:table-cell>
          <table:table-cell table:number-columns-repeated="1021"/>
        </table:table-row>
        <table:table-row table:style-name="ro5">
          <table:table-cell office:value-type="float" office:value="226">
            <text:p>226</text:p>
          </table:table-cell>
          <table:table-cell office:value-type="date" office:date-value="2013-08-01T15:37:00">
            <text:p>Aug 1, 2013 3:37 PM</text:p>
          </table:table-cell>
          <table:table-cell office:value-type="string">
            <text:p>Engineering Technician</text:p>
          </table:table-cell>
          <table:table-cell table:number-columns-repeated="1021"/>
        </table:table-row>
        <table:table-row table:style-name="ro5">
          <table:table-cell office:value-type="float" office:value="227">
            <text:p>227</text:p>
          </table:table-cell>
          <table:table-cell office:value-type="date" office:date-value="2013-08-01T15:32:00">
            <text:p>Aug 1, 2013 3:32 PM</text:p>
          </table:table-cell>
          <table:table-cell office:value-type="string">
            <text:p>Jeweler</text:p>
          </table:table-cell>
          <table:table-cell table:number-columns-repeated="1021"/>
        </table:table-row>
        <table:table-row table:style-name="ro5">
          <table:table-cell office:value-type="float" office:value="228">
            <text:p>228</text:p>
          </table:table-cell>
          <table:table-cell office:value-type="date" office:date-value="2013-08-01T15:06:00">
            <text:p>Aug 1, 2013 3:06 PM</text:p>
          </table:table-cell>
          <table:table-cell office:value-type="string">
            <text:p>Electrical engineer</text:p>
          </table:table-cell>
          <table:table-cell table:number-columns-repeated="1021"/>
        </table:table-row>
        <table:table-row table:style-name="ro5">
          <table:table-cell office:value-type="float" office:value="229">
            <text:p>229</text:p>
          </table:table-cell>
          <table:table-cell office:value-type="date" office:date-value="2013-08-01T13:57:00">
            <text:p>Aug 1, 2013 1:57 PM</text:p>
          </table:table-cell>
          <table:table-cell office:value-type="string">
            <text:p>Architect</text:p>
          </table:table-cell>
          <table:table-cell table:number-columns-repeated="1021"/>
        </table:table-row>
        <table:table-row table:style-name="ro5">
          <table:table-cell office:value-type="float" office:value="230">
            <text:p>230</text:p>
          </table:table-cell>
          <table:table-cell office:value-type="date" office:date-value="2013-08-01T13:35:00">
            <text:p>Aug 1, 2013 1:35 PM</text:p>
          </table:table-cell>
          <table:table-cell office:value-type="string">
            <text:p>Electrical Engineer</text:p>
          </table:table-cell>
          <table:table-cell table:number-columns-repeated="1021"/>
        </table:table-row>
        <table:table-row table:style-name="ro5">
          <table:table-cell office:value-type="float" office:value="231">
            <text:p>231</text:p>
          </table:table-cell>
          <table:table-cell office:value-type="date" office:date-value="2013-08-01T12:49:00">
            <text:p>Aug 1, 2013 12:49 PM</text:p>
          </table:table-cell>
          <table:table-cell office:value-type="string">
            <text:p>Business Analyst</text:p>
          </table:table-cell>
          <table:table-cell table:number-columns-repeated="1021"/>
        </table:table-row>
        <table:table-row table:style-name="ro5">
          <table:table-cell office:value-type="float" office:value="232">
            <text:p>232</text:p>
          </table:table-cell>
          <table:table-cell office:value-type="date" office:date-value="2013-08-01T12:32:00">
            <text:p>Aug 1, 2013 12:32 PM</text:p>
          </table:table-cell>
          <table:table-cell office:value-type="string">
            <text:p>Electronics Design Engineer</text:p>
          </table:table-cell>
          <table:table-cell table:number-columns-repeated="1021"/>
        </table:table-row>
        <table:table-row table:style-name="ro5">
          <table:table-cell office:value-type="float" office:value="233">
            <text:p>233</text:p>
          </table:table-cell>
          <table:table-cell office:value-type="date" office:date-value="2013-08-01T12:23:00">
            <text:p>Aug 1, 2013 12:23 PM</text:p>
          </table:table-cell>
          <table:table-cell office:value-type="string">
            <text:p>Electrical Engineer</text:p>
          </table:table-cell>
          <table:table-cell table:number-columns-repeated="1021"/>
        </table:table-row>
        <table:table-row table:style-name="ro5">
          <table:table-cell office:value-type="float" office:value="234">
            <text:p>234</text:p>
          </table:table-cell>
          <table:table-cell office:value-type="date" office:date-value="2013-08-01T12:21:00">
            <text:p>Aug 1, 2013 12:21 PM</text:p>
          </table:table-cell>
          <table:table-cell office:value-type="string">
            <text:p>Software Developer</text:p>
          </table:table-cell>
          <table:table-cell table:number-columns-repeated="1021"/>
        </table:table-row>
        <table:table-row table:style-name="ro5">
          <table:table-cell office:value-type="float" office:value="235">
            <text:p>235</text:p>
          </table:table-cell>
          <table:table-cell office:value-type="date" office:date-value="2013-08-01T11:46:00">
            <text:p>Aug 1, 2013 11:46 AM</text:p>
          </table:table-cell>
          <table:table-cell office:value-type="string">
            <text:p>Students</text:p>
          </table:table-cell>
          <table:table-cell table:number-columns-repeated="1021"/>
        </table:table-row>
        <table:table-row table:style-name="ro5">
          <table:table-cell office:value-type="float" office:value="236">
            <text:p>236</text:p>
          </table:table-cell>
          <table:table-cell office:value-type="date" office:date-value="2013-08-01T11:41:00">
            <text:p>Aug 1, 2013 11:41 AM</text:p>
          </table:table-cell>
          <table:table-cell office:value-type="string">
            <text:p>Sysgtems Engineer</text:p>
          </table:table-cell>
          <table:table-cell table:number-columns-repeated="1021"/>
        </table:table-row>
        <table:table-row table:style-name="ro5">
          <table:table-cell office:value-type="float" office:value="237">
            <text:p>237</text:p>
          </table:table-cell>
          <table:table-cell office:value-type="date" office:date-value="2013-08-01T10:52:00">
            <text:p>Aug 1, 2013 10:52 AM</text:p>
          </table:table-cell>
          <table:table-cell office:value-type="string">
            <text:p>University Lecturer</text:p>
          </table:table-cell>
          <table:table-cell table:number-columns-repeated="1021"/>
        </table:table-row>
        <table:table-row table:style-name="ro5">
          <table:table-cell office:value-type="float" office:value="238">
            <text:p>238</text:p>
          </table:table-cell>
          <table:table-cell office:value-type="date" office:date-value="2013-08-01T10:51:00">
            <text:p>Aug 1, 2013 10:51 AM</text:p>
          </table:table-cell>
          <table:table-cell office:value-type="string">
            <text:p>Education</text:p>
          </table:table-cell>
          <table:table-cell table:number-columns-repeated="1021"/>
        </table:table-row>
        <table:table-row table:style-name="ro5">
          <table:table-cell office:value-type="float" office:value="239">
            <text:p>239</text:p>
          </table:table-cell>
          <table:table-cell office:value-type="date" office:date-value="2013-08-01T10:48:00">
            <text:p>Aug 1, 2013 10:48 AM</text:p>
          </table:table-cell>
          <table:table-cell office:value-type="string">
            <text:p>Student (Psychology)</text:p>
          </table:table-cell>
          <table:table-cell table:number-columns-repeated="1021"/>
        </table:table-row>
        <table:table-row table:style-name="ro5">
          <table:table-cell office:value-type="float" office:value="240">
            <text:p>240</text:p>
          </table:table-cell>
          <table:table-cell office:value-type="date" office:date-value="2013-08-01T10:38:00">
            <text:p>Aug 1, 2013 10:38 AM</text:p>
          </table:table-cell>
          <table:table-cell office:value-type="string">
            <text:p>operations</text:p>
          </table:table-cell>
          <table:table-cell table:number-columns-repeated="1021"/>
        </table:table-row>
        <table:table-row table:style-name="ro5">
          <table:table-cell office:value-type="float" office:value="241">
            <text:p>241</text:p>
          </table:table-cell>
          <table:table-cell office:value-type="date" office:date-value="2013-08-01T09:50:00">
            <text:p>Aug 1, 2013 9:50 AM</text:p>
          </table:table-cell>
          <table:table-cell office:value-type="string">
            <text:p>Student</text:p>
          </table:table-cell>
          <table:table-cell table:number-columns-repeated="1021"/>
        </table:table-row>
        <table:table-row table:style-name="ro5">
          <table:table-cell office:value-type="float" office:value="242">
            <text:p>242</text:p>
          </table:table-cell>
          <table:table-cell office:value-type="date" office:date-value="2013-08-01T09:27:00">
            <text:p>Aug 1, 2013 9:27 AM</text:p>
          </table:table-cell>
          <table:table-cell office:value-type="string">
            <text:p>Student</text:p>
          </table:table-cell>
          <table:table-cell table:number-columns-repeated="1021"/>
        </table:table-row>
        <table:table-row table:style-name="ro5">
          <table:table-cell office:value-type="float" office:value="243">
            <text:p>243</text:p>
          </table:table-cell>
          <table:table-cell office:value-type="date" office:date-value="2013-08-01T09:10:00">
            <text:p>Aug 1, 2013 9:10 AM</text:p>
          </table:table-cell>
          <table:table-cell office:value-type="string">
            <text:p>Perl Developer</text:p>
          </table:table-cell>
          <table:table-cell table:number-columns-repeated="1021"/>
        </table:table-row>
        <table:table-row table:style-name="ro5">
          <table:table-cell office:value-type="float" office:value="244">
            <text:p>244</text:p>
          </table:table-cell>
          <table:table-cell office:value-type="date" office:date-value="2013-08-01T07:38:00">
            <text:p>Aug 1, 2013 7:38 AM</text:p>
          </table:table-cell>
          <table:table-cell office:value-type="string">
            <text:p>Software Engineer</text:p>
          </table:table-cell>
          <table:table-cell table:number-columns-repeated="1021"/>
        </table:table-row>
        <table:table-row table:style-name="ro5">
          <table:table-cell office:value-type="float" office:value="245">
            <text:p>245</text:p>
          </table:table-cell>
          <table:table-cell office:value-type="date" office:date-value="2013-08-01T07:28:00">
            <text:p>Aug 1, 2013 7:28 AM</text:p>
          </table:table-cell>
          <table:table-cell office:value-type="string">
            <text:p>Electrical Engineer</text:p>
          </table:table-cell>
          <table:table-cell table:number-columns-repeated="1021"/>
        </table:table-row>
        <table:table-row table:style-name="ro5">
          <table:table-cell office:value-type="float" office:value="246">
            <text:p>246</text:p>
          </table:table-cell>
          <table:table-cell office:value-type="date" office:date-value="2013-08-01T07:28:00">
            <text:p>Aug 1, 2013 7:28 AM</text:p>
          </table:table-cell>
          <table:table-cell office:value-type="string">
            <text:p>iPhone App Programming</text:p>
          </table:table-cell>
          <table:table-cell table:number-columns-repeated="1021"/>
        </table:table-row>
        <table:table-row table:style-name="ro5">
          <table:table-cell office:value-type="float" office:value="247">
            <text:p>247</text:p>
          </table:table-cell>
          <table:table-cell office:value-type="date" office:date-value="2013-08-01T07:01:00">
            <text:p>Aug 1, 2013 7:01 AM</text:p>
          </table:table-cell>
          <table:table-cell office:value-type="string">
            <text:p>Engineer</text:p>
          </table:table-cell>
          <table:table-cell table:number-columns-repeated="1021"/>
        </table:table-row>
        <table:table-row table:style-name="ro5">
          <table:table-cell office:value-type="float" office:value="248">
            <text:p>248</text:p>
          </table:table-cell>
          <table:table-cell office:value-type="date" office:date-value="2013-08-01T06:50:00">
            <text:p>Aug 1, 2013 6:50 AM</text:p>
          </table:table-cell>
          <table:table-cell office:value-type="string">
            <text:p>Electronics engineer / software developer</text:p>
          </table:table-cell>
          <table:table-cell table:number-columns-repeated="1021"/>
        </table:table-row>
        <table:table-row table:style-name="ro5">
          <table:table-cell office:value-type="float" office:value="249">
            <text:p>249</text:p>
          </table:table-cell>
          <table:table-cell office:value-type="date" office:date-value="2013-08-01T06:30:00">
            <text:p>Aug 1, 2013 6:30 AM</text:p>
          </table:table-cell>
          <table:table-cell office:value-type="string">
            <text:p>Consulting Engineer</text:p>
          </table:table-cell>
          <table:table-cell table:number-columns-repeated="1021"/>
        </table:table-row>
        <table:table-row table:style-name="ro5">
          <table:table-cell office:value-type="float" office:value="250">
            <text:p>250</text:p>
          </table:table-cell>
          <table:table-cell office:value-type="date" office:date-value="2013-08-01T05:56:00">
            <text:p>Aug 1, 2013 5:56 AM</text:p>
          </table:table-cell>
          <table:table-cell office:value-type="string">
            <text:p>engineer</text:p>
          </table:table-cell>
          <table:table-cell table:number-columns-repeated="1021"/>
        </table:table-row>
        <table:table-row table:style-name="ro5">
          <table:table-cell office:value-type="float" office:value="251">
            <text:p>251</text:p>
          </table:table-cell>
          <table:table-cell office:value-type="date" office:date-value="2013-08-01T05:21:00">
            <text:p>Aug 1, 2013 5:21 AM</text:p>
          </table:table-cell>
          <table:table-cell office:value-type="string">
            <text:p>Entrepreneur</text:p>
          </table:table-cell>
          <table:table-cell table:number-columns-repeated="1021"/>
        </table:table-row>
        <table:table-row table:style-name="ro5">
          <table:table-cell office:value-type="float" office:value="252">
            <text:p>252</text:p>
          </table:table-cell>
          <table:table-cell office:value-type="date" office:date-value="2013-08-01T03:55:00">
            <text:p>Aug 1, 2013 3:55 AM</text:p>
          </table:table-cell>
          <table:table-cell office:value-type="string">
            <text:p>student</text:p>
          </table:table-cell>
          <table:table-cell table:number-columns-repeated="1021"/>
        </table:table-row>
        <table:table-row table:style-name="ro5">
          <table:table-cell office:value-type="float" office:value="253">
            <text:p>253</text:p>
          </table:table-cell>
          <table:table-cell office:value-type="date" office:date-value="2013-08-01T03:49:00">
            <text:p>Aug 1, 2013 3:49 AM</text:p>
          </table:table-cell>
          <table:table-cell office:value-type="string">
            <text:p>IT Professional</text:p>
          </table:table-cell>
          <table:table-cell table:number-columns-repeated="1021"/>
        </table:table-row>
        <table:table-row table:style-name="ro5">
          <table:table-cell office:value-type="float" office:value="254">
            <text:p>254</text:p>
          </table:table-cell>
          <table:table-cell office:value-type="date" office:date-value="2013-08-01T03:46:00">
            <text:p>Aug 1, 2013 3:46 AM</text:p>
          </table:table-cell>
          <table:table-cell office:value-type="string">
            <text:p>IT Professional</text:p>
          </table:table-cell>
          <table:table-cell table:number-columns-repeated="1021"/>
        </table:table-row>
        <table:table-row table:style-name="ro5">
          <table:table-cell office:value-type="float" office:value="255">
            <text:p>255</text:p>
          </table:table-cell>
          <table:table-cell office:value-type="date" office:date-value="2013-08-01T03:42:00">
            <text:p>Aug 1, 2013 3:42 AM</text:p>
          </table:table-cell>
          <table:table-cell office:value-type="string">
            <text:p>Electronics Technician</text:p>
          </table:table-cell>
          <table:table-cell table:number-columns-repeated="1021"/>
        </table:table-row>
        <table:table-row table:style-name="ro5">
          <table:table-cell office:value-type="float" office:value="256">
            <text:p>256</text:p>
          </table:table-cell>
          <table:table-cell office:value-type="date" office:date-value="2013-08-01T03:41:00">
            <text:p>Aug 1, 2013 3:41 AM</text:p>
          </table:table-cell>
          <table:table-cell office:value-type="string">
            <text:p>Radar Technician</text:p>
          </table:table-cell>
          <table:table-cell table:number-columns-repeated="1021"/>
        </table:table-row>
        <table:table-row table:style-name="ro5">
          <table:table-cell office:value-type="float" office:value="257">
            <text:p>257</text:p>
          </table:table-cell>
          <table:table-cell office:value-type="date" office:date-value="2013-08-01T03:18:00">
            <text:p>Aug 1, 2013 3:18 AM</text:p>
          </table:table-cell>
          <table:table-cell office:value-type="string">
            <text:p>IT</text:p>
          </table:table-cell>
          <table:table-cell table:number-columns-repeated="1021"/>
        </table:table-row>
        <table:table-row table:style-name="ro5">
          <table:table-cell office:value-type="float" office:value="258">
            <text:p>258</text:p>
          </table:table-cell>
          <table:table-cell office:value-type="date" office:date-value="2013-08-01T03:11:00">
            <text:p>Aug 1, 2013 3:11 AM</text:p>
          </table:table-cell>
          <table:table-cell office:value-type="string">
            <text:p>none</text:p>
          </table:table-cell>
          <table:table-cell table:number-columns-repeated="1021"/>
        </table:table-row>
        <table:table-row table:style-name="ro5">
          <table:table-cell office:value-type="float" office:value="259">
            <text:p>259</text:p>
          </table:table-cell>
          <table:table-cell office:value-type="date" office:date-value="2013-08-01T03:08:00">
            <text:p>Aug 1, 2013 3:08 AM</text:p>
          </table:table-cell>
          <table:table-cell office:value-type="string">
            <text:p>military</text:p>
          </table:table-cell>
          <table:table-cell table:number-columns-repeated="1021"/>
        </table:table-row>
        <table:table-row table:style-name="ro5">
          <table:table-cell office:value-type="float" office:value="260">
            <text:p>260</text:p>
          </table:table-cell>
          <table:table-cell office:value-type="date" office:date-value="2013-08-01T03:03:00">
            <text:p>Aug 1, 2013 3:03 AM</text:p>
          </table:table-cell>
          <table:table-cell office:value-type="string">
            <text:p>Electrical Engineering</text:p>
          </table:table-cell>
          <table:table-cell table:number-columns-repeated="1021"/>
        </table:table-row>
        <table:table-row table:style-name="ro5">
          <table:table-cell office:value-type="float" office:value="261">
            <text:p>261</text:p>
          </table:table-cell>
          <table:table-cell office:value-type="date" office:date-value="2013-08-01T02:58:00">
            <text:p>Aug 1, 2013 2:58 AM</text:p>
          </table:table-cell>
          <table:table-cell office:value-type="string">
            <text:p>Software Consultant</text:p>
          </table:table-cell>
          <table:table-cell table:number-columns-repeated="1021"/>
        </table:table-row>
        <table:table-row table:style-name="ro5">
          <table:table-cell office:value-type="float" office:value="262">
            <text:p>262</text:p>
          </table:table-cell>
          <table:table-cell office:value-type="date" office:date-value="2013-08-01T02:47:00">
            <text:p>Aug 1, 2013 2:47 AM</text:p>
          </table:table-cell>
          <table:table-cell office:value-type="string">
            <text:p>Telecommunications engineer</text:p>
          </table:table-cell>
          <table:table-cell table:number-columns-repeated="1021"/>
        </table:table-row>
        <table:table-row table:style-name="ro5">
          <table:table-cell office:value-type="float" office:value="263">
            <text:p>263</text:p>
          </table:table-cell>
          <table:table-cell office:value-type="date" office:date-value="2013-08-01T02:39:00">
            <text:p>Aug 1, 2013 2:39 AM</text:p>
          </table:table-cell>
          <table:table-cell office:value-type="string">
            <text:p>Student</text:p>
          </table:table-cell>
          <table:table-cell table:number-columns-repeated="1021"/>
        </table:table-row>
        <table:table-row table:style-name="ro5">
          <table:table-cell office:value-type="float" office:value="264">
            <text:p>264</text:p>
          </table:table-cell>
          <table:table-cell office:value-type="date" office:date-value="2013-08-01T02:15:00">
            <text:p>Aug 1, 2013 2:15 AM</text:p>
          </table:table-cell>
          <table:table-cell office:value-type="string">
            <text:p>Computer Engineer</text:p>
          </table:table-cell>
          <table:table-cell table:number-columns-repeated="1021"/>
        </table:table-row>
        <table:table-row table:style-name="ro5">
          <table:table-cell office:value-type="float" office:value="265">
            <text:p>265</text:p>
          </table:table-cell>
          <table:table-cell office:value-type="date" office:date-value="2013-08-01T01:53:00">
            <text:p>Aug 1, 2013 1:53 AM</text:p>
          </table:table-cell>
          <table:table-cell office:value-type="string">
            <text:p>Engineer</text:p>
          </table:table-cell>
          <table:table-cell table:number-columns-repeated="1021"/>
        </table:table-row>
        <table:table-row table:style-name="ro5">
          <table:table-cell office:value-type="float" office:value="266">
            <text:p>266</text:p>
          </table:table-cell>
          <table:table-cell office:value-type="date" office:date-value="2013-08-01T01:41:00">
            <text:p>Aug 1, 2013 1:41 AM</text:p>
          </table:table-cell>
          <table:table-cell office:value-type="string">
            <text:p>Law Enforcement</text:p>
          </table:table-cell>
          <table:table-cell table:number-columns-repeated="1021"/>
        </table:table-row>
        <table:table-row table:style-name="ro5">
          <table:table-cell office:value-type="float" office:value="267">
            <text:p>267</text:p>
          </table:table-cell>
          <table:table-cell office:value-type="date" office:date-value="2013-08-01T01:31:00">
            <text:p>Aug 1, 2013 1:31 AM</text:p>
          </table:table-cell>
          <table:table-cell office:value-type="string">
            <text:p>System engineer</text:p>
          </table:table-cell>
          <table:table-cell table:number-columns-repeated="1021"/>
        </table:table-row>
        <table:table-row table:style-name="ro5">
          <table:table-cell office:value-type="float" office:value="268">
            <text:p>268</text:p>
          </table:table-cell>
          <table:table-cell office:value-type="date" office:date-value="2013-08-01T01:29:00">
            <text:p>Aug 1, 2013 1:29 AM</text:p>
          </table:table-cell>
          <table:table-cell office:value-type="string">
            <text:p>Telecom Engineer</text:p>
          </table:table-cell>
          <table:table-cell table:number-columns-repeated="1021"/>
        </table:table-row>
        <table:table-row table:style-name="ro5">
          <table:table-cell office:value-type="float" office:value="269">
            <text:p>269</text:p>
          </table:table-cell>
          <table:table-cell office:value-type="date" office:date-value="2013-08-01T00:47:00">
            <text:p>Aug 1, 2013 12:47 AM</text:p>
          </table:table-cell>
          <table:table-cell office:value-type="string">
            <text:p>Software Engineer</text:p>
          </table:table-cell>
          <table:table-cell table:number-columns-repeated="1021"/>
        </table:table-row>
        <table:table-row table:style-name="ro5">
          <table:table-cell office:value-type="float" office:value="270">
            <text:p>270</text:p>
          </table:table-cell>
          <table:table-cell office:value-type="date" office:date-value="2013-08-01T00:16:00">
            <text:p>Aug 1, 2013 12:16 AM</text:p>
          </table:table-cell>
          <table:table-cell office:value-type="string">
            <text:p>Mechanical Engineer</text:p>
          </table:table-cell>
          <table:table-cell table:number-columns-repeated="1021"/>
        </table:table-row>
        <table:table-row table:style-name="ro5">
          <table:table-cell office:value-type="float" office:value="271">
            <text:p>271</text:p>
          </table:table-cell>
          <table:table-cell office:value-type="date" office:date-value="2013-08-01T00:14:00">
            <text:p>Aug 1, 2013 12:14 AM</text:p>
          </table:table-cell>
          <table:table-cell office:value-type="string">
            <text:p>Research Engineer</text:p>
          </table:table-cell>
          <table:table-cell table:number-columns-repeated="1021"/>
        </table:table-row>
        <table:table-row table:style-name="ro5">
          <table:table-cell office:value-type="float" office:value="272">
            <text:p>272</text:p>
          </table:table-cell>
          <table:table-cell office:value-type="date" office:date-value="2013-07-31T23:08:00.000001">
            <text:p>Jul 31, 2013 11:08 PM</text:p>
          </table:table-cell>
          <table:table-cell office:value-type="string">
            <text:p>Consultant</text:p>
          </table:table-cell>
          <table:table-cell table:number-columns-repeated="1021"/>
        </table:table-row>
        <table:table-row table:style-name="ro5">
          <table:table-cell office:value-type="float" office:value="273">
            <text:p>273</text:p>
          </table:table-cell>
          <table:table-cell office:value-type="date" office:date-value="2013-07-31T23:07:00">
            <text:p>Jul 31, 2013 11:07 PM</text:p>
          </table:table-cell>
          <table:table-cell office:value-type="string">
            <text:p>Student</text:p>
          </table:table-cell>
          <table:table-cell table:number-columns-repeated="1021"/>
        </table:table-row>
        <table:table-row table:style-name="ro5">
          <table:table-cell office:value-type="float" office:value="274">
            <text:p>274</text:p>
          </table:table-cell>
          <table:table-cell office:value-type="date" office:date-value="2013-07-31T23:03:00">
            <text:p>Jul 31, 2013 11:03 PM</text:p>
          </table:table-cell>
          <table:table-cell office:value-type="string">
            <text:p>PhD Student</text:p>
          </table:table-cell>
          <table:table-cell table:number-columns-repeated="1021"/>
        </table:table-row>
        <table:table-row table:style-name="ro5">
          <table:table-cell office:value-type="float" office:value="275">
            <text:p>275</text:p>
          </table:table-cell>
          <table:table-cell office:value-type="date" office:date-value="2013-07-31T22:55:00">
            <text:p>Jul 31, 2013 10:55 PM</text:p>
          </table:table-cell>
          <table:table-cell office:value-type="string">
            <text:p>Electrical Engineer</text:p>
          </table:table-cell>
          <table:table-cell table:number-columns-repeated="1021"/>
        </table:table-row>
        <table:table-row table:style-name="ro5">
          <table:table-cell office:value-type="float" office:value="276">
            <text:p>276</text:p>
          </table:table-cell>
          <table:table-cell office:value-type="date" office:date-value="2013-07-31T22:38:00">
            <text:p>Jul 31, 2013 10:38 PM</text:p>
          </table:table-cell>
          <table:table-cell office:value-type="string">
            <text:p>Software Engineer</text:p>
          </table:table-cell>
          <table:table-cell table:number-columns-repeated="1021"/>
        </table:table-row>
        <table:table-row table:style-name="ro5">
          <table:table-cell office:value-type="float" office:value="277">
            <text:p>277</text:p>
          </table:table-cell>
          <table:table-cell office:value-type="date" office:date-value="2013-07-31T22:31:00">
            <text:p>Jul 31, 2013 10:31 PM</text:p>
          </table:table-cell>
          <table:table-cell office:value-type="string">
            <text:p>Designer</text:p>
          </table:table-cell>
          <table:table-cell table:number-columns-repeated="1021"/>
        </table:table-row>
        <table:table-row table:style-name="ro5">
          <table:table-cell office:value-type="float" office:value="278">
            <text:p>278</text:p>
          </table:table-cell>
          <table:table-cell office:value-type="date" office:date-value="2013-07-31T22:13:00">
            <text:p>Jul 31, 2013 10:13 PM</text:p>
          </table:table-cell>
          <table:table-cell office:value-type="string">
            <text:p>Electrical engineering</text:p>
          </table:table-cell>
          <table:table-cell table:number-columns-repeated="1021"/>
        </table:table-row>
        <table:table-row table:style-name="ro5">
          <table:table-cell office:value-type="float" office:value="279">
            <text:p>279</text:p>
          </table:table-cell>
          <table:table-cell office:value-type="date" office:date-value="2013-07-31T21:50:00">
            <text:p>Jul 31, 2013 9:50 PM</text:p>
          </table:table-cell>
          <table:table-cell office:value-type="string">
            <text:p>Government</text:p>
          </table:table-cell>
          <table:table-cell table:number-columns-repeated="1021"/>
        </table:table-row>
        <table:table-row table:style-name="ro5">
          <table:table-cell office:value-type="float" office:value="280">
            <text:p>280</text:p>
          </table:table-cell>
          <table:table-cell office:value-type="date" office:date-value="2013-07-31T21:50:00">
            <text:p>Jul 31, 2013 9:50 PM</text:p>
          </table:table-cell>
          <table:table-cell office:value-type="string">
            <text:p>Software Programmer</text:p>
          </table:table-cell>
          <table:table-cell table:number-columns-repeated="1021"/>
        </table:table-row>
        <table:table-row table:style-name="ro5">
          <table:table-cell office:value-type="float" office:value="281">
            <text:p>281</text:p>
          </table:table-cell>
          <table:table-cell office:value-type="date" office:date-value="2013-07-31T21:43:00">
            <text:p>Jul 31, 2013 9:43 PM</text:p>
          </table:table-cell>
          <table:table-cell office:value-type="string">
            <text:p>teacher</text:p>
          </table:table-cell>
          <table:table-cell table:number-columns-repeated="1021"/>
        </table:table-row>
        <table:table-row table:style-name="ro5">
          <table:table-cell office:value-type="float" office:value="282">
            <text:p>282</text:p>
          </table:table-cell>
          <table:table-cell office:value-type="date" office:date-value="2013-07-31T21:40:00">
            <text:p>Jul 31, 2013 9:40 PM</text:p>
          </table:table-cell>
          <table:table-cell office:value-type="string">
            <text:p>broadcast engineer</text:p>
          </table:table-cell>
          <table:table-cell table:number-columns-repeated="1021"/>
        </table:table-row>
        <table:table-row table:style-name="ro5">
          <table:table-cell office:value-type="float" office:value="283">
            <text:p>283</text:p>
          </table:table-cell>
          <table:table-cell office:value-type="date" office:date-value="2013-07-31T21:27:00">
            <text:p>Jul 31, 2013 9:27 PM</text:p>
          </table:table-cell>
          <table:table-cell office:value-type="string">
            <text:p>Student</text:p>
          </table:table-cell>
          <table:table-cell table:number-columns-repeated="1021"/>
        </table:table-row>
        <table:table-row table:style-name="ro5">
          <table:table-cell office:value-type="float" office:value="284">
            <text:p>284</text:p>
          </table:table-cell>
          <table:table-cell office:value-type="date" office:date-value="2013-07-31T21:25:00">
            <text:p>Jul 31, 2013 9:25 PM</text:p>
          </table:table-cell>
          <table:table-cell office:value-type="string">
            <text:p>Recovering from an extended illness - hope to return to work soon</text:p>
          </table:table-cell>
          <table:table-cell table:number-columns-repeated="1021"/>
        </table:table-row>
        <table:table-row table:style-name="ro5">
          <table:table-cell office:value-type="float" office:value="285">
            <text:p>285</text:p>
          </table:table-cell>
          <table:table-cell office:value-type="date" office:date-value="2013-07-31T21:18:00">
            <text:p>Jul 31, 2013 9:18 PM</text:p>
          </table:table-cell>
          <table:table-cell office:value-type="string">
            <text:p>Software Engineer</text:p>
          </table:table-cell>
          <table:table-cell table:number-columns-repeated="1021"/>
        </table:table-row>
        <table:table-row table:style-name="ro5">
          <table:table-cell office:value-type="float" office:value="286">
            <text:p>286</text:p>
          </table:table-cell>
          <table:table-cell office:value-type="date" office:date-value="2013-07-31T21:11:00">
            <text:p>Jul 31, 2013 9:11 PM</text:p>
          </table:table-cell>
          <table:table-cell office:value-type="string">
            <text:p>Software team leader</text:p>
          </table:table-cell>
          <table:table-cell table:number-columns-repeated="1021"/>
        </table:table-row>
        <table:table-row table:style-name="ro5">
          <table:table-cell office:value-type="float" office:value="287">
            <text:p>287</text:p>
          </table:table-cell>
          <table:table-cell office:value-type="date" office:date-value="2013-07-31T20:51:00">
            <text:p>Jul 31, 2013 8:51 PM</text:p>
          </table:table-cell>
          <table:table-cell office:value-type="string">
            <text:p>integrated electronics designer</text:p>
          </table:table-cell>
          <table:table-cell table:number-columns-repeated="1021"/>
        </table:table-row>
        <table:table-row table:style-name="ro5">
          <table:table-cell office:value-type="float" office:value="288">
            <text:p>288</text:p>
          </table:table-cell>
          <table:table-cell office:value-type="date" office:date-value="2013-07-31T20:41:00">
            <text:p>Jul 31, 2013 8:41 PM</text:p>
          </table:table-cell>
          <table:table-cell office:value-type="string">
            <text:p>Web Developer</text:p>
          </table:table-cell>
          <table:table-cell table:number-columns-repeated="1021"/>
        </table:table-row>
        <table:table-row table:style-name="ro5">
          <table:table-cell office:value-type="float" office:value="289">
            <text:p>289</text:p>
          </table:table-cell>
          <table:table-cell office:value-type="date" office:date-value="2013-07-31T20:23:00">
            <text:p>Jul 31, 2013 8:23 PM</text:p>
          </table:table-cell>
          <table:table-cell office:value-type="string">
            <text:p>Software Engineer for Transport Systems</text:p>
          </table:table-cell>
          <table:table-cell table:number-columns-repeated="1021"/>
        </table:table-row>
        <table:table-row table:style-name="ro5">
          <table:table-cell office:value-type="float" office:value="290">
            <text:p>290</text:p>
          </table:table-cell>
          <table:table-cell office:value-type="date" office:date-value="2013-07-31T20:16:00">
            <text:p>Jul 31, 2013 8:16 PM</text:p>
          </table:table-cell>
          <table:table-cell office:value-type="string">
            <text:p>Ingenier</text:p>
          </table:table-cell>
          <table:table-cell table:number-columns-repeated="1021"/>
        </table:table-row>
        <table:table-row table:style-name="ro5">
          <table:table-cell office:value-type="float" office:value="291">
            <text:p>291</text:p>
          </table:table-cell>
          <table:table-cell office:value-type="date" office:date-value="2013-07-31T20:16:00">
            <text:p>Jul 31, 2013 8:16 PM</text:p>
          </table:table-cell>
          <table:table-cell office:value-type="string">
            <text:p>Master's Student</text:p>
          </table:table-cell>
          <table:table-cell table:number-columns-repeated="1021"/>
        </table:table-row>
        <table:table-row table:style-name="ro5">
          <table:table-cell office:value-type="float" office:value="292">
            <text:p>292</text:p>
          </table:table-cell>
          <table:table-cell office:value-type="date" office:date-value="2013-07-31T20:12:00">
            <text:p>Jul 31, 2013 8:12 PM</text:p>
          </table:table-cell>
          <table:table-cell office:value-type="string">
            <text:p>Software Engineer</text:p>
          </table:table-cell>
          <table:table-cell table:number-columns-repeated="1021"/>
        </table:table-row>
        <table:table-row table:style-name="ro5">
          <table:table-cell office:value-type="float" office:value="293">
            <text:p>293</text:p>
          </table:table-cell>
          <table:table-cell office:value-type="date" office:date-value="2013-07-31T20:12:00">
            <text:p>Jul 31, 2013 8:12 PM</text:p>
          </table:table-cell>
          <table:table-cell office:value-type="string">
            <text:p>Technical Architecture</text:p>
          </table:table-cell>
          <table:table-cell table:number-columns-repeated="1021"/>
        </table:table-row>
        <table:table-row table:style-name="ro5">
          <table:table-cell office:value-type="float" office:value="294">
            <text:p>294</text:p>
          </table:table-cell>
          <table:table-cell office:value-type="date" office:date-value="2013-07-31T20:05:00">
            <text:p>Jul 31, 2013 8:05 PM</text:p>
          </table:table-cell>
          <table:table-cell office:value-type="string">
            <text:p>Firmware Engineer</text:p>
          </table:table-cell>
          <table:table-cell table:number-columns-repeated="1021"/>
        </table:table-row>
        <table:table-row table:style-name="ro5">
          <table:table-cell office:value-type="float" office:value="295">
            <text:p>295</text:p>
          </table:table-cell>
          <table:table-cell office:value-type="date" office:date-value="2013-07-31T20:01:00">
            <text:p>Jul 31, 2013 8:01 PM</text:p>
          </table:table-cell>
          <table:table-cell office:value-type="string">
            <text:p>Financial Services</text:p>
          </table:table-cell>
          <table:table-cell table:number-columns-repeated="1021"/>
        </table:table-row>
        <table:table-row table:style-name="ro5">
          <table:table-cell office:value-type="float" office:value="296">
            <text:p>296</text:p>
          </table:table-cell>
          <table:table-cell office:value-type="date" office:date-value="2013-07-31T19:58:00">
            <text:p>Jul 31, 2013 7:58 PM</text:p>
          </table:table-cell>
          <table:table-cell office:value-type="string">
            <text:p>Software Engineer</text:p>
          </table:table-cell>
          <table:table-cell table:number-columns-repeated="1021"/>
        </table:table-row>
        <table:table-row table:style-name="ro5">
          <table:table-cell office:value-type="float" office:value="297">
            <text:p>297</text:p>
          </table:table-cell>
          <table:table-cell office:value-type="date" office:date-value="2013-07-31T19:53:00">
            <text:p>Jul 31, 2013 7:53 PM</text:p>
          </table:table-cell>
          <table:table-cell office:value-type="string">
            <text:p>Student</text:p>
          </table:table-cell>
          <table:table-cell table:number-columns-repeated="1021"/>
        </table:table-row>
        <table:table-row table:style-name="ro5">
          <table:table-cell office:value-type="float" office:value="298">
            <text:p>298</text:p>
          </table:table-cell>
          <table:table-cell office:value-type="date" office:date-value="2013-07-31T19:40:00">
            <text:p>Jul 31, 2013 7:40 PM</text:p>
          </table:table-cell>
          <table:table-cell office:value-type="string">
            <text:p>Creative Coder</text:p>
          </table:table-cell>
          <table:table-cell table:number-columns-repeated="1021"/>
        </table:table-row>
        <table:table-row table:style-name="ro5">
          <table:table-cell office:value-type="float" office:value="299">
            <text:p>299</text:p>
          </table:table-cell>
          <table:table-cell office:value-type="date" office:date-value="2013-07-31T19:38:00">
            <text:p>Jul 31, 2013 7:38 PM</text:p>
          </table:table-cell>
          <table:table-cell office:value-type="string">
            <text:p>Senior at high school</text:p>
          </table:table-cell>
          <table:table-cell table:number-columns-repeated="1021"/>
        </table:table-row>
        <table:table-row table:style-name="ro5">
          <table:table-cell office:value-type="float" office:value="300">
            <text:p>300</text:p>
          </table:table-cell>
          <table:table-cell office:value-type="date" office:date-value="2013-07-31T19:36:00">
            <text:p>Jul 31, 2013 7:36 PM</text:p>
          </table:table-cell>
          <table:table-cell office:value-type="string">
            <text:p>Software Engineer</text:p>
          </table:table-cell>
          <table:table-cell table:number-columns-repeated="1021"/>
        </table:table-row>
        <table:table-row table:style-name="ro5">
          <table:table-cell office:value-type="float" office:value="301">
            <text:p>301</text:p>
          </table:table-cell>
          <table:table-cell office:value-type="date" office:date-value="2013-07-31T19:32:00">
            <text:p>Jul 31, 2013 7:32 PM</text:p>
          </table:table-cell>
          <table:table-cell office:value-type="string">
            <text:p>Hardware Engineer</text:p>
          </table:table-cell>
          <table:table-cell table:number-columns-repeated="1021"/>
        </table:table-row>
        <table:table-row table:style-name="ro5">
          <table:table-cell office:value-type="float" office:value="302">
            <text:p>302</text:p>
          </table:table-cell>
          <table:table-cell office:value-type="date" office:date-value="2013-07-31T19:27:00">
            <text:p>Jul 31, 2013 7:27 PM</text:p>
          </table:table-cell>
          <table:table-cell office:value-type="string">
            <text:p>Computer engineer</text:p>
          </table:table-cell>
          <table:table-cell table:number-columns-repeated="1021"/>
        </table:table-row>
        <table:table-row table:style-name="ro5">
          <table:table-cell office:value-type="float" office:value="303">
            <text:p>303</text:p>
          </table:table-cell>
          <table:table-cell office:value-type="date" office:date-value="2013-07-31T19:24:00">
            <text:p>Jul 31, 2013 7:24 PM</text:p>
          </table:table-cell>
          <table:table-cell office:value-type="string">
            <text:p>Engineering student</text:p>
          </table:table-cell>
          <table:table-cell table:number-columns-repeated="1021"/>
        </table:table-row>
        <table:table-row table:style-name="ro5">
          <table:table-cell office:value-type="float" office:value="304">
            <text:p>304</text:p>
          </table:table-cell>
          <table:table-cell office:value-type="date" office:date-value="2013-07-31T19:19:00">
            <text:p>Jul 31, 2013 7:19 PM</text:p>
          </table:table-cell>
          <table:table-cell office:value-type="string">
            <text:p>Computer Science researcher/teacher</text:p>
          </table:table-cell>
          <table:table-cell table:number-columns-repeated="1021"/>
        </table:table-row>
        <table:table-row table:style-name="ro5">
          <table:table-cell office:value-type="float" office:value="305">
            <text:p>305</text:p>
          </table:table-cell>
          <table:table-cell office:value-type="date" office:date-value="2013-07-31T19:13:00">
            <text:p>Jul 31, 2013 7:13 PM</text:p>
          </table:table-cell>
          <table:table-cell office:value-type="string">
            <text:p>Electronic Engineering</text:p>
          </table:table-cell>
          <table:table-cell table:number-columns-repeated="1021"/>
        </table:table-row>
        <table:table-row table:style-name="ro5">
          <table:table-cell office:value-type="float" office:value="306">
            <text:p>306</text:p>
          </table:table-cell>
          <table:table-cell office:value-type="date" office:date-value="2013-07-31T19:13:00">
            <text:p>Jul 31, 2013 7:13 PM</text:p>
          </table:table-cell>
          <table:table-cell office:value-type="string">
            <text:p>Software Architect</text:p>
          </table:table-cell>
          <table:table-cell table:number-columns-repeated="1021"/>
        </table:table-row>
        <table:table-row table:style-name="ro5">
          <table:table-cell office:value-type="float" office:value="307">
            <text:p>307</text:p>
          </table:table-cell>
          <table:table-cell office:value-type="date" office:date-value="2013-07-31T19:06:00">
            <text:p>Jul 31, 2013 7:06 PM</text:p>
          </table:table-cell>
          <table:table-cell office:value-type="string">
            <text:p>High School Agriculture Teacher</text:p>
          </table:table-cell>
          <table:table-cell table:number-columns-repeated="1021"/>
        </table:table-row>
        <table:table-row table:style-name="ro5">
          <table:table-cell office:value-type="float" office:value="308">
            <text:p>308</text:p>
          </table:table-cell>
          <table:table-cell office:value-type="date" office:date-value="2013-07-31T18:54:00">
            <text:p>Jul 31, 2013 6:54 PM</text:p>
          </table:table-cell>
          <table:table-cell office:value-type="string">
            <text:p>IT Manager</text:p>
          </table:table-cell>
          <table:table-cell table:number-columns-repeated="1021"/>
        </table:table-row>
        <table:table-row table:style-name="ro5">
          <table:table-cell office:value-type="float" office:value="309">
            <text:p>309</text:p>
          </table:table-cell>
          <table:table-cell office:value-type="date" office:date-value="2013-07-31T18:52:00">
            <text:p>Jul 31, 2013 6:52 PM</text:p>
          </table:table-cell>
          <table:table-cell office:value-type="string">
            <text:p>Software Manager</text:p>
          </table:table-cell>
          <table:table-cell table:number-columns-repeated="1021"/>
        </table:table-row>
        <table:table-row table:style-name="ro5">
          <table:table-cell office:value-type="float" office:value="310">
            <text:p>310</text:p>
          </table:table-cell>
          <table:table-cell office:value-type="date" office:date-value="2013-07-31T18:49:00">
            <text:p>Jul 31, 2013 6:49 PM</text:p>
          </table:table-cell>
          <table:table-cell office:value-type="string">
            <text:p>Engineer</text:p>
          </table:table-cell>
          <table:table-cell table:number-columns-repeated="1021"/>
        </table:table-row>
        <table:table-row table:style-name="ro5">
          <table:table-cell office:value-type="float" office:value="311">
            <text:p>311</text:p>
          </table:table-cell>
          <table:table-cell office:value-type="date" office:date-value="2013-07-31T18:41:00">
            <text:p>Jul 31, 2013 6:41 PM</text:p>
          </table:table-cell>
          <table:table-cell office:value-type="string">
            <text:p>Electrical Engineer</text:p>
          </table:table-cell>
          <table:table-cell table:number-columns-repeated="1021"/>
        </table:table-row>
        <table:table-row table:style-name="ro5">
          <table:table-cell office:value-type="float" office:value="312">
            <text:p>312</text:p>
          </table:table-cell>
          <table:table-cell office:value-type="date" office:date-value="2013-07-31T18:41:00">
            <text:p>Jul 31, 2013 6:41 PM</text:p>
          </table:table-cell>
          <table:table-cell office:value-type="string">
            <text:p>Electro- Mechanical Technician</text:p>
          </table:table-cell>
          <table:table-cell table:number-columns-repeated="1021"/>
        </table:table-row>
        <table:table-row table:style-name="ro5">
          <table:table-cell office:value-type="float" office:value="313">
            <text:p>313</text:p>
          </table:table-cell>
          <table:table-cell office:value-type="date" office:date-value="2013-07-31T18:36:00">
            <text:p>Jul 31, 2013 6:36 PM</text:p>
          </table:table-cell>
          <table:table-cell office:value-type="string">
            <text:p>IT Network/System Admin</text:p>
          </table:table-cell>
          <table:table-cell table:number-columns-repeated="1021"/>
        </table:table-row>
        <table:table-row table:style-name="ro5">
          <table:table-cell office:value-type="float" office:value="314">
            <text:p>314</text:p>
          </table:table-cell>
          <table:table-cell office:value-type="date" office:date-value="2013-07-31T18:36:00">
            <text:p>Jul 31, 2013 6:36 PM</text:p>
          </table:table-cell>
          <table:table-cell office:value-type="string">
            <text:p>Student</text:p>
          </table:table-cell>
          <table:table-cell table:number-columns-repeated="1021"/>
        </table:table-row>
        <table:table-row table:style-name="ro5">
          <table:table-cell office:value-type="float" office:value="315">
            <text:p>315</text:p>
          </table:table-cell>
          <table:table-cell office:value-type="date" office:date-value="2013-07-31T18:25:00">
            <text:p>Jul 31, 2013 6:25 PM</text:p>
          </table:table-cell>
          <table:table-cell office:value-type="string">
            <text:p>Engineer</text:p>
          </table:table-cell>
          <table:table-cell table:number-columns-repeated="1021"/>
        </table:table-row>
        <table:table-row table:style-name="ro5">
          <table:table-cell office:value-type="float" office:value="316">
            <text:p>316</text:p>
          </table:table-cell>
          <table:table-cell office:value-type="date" office:date-value="2013-07-31T18:13:00">
            <text:p>Jul 31, 2013 6:13 PM</text:p>
          </table:table-cell>
          <table:table-cell office:value-type="string">
            <text:p>A student, and entrepreneur (I have my own business, qtechknow.com)</text:p>
          </table:table-cell>
          <table:table-cell table:number-columns-repeated="1021"/>
        </table:table-row>
        <table:table-row table:style-name="ro5">
          <table:table-cell office:value-type="float" office:value="317">
            <text:p>317</text:p>
          </table:table-cell>
          <table:table-cell office:value-type="date" office:date-value="2013-07-31T18:03:00">
            <text:p>Jul 31, 2013 6:03 PM</text:p>
          </table:table-cell>
          <table:table-cell office:value-type="string">
            <text:p>Software Development and Video Production</text:p>
          </table:table-cell>
          <table:table-cell table:number-columns-repeated="1021"/>
        </table:table-row>
        <table:table-row table:style-name="ro5">
          <table:table-cell office:value-type="float" office:value="318">
            <text:p>318</text:p>
          </table:table-cell>
          <table:table-cell office:value-type="date" office:date-value="2013-07-31T17:56:00">
            <text:p>Jul 31, 2013 5:56 PM</text:p>
          </table:table-cell>
          <table:table-cell office:value-type="string">
            <text:p>Broadcast engineer</text:p>
          </table:table-cell>
          <table:table-cell table:number-columns-repeated="1021"/>
        </table:table-row>
        <table:table-row table:style-name="ro5">
          <table:table-cell office:value-type="float" office:value="319">
            <text:p>319</text:p>
          </table:table-cell>
          <table:table-cell office:value-type="date" office:date-value="2013-07-31T17:54:00">
            <text:p>Jul 31, 2013 5:54 PM</text:p>
          </table:table-cell>
          <table:table-cell office:value-type="string">
            <text:p>Student</text:p>
          </table:table-cell>
          <table:table-cell table:number-columns-repeated="1021"/>
        </table:table-row>
        <table:table-row table:style-name="ro5">
          <table:table-cell office:value-type="float" office:value="320">
            <text:p>320</text:p>
          </table:table-cell>
          <table:table-cell office:value-type="date" office:date-value="2013-07-31T17:53:00.000001">
            <text:p>Jul 31, 2013 5:53 PM</text:p>
          </table:table-cell>
          <table:table-cell office:value-type="string">
            <text:p>Electrical Engineer</text:p>
          </table:table-cell>
          <table:table-cell table:number-columns-repeated="1021"/>
        </table:table-row>
        <table:table-row table:style-name="ro5">
          <table:table-cell office:value-type="float" office:value="321">
            <text:p>321</text:p>
          </table:table-cell>
          <table:table-cell office:value-type="date" office:date-value="2013-07-31T17:53:00.000001">
            <text:p>Jul 31, 2013 5:53 PM</text:p>
          </table:table-cell>
          <table:table-cell office:value-type="string">
            <text:p>engineer, performer (shows)</text:p>
          </table:table-cell>
          <table:table-cell table:number-columns-repeated="1021"/>
        </table:table-row>
        <table:table-row table:style-name="ro5">
          <table:table-cell office:value-type="float" office:value="322">
            <text:p>322</text:p>
          </table:table-cell>
          <table:table-cell office:value-type="date" office:date-value="2013-07-31T17:42:00">
            <text:p>Jul 31, 2013 5:42 PM</text:p>
          </table:table-cell>
          <table:table-cell office:value-type="string">
            <text:p>Robotics researcher</text:p>
          </table:table-cell>
          <table:table-cell table:number-columns-repeated="1021"/>
        </table:table-row>
        <table:table-row table:style-name="ro5">
          <table:table-cell office:value-type="float" office:value="323">
            <text:p>323</text:p>
          </table:table-cell>
          <table:table-cell office:value-type="date" office:date-value="2013-07-31T17:39:00">
            <text:p>Jul 31, 2013 5:39 PM</text:p>
          </table:table-cell>
          <table:table-cell office:value-type="string">
            <text:p>Graduate Student</text:p>
          </table:table-cell>
          <table:table-cell table:number-columns-repeated="1021"/>
        </table:table-row>
        <table:table-row table:style-name="ro5">
          <table:table-cell office:value-type="float" office:value="324">
            <text:p>324</text:p>
          </table:table-cell>
          <table:table-cell office:value-type="date" office:date-value="2013-07-31T17:38:00">
            <text:p>Jul 31, 2013 5:38 PM</text:p>
          </table:table-cell>
          <table:table-cell office:value-type="string">
            <text:p>Designer, fabricator</text:p>
          </table:table-cell>
          <table:table-cell table:number-columns-repeated="1021"/>
        </table:table-row>
        <table:table-row table:style-name="ro5">
          <table:table-cell office:value-type="float" office:value="325">
            <text:p>325</text:p>
          </table:table-cell>
          <table:table-cell office:value-type="date" office:date-value="2013-07-31T17:38:00">
            <text:p>Jul 31, 2013 5:38 PM</text:p>
          </table:table-cell>
          <table:table-cell office:value-type="string">
            <text:p>software developer</text:p>
          </table:table-cell>
          <table:table-cell table:number-columns-repeated="1021"/>
        </table:table-row>
        <table:table-row table:style-name="ro5">
          <table:table-cell office:value-type="float" office:value="326">
            <text:p>326</text:p>
          </table:table-cell>
          <table:table-cell office:value-type="date" office:date-value="2013-07-31T17:36:00">
            <text:p>Jul 31, 2013 5:36 PM</text:p>
          </table:table-cell>
          <table:table-cell office:value-type="string">
            <text:p>Control Systems Engineer</text:p>
          </table:table-cell>
          <table:table-cell table:number-columns-repeated="1021"/>
        </table:table-row>
        <table:table-row table:style-name="ro5">
          <table:table-cell office:value-type="float" office:value="327">
            <text:p>327</text:p>
          </table:table-cell>
          <table:table-cell office:value-type="date" office:date-value="2013-07-31T17:35:00">
            <text:p>Jul 31, 2013 5:35 PM</text:p>
          </table:table-cell>
          <table:table-cell office:value-type="string">
            <text:p>Electronics Technician</text:p>
          </table:table-cell>
          <table:table-cell table:number-columns-repeated="1021"/>
        </table:table-row>
        <table:table-row table:style-name="ro5">
          <table:table-cell office:value-type="float" office:value="328">
            <text:p>328</text:p>
          </table:table-cell>
          <table:table-cell office:value-type="date" office:date-value="2013-07-31T17:35:00">
            <text:p>Jul 31, 2013 5:35 PM</text:p>
          </table:table-cell>
          <table:table-cell office:value-type="string">
            <text:p>Programmer</text:p>
          </table:table-cell>
          <table:table-cell table:number-columns-repeated="1021"/>
        </table:table-row>
        <table:table-row table:style-name="ro5">
          <table:table-cell office:value-type="float" office:value="329">
            <text:p>329</text:p>
          </table:table-cell>
          <table:table-cell office:value-type="date" office:date-value="2013-07-31T17:29:00">
            <text:p>Jul 31, 2013 5:29 PM</text:p>
          </table:table-cell>
          <table:table-cell office:value-type="string">
            <text:p>Student</text:p>
          </table:table-cell>
          <table:table-cell table:number-columns-repeated="1021"/>
        </table:table-row>
        <table:table-row table:style-name="ro5">
          <table:table-cell office:value-type="float" office:value="330">
            <text:p>330</text:p>
          </table:table-cell>
          <table:table-cell office:value-type="date" office:date-value="2013-07-31T17:27:00">
            <text:p>Jul 31, 2013 5:27 PM</text:p>
          </table:table-cell>
          <table:table-cell office:value-type="string">
            <text:p>Cartographer</text:p>
          </table:table-cell>
          <table:table-cell table:number-columns-repeated="1021"/>
        </table:table-row>
        <table:table-row table:style-name="ro5">
          <table:table-cell office:value-type="float" office:value="331">
            <text:p>331</text:p>
          </table:table-cell>
          <table:table-cell office:value-type="date" office:date-value="2013-07-31T17:26:00">
            <text:p>Jul 31, 2013 5:26 PM</text:p>
          </table:table-cell>
          <table:table-cell office:value-type="string">
            <text:p>Systems Engineer</text:p>
          </table:table-cell>
          <table:table-cell table:number-columns-repeated="1021"/>
        </table:table-row>
        <table:table-row table:style-name="ro5">
          <table:table-cell office:value-type="float" office:value="332">
            <text:p>332</text:p>
          </table:table-cell>
          <table:table-cell office:value-type="date" office:date-value="2013-07-31T17:23:00">
            <text:p>Jul 31, 2013 5:23 PM</text:p>
          </table:table-cell>
          <table:table-cell office:value-type="string">
            <text:p>Design Engineer</text:p>
          </table:table-cell>
          <table:table-cell table:number-columns-repeated="1021"/>
        </table:table-row>
        <table:table-row table:style-name="ro5">
          <table:table-cell office:value-type="float" office:value="333">
            <text:p>333</text:p>
          </table:table-cell>
          <table:table-cell office:value-type="date" office:date-value="2013-07-31T17:18:00">
            <text:p>Jul 31, 2013 5:18 PM</text:p>
          </table:table-cell>
          <table:table-cell office:value-type="string">
            <text:p>Embedded Systems Engineer</text:p>
          </table:table-cell>
          <table:table-cell table:number-columns-repeated="1021"/>
        </table:table-row>
        <table:table-row table:style-name="ro5">
          <table:table-cell office:value-type="float" office:value="334">
            <text:p>334</text:p>
          </table:table-cell>
          <table:table-cell office:value-type="date" office:date-value="2013-07-31T17:08:00.000001">
            <text:p>Jul 31, 2013 5:08 PM</text:p>
          </table:table-cell>
          <table:table-cell office:value-type="string">
            <text:p>Electrical Engineer</text:p>
          </table:table-cell>
          <table:table-cell table:number-columns-repeated="1021"/>
        </table:table-row>
        <table:table-row table:style-name="ro5">
          <table:table-cell office:value-type="float" office:value="335">
            <text:p>335</text:p>
          </table:table-cell>
          <table:table-cell office:value-type="date" office:date-value="2013-07-31T17:05:00">
            <text:p>Jul 31, 2013 5:05 PM</text:p>
          </table:table-cell>
          <table:table-cell office:value-type="string">
            <text:p>Soft ware engineer</text:p>
          </table:table-cell>
          <table:table-cell table:number-columns-repeated="1021"/>
        </table:table-row>
        <table:table-row table:style-name="ro5">
          <table:table-cell office:value-type="float" office:value="336">
            <text:p>336</text:p>
          </table:table-cell>
          <table:table-cell office:value-type="date" office:date-value="2013-07-31T17:05:00">
            <text:p>Jul 31, 2013 5:05 PM</text:p>
          </table:table-cell>
          <table:table-cell office:value-type="string">
            <text:p>ELECTRICAL DESIGNER/ENGINEER</text:p>
          </table:table-cell>
          <table:table-cell table:number-columns-repeated="1021"/>
        </table:table-row>
        <table:table-row table:style-name="ro5">
          <table:table-cell office:value-type="float" office:value="337">
            <text:p>337</text:p>
          </table:table-cell>
          <table:table-cell office:value-type="date" office:date-value="2013-07-31T16:59:00">
            <text:p>Jul 31, 2013 4:59 PM</text:p>
          </table:table-cell>
          <table:table-cell office:value-type="string">
            <text:p>Student</text:p>
          </table:table-cell>
          <table:table-cell table:number-columns-repeated="1021"/>
        </table:table-row>
        <table:table-row table:style-name="ro5">
          <table:table-cell office:value-type="float" office:value="338">
            <text:p>338</text:p>
          </table:table-cell>
          <table:table-cell office:value-type="date" office:date-value="2013-07-31T16:44:00">
            <text:p>Jul 31, 2013 4:44 PM</text:p>
          </table:table-cell>
          <table:table-cell office:value-type="string">
            <text:p>Software Development</text:p>
          </table:table-cell>
          <table:table-cell table:number-columns-repeated="1021"/>
        </table:table-row>
        <table:table-row table:style-name="ro5">
          <table:table-cell office:value-type="float" office:value="339">
            <text:p>339</text:p>
          </table:table-cell>
          <table:table-cell office:value-type="date" office:date-value="2013-07-31T16:40:00">
            <text:p>Jul 31, 2013 4:40 PM</text:p>
          </table:table-cell>
          <table:table-cell office:value-type="string">
            <text:p>Engineer</text:p>
          </table:table-cell>
          <table:table-cell table:number-columns-repeated="1021"/>
        </table:table-row>
        <table:table-row table:style-name="ro5">
          <table:table-cell office:value-type="float" office:value="340">
            <text:p>340</text:p>
          </table:table-cell>
          <table:table-cell office:value-type="date" office:date-value="2013-07-31T16:36:59.999999">
            <text:p>Jul 31, 2013 4:37 PM</text:p>
          </table:table-cell>
          <table:table-cell office:value-type="string">
            <text:p>Engineer</text:p>
          </table:table-cell>
          <table:table-cell table:number-columns-repeated="1021"/>
        </table:table-row>
        <table:table-row table:style-name="ro5">
          <table:table-cell office:value-type="float" office:value="341">
            <text:p>341</text:p>
          </table:table-cell>
          <table:table-cell office:value-type="date" office:date-value="2013-07-31T16:36:00">
            <text:p>Jul 31, 2013 4:36 PM</text:p>
          </table:table-cell>
          <table:table-cell office:value-type="string">
            <text:p>Developer</text:p>
          </table:table-cell>
          <table:table-cell table:number-columns-repeated="1021"/>
        </table:table-row>
        <table:table-row table:style-name="ro5">
          <table:table-cell office:value-type="float" office:value="342">
            <text:p>342</text:p>
          </table:table-cell>
          <table:table-cell office:value-type="date" office:date-value="2013-07-31T16:27:00">
            <text:p>Jul 31, 2013 4:27 PM</text:p>
          </table:table-cell>
          <table:table-cell office:value-type="string">
            <text:p>IT</text:p>
          </table:table-cell>
          <table:table-cell table:number-columns-repeated="1021"/>
        </table:table-row>
        <table:table-row table:style-name="ro5">
          <table:table-cell office:value-type="float" office:value="343">
            <text:p>343</text:p>
          </table:table-cell>
          <table:table-cell office:value-type="date" office:date-value="2013-07-31T16:26:00">
            <text:p>Jul 31, 2013 4:26 PM</text:p>
          </table:table-cell>
          <table:table-cell office:value-type="string">
            <text:p>Programmer</text:p>
          </table:table-cell>
          <table:table-cell table:number-columns-repeated="1021"/>
        </table:table-row>
        <table:table-row table:style-name="ro5">
          <table:table-cell office:value-type="float" office:value="344">
            <text:p>344</text:p>
          </table:table-cell>
          <table:table-cell office:value-type="date" office:date-value="2013-07-31T15:28:00">
            <text:p>Jul 31, 2013 3:28 PM</text:p>
          </table:table-cell>
          <table:table-cell office:value-type="string">
            <text:p>marketing manager</text:p>
          </table:table-cell>
          <table:table-cell table:number-columns-repeated="1021"/>
        </table:table-row>
        <table:table-row table:style-name="ro5">
          <table:table-cell office:value-type="float" office:value="345">
            <text:p>345</text:p>
          </table:table-cell>
          <table:table-cell office:value-type="date" office:date-value="2013-07-31T13:44:00">
            <text:p>Jul 31, 2013 1:44 PM</text:p>
          </table:table-cell>
          <table:table-cell office:value-type="string">
            <text:p>product manager</text:p>
          </table:table-cell>
          <table:table-cell table:number-columns-repeated="1021"/>
        </table:table-row>
        <table:table-row table:style-name="ro5">
          <table:table-cell office:value-type="float" office:value="346">
            <text:p>346</text:p>
          </table:table-cell>
          <table:table-cell office:value-type="date" office:date-value="2013-07-31T13:29:00">
            <text:p>Jul 31, 2013 1:29 PM</text:p>
          </table:table-cell>
          <table:table-cell office:value-type="string">
            <text:p>technician, mobile phone repair</text:p>
          </table:table-cell>
          <table:table-cell table:number-columns-repeated="1021"/>
        </table:table-row>
        <table:table-row table:style-name="ro5">
          <table:table-cell office:value-type="float" office:value="347">
            <text:p>347</text:p>
          </table:table-cell>
          <table:table-cell office:value-type="date" office:date-value="2013-07-31T10:53:00">
            <text:p>Jul 31, 2013 10:53 AM</text:p>
          </table:table-cell>
          <table:table-cell office:value-type="string">
            <text:p>Creative Technologista</text:p>
          </table:table-cell>
          <table:table-cell table:number-columns-repeated="1021"/>
        </table:table-row>
        <table:table-row table:style-name="ro5">
          <table:table-cell office:value-type="float" office:value="348">
            <text:p>348</text:p>
          </table:table-cell>
          <table:table-cell office:value-type="date" office:date-value="2013-07-31T08:44:00">
            <text:p>Jul 31, 2013 8:44 AM</text:p>
          </table:table-cell>
          <table:table-cell office:value-type="string">
            <text:p>R&amp;D</text:p>
          </table:table-cell>
          <table:table-cell table:number-columns-repeated="1021"/>
        </table:table-row>
        <table:table-row table:style-name="ro5">
          <table:table-cell office:value-type="float" office:value="349">
            <text:p>349</text:p>
          </table:table-cell>
          <table:table-cell office:value-type="date" office:date-value="2013-07-31T08:10:00">
            <text:p>Jul 31, 2013 8:10 AM</text:p>
          </table:table-cell>
          <table:table-cell office:value-type="string">
            <text:p>-</text:p>
          </table:table-cell>
          <table:table-cell table:number-columns-repeated="1021"/>
        </table:table-row>
        <table:table-row table:style-name="ro5">
          <table:table-cell office:value-type="float" office:value="350">
            <text:p>350</text:p>
          </table:table-cell>
          <table:table-cell office:value-type="date" office:date-value="2013-07-31T07:10:00">
            <text:p>Jul 31, 2013 7:10 AM</text:p>
          </table:table-cell>
          <table:table-cell office:value-type="string">
            <text:p>engineer</text:p>
          </table:table-cell>
          <table:table-cell table:number-columns-repeated="1021"/>
        </table:table-row>
        <table:table-row table:style-name="ro5">
          <table:table-cell office:value-type="float" office:value="351">
            <text:p>351</text:p>
          </table:table-cell>
          <table:table-cell office:value-type="date" office:date-value="2013-07-31T02:15:00">
            <text:p>Jul 31, 2013 2:15 AM</text:p>
          </table:table-cell>
          <table:table-cell office:value-type="string">
            <text:p>Manager</text:p>
          </table:table-cell>
          <table:table-cell table:number-columns-repeated="1021"/>
        </table:table-row>
        <table:table-row table:style-name="ro5">
          <table:table-cell office:value-type="float" office:value="352">
            <text:p>352</text:p>
          </table:table-cell>
          <table:table-cell office:value-type="date" office:date-value="2013-07-31T00:24:00">
            <text:p>Jul 31, 2013 12:24 AM</text:p>
          </table:table-cell>
          <table:table-cell office:value-type="string">
            <text:p>Multimedia design</text:p>
          </table:table-cell>
          <table:table-cell table:number-columns-repeated="1021"/>
        </table:table-row>
        <table:table-row table:style-name="ro5">
          <table:table-cell office:value-type="float" office:value="353">
            <text:p>353</text:p>
          </table:table-cell>
          <table:table-cell office:value-type="date" office:date-value="2013-07-30T22:39:00">
            <text:p>Jul 30, 2013 10:39 PM</text:p>
          </table:table-cell>
          <table:table-cell office:value-type="string">
            <text:p>Software developer</text:p>
          </table:table-cell>
          <table:table-cell table:number-columns-repeated="1021"/>
        </table:table-row>
        <table:table-row table:style-name="ro5">
          <table:table-cell office:value-type="float" office:value="354">
            <text:p>354</text:p>
          </table:table-cell>
          <table:table-cell office:value-type="date" office:date-value="2013-07-30T21:30:00">
            <text:p>Jul 30, 2013 9:30 PM</text:p>
          </table:table-cell>
          <table:table-cell office:value-type="string">
            <text:p>retired product manager in Telecommunications industry</text:p>
          </table:table-cell>
          <table:table-cell table:number-columns-repeated="1021"/>
        </table:table-row>
        <table:table-row table:style-name="ro5">
          <table:table-cell office:value-type="float" office:value="355">
            <text:p>355</text:p>
          </table:table-cell>
          <table:table-cell office:value-type="date" office:date-value="2013-07-30T20:15:00">
            <text:p>Jul 30, 2013 8:15 PM</text:p>
          </table:table-cell>
          <table:table-cell office:value-type="string">
            <text:p>Engineer</text:p>
          </table:table-cell>
          <table:table-cell table:number-columns-repeated="1021"/>
        </table:table-row>
        <table:table-row table:style-name="ro5">
          <table:table-cell office:value-type="float" office:value="356">
            <text:p>356</text:p>
          </table:table-cell>
          <table:table-cell office:value-type="date" office:date-value="2013-07-30T19:23:00">
            <text:p>Jul 30, 2013 7:23 PM</text:p>
          </table:table-cell>
          <table:table-cell office:value-type="string">
            <text:p>Student</text:p>
          </table:table-cell>
          <table:table-cell table:number-columns-repeated="1021"/>
        </table:table-row>
        <table:table-row table:style-name="ro5">
          <table:table-cell office:value-type="float" office:value="357">
            <text:p>357</text:p>
          </table:table-cell>
          <table:table-cell office:value-type="date" office:date-value="2013-07-30T18:20:00">
            <text:p>Jul 30, 2013 6:20 PM</text:p>
          </table:table-cell>
          <table:table-cell office:value-type="string">
            <text:p>Students</text:p>
          </table:table-cell>
          <table:table-cell table:number-columns-repeated="1021"/>
        </table:table-row>
        <table:table-row table:style-name="ro5">
          <table:table-cell office:value-type="float" office:value="358">
            <text:p>358</text:p>
          </table:table-cell>
          <table:table-cell office:value-type="date" office:date-value="2013-07-30T17:51:00">
            <text:p>Jul 30, 2013 5:51 PM</text:p>
          </table:table-cell>
          <table:table-cell office:value-type="string">
            <text:p>Law Profesor</text:p>
          </table:table-cell>
          <table:table-cell table:number-columns-repeated="1021"/>
        </table:table-row>
        <table:table-row table:style-name="ro5">
          <table:table-cell office:value-type="float" office:value="359">
            <text:p>359</text:p>
          </table:table-cell>
          <table:table-cell office:value-type="date" office:date-value="2013-07-30T17:26:00">
            <text:p>Jul 30, 2013 5:26 PM</text:p>
          </table:table-cell>
          <table:table-cell office:value-type="string">
            <text:p>Student</text:p>
          </table:table-cell>
          <table:table-cell table:number-columns-repeated="1021"/>
        </table:table-row>
        <table:table-row table:style-name="ro5">
          <table:table-cell office:value-type="float" office:value="360">
            <text:p>360</text:p>
          </table:table-cell>
          <table:table-cell office:value-type="date" office:date-value="2013-07-30T17:06:00">
            <text:p>Jul 30, 2013 5:06 PM</text:p>
          </table:table-cell>
          <table:table-cell office:value-type="string">
            <text:p>Grant maker</text:p>
          </table:table-cell>
          <table:table-cell table:number-columns-repeated="1021"/>
        </table:table-row>
        <table:table-row table:style-name="ro5">
          <table:table-cell office:value-type="float" office:value="361">
            <text:p>361</text:p>
          </table:table-cell>
          <table:table-cell office:value-type="date" office:date-value="2013-07-30T17:03:00">
            <text:p>Jul 30, 2013 5:03 PM</text:p>
          </table:table-cell>
          <table:table-cell office:value-type="string">
            <text:p>teacher</text:p>
          </table:table-cell>
          <table:table-cell table:number-columns-repeated="1021"/>
        </table:table-row>
        <table:table-row table:style-name="ro5">
          <table:table-cell office:value-type="float" office:value="362">
            <text:p>362</text:p>
          </table:table-cell>
          <table:table-cell office:value-type="date" office:date-value="2013-07-30T14:47:00">
            <text:p>Jul 30, 2013 2:47 PM</text:p>
          </table:table-cell>
          <table:table-cell office:value-type="string">
            <text:p>Student</text:p>
          </table:table-cell>
          <table:table-cell table:number-columns-repeated="1021"/>
        </table:table-row>
        <table:table-row table:style-name="ro5">
          <table:table-cell office:value-type="float" office:value="363">
            <text:p>363</text:p>
          </table:table-cell>
          <table:table-cell office:value-type="date" office:date-value="2013-07-30T14:24:00.000001">
            <text:p>Jul 30, 2013 2:24 PM</text:p>
          </table:table-cell>
          <table:table-cell office:value-type="string">
            <text:p>programmer</text:p>
          </table:table-cell>
          <table:table-cell table:number-columns-repeated="1021"/>
        </table:table-row>
        <table:table-row table:style-name="ro5">
          <table:table-cell office:value-type="float" office:value="364">
            <text:p>364</text:p>
          </table:table-cell>
          <table:table-cell office:value-type="date" office:date-value="2013-07-30T14:19:00">
            <text:p>Jul 30, 2013 2:19 PM</text:p>
          </table:table-cell>
          <table:table-cell office:value-type="string">
            <text:p>Computer Programmer</text:p>
          </table:table-cell>
          <table:table-cell table:number-columns-repeated="1021"/>
        </table:table-row>
        <table:table-row table:style-name="ro5">
          <table:table-cell office:value-type="float" office:value="365">
            <text:p>365</text:p>
          </table:table-cell>
          <table:table-cell office:value-type="date" office:date-value="2013-07-30T13:31:00">
            <text:p>Jul 30, 2013 1:31 PM</text:p>
          </table:table-cell>
          <table:table-cell office:value-type="string">
            <text:p>Consulting</text:p>
          </table:table-cell>
          <table:table-cell table:number-columns-repeated="1021"/>
        </table:table-row>
        <table:table-row table:style-name="ro5">
          <table:table-cell office:value-type="float" office:value="366">
            <text:p>366</text:p>
          </table:table-cell>
          <table:table-cell office:value-type="date" office:date-value="2013-07-30T12:26:00">
            <text:p>Jul 30, 2013 12:26 PM</text:p>
          </table:table-cell>
          <table:table-cell office:value-type="string">
            <text:p>Software Engineer</text:p>
          </table:table-cell>
          <table:table-cell table:number-columns-repeated="1021"/>
        </table:table-row>
        <table:table-row table:style-name="ro5">
          <table:table-cell office:value-type="float" office:value="367">
            <text:p>367</text:p>
          </table:table-cell>
          <table:table-cell office:value-type="date" office:date-value="2013-07-30T12:23:00">
            <text:p>Jul 30, 2013 12:23 PM</text:p>
          </table:table-cell>
          <table:table-cell office:value-type="string">
            <text:p>Nerd Header (aka Cheif of Engineering)</text:p>
          </table:table-cell>
          <table:table-cell table:number-columns-repeated="1021"/>
        </table:table-row>
        <table:table-row table:style-name="ro5">
          <table:table-cell office:value-type="float" office:value="368">
            <text:p>368</text:p>
          </table:table-cell>
          <table:table-cell office:value-type="date" office:date-value="2013-07-30T11:48:00">
            <text:p>Jul 30, 2013 11:48 AM</text:p>
          </table:table-cell>
          <table:table-cell office:value-type="string">
            <text:p>Student</text:p>
          </table:table-cell>
          <table:table-cell table:number-columns-repeated="1021"/>
        </table:table-row>
        <table:table-row table:style-name="ro5">
          <table:table-cell office:value-type="float" office:value="369">
            <text:p>369</text:p>
          </table:table-cell>
          <table:table-cell office:value-type="date" office:date-value="2013-07-30T11:36:00">
            <text:p>Jul 30, 2013 11:36 AM</text:p>
          </table:table-cell>
          <table:table-cell office:value-type="string">
            <text:p>IT engineer</text:p>
          </table:table-cell>
          <table:table-cell table:number-columns-repeated="1021"/>
        </table:table-row>
        <table:table-row table:style-name="ro5">
          <table:table-cell office:value-type="float" office:value="370">
            <text:p>370</text:p>
          </table:table-cell>
          <table:table-cell office:value-type="date" office:date-value="2013-07-30T10:36:00">
            <text:p>Jul 30, 2013 10:36 AM</text:p>
          </table:table-cell>
          <table:table-cell office:value-type="string">
            <text:p>Concept Engineer</text:p>
          </table:table-cell>
          <table:table-cell table:number-columns-repeated="1021"/>
        </table:table-row>
        <table:table-row table:style-name="ro5">
          <table:table-cell office:value-type="float" office:value="371">
            <text:p>371</text:p>
          </table:table-cell>
          <table:table-cell office:value-type="date" office:date-value="2013-07-30T10:25:00">
            <text:p>Jul 30, 2013 10:25 AM</text:p>
          </table:table-cell>
          <table:table-cell office:value-type="string">
            <text:p>Web dev</text:p>
          </table:table-cell>
          <table:table-cell table:number-columns-repeated="1021"/>
        </table:table-row>
        <table:table-row table:style-name="ro5">
          <table:table-cell office:value-type="float" office:value="372">
            <text:p>372</text:p>
          </table:table-cell>
          <table:table-cell office:value-type="date" office:date-value="2013-07-30T10:08:00">
            <text:p>Jul 30, 2013 10:08 AM</text:p>
          </table:table-cell>
          <table:table-cell office:value-type="string">
            <text:p>Electronics Engineer / Teacher</text:p>
          </table:table-cell>
          <table:table-cell table:number-columns-repeated="1021"/>
        </table:table-row>
        <table:table-row table:style-name="ro5">
          <table:table-cell office:value-type="float" office:value="373">
            <text:p>373</text:p>
          </table:table-cell>
          <table:table-cell office:value-type="date" office:date-value="2013-07-30T10:07:00">
            <text:p>Jul 30, 2013 10:07 AM</text:p>
          </table:table-cell>
          <table:table-cell office:value-type="string">
            <text:p>Data Analyst</text:p>
          </table:table-cell>
          <table:table-cell table:number-columns-repeated="1021"/>
        </table:table-row>
        <table:table-row table:style-name="ro5">
          <table:table-cell office:value-type="float" office:value="374">
            <text:p>374</text:p>
          </table:table-cell>
          <table:table-cell office:value-type="date" office:date-value="2013-07-30T10:03:00">
            <text:p>Jul 30, 2013 10:03 AM</text:p>
          </table:table-cell>
          <table:table-cell office:value-type="string">
            <text:p>Systema administrator and developer</text:p>
          </table:table-cell>
          <table:table-cell table:number-columns-repeated="1021"/>
        </table:table-row>
        <table:table-row table:style-name="ro5">
          <table:table-cell office:value-type="float" office:value="375">
            <text:p>375</text:p>
          </table:table-cell>
          <table:table-cell office:value-type="date" office:date-value="2013-07-30T09:40:00">
            <text:p>Jul 30, 2013 9:40 AM</text:p>
          </table:table-cell>
          <table:table-cell office:value-type="string">
            <text:p>Senior Network Architect IP/MPLS</text:p>
          </table:table-cell>
          <table:table-cell table:number-columns-repeated="1021"/>
        </table:table-row>
        <table:table-row table:style-name="ro5">
          <table:table-cell office:value-type="float" office:value="376">
            <text:p>376</text:p>
          </table:table-cell>
          <table:table-cell office:value-type="date" office:date-value="2013-07-30T08:54:00">
            <text:p>Jul 30, 2013 8:54 AM</text:p>
          </table:table-cell>
          <table:table-cell office:value-type="string">
            <text:p>Web designer</text:p>
          </table:table-cell>
          <table:table-cell table:number-columns-repeated="1021"/>
        </table:table-row>
        <table:table-row table:style-name="ro5">
          <table:table-cell office:value-type="float" office:value="377">
            <text:p>377</text:p>
          </table:table-cell>
          <table:table-cell office:value-type="date" office:date-value="2013-07-30T08:34:00">
            <text:p>Jul 30, 2013 8:34 AM</text:p>
          </table:table-cell>
          <table:table-cell office:value-type="string">
            <text:p>Chemical Engineer in Science</text:p>
          </table:table-cell>
          <table:table-cell table:number-columns-repeated="1021"/>
        </table:table-row>
        <table:table-row table:style-name="ro5">
          <table:table-cell office:value-type="float" office:value="378">
            <text:p>378</text:p>
          </table:table-cell>
          <table:table-cell office:value-type="date" office:date-value="2013-07-30T08:13:00">
            <text:p>Jul 30, 2013 8:13 AM</text:p>
          </table:table-cell>
          <table:table-cell office:value-type="string">
            <text:p>IT consultant</text:p>
          </table:table-cell>
          <table:table-cell table:number-columns-repeated="1021"/>
        </table:table-row>
        <table:table-row table:style-name="ro5">
          <table:table-cell office:value-type="float" office:value="379">
            <text:p>379</text:p>
          </table:table-cell>
          <table:table-cell office:value-type="date" office:date-value="2013-07-30T08:01:00">
            <text:p>Jul 30, 2013 8:01 AM</text:p>
          </table:table-cell>
          <table:table-cell office:value-type="string">
            <text:p>retired</text:p>
          </table:table-cell>
          <table:table-cell table:number-columns-repeated="1021"/>
        </table:table-row>
        <table:table-row table:style-name="ro5">
          <table:table-cell office:value-type="float" office:value="380">
            <text:p>380</text:p>
          </table:table-cell>
          <table:table-cell office:value-type="date" office:date-value="2013-07-30T07:45:00">
            <text:p>Jul 30, 2013 7:45 AM</text:p>
          </table:table-cell>
          <table:table-cell office:value-type="string">
            <text:p>Student</text:p>
          </table:table-cell>
          <table:table-cell table:number-columns-repeated="1021"/>
        </table:table-row>
        <table:table-row table:style-name="ro5">
          <table:table-cell office:value-type="float" office:value="381">
            <text:p>381</text:p>
          </table:table-cell>
          <table:table-cell office:value-type="date" office:date-value="2013-07-30T07:33:00">
            <text:p>Jul 30, 2013 7:33 AM</text:p>
          </table:table-cell>
          <table:table-cell office:value-type="string">
            <text:p>Telecoms Product Management</text:p>
          </table:table-cell>
          <table:table-cell table:number-columns-repeated="1021"/>
        </table:table-row>
        <table:table-row table:style-name="ro5">
          <table:table-cell office:value-type="float" office:value="382">
            <text:p>382</text:p>
          </table:table-cell>
          <table:table-cell office:value-type="date" office:date-value="2013-07-30T07:30:00">
            <text:p>Jul 30, 2013 7:30 AM</text:p>
          </table:table-cell>
          <table:table-cell office:value-type="string">
            <text:p>engineer</text:p>
          </table:table-cell>
          <table:table-cell table:number-columns-repeated="1021"/>
        </table:table-row>
        <table:table-row table:style-name="ro5">
          <table:table-cell office:value-type="float" office:value="383">
            <text:p>383</text:p>
          </table:table-cell>
          <table:table-cell office:value-type="date" office:date-value="2013-07-30T07:22:00">
            <text:p>Jul 30, 2013 7:22 AM</text:p>
          </table:table-cell>
          <table:table-cell office:value-type="string">
            <text:p>Engineer</text:p>
          </table:table-cell>
          <table:table-cell table:number-columns-repeated="1021"/>
        </table:table-row>
        <table:table-row table:style-name="ro5">
          <table:table-cell office:value-type="float" office:value="384">
            <text:p>384</text:p>
          </table:table-cell>
          <table:table-cell office:value-type="date" office:date-value="2013-07-30T06:48:00">
            <text:p>Jul 30, 2013 6:48 AM</text:p>
          </table:table-cell>
          <table:table-cell office:value-type="string">
            <text:p>Engineer for software packaging and deployment</text:p>
          </table:table-cell>
          <table:table-cell table:number-columns-repeated="1021"/>
        </table:table-row>
        <table:table-row table:style-name="ro5">
          <table:table-cell office:value-type="float" office:value="385">
            <text:p>385</text:p>
          </table:table-cell>
          <table:table-cell office:value-type="date" office:date-value="2013-07-30T06:11:00">
            <text:p>Jul 30, 2013 6:11 AM</text:p>
          </table:table-cell>
          <table:table-cell office:value-type="string">
            <text:p>Roboticist</text:p>
          </table:table-cell>
          <table:table-cell table:number-columns-repeated="1021"/>
        </table:table-row>
        <table:table-row table:style-name="ro5">
          <table:table-cell office:value-type="float" office:value="386">
            <text:p>386</text:p>
          </table:table-cell>
          <table:table-cell office:value-type="date" office:date-value="2013-07-30T05:36:00">
            <text:p>Jul 30, 2013 5:36 AM</text:p>
          </table:table-cell>
          <table:table-cell office:value-type="string">
            <text:p>power engineer</text:p>
          </table:table-cell>
          <table:table-cell table:number-columns-repeated="1021"/>
        </table:table-row>
        <table:table-row table:style-name="ro5">
          <table:table-cell office:value-type="float" office:value="387">
            <text:p>387</text:p>
          </table:table-cell>
          <table:table-cell office:value-type="date" office:date-value="2013-07-30T05:30:00">
            <text:p>Jul 30, 2013 5:30 AM</text:p>
          </table:table-cell>
          <table:table-cell office:value-type="string">
            <text:p>Mechanical Engineer</text:p>
          </table:table-cell>
          <table:table-cell table:number-columns-repeated="1021"/>
        </table:table-row>
        <table:table-row table:style-name="ro5">
          <table:table-cell office:value-type="float" office:value="388">
            <text:p>388</text:p>
          </table:table-cell>
          <table:table-cell office:value-type="date" office:date-value="2013-07-30T04:47:00">
            <text:p>Jul 30, 2013 4:47 AM</text:p>
          </table:table-cell>
          <table:table-cell office:value-type="string">
            <text:p>Maker</text:p>
          </table:table-cell>
          <table:table-cell table:number-columns-repeated="1021"/>
        </table:table-row>
        <table:table-row table:style-name="ro5">
          <table:table-cell office:value-type="float" office:value="389">
            <text:p>389</text:p>
          </table:table-cell>
          <table:table-cell office:value-type="date" office:date-value="2013-07-30T03:35:00">
            <text:p>Jul 30, 2013 3:35 AM</text:p>
          </table:table-cell>
          <table:table-cell office:value-type="string">
            <text:p>Student</text:p>
          </table:table-cell>
          <table:table-cell table:number-columns-repeated="1021"/>
        </table:table-row>
        <table:table-row table:style-name="ro5">
          <table:table-cell office:value-type="float" office:value="390">
            <text:p>390</text:p>
          </table:table-cell>
          <table:table-cell office:value-type="date" office:date-value="2013-07-30T03:00:00">
            <text:p>Jul 30, 2013 3:00 AM</text:p>
          </table:table-cell>
          <table:table-cell office:value-type="string">
            <text:p>DBA</text:p>
          </table:table-cell>
          <table:table-cell table:number-columns-repeated="1021"/>
        </table:table-row>
        <table:table-row table:style-name="ro5">
          <table:table-cell office:value-type="float" office:value="391">
            <text:p>391</text:p>
          </table:table-cell>
          <table:table-cell office:value-type="date" office:date-value="2013-07-30T02:59:00">
            <text:p>Jul 30, 2013 2:59 AM</text:p>
          </table:table-cell>
          <table:table-cell office:value-type="string">
            <text:p>web developer</text:p>
          </table:table-cell>
          <table:table-cell table:number-columns-repeated="1021"/>
        </table:table-row>
        <table:table-row table:style-name="ro5">
          <table:table-cell office:value-type="float" office:value="392">
            <text:p>392</text:p>
          </table:table-cell>
          <table:table-cell office:value-type="date" office:date-value="2013-07-30T02:52:00">
            <text:p>Jul 30, 2013 2:52 AM</text:p>
          </table:table-cell>
          <table:table-cell office:value-type="string">
            <text:p>sculptor, art professor</text:p>
          </table:table-cell>
          <table:table-cell table:number-columns-repeated="1021"/>
        </table:table-row>
        <table:table-row table:style-name="ro5">
          <table:table-cell office:value-type="float" office:value="393">
            <text:p>393</text:p>
          </table:table-cell>
          <table:table-cell office:value-type="date" office:date-value="2013-07-30T02:49:00">
            <text:p>Jul 30, 2013 2:49 AM</text:p>
          </table:table-cell>
          <table:table-cell office:value-type="string">
            <text:p>Student</text:p>
          </table:table-cell>
          <table:table-cell table:number-columns-repeated="1021"/>
        </table:table-row>
        <table:table-row table:style-name="ro5">
          <table:table-cell office:value-type="float" office:value="394">
            <text:p>394</text:p>
          </table:table-cell>
          <table:table-cell office:value-type="date" office:date-value="2013-07-30T02:00:00">
            <text:p>Jul 30, 2013 2:00 AM</text:p>
          </table:table-cell>
          <table:table-cell office:value-type="string">
            <text:p>Retired Engineer</text:p>
          </table:table-cell>
          <table:table-cell table:number-columns-repeated="1021"/>
        </table:table-row>
        <table:table-row table:style-name="ro5">
          <table:table-cell office:value-type="float" office:value="395">
            <text:p>395</text:p>
          </table:table-cell>
          <table:table-cell office:value-type="date" office:date-value="2013-07-30T01:10:00">
            <text:p>Jul 30, 2013 1:10 AM</text:p>
          </table:table-cell>
          <table:table-cell office:value-type="string">
            <text:p>Spanish teacher - high school</text:p>
          </table:table-cell>
          <table:table-cell table:number-columns-repeated="1021"/>
        </table:table-row>
        <table:table-row table:style-name="ro5">
          <table:table-cell office:value-type="float" office:value="396">
            <text:p>396</text:p>
          </table:table-cell>
          <table:table-cell office:value-type="date" office:date-value="2013-07-29T23:23:00">
            <text:p>Jul 29, 2013 11:23 PM</text:p>
          </table:table-cell>
          <table:table-cell office:value-type="string">
            <text:p>Computer technician and Programmer</text:p>
          </table:table-cell>
          <table:table-cell table:number-columns-repeated="1021"/>
        </table:table-row>
        <table:table-row table:style-name="ro5">
          <table:table-cell office:value-type="float" office:value="397">
            <text:p>397</text:p>
          </table:table-cell>
          <table:table-cell office:value-type="date" office:date-value="2013-07-29T23:22:00">
            <text:p>Jul 29, 2013 11:22 PM</text:p>
          </table:table-cell>
          <table:table-cell office:value-type="string">
            <text:p>Engineer</text:p>
          </table:table-cell>
          <table:table-cell table:number-columns-repeated="1021"/>
        </table:table-row>
        <table:table-row table:style-name="ro5">
          <table:table-cell office:value-type="float" office:value="398">
            <text:p>398</text:p>
          </table:table-cell>
          <table:table-cell office:value-type="date" office:date-value="2013-07-29T23:20:00">
            <text:p>Jul 29, 2013 11:20 PM</text:p>
          </table:table-cell>
          <table:table-cell office:value-type="string">
            <text:p>Software Engineer/Student</text:p>
          </table:table-cell>
          <table:table-cell table:number-columns-repeated="1021"/>
        </table:table-row>
        <table:table-row table:style-name="ro5">
          <table:table-cell office:value-type="float" office:value="399">
            <text:p>399</text:p>
          </table:table-cell>
          <table:table-cell office:value-type="date" office:date-value="2013-07-29T23:15:00">
            <text:p>Jul 29, 2013 11:15 PM</text:p>
          </table:table-cell>
          <table:table-cell office:value-type="string">
            <text:p>Welding</text:p>
          </table:table-cell>
          <table:table-cell table:number-columns-repeated="1021"/>
        </table:table-row>
        <table:table-row table:style-name="ro5">
          <table:table-cell office:value-type="float" office:value="400">
            <text:p>400</text:p>
          </table:table-cell>
          <table:table-cell office:value-type="date" office:date-value="2013-07-29T22:52:00">
            <text:p>Jul 29, 2013 10:52 PM</text:p>
          </table:table-cell>
          <table:table-cell office:value-type="string">
            <text:p>Professional Musician</text:p>
          </table:table-cell>
          <table:table-cell table:number-columns-repeated="1021"/>
        </table:table-row>
        <table:table-row table:style-name="ro5">
          <table:table-cell office:value-type="float" office:value="401">
            <text:p>401</text:p>
          </table:table-cell>
          <table:table-cell office:value-type="date" office:date-value="2013-07-29T22:48:00">
            <text:p>Jul 29, 2013 10:48 PM</text:p>
          </table:table-cell>
          <table:table-cell office:value-type="string">
            <text:p>computer engineer</text:p>
          </table:table-cell>
          <table:table-cell table:number-columns-repeated="1021"/>
        </table:table-row>
        <table:table-row table:style-name="ro5">
          <table:table-cell office:value-type="float" office:value="402">
            <text:p>402</text:p>
          </table:table-cell>
          <table:table-cell office:value-type="date" office:date-value="2013-07-29T22:25:00">
            <text:p>Jul 29, 2013 10:25 PM</text:p>
          </table:table-cell>
          <table:table-cell office:value-type="string">
            <text:p>Graduate student</text:p>
          </table:table-cell>
          <table:table-cell table:number-columns-repeated="1021"/>
        </table:table-row>
        <table:table-row table:style-name="ro5">
          <table:table-cell office:value-type="float" office:value="403">
            <text:p>403</text:p>
          </table:table-cell>
          <table:table-cell office:value-type="date" office:date-value="2013-07-29T22:22:00">
            <text:p>Jul 29, 2013 10:22 PM</text:p>
          </table:table-cell>
          <table:table-cell office:value-type="string">
            <text:p>Software Engineer</text:p>
          </table:table-cell>
          <table:table-cell table:number-columns-repeated="1021"/>
        </table:table-row>
        <table:table-row table:style-name="ro5">
          <table:table-cell office:value-type="float" office:value="404">
            <text:p>404</text:p>
          </table:table-cell>
          <table:table-cell office:value-type="date" office:date-value="2013-07-29T22:14:00">
            <text:p>Jul 29, 2013 10:14 PM</text:p>
          </table:table-cell>
          <table:table-cell office:value-type="string">
            <text:p>systems analyst</text:p>
          </table:table-cell>
          <table:table-cell table:number-columns-repeated="1021"/>
        </table:table-row>
        <table:table-row table:style-name="ro5">
          <table:table-cell office:value-type="float" office:value="405">
            <text:p>405</text:p>
          </table:table-cell>
          <table:table-cell office:value-type="date" office:date-value="2013-07-29T22:01:00">
            <text:p>Jul 29, 2013 10:01 PM</text:p>
          </table:table-cell>
          <table:table-cell office:value-type="string">
            <text:p>Researcher</text:p>
          </table:table-cell>
          <table:table-cell table:number-columns-repeated="1021"/>
        </table:table-row>
        <table:table-row table:style-name="ro5">
          <table:table-cell office:value-type="float" office:value="406">
            <text:p>406</text:p>
          </table:table-cell>
          <table:table-cell office:value-type="date" office:date-value="2013-07-29T21:58:00">
            <text:p>Jul 29, 2013 9:58 PM</text:p>
          </table:table-cell>
          <table:table-cell office:value-type="string">
            <text:p>Electrical Engineer</text:p>
          </table:table-cell>
          <table:table-cell table:number-columns-repeated="1021"/>
        </table:table-row>
        <table:table-row table:style-name="ro5">
          <table:table-cell office:value-type="float" office:value="407">
            <text:p>407</text:p>
          </table:table-cell>
          <table:table-cell office:value-type="date" office:date-value="2013-07-29T21:55:00">
            <text:p>Jul 29, 2013 9:55 PM</text:p>
          </table:table-cell>
          <table:table-cell office:value-type="string">
            <text:p>Assistant professor</text:p>
          </table:table-cell>
          <table:table-cell table:number-columns-repeated="1021"/>
        </table:table-row>
        <table:table-row table:style-name="ro5">
          <table:table-cell office:value-type="float" office:value="408">
            <text:p>408</text:p>
          </table:table-cell>
          <table:table-cell office:value-type="date" office:date-value="2013-07-29T21:54:00">
            <text:p>Jul 29, 2013 9:54 PM</text:p>
          </table:table-cell>
          <table:table-cell office:value-type="string">
            <text:p>Engineer</text:p>
          </table:table-cell>
          <table:table-cell table:number-columns-repeated="1021"/>
        </table:table-row>
        <table:table-row table:style-name="ro5">
          <table:table-cell office:value-type="float" office:value="409">
            <text:p>409</text:p>
          </table:table-cell>
          <table:table-cell office:value-type="date" office:date-value="2013-07-29T21:52:00">
            <text:p>Jul 29, 2013 9:52 PM</text:p>
          </table:table-cell>
          <table:table-cell office:value-type="string">
            <text:p>Engineer</text:p>
          </table:table-cell>
          <table:table-cell table:number-columns-repeated="1021"/>
        </table:table-row>
        <table:table-row table:style-name="ro5">
          <table:table-cell office:value-type="float" office:value="410">
            <text:p>410</text:p>
          </table:table-cell>
          <table:table-cell office:value-type="date" office:date-value="2013-07-29T21:51:00">
            <text:p>Jul 29, 2013 9:51 PM</text:p>
          </table:table-cell>
          <table:table-cell office:value-type="string">
            <text:p>nuclear engineer</text:p>
          </table:table-cell>
          <table:table-cell table:number-columns-repeated="1021"/>
        </table:table-row>
        <table:table-row table:style-name="ro5">
          <table:table-cell office:value-type="float" office:value="411">
            <text:p>411</text:p>
          </table:table-cell>
          <table:table-cell office:value-type="date" office:date-value="2013-07-29T21:26:00">
            <text:p>Jul 29, 2013 9:26 PM</text:p>
          </table:table-cell>
          <table:table-cell office:value-type="string">
            <text:p>Professor</text:p>
          </table:table-cell>
          <table:table-cell table:number-columns-repeated="1021"/>
        </table:table-row>
        <table:table-row table:style-name="ro5">
          <table:table-cell office:value-type="float" office:value="412">
            <text:p>412</text:p>
          </table:table-cell>
          <table:table-cell office:value-type="date" office:date-value="2013-07-29T21:22:00">
            <text:p>Jul 29, 2013 9:22 PM</text:p>
          </table:table-cell>
          <table:table-cell office:value-type="string">
            <text:p>Technical director</text:p>
          </table:table-cell>
          <table:table-cell table:number-columns-repeated="1021"/>
        </table:table-row>
        <table:table-row table:style-name="ro5">
          <table:table-cell office:value-type="float" office:value="413">
            <text:p>413</text:p>
          </table:table-cell>
          <table:table-cell office:value-type="date" office:date-value="2013-07-29T21:19:00">
            <text:p>Jul 29, 2013 9:19 PM</text:p>
          </table:table-cell>
          <table:table-cell office:value-type="string">
            <text:p>Student</text:p>
          </table:table-cell>
          <table:table-cell table:number-columns-repeated="1021"/>
        </table:table-row>
        <table:table-row table:style-name="ro5">
          <table:table-cell office:value-type="float" office:value="414">
            <text:p>414</text:p>
          </table:table-cell>
          <table:table-cell office:value-type="date" office:date-value="2013-07-29T21:18:00">
            <text:p>Jul 29, 2013 9:18 PM</text:p>
          </table:table-cell>
          <table:table-cell office:value-type="string">
            <text:p>Data Architect</text:p>
          </table:table-cell>
          <table:table-cell table:number-columns-repeated="1021"/>
        </table:table-row>
        <table:table-row table:style-name="ro5">
          <table:table-cell office:value-type="float" office:value="415">
            <text:p>415</text:p>
          </table:table-cell>
          <table:table-cell office:value-type="date" office:date-value="2013-07-29T21:03:00">
            <text:p>Jul 29, 2013 9:03 PM</text:p>
          </table:table-cell>
          <table:table-cell office:value-type="string">
            <text:p>Electronics Engineer</text:p>
          </table:table-cell>
          <table:table-cell table:number-columns-repeated="1021"/>
        </table:table-row>
        <table:table-row table:style-name="ro5">
          <table:table-cell office:value-type="float" office:value="416">
            <text:p>416</text:p>
          </table:table-cell>
          <table:table-cell office:value-type="date" office:date-value="2013-07-29T20:57:00">
            <text:p>Jul 29, 2013 8:57 PM</text:p>
          </table:table-cell>
          <table:table-cell office:value-type="string">
            <text:p>Owner/Engineer</text:p>
          </table:table-cell>
          <table:table-cell table:number-columns-repeated="1021"/>
        </table:table-row>
        <table:table-row table:style-name="ro5">
          <table:table-cell office:value-type="float" office:value="417">
            <text:p>417</text:p>
          </table:table-cell>
          <table:table-cell office:value-type="date" office:date-value="2013-07-29T19:34:00">
            <text:p>Jul 29, 2013 7:34 PM</text:p>
          </table:table-cell>
          <table:table-cell office:value-type="string">
            <text:p>Software Systems Engineer</text:p>
          </table:table-cell>
          <table:table-cell table:number-columns-repeated="1021"/>
        </table:table-row>
        <table:table-row table:style-name="ro5">
          <table:table-cell office:value-type="float" office:value="418">
            <text:p>418</text:p>
          </table:table-cell>
          <table:table-cell office:value-type="date" office:date-value="2013-07-29T03:41:00">
            <text:p>Jul 29, 2013 3:41 AM</text:p>
          </table:table-cell>
          <table:table-cell office:value-type="string">
            <text:p>advisor in creating social entrepreneurship</text:p>
          </table:table-cell>
          <table:table-cell table:number-columns-repeated="1021"/>
        </table:table-row>
        <table:table-row table:style-name="ro5">
          <table:table-cell office:value-type="float" office:value="419">
            <text:p>419</text:p>
          </table:table-cell>
          <table:table-cell office:value-type="date" office:date-value="2013-07-29T02:08:00.000001">
            <text:p>Jul 29, 2013 2:08 AM</text:p>
          </table:table-cell>
          <table:table-cell office:value-type="string">
            <text:p>Software Engineer</text:p>
          </table:table-cell>
          <table:table-cell table:number-columns-repeated="1021"/>
        </table:table-row>
        <table:table-row table:style-name="ro5">
          <table:table-cell office:value-type="float" office:value="420">
            <text:p>420</text:p>
          </table:table-cell>
          <table:table-cell office:value-type="date" office:date-value="2013-07-29T01:32:00">
            <text:p>Jul 29, 2013 1:32 AM</text:p>
          </table:table-cell>
          <table:table-cell office:value-type="string">
            <text:p>Software Developer</text:p>
          </table:table-cell>
          <table:table-cell table:number-columns-repeated="1021"/>
        </table:table-row>
        <table:table-row table:style-name="ro5">
          <table:table-cell office:value-type="float" office:value="421">
            <text:p>421</text:p>
          </table:table-cell>
          <table:table-cell office:value-type="date" office:date-value="2013-07-28T21:25:00">
            <text:p>Jul 28, 2013 9:25 PM</text:p>
          </table:table-cell>
          <table:table-cell office:value-type="string">
            <text:p>Mechanical Engineer</text:p>
          </table:table-cell>
          <table:table-cell table:number-columns-repeated="1021"/>
        </table:table-row>
        <table:table-row table:style-name="ro5">
          <table:table-cell office:value-type="float" office:value="422">
            <text:p>422</text:p>
          </table:table-cell>
          <table:table-cell office:value-type="date" office:date-value="2013-07-28T17:28:00">
            <text:p>Jul 28, 2013 5:28 PM</text:p>
          </table:table-cell>
          <table:table-cell office:value-type="string">
            <text:p>Graduate Student in Electrical Engineering</text:p>
          </table:table-cell>
          <table:table-cell table:number-columns-repeated="1021"/>
        </table:table-row>
        <table:table-row table:style-name="ro5">
          <table:table-cell office:value-type="float" office:value="423">
            <text:p>423</text:p>
          </table:table-cell>
          <table:table-cell office:value-type="date" office:date-value="2013-07-28T11:35:00">
            <text:p>Jul 28, 2013 11:35 AM</text:p>
          </table:table-cell>
          <table:table-cell office:value-type="string">
            <text:p>Software Developer</text:p>
          </table:table-cell>
          <table:table-cell table:number-columns-repeated="1021"/>
        </table:table-row>
        <table:table-row table:style-name="ro5">
          <table:table-cell office:value-type="float" office:value="424">
            <text:p>424</text:p>
          </table:table-cell>
          <table:table-cell office:value-type="date" office:date-value="2013-07-28T08:09:00">
            <text:p>Jul 28, 2013 8:09 AM</text:p>
          </table:table-cell>
          <table:table-cell office:value-type="string">
            <text:p>Programmer</text:p>
          </table:table-cell>
          <table:table-cell table:number-columns-repeated="1021"/>
        </table:table-row>
        <table:table-row table:style-name="ro5">
          <table:table-cell office:value-type="float" office:value="425">
            <text:p>425</text:p>
          </table:table-cell>
          <table:table-cell office:value-type="date" office:date-value="2013-07-28T01:18:00">
            <text:p>Jul 28, 2013 1:18 AM</text:p>
          </table:table-cell>
          <table:table-cell office:value-type="string">
            <text:p>Embedded Systems Engineer</text:p>
          </table:table-cell>
          <table:table-cell table:number-columns-repeated="1021"/>
        </table:table-row>
        <table:table-row table:style-name="ro5">
          <table:table-cell office:value-type="float" office:value="426">
            <text:p>426</text:p>
          </table:table-cell>
          <table:table-cell office:value-type="date" office:date-value="2013-07-28T00:37:00">
            <text:p>Jul 28, 2013 12:37 AM</text:p>
          </table:table-cell>
          <table:table-cell office:value-type="string">
            <text:p>Software engineer</text:p>
          </table:table-cell>
          <table:table-cell table:number-columns-repeated="1021"/>
        </table:table-row>
        <table:table-row table:style-name="ro5">
          <table:table-cell office:value-type="float" office:value="427">
            <text:p>427</text:p>
          </table:table-cell>
          <table:table-cell office:value-type="date" office:date-value="2013-07-27T21:55:00">
            <text:p>Jul 27, 2013 9:55 PM</text:p>
          </table:table-cell>
          <table:table-cell office:value-type="string">
            <text:p>chemistry professor</text:p>
          </table:table-cell>
          <table:table-cell table:number-columns-repeated="1021"/>
        </table:table-row>
        <table:table-row table:style-name="ro5">
          <table:table-cell office:value-type="float" office:value="428">
            <text:p>428</text:p>
          </table:table-cell>
          <table:table-cell office:value-type="date" office:date-value="2013-07-27T18:46:00">
            <text:p>Jul 27, 2013 6:46 PM</text:p>
          </table:table-cell>
          <table:table-cell office:value-type="string">
            <text:p>student</text:p>
          </table:table-cell>
          <table:table-cell table:number-columns-repeated="1021"/>
        </table:table-row>
        <table:table-row table:style-name="ro5">
          <table:table-cell office:value-type="float" office:value="429">
            <text:p>429</text:p>
          </table:table-cell>
          <table:table-cell office:value-type="date" office:date-value="2013-07-27T18:27:00">
            <text:p>Jul 27, 2013 6:27 PM</text:p>
          </table:table-cell>
          <table:table-cell office:value-type="string">
            <text:p>Physicist,Artist,Engineer</text:p>
          </table:table-cell>
          <table:table-cell table:number-columns-repeated="1021"/>
        </table:table-row>
        <table:table-row table:style-name="ro5">
          <table:table-cell office:value-type="float" office:value="430">
            <text:p>430</text:p>
          </table:table-cell>
          <table:table-cell office:value-type="date" office:date-value="2013-07-27T15:02:00">
            <text:p>Jul 27, 2013 3:02 PM</text:p>
          </table:table-cell>
          <table:table-cell office:value-type="string">
            <text:p>Electronics Engienier</text:p>
          </table:table-cell>
          <table:table-cell table:number-columns-repeated="1021"/>
        </table:table-row>
        <table:table-row table:style-name="ro5">
          <table:table-cell office:value-type="float" office:value="431">
            <text:p>431</text:p>
          </table:table-cell>
          <table:table-cell office:value-type="date" office:date-value="2013-07-27T12:44:00">
            <text:p>Jul 27, 2013 12:44 PM</text:p>
          </table:table-cell>
          <table:table-cell office:value-type="string">
            <text:p>Software engineer</text:p>
          </table:table-cell>
          <table:table-cell table:number-columns-repeated="1021"/>
        </table:table-row>
        <table:table-row table:style-name="ro5">
          <table:table-cell office:value-type="float" office:value="432">
            <text:p>432</text:p>
          </table:table-cell>
          <table:table-cell office:value-type="date" office:date-value="2013-07-27T12:02:00">
            <text:p>Jul 27, 2013 12:02 PM</text:p>
          </table:table-cell>
          <table:table-cell office:value-type="string">
            <text:p>PhD Candidate</text:p>
          </table:table-cell>
          <table:table-cell table:number-columns-repeated="1021"/>
        </table:table-row>
        <table:table-row table:style-name="ro5">
          <table:table-cell office:value-type="float" office:value="433">
            <text:p>433</text:p>
          </table:table-cell>
          <table:table-cell office:value-type="date" office:date-value="2013-07-27T11:41:00">
            <text:p>Jul 27, 2013 11:41 AM</text:p>
          </table:table-cell>
          <table:table-cell office:value-type="string">
            <text:p>Mechanical Engineer</text:p>
          </table:table-cell>
          <table:table-cell table:number-columns-repeated="1021"/>
        </table:table-row>
        <table:table-row table:style-name="ro5">
          <table:table-cell office:value-type="float" office:value="434">
            <text:p>434</text:p>
          </table:table-cell>
          <table:table-cell office:value-type="date" office:date-value="2013-07-27T11:23:00">
            <text:p>Jul 27, 2013 11:23 AM</text:p>
          </table:table-cell>
          <table:table-cell office:value-type="string">
            <text:p>Electrical engineer (Underground transportation equipments)</text:p>
          </table:table-cell>
          <table:table-cell table:number-columns-repeated="1021"/>
        </table:table-row>
        <table:table-row table:style-name="ro5">
          <table:table-cell office:value-type="float" office:value="435">
            <text:p>435</text:p>
          </table:table-cell>
          <table:table-cell office:value-type="date" office:date-value="2013-07-27T06:14:00">
            <text:p>Jul 27, 2013 6:14 AM</text:p>
          </table:table-cell>
          <table:table-cell office:value-type="string">
            <text:p>CCTV Service Supervisor</text:p>
          </table:table-cell>
          <table:table-cell table:number-columns-repeated="1021"/>
        </table:table-row>
        <table:table-row table:style-name="ro5">
          <table:table-cell office:value-type="float" office:value="436">
            <text:p>436</text:p>
          </table:table-cell>
          <table:table-cell office:value-type="date" office:date-value="2013-07-27T04:59:00">
            <text:p>Jul 27, 2013 4:59 AM</text:p>
          </table:table-cell>
          <table:table-cell office:value-type="string">
            <text:p>Software development engineer</text:p>
          </table:table-cell>
          <table:table-cell table:number-columns-repeated="1021"/>
        </table:table-row>
        <table:table-row table:style-name="ro5">
          <table:table-cell office:value-type="float" office:value="437">
            <text:p>437</text:p>
          </table:table-cell>
          <table:table-cell office:value-type="date" office:date-value="2013-07-27T01:57:00">
            <text:p>Jul 27, 2013 1:57 AM</text:p>
          </table:table-cell>
          <table:table-cell office:value-type="string">
            <text:p>designer, mostly graphic but with some industrial design experience as well</text:p>
          </table:table-cell>
          <table:table-cell table:number-columns-repeated="1021"/>
        </table:table-row>
        <table:table-row table:style-name="ro5">
          <table:table-cell office:value-type="float" office:value="438">
            <text:p>438</text:p>
          </table:table-cell>
          <table:table-cell office:value-type="date" office:date-value="2013-07-27T01:55:00">
            <text:p>Jul 27, 2013 1:55 AM</text:p>
          </table:table-cell>
          <table:table-cell office:value-type="string">
            <text:p>Software Engineer</text:p>
          </table:table-cell>
          <table:table-cell table:number-columns-repeated="1021"/>
        </table:table-row>
        <table:table-row table:style-name="ro5">
          <table:table-cell office:value-type="float" office:value="439">
            <text:p>439</text:p>
          </table:table-cell>
          <table:table-cell office:value-type="date" office:date-value="2013-07-26T23:47:00">
            <text:p>Jul 26, 2013 11:47 PM</text:p>
          </table:table-cell>
          <table:table-cell office:value-type="string">
            <text:p>Electrical Engineer and Owner of a Design Firm</text:p>
          </table:table-cell>
          <table:table-cell table:number-columns-repeated="1021"/>
        </table:table-row>
        <table:table-row table:style-name="ro5">
          <table:table-cell office:value-type="float" office:value="440">
            <text:p>440</text:p>
          </table:table-cell>
          <table:table-cell office:value-type="date" office:date-value="2013-07-26T23:13:00">
            <text:p>Jul 26, 2013 11:13 PM</text:p>
          </table:table-cell>
          <table:table-cell office:value-type="string">
            <text:p>programmer</text:p>
          </table:table-cell>
          <table:table-cell table:number-columns-repeated="1021"/>
        </table:table-row>
        <table:table-row table:style-name="ro5">
          <table:table-cell office:value-type="float" office:value="441">
            <text:p>441</text:p>
          </table:table-cell>
          <table:table-cell office:value-type="date" office:date-value="2013-07-26T21:41:00">
            <text:p>Jul 26, 2013 9:41 PM</text:p>
          </table:table-cell>
          <table:table-cell office:value-type="string">
            <text:p>PhD</text:p>
          </table:table-cell>
          <table:table-cell table:number-columns-repeated="1021"/>
        </table:table-row>
        <table:table-row table:style-name="ro5">
          <table:table-cell office:value-type="float" office:value="442">
            <text:p>442</text:p>
          </table:table-cell>
          <table:table-cell office:value-type="date" office:date-value="2013-07-26T21:16:00">
            <text:p>Jul 26, 2013 9:16 PM</text:p>
          </table:table-cell>
          <table:table-cell office:value-type="string">
            <text:p>light technician</text:p>
          </table:table-cell>
          <table:table-cell table:number-columns-repeated="1021"/>
        </table:table-row>
        <table:table-row table:style-name="ro5">
          <table:table-cell office:value-type="float" office:value="443">
            <text:p>443</text:p>
          </table:table-cell>
          <table:table-cell office:value-type="date" office:date-value="2013-07-26T21:10:00">
            <text:p>Jul 26, 2013 9:10 PM</text:p>
          </table:table-cell>
          <table:table-cell office:value-type="string">
            <text:p>Electrical Engineer</text:p>
          </table:table-cell>
          <table:table-cell table:number-columns-repeated="1021"/>
        </table:table-row>
        <table:table-row table:style-name="ro5">
          <table:table-cell office:value-type="float" office:value="444">
            <text:p>444</text:p>
          </table:table-cell>
          <table:table-cell office:value-type="date" office:date-value="2013-07-26T20:56:00">
            <text:p>Jul 26, 2013 8:56 PM</text:p>
          </table:table-cell>
          <table:table-cell office:value-type="string">
            <text:p>Teacher</text:p>
          </table:table-cell>
          <table:table-cell table:number-columns-repeated="1021"/>
        </table:table-row>
        <table:table-row table:style-name="ro5">
          <table:table-cell office:value-type="float" office:value="445">
            <text:p>445</text:p>
          </table:table-cell>
          <table:table-cell office:value-type="date" office:date-value="2013-07-26T19:53:00">
            <text:p>Jul 26, 2013 7:53 PM</text:p>
          </table:table-cell>
          <table:table-cell office:value-type="string">
            <text:p>Linux System Engineer / Admin</text:p>
          </table:table-cell>
          <table:table-cell table:number-columns-repeated="1021"/>
        </table:table-row>
        <table:table-row table:style-name="ro5">
          <table:table-cell office:value-type="float" office:value="446">
            <text:p>446</text:p>
          </table:table-cell>
          <table:table-cell office:value-type="date" office:date-value="2013-07-26T18:38:00">
            <text:p>Jul 26, 2013 6:38 PM</text:p>
          </table:table-cell>
          <table:table-cell office:value-type="string">
            <text:p>System Analist</text:p>
          </table:table-cell>
          <table:table-cell table:number-columns-repeated="1021"/>
        </table:table-row>
        <table:table-row table:style-name="ro5">
          <table:table-cell office:value-type="float" office:value="447">
            <text:p>447</text:p>
          </table:table-cell>
          <table:table-cell office:value-type="date" office:date-value="2013-07-26T18:01:00">
            <text:p>Jul 26, 2013 6:01 PM</text:p>
          </table:table-cell>
          <table:table-cell office:value-type="string">
            <text:p>it analyst</text:p>
          </table:table-cell>
          <table:table-cell table:number-columns-repeated="1021"/>
        </table:table-row>
        <table:table-row table:style-name="ro5">
          <table:table-cell office:value-type="float" office:value="448">
            <text:p>448</text:p>
          </table:table-cell>
          <table:table-cell office:value-type="date" office:date-value="2013-07-26T15:50:00">
            <text:p>Jul 26, 2013 3:50 PM</text:p>
          </table:table-cell>
          <table:table-cell office:value-type="string">
            <text:p>Computer Janitor</text:p>
          </table:table-cell>
          <table:table-cell table:number-columns-repeated="1021"/>
        </table:table-row>
        <table:table-row table:style-name="ro5">
          <table:table-cell office:value-type="float" office:value="449">
            <text:p>449</text:p>
          </table:table-cell>
          <table:table-cell office:value-type="date" office:date-value="2013-07-26T15:49:00">
            <text:p>Jul 26, 2013 3:49 PM</text:p>
          </table:table-cell>
          <table:table-cell office:value-type="string">
            <text:p>Stage preparer</text:p>
          </table:table-cell>
          <table:table-cell table:number-columns-repeated="1021"/>
        </table:table-row>
        <table:table-row table:style-name="ro5">
          <table:table-cell office:value-type="float" office:value="450">
            <text:p>450</text:p>
          </table:table-cell>
          <table:table-cell office:value-type="date" office:date-value="2013-07-26T15:47:00">
            <text:p>Jul 26, 2013 3:47 PM</text:p>
          </table:table-cell>
          <table:table-cell office:value-type="string">
            <text:p>researcher</text:p>
          </table:table-cell>
          <table:table-cell table:number-columns-repeated="1021"/>
        </table:table-row>
        <table:table-row table:style-name="ro5">
          <table:table-cell office:value-type="float" office:value="451">
            <text:p>451</text:p>
          </table:table-cell>
          <table:table-cell office:value-type="date" office:date-value="2013-07-26T15:34:00">
            <text:p>Jul 26, 2013 3:34 PM</text:p>
          </table:table-cell>
          <table:table-cell office:value-type="string">
            <text:p>Consultant.</text:p>
          </table:table-cell>
          <table:table-cell table:number-columns-repeated="1021"/>
        </table:table-row>
        <table:table-row table:style-name="ro5">
          <table:table-cell office:value-type="float" office:value="452">
            <text:p>452</text:p>
          </table:table-cell>
          <table:table-cell office:value-type="date" office:date-value="2013-07-26T15:26:00">
            <text:p>Jul 26, 2013 3:26 PM</text:p>
          </table:table-cell>
          <table:table-cell office:value-type="string">
            <text:p>Developer</text:p>
          </table:table-cell>
          <table:table-cell table:number-columns-repeated="1021"/>
        </table:table-row>
        <table:table-row table:style-name="ro5">
          <table:table-cell office:value-type="float" office:value="453">
            <text:p>453</text:p>
          </table:table-cell>
          <table:table-cell office:value-type="date" office:date-value="2013-07-26T14:03:00">
            <text:p>Jul 26, 2013 2:03 PM</text:p>
          </table:table-cell>
          <table:table-cell office:value-type="string">
            <text:p>Varsity Student</text:p>
          </table:table-cell>
          <table:table-cell table:number-columns-repeated="1021"/>
        </table:table-row>
        <table:table-row table:style-name="ro5">
          <table:table-cell office:value-type="float" office:value="454">
            <text:p>454</text:p>
          </table:table-cell>
          <table:table-cell office:value-type="date" office:date-value="2013-07-26T07:27:00">
            <text:p>Jul 26, 2013 7:27 AM</text:p>
          </table:table-cell>
          <table:table-cell office:value-type="string">
            <text:p>Embedded Software Engineer</text:p>
          </table:table-cell>
          <table:table-cell table:number-columns-repeated="1021"/>
        </table:table-row>
        <table:table-row table:style-name="ro5">
          <table:table-cell office:value-type="float" office:value="455">
            <text:p>455</text:p>
          </table:table-cell>
          <table:table-cell office:value-type="date" office:date-value="2013-07-26T06:41:00">
            <text:p>Jul 26, 2013 6:41 AM</text:p>
          </table:table-cell>
          <table:table-cell office:value-type="string">
            <text:p>Software Engineer</text:p>
          </table:table-cell>
          <table:table-cell table:number-columns-repeated="1021"/>
        </table:table-row>
        <table:table-row table:style-name="ro5">
          <table:table-cell office:value-type="float" office:value="456">
            <text:p>456</text:p>
          </table:table-cell>
          <table:table-cell office:value-type="date" office:date-value="2013-07-26T01:36:00">
            <text:p>Jul 26, 2013 1:36 AM</text:p>
          </table:table-cell>
          <table:table-cell office:value-type="string">
            <text:p>Student (Software Engineering)</text:p>
          </table:table-cell>
          <table:table-cell table:number-columns-repeated="1021"/>
        </table:table-row>
        <table:table-row table:style-name="ro5">
          <table:table-cell office:value-type="float" office:value="457">
            <text:p>457</text:p>
          </table:table-cell>
          <table:table-cell office:value-type="date" office:date-value="2013-07-25T23:26:00">
            <text:p>Jul 25, 2013 11:26 PM</text:p>
          </table:table-cell>
          <table:table-cell office:value-type="string">
            <text:p>Systems Engr</text:p>
          </table:table-cell>
          <table:table-cell table:number-columns-repeated="1021"/>
        </table:table-row>
        <table:table-row table:style-name="ro5">
          <table:table-cell office:value-type="float" office:value="458">
            <text:p>458</text:p>
          </table:table-cell>
          <table:table-cell office:value-type="date" office:date-value="2013-07-25T22:43:00">
            <text:p>Jul 25, 2013 10:43 PM</text:p>
          </table:table-cell>
          <table:table-cell office:value-type="string">
            <text:p>Generalist</text:p>
          </table:table-cell>
          <table:table-cell table:number-columns-repeated="1021"/>
        </table:table-row>
        <table:table-row table:style-name="ro5">
          <table:table-cell office:value-type="float" office:value="459">
            <text:p>459</text:p>
          </table:table-cell>
          <table:table-cell office:value-type="date" office:date-value="2013-07-25T22:41:00">
            <text:p>Jul 25, 2013 10:41 PM</text:p>
          </table:table-cell>
          <table:table-cell office:value-type="string">
            <text:p>EE</text:p>
          </table:table-cell>
          <table:table-cell table:number-columns-repeated="1021"/>
        </table:table-row>
        <table:table-row table:style-name="ro5">
          <table:table-cell office:value-type="float" office:value="460">
            <text:p>460</text:p>
          </table:table-cell>
          <table:table-cell office:value-type="date" office:date-value="2013-07-25T21:28:00">
            <text:p>Jul 25, 2013 9:28 PM</text:p>
          </table:table-cell>
          <table:table-cell office:value-type="string">
            <text:p>Engineering</text:p>
          </table:table-cell>
          <table:table-cell table:number-columns-repeated="1021"/>
        </table:table-row>
        <table:table-row table:style-name="ro5">
          <table:table-cell office:value-type="float" office:value="461">
            <text:p>461</text:p>
          </table:table-cell>
          <table:table-cell office:value-type="date" office:date-value="2013-07-25T21:11:00">
            <text:p>Jul 25, 2013 9:11 PM</text:p>
          </table:table-cell>
          <table:table-cell office:value-type="string">
            <text:p>Student/ Intern</text:p>
          </table:table-cell>
          <table:table-cell table:number-columns-repeated="1021"/>
        </table:table-row>
        <table:table-row table:style-name="ro5">
          <table:table-cell office:value-type="float" office:value="462">
            <text:p>462</text:p>
          </table:table-cell>
          <table:table-cell office:value-type="date" office:date-value="2013-07-25T20:26:00">
            <text:p>Jul 25, 2013 8:26 PM</text:p>
          </table:table-cell>
          <table:table-cell office:value-type="string">
            <text:p>Retired MD / engineer</text:p>
          </table:table-cell>
          <table:table-cell table:number-columns-repeated="1021"/>
        </table:table-row>
        <table:table-row table:style-name="ro5">
          <table:table-cell office:value-type="float" office:value="463">
            <text:p>463</text:p>
          </table:table-cell>
          <table:table-cell office:value-type="date" office:date-value="2013-07-25T19:42:00">
            <text:p>Jul 25, 2013 7:42 PM</text:p>
          </table:table-cell>
          <table:table-cell office:value-type="string">
            <text:p>Retired engineer</text:p>
          </table:table-cell>
          <table:table-cell table:number-columns-repeated="1021"/>
        </table:table-row>
        <table:table-row table:style-name="ro5">
          <table:table-cell office:value-type="float" office:value="464">
            <text:p>464</text:p>
          </table:table-cell>
          <table:table-cell office:value-type="date" office:date-value="2013-07-25T19:34:00">
            <text:p>Jul 25, 2013 7:34 PM</text:p>
          </table:table-cell>
          <table:table-cell office:value-type="string">
            <text:p>Programmer</text:p>
          </table:table-cell>
          <table:table-cell table:number-columns-repeated="1021"/>
        </table:table-row>
        <table:table-row table:style-name="ro5">
          <table:table-cell office:value-type="float" office:value="465">
            <text:p>465</text:p>
          </table:table-cell>
          <table:table-cell office:value-type="date" office:date-value="2013-07-25T19:09:00">
            <text:p>Jul 25, 2013 7:09 PM</text:p>
          </table:table-cell>
          <table:table-cell office:value-type="string">
            <text:p>College professor, artist</text:p>
          </table:table-cell>
          <table:table-cell table:number-columns-repeated="1021"/>
        </table:table-row>
        <table:table-row table:style-name="ro5">
          <table:table-cell office:value-type="float" office:value="466">
            <text:p>466</text:p>
          </table:table-cell>
          <table:table-cell office:value-type="date" office:date-value="2013-07-25T19:06:00">
            <text:p>Jul 25, 2013 7:06 PM</text:p>
          </table:table-cell>
          <table:table-cell office:value-type="string">
            <text:p>R&amp;D and Advocate</text:p>
          </table:table-cell>
          <table:table-cell table:number-columns-repeated="1021"/>
        </table:table-row>
        <table:table-row table:style-name="ro5">
          <table:table-cell office:value-type="float" office:value="467">
            <text:p>467</text:p>
          </table:table-cell>
          <table:table-cell office:value-type="date" office:date-value="2013-07-25T18:44:00">
            <text:p>Jul 25, 2013 6:44 PM</text:p>
          </table:table-cell>
          <table:table-cell office:value-type="string">
            <text:p>It analyst</text:p>
          </table:table-cell>
          <table:table-cell table:number-columns-repeated="1021"/>
        </table:table-row>
        <table:table-row table:style-name="ro5">
          <table:table-cell office:value-type="float" office:value="468">
            <text:p>468</text:p>
          </table:table-cell>
          <table:table-cell office:value-type="date" office:date-value="2013-07-25T18:43:00">
            <text:p>Jul 25, 2013 6:43 PM</text:p>
          </table:table-cell>
          <table:table-cell office:value-type="string">
            <text:p>Software</text:p>
          </table:table-cell>
          <table:table-cell table:number-columns-repeated="1021"/>
        </table:table-row>
        <table:table-row table:style-name="ro5">
          <table:table-cell office:value-type="float" office:value="469">
            <text:p>469</text:p>
          </table:table-cell>
          <table:table-cell office:value-type="date" office:date-value="2013-07-25T18:18:00">
            <text:p>Jul 25, 2013 6:18 PM</text:p>
          </table:table-cell>
          <table:table-cell office:value-type="string">
            <text:p>software engineer</text:p>
          </table:table-cell>
          <table:table-cell table:number-columns-repeated="1021"/>
        </table:table-row>
        <table:table-row table:style-name="ro5">
          <table:table-cell office:value-type="float" office:value="470">
            <text:p>470</text:p>
          </table:table-cell>
          <table:table-cell office:value-type="date" office:date-value="2013-07-25T18:12:00">
            <text:p>Jul 25, 2013 6:12 PM</text:p>
          </table:table-cell>
          <table:table-cell office:value-type="string">
            <text:p>Software Engineer</text:p>
          </table:table-cell>
          <table:table-cell table:number-columns-repeated="1021"/>
        </table:table-row>
        <table:table-row table:style-name="ro5">
          <table:table-cell office:value-type="float" office:value="471">
            <text:p>471</text:p>
          </table:table-cell>
          <table:table-cell office:value-type="date" office:date-value="2013-07-25T17:06:00">
            <text:p>Jul 25, 2013 5:06 PM</text:p>
          </table:table-cell>
          <table:table-cell office:value-type="string">
            <text:p>Consultant</text:p>
          </table:table-cell>
          <table:table-cell table:number-columns-repeated="1021"/>
        </table:table-row>
        <table:table-row table:style-name="ro5">
          <table:table-cell office:value-type="float" office:value="472">
            <text:p>472</text:p>
          </table:table-cell>
          <table:table-cell office:value-type="date" office:date-value="2013-07-25T16:18:00">
            <text:p>Jul 25, 2013 4:18 PM</text:p>
          </table:table-cell>
          <table:table-cell office:value-type="string">
            <text:p>Senior Application Dev</text:p>
          </table:table-cell>
          <table:table-cell table:number-columns-repeated="1021"/>
        </table:table-row>
        <table:table-row table:style-name="ro5">
          <table:table-cell office:value-type="float" office:value="473">
            <text:p>473</text:p>
          </table:table-cell>
          <table:table-cell office:value-type="date" office:date-value="2013-07-25T16:18:00">
            <text:p>Jul 25, 2013 4:18 PM</text:p>
          </table:table-cell>
          <table:table-cell office:value-type="string">
            <text:p>Software Engineer</text:p>
          </table:table-cell>
          <table:table-cell table:number-columns-repeated="1021"/>
        </table:table-row>
        <table:table-row table:style-name="ro5">
          <table:table-cell office:value-type="float" office:value="474">
            <text:p>474</text:p>
          </table:table-cell>
          <table:table-cell office:value-type="date" office:date-value="2013-07-25T16:04:00">
            <text:p>Jul 25, 2013 4:04 PM</text:p>
          </table:table-cell>
          <table:table-cell office:value-type="string">
            <text:p>Student</text:p>
          </table:table-cell>
          <table:table-cell table:number-columns-repeated="1021"/>
        </table:table-row>
        <table:table-row table:style-name="ro5">
          <table:table-cell office:value-type="float" office:value="475">
            <text:p>475</text:p>
          </table:table-cell>
          <table:table-cell office:value-type="date" office:date-value="2013-07-25T16:01:00">
            <text:p>Jul 25, 2013 4:01 PM</text:p>
          </table:table-cell>
          <table:table-cell office:value-type="string">
            <text:p>Photographer</text:p>
          </table:table-cell>
          <table:table-cell table:number-columns-repeated="1021"/>
        </table:table-row>
        <table:table-row table:style-name="ro5">
          <table:table-cell office:value-type="float" office:value="476">
            <text:p>476</text:p>
          </table:table-cell>
          <table:table-cell office:value-type="date" office:date-value="2013-07-25T16:00:00">
            <text:p>Jul 25, 2013 4:00 PM</text:p>
          </table:table-cell>
          <table:table-cell office:value-type="string">
            <text:p>Systems Administration</text:p>
          </table:table-cell>
          <table:table-cell table:number-columns-repeated="1021"/>
        </table:table-row>
        <table:table-row table:style-name="ro5">
          <table:table-cell office:value-type="float" office:value="477">
            <text:p>477</text:p>
          </table:table-cell>
          <table:table-cell office:value-type="date" office:date-value="2013-07-25T15:51:00">
            <text:p>Jul 25, 2013 3:51 PM</text:p>
          </table:table-cell>
          <table:table-cell office:value-type="string">
            <text:p>Software developer</text:p>
          </table:table-cell>
          <table:table-cell table:number-columns-repeated="1021"/>
        </table:table-row>
        <table:table-row table:style-name="ro5">
          <table:table-cell office:value-type="float" office:value="478">
            <text:p>478</text:p>
          </table:table-cell>
          <table:table-cell office:value-type="date" office:date-value="2013-07-25T15:50:00">
            <text:p>Jul 25, 2013 3:50 PM</text:p>
          </table:table-cell>
          <table:table-cell office:value-type="string">
            <text:p>I teach digital fabrication at the Fab Academy</text:p>
          </table:table-cell>
          <table:table-cell table:number-columns-repeated="1021"/>
        </table:table-row>
        <table:table-row table:style-name="ro5">
          <table:table-cell office:value-type="float" office:value="479">
            <text:p>479</text:p>
          </table:table-cell>
          <table:table-cell office:value-type="date" office:date-value="2013-07-25T15:47:00">
            <text:p>Jul 25, 2013 3:47 PM</text:p>
          </table:table-cell>
          <table:table-cell office:value-type="string">
            <text:p>Computer Scientist</text:p>
          </table:table-cell>
          <table:table-cell table:number-columns-repeated="1021"/>
        </table:table-row>
        <table:table-row table:style-name="ro5">
          <table:table-cell office:value-type="float" office:value="480">
            <text:p>480</text:p>
          </table:table-cell>
          <table:table-cell office:value-type="date" office:date-value="2013-07-25T15:32:00">
            <text:p>Jul 25, 2013 3:32 PM</text:p>
          </table:table-cell>
          <table:table-cell office:value-type="string">
            <text:p>researcher</text:p>
          </table:table-cell>
          <table:table-cell table:number-columns-repeated="1021"/>
        </table:table-row>
        <table:table-row table:style-name="ro5">
          <table:table-cell office:value-type="float" office:value="481">
            <text:p>481</text:p>
          </table:table-cell>
          <table:table-cell office:value-type="date" office:date-value="2013-07-25T15:24:00">
            <text:p>Jul 25, 2013 3:24 PM</text:p>
          </table:table-cell>
          <table:table-cell office:value-type="string">
            <text:p>programmer</text:p>
          </table:table-cell>
          <table:table-cell table:number-columns-repeated="1021"/>
        </table:table-row>
        <table:table-row table:style-name="ro5">
          <table:table-cell office:value-type="float" office:value="482">
            <text:p>482</text:p>
          </table:table-cell>
          <table:table-cell office:value-type="date" office:date-value="2013-07-25T15:17:00">
            <text:p>Jul 25, 2013 3:17 PM</text:p>
          </table:table-cell>
          <table:table-cell office:value-type="string">
            <text:p>software engineer</text:p>
          </table:table-cell>
          <table:table-cell table:number-columns-repeated="1021"/>
        </table:table-row>
        <table:table-row table:style-name="ro5">
          <table:table-cell office:value-type="float" office:value="483">
            <text:p>483</text:p>
          </table:table-cell>
          <table:table-cell office:value-type="date" office:date-value="2013-07-25T14:58:00">
            <text:p>Jul 25, 2013 2:58 PM</text:p>
          </table:table-cell>
          <table:table-cell office:value-type="string">
            <text:p>Software engineering</text:p>
          </table:table-cell>
          <table:table-cell table:number-columns-repeated="1021"/>
        </table:table-row>
        <table:table-row table:style-name="ro5">
          <table:table-cell office:value-type="float" office:value="484">
            <text:p>484</text:p>
          </table:table-cell>
          <table:table-cell office:value-type="date" office:date-value="2013-07-25T14:44:00">
            <text:p>Jul 25, 2013 2:44 PM</text:p>
          </table:table-cell>
          <table:table-cell office:value-type="string">
            <text:p>Electronic Technician</text:p>
          </table:table-cell>
          <table:table-cell table:number-columns-repeated="1021"/>
        </table:table-row>
        <table:table-row table:style-name="ro5">
          <table:table-cell office:value-type="float" office:value="485">
            <text:p>485</text:p>
          </table:table-cell>
          <table:table-cell office:value-type="date" office:date-value="2013-07-25T14:28:00">
            <text:p>Jul 25, 2013 2:28 PM</text:p>
          </table:table-cell>
          <table:table-cell office:value-type="string">
            <text:p>I teach physical computing and i am an entrepreneur</text:p>
          </table:table-cell>
          <table:table-cell table:number-columns-repeated="1021"/>
        </table:table-row>
        <table:table-row table:style-name="ro5">
          <table:table-cell office:value-type="float" office:value="486">
            <text:p>486</text:p>
          </table:table-cell>
          <table:table-cell office:value-type="date" office:date-value="2013-07-25T14:14:00">
            <text:p>Jul 25, 2013 2:14 PM</text:p>
          </table:table-cell>
          <table:table-cell office:value-type="string">
            <text:p>Software Engineer</text:p>
          </table:table-cell>
          <table:table-cell table:number-columns-repeated="1021"/>
        </table:table-row>
        <table:table-row table:style-name="ro5">
          <table:table-cell office:value-type="float" office:value="487">
            <text:p>487</text:p>
          </table:table-cell>
          <table:table-cell office:value-type="date" office:date-value="2013-07-25T14:11:00">
            <text:p>Jul 25, 2013 2:11 PM</text:p>
          </table:table-cell>
          <table:table-cell office:value-type="string">
            <text:p>Linux System Analyst</text:p>
          </table:table-cell>
          <table:table-cell table:number-columns-repeated="1021"/>
        </table:table-row>
        <table:table-row table:style-name="ro5">
          <table:table-cell office:value-type="float" office:value="488">
            <text:p>488</text:p>
          </table:table-cell>
          <table:table-cell office:value-type="date" office:date-value="2013-07-25T13:50:00">
            <text:p>Jul 25, 2013 1:50 PM</text:p>
          </table:table-cell>
          <table:table-cell office:value-type="string">
            <text:p>Software Technical Architect</text:p>
          </table:table-cell>
          <table:table-cell table:number-columns-repeated="1021"/>
        </table:table-row>
        <table:table-row table:style-name="ro5">
          <table:table-cell office:value-type="float" office:value="489">
            <text:p>489</text:p>
          </table:table-cell>
          <table:table-cell office:value-type="date" office:date-value="2013-07-25T13:32:00">
            <text:p>Jul 25, 2013 1:32 PM</text:p>
          </table:table-cell>
          <table:table-cell office:value-type="string">
            <text:p>System Engineer</text:p>
          </table:table-cell>
          <table:table-cell table:number-columns-repeated="1021"/>
        </table:table-row>
        <table:table-row table:style-name="ro5">
          <table:table-cell office:value-type="float" office:value="490">
            <text:p>490</text:p>
          </table:table-cell>
          <table:table-cell office:value-type="date" office:date-value="2013-07-25T12:24:00">
            <text:p>Jul 25, 2013 12:24 PM</text:p>
          </table:table-cell>
          <table:table-cell office:value-type="string">
            <text:p>Technologist, Educator, Scientist</text:p>
          </table:table-cell>
          <table:table-cell table:number-columns-repeated="1021"/>
        </table:table-row>
        <table:table-row table:style-name="ro5">
          <table:table-cell office:value-type="float" office:value="491">
            <text:p>491</text:p>
          </table:table-cell>
          <table:table-cell office:value-type="date" office:date-value="2013-07-25T12:15:00">
            <text:p>Jul 25, 2013 12:15 PM</text:p>
          </table:table-cell>
          <table:table-cell office:value-type="string">
            <text:p>Technology Designer</text:p>
          </table:table-cell>
          <table:table-cell table:number-columns-repeated="1021"/>
        </table:table-row>
        <table:table-row table:style-name="ro5">
          <table:table-cell office:value-type="float" office:value="492">
            <text:p>492</text:p>
          </table:table-cell>
          <table:table-cell office:value-type="date" office:date-value="2013-07-25T11:47:00">
            <text:p>Jul 25, 2013 11:47 AM</text:p>
          </table:table-cell>
          <table:table-cell office:value-type="string">
            <text:p>Electronics Technician</text:p>
          </table:table-cell>
          <table:table-cell table:number-columns-repeated="1021"/>
        </table:table-row>
        <table:table-row table:style-name="ro5">
          <table:table-cell office:value-type="float" office:value="493">
            <text:p>493</text:p>
          </table:table-cell>
          <table:table-cell office:value-type="date" office:date-value="2013-07-25T11:34:00">
            <text:p>Jul 25, 2013 11:34 AM</text:p>
          </table:table-cell>
          <table:table-cell office:value-type="string">
            <text:p>Engineer / Software Developer</text:p>
          </table:table-cell>
          <table:table-cell table:number-columns-repeated="1021"/>
        </table:table-row>
        <table:table-row table:style-name="ro5">
          <table:table-cell office:value-type="float" office:value="494">
            <text:p>494</text:p>
          </table:table-cell>
          <table:table-cell office:value-type="date" office:date-value="2013-07-25T11:16:00">
            <text:p>Jul 25, 2013 11:16 AM</text:p>
          </table:table-cell>
          <table:table-cell office:value-type="string">
            <text:p>University Professor</text:p>
          </table:table-cell>
          <table:table-cell table:number-columns-repeated="1021"/>
        </table:table-row>
        <table:table-row table:style-name="ro5">
          <table:table-cell office:value-type="float" office:value="495">
            <text:p>495</text:p>
          </table:table-cell>
          <table:table-cell office:value-type="date" office:date-value="2013-07-25T11:08:00.000001">
            <text:p>Jul 25, 2013 11:08 AM</text:p>
          </table:table-cell>
          <table:table-cell office:value-type="string">
            <text:p>Mechatronic Engineer</text:p>
          </table:table-cell>
          <table:table-cell table:number-columns-repeated="1021"/>
        </table:table-row>
        <table:table-row table:style-name="ro5">
          <table:table-cell office:value-type="float" office:value="496">
            <text:p>496</text:p>
          </table:table-cell>
          <table:table-cell office:value-type="date" office:date-value="2013-07-25T10:46:00">
            <text:p>Jul 25, 2013 10:46 AM</text:p>
          </table:table-cell>
          <table:table-cell office:value-type="string">
            <text:p>Entrepreneur, Software engineer</text:p>
          </table:table-cell>
          <table:table-cell table:number-columns-repeated="1021"/>
        </table:table-row>
        <table:table-row table:style-name="ro5">
          <table:table-cell office:value-type="float" office:value="497">
            <text:p>497</text:p>
          </table:table-cell>
          <table:table-cell office:value-type="date" office:date-value="2013-07-25T10:35:00">
            <text:p>Jul 25, 2013 10:35 AM</text:p>
          </table:table-cell>
          <table:table-cell office:value-type="string">
            <text:p>sociologist</text:p>
          </table:table-cell>
          <table:table-cell table:number-columns-repeated="1021"/>
        </table:table-row>
        <table:table-row table:style-name="ro5">
          <table:table-cell office:value-type="float" office:value="498">
            <text:p>498</text:p>
          </table:table-cell>
          <table:table-cell office:value-type="date" office:date-value="2013-07-25T10:34:00">
            <text:p>Jul 25, 2013 10:34 AM</text:p>
          </table:table-cell>
          <table:table-cell office:value-type="string">
            <text:p>Firmware Engineer</text:p>
          </table:table-cell>
          <table:table-cell table:number-columns-repeated="1021"/>
        </table:table-row>
        <table:table-row table:style-name="ro5">
          <table:table-cell office:value-type="float" office:value="499">
            <text:p>499</text:p>
          </table:table-cell>
          <table:table-cell office:value-type="date" office:date-value="2013-07-25T10:25:00">
            <text:p>Jul 25, 2013 10:25 AM</text:p>
          </table:table-cell>
          <table:table-cell office:value-type="string">
            <text:p>professor</text:p>
          </table:table-cell>
          <table:table-cell table:number-columns-repeated="1021"/>
        </table:table-row>
        <table:table-row table:style-name="ro5">
          <table:table-cell office:value-type="float" office:value="500">
            <text:p>500</text:p>
          </table:table-cell>
          <table:table-cell office:value-type="date" office:date-value="2013-07-25T10:13:00">
            <text:p>Jul 25, 2013 10:13 AM</text:p>
          </table:table-cell>
          <table:table-cell office:value-type="string">
            <text:p>editor</text:p>
          </table:table-cell>
          <table:table-cell table:number-columns-repeated="1021"/>
        </table:table-row>
        <table:table-row table:style-name="ro5">
          <table:table-cell office:value-type="float" office:value="501">
            <text:p>501</text:p>
          </table:table-cell>
          <table:table-cell office:value-type="date" office:date-value="2013-07-25T09:59:00">
            <text:p>Jul 25, 2013 9:59 AM</text:p>
          </table:table-cell>
          <table:table-cell office:value-type="string">
            <text:p>Computer Engineering</text:p>
          </table:table-cell>
          <table:table-cell table:number-columns-repeated="1021"/>
        </table:table-row>
        <table:table-row table:style-name="ro5">
          <table:table-cell office:value-type="float" office:value="502">
            <text:p>502</text:p>
          </table:table-cell>
          <table:table-cell office:value-type="date" office:date-value="2013-07-25T09:58:00">
            <text:p>Jul 25, 2013 9:58 AM</text:p>
          </table:table-cell>
          <table:table-cell office:value-type="string">
            <text:p>various</text:p>
          </table:table-cell>
          <table:table-cell table:number-columns-repeated="1021"/>
        </table:table-row>
        <table:table-row table:style-name="ro5">
          <table:table-cell office:value-type="float" office:value="503">
            <text:p>503</text:p>
          </table:table-cell>
          <table:table-cell office:value-type="date" office:date-value="2013-07-25T09:35:00">
            <text:p>Jul 25, 2013 9:35 AM</text:p>
          </table:table-cell>
          <table:table-cell office:value-type="string">
            <text:p>Unemployed</text:p>
          </table:table-cell>
          <table:table-cell table:number-columns-repeated="1021"/>
        </table:table-row>
        <table:table-row table:style-name="ro5">
          <table:table-cell office:value-type="float" office:value="504">
            <text:p>504</text:p>
          </table:table-cell>
          <table:table-cell office:value-type="date" office:date-value="2013-07-25T08:54:00">
            <text:p>Jul 25, 2013 8:54 AM</text:p>
          </table:table-cell>
          <table:table-cell office:value-type="string">
            <text:p>Lecturer Music Technology</text:p>
          </table:table-cell>
          <table:table-cell table:number-columns-repeated="1021"/>
        </table:table-row>
        <table:table-row table:style-name="ro5">
          <table:table-cell office:value-type="float" office:value="505">
            <text:p>505</text:p>
          </table:table-cell>
          <table:table-cell office:value-type="date" office:date-value="2013-07-25T08:40:00">
            <text:p>Jul 25, 2013 8:40 AM</text:p>
          </table:table-cell>
          <table:table-cell office:value-type="string">
            <text:p>Engineer in Digital Media</text:p>
          </table:table-cell>
          <table:table-cell table:number-columns-repeated="1021"/>
        </table:table-row>
        <table:table-row table:style-name="ro5">
          <table:table-cell office:value-type="float" office:value="506">
            <text:p>506</text:p>
          </table:table-cell>
          <table:table-cell office:value-type="date" office:date-value="2013-07-25T08:34:00">
            <text:p>Jul 25, 2013 8:34 AM</text:p>
          </table:table-cell>
          <table:table-cell office:value-type="string">
            <text:p>CEO+CTO of my hardware manufacturing company</text:p>
          </table:table-cell>
          <table:table-cell table:number-columns-repeated="1021"/>
        </table:table-row>
        <table:table-row table:style-name="ro5">
          <table:table-cell office:value-type="float" office:value="507">
            <text:p>507</text:p>
          </table:table-cell>
          <table:table-cell office:value-type="date" office:date-value="2013-07-25T08:30:00">
            <text:p>Jul 25, 2013 8:30 AM</text:p>
          </table:table-cell>
          <table:table-cell office:value-type="string">
            <text:p>IT</text:p>
          </table:table-cell>
          <table:table-cell table:number-columns-repeated="1021"/>
        </table:table-row>
        <table:table-row table:style-name="ro5">
          <table:table-cell office:value-type="float" office:value="508">
            <text:p>508</text:p>
          </table:table-cell>
          <table:table-cell office:value-type="date" office:date-value="2013-07-25T08:29:00">
            <text:p>Jul 25, 2013 8:29 AM</text:p>
          </table:table-cell>
          <table:table-cell office:value-type="string">
            <text:p>Engineer</text:p>
          </table:table-cell>
          <table:table-cell table:number-columns-repeated="1021"/>
        </table:table-row>
        <table:table-row table:style-name="ro5">
          <table:table-cell office:value-type="float" office:value="509">
            <text:p>509</text:p>
          </table:table-cell>
          <table:table-cell office:value-type="date" office:date-value="2013-07-25T08:00:00">
            <text:p>Jul 25, 2013 8:00 AM</text:p>
          </table:table-cell>
          <table:table-cell office:value-type="string">
            <text:p>engineer</text:p>
          </table:table-cell>
          <table:table-cell table:number-columns-repeated="1021"/>
        </table:table-row>
        <table:table-row table:style-name="ro5">
          <table:table-cell office:value-type="float" office:value="510">
            <text:p>510</text:p>
          </table:table-cell>
          <table:table-cell office:value-type="date" office:date-value="2013-07-25T07:40:00">
            <text:p>Jul 25, 2013 7:40 AM</text:p>
          </table:table-cell>
          <table:table-cell office:value-type="string">
            <text:p>sales</text:p>
          </table:table-cell>
          <table:table-cell table:number-columns-repeated="1021"/>
        </table:table-row>
        <table:table-row table:style-name="ro5">
          <table:table-cell office:value-type="float" office:value="511">
            <text:p>511</text:p>
          </table:table-cell>
          <table:table-cell office:value-type="date" office:date-value="2013-07-25T07:02:00">
            <text:p>Jul 25, 2013 7:02 AM</text:p>
          </table:table-cell>
          <table:table-cell office:value-type="string">
            <text:p>embebed software engineer</text:p>
          </table:table-cell>
          <table:table-cell table:number-columns-repeated="1021"/>
        </table:table-row>
        <table:table-row table:style-name="ro5">
          <table:table-cell office:value-type="float" office:value="512">
            <text:p>512</text:p>
          </table:table-cell>
          <table:table-cell office:value-type="date" office:date-value="2013-07-25T06:55:00">
            <text:p>Jul 25, 2013 6:55 AM</text:p>
          </table:table-cell>
          <table:table-cell office:value-type="string">
            <text:p>Software Engineer</text:p>
          </table:table-cell>
          <table:table-cell table:number-columns-repeated="1021"/>
        </table:table-row>
        <table:table-row table:style-name="ro5">
          <table:table-cell office:value-type="float" office:value="513">
            <text:p>513</text:p>
          </table:table-cell>
          <table:table-cell office:value-type="date" office:date-value="2013-07-25T06:46:00">
            <text:p>Jul 25, 2013 6:46 AM</text:p>
          </table:table-cell>
          <table:table-cell office:value-type="string">
            <text:p>Student</text:p>
          </table:table-cell>
          <table:table-cell table:number-columns-repeated="1021"/>
        </table:table-row>
        <table:table-row table:style-name="ro5">
          <table:table-cell office:value-type="float" office:value="514">
            <text:p>514</text:p>
          </table:table-cell>
          <table:table-cell office:value-type="date" office:date-value="2013-07-25T06:20:00">
            <text:p>Jul 25, 2013 6:20 AM</text:p>
          </table:table-cell>
          <table:table-cell office:value-type="string">
            <text:p>Software Developer</text:p>
          </table:table-cell>
          <table:table-cell table:number-columns-repeated="1021"/>
        </table:table-row>
        <table:table-row table:style-name="ro5">
          <table:table-cell office:value-type="float" office:value="515">
            <text:p>515</text:p>
          </table:table-cell>
          <table:table-cell office:value-type="date" office:date-value="2013-07-25T06:08:00">
            <text:p>Jul 25, 2013 6:08 AM</text:p>
          </table:table-cell>
          <table:table-cell office:value-type="string">
            <text:p>electrical engineer</text:p>
          </table:table-cell>
          <table:table-cell table:number-columns-repeated="1021"/>
        </table:table-row>
        <table:table-row table:style-name="ro5">
          <table:table-cell office:value-type="float" office:value="516">
            <text:p>516</text:p>
          </table:table-cell>
          <table:table-cell office:value-type="date" office:date-value="2013-07-25T05:56:00">
            <text:p>Jul 25, 2013 5:56 AM</text:p>
          </table:table-cell>
          <table:table-cell office:value-type="string">
            <text:p>User Experience Designer</text:p>
          </table:table-cell>
          <table:table-cell table:number-columns-repeated="1021"/>
        </table:table-row>
        <table:table-row table:style-name="ro5">
          <table:table-cell office:value-type="float" office:value="517">
            <text:p>517</text:p>
          </table:table-cell>
          <table:table-cell office:value-type="date" office:date-value="2013-07-25T05:13:00">
            <text:p>Jul 25, 2013 5:13 AM</text:p>
          </table:table-cell>
          <table:table-cell office:value-type="string">
            <text:p>Product Development</text:p>
          </table:table-cell>
          <table:table-cell table:number-columns-repeated="1021"/>
        </table:table-row>
        <table:table-row table:style-name="ro5">
          <table:table-cell office:value-type="float" office:value="518">
            <text:p>518</text:p>
          </table:table-cell>
          <table:table-cell office:value-type="date" office:date-value="2013-07-25T04:29:00">
            <text:p>Jul 25, 2013 4:29 AM</text:p>
          </table:table-cell>
          <table:table-cell office:value-type="string">
            <text:p>Teacher, Programmer, Entrepeneur</text:p>
          </table:table-cell>
          <table:table-cell table:number-columns-repeated="1021"/>
        </table:table-row>
        <table:table-row table:style-name="ro5">
          <table:table-cell office:value-type="float" office:value="519">
            <text:p>519</text:p>
          </table:table-cell>
          <table:table-cell office:value-type="date" office:date-value="2013-07-25T04:29:00">
            <text:p>Jul 25, 2013 4:29 AM</text:p>
          </table:table-cell>
          <table:table-cell office:value-type="string">
            <text:p>Requirements Engineer</text:p>
          </table:table-cell>
          <table:table-cell table:number-columns-repeated="1021"/>
        </table:table-row>
        <table:table-row table:style-name="ro5">
          <table:table-cell office:value-type="float" office:value="520">
            <text:p>520</text:p>
          </table:table-cell>
          <table:table-cell office:value-type="date" office:date-value="2013-07-25T03:58:00">
            <text:p>Jul 25, 2013 3:58 AM</text:p>
          </table:table-cell>
          <table:table-cell office:value-type="string">
            <text:p>IT/Government</text:p>
          </table:table-cell>
          <table:table-cell table:number-columns-repeated="1021"/>
        </table:table-row>
        <table:table-row table:style-name="ro5">
          <table:table-cell office:value-type="float" office:value="521">
            <text:p>521</text:p>
          </table:table-cell>
          <table:table-cell office:value-type="date" office:date-value="2013-07-25T03:52:00">
            <text:p>Jul 25, 2013 3:52 AM</text:p>
          </table:table-cell>
          <table:table-cell office:value-type="string">
            <text:p>Technology Consultant</text:p>
          </table:table-cell>
          <table:table-cell table:number-columns-repeated="1021"/>
        </table:table-row>
        <table:table-row table:style-name="ro5">
          <table:table-cell office:value-type="float" office:value="522">
            <text:p>522</text:p>
          </table:table-cell>
          <table:table-cell office:value-type="date" office:date-value="2013-07-25T03:41:00">
            <text:p>Jul 25, 2013 3:41 AM</text:p>
          </table:table-cell>
          <table:table-cell office:value-type="string">
            <text:p>Network Admin</text:p>
          </table:table-cell>
          <table:table-cell table:number-columns-repeated="1021"/>
        </table:table-row>
        <table:table-row table:style-name="ro5">
          <table:table-cell office:value-type="float" office:value="523">
            <text:p>523</text:p>
          </table:table-cell>
          <table:table-cell office:value-type="date" office:date-value="2013-07-25T03:37:00">
            <text:p>Jul 25, 2013 3:37 AM</text:p>
          </table:table-cell>
          <table:table-cell office:value-type="string">
            <text:p>retired</text:p>
          </table:table-cell>
          <table:table-cell table:number-columns-repeated="1021"/>
        </table:table-row>
        <table:table-row table:style-name="ro5">
          <table:table-cell office:value-type="float" office:value="524">
            <text:p>524</text:p>
          </table:table-cell>
          <table:table-cell office:value-type="date" office:date-value="2013-07-25T03:05:00">
            <text:p>Jul 25, 2013 3:05 AM</text:p>
          </table:table-cell>
          <table:table-cell office:value-type="string">
            <text:p>Web developer</text:p>
          </table:table-cell>
          <table:table-cell table:number-columns-repeated="1021"/>
        </table:table-row>
        <table:table-row table:style-name="ro5">
          <table:table-cell office:value-type="float" office:value="525">
            <text:p>525</text:p>
          </table:table-cell>
          <table:table-cell office:value-type="date" office:date-value="2013-07-25T02:53:00.000001">
            <text:p>Jul 25, 2013 2:53 AM</text:p>
          </table:table-cell>
          <table:table-cell office:value-type="string">
            <text:p>Software developer</text:p>
          </table:table-cell>
          <table:table-cell table:number-columns-repeated="1021"/>
        </table:table-row>
        <table:table-row table:style-name="ro5">
          <table:table-cell office:value-type="float" office:value="526">
            <text:p>526</text:p>
          </table:table-cell>
          <table:table-cell office:value-type="date" office:date-value="2013-07-25T02:49:00">
            <text:p>Jul 25, 2013 2:49 AM</text:p>
          </table:table-cell>
          <table:table-cell office:value-type="string">
            <text:p>IT Director/Teacher</text:p>
          </table:table-cell>
          <table:table-cell table:number-columns-repeated="1021"/>
        </table:table-row>
        <table:table-row table:style-name="ro5">
          <table:table-cell office:value-type="float" office:value="527">
            <text:p>527</text:p>
          </table:table-cell>
          <table:table-cell office:value-type="date" office:date-value="2013-07-25T02:46:00">
            <text:p>Jul 25, 2013 2:46 AM</text:p>
          </table:table-cell>
          <table:table-cell office:value-type="string">
            <text:p>Independant Contractor/Consultant, also Engineer for Adafruit Industries</text:p>
          </table:table-cell>
          <table:table-cell table:number-columns-repeated="1021"/>
        </table:table-row>
        <table:table-row table:style-name="ro5">
          <table:table-cell office:value-type="float" office:value="528">
            <text:p>528</text:p>
          </table:table-cell>
          <table:table-cell office:value-type="date" office:date-value="2013-07-25T02:35:00">
            <text:p>Jul 25, 2013 2:35 AM</text:p>
          </table:table-cell>
          <table:table-cell office:value-type="string">
            <text:p>IT</text:p>
          </table:table-cell>
          <table:table-cell table:number-columns-repeated="1021"/>
        </table:table-row>
        <table:table-row table:style-name="ro5">
          <table:table-cell office:value-type="float" office:value="529">
            <text:p>529</text:p>
          </table:table-cell>
          <table:table-cell office:value-type="date" office:date-value="2013-07-25T02:24:00.000001">
            <text:p>Jul 25, 2013 2:24 AM</text:p>
          </table:table-cell>
          <table:table-cell office:value-type="string">
            <text:p>web developer + designer</text:p>
          </table:table-cell>
          <table:table-cell table:number-columns-repeated="1021"/>
        </table:table-row>
        <table:table-row table:style-name="ro5">
          <table:table-cell office:value-type="float" office:value="530">
            <text:p>530</text:p>
          </table:table-cell>
          <table:table-cell office:value-type="date" office:date-value="2013-07-25T01:34:00">
            <text:p>Jul 25, 2013 1:34 AM</text:p>
          </table:table-cell>
          <table:table-cell office:value-type="string">
            <text:p>Scientist</text:p>
          </table:table-cell>
          <table:table-cell table:number-columns-repeated="1021"/>
        </table:table-row>
        <table:table-row table:style-name="ro5">
          <table:table-cell office:value-type="float" office:value="531">
            <text:p>531</text:p>
          </table:table-cell>
          <table:table-cell office:value-type="date" office:date-value="2013-07-25T00:59:00">
            <text:p>Jul 25, 2013 12:59 AM</text:p>
          </table:table-cell>
          <table:table-cell office:value-type="string">
            <text:p>Research Coordinator, Large Scrap Recovery Coop</text:p>
          </table:table-cell>
          <table:table-cell table:number-columns-repeated="1021"/>
        </table:table-row>
        <table:table-row table:style-name="ro5">
          <table:table-cell office:value-type="float" office:value="532">
            <text:p>532</text:p>
          </table:table-cell>
          <table:table-cell office:value-type="date" office:date-value="2013-07-25T00:46:00">
            <text:p>Jul 25, 2013 12:46 AM</text:p>
          </table:table-cell>
          <table:table-cell office:value-type="string">
            <text:p>Enginner</text:p>
          </table:table-cell>
          <table:table-cell table:number-columns-repeated="1021"/>
        </table:table-row>
        <table:table-row table:style-name="ro5">
          <table:table-cell office:value-type="float" office:value="533">
            <text:p>533</text:p>
          </table:table-cell>
          <table:table-cell office:value-type="date" office:date-value="2013-07-25T00:35:00">
            <text:p>Jul 25, 2013 12:35 AM</text:p>
          </table:table-cell>
          <table:table-cell office:value-type="string">
            <text:p>Warehouse worker</text:p>
          </table:table-cell>
          <table:table-cell table:number-columns-repeated="1021"/>
        </table:table-row>
        <table:table-row table:style-name="ro5">
          <table:table-cell office:value-type="float" office:value="534">
            <text:p>534</text:p>
          </table:table-cell>
          <table:table-cell office:value-type="date" office:date-value="2013-07-25T00:18:00">
            <text:p>Jul 25, 2013 12:18 AM</text:p>
          </table:table-cell>
          <table:table-cell office:value-type="string">
            <text:p>Software Engineer</text:p>
          </table:table-cell>
          <table:table-cell table:number-columns-repeated="1021"/>
        </table:table-row>
        <table:table-row table:style-name="ro5">
          <table:table-cell office:value-type="float" office:value="535">
            <text:p>535</text:p>
          </table:table-cell>
          <table:table-cell office:value-type="date" office:date-value="2013-07-24T23:46:00">
            <text:p>Jul 24, 2013 11:46 PM</text:p>
          </table:table-cell>
          <table:table-cell office:value-type="string">
            <text:p>artist, professor</text:p>
          </table:table-cell>
          <table:table-cell table:number-columns-repeated="1021"/>
        </table:table-row>
        <table:table-row table:style-name="ro5">
          <table:table-cell office:value-type="float" office:value="536">
            <text:p>536</text:p>
          </table:table-cell>
          <table:table-cell office:value-type="date" office:date-value="2013-07-24T23:44:00">
            <text:p>Jul 24, 2013 11:44 PM</text:p>
          </table:table-cell>
          <table:table-cell office:value-type="string">
            <text:p>IT Manager</text:p>
          </table:table-cell>
          <table:table-cell table:number-columns-repeated="1021"/>
        </table:table-row>
        <table:table-row table:style-name="ro5">
          <table:table-cell office:value-type="float" office:value="537">
            <text:p>537</text:p>
          </table:table-cell>
          <table:table-cell office:value-type="date" office:date-value="2013-07-24T23:41:00">
            <text:p>Jul 24, 2013 11:41 PM</text:p>
          </table:table-cell>
          <table:table-cell office:value-type="string">
            <text:p>Software Engineer</text:p>
          </table:table-cell>
          <table:table-cell table:number-columns-repeated="1021"/>
        </table:table-row>
        <table:table-row table:style-name="ro5">
          <table:table-cell office:value-type="float" office:value="538">
            <text:p>538</text:p>
          </table:table-cell>
          <table:table-cell office:value-type="date" office:date-value="2013-07-24T23:29:00">
            <text:p>Jul 24, 2013 11:29 PM</text:p>
          </table:table-cell>
          <table:table-cell office:value-type="string">
            <text:p>Business manager</text:p>
          </table:table-cell>
          <table:table-cell table:number-columns-repeated="1021"/>
        </table:table-row>
        <table:table-row table:style-name="ro5">
          <table:table-cell office:value-type="float" office:value="539">
            <text:p>539</text:p>
          </table:table-cell>
          <table:table-cell office:value-type="date" office:date-value="2013-07-24T23:21:00">
            <text:p>Jul 24, 2013 11:21 PM</text:p>
          </table:table-cell>
          <table:table-cell office:value-type="string">
            <text:p>PhD Student</text:p>
          </table:table-cell>
          <table:table-cell table:number-columns-repeated="1021"/>
        </table:table-row>
        <table:table-row table:style-name="ro5">
          <table:table-cell office:value-type="float" office:value="540">
            <text:p>540</text:p>
          </table:table-cell>
          <table:table-cell office:value-type="date" office:date-value="2013-07-24T23:13:00">
            <text:p>Jul 24, 2013 11:13 PM</text:p>
          </table:table-cell>
          <table:table-cell office:value-type="string">
            <text:p>Computer Engineer</text:p>
          </table:table-cell>
          <table:table-cell table:number-columns-repeated="1021"/>
        </table:table-row>
        <table:table-row table:style-name="ro5">
          <table:table-cell office:value-type="float" office:value="541">
            <text:p>541</text:p>
          </table:table-cell>
          <table:table-cell office:value-type="date" office:date-value="2013-07-24T23:00:00">
            <text:p>Jul 24, 2013 11:00 PM</text:p>
          </table:table-cell>
          <table:table-cell office:value-type="string">
            <text:p>VET - Vocational training teacher</text:p>
          </table:table-cell>
          <table:table-cell table:number-columns-repeated="1021"/>
        </table:table-row>
        <table:table-row table:style-name="ro5">
          <table:table-cell office:value-type="float" office:value="542">
            <text:p>542</text:p>
          </table:table-cell>
          <table:table-cell office:value-type="date" office:date-value="2013-07-24T22:48:00">
            <text:p>Jul 24, 2013 10:48 PM</text:p>
          </table:table-cell>
          <table:table-cell office:value-type="string">
            <text:p>electronics engineer</text:p>
          </table:table-cell>
          <table:table-cell table:number-columns-repeated="1021"/>
        </table:table-row>
        <table:table-row table:style-name="ro5">
          <table:table-cell office:value-type="float" office:value="543">
            <text:p>543</text:p>
          </table:table-cell>
          <table:table-cell office:value-type="date" office:date-value="2013-07-24T22:42:00">
            <text:p>Jul 24, 2013 10:42 PM</text:p>
          </table:table-cell>
          <table:table-cell office:value-type="string">
            <text:p>Software Developer</text:p>
          </table:table-cell>
          <table:table-cell table:number-columns-repeated="1021"/>
        </table:table-row>
        <table:table-row table:style-name="ro5">
          <table:table-cell office:value-type="float" office:value="544">
            <text:p>544</text:p>
          </table:table-cell>
          <table:table-cell office:value-type="date" office:date-value="2013-07-24T22:33:00">
            <text:p>Jul 24, 2013 10:33 PM</text:p>
          </table:table-cell>
          <table:table-cell office:value-type="string">
            <text:p>Engineering Technician</text:p>
          </table:table-cell>
          <table:table-cell table:number-columns-repeated="1021"/>
        </table:table-row>
        <table:table-row table:style-name="ro5">
          <table:table-cell office:value-type="float" office:value="545">
            <text:p>545</text:p>
          </table:table-cell>
          <table:table-cell office:value-type="date" office:date-value="2013-07-24T22:31:00">
            <text:p>Jul 24, 2013 10:31 PM</text:p>
          </table:table-cell>
          <table:table-cell office:value-type="string">
            <text:p>Embeded Engineer</text:p>
          </table:table-cell>
          <table:table-cell table:number-columns-repeated="1021"/>
        </table:table-row>
        <table:table-row table:style-name="ro5">
          <table:table-cell office:value-type="float" office:value="546">
            <text:p>546</text:p>
          </table:table-cell>
          <table:table-cell office:value-type="date" office:date-value="2013-07-24T22:20:00">
            <text:p>Jul 24, 2013 10:20 PM</text:p>
          </table:table-cell>
          <table:table-cell office:value-type="string">
            <text:p>Security Officer</text:p>
          </table:table-cell>
          <table:table-cell table:number-columns-repeated="1021"/>
        </table:table-row>
        <table:table-row table:style-name="ro5">
          <table:table-cell office:value-type="float" office:value="547">
            <text:p>547</text:p>
          </table:table-cell>
          <table:table-cell office:value-type="date" office:date-value="2013-07-24T22:19:00">
            <text:p>Jul 24, 2013 10:19 PM</text:p>
          </table:table-cell>
          <table:table-cell office:value-type="string">
            <text:p>student</text:p>
          </table:table-cell>
          <table:table-cell table:number-columns-repeated="1021"/>
        </table:table-row>
        <table:table-row table:style-name="ro5">
          <table:table-cell office:value-type="float" office:value="548">
            <text:p>548</text:p>
          </table:table-cell>
          <table:table-cell office:value-type="date" office:date-value="2013-07-24T22:12:00">
            <text:p>Jul 24, 2013 10:12 PM</text:p>
          </table:table-cell>
          <table:table-cell office:value-type="string">
            <text:p>System development project manager</text:p>
          </table:table-cell>
          <table:table-cell table:number-columns-repeated="1021"/>
        </table:table-row>
        <table:table-row table:style-name="ro5">
          <table:table-cell office:value-type="float" office:value="549">
            <text:p>549</text:p>
          </table:table-cell>
          <table:table-cell office:value-type="date" office:date-value="2013-07-24T22:02:00">
            <text:p>Jul 24, 2013 10:02 PM</text:p>
          </table:table-cell>
          <table:table-cell office:value-type="string">
            <text:p>Founder, Embedded systems engineer</text:p>
          </table:table-cell>
          <table:table-cell table:number-columns-repeated="1021"/>
        </table:table-row>
        <table:table-row table:style-name="ro5">
          <table:table-cell office:value-type="float" office:value="550">
            <text:p>550</text:p>
          </table:table-cell>
          <table:table-cell office:value-type="date" office:date-value="2013-07-24T21:54:00">
            <text:p>Jul 24, 2013 9:54 PM</text:p>
          </table:table-cell>
          <table:table-cell office:value-type="string">
            <text:p>Research engineer</text:p>
          </table:table-cell>
          <table:table-cell table:number-columns-repeated="1021"/>
        </table:table-row>
        <table:table-row table:style-name="ro5">
          <table:table-cell office:value-type="float" office:value="551">
            <text:p>551</text:p>
          </table:table-cell>
          <table:table-cell office:value-type="date" office:date-value="2013-07-24T21:53:00">
            <text:p>Jul 24, 2013 9:53 PM</text:p>
          </table:table-cell>
          <table:table-cell office:value-type="string">
            <text:p>IT Professional</text:p>
          </table:table-cell>
          <table:table-cell table:number-columns-repeated="1021"/>
        </table:table-row>
        <table:table-row table:style-name="ro5">
          <table:table-cell office:value-type="float" office:value="552">
            <text:p>552</text:p>
          </table:table-cell>
          <table:table-cell office:value-type="date" office:date-value="2013-07-24T21:48:00">
            <text:p>Jul 24, 2013 9:48 PM</text:p>
          </table:table-cell>
          <table:table-cell office:value-type="string">
            <text:p>N/A</text:p>
          </table:table-cell>
          <table:table-cell table:number-columns-repeated="1021"/>
        </table:table-row>
        <table:table-row table:style-name="ro5">
          <table:table-cell office:value-type="float" office:value="553">
            <text:p>553</text:p>
          </table:table-cell>
          <table:table-cell office:value-type="date" office:date-value="2013-07-24T21:46:00">
            <text:p>Jul 24, 2013 9:46 PM</text:p>
          </table:table-cell>
          <table:table-cell office:value-type="string">
            <text:p>Electrical Engineer</text:p>
          </table:table-cell>
          <table:table-cell table:number-columns-repeated="1021"/>
        </table:table-row>
        <table:table-row table:style-name="ro5">
          <table:table-cell office:value-type="float" office:value="554">
            <text:p>554</text:p>
          </table:table-cell>
          <table:table-cell office:value-type="date" office:date-value="2013-07-24T21:42:00">
            <text:p>Jul 24, 2013 9:42 PM</text:p>
          </table:table-cell>
          <table:table-cell office:value-type="string">
            <text:p>Mining Engineer</text:p>
          </table:table-cell>
          <table:table-cell table:number-columns-repeated="1021"/>
        </table:table-row>
        <table:table-row table:style-name="ro5">
          <table:table-cell office:value-type="float" office:value="555">
            <text:p>555</text:p>
          </table:table-cell>
          <table:table-cell office:value-type="date" office:date-value="2013-07-24T21:33:00">
            <text:p>Jul 24, 2013 9:33 PM</text:p>
          </table:table-cell>
          <table:table-cell office:value-type="string">
            <text:p>Teacher</text:p>
          </table:table-cell>
          <table:table-cell table:number-columns-repeated="1021"/>
        </table:table-row>
        <table:table-row table:style-name="ro5">
          <table:table-cell office:value-type="float" office:value="556">
            <text:p>556</text:p>
          </table:table-cell>
          <table:table-cell office:value-type="date" office:date-value="2013-07-24T21:33:00">
            <text:p>Jul 24, 2013 9:33 PM</text:p>
          </table:table-cell>
          <table:table-cell office:value-type="string">
            <text:p>developer</text:p>
          </table:table-cell>
          <table:table-cell table:number-columns-repeated="1021"/>
        </table:table-row>
        <table:table-row table:style-name="ro5">
          <table:table-cell office:value-type="float" office:value="557">
            <text:p>557</text:p>
          </table:table-cell>
          <table:table-cell office:value-type="date" office:date-value="2013-07-24T21:30:00">
            <text:p>Jul 24, 2013 9:30 PM</text:p>
          </table:table-cell>
          <table:table-cell office:value-type="string">
            <text:p>Videographer</text:p>
          </table:table-cell>
          <table:table-cell table:number-columns-repeated="1021"/>
        </table:table-row>
        <table:table-row table:style-name="ro5">
          <table:table-cell office:value-type="float" office:value="558">
            <text:p>558</text:p>
          </table:table-cell>
          <table:table-cell office:value-type="date" office:date-value="2013-07-24T21:27:00">
            <text:p>Jul 24, 2013 9:27 PM</text:p>
          </table:table-cell>
          <table:table-cell office:value-type="string">
            <text:p>Education, professional communication</text:p>
          </table:table-cell>
          <table:table-cell table:number-columns-repeated="1021"/>
        </table:table-row>
        <table:table-row table:style-name="ro5">
          <table:table-cell office:value-type="float" office:value="559">
            <text:p>559</text:p>
          </table:table-cell>
          <table:table-cell office:value-type="date" office:date-value="2013-07-24T21:19:00">
            <text:p>Jul 24, 2013 9:19 PM</text:p>
          </table:table-cell>
          <table:table-cell office:value-type="string">
            <text:p>IT Systems Administrator</text:p>
          </table:table-cell>
          <table:table-cell table:number-columns-repeated="1021"/>
        </table:table-row>
        <table:table-row table:style-name="ro5">
          <table:table-cell office:value-type="float" office:value="560">
            <text:p>560</text:p>
          </table:table-cell>
          <table:table-cell office:value-type="date" office:date-value="2013-07-24T20:34:00">
            <text:p>Jul 24, 2013 8:34 PM</text:p>
          </table:table-cell>
          <table:table-cell office:value-type="string">
            <text:p>journalist</text:p>
          </table:table-cell>
          <table:table-cell table:number-columns-repeated="1021"/>
        </table:table-row>
        <table:table-row table:style-name="ro5">
          <table:table-cell office:value-type="float" office:value="561">
            <text:p>561</text:p>
          </table:table-cell>
          <table:table-cell office:value-type="date" office:date-value="2013-07-24T20:33:00">
            <text:p>Jul 24, 2013 8:33 PM</text:p>
          </table:table-cell>
          <table:table-cell office:value-type="string">
            <text:p>Product Engineer</text:p>
          </table:table-cell>
          <table:table-cell table:number-columns-repeated="1021"/>
        </table:table-row>
        <table:table-row table:style-name="ro5">
          <table:table-cell office:value-type="float" office:value="562">
            <text:p>562</text:p>
          </table:table-cell>
          <table:table-cell office:value-type="date" office:date-value="2013-07-24T20:30:00">
            <text:p>Jul 24, 2013 8:30 PM</text:p>
          </table:table-cell>
          <table:table-cell office:value-type="string">
            <text:p>Web Developer, Entrepreneur</text:p>
          </table:table-cell>
          <table:table-cell table:number-columns-repeated="1021"/>
        </table:table-row>
        <table:table-row table:style-name="ro5">
          <table:table-cell office:value-type="float" office:value="563">
            <text:p>563</text:p>
          </table:table-cell>
          <table:table-cell office:value-type="date" office:date-value="2013-07-24T20:29:00">
            <text:p>Jul 24, 2013 8:29 PM</text:p>
          </table:table-cell>
          <table:table-cell office:value-type="string">
            <text:p>Engineer</text:p>
          </table:table-cell>
          <table:table-cell table:number-columns-repeated="1021"/>
        </table:table-row>
        <table:table-row table:style-name="ro5">
          <table:table-cell office:value-type="float" office:value="564">
            <text:p>564</text:p>
          </table:table-cell>
          <table:table-cell office:value-type="date" office:date-value="2013-07-24T20:28:00">
            <text:p>Jul 24, 2013 8:28 PM</text:p>
          </table:table-cell>
          <table:table-cell office:value-type="string">
            <text:p>the one at which I am professed</text:p>
          </table:table-cell>
          <table:table-cell table:number-columns-repeated="1021"/>
        </table:table-row>
        <table:table-row table:style-name="ro5">
          <table:table-cell office:value-type="float" office:value="565">
            <text:p>565</text:p>
          </table:table-cell>
          <table:table-cell office:value-type="date" office:date-value="2013-07-24T20:28:00">
            <text:p>Jul 24, 2013 8:28 PM</text:p>
          </table:table-cell>
          <table:table-cell office:value-type="string">
            <text:p>Network admin</text:p>
          </table:table-cell>
          <table:table-cell table:number-columns-repeated="1021"/>
        </table:table-row>
        <table:table-row table:style-name="ro5">
          <table:table-cell office:value-type="float" office:value="566">
            <text:p>566</text:p>
          </table:table-cell>
          <table:table-cell office:value-type="date" office:date-value="2013-07-24T20:27:00">
            <text:p>Jul 24, 2013 8:27 PM</text:p>
          </table:table-cell>
          <table:table-cell office:value-type="string">
            <text:p>it developer</text:p>
          </table:table-cell>
          <table:table-cell table:number-columns-repeated="1021"/>
        </table:table-row>
        <table:table-row table:style-name="ro5">
          <table:table-cell office:value-type="float" office:value="567">
            <text:p>567</text:p>
          </table:table-cell>
          <table:table-cell office:value-type="date" office:date-value="2013-07-24T20:15:00">
            <text:p>Jul 24, 2013 8:15 PM</text:p>
          </table:table-cell>
          <table:table-cell office:value-type="string">
            <text:p>Edtech educator</text:p>
          </table:table-cell>
          <table:table-cell table:number-columns-repeated="1021"/>
        </table:table-row>
        <table:table-row table:style-name="ro5">
          <table:table-cell office:value-type="float" office:value="568">
            <text:p>568</text:p>
          </table:table-cell>
          <table:table-cell office:value-type="date" office:date-value="2013-07-24T20:14:00">
            <text:p>Jul 24, 2013 8:14 PM</text:p>
          </table:table-cell>
          <table:table-cell office:value-type="string">
            <text:p>scientist</text:p>
          </table:table-cell>
          <table:table-cell table:number-columns-repeated="1021"/>
        </table:table-row>
        <table:table-row table:style-name="ro5">
          <table:table-cell office:value-type="float" office:value="569">
            <text:p>569</text:p>
          </table:table-cell>
          <table:table-cell office:value-type="date" office:date-value="2013-07-24T20:08:00.000001">
            <text:p>Jul 24, 2013 8:08 PM</text:p>
          </table:table-cell>
          <table:table-cell office:value-type="string">
            <text:p>Parts Manager</text:p>
          </table:table-cell>
          <table:table-cell table:number-columns-repeated="1021"/>
        </table:table-row>
        <table:table-row table:style-name="ro5">
          <table:table-cell office:value-type="float" office:value="570">
            <text:p>570</text:p>
          </table:table-cell>
          <table:table-cell office:value-type="date" office:date-value="2013-07-24T20:07:00">
            <text:p>Jul 24, 2013 8:07 PM</text:p>
          </table:table-cell>
          <table:table-cell office:value-type="string">
            <text:p>Electronics engineer</text:p>
          </table:table-cell>
          <table:table-cell table:number-columns-repeated="1021"/>
        </table:table-row>
        <table:table-row table:style-name="ro5">
          <table:table-cell office:value-type="float" office:value="571">
            <text:p>571</text:p>
          </table:table-cell>
          <table:table-cell office:value-type="date" office:date-value="2013-07-24T20:06:00">
            <text:p>Jul 24, 2013 8:06 PM</text:p>
          </table:table-cell>
          <table:table-cell office:value-type="string">
            <text:p>Software Developer</text:p>
          </table:table-cell>
          <table:table-cell table:number-columns-repeated="1021"/>
        </table:table-row>
        <table:table-row table:style-name="ro5">
          <table:table-cell office:value-type="float" office:value="572">
            <text:p>572</text:p>
          </table:table-cell>
          <table:table-cell office:value-type="date" office:date-value="2013-07-24T20:06:00">
            <text:p>Jul 24, 2013 8:06 PM</text:p>
          </table:table-cell>
          <table:table-cell office:value-type="string">
            <text:p>CTO</text:p>
          </table:table-cell>
          <table:table-cell table:number-columns-repeated="1021"/>
        </table:table-row>
        <table:table-row table:style-name="ro5">
          <table:table-cell office:value-type="float" office:value="573">
            <text:p>573</text:p>
          </table:table-cell>
          <table:table-cell office:value-type="date" office:date-value="2013-07-24T20:03:00">
            <text:p>Jul 24, 2013 8:03 PM</text:p>
          </table:table-cell>
          <table:table-cell office:value-type="string">
            <text:p>PhD Student</text:p>
          </table:table-cell>
          <table:table-cell table:number-columns-repeated="1021"/>
        </table:table-row>
        <table:table-row table:style-name="ro5">
          <table:table-cell office:value-type="float" office:value="574">
            <text:p>574</text:p>
          </table:table-cell>
          <table:table-cell office:value-type="date" office:date-value="2013-07-24T19:55:00">
            <text:p>Jul 24, 2013 7:55 PM</text:p>
          </table:table-cell>
          <table:table-cell office:value-type="string">
            <text:p>Engineer</text:p>
          </table:table-cell>
          <table:table-cell table:number-columns-repeated="1021"/>
        </table:table-row>
        <table:table-row table:style-name="ro5">
          <table:table-cell office:value-type="float" office:value="575">
            <text:p>575</text:p>
          </table:table-cell>
          <table:table-cell office:value-type="date" office:date-value="2013-07-24T19:54:00">
            <text:p>Jul 24, 2013 7:54 PM</text:p>
          </table:table-cell>
          <table:table-cell office:value-type="string">
            <text:p>Engineering Program Manager contracted to USDA / STEM Coordinator for my son's Cub Scout Pack</text:p>
          </table:table-cell>
          <table:table-cell table:number-columns-repeated="1021"/>
        </table:table-row>
        <table:table-row table:style-name="ro5">
          <table:table-cell office:value-type="float" office:value="576">
            <text:p>576</text:p>
          </table:table-cell>
          <table:table-cell office:value-type="date" office:date-value="2013-07-24T19:53:00">
            <text:p>Jul 24, 2013 7:53 PM</text:p>
          </table:table-cell>
          <table:table-cell office:value-type="string">
            <text:p>Technician Dispatcher for Telco Co. - trying to get money to go back and get my degree</text:p>
          </table:table-cell>
          <table:table-cell table:number-columns-repeated="1021"/>
        </table:table-row>
        <table:table-row table:style-name="ro5">
          <table:table-cell office:value-type="float" office:value="577">
            <text:p>577</text:p>
          </table:table-cell>
          <table:table-cell office:value-type="date" office:date-value="2013-07-24T19:49:00">
            <text:p>Jul 24, 2013 7:49 PM</text:p>
          </table:table-cell>
          <table:table-cell office:value-type="string">
            <text:p>IT Architect</text:p>
          </table:table-cell>
          <table:table-cell table:number-columns-repeated="1021"/>
        </table:table-row>
        <table:table-row table:style-name="ro5">
          <table:table-cell office:value-type="float" office:value="578">
            <text:p>578</text:p>
          </table:table-cell>
          <table:table-cell office:value-type="date" office:date-value="2013-07-24T19:46:00">
            <text:p>Jul 24, 2013 7:46 PM</text:p>
          </table:table-cell>
          <table:table-cell office:value-type="string">
            <text:p>Software Developer</text:p>
          </table:table-cell>
          <table:table-cell table:number-columns-repeated="1021"/>
        </table:table-row>
        <table:table-row table:style-name="ro5">
          <table:table-cell office:value-type="float" office:value="579">
            <text:p>579</text:p>
          </table:table-cell>
          <table:table-cell office:value-type="date" office:date-value="2013-07-24T19:45:00">
            <text:p>Jul 24, 2013 7:45 PM</text:p>
          </table:table-cell>
          <table:table-cell office:value-type="string">
            <text:p>Software engineer</text:p>
          </table:table-cell>
          <table:table-cell table:number-columns-repeated="1021"/>
        </table:table-row>
        <table:table-row table:style-name="ro5">
          <table:table-cell office:value-type="float" office:value="580">
            <text:p>580</text:p>
          </table:table-cell>
          <table:table-cell office:value-type="date" office:date-value="2013-07-24T19:45:00">
            <text:p>Jul 24, 2013 7:45 PM</text:p>
          </table:table-cell>
          <table:table-cell office:value-type="string">
            <text:p>Engineer</text:p>
          </table:table-cell>
          <table:table-cell table:number-columns-repeated="1021"/>
        </table:table-row>
        <table:table-row table:style-name="ro5">
          <table:table-cell office:value-type="float" office:value="581">
            <text:p>581</text:p>
          </table:table-cell>
          <table:table-cell office:value-type="date" office:date-value="2013-07-24T19:39:00">
            <text:p>Jul 24, 2013 7:39 PM</text:p>
          </table:table-cell>
          <table:table-cell office:value-type="string">
            <text:p>Student</text:p>
          </table:table-cell>
          <table:table-cell table:number-columns-repeated="1021"/>
        </table:table-row>
        <table:table-row table:style-name="ro5">
          <table:table-cell office:value-type="float" office:value="582">
            <text:p>582</text:p>
          </table:table-cell>
          <table:table-cell office:value-type="date" office:date-value="2013-07-24T19:38:00">
            <text:p>Jul 24, 2013 7:38 PM</text:p>
          </table:table-cell>
          <table:table-cell office:value-type="string">
            <text:p>Software Developer</text:p>
          </table:table-cell>
          <table:table-cell table:number-columns-repeated="1021"/>
        </table:table-row>
        <table:table-row table:style-name="ro5">
          <table:table-cell office:value-type="float" office:value="583">
            <text:p>583</text:p>
          </table:table-cell>
          <table:table-cell office:value-type="date" office:date-value="2013-07-24T19:36:00">
            <text:p>Jul 24, 2013 7:36 PM</text:p>
          </table:table-cell>
          <table:table-cell office:value-type="string">
            <text:p>programmer</text:p>
          </table:table-cell>
          <table:table-cell table:number-columns-repeated="1021"/>
        </table:table-row>
        <table:table-row table:style-name="ro5">
          <table:table-cell office:value-type="float" office:value="584">
            <text:p>584</text:p>
          </table:table-cell>
          <table:table-cell office:value-type="date" office:date-value="2013-07-24T19:34:00">
            <text:p>Jul 24, 2013 7:34 PM</text:p>
          </table:table-cell>
          <table:table-cell office:value-type="string">
            <text:p>hardware software system engineering</text:p>
          </table:table-cell>
          <table:table-cell table:number-columns-repeated="1021"/>
        </table:table-row>
        <table:table-row table:style-name="ro5">
          <table:table-cell office:value-type="float" office:value="585">
            <text:p>585</text:p>
          </table:table-cell>
          <table:table-cell office:value-type="date" office:date-value="2013-07-24T19:15:00">
            <text:p>Jul 24, 2013 7:15 PM</text:p>
          </table:table-cell>
          <table:table-cell office:value-type="string">
            <text:p>artist</text:p>
          </table:table-cell>
          <table:table-cell table:number-columns-repeated="1021"/>
        </table:table-row>
        <table:table-row table:style-name="ro5">
          <table:table-cell office:value-type="float" office:value="586">
            <text:p>586</text:p>
          </table:table-cell>
          <table:table-cell office:value-type="date" office:date-value="2013-07-24T18:52:00">
            <text:p>Jul 24, 2013 6:52 PM</text:p>
          </table:table-cell>
          <table:table-cell office:value-type="string">
            <text:p>????</text:p>
          </table:table-cell>
          <table:table-cell table:number-columns-repeated="1021"/>
        </table:table-row>
        <table:table-row table:style-name="ro5">
          <table:table-cell office:value-type="float" office:value="587">
            <text:p>587</text:p>
          </table:table-cell>
          <table:table-cell office:value-type="date" office:date-value="2013-07-24T18:50:00">
            <text:p>Jul 24, 2013 6:50 PM</text:p>
          </table:table-cell>
          <table:table-cell office:value-type="string">
            <text:p>Designer / Researcher</text:p>
          </table:table-cell>
          <table:table-cell table:number-columns-repeated="1021"/>
        </table:table-row>
        <table:table-row table:style-name="ro5">
          <table:table-cell office:value-type="float" office:value="588">
            <text:p>588</text:p>
          </table:table-cell>
          <table:table-cell office:value-type="date" office:date-value="2013-07-24T18:41:00">
            <text:p>Jul 24, 2013 6:41 PM</text:p>
          </table:table-cell>
          <table:table-cell office:value-type="string">
            <text:p>Post doctoral researcher, laser optics</text:p>
          </table:table-cell>
          <table:table-cell table:number-columns-repeated="1021"/>
        </table:table-row>
        <table:table-row table:style-name="ro5">
          <table:table-cell office:value-type="float" office:value="589">
            <text:p>589</text:p>
          </table:table-cell>
          <table:table-cell office:value-type="date" office:date-value="2013-07-24T18:27:00">
            <text:p>Jul 24, 2013 6:27 PM</text:p>
          </table:table-cell>
          <table:table-cell office:value-type="string">
            <text:p>Software developer/project manager</text:p>
          </table:table-cell>
          <table:table-cell table:number-columns-repeated="1021"/>
        </table:table-row>
        <table:table-row table:style-name="ro5">
          <table:table-cell office:value-type="float" office:value="590">
            <text:p>590</text:p>
          </table:table-cell>
          <table:table-cell office:value-type="date" office:date-value="2013-07-24T18:23:00">
            <text:p>Jul 24, 2013 6:23 PM</text:p>
          </table:table-cell>
          <table:table-cell office:value-type="string">
            <text:p>Snootlab co-founder and president</text:p>
          </table:table-cell>
          <table:table-cell table:number-columns-repeated="1021"/>
        </table:table-row>
        <table:table-row table:style-name="ro5">
          <table:table-cell office:value-type="float" office:value="591">
            <text:p>591</text:p>
          </table:table-cell>
          <table:table-cell office:value-type="date" office:date-value="2013-07-24T18:21:00">
            <text:p>Jul 24, 2013 6:21 PM</text:p>
          </table:table-cell>
          <table:table-cell office:value-type="string">
            <text:p>Information Technology</text:p>
          </table:table-cell>
          <table:table-cell table:number-columns-repeated="1021"/>
        </table:table-row>
        <table:table-row table:style-name="ro5">
          <table:table-cell office:value-type="float" office:value="592">
            <text:p>592</text:p>
          </table:table-cell>
          <table:table-cell office:value-type="date" office:date-value="2013-07-24T18:13:00">
            <text:p>Jul 24, 2013 6:13 PM</text:p>
          </table:table-cell>
          <table:table-cell office:value-type="string">
            <text:p>Programmer</text:p>
          </table:table-cell>
          <table:table-cell table:number-columns-repeated="1021"/>
        </table:table-row>
        <table:table-row table:style-name="ro5">
          <table:table-cell office:value-type="float" office:value="593">
            <text:p>593</text:p>
          </table:table-cell>
          <table:table-cell office:value-type="date" office:date-value="2013-07-24T18:03:00">
            <text:p>Jul 24, 2013 6:03 PM</text:p>
          </table:table-cell>
          <table:table-cell office:value-type="string">
            <text:p>engineer - designer</text:p>
          </table:table-cell>
          <table:table-cell table:number-columns-repeated="1021"/>
        </table:table-row>
        <table:table-row table:style-name="ro5">
          <table:table-cell office:value-type="float" office:value="594">
            <text:p>594</text:p>
          </table:table-cell>
          <table:table-cell office:value-type="date" office:date-value="2013-07-24T18:02:00">
            <text:p>Jul 24, 2013 6:02 PM</text:p>
          </table:table-cell>
          <table:table-cell office:value-type="string">
            <text:p>UNEMPLOYED</text:p>
          </table:table-cell>
          <table:table-cell table:number-columns-repeated="1021"/>
        </table:table-row>
        <table:table-row table:style-name="ro5">
          <table:table-cell office:value-type="float" office:value="595">
            <text:p>595</text:p>
          </table:table-cell>
          <table:table-cell office:value-type="date" office:date-value="2013-07-24T18:01:00">
            <text:p>Jul 24, 2013 6:01 PM</text:p>
          </table:table-cell>
          <table:table-cell office:value-type="string">
            <text:p>Business/Financial analyst</text:p>
          </table:table-cell>
          <table:table-cell table:number-columns-repeated="1021"/>
        </table:table-row>
        <table:table-row table:style-name="ro5">
          <table:table-cell office:value-type="float" office:value="596">
            <text:p>596</text:p>
          </table:table-cell>
          <table:table-cell office:value-type="date" office:date-value="2013-07-24T17:58:00">
            <text:p>Jul 24, 2013 5:58 PM</text:p>
          </table:table-cell>
          <table:table-cell office:value-type="string">
            <text:p>Inventor</text:p>
          </table:table-cell>
          <table:table-cell table:number-columns-repeated="1021"/>
        </table:table-row>
        <table:table-row table:style-name="ro5">
          <table:table-cell office:value-type="float" office:value="597">
            <text:p>597</text:p>
          </table:table-cell>
          <table:table-cell office:value-type="date" office:date-value="2013-07-24T17:55:00">
            <text:p>Jul 24, 2013 5:55 PM</text:p>
          </table:table-cell>
          <table:table-cell office:value-type="string">
            <text:p>Student</text:p>
          </table:table-cell>
          <table:table-cell table:number-columns-repeated="1021"/>
        </table:table-row>
        <table:table-row table:style-name="ro5">
          <table:table-cell office:value-type="float" office:value="598">
            <text:p>598</text:p>
          </table:table-cell>
          <table:table-cell office:value-type="date" office:date-value="2013-07-24T17:48:00">
            <text:p>Jul 24, 2013 5:48 PM</text:p>
          </table:table-cell>
          <table:table-cell office:value-type="string">
            <text:p>developer</text:p>
          </table:table-cell>
          <table:table-cell table:number-columns-repeated="1021"/>
        </table:table-row>
        <table:table-row table:style-name="ro5">
          <table:table-cell office:value-type="float" office:value="599">
            <text:p>599</text:p>
          </table:table-cell>
          <table:table-cell office:value-type="date" office:date-value="2013-07-24T17:44:00">
            <text:p>Jul 24, 2013 5:44 PM</text:p>
          </table:table-cell>
          <table:table-cell office:value-type="string">
            <text:p>Technical Support Engineer</text:p>
          </table:table-cell>
          <table:table-cell table:number-columns-repeated="1021"/>
        </table:table-row>
        <table:table-row table:style-name="ro5">
          <table:table-cell office:value-type="float" office:value="600">
            <text:p>600</text:p>
          </table:table-cell>
          <table:table-cell office:value-type="date" office:date-value="2013-07-24T17:32:00">
            <text:p>Jul 24, 2013 5:32 PM</text:p>
          </table:table-cell>
          <table:table-cell office:value-type="string">
            <text:p>PhD student</text:p>
          </table:table-cell>
          <table:table-cell table:number-columns-repeated="1021"/>
        </table:table-row>
        <table:table-row table:style-name="ro5">
          <table:table-cell office:value-type="float" office:value="601">
            <text:p>601</text:p>
          </table:table-cell>
          <table:table-cell office:value-type="date" office:date-value="2013-07-24T16:47:00">
            <text:p>Jul 24, 2013 4:47 PM</text:p>
          </table:table-cell>
          <table:table-cell office:value-type="string">
            <text:p>Consultant - and nonprofit</text:p>
          </table:table-cell>
          <table:table-cell table:number-columns-repeated="1021"/>
        </table:table-row>
        <table:table-row table:style-name="ro5">
          <table:table-cell office:value-type="float" office:value="602">
            <text:p>602</text:p>
          </table:table-cell>
          <table:table-cell office:value-type="date" office:date-value="2013-07-24T16:45:00">
            <text:p>Jul 24, 2013 4:45 PM</text:p>
          </table:table-cell>
          <table:table-cell office:value-type="string">
            <text:p>PhD in electronics</text:p>
          </table:table-cell>
          <table:table-cell table:number-columns-repeated="1021"/>
        </table:table-row>
        <table:table-row table:style-name="ro5">
          <table:table-cell office:value-type="float" office:value="603">
            <text:p>603</text:p>
          </table:table-cell>
          <table:table-cell office:value-type="date" office:date-value="2013-07-24T16:24:00">
            <text:p>Jul 24, 2013 4:24 PM</text:p>
          </table:table-cell>
          <table:table-cell office:value-type="string">
            <text:p>Electronic Engineer</text:p>
          </table:table-cell>
          <table:table-cell table:number-columns-repeated="1021"/>
        </table:table-row>
        <table:table-row table:style-name="ro5">
          <table:table-cell office:value-type="float" office:value="604">
            <text:p>604</text:p>
          </table:table-cell>
          <table:table-cell office:value-type="date" office:date-value="2013-07-24T16:07:00">
            <text:p>Jul 24, 2013 4:07 PM</text:p>
          </table:table-cell>
          <table:table-cell office:value-type="string">
            <text:p>electronics / electrical misc work</text:p>
          </table:table-cell>
          <table:table-cell table:number-columns-repeated="1021"/>
        </table:table-row>
        <table:table-row table:style-name="ro5">
          <table:table-cell office:value-type="float" office:value="605">
            <text:p>605</text:p>
          </table:table-cell>
          <table:table-cell office:value-type="date" office:date-value="2013-07-24T16:02:00">
            <text:p>Jul 24, 2013 4:02 PM</text:p>
          </table:table-cell>
          <table:table-cell office:value-type="string">
            <text:p>University Full Professor, Entreprenour</text:p>
          </table:table-cell>
          <table:table-cell table:number-columns-repeated="1021"/>
        </table:table-row>
        <table:table-row table:style-name="ro5">
          <table:table-cell office:value-type="float" office:value="606">
            <text:p>606</text:p>
          </table:table-cell>
          <table:table-cell office:value-type="date" office:date-value="2013-07-24T16:00:00">
            <text:p>Jul 24, 2013 4:00 PM</text:p>
          </table:table-cell>
          <table:table-cell office:value-type="string">
            <text:p>Engineer, Test &amp; Measurement</text:p>
          </table:table-cell>
          <table:table-cell table:number-columns-repeated="1021"/>
        </table:table-row>
        <table:table-row table:style-name="ro5">
          <table:table-cell office:value-type="float" office:value="607">
            <text:p>607</text:p>
          </table:table-cell>
          <table:table-cell office:value-type="date" office:date-value="2013-07-24T15:56:00">
            <text:p>Jul 24, 2013 3:56 PM</text:p>
          </table:table-cell>
          <table:table-cell office:value-type="string">
            <text:p>Electronics engineer</text:p>
          </table:table-cell>
          <table:table-cell table:number-columns-repeated="1021"/>
        </table:table-row>
        <table:table-row table:style-name="ro5">
          <table:table-cell office:value-type="float" office:value="608">
            <text:p>608</text:p>
          </table:table-cell>
          <table:table-cell office:value-type="date" office:date-value="2013-07-24T15:55:00">
            <text:p>Jul 24, 2013 3:55 PM</text:p>
          </table:table-cell>
          <table:table-cell office:value-type="string">
            <text:p>Currently unemployed</text:p>
          </table:table-cell>
          <table:table-cell table:number-columns-repeated="1021"/>
        </table:table-row>
        <table:table-row table:style-name="ro5">
          <table:table-cell office:value-type="float" office:value="609">
            <text:p>609</text:p>
          </table:table-cell>
          <table:table-cell office:value-type="date" office:date-value="2013-07-24T15:53:00">
            <text:p>Jul 24, 2013 3:53 PM</text:p>
          </table:table-cell>
          <table:table-cell office:value-type="string">
            <text:p>Upholsterer</text:p>
          </table:table-cell>
          <table:table-cell table:number-columns-repeated="1021"/>
        </table:table-row>
        <table:table-row table:style-name="ro5">
          <table:table-cell office:value-type="float" office:value="610">
            <text:p>610</text:p>
          </table:table-cell>
          <table:table-cell office:value-type="date" office:date-value="2013-07-24T15:52:00">
            <text:p>Jul 24, 2013 3:52 PM</text:p>
          </table:table-cell>
          <table:table-cell office:value-type="string">
            <text:p>Retired Industrial Technician</text:p>
          </table:table-cell>
          <table:table-cell table:number-columns-repeated="1021"/>
        </table:table-row>
        <table:table-row table:style-name="ro5">
          <table:table-cell office:value-type="float" office:value="611">
            <text:p>611</text:p>
          </table:table-cell>
          <table:table-cell office:value-type="date" office:date-value="2013-07-24T15:46:00">
            <text:p>Jul 24, 2013 3:46 PM</text:p>
          </table:table-cell>
          <table:table-cell office:value-type="string">
            <text:p>IT Director / Programmer</text:p>
          </table:table-cell>
          <table:table-cell table:number-columns-repeated="1021"/>
        </table:table-row>
        <table:table-row table:style-name="ro5">
          <table:table-cell office:value-type="float" office:value="612">
            <text:p>612</text:p>
          </table:table-cell>
          <table:table-cell office:value-type="date" office:date-value="2013-07-24T15:45:00">
            <text:p>Jul 24, 2013 3:45 PM</text:p>
          </table:table-cell>
          <table:table-cell office:value-type="string">
            <text:p>Electrical Engineer</text:p>
          </table:table-cell>
          <table:table-cell table:number-columns-repeated="1021"/>
        </table:table-row>
        <table:table-row table:style-name="ro5">
          <table:table-cell office:value-type="float" office:value="613">
            <text:p>613</text:p>
          </table:table-cell>
          <table:table-cell office:value-type="date" office:date-value="2013-07-24T15:40:00">
            <text:p>Jul 24, 2013 3:40 PM</text:p>
          </table:table-cell>
          <table:table-cell office:value-type="string">
            <text:p>Student</text:p>
          </table:table-cell>
          <table:table-cell table:number-columns-repeated="1021"/>
        </table:table-row>
        <table:table-row table:style-name="ro5">
          <table:table-cell office:value-type="float" office:value="614">
            <text:p>614</text:p>
          </table:table-cell>
          <table:table-cell office:value-type="date" office:date-value="2013-07-24T15:39:00">
            <text:p>Jul 24, 2013 3:39 PM</text:p>
          </table:table-cell>
          <table:table-cell office:value-type="string">
            <text:p>Software Developer</text:p>
          </table:table-cell>
          <table:table-cell table:number-columns-repeated="1021"/>
        </table:table-row>
        <table:table-row table:style-name="ro5">
          <table:table-cell office:value-type="float" office:value="615">
            <text:p>615</text:p>
          </table:table-cell>
          <table:table-cell office:value-type="date" office:date-value="2013-07-24T15:24:00">
            <text:p>Jul 24, 2013 3:24 PM</text:p>
          </table:table-cell>
          <table:table-cell office:value-type="string">
            <text:p>Software Developer</text:p>
          </table:table-cell>
          <table:table-cell table:number-columns-repeated="1021"/>
        </table:table-row>
        <table:table-row table:style-name="ro5">
          <table:table-cell office:value-type="float" office:value="616">
            <text:p>616</text:p>
          </table:table-cell>
          <table:table-cell office:value-type="date" office:date-value="2013-07-24T15:16:00">
            <text:p>Jul 24, 2013 3:16 PM</text:p>
          </table:table-cell>
          <table:table-cell office:value-type="string">
            <text:p>Entrepreneur</text:p>
          </table:table-cell>
          <table:table-cell table:number-columns-repeated="1021"/>
        </table:table-row>
        <table:table-row table:style-name="ro5">
          <table:table-cell office:value-type="float" office:value="617">
            <text:p>617</text:p>
          </table:table-cell>
          <table:table-cell office:value-type="date" office:date-value="2013-07-24T15:11:00">
            <text:p>Jul 24, 2013 3:11 PM</text:p>
          </table:table-cell>
          <table:table-cell office:value-type="string">
            <text:p>Software Developer</text:p>
          </table:table-cell>
          <table:table-cell table:number-columns-repeated="1021"/>
        </table:table-row>
        <table:table-row table:style-name="ro5">
          <table:table-cell office:value-type="float" office:value="618">
            <text:p>618</text:p>
          </table:table-cell>
          <table:table-cell office:value-type="date" office:date-value="2013-07-24T14:57:00">
            <text:p>Jul 24, 2013 2:57 PM</text:p>
          </table:table-cell>
          <table:table-cell office:value-type="string">
            <text:p>Systems Administrator</text:p>
          </table:table-cell>
          <table:table-cell table:number-columns-repeated="1021"/>
        </table:table-row>
        <table:table-row table:style-name="ro5">
          <table:table-cell office:value-type="float" office:value="619">
            <text:p>619</text:p>
          </table:table-cell>
          <table:table-cell office:value-type="date" office:date-value="2013-07-24T14:32:00">
            <text:p>Jul 24, 2013 2:32 PM</text:p>
          </table:table-cell>
          <table:table-cell office:value-type="string">
            <text:p>Linux Systems Administrator</text:p>
          </table:table-cell>
          <table:table-cell table:number-columns-repeated="1021"/>
        </table:table-row>
        <table:table-row table:style-name="ro5">
          <table:table-cell office:value-type="float" office:value="620">
            <text:p>620</text:p>
          </table:table-cell>
          <table:table-cell office:value-type="date" office:date-value="2013-07-24T14:28:00">
            <text:p>Jul 24, 2013 2:28 PM</text:p>
          </table:table-cell>
          <table:table-cell office:value-type="string">
            <text:p>Entrepeneur</text:p>
          </table:table-cell>
          <table:table-cell table:number-columns-repeated="1021"/>
        </table:table-row>
        <table:table-row table:style-name="ro5">
          <table:table-cell office:value-type="float" office:value="621">
            <text:p>621</text:p>
          </table:table-cell>
          <table:table-cell office:value-type="date" office:date-value="2013-07-24T14:27:00">
            <text:p>Jul 24, 2013 2:27 PM</text:p>
          </table:table-cell>
          <table:table-cell office:value-type="string">
            <text:p>Military</text:p>
          </table:table-cell>
          <table:table-cell table:number-columns-repeated="1021"/>
        </table:table-row>
        <table:table-row table:style-name="ro5">
          <table:table-cell office:value-type="float" office:value="622">
            <text:p>622</text:p>
          </table:table-cell>
          <table:table-cell office:value-type="date" office:date-value="2013-07-24T14:26:00">
            <text:p>Jul 24, 2013 2:26 PM</text:p>
          </table:table-cell>
          <table:table-cell office:value-type="string">
            <text:p>Hardware Software Engenniier</text:p>
          </table:table-cell>
          <table:table-cell table:number-columns-repeated="1021"/>
        </table:table-row>
        <table:table-row table:style-name="ro5">
          <table:table-cell office:value-type="float" office:value="623">
            <text:p>623</text:p>
          </table:table-cell>
          <table:table-cell office:value-type="date" office:date-value="2013-07-24T14:19:00">
            <text:p>Jul 24, 2013 2:19 PM</text:p>
          </table:table-cell>
          <table:table-cell office:value-type="string">
            <text:p>electronics engineer</text:p>
          </table:table-cell>
          <table:table-cell table:number-columns-repeated="1021"/>
        </table:table-row>
        <table:table-row table:style-name="ro5">
          <table:table-cell office:value-type="float" office:value="624">
            <text:p>624</text:p>
          </table:table-cell>
          <table:table-cell office:value-type="date" office:date-value="2013-07-24T14:03:00">
            <text:p>Jul 24, 2013 2:03 PM</text:p>
          </table:table-cell>
          <table:table-cell office:value-type="string">
            <text:p>Electrical Engineer</text:p>
          </table:table-cell>
          <table:table-cell table:number-columns-repeated="1021"/>
        </table:table-row>
        <table:table-row table:style-name="ro5">
          <table:table-cell office:value-type="float" office:value="625">
            <text:p>625</text:p>
          </table:table-cell>
          <table:table-cell office:value-type="date" office:date-value="2013-07-24T14:03:00">
            <text:p>Jul 24, 2013 2:03 PM</text:p>
          </table:table-cell>
          <table:table-cell office:value-type="string">
            <text:p>Electronics engineer</text:p>
          </table:table-cell>
          <table:table-cell table:number-columns-repeated="1021"/>
        </table:table-row>
        <table:table-row table:style-name="ro5">
          <table:table-cell office:value-type="float" office:value="626">
            <text:p>626</text:p>
          </table:table-cell>
          <table:table-cell office:value-type="date" office:date-value="2013-07-24T13:39:00">
            <text:p>Jul 24, 2013 1:39 PM</text:p>
          </table:table-cell>
          <table:table-cell office:value-type="string">
            <text:p>Company Founder</text:p>
          </table:table-cell>
          <table:table-cell table:number-columns-repeated="1021"/>
        </table:table-row>
        <table:table-row table:style-name="ro5">
          <table:table-cell office:value-type="float" office:value="627">
            <text:p>627</text:p>
          </table:table-cell>
          <table:table-cell office:value-type="date" office:date-value="2013-07-24T13:27:00">
            <text:p>Jul 24, 2013 1:27 PM</text:p>
          </table:table-cell>
          <table:table-cell office:value-type="string">
            <text:p>Network Security Evil Genius</text:p>
          </table:table-cell>
          <table:table-cell table:number-columns-repeated="1021"/>
        </table:table-row>
        <table:table-row table:style-name="ro5">
          <table:table-cell office:value-type="float" office:value="628">
            <text:p>628</text:p>
          </table:table-cell>
          <table:table-cell office:value-type="date" office:date-value="2013-07-24T13:08:00">
            <text:p>Jul 24, 2013 1:08 PM</text:p>
          </table:table-cell>
          <table:table-cell office:value-type="string">
            <text:p>Inventor</text:p>
          </table:table-cell>
          <table:table-cell table:number-columns-repeated="1021"/>
        </table:table-row>
        <table:table-row table:style-name="ro5">
          <table:table-cell office:value-type="float" office:value="629">
            <text:p>629</text:p>
          </table:table-cell>
          <table:table-cell office:value-type="date" office:date-value="2013-07-24T12:48:00">
            <text:p>Jul 24, 2013 12:48 PM</text:p>
          </table:table-cell>
          <table:table-cell office:value-type="string">
            <text:p>Engineer</text:p>
          </table:table-cell>
          <table:table-cell table:number-columns-repeated="1021"/>
        </table:table-row>
        <table:table-row table:style-name="ro5">
          <table:table-cell office:value-type="float" office:value="630">
            <text:p>630</text:p>
          </table:table-cell>
          <table:table-cell office:value-type="date" office:date-value="2013-07-24T12:42:00">
            <text:p>Jul 24, 2013 12:42 PM</text:p>
          </table:table-cell>
          <table:table-cell office:value-type="string">
            <text:p>Researcher</text:p>
          </table:table-cell>
          <table:table-cell table:number-columns-repeated="1021"/>
        </table:table-row>
      </table:table>
      <table:table table:name="Question 35" table:style-name="ta2" table:print="false">
        <office:forms form:automatic-focus="false" form:apply-design-mode="false"/>
        <table:table-column table:style-name="co1" table:default-cell-style-name="ce8"/>
        <table:table-column table:style-name="co2" table:default-cell-style-name="ce15"/>
        <table:table-column table:style-name="co3" table:number-columns-repeated="2" table:default-cell-style-name="Default"/>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Do you consider yourself to be of Hispanic, Latino, or Spanish origin?</text:p>
          </table:table-cell>
          <table:covered-table-cell table:style-name="ce10" office:value-type="string">
            <text:p>Do you consider yourself to be of Hispanic, Latino, or Spanish origin?</text:p>
          </table:covered-table-cell>
          <table:covered-table-cell table:style-name="ce10" office:value-type="string">
            <text:p>Do you consider yourself to be of Hispanic, Latino, or Spanish origin?</text:p>
          </table:covered-table-cell>
          <table:covered-table-cell table:style-name="ce10" office:value-type="string">
            <text:p>Do you consider yourself to be of Hispanic, Latino, or Spanish origin?</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table:style-name="ce4" office:value-type="string" table:number-columns-spanned="2" table:number-rows-spanned="1">
            <text:p>No, not of Hispanic, Latino, or Spanish origin</text:p>
          </table:table-cell>
          <table:covered-table-cell table:style-name="ce12" office:value-type="string">
            <text:p>No, not of Hispanic, Latino, or Spanish origin</text:p>
          </table:covered-table-cell>
          <table:table-cell table:style-name="ce17" office:value-type="percentage" office:value="0.906">
            <text:p>90.6%</text:p>
          </table:table-cell>
          <table:table-cell table:style-name="ce19" office:value-type="float" office:value="609">
            <text:p>609</text:p>
          </table:table-cell>
          <table:table-cell table:number-columns-repeated="1020"/>
        </table:table-row>
        <table:table-row table:style-name="ro4">
          <table:table-cell table:style-name="ce4" office:value-type="string" table:number-columns-spanned="2" table:number-rows-spanned="1">
            <text:p>Yes, Mexican, Mexican American, Chicano</text:p>
          </table:table-cell>
          <table:covered-table-cell table:style-name="ce12" office:value-type="string">
            <text:p>Yes, Mexican, Mexican American, Chicano</text:p>
          </table:covered-table-cell>
          <table:table-cell table:style-name="ce17" office:value-type="percentage" office:value="0.013">
            <text:p>1.3%</text:p>
          </table:table-cell>
          <table:table-cell table:style-name="ce19" office:value-type="float" office:value="9">
            <text:p>9</text:p>
          </table:table-cell>
          <table:table-cell table:number-columns-repeated="1020"/>
        </table:table-row>
        <table:table-row table:style-name="ro4">
          <table:table-cell table:style-name="ce4" office:value-type="string" table:number-columns-spanned="2" table:number-rows-spanned="1">
            <text:p>Yes, Puerto Rican</text:p>
          </table:table-cell>
          <table:covered-table-cell table:style-name="ce12" office:value-type="string">
            <text:p>Yes, Puerto Rican</text:p>
          </table:covered-table-cell>
          <table:table-cell table:style-name="ce17" office:value-type="percentage" office:value="0.004">
            <text:p>0.4%</text:p>
          </table:table-cell>
          <table:table-cell table:style-name="ce19" office:value-type="float" office:value="3">
            <text:p>3</text:p>
          </table:table-cell>
          <table:table-cell table:number-columns-repeated="1020"/>
        </table:table-row>
        <table:table-row table:style-name="ro4">
          <table:table-cell table:style-name="ce4" office:value-type="string" table:number-columns-spanned="2" table:number-rows-spanned="1">
            <text:p>Yes, Cuban</text:p>
          </table:table-cell>
          <table:covered-table-cell table:style-name="ce12" office:value-type="string">
            <text:p>Yes, Cuban</text:p>
          </table:covered-table-cell>
          <table:table-cell table:style-name="ce17" office:value-type="percentage" office:value="0.004">
            <text:p>0.4%</text:p>
          </table:table-cell>
          <table:table-cell table:style-name="ce19" office:value-type="float" office:value="3">
            <text:p>3</text:p>
          </table:table-cell>
          <table:table-cell table:number-columns-repeated="1020"/>
        </table:table-row>
        <table:table-row table:style-name="ro4">
          <table:table-cell table:style-name="ce4" office:value-type="string" table:number-columns-spanned="2" table:number-rows-spanned="1">
            <text:p>Yes, another Hispanic, Latino, or Spanish origin – Print origin below, for example, Argentinean, Colombian, Dominican, Nicaraguan, Salvadoran, Spaniard, and so on.</text:p>
          </table:table-cell>
          <table:covered-table-cell table:style-name="ce12" office:value-type="string">
            <text:p>Yes, another Hispanic, Latino, or Spanish origin – Print origin below, for example, Argentinean, Colombian, Dominican, Nicaraguan, Salvadoran, Spaniard, and so on.</text:p>
          </table:covered-table-cell>
          <table:table-cell table:style-name="ce17" office:value-type="percentage" office:value="0.071">
            <text:p>7.1%</text:p>
          </table:table-cell>
          <table:table-cell table:style-name="ce19" office:value-type="float" office:value="48">
            <text:p>48</text:p>
          </table:table-cell>
          <table:table-cell table:number-columns-repeated="2"/>
          <table:table-cell>
            <draw:frame table:end-cell-address="'Question 35'.P27" table:end-x="0.0012in" table:end-y="0.1768in" draw:z-index="0" draw:name="Chart 1" draw:style-name="gr1" svg:width="6.3209in" svg:height="3.5402in" svg:x="0.0004in" svg:y="0.0004in">
              <draw:object draw:notify-on-update-of-ranges="'Question 1'.A4:'Question 1'.A8 'Question 1'.C4:'Question 1'.C8" xlink:href="./Object 31" xlink:type="simple" xlink:show="embed" xlink:actuate="onLoad"/>
              <draw:image xlink:href="./ObjectReplacements/Object 31" xlink:type="simple" xlink:show="embed" xlink:actuate="onLoad"/>
            </draw:frame>
          </table:table-cell>
          <table:table-cell table:number-columns-repeated="1017"/>
        </table:table-row>
        <table:table-row table:style-name="ro4">
          <table:table-cell table:style-name="ce4" office:value-type="string" table:number-columns-spanned="3" table:number-rows-spanned="1">
            <text:p>Please specify</text:p>
          </table:table-cell>
          <table:covered-table-cell table:style-name="ce12" office:value-type="string">
            <text:p>Please specify</text:p>
          </table:covered-table-cell>
          <table:covered-table-cell table:style-name="ce18" office:value-type="float" office:value="51">
            <text:p>51</text:p>
          </table:covered-table-cell>
          <table:table-cell table:style-name="ce20" office:value-type="float" office:value="51">
            <text:p>51</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672">
            <text:p>672</text:p>
          </table:covered-table-cell>
          <table:table-cell table:style-name="ce21" office:value-type="float" office:value="672">
            <text:p>672</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335">
            <text:p>335</text:p>
          </table:covered-table-cell>
          <table:table-cell table:style-name="ce22" office:value-type="float" office:value="335">
            <text:p>335</text:p>
          </table:table-cell>
          <table:table-cell table:number-columns-repeated="1020"/>
        </table:table-row>
        <table:table-row table:style-name="ro5">
          <table:table-cell table:style-name="Default" table:number-columns-repeated="2"/>
          <table:table-cell table:number-columns-repeated="1022"/>
        </table:table-row>
        <table:table-row table:style-name="ro5">
          <table:table-cell table:style-name="ce7" office:value-type="string">
            <text:p>Number</text:p>
          </table:table-cell>
          <table:table-cell table:style-name="ce7" office:value-type="string">
            <text:p>Response Date</text:p>
          </table:table-cell>
          <table:table-cell table:style-name="ce7" office:value-type="string">
            <text:p>Please specify</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3-11-03T20:44:00">
            <text:p>Nov 3, 2013 8:44 PM</text:p>
          </table:table-cell>
          <table:table-cell office:value-type="string">
            <text:p>Spain</text:p>
          </table:table-cell>
          <table:table-cell table:number-columns-repeated="1021"/>
        </table:table-row>
        <table:table-row table:style-name="ro5">
          <table:table-cell office:value-type="float" office:value="2">
            <text:p>2</text:p>
          </table:table-cell>
          <table:table-cell office:value-type="date" office:date-value="2013-10-29T17:56:00">
            <text:p>Oct 29, 2013 5:56 PM</text:p>
          </table:table-cell>
          <table:table-cell office:value-type="string">
            <text:p>Argentinean</text:p>
          </table:table-cell>
          <table:table-cell table:number-columns-repeated="1021"/>
        </table:table-row>
        <table:table-row table:style-name="ro5">
          <table:table-cell office:value-type="float" office:value="3">
            <text:p>3</text:p>
          </table:table-cell>
          <table:table-cell office:value-type="date" office:date-value="2013-10-29T02:28:00">
            <text:p>Oct 29, 2013 2:28 AM</text:p>
          </table:table-cell>
          <table:table-cell office:value-type="string">
            <text:p>Cuban &amp; Colombian</text:p>
          </table:table-cell>
          <table:table-cell table:number-columns-repeated="1021"/>
        </table:table-row>
        <table:table-row table:style-name="ro5">
          <table:table-cell office:value-type="float" office:value="4">
            <text:p>4</text:p>
          </table:table-cell>
          <table:table-cell office:value-type="date" office:date-value="2013-10-28T21:12:00">
            <text:p>Oct 28, 2013 9:12 PM</text:p>
          </table:table-cell>
          <table:table-cell office:value-type="string">
            <text:p>Guatemala</text:p>
          </table:table-cell>
          <table:table-cell table:number-columns-repeated="1021"/>
        </table:table-row>
        <table:table-row table:style-name="ro5">
          <table:table-cell office:value-type="float" office:value="5">
            <text:p>5</text:p>
          </table:table-cell>
          <table:table-cell office:value-type="date" office:date-value="2013-10-01T20:38:00">
            <text:p>Oct 1, 2013 8:38 PM</text:p>
          </table:table-cell>
          <table:table-cell office:value-type="string">
            <text:p>White american</text:p>
          </table:table-cell>
          <table:table-cell table:number-columns-repeated="1021"/>
        </table:table-row>
        <table:table-row table:style-name="ro5">
          <table:table-cell office:value-type="float" office:value="6">
            <text:p>6</text:p>
          </table:table-cell>
          <table:table-cell office:value-type="date" office:date-value="2013-08-25T19:25:00">
            <text:p>Aug 25, 2013 7:25 PM</text:p>
          </table:table-cell>
          <table:table-cell office:value-type="string">
            <text:p>(is this survey for US citizens only?)</text:p>
          </table:table-cell>
          <table:table-cell table:number-columns-repeated="1021"/>
        </table:table-row>
        <table:table-row table:style-name="ro5">
          <table:table-cell office:value-type="float" office:value="7">
            <text:p>7</text:p>
          </table:table-cell>
          <table:table-cell office:value-type="date" office:date-value="2013-08-22T08:38:00">
            <text:p>Aug 22, 2013 8:38 AM</text:p>
          </table:table-cell>
          <table:table-cell office:value-type="string">
            <text:p>Spanish</text:p>
          </table:table-cell>
          <table:table-cell table:number-columns-repeated="1021"/>
        </table:table-row>
        <table:table-row table:style-name="ro5">
          <table:table-cell office:value-type="float" office:value="8">
            <text:p>8</text:p>
          </table:table-cell>
          <table:table-cell office:value-type="date" office:date-value="2013-08-12T16:15:00">
            <text:p>Aug 12, 2013 4:15 PM</text:p>
          </table:table-cell>
          <table:table-cell office:value-type="string">
            <text:p>Spain</text:p>
          </table:table-cell>
          <table:table-cell table:number-columns-repeated="1021"/>
        </table:table-row>
        <table:table-row table:style-name="ro5">
          <table:table-cell office:value-type="float" office:value="9">
            <text:p>9</text:p>
          </table:table-cell>
          <table:table-cell office:value-type="date" office:date-value="2013-08-10T16:12:00">
            <text:p>Aug 10, 2013 4:12 PM</text:p>
          </table:table-cell>
          <table:table-cell office:value-type="string">
            <text:p>depends on how far you return genealogically, 'race' indeed is not a scientifically backed concept</text:p>
          </table:table-cell>
          <table:table-cell table:number-columns-repeated="1021"/>
        </table:table-row>
        <table:table-row table:style-name="ro5">
          <table:table-cell office:value-type="float" office:value="10">
            <text:p>10</text:p>
          </table:table-cell>
          <table:table-cell office:value-type="date" office:date-value="2013-08-09T16:26:00">
            <text:p>Aug 9, 2013 4:26 PM</text:p>
          </table:table-cell>
          <table:table-cell office:value-type="string">
            <text:p>Argentinean</text:p>
          </table:table-cell>
          <table:table-cell table:number-columns-repeated="1021"/>
        </table:table-row>
        <table:table-row table:style-name="ro5">
          <table:table-cell office:value-type="float" office:value="11">
            <text:p>11</text:p>
          </table:table-cell>
          <table:table-cell office:value-type="date" office:date-value="2013-08-06T20:26:00">
            <text:p>Aug 6, 2013 8:26 PM</text:p>
          </table:table-cell>
          <table:table-cell office:value-type="string">
            <text:p>Guatemalan</text:p>
          </table:table-cell>
          <table:table-cell table:number-columns-repeated="1021"/>
        </table:table-row>
        <table:table-row table:style-name="ro5">
          <table:table-cell office:value-type="float" office:value="12">
            <text:p>12</text:p>
          </table:table-cell>
          <table:table-cell office:value-type="date" office:date-value="2013-08-06T20:11:00">
            <text:p>Aug 6, 2013 8:11 PM</text:p>
          </table:table-cell>
          <table:table-cell office:value-type="string">
            <text:p>Spaniard</text:p>
          </table:table-cell>
          <table:table-cell table:number-columns-repeated="1021"/>
        </table:table-row>
        <table:table-row table:style-name="ro5">
          <table:table-cell office:value-type="float" office:value="13">
            <text:p>13</text:p>
          </table:table-cell>
          <table:table-cell office:value-type="date" office:date-value="2013-08-06T16:14:00">
            <text:p>Aug 6, 2013 4:14 PM</text:p>
          </table:table-cell>
          <table:table-cell office:value-type="string">
            <text:p>Italian</text:p>
          </table:table-cell>
          <table:table-cell table:number-columns-repeated="1021"/>
        </table:table-row>
        <table:table-row table:style-name="ro5">
          <table:table-cell office:value-type="float" office:value="14">
            <text:p>14</text:p>
          </table:table-cell>
          <table:table-cell office:value-type="date" office:date-value="2013-08-06T15:55:00">
            <text:p>Aug 6, 2013 3:55 PM</text:p>
          </table:table-cell>
          <table:table-cell office:value-type="string">
            <text:p>Chilean original mapuche-spanish mixture</text:p>
          </table:table-cell>
          <table:table-cell table:number-columns-repeated="1021"/>
        </table:table-row>
        <table:table-row table:style-name="ro5">
          <table:table-cell office:value-type="float" office:value="15">
            <text:p>15</text:p>
          </table:table-cell>
          <table:table-cell office:value-type="date" office:date-value="2013-08-04T15:40:00">
            <text:p>Aug 4, 2013 3:40 PM</text:p>
          </table:table-cell>
          <table:table-cell office:value-type="string">
            <text:p>Spaniard</text:p>
          </table:table-cell>
          <table:table-cell table:number-columns-repeated="1021"/>
        </table:table-row>
        <table:table-row table:style-name="ro5">
          <table:table-cell office:value-type="float" office:value="16">
            <text:p>16</text:p>
          </table:table-cell>
          <table:table-cell office:value-type="date" office:date-value="2013-08-04T12:25:00">
            <text:p>Aug 4, 2013 12:25 PM</text:p>
          </table:table-cell>
          <table:table-cell office:value-type="string">
            <text:p>Why the overly PC, US-specific categorisation? Use globally applicable categories next time please.</text:p>
          </table:table-cell>
          <table:table-cell table:number-columns-repeated="1021"/>
        </table:table-row>
        <table:table-row table:style-name="ro5">
          <table:table-cell office:value-type="float" office:value="17">
            <text:p>17</text:p>
          </table:table-cell>
          <table:table-cell office:value-type="date" office:date-value="2013-08-02T22:48:00">
            <text:p>Aug 2, 2013 10:48 PM</text:p>
          </table:table-cell>
          <table:table-cell office:value-type="string">
            <text:p>Brazilian</text:p>
          </table:table-cell>
          <table:table-cell table:number-columns-repeated="1021"/>
        </table:table-row>
        <table:table-row table:style-name="ro5">
          <table:table-cell office:value-type="float" office:value="18">
            <text:p>18</text:p>
          </table:table-cell>
          <table:table-cell office:value-type="date" office:date-value="2013-08-01T22:23:00">
            <text:p>Aug 1, 2013 10:23 PM</text:p>
          </table:table-cell>
          <table:table-cell office:value-type="string">
            <text:p>European</text:p>
          </table:table-cell>
          <table:table-cell table:number-columns-repeated="1021"/>
        </table:table-row>
        <table:table-row table:style-name="ro5">
          <table:table-cell office:value-type="float" office:value="19">
            <text:p>19</text:p>
          </table:table-cell>
          <table:table-cell office:value-type="date" office:date-value="2013-08-01T20:54:00">
            <text:p>Aug 1, 2013 8:54 PM</text:p>
          </table:table-cell>
          <table:table-cell office:value-type="string">
            <text:p>bolivian/ mexican</text:p>
          </table:table-cell>
          <table:table-cell table:number-columns-repeated="1021"/>
        </table:table-row>
        <table:table-row table:style-name="ro5">
          <table:table-cell office:value-type="float" office:value="20">
            <text:p>20</text:p>
          </table:table-cell>
          <table:table-cell office:value-type="date" office:date-value="2013-08-01T10:51:00">
            <text:p>Aug 1, 2013 10:51 AM</text:p>
          </table:table-cell>
          <table:table-cell office:value-type="string">
            <text:p>Human</text:p>
          </table:table-cell>
          <table:table-cell table:number-columns-repeated="1021"/>
        </table:table-row>
        <table:table-row table:style-name="ro5">
          <table:table-cell office:value-type="float" office:value="21">
            <text:p>21</text:p>
          </table:table-cell>
          <table:table-cell office:value-type="date" office:date-value="2013-08-01T03:03:00">
            <text:p>Aug 1, 2013 3:03 AM</text:p>
          </table:table-cell>
          <table:table-cell office:value-type="string">
            <text:p>Salvadoran</text:p>
          </table:table-cell>
          <table:table-cell table:number-columns-repeated="1021"/>
        </table:table-row>
        <table:table-row table:style-name="ro5">
          <table:table-cell office:value-type="float" office:value="22">
            <text:p>22</text:p>
          </table:table-cell>
          <table:table-cell office:value-type="date" office:date-value="2013-08-01T02:47:00">
            <text:p>Aug 1, 2013 2:47 AM</text:p>
          </table:table-cell>
          <table:table-cell office:value-type="string">
            <text:p>Salvadorean</text:p>
          </table:table-cell>
          <table:table-cell table:number-columns-repeated="1021"/>
        </table:table-row>
        <table:table-row table:style-name="ro5">
          <table:table-cell office:value-type="float" office:value="23">
            <text:p>23</text:p>
          </table:table-cell>
          <table:table-cell office:value-type="date" office:date-value="2013-07-31T23:07:00">
            <text:p>Jul 31, 2013 11:07 PM</text:p>
          </table:table-cell>
          <table:table-cell office:value-type="string">
            <text:p>Venezuelan</text:p>
          </table:table-cell>
          <table:table-cell table:number-columns-repeated="1021"/>
        </table:table-row>
        <table:table-row table:style-name="ro5">
          <table:table-cell office:value-type="float" office:value="24">
            <text:p>24</text:p>
          </table:table-cell>
          <table:table-cell office:value-type="date" office:date-value="2013-07-31T22:31:00">
            <text:p>Jul 31, 2013 10:31 PM</text:p>
          </table:table-cell>
          <table:table-cell office:value-type="string">
            <text:p>I don't support this kind of labeling</text:p>
          </table:table-cell>
          <table:table-cell table:number-columns-repeated="1021"/>
        </table:table-row>
        <table:table-row table:style-name="ro5">
          <table:table-cell office:value-type="float" office:value="25">
            <text:p>25</text:p>
          </table:table-cell>
          <table:table-cell office:value-type="date" office:date-value="2013-07-31T20:41:00">
            <text:p>Jul 31, 2013 8:41 PM</text:p>
          </table:table-cell>
          <table:table-cell office:value-type="string">
            <text:p>Salvadorean</text:p>
          </table:table-cell>
          <table:table-cell table:number-columns-repeated="1021"/>
        </table:table-row>
        <table:table-row table:style-name="ro5">
          <table:table-cell office:value-type="float" office:value="26">
            <text:p>26</text:p>
          </table:table-cell>
          <table:table-cell office:value-type="date" office:date-value="2013-07-31T20:16:00">
            <text:p>Jul 31, 2013 8:16 PM</text:p>
          </table:table-cell>
          <table:table-cell office:value-type="string">
            <text:p>Chilean</text:p>
          </table:table-cell>
          <table:table-cell table:number-columns-repeated="1021"/>
        </table:table-row>
        <table:table-row table:style-name="ro5">
          <table:table-cell office:value-type="float" office:value="27">
            <text:p>27</text:p>
          </table:table-cell>
          <table:table-cell office:value-type="date" office:date-value="2013-07-31T17:54:00">
            <text:p>Jul 31, 2013 5:54 PM</text:p>
          </table:table-cell>
          <table:table-cell office:value-type="string">
            <text:p>Brazilian</text:p>
          </table:table-cell>
          <table:table-cell table:number-columns-repeated="1021"/>
        </table:table-row>
        <table:table-row table:style-name="ro5">
          <table:table-cell office:value-type="float" office:value="28">
            <text:p>28</text:p>
          </table:table-cell>
          <table:table-cell office:value-type="date" office:date-value="2013-07-31T13:44:00">
            <text:p>Jul 31, 2013 1:44 PM</text:p>
          </table:table-cell>
          <table:table-cell office:value-type="string">
            <text:p>Italy</text:p>
          </table:table-cell>
          <table:table-cell table:number-columns-repeated="1021"/>
        </table:table-row>
        <table:table-row table:style-name="ro5">
          <table:table-cell office:value-type="float" office:value="29">
            <text:p>29</text:p>
          </table:table-cell>
          <table:table-cell office:value-type="date" office:date-value="2013-07-31T13:29:00">
            <text:p>Jul 31, 2013 1:29 PM</text:p>
          </table:table-cell>
          <table:table-cell office:value-type="string">
            <text:p>indonesian</text:p>
          </table:table-cell>
          <table:table-cell table:number-columns-repeated="1021"/>
        </table:table-row>
        <table:table-row table:style-name="ro5">
          <table:table-cell office:value-type="float" office:value="30">
            <text:p>30</text:p>
          </table:table-cell>
          <table:table-cell office:value-type="date" office:date-value="2013-07-30T20:15:00">
            <text:p>Jul 30, 2013 8:15 PM</text:p>
          </table:table-cell>
          <table:table-cell office:value-type="string">
            <text:p>Chilean</text:p>
          </table:table-cell>
          <table:table-cell table:number-columns-repeated="1021"/>
        </table:table-row>
        <table:table-row table:style-name="ro5">
          <table:table-cell office:value-type="float" office:value="31">
            <text:p>31</text:p>
          </table:table-cell>
          <table:table-cell office:value-type="date" office:date-value="2013-07-30T10:08:00">
            <text:p>Jul 30, 2013 10:08 AM</text:p>
          </table:table-cell>
          <table:table-cell office:value-type="string">
            <text:p>Greek</text:p>
          </table:table-cell>
          <table:table-cell table:number-columns-repeated="1021"/>
        </table:table-row>
        <table:table-row table:style-name="ro5">
          <table:table-cell office:value-type="float" office:value="32">
            <text:p>32</text:p>
          </table:table-cell>
          <table:table-cell office:value-type="date" office:date-value="2013-07-30T06:12:00">
            <text:p>Jul 30, 2013 6:12 AM</text:p>
          </table:table-cell>
          <table:table-cell office:value-type="string">
            <text:p>Colombian</text:p>
          </table:table-cell>
          <table:table-cell table:number-columns-repeated="1021"/>
        </table:table-row>
        <table:table-row table:style-name="ro5">
          <table:table-cell office:value-type="float" office:value="33">
            <text:p>33</text:p>
          </table:table-cell>
          <table:table-cell office:value-type="date" office:date-value="2013-07-29T23:23:00">
            <text:p>Jul 29, 2013 11:23 PM</text:p>
          </table:table-cell>
          <table:table-cell office:value-type="string">
            <text:p>Portuguese</text:p>
          </table:table-cell>
          <table:table-cell table:number-columns-repeated="1021"/>
        </table:table-row>
        <table:table-row table:style-name="ro5">
          <table:table-cell office:value-type="float" office:value="34">
            <text:p>34</text:p>
          </table:table-cell>
          <table:table-cell office:value-type="date" office:date-value="2013-07-29T22:38:00">
            <text:p>Jul 29, 2013 10:38 PM</text:p>
          </table:table-cell>
          <table:table-cell office:value-type="string">
            <text:p>Swiss (Italian)</text:p>
          </table:table-cell>
          <table:table-cell table:number-columns-repeated="1021"/>
        </table:table-row>
        <table:table-row table:style-name="ro5">
          <table:table-cell office:value-type="float" office:value="35">
            <text:p>35</text:p>
          </table:table-cell>
          <table:table-cell office:value-type="date" office:date-value="2013-07-27T01:57:00">
            <text:p>Jul 27, 2013 1:57 AM</text:p>
          </table:table-cell>
          <table:table-cell office:value-type="string">
            <text:p>Chilean</text:p>
          </table:table-cell>
          <table:table-cell table:number-columns-repeated="1021"/>
        </table:table-row>
        <table:table-row table:style-name="ro5">
          <table:table-cell office:value-type="float" office:value="36">
            <text:p>36</text:p>
          </table:table-cell>
          <table:table-cell office:value-type="date" office:date-value="2013-07-26T20:56:00">
            <text:p>Jul 26, 2013 8:56 PM</text:p>
          </table:table-cell>
          <table:table-cell office:value-type="string">
            <text:p>Brazilians didn't had spanish origin, but are latin americans</text:p>
          </table:table-cell>
          <table:table-cell table:number-columns-repeated="1021"/>
        </table:table-row>
        <table:table-row table:style-name="ro5">
          <table:table-cell office:value-type="float" office:value="37">
            <text:p>37</text:p>
          </table:table-cell>
          <table:table-cell office:value-type="date" office:date-value="2013-07-26T15:49:00">
            <text:p>Jul 26, 2013 3:49 PM</text:p>
          </table:table-cell>
          <table:table-cell office:value-type="string">
            <text:p>Dominican</text:p>
          </table:table-cell>
          <table:table-cell table:number-columns-repeated="1021"/>
        </table:table-row>
        <table:table-row table:style-name="ro5">
          <table:table-cell office:value-type="float" office:value="38">
            <text:p>38</text:p>
          </table:table-cell>
          <table:table-cell office:value-type="date" office:date-value="2013-07-25T16:04:00">
            <text:p>Jul 25, 2013 4:04 PM</text:p>
          </table:table-cell>
          <table:table-cell office:value-type="string">
            <text:p>Argentinean</text:p>
          </table:table-cell>
          <table:table-cell table:number-columns-repeated="1021"/>
        </table:table-row>
        <table:table-row table:style-name="ro5">
          <table:table-cell office:value-type="float" office:value="39">
            <text:p>39</text:p>
          </table:table-cell>
          <table:table-cell office:value-type="date" office:date-value="2013-07-25T07:02:00">
            <text:p>Jul 25, 2013 7:02 AM</text:p>
          </table:table-cell>
          <table:table-cell office:value-type="string">
            <text:p>Spain</text:p>
          </table:table-cell>
          <table:table-cell table:number-columns-repeated="1021"/>
        </table:table-row>
        <table:table-row table:style-name="ro5">
          <table:table-cell office:value-type="float" office:value="40">
            <text:p>40</text:p>
          </table:table-cell>
          <table:table-cell office:value-type="date" office:date-value="2013-07-25T04:29:00">
            <text:p>Jul 25, 2013 4:29 AM</text:p>
          </table:table-cell>
          <table:table-cell office:value-type="string">
            <text:p>Argentinean</text:p>
          </table:table-cell>
          <table:table-cell table:number-columns-repeated="1021"/>
        </table:table-row>
        <table:table-row table:style-name="ro5">
          <table:table-cell office:value-type="float" office:value="41">
            <text:p>41</text:p>
          </table:table-cell>
          <table:table-cell office:value-type="date" office:date-value="2013-07-25T02:53:00.000001">
            <text:p>Jul 25, 2013 2:53 AM</text:p>
          </table:table-cell>
          <table:table-cell office:value-type="string">
            <text:p>Venezuelan</text:p>
          </table:table-cell>
          <table:table-cell table:number-columns-repeated="1021"/>
        </table:table-row>
        <table:table-row table:style-name="ro5">
          <table:table-cell office:value-type="float" office:value="42">
            <text:p>42</text:p>
          </table:table-cell>
          <table:table-cell office:value-type="date" office:date-value="2013-07-25T00:25:00">
            <text:p>Jul 25, 2013 12:25 AM</text:p>
          </table:table-cell>
          <table:table-cell office:value-type="string">
            <text:p>European</text:p>
          </table:table-cell>
          <table:table-cell table:number-columns-repeated="1021"/>
        </table:table-row>
        <table:table-row table:style-name="ro5">
          <table:table-cell office:value-type="float" office:value="43">
            <text:p>43</text:p>
          </table:table-cell>
          <table:table-cell office:value-type="date" office:date-value="2013-07-24T23:00:00">
            <text:p>Jul 24, 2013 11:00 PM</text:p>
          </table:table-cell>
          <table:table-cell office:value-type="string">
            <text:p>I'm a Catalan (living in the Spanish part of Catalonia). My mother tongue is not Spanish and I don't feel member of Hispanic culture, but at the moment I'm living inside the borders of Spain.</text:p>
          </table:table-cell>
          <table:table-cell table:number-columns-repeated="1021"/>
        </table:table-row>
        <table:table-row table:style-name="ro5">
          <table:table-cell office:value-type="float" office:value="44">
            <text:p>44</text:p>
          </table:table-cell>
          <table:table-cell office:value-type="date" office:date-value="2013-07-24T21:58:00">
            <text:p>Jul 24, 2013 9:58 PM</text:p>
          </table:table-cell>
          <table:table-cell office:value-type="string">
            <text:p>Spanish</text:p>
          </table:table-cell>
          <table:table-cell table:number-columns-repeated="1021"/>
        </table:table-row>
        <table:table-row table:style-name="ro5">
          <table:table-cell office:value-type="float" office:value="45">
            <text:p>45</text:p>
          </table:table-cell>
          <table:table-cell office:value-type="date" office:date-value="2013-07-24T21:53:00">
            <text:p>Jul 24, 2013 9:53 PM</text:p>
          </table:table-cell>
          <table:table-cell office:value-type="string">
            <text:p>Brazilian</text:p>
          </table:table-cell>
          <table:table-cell table:number-columns-repeated="1021"/>
        </table:table-row>
        <table:table-row table:style-name="ro5">
          <table:table-cell office:value-type="float" office:value="46">
            <text:p>46</text:p>
          </table:table-cell>
          <table:table-cell office:value-type="date" office:date-value="2013-07-24T21:33:00">
            <text:p>Jul 24, 2013 9:33 PM</text:p>
          </table:table-cell>
          <table:table-cell office:value-type="string">
            <text:p>Spaniard</text:p>
          </table:table-cell>
          <table:table-cell table:number-columns-repeated="1021"/>
        </table:table-row>
        <table:table-row table:style-name="ro5">
          <table:table-cell office:value-type="float" office:value="47">
            <text:p>47</text:p>
          </table:table-cell>
          <table:table-cell office:value-type="date" office:date-value="2013-07-24T21:19:00">
            <text:p>Jul 24, 2013 9:19 PM</text:p>
          </table:table-cell>
          <table:table-cell office:value-type="string">
            <text:p>Portuguese</text:p>
          </table:table-cell>
          <table:table-cell table:number-columns-repeated="1021"/>
        </table:table-row>
        <table:table-row table:style-name="ro5">
          <table:table-cell office:value-type="float" office:value="48">
            <text:p>48</text:p>
          </table:table-cell>
          <table:table-cell office:value-type="date" office:date-value="2013-07-24T19:55:00">
            <text:p>Jul 24, 2013 7:55 PM</text:p>
          </table:table-cell>
          <table:table-cell office:value-type="string">
            <text:p>Spaniard</text:p>
          </table:table-cell>
          <table:table-cell table:number-columns-repeated="1021"/>
        </table:table-row>
        <table:table-row table:style-name="ro5">
          <table:table-cell office:value-type="float" office:value="49">
            <text:p>49</text:p>
          </table:table-cell>
          <table:table-cell office:value-type="date" office:date-value="2013-07-24T15:46:00">
            <text:p>Jul 24, 2013 3:46 PM</text:p>
          </table:table-cell>
          <table:table-cell office:value-type="string">
            <text:p>Portuguese</text:p>
          </table:table-cell>
          <table:table-cell table:number-columns-repeated="1021"/>
        </table:table-row>
        <table:table-row table:style-name="ro5">
          <table:table-cell office:value-type="float" office:value="50">
            <text:p>50</text:p>
          </table:table-cell>
          <table:table-cell office:value-type="date" office:date-value="2013-07-24T14:27:00">
            <text:p>Jul 24, 2013 2:27 PM</text:p>
          </table:table-cell>
          <table:table-cell office:value-type="string">
            <text:p>Portuguese</text:p>
          </table:table-cell>
          <table:table-cell table:number-columns-repeated="1021"/>
        </table:table-row>
        <table:table-row table:style-name="ro5">
          <table:table-cell office:value-type="float" office:value="51">
            <text:p>51</text:p>
          </table:table-cell>
          <table:table-cell office:value-type="date" office:date-value="2013-07-24T12:48:00">
            <text:p>Jul 24, 2013 12:48 PM</text:p>
          </table:table-cell>
          <table:table-cell office:value-type="string">
            <text:p>From Spain</text:p>
          </table:table-cell>
          <table:table-cell table:number-columns-repeated="1021"/>
        </table:table-row>
      </table:table>
      <table:table table:name="Question 36" table:style-name="ta2" table:print="false">
        <office:forms form:automatic-focus="false" form:apply-design-mode="false"/>
        <table:table-column table:style-name="co1" table:default-cell-style-name="ce8"/>
        <table:table-column table:style-name="co2" table:default-cell-style-name="ce15"/>
        <table:table-column table:style-name="co3" table:number-columns-repeated="2" table:default-cell-style-name="Default"/>
        <table:table-column table:style-name="co4" table:number-columns-repeated="252" table:default-cell-style-name="Default"/>
        <table:table-column table:style-name="co5" table:number-columns-repeated="768" table:default-cell-style-name="Default"/>
        <table:table-row table:style-name="ro1">
          <table:table-cell table:style-name="ce1" office:value-type="string" table:number-columns-spanned="4"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0"/>
        </table:table-row>
        <table:table-row table:style-name="ro2">
          <table:table-cell table:style-name="ce2" office:value-type="string" table:number-columns-spanned="4" table:number-rows-spanned="1">
            <text:p>What race do you identify with?</text:p>
          </table:table-cell>
          <table:covered-table-cell table:style-name="ce10" office:value-type="string">
            <text:p>What race do you identify with?</text:p>
          </table:covered-table-cell>
          <table:covered-table-cell table:style-name="ce10" office:value-type="string">
            <text:p>What race do you identify with?</text:p>
          </table:covered-table-cell>
          <table:covered-table-cell table:style-name="ce10" office:value-type="string">
            <text:p>What race do you identify with?</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Percent</text:p>
          </table:table-cell>
          <table:table-cell table:style-name="ce16" office:value-type="string">
            <text:p>Response Count</text:p>
          </table:table-cell>
          <table:table-cell table:number-columns-repeated="1020"/>
        </table:table-row>
        <table:table-row table:style-name="ro4">
          <table:table-cell table:style-name="ce4" office:value-type="string" table:number-columns-spanned="2" table:number-rows-spanned="1">
            <text:p>White</text:p>
          </table:table-cell>
          <table:covered-table-cell table:style-name="ce12" office:value-type="string">
            <text:p>White</text:p>
          </table:covered-table-cell>
          <table:table-cell table:style-name="ce17" office:value-type="percentage" office:value="0.871">
            <text:p>87.1%</text:p>
          </table:table-cell>
          <table:table-cell table:style-name="ce19" office:value-type="float" office:value="586">
            <text:p>586</text:p>
          </table:table-cell>
          <table:table-cell table:number-columns-repeated="1020"/>
        </table:table-row>
        <table:table-row table:style-name="ro4">
          <table:table-cell table:style-name="ce4" office:value-type="string" table:number-columns-spanned="2" table:number-rows-spanned="1">
            <text:p>Black or African American</text:p>
          </table:table-cell>
          <table:covered-table-cell table:style-name="ce12" office:value-type="string">
            <text:p>Black or African American</text:p>
          </table:covered-table-cell>
          <table:table-cell table:style-name="ce17" office:value-type="percentage" office:value="0.009">
            <text:p>0.9%</text:p>
          </table:table-cell>
          <table:table-cell table:style-name="ce19" office:value-type="float" office:value="6">
            <text:p>6</text:p>
          </table:table-cell>
          <table:table-cell table:number-columns-repeated="1020"/>
        </table:table-row>
        <table:table-row table:style-name="ro4">
          <table:table-cell table:style-name="ce4" office:value-type="string" table:number-columns-spanned="2" table:number-rows-spanned="1">
            <text:p>African</text:p>
          </table:table-cell>
          <table:covered-table-cell table:style-name="ce12" office:value-type="string">
            <text:p>African</text:p>
          </table:covered-table-cell>
          <table:table-cell table:style-name="ce17" office:value-type="percentage" office:value="0">
            <text:p>0.0%</text:p>
          </table:table-cell>
          <table:table-cell table:style-name="ce19" office:value-type="float" office:value="0">
            <text:p>0</text:p>
          </table:table-cell>
          <table:table-cell table:number-columns-repeated="1020"/>
        </table:table-row>
        <table:table-row table:style-name="ro4">
          <table:table-cell table:style-name="ce4" office:value-type="string" table:number-columns-spanned="2" table:number-rows-spanned="1">
            <text:p>American Indian or Alaska Native</text:p>
          </table:table-cell>
          <table:covered-table-cell table:style-name="ce12" office:value-type="string">
            <text:p>American Indian or Alaska Native</text:p>
          </table:covered-table-cell>
          <table:table-cell table:style-name="ce17" office:value-type="percentage" office:value="0.009">
            <text:p>0.9%</text:p>
          </table:table-cell>
          <table:table-cell table:style-name="ce19" office:value-type="float" office:value="6">
            <text:p>6</text:p>
          </table:table-cell>
          <table:table-cell table:number-columns-repeated="1020"/>
        </table:table-row>
        <table:table-row table:style-name="ro4">
          <table:table-cell table:style-name="ce4" office:value-type="string" table:number-columns-spanned="2" table:number-rows-spanned="1">
            <text:p>Asian Indian</text:p>
          </table:table-cell>
          <table:covered-table-cell table:style-name="ce12" office:value-type="string">
            <text:p>Asian Indian</text:p>
          </table:covered-table-cell>
          <table:table-cell table:style-name="ce17" office:value-type="percentage" office:value="0.021">
            <text:p>2.1%</text:p>
          </table:table-cell>
          <table:table-cell table:style-name="ce19" office:value-type="float" office:value="14">
            <text:p>14</text:p>
          </table:table-cell>
          <table:table-cell table:number-columns-repeated="2"/>
          <table:table-cell>
            <draw:frame table:end-cell-address="'Question 36'.P27" table:end-x="0.0012in" table:end-y="0.1768in" draw:z-index="0" draw:name="Chart 1" draw:style-name="gr1" svg:width="6.3209in" svg:height="3.5327in" svg:x="0.0004in" svg:y="0.0004in">
              <draw:object draw:notify-on-update-of-ranges="'Question 1'.A4:'Question 1'.A19 'Question 1'.C4:'Question 1'.C19" xlink:href="./Object 32" xlink:type="simple" xlink:show="embed" xlink:actuate="onLoad"/>
              <draw:image xlink:href="./ObjectReplacements/Object 32" xlink:type="simple" xlink:show="embed" xlink:actuate="onLoad"/>
            </draw:frame>
          </table:table-cell>
          <table:table-cell table:number-columns-repeated="1017"/>
        </table:table-row>
        <table:table-row table:style-name="ro4">
          <table:table-cell table:style-name="ce4" office:value-type="string" table:number-columns-spanned="2" table:number-rows-spanned="1">
            <text:p>Chinese</text:p>
          </table:table-cell>
          <table:covered-table-cell table:style-name="ce12" office:value-type="string">
            <text:p>Chinese</text:p>
          </table:covered-table-cell>
          <table:table-cell table:style-name="ce17" office:value-type="percentage" office:value="0.009">
            <text:p>0.9%</text:p>
          </table:table-cell>
          <table:table-cell table:style-name="ce19" office:value-type="float" office:value="6">
            <text:p>6</text:p>
          </table:table-cell>
          <table:table-cell table:number-columns-repeated="1020"/>
        </table:table-row>
        <table:table-row table:style-name="ro4">
          <table:table-cell table:style-name="ce4" office:value-type="string" table:number-columns-spanned="2" table:number-rows-spanned="1">
            <text:p>Filipino</text:p>
          </table:table-cell>
          <table:covered-table-cell table:style-name="ce12" office:value-type="string">
            <text:p>Filipino</text:p>
          </table:covered-table-cell>
          <table:table-cell table:style-name="ce17" office:value-type="percentage" office:value="0">
            <text:p>0.0%</text:p>
          </table:table-cell>
          <table:table-cell table:style-name="ce19" office:value-type="float" office:value="0">
            <text:p>0</text:p>
          </table:table-cell>
          <table:table-cell table:number-columns-repeated="1020"/>
        </table:table-row>
        <table:table-row table:style-name="ro4">
          <table:table-cell table:style-name="ce4" office:value-type="string" table:number-columns-spanned="2" table:number-rows-spanned="1">
            <text:p>Guamanian or Chamorro</text:p>
          </table:table-cell>
          <table:covered-table-cell table:style-name="ce12" office:value-type="string">
            <text:p>Guamanian or Chamorro</text:p>
          </table:covered-table-cell>
          <table:table-cell table:style-name="ce17" office:value-type="percentage" office:value="0">
            <text:p>0.0%</text:p>
          </table:table-cell>
          <table:table-cell table:style-name="ce19" office:value-type="float" office:value="0">
            <text:p>0</text:p>
          </table:table-cell>
          <table:table-cell table:number-columns-repeated="1020"/>
        </table:table-row>
        <table:table-row table:style-name="ro4">
          <table:table-cell table:style-name="ce4" office:value-type="string" table:number-columns-spanned="2" table:number-rows-spanned="1">
            <text:p>Japanese</text:p>
          </table:table-cell>
          <table:covered-table-cell table:style-name="ce12" office:value-type="string">
            <text:p>Japanese</text:p>
          </table:covered-table-cell>
          <table:table-cell table:style-name="ce17" office:value-type="percentage" office:value="0.003">
            <text:p>0.3%</text:p>
          </table:table-cell>
          <table:table-cell table:style-name="ce19" office:value-type="float" office:value="2">
            <text:p>2</text:p>
          </table:table-cell>
          <table:table-cell table:number-columns-repeated="1020"/>
        </table:table-row>
        <table:table-row table:style-name="ro4">
          <table:table-cell table:style-name="ce4" office:value-type="string" table:number-columns-spanned="2" table:number-rows-spanned="1">
            <text:p>Korean</text:p>
          </table:table-cell>
          <table:covered-table-cell table:style-name="ce12" office:value-type="string">
            <text:p>Korean</text:p>
          </table:covered-table-cell>
          <table:table-cell table:style-name="ce17" office:value-type="percentage" office:value="0.004">
            <text:p>0.4%</text:p>
          </table:table-cell>
          <table:table-cell table:style-name="ce19" office:value-type="float" office:value="3">
            <text:p>3</text:p>
          </table:table-cell>
          <table:table-cell table:number-columns-repeated="1020"/>
        </table:table-row>
        <table:table-row table:style-name="ro4">
          <table:table-cell table:style-name="ce4" office:value-type="string" table:number-columns-spanned="2" table:number-rows-spanned="1">
            <text:p>Native Hawaiian</text:p>
          </table:table-cell>
          <table:covered-table-cell table:style-name="ce12" office:value-type="string">
            <text:p>Native Hawaiian</text:p>
          </table:covered-table-cell>
          <table:table-cell table:style-name="ce17" office:value-type="percentage" office:value="0">
            <text:p>0.0%</text:p>
          </table:table-cell>
          <table:table-cell table:style-name="ce19" office:value-type="float" office:value="0">
            <text:p>0</text:p>
          </table:table-cell>
          <table:table-cell table:number-columns-repeated="1020"/>
        </table:table-row>
        <table:table-row table:style-name="ro4">
          <table:table-cell table:style-name="ce4" office:value-type="string" table:number-columns-spanned="2" table:number-rows-spanned="1">
            <text:p>Vietnamese</text:p>
          </table:table-cell>
          <table:covered-table-cell table:style-name="ce12" office:value-type="string">
            <text:p>Vietnamese</text:p>
          </table:covered-table-cell>
          <table:table-cell table:style-name="ce17" office:value-type="percentage" office:value="0.001">
            <text:p>0.1%</text:p>
          </table:table-cell>
          <table:table-cell table:style-name="ce19" office:value-type="float" office:value="1">
            <text:p>1</text:p>
          </table:table-cell>
          <table:table-cell table:number-columns-repeated="1020"/>
        </table:table-row>
        <table:table-row table:style-name="ro4">
          <table:table-cell table:style-name="ce4" office:value-type="string" table:number-columns-spanned="2" table:number-rows-spanned="1">
            <text:p>Samoan</text:p>
          </table:table-cell>
          <table:covered-table-cell table:style-name="ce12" office:value-type="string">
            <text:p>Samoan</text:p>
          </table:covered-table-cell>
          <table:table-cell table:style-name="ce17" office:value-type="percentage" office:value="0">
            <text:p>0.0%</text:p>
          </table:table-cell>
          <table:table-cell table:style-name="ce19" office:value-type="float" office:value="0">
            <text:p>0</text:p>
          </table:table-cell>
          <table:table-cell table:number-columns-repeated="1020"/>
        </table:table-row>
        <table:table-row table:style-name="ro4">
          <table:table-cell table:style-name="ce4" office:value-type="string" table:number-columns-spanned="2" table:number-rows-spanned="1">
            <text:p>Other Asian – Print race below, for example, Hmong, Laotian, Thai, Pakastani, Cambodian, and so on.</text:p>
          </table:table-cell>
          <table:covered-table-cell table:style-name="ce12" office:value-type="string">
            <text:p>Other Asian – Print race below, for example, Hmong, Laotian, Thai, Pakastani, Cambodian, and so on.</text:p>
          </table:covered-table-cell>
          <table:table-cell table:style-name="ce17" office:value-type="percentage" office:value="0.01">
            <text:p>1.0%</text:p>
          </table:table-cell>
          <table:table-cell table:style-name="ce19" office:value-type="float" office:value="7">
            <text:p>7</text:p>
          </table:table-cell>
          <table:table-cell table:number-columns-repeated="1020"/>
        </table:table-row>
        <table:table-row table:style-name="ro4">
          <table:table-cell table:style-name="ce4" office:value-type="string" table:number-columns-spanned="2" table:number-rows-spanned="1">
            <text:p>Other Pacific Islander – Print race below, for example, Fijian, Tongan, and so on.</text:p>
          </table:table-cell>
          <table:covered-table-cell table:style-name="ce12" office:value-type="string">
            <text:p>Other Pacific Islander – Print race below, for example, Fijian, Tongan, and so on.</text:p>
          </table:covered-table-cell>
          <table:table-cell table:style-name="ce17" office:value-type="percentage" office:value="0">
            <text:p>0.0%</text:p>
          </table:table-cell>
          <table:table-cell table:style-name="ce19" office:value-type="float" office:value="0">
            <text:p>0</text:p>
          </table:table-cell>
          <table:table-cell table:number-columns-repeated="1020"/>
        </table:table-row>
        <table:table-row table:style-name="ro4">
          <table:table-cell table:style-name="ce4" office:value-type="string" table:number-columns-spanned="2" table:number-rows-spanned="1">
            <text:p>Some other race – Print race below.</text:p>
          </table:table-cell>
          <table:covered-table-cell table:style-name="ce12" office:value-type="string">
            <text:p>Some other race – Print race below.</text:p>
          </table:covered-table-cell>
          <table:table-cell table:style-name="ce17" office:value-type="percentage" office:value="0.062">
            <text:p>6.2%</text:p>
          </table:table-cell>
          <table:table-cell table:style-name="ce19" office:value-type="float" office:value="42">
            <text:p>42</text:p>
          </table:table-cell>
          <table:table-cell table:number-columns-repeated="1020"/>
        </table:table-row>
        <table:table-row table:style-name="ro4">
          <table:table-cell table:style-name="ce4" office:value-type="string" table:number-columns-spanned="3" table:number-rows-spanned="1">
            <text:p>Please specify</text:p>
          </table:table-cell>
          <table:covered-table-cell table:style-name="ce12" office:value-type="string">
            <text:p>Please specify</text:p>
          </table:covered-table-cell>
          <table:covered-table-cell table:style-name="ce18" office:value-type="float" office:value="68">
            <text:p>68</text:p>
          </table:covered-table-cell>
          <table:table-cell table:style-name="ce20" office:value-type="float" office:value="68">
            <text:p>68</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13" office:value-type="string">
            <text:p>answered question</text:p>
          </table:covered-table-cell>
          <table:covered-table-cell table:style-name="ce13" office:value-type="float" office:value="673">
            <text:p>673</text:p>
          </table:covered-table-cell>
          <table:table-cell table:style-name="ce21" office:value-type="float" office:value="673">
            <text:p>673</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14" office:value-type="string">
            <text:p>skipped question</text:p>
          </table:covered-table-cell>
          <table:covered-table-cell table:style-name="ce14" office:value-type="float" office:value="334">
            <text:p>334</text:p>
          </table:covered-table-cell>
          <table:table-cell table:style-name="ce22" office:value-type="float" office:value="334">
            <text:p>334</text:p>
          </table:table-cell>
          <table:table-cell table:number-columns-repeated="1020"/>
        </table:table-row>
        <table:table-row table:style-name="ro5">
          <table:table-cell table:style-name="Default" table:number-columns-repeated="2"/>
          <table:table-cell table:number-columns-repeated="1022"/>
        </table:table-row>
        <table:table-row table:style-name="ro5">
          <table:table-cell table:style-name="ce7" office:value-type="string">
            <text:p>Number</text:p>
          </table:table-cell>
          <table:table-cell table:style-name="ce7" office:value-type="string">
            <text:p>Response Date</text:p>
          </table:table-cell>
          <table:table-cell table:style-name="ce7" office:value-type="string">
            <text:p>Please specify</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3-11-04T15:07:00">
            <text:p>Nov 4, 2013 3:07 PM</text:p>
          </table:table-cell>
          <table:table-cell office:value-type="string">
            <text:p>Multiethnic: Indonesian (Other Asian) &amp; White. Please let people check multiple boxes in the future—the Census does!</text:p>
          </table:table-cell>
          <table:table-cell table:number-columns-repeated="1021"/>
        </table:table-row>
        <table:table-row table:style-name="ro5">
          <table:table-cell office:value-type="float" office:value="2">
            <text:p>2</text:p>
          </table:table-cell>
          <table:table-cell office:value-type="date" office:date-value="2013-10-29T17:56:00">
            <text:p>Oct 29, 2013 5:56 PM</text:p>
          </table:table-cell>
          <table:table-cell office:value-type="string">
            <text:p>Latino</text:p>
          </table:table-cell>
          <table:table-cell table:number-columns-repeated="1021"/>
        </table:table-row>
        <table:table-row table:style-name="ro5">
          <table:table-cell office:value-type="float" office:value="3">
            <text:p>3</text:p>
          </table:table-cell>
          <table:table-cell office:value-type="date" office:date-value="2013-10-29T16:48:00">
            <text:p>Oct 29, 2013 4:48 PM</text:p>
          </table:table-cell>
          <table:table-cell office:value-type="string">
            <text:p>Jewish</text:p>
          </table:table-cell>
          <table:table-cell table:number-columns-repeated="1021"/>
        </table:table-row>
        <table:table-row table:style-name="ro5">
          <table:table-cell office:value-type="float" office:value="4">
            <text:p>4</text:p>
          </table:table-cell>
          <table:table-cell office:value-type="date" office:date-value="2013-10-29T15:35:00">
            <text:p>Oct 29, 2013 3:35 PM</text:p>
          </table:table-cell>
          <table:table-cell office:value-type="string">
            <text:p>multi-ethnic American white &amp; Korean</text:p>
          </table:table-cell>
          <table:table-cell table:number-columns-repeated="1021"/>
        </table:table-row>
        <table:table-row table:style-name="ro5">
          <table:table-cell office:value-type="float" office:value="5">
            <text:p>5</text:p>
          </table:table-cell>
          <table:table-cell office:value-type="date" office:date-value="2013-10-29T03:10:00">
            <text:p>Oct 29, 2013 3:10 AM</text:p>
          </table:table-cell>
          <table:table-cell office:value-type="string">
            <text:p>None (Latin@)</text:p>
          </table:table-cell>
          <table:table-cell table:number-columns-repeated="1021"/>
        </table:table-row>
        <table:table-row table:style-name="ro5">
          <table:table-cell office:value-type="float" office:value="6">
            <text:p>6</text:p>
          </table:table-cell>
          <table:table-cell office:value-type="date" office:date-value="2013-10-29T02:39:00">
            <text:p>Oct 29, 2013 2:39 AM</text:p>
          </table:table-cell>
          <table:table-cell office:value-type="string">
            <text:p>Taino</text:p>
          </table:table-cell>
          <table:table-cell table:number-columns-repeated="1021"/>
        </table:table-row>
        <table:table-row table:style-name="ro5">
          <table:table-cell office:value-type="float" office:value="7">
            <text:p>7</text:p>
          </table:table-cell>
          <table:table-cell office:value-type="date" office:date-value="2013-10-29T01:59:00">
            <text:p>Oct 29, 2013 1:59 AM</text:p>
          </table:table-cell>
          <table:table-cell office:value-type="string">
            <text:p>no race (note: this is different than leaving the question blank.)</text:p>
          </table:table-cell>
          <table:table-cell table:number-columns-repeated="1021"/>
        </table:table-row>
        <table:table-row table:style-name="ro5">
          <table:table-cell office:value-type="float" office:value="8">
            <text:p>8</text:p>
          </table:table-cell>
          <table:table-cell office:value-type="date" office:date-value="2013-10-28T22:54:00">
            <text:p>Oct 28, 2013 10:54 PM</text:p>
          </table:table-cell>
          <table:table-cell office:value-type="string">
            <text:p>European American</text:p>
          </table:table-cell>
          <table:table-cell table:number-columns-repeated="1021"/>
        </table:table-row>
        <table:table-row table:style-name="ro5">
          <table:table-cell office:value-type="float" office:value="9">
            <text:p>9</text:p>
          </table:table-cell>
          <table:table-cell office:value-type="date" office:date-value="2013-10-28T21:54:00">
            <text:p>Oct 28, 2013 9:54 PM</text:p>
          </table:table-cell>
          <table:table-cell office:value-type="string">
            <text:p>Arab American</text:p>
          </table:table-cell>
          <table:table-cell table:number-columns-repeated="1021"/>
        </table:table-row>
        <table:table-row table:style-name="ro5">
          <table:table-cell office:value-type="float" office:value="10">
            <text:p>10</text:p>
          </table:table-cell>
          <table:table-cell office:value-type="date" office:date-value="2013-10-28T21:50:00">
            <text:p>Oct 28, 2013 9:50 PM</text:p>
          </table:table-cell>
          <table:table-cell office:value-type="string">
            <text:p>Half Japanese/Taiwanese</text:p>
          </table:table-cell>
          <table:table-cell table:number-columns-repeated="1021"/>
        </table:table-row>
        <table:table-row table:style-name="ro5">
          <table:table-cell office:value-type="float" office:value="11">
            <text:p>11</text:p>
          </table:table-cell>
          <table:table-cell office:value-type="date" office:date-value="2013-10-28T21:23:00">
            <text:p>Oct 28, 2013 9:23 PM</text:p>
          </table:table-cell>
          <table:table-cell office:value-type="string">
            <text:p>Taiwanese</text:p>
          </table:table-cell>
          <table:table-cell table:number-columns-repeated="1021"/>
        </table:table-row>
        <table:table-row table:style-name="ro5">
          <table:table-cell office:value-type="float" office:value="12">
            <text:p>12</text:p>
          </table:table-cell>
          <table:table-cell office:value-type="date" office:date-value="2013-10-28T21:12:00">
            <text:p>Oct 28, 2013 9:12 PM</text:p>
          </table:table-cell>
          <table:table-cell office:value-type="string">
            <text:p>Mayan</text:p>
          </table:table-cell>
          <table:table-cell table:number-columns-repeated="1021"/>
        </table:table-row>
        <table:table-row table:style-name="ro5">
          <table:table-cell office:value-type="float" office:value="13">
            <text:p>13</text:p>
          </table:table-cell>
          <table:table-cell office:value-type="date" office:date-value="2013-09-10T21:44:00">
            <text:p>Sep 10, 2013 9:44 PM</text:p>
          </table:table-cell>
          <table:table-cell office:value-type="string">
            <text:p>Mixed</text:p>
          </table:table-cell>
          <table:table-cell table:number-columns-repeated="1021"/>
        </table:table-row>
        <table:table-row table:style-name="ro5">
          <table:table-cell office:value-type="float" office:value="14">
            <text:p>14</text:p>
          </table:table-cell>
          <table:table-cell office:value-type="date" office:date-value="2013-08-30T21:28:00">
            <text:p>Aug 30, 2013 9:28 PM</text:p>
          </table:table-cell>
          <table:table-cell office:value-type="string">
            <text:p>Bangladeshi</text:p>
          </table:table-cell>
          <table:table-cell table:number-columns-repeated="1021"/>
        </table:table-row>
        <table:table-row table:style-name="ro5">
          <table:table-cell office:value-type="float" office:value="15">
            <text:p>15</text:p>
          </table:table-cell>
          <table:table-cell office:value-type="date" office:date-value="2013-08-27T15:48:00">
            <text:p>Aug 27, 2013 3:48 PM</text:p>
          </table:table-cell>
          <table:table-cell office:value-type="string">
            <text:p>Doesn't matter to me.</text:p>
          </table:table-cell>
          <table:table-cell table:number-columns-repeated="1021"/>
        </table:table-row>
        <table:table-row table:style-name="ro5">
          <table:table-cell office:value-type="float" office:value="16">
            <text:p>16</text:p>
          </table:table-cell>
          <table:table-cell office:value-type="date" office:date-value="2013-08-24T14:29:00">
            <text:p>Aug 24, 2013 2:29 PM</text:p>
          </table:table-cell>
          <table:table-cell office:value-type="string">
            <text:p>Mixed Race. (white and black)</text:p>
          </table:table-cell>
          <table:table-cell table:number-columns-repeated="1021"/>
        </table:table-row>
        <table:table-row table:style-name="ro5">
          <table:table-cell office:value-type="float" office:value="17">
            <text:p>17</text:p>
          </table:table-cell>
          <table:table-cell office:value-type="date" office:date-value="2013-08-22T20:16:00">
            <text:p>Aug 22, 2013 8:16 PM</text:p>
          </table:table-cell>
          <table:table-cell office:value-type="string">
            <text:p>Nepali</text:p>
          </table:table-cell>
          <table:table-cell table:number-columns-repeated="1021"/>
        </table:table-row>
        <table:table-row table:style-name="ro5">
          <table:table-cell office:value-type="float" office:value="18">
            <text:p>18</text:p>
          </table:table-cell>
          <table:table-cell office:value-type="date" office:date-value="2013-08-22T08:41:00">
            <text:p>Aug 22, 2013 8:41 AM</text:p>
          </table:table-cell>
          <table:table-cell office:value-type="string">
            <text:p>cambodian</text:p>
          </table:table-cell>
          <table:table-cell table:number-columns-repeated="1021"/>
        </table:table-row>
        <table:table-row table:style-name="ro5">
          <table:table-cell office:value-type="float" office:value="19">
            <text:p>19</text:p>
          </table:table-cell>
          <table:table-cell office:value-type="date" office:date-value="2013-08-22T08:22:00">
            <text:p>Aug 22, 2013 8:22 AM</text:p>
          </table:table-cell>
          <table:table-cell office:value-type="string">
            <text:p>Don't believe in race. It's an artificial construct to support bigotry.</text:p>
          </table:table-cell>
          <table:table-cell table:number-columns-repeated="1021"/>
        </table:table-row>
        <table:table-row table:style-name="ro5">
          <table:table-cell office:value-type="float" office:value="20">
            <text:p>20</text:p>
          </table:table-cell>
          <table:table-cell office:value-type="date" office:date-value="2013-08-12T08:55:00">
            <text:p>Aug 12, 2013 8:55 AM</text:p>
          </table:table-cell>
          <table:table-cell office:value-type="string">
            <text:p>European descent</text:p>
          </table:table-cell>
          <table:table-cell table:number-columns-repeated="1021"/>
        </table:table-row>
        <table:table-row table:style-name="ro5">
          <table:table-cell office:value-type="float" office:value="21">
            <text:p>21</text:p>
          </table:table-cell>
          <table:table-cell office:value-type="date" office:date-value="2013-08-10T16:12:00">
            <text:p>Aug 10, 2013 4:12 PM</text:p>
          </table:table-cell>
          <table:table-cell office:value-type="string">
            <text:p>using the concept 'white' versus 'black' is inherently racist. There are no white skinned people unless dead as there <text:s/>no black skinned people --&gt; see steve biko movie for a good quote</text:p>
          </table:table-cell>
          <table:table-cell table:number-columns-repeated="1021"/>
        </table:table-row>
        <table:table-row table:style-name="ro5">
          <table:table-cell office:value-type="float" office:value="22">
            <text:p>22</text:p>
          </table:table-cell>
          <table:table-cell office:value-type="date" office:date-value="2013-08-08T00:34:00">
            <text:p>Aug 8, 2013 12:34 AM</text:p>
          </table:table-cell>
          <table:table-cell office:value-type="string">
            <text:p>Canadian</text:p>
          </table:table-cell>
          <table:table-cell table:number-columns-repeated="1021"/>
        </table:table-row>
        <table:table-row table:style-name="ro5">
          <table:table-cell office:value-type="float" office:value="23">
            <text:p>23</text:p>
          </table:table-cell>
          <table:table-cell office:value-type="date" office:date-value="2013-08-07T20:06:00">
            <text:p>Aug 7, 2013 8:06 PM</text:p>
          </table:table-cell>
          <table:table-cell office:value-type="string">
            <text:p>Human</text:p>
          </table:table-cell>
          <table:table-cell table:number-columns-repeated="1021"/>
        </table:table-row>
        <table:table-row table:style-name="ro5">
          <table:table-cell office:value-type="float" office:value="24">
            <text:p>24</text:p>
          </table:table-cell>
          <table:table-cell office:value-type="date" office:date-value="2013-08-06T14:38:00">
            <text:p>Aug 6, 2013 2:38 PM</text:p>
          </table:table-cell>
          <table:table-cell office:value-type="string">
            <text:p>Human</text:p>
          </table:table-cell>
          <table:table-cell table:number-columns-repeated="1021"/>
        </table:table-row>
        <table:table-row table:style-name="ro5">
          <table:table-cell office:value-type="float" office:value="25">
            <text:p>25</text:p>
          </table:table-cell>
          <table:table-cell office:value-type="date" office:date-value="2013-08-06T11:07:00">
            <text:p>Aug 6, 2013 11:07 AM</text:p>
          </table:table-cell>
          <table:table-cell office:value-type="string">
            <text:p>mixed asian/white</text:p>
          </table:table-cell>
          <table:table-cell table:number-columns-repeated="1021"/>
        </table:table-row>
        <table:table-row table:style-name="ro5">
          <table:table-cell office:value-type="float" office:value="26">
            <text:p>26</text:p>
          </table:table-cell>
          <table:table-cell office:value-type="date" office:date-value="2013-08-05T20:20:00">
            <text:p>Aug 5, 2013 8:20 PM</text:p>
          </table:table-cell>
          <table:table-cell office:value-type="string">
            <text:p>European</text:p>
          </table:table-cell>
          <table:table-cell table:number-columns-repeated="1021"/>
        </table:table-row>
        <table:table-row table:style-name="ro5">
          <table:table-cell office:value-type="float" office:value="27">
            <text:p>27</text:p>
          </table:table-cell>
          <table:table-cell office:value-type="date" office:date-value="2013-08-04T12:25:00">
            <text:p>Aug 4, 2013 12:25 PM</text:p>
          </table:table-cell>
          <table:table-cell office:value-type="string">
            <text:p>While we are being ridiculously specific: Caucasian of British origin</text:p>
          </table:table-cell>
          <table:table-cell table:number-columns-repeated="1021"/>
        </table:table-row>
        <table:table-row table:style-name="ro5">
          <table:table-cell office:value-type="float" office:value="28">
            <text:p>28</text:p>
          </table:table-cell>
          <table:table-cell office:value-type="date" office:date-value="2013-08-02T16:47:00">
            <text:p>Aug 2, 2013 4:47 PM</text:p>
          </table:table-cell>
          <table:table-cell office:value-type="string">
            <text:p>Polish/Irish</text:p>
          </table:table-cell>
          <table:table-cell table:number-columns-repeated="1021"/>
        </table:table-row>
        <table:table-row table:style-name="ro5">
          <table:table-cell office:value-type="float" office:value="29">
            <text:p>29</text:p>
          </table:table-cell>
          <table:table-cell office:value-type="date" office:date-value="2013-08-02T10:51:00">
            <text:p>Aug 2, 2013 10:51 AM</text:p>
          </table:table-cell>
          <table:table-cell office:value-type="string">
            <text:p>Klingon</text:p>
          </table:table-cell>
          <table:table-cell table:number-columns-repeated="1021"/>
        </table:table-row>
        <table:table-row table:style-name="ro5">
          <table:table-cell office:value-type="float" office:value="30">
            <text:p>30</text:p>
          </table:table-cell>
          <table:table-cell office:value-type="date" office:date-value="2013-08-02T07:03:00">
            <text:p>Aug 2, 2013 7:03 AM</text:p>
          </table:table-cell>
          <table:table-cell office:value-type="string">
            <text:p>Turks</text:p>
          </table:table-cell>
          <table:table-cell table:number-columns-repeated="1021"/>
        </table:table-row>
        <table:table-row table:style-name="ro5">
          <table:table-cell office:value-type="float" office:value="31">
            <text:p>31</text:p>
          </table:table-cell>
          <table:table-cell office:value-type="date" office:date-value="2013-08-01T21:15:00">
            <text:p>Aug 1, 2013 9:15 PM</text:p>
          </table:table-cell>
          <table:table-cell office:value-type="string">
            <text:p>I don't identify with any</text:p>
          </table:table-cell>
          <table:table-cell table:number-columns-repeated="1021"/>
        </table:table-row>
        <table:table-row table:style-name="ro5">
          <table:table-cell office:value-type="float" office:value="32">
            <text:p>32</text:p>
          </table:table-cell>
          <table:table-cell office:value-type="date" office:date-value="2013-08-01T19:20:59.999999">
            <text:p>Aug 1, 2013 7:21 PM</text:p>
          </table:table-cell>
          <table:table-cell office:value-type="string">
            <text:p>Hispanic</text:p>
          </table:table-cell>
          <table:table-cell table:number-columns-repeated="1021"/>
        </table:table-row>
        <table:table-row table:style-name="ro5">
          <table:table-cell office:value-type="float" office:value="33">
            <text:p>33</text:p>
          </table:table-cell>
          <table:table-cell office:value-type="date" office:date-value="2013-08-01T17:59:00">
            <text:p>Aug 1, 2013 5:59 PM</text:p>
          </table:table-cell>
          <table:table-cell office:value-type="string">
            <text:p>American</text:p>
          </table:table-cell>
          <table:table-cell table:number-columns-repeated="1021"/>
        </table:table-row>
        <table:table-row table:style-name="ro5">
          <table:table-cell office:value-type="float" office:value="34">
            <text:p>34</text:p>
          </table:table-cell>
          <table:table-cell office:value-type="date" office:date-value="2013-08-01T15:20:00">
            <text:p>Aug 1, 2013 3:20 PM</text:p>
          </table:table-cell>
          <table:table-cell office:value-type="string">
            <text:p>Indian</text:p>
          </table:table-cell>
          <table:table-cell table:number-columns-repeated="1021"/>
        </table:table-row>
        <table:table-row table:style-name="ro5">
          <table:table-cell office:value-type="float" office:value="35">
            <text:p>35</text:p>
          </table:table-cell>
          <table:table-cell office:value-type="date" office:date-value="2013-08-01T10:51:00">
            <text:p>Aug 1, 2013 10:51 AM</text:p>
          </table:table-cell>
          <table:table-cell office:value-type="string">
            <text:p>Human</text:p>
          </table:table-cell>
          <table:table-cell table:number-columns-repeated="1021"/>
        </table:table-row>
        <table:table-row table:style-name="ro5">
          <table:table-cell office:value-type="float" office:value="36">
            <text:p>36</text:p>
          </table:table-cell>
          <table:table-cell office:value-type="date" office:date-value="2013-08-01T07:38:00">
            <text:p>Aug 1, 2013 7:38 AM</text:p>
          </table:table-cell>
          <table:table-cell office:value-type="string">
            <text:p>mixed asian and european</text:p>
          </table:table-cell>
          <table:table-cell table:number-columns-repeated="1021"/>
        </table:table-row>
        <table:table-row table:style-name="ro5">
          <table:table-cell office:value-type="float" office:value="37">
            <text:p>37</text:p>
          </table:table-cell>
          <table:table-cell office:value-type="date" office:date-value="2013-08-01T03:55:00">
            <text:p>Aug 1, 2013 3:55 AM</text:p>
          </table:table-cell>
          <table:table-cell office:value-type="string">
            <text:p>Anglo-American</text:p>
          </table:table-cell>
          <table:table-cell table:number-columns-repeated="1021"/>
        </table:table-row>
        <table:table-row table:style-name="ro5">
          <table:table-cell office:value-type="float" office:value="38">
            <text:p>38</text:p>
          </table:table-cell>
          <table:table-cell office:value-type="date" office:date-value="2013-08-01T03:46:00">
            <text:p>Aug 1, 2013 3:46 AM</text:p>
          </table:table-cell>
          <table:table-cell office:value-type="string">
            <text:p>Human</text:p>
          </table:table-cell>
          <table:table-cell table:number-columns-repeated="1021"/>
        </table:table-row>
        <table:table-row table:style-name="ro5">
          <table:table-cell office:value-type="float" office:value="39">
            <text:p>39</text:p>
          </table:table-cell>
          <table:table-cell office:value-type="date" office:date-value="2013-08-01T02:47:00">
            <text:p>Aug 1, 2013 2:47 AM</text:p>
          </table:table-cell>
          <table:table-cell office:value-type="string">
            <text:p>mestizo</text:p>
          </table:table-cell>
          <table:table-cell table:number-columns-repeated="1021"/>
        </table:table-row>
        <table:table-row table:style-name="ro5">
          <table:table-cell office:value-type="float" office:value="40">
            <text:p>40</text:p>
          </table:table-cell>
          <table:table-cell office:value-type="date" office:date-value="2013-08-01T01:53:00">
            <text:p>Aug 1, 2013 1:53 AM</text:p>
          </table:table-cell>
          <table:table-cell office:value-type="string">
            <text:p>Malaysian</text:p>
          </table:table-cell>
          <table:table-cell table:number-columns-repeated="1021"/>
        </table:table-row>
        <table:table-row table:style-name="ro5">
          <table:table-cell office:value-type="float" office:value="41">
            <text:p>41</text:p>
          </table:table-cell>
          <table:table-cell office:value-type="date" office:date-value="2013-07-31T22:31:00">
            <text:p>Jul 31, 2013 10:31 PM</text:p>
          </table:table-cell>
          <table:table-cell office:value-type="string">
            <text:p>I don't support this kind of labeling</text:p>
          </table:table-cell>
          <table:table-cell table:number-columns-repeated="1021"/>
        </table:table-row>
        <table:table-row table:style-name="ro5">
          <table:table-cell office:value-type="float" office:value="42">
            <text:p>42</text:p>
          </table:table-cell>
          <table:table-cell office:value-type="date" office:date-value="2013-07-31T22:13:00">
            <text:p>Jul 31, 2013 10:13 PM</text:p>
          </table:table-cell>
          <table:table-cell office:value-type="string">
            <text:p>Hispanic</text:p>
          </table:table-cell>
          <table:table-cell table:number-columns-repeated="1021"/>
        </table:table-row>
        <table:table-row table:style-name="ro5">
          <table:table-cell office:value-type="float" office:value="43">
            <text:p>43</text:p>
          </table:table-cell>
          <table:table-cell office:value-type="date" office:date-value="2013-07-31T19:01:00">
            <text:p>Jul 31, 2013 7:01 PM</text:p>
          </table:table-cell>
          <table:table-cell office:value-type="string">
            <text:p>Native American. I was, in fact, born here.</text:p>
          </table:table-cell>
          <table:table-cell table:number-columns-repeated="1021"/>
        </table:table-row>
        <table:table-row table:style-name="ro5">
          <table:table-cell office:value-type="float" office:value="44">
            <text:p>44</text:p>
          </table:table-cell>
          <table:table-cell office:value-type="date" office:date-value="2013-07-31T17:38:00">
            <text:p>Jul 31, 2013 5:38 PM</text:p>
          </table:table-cell>
          <table:table-cell office:value-type="string">
            <text:p>European-American</text:p>
          </table:table-cell>
          <table:table-cell table:number-columns-repeated="1021"/>
        </table:table-row>
        <table:table-row table:style-name="ro5">
          <table:table-cell office:value-type="float" office:value="45">
            <text:p>45</text:p>
          </table:table-cell>
          <table:table-cell office:value-type="date" office:date-value="2013-07-31T13:29:00">
            <text:p>Jul 31, 2013 1:29 PM</text:p>
          </table:table-cell>
          <table:table-cell office:value-type="string">
            <text:p>indonesian</text:p>
          </table:table-cell>
          <table:table-cell table:number-columns-repeated="1021"/>
        </table:table-row>
        <table:table-row table:style-name="ro5">
          <table:table-cell office:value-type="float" office:value="46">
            <text:p>46</text:p>
          </table:table-cell>
          <table:table-cell office:value-type="date" office:date-value="2013-07-30T20:15:00">
            <text:p>Jul 30, 2013 8:15 PM</text:p>
          </table:table-cell>
          <table:table-cell office:value-type="string">
            <text:p>Latino</text:p>
          </table:table-cell>
          <table:table-cell table:number-columns-repeated="1021"/>
        </table:table-row>
        <table:table-row table:style-name="ro5">
          <table:table-cell office:value-type="float" office:value="47">
            <text:p>47</text:p>
          </table:table-cell>
          <table:table-cell office:value-type="date" office:date-value="2013-07-30T12:23:00">
            <text:p>Jul 30, 2013 12:23 PM</text:p>
          </table:table-cell>
          <table:table-cell office:value-type="string">
            <text:p>HUMAN</text:p>
          </table:table-cell>
          <table:table-cell table:number-columns-repeated="1021"/>
        </table:table-row>
        <table:table-row table:style-name="ro5">
          <table:table-cell office:value-type="float" office:value="48">
            <text:p>48</text:p>
          </table:table-cell>
          <table:table-cell office:value-type="date" office:date-value="2013-07-30T10:08:00">
            <text:p>Jul 30, 2013 10:08 AM</text:p>
          </table:table-cell>
          <table:table-cell office:value-type="string">
            <text:p>Shagamaw</text:p>
          </table:table-cell>
          <table:table-cell table:number-columns-repeated="1021"/>
        </table:table-row>
        <table:table-row table:style-name="ro5">
          <table:table-cell office:value-type="float" office:value="49">
            <text:p>49</text:p>
          </table:table-cell>
          <table:table-cell office:value-type="date" office:date-value="2013-07-30T10:03:00">
            <text:p>Jul 30, 2013 10:03 AM</text:p>
          </table:table-cell>
          <table:table-cell office:value-type="string">
            <text:p>European</text:p>
          </table:table-cell>
          <table:table-cell table:number-columns-repeated="1021"/>
        </table:table-row>
        <table:table-row table:style-name="ro5">
          <table:table-cell office:value-type="float" office:value="50">
            <text:p>50</text:p>
          </table:table-cell>
          <table:table-cell office:value-type="date" office:date-value="2013-07-30T06:12:00">
            <text:p>Jul 30, 2013 6:12 AM</text:p>
          </table:table-cell>
          <table:table-cell office:value-type="string">
            <text:p>Mestizo</text:p>
          </table:table-cell>
          <table:table-cell table:number-columns-repeated="1021"/>
        </table:table-row>
        <table:table-row table:style-name="ro5">
          <table:table-cell office:value-type="float" office:value="51">
            <text:p>51</text:p>
          </table:table-cell>
          <table:table-cell office:value-type="date" office:date-value="2013-07-29T21:20:00">
            <text:p>Jul 29, 2013 9:20 PM</text:p>
          </table:table-cell>
          <table:table-cell office:value-type="string">
            <text:p>Don't identify with a race.</text:p>
          </table:table-cell>
          <table:table-cell table:number-columns-repeated="1021"/>
        </table:table-row>
        <table:table-row table:style-name="ro5">
          <table:table-cell office:value-type="float" office:value="52">
            <text:p>52</text:p>
          </table:table-cell>
          <table:table-cell office:value-type="date" office:date-value="2013-07-29T20:57:00">
            <text:p>Jul 29, 2013 8:57 PM</text:p>
          </table:table-cell>
          <table:table-cell office:value-type="string">
            <text:p>Enough with arbitrary race questions</text:p>
          </table:table-cell>
          <table:table-cell table:number-columns-repeated="1021"/>
        </table:table-row>
        <table:table-row table:style-name="ro5">
          <table:table-cell office:value-type="float" office:value="53">
            <text:p>53</text:p>
          </table:table-cell>
          <table:table-cell office:value-type="date" office:date-value="2013-07-27T18:27:00">
            <text:p>Jul 27, 2013 6:27 PM</text:p>
          </table:table-cell>
          <table:table-cell office:value-type="string">
            <text:p>European norsman</text:p>
          </table:table-cell>
          <table:table-cell table:number-columns-repeated="1021"/>
        </table:table-row>
        <table:table-row table:style-name="ro5">
          <table:table-cell office:value-type="float" office:value="54">
            <text:p>54</text:p>
          </table:table-cell>
          <table:table-cell office:value-type="date" office:date-value="2013-07-27T01:57:00">
            <text:p>Jul 27, 2013 1:57 AM</text:p>
          </table:table-cell>
          <table:table-cell office:value-type="string">
            <text:p>human</text:p>
          </table:table-cell>
          <table:table-cell table:number-columns-repeated="1021"/>
        </table:table-row>
        <table:table-row table:style-name="ro5">
          <table:table-cell office:value-type="float" office:value="55">
            <text:p>55</text:p>
          </table:table-cell>
          <table:table-cell office:value-type="date" office:date-value="2013-07-26T20:56:00">
            <text:p>Jul 26, 2013 8:56 PM</text:p>
          </table:table-cell>
          <table:table-cell office:value-type="string">
            <text:p>brazilian mestizo</text:p>
          </table:table-cell>
          <table:table-cell table:number-columns-repeated="1021"/>
        </table:table-row>
        <table:table-row table:style-name="ro5">
          <table:table-cell office:value-type="float" office:value="56">
            <text:p>56</text:p>
          </table:table-cell>
          <table:table-cell office:value-type="date" office:date-value="2013-07-25T20:26:00">
            <text:p>Jul 25, 2013 8:26 PM</text:p>
          </table:table-cell>
          <table:table-cell office:value-type="string">
            <text:p>British</text:p>
          </table:table-cell>
          <table:table-cell table:number-columns-repeated="1021"/>
        </table:table-row>
        <table:table-row table:style-name="ro5">
          <table:table-cell office:value-type="float" office:value="57">
            <text:p>57</text:p>
          </table:table-cell>
          <table:table-cell office:value-type="date" office:date-value="2013-07-25T16:18:00">
            <text:p>Jul 25, 2013 4:18 PM</text:p>
          </table:table-cell>
          <table:table-cell office:value-type="string">
            <text:p>Scottish</text:p>
          </table:table-cell>
          <table:table-cell table:number-columns-repeated="1021"/>
        </table:table-row>
        <table:table-row table:style-name="ro5">
          <table:table-cell office:value-type="float" office:value="58">
            <text:p>58</text:p>
          </table:table-cell>
          <table:table-cell office:value-type="date" office:date-value="2013-07-25T14:44:00">
            <text:p>Jul 25, 2013 2:44 PM</text:p>
          </table:table-cell>
          <table:table-cell office:value-type="string">
            <text:p>German</text:p>
          </table:table-cell>
          <table:table-cell table:number-columns-repeated="1021"/>
        </table:table-row>
        <table:table-row table:style-name="ro5">
          <table:table-cell office:value-type="float" office:value="59">
            <text:p>59</text:p>
          </table:table-cell>
          <table:table-cell office:value-type="date" office:date-value="2013-07-25T14:14:00">
            <text:p>Jul 25, 2013 2:14 PM</text:p>
          </table:table-cell>
          <table:table-cell office:value-type="string">
            <text:p>Human</text:p>
          </table:table-cell>
          <table:table-cell table:number-columns-repeated="1021"/>
        </table:table-row>
        <table:table-row table:style-name="ro5">
          <table:table-cell office:value-type="float" office:value="60">
            <text:p>60</text:p>
          </table:table-cell>
          <table:table-cell office:value-type="date" office:date-value="2013-07-25T11:47:00">
            <text:p>Jul 25, 2013 11:47 AM</text:p>
          </table:table-cell>
          <table:table-cell office:value-type="string">
            <text:p>Human</text:p>
          </table:table-cell>
          <table:table-cell table:number-columns-repeated="1021"/>
        </table:table-row>
        <table:table-row table:style-name="ro5">
          <table:table-cell office:value-type="float" office:value="61">
            <text:p>61</text:p>
          </table:table-cell>
          <table:table-cell office:value-type="date" office:date-value="2013-07-25T11:34:00">
            <text:p>Jul 25, 2013 11:34 AM</text:p>
          </table:table-cell>
          <table:table-cell office:value-type="string">
            <text:p>Semi-Human</text:p>
          </table:table-cell>
          <table:table-cell table:number-columns-repeated="1021"/>
        </table:table-row>
        <table:table-row table:style-name="ro5">
          <table:table-cell office:value-type="float" office:value="62">
            <text:p>62</text:p>
          </table:table-cell>
          <table:table-cell office:value-type="date" office:date-value="2013-07-25T08:34:00">
            <text:p>Jul 25, 2013 8:34 AM</text:p>
          </table:table-cell>
          <table:table-cell office:value-type="string">
            <text:p>white (mixed nationality) european who grew up in africa (how can you shove all "whites" in one drawer, yet have 20 other so called "races"? shame on you!</text:p>
          </table:table-cell>
          <table:table-cell table:number-columns-repeated="1021"/>
        </table:table-row>
        <table:table-row table:style-name="ro5">
          <table:table-cell office:value-type="float" office:value="63">
            <text:p>63</text:p>
          </table:table-cell>
          <table:table-cell office:value-type="date" office:date-value="2013-07-24T23:44:00">
            <text:p>Jul 24, 2013 11:44 PM</text:p>
          </table:table-cell>
          <table:table-cell office:value-type="string">
            <text:p>Hispanic / Latino</text:p>
          </table:table-cell>
          <table:table-cell table:number-columns-repeated="1021"/>
        </table:table-row>
        <table:table-row table:style-name="ro5">
          <table:table-cell office:value-type="float" office:value="64">
            <text:p>64</text:p>
          </table:table-cell>
          <table:table-cell office:value-type="date" office:date-value="2013-07-24T18:41:00">
            <text:p>Jul 24, 2013 6:41 PM</text:p>
          </table:table-cell>
          <table:table-cell office:value-type="string">
            <text:p>American mut</text:p>
          </table:table-cell>
          <table:table-cell table:number-columns-repeated="1021"/>
        </table:table-row>
        <table:table-row table:style-name="ro5">
          <table:table-cell office:value-type="float" office:value="65">
            <text:p>65</text:p>
          </table:table-cell>
          <table:table-cell office:value-type="date" office:date-value="2013-07-24T17:55:00">
            <text:p>Jul 24, 2013 5:55 PM</text:p>
          </table:table-cell>
          <table:table-cell office:value-type="string">
            <text:p>indonesian</text:p>
          </table:table-cell>
          <table:table-cell table:number-columns-repeated="1021"/>
        </table:table-row>
        <table:table-row table:style-name="ro5">
          <table:table-cell office:value-type="float" office:value="66">
            <text:p>66</text:p>
          </table:table-cell>
          <table:table-cell office:value-type="date" office:date-value="2013-07-24T15:56:00">
            <text:p>Jul 24, 2013 3:56 PM</text:p>
          </table:table-cell>
          <table:table-cell office:value-type="string">
            <text:p>Human</text:p>
          </table:table-cell>
          <table:table-cell table:number-columns-repeated="1021"/>
        </table:table-row>
        <table:table-row table:style-name="ro5">
          <table:table-cell office:value-type="float" office:value="67">
            <text:p>67</text:p>
          </table:table-cell>
          <table:table-cell office:value-type="date" office:date-value="2013-07-24T15:11:00">
            <text:p>Jul 24, 2013 3:11 PM</text:p>
          </table:table-cell>
          <table:table-cell office:value-type="string">
            <text:p>Wouldn't "Caucasian" or "of European descent" be more accurate?</text:p>
          </table:table-cell>
          <table:table-cell table:number-columns-repeated="1021"/>
        </table:table-row>
        <table:table-row table:style-name="ro5">
          <table:table-cell office:value-type="float" office:value="68">
            <text:p>68</text:p>
          </table:table-cell>
          <table:table-cell office:value-type="date" office:date-value="2013-07-24T13:39:00">
            <text:p>Jul 24, 2013 1:39 PM</text:p>
          </table:table-cell>
          <table:table-cell office:value-type="string">
            <text:p>Human</text:p>
          </table:table-cell>
          <table:table-cell table:number-columns-repeated="1021"/>
        </table:table-row>
      </table:table>
      <table:table table:name="Question 37" table:style-name="ta2" table:print="false">
        <office:forms form:automatic-focus="false" form:apply-design-mode="false"/>
        <table:table-column table:style-name="co1" table:default-cell-style-name="ce8"/>
        <table:table-column table:style-name="co2" table:default-cell-style-name="ce15"/>
        <table:table-column table:style-name="co3" table:default-cell-style-name="Default"/>
        <table:table-column table:style-name="co4" table:number-columns-repeated="253" table:default-cell-style-name="Default"/>
        <table:table-column table:style-name="co5" table:number-columns-repeated="768" table:default-cell-style-name="Default"/>
        <table:table-row table:style-name="ro1">
          <table:table-cell table:style-name="ce1" office:value-type="string" table:number-columns-spanned="3"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1"/>
        </table:table-row>
        <table:table-row table:style-name="ro2">
          <table:table-cell table:style-name="ce2" office:value-type="string" table:number-columns-spanned="3" table:number-rows-spanned="1">
            <text:p>Do you have any feedback or comments about the survey?</text:p>
          </table:table-cell>
          <table:covered-table-cell table:style-name="ce10" office:value-type="string">
            <text:p>Do you have any feedback or comments about the survey?</text:p>
          </table:covered-table-cell>
          <table:covered-table-cell table:style-name="ce10" office:value-type="string">
            <text:p>Do you have any feedback or comments about the survey?</text:p>
          </table:covered-table-cell>
          <table:table-cell table:number-columns-repeated="1021"/>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Count</text:p>
          </table:table-cell>
          <table:table-cell table:number-columns-repeated="1021"/>
        </table:table-row>
        <table:table-row table:style-name="ro4">
          <table:table-cell table:style-name="ce4" table:number-columns-spanned="2" table:number-rows-spanned="1"/>
          <table:covered-table-cell table:style-name="ce12"/>
          <table:table-cell table:style-name="ce19" office:value-type="float" office:value="107">
            <text:p>107</text:p>
          </table:table-cell>
          <table:table-cell table:number-columns-repeated="1021"/>
        </table:table-row>
        <table:table-row table:style-name="ro5">
          <table:table-cell table:style-name="ce5" office:value-type="string" table:number-columns-spanned="2" table:number-rows-spanned="1">
            <text:p>answered question</text:p>
          </table:table-cell>
          <table:covered-table-cell table:style-name="ce13" office:value-type="float" office:value="107">
            <text:p>107</text:p>
          </table:covered-table-cell>
          <table:table-cell table:style-name="ce21" office:value-type="float" office:value="107">
            <text:p>107</text:p>
          </table:table-cell>
          <table:table-cell table:number-columns-repeated="1021"/>
        </table:table-row>
        <table:table-row table:style-name="ro5">
          <table:table-cell table:style-name="ce6" office:value-type="string" table:number-columns-spanned="2" table:number-rows-spanned="1">
            <text:p>skipped question</text:p>
          </table:table-cell>
          <table:covered-table-cell table:style-name="ce14" office:value-type="float" office:value="900">
            <text:p>900</text:p>
          </table:covered-table-cell>
          <table:table-cell table:style-name="ce22" office:value-type="float" office:value="900">
            <text:p>900</text:p>
          </table:table-cell>
          <table:table-cell table:number-columns-repeated="1021"/>
        </table:table-row>
        <table:table-row table:style-name="ro5">
          <table:table-cell table:style-name="Default" table:number-columns-repeated="2"/>
          <table:table-cell table:number-columns-repeated="1022"/>
        </table:table-row>
        <table:table-row table:style-name="ro5">
          <table:table-cell table:style-name="ce7" office:value-type="string">
            <text:p>Number</text:p>
          </table:table-cell>
          <table:table-cell table:style-name="ce7" office:value-type="string">
            <text:p>Response Date</text:p>
          </table:table-cell>
          <table:table-cell table:style-name="ce7" office:value-type="string">
            <text:p>Response Text</text:p>
          </table:table-cell>
          <table:table-cell table:style-name="ce7"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4-01-09T23:17:00">
            <text:p>Jan 9, 2014 11:17 PM</text:p>
          </table:table-cell>
          <table:table-cell office:value-type="string">
            <text:p>none</text:p>
          </table:table-cell>
          <table:table-cell table:number-columns-repeated="1021"/>
        </table:table-row>
        <table:table-row table:style-name="ro5">
          <table:table-cell office:value-type="float" office:value="2">
            <text:p>2</text:p>
          </table:table-cell>
          <table:table-cell office:value-type="date" office:date-value="2013-11-01T01:31:00">
            <text:p>Nov 1, 2013 1:31 AM</text:p>
          </table:table-cell>
          <table:table-cell office:value-type="string">
            <text:p>None.</text:p>
          </table:table-cell>
          <table:table-cell table:number-columns-repeated="1021"/>
        </table:table-row>
        <table:table-row table:style-name="ro5">
          <table:table-cell office:value-type="float" office:value="3">
            <text:p>3</text:p>
          </table:table-cell>
          <table:table-cell office:value-type="date" office:date-value="2013-10-31T02:07:00">
            <text:p>Oct 31, 2013 2:07 AM</text:p>
          </table:table-cell>
          <table:table-cell office:value-type="string">
            <text:p>no</text:p>
          </table:table-cell>
          <table:table-cell table:number-columns-repeated="1021"/>
        </table:table-row>
        <table:table-row table:style-name="ro5">
          <table:table-cell office:value-type="float" office:value="4">
            <text:p>4</text:p>
          </table:table-cell>
          <table:table-cell office:value-type="date" office:date-value="2013-10-29T17:56:00">
            <text:p>Oct 29, 2013 5:56 PM</text:p>
          </table:table-cell>
          <table:table-cell office:value-type="string">
            <text:p>It is pretty long</text:p>
          </table:table-cell>
          <table:table-cell table:number-columns-repeated="1021"/>
        </table:table-row>
        <table:table-row table:style-name="ro5">
          <table:table-cell office:value-type="float" office:value="5">
            <text:p>5</text:p>
          </table:table-cell>
          <table:table-cell office:value-type="date" office:date-value="2013-10-29T15:31:00">
            <text:p>Oct 29, 2013 3:31 PM</text:p>
          </table:table-cell>
          <table:table-cell office:value-type="string">
            <text:p>Overall, I think the questions are good. Hopefully it helps you collect the information you are looking for!</text:p>
          </table:table-cell>
          <table:table-cell table:number-columns-repeated="1021"/>
        </table:table-row>
        <table:table-row table:style-name="ro5">
          <table:table-cell office:value-type="float" office:value="6">
            <text:p>6</text:p>
          </table:table-cell>
          <table:table-cell office:value-type="date" office:date-value="2013-10-29T14:07:00">
            <text:p>Oct 29, 2013 2:07 PM</text:p>
          </table:table-cell>
          <table:table-cell office:value-type="string">
            <text:p>I paid for the summit, but did not attend. I did not manage to work my calendar effectively. I would have appreciated a reminder email, or my $ back, or instructions on how to obtain my badge.</text:p>
          </table:table-cell>
          <table:table-cell table:number-columns-repeated="1021"/>
        </table:table-row>
        <table:table-row table:style-name="ro5">
          <table:table-cell office:value-type="float" office:value="7">
            <text:p>7</text:p>
          </table:table-cell>
          <table:table-cell office:value-type="date" office:date-value="2013-10-29T03:05:00">
            <text:p>Oct 29, 2013 3:05 AM</text:p>
          </table:table-cell>
          <table:table-cell office:value-type="string">
            <text:p>Happy to contribute. Interested to read the results from last year and this year.</text:p>
          </table:table-cell>
          <table:table-cell table:number-columns-repeated="1021"/>
        </table:table-row>
        <table:table-row table:style-name="ro5">
          <table:table-cell office:value-type="float" office:value="8">
            <text:p>8</text:p>
          </table:table-cell>
          <table:table-cell office:value-type="date" office:date-value="2013-10-29T01:59:00">
            <text:p>Oct 29, 2013 1:59 AM</text:p>
          </table:table-cell>
          <table:table-cell office:value-type="string">
            <text:p>consider including the option: 'no race' to the list of races! it is a way to distinguish those who would prefer to not answer the question, from those who actively think race doesn't exist, and gives this second group a voice, so they don't need to complain directly to you! this isn't really a complaint, but i do prefer to identify as not a race, rather than not identify as a race.</text:p>
          </table:table-cell>
          <table:table-cell table:number-columns-repeated="1021"/>
        </table:table-row>
        <table:table-row table:style-name="ro5">
          <table:table-cell office:value-type="float" office:value="9">
            <text:p>9</text:p>
          </table:table-cell>
          <table:table-cell office:value-type="date" office:date-value="2013-10-29T01:49:00">
            <text:p>Oct 29, 2013 1:49 AM</text:p>
          </table:table-cell>
          <table:table-cell office:value-type="string">
            <text:p>NA</text:p>
          </table:table-cell>
          <table:table-cell table:number-columns-repeated="1021"/>
        </table:table-row>
        <table:table-row table:style-name="ro5">
          <table:table-cell office:value-type="float" office:value="10">
            <text:p>10</text:p>
          </table:table-cell>
          <table:table-cell office:value-type="date" office:date-value="2013-10-29T01:30:00">
            <text:p>Oct 29, 2013 1:30 AM</text:p>
          </table:table-cell>
          <table:table-cell office:value-type="string">
            <text:p>Next year do a 2-day event with a "hackathon" in the middle</text:p>
          </table:table-cell>
          <table:table-cell table:number-columns-repeated="1021"/>
        </table:table-row>
        <table:table-row table:style-name="ro10">
          <table:table-cell office:value-type="float" office:value="11">
            <text:p>11</text:p>
          </table:table-cell>
          <table:table-cell office:value-type="date" office:date-value="2013-10-29T01:30:00">
            <text:p>Oct 29, 2013 1:30 AM</text:p>
          </table:table-cell>
          <table:table-cell office:value-type="string">
            <text:p>Missed these questions:</text:p>
            <text:p>Q - how much do you appreciate the organizers efforts?</text:p>
            <text:p>A - very much!</text:p>
            <text:p/>
            <text:p>Q - did they succeed?</text:p>
            <text:p>A - it was the most awesome, unexpected fun event that has been a great inspiration. Thank you!</text:p>
          </table:table-cell>
          <table:table-cell table:number-columns-repeated="1021"/>
        </table:table-row>
        <table:table-row table:style-name="ro5">
          <table:table-cell office:value-type="float" office:value="12">
            <text:p>12</text:p>
          </table:table-cell>
          <table:table-cell office:value-type="date" office:date-value="2013-10-28T21:54:00">
            <text:p>Oct 28, 2013 9:54 PM</text:p>
          </table:table-cell>
          <table:table-cell office:value-type="string">
            <text:p>Thanks for kicking soo much butt.</text:p>
          </table:table-cell>
          <table:table-cell table:number-columns-repeated="1021"/>
        </table:table-row>
        <table:table-row table:style-name="ro5">
          <table:table-cell office:value-type="float" office:value="13">
            <text:p>13</text:p>
          </table:table-cell>
          <table:table-cell office:value-type="date" office:date-value="2013-10-28T21:49:00">
            <text:p>Oct 28, 2013 9:49 PM</text:p>
          </table:table-cell>
          <table:table-cell office:value-type="string">
            <text:p>No</text:p>
          </table:table-cell>
          <table:table-cell table:number-columns-repeated="1021"/>
        </table:table-row>
        <table:table-row table:style-name="ro5">
          <table:table-cell office:value-type="float" office:value="14">
            <text:p>14</text:p>
          </table:table-cell>
          <table:table-cell office:value-type="date" office:date-value="2013-10-28T21:40:00">
            <text:p>Oct 28, 2013 9:40 PM</text:p>
          </table:table-cell>
          <table:table-cell office:value-type="string">
            <text:p>http://wupa.wustl.edu/record_archive/1998/10-15-98/articles/races.html</text:p>
          </table:table-cell>
          <table:table-cell table:number-columns-repeated="1021"/>
        </table:table-row>
        <table:table-row table:style-name="ro5">
          <table:table-cell office:value-type="float" office:value="15">
            <text:p>15</text:p>
          </table:table-cell>
          <table:table-cell office:value-type="date" office:date-value="2013-10-28T21:28:00">
            <text:p>Oct 28, 2013 9:28 PM</text:p>
          </table:table-cell>
          <table:table-cell office:value-type="string">
            <text:p>thanks</text:p>
          </table:table-cell>
          <table:table-cell table:number-columns-repeated="1021"/>
        </table:table-row>
        <table:table-row table:style-name="ro5">
          <table:table-cell office:value-type="float" office:value="16">
            <text:p>16</text:p>
          </table:table-cell>
          <table:table-cell office:value-type="date" office:date-value="2013-10-28T21:24:00">
            <text:p>Oct 28, 2013 9:24 PM</text:p>
          </table:table-cell>
          <table:table-cell office:value-type="string">
            <text:p>Nope.</text:p>
          </table:table-cell>
          <table:table-cell table:number-columns-repeated="1021"/>
        </table:table-row>
        <table:table-row table:style-name="ro5">
          <table:table-cell office:value-type="float" office:value="17">
            <text:p>17</text:p>
          </table:table-cell>
          <table:table-cell office:value-type="date" office:date-value="2013-10-28T21:18:00">
            <text:p>Oct 28, 2013 9:18 PM</text:p>
          </table:table-cell>
          <table:table-cell office:value-type="string">
            <text:p>nope</text:p>
          </table:table-cell>
          <table:table-cell table:number-columns-repeated="1021"/>
        </table:table-row>
        <table:table-row table:style-name="ro7">
          <table:table-cell office:value-type="float" office:value="18">
            <text:p>18</text:p>
          </table:table-cell>
          <table:table-cell office:value-type="date" office:date-value="2013-10-28T21:17:00">
            <text:p>Oct 28, 2013 9:17 PM</text:p>
          </table:table-cell>
          <table:table-cell office:value-type="string">
            <text:p>I hope you perform some analysis on the data and release it under an appropriate open license.</text:p>
            <text:p/>
            <text:p>Even better would be to anonymize the data by removing the city and release the final data under an open license for the community to hack on.</text:p>
          </table:table-cell>
          <table:table-cell table:number-columns-repeated="1021"/>
        </table:table-row>
        <table:table-row table:style-name="ro5">
          <table:table-cell office:value-type="float" office:value="19">
            <text:p>19</text:p>
          </table:table-cell>
          <table:table-cell office:value-type="date" office:date-value="2013-10-28T21:09:00">
            <text:p>Oct 28, 2013 9:09 PM</text:p>
          </table:table-cell>
          <table:table-cell office:value-type="string">
            <text:p>Nope, seemed pretty comprehensive.</text:p>
          </table:table-cell>
          <table:table-cell table:number-columns-repeated="1021"/>
        </table:table-row>
        <table:table-row table:style-name="ro5">
          <table:table-cell office:value-type="float" office:value="20">
            <text:p>20</text:p>
          </table:table-cell>
          <table:table-cell office:value-type="date" office:date-value="2013-08-27T14:45:00">
            <text:p>Aug 27, 2013 2:45 PM</text:p>
          </table:table-cell>
          <table:table-cell office:value-type="string">
            <text:p>None</text:p>
          </table:table-cell>
          <table:table-cell table:number-columns-repeated="1021"/>
        </table:table-row>
        <table:table-row table:style-name="ro5">
          <table:table-cell office:value-type="float" office:value="21">
            <text:p>21</text:p>
          </table:table-cell>
          <table:table-cell office:value-type="date" office:date-value="2013-08-25T19:25:00">
            <text:p>Aug 25, 2013 7:25 PM</text:p>
          </table:table-cell>
          <table:table-cell office:value-type="string">
            <text:p>see question 23</text:p>
          </table:table-cell>
          <table:table-cell table:number-columns-repeated="1021"/>
        </table:table-row>
        <table:table-row table:style-name="ro5">
          <table:table-cell office:value-type="float" office:value="22">
            <text:p>22</text:p>
          </table:table-cell>
          <table:table-cell office:value-type="date" office:date-value="2013-08-23T06:10:00">
            <text:p>Aug 23, 2013 6:10 AM</text:p>
          </table:table-cell>
          <table:table-cell office:value-type="string">
            <text:p>no</text:p>
          </table:table-cell>
          <table:table-cell table:number-columns-repeated="1021"/>
        </table:table-row>
        <table:table-row table:style-name="ro11">
          <table:table-cell office:value-type="float" office:value="23">
            <text:p>23</text:p>
          </table:table-cell>
          <table:table-cell office:value-type="date" office:date-value="2013-08-22T14:45:00">
            <text:p>Aug 22, 2013 2:45 PM</text:p>
          </table:table-cell>
          <table:table-cell office:value-type="string">
            <text:p>Why do you ask for the race or an hispanic background?</text:p>
            <text:p>I can not think of a reason that you would need to know it for your survey.</text:p>
            <text:p/>
            <text:p>If you consider leaving this questions in the survey, I would appreciate if you could motivate why you're asking for this.</text:p>
          </table:table-cell>
          <table:table-cell table:number-columns-repeated="1021"/>
        </table:table-row>
        <table:table-row table:style-name="ro5">
          <table:table-cell office:value-type="float" office:value="24">
            <text:p>24</text:p>
          </table:table-cell>
          <table:table-cell office:value-type="date" office:date-value="2013-08-10T00:42:00">
            <text:p>Aug 10, 2013 12:42 AM</text:p>
          </table:table-cell>
          <table:table-cell office:value-type="string">
            <text:p>None</text:p>
          </table:table-cell>
          <table:table-cell table:number-columns-repeated="1021"/>
        </table:table-row>
        <table:table-row table:style-name="ro5">
          <table:table-cell office:value-type="float" office:value="25">
            <text:p>25</text:p>
          </table:table-cell>
          <table:table-cell office:value-type="date" office:date-value="2013-08-09T19:32:00">
            <text:p>Aug 9, 2013 7:32 PM</text:p>
          </table:table-cell>
          <table:table-cell office:value-type="string">
            <text:p>No, not really.</text:p>
          </table:table-cell>
          <table:table-cell table:number-columns-repeated="1021"/>
        </table:table-row>
        <table:table-row table:style-name="ro5">
          <table:table-cell office:value-type="float" office:value="26">
            <text:p>26</text:p>
          </table:table-cell>
          <table:table-cell office:value-type="date" office:date-value="2013-08-08T22:32:00">
            <text:p>Aug 8, 2013 10:32 PM</text:p>
          </table:table-cell>
          <table:table-cell office:value-type="string">
            <text:p>I did not attend those OSHW summits because they do not include real stuff like chip design and focus on bullshit fashionable topics like thermoplastic extrusion.</text:p>
          </table:table-cell>
          <table:table-cell table:number-columns-repeated="1021"/>
        </table:table-row>
        <table:table-row table:style-name="ro5">
          <table:table-cell office:value-type="float" office:value="27">
            <text:p>27</text:p>
          </table:table-cell>
          <table:table-cell office:value-type="date" office:date-value="2013-08-08T16:35:00">
            <text:p>Aug 8, 2013 4:35 PM</text:p>
          </table:table-cell>
          <table:table-cell office:value-type="string">
            <text:p>I would have loved to see a preamble that described the purpose of the inquiry (eg...what will be the outcome?)</text:p>
          </table:table-cell>
          <table:table-cell table:number-columns-repeated="1021"/>
        </table:table-row>
        <table:table-row table:style-name="ro5">
          <table:table-cell office:value-type="float" office:value="28">
            <text:p>28</text:p>
          </table:table-cell>
          <table:table-cell office:value-type="date" office:date-value="2013-08-08T11:22:00">
            <text:p>Aug 8, 2013 11:22 AM</text:p>
          </table:table-cell>
          <table:table-cell office:value-type="string">
            <text:p>Well Done, hope my response helped</text:p>
          </table:table-cell>
          <table:table-cell table:number-columns-repeated="1021"/>
        </table:table-row>
        <table:table-row table:style-name="ro5">
          <table:table-cell office:value-type="float" office:value="29">
            <text:p>29</text:p>
          </table:table-cell>
          <table:table-cell office:value-type="date" office:date-value="2013-08-07T20:13:00">
            <text:p>Aug 7, 2013 8:13 PM</text:p>
          </table:table-cell>
          <table:table-cell office:value-type="string">
            <text:p>Solidworks is king right now, but we need an open source tool that doesn't have the high cost and forward compatibility issues that solidworks does. <text:s/>I beleive that FreeCAD http://www.freecadweb.org/ will be that tool (way closer than BRLCAD et al). <text:s/>Any resources you can direct to the development of this tool would be the biggest push forward for open source hardware IMHO.</text:p>
          </table:table-cell>
          <table:table-cell table:number-columns-repeated="1021"/>
        </table:table-row>
        <table:table-row table:style-name="ro5">
          <table:table-cell office:value-type="float" office:value="30">
            <text:p>30</text:p>
          </table:table-cell>
          <table:table-cell office:value-type="date" office:date-value="2013-08-06T18:40:00">
            <text:p>Aug 6, 2013 6:40 PM</text:p>
          </table:table-cell>
          <table:table-cell office:value-type="string">
            <text:p>Why do people think that telling their race is offensive? <text:s/>That's silly.</text:p>
          </table:table-cell>
          <table:table-cell table:number-columns-repeated="1021"/>
        </table:table-row>
        <table:table-row table:style-name="ro5">
          <table:table-cell office:value-type="float" office:value="31">
            <text:p>31</text:p>
          </table:table-cell>
          <table:table-cell office:value-type="date" office:date-value="2013-08-06T15:55:00">
            <text:p>Aug 6, 2013 3:55 PM</text:p>
          </table:table-cell>
          <table:table-cell office:value-type="string">
            <text:p>Thanks for doing it</text:p>
          </table:table-cell>
          <table:table-cell table:number-columns-repeated="1021"/>
        </table:table-row>
        <table:table-row table:style-name="ro5">
          <table:table-cell office:value-type="float" office:value="32">
            <text:p>32</text:p>
          </table:table-cell>
          <table:table-cell office:value-type="date" office:date-value="2013-08-05T16:42:00">
            <text:p>Aug 5, 2013 4:42 PM</text:p>
          </table:table-cell>
          <table:table-cell office:value-type="string">
            <text:p>-none this time</text:p>
          </table:table-cell>
          <table:table-cell table:number-columns-repeated="1021"/>
        </table:table-row>
        <table:table-row table:style-name="ro5">
          <table:table-cell office:value-type="float" office:value="33">
            <text:p>33</text:p>
          </table:table-cell>
          <table:table-cell office:value-type="date" office:date-value="2013-08-04T12:30:00">
            <text:p>Aug 4, 2013 12:30 PM</text:p>
          </table:table-cell>
          <table:table-cell office:value-type="string">
            <text:p>The way the race demographics question is worded is very strange for anyone outside the US. I'm not familiar with whatever problems you had last year but making the question a silly, politically correct, ridiculously granular (if you happen to be of a race common in the United States) question is not the way to fix it.</text:p>
          </table:table-cell>
          <table:table-cell table:number-columns-repeated="1021"/>
        </table:table-row>
        <table:table-row table:style-name="ro5">
          <table:table-cell office:value-type="float" office:value="34">
            <text:p>34</text:p>
          </table:table-cell>
          <table:table-cell office:value-type="date" office:date-value="2013-08-04T10:25:00">
            <text:p>Aug 4, 2013 10:25 AM</text:p>
          </table:table-cell>
          <table:table-cell office:value-type="string">
            <text:p>i don't understand why a racial question...</text:p>
          </table:table-cell>
          <table:table-cell table:number-columns-repeated="1021"/>
        </table:table-row>
        <table:table-row table:style-name="ro5">
          <table:table-cell office:value-type="float" office:value="35">
            <text:p>35</text:p>
          </table:table-cell>
          <table:table-cell office:value-type="date" office:date-value="2013-08-02T10:52:00">
            <text:p>Aug 2, 2013 10:52 AM</text:p>
          </table:table-cell>
          <table:table-cell office:value-type="string">
            <text:p>the 'race' concern/question is funny. I understand the motiviation/relevance (particularly in the US, Asia, etc.) but personally, I consider myself 'colour blind'. Race is not a notion I usually think or classify people I interact with.</text:p>
          </table:table-cell>
          <table:table-cell table:number-columns-repeated="1021"/>
        </table:table-row>
        <table:table-row table:style-name="ro5">
          <table:table-cell office:value-type="float" office:value="36">
            <text:p>36</text:p>
          </table:table-cell>
          <table:table-cell office:value-type="date" office:date-value="2013-08-02T02:28:00">
            <text:p>Aug 2, 2013 2:28 AM</text:p>
          </table:table-cell>
          <table:table-cell office:value-type="string">
            <text:p>This is great. Please keep it up. Build the OSH community!</text:p>
          </table:table-cell>
          <table:table-cell table:number-columns-repeated="1021"/>
        </table:table-row>
        <table:table-row table:style-name="ro5">
          <table:table-cell office:value-type="float" office:value="37">
            <text:p>37</text:p>
          </table:table-cell>
          <table:table-cell office:value-type="date" office:date-value="2013-08-01T11:50:00">
            <text:p>Aug 1, 2013 11:50 AM</text:p>
          </table:table-cell>
          <table:table-cell office:value-type="string">
            <text:p>-</text:p>
          </table:table-cell>
          <table:table-cell table:number-columns-repeated="1021"/>
        </table:table-row>
        <table:table-row table:style-name="ro5">
          <table:table-cell office:value-type="float" office:value="38">
            <text:p>38</text:p>
          </table:table-cell>
          <table:table-cell office:value-type="date" office:date-value="2013-08-01T11:46:00">
            <text:p>Aug 1, 2013 11:46 AM</text:p>
          </table:table-cell>
          <table:table-cell office:value-type="string">
            <text:p>No.</text:p>
          </table:table-cell>
          <table:table-cell table:number-columns-repeated="1021"/>
        </table:table-row>
        <table:table-row table:style-name="ro5">
          <table:table-cell office:value-type="float" office:value="39">
            <text:p>39</text:p>
          </table:table-cell>
          <table:table-cell office:value-type="date" office:date-value="2013-08-01T06:01:00">
            <text:p>Aug 1, 2013 6:01 AM</text:p>
          </table:table-cell>
          <table:table-cell office:value-type="string">
            <text:p>Haha :D</text:p>
          </table:table-cell>
          <table:table-cell table:number-columns-repeated="1021"/>
        </table:table-row>
        <table:table-row table:style-name="ro5">
          <table:table-cell office:value-type="float" office:value="40">
            <text:p>40</text:p>
          </table:table-cell>
          <table:table-cell office:value-type="date" office:date-value="2013-08-01T05:10:00">
            <text:p>Aug 1, 2013 5:10 AM</text:p>
          </table:table-cell>
          <table:table-cell office:value-type="string">
            <text:p>I am mostly in the Open Software movement, but also do a lot of work with electronics, (Arduino, RPi, the whole ball of wax). OSHW rocks!</text:p>
          </table:table-cell>
          <table:table-cell table:number-columns-repeated="1021"/>
        </table:table-row>
        <table:table-row table:style-name="ro12">
          <table:table-cell office:value-type="float" office:value="41">
            <text:p>41</text:p>
          </table:table-cell>
          <table:table-cell office:value-type="date" office:date-value="2013-07-31T23:48:00">
            <text:p>Jul 31, 2013 11:48 PM</text:p>
          </table:table-cell>
          <table:table-cell office:value-type="string">
            <text:p>We are Libre Objet, designer collective thinking about Libre / open source objects (furnitures, art pieces, tools).</text:p>
            <text:p>We are working on an open source industrial design showcase called http://libreobjet.org/ </text:p>
            <text:p>List: https://listes.domainepublic.net/listinfo/opensourcedesign</text:p>
            <text:p>We will contact you when it will be opened.</text:p>
            <text:p/>
            <text:p>About the survey:</text:p>
            <text:p>- A bit long</text:p>
            <text:p>- Not sure "racial" questions in the end will help a lot</text:p>
            <text:p>- Questions are too long for non-native english speaker :)</text:p>
            <text:p>- initiative is cool</text:p>
          </table:table-cell>
          <table:table-cell table:number-columns-repeated="1021"/>
        </table:table-row>
        <table:table-row table:style-name="ro5">
          <table:table-cell office:value-type="float" office:value="42">
            <text:p>42</text:p>
          </table:table-cell>
          <table:table-cell office:value-type="date" office:date-value="2013-07-31T23:07:00">
            <text:p>Jul 31, 2013 11:07 PM</text:p>
          </table:table-cell>
          <table:table-cell office:value-type="string">
            <text:p>Lovely idea, good luck!</text:p>
          </table:table-cell>
          <table:table-cell table:number-columns-repeated="1021"/>
        </table:table-row>
        <table:table-row table:style-name="ro5">
          <table:table-cell office:value-type="float" office:value="43">
            <text:p>43</text:p>
          </table:table-cell>
          <table:table-cell office:value-type="date" office:date-value="2013-07-31T22:32:00">
            <text:p>Jul 31, 2013 10:32 PM</text:p>
          </table:table-cell>
          <table:table-cell office:value-type="string">
            <text:p>Good Luck <text:s text:c="2"/>and good karma to you</text:p>
          </table:table-cell>
          <table:table-cell table:number-columns-repeated="1021"/>
        </table:table-row>
        <table:table-row table:style-name="ro5">
          <table:table-cell office:value-type="float" office:value="44">
            <text:p>44</text:p>
          </table:table-cell>
          <table:table-cell office:value-type="date" office:date-value="2013-07-31T22:14:00">
            <text:p>Jul 31, 2013 10:14 PM</text:p>
          </table:table-cell>
          <table:table-cell office:value-type="string">
            <text:p>The ethnicity questions were weird.</text:p>
          </table:table-cell>
          <table:table-cell table:number-columns-repeated="1021"/>
        </table:table-row>
        <table:table-row table:style-name="ro5">
          <table:table-cell office:value-type="float" office:value="45">
            <text:p>45</text:p>
          </table:table-cell>
          <table:table-cell office:value-type="date" office:date-value="2013-07-31T19:52:00">
            <text:p>Jul 31, 2013 7:52 PM</text:p>
          </table:table-cell>
          <table:table-cell office:value-type="string">
            <text:p>Just wanted to let you guys know that you are awesome. I've been working on an Arduino-controlled centrifuge and PCR machine, and neither would be possible without amazing people open sourcing their designs to the web. Cheap microbiological equipment is difficult to find, and I hope that these devices will help more garage biohackers separate DNA and proteins and begin to enter the wonderful world of DNA analysis and replication. After I complete those projects, I'll work on a super cheap electrophoresis box and blue-light transilluminator. You guys are awesome, and I love you for encouraging the world to let their designs loose. I'm 15 years old, and big pieces of equipment with designs locked up in big laboratories are doing me no good, so your work is essential to me being able to pursue my passion and build my own equipment. It's still true that genetic analysis is generally reserved for those who have thousands of dollars to spend, or are out of college and work in a lab. However, biohacking is fun and exciting for kids and adults alike, and you're helping to bring it to the world. We just have to keep building.</text:p>
          </table:table-cell>
          <table:table-cell table:number-columns-repeated="1021"/>
        </table:table-row>
        <table:table-row table:style-name="ro10">
          <table:table-cell office:value-type="float" office:value="46">
            <text:p>46</text:p>
          </table:table-cell>
          <table:table-cell office:value-type="date" office:date-value="2013-07-31T19:41:00">
            <text:p>Jul 31, 2013 7:41 PM</text:p>
          </table:table-cell>
          <table:table-cell office:value-type="string">
            <text:p>You may want to add a fourth question to the "do you attend a hackerspace" question.</text:p>
            <text:p>"no, but I would like to. There is just no hacker-space in my area"</text:p>
            <text:p/>
            <text:p>This could give an idea, along with the city, of what places are in demand of a nonexistent hackerspace.</text:p>
            <text:p/>
            <text:p>Keep up the good work!</text:p>
          </table:table-cell>
          <table:table-cell table:number-columns-repeated="1021"/>
        </table:table-row>
        <table:table-row table:style-name="ro5">
          <table:table-cell office:value-type="float" office:value="47">
            <text:p>47</text:p>
          </table:table-cell>
          <table:table-cell office:value-type="date" office:date-value="2013-07-31T19:02:00">
            <text:p>Jul 31, 2013 7:02 PM</text:p>
          </table:table-cell>
          <table:table-cell office:value-type="string">
            <text:p>Looking forward to the results. Glad to participate!</text:p>
          </table:table-cell>
          <table:table-cell table:number-columns-repeated="1021"/>
        </table:table-row>
        <table:table-row table:style-name="ro5">
          <table:table-cell office:value-type="float" office:value="48">
            <text:p>48</text:p>
          </table:table-cell>
          <table:table-cell office:value-type="date" office:date-value="2013-07-31T17:40:00">
            <text:p>Jul 31, 2013 5:40 PM</text:p>
          </table:table-cell>
          <table:table-cell office:value-type="string">
            <text:p>Please keep it up! I am very thankful for your effort.</text:p>
          </table:table-cell>
          <table:table-cell table:number-columns-repeated="1021"/>
        </table:table-row>
        <table:table-row table:style-name="ro5">
          <table:table-cell office:value-type="float" office:value="49">
            <text:p>49</text:p>
          </table:table-cell>
          <table:table-cell office:value-type="date" office:date-value="2013-07-31T17:24:00.000001">
            <text:p>Jul 31, 2013 5:24 PM</text:p>
          </table:table-cell>
          <table:table-cell office:value-type="string">
            <text:p>Too long, didn't read most of the questions.</text:p>
          </table:table-cell>
          <table:table-cell table:number-columns-repeated="1021"/>
        </table:table-row>
        <table:table-row table:style-name="ro5">
          <table:table-cell office:value-type="float" office:value="50">
            <text:p>50</text:p>
          </table:table-cell>
          <table:table-cell office:value-type="date" office:date-value="2013-07-31T17:21:00">
            <text:p>Jul 31, 2013 5:21 PM</text:p>
          </table:table-cell>
          <table:table-cell office:value-type="string">
            <text:p>clarify the "children" question with "under 18" and "18 and over" options. <text:s/>adult children are still ones children, but affect demographic behavior very differently.</text:p>
          </table:table-cell>
          <table:table-cell table:number-columns-repeated="1021"/>
        </table:table-row>
        <table:table-row table:style-name="ro5">
          <table:table-cell office:value-type="float" office:value="51">
            <text:p>51</text:p>
          </table:table-cell>
          <table:table-cell office:value-type="date" office:date-value="2013-07-31T15:28:00">
            <text:p>Jul 31, 2013 3:28 PM</text:p>
          </table:table-cell>
          <table:table-cell office:value-type="string">
            <text:p>nope!</text:p>
          </table:table-cell>
          <table:table-cell table:number-columns-repeated="1021"/>
        </table:table-row>
        <table:table-row table:style-name="ro6">
          <table:table-cell office:value-type="float" office:value="52">
            <text:p>52</text:p>
          </table:table-cell>
          <table:table-cell office:value-type="date" office:date-value="2013-07-31T13:32:00">
            <text:p>Jul 31, 2013 1:32 PM</text:p>
          </table:table-cell>
          <table:table-cell office:value-type="string">
            <text:p>Great survey..</text:p>
            <text:p>Hardware open source is the beutifully art</text:p>
          </table:table-cell>
          <table:table-cell table:number-columns-repeated="1021"/>
        </table:table-row>
        <table:table-row table:style-name="ro5">
          <table:table-cell office:value-type="float" office:value="53">
            <text:p>53</text:p>
          </table:table-cell>
          <table:table-cell office:value-type="date" office:date-value="2013-07-30T22:40:00">
            <text:p>Jul 30, 2013 10:40 PM</text:p>
          </table:table-cell>
          <table:table-cell office:value-type="string">
            <text:p>It's OK.</text:p>
          </table:table-cell>
          <table:table-cell table:number-columns-repeated="1021"/>
        </table:table-row>
        <table:table-row table:style-name="ro5">
          <table:table-cell office:value-type="float" office:value="54">
            <text:p>54</text:p>
          </table:table-cell>
          <table:table-cell office:value-type="date" office:date-value="2013-07-30T20:15:00">
            <text:p>Jul 30, 2013 8:15 PM</text:p>
          </table:table-cell>
          <table:table-cell office:value-type="string">
            <text:p>Ok</text:p>
          </table:table-cell>
          <table:table-cell table:number-columns-repeated="1021"/>
        </table:table-row>
        <table:table-row table:style-name="ro5">
          <table:table-cell office:value-type="float" office:value="55">
            <text:p>55</text:p>
          </table:table-cell>
          <table:table-cell office:value-type="date" office:date-value="2013-07-30T14:19:00">
            <text:p>Jul 30, 2013 2:19 PM</text:p>
          </table:table-cell>
          <table:table-cell office:value-type="string">
            <text:p>Too many people are too sensitive about race.</text:p>
          </table:table-cell>
          <table:table-cell table:number-columns-repeated="1021"/>
        </table:table-row>
        <table:table-row table:style-name="ro5">
          <table:table-cell office:value-type="float" office:value="56">
            <text:p>56</text:p>
          </table:table-cell>
          <table:table-cell office:value-type="date" office:date-value="2013-07-30T10:48:00">
            <text:p>Jul 30, 2013 10:48 AM</text:p>
          </table:table-cell>
          <table:table-cell office:value-type="string">
            <text:p>Question 16, I'd have liked to be able to answer "Not _yet_"</text:p>
          </table:table-cell>
          <table:table-cell table:number-columns-repeated="1021"/>
        </table:table-row>
        <table:table-row table:style-name="ro5">
          <table:table-cell office:value-type="float" office:value="57">
            <text:p>57</text:p>
          </table:table-cell>
          <table:table-cell office:value-type="date" office:date-value="2013-07-30T10:07:00">
            <text:p>Jul 30, 2013 10:07 AM</text:p>
          </table:table-cell>
          <table:table-cell office:value-type="string">
            <text:p>The racial profiling is just completely offensive. Also questions regarding gender are offensive. <text:s/>There is no need for this sort of idiocy in a serious survey.</text:p>
          </table:table-cell>
          <table:table-cell table:number-columns-repeated="1021"/>
        </table:table-row>
        <table:table-row table:style-name="ro5">
          <table:table-cell office:value-type="float" office:value="58">
            <text:p>58</text:p>
          </table:table-cell>
          <table:table-cell office:value-type="date" office:date-value="2013-07-30T08:54:00">
            <text:p>Jul 30, 2013 8:54 AM</text:p>
          </table:table-cell>
          <table:table-cell office:value-type="string">
            <text:p>Qu 5 too complicated</text:p>
          </table:table-cell>
          <table:table-cell table:number-columns-repeated="1021"/>
        </table:table-row>
        <table:table-row table:style-name="ro5">
          <table:table-cell office:value-type="float" office:value="59">
            <text:p>59</text:p>
          </table:table-cell>
          <table:table-cell office:value-type="date" office:date-value="2013-07-30T06:16:00">
            <text:p>Jul 30, 2013 6:16 AM</text:p>
          </table:table-cell>
          <table:table-cell office:value-type="string">
            <text:p>I got surprise at the end of the survey when it asks if I´m black or white or whatever, I don´t particularly think this is relevant and I found it too curious, I kinda like to know the reason.</text:p>
          </table:table-cell>
          <table:table-cell table:number-columns-repeated="1021"/>
        </table:table-row>
        <table:table-row table:style-name="ro5">
          <table:table-cell office:value-type="float" office:value="60">
            <text:p>60</text:p>
          </table:table-cell>
          <table:table-cell office:value-type="date" office:date-value="2013-07-30T06:11:00">
            <text:p>Jul 30, 2013 6:11 AM</text:p>
          </table:table-cell>
          <table:table-cell office:value-type="string">
            <text:p>Thank you for organizing the survey!</text:p>
          </table:table-cell>
          <table:table-cell table:number-columns-repeated="1021"/>
        </table:table-row>
        <table:table-row table:style-name="ro5">
          <table:table-cell office:value-type="float" office:value="61">
            <text:p>61</text:p>
          </table:table-cell>
          <table:table-cell office:value-type="date" office:date-value="2013-07-30T02:00:00">
            <text:p>Jul 30, 2013 2:00 AM</text:p>
          </table:table-cell>
          <table:table-cell office:value-type="string">
            <text:p>No.</text:p>
          </table:table-cell>
          <table:table-cell table:number-columns-repeated="1021"/>
        </table:table-row>
        <table:table-row table:style-name="ro5">
          <table:table-cell office:value-type="float" office:value="62">
            <text:p>62</text:p>
          </table:table-cell>
          <table:table-cell office:value-type="date" office:date-value="2013-07-30T01:11:00">
            <text:p>Jul 30, 2013 1:11 AM</text:p>
          </table:table-cell>
          <table:table-cell office:value-type="string">
            <text:p>Good luck! Keep up the good work!</text:p>
          </table:table-cell>
          <table:table-cell table:number-columns-repeated="1021"/>
        </table:table-row>
        <table:table-row table:style-name="ro5">
          <table:table-cell office:value-type="float" office:value="63">
            <text:p>63</text:p>
          </table:table-cell>
          <table:table-cell office:value-type="date" office:date-value="2013-07-29T23:15:00">
            <text:p>Jul 29, 2013 11:15 PM</text:p>
          </table:table-cell>
          <table:table-cell office:value-type="string">
            <text:p>No.</text:p>
          </table:table-cell>
          <table:table-cell table:number-columns-repeated="1021"/>
        </table:table-row>
        <table:table-row table:style-name="ro5">
          <table:table-cell office:value-type="float" office:value="64">
            <text:p>64</text:p>
          </table:table-cell>
          <table:table-cell office:value-type="date" office:date-value="2013-07-29T22:05:00">
            <text:p>Jul 29, 2013 10:05 PM</text:p>
          </table:table-cell>
          <table:table-cell office:value-type="string">
            <text:p>I'm curious what the total annual income from all respondents is from open source hardware.</text:p>
          </table:table-cell>
          <table:table-cell table:number-columns-repeated="1021"/>
        </table:table-row>
        <table:table-row table:style-name="ro5">
          <table:table-cell office:value-type="float" office:value="65">
            <text:p>65</text:p>
          </table:table-cell>
          <table:table-cell office:value-type="date" office:date-value="2013-07-29T03:42:00">
            <text:p>Jul 29, 2013 3:42 AM</text:p>
          </table:table-cell>
          <table:table-cell office:value-type="string">
            <text:p>what will you do with the results?</text:p>
          </table:table-cell>
          <table:table-cell table:number-columns-repeated="1021"/>
        </table:table-row>
        <table:table-row table:style-name="ro5">
          <table:table-cell office:value-type="float" office:value="66">
            <text:p>66</text:p>
          </table:table-cell>
          <table:table-cell office:value-type="date" office:date-value="2013-07-27T15:03:00">
            <text:p>Jul 27, 2013 3:03 PM</text:p>
          </table:table-cell>
          <table:table-cell office:value-type="string">
            <text:p>No</text:p>
          </table:table-cell>
          <table:table-cell table:number-columns-repeated="1021"/>
        </table:table-row>
        <table:table-row table:style-name="ro6">
          <table:table-cell office:value-type="float" office:value="67">
            <text:p>67</text:p>
          </table:table-cell>
          <table:table-cell office:value-type="date" office:date-value="2013-07-27T11:23:00">
            <text:p>Jul 27, 2013 11:23 AM</text:p>
          </table:table-cell>
          <table:table-cell office:value-type="string">
            <text:p>:)</text:p>
            <text:p>Have Fun</text:p>
          </table:table-cell>
          <table:table-cell table:number-columns-repeated="1021"/>
        </table:table-row>
        <table:table-row table:style-name="ro5">
          <table:table-cell office:value-type="float" office:value="68">
            <text:p>68</text:p>
          </table:table-cell>
          <table:table-cell office:value-type="date" office:date-value="2013-07-26T21:10:00">
            <text:p>Jul 26, 2013 9:10 PM</text:p>
          </table:table-cell>
          <table:table-cell office:value-type="string">
            <text:p>Nice work! Well phrased survey. I like that you addressed concerns about race.</text:p>
          </table:table-cell>
          <table:table-cell table:number-columns-repeated="1021"/>
        </table:table-row>
        <table:table-row table:style-name="ro5">
          <table:table-cell office:value-type="float" office:value="69">
            <text:p>69</text:p>
          </table:table-cell>
          <table:table-cell office:value-type="date" office:date-value="2013-07-26T15:53:00">
            <text:p>Jul 26, 2013 3:53 PM</text:p>
          </table:table-cell>
          <table:table-cell office:value-type="string">
            <text:p>Provide a question about which open hardware licensing tools and databases people like best and employ the highest usability. Provide links to examples below the question. ~Marino</text:p>
          </table:table-cell>
          <table:table-cell table:number-columns-repeated="1021"/>
        </table:table-row>
        <table:table-row table:style-name="ro5">
          <table:table-cell office:value-type="float" office:value="70">
            <text:p>70</text:p>
          </table:table-cell>
          <table:table-cell office:value-type="date" office:date-value="2013-07-26T15:06:00">
            <text:p>Jul 26, 2013 3:06 PM</text:p>
          </table:table-cell>
          <table:table-cell office:value-type="string">
            <text:p>n/a</text:p>
          </table:table-cell>
          <table:table-cell table:number-columns-repeated="1021"/>
        </table:table-row>
        <table:table-row table:style-name="ro5">
          <table:table-cell office:value-type="float" office:value="71">
            <text:p>71</text:p>
          </table:table-cell>
          <table:table-cell office:value-type="date" office:date-value="2013-07-25T21:12:00">
            <text:p>Jul 25, 2013 9:12 PM</text:p>
          </table:table-cell>
          <table:table-cell office:value-type="string">
            <text:p>Well done. I can't wait to learn about the results! I would be eager to complete another.</text:p>
          </table:table-cell>
          <table:table-cell table:number-columns-repeated="1021"/>
        </table:table-row>
        <table:table-row table:style-name="ro5">
          <table:table-cell office:value-type="float" office:value="72">
            <text:p>72</text:p>
          </table:table-cell>
          <table:table-cell office:value-type="date" office:date-value="2013-07-25T20:27:00">
            <text:p>Jul 25, 2013 8:27 PM</text:p>
          </table:table-cell>
          <table:table-cell office:value-type="string">
            <text:p>Why was British or European not given as a choice of race?</text:p>
          </table:table-cell>
          <table:table-cell table:number-columns-repeated="1021"/>
        </table:table-row>
        <table:table-row table:style-name="ro5">
          <table:table-cell office:value-type="float" office:value="73">
            <text:p>73</text:p>
          </table:table-cell>
          <table:table-cell office:value-type="date" office:date-value="2013-07-25T19:35:00">
            <text:p>Jul 25, 2013 7:35 PM</text:p>
          </table:table-cell>
          <table:table-cell office:value-type="string">
            <text:p>Could use more pie, but then again everything could do with more baked goods.</text:p>
          </table:table-cell>
          <table:table-cell table:number-columns-repeated="1021"/>
        </table:table-row>
        <table:table-row table:style-name="ro5">
          <table:table-cell office:value-type="float" office:value="74">
            <text:p>74</text:p>
          </table:table-cell>
          <table:table-cell office:value-type="date" office:date-value="2013-07-25T16:04:00">
            <text:p>Jul 25, 2013 4:04 PM</text:p>
          </table:table-cell>
          <table:table-cell office:value-type="string">
            <text:p>I found it better that last year´s! Good work</text:p>
          </table:table-cell>
          <table:table-cell table:number-columns-repeated="1021"/>
        </table:table-row>
        <table:table-row table:style-name="ro5">
          <table:table-cell office:value-type="float" office:value="75">
            <text:p>75</text:p>
          </table:table-cell>
          <table:table-cell office:value-type="date" office:date-value="2013-07-25T14:29:00">
            <text:p>Jul 25, 2013 2:29 PM</text:p>
          </table:table-cell>
          <table:table-cell office:value-type="string">
            <text:p>Thanks for keeping it brief. That was fun!</text:p>
          </table:table-cell>
          <table:table-cell table:number-columns-repeated="1021"/>
        </table:table-row>
        <table:table-row table:style-name="ro5">
          <table:table-cell office:value-type="float" office:value="76">
            <text:p>76</text:p>
          </table:table-cell>
          <table:table-cell office:value-type="date" office:date-value="2013-07-25T12:42:00">
            <text:p>Jul 25, 2013 12:42 PM</text:p>
          </table:table-cell>
          <table:table-cell office:value-type="string">
            <text:p>a bit surprised of what marital status or race have to do with Arduino ?!</text:p>
          </table:table-cell>
          <table:table-cell table:number-columns-repeated="1021"/>
        </table:table-row>
        <table:table-row table:style-name="ro5">
          <table:table-cell office:value-type="float" office:value="77">
            <text:p>77</text:p>
          </table:table-cell>
          <table:table-cell office:value-type="date" office:date-value="2013-07-25T10:13:00">
            <text:p>Jul 25, 2013 10:13 AM</text:p>
          </table:table-cell>
          <table:table-cell office:value-type="string">
            <text:p>No.</text:p>
          </table:table-cell>
          <table:table-cell table:number-columns-repeated="1021"/>
        </table:table-row>
        <table:table-row table:style-name="ro5">
          <table:table-cell office:value-type="float" office:value="78">
            <text:p>78</text:p>
          </table:table-cell>
          <table:table-cell office:value-type="date" office:date-value="2013-07-25T09:45:00">
            <text:p>Jul 25, 2013 9:45 AM</text:p>
          </table:table-cell>
          <table:table-cell office:value-type="string">
            <text:p>I didn't understand why you included spaniards in the same list as cubans and puerto ricans. That could happen because we share some idiomatic and cultural aspects despite we're in different continents, aren't we?</text:p>
          </table:table-cell>
          <table:table-cell table:number-columns-repeated="1021"/>
        </table:table-row>
        <table:table-row table:style-name="ro5">
          <table:table-cell office:value-type="float" office:value="79">
            <text:p>79</text:p>
          </table:table-cell>
          <table:table-cell office:value-type="date" office:date-value="2013-07-25T08:59:00">
            <text:p>Jul 25, 2013 8:59 AM</text:p>
          </table:table-cell>
          <table:table-cell office:value-type="string">
            <text:p>I think you should stop separating people by race / ethnic background. In this instance I feel it's unnecessary.</text:p>
          </table:table-cell>
          <table:table-cell table:number-columns-repeated="1021"/>
        </table:table-row>
        <table:table-row table:style-name="ro6">
          <table:table-cell office:value-type="float" office:value="80">
            <text:p>80</text:p>
          </table:table-cell>
          <table:table-cell office:value-type="date" office:date-value="2013-07-25T08:37:00">
            <text:p>Jul 25, 2013 8:37 AM</text:p>
          </table:table-cell>
          <table:table-cell office:value-type="string">
            <text:p>either properly specify "race" or don't.</text:p>
            <text:p>it's very "racist" to put all "whites" in one drawer, yet give twenty other options for other possibilities.</text:p>
          </table:table-cell>
          <table:table-cell table:number-columns-repeated="1021"/>
        </table:table-row>
        <table:table-row table:style-name="ro5">
          <table:table-cell office:value-type="float" office:value="81">
            <text:p>81</text:p>
          </table:table-cell>
          <table:table-cell office:value-type="date" office:date-value="2013-07-25T05:57:00">
            <text:p>Jul 25, 2013 5:57 AM</text:p>
          </table:table-cell>
          <table:table-cell office:value-type="string">
            <text:p>There should be a "Not Applicable" option for some of the questions that asked about importance.</text:p>
          </table:table-cell>
          <table:table-cell table:number-columns-repeated="1021"/>
        </table:table-row>
        <table:table-row table:style-name="ro5">
          <table:table-cell office:value-type="float" office:value="82">
            <text:p>82</text:p>
          </table:table-cell>
          <table:table-cell office:value-type="date" office:date-value="2013-07-25T04:22:00">
            <text:p>Jul 25, 2013 4:22 AM</text:p>
          </table:table-cell>
          <table:table-cell office:value-type="string">
            <text:p>Thanks for putting this together. <text:s/>Of course asking about race is important; I'm appalled that people objected to this. <text:s/>I was surprised that there isn't an easy way to specify identifying with more than one race, other than the write-in. <text:s/>I think this is a rather common case, and that I encounter official US forms that include instructions on checking more than one option. <text:s/>Maybe next year?</text:p>
          </table:table-cell>
          <table:table-cell table:number-columns-repeated="1021"/>
        </table:table-row>
        <table:table-row table:style-name="ro7">
          <table:table-cell office:value-type="float" office:value="83">
            <text:p>83</text:p>
          </table:table-cell>
          <table:table-cell office:value-type="date" office:date-value="2013-07-25T03:40:00">
            <text:p>Jul 25, 2013 3:40 AM</text:p>
          </table:table-cell>
          <table:table-cell office:value-type="string">
            <text:p>Survey is a bit american/OHS org focussed - especially the questions about attending teh AMERICAN conference - there are lots of other things happening around the world and we all certainly can't afford the time let alone the money to go to America!</text:p>
            <text:p/>
            <text:p>So maybe generalise this type of question in future - OR make the survey about YOUR organisation instead of a general OHSW survey.</text:p>
          </table:table-cell>
          <table:table-cell table:number-columns-repeated="1021"/>
        </table:table-row>
        <table:table-row table:style-name="ro5">
          <table:table-cell office:value-type="float" office:value="84">
            <text:p>84</text:p>
          </table:table-cell>
          <table:table-cell office:value-type="date" office:date-value="2013-07-25T02:46:00">
            <text:p>Jul 25, 2013 2:46 AM</text:p>
          </table:table-cell>
          <table:table-cell office:value-type="string">
            <text:p>this takes a while, I'm not sure why I even started filling it out...</text:p>
          </table:table-cell>
          <table:table-cell table:number-columns-repeated="1021"/>
        </table:table-row>
        <table:table-row table:style-name="ro5">
          <table:table-cell office:value-type="float" office:value="85">
            <text:p>85</text:p>
          </table:table-cell>
          <table:table-cell office:value-type="date" office:date-value="2013-07-24T23:46:00">
            <text:p>Jul 24, 2013 11:46 PM</text:p>
          </table:table-cell>
          <table:table-cell office:value-type="string">
            <text:p>Good Luck!</text:p>
          </table:table-cell>
          <table:table-cell table:number-columns-repeated="1021"/>
        </table:table-row>
        <table:table-row table:style-name="ro7">
          <table:table-cell office:value-type="float" office:value="86">
            <text:p>86</text:p>
          </table:table-cell>
          <table:table-cell office:value-type="date" office:date-value="2013-07-24T23:14:00">
            <text:p>Jul 24, 2013 11:14 PM</text:p>
          </table:table-cell>
          <table:table-cell office:value-type="string">
            <text:p>Viewed from a non-American/European perspective, the race categories are bizarre. </text:p>
            <text:p/>
            <text:p>Open source hardware should be part of public works and infrastructure.</text:p>
          </table:table-cell>
          <table:table-cell table:number-columns-repeated="1021"/>
        </table:table-row>
        <table:table-row table:style-name="ro11">
          <table:table-cell office:value-type="float" office:value="87">
            <text:p>87</text:p>
          </table:table-cell>
          <table:table-cell office:value-type="date" office:date-value="2013-07-24T22:25:00">
            <text:p>Jul 24, 2013 10:25 PM</text:p>
          </table:table-cell>
          <table:table-cell office:value-type="string">
            <text:p>To me it seems bizarre that there is a need to categorise people based on race for such a survey, but this perhaps reflects my European perspective rather than an American perspective.</text:p>
            <text:p>One question of diversity and culture which seems just as, if not more important than passports or skin colour, especially when dealing with online international discussion and collaboration, is language. </text:p>
            <text:p>What language do you document your projects in, or which languages do you work in when discussing open hardware? I'm a native English speaker and a lot of the news I read about Open Hardware is in English about English-speaking people, or people speaking and documenting in English, even if it isn't their native language. Non-English speaking open hardware developers and often feel they can't contribute to discussions (I only have only discussed this with Spanish and German speakers but I'm sure it's much more widespread). Due to English's lingua franca status, often they can read and understand English, but may not feel comfortable getting involved and expressing themselves. Having a survey filled in by English speakers in English reinforces this sense that this is an English-dominated community and there is little space for those who don't speak it at a high level. For the 2014 survey, please include a question about language, and have the survey translated and promoted in other languages. (I'm happy to help getting it translated into German and getting the word out - sam@yearofopensource.net)</text:p>
            <text:p>Otherwise, great work, it's a very important task you're undertaking and you're doing it very well. I look forward to seeing the results!</text:p>
          </table:table-cell>
          <table:table-cell table:number-columns-repeated="1021"/>
        </table:table-row>
        <table:table-row table:style-name="ro5">
          <table:table-cell office:value-type="float" office:value="88">
            <text:p>88</text:p>
          </table:table-cell>
          <table:table-cell office:value-type="date" office:date-value="2013-07-24T22:13:00">
            <text:p>Jul 24, 2013 10:13 PM</text:p>
          </table:table-cell>
          <table:table-cell office:value-type="string">
            <text:p>glad you are doing it, propel the industry progress.</text:p>
          </table:table-cell>
          <table:table-cell table:number-columns-repeated="1021"/>
        </table:table-row>
        <table:table-row table:style-name="ro5">
          <table:table-cell office:value-type="float" office:value="89">
            <text:p>89</text:p>
          </table:table-cell>
          <table:table-cell office:value-type="date" office:date-value="2013-07-24T22:09:00">
            <text:p>Jul 24, 2013 10:09 PM</text:p>
          </table:table-cell>
          <table:table-cell office:value-type="string">
            <text:p>Do not ask abot race at all, shouldn't it be irrellevant ?</text:p>
          </table:table-cell>
          <table:table-cell table:number-columns-repeated="1021"/>
        </table:table-row>
        <table:table-row table:style-name="ro5">
          <table:table-cell office:value-type="float" office:value="90">
            <text:p>90</text:p>
          </table:table-cell>
          <table:table-cell office:value-type="date" office:date-value="2013-07-24T21:55:00">
            <text:p>Jul 24, 2013 9:55 PM</text:p>
          </table:table-cell>
          <table:table-cell office:value-type="string">
            <text:p>I support the act of asking about race for the purpose of characterizing diversity.</text:p>
          </table:table-cell>
          <table:table-cell table:number-columns-repeated="1021"/>
        </table:table-row>
        <table:table-row table:style-name="ro5">
          <table:table-cell office:value-type="float" office:value="91">
            <text:p>91</text:p>
          </table:table-cell>
          <table:table-cell office:value-type="date" office:date-value="2013-07-24T21:54:00">
            <text:p>Jul 24, 2013 9:54 PM</text:p>
          </table:table-cell>
          <table:table-cell office:value-type="string">
            <text:p>The survey site seems to be trying to be optimized for mobile devices, but I had to zoom in to hit the tiny buttons on my phone.</text:p>
          </table:table-cell>
          <table:table-cell table:number-columns-repeated="1021"/>
        </table:table-row>
        <table:table-row table:style-name="ro5">
          <table:table-cell office:value-type="float" office:value="92">
            <text:p>92</text:p>
          </table:table-cell>
          <table:table-cell office:value-type="date" office:date-value="2013-07-24T20:17:00">
            <text:p>Jul 24, 2013 8:17 PM</text:p>
          </table:table-cell>
          <table:table-cell office:value-type="string">
            <text:p>I would love to connect with other volunteers to create high quality, free distritbutable (creative commons) rich media for open source computers and other open hardware devices (such as LibraryBox). <text:s/>I have already created some of this free content that I'd love to share. <text:s text:c="2"/>Phil Shapiro, pshapiro@his.com (blogger, opensource.com and MAKE magazine)</text:p>
          </table:table-cell>
          <table:table-cell table:number-columns-repeated="1021"/>
        </table:table-row>
        <table:table-row table:style-name="ro5">
          <table:table-cell office:value-type="float" office:value="93">
            <text:p>93</text:p>
          </table:table-cell>
          <table:table-cell office:value-type="date" office:date-value="2013-07-24T19:45:00">
            <text:p>Jul 24, 2013 7:45 PM</text:p>
          </table:table-cell>
          <table:table-cell office:value-type="string">
            <text:p>The race questions are disconcertingly uncomfortable.</text:p>
          </table:table-cell>
          <table:table-cell table:number-columns-repeated="1021"/>
        </table:table-row>
        <table:table-row table:style-name="ro5">
          <table:table-cell office:value-type="float" office:value="94">
            <text:p>94</text:p>
          </table:table-cell>
          <table:table-cell office:value-type="date" office:date-value="2013-07-24T19:36:59.999999">
            <text:p>Jul 24, 2013 7:37 PM</text:p>
          </table:table-cell>
          <table:table-cell office:value-type="string">
            <text:p>not sure why you needed all the demographic info</text:p>
          </table:table-cell>
          <table:table-cell table:number-columns-repeated="1021"/>
        </table:table-row>
        <table:table-row table:style-name="ro5">
          <table:table-cell office:value-type="float" office:value="95">
            <text:p>95</text:p>
          </table:table-cell>
          <table:table-cell office:value-type="date" office:date-value="2013-07-24T19:34:00">
            <text:p>Jul 24, 2013 7:34 PM</text:p>
          </table:table-cell>
          <table:table-cell office:value-type="string">
            <text:p>No</text:p>
          </table:table-cell>
          <table:table-cell table:number-columns-repeated="1021"/>
        </table:table-row>
        <table:table-row table:style-name="ro6">
          <table:table-cell office:value-type="float" office:value="96">
            <text:p>96</text:p>
          </table:table-cell>
          <table:table-cell office:value-type="date" office:date-value="2013-07-24T18:53:00">
            <text:p>Jul 24, 2013 6:53 PM</text:p>
          </table:table-cell>
          <table:table-cell office:value-type="string">
            <text:p>why the question what race i am ?</text:p>
            <text:p>thats very scarry</text:p>
          </table:table-cell>
          <table:table-cell table:number-columns-repeated="1021"/>
        </table:table-row>
        <table:table-row table:style-name="ro5">
          <table:table-cell office:value-type="float" office:value="97">
            <text:p>97</text:p>
          </table:table-cell>
          <table:table-cell office:value-type="date" office:date-value="2013-07-24T18:51:00">
            <text:p>Jul 24, 2013 6:51 PM</text:p>
          </table:table-cell>
          <table:table-cell office:value-type="string">
            <text:p>Too personal.</text:p>
          </table:table-cell>
          <table:table-cell table:number-columns-repeated="1021"/>
        </table:table-row>
        <table:table-row table:style-name="ro5">
          <table:table-cell office:value-type="float" office:value="98">
            <text:p>98</text:p>
          </table:table-cell>
          <table:table-cell office:value-type="date" office:date-value="2013-07-24T18:01:00">
            <text:p>Jul 24, 2013 6:01 PM</text:p>
          </table:table-cell>
          <table:table-cell office:value-type="string">
            <text:p>It was fun!</text:p>
          </table:table-cell>
          <table:table-cell table:number-columns-repeated="1021"/>
        </table:table-row>
        <table:table-row table:style-name="ro5">
          <table:table-cell office:value-type="float" office:value="99">
            <text:p>99</text:p>
          </table:table-cell>
          <table:table-cell office:value-type="date" office:date-value="2013-07-24T18:01:00">
            <text:p>Jul 24, 2013 6:01 PM</text:p>
          </table:table-cell>
          <table:table-cell office:value-type="string">
            <text:p>I'm enthused about taking the survey, but recognizing and narrowing down to the most important topics thus keeping things short and sweet would be a good future focus.</text:p>
          </table:table-cell>
          <table:table-cell table:number-columns-repeated="1021"/>
        </table:table-row>
        <table:table-row table:style-name="ro5">
          <table:table-cell office:value-type="float" office:value="100">
            <text:p>100</text:p>
          </table:table-cell>
          <table:table-cell office:value-type="date" office:date-value="2013-07-24T16:47:00">
            <text:p>Jul 24, 2013 4:47 PM</text:p>
          </table:table-cell>
          <table:table-cell office:value-type="string">
            <text:p>none</text:p>
          </table:table-cell>
          <table:table-cell table:number-columns-repeated="1021"/>
        </table:table-row>
        <table:table-row table:style-name="ro5">
          <table:table-cell office:value-type="float" office:value="101">
            <text:p>101</text:p>
          </table:table-cell>
          <table:table-cell office:value-type="date" office:date-value="2013-07-24T16:07:00">
            <text:p>Jul 24, 2013 4:07 PM</text:p>
          </table:table-cell>
          <table:table-cell office:value-type="string">
            <text:p>Nice</text:p>
          </table:table-cell>
          <table:table-cell table:number-columns-repeated="1021"/>
        </table:table-row>
        <table:table-row table:style-name="ro5">
          <table:table-cell office:value-type="float" office:value="102">
            <text:p>102</text:p>
          </table:table-cell>
          <table:table-cell office:value-type="date" office:date-value="2013-07-24T15:46:00">
            <text:p>Jul 24, 2013 3:46 PM</text:p>
          </table:table-cell>
          <table:table-cell office:value-type="string">
            <text:p>Why did you want my race? :O</text:p>
          </table:table-cell>
          <table:table-cell table:number-columns-repeated="1021"/>
        </table:table-row>
        <table:table-row table:style-name="ro5">
          <table:table-cell office:value-type="float" office:value="103">
            <text:p>103</text:p>
          </table:table-cell>
          <table:table-cell office:value-type="date" office:date-value="2013-07-24T15:12:00">
            <text:p>Jul 24, 2013 3:12 PM</text:p>
          </table:table-cell>
          <table:table-cell office:value-type="string">
            <text:p>An important reason in my decision to support open source/hardware projects is so that users and developers have the rights to use those projects without undue restriction. <text:s/>Though I struggle with seperating the concept of innovation as the primary goal or whether the rights of the users and developers is the primary goal, the freedom aspect of open source/hardware is important to me. <text:s/>Though some of your questions touch on this aspect, I found the concept as user/developer freedom as a primary reason for open source/hardware under represented.</text:p>
          </table:table-cell>
          <table:table-cell table:number-columns-repeated="1021"/>
        </table:table-row>
        <table:table-row table:style-name="ro6">
          <table:table-cell office:value-type="float" office:value="104">
            <text:p>104</text:p>
          </table:table-cell>
          <table:table-cell office:value-type="date" office:date-value="2013-07-24T14:33:00">
            <text:p>Jul 24, 2013 2:33 PM</text:p>
          </table:table-cell>
          <table:table-cell office:value-type="string">
            <text:p>Why are you asking about "race"? The race is the same, Human.</text:p>
            <text:p>You need to ask about "Ethnic Group".</text:p>
          </table:table-cell>
          <table:table-cell table:number-columns-repeated="1021"/>
        </table:table-row>
        <table:table-row table:style-name="ro6">
          <table:table-cell office:value-type="float" office:value="105">
            <text:p>105</text:p>
          </table:table-cell>
          <table:table-cell office:value-type="date" office:date-value="2013-07-24T14:28:00">
            <text:p>Jul 24, 2013 2:28 PM</text:p>
          </table:table-cell>
          <table:table-cell office:value-type="string">
            <text:p>I like very mutch this movment this is so Capatalist because we empower the people... :) and very comunist because we empaure the people :)</text:p>
            <text:p>Make good. Make a better comunity</text:p>
          </table:table-cell>
          <table:table-cell table:number-columns-repeated="1021"/>
        </table:table-row>
        <table:table-row table:style-name="ro6">
          <table:table-cell office:value-type="float" office:value="106">
            <text:p>106</text:p>
          </table:table-cell>
          <table:table-cell office:value-type="date" office:date-value="2013-07-24T14:27:00">
            <text:p>Jul 24, 2013 2:27 PM</text:p>
          </table:table-cell>
          <table:table-cell office:value-type="string">
            <text:p>"What's your gender? Female | Male | Other"</text:p>
            <text:p>What gender is "Other"?!</text:p>
          </table:table-cell>
          <table:table-cell table:number-columns-repeated="1021"/>
        </table:table-row>
        <table:table-row table:style-name="ro5">
          <table:table-cell office:value-type="float" office:value="107">
            <text:p>107</text:p>
          </table:table-cell>
          <table:table-cell office:value-type="date" office:date-value="2013-07-24T14:05:00">
            <text:p>Jul 24, 2013 2:05 PM</text:p>
          </table:table-cell>
          <table:table-cell office:value-type="string">
            <text:p>Just don't ask respondents about their race anymore. Even if you have reasons, I think it distracts from your main aim. That's just a pity...</text:p>
          </table:table-cell>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icrosoft Sans Serif" svg:font-family="'Microsoft Sans Serif'"/>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 $</number:text>
      <number:number number:decimal-places="0" number:min-integer-digits="1" number:grouping="true"/>
      <number:text> )</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 $</number:text>
      <number:number number:decimal-places="0" number:min-integer-digits="1" number:grouping="true"/>
      <number:text> )</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 $</number:text>
      <number:number number:decimal-places="2" number:min-integer-digits="1" number:grouping="true"/>
      <number:text> )</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 $</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 </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percentage-style style:name="N143">
      <number:number number:decimal-places="1" number:min-integer-digits="1"/>
      <number:text>%</number:text>
    </number:percentage-style>
    <number:date-style style:name="N144">
      <number:month number:textual="true"/>
      <number:text> </number:text>
      <number:day/>
      <number:text>, </number:text>
      <number:year number:style="long"/>
      <number:text> </number:text>
      <number:hours/>
      <number:text>:</number:text>
      <number:minutes number:style="long"/>
      <number:text> </number:text>
      <number:am-pm/>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Microsoft Sans Serif"/>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0">01/20/2014</text:date>, <text:time>11:50:36</text:time></text:p>
        </style:region-right>
      </style:header>
      <style:header-left style:display="false"/>
      <style:footer>
        <text:p>Page <text:page-number>1</text:page-number> / <text:page-count>99</text:page-count></text:p>
      </style:footer>
      <style:footer-left style:display="false"/>
    </style:master-page>
    <style:master-page style:name="PageStyle_5f_Question_20_1" style:display-name="PageStyle_Question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dc:date>2014-01-20T11:50:36</dc:date>
    <dc:creator>Catarina Mota</dc:creator>
    <meta:editing-duration>PT00H12M37S</meta:editing-duration>
    <meta:editing-cycles>9</meta:editing-cycles>
    <meta:document-statistic meta:table-count="37" meta:cell-count="9504" meta:object-count="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chart-properties chart:solid-type="cuboid"/>
      <style:graphic-properties draw:fill-color="#0066cc"/>
    </style:style>
    <style:style style:name="ch15" style:family="chart">
      <style:graphic-properties draw:stroke="none" svg:stroke-width="0cm" svg:stroke-color="#000000" svg:stroke-opacity="100%" draw:fill="solid" draw:fill-color="#eeeeee" draw:opacity="100%"/>
    </style:style>
    <style:style style:name="ch16" style:family="chart">
      <style:graphic-properties draw:fill-color="#d9d9d9"/>
    </style:style>
  </office:automatic-styles>
  <office:body>
    <office:chart>
      <chart:chart svg:width="16.056cm" svg:height="8.963cm" chart:class="chart:circle" chart:style-name="ch1">
        <chart:title svg:x="3.468cm" svg:y="0.18cm" chart:style-name="ch2">
          <text:p>How did you first get involved with open-source hardware?</text:p>
        </chart:title>
        <chart:legend chart:legend-position="end" svg:x="8.263cm" svg:y="2.237cm" chart:style-name="ch3"/>
        <chart:plot-area chart:style-name="ch4" table:cell-range-address="'Question 1'.A4:'Question 1'.A10 'Question 1'.C4:'Question 1'.C10" chart:data-source-has-labels="column" svg:x="0.321cm" svg:y="0.756cm" svg:width="7.622cm" svg:height="7.849cm">
          <chart:axis chart:dimension="x" chart:name="primary-x" chart:style-name="ch5">
            <chart:categories table:cell-range-address="'Question 1'.A4:'Question 1'.A10"/>
          </chart:axis>
          <chart:axis chart:dimension="y" chart:name="primary-y" chart:style-name="ch6"/>
          <chart:series chart:style-name="ch7" chart:values-cell-range-address="'Question 1'.C4:'Question 1'.C10"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1'.A4:'Question 1'.A10">By reading about it</text:p>
              </table:table-cell>
              <table:table-cell office:value-type="float" office:value="0.303">
                <text:p text:id="'Question 1'.C4:'Question 1'.C10">0.303</text:p>
              </table:table-cell>
            </table:table-row>
            <table:table-row>
              <table:table-cell office:value-type="string">
                <text:p>Through use of open-source hardware products</text:p>
              </table:table-cell>
              <table:table-cell office:value-type="float" office:value="0.309">
                <text:p>0.309</text:p>
              </table:table-cell>
            </table:table-row>
            <table:table-row>
              <table:table-cell office:value-type="string">
                <text:p>Through involvement with open-source software</text:p>
              </table:table-cell>
              <table:table-cell office:value-type="float" office:value="0.146">
                <text:p>0.146</text:p>
              </table:table-cell>
            </table:table-row>
            <table:table-row>
              <table:table-cell office:value-type="string">
                <text:p>By looking up hardware designs</text:p>
              </table:table-cell>
              <table:table-cell office:value-type="float" office:value="0.104">
                <text:p>0.104</text:p>
              </table:table-cell>
            </table:table-row>
            <table:table-row>
              <table:table-cell office:value-type="string">
                <text:p>Through events, conferences, etc.</text:p>
              </table:table-cell>
              <table:table-cell office:value-type="float" office:value="0.031">
                <text:p>0.031</text:p>
              </table:table-cell>
            </table:table-row>
            <table:table-row>
              <table:table-cell office:value-type="string">
                <text:p>Through conversations with other people</text:p>
              </table:table-cell>
              <table:table-cell office:value-type="float" office:value="0.098">
                <text:p>0.098</text:p>
              </table:table-cell>
            </table:table-row>
            <table:table-row>
              <table:table-cell office:value-type="string">
                <text:p>I don't really know what open-source hardware is</text:p>
              </table:table-cell>
              <table:table-cell office:value-type="float" office:value="0.008">
                <text:p>0.00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connect-bars="false" chart:include-hidden-cells="false" chart:auto-position="true" chart:auto-size="true" chart:treat-empty-cells="leave-gap"/>
    </style:style>
    <style:style style:name="ch4"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5" style:family="chart" style:data-style-name="N143">
      <style:chart-properties chart:display-label="true" chart:tick-marks-major-inner="false" chart:tick-marks-major-outer="true" chart:tick-marks-minor-inner="false" chart:tick-marks-minor-outer="false" chart:logarithmic="false" chart:gap-width="150"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graphic-properties draw:stroke="solid" svg:stroke-width="0cm" svg:stroke-opacity="100%"/>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graphic-properties draw:stroke="none" svg:stroke-width="0cm" svg:stroke-color="#000000" svg:stroke-opacity="100%" draw:fill="solid" draw:fill-color="#eeeeee" draw:opacity="100%"/>
    </style:style>
    <style:style style:name="ch9" style:family="chart">
      <style:graphic-properties draw:fill-color="#d9d9d9"/>
    </style:style>
  </office:automatic-styles>
  <office:body>
    <office:chart>
      <chart:chart svg:width="16.056cm" svg:height="9.38cm" chart:class="chart:bar" chart:style-name="ch1">
        <chart:title svg:x="0.706cm" svg:y="0.188cm" chart:style-name="ch2">
          <text:p>Why do you work on or contribute to hardware projects and/or designs?? (check all that apply)</text:p>
        </chart:title>
        <chart:plot-area chart:style-name="ch3" table:cell-range-address="'Question 10'.A4:'Question 10'.A9 'Question 10'.C4:'Question 10'.C9" chart:data-source-has-labels="column" svg:x="0.321cm" svg:y="0.772cm" svg:width="15.414cm" svg:height="8.421cm">
          <chart:axis chart:dimension="x" chart:name="primary-x" chart:style-name="ch4">
            <chart:categories table:cell-range-address="'Question 10'.A4:'Question 10'.A9"/>
          </chart:axis>
          <chart:axis chart:dimension="y" chart:name="primary-y" chart:style-name="ch5">
            <chart:grid chart:style-name="ch6" chart:class="major"/>
          </chart:axis>
          <chart:series chart:style-name="ch7" chart:values-cell-range-address="'Question 10'.C4:'Question 10'.C9"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10'.A4:'Question 10'.A9">For work / as a business</text:p>
              </table:table-cell>
              <table:table-cell office:value-type="float" office:value="0.479">
                <text:p text:id="'Question 10'.C4:'Question 10'.C9">0.479</text:p>
              </table:table-cell>
            </table:table-row>
            <table:table-row>
              <table:table-cell office:value-type="string">
                <text:p>For fun</text:p>
              </table:table-cell>
              <table:table-cell office:value-type="float" office:value="0.827">
                <text:p>0.827</text:p>
              </table:table-cell>
            </table:table-row>
            <table:table-row>
              <table:table-cell office:value-type="string">
                <text:p>As art / self-expression</text:p>
              </table:table-cell>
              <table:table-cell office:value-type="float" office:value="0.403">
                <text:p>0.403</text:p>
              </table:table-cell>
            </table:table-row>
            <table:table-row>
              <table:table-cell office:value-type="string">
                <text:p>To create products that weren't otherwise available</text:p>
              </table:table-cell>
              <table:table-cell office:value-type="float" office:value="0.588">
                <text:p>0.588</text:p>
              </table:table-cell>
            </table:table-row>
            <table:table-row>
              <table:table-cell office:value-type="string">
                <text:p>To create better / cheaper products</text:p>
              </table:table-cell>
              <table:table-cell office:value-type="float" office:value="0.548">
                <text:p>0.548</text:p>
              </table:table-cell>
            </table:table-row>
            <table:table-row>
              <table:table-cell office:value-type="string">
                <text:p>To develop my skills and learn</text:p>
              </table:table-cell>
              <table:table-cell office:value-type="float" office:value="0.803">
                <text:p>0.80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vertical="true" chart:connect-bars="false" chart:include-hidden-cells="false" chart:auto-position="true" chart:auto-size="true" chart:treat-empty-cells="leave-gap"/>
    </style:style>
    <style:style style:name="ch4"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5" style:family="chart" style:data-style-name="N2">
      <style:chart-properties chart:display-label="true" chart:tick-marks-major-inner="false" chart:tick-marks-major-outer="true" chart:tick-marks-minor-inner="false" chart:tick-marks-minor-outer="false" chart:logarithmic="false" chart:gap-width="150"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graphic-properties draw:stroke="solid" svg:stroke-width="0cm" svg:stroke-opacity="100%"/>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graphic-properties draw:stroke="none" svg:stroke-width="0cm" svg:stroke-color="#000000" svg:stroke-opacity="100%" draw:fill="solid" draw:fill-color="#eeeeee" draw:opacity="100%"/>
    </style:style>
    <style:style style:name="ch9" style:family="chart">
      <style:graphic-properties draw:fill-color="#d9d9d9"/>
    </style:style>
  </office:automatic-styles>
  <office:body>
    <office:chart>
      <chart:chart svg:width="18.728cm" svg:height="9.376cm" chart:class="chart:bar" chart:style-name="ch1">
        <chart:title svg:x="-1.065cm" svg:y="0.188cm" chart:style-name="ch2">
          <text:p>For hardware projects or designs which you decided to open-source, how important were each of the following criteria in the decision?</text:p>
        </chart:title>
        <chart:plot-area chart:style-name="ch3" table:cell-range-address="'Question 11'.A4:'Question 11'.A11 'Question 11'.H4:'Question 11'.H11" chart:data-source-has-labels="column" svg:x="0.374cm" svg:y="0.772cm" svg:width="17.98cm" svg:height="8.417cm">
          <chart:axis chart:dimension="x" chart:name="primary-x" chart:style-name="ch4">
            <chart:categories table:cell-range-address="'Question 11'.A4:'Question 11'.A11"/>
          </chart:axis>
          <chart:axis chart:dimension="y" chart:name="primary-y" chart:style-name="ch5">
            <chart:grid chart:style-name="ch6" chart:class="major"/>
          </chart:axis>
          <chart:series chart:style-name="ch7" chart:values-cell-range-address="'Question 11'.H4:'Question 11'.H11" chart:class="chart:bar">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 text:id="'Question 11'.A4:'Question 11'.A11">Encourage contributions to the design</text:p>
              </table:table-cell>
              <table:table-cell office:value-type="float" office:value="3.67">
                <text:p text:id="'Question 11'.H4:'Question 11'.H11">3.67</text:p>
              </table:table-cell>
            </table:table-row>
            <table:table-row>
              <table:table-cell office:value-type="string">
                <text:p>Allow others to learn from the design</text:p>
              </table:table-cell>
              <table:table-cell office:value-type="float" office:value="4.14">
                <text:p>4.14</text:p>
              </table:table-cell>
            </table:table-row>
            <table:table-row>
              <table:table-cell office:value-type="string">
                <text:p>Allow others to manufacture hardware based on the design</text:p>
              </table:table-cell>
              <table:table-cell office:value-type="float" office:value="3.36">
                <text:p>3.36</text:p>
              </table:table-cell>
            </table:table-row>
            <table:table-row>
              <table:table-cell office:value-type="string">
                <text:p>Allow users of my products to customize them</text:p>
              </table:table-cell>
              <table:table-cell office:value-type="float" office:value="3.84">
                <text:p>3.84</text:p>
              </table:table-cell>
            </table:table-row>
            <table:table-row>
              <table:table-cell office:value-type="string">
                <text:p>Contribute to the community</text:p>
              </table:table-cell>
              <table:table-cell office:value-type="float" office:value="4.19">
                <text:p>4.19</text:p>
              </table:table-cell>
            </table:table-row>
            <table:table-row>
              <table:table-cell office:value-type="string">
                <text:p>Leverage an existing body of knowledge and peer-to-peer support</text:p>
              </table:table-cell>
              <table:table-cell office:value-type="float" office:value="3.91">
                <text:p>3.91</text:p>
              </table:table-cell>
            </table:table-row>
            <table:table-row>
              <table:table-cell office:value-type="string">
                <text:p>Showcase ideas and skills</text:p>
              </table:table-cell>
              <table:table-cell office:value-type="float" office:value="3.81">
                <text:p>3.81</text:p>
              </table:table-cell>
            </table:table-row>
            <table:table-row>
              <table:table-cell office:value-type="string">
                <text:p>Hardware should be open</text:p>
              </table:table-cell>
              <table:table-cell office:value-type="float" office:value="3.95">
                <text:p>3.95</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connect-bars="false" chart:include-hidden-cells="false" chart:auto-position="true" chart:auto-size="true" chart:treat-empty-cells="leave-gap"/>
    </style:style>
    <style:style style:name="ch4"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5" style:family="chart" style:data-style-name="N143">
      <style:chart-properties chart:display-label="true" chart:tick-marks-major-inner="false" chart:tick-marks-major-outer="true" chart:tick-marks-minor-inner="false" chart:tick-marks-minor-outer="false" chart:logarithmic="false" chart:gap-width="150"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graphic-properties draw:stroke="solid" svg:stroke-width="0cm" svg:stroke-opacity="100%"/>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graphic-properties draw:stroke="none" svg:stroke-width="0cm" svg:stroke-color="#000000" svg:stroke-opacity="100%" draw:fill="solid" draw:fill-color="#eeeeee" draw:opacity="100%"/>
    </style:style>
    <style:style style:name="ch9" style:family="chart">
      <style:graphic-properties draw:fill-color="#d9d9d9"/>
    </style:style>
  </office:automatic-styles>
  <office:body>
    <office:chart>
      <chart:chart svg:width="16.056cm" svg:height="8.99cm" chart:class="chart:bar" chart:style-name="ch1">
        <chart:title svg:x="6.649cm" svg:y="0.18cm" chart:style-name="ch2">
          <text:p>Have you ever...?</text:p>
        </chart:title>
        <chart:plot-area chart:style-name="ch3" table:cell-range-address="'Question 12'.A4:'Question 12'.A11 'Question 12'.C4:'Question 12'.C11" chart:data-source-has-labels="column" svg:x="0.321cm" svg:y="0.756cm" svg:width="15.414cm" svg:height="8.055cm">
          <chart:axis chart:dimension="x" chart:name="primary-x" chart:style-name="ch4">
            <chart:categories table:cell-range-address="'Question 12'.A4:'Question 12'.A11"/>
          </chart:axis>
          <chart:axis chart:dimension="y" chart:name="primary-y" chart:style-name="ch5">
            <chart:grid chart:style-name="ch6" chart:class="major"/>
          </chart:axis>
          <chart:series chart:style-name="ch7" chart:values-cell-range-address="'Question 12'.C4:'Question 12'.C11" chart:class="chart:bar">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12'.A4:'Question 12'.A11">Incorporated user's suggestions into your designs</text:p>
              </table:table-cell>
              <table:table-cell office:value-type="float" office:value="0.696">
                <text:p text:id="'Question 12'.C4:'Question 12'.C11">0.696</text:p>
              </table:table-cell>
            </table:table-row>
            <table:table-row>
              <table:table-cell office:value-type="string">
                <text:p>Incorporated features developed by competitors into your designs</text:p>
              </table:table-cell>
              <table:table-cell office:value-type="float" office:value="0.382">
                <text:p>0.382</text:p>
              </table:table-cell>
            </table:table-row>
            <table:table-row>
              <table:table-cell office:value-type="string">
                <text:p>Replicated and redistributed others' designs without making any modifications to them</text:p>
              </table:table-cell>
              <table:table-cell office:value-type="float" office:value="0.127">
                <text:p>0.127</text:p>
              </table:table-cell>
            </table:table-row>
            <table:table-row>
              <table:table-cell office:value-type="string">
                <text:p>Mashed up two or more designs to make your own</text:p>
              </table:table-cell>
              <table:table-cell office:value-type="float" office:value="0.602">
                <text:p>0.602</text:p>
              </table:table-cell>
            </table:table-row>
            <table:table-row>
              <table:table-cell office:value-type="string">
                <text:p>Contributed modifications or improvements to an open-source hardware project</text:p>
              </table:table-cell>
              <table:table-cell office:value-type="float" office:value="0.534">
                <text:p>0.534</text:p>
              </table:table-cell>
            </table:table-row>
            <table:table-row>
              <table:table-cell office:value-type="string">
                <text:p>Designed new hardware based on a preexisting open-source hardware design</text:p>
              </table:table-cell>
              <table:table-cell office:value-type="float" office:value="0.599">
                <text:p>0.599</text:p>
              </table:table-cell>
            </table:table-row>
            <table:table-row>
              <table:table-cell office:value-type="string">
                <text:p>Started a new open-source hardware project</text:p>
              </table:table-cell>
              <table:table-cell office:value-type="float" office:value="0.581">
                <text:p>0.581</text:p>
              </table:table-cell>
            </table:table-row>
            <table:table-row>
              <table:table-cell office:value-type="string">
                <text:p>None of the above</text:p>
              </table:table-cell>
              <table:table-cell office:value-type="float" office:value="0.028">
                <text:p>0.02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connect-bars="false" chart:include-hidden-cells="false" chart:auto-position="true" chart:auto-size="true" chart:treat-empty-cells="leave-gap"/>
    </style:style>
    <style:style style:name="ch4"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5" style:family="chart" style:data-style-name="N143">
      <style:chart-properties chart:display-label="true" chart:tick-marks-major-inner="false" chart:tick-marks-major-outer="true" chart:tick-marks-minor-inner="false" chart:tick-marks-minor-outer="false" chart:logarithmic="false" chart:gap-width="150"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graphic-properties draw:stroke="solid" svg:stroke-width="0cm" svg:stroke-opacity="100%"/>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graphic-properties draw:stroke="none" svg:stroke-width="0cm" svg:stroke-color="#000000" svg:stroke-opacity="100%" draw:fill="solid" draw:fill-color="#eeeeee" draw:opacity="100%"/>
    </style:style>
    <style:style style:name="ch9" style:family="chart">
      <style:graphic-properties draw:fill-color="#d9d9d9"/>
    </style:style>
  </office:automatic-styles>
  <office:body>
    <office:chart>
      <chart:chart svg:width="16.056cm" svg:height="9.773cm" chart:class="chart:bar" chart:style-name="ch1">
        <chart:title svg:x="-0.839cm" svg:y="0.196cm" chart:style-name="ch2">
          <text:p>Tell us more about how you publish and document your open source hardware. Have you...? (check all that apply)</text:p>
        </chart:title>
        <chart:plot-area chart:style-name="ch3" table:cell-range-address="'Question 13'.A4:'Question 13'.A9 'Question 13'.C4:'Question 13'.C9" chart:data-source-has-labels="column" svg:x="0.321cm" svg:y="0.788cm" svg:width="15.414cm" svg:height="8.79cm">
          <chart:axis chart:dimension="x" chart:name="primary-x" chart:style-name="ch4">
            <chart:categories table:cell-range-address="'Question 13'.A4:'Question 13'.A9"/>
          </chart:axis>
          <chart:axis chart:dimension="y" chart:name="primary-y" chart:style-name="ch5">
            <chart:grid chart:style-name="ch6" chart:class="major"/>
          </chart:axis>
          <chart:series chart:style-name="ch7" chart:values-cell-range-address="'Question 13'.C4:'Question 13'.C9"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13'.A4:'Question 13'.A9">Published design files for an open-source hardware project on your blog/website</text:p>
              </table:table-cell>
              <table:table-cell office:value-type="float" office:value="0.624">
                <text:p text:id="'Question 13'.C4:'Question 13'.C9">0.624</text:p>
              </table:table-cell>
            </table:table-row>
            <table:table-row>
              <table:table-cell office:value-type="string">
                <text:p>Published design files for an open-source hardware project on a communal blog/website (such as Instructables or Make: Projects)</text:p>
              </table:table-cell>
              <table:table-cell office:value-type="float" office:value="0.386">
                <text:p>0.386</text:p>
              </table:table-cell>
            </table:table-row>
            <table:table-row>
              <table:table-cell office:value-type="string">
                <text:p>Hosted design files for an open-source hardware project in a public repository (such as GitHub or Subversion)</text:p>
              </table:table-cell>
              <table:table-cell office:value-type="float" office:value="0.574">
                <text:p>0.574</text:p>
              </table:table-cell>
            </table:table-row>
            <table:table-row>
              <table:table-cell office:value-type="string">
                <text:p>Published hardware designs in online databases (such as Thingiverse)</text:p>
              </table:table-cell>
              <table:table-cell office:value-type="float" office:value="0.31">
                <text:p>0.31</text:p>
              </table:table-cell>
            </table:table-row>
            <table:table-row>
              <table:table-cell office:value-type="string">
                <text:p>Developed software tools or libraries to support an open-source hardware project</text:p>
              </table:table-cell>
              <table:table-cell office:value-type="float" office:value="0.472">
                <text:p>0.472</text:p>
              </table:table-cell>
            </table:table-row>
            <table:table-row>
              <table:table-cell office:value-type="string">
                <text:p>Created tutorials or other educational resources to accompany an open-source hardware design</text:p>
              </table:table-cell>
              <table:table-cell office:value-type="float" office:value="0.528">
                <text:p>0.528</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connect-bars="false" chart:include-hidden-cells="false" chart:auto-position="true" chart:auto-size="true" chart:treat-empty-cells="leave-gap"/>
    </style:style>
    <style:style style:name="ch4"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5" style:family="chart" style:data-style-name="N143">
      <style:chart-properties chart:display-label="true" chart:tick-marks-major-inner="false" chart:tick-marks-major-outer="true" chart:tick-marks-minor-inner="false" chart:tick-marks-minor-outer="false" chart:logarithmic="false" chart:gap-width="150"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graphic-properties draw:stroke="solid" svg:stroke-width="0cm" svg:stroke-opacity="100%"/>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graphic-properties draw:stroke="none" svg:stroke-width="0cm" svg:stroke-color="#000000" svg:stroke-opacity="100%" draw:fill="solid" draw:fill-color="#eeeeee" draw:opacity="100%"/>
    </style:style>
    <style:style style:name="ch9" style:family="chart">
      <style:graphic-properties draw:fill-color="#d9d9d9"/>
    </style:style>
  </office:automatic-styles>
  <office:body>
    <office:chart>
      <chart:chart svg:width="16.056cm" svg:height="9.367cm" chart:class="chart:bar" chart:style-name="ch1">
        <chart:title svg:x="2.012cm" svg:y="0.188cm" chart:style-name="ch2">
          <text:p>What licenses have you used to release hardware files? (check all that apply)</text:p>
        </chart:title>
        <chart:plot-area chart:style-name="ch3" table:cell-range-address="'Question 14'.A4:'Question 14'.A16 'Question 14'.C4:'Question 14'.C16" chart:data-source-has-labels="column" svg:x="0.321cm" svg:y="0.772cm" svg:width="15.414cm" svg:height="8.408cm">
          <chart:axis chart:dimension="x" chart:name="primary-x" chart:style-name="ch4">
            <chart:categories table:cell-range-address="'Question 14'.A4:'Question 14'.A16"/>
          </chart:axis>
          <chart:axis chart:dimension="y" chart:name="primary-y" chart:style-name="ch5">
            <chart:grid chart:style-name="ch6" chart:class="major"/>
          </chart:axis>
          <chart:series chart:style-name="ch7" chart:values-cell-range-address="'Question 14'.C4:'Question 14'.C16" chart:class="chart:bar">
            <chart:data-point chart:repeated="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14'.A4:'Question 14'.A16">I have released files without an explicit license</text:p>
              </table:table-cell>
              <table:table-cell office:value-type="float" office:value="0.474">
                <text:p text:id="'Question 14'.C4:'Question 14'.C16">0.474</text:p>
              </table:table-cell>
            </table:table-row>
            <table:table-row>
              <table:table-cell office:value-type="string">
                <text:p>Public domain</text:p>
              </table:table-cell>
              <table:table-cell office:value-type="float" office:value="0.266">
                <text:p>0.266</text:p>
              </table:table-cell>
            </table:table-row>
            <table:table-row>
              <table:table-cell office:value-type="string">
                <text:p>BSD</text:p>
              </table:table-cell>
              <table:table-cell office:value-type="float" office:value="0.085">
                <text:p>0.085</text:p>
              </table:table-cell>
            </table:table-row>
            <table:table-row>
              <table:table-cell office:value-type="string">
                <text:p>MIT</text:p>
              </table:table-cell>
              <table:table-cell office:value-type="float" office:value="0.14">
                <text:p>0.14</text:p>
              </table:table-cell>
            </table:table-row>
            <table:table-row>
              <table:table-cell office:value-type="string">
                <text:p>Creative Commons Attribution</text:p>
              </table:table-cell>
              <table:table-cell office:value-type="float" office:value="0.355">
                <text:p>0.355</text:p>
              </table:table-cell>
            </table:table-row>
            <table:table-row>
              <table:table-cell office:value-type="string">
                <text:p>Other “gift license” (i.e. allowing use without a share-alike / copyleft / viral clause)</text:p>
              </table:table-cell>
              <table:table-cell office:value-type="float" office:value="0.058">
                <text:p>0.058</text:p>
              </table:table-cell>
            </table:table-row>
            <table:table-row>
              <table:table-cell office:value-type="string">
                <text:p>GNU General Public License (GPL)</text:p>
              </table:table-cell>
              <table:table-cell office:value-type="float" office:value="0.28">
                <text:p>0.28</text:p>
              </table:table-cell>
            </table:table-row>
            <table:table-row>
              <table:table-cell office:value-type="string">
                <text:p>TAPR OHL</text:p>
              </table:table-cell>
              <table:table-cell office:value-type="float" office:value="0.024">
                <text:p>0.024</text:p>
              </table:table-cell>
            </table:table-row>
            <table:table-row>
              <table:table-cell office:value-type="string">
                <text:p>CERN OHL</text:p>
              </table:table-cell>
              <table:table-cell office:value-type="float" office:value="0.065">
                <text:p>0.065</text:p>
              </table:table-cell>
            </table:table-row>
            <table:table-row>
              <table:table-cell office:value-type="string">
                <text:p>Creative Commons Attribution Share-Alike</text:p>
              </table:table-cell>
              <table:table-cell office:value-type="float" office:value="0.375">
                <text:p>0.375</text:p>
              </table:table-cell>
            </table:table-row>
            <table:table-row>
              <table:table-cell office:value-type="string">
                <text:p>Other license with a share-alike / copy-left / viral clause</text:p>
              </table:table-cell>
              <table:table-cell office:value-type="float" office:value="0.041">
                <text:p>0.041</text:p>
              </table:table-cell>
            </table:table-row>
            <table:table-row>
              <table:table-cell office:value-type="string">
                <text:p>Other Creative Commons license (i.e. w/ a non-commercial or no derivatives clause)</text:p>
              </table:table-cell>
              <table:table-cell office:value-type="float" office:value="0.147">
                <text:p>0.147</text:p>
              </table:table-cell>
            </table:table-row>
            <table:table-row>
              <table:table-cell office:value-type="string">
                <text:p>Other license w/ a non-commercial use or no derivatives clause</text:p>
              </table:table-cell>
              <table:table-cell office:value-type="float" office:value="0.038">
                <text:p>0.038</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graphic-properties draw:stroke="none" svg:stroke-width="0cm" svg:stroke-color="#000000" svg:stroke-opacity="100%" draw:fill="solid" draw:fill-color="#eeeeee" draw:opacity="100%"/>
    </style:style>
    <style:style style:name="ch11" style:family="chart">
      <style:graphic-properties draw:fill-color="#d9d9d9"/>
    </style:style>
  </office:automatic-styles>
  <office:body>
    <office:chart>
      <chart:chart svg:width="16.056cm" svg:height="8.996cm" chart:class="chart:circle" chart:style-name="ch1">
        <chart:title svg:x="2.155cm" svg:y="0.18cm" chart:style-name="ch2">
          <text:p>Do you use the Open Source Hardware (blue gear) logo on your hardware?</text:p>
        </chart:title>
        <chart:legend chart:legend-position="end" svg:x="14.315cm" svg:y="3.913cm" chart:style-name="ch3"/>
        <chart:plot-area chart:style-name="ch4" table:cell-range-address="'Question 15'.A4:'Question 15'.A5 'Question 15'.C4:'Question 15'.C5" chart:data-source-has-labels="column" svg:x="0.321cm" svg:y="0.756cm" svg:width="13.674cm" svg:height="7.882cm">
          <chart:axis chart:dimension="x" chart:name="primary-x" chart:style-name="ch5">
            <chart:categories table:cell-range-address="'Question 15'.A4:'Question 15'.A5"/>
          </chart:axis>
          <chart:axis chart:dimension="y" chart:name="primary-y" chart:style-name="ch6"/>
          <chart:series chart:style-name="ch7" chart:values-cell-range-address="'Question 15'.C4:'Question 15'.C5"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15'.A4:'Question 15'.A5">Yes</text:p>
              </table:table-cell>
              <table:table-cell office:value-type="float" office:value="0.347">
                <text:p text:id="'Question 15'.C4:'Question 15'.C5">0.347</text:p>
              </table:table-cell>
            </table:table-row>
            <table:table-row>
              <table:table-cell office:value-type="string">
                <text:p>No</text:p>
              </table:table-cell>
              <table:table-cell office:value-type="float" office:value="0.653">
                <text:p>0.65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graphic-properties draw:stroke="none" svg:stroke-width="0cm" svg:stroke-color="#000000" svg:stroke-opacity="100%" draw:fill="solid" draw:fill-color="#eeeeee" draw:opacity="100%"/>
    </style:style>
    <style:style style:name="ch11" style:family="chart">
      <style:graphic-properties draw:fill-color="#d9d9d9"/>
    </style:style>
  </office:automatic-styles>
  <office:body>
    <office:chart>
      <chart:chart svg:width="16.056cm" svg:height="8.996cm" chart:class="chart:circle" chart:style-name="ch1">
        <chart:title svg:x="-4.444cm" svg:y="0.18cm" chart:style-name="ch2">
          <text:p>Does any of your income come from open-source hardware (e.g. developing it, distributing it, working or consulting for an open-source hardware company, etc)?</text:p>
        </chart:title>
        <chart:legend chart:legend-position="end" svg:x="14.315cm" svg:y="3.913cm" chart:style-name="ch3"/>
        <chart:plot-area chart:style-name="ch4" table:cell-range-address="'Question 16'.A4:'Question 16'.A5 'Question 16'.C4:'Question 16'.C5" chart:data-source-has-labels="column" svg:x="0.321cm" svg:y="0.756cm" svg:width="13.674cm" svg:height="7.882cm">
          <chart:axis chart:dimension="x" chart:name="primary-x" chart:style-name="ch5">
            <chart:categories table:cell-range-address="'Question 16'.A4:'Question 16'.A5"/>
          </chart:axis>
          <chart:axis chart:dimension="y" chart:name="primary-y" chart:style-name="ch6"/>
          <chart:series chart:style-name="ch7" chart:values-cell-range-address="'Question 16'.C4:'Question 16'.C5"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16'.A4:'Question 16'.A5">Yes</text:p>
              </table:table-cell>
              <table:table-cell office:value-type="float" office:value="0.351">
                <text:p text:id="'Question 16'.C4:'Question 16'.C5">0.351</text:p>
              </table:table-cell>
            </table:table-row>
            <table:table-row>
              <table:table-cell office:value-type="string">
                <text:p>No</text:p>
              </table:table-cell>
              <table:table-cell office:value-type="float" office:value="0.649">
                <text:p>0.649</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graphic-properties draw:stroke="none" svg:stroke-width="0cm" svg:stroke-color="#000000" svg:stroke-opacity="100%" draw:fill="solid" draw:fill-color="#eeeeee" draw:opacity="100%"/>
    </style:style>
    <style:style style:name="ch14" style:family="chart">
      <style:graphic-properties draw:fill-color="#d9d9d9"/>
    </style:style>
  </office:automatic-styles>
  <office:body>
    <office:chart>
      <chart:chart svg:width="16.056cm" svg:height="8.995cm" chart:class="chart:circle" chart:style-name="ch1">
        <chart:title svg:x="-4.792cm" svg:y="0.18cm" chart:style-name="ch2">
          <text:p>How much of your income does your work on open-source hardware represent? (if you develop open-source hardware for/at a company, please include that income)</text:p>
        </chart:title>
        <chart:legend chart:legend-position="end" svg:x="12.832cm" svg:y="3.21cm" chart:style-name="ch3"/>
        <chart:plot-area chart:style-name="ch4" table:cell-range-address="'Question 17'.A4:'Question 17'.A8 'Question 17'.C4:'Question 17'.C8" chart:data-source-has-labels="column" svg:x="0.321cm" svg:y="0.756cm" svg:width="12.191cm" svg:height="7.881cm">
          <chart:axis chart:dimension="x" chart:name="primary-x" chart:style-name="ch5">
            <chart:categories table:cell-range-address="'Question 17'.A4:'Question 17'.A8"/>
          </chart:axis>
          <chart:axis chart:dimension="y" chart:name="primary-y" chart:style-name="ch6"/>
          <chart:series chart:style-name="ch7" chart:values-cell-range-address="'Question 17'.C4:'Question 17'.C8"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17'.A4:'Question 17'.A8">&lt; 20%</text:p>
              </table:table-cell>
              <table:table-cell office:value-type="float" office:value="0.509">
                <text:p text:id="'Question 17'.C4:'Question 17'.C8">0.509</text:p>
              </table:table-cell>
            </table:table-row>
            <table:table-row>
              <table:table-cell office:value-type="string">
                <text:p>20% to 40%</text:p>
              </table:table-cell>
              <table:table-cell office:value-type="float" office:value="0.104">
                <text:p>0.104</text:p>
              </table:table-cell>
            </table:table-row>
            <table:table-row>
              <table:table-cell office:value-type="string">
                <text:p>40% to 60%</text:p>
              </table:table-cell>
              <table:table-cell office:value-type="float" office:value="0.113">
                <text:p>0.113</text:p>
              </table:table-cell>
            </table:table-row>
            <table:table-row>
              <table:table-cell office:value-type="string">
                <text:p>60% to 80%</text:p>
              </table:table-cell>
              <table:table-cell office:value-type="float" office:value="0.085">
                <text:p>0.085</text:p>
              </table:table-cell>
            </table:table-row>
            <table:table-row>
              <table:table-cell office:value-type="string">
                <text:p>80% to 100%</text:p>
              </table:table-cell>
              <table:table-cell office:value-type="float" office:value="0.189">
                <text:p>0.189</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connect-bars="false" chart:include-hidden-cells="false" chart:auto-position="true" chart:auto-size="true" chart:treat-empty-cells="leave-gap"/>
    </style:style>
    <style:style style:name="ch4"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5" style:family="chart" style:data-style-name="N143">
      <style:chart-properties chart:display-label="true" chart:tick-marks-major-inner="false" chart:tick-marks-major-outer="true" chart:tick-marks-minor-inner="false" chart:tick-marks-minor-outer="false" chart:logarithmic="false" chart:gap-width="150"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graphic-properties draw:stroke="solid" svg:stroke-width="0cm" svg:stroke-opacity="100%"/>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graphic-properties draw:stroke="none" svg:stroke-width="0cm" svg:stroke-color="#000000" svg:stroke-opacity="100%" draw:fill="solid" draw:fill-color="#eeeeee" draw:opacity="100%"/>
    </style:style>
    <style:style style:name="ch9" style:family="chart">
      <style:graphic-properties draw:fill-color="#d9d9d9"/>
    </style:style>
  </office:automatic-styles>
  <office:body>
    <office:chart>
      <chart:chart svg:width="16.056cm" svg:height="8.996cm" chart:class="chart:bar" chart:style-name="ch1">
        <chart:title svg:x="-5.743cm" svg:y="0.18cm" chart:style-name="ch2">
          <text:p>In 2012 what was your total personal income resulting from work on open-source hardware? (if you develop open-source hardware for/at a company, please include that income)</text:p>
        </chart:title>
        <chart:plot-area chart:style-name="ch3" table:cell-range-address="'Question 18'.A4:'Question 18'.A5 'Question 18'.C4:'Question 18'.C5" chart:data-source-has-labels="column" svg:x="0.321cm" svg:y="0.756cm" svg:width="15.414cm" svg:height="8.061cm">
          <chart:axis chart:dimension="x" chart:name="primary-x" chart:style-name="ch4">
            <chart:categories table:cell-range-address="'Question 18'.A4:'Question 18'.A5"/>
          </chart:axis>
          <chart:axis chart:dimension="y" chart:name="primary-y" chart:style-name="ch5">
            <chart:grid chart:style-name="ch6" chart:class="major"/>
          </chart:axis>
          <chart:series chart:style-name="ch7" chart:values-cell-range-address="'Question 18'.C4:'Question 18'.C5"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18'.A4:'Question 18'.A5">Income</text:p>
              </table:table-cell>
              <table:table-cell office:value-type="float" office:value="1">
                <text:p text:id="'Question 18'.C4:'Question 18'.C5">1</text:p>
              </table:table-cell>
            </table:table-row>
            <table:table-row>
              <table:table-cell office:value-type="string">
                <text:p>Currency</text:p>
              </table:table-cell>
              <table:table-cell office:value-type="float" office:value="0.918">
                <text:p>0.918</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connect-bars="false" chart:include-hidden-cells="false" chart:auto-position="true" chart:auto-size="true" chart:treat-empty-cells="leave-gap"/>
    </style:style>
    <style:style style:name="ch4"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5" style:family="chart" style:data-style-name="N143">
      <style:chart-properties chart:display-label="true" chart:tick-marks-major-inner="false" chart:tick-marks-major-outer="true" chart:tick-marks-minor-inner="false" chart:tick-marks-minor-outer="false" chart:logarithmic="false" chart:gap-width="150"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graphic-properties draw:stroke="solid" svg:stroke-width="0cm" svg:stroke-opacity="100%"/>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graphic-properties draw:stroke="none" svg:stroke-width="0cm" svg:stroke-color="#000000" svg:stroke-opacity="100%" draw:fill="solid" draw:fill-color="#eeeeee" draw:opacity="100%"/>
    </style:style>
    <style:style style:name="ch9" style:family="chart">
      <style:graphic-properties draw:fill-color="#d9d9d9"/>
    </style:style>
  </office:automatic-styles>
  <office:body>
    <office:chart>
      <chart:chart svg:width="16.056cm" svg:height="9.383cm" chart:class="chart:bar" chart:style-name="ch1">
        <chart:title svg:x="3.185cm" svg:y="0.188cm" chart:style-name="ch2">
          <text:p>Does your open-source hardware related income come from...</text:p>
        </chart:title>
        <chart:plot-area chart:style-name="ch3" table:cell-range-address="'Question 19'.A4:'Question 19'.A7 'Question 19'.C4:'Question 19'.C7" chart:data-source-has-labels="column" svg:x="0.321cm" svg:y="0.772cm" svg:width="15.414cm" svg:height="8.424cm">
          <chart:axis chart:dimension="x" chart:name="primary-x" chart:style-name="ch4">
            <chart:categories table:cell-range-address="'Question 19'.A4:'Question 19'.A7"/>
          </chart:axis>
          <chart:axis chart:dimension="y" chart:name="primary-y" chart:style-name="ch5">
            <chart:grid chart:style-name="ch6" chart:class="major"/>
          </chart:axis>
          <chart:series chart:style-name="ch7" chart:values-cell-range-address="'Question 19'.C4:'Question 19'.C7"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19'.A4:'Question 19'.A7">Selling my own open-source hardware products</text:p>
              </table:table-cell>
              <table:table-cell office:value-type="float" office:value="0.657">
                <text:p text:id="'Question 19'.C4:'Question 19'.C7">0.657</text:p>
              </table:table-cell>
            </table:table-row>
            <table:table-row>
              <table:table-cell office:value-type="string">
                <text:p>Retailing or distributing open-source hardware products designed by others</text:p>
              </table:table-cell>
              <table:table-cell office:value-type="float" office:value="0.131">
                <text:p>0.131</text:p>
              </table:table-cell>
            </table:table-row>
            <table:table-row>
              <table:table-cell office:value-type="string">
                <text:p>Providing paid support or consulting for open-source hardware products</text:p>
              </table:table-cell>
              <table:table-cell office:value-type="float" office:value="0.343">
                <text:p>0.343</text:p>
              </table:table-cell>
            </table:table-row>
            <table:table-row>
              <table:table-cell office:value-type="string">
                <text:p>Income from a company that produces open-source hardware products</text:p>
              </table:table-cell>
              <table:table-cell office:value-type="float" office:value="0.434">
                <text:p>0.434</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graphic-properties draw:stroke="none" svg:stroke-width="0cm" svg:stroke-color="#000000" svg:stroke-opacity="100%" draw:fill="solid" draw:fill-color="#eeeeee" draw:opacity="100%"/>
    </style:style>
    <style:style style:name="ch11" style:family="chart">
      <style:graphic-properties draw:fill-color="#d9d9d9"/>
    </style:style>
  </office:automatic-styles>
  <office:body>
    <office:chart>
      <chart:chart svg:width="16.056cm" svg:height="8.996cm" chart:class="chart:circle" chart:style-name="ch1">
        <chart:title svg:x="3.832cm" svg:y="0.18cm" chart:style-name="ch2">
          <text:p>Have you ever used open-source hardware products?</text:p>
        </chart:title>
        <chart:legend chart:legend-position="end" svg:x="14.315cm" svg:y="3.913cm" chart:style-name="ch3"/>
        <chart:plot-area chart:style-name="ch4" table:cell-range-address="'Question 2'.A4:'Question 2'.A5 'Question 2'.C4:'Question 2'.C5" chart:data-source-has-labels="column" svg:x="0.321cm" svg:y="0.756cm" svg:width="13.674cm" svg:height="7.882cm">
          <chart:axis chart:dimension="x" chart:name="primary-x" chart:style-name="ch5">
            <chart:categories table:cell-range-address="'Question 2'.A4:'Question 2'.A5"/>
          </chart:axis>
          <chart:axis chart:dimension="y" chart:name="primary-y" chart:style-name="ch6"/>
          <chart:series chart:style-name="ch7" chart:values-cell-range-address="'Question 2'.C4:'Question 2'.C5"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2'.A4:'Question 2'.A5">Yes</text:p>
              </table:table-cell>
              <table:table-cell office:value-type="float" office:value="0.903">
                <text:p text:id="'Question 2'.C4:'Question 2'.C5">0.903</text:p>
              </table:table-cell>
            </table:table-row>
            <table:table-row>
              <table:table-cell office:value-type="string">
                <text:p>No</text:p>
              </table:table-cell>
              <table:table-cell office:value-type="float" office:value="0.097">
                <text:p>0.09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graphic-properties draw:stroke="none" svg:stroke-width="0cm" svg:stroke-color="#000000" svg:stroke-opacity="100%" draw:fill="solid" draw:fill-color="#eeeeee" draw:opacity="100%"/>
    </style:style>
    <style:style style:name="ch11" style:family="chart">
      <style:graphic-properties draw:fill-color="#d9d9d9"/>
    </style:style>
  </office:automatic-styles>
  <office:body>
    <office:chart>
      <chart:chart svg:width="16.056cm" svg:height="8.996cm" chart:class="chart:circle" chart:style-name="ch1">
        <chart:title svg:x="3.941cm" svg:y="0.18cm" chart:style-name="ch2">
          <text:p>Did you attend the Open Hardware Summit in 2012?</text:p>
        </chart:title>
        <chart:legend chart:legend-position="end" svg:x="11.989cm" svg:y="3.516cm" chart:style-name="ch3"/>
        <chart:plot-area chart:style-name="ch4" table:cell-range-address="'Question 21'.A4:'Question 21'.A5 'Question 21'.C4:'Question 21'.C5" chart:data-source-has-labels="column" svg:x="0.321cm" svg:y="0.756cm" svg:width="11.348cm" svg:height="7.882cm">
          <chart:axis chart:dimension="x" chart:name="primary-x" chart:style-name="ch5">
            <chart:categories table:cell-range-address="'Question 21'.A4:'Question 21'.A5"/>
          </chart:axis>
          <chart:axis chart:dimension="y" chart:name="primary-y" chart:style-name="ch6"/>
          <chart:series chart:style-name="ch7" chart:values-cell-range-address="'Question 21'.C4:'Question 21'.C5"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21'.A4:'Question 21'.A5">Yes</text:p>
              </table:table-cell>
              <table:table-cell office:value-type="float" office:value="0.07">
                <text:p text:id="'Question 21'.C4:'Question 21'.C5">0.07</text:p>
              </table:table-cell>
            </table:table-row>
            <table:table-row>
              <table:table-cell office:value-type="string">
                <text:p>No</text:p>
              </table:table-cell>
              <table:table-cell office:value-type="float" office:value="0.93">
                <text:p>0.93</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graphic-properties draw:stroke="none" svg:stroke-width="0cm" svg:stroke-color="#000000" svg:stroke-opacity="100%" draw:fill="solid" draw:fill-color="#eeeeee" draw:opacity="100%"/>
    </style:style>
    <style:style style:name="ch11" style:family="chart">
      <style:graphic-properties draw:fill-color="#d9d9d9"/>
    </style:style>
  </office:automatic-styles>
  <office:body>
    <office:chart>
      <chart:chart svg:width="16.056cm" svg:height="8.996cm" chart:class="chart:circle" chart:style-name="ch1">
        <chart:title svg:x="3.929cm" svg:y="0.18cm" chart:style-name="ch2">
          <text:p>Did you attend the Open-Hardware Summit in 2011?</text:p>
        </chart:title>
        <chart:legend chart:legend-position="end" svg:x="11.989cm" svg:y="3.516cm" chart:style-name="ch3"/>
        <chart:plot-area chart:style-name="ch4" table:cell-range-address="'Question 22'.A4:'Question 22'.A5 'Question 22'.C4:'Question 22'.C5" chart:data-source-has-labels="column" svg:x="0.321cm" svg:y="0.756cm" svg:width="11.348cm" svg:height="7.882cm">
          <chart:axis chart:dimension="x" chart:name="primary-x" chart:style-name="ch5">
            <chart:categories table:cell-range-address="'Question 22'.A4:'Question 22'.A5"/>
          </chart:axis>
          <chart:axis chart:dimension="y" chart:name="primary-y" chart:style-name="ch6"/>
          <chart:series chart:style-name="ch7" chart:values-cell-range-address="'Question 22'.C4:'Question 22'.C5"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22'.A4:'Question 22'.A5">Yes</text:p>
              </table:table-cell>
              <table:table-cell office:value-type="float" office:value="0.051">
                <text:p text:id="'Question 22'.C4:'Question 22'.C5">0.051</text:p>
              </table:table-cell>
            </table:table-row>
            <table:table-row>
              <table:table-cell office:value-type="string">
                <text:p>No</text:p>
              </table:table-cell>
              <table:table-cell office:value-type="float" office:value="0.949">
                <text:p>0.949</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graphic-properties draw:stroke="none" svg:stroke-width="0cm" svg:stroke-color="#000000" svg:stroke-opacity="100%" draw:fill="solid" draw:fill-color="#eeeeee" draw:opacity="100%"/>
    </style:style>
    <style:style style:name="ch11" style:family="chart">
      <style:graphic-properties draw:fill-color="#d9d9d9"/>
    </style:style>
  </office:automatic-styles>
  <office:body>
    <office:chart>
      <chart:chart svg:width="16.056cm" svg:height="8.996cm" chart:class="chart:circle" chart:style-name="ch1">
        <chart:title svg:x="3.929cm" svg:y="0.18cm" chart:style-name="ch2">
          <text:p>Did you attend the Open-Hardware Summit in 2010?</text:p>
        </chart:title>
        <chart:legend chart:legend-position="end" svg:x="11.989cm" svg:y="3.516cm" chart:style-name="ch3"/>
        <chart:plot-area chart:style-name="ch4" table:cell-range-address="'Question 23'.A4:'Question 23'.A5 'Question 23'.C4:'Question 23'.C5" chart:data-source-has-labels="column" svg:x="0.321cm" svg:y="0.756cm" svg:width="11.348cm" svg:height="7.882cm">
          <chart:axis chart:dimension="x" chart:name="primary-x" chart:style-name="ch5">
            <chart:categories table:cell-range-address="'Question 23'.A4:'Question 23'.A5"/>
          </chart:axis>
          <chart:axis chart:dimension="y" chart:name="primary-y" chart:style-name="ch6"/>
          <chart:series chart:style-name="ch7" chart:values-cell-range-address="'Question 23'.C4:'Question 23'.C5"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23'.A4:'Question 23'.A5">Yes</text:p>
              </table:table-cell>
              <table:table-cell office:value-type="float" office:value="0.027">
                <text:p text:id="'Question 23'.C4:'Question 23'.C5">0.027</text:p>
              </table:table-cell>
            </table:table-row>
            <table:table-row>
              <table:table-cell office:value-type="string">
                <text:p>No</text:p>
              </table:table-cell>
              <table:table-cell office:value-type="float" office:value="0.973">
                <text:p>0.973</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28">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include-hidden-cells="false" chart:auto-position="true" chart:auto-size="true"/>
    </style:style>
    <style:style style:name="ch4"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5" style:family="chart" style:data-style-name="N128">
      <style:chart-properties chart:display-label="true" chart:tick-marks-major-inner="false" chart:tick-marks-major-outer="true" chart:tick-marks-minor-inner="false" chart:tick-marks-minor-outer="false" chart:logarithmic="false" chart:gap-width="150"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graphic-properties draw:stroke="solid" svg:stroke-width="0cm" svg:stroke-opacity="100%"/>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graphic-properties draw:stroke="none" svg:stroke-width="0cm" svg:stroke-color="#000000" svg:stroke-opacity="100%" draw:fill="solid" draw:fill-color="#eeeeee" draw:opacity="100%"/>
    </style:style>
    <style:style style:name="ch9" style:family="chart">
      <style:graphic-properties draw:fill-color="#d9d9d9"/>
    </style:style>
  </office:automatic-styles>
  <office:body>
    <office:chart>
      <chart:chart svg:width="16.056cm" svg:height="8.963cm" chart:class="chart:bar" chart:style-name="ch1">
        <chart:title svg:x="1.299cm" svg:y="0.18cm" chart:style-name="ch2">
          <text:p>Regarding your work with hardware, do you consider yourself a... (check all that apply)</text:p>
        </chart:title>
        <chart:plot-area chart:style-name="ch3" table:cell-range-address="'Question 1'.A4:'Question 1'.A27 'Question 1'.C4:'Question 1'.C27" chart:data-source-has-labels="column" svg:x="0.321cm" svg:y="0.756cm" svg:width="15.414cm" svg:height="8.028cm">
          <chart:axis chart:dimension="x" chart:name="primary-x" chart:style-name="ch4">
            <chart:categories table:cell-range-address="'Question 1'.A4:'Question 1'.A27"/>
          </chart:axis>
          <chart:axis chart:dimension="y" chart:name="primary-y" chart:style-name="ch5">
            <chart:grid chart:style-name="ch6" chart:class="major"/>
          </chart:axis>
          <chart:series chart:style-name="ch7" chart:values-cell-range-address="'Question 1'.C4:'Question 1'.C27" chart:class="chart:bar">
            <chart:data-point chart:repeated="2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1'.A4:'Question 1'.A27">Hacker</text:p>
              </table:table-cell>
              <table:table-cell office:value-type="float" office:value="0.472">
                <text:p text:id="'Question 1'.C4:'Question 1'.C27">0.472</text:p>
              </table:table-cell>
            </table:table-row>
            <table:table-row>
              <table:table-cell office:value-type="string">
                <text:p>Maker</text:p>
              </table:table-cell>
              <table:table-cell office:value-type="float" office:value="0.503">
                <text:p>0.503</text:p>
              </table:table-cell>
            </table:table-row>
            <table:table-row>
              <table:table-cell office:value-type="string">
                <text:p>Artisan</text:p>
              </table:table-cell>
              <table:table-cell office:value-type="float" office:value="0.074">
                <text:p>0.074</text:p>
              </table:table-cell>
            </table:table-row>
            <table:table-row>
              <table:table-cell office:value-type="string">
                <text:p>Crafter</text:p>
              </table:table-cell>
              <table:table-cell office:value-type="float" office:value="0.134">
                <text:p>0.134</text:p>
              </table:table-cell>
            </table:table-row>
            <table:table-row>
              <table:table-cell office:value-type="string">
                <text:p>Tinkerer</text:p>
              </table:table-cell>
              <table:table-cell office:value-type="float" office:value="0.475">
                <text:p>0.475</text:p>
              </table:table-cell>
            </table:table-row>
            <table:table-row>
              <table:table-cell office:value-type="string">
                <text:p>Hobbyist</text:p>
              </table:table-cell>
              <table:table-cell office:value-type="float" office:value="0.708">
                <text:p>0.708</text:p>
              </table:table-cell>
            </table:table-row>
            <table:table-row>
              <table:table-cell office:value-type="string">
                <text:p>Artist</text:p>
              </table:table-cell>
              <table:table-cell office:value-type="float" office:value="0.164">
                <text:p>0.164</text:p>
              </table:table-cell>
            </table:table-row>
            <table:table-row>
              <table:table-cell office:value-type="string">
                <text:p>Designer</text:p>
              </table:table-cell>
              <table:table-cell office:value-type="float" office:value="0.349">
                <text:p>0.349</text:p>
              </table:table-cell>
            </table:table-row>
            <table:table-row>
              <table:table-cell office:value-type="string">
                <text:p>Educator</text:p>
              </table:table-cell>
              <table:table-cell office:value-type="float" office:value="0.215">
                <text:p>0.215</text:p>
              </table:table-cell>
            </table:table-row>
            <table:table-row>
              <table:table-cell office:value-type="string">
                <text:p>Student</text:p>
              </table:table-cell>
              <table:table-cell office:value-type="float" office:value="0.308">
                <text:p>0.308</text:p>
              </table:table-cell>
            </table:table-row>
            <table:table-row>
              <table:table-cell office:value-type="string">
                <text:p>Scientist</text:p>
              </table:table-cell>
              <table:table-cell office:value-type="float" office:value="0.199">
                <text:p>0.199</text:p>
              </table:table-cell>
            </table:table-row>
            <table:table-row>
              <table:table-cell office:value-type="string">
                <text:p>Researcher</text:p>
              </table:table-cell>
              <table:table-cell office:value-type="float" office:value="0.281">
                <text:p>0.281</text:p>
              </table:table-cell>
            </table:table-row>
            <table:table-row>
              <table:table-cell office:value-type="string">
                <text:p>Programmer</text:p>
              </table:table-cell>
              <table:table-cell office:value-type="float" office:value="0.566">
                <text:p>0.566</text:p>
              </table:table-cell>
            </table:table-row>
            <table:table-row>
              <table:table-cell office:value-type="string">
                <text:p>Engineer</text:p>
              </table:table-cell>
              <table:table-cell office:value-type="float" office:value="0.528">
                <text:p>0.528</text:p>
              </table:table-cell>
            </table:table-row>
            <table:table-row>
              <table:table-cell office:value-type="string">
                <text:p>Entrepreneur</text:p>
              </table:table-cell>
              <table:table-cell office:value-type="float" office:value="0.285">
                <text:p>0.285</text:p>
              </table:table-cell>
            </table:table-row>
            <table:table-row>
              <table:table-cell office:value-type="string">
                <text:p>Activist</text:p>
              </table:table-cell>
              <table:table-cell office:value-type="float" office:value="0.115">
                <text:p>0.115</text:p>
              </table:table-cell>
            </table:table-row>
            <table:table-row>
              <table:table-cell office:value-type="string">
                <text:p>Fabricator</text:p>
              </table:table-cell>
              <table:table-cell office:value-type="float" office:value="0.172">
                <text:p>0.172</text:p>
              </table:table-cell>
            </table:table-row>
            <table:table-row>
              <table:table-cell office:value-type="string">
                <text:p>Machinist</text:p>
              </table:table-cell>
              <table:table-cell office:value-type="float" office:value="0.097">
                <text:p>0.097</text:p>
              </table:table-cell>
            </table:table-row>
            <table:table-row>
              <table:table-cell office:value-type="string">
                <text:p>Organizer</text:p>
              </table:table-cell>
              <table:table-cell office:value-type="float" office:value="0.088">
                <text:p>0.088</text:p>
              </table:table-cell>
            </table:table-row>
            <table:table-row>
              <table:table-cell office:value-type="string">
                <text:p>Manager</text:p>
              </table:table-cell>
              <table:table-cell office:value-type="float" office:value="0.103">
                <text:p>0.103</text:p>
              </table:table-cell>
            </table:table-row>
            <table:table-row>
              <table:table-cell office:value-type="string">
                <text:p>Technician</text:p>
              </table:table-cell>
              <table:table-cell office:value-type="float" office:value="0.263">
                <text:p>0.263</text:p>
              </table:table-cell>
            </table:table-row>
            <table:table-row>
              <table:table-cell office:value-type="string">
                <text:p>Farmer</text:p>
              </table:table-cell>
              <table:table-cell office:value-type="float" office:value="0.041">
                <text:p>0.041</text:p>
              </table:table-cell>
            </table:table-row>
            <table:table-row>
              <table:table-cell office:value-type="string">
                <text:p>Manufacturer</text:p>
              </table:table-cell>
              <table:table-cell office:value-type="float" office:value="0.127">
                <text:p>0.127</text:p>
              </table:table-cell>
            </table:table-row>
            <table:table-row>
              <table:table-cell office:value-type="string">
                <text:p>Inventor</text:p>
              </table:table-cell>
              <table:table-cell office:value-type="float" office:value="0.334">
                <text:p>0.334</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graphic-properties draw:stroke="none" svg:stroke-width="0cm" svg:stroke-color="#000000" svg:stroke-opacity="100%" draw:fill="solid" draw:fill-color="#eeeeee" draw:opacity="100%"/>
    </style:style>
    <style:style style:name="ch12" style:family="chart">
      <style:graphic-properties draw:fill-color="#d9d9d9"/>
    </style:style>
  </office:automatic-styles>
  <office:body>
    <office:chart>
      <chart:chart svg:width="16.056cm" svg:height="8.996cm" chart:class="chart:circle" chart:style-name="ch1">
        <chart:title svg:x="4.087cm" svg:y="0.18cm" chart:style-name="ch2">
          <text:p>Are you a member of a hackerspace/makerspace?</text:p>
        </chart:title>
        <chart:legend chart:legend-position="end" svg:x="11.989cm" svg:y="2.885cm" chart:style-name="ch3"/>
        <chart:plot-area chart:style-name="ch4" table:cell-range-address="'Question 25'.A4:'Question 25'.A6 'Question 25'.C4:'Question 25'.C6" chart:data-source-has-labels="column" svg:x="0.321cm" svg:y="0.756cm" svg:width="11.348cm" svg:height="7.882cm">
          <chart:axis chart:dimension="x" chart:name="primary-x" chart:style-name="ch5">
            <chart:categories table:cell-range-address="'Question 25'.A4:'Question 25'.A6"/>
          </chart:axis>
          <chart:axis chart:dimension="y" chart:name="primary-y" chart:style-name="ch6"/>
          <chart:series chart:style-name="ch7" chart:values-cell-range-address="'Question 25'.C4:'Question 25'.C6"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25'.A4:'Question 25'.A6">Yes</text:p>
              </table:table-cell>
              <table:table-cell office:value-type="float" office:value="0.177">
                <text:p text:id="'Question 25'.C4:'Question 25'.C6">0.177</text:p>
              </table:table-cell>
            </table:table-row>
            <table:table-row>
              <table:table-cell office:value-type="string">
                <text:p>No</text:p>
              </table:table-cell>
              <table:table-cell office:value-type="float" office:value="0.691">
                <text:p>0.691</text:p>
              </table:table-cell>
            </table:table-row>
            <table:table-row>
              <table:table-cell office:value-type="string">
                <text:p>￼I'm not a member but I often go to a hackerspace/makerspace</text:p>
              </table:table-cell>
              <table:table-cell office:value-type="float" office:value="0.132">
                <text:p>0.132</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chart-properties chart:solid-type="cuboid"/>
      <style:graphic-properties draw:fill-color="#0066cc"/>
    </style:style>
    <style:style style:name="ch15" style:family="chart">
      <style:chart-properties chart:solid-type="cuboid"/>
      <style:graphic-properties draw:fill-color="#ccccff"/>
    </style:style>
    <style:style style:name="ch16" style:family="chart">
      <style:chart-properties chart:solid-type="cuboid"/>
      <style:graphic-properties draw:fill-color="#000080"/>
    </style:style>
    <style:style style:name="ch17" style:family="chart">
      <style:chart-properties chart:solid-type="cuboid"/>
      <style:graphic-properties draw:fill-color="#ff00ff"/>
    </style:style>
    <style:style style:name="ch18" style:family="chart">
      <style:chart-properties chart:solid-type="cuboid"/>
      <style:graphic-properties draw:fill-color="#ffff00"/>
    </style:style>
    <style:style style:name="ch19" style:family="chart">
      <style:chart-properties chart:solid-type="cuboid"/>
      <style:graphic-properties draw:fill-color="#00ffff"/>
    </style:style>
    <style:style style:name="ch20" style:family="chart">
      <style:chart-properties chart:solid-type="cuboid"/>
      <style:graphic-properties draw:fill-color="#800080"/>
    </style:style>
    <style:style style:name="ch21" style:family="chart">
      <style:chart-properties chart:solid-type="cuboid"/>
      <style:graphic-properties draw:fill-color="#800000"/>
    </style:style>
    <style:style style:name="ch22" style:family="chart">
      <style:chart-properties chart:solid-type="cuboid"/>
      <style:graphic-properties draw:fill-color="#008080"/>
    </style:style>
    <style:style style:name="ch23" style:family="chart">
      <style:chart-properties chart:solid-type="cuboid"/>
      <style:graphic-properties draw:fill-color="#0000ff"/>
    </style:style>
    <style:style style:name="ch24" style:family="chart">
      <style:chart-properties chart:solid-type="cuboid"/>
      <style:graphic-properties draw:fill-color="#00ccff"/>
    </style:style>
    <style:style style:name="ch25" style:family="chart">
      <style:chart-properties chart:solid-type="cuboid"/>
      <style:graphic-properties draw:fill-color="#ccffcc"/>
    </style:style>
    <style:style style:name="ch26" style:family="chart">
      <style:chart-properties chart:solid-type="cuboid"/>
      <style:graphic-properties draw:fill-color="#ffff99"/>
    </style:style>
    <style:style style:name="ch27" style:family="chart">
      <style:chart-properties chart:solid-type="cuboid"/>
      <style:graphic-properties draw:fill-color="#99ccff"/>
    </style:style>
    <style:style style:name="ch28" style:family="chart">
      <style:chart-properties chart:solid-type="cuboid"/>
      <style:graphic-properties draw:fill-color="#ff99cc"/>
    </style:style>
    <style:style style:name="ch29" style:family="chart">
      <style:chart-properties chart:solid-type="cuboid"/>
      <style:graphic-properties draw:fill-color="#cc99ff"/>
    </style:style>
    <style:style style:name="ch30" style:family="chart">
      <style:chart-properties chart:solid-type="cuboid"/>
      <style:graphic-properties draw:fill-color="#ffcc99"/>
    </style:style>
    <style:style style:name="ch31" style:family="chart">
      <style:chart-properties chart:solid-type="cuboid"/>
      <style:graphic-properties draw:fill-color="#3366ff"/>
    </style:style>
    <style:style style:name="ch32" style:family="chart">
      <style:chart-properties chart:solid-type="cuboid"/>
      <style:graphic-properties draw:fill-color="#33cccc"/>
    </style:style>
    <style:style style:name="ch33" style:family="chart">
      <style:chart-properties chart:solid-type="cuboid"/>
      <style:graphic-properties draw:fill-color="#99cc00"/>
    </style:style>
    <style:style style:name="ch34" style:family="chart">
      <style:chart-properties chart:solid-type="cuboid"/>
      <style:graphic-properties draw:fill-color="#ffcc00"/>
    </style:style>
    <style:style style:name="ch35" style:family="chart">
      <style:chart-properties chart:solid-type="cuboid"/>
      <style:graphic-properties draw:fill-color="#ff9900"/>
    </style:style>
    <style:style style:name="ch36" style:family="chart">
      <style:chart-properties chart:solid-type="cuboid"/>
      <style:graphic-properties draw:fill-color="#ff6600"/>
    </style:style>
    <style:style style:name="ch37" style:family="chart">
      <style:chart-properties chart:solid-type="cuboid"/>
      <style:graphic-properties draw:fill-color="#666699"/>
    </style:style>
    <style:style style:name="ch38" style:family="chart">
      <style:chart-properties chart:solid-type="cuboid"/>
      <style:graphic-properties draw:fill-color="#969696"/>
    </style:style>
    <style:style style:name="ch39" style:family="chart">
      <style:chart-properties chart:solid-type="cuboid"/>
      <style:graphic-properties draw:fill-color="#003366"/>
    </style:style>
    <style:style style:name="ch40" style:family="chart">
      <style:chart-properties chart:solid-type="cuboid"/>
      <style:graphic-properties draw:fill-color="#339966"/>
    </style:style>
    <style:style style:name="ch41" style:family="chart">
      <style:chart-properties chart:solid-type="cuboid"/>
      <style:graphic-properties draw:fill-color="#003300"/>
    </style:style>
    <style:style style:name="ch42" style:family="chart">
      <style:chart-properties chart:solid-type="cuboid"/>
      <style:graphic-properties draw:fill-color="#333300"/>
    </style:style>
    <style:style style:name="ch43" style:family="chart">
      <style:chart-properties chart:solid-type="cuboid"/>
      <style:graphic-properties draw:fill-color="#993300"/>
    </style:style>
    <style:style style:name="ch44" style:family="chart">
      <style:chart-properties chart:solid-type="cuboid"/>
      <style:graphic-properties draw:fill-color="#333399"/>
    </style:style>
    <style:style style:name="ch45" style:family="chart">
      <style:chart-properties chart:solid-type="cuboid"/>
      <style:graphic-properties draw:fill-color="#333333"/>
    </style:style>
    <style:style style:name="ch46" style:family="chart">
      <style:chart-properties chart:solid-type="cuboid"/>
      <style:graphic-properties draw:fill-color="#dddddd"/>
    </style:style>
    <style:style style:name="ch47" style:family="chart">
      <style:chart-properties chart:solid-type="cuboid"/>
      <style:graphic-properties draw:fill-color="#dee9f7"/>
    </style:style>
    <style:style style:name="ch48" style:family="chart">
      <style:chart-properties chart:solid-type="cuboid"/>
      <style:graphic-properties draw:fill-color="#cdd8e6"/>
    </style:style>
    <style:style style:name="ch49" style:family="chart">
      <style:chart-properties chart:solid-type="cuboid"/>
      <style:graphic-properties draw:fill-color="#eeeeee"/>
    </style:style>
    <style:style style:name="ch50" style:family="chart">
      <style:chart-properties chart:solid-type="cuboid"/>
      <style:graphic-properties draw:fill-color="#cce5cd"/>
    </style:style>
    <style:style style:name="ch51" style:family="chart">
      <style:chart-properties chart:solid-type="cuboid"/>
      <style:graphic-properties draw:fill-color="#def7df"/>
    </style:style>
    <style:style style:name="ch52" style:family="chart">
      <style:chart-properties chart:solid-type="cuboid"/>
      <style:graphic-properties draw:fill-color="#008000"/>
    </style:style>
    <style:style style:name="ch53" style:family="chart">
      <style:chart-properties chart:solid-type="cuboid"/>
      <style:graphic-properties draw:fill-color="#808000"/>
    </style:style>
    <style:style style:name="ch54" style:family="chart">
      <style:chart-properties chart:solid-type="cuboid"/>
      <style:graphic-properties draw:fill-color="#c0c0c0"/>
    </style:style>
    <style:style style:name="ch55" style:family="chart">
      <style:chart-properties chart:solid-type="cuboid"/>
      <style:graphic-properties draw:fill-color="#808080"/>
    </style:style>
    <style:style style:name="ch56" style:family="chart">
      <style:chart-properties chart:solid-type="cuboid"/>
      <style:graphic-properties draw:fill-color="#cc99b2"/>
    </style:style>
    <style:style style:name="ch57" style:family="chart">
      <style:chart-properties chart:solid-type="cuboid"/>
      <style:graphic-properties draw:fill-color="#ffffe5"/>
    </style:style>
    <style:style style:name="ch58" style:family="chart">
      <style:chart-properties chart:solid-type="cuboid"/>
      <style:graphic-properties draw:fill-color="#e5ffff"/>
    </style:style>
    <style:style style:name="ch59" style:family="chart">
      <style:chart-properties chart:solid-type="cuboid"/>
      <style:graphic-properties draw:fill-color="#b27fb2"/>
    </style:style>
    <style:style style:name="ch60" style:family="chart">
      <style:chart-properties chart:solid-type="cuboid"/>
      <style:graphic-properties draw:fill-color="#ffbfbf"/>
    </style:style>
    <style:style style:name="ch61" style:family="chart">
      <style:chart-properties chart:solid-type="cuboid"/>
      <style:graphic-properties draw:fill-color="#7fb2e5"/>
    </style:style>
    <style:style style:name="ch62" style:family="chart">
      <style:chart-properties chart:solid-type="cuboid"/>
      <style:graphic-properties draw:fill-color="#e5e5ff"/>
    </style:style>
    <style:style style:name="ch63" style:family="chart">
      <style:chart-properties chart:solid-type="cuboid"/>
      <style:graphic-properties draw:fill-color="#7f7fbf"/>
    </style:style>
    <style:style style:name="ch64" style:family="chart">
      <style:chart-properties chart:solid-type="cuboid"/>
      <style:graphic-properties draw:fill-color="#ff7fff"/>
    </style:style>
    <style:style style:name="ch65" style:family="chart">
      <style:chart-properties chart:solid-type="cuboid"/>
      <style:graphic-properties draw:fill-color="#ffff7f"/>
    </style:style>
    <style:style style:name="ch66" style:family="chart">
      <style:chart-properties chart:solid-type="cuboid"/>
      <style:graphic-properties draw:fill-color="#7fffff"/>
    </style:style>
    <style:style style:name="ch67" style:family="chart">
      <style:chart-properties chart:solid-type="cuboid"/>
      <style:graphic-properties draw:fill-color="#bf7fbf"/>
    </style:style>
    <style:style style:name="ch68" style:family="chart">
      <style:chart-properties chart:solid-type="cuboid"/>
      <style:graphic-properties draw:fill-color="#bf7f7f"/>
    </style:style>
    <style:style style:name="ch69" style:family="chart">
      <style:chart-properties chart:solid-type="cuboid"/>
      <style:graphic-properties draw:fill-color="#7fbfbf"/>
    </style:style>
    <style:style style:name="ch70" style:family="chart">
      <style:chart-properties chart:solid-type="cuboid"/>
      <style:graphic-properties draw:fill-color="#7f7fff"/>
    </style:style>
    <style:style style:name="ch71" style:family="chart">
      <style:chart-properties chart:solid-type="cuboid"/>
      <style:graphic-properties draw:fill-color="#7fe5ff"/>
    </style:style>
    <style:style style:name="ch72" style:family="chart">
      <style:chart-properties chart:solid-type="cuboid"/>
      <style:graphic-properties draw:fill-color="#e5ffe5"/>
    </style:style>
    <style:style style:name="ch73" style:family="chart">
      <style:chart-properties chart:solid-type="cuboid"/>
      <style:graphic-properties draw:fill-color="#cce5ff"/>
    </style:style>
    <style:style style:name="ch74" style:family="chart">
      <style:chart-properties chart:solid-type="cuboid"/>
      <style:graphic-properties draw:fill-color="#ffcce5"/>
    </style:style>
    <style:style style:name="ch75" style:family="chart">
      <style:chart-properties chart:solid-type="cuboid"/>
      <style:graphic-properties draw:fill-color="#e5ccff"/>
    </style:style>
    <style:style style:name="ch76" style:family="chart">
      <style:chart-properties chart:solid-type="cuboid"/>
      <style:graphic-properties draw:fill-color="#ffe5cc"/>
    </style:style>
    <style:style style:name="ch77" style:family="chart">
      <style:chart-properties chart:solid-type="cuboid"/>
      <style:graphic-properties draw:fill-color="#99b2ff"/>
    </style:style>
    <style:style style:name="ch78" style:family="chart">
      <style:chart-properties chart:solid-type="cuboid"/>
      <style:graphic-properties draw:fill-color="#99e5e5"/>
    </style:style>
    <style:style style:name="ch79" style:family="chart">
      <style:chart-properties chart:solid-type="cuboid"/>
      <style:graphic-properties draw:fill-color="#cce57f"/>
    </style:style>
    <style:style style:name="ch80" style:family="chart">
      <style:chart-properties chart:solid-type="cuboid"/>
      <style:graphic-properties draw:fill-color="#ffe57f"/>
    </style:style>
    <style:style style:name="ch81" style:family="chart">
      <style:chart-properties chart:solid-type="cuboid"/>
      <style:graphic-properties draw:fill-color="#ffcc7f"/>
    </style:style>
    <style:style style:name="ch82" style:family="chart">
      <style:chart-properties chart:solid-type="cuboid"/>
      <style:graphic-properties draw:fill-color="#ffb27f"/>
    </style:style>
    <style:style style:name="ch83" style:family="chart">
      <style:chart-properties chart:solid-type="cuboid"/>
      <style:graphic-properties draw:fill-color="#b2b2cc"/>
    </style:style>
    <style:style style:name="ch84" style:family="chart">
      <style:chart-properties chart:solid-type="cuboid"/>
      <style:graphic-properties draw:fill-color="#cacaca"/>
    </style:style>
    <style:style style:name="ch85" style:family="chart">
      <style:chart-properties chart:solid-type="cuboid"/>
      <style:graphic-properties draw:fill-color="#7f99b2"/>
    </style:style>
    <style:style style:name="ch86" style:family="chart">
      <style:chart-properties chart:solid-type="cuboid"/>
      <style:graphic-properties draw:fill-color="#99ccb2"/>
    </style:style>
    <style:style style:name="ch87" style:family="chart">
      <style:chart-properties chart:solid-type="cuboid"/>
      <style:graphic-properties draw:fill-color="#7f997f"/>
    </style:style>
    <style:style style:name="ch88" style:family="chart">
      <style:chart-properties chart:solid-type="cuboid"/>
      <style:graphic-properties draw:fill-color="#99997f"/>
    </style:style>
    <style:style style:name="ch89" style:family="chart">
      <style:chart-properties chart:solid-type="cuboid"/>
      <style:graphic-properties draw:fill-color="#cc997f"/>
    </style:style>
    <style:style style:name="ch90" style:family="chart">
      <style:chart-properties chart:solid-type="cuboid"/>
      <style:graphic-properties draw:fill-color="#c5000b"/>
    </style:style>
    <style:style style:name="ch91" style:family="chart">
      <style:chart-properties chart:solid-type="cuboid"/>
      <style:graphic-properties draw:fill-color="#0084d1"/>
    </style:style>
    <style:style style:name="ch92" style:family="chart">
      <style:chart-properties chart:solid-type="cuboid"/>
      <style:graphic-properties draw:fill-color="#004586"/>
    </style:style>
    <style:style style:name="ch93" style:family="chart">
      <style:chart-properties chart:solid-type="cuboid"/>
      <style:graphic-properties draw:fill-color="#ff420e"/>
    </style:style>
    <style:style style:name="ch94" style:family="chart">
      <style:chart-properties chart:solid-type="cuboid"/>
      <style:graphic-properties draw:fill-color="#ffd320"/>
    </style:style>
    <style:style style:name="ch95" style:family="chart">
      <style:chart-properties chart:solid-type="cuboid"/>
      <style:graphic-properties draw:fill-color="#579d1c"/>
    </style:style>
    <style:style style:name="ch96" style:family="chart">
      <style:graphic-properties draw:stroke="none" svg:stroke-width="0cm" svg:stroke-color="#000000" svg:stroke-opacity="100%" draw:fill="solid" draw:fill-color="#eeeeee" draw:opacity="100%"/>
    </style:style>
    <style:style style:name="ch97" style:family="chart">
      <style:graphic-properties draw:fill-color="#d9d9d9"/>
    </style:style>
  </office:automatic-styles>
  <office:body>
    <office:chart>
      <chart:chart svg:width="16.056cm" svg:height="10.313cm" chart:class="chart:circle" chart:style-name="ch1">
        <chart:title svg:x="6.66cm" svg:y="0.207cm" chart:style-name="ch2">
          <text:p>How old are you?</text:p>
        </chart:title>
        <chart:legend chart:legend-position="end" svg:x="10.083cm" svg:y="0.359cm" chart:style-name="ch3"/>
        <chart:plot-area chart:style-name="ch4" table:cell-range-address="'Question 1'.A4:'Question 1'.A103 'Question 1'.C4:'Question 1'.C103" chart:data-source-has-labels="column" svg:x="0.321cm" svg:y="0.81cm" svg:width="9.442cm" svg:height="9.091cm">
          <chart:axis chart:dimension="x" chart:name="primary-x" chart:style-name="ch5">
            <chart:categories table:cell-range-address="'Question 1'.A4:'Question 1'.A103"/>
          </chart:axis>
          <chart:axis chart:dimension="y" chart:name="primary-y" chart:style-name="ch6"/>
          <chart:series chart:style-name="ch7" chart:values-cell-range-address="'Question 1'.C4:'Question 1'.C103"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11"/>
            <chart:data-point chart:style-name="ch25"/>
            <chart:data-point chart:style-name="ch26"/>
            <chart:data-point chart:style-name="ch27"/>
            <chart:data-point chart:style-name="ch28"/>
            <chart:data-point chart:style-name="ch29"/>
            <chart:data-point chart:style-name="ch30"/>
            <chart:data-point chart:style-name="ch31"/>
            <chart:data-point chart:style-name="ch32"/>
            <chart:data-point chart:style-name="ch33"/>
            <chart:data-point chart:style-name="ch34"/>
            <chart:data-point chart:style-name="ch35"/>
            <chart:data-point chart:style-name="ch36"/>
            <chart:data-point chart:style-name="ch37"/>
            <chart:data-point chart:style-name="ch38"/>
            <chart:data-point chart:style-name="ch39"/>
            <chart:data-point chart:style-name="ch40"/>
            <chart:data-point chart:style-name="ch41"/>
            <chart:data-point chart:style-name="ch42"/>
            <chart:data-point chart:style-name="ch43"/>
            <chart:data-point chart:style-name="ch9"/>
            <chart:data-point chart:style-name="ch44"/>
            <chart:data-point chart:style-name="ch45"/>
            <chart:data-point chart:style-name="ch46"/>
            <chart:data-point chart:style-name="ch47"/>
            <chart:data-point chart:style-name="ch48"/>
            <chart:data-point chart:style-name="ch49"/>
            <chart:data-point chart:style-name="ch50"/>
            <chart:data-point chart:style-name="ch51"/>
            <chart:data-point chart:style-name="ch17"/>
            <chart:data-point chart:style-name="ch19"/>
            <chart:data-point chart:style-name="ch21"/>
            <chart:data-point chart:style-name="ch52"/>
            <chart:data-point chart:style-name="ch16"/>
            <chart:data-point chart:style-name="ch53"/>
            <chart:data-point chart:style-name="ch20"/>
            <chart:data-point chart:style-name="ch22"/>
            <chart:data-point chart:style-name="ch54"/>
            <chart:data-point chart:style-name="ch55"/>
            <chart:data-point chart:style-name="ch15"/>
            <chart:data-point chart:style-name="ch56"/>
            <chart:data-point chart:style-name="ch57"/>
            <chart:data-point chart:style-name="ch58"/>
            <chart:data-point chart:style-name="ch59"/>
            <chart:data-point chart:style-name="ch60"/>
            <chart:data-point chart:style-name="ch61"/>
            <chart:data-point chart:style-name="ch62"/>
            <chart:data-point chart:style-name="ch63"/>
            <chart:data-point chart:style-name="ch64"/>
            <chart:data-point chart:style-name="ch65"/>
            <chart:data-point chart:style-name="ch66"/>
            <chart:data-point chart:style-name="ch67"/>
            <chart:data-point chart:style-name="ch68"/>
            <chart:data-point chart:style-name="ch69"/>
            <chart:data-point chart:style-name="ch70"/>
            <chart:data-point chart:style-name="ch71"/>
            <chart:data-point chart:style-name="ch58"/>
            <chart:data-point chart:style-name="ch72"/>
            <chart:data-point chart:style-name="ch10"/>
            <chart:data-point chart:style-name="ch73"/>
            <chart:data-point chart:style-name="ch74"/>
            <chart:data-point chart:style-name="ch75"/>
            <chart:data-point chart:style-name="ch76"/>
            <chart:data-point chart:style-name="ch77"/>
            <chart:data-point chart:style-name="ch78"/>
            <chart:data-point chart:style-name="ch79"/>
            <chart:data-point chart:style-name="ch80"/>
            <chart:data-point chart:style-name="ch81"/>
            <chart:data-point chart:style-name="ch82"/>
            <chart:data-point chart:style-name="ch83"/>
            <chart:data-point chart:style-name="ch84"/>
            <chart:data-point chart:style-name="ch85"/>
            <chart:data-point chart:style-name="ch86"/>
            <chart:data-point chart:style-name="ch87"/>
            <chart:data-point chart:style-name="ch88"/>
            <chart:data-point chart:style-name="ch89"/>
            <chart:data-point chart:style-name="ch56"/>
            <chart:data-point chart:style-name="ch90"/>
            <chart:data-point chart:style-name="ch91"/>
            <chart:data-point chart:style-name="ch92"/>
            <chart:data-point chart:style-name="ch93"/>
            <chart:data-point chart:style-name="ch94"/>
            <chart:data-point chart:style-name="ch95"/>
          </chart:series>
          <chart:wall chart:style-name="ch96"/>
          <chart:floor chart:style-name="ch9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1'.A4:'Question 1'.A103">7</text:p>
              </table:table-cell>
              <table:table-cell office:value-type="float" office:value="0">
                <text:p text:id="'Question 1'.C4:'Question 1'.C103">0</text:p>
              </table:table-cell>
            </table:table-row>
            <table:table-row>
              <table:table-cell office:value-type="string">
                <text:p>8</text:p>
              </table:table-cell>
              <table:table-cell office:value-type="float" office:value="0">
                <text:p>0</text:p>
              </table:table-cell>
            </table:table-row>
            <table:table-row>
              <table:table-cell office:value-type="string">
                <text:p>9</text:p>
              </table:table-cell>
              <table:table-cell office:value-type="float" office:value="0">
                <text:p>0</text:p>
              </table:table-cell>
            </table:table-row>
            <table:table-row>
              <table:table-cell office:value-type="string">
                <text:p>10</text:p>
              </table:table-cell>
              <table:table-cell office:value-type="float" office:value="0">
                <text:p>0</text:p>
              </table:table-cell>
            </table:table-row>
            <table:table-row>
              <table:table-cell office:value-type="string">
                <text:p>11</text:p>
              </table:table-cell>
              <table:table-cell office:value-type="float" office:value="0">
                <text:p>0</text:p>
              </table:table-cell>
            </table:table-row>
            <table:table-row>
              <table:table-cell office:value-type="string">
                <text:p>12</text:p>
              </table:table-cell>
              <table:table-cell office:value-type="float" office:value="0.003">
                <text:p>0.003</text:p>
              </table:table-cell>
            </table:table-row>
            <table:table-row>
              <table:table-cell office:value-type="string">
                <text:p>13</text:p>
              </table:table-cell>
              <table:table-cell office:value-type="float" office:value="0.003">
                <text:p>0.003</text:p>
              </table:table-cell>
            </table:table-row>
            <table:table-row>
              <table:table-cell office:value-type="string">
                <text:p>14</text:p>
              </table:table-cell>
              <table:table-cell office:value-type="float" office:value="0">
                <text:p>0</text:p>
              </table:table-cell>
            </table:table-row>
            <table:table-row>
              <table:table-cell office:value-type="string">
                <text:p>15</text:p>
              </table:table-cell>
              <table:table-cell office:value-type="float" office:value="0.015">
                <text:p>0.015</text:p>
              </table:table-cell>
            </table:table-row>
            <table:table-row>
              <table:table-cell office:value-type="string">
                <text:p>16</text:p>
              </table:table-cell>
              <table:table-cell office:value-type="float" office:value="0.008">
                <text:p>0.008</text:p>
              </table:table-cell>
            </table:table-row>
            <table:table-row>
              <table:table-cell office:value-type="string">
                <text:p>17</text:p>
              </table:table-cell>
              <table:table-cell office:value-type="float" office:value="0.009">
                <text:p>0.009</text:p>
              </table:table-cell>
            </table:table-row>
            <table:table-row>
              <table:table-cell office:value-type="string">
                <text:p/>
              </table:table-cell>
              <table:table-cell office:value-type="float" office:value="0.038">
                <text:p>0.038</text:p>
              </table:table-cell>
            </table:table-row>
            <table:table-row>
              <table:table-cell office:value-type="string">
                <text:p>18</text:p>
              </table:table-cell>
              <table:table-cell office:value-type="float" office:value="0.007">
                <text:p>0.007</text:p>
              </table:table-cell>
            </table:table-row>
            <table:table-row>
              <table:table-cell office:value-type="string">
                <text:p>19</text:p>
              </table:table-cell>
              <table:table-cell office:value-type="float" office:value="0.011">
                <text:p>0.011</text:p>
              </table:table-cell>
            </table:table-row>
            <table:table-row>
              <table:table-cell office:value-type="string">
                <text:p>20</text:p>
              </table:table-cell>
              <table:table-cell office:value-type="float" office:value="0.019">
                <text:p>0.019</text:p>
              </table:table-cell>
            </table:table-row>
            <table:table-row>
              <table:table-cell office:value-type="string">
                <text:p/>
              </table:table-cell>
              <table:table-cell office:value-type="float" office:value="0.037">
                <text:p>0.037</text:p>
              </table:table-cell>
            </table:table-row>
            <table:table-row>
              <table:table-cell office:value-type="string">
                <text:p>21</text:p>
              </table:table-cell>
              <table:table-cell office:value-type="float" office:value="0.026">
                <text:p>0.026</text:p>
              </table:table-cell>
            </table:table-row>
            <table:table-row>
              <table:table-cell office:value-type="string">
                <text:p>22</text:p>
              </table:table-cell>
              <table:table-cell office:value-type="float" office:value="0.019">
                <text:p>0.019</text:p>
              </table:table-cell>
            </table:table-row>
            <table:table-row>
              <table:table-cell office:value-type="string">
                <text:p>23</text:p>
              </table:table-cell>
              <table:table-cell office:value-type="float" office:value="0.042">
                <text:p>0.042</text:p>
              </table:table-cell>
            </table:table-row>
            <table:table-row>
              <table:table-cell office:value-type="string">
                <text:p>24</text:p>
              </table:table-cell>
              <table:table-cell office:value-type="float" office:value="0.034">
                <text:p>0.034</text:p>
              </table:table-cell>
            </table:table-row>
            <table:table-row>
              <table:table-cell office:value-type="string">
                <text:p>25</text:p>
              </table:table-cell>
              <table:table-cell office:value-type="float" office:value="0.038">
                <text:p>0.038</text:p>
              </table:table-cell>
            </table:table-row>
            <table:table-row>
              <table:table-cell office:value-type="string">
                <text:p>26</text:p>
              </table:table-cell>
              <table:table-cell office:value-type="float" office:value="0.024">
                <text:p>0.024</text:p>
              </table:table-cell>
            </table:table-row>
            <table:table-row>
              <table:table-cell office:value-type="string">
                <text:p>27</text:p>
              </table:table-cell>
              <table:table-cell office:value-type="float" office:value="0.041">
                <text:p>0.041</text:p>
              </table:table-cell>
            </table:table-row>
            <table:table-row>
              <table:table-cell office:value-type="string">
                <text:p>28</text:p>
              </table:table-cell>
              <table:table-cell office:value-type="float" office:value="0.03">
                <text:p>0.03</text:p>
              </table:table-cell>
            </table:table-row>
            <table:table-row>
              <table:table-cell office:value-type="string">
                <text:p>29</text:p>
              </table:table-cell>
              <table:table-cell office:value-type="float" office:value="0.054">
                <text:p>0.054</text:p>
              </table:table-cell>
            </table:table-row>
            <table:table-row>
              <table:table-cell office:value-type="string">
                <text:p/>
              </table:table-cell>
              <table:table-cell office:value-type="float" office:value="0.308">
                <text:p>0.308</text:p>
              </table:table-cell>
            </table:table-row>
            <table:table-row>
              <table:table-cell office:value-type="string">
                <text:p>30</text:p>
              </table:table-cell>
              <table:table-cell office:value-type="float" office:value="0.039">
                <text:p>0.039</text:p>
              </table:table-cell>
            </table:table-row>
            <table:table-row>
              <table:table-cell office:value-type="string">
                <text:p>31</text:p>
              </table:table-cell>
              <table:table-cell office:value-type="float" office:value="0.035">
                <text:p>0.035</text:p>
              </table:table-cell>
            </table:table-row>
            <table:table-row>
              <table:table-cell office:value-type="string">
                <text:p>32</text:p>
              </table:table-cell>
              <table:table-cell office:value-type="float" office:value="0.03">
                <text:p>0.03</text:p>
              </table:table-cell>
            </table:table-row>
            <table:table-row>
              <table:table-cell office:value-type="string">
                <text:p>33</text:p>
              </table:table-cell>
              <table:table-cell office:value-type="float" office:value="0.042">
                <text:p>0.042</text:p>
              </table:table-cell>
            </table:table-row>
            <table:table-row>
              <table:table-cell office:value-type="string">
                <text:p>34</text:p>
              </table:table-cell>
              <table:table-cell office:value-type="float" office:value="0.034">
                <text:p>0.034</text:p>
              </table:table-cell>
            </table:table-row>
            <table:table-row>
              <table:table-cell office:value-type="string">
                <text:p>35</text:p>
              </table:table-cell>
              <table:table-cell office:value-type="float" office:value="0.024">
                <text:p>0.024</text:p>
              </table:table-cell>
            </table:table-row>
            <table:table-row>
              <table:table-cell office:value-type="string">
                <text:p>36</text:p>
              </table:table-cell>
              <table:table-cell office:value-type="float" office:value="0.023">
                <text:p>0.023</text:p>
              </table:table-cell>
            </table:table-row>
            <table:table-row>
              <table:table-cell office:value-type="string">
                <text:p>37</text:p>
              </table:table-cell>
              <table:table-cell office:value-type="float" office:value="0.026">
                <text:p>0.026</text:p>
              </table:table-cell>
            </table:table-row>
            <table:table-row>
              <table:table-cell office:value-type="string">
                <text:p>38</text:p>
              </table:table-cell>
              <table:table-cell office:value-type="float" office:value="0.031">
                <text:p>0.031</text:p>
              </table:table-cell>
            </table:table-row>
            <table:table-row>
              <table:table-cell office:value-type="string">
                <text:p>39</text:p>
              </table:table-cell>
              <table:table-cell office:value-type="float" office:value="0.026">
                <text:p>0.026</text:p>
              </table:table-cell>
            </table:table-row>
            <table:table-row>
              <table:table-cell office:value-type="string">
                <text:p/>
              </table:table-cell>
              <table:table-cell office:value-type="float" office:value="0.31">
                <text:p>0.31</text:p>
              </table:table-cell>
            </table:table-row>
            <table:table-row>
              <table:table-cell office:value-type="string">
                <text:p>40</text:p>
              </table:table-cell>
              <table:table-cell office:value-type="float" office:value="0.026">
                <text:p>0.026</text:p>
              </table:table-cell>
            </table:table-row>
            <table:table-row>
              <table:table-cell office:value-type="string">
                <text:p>41</text:p>
              </table:table-cell>
              <table:table-cell office:value-type="float" office:value="0.015">
                <text:p>0.015</text:p>
              </table:table-cell>
            </table:table-row>
            <table:table-row>
              <table:table-cell office:value-type="string">
                <text:p>42</text:p>
              </table:table-cell>
              <table:table-cell office:value-type="float" office:value="0.026">
                <text:p>0.026</text:p>
              </table:table-cell>
            </table:table-row>
            <table:table-row>
              <table:table-cell office:value-type="string">
                <text:p>43</text:p>
              </table:table-cell>
              <table:table-cell office:value-type="float" office:value="0.019">
                <text:p>0.019</text:p>
              </table:table-cell>
            </table:table-row>
            <table:table-row>
              <table:table-cell office:value-type="string">
                <text:p>44</text:p>
              </table:table-cell>
              <table:table-cell office:value-type="float" office:value="0.019">
                <text:p>0.019</text:p>
              </table:table-cell>
            </table:table-row>
            <table:table-row>
              <table:table-cell office:value-type="string">
                <text:p>45</text:p>
              </table:table-cell>
              <table:table-cell office:value-type="float" office:value="0.014">
                <text:p>0.014</text:p>
              </table:table-cell>
            </table:table-row>
            <table:table-row>
              <table:table-cell office:value-type="string">
                <text:p>46</text:p>
              </table:table-cell>
              <table:table-cell office:value-type="float" office:value="0.016">
                <text:p>0.016</text:p>
              </table:table-cell>
            </table:table-row>
            <table:table-row>
              <table:table-cell office:value-type="string">
                <text:p>47</text:p>
              </table:table-cell>
              <table:table-cell office:value-type="float" office:value="0.02">
                <text:p>0.02</text:p>
              </table:table-cell>
            </table:table-row>
            <table:table-row>
              <table:table-cell office:value-type="string">
                <text:p>48</text:p>
              </table:table-cell>
              <table:table-cell office:value-type="float" office:value="0.014">
                <text:p>0.014</text:p>
              </table:table-cell>
            </table:table-row>
            <table:table-row>
              <table:table-cell office:value-type="string">
                <text:p>49</text:p>
              </table:table-cell>
              <table:table-cell office:value-type="float" office:value="0.016">
                <text:p>0.016</text:p>
              </table:table-cell>
            </table:table-row>
            <table:table-row>
              <table:table-cell office:value-type="string">
                <text:p/>
              </table:table-cell>
              <table:table-cell office:value-type="float" office:value="0.185">
                <text:p>0.185</text:p>
              </table:table-cell>
            </table:table-row>
            <table:table-row>
              <table:table-cell office:value-type="string">
                <text:p>50</text:p>
              </table:table-cell>
              <table:table-cell office:value-type="float" office:value="0.015">
                <text:p>0.015</text:p>
              </table:table-cell>
            </table:table-row>
            <table:table-row>
              <table:table-cell office:value-type="string">
                <text:p>51</text:p>
              </table:table-cell>
              <table:table-cell office:value-type="float" office:value="0.009">
                <text:p>0.009</text:p>
              </table:table-cell>
            </table:table-row>
            <table:table-row>
              <table:table-cell office:value-type="string">
                <text:p>52</text:p>
              </table:table-cell>
              <table:table-cell office:value-type="float" office:value="0.02">
                <text:p>0.02</text:p>
              </table:table-cell>
            </table:table-row>
            <table:table-row>
              <table:table-cell office:value-type="string">
                <text:p>53</text:p>
              </table:table-cell>
              <table:table-cell office:value-type="float" office:value="0.007">
                <text:p>0.007</text:p>
              </table:table-cell>
            </table:table-row>
            <table:table-row>
              <table:table-cell office:value-type="string">
                <text:p>54</text:p>
              </table:table-cell>
              <table:table-cell office:value-type="float" office:value="0.008">
                <text:p>0.008</text:p>
              </table:table-cell>
            </table:table-row>
            <table:table-row>
              <table:table-cell office:value-type="string">
                <text:p>55</text:p>
              </table:table-cell>
              <table:table-cell office:value-type="float" office:value="0.009">
                <text:p>0.009</text:p>
              </table:table-cell>
            </table:table-row>
            <table:table-row>
              <table:table-cell office:value-type="string">
                <text:p>56</text:p>
              </table:table-cell>
              <table:table-cell office:value-type="float" office:value="0.011">
                <text:p>0.011</text:p>
              </table:table-cell>
            </table:table-row>
            <table:table-row>
              <table:table-cell office:value-type="string">
                <text:p>57</text:p>
              </table:table-cell>
              <table:table-cell office:value-type="float" office:value="0.008">
                <text:p>0.008</text:p>
              </table:table-cell>
            </table:table-row>
            <table:table-row>
              <table:table-cell office:value-type="string">
                <text:p>58</text:p>
              </table:table-cell>
              <table:table-cell office:value-type="float" office:value="0.004">
                <text:p>0.004</text:p>
              </table:table-cell>
            </table:table-row>
            <table:table-row>
              <table:table-cell office:value-type="string">
                <text:p>59</text:p>
              </table:table-cell>
              <table:table-cell office:value-type="float" office:value="0.003">
                <text:p>0.003</text:p>
              </table:table-cell>
            </table:table-row>
            <table:table-row>
              <table:table-cell office:value-type="string">
                <text:p/>
              </table:table-cell>
              <table:table-cell office:value-type="float" office:value="0.094">
                <text:p>0.094</text:p>
              </table:table-cell>
            </table:table-row>
            <table:table-row>
              <table:table-cell office:value-type="string">
                <text:p>60</text:p>
              </table:table-cell>
              <table:table-cell office:value-type="float" office:value="0.005">
                <text:p>0.005</text:p>
              </table:table-cell>
            </table:table-row>
            <table:table-row>
              <table:table-cell office:value-type="string">
                <text:p>61</text:p>
              </table:table-cell>
              <table:table-cell office:value-type="float" office:value="0.004">
                <text:p>0.004</text:p>
              </table:table-cell>
            </table:table-row>
            <table:table-row>
              <table:table-cell office:value-type="string">
                <text:p>62</text:p>
              </table:table-cell>
              <table:table-cell office:value-type="float" office:value="0.004">
                <text:p>0.004</text:p>
              </table:table-cell>
            </table:table-row>
            <table:table-row>
              <table:table-cell office:value-type="string">
                <text:p>63</text:p>
              </table:table-cell>
              <table:table-cell office:value-type="float" office:value="0">
                <text:p>0</text:p>
              </table:table-cell>
            </table:table-row>
            <table:table-row>
              <table:table-cell office:value-type="string">
                <text:p>64</text:p>
              </table:table-cell>
              <table:table-cell office:value-type="float" office:value="0.001">
                <text:p>0.001</text:p>
              </table:table-cell>
            </table:table-row>
            <table:table-row>
              <table:table-cell office:value-type="string">
                <text:p>65</text:p>
              </table:table-cell>
              <table:table-cell office:value-type="float" office:value="0.001">
                <text:p>0.001</text:p>
              </table:table-cell>
            </table:table-row>
            <table:table-row>
              <table:table-cell office:value-type="string">
                <text:p>66</text:p>
              </table:table-cell>
              <table:table-cell office:value-type="float" office:value="0.003">
                <text:p>0.003</text:p>
              </table:table-cell>
            </table:table-row>
            <table:table-row>
              <table:table-cell office:value-type="string">
                <text:p>67</text:p>
              </table:table-cell>
              <table:table-cell office:value-type="float" office:value="0.001">
                <text:p>0.001</text:p>
              </table:table-cell>
            </table:table-row>
            <table:table-row>
              <table:table-cell office:value-type="string">
                <text:p>68</text:p>
              </table:table-cell>
              <table:table-cell office:value-type="float" office:value="0">
                <text:p>0</text:p>
              </table:table-cell>
            </table:table-row>
            <table:table-row>
              <table:table-cell office:value-type="string">
                <text:p>69</text:p>
              </table:table-cell>
              <table:table-cell office:value-type="float" office:value="0.001">
                <text:p>0.001</text:p>
              </table:table-cell>
            </table:table-row>
            <table:table-row>
              <table:table-cell office:value-type="string">
                <text:p>70</text:p>
              </table:table-cell>
              <table:table-cell office:value-type="float" office:value="0.004">
                <text:p>0.004</text:p>
              </table:table-cell>
            </table:table-row>
            <table:table-row>
              <table:table-cell office:value-type="string">
                <text:p>71</text:p>
              </table:table-cell>
              <table:table-cell office:value-type="float" office:value="0">
                <text:p>0</text:p>
              </table:table-cell>
            </table:table-row>
            <table:table-row>
              <table:table-cell office:value-type="string">
                <text:p>72</text:p>
              </table:table-cell>
              <table:table-cell office:value-type="float" office:value="0.001">
                <text:p>0.001</text:p>
              </table:table-cell>
            </table:table-row>
            <table:table-row>
              <table:table-cell office:value-type="string">
                <text:p>73</text:p>
              </table:table-cell>
              <table:table-cell office:value-type="float" office:value="0">
                <text:p>0</text:p>
              </table:table-cell>
            </table:table-row>
            <table:table-row>
              <table:table-cell office:value-type="string">
                <text:p>74</text:p>
              </table:table-cell>
              <table:table-cell office:value-type="float" office:value="0">
                <text:p>0</text:p>
              </table:table-cell>
            </table:table-row>
            <table:table-row>
              <table:table-cell office:value-type="string">
                <text:p>75</text:p>
              </table:table-cell>
              <table:table-cell office:value-type="float" office:value="0">
                <text:p>0</text:p>
              </table:table-cell>
            </table:table-row>
            <table:table-row>
              <table:table-cell office:value-type="string">
                <text:p>76</text:p>
              </table:table-cell>
              <table:table-cell office:value-type="float" office:value="0">
                <text:p>0</text:p>
              </table:table-cell>
            </table:table-row>
            <table:table-row>
              <table:table-cell office:value-type="string">
                <text:p>77</text:p>
              </table:table-cell>
              <table:table-cell office:value-type="float" office:value="0">
                <text:p>0</text:p>
              </table:table-cell>
            </table:table-row>
            <table:table-row>
              <table:table-cell office:value-type="string">
                <text:p>78</text:p>
              </table:table-cell>
              <table:table-cell office:value-type="float" office:value="0">
                <text:p>0</text:p>
              </table:table-cell>
            </table:table-row>
            <table:table-row>
              <table:table-cell office:value-type="string">
                <text:p>79</text:p>
              </table:table-cell>
              <table:table-cell office:value-type="float" office:value="0">
                <text:p>0</text:p>
              </table:table-cell>
            </table:table-row>
            <table:table-row>
              <table:table-cell office:value-type="string">
                <text:p>80</text:p>
              </table:table-cell>
              <table:table-cell office:value-type="float" office:value="0">
                <text:p>0</text:p>
              </table:table-cell>
            </table:table-row>
            <table:table-row>
              <table:table-cell office:value-type="string">
                <text:p>81</text:p>
              </table:table-cell>
              <table:table-cell office:value-type="float" office:value="0">
                <text:p>0</text:p>
              </table:table-cell>
            </table:table-row>
            <table:table-row>
              <table:table-cell office:value-type="string">
                <text:p>82</text:p>
              </table:table-cell>
              <table:table-cell office:value-type="float" office:value="0">
                <text:p>0</text:p>
              </table:table-cell>
            </table:table-row>
            <table:table-row>
              <table:table-cell office:value-type="string">
                <text:p>83</text:p>
              </table:table-cell>
              <table:table-cell office:value-type="float" office:value="0">
                <text:p>0</text:p>
              </table:table-cell>
            </table:table-row>
            <table:table-row>
              <table:table-cell office:value-type="string">
                <text:p>84</text:p>
              </table:table-cell>
              <table:table-cell office:value-type="float" office:value="0">
                <text:p>0</text:p>
              </table:table-cell>
            </table:table-row>
            <table:table-row>
              <table:table-cell office:value-type="string">
                <text:p>85</text:p>
              </table:table-cell>
              <table:table-cell office:value-type="float" office:value="0">
                <text:p>0</text:p>
              </table:table-cell>
            </table:table-row>
            <table:table-row>
              <table:table-cell office:value-type="string">
                <text:p>86</text:p>
              </table:table-cell>
              <table:table-cell office:value-type="float" office:value="0">
                <text:p>0</text:p>
              </table:table-cell>
            </table:table-row>
            <table:table-row>
              <table:table-cell office:value-type="string">
                <text:p>87</text:p>
              </table:table-cell>
              <table:table-cell office:value-type="float" office:value="0">
                <text:p>0</text:p>
              </table:table-cell>
            </table:table-row>
            <table:table-row>
              <table:table-cell office:value-type="string">
                <text:p>88</text:p>
              </table:table-cell>
              <table:table-cell office:value-type="float" office:value="0">
                <text:p>0</text:p>
              </table:table-cell>
            </table:table-row>
            <table:table-row>
              <table:table-cell office:value-type="string">
                <text:p>89</text:p>
              </table:table-cell>
              <table:table-cell office:value-type="float" office:value="0">
                <text:p>0</text:p>
              </table:table-cell>
            </table:table-row>
            <table:table-row>
              <table:table-cell office:value-type="string">
                <text:p>90</text:p>
              </table:table-cell>
              <table:table-cell office:value-type="float" office:value="0">
                <text:p>0</text:p>
              </table:table-cell>
            </table:table-row>
            <table:table-row>
              <table:table-cell office:value-type="string">
                <text:p>91</text:p>
              </table:table-cell>
              <table:table-cell office:value-type="float" office:value="0">
                <text:p>0</text:p>
              </table:table-cell>
            </table:table-row>
            <table:table-row>
              <table:table-cell office:value-type="string">
                <text:p>92</text:p>
              </table:table-cell>
              <table:table-cell office:value-type="float" office:value="0">
                <text:p>0</text:p>
              </table:table-cell>
            </table:table-row>
            <table:table-row>
              <table:table-cell office:value-type="string">
                <text:p>93</text:p>
              </table:table-cell>
              <table:table-cell office:value-type="float" office:value="0">
                <text:p>0</text:p>
              </table:table-cell>
            </table:table-row>
            <table:table-row>
              <table:table-cell office:value-type="string">
                <text:p>94</text:p>
              </table:table-cell>
              <table:table-cell office:value-type="float" office:value="0">
                <text:p>0</text:p>
              </table:table-cell>
            </table:table-row>
            <table:table-row>
              <table:table-cell office:value-type="string">
                <text:p>95</text:p>
              </table:table-cell>
              <table:table-cell office:value-type="float" office:value="0">
                <text:p>0</text:p>
              </table:table-cell>
            </table:table-row>
            <table:table-row>
              <table:table-cell office:value-type="string">
                <text:p>96</text:p>
              </table:table-cell>
              <table:table-cell office:value-type="float" office:value="0">
                <text:p>0</text:p>
              </table:table-cell>
            </table:table-row>
            <table:table-row>
              <table:table-cell office:value-type="string">
                <text:p>97</text:p>
              </table:table-cell>
              <table:table-cell office:value-type="float" office:value="0">
                <text:p>0</text:p>
              </table:table-cell>
            </table:table-row>
            <table:table-row>
              <table:table-cell office:value-type="string">
                <text:p>98</text:p>
              </table:table-cell>
              <table:table-cell office:value-type="float" office:value="0">
                <text:p>0</text:p>
              </table:table-cell>
            </table:table-row>
            <table:table-row>
              <table:table-cell office:value-type="string">
                <text:p>99</text:p>
              </table:table-cell>
              <table:table-cell office:value-type="float" office:value="0">
                <text:p>0</text:p>
              </table:table-cell>
            </table:table-row>
            <table:table-row>
              <table:table-cell office:value-type="string">
                <text:p>100</text:p>
              </table:table-cell>
              <table:table-cell office:value-type="float" office:value="0">
                <text:p>0</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graphic-properties draw:stroke="none" svg:stroke-width="0cm" svg:stroke-color="#000000" svg:stroke-opacity="100%" draw:fill="solid" draw:fill-color="#eeeeee" draw:opacity="100%"/>
    </style:style>
    <style:style style:name="ch12" style:family="chart">
      <style:graphic-properties draw:fill-color="#d9d9d9"/>
    </style:style>
  </office:automatic-styles>
  <office:body>
    <office:chart>
      <chart:chart svg:width="16.056cm" svg:height="8.996cm" chart:class="chart:circle" chart:style-name="ch1">
        <chart:title svg:x="6.404cm" svg:y="0.18cm" chart:style-name="ch2">
          <text:p>What’s your gender?</text:p>
        </chart:title>
        <chart:legend chart:legend-position="end" svg:x="11.989cm" svg:y="2.885cm" chart:style-name="ch3"/>
        <chart:plot-area chart:style-name="ch4" table:cell-range-address="'Question 29'.A4:'Question 29'.A6 'Question 29'.C4:'Question 29'.C6" chart:data-source-has-labels="column" svg:x="0.321cm" svg:y="0.756cm" svg:width="11.348cm" svg:height="7.882cm">
          <chart:axis chart:dimension="x" chart:name="primary-x" chart:style-name="ch5">
            <chart:categories table:cell-range-address="'Question 29'.A4:'Question 29'.A6"/>
          </chart:axis>
          <chart:axis chart:dimension="y" chart:name="primary-y" chart:style-name="ch6"/>
          <chart:series chart:style-name="ch7" chart:values-cell-range-address="'Question 29'.C4:'Question 29'.C6"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29'.A4:'Question 29'.A6">Female</text:p>
              </table:table-cell>
              <table:table-cell office:value-type="float" office:value="0.066">
                <text:p text:id="'Question 29'.C4:'Question 29'.C6">0.066</text:p>
              </table:table-cell>
            </table:table-row>
            <table:table-row>
              <table:table-cell office:value-type="string">
                <text:p>Male</text:p>
              </table:table-cell>
              <table:table-cell office:value-type="float" office:value="0.928">
                <text:p>0.928</text:p>
              </table:table-cell>
            </table:table-row>
            <table:table-row>
              <table:table-cell office:value-type="string">
                <text:p>Other</text:p>
              </table:table-cell>
              <table:table-cell office:value-type="float" office:value="0.007">
                <text:p>0.007</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graphic-properties draw:stroke="none" svg:stroke-width="0cm" svg:stroke-color="#000000" svg:stroke-opacity="100%" draw:fill="solid" draw:fill-color="#eeeeee" draw:opacity="100%"/>
    </style:style>
    <style:style style:name="ch14" style:family="chart">
      <style:graphic-properties draw:fill-color="#d9d9d9"/>
    </style:style>
  </office:automatic-styles>
  <office:body>
    <office:chart>
      <chart:chart svg:width="16.056cm" svg:height="8.993cm" chart:class="chart:circle" chart:style-name="ch1">
        <chart:title svg:x="5.968cm" svg:y="0.18cm" chart:style-name="ch2">
          <text:p>What's you marital status?</text:p>
        </chart:title>
        <chart:legend chart:legend-position="end" svg:x="11.891cm" svg:y="2.018cm" chart:style-name="ch3"/>
        <chart:plot-area chart:style-name="ch4" table:cell-range-address="'Question 30'.A4:'Question 30'.A8 'Question 30'.C4:'Question 30'.C8" chart:data-source-has-labels="column" svg:x="0.321cm" svg:y="0.756cm" svg:width="11.25cm" svg:height="7.879cm">
          <chart:axis chart:dimension="x" chart:name="primary-x" chart:style-name="ch5">
            <chart:categories table:cell-range-address="'Question 30'.A4:'Question 30'.A8"/>
          </chart:axis>
          <chart:axis chart:dimension="y" chart:name="primary-y" chart:style-name="ch6"/>
          <chart:series chart:style-name="ch7" chart:values-cell-range-address="'Question 30'.C4:'Question 30'.C8"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30'.A4:'Question 30'.A8">Single, never married</text:p>
              </table:table-cell>
              <table:table-cell office:value-type="float" office:value="0.434">
                <text:p text:id="'Question 30'.C4:'Question 30'.C8">0.434</text:p>
              </table:table-cell>
            </table:table-row>
            <table:table-row>
              <table:table-cell office:value-type="string">
                <text:p>Married or domestic partnership</text:p>
              </table:table-cell>
              <table:table-cell office:value-type="float" office:value="0.526">
                <text:p>0.526</text:p>
              </table:table-cell>
            </table:table-row>
            <table:table-row>
              <table:table-cell office:value-type="string">
                <text:p>Widowed</text:p>
              </table:table-cell>
              <table:table-cell office:value-type="float" office:value="0.004">
                <text:p>0.004</text:p>
              </table:table-cell>
            </table:table-row>
            <table:table-row>
              <table:table-cell office:value-type="string">
                <text:p>Divorced</text:p>
              </table:table-cell>
              <table:table-cell office:value-type="float" office:value="0.032">
                <text:p>0.032</text:p>
              </table:table-cell>
            </table:table-row>
            <table:table-row>
              <table:table-cell office:value-type="string">
                <text:p>Separated</text:p>
              </table:table-cell>
              <table:table-cell office:value-type="float" office:value="0.004">
                <text:p>0.004</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graphic-properties draw:stroke="none" svg:stroke-width="0cm" svg:stroke-color="#000000" svg:stroke-opacity="100%" draw:fill="solid" draw:fill-color="#eeeeee" draw:opacity="100%"/>
    </style:style>
    <style:style style:name="ch11" style:family="chart">
      <style:graphic-properties draw:fill-color="#d9d9d9"/>
    </style:style>
  </office:automatic-styles>
  <office:body>
    <office:chart>
      <chart:chart svg:width="16.056cm" svg:height="8.996cm" chart:class="chart:circle" chart:style-name="ch1">
        <chart:title svg:x="6.276cm" svg:y="0.18cm" chart:style-name="ch2">
          <text:p>Do you have children?</text:p>
        </chart:title>
        <chart:legend chart:legend-position="end" svg:x="11.989cm" svg:y="3.516cm" chart:style-name="ch3"/>
        <chart:plot-area chart:style-name="ch4" table:cell-range-address="'Question 31'.A4:'Question 31'.A5 'Question 31'.C4:'Question 31'.C5" chart:data-source-has-labels="column" svg:x="0.321cm" svg:y="0.756cm" svg:width="11.348cm" svg:height="7.882cm">
          <chart:axis chart:dimension="x" chart:name="primary-x" chart:style-name="ch5">
            <chart:categories table:cell-range-address="'Question 31'.A4:'Question 31'.A5"/>
          </chart:axis>
          <chart:axis chart:dimension="y" chart:name="primary-y" chart:style-name="ch6"/>
          <chart:series chart:style-name="ch7" chart:values-cell-range-address="'Question 31'.C4:'Question 31'.C5"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31'.A4:'Question 31'.A5">Yes</text:p>
              </table:table-cell>
              <table:table-cell office:value-type="float" office:value="0.316">
                <text:p text:id="'Question 31'.C4:'Question 31'.C5">0.316</text:p>
              </table:table-cell>
            </table:table-row>
            <table:table-row>
              <table:table-cell office:value-type="string">
                <text:p>No</text:p>
              </table:table-cell>
              <table:table-cell office:value-type="float" office:value="0.684">
                <text:p>0.684</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chart-properties chart:solid-type="cuboid"/>
      <style:graphic-properties draw:fill-color="#0066cc"/>
    </style:style>
    <style:style style:name="ch15" style:family="chart">
      <style:graphic-properties draw:stroke="none" svg:stroke-width="0cm" svg:stroke-color="#000000" svg:stroke-opacity="100%" draw:fill="solid" draw:fill-color="#eeeeee" draw:opacity="100%"/>
    </style:style>
    <style:style style:name="ch16" style:family="chart">
      <style:graphic-properties draw:fill-color="#d9d9d9"/>
    </style:style>
  </office:automatic-styles>
  <office:body>
    <office:chart>
      <chart:chart svg:width="16.056cm" svg:height="9.378cm" chart:class="chart:circle" chart:style-name="ch1">
        <chart:title svg:x="0.46cm" svg:y="0.188cm" chart:style-name="ch2">
          <text:p>What is the highest level of school you have completed or the highest degree you have received?</text:p>
        </chart:title>
        <chart:legend chart:legend-position="end" svg:x="8.263cm" svg:y="2.445cm" chart:style-name="ch3"/>
        <chart:plot-area chart:style-name="ch4" table:cell-range-address="'Question 32'.A4:'Question 32'.A10 'Question 32'.C4:'Question 32'.C10" chart:data-source-has-labels="column" svg:x="0.321cm" svg:y="0.772cm" svg:width="7.622cm" svg:height="8.232cm">
          <chart:axis chart:dimension="x" chart:name="primary-x" chart:style-name="ch5">
            <chart:categories table:cell-range-address="'Question 32'.A4:'Question 32'.A10"/>
          </chart:axis>
          <chart:axis chart:dimension="y" chart:name="primary-y" chart:style-name="ch6"/>
          <chart:series chart:style-name="ch7" chart:values-cell-range-address="'Question 32'.C4:'Question 32'.C10"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32'.A4:'Question 32'.A10">Elementary school or lower</text:p>
              </table:table-cell>
              <table:table-cell office:value-type="float" office:value="0.012">
                <text:p text:id="'Question 32'.C4:'Question 32'.C10">0.012</text:p>
              </table:table-cell>
            </table:table-row>
            <table:table-row>
              <table:table-cell office:value-type="string">
                <text:p>High School / Secondary School</text:p>
              </table:table-cell>
              <table:table-cell office:value-type="float" office:value="0.137">
                <text:p>0.137</text:p>
              </table:table-cell>
            </table:table-row>
            <table:table-row>
              <table:table-cell office:value-type="string">
                <text:p>Technical / Vocational / Professional Certificate</text:p>
              </table:table-cell>
              <table:table-cell office:value-type="float" office:value="0.098">
                <text:p>0.098</text:p>
              </table:table-cell>
            </table:table-row>
            <table:table-row>
              <table:table-cell office:value-type="string">
                <text:p>Bachelor's / Undergraduate Degree / Baccalaureate / College</text:p>
              </table:table-cell>
              <table:table-cell office:value-type="float" office:value="0.405">
                <text:p>0.405</text:p>
              </table:table-cell>
            </table:table-row>
            <table:table-row>
              <table:table-cell office:value-type="string">
                <text:p>Master's / Graduate Degree</text:p>
              </table:table-cell>
              <table:table-cell office:value-type="float" office:value="0.288">
                <text:p>0.288</text:p>
              </table:table-cell>
            </table:table-row>
            <table:table-row>
              <table:table-cell office:value-type="string">
                <text:p>Doctoral</text:p>
              </table:table-cell>
              <table:table-cell office:value-type="float" office:value="0.038">
                <text:p>0.038</text:p>
              </table:table-cell>
            </table:table-row>
            <table:table-row>
              <table:table-cell office:value-type="string">
                <text:p>Post-Doctoral</text:p>
              </table:table-cell>
              <table:table-cell office:value-type="float" office:value="0.022">
                <text:p>0.022</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connect-bars="false" chart:include-hidden-cells="false" chart:auto-position="true" chart:auto-size="true" chart:treat-empty-cells="leave-gap"/>
    </style:style>
    <style:style style:name="ch4"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5" style:family="chart" style:data-style-name="N143">
      <style:chart-properties chart:display-label="true" chart:tick-marks-major-inner="false" chart:tick-marks-major-outer="true" chart:tick-marks-minor-inner="false" chart:tick-marks-minor-outer="false" chart:logarithmic="false" chart:gap-width="150"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graphic-properties draw:stroke="solid" svg:stroke-width="0cm" svg:stroke-opacity="100%"/>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graphic-properties draw:stroke="none" svg:stroke-width="0cm" svg:stroke-color="#000000" svg:stroke-opacity="100%" draw:fill="solid" draw:fill-color="#eeeeee" draw:opacity="100%"/>
    </style:style>
    <style:style style:name="ch9" style:family="chart">
      <style:graphic-properties draw:fill-color="#d9d9d9"/>
    </style:style>
  </office:automatic-styles>
  <office:body>
    <office:chart>
      <chart:chart svg:width="16.056cm" svg:height="9.378cm" chart:class="chart:bar" chart:style-name="ch1">
        <chart:title svg:x="2.474cm" svg:y="0.188cm" chart:style-name="ch2">
          <text:p>How do you use open-source hardware products? (check all that apply)</text:p>
        </chart:title>
        <chart:plot-area chart:style-name="ch3" table:cell-range-address="'Question 3'.A4:'Question 3'.A10 'Question 3'.C4:'Question 3'.C10" chart:data-source-has-labels="column" svg:x="0.321cm" svg:y="0.772cm" svg:width="15.414cm" svg:height="8.419cm">
          <chart:axis chart:dimension="x" chart:name="primary-x" chart:style-name="ch4">
            <chart:categories table:cell-range-address="'Question 3'.A4:'Question 3'.A10"/>
          </chart:axis>
          <chart:axis chart:dimension="y" chart:name="primary-y" chart:style-name="ch5">
            <chart:grid chart:style-name="ch6" chart:class="major"/>
          </chart:axis>
          <chart:series chart:style-name="ch7" chart:values-cell-range-address="'Question 3'.C4:'Question 3'.C10" chart:class="chart:bar">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3'.A4:'Question 3'.A10">As consumer products (watch, car, washing machine, etc.)</text:p>
              </table:table-cell>
              <table:table-cell office:value-type="float" office:value="0.235">
                <text:p text:id="'Question 3'.C4:'Question 3'.C10">0.235</text:p>
              </table:table-cell>
            </table:table-row>
            <table:table-row>
              <table:table-cell office:value-type="string">
                <text:p>As production tools (3D printer, CNC router, loom, etc.)</text:p>
              </table:table-cell>
              <table:table-cell office:value-type="float" office:value="0.389">
                <text:p>0.389</text:p>
              </table:table-cell>
            </table:table-row>
            <table:table-row>
              <table:table-cell office:value-type="string">
                <text:p>As scientific or other instrumentation / measurement tools</text:p>
              </table:table-cell>
              <table:table-cell office:value-type="float" office:value="0.342">
                <text:p>0.342</text:p>
              </table:table-cell>
            </table:table-row>
            <table:table-row>
              <table:table-cell office:value-type="string">
                <text:p>As building blocks for personal / hobby projects</text:p>
              </table:table-cell>
              <table:table-cell office:value-type="float" office:value="0.877">
                <text:p>0.877</text:p>
              </table:table-cell>
            </table:table-row>
            <table:table-row>
              <table:table-cell office:value-type="string">
                <text:p>As building blocks for professional / work projects</text:p>
              </table:table-cell>
              <table:table-cell office:value-type="float" office:value="0.504">
                <text:p>0.504</text:p>
              </table:table-cell>
            </table:table-row>
            <table:table-row>
              <table:table-cell office:value-type="string">
                <text:p>To learn about hardware</text:p>
              </table:table-cell>
              <table:table-cell office:value-type="float" office:value="0.66">
                <text:p>0.66</text:p>
              </table:table-cell>
            </table:table-row>
            <table:table-row>
              <table:table-cell office:value-type="string">
                <text:p>To teach</text:p>
              </table:table-cell>
              <table:table-cell office:value-type="float" office:value="0.267">
                <text:p>0.26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connect-bars="false" chart:include-hidden-cells="false" chart:auto-position="true" chart:auto-size="true" chart:treat-empty-cells="leave-gap"/>
    </style:style>
    <style:style style:name="ch4"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5" style:family="chart" style:data-style-name="N143">
      <style:chart-properties chart:display-label="true" chart:tick-marks-major-inner="false" chart:tick-marks-major-outer="true" chart:tick-marks-minor-inner="false" chart:tick-marks-minor-outer="false" chart:logarithmic="false" chart:gap-width="150"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graphic-properties draw:stroke="solid" svg:stroke-width="0cm" svg:stroke-opacity="100%"/>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graphic-properties draw:stroke="none" svg:stroke-width="0cm" svg:stroke-color="#000000" svg:stroke-opacity="100%" draw:fill="solid" draw:fill-color="#eeeeee" draw:opacity="100%"/>
    </style:style>
    <style:style style:name="ch9" style:family="chart">
      <style:graphic-properties draw:fill-color="#d9d9d9"/>
    </style:style>
  </office:automatic-styles>
  <office:body>
    <office:chart>
      <chart:chart svg:width="16.056cm" svg:height="9.381cm" chart:class="chart:bar" chart:style-name="ch1">
        <chart:title svg:x="-6.628cm" svg:y="0.188cm" chart:style-name="ch2">
          <text:p>The Open Hardware community is made up of many creative individuals coming from diverse backgrounds. Which fields would you consider your areas of experience? (check all that apply)</text:p>
        </chart:title>
        <chart:plot-area chart:style-name="ch3" table:cell-range-address="'Question 33'.A4:'Question 33'.A8 'Question 33'.C4:'Question 33'.C8" chart:data-source-has-labels="column" svg:x="0.321cm" svg:y="0.772cm" svg:width="15.414cm" svg:height="8.422cm">
          <chart:axis chart:dimension="x" chart:name="primary-x" chart:style-name="ch4">
            <chart:categories table:cell-range-address="'Question 33'.A4:'Question 33'.A8"/>
          </chart:axis>
          <chart:axis chart:dimension="y" chart:name="primary-y" chart:style-name="ch5">
            <chart:grid chart:style-name="ch6" chart:class="major"/>
          </chart:axis>
          <chart:series chart:style-name="ch7" chart:values-cell-range-address="'Question 33'.C4:'Question 33'.C8"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33'.A4:'Question 33'.A8">Engineering</text:p>
              </table:table-cell>
              <table:table-cell office:value-type="float" office:value="0.803">
                <text:p text:id="'Question 33'.C4:'Question 33'.C8">0.803</text:p>
              </table:table-cell>
            </table:table-row>
            <table:table-row>
              <table:table-cell office:value-type="string">
                <text:p>Humanities</text:p>
              </table:table-cell>
              <table:table-cell office:value-type="float" office:value="0.114">
                <text:p>0.114</text:p>
              </table:table-cell>
            </table:table-row>
            <table:table-row>
              <table:table-cell office:value-type="string">
                <text:p>The Arts</text:p>
              </table:table-cell>
              <table:table-cell office:value-type="float" office:value="0.175">
                <text:p>0.175</text:p>
              </table:table-cell>
            </table:table-row>
            <table:table-row>
              <table:table-cell office:value-type="string">
                <text:p>Science</text:p>
              </table:table-cell>
              <table:table-cell office:value-type="float" office:value="0.412">
                <text:p>0.412</text:p>
              </table:table-cell>
            </table:table-row>
            <table:table-row>
              <table:table-cell office:value-type="string">
                <text:p>Education</text:p>
              </table:table-cell>
              <table:table-cell office:value-type="float" office:value="0.197">
                <text:p>0.197</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graphic-properties draw:stroke="none" svg:stroke-width="0cm" svg:stroke-color="#000000" svg:stroke-opacity="100%" draw:fill="solid" draw:fill-color="#eeeeee" draw:opacity="100%"/>
    </style:style>
    <style:style style:name="ch14" style:family="chart">
      <style:graphic-properties draw:fill-color="#d9d9d9"/>
    </style:style>
  </office:automatic-styles>
  <office:body>
    <office:chart>
      <chart:chart svg:width="16.056cm" svg:height="8.993cm" chart:class="chart:circle" chart:style-name="ch1">
        <chart:title svg:x="2.637cm" svg:y="0.18cm" chart:style-name="ch2">
          <text:p>Do you consider yourself to be of Hispanic, Latino, or Spanish origin?</text:p>
        </chart:title>
        <chart:legend chart:legend-position="end" svg:x="11.891cm" svg:y="2.018cm" chart:style-name="ch3"/>
        <chart:plot-area chart:style-name="ch4" table:cell-range-address="'Question 35'.A4:'Question 35'.A8 'Question 35'.C4:'Question 35'.C8" chart:data-source-has-labels="column" svg:x="0.321cm" svg:y="0.756cm" svg:width="11.25cm" svg:height="7.879cm">
          <chart:axis chart:dimension="x" chart:name="primary-x" chart:style-name="ch5">
            <chart:categories table:cell-range-address="'Question 35'.A4:'Question 35'.A8"/>
          </chart:axis>
          <chart:axis chart:dimension="y" chart:name="primary-y" chart:style-name="ch6"/>
          <chart:series chart:style-name="ch7" chart:values-cell-range-address="'Question 35'.C4:'Question 35'.C8"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35'.A4:'Question 35'.A8">No, not of Hispanic, Latino, or Spanish origin</text:p>
              </table:table-cell>
              <table:table-cell office:value-type="float" office:value="0.906">
                <text:p text:id="'Question 35'.C4:'Question 35'.C8">0.906</text:p>
              </table:table-cell>
            </table:table-row>
            <table:table-row>
              <table:table-cell office:value-type="string">
                <text:p>Yes, Mexican, Mexican American, Chicano</text:p>
              </table:table-cell>
              <table:table-cell office:value-type="float" office:value="0.013">
                <text:p>0.013</text:p>
              </table:table-cell>
            </table:table-row>
            <table:table-row>
              <table:table-cell office:value-type="string">
                <text:p>Yes, Puerto Rican</text:p>
              </table:table-cell>
              <table:table-cell office:value-type="float" office:value="0.004">
                <text:p>0.004</text:p>
              </table:table-cell>
            </table:table-row>
            <table:table-row>
              <table:table-cell office:value-type="string">
                <text:p>Yes, Cuban</text:p>
              </table:table-cell>
              <table:table-cell office:value-type="float" office:value="0.004">
                <text:p>0.004</text:p>
              </table:table-cell>
            </table:table-row>
            <table:table-row>
              <table:table-cell office:value-type="string">
                <text:p>Yes, another Hispanic, Latino, or Spanish origin – Print origin below, for example, Argentinean, Colombian, Dominican, Nicaraguan, Salvadoran, Spaniard, and so on.</text:p>
              </table:table-cell>
              <table:table-cell office:value-type="float" office:value="0.071">
                <text:p>0.071</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chart-properties chart:solid-type="cuboid"/>
      <style:graphic-properties draw:fill-color="#0066cc"/>
    </style:style>
    <style:style style:name="ch15" style:family="chart">
      <style:chart-properties chart:solid-type="cuboid"/>
      <style:graphic-properties draw:fill-color="#ccccff"/>
    </style:style>
    <style:style style:name="ch16" style:family="chart">
      <style:chart-properties chart:solid-type="cuboid"/>
      <style:graphic-properties draw:fill-color="#000080"/>
    </style:style>
    <style:style style:name="ch17" style:family="chart">
      <style:chart-properties chart:solid-type="cuboid"/>
      <style:graphic-properties draw:fill-color="#ff00ff"/>
    </style:style>
    <style:style style:name="ch18" style:family="chart">
      <style:chart-properties chart:solid-type="cuboid"/>
      <style:graphic-properties draw:fill-color="#ffff00"/>
    </style:style>
    <style:style style:name="ch19" style:family="chart">
      <style:chart-properties chart:solid-type="cuboid"/>
      <style:graphic-properties draw:fill-color="#00ffff"/>
    </style:style>
    <style:style style:name="ch20" style:family="chart">
      <style:chart-properties chart:solid-type="cuboid"/>
      <style:graphic-properties draw:fill-color="#800080"/>
    </style:style>
    <style:style style:name="ch21" style:family="chart">
      <style:chart-properties chart:solid-type="cuboid"/>
      <style:graphic-properties draw:fill-color="#800000"/>
    </style:style>
    <style:style style:name="ch22" style:family="chart">
      <style:chart-properties chart:solid-type="cuboid"/>
      <style:graphic-properties draw:fill-color="#008080"/>
    </style:style>
    <style:style style:name="ch23" style:family="chart">
      <style:chart-properties chart:solid-type="cuboid"/>
      <style:graphic-properties draw:fill-color="#0000ff"/>
    </style:style>
    <style:style style:name="ch24" style:family="chart">
      <style:graphic-properties draw:stroke="none" svg:stroke-width="0cm" svg:stroke-color="#000000" svg:stroke-opacity="100%" draw:fill="solid" draw:fill-color="#eeeeee" draw:opacity="100%"/>
    </style:style>
    <style:style style:name="ch25" style:family="chart">
      <style:graphic-properties draw:fill-color="#d9d9d9"/>
    </style:style>
  </office:automatic-styles>
  <office:body>
    <office:chart>
      <chart:chart svg:width="16.056cm" svg:height="8.974cm" chart:class="chart:circle" chart:style-name="ch1">
        <chart:title svg:x="5.583cm" svg:y="0.18cm" chart:style-name="ch2">
          <text:p>What race do you identify with?</text:p>
        </chart:title>
        <chart:legend chart:legend-position="end" svg:x="7.392cm" svg:y="0.981cm" chart:style-name="ch3"/>
        <chart:plot-area chart:style-name="ch4" table:cell-range-address="'Question 36'.A4:'Question 36'.A19 'Question 36'.C4:'Question 36'.C19" chart:data-source-has-labels="column" svg:x="0.321cm" svg:y="0.756cm" svg:width="6.751cm" svg:height="7.86cm">
          <chart:axis chart:dimension="x" chart:name="primary-x" chart:style-name="ch5">
            <chart:categories table:cell-range-address="'Question 36'.A4:'Question 36'.A19"/>
          </chart:axis>
          <chart:axis chart:dimension="y" chart:name="primary-y" chart:style-name="ch6"/>
          <chart:series chart:style-name="ch7" chart:values-cell-range-address="'Question 36'.C4:'Question 36'.C19"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series>
          <chart:wall chart:style-name="ch24"/>
          <chart:floor chart:style-name="ch2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36'.A4:'Question 36'.A19">White</text:p>
              </table:table-cell>
              <table:table-cell office:value-type="float" office:value="0.871">
                <text:p text:id="'Question 36'.C4:'Question 36'.C19">0.871</text:p>
              </table:table-cell>
            </table:table-row>
            <table:table-row>
              <table:table-cell office:value-type="string">
                <text:p>Black or African American</text:p>
              </table:table-cell>
              <table:table-cell office:value-type="float" office:value="0.009">
                <text:p>0.009</text:p>
              </table:table-cell>
            </table:table-row>
            <table:table-row>
              <table:table-cell office:value-type="string">
                <text:p>African</text:p>
              </table:table-cell>
              <table:table-cell office:value-type="float" office:value="0">
                <text:p>0</text:p>
              </table:table-cell>
            </table:table-row>
            <table:table-row>
              <table:table-cell office:value-type="string">
                <text:p>American Indian or Alaska Native</text:p>
              </table:table-cell>
              <table:table-cell office:value-type="float" office:value="0.009">
                <text:p>0.009</text:p>
              </table:table-cell>
            </table:table-row>
            <table:table-row>
              <table:table-cell office:value-type="string">
                <text:p>Asian Indian</text:p>
              </table:table-cell>
              <table:table-cell office:value-type="float" office:value="0.021">
                <text:p>0.021</text:p>
              </table:table-cell>
            </table:table-row>
            <table:table-row>
              <table:table-cell office:value-type="string">
                <text:p>Chinese</text:p>
              </table:table-cell>
              <table:table-cell office:value-type="float" office:value="0.009">
                <text:p>0.009</text:p>
              </table:table-cell>
            </table:table-row>
            <table:table-row>
              <table:table-cell office:value-type="string">
                <text:p>Filipino</text:p>
              </table:table-cell>
              <table:table-cell office:value-type="float" office:value="0">
                <text:p>0</text:p>
              </table:table-cell>
            </table:table-row>
            <table:table-row>
              <table:table-cell office:value-type="string">
                <text:p>Guamanian or Chamorro</text:p>
              </table:table-cell>
              <table:table-cell office:value-type="float" office:value="0">
                <text:p>0</text:p>
              </table:table-cell>
            </table:table-row>
            <table:table-row>
              <table:table-cell office:value-type="string">
                <text:p>Japanese</text:p>
              </table:table-cell>
              <table:table-cell office:value-type="float" office:value="0.003">
                <text:p>0.003</text:p>
              </table:table-cell>
            </table:table-row>
            <table:table-row>
              <table:table-cell office:value-type="string">
                <text:p>Korean</text:p>
              </table:table-cell>
              <table:table-cell office:value-type="float" office:value="0.004">
                <text:p>0.004</text:p>
              </table:table-cell>
            </table:table-row>
            <table:table-row>
              <table:table-cell office:value-type="string">
                <text:p>Native Hawaiian</text:p>
              </table:table-cell>
              <table:table-cell office:value-type="float" office:value="0">
                <text:p>0</text:p>
              </table:table-cell>
            </table:table-row>
            <table:table-row>
              <table:table-cell office:value-type="string">
                <text:p>Vietnamese</text:p>
              </table:table-cell>
              <table:table-cell office:value-type="float" office:value="0.001">
                <text:p>0.001</text:p>
              </table:table-cell>
            </table:table-row>
            <table:table-row>
              <table:table-cell office:value-type="string">
                <text:p>Samoan</text:p>
              </table:table-cell>
              <table:table-cell office:value-type="float" office:value="0">
                <text:p>0</text:p>
              </table:table-cell>
            </table:table-row>
            <table:table-row>
              <table:table-cell office:value-type="string">
                <text:p>Other Asian – Print race below, for example, Hmong, Laotian, Thai, Pakastani, Cambodian, and so on.</text:p>
              </table:table-cell>
              <table:table-cell office:value-type="float" office:value="0.01">
                <text:p>0.01</text:p>
              </table:table-cell>
            </table:table-row>
            <table:table-row>
              <table:table-cell office:value-type="string">
                <text:p>Other Pacific Islander – Print race below, for example, Fijian, Tongan, and so on.</text:p>
              </table:table-cell>
              <table:table-cell office:value-type="float" office:value="0">
                <text:p>0</text:p>
              </table:table-cell>
            </table:table-row>
            <table:table-row>
              <table:table-cell office:value-type="string">
                <text:p>Some other race – Print race below.</text:p>
              </table:table-cell>
              <table:table-cell office:value-type="float" office:value="0.062">
                <text:p>0.062</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vertical="true" chart:connect-bars="false" chart:include-hidden-cells="false" chart:auto-position="true" chart:auto-size="true" chart:treat-empty-cells="leave-gap"/>
    </style:style>
    <style:style style:name="ch4"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5" style:family="chart" style:data-style-name="N2">
      <style:chart-properties chart:display-label="true" chart:tick-marks-major-inner="false" chart:tick-marks-major-outer="true" chart:tick-marks-minor-inner="false" chart:tick-marks-minor-outer="false" chart:logarithmic="false" chart:gap-width="150"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graphic-properties draw:stroke="solid" svg:stroke-width="0cm" svg:stroke-opacity="100%"/>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graphic-properties draw:stroke="none" svg:stroke-width="0cm" svg:stroke-color="#000000" svg:stroke-opacity="100%" draw:fill="solid" draw:fill-color="#eeeeee" draw:opacity="100%"/>
    </style:style>
    <style:style style:name="ch9" style:family="chart">
      <style:graphic-properties draw:fill-color="#d9d9d9"/>
    </style:style>
  </office:automatic-styles>
  <office:body>
    <office:chart>
      <chart:chart svg:width="18.728cm" svg:height="9.376cm" chart:class="chart:bar" chart:style-name="ch1">
        <chart:title svg:x="-9.992cm" svg:y="0.188cm" chart:style-name="ch2">
          <text:p>For the open-source hardware products that you use, how important were each of the following criteria in your decision to use an open-source hardware product instead of a proprietary one? (please rate the importance to you of each of the following)</text:p>
        </chart:title>
        <chart:plot-area chart:style-name="ch3" table:cell-range-address="'Question 4'.A4:'Question 4'.A11 'Question 4'.H4:'Question 4'.H11" chart:data-source-has-labels="column" svg:x="0.374cm" svg:y="0.772cm" svg:width="17.98cm" svg:height="8.417cm">
          <chart:axis chart:dimension="x" chart:name="primary-x" chart:style-name="ch4">
            <chart:categories table:cell-range-address="'Question 4'.A4:'Question 4'.A11"/>
          </chart:axis>
          <chart:axis chart:dimension="y" chart:name="primary-y" chart:style-name="ch5">
            <chart:grid chart:style-name="ch6" chart:class="major"/>
          </chart:axis>
          <chart:series chart:style-name="ch7" chart:values-cell-range-address="'Question 4'.H4:'Question 4'.H11" chart:class="chart:bar">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 text:id="'Question 4'.A4:'Question 4'.A11">Lack of equivalent proprietary product</text:p>
              </table:table-cell>
              <table:table-cell office:value-type="float" office:value="2.68">
                <text:p text:id="'Question 4'.H4:'Question 4'.H11">2.68</text:p>
              </table:table-cell>
            </table:table-row>
            <table:table-row>
              <table:table-cell office:value-type="string">
                <text:p>Product quality</text:p>
              </table:table-cell>
              <table:table-cell office:value-type="float" office:value="3.89">
                <text:p>3.89</text:p>
              </table:table-cell>
            </table:table-row>
            <table:table-row>
              <table:table-cell office:value-type="string">
                <text:p>Product cost</text:p>
              </table:table-cell>
              <table:table-cell office:value-type="float" office:value="3.76">
                <text:p>3.76</text:p>
              </table:table-cell>
            </table:table-row>
            <table:table-row>
              <table:table-cell office:value-type="string">
                <text:p>Community support</text:p>
              </table:table-cell>
              <table:table-cell office:value-type="float" office:value="4.21">
                <text:p>4.21</text:p>
              </table:table-cell>
            </table:table-row>
            <table:table-row>
              <table:table-cell office:value-type="string">
                <text:p>Availability of design files and documentation</text:p>
              </table:table-cell>
              <table:table-cell office:value-type="float" office:value="4.28">
                <text:p>4.28</text:p>
              </table:table-cell>
            </table:table-row>
            <table:table-row>
              <table:table-cell office:value-type="string">
                <text:p>General preference for open-source products</text:p>
              </table:table-cell>
              <table:table-cell office:value-type="float" office:value="3.87">
                <text:p>3.87</text:p>
              </table:table-cell>
            </table:table-row>
            <table:table-row>
              <table:table-cell office:value-type="string">
                <text:p>Reducing dependence on a single supplier</text:p>
              </table:table-cell>
              <table:table-cell office:value-type="float" office:value="3.15">
                <text:p>3.15</text:p>
              </table:table-cell>
            </table:table-row>
            <table:table-row>
              <table:table-cell office:value-type="string">
                <text:p>Ability to personalize, repurpose, and customize product</text:p>
              </table:table-cell>
              <table:table-cell office:value-type="float" office:value="4.3">
                <text:p>4.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vertical="true" chart:connect-bars="false" chart:include-hidden-cells="false" chart:auto-position="true" chart:auto-size="true" chart:treat-empty-cells="leave-gap"/>
    </style:style>
    <style:style style:name="ch4"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5" style:family="chart" style:data-style-name="N2">
      <style:chart-properties chart:display-label="true" chart:tick-marks-major-inner="false" chart:tick-marks-major-outer="true" chart:tick-marks-minor-inner="false" chart:tick-marks-minor-outer="false" chart:logarithmic="false" chart:gap-width="150"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graphic-properties draw:stroke="solid" svg:stroke-width="0cm" svg:stroke-opacity="100%"/>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graphic-properties draw:stroke="none" svg:stroke-width="0cm" svg:stroke-color="#000000" svg:stroke-opacity="100%" draw:fill="solid" draw:fill-color="#eeeeee" draw:opacity="100%"/>
    </style:style>
    <style:style style:name="ch9" style:family="chart">
      <style:graphic-properties draw:fill-color="#d9d9d9"/>
    </style:style>
  </office:automatic-styles>
  <office:body>
    <office:chart>
      <chart:chart svg:width="18.728cm" svg:height="9.376cm" chart:class="chart:bar" chart:style-name="ch1">
        <chart:title svg:x="7.573cm" svg:y="0.188cm" chart:style-name="ch2">
          <text:p>For situations in which </text:p>
        </chart:title>
        <chart:plot-area chart:style-name="ch3" table:cell-range-address="'Question 5'.A4:'Question 5'.A11 'Question 5'.H4:'Question 5'.H11" chart:data-source-has-labels="column" svg:x="0.374cm" svg:y="0.772cm" svg:width="17.98cm" svg:height="8.417cm">
          <chart:axis chart:dimension="x" chart:name="primary-x" chart:style-name="ch4">
            <chart:categories table:cell-range-address="'Question 5'.A4:'Question 5'.A11"/>
          </chart:axis>
          <chart:axis chart:dimension="y" chart:name="primary-y" chart:style-name="ch5">
            <chart:grid chart:style-name="ch6" chart:class="major"/>
          </chart:axis>
          <chart:series chart:style-name="ch7" chart:values-cell-range-address="'Question 5'.H4:'Question 5'.H11" chart:class="chart:bar">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 text:id="'Question 5'.A4:'Question 5'.A11">Lack of availability of a suitable open-source hardware replacement</text:p>
              </table:table-cell>
              <table:table-cell office:value-type="float" office:value="4.12">
                <text:p text:id="'Question 5'.H4:'Question 5'.H11">4.12</text:p>
              </table:table-cell>
            </table:table-row>
            <table:table-row>
              <table:table-cell office:value-type="string">
                <text:p>Lack of quality of available open-source hardware replacements</text:p>
              </table:table-cell>
              <table:table-cell office:value-type="float" office:value="3.64">
                <text:p>3.64</text:p>
              </table:table-cell>
            </table:table-row>
            <table:table-row>
              <table:table-cell office:value-type="string">
                <text:p>Cost of available open-source hardware replacements</text:p>
              </table:table-cell>
              <table:table-cell office:value-type="float" office:value="2.99">
                <text:p>2.99</text:p>
              </table:table-cell>
            </table:table-row>
            <table:table-row>
              <table:table-cell office:value-type="string">
                <text:p>Lack of documentation for available open-source replacements</text:p>
              </table:table-cell>
              <table:table-cell office:value-type="float" office:value="3.36">
                <text:p>3.36</text:p>
              </table:table-cell>
            </table:table-row>
            <table:table-row>
              <table:table-cell office:value-type="string">
                <text:p>Lack of support for available open-source hardware replacements</text:p>
              </table:table-cell>
              <table:table-cell office:value-type="float" office:value="3.21">
                <text:p>3.21</text:p>
              </table:table-cell>
            </table:table-row>
            <table:table-row>
              <table:table-cell office:value-type="string">
                <text:p>Unsuitability of licensing terms for available open-source hardware replacements</text:p>
              </table:table-cell>
              <table:table-cell office:value-type="float" office:value="2.63">
                <text:p>2.63</text:p>
              </table:table-cell>
            </table:table-row>
            <table:table-row>
              <table:table-cell office:value-type="string">
                <text:p>Intellectual property (e.g. patent) concerns about the use of open-source hardware</text:p>
              </table:table-cell>
              <table:table-cell office:value-type="float" office:value="2.41">
                <text:p>2.41</text:p>
              </table:table-cell>
            </table:table-row>
            <table:table-row>
              <table:table-cell office:value-type="string">
                <text:p>Institutional or other objection to use of open-source hardware</text:p>
              </table:table-cell>
              <table:table-cell office:value-type="float" office:value="2.09">
                <text:p>2.0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connect-bars="false" chart:include-hidden-cells="false" chart:auto-position="true" chart:auto-size="true" chart:treat-empty-cells="leave-gap"/>
    </style:style>
    <style:style style:name="ch4"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5" style:family="chart" style:data-style-name="N143">
      <style:chart-properties chart:display-label="true" chart:tick-marks-major-inner="false" chart:tick-marks-major-outer="true" chart:tick-marks-minor-inner="false" chart:tick-marks-minor-outer="false" chart:logarithmic="false" chart:gap-width="150"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graphic-properties draw:stroke="solid" svg:stroke-width="0cm" svg:stroke-opacity="100%"/>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graphic-properties draw:stroke="none" svg:stroke-width="0cm" svg:stroke-color="#000000" svg:stroke-opacity="100%" draw:fill="solid" draw:fill-color="#eeeeee" draw:opacity="100%"/>
    </style:style>
    <style:style style:name="ch9" style:family="chart">
      <style:graphic-properties draw:fill-color="#d9d9d9"/>
    </style:style>
  </office:automatic-styles>
  <office:body>
    <office:chart>
      <chart:chart svg:width="16.056cm" svg:height="9.374cm" chart:class="chart:bar" chart:style-name="ch1">
        <chart:title svg:x="1.325cm" svg:y="0.188cm" chart:style-name="ch2">
          <text:p>Have you ever used others' open-source hardware designs to...? (check all that apply)</text:p>
        </chart:title>
        <chart:plot-area chart:style-name="ch3" table:cell-range-address="'Question 6'.A4:'Question 6'.A12 'Question 6'.C4:'Question 6'.C12" chart:data-source-has-labels="column" svg:x="0.321cm" svg:y="0.772cm" svg:width="15.414cm" svg:height="8.415cm">
          <chart:axis chart:dimension="x" chart:name="primary-x" chart:style-name="ch4">
            <chart:categories table:cell-range-address="'Question 6'.A4:'Question 6'.A12"/>
          </chart:axis>
          <chart:axis chart:dimension="y" chart:name="primary-y" chart:style-name="ch5">
            <chart:grid chart:style-name="ch6" chart:class="major"/>
          </chart:axis>
          <chart:series chart:style-name="ch7" chart:values-cell-range-address="'Question 6'.C4:'Question 6'.C12" chart:class="chart:bar">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6'.A4:'Question 6'.A12">Manufacture the device/object for use in a personal or professional context</text:p>
              </table:table-cell>
              <table:table-cell office:value-type="float" office:value="0.463">
                <text:p text:id="'Question 6'.C4:'Question 6'.C12">0.463</text:p>
              </table:table-cell>
            </table:table-row>
            <table:table-row>
              <table:table-cell office:value-type="string">
                <text:p>Manufacture the product for commercial distribution</text:p>
              </table:table-cell>
              <table:table-cell office:value-type="float" office:value="0.099">
                <text:p>0.099</text:p>
              </table:table-cell>
            </table:table-row>
            <table:table-row>
              <table:table-cell office:value-type="string">
                <text:p>Adapt the design to my needs</text:p>
              </table:table-cell>
              <table:table-cell office:value-type="float" office:value="0.645">
                <text:p>0.645</text:p>
              </table:table-cell>
            </table:table-row>
            <table:table-row>
              <table:table-cell office:value-type="string">
                <text:p>Extract a portion of the design for use in another design</text:p>
              </table:table-cell>
              <table:table-cell office:value-type="float" office:value="0.584">
                <text:p>0.584</text:p>
              </table:table-cell>
            </table:table-row>
            <table:table-row>
              <table:table-cell office:value-type="string">
                <text:p>Modify or customize or hack an open-source hardware product</text:p>
              </table:table-cell>
              <table:table-cell office:value-type="float" office:value="0.523">
                <text:p>0.523</text:p>
              </table:table-cell>
            </table:table-row>
            <table:table-row>
              <table:table-cell office:value-type="string">
                <text:p>Understand the functionality of an open-source hardware product</text:p>
              </table:table-cell>
              <table:table-cell office:value-type="float" office:value="0.709">
                <text:p>0.709</text:p>
              </table:table-cell>
            </table:table-row>
            <table:table-row>
              <table:table-cell office:value-type="string">
                <text:p>Study the design</text:p>
              </table:table-cell>
              <table:table-cell office:value-type="float" office:value="0.719">
                <text:p>0.719</text:p>
              </table:table-cell>
            </table:table-row>
            <table:table-row>
              <table:table-cell office:value-type="string">
                <text:p>Teach</text:p>
              </table:table-cell>
              <table:table-cell office:value-type="float" office:value="0.267">
                <text:p>0.267</text:p>
              </table:table-cell>
            </table:table-row>
            <table:table-row>
              <table:table-cell office:value-type="string">
                <text:p>None of the above</text:p>
              </table:table-cell>
              <table:table-cell office:value-type="float" office:value="0.083">
                <text:p>0.08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graphic-properties draw:stroke="none" svg:stroke-width="0cm" svg:stroke-color="#000000" svg:stroke-opacity="100%" draw:fill="solid" draw:fill-color="#eeeeee" draw:opacity="100%"/>
    </style:style>
    <style:style style:name="ch11" style:family="chart">
      <style:graphic-properties draw:fill-color="#d9d9d9"/>
    </style:style>
  </office:automatic-styles>
  <office:body>
    <office:chart>
      <chart:chart svg:width="16.056cm" svg:height="8.998cm" chart:class="chart:circle" chart:style-name="ch1">
        <chart:title svg:x="1.214cm" svg:y="0.18cm" chart:style-name="ch2">
          <text:p>Have you ever worked on or contributed to an open-source hardware project or design?</text:p>
        </chart:title>
        <chart:legend chart:legend-position="end" svg:x="14.315cm" svg:y="3.914cm" chart:style-name="ch3"/>
        <chart:plot-area chart:style-name="ch4" table:cell-range-address="'Question 7'.A4:'Question 7'.A5 'Question 7'.C4:'Question 7'.C5" chart:data-source-has-labels="column" svg:x="0.321cm" svg:y="0.756cm" svg:width="13.674cm" svg:height="7.884cm">
          <chart:axis chart:dimension="x" chart:name="primary-x" chart:style-name="ch5">
            <chart:categories table:cell-range-address="'Question 7'.A4:'Question 7'.A5"/>
          </chart:axis>
          <chart:axis chart:dimension="y" chart:name="primary-y" chart:style-name="ch6"/>
          <chart:series chart:style-name="ch7" chart:values-cell-range-address="'Question 7'.C4:'Question 7'.C5"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7'.A4:'Question 7'.A5">Yes</text:p>
              </table:table-cell>
              <table:table-cell office:value-type="float" office:value="0.428">
                <text:p text:id="'Question 7'.C4:'Question 7'.C5">0.428</text:p>
              </table:table-cell>
            </table:table-row>
            <table:table-row>
              <table:table-cell office:value-type="string">
                <text:p>No</text:p>
              </table:table-cell>
              <table:table-cell office:value-type="float" office:value="0.572">
                <text:p>0.57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chart-properties chart:solid-type="cuboid"/>
      <style:graphic-properties draw:fill-color="#0066cc"/>
    </style:style>
    <style:style style:name="ch15" style:family="chart">
      <style:chart-properties chart:solid-type="cuboid"/>
      <style:graphic-properties draw:fill-color="#ccccff"/>
    </style:style>
    <style:style style:name="ch16" style:family="chart">
      <style:chart-properties chart:solid-type="cuboid"/>
      <style:graphic-properties draw:fill-color="#000080"/>
    </style:style>
    <style:style style:name="ch17" style:family="chart">
      <style:chart-properties chart:solid-type="cuboid"/>
      <style:graphic-properties draw:fill-color="#ff00ff"/>
    </style:style>
    <style:style style:name="ch18" style:family="chart">
      <style:chart-properties chart:solid-type="cuboid"/>
      <style:graphic-properties draw:fill-color="#ffff00"/>
    </style:style>
    <style:style style:name="ch19" style:family="chart">
      <style:chart-properties chart:solid-type="cuboid"/>
      <style:graphic-properties draw:fill-color="#00ffff"/>
    </style:style>
    <style:style style:name="ch20" style:family="chart">
      <style:chart-properties chart:solid-type="cuboid"/>
      <style:graphic-properties draw:fill-color="#800080"/>
    </style:style>
    <style:style style:name="ch21" style:family="chart">
      <style:chart-properties chart:solid-type="cuboid"/>
      <style:graphic-properties draw:fill-color="#800000"/>
    </style:style>
    <style:style style:name="ch22" style:family="chart">
      <style:chart-properties chart:solid-type="cuboid"/>
      <style:graphic-properties draw:fill-color="#008080"/>
    </style:style>
    <style:style style:name="ch23" style:family="chart">
      <style:chart-properties chart:solid-type="cuboid"/>
      <style:graphic-properties draw:fill-color="#0000ff"/>
    </style:style>
    <style:style style:name="ch24" style:family="chart">
      <style:chart-properties chart:solid-type="cuboid"/>
      <style:graphic-properties draw:fill-color="#00ccff"/>
    </style:style>
    <style:style style:name="ch25" style:family="chart">
      <style:chart-properties chart:solid-type="cuboid"/>
      <style:graphic-properties draw:fill-color="#ccffcc"/>
    </style:style>
    <style:style style:name="ch26" style:family="chart">
      <style:chart-properties chart:solid-type="cuboid"/>
      <style:graphic-properties draw:fill-color="#ffff99"/>
    </style:style>
    <style:style style:name="ch27" style:family="chart">
      <style:chart-properties chart:solid-type="cuboid"/>
      <style:graphic-properties draw:fill-color="#99ccff"/>
    </style:style>
    <style:style style:name="ch28" style:family="chart">
      <style:chart-properties chart:solid-type="cuboid"/>
      <style:graphic-properties draw:fill-color="#ff99cc"/>
    </style:style>
    <style:style style:name="ch29" style:family="chart">
      <style:chart-properties chart:solid-type="cuboid"/>
      <style:graphic-properties draw:fill-color="#cc99ff"/>
    </style:style>
    <style:style style:name="ch30" style:family="chart">
      <style:chart-properties chart:solid-type="cuboid"/>
      <style:graphic-properties draw:fill-color="#ffcc99"/>
    </style:style>
    <style:style style:name="ch31" style:family="chart">
      <style:chart-properties chart:solid-type="cuboid"/>
      <style:graphic-properties draw:fill-color="#3366ff"/>
    </style:style>
    <style:style style:name="ch32" style:family="chart">
      <style:chart-properties chart:solid-type="cuboid"/>
      <style:graphic-properties draw:fill-color="#33cccc"/>
    </style:style>
    <style:style style:name="ch33" style:family="chart">
      <style:chart-properties chart:solid-type="cuboid"/>
      <style:graphic-properties draw:fill-color="#99cc00"/>
    </style:style>
    <style:style style:name="ch34" style:family="chart">
      <style:chart-properties chart:solid-type="cuboid"/>
      <style:graphic-properties draw:fill-color="#ffcc00"/>
    </style:style>
    <style:style style:name="ch35" style:family="chart">
      <style:chart-properties chart:solid-type="cuboid"/>
      <style:graphic-properties draw:fill-color="#ff9900"/>
    </style:style>
    <style:style style:name="ch36" style:family="chart">
      <style:chart-properties chart:solid-type="cuboid"/>
      <style:graphic-properties draw:fill-color="#ff6600"/>
    </style:style>
    <style:style style:name="ch37" style:family="chart">
      <style:chart-properties chart:solid-type="cuboid"/>
      <style:graphic-properties draw:fill-color="#666699"/>
    </style:style>
    <style:style style:name="ch38" style:family="chart">
      <style:chart-properties chart:solid-type="cuboid"/>
      <style:graphic-properties draw:fill-color="#969696"/>
    </style:style>
    <style:style style:name="ch39" style:family="chart">
      <style:chart-properties chart:solid-type="cuboid"/>
      <style:graphic-properties draw:fill-color="#003366"/>
    </style:style>
    <style:style style:name="ch40" style:family="chart">
      <style:chart-properties chart:solid-type="cuboid"/>
      <style:graphic-properties draw:fill-color="#339966"/>
    </style:style>
    <style:style style:name="ch41" style:family="chart">
      <style:chart-properties chart:solid-type="cuboid"/>
      <style:graphic-properties draw:fill-color="#003300"/>
    </style:style>
    <style:style style:name="ch42" style:family="chart">
      <style:chart-properties chart:solid-type="cuboid"/>
      <style:graphic-properties draw:fill-color="#333300"/>
    </style:style>
    <style:style style:name="ch43" style:family="chart">
      <style:chart-properties chart:solid-type="cuboid"/>
      <style:graphic-properties draw:fill-color="#993300"/>
    </style:style>
    <style:style style:name="ch44" style:family="chart">
      <style:chart-properties chart:solid-type="cuboid"/>
      <style:graphic-properties draw:fill-color="#333399"/>
    </style:style>
    <style:style style:name="ch45" style:family="chart">
      <style:chart-properties chart:solid-type="cuboid"/>
      <style:graphic-properties draw:fill-color="#333333"/>
    </style:style>
    <style:style style:name="ch46" style:family="chart">
      <style:chart-properties chart:solid-type="cuboid"/>
      <style:graphic-properties draw:fill-color="#dddddd"/>
    </style:style>
    <style:style style:name="ch47" style:family="chart">
      <style:chart-properties chart:solid-type="cuboid"/>
      <style:graphic-properties draw:fill-color="#dee9f7"/>
    </style:style>
    <style:style style:name="ch48" style:family="chart">
      <style:chart-properties chart:solid-type="cuboid"/>
      <style:graphic-properties draw:fill-color="#cdd8e6"/>
    </style:style>
    <style:style style:name="ch49" style:family="chart">
      <style:chart-properties chart:solid-type="cuboid"/>
      <style:graphic-properties draw:fill-color="#eeeeee"/>
    </style:style>
    <style:style style:name="ch50" style:family="chart">
      <style:chart-properties chart:solid-type="cuboid"/>
      <style:graphic-properties draw:fill-color="#cce5cd"/>
    </style:style>
    <style:style style:name="ch51" style:family="chart">
      <style:chart-properties chart:solid-type="cuboid"/>
      <style:graphic-properties draw:fill-color="#def7df"/>
    </style:style>
    <style:style style:name="ch52" style:family="chart">
      <style:chart-properties chart:solid-type="cuboid"/>
      <style:graphic-properties draw:fill-color="#008000"/>
    </style:style>
    <style:style style:name="ch53" style:family="chart">
      <style:chart-properties chart:solid-type="cuboid"/>
      <style:graphic-properties draw:fill-color="#808000"/>
    </style:style>
    <style:style style:name="ch54" style:family="chart">
      <style:chart-properties chart:solid-type="cuboid"/>
      <style:graphic-properties draw:fill-color="#c0c0c0"/>
    </style:style>
    <style:style style:name="ch55" style:family="chart">
      <style:chart-properties chart:solid-type="cuboid"/>
      <style:graphic-properties draw:fill-color="#808080"/>
    </style:style>
    <style:style style:name="ch56" style:family="chart">
      <style:chart-properties chart:solid-type="cuboid"/>
      <style:graphic-properties draw:fill-color="#cc99b2"/>
    </style:style>
    <style:style style:name="ch57" style:family="chart">
      <style:chart-properties chart:solid-type="cuboid"/>
      <style:graphic-properties draw:fill-color="#ffffe5"/>
    </style:style>
    <style:style style:name="ch58" style:family="chart">
      <style:chart-properties chart:solid-type="cuboid"/>
      <style:graphic-properties draw:fill-color="#e5ffff"/>
    </style:style>
    <style:style style:name="ch59" style:family="chart">
      <style:chart-properties chart:solid-type="cuboid"/>
      <style:graphic-properties draw:fill-color="#b27fb2"/>
    </style:style>
    <style:style style:name="ch60" style:family="chart">
      <style:chart-properties chart:solid-type="cuboid"/>
      <style:graphic-properties draw:fill-color="#ffbfbf"/>
    </style:style>
    <style:style style:name="ch61" style:family="chart">
      <style:chart-properties chart:solid-type="cuboid"/>
      <style:graphic-properties draw:fill-color="#7fb2e5"/>
    </style:style>
    <style:style style:name="ch62" style:family="chart">
      <style:chart-properties chart:solid-type="cuboid"/>
      <style:graphic-properties draw:fill-color="#e5e5ff"/>
    </style:style>
    <style:style style:name="ch63" style:family="chart">
      <style:chart-properties chart:solid-type="cuboid"/>
      <style:graphic-properties draw:fill-color="#7f7fbf"/>
    </style:style>
    <style:style style:name="ch64" style:family="chart">
      <style:chart-properties chart:solid-type="cuboid"/>
      <style:graphic-properties draw:fill-color="#ff7fff"/>
    </style:style>
    <style:style style:name="ch65" style:family="chart">
      <style:chart-properties chart:solid-type="cuboid"/>
      <style:graphic-properties draw:fill-color="#ffff7f"/>
    </style:style>
    <style:style style:name="ch66" style:family="chart">
      <style:chart-properties chart:solid-type="cuboid"/>
      <style:graphic-properties draw:fill-color="#7fffff"/>
    </style:style>
    <style:style style:name="ch67" style:family="chart">
      <style:chart-properties chart:solid-type="cuboid"/>
      <style:graphic-properties draw:fill-color="#bf7fbf"/>
    </style:style>
    <style:style style:name="ch68" style:family="chart">
      <style:chart-properties chart:solid-type="cuboid"/>
      <style:graphic-properties draw:fill-color="#bf7f7f"/>
    </style:style>
    <style:style style:name="ch69" style:family="chart">
      <style:chart-properties chart:solid-type="cuboid"/>
      <style:graphic-properties draw:fill-color="#7fbfbf"/>
    </style:style>
    <style:style style:name="ch70" style:family="chart">
      <style:chart-properties chart:solid-type="cuboid"/>
      <style:graphic-properties draw:fill-color="#7f7fff"/>
    </style:style>
    <style:style style:name="ch71" style:family="chart">
      <style:chart-properties chart:solid-type="cuboid"/>
      <style:graphic-properties draw:fill-color="#7fe5ff"/>
    </style:style>
    <style:style style:name="ch72" style:family="chart">
      <style:chart-properties chart:solid-type="cuboid"/>
      <style:graphic-properties draw:fill-color="#e5ffe5"/>
    </style:style>
    <style:style style:name="ch73" style:family="chart">
      <style:chart-properties chart:solid-type="cuboid"/>
      <style:graphic-properties draw:fill-color="#cce5ff"/>
    </style:style>
    <style:style style:name="ch74" style:family="chart">
      <style:chart-properties chart:solid-type="cuboid"/>
      <style:graphic-properties draw:fill-color="#ffcce5"/>
    </style:style>
    <style:style style:name="ch75" style:family="chart">
      <style:chart-properties chart:solid-type="cuboid"/>
      <style:graphic-properties draw:fill-color="#e5ccff"/>
    </style:style>
    <style:style style:name="ch76" style:family="chart">
      <style:chart-properties chart:solid-type="cuboid"/>
      <style:graphic-properties draw:fill-color="#ffe5cc"/>
    </style:style>
    <style:style style:name="ch77" style:family="chart">
      <style:chart-properties chart:solid-type="cuboid"/>
      <style:graphic-properties draw:fill-color="#99b2ff"/>
    </style:style>
    <style:style style:name="ch78" style:family="chart">
      <style:chart-properties chart:solid-type="cuboid"/>
      <style:graphic-properties draw:fill-color="#99e5e5"/>
    </style:style>
    <style:style style:name="ch79" style:family="chart">
      <style:chart-properties chart:solid-type="cuboid"/>
      <style:graphic-properties draw:fill-color="#cce57f"/>
    </style:style>
    <style:style style:name="ch80" style:family="chart">
      <style:chart-properties chart:solid-type="cuboid"/>
      <style:graphic-properties draw:fill-color="#ffe57f"/>
    </style:style>
    <style:style style:name="ch81" style:family="chart">
      <style:chart-properties chart:solid-type="cuboid"/>
      <style:graphic-properties draw:fill-color="#ffcc7f"/>
    </style:style>
    <style:style style:name="ch82" style:family="chart">
      <style:chart-properties chart:solid-type="cuboid"/>
      <style:graphic-properties draw:fill-color="#ffb27f"/>
    </style:style>
    <style:style style:name="ch83" style:family="chart">
      <style:chart-properties chart:solid-type="cuboid"/>
      <style:graphic-properties draw:fill-color="#b2b2cc"/>
    </style:style>
    <style:style style:name="ch84" style:family="chart">
      <style:chart-properties chart:solid-type="cuboid"/>
      <style:graphic-properties draw:fill-color="#cacaca"/>
    </style:style>
    <style:style style:name="ch85" style:family="chart">
      <style:chart-properties chart:solid-type="cuboid"/>
      <style:graphic-properties draw:fill-color="#7f99b2"/>
    </style:style>
    <style:style style:name="ch86" style:family="chart">
      <style:chart-properties chart:solid-type="cuboid"/>
      <style:graphic-properties draw:fill-color="#99ccb2"/>
    </style:style>
    <style:style style:name="ch87" style:family="chart">
      <style:chart-properties chart:solid-type="cuboid"/>
      <style:graphic-properties draw:fill-color="#7f997f"/>
    </style:style>
    <style:style style:name="ch88" style:family="chart">
      <style:chart-properties chart:solid-type="cuboid"/>
      <style:graphic-properties draw:fill-color="#99997f"/>
    </style:style>
    <style:style style:name="ch89" style:family="chart">
      <style:chart-properties chart:solid-type="cuboid"/>
      <style:graphic-properties draw:fill-color="#cc997f"/>
    </style:style>
    <style:style style:name="ch90" style:family="chart">
      <style:chart-properties chart:solid-type="cuboid"/>
      <style:graphic-properties draw:fill-color="#9999cc"/>
    </style:style>
    <style:style style:name="ch91" style:family="chart">
      <style:chart-properties chart:solid-type="cuboid"/>
      <style:graphic-properties draw:fill-color="#999999"/>
    </style:style>
    <style:style style:name="ch92" style:family="chart">
      <style:chart-properties chart:solid-type="cuboid"/>
      <style:graphic-properties draw:fill-color="#eef4fb"/>
    </style:style>
    <style:style style:name="ch93" style:family="chart">
      <style:chart-properties chart:solid-type="cuboid"/>
      <style:graphic-properties draw:fill-color="#e6ebf2"/>
    </style:style>
    <style:style style:name="ch94" style:family="chart">
      <style:chart-properties chart:solid-type="cuboid"/>
      <style:graphic-properties draw:fill-color="#f6f6f6"/>
    </style:style>
    <style:style style:name="ch95" style:family="chart">
      <style:chart-properties chart:solid-type="cuboid"/>
      <style:graphic-properties draw:fill-color="#e5f2e6"/>
    </style:style>
    <style:style style:name="ch96" style:family="chart">
      <style:graphic-properties draw:stroke="none" svg:stroke-width="0cm" svg:stroke-color="#000000" svg:stroke-opacity="100%" draw:fill="solid" draw:fill-color="#eeeeee" draw:opacity="100%"/>
    </style:style>
    <style:style style:name="ch97" style:family="chart">
      <style:graphic-properties draw:fill-color="#d9d9d9"/>
    </style:style>
  </office:automatic-styles>
  <office:body>
    <office:chart>
      <chart:chart svg:width="16.056cm" svg:height="8.963cm" chart:class="chart:circle" chart:style-name="ch1">
        <chart:title svg:x="0.105cm" svg:y="0.18cm" chart:style-name="ch2">
          <text:p>What year did you first begin working on or contributing to open-source hardware projects or designs?</text:p>
        </chart:title>
        <chart:legend chart:legend-position="end" svg:x="6.858cm" svg:y="0.386cm" chart:style-name="ch3"/>
        <chart:plot-area chart:style-name="ch4" table:cell-range-address="'Question 8'.A4:'Question 8'.A104 'Question 8'.C4:'Question 8'.C104" chart:data-source-has-labels="column" svg:x="0.321cm" svg:y="0.756cm" svg:width="6.217cm" svg:height="7.849cm">
          <chart:axis chart:dimension="x" chart:name="primary-x" chart:style-name="ch5">
            <chart:categories table:cell-range-address="'Question 8'.A4:'Question 8'.A104"/>
          </chart:axis>
          <chart:axis chart:dimension="y" chart:name="primary-y" chart:style-name="ch6"/>
          <chart:series chart:style-name="ch7" chart:values-cell-range-address="'Question 8'.C4:'Question 8'.C104"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11"/>
            <chart:data-point chart:style-name="ch25"/>
            <chart:data-point chart:style-name="ch26"/>
            <chart:data-point chart:style-name="ch27"/>
            <chart:data-point chart:style-name="ch28"/>
            <chart:data-point chart:style-name="ch29"/>
            <chart:data-point chart:style-name="ch30"/>
            <chart:data-point chart:style-name="ch31"/>
            <chart:data-point chart:style-name="ch32"/>
            <chart:data-point chart:style-name="ch33"/>
            <chart:data-point chart:style-name="ch34"/>
            <chart:data-point chart:style-name="ch35"/>
            <chart:data-point chart:style-name="ch36"/>
            <chart:data-point chart:style-name="ch37"/>
            <chart:data-point chart:style-name="ch38"/>
            <chart:data-point chart:style-name="ch39"/>
            <chart:data-point chart:style-name="ch40"/>
            <chart:data-point chart:style-name="ch41"/>
            <chart:data-point chart:style-name="ch42"/>
            <chart:data-point chart:style-name="ch43"/>
            <chart:data-point chart:style-name="ch9"/>
            <chart:data-point chart:style-name="ch44"/>
            <chart:data-point chart:style-name="ch45"/>
            <chart:data-point chart:style-name="ch46"/>
            <chart:data-point chart:style-name="ch47"/>
            <chart:data-point chart:style-name="ch48"/>
            <chart:data-point chart:style-name="ch49"/>
            <chart:data-point chart:style-name="ch50"/>
            <chart:data-point chart:style-name="ch51"/>
            <chart:data-point chart:style-name="ch17"/>
            <chart:data-point chart:style-name="ch19"/>
            <chart:data-point chart:style-name="ch21"/>
            <chart:data-point chart:style-name="ch52"/>
            <chart:data-point chart:style-name="ch16"/>
            <chart:data-point chart:style-name="ch53"/>
            <chart:data-point chart:style-name="ch20"/>
            <chart:data-point chart:style-name="ch22"/>
            <chart:data-point chart:style-name="ch54"/>
            <chart:data-point chart:style-name="ch55"/>
            <chart:data-point chart:style-name="ch15"/>
            <chart:data-point chart:style-name="ch56"/>
            <chart:data-point chart:style-name="ch57"/>
            <chart:data-point chart:style-name="ch58"/>
            <chart:data-point chart:style-name="ch59"/>
            <chart:data-point chart:style-name="ch60"/>
            <chart:data-point chart:style-name="ch61"/>
            <chart:data-point chart:style-name="ch62"/>
            <chart:data-point chart:style-name="ch63"/>
            <chart:data-point chart:style-name="ch64"/>
            <chart:data-point chart:style-name="ch65"/>
            <chart:data-point chart:style-name="ch66"/>
            <chart:data-point chart:style-name="ch67"/>
            <chart:data-point chart:style-name="ch68"/>
            <chart:data-point chart:style-name="ch69"/>
            <chart:data-point chart:style-name="ch70"/>
            <chart:data-point chart:style-name="ch71"/>
            <chart:data-point chart:style-name="ch58"/>
            <chart:data-point chart:style-name="ch72"/>
            <chart:data-point chart:style-name="ch10"/>
            <chart:data-point chart:style-name="ch73"/>
            <chart:data-point chart:style-name="ch74"/>
            <chart:data-point chart:style-name="ch75"/>
            <chart:data-point chart:style-name="ch76"/>
            <chart:data-point chart:style-name="ch77"/>
            <chart:data-point chart:style-name="ch78"/>
            <chart:data-point chart:style-name="ch79"/>
            <chart:data-point chart:style-name="ch80"/>
            <chart:data-point chart:style-name="ch81"/>
            <chart:data-point chart:style-name="ch82"/>
            <chart:data-point chart:style-name="ch83"/>
            <chart:data-point chart:style-name="ch84"/>
            <chart:data-point chart:style-name="ch85"/>
            <chart:data-point chart:style-name="ch86"/>
            <chart:data-point chart:style-name="ch87"/>
            <chart:data-point chart:style-name="ch88"/>
            <chart:data-point chart:style-name="ch89"/>
            <chart:data-point chart:style-name="ch56"/>
            <chart:data-point chart:style-name="ch90"/>
            <chart:data-point chart:style-name="ch91"/>
            <chart:data-point chart:style-name="ch49"/>
            <chart:data-point chart:style-name="ch92"/>
            <chart:data-point chart:style-name="ch93"/>
            <chart:data-point chart:style-name="ch94"/>
            <chart:data-point chart:style-name="ch95"/>
          </chart:series>
          <chart:wall chart:style-name="ch96"/>
          <chart:floor chart:style-name="ch9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8'.A4:'Question 8'.A104">2013</text:p>
              </table:table-cell>
              <table:table-cell office:value-type="float" office:value="0.081">
                <text:p text:id="'Question 8'.C4:'Question 8'.C104">0.081</text:p>
              </table:table-cell>
            </table:table-row>
            <table:table-row>
              <table:table-cell office:value-type="string">
                <text:p>2012</text:p>
              </table:table-cell>
              <table:table-cell office:value-type="float" office:value="0.159">
                <text:p>0.159</text:p>
              </table:table-cell>
            </table:table-row>
            <table:table-row>
              <table:table-cell office:value-type="string">
                <text:p>2011</text:p>
              </table:table-cell>
              <table:table-cell office:value-type="float" office:value="0.213">
                <text:p>0.213</text:p>
              </table:table-cell>
            </table:table-row>
            <table:table-row>
              <table:table-cell office:value-type="string">
                <text:p>2010</text:p>
              </table:table-cell>
              <table:table-cell office:value-type="float" office:value="0.188">
                <text:p>0.188</text:p>
              </table:table-cell>
            </table:table-row>
            <table:table-row>
              <table:table-cell office:value-type="string">
                <text:p>2009</text:p>
              </table:table-cell>
              <table:table-cell office:value-type="float" office:value="0.088">
                <text:p>0.088</text:p>
              </table:table-cell>
            </table:table-row>
            <table:table-row>
              <table:table-cell office:value-type="string">
                <text:p>2008</text:p>
              </table:table-cell>
              <table:table-cell office:value-type="float" office:value="0.078">
                <text:p>0.078</text:p>
              </table:table-cell>
            </table:table-row>
            <table:table-row>
              <table:table-cell office:value-type="string">
                <text:p>2007</text:p>
              </table:table-cell>
              <table:table-cell office:value-type="float" office:value="0.05">
                <text:p>0.05</text:p>
              </table:table-cell>
            </table:table-row>
            <table:table-row>
              <table:table-cell office:value-type="string">
                <text:p>2006</text:p>
              </table:table-cell>
              <table:table-cell office:value-type="float" office:value="0.044">
                <text:p>0.044</text:p>
              </table:table-cell>
            </table:table-row>
            <table:table-row>
              <table:table-cell office:value-type="string">
                <text:p>2005</text:p>
              </table:table-cell>
              <table:table-cell office:value-type="float" office:value="0.013">
                <text:p>0.013</text:p>
              </table:table-cell>
            </table:table-row>
            <table:table-row>
              <table:table-cell office:value-type="string">
                <text:p>2004</text:p>
              </table:table-cell>
              <table:table-cell office:value-type="float" office:value="0.019">
                <text:p>0.019</text:p>
              </table:table-cell>
            </table:table-row>
            <table:table-row>
              <table:table-cell office:value-type="string">
                <text:p>2003</text:p>
              </table:table-cell>
              <table:table-cell office:value-type="float" office:value="0.013">
                <text:p>0.013</text:p>
              </table:table-cell>
            </table:table-row>
            <table:table-row>
              <table:table-cell office:value-type="string">
                <text:p>2002</text:p>
              </table:table-cell>
              <table:table-cell office:value-type="float" office:value="0.006">
                <text:p>0.006</text:p>
              </table:table-cell>
            </table:table-row>
            <table:table-row>
              <table:table-cell office:value-type="string">
                <text:p>2001</text:p>
              </table:table-cell>
              <table:table-cell office:value-type="float" office:value="0.006">
                <text:p>0.006</text:p>
              </table:table-cell>
            </table:table-row>
            <table:table-row>
              <table:table-cell office:value-type="string">
                <text:p>2000</text:p>
              </table:table-cell>
              <table:table-cell office:value-type="float" office:value="0.009">
                <text:p>0.009</text:p>
              </table:table-cell>
            </table:table-row>
            <table:table-row>
              <table:table-cell office:value-type="string">
                <text:p>1999</text:p>
              </table:table-cell>
              <table:table-cell office:value-type="float" office:value="0.009">
                <text:p>0.009</text:p>
              </table:table-cell>
            </table:table-row>
            <table:table-row>
              <table:table-cell office:value-type="string">
                <text:p>1998</text:p>
              </table:table-cell>
              <table:table-cell office:value-type="float" office:value="0.006">
                <text:p>0.006</text:p>
              </table:table-cell>
            </table:table-row>
            <table:table-row>
              <table:table-cell office:value-type="string">
                <text:p>1997</text:p>
              </table:table-cell>
              <table:table-cell office:value-type="float" office:value="0">
                <text:p>0</text:p>
              </table:table-cell>
            </table:table-row>
            <table:table-row>
              <table:table-cell office:value-type="string">
                <text:p>1996</text:p>
              </table:table-cell>
              <table:table-cell office:value-type="float" office:value="0.003">
                <text:p>0.003</text:p>
              </table:table-cell>
            </table:table-row>
            <table:table-row>
              <table:table-cell office:value-type="string">
                <text:p>1995</text:p>
              </table:table-cell>
              <table:table-cell office:value-type="float" office:value="0">
                <text:p>0</text:p>
              </table:table-cell>
            </table:table-row>
            <table:table-row>
              <table:table-cell office:value-type="string">
                <text:p>1994</text:p>
              </table:table-cell>
              <table:table-cell office:value-type="float" office:value="0.003">
                <text:p>0.003</text:p>
              </table:table-cell>
            </table:table-row>
            <table:table-row>
              <table:table-cell office:value-type="string">
                <text:p>1993</text:p>
              </table:table-cell>
              <table:table-cell office:value-type="float" office:value="0">
                <text:p>0</text:p>
              </table:table-cell>
            </table:table-row>
            <table:table-row>
              <table:table-cell office:value-type="string">
                <text:p>1992</text:p>
              </table:table-cell>
              <table:table-cell office:value-type="float" office:value="0.003">
                <text:p>0.003</text:p>
              </table:table-cell>
            </table:table-row>
            <table:table-row>
              <table:table-cell office:value-type="string">
                <text:p>1991</text:p>
              </table:table-cell>
              <table:table-cell office:value-type="float" office:value="0">
                <text:p>0</text:p>
              </table:table-cell>
            </table:table-row>
            <table:table-row>
              <table:table-cell office:value-type="string">
                <text:p>1990</text:p>
              </table:table-cell>
              <table:table-cell office:value-type="float" office:value="0">
                <text:p>0</text:p>
              </table:table-cell>
            </table:table-row>
            <table:table-row>
              <table:table-cell office:value-type="string">
                <text:p>1989</text:p>
              </table:table-cell>
              <table:table-cell office:value-type="float" office:value="0.003">
                <text:p>0.003</text:p>
              </table:table-cell>
            </table:table-row>
            <table:table-row>
              <table:table-cell office:value-type="string">
                <text:p>1988</text:p>
              </table:table-cell>
              <table:table-cell office:value-type="float" office:value="0">
                <text:p>0</text:p>
              </table:table-cell>
            </table:table-row>
            <table:table-row>
              <table:table-cell office:value-type="string">
                <text:p>1987</text:p>
              </table:table-cell>
              <table:table-cell office:value-type="float" office:value="0">
                <text:p>0</text:p>
              </table:table-cell>
            </table:table-row>
            <table:table-row>
              <table:table-cell office:value-type="string">
                <text:p>1986</text:p>
              </table:table-cell>
              <table:table-cell office:value-type="float" office:value="0">
                <text:p>0</text:p>
              </table:table-cell>
            </table:table-row>
            <table:table-row>
              <table:table-cell office:value-type="string">
                <text:p>1985</text:p>
              </table:table-cell>
              <table:table-cell office:value-type="float" office:value="0">
                <text:p>0</text:p>
              </table:table-cell>
            </table:table-row>
            <table:table-row>
              <table:table-cell office:value-type="string">
                <text:p>1984</text:p>
              </table:table-cell>
              <table:table-cell office:value-type="float" office:value="0">
                <text:p>0</text:p>
              </table:table-cell>
            </table:table-row>
            <table:table-row>
              <table:table-cell office:value-type="string">
                <text:p>1983</text:p>
              </table:table-cell>
              <table:table-cell office:value-type="float" office:value="0">
                <text:p>0</text:p>
              </table:table-cell>
            </table:table-row>
            <table:table-row>
              <table:table-cell office:value-type="string">
                <text:p>1982</text:p>
              </table:table-cell>
              <table:table-cell office:value-type="float" office:value="0">
                <text:p>0</text:p>
              </table:table-cell>
            </table:table-row>
            <table:table-row>
              <table:table-cell office:value-type="string">
                <text:p>1981</text:p>
              </table:table-cell>
              <table:table-cell office:value-type="float" office:value="0">
                <text:p>0</text:p>
              </table:table-cell>
            </table:table-row>
            <table:table-row>
              <table:table-cell office:value-type="string">
                <text:p>1980</text:p>
              </table:table-cell>
              <table:table-cell office:value-type="float" office:value="0">
                <text:p>0</text:p>
              </table:table-cell>
            </table:table-row>
            <table:table-row>
              <table:table-cell office:value-type="string">
                <text:p>1979</text:p>
              </table:table-cell>
              <table:table-cell office:value-type="float" office:value="0">
                <text:p>0</text:p>
              </table:table-cell>
            </table:table-row>
            <table:table-row>
              <table:table-cell office:value-type="string">
                <text:p>1978</text:p>
              </table:table-cell>
              <table:table-cell office:value-type="float" office:value="0">
                <text:p>0</text:p>
              </table:table-cell>
            </table:table-row>
            <table:table-row>
              <table:table-cell office:value-type="string">
                <text:p>1977</text:p>
              </table:table-cell>
              <table:table-cell office:value-type="float" office:value="0">
                <text:p>0</text:p>
              </table:table-cell>
            </table:table-row>
            <table:table-row>
              <table:table-cell office:value-type="string">
                <text:p>1976</text:p>
              </table:table-cell>
              <table:table-cell office:value-type="float" office:value="0">
                <text:p>0</text:p>
              </table:table-cell>
            </table:table-row>
            <table:table-row>
              <table:table-cell office:value-type="string">
                <text:p>1975</text:p>
              </table:table-cell>
              <table:table-cell office:value-type="float" office:value="0">
                <text:p>0</text:p>
              </table:table-cell>
            </table:table-row>
            <table:table-row>
              <table:table-cell office:value-type="string">
                <text:p>1974</text:p>
              </table:table-cell>
              <table:table-cell office:value-type="float" office:value="0">
                <text:p>0</text:p>
              </table:table-cell>
            </table:table-row>
            <table:table-row>
              <table:table-cell office:value-type="string">
                <text:p>1973</text:p>
              </table:table-cell>
              <table:table-cell office:value-type="float" office:value="0">
                <text:p>0</text:p>
              </table:table-cell>
            </table:table-row>
            <table:table-row>
              <table:table-cell office:value-type="string">
                <text:p>1972</text:p>
              </table:table-cell>
              <table:table-cell office:value-type="float" office:value="0.003">
                <text:p>0.003</text:p>
              </table:table-cell>
            </table:table-row>
            <table:table-row>
              <table:table-cell office:value-type="string">
                <text:p>1971</text:p>
              </table:table-cell>
              <table:table-cell office:value-type="float" office:value="0.003">
                <text:p>0.003</text:p>
              </table:table-cell>
            </table:table-row>
            <table:table-row>
              <table:table-cell office:value-type="string">
                <text:p>1970</text:p>
              </table:table-cell>
              <table:table-cell office:value-type="float" office:value="0">
                <text:p>0</text:p>
              </table:table-cell>
            </table:table-row>
            <table:table-row>
              <table:table-cell office:value-type="string">
                <text:p>1969</text:p>
              </table:table-cell>
              <table:table-cell office:value-type="float" office:value="0">
                <text:p>0</text:p>
              </table:table-cell>
            </table:table-row>
            <table:table-row>
              <table:table-cell office:value-type="string">
                <text:p>1968</text:p>
              </table:table-cell>
              <table:table-cell office:value-type="float" office:value="0">
                <text:p>0</text:p>
              </table:table-cell>
            </table:table-row>
            <table:table-row>
              <table:table-cell office:value-type="string">
                <text:p>1967</text:p>
              </table:table-cell>
              <table:table-cell office:value-type="float" office:value="0">
                <text:p>0</text:p>
              </table:table-cell>
            </table:table-row>
            <table:table-row>
              <table:table-cell office:value-type="string">
                <text:p>1966</text:p>
              </table:table-cell>
              <table:table-cell office:value-type="float" office:value="0">
                <text:p>0</text:p>
              </table:table-cell>
            </table:table-row>
            <table:table-row>
              <table:table-cell office:value-type="string">
                <text:p>1965</text:p>
              </table:table-cell>
              <table:table-cell office:value-type="float" office:value="0">
                <text:p>0</text:p>
              </table:table-cell>
            </table:table-row>
            <table:table-row>
              <table:table-cell office:value-type="string">
                <text:p>1964</text:p>
              </table:table-cell>
              <table:table-cell office:value-type="float" office:value="0">
                <text:p>0</text:p>
              </table:table-cell>
            </table:table-row>
            <table:table-row>
              <table:table-cell office:value-type="string">
                <text:p>1963</text:p>
              </table:table-cell>
              <table:table-cell office:value-type="float" office:value="0">
                <text:p>0</text:p>
              </table:table-cell>
            </table:table-row>
            <table:table-row>
              <table:table-cell office:value-type="string">
                <text:p>1962</text:p>
              </table:table-cell>
              <table:table-cell office:value-type="float" office:value="0">
                <text:p>0</text:p>
              </table:table-cell>
            </table:table-row>
            <table:table-row>
              <table:table-cell office:value-type="string">
                <text:p>1961</text:p>
              </table:table-cell>
              <table:table-cell office:value-type="float" office:value="0">
                <text:p>0</text:p>
              </table:table-cell>
            </table:table-row>
            <table:table-row>
              <table:table-cell office:value-type="string">
                <text:p>1960</text:p>
              </table:table-cell>
              <table:table-cell office:value-type="float" office:value="0">
                <text:p>0</text:p>
              </table:table-cell>
            </table:table-row>
            <table:table-row>
              <table:table-cell office:value-type="string">
                <text:p>1959</text:p>
              </table:table-cell>
              <table:table-cell office:value-type="float" office:value="0">
                <text:p>0</text:p>
              </table:table-cell>
            </table:table-row>
            <table:table-row>
              <table:table-cell office:value-type="string">
                <text:p>1958</text:p>
              </table:table-cell>
              <table:table-cell office:value-type="float" office:value="0">
                <text:p>0</text:p>
              </table:table-cell>
            </table:table-row>
            <table:table-row>
              <table:table-cell office:value-type="string">
                <text:p>1957</text:p>
              </table:table-cell>
              <table:table-cell office:value-type="float" office:value="0">
                <text:p>0</text:p>
              </table:table-cell>
            </table:table-row>
            <table:table-row>
              <table:table-cell office:value-type="string">
                <text:p>1956</text:p>
              </table:table-cell>
              <table:table-cell office:value-type="float" office:value="0">
                <text:p>0</text:p>
              </table:table-cell>
            </table:table-row>
            <table:table-row>
              <table:table-cell office:value-type="string">
                <text:p>1955</text:p>
              </table:table-cell>
              <table:table-cell office:value-type="float" office:value="0">
                <text:p>0</text:p>
              </table:table-cell>
            </table:table-row>
            <table:table-row>
              <table:table-cell office:value-type="string">
                <text:p>1954</text:p>
              </table:table-cell>
              <table:table-cell office:value-type="float" office:value="0">
                <text:p>0</text:p>
              </table:table-cell>
            </table:table-row>
            <table:table-row>
              <table:table-cell office:value-type="string">
                <text:p>1953</text:p>
              </table:table-cell>
              <table:table-cell office:value-type="float" office:value="0">
                <text:p>0</text:p>
              </table:table-cell>
            </table:table-row>
            <table:table-row>
              <table:table-cell office:value-type="string">
                <text:p>1952</text:p>
              </table:table-cell>
              <table:table-cell office:value-type="float" office:value="0">
                <text:p>0</text:p>
              </table:table-cell>
            </table:table-row>
            <table:table-row>
              <table:table-cell office:value-type="string">
                <text:p>1951</text:p>
              </table:table-cell>
              <table:table-cell office:value-type="float" office:value="0">
                <text:p>0</text:p>
              </table:table-cell>
            </table:table-row>
            <table:table-row>
              <table:table-cell office:value-type="string">
                <text:p>1950</text:p>
              </table:table-cell>
              <table:table-cell office:value-type="float" office:value="0">
                <text:p>0</text:p>
              </table:table-cell>
            </table:table-row>
            <table:table-row>
              <table:table-cell office:value-type="string">
                <text:p>1949</text:p>
              </table:table-cell>
              <table:table-cell office:value-type="float" office:value="0">
                <text:p>0</text:p>
              </table:table-cell>
            </table:table-row>
            <table:table-row>
              <table:table-cell office:value-type="string">
                <text:p>1948</text:p>
              </table:table-cell>
              <table:table-cell office:value-type="float" office:value="0">
                <text:p>0</text:p>
              </table:table-cell>
            </table:table-row>
            <table:table-row>
              <table:table-cell office:value-type="string">
                <text:p>1947</text:p>
              </table:table-cell>
              <table:table-cell office:value-type="float" office:value="0">
                <text:p>0</text:p>
              </table:table-cell>
            </table:table-row>
            <table:table-row>
              <table:table-cell office:value-type="string">
                <text:p>1946</text:p>
              </table:table-cell>
              <table:table-cell office:value-type="float" office:value="0">
                <text:p>0</text:p>
              </table:table-cell>
            </table:table-row>
            <table:table-row>
              <table:table-cell office:value-type="string">
                <text:p>1945</text:p>
              </table:table-cell>
              <table:table-cell office:value-type="float" office:value="0">
                <text:p>0</text:p>
              </table:table-cell>
            </table:table-row>
            <table:table-row>
              <table:table-cell office:value-type="string">
                <text:p>1944</text:p>
              </table:table-cell>
              <table:table-cell office:value-type="float" office:value="0">
                <text:p>0</text:p>
              </table:table-cell>
            </table:table-row>
            <table:table-row>
              <table:table-cell office:value-type="string">
                <text:p>1943</text:p>
              </table:table-cell>
              <table:table-cell office:value-type="float" office:value="0">
                <text:p>0</text:p>
              </table:table-cell>
            </table:table-row>
            <table:table-row>
              <table:table-cell office:value-type="string">
                <text:p>1942</text:p>
              </table:table-cell>
              <table:table-cell office:value-type="float" office:value="0">
                <text:p>0</text:p>
              </table:table-cell>
            </table:table-row>
            <table:table-row>
              <table:table-cell office:value-type="string">
                <text:p>1941</text:p>
              </table:table-cell>
              <table:table-cell office:value-type="float" office:value="0">
                <text:p>0</text:p>
              </table:table-cell>
            </table:table-row>
            <table:table-row>
              <table:table-cell office:value-type="string">
                <text:p>1940</text:p>
              </table:table-cell>
              <table:table-cell office:value-type="float" office:value="0">
                <text:p>0</text:p>
              </table:table-cell>
            </table:table-row>
            <table:table-row>
              <table:table-cell office:value-type="string">
                <text:p>1939</text:p>
              </table:table-cell>
              <table:table-cell office:value-type="float" office:value="0">
                <text:p>0</text:p>
              </table:table-cell>
            </table:table-row>
            <table:table-row>
              <table:table-cell office:value-type="string">
                <text:p>1938</text:p>
              </table:table-cell>
              <table:table-cell office:value-type="float" office:value="0">
                <text:p>0</text:p>
              </table:table-cell>
            </table:table-row>
            <table:table-row>
              <table:table-cell office:value-type="string">
                <text:p>1937</text:p>
              </table:table-cell>
              <table:table-cell office:value-type="float" office:value="0">
                <text:p>0</text:p>
              </table:table-cell>
            </table:table-row>
            <table:table-row>
              <table:table-cell office:value-type="string">
                <text:p>1936</text:p>
              </table:table-cell>
              <table:table-cell office:value-type="float" office:value="0">
                <text:p>0</text:p>
              </table:table-cell>
            </table:table-row>
            <table:table-row>
              <table:table-cell office:value-type="string">
                <text:p>1935</text:p>
              </table:table-cell>
              <table:table-cell office:value-type="float" office:value="0">
                <text:p>0</text:p>
              </table:table-cell>
            </table:table-row>
            <table:table-row>
              <table:table-cell office:value-type="string">
                <text:p>1934</text:p>
              </table:table-cell>
              <table:table-cell office:value-type="float" office:value="0">
                <text:p>0</text:p>
              </table:table-cell>
            </table:table-row>
            <table:table-row>
              <table:table-cell office:value-type="string">
                <text:p>1933</text:p>
              </table:table-cell>
              <table:table-cell office:value-type="float" office:value="0">
                <text:p>0</text:p>
              </table:table-cell>
            </table:table-row>
            <table:table-row>
              <table:table-cell office:value-type="string">
                <text:p>1932</text:p>
              </table:table-cell>
              <table:table-cell office:value-type="float" office:value="0">
                <text:p>0</text:p>
              </table:table-cell>
            </table:table-row>
            <table:table-row>
              <table:table-cell office:value-type="string">
                <text:p>1931</text:p>
              </table:table-cell>
              <table:table-cell office:value-type="float" office:value="0">
                <text:p>0</text:p>
              </table:table-cell>
            </table:table-row>
            <table:table-row>
              <table:table-cell office:value-type="string">
                <text:p>1930</text:p>
              </table:table-cell>
              <table:table-cell office:value-type="float" office:value="0">
                <text:p>0</text:p>
              </table:table-cell>
            </table:table-row>
            <table:table-row>
              <table:table-cell office:value-type="string">
                <text:p>1929</text:p>
              </table:table-cell>
              <table:table-cell office:value-type="float" office:value="0">
                <text:p>0</text:p>
              </table:table-cell>
            </table:table-row>
            <table:table-row>
              <table:table-cell office:value-type="string">
                <text:p>1928</text:p>
              </table:table-cell>
              <table:table-cell office:value-type="float" office:value="0">
                <text:p>0</text:p>
              </table:table-cell>
            </table:table-row>
            <table:table-row>
              <table:table-cell office:value-type="string">
                <text:p>1927</text:p>
              </table:table-cell>
              <table:table-cell office:value-type="float" office:value="0">
                <text:p>0</text:p>
              </table:table-cell>
            </table:table-row>
            <table:table-row>
              <table:table-cell office:value-type="string">
                <text:p>1926</text:p>
              </table:table-cell>
              <table:table-cell office:value-type="float" office:value="0">
                <text:p>0</text:p>
              </table:table-cell>
            </table:table-row>
            <table:table-row>
              <table:table-cell office:value-type="string">
                <text:p>1925</text:p>
              </table:table-cell>
              <table:table-cell office:value-type="float" office:value="0">
                <text:p>0</text:p>
              </table:table-cell>
            </table:table-row>
            <table:table-row>
              <table:table-cell office:value-type="string">
                <text:p>1924</text:p>
              </table:table-cell>
              <table:table-cell office:value-type="float" office:value="0">
                <text:p>0</text:p>
              </table:table-cell>
            </table:table-row>
            <table:table-row>
              <table:table-cell office:value-type="string">
                <text:p>1923</text:p>
              </table:table-cell>
              <table:table-cell office:value-type="float" office:value="0">
                <text:p>0</text:p>
              </table:table-cell>
            </table:table-row>
            <table:table-row>
              <table:table-cell office:value-type="string">
                <text:p>1922</text:p>
              </table:table-cell>
              <table:table-cell office:value-type="float" office:value="0">
                <text:p>0</text:p>
              </table:table-cell>
            </table:table-row>
            <table:table-row>
              <table:table-cell office:value-type="string">
                <text:p>1921</text:p>
              </table:table-cell>
              <table:table-cell office:value-type="float" office:value="0">
                <text:p>0</text:p>
              </table:table-cell>
            </table:table-row>
            <table:table-row>
              <table:table-cell office:value-type="string">
                <text:p>1920</text:p>
              </table:table-cell>
              <table:table-cell office:value-type="float" office:value="0">
                <text:p>0</text:p>
              </table:table-cell>
            </table:table-row>
            <table:table-row>
              <table:table-cell office:value-type="string">
                <text:p>1919</text:p>
              </table:table-cell>
              <table:table-cell office:value-type="float" office:value="0">
                <text:p>0</text:p>
              </table:table-cell>
            </table:table-row>
            <table:table-row>
              <table:table-cell office:value-type="string">
                <text:p>1918</text:p>
              </table:table-cell>
              <table:table-cell office:value-type="float" office:value="0">
                <text:p>0</text:p>
              </table:table-cell>
            </table:table-row>
            <table:table-row>
              <table:table-cell office:value-type="string">
                <text:p>1917</text:p>
              </table:table-cell>
              <table:table-cell office:value-type="float" office:value="0">
                <text:p>0</text:p>
              </table:table-cell>
            </table:table-row>
            <table:table-row>
              <table:table-cell office:value-type="string">
                <text:p>1916</text:p>
              </table:table-cell>
              <table:table-cell office:value-type="float" office:value="0">
                <text:p>0</text:p>
              </table:table-cell>
            </table:table-row>
            <table:table-row>
              <table:table-cell office:value-type="string">
                <text:p>1915</text:p>
              </table:table-cell>
              <table:table-cell office:value-type="float" office:value="0">
                <text:p>0</text:p>
              </table:table-cell>
            </table:table-row>
            <table:table-row>
              <table:table-cell office:value-type="string">
                <text:p>1914</text:p>
              </table:table-cell>
              <table:table-cell office:value-type="float" office:value="0">
                <text:p>0</text:p>
              </table:table-cell>
            </table:table-row>
            <table:table-row>
              <table:table-cell office:value-type="string">
                <text:p>1913</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percentage-style style:name="N143">
      <number:number number:decimal-places="1" number:min-integer-digits="1"/>
      <number:text>%</number:text>
    </number:percentage-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4" style:family="chart">
      <style:chart-properties chart:connect-bars="false" chart:include-hidden-cells="false" chart:auto-position="true" chart:auto-size="true" chart:angle-offset="90"/>
    </style:style>
    <style:style style:name="ch5"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data-style-name="N143">
      <style:chart-properties chart:display-label="true" chart:tick-marks-major-inner="false" chart:tick-marks-major-outer="true" chart:tick-marks-minor-inner="false" chart:tick-marks-minor-outer="false" chart:logarithmic="false" chart:reverse-direction="tru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graphic-properties draw:stroke="none" svg:stroke-width="0cm" svg:stroke-color="#000000" svg:stroke-opacity="100%" draw:fill="solid" draw:fill-color="#eeeeee" draw:opacity="100%"/>
    </style:style>
    <style:style style:name="ch15" style:family="chart">
      <style:graphic-properties draw:fill-color="#d9d9d9"/>
    </style:style>
  </office:automatic-styles>
  <office:body>
    <office:chart>
      <chart:chart svg:width="16.056cm" svg:height="8.993cm" chart:class="chart:circle" chart:style-name="ch1">
        <chart:title svg:x="-1.836cm" svg:y="0.18cm" chart:style-name="ch2">
          <text:p>On average, how many hours per week do you spend working on or contributing to open-source hardware projects or designs?</text:p>
        </chart:title>
        <chart:legend chart:legend-position="end" svg:x="11.875cm" svg:y="2.975cm" chart:style-name="ch3"/>
        <chart:plot-area chart:style-name="ch4" table:cell-range-address="'Question 9'.A4:'Question 9'.A9 'Question 9'.C4:'Question 9'.C9" chart:data-source-has-labels="column" svg:x="0.321cm" svg:y="0.756cm" svg:width="11.234cm" svg:height="7.879cm">
          <chart:axis chart:dimension="x" chart:name="primary-x" chart:style-name="ch5">
            <chart:categories table:cell-range-address="'Question 9'.A4:'Question 9'.A9"/>
          </chart:axis>
          <chart:axis chart:dimension="y" chart:name="primary-y" chart:style-name="ch6"/>
          <chart:series chart:style-name="ch7" chart:values-cell-range-address="'Question 9'.C4:'Question 9'.C9"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Question 9'.A4:'Question 9'.A9">less than 5 hours</text:p>
              </table:table-cell>
              <table:table-cell office:value-type="float" office:value="0.486">
                <text:p text:id="'Question 9'.C4:'Question 9'.C9">0.486</text:p>
              </table:table-cell>
            </table:table-row>
            <table:table-row>
              <table:table-cell office:value-type="string">
                <text:p>5 to 10 hours</text:p>
              </table:table-cell>
              <table:table-cell office:value-type="float" office:value="0.233">
                <text:p>0.233</text:p>
              </table:table-cell>
            </table:table-row>
            <table:table-row>
              <table:table-cell office:value-type="string">
                <text:p>10 to 20 hours</text:p>
              </table:table-cell>
              <table:table-cell office:value-type="float" office:value="0.112">
                <text:p>0.112</text:p>
              </table:table-cell>
            </table:table-row>
            <table:table-row>
              <table:table-cell office:value-type="string">
                <text:p>20 to 30 hours</text:p>
              </table:table-cell>
              <table:table-cell office:value-type="float" office:value="0.069">
                <text:p>0.069</text:p>
              </table:table-cell>
            </table:table-row>
            <table:table-row>
              <table:table-cell office:value-type="string">
                <text:p>30 to 40 hours</text:p>
              </table:table-cell>
              <table:table-cell office:value-type="float" office:value="0.057">
                <text:p>0.057</text:p>
              </table:table-cell>
            </table:table-row>
            <table:table-row>
              <table:table-cell office:value-type="string">
                <text:p>more than 40 hours</text:p>
              </table:table-cell>
              <table:table-cell office:value-type="float" office:value="0.042">
                <text:p>0.04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